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18cm"/>
    </style:style>
    <style:style style:name="co2" style:family="table-column">
      <style:table-column-properties fo:break-before="auto" style:column-width="24.396cm"/>
    </style:style>
    <style:style style:name="co3" style:family="table-column">
      <style:table-column-properties fo:break-before="auto" style:column-width="7.826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2.364cm"/>
    </style:style>
    <style:style style:name="co7" style:family="table-column">
      <style:table-column-properties fo:break-before="auto" style:column-width="11.834cm"/>
    </style:style>
    <style:style style:name="co8" style:family="table-column">
      <style:table-column-properties fo:break-before="auto" style:column-width="7.809cm"/>
    </style:style>
    <style:style style:name="co9" style:family="table-column">
      <style:table-column-properties fo:break-before="auto" style:column-width="4.609cm"/>
    </style:style>
    <style:style style:name="co10" style:family="table-column">
      <style:table-column-properties fo:break-before="auto" style:column-width="6.07cm"/>
    </style:style>
    <style:style style:name="co11" style:family="table-column">
      <style:table-column-properties fo:break-before="auto" style:column-width="7.641cm"/>
    </style:style>
    <style:style style:name="co12" style:family="table-column">
      <style:table-column-properties fo:break-before="auto" style:column-width="4.161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9cm" fo:break-before="auto" style:use-optimal-row-height="false"/>
    </style:style>
    <style:style style:name="ro5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color="#ffff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color="#ffff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cc" style:text-align-source="fix" style:repeat-content="false"/>
      <style:paragraph-properties fo:text-align="start" fo:margin-left="0.353cm"/>
      <style:text-properties fo:color="#ffff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6" style:family="table-cell" style:parent-style-name="Default">
      <style:table-cell-properties fo:background-color="#ffff00"/>
      <style:text-properties fo:color="#0000cc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.353cm"/>
      <style:text-properties fo:color="#0000cc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Arial" style:font-name-asian="Arial Unicode MS" style:font-name-complex="Arial Unicode MS"/>
    </style:style>
    <style:style style:name="ce9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Youtube Music Featured Playli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YT_FEATURED_PLAYLIST_ID</text:p>
          </table:table-cell>
          <table:table-cell table:style-name="ce2" office:value-type="string">
            <text:p>PLAYLIST_THUMBNAIL</text:p>
          </table:table-cell>
          <table:table-cell table:style-name="ce3" office:value-type="string">
            <text:p>PLAYLIST_NAME</text:p>
          </table:table-cell>
          <table:table-cell table:style-name="ce3" office:value-type="string">
            <text:p>PLAYLIST_SONG_COUNT</text:p>
          </table:table-cell>
        </table:table-row>
        <table:table-row table:style-name="ro2">
          <table:table-cell office:value-type="string">
            <text:p>https://music.youtube.com/playlist?list=RDCLAK5uy_kb9VsP3UHTddsaLV_LvfUnZW7i01Il_5c</text:p>
          </table:table-cell>
          <table:table-cell office:value-type="string">
            <text:p>https://lh3.googleusercontent.com/Gd3Hqsc8qA2jsiD0D2cVevtZKX7IR7yjGFo_pz4tU8cBQjYsr2xdjMFdlMtq3mnY95Ow5QlXOPFU-bFd=w60-h60-l90-rj</text:p>
          </table:table-cell>
          <table:table-cell office:value-type="string">
            <text:p>‘00s Latin Pop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sgbsKWdu4Y3WNHzqWLlfsUAel-NRgco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‘10s French Ra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sgbsKWdu4Y3WNHzqWLlfsUAel-NRgco8</text:p>
          </table:table-cell>
          <table:table-cell office:value-type="string">
            <text:p>https://lh3.googleusercontent.com/GIFWTW8gCZ6L0DI8E5wSioIuy3hkjzNQeOvz4hLaxud-tMfP2gdqi-WDLCZs5odDnxu-uOQu1d6wAGY=w60-h60-l90-rj</text:p>
          </table:table-cell>
          <table:table-cell office:value-type="string">
            <text:p>‘10s French Ra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p8LtelM9GiSwRFGGQjctKaGoHcrgQVEU</text:p>
          </table:table-cell>
          <table:table-cell office:value-type="string">
            <text:p>https://lh3.googleusercontent.com/rB8I0J9x-22mO3gIHrPpI5PDQ0t52juytTuItzySjSSreSXfiIT6uSWhcWMZEQzmTAkqiZEZajNI_fqk=w60-h60-l90-rj</text:p>
          </table:table-cell>
          <table:table-cell office:value-type="string">
            <text:p>#sadforever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l70bSMa3aOX5oPp8j7Of_22VHbSDRGyYE</text:p>
          </table:table-cell>
          <table:table-cell office:value-type="string">
            <text:p>https://lh3.googleusercontent.com/YO3Scjn14VixCPZ9D9SLXLJrC6wlALZKTT8qfP9ZkAdoqGteFh2cJzT-Izq5csZzmnT6uW4jAOhzxSA=w60-h60-l90-rj</text:p>
          </table:table-cell>
          <table:table-cell office:value-type="string">
            <text:p>00's OPM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UJkmMyOVjf-PScW63_apL17vbrYUNVeA</text:p>
          </table:table-cell>
          <table:table-cell office:value-type="string">
            <text:p>https://lh3.googleusercontent.com/wDwQQmx87F2X2eu_d3jxEceZN3bEdq381GkYJ0sFYtBcWwcI4U8aS3nu2Bdbcq6TPaeiTsZNagTErho=w60-h60-l90-rj</text:p>
          </table:table-cell>
          <table:table-cell office:value-type="string">
            <text:p>00s Alternative</text:p>
          </table:table-cell>
          <table:table-cell office:value-type="string">
            <text:p>159 songs</text:p>
          </table:table-cell>
        </table:table-row>
        <table:table-row table:style-name="ro2" table:visibility="filter">
          <table:table-cell office:value-type="string">
            <text:p>https://music.youtube.com/playlist?list=RDCLAK5uy_kUJkmMyOVjf-PScW63_apL17vbrYUNVe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Alternative</text:p>
          </table:table-cell>
          <table:table-cell office:value-type="string">
            <text:p>159 songs</text:p>
          </table:table-cell>
        </table:table-row>
        <table:table-row table:style-name="ro2" table:visibility="filter">
          <table:table-cell office:value-type="string">
            <text:p>https://music.youtube.com/playlist?list=RDCLAK5uy_kUJkmMyOVjf-PScW63_apL17vbrYUNVeA</text:p>
          </table:table-cell>
          <table:table-cell office:value-type="string">
            <text:p>https://lh3.googleusercontent.com/wDwQQmx87F2X2eu_d3jxEceZN3bEdq381GkYJ0sFYtBcWwcI4U8aS3nu2Bdbcq6TPaeiTsZNagTErho=w60-h60-l90-rj</text:p>
          </table:table-cell>
          <table:table-cell office:value-type="string">
            <text:p>00s Alternative</text:p>
          </table:table-cell>
          <table:table-cell office:value-type="string">
            <text:p>159 songs</text:p>
          </table:table-cell>
        </table:table-row>
        <table:table-row table:style-name="ro2" table:visibility="filter">
          <table:table-cell office:value-type="string">
            <text:p>https://music.youtube.com/playlist?list=RDCLAK5uy_nWw3L1vcgAaz_YeU70VZkhHeomK4IBUB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Bollywood Dance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Ww3L1vcgAaz_YeU70VZkhHeomK4IBUBo</text:p>
          </table:table-cell>
          <table:table-cell office:value-type="string">
            <text:p>https://lh3.googleusercontent.com/zglRk7Z3xTULtd_QOtydFVpDd3esZmZpjLJr2jD1AaTXweQMq-bIYl0hNsPs5bl6zbyssT-3kO-9IPlC=w60-h60-l90-rj</text:p>
          </table:table-cell>
          <table:table-cell office:value-type="string">
            <text:p>00s Bollywood Dance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WKAcJROkxDk9mOVmfDSv9cycK_-Ci2yA</text:p>
          </table:table-cell>
          <table:table-cell office:value-type="string">
            <text:p>https://lh3.googleusercontent.com/nMAW4OkV_cPtnnfXNjs0ORDsODpA3UFgecGs0VhLqj7oiPHyNf7jZxKX4yFwsGajm9vS8UWmy0yZSys6=w60-h60-l90-rj</text:p>
          </table:table-cell>
          <table:table-cell office:value-type="string">
            <text:p>00s Bollywood Romance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M6RrS_mVoUIOm3FPdbpo15oa5vrjaPZ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Dirty South Hip Hop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lM6RrS_mVoUIOm3FPdbpo15oa5vrjaPZI</text:p>
          </table:table-cell>
          <table:table-cell office:value-type="string">
            <text:p>https://lh3.googleusercontent.com/Pxj2hN4ykDNW5Wh5wTUStL4DpDAzg3c-Q6_dK3VXC19CwteYP5tEARniNz9hkLXF23dk4CA7AMKvVWU=w60-h60-l90-rj</text:p>
          </table:table-cell>
          <table:table-cell office:value-type="string">
            <text:p>00s Dirty South Hip Hop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M6RrS_mVoUIOm3FPdbpo15oa5vrjaPZI</text:p>
          </table:table-cell>
          <table:table-cell office:value-type="string">
            <text:p>https://lh3.googleusercontent.com/Pxj2hN4ykDNW5Wh5wTUStL4DpDAzg3c-Q6_dK3VXC19CwteYP5tEARniNz9hkLXF23dk4CA7AMKvVWU=w60-h60-l90-rj</text:p>
          </table:table-cell>
          <table:table-cell office:value-type="string">
            <text:p>00s Dirty South Hip Hop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M6RrS_mVoUIOm3FPdbpo15oa5vrjaPZI</text:p>
          </table:table-cell>
          <table:table-cell office:value-type="string">
            <text:p>https://lh3.googleusercontent.com/Pxj2hN4ykDNW5Wh5wTUStL4DpDAzg3c-Q6_dK3VXC19CwteYP5tEARniNz9hkLXF23dk4CA7AMKvVWU=w60-h60-l90-rj</text:p>
          </table:table-cell>
          <table:table-cell office:value-type="string">
            <text:p>00s Dirty South Hip Hop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pQl1tpFgBfT2w8YIL6kHVAt_ow8Hm6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French Ra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pQl1tpFgBfT2w8YIL6kHVAt_ow8Hm6kw</text:p>
          </table:table-cell>
          <table:table-cell office:value-type="string">
            <text:p>https://lh3.googleusercontent.com/_3elXBEVq_FPmcyw6STFSeW3Q0TYK9z1gq-dYi5TgM6HTDupjXv0cPxRNzRkocJmJyY2EzLDmWoW4Vk=w60-h60-l90-rj</text:p>
          </table:table-cell>
          <table:table-cell office:value-type="string">
            <text:p>00s French Rap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E2BDByFc1O8IBYlSEdRMlJecYPZDmbP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German Rap Essential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E2BDByFc1O8IBYlSEdRMlJecYPZDmbPg</text:p>
          </table:table-cell>
          <table:table-cell office:value-type="string">
            <text:p>https://lh3.googleusercontent.com/yhJPGFhxFN2NO_JIJeYOt3OhKtGFilMCRZ7PvHdd-fNvSsFuvfzhO_HcIDS1AkPlujhrwhyxZHWTMg=w60-h60-l90-rj</text:p>
          </table:table-cell>
          <table:table-cell office:value-type="string">
            <text:p>00s German Rap Essential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b8vAP6_7tFmIqVmJ4oXpy8W9uwAnWxl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Grime</text:p>
          </table:table-cell>
          <table:table-cell office:value-type="string">
            <text:p>68 songs</text:p>
          </table:table-cell>
        </table:table-row>
        <table:table-row table:style-name="ro2">
          <table:table-cell office:value-type="string">
            <text:p>https://music.youtube.com/playlist?list=RDCLAK5uy_mb8vAP6_7tFmIqVmJ4oXpy8W9uwAnWxlk</text:p>
          </table:table-cell>
          <table:table-cell office:value-type="string">
            <text:p>https://lh3.googleusercontent.com/hOLvc2N81ig_shODf2QIJnRMxquVH3m51x-XDCCFXKAHM2GfHdUVDH3ZCmGjoYH9GPmCeSZoSq7Mr7fR=w60-h60-l90-rj</text:p>
          </table:table-cell>
          <table:table-cell office:value-type="string">
            <text:p>00s Grime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mb8vAP6_7tFmIqVmJ4oXpy8W9uwAnWxl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Grime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mb8vAP6_7tFmIqVmJ4oXpy8W9uwAnWxlk</text:p>
          </table:table-cell>
          <table:table-cell office:value-type="string">
            <text:p>https://lh3.googleusercontent.com/hOLvc2N81ig_shODf2QIJnRMxquVH3m51x-XDCCFXKAHM2GfHdUVDH3ZCmGjoYH9GPmCeSZoSq7Mr7fR=w60-h60-l90-rj</text:p>
          </table:table-cell>
          <table:table-cell office:value-type="string">
            <text:p>00s Grime</text:p>
          </table:table-cell>
          <table:table-cell office:value-type="string">
            <text:p>68 songs</text:p>
          </table:table-cell>
        </table:table-row>
        <table:table-row table:style-name="ro2">
          <table:table-cell office:value-type="string">
            <text:p>https://music.youtube.com/playlist?list=RDCLAK5uy_n4g8XbXdlPTtik7Fwl4RU3Gij-63HBsmo</text:p>
          </table:table-cell>
          <table:table-cell office:value-type="string">
            <text:p>https://lh3.googleusercontent.com/7Xd3G-pjhlpnjy_650ynR38ShQHrwURVqRAlY8VWtynMUilKgr_ACW0AWYiV89SF4OAPCwqYEUGCB6Mg=w60-h60-l90-rj</text:p>
          </table:table-cell>
          <table:table-cell office:value-type="string">
            <text:p>00s Hip Hop</text:p>
          </table:table-cell>
          <table:table-cell office:value-type="string">
            <text:p>190 songs</text:p>
          </table:table-cell>
        </table:table-row>
        <table:table-row table:style-name="ro2" table:visibility="filter">
          <table:table-cell office:value-type="string">
            <text:p>https://music.youtube.com/playlist?list=RDCLAK5uy_n4g8XbXdlPTtik7Fwl4RU3Gij-63HBs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Hip Hop</text:p>
          </table:table-cell>
          <table:table-cell office:value-type="string">
            <text:p>190 songs</text:p>
          </table:table-cell>
        </table:table-row>
        <table:table-row table:style-name="ro2" table:visibility="filter">
          <table:table-cell office:value-type="string">
            <text:p>https://music.youtube.com/playlist?list=RDCLAK5uy_n4g8XbXdlPTtik7Fwl4RU3Gij-63HBsmo</text:p>
          </table:table-cell>
          <table:table-cell office:value-type="string">
            <text:p>https://lh3.googleusercontent.com/7Xd3G-pjhlpnjy_650ynR38ShQHrwURVqRAlY8VWtynMUilKgr_ACW0AWYiV89SF4OAPCwqYEUGCB6Mg=w60-h60-l90-rj</text:p>
          </table:table-cell>
          <table:table-cell office:value-type="string">
            <text:p>00s Hip Hop</text:p>
          </table:table-cell>
          <table:table-cell office:value-type="string">
            <text:p>190 songs</text:p>
          </table:table-cell>
        </table:table-row>
        <table:table-row table:style-name="ro2" table:visibility="filter">
          <table:table-cell office:value-type="string">
            <text:p>https://music.youtube.com/playlist?list=RDCLAK5uy_n4g8XbXdlPTtik7Fwl4RU3Gij-63HBsmo</text:p>
          </table:table-cell>
          <table:table-cell office:value-type="string">
            <text:p>https://lh3.googleusercontent.com/7Xd3G-pjhlpnjy_650ynR38ShQHrwURVqRAlY8VWtynMUilKgr_ACW0AWYiV89SF4OAPCwqYEUGCB6Mg=w60-h60-l90-rj</text:p>
          </table:table-cell>
          <table:table-cell office:value-type="string">
            <text:p>00s Hip Hop</text:p>
          </table:table-cell>
          <table:table-cell office:value-type="string">
            <text:p>190 songs</text:p>
          </table:table-cell>
        </table:table-row>
        <table:table-row table:style-name="ro2">
          <table:table-cell office:value-type="string">
            <text:p>https://music.youtube.com/playlist?list=RDCLAK5uy_kN4eY_ibobGvCBwIJGEGpDjuwzYHIG_iE</text:p>
          </table:table-cell>
          <table:table-cell office:value-type="string">
            <text:p>https://lh3.googleusercontent.com/JqyDHEZgKpw0y8rVIoUbcfQP0SUuLcZHnJbN40hHBXZNZvnaxm9exoLfcySIMoGEep1X9sm-ADBIMw=w60-h60-l90-rj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kN4eY_ibobGvCBwIJGEGpDjuwzYHIG_iE</text:p>
          </table:table-cell>
          <table:table-cell office:value-type="string">
            <text:p>https://lh3.googleusercontent.com/JqyDHEZgKpw0y8rVIoUbcfQP0SUuLcZHnJbN40hHBXZNZvnaxm9exoLfcySIMoGEep1X9sm-ADBIMw=w60-h60-l90-rj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kN4eY_ibobGvCBwIJGEGpDjuwzYHIG_i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kN4eY_ibobGvCBwIJGEGpDjuwzYHIG_iE</text:p>
          </table:table-cell>
          <table:table-cell office:value-type="string">
            <text:p>https://lh3.googleusercontent.com/JqyDHEZgKpw0y8rVIoUbcfQP0SUuLcZHnJbN40hHBXZNZvnaxm9exoLfcySIMoGEep1X9sm-ADBIMw=w60-h60-l90-rj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kN4eY_ibobGvCBwIJGEGpDjuwzYHIG_iE</text:p>
          </table:table-cell>
          <table:table-cell office:value-type="string">
            <text:p>https://lh3.googleusercontent.com/JqyDHEZgKpw0y8rVIoUbcfQP0SUuLcZHnJbN40hHBXZNZvnaxm9exoLfcySIMoGEep1X9sm-ADBIMw=w60-h60-l90-rj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kN4eY_ibobGvCBwIJGEGpDjuwzYHIG_iE</text:p>
          </table:table-cell>
          <table:table-cell office:value-type="string">
            <text:p>https://lh3.googleusercontent.com/JqyDHEZgKpw0y8rVIoUbcfQP0SUuLcZHnJbN40hHBXZNZvnaxm9exoLfcySIMoGEep1X9sm-ADBIMw=w60-h60-l90-rj</text:p>
          </table:table-cell>
          <table:table-cell office:value-type="string">
            <text:p>00s Hip Hop Party</text:p>
          </table:table-cell>
          <table:table-cell office:value-type="string">
            <text:p>130 songs</text:p>
          </table:table-cell>
        </table:table-row>
        <table:table-row table:style-name="ro2">
          <table:table-cell office:value-type="string">
            <text:p>https://music.youtube.com/playlist?list=RDCLAK5uy_kx0d2-VPr69KAkIQOTVFq04hCBsJE9LaI</text:p>
          </table:table-cell>
          <table:table-cell office:value-type="string">
            <text:p>https://lh3.googleusercontent.com/cIXNreCYWfrDIBq76jo6SWZpKg8he-M53fQALFTLEyJfw6GukL-JsHydSzqjOTYMhLqQyRl7cWheBw=w60-h60-l90-rj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kx0d2-VPr69KAkIQOTVFq04hCBsJE9La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kx0d2-VPr69KAkIQOTVFq04hCBsJE9LaI</text:p>
          </table:table-cell>
          <table:table-cell office:value-type="string">
            <text:p>https://lh3.googleusercontent.com/cIXNreCYWfrDIBq76jo6SWZpKg8he-M53fQALFTLEyJfw6GukL-JsHydSzqjOTYMhLqQyRl7cWheBw=w60-h60-l90-rj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kx0d2-VPr69KAkIQOTVFq04hCBsJE9La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kx0d2-VPr69KAkIQOTVFq04hCBsJE9LaI</text:p>
          </table:table-cell>
          <table:table-cell office:value-type="string">
            <text:p>https://lh3.googleusercontent.com/cIXNreCYWfrDIBq76jo6SWZpKg8he-M53fQALFTLEyJfw6GukL-JsHydSzqjOTYMhLqQyRl7cWheBw=w60-h60-l90-rj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kx0d2-VPr69KAkIQOTVFq04hCBsJE9LaI</text:p>
          </table:table-cell>
          <table:table-cell office:value-type="string">
            <text:p>https://lh3.googleusercontent.com/cIXNreCYWfrDIBq76jo6SWZpKg8he-M53fQALFTLEyJfw6GukL-JsHydSzqjOTYMhLqQyRl7cWheBw=w60-h60-l90-rj</text:p>
          </table:table-cell>
          <table:table-cell office:value-type="string">
            <text:p>00s Metal</text:p>
          </table:table-cell>
          <table:table-cell office:value-type="string">
            <text:p>123 songs</text:p>
          </table:table-cell>
        </table:table-row>
        <table:table-row table:style-name="ro2">
          <table:table-cell office:value-type="string">
            <text:p>https://music.youtube.com/playlist?list=RDCLAK5uy_nwiihKFMxWvkwG-hJlHX0VxKYFlbL3Muk</text:p>
          </table:table-cell>
          <table:table-cell office:value-type="string">
            <text:p>https://lh3.googleusercontent.com/yXGvaeNlLMVe0UEpWlFnjRGToydBtOGT2W8qinYkTlfr7VuOPCVlLPk95cZXmFl-WwuasNeTsieckEc=w60-h60-l90-rj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https://lh3.googleusercontent.com/yXGvaeNlLMVe0UEpWlFnjRGToydBtOGT2W8qinYkTlfr7VuOPCVlLPk95cZXmFl-WwuasNeTsieckEc=w60-h60-l90-rj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https://lh3.googleusercontent.com/yXGvaeNlLMVe0UEpWlFnjRGToydBtOGT2W8qinYkTlfr7VuOPCVlLPk95cZXmFl-WwuasNeTsieckEc=w60-h60-l90-rj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https://lh3.googleusercontent.com/yXGvaeNlLMVe0UEpWlFnjRGToydBtOGT2W8qinYkTlfr7VuOPCVlLPk95cZXmFl-WwuasNeTsieckEc=w60-h60-l90-rj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wiihKFMxWvkwG-hJlHX0VxKYFlbL3M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 Divas</text:p>
          </table:table-cell>
          <table:table-cell office:value-type="string">
            <text:p>143 songs</text:p>
          </table:table-cell>
        </table:table-row>
        <table:table-row table:style-name="ro2">
          <table:table-cell office:value-type="string">
            <text:p>https://music.youtube.com/playlist?list=RDCLAK5uy_lnCm_XtFBPLTWRpMKfqiemrdBkBM7OtPc</text:p>
          </table:table-cell>
          <table:table-cell office:value-type="string">
            <text:p>https://lh3.googleusercontent.com/1xua3OLtpBttNM0i6nqIAsDwyoeYzKJGn2uMASEU17LevlCF9H7Mr9Yno_38kewsA0bHZ8E3YYZZTaEH=w60-h60-l90-rj</text:p>
          </table:table-cell>
          <table:table-cell office:value-type="string">
            <text:p>00s Pop-Pun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nCm_XtFBPLTWRpMKfqiemrdBkBM7OtP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-Pun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nCm_XtFBPLTWRpMKfqiemrdBkBM7OtPc</text:p>
          </table:table-cell>
          <table:table-cell office:value-type="string">
            <text:p>https://lh3.googleusercontent.com/1xua3OLtpBttNM0i6nqIAsDwyoeYzKJGn2uMASEU17LevlCF9H7Mr9Yno_38kewsA0bHZ8E3YYZZTaEH=w60-h60-l90-rj</text:p>
          </table:table-cell>
          <table:table-cell office:value-type="string">
            <text:p>00s Pop-Pun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nCm_XtFBPLTWRpMKfqiemrdBkBM7OtP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-Pun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nCm_XtFBPLTWRpMKfqiemrdBkBM7OtPc</text:p>
          </table:table-cell>
          <table:table-cell office:value-type="string">
            <text:p>https://lh3.googleusercontent.com/1xua3OLtpBttNM0i6nqIAsDwyoeYzKJGn2uMASEU17LevlCF9H7Mr9Yno_38kewsA0bHZ8E3YYZZTaEH=w60-h60-l90-rj</text:p>
          </table:table-cell>
          <table:table-cell office:value-type="string">
            <text:p>00s Pop-Punk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lC09W6vB3HPTg0Q-RahemM9SF1emmSyHs</text:p>
          </table:table-cell>
          <table:table-cell office:value-type="string">
            <text:p>https://lh3.googleusercontent.com/RcYT-oQoYA7Dzxu690JGmowgKbAAyItutTjmXvl_U3nIa50-z8X9U4D1cG7jZ3STD9tIbnP34rFTr18=w60-h60-l90-rj</text:p>
          </table:table-cell>
          <table:table-cell office:value-type="string">
            <text:p>00s Pop-Rock Hit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C09W6vB3HPTg0Q-RahemM9SF1emmSyH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Pop-Rock Hit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C09W6vB3HPTg0Q-RahemM9SF1emmSyHs</text:p>
          </table:table-cell>
          <table:table-cell office:value-type="string">
            <text:p>https://lh3.googleusercontent.com/RcYT-oQoYA7Dzxu690JGmowgKbAAyItutTjmXvl_U3nIa50-z8X9U4D1cG7jZ3STD9tIbnP34rFTr18=w60-h60-l90-rj</text:p>
          </table:table-cell>
          <table:table-cell office:value-type="string">
            <text:p>00s Pop-Rock Hit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keb_mIiClglpMd5ycINvnTwCkoIu5Ce3k</text:p>
          </table:table-cell>
          <table:table-cell office:value-type="string">
            <text:p>https://lh3.googleusercontent.com/yy0AXuj8BP5bbugX66oS_pv0_ui0io-t2kKv_uCBXJihrFw6iTv04Dbt4d5V6UDtLzClpT93OadOOTlY=w60-h60-l90-rj</text:p>
          </table:table-cell>
          <table:table-cell office:value-type="string">
            <text:p>00s Rock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54Zr5UY8lb-LJx1XLj0q4rH355y9dJV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Rock Chillout</text:p>
          </table:table-cell>
          <table:table-cell office:value-type="string">
            <text:p>69 songs</text:p>
          </table:table-cell>
        </table:table-row>
        <table:table-row table:style-name="ro2">
          <table:table-cell office:value-type="string">
            <text:p>https://music.youtube.com/playlist?list=RDCLAK5uy_k54Zr5UY8lb-LJx1XLj0q4rH355y9dJV8</text:p>
          </table:table-cell>
          <table:table-cell office:value-type="string">
            <text:p>https://lh3.googleusercontent.com/ojXRzx-heyyUakMULPNacBmfGFTI6EO-R3mUKTB6NKz9iDfRrdU2Mgsisi44KT3yzq4RB9_s039mRbF0=w60-h60-l90-rj</text:p>
          </table:table-cell>
          <table:table-cell office:value-type="string">
            <text:p>00s Rock Chillout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meyAAHGnhyz4Fqj8F2JY-IdmBBP-lAZ3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Vibes Only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meyAAHGnhyz4Fqj8F2JY-IdmBBP-lAZ3I</text:p>
          </table:table-cell>
          <table:table-cell office:value-type="string">
            <text:p>https://lh3.googleusercontent.com/zjl78yhi6qvevdymCHBzvzh1Ol4AP0-YiDno-qUlSRlwS6iZIw3jiIkaP0Zjztn2qEs11Y79wi83rQ=w60-h60-l90-rj</text:p>
          </table:table-cell>
          <table:table-cell office:value-type="string">
            <text:p>00s Vibes Only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eyAAHGnhyz4Fqj8F2JY-IdmBBP-lAZ3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00s Vibes Only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eyAAHGnhyz4Fqj8F2JY-IdmBBP-lAZ3I</text:p>
          </table:table-cell>
          <table:table-cell office:value-type="string">
            <text:p>https://lh3.googleusercontent.com/zjl78yhi6qvevdymCHBzvzh1Ol4AP0-YiDno-qUlSRlwS6iZIw3jiIkaP0Zjztn2qEs11Y79wi83rQ=w60-h60-l90-rj</text:p>
          </table:table-cell>
          <table:table-cell office:value-type="string">
            <text:p>00s Vibes Only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wsAsb3jr0f4bF6hnBNTnAXTsMY50unn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0% Turkish Pop</text:p>
          </table:table-cell>
          <table:table-cell office:value-type="string">
            <text:p>91 songs</text:p>
          </table:table-cell>
        </table:table-row>
        <table:table-row table:style-name="ro2">
          <table:table-cell office:value-type="string">
            <text:p>https://music.youtube.com/playlist?list=RDCLAK5uy_mwsAsb3jr0f4bF6hnBNTnAXTsMY50unnA</text:p>
          </table:table-cell>
          <table:table-cell office:value-type="string">
            <text:p>https://lh3.googleusercontent.com/kUWHN038MBE8fNGkV7MFxKQecp8nCmaxXeBuZyipyYxqFbT7eqB58mL3p5m9FzXtvah4-z33RJ8_cxs=w60-h60-l90-rj</text:p>
          </table:table-cell>
          <table:table-cell office:value-type="string">
            <text:p>100% Turkish Pop</text:p>
          </table:table-cell>
          <table:table-cell office:value-type="string">
            <text:p>91 songs</text:p>
          </table:table-cell>
        </table:table-row>
        <table:table-row table:style-name="ro2">
          <table:table-cell office:value-type="string">
            <text:p>https://music.youtube.com/playlist?list=RDCLAK5uy_lYz7RD0d8p_-7v-zttuvdoUyUIx_wFjcA</text:p>
          </table:table-cell>
          <table:table-cell office:value-type="string">
            <text:p>https://lh3.googleusercontent.com/FU9HccqOCKMbJ5T6EbiDMXgUFGeYKhe9snrUrSZXdQk6HGAe6aeBA9r-4PmkMxvLdLKM3sywXI6a2hNS=w60-h60-l90-rj</text:p>
          </table:table-cell>
          <table:table-cell office:value-type="string">
            <text:p>10s Argentinian Roc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Yz7RD0d8p_-7v-zttuvdoUyUIx_wFjc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Argentinian Roc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Yz7RD0d8p_-7v-zttuvdoUyUIx_wFjcA</text:p>
          </table:table-cell>
          <table:table-cell office:value-type="string">
            <text:p>https://lh3.googleusercontent.com/FU9HccqOCKMbJ5T6EbiDMXgUFGeYKhe9snrUrSZXdQk6HGAe6aeBA9r-4PmkMxvLdLKM3sywXI6a2hNS=w60-h60-l90-rj</text:p>
          </table:table-cell>
          <table:table-cell office:value-type="string">
            <text:p>10s Argentinian Roc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Yz7RD0d8p_-7v-zttuvdoUyUIx_wFjcA</text:p>
          </table:table-cell>
          <table:table-cell office:value-type="string">
            <text:p>https://lh3.googleusercontent.com/FU9HccqOCKMbJ5T6EbiDMXgUFGeYKhe9snrUrSZXdQk6HGAe6aeBA9r-4PmkMxvLdLKM3sywXI6a2hNS=w60-h60-l90-rj</text:p>
          </table:table-cell>
          <table:table-cell office:value-type="string">
            <text:p>10s Argentinian Roc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y0ZHQ7uutQ76YAUjYks4rEG9dOhL9Rf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Bollywood Romance Hit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y0ZHQ7uutQ76YAUjYks4rEG9dOhL9Rfw</text:p>
          </table:table-cell>
          <table:table-cell office:value-type="string">
            <text:p>https://lh3.googleusercontent.com/N-cjuDRIC806qnqH5SpBDeXjLYalfUYu__EMqxvhiOeMjve8bCoc9XVsYTqnzvokndMshkYAHsyekBm8=w60-h60-l90-rj</text:p>
          </table:table-cell>
          <table:table-cell office:value-type="string">
            <text:p>10s Bollywood Romance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l8ibeaLia9aWhCJLa_W4EdoSOTUDH_D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German Ra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l8ibeaLia9aWhCJLa_W4EdoSOTUDH_Ds</text:p>
          </table:table-cell>
          <table:table-cell office:value-type="string">
            <text:p>https://lh3.googleusercontent.com/6lJKOARenWVuGs6-RXfKDKh5iI-UXw6b_ZW1wMKs_2GcTPog7VL4G3XPzFHc9_EBwbBIQeFJtyMPryg=w60-h60-l90-rj</text:p>
          </table:table-cell>
          <table:table-cell office:value-type="string">
            <text:p>10s German Ra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jCxH1psDWHsbf_R-naLehQbvwQ19Ol6Y</text:p>
          </table:table-cell>
          <table:table-cell office:value-type="string">
            <text:p>https://lh3.googleusercontent.com/U_cN52cr2dzKkeopAITkPTkEW1bJXczKOEHjdft6IxfX0EwOF7x0nigqs3kYAPN_zsV9DyptYMMZwR0=w60-h60-l90-rj</text:p>
          </table:table-cell>
          <table:table-cell office:value-type="string">
            <text:p>10s Grime</text:p>
          </table:table-cell>
          <table:table-cell office:value-type="string">
            <text:p>97 songs</text:p>
          </table:table-cell>
        </table:table-row>
        <table:table-row table:style-name="ro2" table:visibility="filter">
          <table:table-cell office:value-type="string">
            <text:p>https://music.youtube.com/playlist?list=RDCLAK5uy_kznivG7S3b6r3zfqDKLHvWGn16Y-InvD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Hip Hop</text:p>
          </table:table-cell>
          <table:table-cell office:value-type="string">
            <text:p>114 songs</text:p>
          </table:table-cell>
        </table:table-row>
        <table:table-row table:style-name="ro2">
          <table:table-cell office:value-type="string">
            <text:p>https://music.youtube.com/playlist?list=RDCLAK5uy_kznivG7S3b6r3zfqDKLHvWGn16Y-InvDo</text:p>
          </table:table-cell>
          <table:table-cell office:value-type="string">
            <text:p>https://lh3.googleusercontent.com/o0kB9Sm4MRT4bNUOd5DXJuu34kQs8qqp2EBASHuK9tmsaoFGj73wKL498OoZuYxX3qzLCzEcxivDvA=w60-h60-l90-rj</text:p>
          </table:table-cell>
          <table:table-cell office:value-type="string">
            <text:p>10s Hip Hop</text:p>
          </table:table-cell>
          <table:table-cell office:value-type="string">
            <text:p>114 songs</text:p>
          </table:table-cell>
        </table:table-row>
        <table:table-row table:style-name="ro2" table:visibility="filter">
          <table:table-cell office:value-type="string">
            <text:p>https://music.youtube.com/playlist?list=RDCLAK5uy_kOzMBBJdj2fDNgE-wnHOiQVOQtI1n26P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Indie + Alternative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kOzMBBJdj2fDNgE-wnHOiQVOQtI1n26PI</text:p>
          </table:table-cell>
          <table:table-cell office:value-type="string">
            <text:p>https://lh3.googleusercontent.com/2W8X91wAazRGEhAsfWAKNTNa326mN32I29I_-dkLS1reNQpRhkfFS0Jyq8VXygi1MV3IBsqgJVpDJQqk=w60-h60-l90-rj</text:p>
          </table:table-cell>
          <table:table-cell office:value-type="string">
            <text:p>10s Indie + Alternative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nZgpioZcDw6oYAp4o3oUNTWdVK0j_XyWo</text:p>
          </table:table-cell>
          <table:table-cell office:value-type="string">
            <text:p>https://lh3.googleusercontent.com/Kabbn8eLOWKmIf3VDkcuK-aqUiT2N_LtjT0UnM3adZZcdazD_ua1hTCMDnP1BotYX96GlMc-vnwbD0c=w60-h60-l90-rj</text:p>
          </table:table-cell>
          <table:table-cell office:value-type="string">
            <text:p>10s Party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nZgpioZcDw6oYAp4o3oUNTWdVK0j_XyWo</text:p>
          </table:table-cell>
          <table:table-cell office:value-type="string">
            <text:p>https://lh3.googleusercontent.com/Kabbn8eLOWKmIf3VDkcuK-aqUiT2N_LtjT0UnM3adZZcdazD_ua1hTCMDnP1BotYX96GlMc-vnwbD0c=w60-h60-l90-rj</text:p>
          </table:table-cell>
          <table:table-cell office:value-type="string">
            <text:p>10s Party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nxuz8sV0R7aWiLsbDv5W9_Bvp0X9PxFj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Pop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k0LcEtg39w5ewQorau6igXqWzXVrbjS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Rock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k0LcEtg39w5ewQorau6igXqWzXVrbjSg</text:p>
          </table:table-cell>
          <table:table-cell office:value-type="string">
            <text:p>https://lh3.googleusercontent.com/MaRZrhbed_kKA1AUCpnkhfmNVdxJNAbd3-Mq1zp6hUxGTQvHr0IHFo3dBk5ivKhimdjzHEXoylzXxRo=w60-h60-l90-rj</text:p>
          </table:table-cell>
          <table:table-cell office:value-type="string">
            <text:p>10s Rock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wyoPL3R27f426o6LQgZn1SiznHnJb_Q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Rock en Español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lwyoPL3R27f426o6LQgZn1SiznHnJb_QY</text:p>
          </table:table-cell>
          <table:table-cell office:value-type="string">
            <text:p>https://lh3.googleusercontent.com/ZgpcXEHlIK3nt24QGWW1ppi9xyHfcF5GAUMt27UX_0e8adh6IagZzRYWvyRC-ESl0JFc79xxHchvQP4=w60-h60-l90-rj</text:p>
          </table:table-cell>
          <table:table-cell office:value-type="string">
            <text:p>10s Rock en Español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mrC_i1byInm0q4hqulvJZtrng-FQksNV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10s UK Rap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mrC_i1byInm0q4hqulvJZtrng-FQksNVw</text:p>
          </table:table-cell>
          <table:table-cell office:value-type="string">
            <text:p>https://lh3.googleusercontent.com/EVgt3VnlYVkqIG1PF5QHg1wOeBqy0_xIBfTIL2E0epUj_zoyVlEuitjk7k5kl9TwCvLUVSGz9UNaDg=w60-h60-l90-rj</text:p>
          </table:table-cell>
          <table:table-cell office:value-type="string">
            <text:p>10s UK Rap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rC_i1byInm0q4hqulvJZtrng-FQksNVw</text:p>
          </table:table-cell>
          <table:table-cell office:value-type="string">
            <text:p>https://lh3.googleusercontent.com/EVgt3VnlYVkqIG1PF5QHg1wOeBqy0_xIBfTIL2E0epUj_zoyVlEuitjk7k5kl9TwCvLUVSGz9UNaDg=w60-h60-l90-rj</text:p>
          </table:table-cell>
          <table:table-cell office:value-type="string">
            <text:p>10s UK Rap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rC_i1byInm0q4hqulvJZtrng-FQksNVw</text:p>
          </table:table-cell>
          <table:table-cell office:value-type="string">
            <text:p>https://lh3.googleusercontent.com/EVgt3VnlYVkqIG1PF5QHg1wOeBqy0_xIBfTIL2E0epUj_zoyVlEuitjk7k5kl9TwCvLUVSGz9UNaDg=w60-h60-l90-rj</text:p>
          </table:table-cell>
          <table:table-cell office:value-type="string">
            <text:p>10s UK Rap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I8AatTTg0WlOTlKVSB4CcSxeuhCvioK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lI8AatTTg0WlOTlKVSB4CcSxeuhCvioK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lI8AatTTg0WlOTlKVSB4CcSxeuhCvioKc</text:p>
          </table:table-cell>
          <table:table-cell office:value-type="string">
            <text:p>https://lh3.googleusercontent.com/-Rk6s07qasw8LHqf2J02IqT45YXFKYXeb4-kWs7zmNR7dioG9kvjpW1myAlGSdJHt0ABy6wx8McR9g=w60-h60-l90-rj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lI8AatTTg0WlOTlKVSB4CcSxeuhCvioK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lI8AatTTg0WlOTlKVSB4CcSxeuhCvioKc</text:p>
          </table:table-cell>
          <table:table-cell office:value-type="string">
            <text:p>https://lh3.googleusercontent.com/-Rk6s07qasw8LHqf2J02IqT45YXFKYXeb4-kWs7zmNR7dioG9kvjpW1myAlGSdJHt0ABy6wx8McR9g=w60-h60-l90-rj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lI8AatTTg0WlOTlKVSB4CcSxeuhCvioKc</text:p>
          </table:table-cell>
          <table:table-cell office:value-type="string">
            <text:p>https://lh3.googleusercontent.com/-Rk6s07qasw8LHqf2J02IqT45YXFKYXeb4-kWs7zmNR7dioG9kvjpW1myAlGSdJHt0ABy6wx8McR9g=w60-h60-l90-rj</text:p>
          </table:table-cell>
          <table:table-cell office:value-type="string">
            <text:p>2024 Grammy Winners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ka965dfJp5iZFVu2KBhXRer6fdndnNlg8</text:p>
          </table:table-cell>
          <table:table-cell office:value-type="string">
            <text:p>https://lh3.googleusercontent.com/nuv3qRjHZEXaHWW8gU0yxZjtJyi4xA1o2-Sg5jQ0yv-2SuSMFs_Icaa37l6ExVt7ptAH6ooWWKicDBA=w60-h60-l90-rj</text:p>
          </table:table-cell>
          <table:table-cell office:value-type="string">
            <text:p>2025 Grammy Nominees</text:p>
          </table:table-cell>
          <table:table-cell office:value-type="string">
            <text:p>165 songs</text:p>
          </table:table-cell>
        </table:table-row>
        <table:table-row table:style-name="ro2" table:visibility="filter">
          <table:table-cell office:value-type="string">
            <text:p>https://music.youtube.com/playlist?list=RDCLAK5uy_ka965dfJp5iZFVu2KBhXRer6fdndnNlg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2025 Grammy Nominees</text:p>
          </table:table-cell>
          <table:table-cell office:value-type="string">
            <text:p>165 songs</text:p>
          </table:table-cell>
        </table:table-row>
        <table:table-row table:style-name="ro2" table:visibility="filter">
          <table:table-cell office:value-type="string">
            <text:p>https://music.youtube.com/playlist?list=RDCLAK5uy_ka965dfJp5iZFVu2KBhXRer6fdndnNlg8</text:p>
          </table:table-cell>
          <table:table-cell office:value-type="string">
            <text:p>https://lh3.googleusercontent.com/nuv3qRjHZEXaHWW8gU0yxZjtJyi4xA1o2-Sg5jQ0yv-2SuSMFs_Icaa37l6ExVt7ptAH6ooWWKicDBA=w60-h60-l90-rj</text:p>
          </table:table-cell>
          <table:table-cell office:value-type="string">
            <text:p>2025 Grammy Nominees</text:p>
          </table:table-cell>
          <table:table-cell office:value-type="string">
            <text:p>165 songs</text:p>
          </table:table-cell>
        </table:table-row>
        <table:table-row table:style-name="ro2" table:visibility="filter">
          <table:table-cell office:value-type="string">
            <text:p>https://music.youtube.com/playlist?list=RDCLAK5uy_ka965dfJp5iZFVu2KBhXRer6fdndnNlg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2025 Grammy Nominees</text:p>
          </table:table-cell>
          <table:table-cell office:value-type="string">
            <text:p>165 songs</text:p>
          </table:table-cell>
        </table:table-row>
        <table:table-row table:style-name="ro2" table:visibility="filter">
          <table:table-cell office:value-type="string">
            <text:p>https://music.youtube.com/playlist?list=RDCLAK5uy_ka965dfJp5iZFVu2KBhXRer6fdndnNlg8</text:p>
          </table:table-cell>
          <table:table-cell office:value-type="string">
            <text:p>https://lh3.googleusercontent.com/nuv3qRjHZEXaHWW8gU0yxZjtJyi4xA1o2-Sg5jQ0yv-2SuSMFs_Icaa37l6ExVt7ptAH6ooWWKicDBA=w60-h60-l90-rj</text:p>
          </table:table-cell>
          <table:table-cell office:value-type="string">
            <text:p>2025 Grammy Nominees</text:p>
          </table:table-cell>
          <table:table-cell office:value-type="string">
            <text:p>165 songs</text:p>
          </table:table-cell>
        </table:table-row>
        <table:table-row table:style-name="ro2">
          <table:table-cell office:value-type="string">
            <text:p>https://music.youtube.com/playlist?list=RDCLAK5uy_lyHgkQXZlRNwwDCGR-EVGcRIsT0OlWu08</text:p>
          </table:table-cell>
          <table:table-cell office:value-type="string">
            <text:p>https://lh3.googleusercontent.com/xqfF6I-kK00VuwVc0Kt1zNFr4t8C1zQjwDTAIeYiVgpvsG5jJ8_12omqTNgROYOcX_wyFX5YeAVhX2g=w60-h60-l90-rj</text:p>
          </table:table-cell>
          <table:table-cell office:value-type="string">
            <text:p>2025 Grammy Winners</text:p>
          </table:table-cell>
          <table:table-cell office:value-type="string">
            <text:p>47 songs</text:p>
          </table:table-cell>
        </table:table-row>
        <table:table-row table:style-name="ro2">
          <table:table-cell office:value-type="string">
            <text:p>https://music.youtube.com/playlist?list=RDCLAK5uy_nwGVTzraBvAR-wPGHBPeqp4Qb139ns16Y</text:p>
          </table:table-cell>
          <table:table-cell office:value-type="string">
            <text:p>https://lh3.googleusercontent.com/kUORaRnpmENO-gjg6aDC7rjakgAEz9zB_WdzWY3_haa2Y1t571Iohu7t6mNhTlV1NyhoAXCgBdob5FA=w60-h60-l90-rj</text:p>
          </table:table-cell>
          <table:table-cell office:value-type="string">
            <text:p>21st Century Disney</text:p>
          </table:table-cell>
          <table:table-cell office:value-type="string">
            <text:p>102 songs</text:p>
          </table:table-cell>
        </table:table-row>
        <table:table-row table:style-name="ro2">
          <table:table-cell office:value-type="string">
            <text:p>https://music.youtube.com/playlist?list=RDCLAK5uy_mJl9Qy6PpXvT-JbR4DJbGxG6UqOiWqWSg</text:p>
          </table:table-cell>
          <table:table-cell office:value-type="string">
            <text:p>https://lh3.googleusercontent.com/yGInev2vtpvCUyPPqyq7qntQXleqId0Q_7YWatjVbANWR92Ky6_lPSj9X7i0HqjILGufohezNPEzSoA=w60-h60-l90-rj</text:p>
          </table:table-cell>
          <table:table-cell office:value-type="string">
            <text:p>60s Psychedelic Rock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lAwdB_kA-rABMKXIx42zw-hx0Icdhz7sc</text:p>
          </table:table-cell>
          <table:table-cell office:value-type="string">
            <text:p>https://lh3.googleusercontent.com/x5TrLeft3_NMPoJZwLl-BWtyaAnAj7lGCznjirfJHU6wxB_jDjxWTneli5RmMk5JWYxiVa9qRMl3PXM=w60-h60-l90-rj</text:p>
          </table:table-cell>
          <table:table-cell office:value-type="string">
            <text:p>60s Surf Rock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AwdB_kA-rABMKXIx42zw-hx0Icdhz7sc</text:p>
          </table:table-cell>
          <table:table-cell office:value-type="string">
            <text:p>https://lh3.googleusercontent.com/x5TrLeft3_NMPoJZwLl-BWtyaAnAj7lGCznjirfJHU6wxB_jDjxWTneli5RmMk5JWYxiVa9qRMl3PXM=w60-h60-l90-rj</text:p>
          </table:table-cell>
          <table:table-cell office:value-type="string">
            <text:p>60s Surf Rock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AwdB_kA-rABMKXIx42zw-hx0Icdhz7sc</text:p>
          </table:table-cell>
          <table:table-cell office:value-type="string">
            <text:p>https://lh3.googleusercontent.com/x5TrLeft3_NMPoJZwLl-BWtyaAnAj7lGCznjirfJHU6wxB_jDjxWTneli5RmMk5JWYxiVa9qRMl3PXM=w60-h60-l90-rj</text:p>
          </table:table-cell>
          <table:table-cell office:value-type="string">
            <text:p>60s Surf Rock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lcQEqweNfcAsxvUNsnuYMno2cuv3ZU6zU</text:p>
          </table:table-cell>
          <table:table-cell office:value-type="string">
            <text:p>https://lh3.googleusercontent.com/CkZmjb6dH6zzLAK3t8MfVcfA78yj-yTdY41rAtgEWE3P0RDltagp8sX73xO1UiyXrbF1_ydHOaD7F-0=w60-h60-l90-rj</text:p>
          </table:table-cell>
          <table:table-cell office:value-type="string">
            <text:p>70s British Punk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C8_YA458CPC-VeeLpyPPJbj2mA9Y6lY</text:p>
          </table:table-cell>
          <table:table-cell office:value-type="string">
            <text:p>https://lh3.googleusercontent.com/Fy78DamI5JWemzCYbJyTx8WJREjwPEyhbeQc0AxDjU3mZm8tBojsU75-1Rt2BM0SQa7VS7eQkdDYQA=w60-h60-l90-rj</text:p>
          </table:table-cell>
          <table:table-cell office:value-type="string">
            <text:p>70s Lite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e1aPdg49j03azC5yVN56HqfdWKtKr0no</text:p>
          </table:table-cell>
          <table:table-cell office:value-type="string">
            <text:p>https://lh3.googleusercontent.com/UHZjurTirqGX6bEvqmAaz8HgH1YhvornUFRQgeQTFjjgARDw3R4OSI19Ya-p6udSR5O8Z-oIUo3WJw=w60-h60-l90-rj</text:p>
          </table:table-cell>
          <table:table-cell office:value-type="string">
            <text:p>70s Mellow Gold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e1aPdg49j03azC5yVN56HqfdWKtKr0n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70s Mellow Gold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e1aPdg49j03azC5yVN56HqfdWKtKr0no</text:p>
          </table:table-cell>
          <table:table-cell office:value-type="string">
            <text:p>https://lh3.googleusercontent.com/UHZjurTirqGX6bEvqmAaz8HgH1YhvornUFRQgeQTFjjgARDw3R4OSI19Ya-p6udSR5O8Z-oIUo3WJw=w60-h60-l90-rj</text:p>
          </table:table-cell>
          <table:table-cell office:value-type="string">
            <text:p>70s Mellow Gold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nCDa4LLlnoMWB4l9fkePWyXPQKCjnM_KQ</text:p>
          </table:table-cell>
          <table:table-cell office:value-type="string">
            <text:p>https://lh3.googleusercontent.com/44YnCx3DQh1lSVKaiv0o6yPbHo2tOOP3F_PyiQJqnpTlzq0H5_BYudc09iN5gGp8WOf4AMvJHC8HeKU=w60-h60-l90-rj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CDa4LLlnoMWB4l9fkePWyXPQKCjnM_KQ</text:p>
          </table:table-cell>
          <table:table-cell office:value-type="string">
            <text:p>https://lh3.googleusercontent.com/44YnCx3DQh1lSVKaiv0o6yPbHo2tOOP3F_PyiQJqnpTlzq0H5_BYudc09iN5gGp8WOf4AMvJHC8HeKU=w60-h60-l90-rj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CDa4LLlnoMWB4l9fkePWyXPQKCjnM_K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CDa4LLlnoMWB4l9fkePWyXPQKCjnM_KQ</text:p>
          </table:table-cell>
          <table:table-cell office:value-type="string">
            <text:p>https://lh3.googleusercontent.com/44YnCx3DQh1lSVKaiv0o6yPbHo2tOOP3F_PyiQJqnpTlzq0H5_BYudc09iN5gGp8WOf4AMvJHC8HeKU=w60-h60-l90-rj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CDa4LLlnoMWB4l9fkePWyXPQKCjnM_K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CDa4LLlnoMWB4l9fkePWyXPQKCjnM_KQ</text:p>
          </table:table-cell>
          <table:table-cell office:value-type="string">
            <text:p>https://lh3.googleusercontent.com/44YnCx3DQh1lSVKaiv0o6yPbHo2tOOP3F_PyiQJqnpTlzq0H5_BYudc09iN5gGp8WOf4AMvJHC8HeKU=w60-h60-l90-rj</text:p>
          </table:table-cell>
          <table:table-cell office:value-type="string">
            <text:p>70s Party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8tb7ahoXoyC82BkVgvWpJo2TUw8VnrlI</text:p>
          </table:table-cell>
          <table:table-cell office:value-type="string">
            <text:p>https://lh3.googleusercontent.com/nJGiSJsB3AaHyxsOiHivjVuvWHYc_t5-eW6IB64qy14YbMxwyNAeWnAQMfyKb_S6Mi_6zG4Mkul7GFU=w60-h60-l90-rj</text:p>
          </table:table-cell>
          <table:table-cell office:value-type="string">
            <text:p>70s Rock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m8tb7ahoXoyC82BkVgvWpJo2TUw8VnrlI</text:p>
          </table:table-cell>
          <table:table-cell office:value-type="string">
            <text:p>https://lh3.googleusercontent.com/nJGiSJsB3AaHyxsOiHivjVuvWHYc_t5-eW6IB64qy14YbMxwyNAeWnAQMfyKb_S6Mi_6zG4Mkul7GFU=w60-h60-l90-rj</text:p>
          </table:table-cell>
          <table:table-cell office:value-type="string">
            <text:p>70s Rock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nlonSR1akuzJc6aw9Dz76AmHs967PnT4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's Latin Pop Party</text:p>
          </table:table-cell>
          <table:table-cell office:value-type="string">
            <text:p>45 songs</text:p>
          </table:table-cell>
        </table:table-row>
        <table:table-row table:style-name="ro2">
          <table:table-cell office:value-type="string">
            <text:p>https://music.youtube.com/playlist?list=RDCLAK5uy_nXIhNjGvWiEJ-Ja3pJiHwrWzjcVQxNgt0</text:p>
          </table:table-cell>
          <table:table-cell office:value-type="string">
            <text:p>https://lh3.googleusercontent.com/9GaywOkA26f4tG3DzKan0cGhdlkZ8YCU4o14pJbLBvn10s2K8lFkuLQnzc00_Uctw8KGMFajez6aZ9M=w60-h60-l90-rj</text:p>
          </table:table-cell>
          <table:table-cell office:value-type="string">
            <text:p>80's OP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2M7Bug3ZvV6NgY8QLsSNPD5I-AQz7w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2M7Bug3ZvV6NgY8QLsSNPD5I-AQz7wMo</text:p>
          </table:table-cell>
          <table:table-cell office:value-type="string">
            <text:p>https://lh3.googleusercontent.com/twtZoAVWxJUgUk62bPEPDuxqXPEkReKeIc_31xi2jNRagPLYzBG356LUbBMB_xHJfbWWphbLWaIcsRA=w60-h60-l90-rj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2M7Bug3ZvV6NgY8QLsSNPD5I-AQz7w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2M7Bug3ZvV6NgY8QLsSNPD5I-AQz7wMo</text:p>
          </table:table-cell>
          <table:table-cell office:value-type="string">
            <text:p>https://lh3.googleusercontent.com/twtZoAVWxJUgUk62bPEPDuxqXPEkReKeIc_31xi2jNRagPLYzBG356LUbBMB_xHJfbWWphbLWaIcsRA=w60-h60-l90-rj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2M7Bug3ZvV6NgY8QLsSNPD5I-AQz7w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2M7Bug3ZvV6NgY8QLsSNPD5I-AQz7wMo</text:p>
          </table:table-cell>
          <table:table-cell office:value-type="string">
            <text:p>https://lh3.googleusercontent.com/twtZoAVWxJUgUk62bPEPDuxqXPEkReKeIc_31xi2jNRagPLYzBG356LUbBMB_xHJfbWWphbLWaIcsRA=w60-h60-l90-rj</text:p>
          </table:table-cell>
          <table:table-cell office:value-type="string">
            <text:p>80s Bollywood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6kL_b50WBydgZr18yRk1axaBan0R6hAk</text:p>
          </table:table-cell>
          <table:table-cell office:value-type="string">
            <text:p>https://lh3.googleusercontent.com/kbMgXGEW3SZZLZF0htRZgf0yKp6SJzN0c8MriH0l8MguI7xDgZ_-7lkdGNROxD07af8U6BaJTImoGqzW=w60-h60-l90-rj</text:p>
          </table:table-cell>
          <table:table-cell office:value-type="string">
            <text:p>80s Dance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khMA5iC_Hy79mWTECnc3-SNeJSt5SlZGg</text:p>
          </table:table-cell>
          <table:table-cell office:value-type="string">
            <text:p>https://lh3.googleusercontent.com/0u4QNLAHUrtj8NM8wWOcrpR3GUIDWV3mXJG6L6cGdaaNfY6KG6TV2SlbaiJlBpv2zhgrpVu5AEiPp7E=w60-h60-l90-rj</text:p>
          </table:table-cell>
          <table:table-cell office:value-type="string">
            <text:p>80s Meta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hMA5iC_Hy79mWTECnc3-SNeJSt5SlZG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Meta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hMA5iC_Hy79mWTECnc3-SNeJSt5SlZGg</text:p>
          </table:table-cell>
          <table:table-cell office:value-type="string">
            <text:p>https://lh3.googleusercontent.com/0u4QNLAHUrtj8NM8wWOcrpR3GUIDWV3mXJG6L6cGdaaNfY6KG6TV2SlbaiJlBpv2zhgrpVu5AEiPp7E=w60-h60-l90-rj</text:p>
          </table:table-cell>
          <table:table-cell office:value-type="string">
            <text:p>80s Meta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47GxdoomrFNTUFtgEbZVtRt5WaIOMbCM</text:p>
          </table:table-cell>
          <table:table-cell office:value-type="string">
            <text:p>https://lh3.googleusercontent.com/g0fKpt91jF6oQUahKz5mRBB960irjAdsF8ED7IPGx19yrozlYtL18w3diAkqMVvQptwWLbG1nyVe7Y8=w60-h60-l90-rj</text:p>
          </table:table-cell>
          <table:table-cell office:value-type="string">
            <text:p>80s One-Hit Wonder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n47GxdoomrFNTUFtgEbZVtRt5WaIOMbC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One-Hit Wonder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n47GxdoomrFNTUFtgEbZVtRt5WaIOMbCM</text:p>
          </table:table-cell>
          <table:table-cell office:value-type="string">
            <text:p>https://lh3.googleusercontent.com/g0fKpt91jF6oQUahKz5mRBB960irjAdsF8ED7IPGx19yrozlYtL18w3diAkqMVvQptwWLbG1nyVe7Y8=w60-h60-l90-rj</text:p>
          </table:table-cell>
          <table:table-cell office:value-type="string">
            <text:p>80s One-Hit Wonder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n47GxdoomrFNTUFtgEbZVtRt5WaIOMbCM</text:p>
          </table:table-cell>
          <table:table-cell office:value-type="string">
            <text:p>https://lh3.googleusercontent.com/g0fKpt91jF6oQUahKz5mRBB960irjAdsF8ED7IPGx19yrozlYtL18w3diAkqMVvQptwWLbG1nyVe7Y8=w60-h60-l90-rj</text:p>
          </table:table-cell>
          <table:table-cell office:value-type="string">
            <text:p>80s One-Hit Wonders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k1Wu8QbZASiGVqr1wmie9NIYo38aBqscQ</text:p>
          </table:table-cell>
          <table:table-cell office:value-type="string">
            <text:p>https://lh3.googleusercontent.com/ooRTmgMhDAYuCGBBqH7O5fz3ahd3gE3DaTJFrIHAI05Phnc01lwus73BK7OG5pUvNMrBuVBV_Aeh9g=w60-h60-l90-rj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https://lh3.googleusercontent.com/ooRTmgMhDAYuCGBBqH7O5fz3ahd3gE3DaTJFrIHAI05Phnc01lwus73BK7OG5pUvNMrBuVBV_Aeh9g=w60-h60-l90-rj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https://lh3.googleusercontent.com/ooRTmgMhDAYuCGBBqH7O5fz3ahd3gE3DaTJFrIHAI05Phnc01lwus73BK7OG5pUvNMrBuVBV_Aeh9g=w60-h60-l90-rj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https://lh3.googleusercontent.com/ooRTmgMhDAYuCGBBqH7O5fz3ahd3gE3DaTJFrIHAI05Phnc01lwus73BK7OG5pUvNMrBuVBV_Aeh9g=w60-h60-l90-rj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1Wu8QbZASiGVqr1wmie9NIYo38aBqsc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Pop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lEJSMz3ixa8UNloLg1geQT_DsB0C9a02g</text:p>
          </table:table-cell>
          <table:table-cell office:value-type="string">
            <text:p>https://lh3.googleusercontent.com/DNRG-r9BahKEXevtRECcdD5i0h8INS2LjTBj2uNTL1-RHHZyQkaRiNdOOGqMV9iEA-k0A3EP3FaOFm-I=w60-h60-l90-rj</text:p>
          </table:table-cell>
          <table:table-cell office:value-type="string">
            <text:p>80s Pop Party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lEJSMz3ixa8UNloLg1geQT_DsB0C9a02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Pop Party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lkc6zoUgat_9ifg8CCcqE_9I4cc8nNZv8</text:p>
          </table:table-cell>
          <table:table-cell office:value-type="string">
            <text:p>https://lh3.googleusercontent.com/3dnzOo01FPBNJX5fEqPZdYkfAA7HsuHmoxe-Y26MuQJNHnrce1mWArkmpnOY-tWHDJnkbXdbic3dnQ=w60-h60-l90-rj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https://lh3.googleusercontent.com/3dnzOo01FPBNJX5fEqPZdYkfAA7HsuHmoxe-Y26MuQJNHnrce1mWArkmpnOY-tWHDJnkbXdbic3dnQ=w60-h60-l90-rj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https://lh3.googleusercontent.com/3dnzOo01FPBNJX5fEqPZdYkfAA7HsuHmoxe-Y26MuQJNHnrce1mWArkmpnOY-tWHDJnkbXdbic3dnQ=w60-h60-l90-rj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lkc6zoUgat_9ifg8CCcqE_9I4cc8nNZv8</text:p>
          </table:table-cell>
          <table:table-cell office:value-type="string">
            <text:p>https://lh3.googleusercontent.com/3dnzOo01FPBNJX5fEqPZdYkfAA7HsuHmoxe-Y26MuQJNHnrce1mWArkmpnOY-tWHDJnkbXdbic3dnQ=w60-h60-l90-rj</text:p>
          </table:table-cell>
          <table:table-cell office:value-type="string">
            <text:p>80s R&amp;B + Soul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 table:visibility="filter">
          <table:table-cell office:value-type="string">
            <text:p>https://music.youtube.com/playlist?list=RDCLAK5uy_lvHI2Z7dSfpD5g8wvmePjWPfYwq5IgkLo</text:p>
          </table:table-cell>
          <table:table-cell office:value-type="string">
            <text:p>https://lh3.googleusercontent.com/-tjg2qJc4FcGfgqxVKNR8NdQikIFX6xBf5gYRtb-VwbWRcLpwILvwMU5whYTwyWMMKxpzWhztceb2Q=w60-h60-l90-rj</text:p>
          </table:table-cell>
          <table:table-cell office:value-type="string">
            <text:p>80s Rock</text:p>
          </table:table-cell>
          <table:table-cell office:value-type="string">
            <text:p>160 songs</text:p>
          </table:table-cell>
        </table:table-row>
        <table:table-row table:style-name="ro2">
          <table:table-cell office:value-type="string">
            <text:p>https://music.youtube.com/playlist?list=RDCLAK5uy_maCVamCosYLtz7MRW_uNPyqCdMwZ1FTLs</text:p>
          </table:table-cell>
          <table:table-cell office:value-type="string">
            <text:p>https://lh3.googleusercontent.com/8VPB2qGpsycbly_qAQmndum9hQS_ZmM_W6fQvEWa1JpAxfyyODVX7Ly4Jd5DlgAyKcRgClRPrcSfjg=w60-h60-l90-rj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aCVamCosYLtz7MRW_uNPyqCdMwZ1FTL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aCVamCosYLtz7MRW_uNPyqCdMwZ1FTLs</text:p>
          </table:table-cell>
          <table:table-cell office:value-type="string">
            <text:p>https://lh3.googleusercontent.com/8VPB2qGpsycbly_qAQmndum9hQS_ZmM_W6fQvEWa1JpAxfyyODVX7Ly4Jd5DlgAyKcRgClRPrcSfjg=w60-h60-l90-rj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aCVamCosYLtz7MRW_uNPyqCdMwZ1FTLs</text:p>
          </table:table-cell>
          <table:table-cell office:value-type="string">
            <text:p>https://lh3.googleusercontent.com/8VPB2qGpsycbly_qAQmndum9hQS_ZmM_W6fQvEWa1JpAxfyyODVX7Ly4Jd5DlgAyKcRgClRPrcSfjg=w60-h60-l90-rj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aCVamCosYLtz7MRW_uNPyqCdMwZ1FTLs</text:p>
          </table:table-cell>
          <table:table-cell office:value-type="string">
            <text:p>https://lh3.googleusercontent.com/8VPB2qGpsycbly_qAQmndum9hQS_ZmM_W6fQvEWa1JpAxfyyODVX7Ly4Jd5DlgAyKcRgClRPrcSfjg=w60-h60-l90-rj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aCVamCosYLtz7MRW_uNPyqCdMwZ1FTLs</text:p>
          </table:table-cell>
          <table:table-cell office:value-type="string">
            <text:p>https://lh3.googleusercontent.com/8VPB2qGpsycbly_qAQmndum9hQS_ZmM_W6fQvEWa1JpAxfyyODVX7Ly4Jd5DlgAyKcRgClRPrcSfjg=w60-h60-l90-rj</text:p>
          </table:table-cell>
          <table:table-cell office:value-type="string">
            <text:p>80s Rock Ballad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lf8okgl2ygD075nhnJVjlfhwp8NsUgEbs</text:p>
          </table:table-cell>
          <table:table-cell office:value-type="string">
            <text:p>https://lh3.googleusercontent.com/0hg95IYgRG0OLyLReQPFXQqo6DIrrW-YDux7NNdW-ybxgXxzI-_9h8tmID-cavgcpnE1yidpGc9LQ7Y=w60-h60-l90-rj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kmPuJ7R7b9mIaF6otQaKbtFl2x94n9FDw</text:p>
          </table:table-cell>
          <table:table-cell office:value-type="string">
            <text:p>https://lh3.googleusercontent.com/E2aCwodafktnEC0d2BBuiei659e_GY9jZbrXG8VVE_GrmSqkkXXlBJpmQ5mUCuhzpuhdiKRlxPu4Mclk=w60-h60-l90-rj</text:p>
          </table:table-cell>
          <table:table-cell office:value-type="string">
            <text:p>80s Sing-Along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https://lh3.googleusercontent.com/0hg95IYgRG0OLyLReQPFXQqo6DIrrW-YDux7NNdW-ybxgXxzI-_9h8tmID-cavgcpnE1yidpGc9LQ7Y=w60-h60-l90-rj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https://lh3.googleusercontent.com/0hg95IYgRG0OLyLReQPFXQqo6DIrrW-YDux7NNdW-ybxgXxzI-_9h8tmID-cavgcpnE1yidpGc9LQ7Y=w60-h60-l90-rj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f8okgl2ygD075nhnJVjlfhwp8NsUgEbs</text:p>
          </table:table-cell>
          <table:table-cell office:value-type="string">
            <text:p>https://lh3.googleusercontent.com/0hg95IYgRG0OLyLReQPFXQqo6DIrrW-YDux7NNdW-ybxgXxzI-_9h8tmID-cavgcpnE1yidpGc9LQ7Y=w60-h60-l90-rj</text:p>
          </table:table-cell>
          <table:table-cell office:value-type="string">
            <text:p>80s Sing-Along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mPuJ7R7b9mIaF6otQaKbtFl2x94n9FD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80s Sing-Along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nCLf_5bBF7XMyfCuZBaqkE1QZckIoRIjE</text:p>
          </table:table-cell>
          <table:table-cell office:value-type="string">
            <text:p>https://lh3.googleusercontent.com/U9RMWeJeCTLBrXLArBYx-M-mbgO_GRVIEu3ISm-G7CZO9uf7XzRZ5v9sHRTZFayFQ4ysOafS0gfvXCWy=w60-h60-l90-rj</text:p>
          </table:table-cell>
          <table:table-cell office:value-type="string">
            <text:p>80s Training Montage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kvcQF_sj-WENB32gQ5sYkA3e0YlNF22ro</text:p>
          </table:table-cell>
          <table:table-cell office:value-type="string">
            <text:p>https://lh3.googleusercontent.com/fK3p7EfeLI1LYJSi9PGbSL29LuDv6JwHCTR8uLdL-14JvGD4CUI6k8tWyPTOuGbgXwTtIpxgtelJg_s8=w60-h60-l90-rj</text:p>
          </table:table-cell>
          <table:table-cell office:value-type="string">
            <text:p>90's OP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vcQF_sj-WENB32gQ5sYkA3e0YlNF22ro</text:p>
          </table:table-cell>
          <table:table-cell office:value-type="string">
            <text:p>https://lh3.googleusercontent.com/fK3p7EfeLI1LYJSi9PGbSL29LuDv6JwHCTR8uLdL-14JvGD4CUI6k8tWyPTOuGbgXwTtIpxgtelJg_s8=w60-h60-l90-rj</text:p>
          </table:table-cell>
          <table:table-cell office:value-type="string">
            <text:p>90's OPM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 table:visibility="filter">
          <table:table-cell office:value-type="string">
            <text:p>https://music.youtube.com/playlist?list=RDCLAK5uy_m_h-nx7OCFaq9AlyXv78lG0AuloqW_NUA</text:p>
          </table:table-cell>
          <table:table-cell office:value-type="string">
            <text:p>https://lh3.googleusercontent.com/37C0445ZLc1xkm46ErFPWRUY-cfL0K9SEIRGPBnpYJCNeOLOAHDvPdH1BOgcJLy_TsXbBZ-D1y5GWtQa=w60-h60-l90-rj</text:p>
          </table:table-cell>
          <table:table-cell office:value-type="string">
            <text:p>90s Alternative</text:p>
          </table:table-cell>
          <table:table-cell office:value-type="string">
            <text:p>137 songs</text:p>
          </table:table-cell>
        </table:table-row>
        <table:table-row table:style-name="ro2">
          <table:table-cell office:value-type="string">
            <text:p>https://music.youtube.com/playlist?list=RDCLAK5uy_kSCKLfm5K-43ggfMt2oPW3uhKtbrzQ_Uk</text:p>
          </table:table-cell>
          <table:table-cell office:value-type="string">
            <text:p>https://lh3.googleusercontent.com/uuHGD20h3y9eWSAZYgtJSTrZfrYlMQRMB-b5E1AlaNlspBdbTyb_EyTTOrGdK9sRoGcmoM4CN4njqWHw=w60-h60-l90-rj</text:p>
          </table:table-cell>
          <table:table-cell office:value-type="string">
            <text:p>90s Argentinian Rock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kSCKLfm5K-43ggfMt2oPW3uhKtbrzQ_Uk</text:p>
          </table:table-cell>
          <table:table-cell office:value-type="string">
            <text:p>https://lh3.googleusercontent.com/uuHGD20h3y9eWSAZYgtJSTrZfrYlMQRMB-b5E1AlaNlspBdbTyb_EyTTOrGdK9sRoGcmoM4CN4njqWHw=w60-h60-l90-rj</text:p>
          </table:table-cell>
          <table:table-cell office:value-type="string">
            <text:p>90s Argentinian Rock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mM_JWhX4DkSClNmuXgmK14oeFFvZNG33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ackpacker Hip Hop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mM_JWhX4DkSClNmuXgmK14oeFFvZNG33I</text:p>
          </table:table-cell>
          <table:table-cell office:value-type="string">
            <text:p>https://lh3.googleusercontent.com/foW-7-1fWKBr1F0toEg58bEequCkYfEZ3kGfU67iMmy0xPvbpKAMPXf5uP43xfisRJTtvQToCHABs34=w60-h60-l90-rj</text:p>
          </table:table-cell>
          <table:table-cell office:value-type="string">
            <text:p>90s Backpacker Hip Hop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kNNx8o3LyD3XF_wKmbZZRMsdiYpo5Gjr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ollywood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NNx8o3LyD3XF_wKmbZZRMsdiYpo5GjrM</text:p>
          </table:table-cell>
          <table:table-cell office:value-type="string">
            <text:p>https://lh3.googleusercontent.com/G79XUGeKpNhh59VBMPFw_FC81nqt4UHI3Mz8e87rDsnPT0nKBLC7-8MPMbSbVl6Bc3dLM34Ygf4JnQ=w60-h60-l90-rj</text:p>
          </table:table-cell>
          <table:table-cell office:value-type="string">
            <text:p>90s Bollyw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iDNaS5nAXxdzsqFElFKKKs0GUEFJE26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ollywood Dance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iDNaS5nAXxdzsqFElFKKKs0GUEFJE26w</text:p>
          </table:table-cell>
          <table:table-cell office:value-type="string">
            <text:p>https://lh3.googleusercontent.com/CDKuNbvqo59iKyF7s0hrY7ZXuqR788rPSfAg_dN8zTXM1kknNLOAmMAMNwpuK16D8ms5JsDo9eT6fZA=w60-h60-l90-rj</text:p>
          </table:table-cell>
          <table:table-cell office:value-type="string">
            <text:p>90s Bollywood Dance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iDNaS5nAXxdzsqFElFKKKs0GUEFJE26w</text:p>
          </table:table-cell>
          <table:table-cell office:value-type="string">
            <text:p>https://lh3.googleusercontent.com/CDKuNbvqo59iKyF7s0hrY7ZXuqR788rPSfAg_dN8zTXM1kknNLOAmMAMNwpuK16D8ms5JsDo9eT6fZA=w60-h60-l90-rj</text:p>
          </table:table-cell>
          <table:table-cell office:value-type="string">
            <text:p>90s Bollywood Dance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iDNaS5nAXxdzsqFElFKKKs0GUEFJE26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ollywood Dance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iDNaS5nAXxdzsqFElFKKKs0GUEFJE26w</text:p>
          </table:table-cell>
          <table:table-cell office:value-type="string">
            <text:p>https://lh3.googleusercontent.com/CDKuNbvqo59iKyF7s0hrY7ZXuqR788rPSfAg_dN8zTXM1kknNLOAmMAMNwpuK16D8ms5JsDo9eT6fZA=w60-h60-l90-rj</text:p>
          </table:table-cell>
          <table:table-cell office:value-type="string">
            <text:p>90s Bollywood Dance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nm4v4arFrmL63NUzIdoXJe-E7G4_sr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ollywood Romance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nm4v4arFrmL63NUzIdoXJe-E7G4_sriU</text:p>
          </table:table-cell>
          <table:table-cell office:value-type="string">
            <text:p>https://lh3.googleusercontent.com/-c8oNNa6UCD1DZuwiIqqIaYVwrHZbw98y02sxSaAaJwE-ICbvInn5tRpuK6Ri0mEhoHM8LbYDIvWGzpG=w60-h60-l90-rj</text:p>
          </table:table-cell>
          <table:table-cell office:value-type="string">
            <text:p>90s Bollywood Romance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CFyity-5xsBCaEQbpfJz8Gxp0zz6eRQ8</text:p>
          </table:table-cell>
          <table:table-cell office:value-type="string">
            <text:p>https://lh3.googleusercontent.com/SXlGnwLYO5qmOQXOvvdtgEJYMQNEZL6xfXYCfO3U0oEH-QW_NgMgrZNZCZPqwLH743mABiUkdNtH5vQ=w60-h60-l90-rj</text:p>
          </table:table-cell>
          <table:table-cell office:value-type="string">
            <text:p>90s Bollywood Sad Songs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CFyity-5xsBCaEQbpfJz8Gxp0zz6eRQ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Bollywood Sad Songs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CFyity-5xsBCaEQbpfJz8Gxp0zz6eRQ8</text:p>
          </table:table-cell>
          <table:table-cell office:value-type="string">
            <text:p>https://lh3.googleusercontent.com/SXlGnwLYO5qmOQXOvvdtgEJYMQNEZL6xfXYCfO3U0oEH-QW_NgMgrZNZCZPqwLH743mABiUkdNtH5vQ=w60-h60-l90-rj</text:p>
          </table:table-cell>
          <table:table-cell office:value-type="string">
            <text:p>90s Bollywood Sad Songs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6TnLH20Ir4P2cfx1DNSxaZiea49NmIKY</text:p>
          </table:table-cell>
          <table:table-cell office:value-type="string">
            <text:p>https://lh3.googleusercontent.com/W6EHcUHIQ3SEoh6Z2Zi0Mn7mjz3ci7EuOtexIcktgwMRTbNRDl_VV6N8ftA88VkXp7sCJN3YfQ80APo=w60-h60-l90-rj</text:p>
          </table:table-cell>
          <table:table-cell office:value-type="string">
            <text:p>90s Bollywood Sangeet</text:p>
          </table:table-cell>
          <table:table-cell office:value-type="string">
            <text:p>45 songs</text:p>
          </table:table-cell>
        </table:table-row>
        <table:table-row table:style-name="ro2">
          <table:table-cell office:value-type="string">
            <text:p>https://music.youtube.com/playlist?list=RDCLAK5uy_kpxnNxJpPZjLKbL9WgvrPuErWkUxMP6x4</text:p>
          </table:table-cell>
          <table:table-cell office:value-type="string">
            <text:p>https://lh3.googleusercontent.com/BUXcuUBXYDWPE0uKGJV4yBoI3MrCq5VN_uTx8N5Xt48oSm_3iEZo0-qYq1MRUvJMKGHQ4V32mAQ_tIw=w60-h60-l90-rj</text:p>
          </table:table-cell>
          <table:table-cell office:value-type="string">
            <text:p>90s Country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pxnNxJpPZjLKbL9WgvrPuErWkUxMP6x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Country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pxnNxJpPZjLKbL9WgvrPuErWkUxMP6x4</text:p>
          </table:table-cell>
          <table:table-cell office:value-type="string">
            <text:p>https://lh3.googleusercontent.com/BUXcuUBXYDWPE0uKGJV4yBoI3MrCq5VN_uTx8N5Xt48oSm_3iEZo0-qYq1MRUvJMKGHQ4V32mAQ_tIw=w60-h60-l90-rj</text:p>
          </table:table-cell>
          <table:table-cell office:value-type="string">
            <text:p>90s Country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ltlS29HmNHZb3oCsEjfXmZhIGaWpaDZc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Dance</text:p>
          </table:table-cell>
          <table:table-cell office:value-type="string">
            <text:p>102 songs</text:p>
          </table:table-cell>
        </table:table-row>
        <table:table-row table:style-name="ro2">
          <table:table-cell office:value-type="string">
            <text:p>https://music.youtube.com/playlist?list=RDCLAK5uy_ltlS29HmNHZb3oCsEjfXmZhIGaWpaDZck</text:p>
          </table:table-cell>
          <table:table-cell office:value-type="string">
            <text:p>https://lh3.googleusercontent.com/kQo7SylRaAIm1Q87VQ9RBRew9dg5N5TCtsSalGNlgridCtKqxVp_wUBTkSsgzu83p2O1zMGfOuYZKwOG=w60-h60-l90-rj</text:p>
          </table:table-cell>
          <table:table-cell office:value-type="string">
            <text:p>90s Dance</text:p>
          </table:table-cell>
          <table:table-cell office:value-type="string">
            <text:p>102 songs</text:p>
          </table:table-cell>
        </table:table-row>
        <table:table-row table:style-name="ro2" table:visibility="filter">
          <table:table-cell office:value-type="string">
            <text:p>https://music.youtube.com/playlist?list=RDCLAK5uy_ltlS29HmNHZb3oCsEjfXmZhIGaWpaDZck</text:p>
          </table:table-cell>
          <table:table-cell office:value-type="string">
            <text:p>https://lh3.googleusercontent.com/kQo7SylRaAIm1Q87VQ9RBRew9dg5N5TCtsSalGNlgridCtKqxVp_wUBTkSsgzu83p2O1zMGfOuYZKwOG=w60-h60-l90-rj</text:p>
          </table:table-cell>
          <table:table-cell office:value-type="string">
            <text:p>90s Dance</text:p>
          </table:table-cell>
          <table:table-cell office:value-type="string">
            <text:p>102 songs</text:p>
          </table:table-cell>
        </table:table-row>
        <table:table-row table:style-name="ro2" table:visibility="filter">
          <table:table-cell office:value-type="string">
            <text:p>https://music.youtube.com/playlist?list=RDCLAK5uy_ltlS29HmNHZb3oCsEjfXmZhIGaWpaDZc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Dance</text:p>
          </table:table-cell>
          <table:table-cell office:value-type="string">
            <text:p>102 songs</text:p>
          </table:table-cell>
        </table:table-row>
        <table:table-row table:style-name="ro2" table:visibility="filter">
          <table:table-cell office:value-type="string">
            <text:p>https://music.youtube.com/playlist?list=RDCLAK5uy_ltlS29HmNHZb3oCsEjfXmZhIGaWpaDZck</text:p>
          </table:table-cell>
          <table:table-cell office:value-type="string">
            <text:p>https://lh3.googleusercontent.com/kQo7SylRaAIm1Q87VQ9RBRew9dg5N5TCtsSalGNlgridCtKqxVp_wUBTkSsgzu83p2O1zMGfOuYZKwOG=w60-h60-l90-rj</text:p>
          </table:table-cell>
          <table:table-cell office:value-type="string">
            <text:p>90s Dance</text:p>
          </table:table-cell>
          <table:table-cell office:value-type="string">
            <text:p>102 songs</text:p>
          </table:table-cell>
        </table:table-row>
        <table:table-row table:style-name="ro2">
          <table:table-cell office:value-type="string">
            <text:p>https://music.youtube.com/playlist?list=RDCLAK5uy_ncXhIKFnvPuvLTNX-hjLwhQYl7GR8UmyA</text:p>
          </table:table-cell>
          <table:table-cell office:value-type="string">
            <text:p>https://lh3.googleusercontent.com/yOafQ21go57kp0ZCACUmv0tRQbvTPfC_wpFhQABGrn64i7ngQ_cSOlz3eW5PgSMyidFdoh2M1Fs6s38=w60-h60-l90-rj</text:p>
          </table:table-cell>
          <table:table-cell office:value-type="string">
            <text:p>90s Dancehall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ncXhIKFnvPuvLTNX-hjLwhQYl7GR8Umy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Dancehall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ncXhIKFnvPuvLTNX-hjLwhQYl7GR8UmyA</text:p>
          </table:table-cell>
          <table:table-cell office:value-type="string">
            <text:p>https://lh3.googleusercontent.com/yOafQ21go57kp0ZCACUmv0tRQbvTPfC_wpFhQABGrn64i7ngQ_cSOlz3eW5PgSMyidFdoh2M1Fs6s38=w60-h60-l90-rj</text:p>
          </table:table-cell>
          <table:table-cell office:value-type="string">
            <text:p>90s Dancehall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lAFyo08yCp6_aSsDCwLcrDTGEzPzryjt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French Po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lAFyo08yCp6_aSsDCwLcrDTGEzPzryjtE</text:p>
          </table:table-cell>
          <table:table-cell office:value-type="string">
            <text:p>https://lh3.googleusercontent.com/9Q7OFS4J1y__fmIlq5pfl02em1qrlxeJJuV_hxk8NH1EnicaoE42A3tSHB-aqp0KesjYXp8wwdHAGYQ=w60-h60-l90-rj</text:p>
          </table:table-cell>
          <table:table-cell office:value-type="string">
            <text:p>90s French Pop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lCplrlwbbmO_SyyVYu7b-iXEQh_DPY3x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French Rap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CplrlwbbmO_SyyVYu7b-iXEQh_DPY3x0</text:p>
          </table:table-cell>
          <table:table-cell office:value-type="string">
            <text:p>https://lh3.googleusercontent.com/CW-pEKqGDd0wtoXgABWgwEALcCo0SHdQHift2WLGO56fK2biBNcV7kA4DuYcdAfXxEi8y5uo1nnxN7E=w60-h60-l90-rj</text:p>
          </table:table-cell>
          <table:table-cell office:value-type="string">
            <text:p>90s French Rap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0pAECrSAnyfXn-bgZ6XveIzAjDixOiX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Hip Hop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l0pAECrSAnyfXn-bgZ6XveIzAjDixOiX0</text:p>
          </table:table-cell>
          <table:table-cell office:value-type="string">
            <text:p>https://lh3.googleusercontent.com/SqebQEuET5FnG7d3BLRZaPPclEF2zURyLZss_dc-BKN0HDYSXGA24ebVDh96ZtRade85AxdbiPzZbQ0=w60-h60-l90-rj</text:p>
          </table:table-cell>
          <table:table-cell office:value-type="string">
            <text:p>90s Hip H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0pAECrSAnyfXn-bgZ6XveIzAjDixOiX0</text:p>
          </table:table-cell>
          <table:table-cell office:value-type="string">
            <text:p>https://lh3.googleusercontent.com/SqebQEuET5FnG7d3BLRZaPPclEF2zURyLZss_dc-BKN0HDYSXGA24ebVDh96ZtRade85AxdbiPzZbQ0=w60-h60-l90-rj</text:p>
          </table:table-cell>
          <table:table-cell office:value-type="string">
            <text:p>90s Hip H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myv3cB_L96tlcINvAx0uS9LdgTdweJMY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Indian Pop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yv3cB_L96tlcINvAx0uS9LdgTdweJMYM</text:p>
          </table:table-cell>
          <table:table-cell office:value-type="string">
            <text:p>https://lh3.googleusercontent.com/jjUhbU6PM4aCItYKIWeBPJJL47re2f6qTLWS_j-yikFhxQkb7usOJBodz6hfRuq5sCCsCcmzvGNr1Q=w60-h60-l90-rj</text:p>
          </table:table-cell>
          <table:table-cell office:value-type="string">
            <text:p>90s Indian P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myv3cB_L96tlcINvAx0uS9LdgTdweJMYM</text:p>
          </table:table-cell>
          <table:table-cell office:value-type="string">
            <text:p>https://lh3.googleusercontent.com/jjUhbU6PM4aCItYKIWeBPJJL47re2f6qTLWS_j-yikFhxQkb7usOJBodz6hfRuq5sCCsCcmzvGNr1Q=w60-h60-l90-rj</text:p>
          </table:table-cell>
          <table:table-cell office:value-type="string">
            <text:p>90s Indian P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myv3cB_L96tlcINvAx0uS9LdgTdweJMYM</text:p>
          </table:table-cell>
          <table:table-cell office:value-type="string">
            <text:p>https://lh3.googleusercontent.com/jjUhbU6PM4aCItYKIWeBPJJL47re2f6qTLWS_j-yikFhxQkb7usOJBodz6hfRuq5sCCsCcmzvGNr1Q=w60-h60-l90-rj</text:p>
          </table:table-cell>
          <table:table-cell office:value-type="string">
            <text:p>90s Indian P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myv3cB_L96tlcINvAx0uS9LdgTdweJMY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Indian Po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nZLtVqoUSgdUfdn-dTMEhowtT7ivXq_O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J-Rap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nZLtVqoUSgdUfdn-dTMEhowtT7ivXq_OE</text:p>
          </table:table-cell>
          <table:table-cell office:value-type="string">
            <text:p>https://lh3.googleusercontent.com/wacemv-u8X2ZNu4vUJAh57pLiwz35VZraeAmgt0XdlC64kSxwipsAaeLklnKoiOhj3FsqbJ6kgCR0ZI=w60-h60-l90-rj</text:p>
          </table:table-cell>
          <table:table-cell office:value-type="string">
            <text:p>90s J-Rap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kiVGsxsxfhDCvIsBIQ1k3V0hRPeEz6Su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One-Hit Wonders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kiVGsxsxfhDCvIsBIQ1k3V0hRPeEz6SuE</text:p>
          </table:table-cell>
          <table:table-cell office:value-type="string">
            <text:p>https://lh3.googleusercontent.com/DFkrodWYBUKGSVWcRiP_wBshvPvLYCkI1YV9ztyEARcNUs3dKhVGiIcqEsvX_2aEvxPtbOuoCNcmog=w60-h60-l90-rj</text:p>
          </table:table-cell>
          <table:table-cell office:value-type="string">
            <text:p>90s One-Hit Wonders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FD4lodGvr1kb0xlJOOfEi0tGWI7cQKK0</text:p>
          </table:table-cell>
          <table:table-cell office:value-type="string">
            <text:p>https://lh3.googleusercontent.com/Az5UMB1ln-pe8zRSBgpUdKjNBduuKbX2o9O0zkzxihpeox0bbxiF9H7Mxju0XuzIndp21eo3r95QNQ=w60-h60-l90-rj</text:p>
          </table:table-cell>
          <table:table-cell office:value-type="string">
            <text:p>90s Pop-Rock Hit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m5Xb_W2S5KWSphNrfhLmT4tD2tJCI95I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Punjabi Part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5Xb_W2S5KWSphNrfhLmT4tD2tJCI95I4</text:p>
          </table:table-cell>
          <table:table-cell office:value-type="string">
            <text:p>https://lh3.googleusercontent.com/-kA0f0Et0Y1zAMrLSiMMBKmXYnTHG3LE4M9oCzYrWXC0jgzHsm-JNI2OWs-MjO151Vs5LT1h5oK-LSw=w60-h60-l90-rj</text:p>
          </table:table-cell>
          <table:table-cell office:value-type="string">
            <text:p>90s Punjabi Part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Qi-t2mN-swhdhGPOg4h4Zw-P5KzdwUSM</text:p>
          </table:table-cell>
          <table:table-cell office:value-type="string">
            <text:p>https://lh3.googleusercontent.com/9iGeChq5rKjxSDna2KWm_48peFUcw_h10Ag17jCaH4g8AqwohkYSxESMqbMgJBxX_d-rSvJ0vf69uqo=w60-h60-l90-rj</text:p>
          </table:table-cell>
          <table:table-cell office:value-type="string">
            <text:p>90s R&amp;B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l6aLGm9YTfnptXPJCncaK3NpN_0bX3I0w</text:p>
          </table:table-cell>
          <table:table-cell office:value-type="string">
            <text:p>https://lh3.googleusercontent.com/rU1KrKdHTCpsLNB7KphiKp2cmnkJnZedhR96mB57bC39kWjn-HnCu3nUtTEoG3p4SsC3SmZrve-nhw0=w60-h60-l90-rj</text:p>
          </table:table-cell>
          <table:table-cell office:value-type="string">
            <text:p>90s Rock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l6aLGm9YTfnptXPJCncaK3NpN_0bX3I0w</text:p>
          </table:table-cell>
          <table:table-cell office:value-type="string">
            <text:p>https://lh3.googleusercontent.com/rU1KrKdHTCpsLNB7KphiKp2cmnkJnZedhR96mB57bC39kWjn-HnCu3nUtTEoG3p4SsC3SmZrve-nhw0=w60-h60-l90-rj</text:p>
          </table:table-cell>
          <table:table-cell office:value-type="string">
            <text:p>90s Rock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mxqgyPRK9n6mflkAhpQAXpebl2Y9E4at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Safarnama: Hindi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xqgyPRK9n6mflkAhpQAXpebl2Y9E4atM</text:p>
          </table:table-cell>
          <table:table-cell office:value-type="string">
            <text:p>https://lh3.googleusercontent.com/kapsKjFgjRCer7AReEpjGgODW1x6bb1-SNHCQayWXU1RGtPAO7SUUygPfCFf2JAout3URYIe5tO20ZV2=w60-h60-l90-rj</text:p>
          </table:table-cell>
          <table:table-cell office:value-type="string">
            <text:p>90s Safarnama: Hindi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MMt9DKMWp-4hsENTRx4ziH6Z9ESmkgsw</text:p>
          </table:table-cell>
          <table:table-cell office:value-type="string">
            <text:p>https://lh3.googleusercontent.com/3kDura43V_KlnSW3cQPzA7Sss-xOG4mmRO5ZfNlYys3Wc3FEuFPZtNxBCGPNGvH_UtMSlddz58tEvbg=w60-h60-l90-rj</text:p>
          </table:table-cell>
          <table:table-cell office:value-type="string">
            <text:p>90s Sing-Alongs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ms55UKAmQE5XAkphnhV1GPaWnd6fx_5Fc</text:p>
          </table:table-cell>
          <table:table-cell office:value-type="string">
            <text:p>https://lh3.googleusercontent.com/sCpJfqYGRvN8YqugjJJ3LPujuc8OjLhInGuyg172T0XwmcgSRh5Nrl6oQpWpU8U5DMYCJ8slXzo9-g=w60-h60-l90-rj</text:p>
          </table:table-cell>
          <table:table-cell office:value-type="string">
            <text:p>90s Sing-Along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MMt9DKMWp-4hsENTRx4ziH6Z9ESmkgs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Sing-Along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nMMt9DKMWp-4hsENTRx4ziH6Z9ESmkgsw</text:p>
          </table:table-cell>
          <table:table-cell office:value-type="string">
            <text:p>https://lh3.googleusercontent.com/3kDura43V_KlnSW3cQPzA7Sss-xOG4mmRO5ZfNlYys3Wc3FEuFPZtNxBCGPNGvH_UtMSlddz58tEvbg=w60-h60-l90-rj</text:p>
          </table:table-cell>
          <table:table-cell office:value-type="string">
            <text:p>90s Sing-Along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nMMt9DKMWp-4hsENTRx4ziH6Z9ESmkgsw</text:p>
          </table:table-cell>
          <table:table-cell office:value-type="string">
            <text:p>https://lh3.googleusercontent.com/3kDura43V_KlnSW3cQPzA7Sss-xOG4mmRO5ZfNlYys3Wc3FEuFPZtNxBCGPNGvH_UtMSlddz58tEvbg=w60-h60-l90-rj</text:p>
          </table:table-cell>
          <table:table-cell office:value-type="string">
            <text:p>90s Sing-Along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ms55UKAmQE5XAkphnhV1GPaWnd6fx_5Fc</text:p>
          </table:table-cell>
          <table:table-cell office:value-type="string">
            <text:p>https://lh3.googleusercontent.com/sCpJfqYGRvN8YqugjJJ3LPujuc8OjLhInGuyg172T0XwmcgSRh5Nrl6oQpWpU8U5DMYCJ8slXzo9-g=w60-h60-l90-rj</text:p>
          </table:table-cell>
          <table:table-cell office:value-type="string">
            <text:p>90s Sing-Along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ms55UKAmQE5XAkphnhV1GPaWnd6fx_5F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Sing-Along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ms55UKAmQE5XAkphnhV1GPaWnd6fx_5Fc</text:p>
          </table:table-cell>
          <table:table-cell office:value-type="string">
            <text:p>https://lh3.googleusercontent.com/sCpJfqYGRvN8YqugjJJ3LPujuc8OjLhInGuyg172T0XwmcgSRh5Nrl6oQpWpU8U5DMYCJ8slXzo9-g=w60-h60-l90-rj</text:p>
          </table:table-cell>
          <table:table-cell office:value-type="string">
            <text:p>90s Sing-Along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x7nHsos6LRHpPq2q2f_bKkT8eALsik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Summer Sound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nx7nHsos6LRHpPq2q2f_bKkT8eALsikiI</text:p>
          </table:table-cell>
          <table:table-cell office:value-type="string">
            <text:p>https://lh3.googleusercontent.com/KPpI5zLymV0DsP2WvcqaDhrYBSWc1kKyHVr4xwnnXfS87UD7MuCbKZitoP7NYlJR_6bS8coKmi_NDbXc=w60-h60-l90-rj</text:p>
          </table:table-cell>
          <table:table-cell office:value-type="string">
            <text:p>90s Summer Sound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nx7nHsos6LRHpPq2q2f_bKkT8eALsik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90s Summer Sound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nx7nHsos6LRHpPq2q2f_bKkT8eALsikiI</text:p>
          </table:table-cell>
          <table:table-cell office:value-type="string">
            <text:p>https://lh3.googleusercontent.com/KPpI5zLymV0DsP2WvcqaDhrYBSWc1kKyHVr4xwnnXfS87UD7MuCbKZitoP7NYlJR_6bS8coKmi_NDbXc=w60-h60-l90-rj</text:p>
          </table:table-cell>
          <table:table-cell office:value-type="string">
            <text:p>90s Summer Sound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lqW51Jx8CfHXAyh4B06lJi9Z5HqZJNgZQ</text:p>
          </table:table-cell>
          <table:table-cell office:value-type="string">
            <text:p>https://lh3.googleusercontent.com/EKjcWh5e_poRDOll_B1h9iKO5J13E_p0z6OOztYC3Re87qtHlyjoqxJGHli2v3p_LGDA5Z6E90inyw=w60-h60-l90-rj</text:p>
          </table:table-cell>
          <table:table-cell office:value-type="string">
            <text:p>90s Workou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JWGcrtTC_zrbD6rKkBvOcht_vzijhX1A</text:p>
          </table:table-cell>
          <table:table-cell office:value-type="string">
            <text:p>https://lh3.googleusercontent.com/45AIiZAuFBHr_Zn--AyJziC-8VSaHbOeZAZarPF0AOpmQLGnLVMWsEADvpJr9LEYetpSCr-5sNairqM=w60-h60-l90-rj</text:p>
          </table:table-cell>
          <table:table-cell office:value-type="string">
            <text:p>A Happy Alternativ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JWGcrtTC_zrbD6rKkBvOcht_vzijhX1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 Happy Alternativ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JWGcrtTC_zrbD6rKkBvOcht_vzijhX1A</text:p>
          </table:table-cell>
          <table:table-cell office:value-type="string">
            <text:p>https://lh3.googleusercontent.com/45AIiZAuFBHr_Zn--AyJziC-8VSaHbOeZAZarPF0AOpmQLGnLVMWsEADvpJr9LEYetpSCr-5sNairqM=w60-h60-l90-rj</text:p>
          </table:table-cell>
          <table:table-cell office:value-type="string">
            <text:p>A Happy Alternativ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g2Wd7Kt__DL3kQQM8L5KhiFaS7HGUg6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 Pop Christma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g2Wd7Kt__DL3kQQM8L5KhiFaS7HGUg6A</text:p>
          </table:table-cell>
          <table:table-cell office:value-type="string">
            <text:p>https://lh3.googleusercontent.com/SP_3RZdu6qPW5LBWgUX9762L1rfL66up2Hr21eN6ZsysqNESKH4a6aPAuMBPnM6Fci6wGIm373bb-2vt=w60-h60-l90-rj</text:p>
          </table:table-cell>
          <table:table-cell office:value-type="string">
            <text:p>A Pop Christma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g2Wd7Kt__DL3kQQM8L5KhiFaS7HGUg6A</text:p>
          </table:table-cell>
          <table:table-cell office:value-type="string">
            <text:p>https://lh3.googleusercontent.com/SP_3RZdu6qPW5LBWgUX9762L1rfL66up2Hr21eN6ZsysqNESKH4a6aPAuMBPnM6Fci6wGIm373bb-2vt=w60-h60-l90-rj</text:p>
          </table:table-cell>
          <table:table-cell office:value-type="string">
            <text:p>A Pop Christma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g2Wd7Kt__DL3kQQM8L5KhiFaS7HGUg6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 Pop Christma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tOL7kXTRxvIvmIsrYzKQ_MEpBdIywpQc</text:p>
          </table:table-cell>
          <table:table-cell office:value-type="string">
            <text:p>https://lh3.googleusercontent.com/cURNN8e1dnUy2lL5QJsY160cHzifE06Kc2Nt4ymcvnNhR_SH2YnbuOGfUP6BE3cyfYOY_yNjb6JBWEA=w60-h60-l90-rj</text:p>
          </table:table-cell>
          <table:table-cell office:value-type="string">
            <text:p>Acoustic Bedtime</text:p>
          </table:table-cell>
          <table:table-cell office:value-type="string">
            <text:p>109 songs</text:p>
          </table:table-cell>
        </table:table-row>
        <table:table-row table:style-name="ro2">
          <table:table-cell office:value-type="string">
            <text:p>https://music.youtube.com/playlist?list=RDCLAK5uy_km8j1Msn0n8FTLRIw0krI9k2sf-t1Z4hg</text:p>
          </table:table-cell>
          <table:table-cell office:value-type="string">
            <text:p>https://lh3.googleusercontent.com/Gzvo5VvqNiV-Xr-rGmYrSEPL5L3yAMtp0PVaGG9ekpqiOin6kcGIiV-a-3Vl_r7GgB5TaPJk7AqzNmw=w60-h60-l90-rj</text:p>
          </table:table-cell>
          <table:table-cell office:value-type="string">
            <text:p>Acoustic Covers of Love Song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p-ufHI4pLUbNNW8NVYznT2qZp3the3_o</text:p>
          </table:table-cell>
          <table:table-cell office:value-type="string">
            <text:p>https://lh3.googleusercontent.com/QisYUTAlUcpa7_GDjfl17f8GAWNljl8ryMDEoSFPDrIQDmNhfayrPpZkJmlPm6Hx___lRprFE1WAsQ=w60-h60-l90-rj</text:p>
          </table:table-cell>
          <table:table-cell office:value-type="string">
            <text:p>Acoustic Love Songs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kPdnadBmgXk28mbGxm_5uGeKvHrec208</text:p>
          </table:table-cell>
          <table:table-cell office:value-type="string">
            <text:p>https://lh3.googleusercontent.com/tE56EFMRtd1aLWwyhIOPH55gNMF2c_h_PP30_gGMl1jpbrA48GTbFpuWgKlbRHKo_7gwN-9QvVdp1lZd=w60-h60-l90-rj</text:p>
          </table:table-cell>
          <table:table-cell office:value-type="string">
            <text:p>Acoustic Pop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mkPdnadBmgXk28mbGxm_5uGeKvHrec208</text:p>
          </table:table-cell>
          <table:table-cell office:value-type="string">
            <text:p>https://lh3.googleusercontent.com/tE56EFMRtd1aLWwyhIOPH55gNMF2c_h_PP30_gGMl1jpbrA48GTbFpuWgKlbRHKo_7gwN-9QvVdp1lZd=w60-h60-l90-rj</text:p>
          </table:table-cell>
          <table:table-cell office:value-type="string">
            <text:p>Acoustic Pop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mkPdnadBmgXk28mbGxm_5uGeKvHrec20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coustic Pop</text:p>
          </table:table-cell>
          <table:table-cell office:value-type="string">
            <text:p>105 songs</text:p>
          </table:table-cell>
        </table:table-row>
        <table:table-row table:style-name="ro2">
          <table:table-cell office:value-type="string">
            <text:p>https://music.youtube.com/playlist?list=RDCLAK5uy_ksz90O3JSvBUbqvJygHfLn9gSrKCY1zic</text:p>
          </table:table-cell>
          <table:table-cell office:value-type="string">
            <text:p>https://lh3.googleusercontent.com/gs7te0SilGh38-kXeU_4YdJ58F602aMTZcyGj5sG8fqT2_M2le8y9mQAtTkqivlV6WpRwCskNNHQ4g=w60-h60-l90-rj</text:p>
          </table:table-cell>
          <table:table-cell office:value-type="string">
            <text:p>Acoustic Rock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ksz90O3JSvBUbqvJygHfLn9gSrKCY1zic</text:p>
          </table:table-cell>
          <table:table-cell office:value-type="string">
            <text:p>https://lh3.googleusercontent.com/gs7te0SilGh38-kXeU_4YdJ58F602aMTZcyGj5sG8fqT2_M2le8y9mQAtTkqivlV6WpRwCskNNHQ4g=w60-h60-l90-rj</text:p>
          </table:table-cell>
          <table:table-cell office:value-type="string">
            <text:p>Acoustic Rock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nIS4kZng78XMjia0cDnzYy8EHwPrHIDX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coustic Turkish Pop</text:p>
          </table:table-cell>
          <table:table-cell office:value-type="string">
            <text:p>133 songs</text:p>
          </table:table-cell>
        </table:table-row>
        <table:table-row table:style-name="ro2" table:visibility="filter">
          <table:table-cell office:value-type="string">
            <text:p>https://music.youtube.com/playlist?list=RDCLAK5uy_nt_rV4HSIclVcjSe9sOdwr279gx-seLQ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 Gospel Hotlis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t_rV4HSIclVcjSe9sOdwr279gx-seLQs</text:p>
          </table:table-cell>
          <table:table-cell office:value-type="string">
            <text:p>https://lh3.googleusercontent.com/Um-2QdYTMCbF-GG9q4zYCTjASW9Cw1ZK7YOwe-9oC9X_rFb_-xcEUDraRO4FiEiMf7VFHaKMMXesyk3o=w60-h60-l90-rj</text:p>
          </table:table-cell>
          <table:table-cell office:value-type="string">
            <text:p>Afro Gospel Ho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GgoKYMbZN3uiYZL0dtWaDkLrVPvrxwP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 Hip Hop Hotlist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GgoKYMbZN3uiYZL0dtWaDkLrVPvrxwPg</text:p>
          </table:table-cell>
          <table:table-cell office:value-type="string">
            <text:p>https://lh3.googleusercontent.com/FLMOgNmYqwKmtVvUCbMPUUnhn4LaRcRpLnNeZr-d_qGdT7Nlm1eHU86BpSqNdNgm8m-aKnWC-MDRsQ=w60-h60-l90-rj</text:p>
          </table:table-cell>
          <table:table-cell office:value-type="string">
            <text:p>Afro Hip Hop Hotlist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p5cNmReB3OGMjoRsbRrNMOBczEy-o32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beats Hits 2024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mp5cNmReB3OGMjoRsbRrNMOBczEy-o32s</text:p>
          </table:table-cell>
          <table:table-cell office:value-type="string">
            <text:p>https://lh3.googleusercontent.com/ANtRaumyDqMgY0YgxD4MLbRp8A763TAjsYbeUBV6wX4pyStv7IwGXzdGNXstylqEHovVDLi7Z5qJAzY=w60-h60-l90-rj</text:p>
          </table:table-cell>
          <table:table-cell office:value-type="string">
            <text:p>Afrobeats Hits 2024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nxt6HHLwT3Jw4-CkWVe4aIWsBLSQS2tPQ</text:p>
          </table:table-cell>
          <table:table-cell office:value-type="string">
            <text:p>https://lh3.googleusercontent.com/Hh3nqDfoZ6xOm4x40_VXAo8YgiCEKM4e8YTdx0PHRgs0ejWZhVzg1aN23fGyM9fiRAwessEpKAL4JzQ=w60-h60-l90-rj</text:p>
          </table:table-cell>
          <table:table-cell office:value-type="string">
            <text:p>Afrobeats Hits of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xt6HHLwT3Jw4-CkWVe4aIWsBLSQS2tP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beats Hits of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xt6HHLwT3Jw4-CkWVe4aIWsBLSQS2tPQ</text:p>
          </table:table-cell>
          <table:table-cell office:value-type="string">
            <text:p>https://lh3.googleusercontent.com/Hh3nqDfoZ6xOm4x40_VXAo8YgiCEKM4e8YTdx0PHRgs0ejWZhVzg1aN23fGyM9fiRAwessEpKAL4JzQ=w60-h60-l90-rj</text:p>
          </table:table-cell>
          <table:table-cell office:value-type="string">
            <text:p>Afrobeats Hits of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xt6HHLwT3Jw4-CkWVe4aIWsBLSQS2tPQ</text:p>
          </table:table-cell>
          <table:table-cell office:value-type="string">
            <text:p>https://lh3.googleusercontent.com/Hh3nqDfoZ6xOm4x40_VXAo8YgiCEKM4e8YTdx0PHRgs0ejWZhVzg1aN23fGyM9fiRAwessEpKAL4JzQ=w60-h60-l90-rj</text:p>
          </table:table-cell>
          <table:table-cell office:value-type="string">
            <text:p>Afrobeats Hits of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mq8ZD0NbHbKkZZ6frtlEjd8khfeZrA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beats Now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kmq8ZD0NbHbKkZZ6frtlEjd8khfeZrAd0</text:p>
          </table:table-cell>
          <table:table-cell office:value-type="string">
            <text:p>https://lh3.googleusercontent.com/oe8y9y0Y3PRWVRO9x9iIgZ1ecA_cVWW0GZpx5ZQf9GZupuT1Wkmc8niAvlVc7vgUyN1HDQwjBRYxnu8=w60-h60-l90-rj</text:p>
          </table:table-cell>
          <table:table-cell office:value-type="string">
            <text:p>Afrobeats Now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nEnpCM6rHJYEPKumrMpR8HJaRCww_vr5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beats Party</text:p>
          </table:table-cell>
          <table:table-cell office:value-type="string">
            <text:p>122 songs</text:p>
          </table:table-cell>
        </table:table-row>
        <table:table-row table:style-name="ro2">
          <table:table-cell office:value-type="string">
            <text:p>https://music.youtube.com/playlist?list=RDCLAK5uy_nEnpCM6rHJYEPKumrMpR8HJaRCww_vr5U</text:p>
          </table:table-cell>
          <table:table-cell office:value-type="string">
            <text:p>https://lh3.googleusercontent.com/VFCfh8VFiJmtpM-673A14QNU1A0OYHF2KJZk0l8gZWOX4apQZRWU3OkGZ2Mp_9NdzaZEXb2Slynnv-c7=w60-h60-l90-rj</text:p>
          </table:table-cell>
          <table:table-cell office:value-type="string">
            <text:p>Afrobeats Party</text:p>
          </table:table-cell>
          <table:table-cell office:value-type="string">
            <text:p>122 songs</text:p>
          </table:table-cell>
        </table:table-row>
        <table:table-row table:style-name="ro2" table:visibility="filter">
          <table:table-cell office:value-type="string">
            <text:p>https://music.youtube.com/playlist?list=RDCLAK5uy_lLMOe89gNlI8asCCYU_bcEc_2TC4M4bQ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pop Hits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lLMOe89gNlI8asCCYU_bcEc_2TC4M4bQY</text:p>
          </table:table-cell>
          <table:table-cell office:value-type="string">
            <text:p>https://lh3.googleusercontent.com/jWV6Im5IbKLOOfuN4_3ochNdAKgNKH8gyfil6pyRcPSo-ABDQwC63Psv4Vmg2j4z3lMi8riRLTLY6g=w60-h60-l90-rj</text:p>
          </table:table-cell>
          <table:table-cell office:value-type="string">
            <text:p>Afropop Hit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3ighEUIliA4jBKA_BTTEoJ-0OQ4hoJr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fro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3ighEUIliA4jBKA_BTTEoJ-0OQ4hoJrg</text:p>
          </table:table-cell>
          <table:table-cell office:value-type="string">
            <text:p>https://lh3.googleusercontent.com/BBbua-yWuSB-m-ZRNuY_OROlbxrkCNW2NEa9nhIw7eA7oaLbhgXQWIofjF_HmhkeGvVlzROel6zLzss=w60-h60-l90-rj</text:p>
          </table:table-cell>
          <table:table-cell office:value-type="string">
            <text:p>Afro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fHrWBAL48ByDno7Wbnr5PMRFOvRZpO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ggro Rock &amp; Rap for Lifting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lfHrWBAL48ByDno7Wbnr5PMRFOvRZpOfU</text:p>
          </table:table-cell>
          <table:table-cell office:value-type="string">
            <text:p>https://lh3.googleusercontent.com/usEp0cRqqaABmNbzu0KvC1XkKBBYl1ZIrSX_Q8jr0NXmeo36aKIvm8zxn1-FCvmZo81_gl1GkgQ4QP4=w60-h60-l90-rj</text:p>
          </table:table-cell>
          <table:table-cell office:value-type="string">
            <text:p>Aggro Rock &amp; Rap for Lifting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fHrWBAL48ByDno7Wbnr5PMRFOvRZpO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ggro Rock &amp; Rap for Lifting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fHrWBAL48ByDno7Wbnr5PMRFOvRZpOfU</text:p>
          </table:table-cell>
          <table:table-cell office:value-type="string">
            <text:p>https://lh3.googleusercontent.com/usEp0cRqqaABmNbzu0KvC1XkKBBYl1ZIrSX_Q8jr0NXmeo36aKIvm8zxn1-FCvmZo81_gl1GkgQ4QP4=w60-h60-l90-rj</text:p>
          </table:table-cell>
          <table:table-cell office:value-type="string">
            <text:p>Aggro Rock &amp; Rap for Lifting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k_IE5_xCeyf-wLiFUN7akVxWE4THyq35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I Want for Christmas Is Pop!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k_IE5_xCeyf-wLiFUN7akVxWE4THyq35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I Want for Christmas Is Pop!</text:p>
          </table:table-cell>
          <table:table-cell office:value-type="string">
            <text:p>132 songs</text:p>
          </table:table-cell>
        </table:table-row>
        <table:table-row table:style-name="ro2">
          <table:table-cell office:value-type="string">
            <text:p>https://music.youtube.com/playlist?list=RDCLAK5uy_k_IE5_xCeyf-wLiFUN7akVxWE4THyq35o</text:p>
          </table:table-cell>
          <table:table-cell office:value-type="string">
            <text:p>https://lh3.googleusercontent.com/UX7I_RPH4QA9RBfL5OhkaUVWd8mT3SzB9C7eUITA6C6BtvcMYRgHTxSZyB4vxlQtgY-KhVi2MMimXws=w60-h60-l90-rj</text:p>
          </table:table-cell>
          <table:table-cell office:value-type="string">
            <text:p>All I Want for Christmas Is Pop!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TCbJOBP3M3arg-SVE1HiPQ5xOfiVv2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Arabic Hits</text:p>
          </table:table-cell>
          <table:table-cell office:value-type="string">
            <text:p>174 songs</text:p>
          </table:table-cell>
        </table:table-row>
        <table:table-row table:style-name="ro2">
          <table:table-cell office:value-type="string">
            <text:p>https://music.youtube.com/playlist?list=RDCLAK5uy_ntTCbJOBP3M3arg-SVE1HiPQ5xOfiVv2w</text:p>
          </table:table-cell>
          <table:table-cell office:value-type="string">
            <text:p>https://lh3.googleusercontent.com/6f945pHkdHjxaGEKiRuAQwdB50rEOdHqRc5ySpsMl__e9Hmas3MwxeqxwM8f7MlOHL0U-b8MwRLKhlY=w60-h60-l90-rj</text:p>
          </table:table-cell>
          <table:table-cell office:value-type="string">
            <text:p>All Time Arabic Hits</text:p>
          </table:table-cell>
          <table:table-cell office:value-type="string">
            <text:p>174 songs</text:p>
          </table:table-cell>
        </table:table-row>
        <table:table-row table:style-name="ro2" table:visibility="filter">
          <table:table-cell office:value-type="string">
            <text:p>https://music.youtube.com/playlist?list=RDCLAK5uy_ntTCbJOBP3M3arg-SVE1HiPQ5xOfiVv2w</text:p>
          </table:table-cell>
          <table:table-cell office:value-type="string">
            <text:p>https://lh3.googleusercontent.com/6f945pHkdHjxaGEKiRuAQwdB50rEOdHqRc5ySpsMl__e9Hmas3MwxeqxwM8f7MlOHL0U-b8MwRLKhlY=w60-h60-l90-rj</text:p>
          </table:table-cell>
          <table:table-cell office:value-type="string">
            <text:p>All Time Arabic Hits</text:p>
          </table:table-cell>
          <table:table-cell office:value-type="string">
            <text:p>174 songs</text:p>
          </table:table-cell>
        </table:table-row>
        <table:table-row table:style-name="ro2" table:visibility="filter">
          <table:table-cell office:value-type="string">
            <text:p>https://music.youtube.com/playlist?list=RDCLAK5uy_n2LddiS8cLz9gdF2qozHdVVM1FMheGn8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Cantopop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2LddiS8cLz9gdF2qozHdVVM1FMheGn8Y</text:p>
          </table:table-cell>
          <table:table-cell office:value-type="string">
            <text:p>https://lh3.googleusercontent.com/xkl2hLrFbU-NO1XpS37gJu1i6mBWLOMks1dIMPgFzCS4ZQMgHe-SJ5wZwTIWsg3b9ASQgPQV4J21ygQ=w60-h60-l90-rj</text:p>
          </table:table-cell>
          <table:table-cell office:value-type="string">
            <text:p>All Time Cantopop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QlyZb6Njw6BfLpKjDnfEm6YBculLweKU</text:p>
          </table:table-cell>
          <table:table-cell office:value-type="string">
            <text:p>https://lh3.googleusercontent.com/_ZNtS1-53HS0QroXM3hMcGq69oOWW_3W-ysVugXbRhjOX2RUH2km6Ltef4EimCG0nrxlx6ZkcOxB5Y4=w60-h60-l90-rj</text:p>
          </table:table-cell>
          <table:table-cell office:value-type="string">
            <text:p>All Time Egyptian Hits</text:p>
          </table:table-cell>
          <table:table-cell office:value-type="string">
            <text:p>96 songs</text:p>
          </table:table-cell>
        </table:table-row>
        <table:table-row table:style-name="ro2" table:visibility="filter">
          <table:table-cell office:value-type="string">
            <text:p>https://music.youtube.com/playlist?list=RDCLAK5uy_mxlxWmgiUEfWzajrw_LtH0PVbjtdhxTX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Indonesian Rock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xlxWmgiUEfWzajrw_LtH0PVbjtdhxTXE</text:p>
          </table:table-cell>
          <table:table-cell office:value-type="string">
            <text:p>https://lh3.googleusercontent.com/0fZMJ3ht65DiBlGAPdql9lxgi3WSOH4vcYcBKCMlb3X93tmIR76qh4kn0TVbvbsaWj3UAUD1M3IZuTVL=w60-h60-l90-rj</text:p>
          </table:table-cell>
          <table:table-cell office:value-type="string">
            <text:p>All Time Indonesian Rock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wrWMQn6Ksxe_RHTRyAN2akWyxao305H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Iraqi Hits</text:p>
          </table:table-cell>
          <table:table-cell office:value-type="string">
            <text:p>102 songs</text:p>
          </table:table-cell>
        </table:table-row>
        <table:table-row table:style-name="ro2">
          <table:table-cell office:value-type="string">
            <text:p>https://music.youtube.com/playlist?list=RDCLAK5uy_mwrWMQn6Ksxe_RHTRyAN2akWyxao305Hk</text:p>
          </table:table-cell>
          <table:table-cell office:value-type="string">
            <text:p>https://lh3.googleusercontent.com/xIhjND8OQuIbETfhILt6EdpqDgWKUIpRbKt3iNGiyKgF5DML8ap0KULAZvtJjBfJoMuBND5gWSHzMQ=w60-h60-l90-rj</text:p>
          </table:table-cell>
          <table:table-cell office:value-type="string">
            <text:p>All Time Iraqi Hits</text:p>
          </table:table-cell>
          <table:table-cell office:value-type="string">
            <text:p>102 songs</text:p>
          </table:table-cell>
        </table:table-row>
        <table:table-row table:style-name="ro2" table:visibility="filter">
          <table:table-cell office:value-type="string">
            <text:p>https://music.youtube.com/playlist?list=RDCLAK5uy_lrbffK9xpKu0d6D3Po_cLCkVql-IKk64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Khaleeji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rbffK9xpKu0d6D3Po_cLCkVql-IKk648</text:p>
          </table:table-cell>
          <table:table-cell office:value-type="string">
            <text:p>https://lh3.googleusercontent.com/8OoePg6AG3h4xVeMdUoPBsUf9P8KqSXjr0ibQtvWiugasNizN4ULzNJGwINYWchZIBnkv2-NesCvL7I=w60-h60-l90-rj</text:p>
          </table:table-cell>
          <table:table-cell office:value-type="string">
            <text:p>All Time Khaleeji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jUtZ4Ka9DX5NZynOHD9s11R4LHDA70u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Lebanese Hits</text:p>
          </table:table-cell>
          <table:table-cell office:value-type="string">
            <text:p>194 songs</text:p>
          </table:table-cell>
        </table:table-row>
        <table:table-row table:style-name="ro2">
          <table:table-cell office:value-type="string">
            <text:p>https://music.youtube.com/playlist?list=RDCLAK5uy_mjUtZ4Ka9DX5NZynOHD9s11R4LHDA70uw</text:p>
          </table:table-cell>
          <table:table-cell office:value-type="string">
            <text:p>https://lh3.googleusercontent.com/0VHNC2ohCMl5DAHWiQUkLTEThriM_uranTZIhmTayboHjl-9GN21D18ujpH49uTX1CdRof4pAPdFJ6Zu=w60-h60-l90-rj</text:p>
          </table:table-cell>
          <table:table-cell office:value-type="string">
            <text:p>All Time Lebanese Hits</text:p>
          </table:table-cell>
          <table:table-cell office:value-type="string">
            <text:p>194 songs</text:p>
          </table:table-cell>
        </table:table-row>
        <table:table-row table:style-name="ro2">
          <table:table-cell office:value-type="string">
            <text:p>https://music.youtube.com/playlist?list=RDCLAK5uy_nrna03A6J39kv6x0wB5o4rx_b6OAU-nyk</text:p>
          </table:table-cell>
          <table:table-cell office:value-type="string">
            <text:p>https://lh3.googleusercontent.com/vJIVkUkCimeW3Oe9Xi0lGz5K-UK-FFiGv1XvuuhXFuq63LSwTUxyVe6-Y-_G6Cbx2ajzjca3evuqZ5w=w60-h60-l90-rj</text:p>
          </table:table-cell>
          <table:table-cell office:value-type="string">
            <text:p>All Time Maskandi Mix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nrna03A6J39kv6x0wB5o4rx_b6OAU-ny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Maskandi Mix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nrna03A6J39kv6x0wB5o4rx_b6OAU-nyk</text:p>
          </table:table-cell>
          <table:table-cell office:value-type="string">
            <text:p>https://lh3.googleusercontent.com/vJIVkUkCimeW3Oe9Xi0lGz5K-UK-FFiGv1XvuuhXFuq63LSwTUxyVe6-Y-_G6Cbx2ajzjca3evuqZ5w=w60-h60-l90-rj</text:p>
          </table:table-cell>
          <table:table-cell office:value-type="string">
            <text:p>All Time Maskandi Mix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nkX4YYbJwyMfe59JIqc2OkjOovBqz902o</text:p>
          </table:table-cell>
          <table:table-cell office:value-type="string">
            <text:p>https://lh3.googleusercontent.com/sNYFFxURwqvPcPZriarF1hJEvPOA5kv08TvcnbBL0_DhITS1GjBv_7KNLxgmG27rNor-VuUK7S_3nA=w60-h60-l90-rj</text:p>
          </table:table-cell>
          <table:table-cell office:value-type="string">
            <text:p>All Time Thai Love Song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kX4YYbJwyMfe59JIqc2OkjOovBqz902o</text:p>
          </table:table-cell>
          <table:table-cell office:value-type="string">
            <text:p>https://lh3.googleusercontent.com/sNYFFxURwqvPcPZriarF1hJEvPOA5kv08TvcnbBL0_DhITS1GjBv_7KNLxgmG27rNor-VuUK7S_3nA=w60-h60-l90-rj</text:p>
          </table:table-cell>
          <table:table-cell office:value-type="string">
            <text:p>All Time Thai Love Song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kX4YYbJwyMfe59JIqc2OkjOovBqz902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Thai Love Song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kX4YYbJwyMfe59JIqc2OkjOovBqz902o</text:p>
          </table:table-cell>
          <table:table-cell office:value-type="string">
            <text:p>https://lh3.googleusercontent.com/sNYFFxURwqvPcPZriarF1hJEvPOA5kv08TvcnbBL0_DhITS1GjBv_7KNLxgmG27rNor-VuUK7S_3nA=w60-h60-l90-rj</text:p>
          </table:table-cell>
          <table:table-cell office:value-type="string">
            <text:p>All Time Thai Love Song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kX4YYbJwyMfe59JIqc2OkjOovBqz902o</text:p>
          </table:table-cell>
          <table:table-cell office:value-type="string">
            <text:p>https://lh3.googleusercontent.com/sNYFFxURwqvPcPZriarF1hJEvPOA5kv08TvcnbBL0_DhITS1GjBv_7KNLxgmG27rNor-VuUK7S_3nA=w60-h60-l90-rj</text:p>
          </table:table-cell>
          <table:table-cell office:value-type="string">
            <text:p>All Time Thai Love Song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ZUgygi3RFeG-_hkk5hhoM_2LOXyxNSZ4</text:p>
          </table:table-cell>
          <table:table-cell office:value-type="string">
            <text:p>https://lh3.googleusercontent.com/lUtXRNi_7G98ghOhG_xQ5aStKBj01M9iEj-nr_j9zsvQ43euzhldFVhM2s9i49HriJvK00u50vIqcQ=w60-h60-l90-rj</text:p>
          </table:table-cell>
          <table:table-cell office:value-type="string">
            <text:p>All Time Thai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ZUgygi3RFeG-_hkk5hhoM_2LOXyxNSZ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Thai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ZUgygi3RFeG-_hkk5hhoM_2LOXyxNSZ4</text:p>
          </table:table-cell>
          <table:table-cell office:value-type="string">
            <text:p>https://lh3.googleusercontent.com/lUtXRNi_7G98ghOhG_xQ5aStKBj01M9iEj-nr_j9zsvQ43euzhldFVhM2s9i49HriJvK00u50vIqcQ=w60-h60-l90-rj</text:p>
          </table:table-cell>
          <table:table-cell office:value-type="string">
            <text:p>All Time Thai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ZUgygi3RFeG-_hkk5hhoM_2LOXyxNSZ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 Time Thai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ZUgygi3RFeG-_hkk5hhoM_2LOXyxNSZ4</text:p>
          </table:table-cell>
          <table:table-cell office:value-type="string">
            <text:p>https://lh3.googleusercontent.com/lUtXRNi_7G98ghOhG_xQ5aStKBj01M9iEj-nr_j9zsvQ43euzhldFVhM2s9i49HriJvK00u50vIqcQ=w60-h60-l90-rj</text:p>
          </table:table-cell>
          <table:table-cell office:value-type="string">
            <text:p>All Time Thai Rock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gHrXs_5F6wPwPFA47S8yrzCfjCi4AXDE</text:p>
          </table:table-cell>
          <table:table-cell office:value-type="string">
            <text:p>https://lh3.googleusercontent.com/NBvs4ikqCpBP50y5PzU9h9H3owFIiWH--FqFvWa2u0NTQ5XRz0ZBtllFzONELJWZ5LIEtnsIDu8IGj4=w60-h60-l90-rj</text:p>
          </table:table-cell>
          <table:table-cell office:value-type="string">
            <text:p>All-Time Alt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mgHrXs_5F6wPwPFA47S8yrzCfjCi4AXD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Alt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mgHrXs_5F6wPwPFA47S8yrzCfjCi4AXDE</text:p>
          </table:table-cell>
          <table:table-cell office:value-type="string">
            <text:p>https://lh3.googleusercontent.com/NBvs4ikqCpBP50y5PzU9h9H3owFIiWH--FqFvWa2u0NTQ5XRz0ZBtllFzONELJWZ5LIEtnsIDu8IGj4=w60-h60-l90-rj</text:p>
          </table:table-cell>
          <table:table-cell office:value-type="string">
            <text:p>All-Time Alt</text:p>
          </table:table-cell>
          <table:table-cell office:value-type="string">
            <text:p>188 songs</text:p>
          </table:table-cell>
        </table:table-row>
        <table:table-row table:style-name="ro2">
          <table:table-cell office:value-type="string">
            <text:p>https://music.youtube.com/playlist?list=RDCLAK5uy_kluqSMlnog1GDp3fK-kzf787f9DMW8LB0</text:p>
          </table:table-cell>
          <table:table-cell office:value-type="string">
            <text:p>https://lh3.googleusercontent.com/t9xcLjNlSeEJMQKHLC4r8ToQACpGuX2Rocmd-V4bLefZ9ltYzzgNtOrYjigjprXGZwDqTz17k5V4zl4=w60-h60-l90-rj</text:p>
          </table:table-cell>
          <table:table-cell office:value-type="string">
            <text:p>All-Time Easy Acoustic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luqSMlnog1GDp3fK-kzf787f9DMW8LB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Easy Acoustic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luqSMlnog1GDp3fK-kzf787f9DMW8LB0</text:p>
          </table:table-cell>
          <table:table-cell office:value-type="string">
            <text:p>https://lh3.googleusercontent.com/t9xcLjNlSeEJMQKHLC4r8ToQACpGuX2Rocmd-V4bLefZ9ltYzzgNtOrYjigjprXGZwDqTz17k5V4zl4=w60-h60-l90-rj</text:p>
          </table:table-cell>
          <table:table-cell office:value-type="string">
            <text:p>All-Time Easy Acoustic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luqSMlnog1GDp3fK-kzf787f9DMW8LB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Easy Acoustic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luqSMlnog1GDp3fK-kzf787f9DMW8LB0</text:p>
          </table:table-cell>
          <table:table-cell office:value-type="string">
            <text:p>https://lh3.googleusercontent.com/t9xcLjNlSeEJMQKHLC4r8ToQACpGuX2Rocmd-V4bLefZ9ltYzzgNtOrYjigjprXGZwDqTz17k5V4zl4=w60-h60-l90-rj</text:p>
          </table:table-cell>
          <table:table-cell office:value-type="string">
            <text:p>All-Time Easy Acoustic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w2wIlEv9llILhO0qoMTLsBBhmjzuibA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Hip Hop Hits</text:p>
          </table:table-cell>
          <table:table-cell office:value-type="string">
            <text:p>268 songs</text:p>
          </table:table-cell>
        </table:table-row>
        <table:table-row table:style-name="ro2">
          <table:table-cell office:value-type="string">
            <text:p>https://music.youtube.com/playlist?list=RDCLAK5uy_kw2wIlEv9llILhO0qoMTLsBBhmjzuibAc</text:p>
          </table:table-cell>
          <table:table-cell office:value-type="string">
            <text:p>https://lh3.googleusercontent.com/zLVAxjQWInc5xvy0mb3i5TOa83l3kD_l4MwHg0P_vEpXc3l7JPyQ_UcE7_Hv3wioiWBkRSv1a0w0dWzw=w60-h60-l90-rj</text:p>
          </table:table-cell>
          <table:table-cell office:value-type="string">
            <text:p>All-Time Hip Hop Hits</text:p>
          </table:table-cell>
          <table:table-cell office:value-type="string">
            <text:p>268 songs</text:p>
          </table:table-cell>
        </table:table-row>
        <table:table-row table:style-name="ro2" table:visibility="filter">
          <table:table-cell office:value-type="string">
            <text:p>https://music.youtube.com/playlist?list=RDCLAK5uy_kw2wIlEv9llILhO0qoMTLsBBhmjzuibA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Hip Hop Hits</text:p>
          </table:table-cell>
          <table:table-cell office:value-type="string">
            <text:p>268 songs</text:p>
          </table:table-cell>
        </table:table-row>
        <table:table-row table:style-name="ro2" table:visibility="filter">
          <table:table-cell office:value-type="string">
            <text:p>https://music.youtube.com/playlist?list=RDCLAK5uy_kw2wIlEv9llILhO0qoMTLsBBhmjzuibAc</text:p>
          </table:table-cell>
          <table:table-cell office:value-type="string">
            <text:p>https://lh3.googleusercontent.com/zLVAxjQWInc5xvy0mb3i5TOa83l3kD_l4MwHg0P_vEpXc3l7JPyQ_UcE7_Hv3wioiWBkRSv1a0w0dWzw=w60-h60-l90-rj</text:p>
          </table:table-cell>
          <table:table-cell office:value-type="string">
            <text:p>All-Time Hip Hop Hits</text:p>
          </table:table-cell>
          <table:table-cell office:value-type="string">
            <text:p>268 songs</text:p>
          </table:table-cell>
        </table:table-row>
        <table:table-row table:style-name="ro2" table:visibility="filter">
          <table:table-cell office:value-type="string">
            <text:p>https://music.youtube.com/playlist?list=RDCLAK5uy_l7u7RCjtiI_I3m5EgnI-V9yWAgx0RNy1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Pumped-Up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7u7RCjtiI_I3m5EgnI-V9yWAgx0RNy1E</text:p>
          </table:table-cell>
          <table:table-cell office:value-type="string">
            <text:p>https://lh3.googleusercontent.com/222JUk4ErOCMRy-oJHF5VP62Z2Szjhc1POklcyMC86BKQBT7iEIbUo7yRtBBgWLPtOyFeV0BH1Ymudg=w60-h60-l90-rj</text:p>
          </table:table-cell>
          <table:table-cell office:value-type="string">
            <text:p>All-Time Pumped-U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7u7RCjtiI_I3m5EgnI-V9yWAgx0RNy1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Pumped-U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7u7RCjtiI_I3m5EgnI-V9yWAgx0RNy1E</text:p>
          </table:table-cell>
          <table:table-cell office:value-type="string">
            <text:p>https://lh3.googleusercontent.com/222JUk4ErOCMRy-oJHF5VP62Z2Szjhc1POklcyMC86BKQBT7iEIbUo7yRtBBgWLPtOyFeV0BH1Ymudg=w60-h60-l90-rj</text:p>
          </table:table-cell>
          <table:table-cell office:value-type="string">
            <text:p>All-Time Pumped-U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iogpnXSBLJ_UoX8DnwAEjrPbaR5QEF6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Pumped-Up Hits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kiogpnXSBLJ_UoX8DnwAEjrPbaR5QEF6k</text:p>
          </table:table-cell>
          <table:table-cell office:value-type="string">
            <text:p>https://lh3.googleusercontent.com/8OH0W_Ur8iaM3QfoQXrsV5XaON6KnCukPXQ6N0-uxEmQSrzhDenOxw5zmDUyH8liXfu6bNagxW3bmGM=w60-h60-l90-rj</text:p>
          </table:table-cell>
          <table:table-cell office:value-type="string">
            <text:p>All-Time Pumped-Up Hit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l7u7RCjtiI_I3m5EgnI-V9yWAgx0RNy1E</text:p>
          </table:table-cell>
          <table:table-cell office:value-type="string">
            <text:p>https://lh3.googleusercontent.com/222JUk4ErOCMRy-oJHF5VP62Z2Szjhc1POklcyMC86BKQBT7iEIbUo7yRtBBgWLPtOyFeV0BH1Ymudg=w60-h60-l90-rj</text:p>
          </table:table-cell>
          <table:table-cell office:value-type="string">
            <text:p>All-Time Pumped-Up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io8NKN0dPfEdyHxD9gDJK2iUYD4NELPk</text:p>
          </table:table-cell>
          <table:table-cell office:value-type="string">
            <text:p>https://lh3.googleusercontent.com/6MrHdjsNl7z11VbGiWOrIfpDWkqF-wv-DiLuhd6cJHUONJjTKpHbiXnb1NPhcsYNa5nH9Qa0FmlbJpU=w60-h60-l90-rj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https://lh3.googleusercontent.com/6MrHdjsNl7z11VbGiWOrIfpDWkqF-wv-DiLuhd6cJHUONJjTKpHbiXnb1NPhcsYNa5nH9Qa0FmlbJpU=w60-h60-l90-rj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https://lh3.googleusercontent.com/6MrHdjsNl7z11VbGiWOrIfpDWkqF-wv-DiLuhd6cJHUONJjTKpHbiXnb1NPhcsYNa5nH9Qa0FmlbJpU=w60-h60-l90-rj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https://lh3.googleusercontent.com/6MrHdjsNl7z11VbGiWOrIfpDWkqF-wv-DiLuhd6cJHUONJjTKpHbiXnb1NPhcsYNa5nH9Qa0FmlbJpU=w60-h60-l90-rj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mio8NKN0dPfEdyHxD9gDJK2iUYD4NELPk</text:p>
          </table:table-cell>
          <table:table-cell office:value-type="string">
            <text:p>https://lh3.googleusercontent.com/6MrHdjsNl7z11VbGiWOrIfpDWkqF-wv-DiLuhd6cJHUONJjTKpHbiXnb1NPhcsYNa5nH9Qa0FmlbJpU=w60-h60-l90-rj</text:p>
          </table:table-cell>
          <table:table-cell office:value-type="string">
            <text:p>All-Time Summer Jams</text:p>
          </table:table-cell>
          <table:table-cell office:value-type="string">
            <text:p>123 songs</text:p>
          </table:table-cell>
        </table:table-row>
        <table:table-row table:style-name="ro2" table:visibility="filter">
          <table:table-cell office:value-type="string">
            <text:p>https://music.youtube.com/playlist?list=RDCLAK5uy_latg1ZI9CZNHAJVjUird8WRB6QB0NtA0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-Po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atg1ZI9CZNHAJVjUird8WRB6QB0NtA0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-Pop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atg1ZI9CZNHAJVjUird8WRB6QB0NtA0E</text:p>
          </table:table-cell>
          <table:table-cell office:value-type="string">
            <text:p>https://lh3.googleusercontent.com/5SRfOMzap0VwEEli0lb-U6v9Ifxk-Bx42f4cS2slLIswD4ZNtl9xgbbQt1PmiqxLzwk-dRPuhPRdPQ=w60-h60-l90-rj</text:p>
          </table:table-cell>
          <table:table-cell office:value-type="string">
            <text:p>Alt-Po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uEc3lB_I49bqnoy24kbjutvsiOi9ZQe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ernative Current: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uEc3lB_I49bqnoy24kbjutvsiOi9ZQe0</text:p>
          </table:table-cell>
          <table:table-cell office:value-type="string">
            <text:p>https://lh3.googleusercontent.com/9a8RjVp-pcdW_IeJ4K4nZXppFomGDkPJsXAZHZLZs5p16TuW8S3oToYn8v96CLZkDPDdSIGV9KHWMu0=w60-h60-l90-rj</text:p>
          </table:table-cell>
          <table:table-cell office:value-type="string">
            <text:p>Alternative Current: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0XhhFksuZoZzb5baw5Hm4rgWWcVPmNM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ernative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0XhhFksuZoZzb5baw5Hm4rgWWcVPmNMM</text:p>
          </table:table-cell>
          <table:table-cell office:value-type="string">
            <text:p>https://lh3.googleusercontent.com/_XiJLQbSPYS-3s1hPzCKGH9E0JiGw-eWPMffQp8dDeborxn1cYvr-0x4HAZIEL4zwz--gbtTfYpNsKfI=w60-h60-l90-rj</text:p>
          </table:table-cell>
          <table:table-cell office:value-type="string">
            <text:p>Alternative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6HBqaxrPcJqcUoDxkP0iyBkkcd6c8IW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ernative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6HBqaxrPcJqcUoDxkP0iyBkkcd6c8IWE</text:p>
          </table:table-cell>
          <table:table-cell office:value-type="string">
            <text:p>https://lh3.googleusercontent.com/YusX8kS5FaQiv5JoFd3DhXivadv1SLfBxfIl518Mc0aQV-mrwlDTQw8MeVCoX-WLOLx5__LrO2XG0lI3=w60-h60-l90-rj</text:p>
          </table:table-cell>
          <table:table-cell office:value-type="string">
            <text:p>Alternative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dlddKQt0-UqxL1dxv9dv9Numx8wybDV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ernative Hits 2023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mdlddKQt0-UqxL1dxv9dv9Numx8wybDVA</text:p>
          </table:table-cell>
          <table:table-cell office:value-type="string">
            <text:p>https://lh3.googleusercontent.com/3P3EqKOzcO1fuoQRhm39jkz4s2hC0VTsso8r7mIpaQwwhvNaM3X_MKl30zSsH956vY_pgAOf4FwVepPM=w60-h60-l90-rj</text:p>
          </table:table-cell>
          <table:table-cell office:value-type="string">
            <text:p>Alternative Hits 2023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mdlddKQt0-UqxL1dxv9dv9Numx8wybDVA</text:p>
          </table:table-cell>
          <table:table-cell office:value-type="string">
            <text:p>https://lh3.googleusercontent.com/3P3EqKOzcO1fuoQRhm39jkz4s2hC0VTsso8r7mIpaQwwhvNaM3X_MKl30zSsH956vY_pgAOf4FwVepPM=w60-h60-l90-rj</text:p>
          </table:table-cell>
          <table:table-cell office:value-type="string">
            <text:p>Alternative Hits 2023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lHCkw5gWSHBLzu_ZGfxx-6EZPcq_5C28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lternative Metal Workout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lHCkw5gWSHBLzu_ZGfxx-6EZPcq_5C28k</text:p>
          </table:table-cell>
          <table:table-cell office:value-type="string">
            <text:p>https://lh3.googleusercontent.com/W-NITx4Yqk-EaIQqQCnhxggYVD3JdBQEfqZVRfL16N-iZa40JfxImuiVjTS1yUVD34pMzyjks7Le0iYE=w60-h60-l90-rj</text:p>
          </table:table-cell>
          <table:table-cell office:value-type="string">
            <text:p>Alternative Metal Workout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lHCkw5gWSHBLzu_ZGfxx-6EZPcq_5C28k</text:p>
          </table:table-cell>
          <table:table-cell office:value-type="string">
            <text:p>https://lh3.googleusercontent.com/W-NITx4Yqk-EaIQqQCnhxggYVD3JdBQEfqZVRfL16N-iZa40JfxImuiVjTS1yUVD34pMzyjks7Le0iYE=w60-h60-l90-rj</text:p>
          </table:table-cell>
          <table:table-cell office:value-type="string">
            <text:p>Alternative Metal Workout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kBjXwiC6V-AxhI2lqckqdwEp-JvK084KI</text:p>
          </table:table-cell>
          <table:table-cell office:value-type="string">
            <text:p>https://lh3.googleusercontent.com/5iEV4BXK_LQvlOnb4fiS_6mn9ux0nmS3MSkYoG7kePZjPXNxDQOGFTZBU707BIK78rk4TyPWt2k1swo=w60-h60-l90-rj</text:p>
          </table:table-cell>
          <table:table-cell office:value-type="string">
            <text:p>Amapian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BjXwiC6V-AxhI2lqckqdwEp-JvK084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mapian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BjXwiC6V-AxhI2lqckqdwEp-JvK084KI</text:p>
          </table:table-cell>
          <table:table-cell office:value-type="string">
            <text:p>https://lh3.googleusercontent.com/5iEV4BXK_LQvlOnb4fiS_6mn9ux0nmS3MSkYoG7kePZjPXNxDQOGFTZBU707BIK78rk4TyPWt2k1swo=w60-h60-l90-rj</text:p>
          </table:table-cell>
          <table:table-cell office:value-type="string">
            <text:p>Amapian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BjXwiC6V-AxhI2lqckqdwEp-JvK084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mapian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BjXwiC6V-AxhI2lqckqdwEp-JvK084KI</text:p>
          </table:table-cell>
          <table:table-cell office:value-type="string">
            <text:p>https://lh3.googleusercontent.com/5iEV4BXK_LQvlOnb4fiS_6mn9ux0nmS3MSkYoG7kePZjPXNxDQOGFTZBU707BIK78rk4TyPWt2k1swo=w60-h60-l90-rj</text:p>
          </table:table-cell>
          <table:table-cell office:value-type="string">
            <text:p>Amapiano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2hLtXIqBZjb4u1CHzgz4MPjlxhKbrQf0</text:p>
          </table:table-cell>
          <table:table-cell office:value-type="string">
            <text:p>https://lh3.googleusercontent.com/au47N5qsPUXn9QPtBAVNJjLiawaoHPB_yOSCi4rEiOX4lWQeLL4GoFm_s6T2-8QdthTCAwBBQ32MXe4=w60-h60-l90-rj</text:p>
          </table:table-cell>
          <table:table-cell office:value-type="string">
            <text:p>Amapiano Hits of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RMtamnVCD4AQaBkMy_ULry_26F3YzYps</text:p>
          </table:table-cell>
          <table:table-cell office:value-type="string">
            <text:p>https://lh3.googleusercontent.com/sf2uw2RwWhuLUTtr9NFifQ4R2jz1AboaNC0bPzpUgy8ZGsSK5_t0OjU1Zqmt85Sbs4VCw3tX51vJyNOH=w60-h60-l90-rj</text:p>
          </table:table-cell>
          <table:table-cell office:value-type="string">
            <text:p>Ambient Music Japan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lBfTSdVdgXeN399Mxt2L3C6hLarC1aaN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mp On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lBfTSdVdgXeN399Mxt2L3C6hLarC1aaN0</text:p>
          </table:table-cell>
          <table:table-cell office:value-type="string">
            <text:p>https://lh3.googleusercontent.com/63ScJjTjDCYAxOMcGIub28QTQIwqbzY6zAaAP7Vj0d0DAb_Prz83PlREUhIpHMFFp4f8s_aI1oxBFuU=w60-h60-l90-rj</text:p>
          </table:table-cell>
          <table:table-cell office:value-type="string">
            <text:p>Amp On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kH6Y9fB6BTPzXdPX27zK79_t42tT_ya8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A SAHNE Turkish Rock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kH6Y9fB6BTPzXdPX27zK79_t42tT_ya8c</text:p>
          </table:table-cell>
          <table:table-cell office:value-type="string">
            <text:p>https://lh3.googleusercontent.com/IMnymT6dcidTEDdubEcQXAo8yMoQl_6QJyqZ9ztbqLLsmCzF2kSaL-4Mn1-Ojk2DV2AQsaEpGRBaOds=w60-h60-l90-rj</text:p>
          </table:table-cell>
          <table:table-cell office:value-type="string">
            <text:p>ANA SAHNE Turkish Rock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nkN2Fde5lIJN38ta7Tyvr8Uona03aHnR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atolian Rock Classics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nkN2Fde5lIJN38ta7Tyvr8Uona03aHnRo</text:p>
          </table:table-cell>
          <table:table-cell office:value-type="string">
            <text:p>https://lh3.googleusercontent.com/XPQ-imvGrt2C2PaNq4axqlLT_epPFyqD6Ltn14Rc6AnIicBLOOK8Bb99CJypr3f42_hdXxwSpMFeoGoA=w60-h60-l90-rj</text:p>
          </table:table-cell>
          <table:table-cell office:value-type="string">
            <text:p>Anatolian Rock Classic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t-aX9J3AMiIXyA1EJh9XHy1XOrf2BQa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ime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t-aX9J3AMiIXyA1EJh9XHy1XOrf2BQa0</text:p>
          </table:table-cell>
          <table:table-cell office:value-type="string">
            <text:p>https://lh3.googleusercontent.com/3v-6I9F79cTGilBz3feg1JYnbewnj6atz_rEyzHX8W5pcH8Z4NNWLFcJRDMP5w-iqYr0qKiCpV-4sNs=w60-h60-l90-rj</text:p>
          </table:table-cell>
          <table:table-cell office:value-type="string">
            <text:p>Anime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5FoHMsgkIT-MtNKJGwiHE0Ei09QH1zW0</text:p>
          </table:table-cell>
          <table:table-cell office:value-type="string">
            <text:p>https://lh3.googleusercontent.com/jemUVqF9cp1EaEobXcU5k5BbgE9Zg5cHM1xS6T1Bj-7cjSa5cphDypYSMPfAyfQjgCtQKpaRkN1ttp0=w60-h60-l90-rj</text:p>
          </table:table-cell>
          <table:table-cell office:value-type="string">
            <text:p>Anime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5FoHMsgkIT-MtNKJGwiHE0Ei09QH1zW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ime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5FoHMsgkIT-MtNKJGwiHE0Ei09QH1zW0</text:p>
          </table:table-cell>
          <table:table-cell office:value-type="string">
            <text:p>https://lh3.googleusercontent.com/jemUVqF9cp1EaEobXcU5k5BbgE9Zg5cHM1xS6T1Bj-7cjSa5cphDypYSMPfAyfQjgCtQKpaRkN1ttp0=w60-h60-l90-rj</text:p>
          </table:table-cell>
          <table:table-cell office:value-type="string">
            <text:p>Anim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PxXg1gYFA4ZfQ0ke7N8ONHUPg5Ovr7AU</text:p>
          </table:table-cell>
          <table:table-cell office:value-type="string">
            <text:p>https://lh3.googleusercontent.com/D0SgMSzShvTcdvJUciiIwaWH2cXZxdZUA67XPyFQr9WWw4bYdfSR0dz9ZARwYeLmFBn2Ya5pqbbjgA=w60-h60-l90-rj</text:p>
          </table:table-cell>
          <table:table-cell office:value-type="string">
            <text:p>Anime's Biggest Hits</text:p>
          </table:table-cell>
          <table:table-cell office:value-type="string">
            <text:p>81 songs</text:p>
          </table:table-cell>
        </table:table-row>
        <table:table-row table:style-name="ro2" table:visibility="filter">
          <table:table-cell office:value-type="string">
            <text:p>https://music.youtube.com/playlist?list=RDCLAK5uy_nPxXg1gYFA4ZfQ0ke7N8ONHUPg5Ovr7AU</text:p>
          </table:table-cell>
          <table:table-cell office:value-type="string">
            <text:p>https://lh3.googleusercontent.com/D0SgMSzShvTcdvJUciiIwaWH2cXZxdZUA67XPyFQr9WWw4bYdfSR0dz9ZARwYeLmFBn2Ya5pqbbjgA=w60-h60-l90-rj</text:p>
          </table:table-cell>
          <table:table-cell office:value-type="string">
            <text:p>Anime's Biggest Hits</text:p>
          </table:table-cell>
          <table:table-cell office:value-type="string">
            <text:p>81 songs</text:p>
          </table:table-cell>
        </table:table-row>
        <table:table-row table:style-name="ro2">
          <table:table-cell office:value-type="string">
            <text:p>https://music.youtube.com/playlist?list=RDCLAK5uy_mRcc2Y3l-RoZsDt27qu8CBGpKt-5w7v8g</text:p>
          </table:table-cell>
          <table:table-cell office:value-type="string">
            <text:p>https://lh3.googleusercontent.com/3szaEPLzXLbLpAUgF6xGwFBPdQT8DCGPT0ebvuVNStJ2Bl1EgvJFC7ZPp8RFC98YLBQ36c0rm8La8b0=w60-h60-l90-rj</text:p>
          </table:table-cell>
          <table:table-cell office:value-type="string">
            <text:p>Anison! -Anime Songs-</text:p>
          </table:table-cell>
          <table:table-cell office:value-type="string">
            <text:p>203 songs</text:p>
          </table:table-cell>
        </table:table-row>
        <table:table-row table:style-name="ro2" table:visibility="filter">
          <table:table-cell office:value-type="string">
            <text:p>https://music.youtube.com/playlist?list=RDCLAK5uy_mRcc2Y3l-RoZsDt27qu8CBGpKt-5w7v8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ison! -Anime Songs-</text:p>
          </table:table-cell>
          <table:table-cell office:value-type="string">
            <text:p>203 songs</text:p>
          </table:table-cell>
        </table:table-row>
        <table:table-row table:style-name="ro2" table:visibility="filter">
          <table:table-cell office:value-type="string">
            <text:p>https://music.youtube.com/playlist?list=RDCLAK5uy_mRcc2Y3l-RoZsDt27qu8CBGpKt-5w7v8g</text:p>
          </table:table-cell>
          <table:table-cell office:value-type="string">
            <text:p>https://lh3.googleusercontent.com/3szaEPLzXLbLpAUgF6xGwFBPdQT8DCGPT0ebvuVNStJ2Bl1EgvJFC7ZPp8RFC98YLBQ36c0rm8La8b0=w60-h60-l90-rj</text:p>
          </table:table-cell>
          <table:table-cell office:value-type="string">
            <text:p>Anison! -Anime Songs-</text:p>
          </table:table-cell>
          <table:table-cell office:value-type="string">
            <text:p>203 songs</text:p>
          </table:table-cell>
        </table:table-row>
        <table:table-row table:style-name="ro2" table:visibility="filter">
          <table:table-cell office:value-type="string">
            <text:p>https://music.youtube.com/playlist?list=RDCLAK5uy_mRcc2Y3l-RoZsDt27qu8CBGpKt-5w7v8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nison! -Anime Songs-</text:p>
          </table:table-cell>
          <table:table-cell office:value-type="string">
            <text:p>203 songs</text:p>
          </table:table-cell>
        </table:table-row>
        <table:table-row table:style-name="ro2" table:visibility="filter">
          <table:table-cell office:value-type="string">
            <text:p>https://music.youtube.com/playlist?list=RDCLAK5uy_mRcc2Y3l-RoZsDt27qu8CBGpKt-5w7v8g</text:p>
          </table:table-cell>
          <table:table-cell office:value-type="string">
            <text:p>https://lh3.googleusercontent.com/3szaEPLzXLbLpAUgF6xGwFBPdQT8DCGPT0ebvuVNStJ2Bl1EgvJFC7ZPp8RFC98YLBQ36c0rm8La8b0=w60-h60-l90-rj</text:p>
          </table:table-cell>
          <table:table-cell office:value-type="string">
            <text:p>Anison! -Anime Songs-</text:p>
          </table:table-cell>
          <table:table-cell office:value-type="string">
            <text:p>203 songs</text:p>
          </table:table-cell>
        </table:table-row>
        <table:table-row table:style-name="ro2" table:visibility="filter">
          <table:table-cell office:value-type="string">
            <text:p>https://music.youtube.com/playlist?list=RDCLAK5uy_k0uetBfNWmF010UYsHzr7o8uzqgOtrVp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esk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0uetBfNWmF010UYsHzr7o8uzqgOtrVpc</text:p>
          </table:table-cell>
          <table:table-cell office:value-type="string">
            <text:p>https://lh3.googleusercontent.com/MbJkTbBKx_3eC_d8Yqeh4ZukFOfv--Ykywpbn7blvep14UV3Tvg1pIp3YTx_YkgSJqW-rSSLHiSc6I4=w60-h60-l90-rj</text:p>
          </table:table-cell>
          <table:table-cell office:value-type="string">
            <text:p>Arabes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DQ7NUGEEtEnCRVZKjFDqqT00mT4N8lb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esk Rap Catalogue</text:p>
          </table:table-cell>
          <table:table-cell office:value-type="string">
            <text:p>69 songs</text:p>
          </table:table-cell>
        </table:table-row>
        <table:table-row table:style-name="ro2">
          <table:table-cell office:value-type="string">
            <text:p>https://music.youtube.com/playlist?list=RDCLAK5uy_mDQ7NUGEEtEnCRVZKjFDqqT00mT4N8lbk</text:p>
          </table:table-cell>
          <table:table-cell office:value-type="string">
            <text:p>https://lh3.googleusercontent.com/6s9Casnpx4huPpmAVeOrrW2KOHXc3iSujYwSVuN5n9ciLB9FsSOa89-adgn0mg6DblC-qQ-FR5IKOA=w60-h60-l90-rj</text:p>
          </table:table-cell>
          <table:table-cell office:value-type="string">
            <text:p>Arabesk Rap Catalogue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mvKJYMoCTwilbYjf-87ACK2MJahpsHrj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esk Rap Hotlist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vKJYMoCTwilbYjf-87ACK2MJahpsHrjE</text:p>
          </table:table-cell>
          <table:table-cell office:value-type="string">
            <text:p>https://lh3.googleusercontent.com/fSA5YNEgVqUa_SI7pKlQxxtoaSx8-W-Z914ny8fZvnZxkfjlBuRLpkLsStoXonvb510yCvNiOaTzOvk=w60-h60-l90-rj</text:p>
          </table:table-cell>
          <table:table-cell office:value-type="string">
            <text:p>Arabesk Rap Hotlist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uFJTTMTu_ARrGgJyYMT4vbYUVNed3Mb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ic Hits 2022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kuFJTTMTu_ARrGgJyYMT4vbYUVNed3Mb0</text:p>
          </table:table-cell>
          <table:table-cell office:value-type="string">
            <text:p>https://lh3.googleusercontent.com/dsDDIVTULFVirhJRtXisistQif6_qXLb8c_BbM5sXaD_Zy_h6-6GknYZsOIkaHFcTL7qnbcJTa-SS3oa=w60-h60-l90-rj</text:p>
          </table:table-cell>
          <table:table-cell office:value-type="string">
            <text:p>Arabic Hits 2022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ksmw-v8-YD3Nfr0H-uTDBxQsi0sc2uzU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ic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smw-v8-YD3Nfr0H-uTDBxQsi0sc2uzU8</text:p>
          </table:table-cell>
          <table:table-cell office:value-type="string">
            <text:p>https://lh3.googleusercontent.com/xPbDGvy5ioGeOUr5r2uFrV9iw-SrAGn5iHjCoj_DYcyx94R2cqyrMI6RtGgTj1TdVxCMLlvJxZhILT8=w60-h60-l90-rj</text:p>
          </table:table-cell>
          <table:table-cell office:value-type="string">
            <text:p>Arabic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lHYBL9nz1_lgeGUTYxuP-3RP9bM4UPZw</text:p>
          </table:table-cell>
          <table:table-cell office:value-type="string">
            <text:p>https://lh3.googleusercontent.com/Dt1-YgF2dBTVjR1y62LVQ9R2HroH5w212kUBzga7qD2YKkrpHKZHZH6UsKquVFszTmuMkCHrtxCcGQ=w60-h60-l90-rj</text:p>
          </table:table-cell>
          <table:table-cell office:value-type="string">
            <text:p>Arabic Love Songs</text:p>
          </table:table-cell>
          <table:table-cell office:value-type="string">
            <text:p>114 songs</text:p>
          </table:table-cell>
        </table:table-row>
        <table:table-row table:style-name="ro2" table:visibility="filter">
          <table:table-cell office:value-type="string">
            <text:p>https://music.youtube.com/playlist?list=RDCLAK5uy_mlHYBL9nz1_lgeGUTYxuP-3RP9bM4UPZ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ic Love Songs</text:p>
          </table:table-cell>
          <table:table-cell office:value-type="string">
            <text:p>114 songs</text:p>
          </table:table-cell>
        </table:table-row>
        <table:table-row table:style-name="ro2" table:visibility="filter">
          <table:table-cell office:value-type="string">
            <text:p>https://music.youtube.com/playlist?list=RDCLAK5uy_mlHYBL9nz1_lgeGUTYxuP-3RP9bM4UPZw</text:p>
          </table:table-cell>
          <table:table-cell office:value-type="string">
            <text:p>https://lh3.googleusercontent.com/Dt1-YgF2dBTVjR1y62LVQ9R2HroH5w212kUBzga7qD2YKkrpHKZHZH6UsKquVFszTmuMkCHrtxCcGQ=w60-h60-l90-rj</text:p>
          </table:table-cell>
          <table:table-cell office:value-type="string">
            <text:p>Arabic Love Songs</text:p>
          </table:table-cell>
          <table:table-cell office:value-type="string">
            <text:p>114 songs</text:p>
          </table:table-cell>
        </table:table-row>
        <table:table-row table:style-name="ro2" table:visibility="filter">
          <table:table-cell office:value-type="string">
            <text:p>https://music.youtube.com/playlist?list=RDCLAK5uy_l23ciejFJWrpUgto4eqmxNLanDwVsbMO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abic Rap Royalty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l23ciejFJWrpUgto4eqmxNLanDwVsbMOI</text:p>
          </table:table-cell>
          <table:table-cell office:value-type="string">
            <text:p>https://lh3.googleusercontent.com/dJrJBk-kli-3tqMGSRBB4LYHFbuX3yyabs31dZ352oxh0i6jjzco7ppbf8uW9ChGkIqTxfDJ3VtVodg6=w60-h60-l90-rj</text:p>
          </table:table-cell>
          <table:table-cell office:value-type="string">
            <text:p>Arabic Rap Royalty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ncWGMUZ9FUn7VFxjxvytgQhjVt6uym02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gentina New Cumbia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cWGMUZ9FUn7VFxjxvytgQhjVt6uym02A</text:p>
          </table:table-cell>
          <table:table-cell office:value-type="string">
            <text:p>https://lh3.googleusercontent.com/NF43CRp9EXYiI4_vAb5nl0I9dJ_YIcM_gkq1LuQWMsCdFZWzv-Idthoq2nytoQnCkhyij3k_Icex3g=w60-h60-l90-rj</text:p>
          </table:table-cell>
          <table:table-cell office:value-type="string">
            <text:p>Argentina New Cumbia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cWGMUZ9FUn7VFxjxvytgQhjVt6uym02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gentina New Cumbia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cWGMUZ9FUn7VFxjxvytgQhjVt6uym02A</text:p>
          </table:table-cell>
          <table:table-cell office:value-type="string">
            <text:p>https://lh3.googleusercontent.com/NF43CRp9EXYiI4_vAb5nl0I9dJ_YIcM_gkq1LuQWMsCdFZWzv-Idthoq2nytoQnCkhyij3k_Icex3g=w60-h60-l90-rj</text:p>
          </table:table-cell>
          <table:table-cell office:value-type="string">
            <text:p>Argentina New Cumbia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vypSKjlXICQ7ggiCe8_CUyftlLpA8i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gentinian Pop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nTrZv_l4MePsiP0ygfMSfJ0n1zXVsRTQ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rgentinian Rock Anthem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TrZv_l4MePsiP0ygfMSfJ0n1zXVsRTQE</text:p>
          </table:table-cell>
          <table:table-cell office:value-type="string">
            <text:p>https://lh3.googleusercontent.com/g3gqCbjC1LyWsG0rC-GHG90tx1ytay6VmLKCw90keeeMM3ktV6chUsC489zmNCp_7mIMCc-6AfEVtpgv=w60-h60-l90-rj</text:p>
          </table:table-cell>
          <table:table-cell office:value-type="string">
            <text:p>Argentinian Rock Anthem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KZ1Pe7NqGzHfG1sqdwJZ9dPqAGPXwNw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t the Ho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KZ1Pe7NqGzHfG1sqdwJZ9dPqAGPXwNwc</text:p>
          </table:table-cell>
          <table:table-cell office:value-type="string">
            <text:p>https://lh3.googleusercontent.com/uyH69BWzLzVEbHfN325GHIvMxeXZEfNW5Fct3Z6EYHQ0Lp2l2f0ZaAlCzYg8zxZ5XwmbmpHUBss_Xg=w60-h60-l90-rj</text:p>
          </table:table-cell>
          <table:table-cell office:value-type="string">
            <text:p>At the Ho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kua484LumbvQzhtW6HEkYgkhjC2NUgsCs</text:p>
          </table:table-cell>
          <table:table-cell office:value-type="string">
            <text:p>https://lh3.googleusercontent.com/dqNQTVEQ1zgdJVAnPev_ygiPBUsoijxY4rFwDzKfsZYQS-2qk0B3T-YvhjhtqE1BuyKNwShsDismMTBn=w60-h60-l90-rj</text:p>
          </table:table-cell>
          <table:table-cell office:value-type="string">
            <text:p>Attack on Titan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k393FO7W2pIx-xUWYDVI_15g2_Ai794wQ</text:p>
          </table:table-cell>
          <table:table-cell office:value-type="string">
            <text:p>https://lh3.googleusercontent.com/JSMDbg_RvBDcngi9RXRc1utROCxU_0EM5ZE7Xg8agF9xceIyhV0uLVaRUWH9eEZlPcm9SuleWV_PPfs=w60-h60-l90-rj</text:p>
          </table:table-cell>
          <table:table-cell office:value-type="string">
            <text:p>Aussie Hip-Hop Golds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k393FO7W2pIx-xUWYDVI_15g2_Ai794w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ussie Hip-Hop Golds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k393FO7W2pIx-xUWYDVI_15g2_Ai794wQ</text:p>
          </table:table-cell>
          <table:table-cell office:value-type="string">
            <text:p>https://lh3.googleusercontent.com/JSMDbg_RvBDcngi9RXRc1utROCxU_0EM5ZE7Xg8agF9xceIyhV0uLVaRUWH9eEZlPcm9SuleWV_PPfs=w60-h60-l90-rj</text:p>
          </table:table-cell>
          <table:table-cell office:value-type="string">
            <text:p>Aussie Hip-Hop Golds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n0TIRKokBl8t5rkK_U7xRyTkC5JZYzBv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Aussie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0TIRKokBl8t5rkK_U7xRyTkC5JZYzBvM</text:p>
          </table:table-cell>
          <table:table-cell office:value-type="string">
            <text:p>https://lh3.googleusercontent.com/n0dipLa8DJnnQkv8bSkgZNR1kK6VrDdgHBCw1hvhrqltorFPnNsx1t_koEtMAoRkIYC6F9zR492upcY=w60-h60-l90-rj</text:p>
          </table:table-cell>
          <table:table-cell office:value-type="string">
            <text:p>Aussie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2-Egpsgd0WYlA3hk_RQ3695V-RsMk9y4</text:p>
          </table:table-cell>
          <table:table-cell office:value-type="string">
            <text:p>https://lh3.googleusercontent.com/HwfCeno5zIGpIud9MFTc_d4wfNbLs6NCGMLNH59jRL7oLHqLWIQ0qp_nSupmXvdM15Ej8pAz_xZlf_E=w60-h60-l90-rj</text:p>
          </table:table-cell>
          <table:table-cell office:value-type="string">
            <text:p>Aussie Rock Golds</text:p>
          </table:table-cell>
          <table:table-cell office:value-type="string">
            <text:p>116 songs</text:p>
          </table:table-cell>
        </table:table-row>
        <table:table-row table:style-name="ro2" table:visibility="filter">
          <table:table-cell office:value-type="string">
            <text:p>https://music.youtube.com/playlist?list=RDCLAK5uy_m2-Egpsgd0WYlA3hk_RQ3695V-RsMk9y4</text:p>
          </table:table-cell>
          <table:table-cell office:value-type="string">
            <text:p>https://lh3.googleusercontent.com/HwfCeno5zIGpIud9MFTc_d4wfNbLs6NCGMLNH59jRL7oLHqLWIQ0qp_nSupmXvdM15Ej8pAz_xZlf_E=w60-h60-l90-rj</text:p>
          </table:table-cell>
          <table:table-cell office:value-type="string">
            <text:p>Aussie Rock Golds</text:p>
          </table:table-cell>
          <table:table-cell office:value-type="string">
            <text:p>116 songs</text:p>
          </table:table-cell>
        </table:table-row>
        <table:table-row table:style-name="ro2">
          <table:table-cell office:value-type="string">
            <text:p>https://music.youtube.com/playlist?list=RDCLAK5uy_nPBg_V6lm-ym3PQZZ6mGblj1892jfUP60</text:p>
          </table:table-cell>
          <table:table-cell office:value-type="string">
            <text:p>https://lh3.googleusercontent.com/8PPJngUyZJHr78BDZLz1kbZ117Zkz-YnEsQHN3DCfEoBt99OKyTqryZ7Tep9Ypi0WEFXXU0704YfsXI=w60-h60-l90-rj</text:p>
          </table:table-cell>
          <table:table-cell office:value-type="string">
            <text:p>Australia Hitlist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n7qYFGNNJlUMlWstH9dZGGKsyzXcBuUm0</text:p>
          </table:table-cell>
          <table:table-cell office:value-type="string">
            <text:p>https://lh3.googleusercontent.com/Elx8AYVqw2VdybAXr4VNKeUAx5Phvl4Orld6MhfScx8TdqebuV6bp7FZjx277w39QNIKOUWJlqE8eySl=w60-h60-l90-rj</text:p>
          </table:table-cell>
          <table:table-cell office:value-type="string">
            <text:p>Autumn Fee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lKphX00YtBNjlGZcmPifGNAPXUSjezNM</text:p>
          </table:table-cell>
          <table:table-cell office:value-type="string">
            <text:p>https://lh3.googleusercontent.com/m8TYpjAcYMa62_afTLzMEZ8j7JZCz0zN8NzgV6Z5M-LH3mWQA9CYAldcK75F2T5NkPAx1qwjAGQiBg=w60-h60-l90-rj</text:p>
          </table:table-cell>
          <table:table-cell office:value-type="string">
            <text:p>Baarish aur Chil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LYyE7wnPy-CdtP7hzzpru0iPr-eY2ea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achata Mix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kLYyE7wnPy-CdtP7hzzpru0iPr-eY2ea4</text:p>
          </table:table-cell>
          <table:table-cell office:value-type="string">
            <text:p>https://lh3.googleusercontent.com/-9YVkg5IYOxxIqrlwq2vhaE8nObOeMB622hSoI8cxC4wo1D2HwYU26paoJfQfBQlqFsEuF-R2KPYHEs=w60-h60-l90-rj</text:p>
          </table:table-cell>
          <table:table-cell office:value-type="string">
            <text:p>Bachata Mix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kzvzuznRCzSSlQaTVubrk7RkOcHuNGkn0</text:p>
          </table:table-cell>
          <table:table-cell office:value-type="string">
            <text:p>https://lh3.googleusercontent.com/FkR0TJPhK88ukihk3gIkpYT3s9Wwgxacg_eht4oX9EDHr7cMV6norpTUZDyENdVeqTiq7_A46DvoyJ_R=w60-h60-l90-rj</text:p>
          </table:table-cell>
          <table:table-cell office:value-type="string">
            <text:p>Bachata Romántica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leoTLrB1K_2VcTWqds82dBcjBSjrRfJxw</text:p>
          </table:table-cell>
          <table:table-cell office:value-type="string">
            <text:p>https://lh3.googleusercontent.com/Dn783MbAWzOgqEloN17Md1UP9zVlEHaW1j3LkXT9X8TxYSryeyh5c4-aJro8PBWXduDPoJbEnL4PXQ=w60-h60-l90-rj</text:p>
          </table:table-cell>
          <table:table-cell office:value-type="string">
            <text:p>Back to School Pop</text:p>
          </table:table-cell>
          <table:table-cell office:value-type="string">
            <text:p>47 songs</text:p>
          </table:table-cell>
        </table:table-row>
        <table:table-row table:style-name="ro2" table:visibility="filter">
          <table:table-cell office:value-type="string">
            <text:p>https://music.youtube.com/playlist?list=RDCLAK5uy_nINUkCrIfiuPLhBRLX9AvBv34W8Bbat3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ad Gal Pregame</text:p>
          </table:table-cell>
          <table:table-cell office:value-type="string">
            <text:p>44 songs</text:p>
          </table:table-cell>
        </table:table-row>
        <table:table-row table:style-name="ro2">
          <table:table-cell office:value-type="string">
            <text:p>https://music.youtube.com/playlist?list=RDCLAK5uy_nINUkCrIfiuPLhBRLX9AvBv34W8Bbat3A</text:p>
          </table:table-cell>
          <table:table-cell office:value-type="string">
            <text:p>https://lh3.googleusercontent.com/bprNgREIjD6A3_YV0BplWlNQfJA2rEQ_pP65iEvQtqP1aqbVGlqSIc0fxF9ae2tREgkmYXaia-5rQfc=w60-h60-l90-rj</text:p>
          </table:table-cell>
          <table:table-cell office:value-type="string">
            <text:p>Bad Gal Pregame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nLUMOygwJOsoDb_WlEj8EyihlVJ0d-XN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ashment Party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nLUMOygwJOsoDb_WlEj8EyihlVJ0d-XNw</text:p>
          </table:table-cell>
          <table:table-cell office:value-type="string">
            <text:p>https://lh3.googleusercontent.com/07eGKnITQessbzXD8XU-JwzFXaVy18Vhbulj6OgmdRMWp3JoIfOIIkWDreCe8TdkkcjxPP3zML_e6t0=w60-h60-l90-rj</text:p>
          </table:table-cell>
          <table:table-cell office:value-type="string">
            <text:p>Bashment Party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nLUMOygwJOsoDb_WlEj8EyihlVJ0d-XN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ashment Party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nLUMOygwJOsoDb_WlEj8EyihlVJ0d-XNw</text:p>
          </table:table-cell>
          <table:table-cell office:value-type="string">
            <text:p>https://lh3.googleusercontent.com/07eGKnITQessbzXD8XU-JwzFXaVy18Vhbulj6OgmdRMWp3JoIfOIIkWDreCe8TdkkcjxPP3zML_e6t0=w60-h60-l90-rj</text:p>
          </table:table-cell>
          <table:table-cell office:value-type="string">
            <text:p>Bashment Party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mOkF_WNb9xhnpJqANdoJRZt2QEBWjm_Ws</text:p>
          </table:table-cell>
          <table:table-cell office:value-type="string">
            <text:p>https://lh3.googleusercontent.com/2q8ZCtvilA34JHn0JD1N9Lan0bCxL1yNU3wmsZFaC6mMEZVb_ifrVRRXsAIF_Fn9j3Z_M3Fm4CZlLw=w60-h60-l90-rj</text:p>
          </table:table-cell>
          <table:table-cell office:value-type="string">
            <text:p>Bass Boost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n6xsA4G1s9bHFjUyr2MGPBH4LXdj0orZQ</text:p>
          </table:table-cell>
          <table:table-cell office:value-type="string">
            <text:p>https://lh3.googleusercontent.com/YnIYyiRGBenPH2Bvb_bkgYSR7uqshP6n85IMfl0b7KGEkbGds8n-0sJLGqFo6Z2-xdAm61lBCYckEGc=w60-h60-l90-rj</text:p>
          </table:table-cell>
          <table:table-cell office:value-type="string">
            <text:p>Bass Haven</text:p>
          </table:table-cell>
          <table:table-cell office:value-type="string">
            <text:p>93 songs</text:p>
          </table:table-cell>
        </table:table-row>
        <table:table-row table:style-name="ro2" table:visibility="filter">
          <table:table-cell office:value-type="string">
            <text:p>https://music.youtube.com/playlist?list=RDCLAK5uy_mC6cJlKJYzu5UqmrF-qIK9W8vJDxEwKF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ach Beats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mC6cJlKJYzu5UqmrF-qIK9W8vJDxEwKFk</text:p>
          </table:table-cell>
          <table:table-cell office:value-type="string">
            <text:p>https://lh3.googleusercontent.com/C7nk6N95Ns43ZlaZH_4VhMeVVTcjRtGvPwifavt_Q2OFmYPamzLt4I2UOwdIY_Ew53dxN2umUzxpGQ=w60-h60-l90-rj</text:p>
          </table:table-cell>
          <table:table-cell office:value-type="string">
            <text:p>Beach Bea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C6cJlKJYzu5UqmrF-qIK9W8vJDxEwKFk</text:p>
          </table:table-cell>
          <table:table-cell office:value-type="string">
            <text:p>https://lh3.googleusercontent.com/C7nk6N95Ns43ZlaZH_4VhMeVVTcjRtGvPwifavt_Q2OFmYPamzLt4I2UOwdIY_Ew53dxN2umUzxpGQ=w60-h60-l90-rj</text:p>
          </table:table-cell>
          <table:table-cell office:value-type="string">
            <text:p>Beach Bea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k1VVBVsS6pu1pVkYZK2B0EWic3i4j_TY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ast Mode Hip-Hop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k1VVBVsS6pu1pVkYZK2B0EWic3i4j_TY4</text:p>
          </table:table-cell>
          <table:table-cell office:value-type="string">
            <text:p>https://lh3.googleusercontent.com/BX7ONNJLWNcVJ8BqOlUARz629GnnPq8JfEsnRxyAncV7-ET0q_TnY2U2WjeVwa5YiGrURvQov7chxQ=w60-h60-l90-rj</text:p>
          </table:table-cell>
          <table:table-cell office:value-type="string">
            <text:p>Beast Mode Hip-Hop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mkE6r615BalCSEv66e0vFgWKbTe8nbq00</text:p>
          </table:table-cell>
          <table:table-cell office:value-type="string">
            <text:p>https://lh3.googleusercontent.com/byABjDlTWtwPXTXby1kwVUSlVfECACIOtKoKBn60xG8QIBDHbIzvdwMzZq2ayQuuGdSEiu3kNVlbRN0=w60-h60-l90-rj</text:p>
          </table:table-cell>
          <table:table-cell office:value-type="string">
            <text:p>Beast Mode Phonk</text:p>
          </table:table-cell>
          <table:table-cell office:value-type="string">
            <text:p>106 songs</text:p>
          </table:table-cell>
        </table:table-row>
        <table:table-row table:style-name="ro2">
          <table:table-cell office:value-type="string">
            <text:p>https://music.youtube.com/playlist?list=RDCLAK5uy_lDVVBmR9DHgxgGeFi5E7kqoTFaxdJO6Gk</text:p>
          </table:table-cell>
          <table:table-cell office:value-type="string">
            <text:p>https://lh3.googleusercontent.com/WoD_OS5aONorUf_VICgi9q6457nfMnrsUmKw3jS8gx_7kpdwTf0FuagHgWGANmqfOYVskr5zBaL7VA=w60-h60-l90-rj</text:p>
          </table:table-cell>
          <table:table-cell office:value-type="string">
            <text:p>Best of 70s Canto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o2HhujW5La8liN41_IzIbr0d6hTErtB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st of 70s Mandopop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o2HhujW5La8liN41_IzIbr0d6hTErtBs</text:p>
          </table:table-cell>
          <table:table-cell office:value-type="string">
            <text:p>https://lh3.googleusercontent.com/lNIM9cg5O2z2igrZThnIqYqp809k4mVapO_TZtxZPEga4YZjSTsBdKHb5qgWa5tdk57ENC31xfusKg=w60-h60-l90-rj</text:p>
          </table:table-cell>
          <table:table-cell office:value-type="string">
            <text:p>Best of 70s Mando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f6c8Ga41e1bLKYCaulkiZ1NIVYJnr3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st Of French Touch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f6c8Ga41e1bLKYCaulkiZ1NIVYJnr3Jk</text:p>
          </table:table-cell>
          <table:table-cell office:value-type="string">
            <text:p>https://lh3.googleusercontent.com/9XAi7PJh25AIk5Y5B4oJf_QISZFE2ilILUACwndR_fVrkXfd7ji74NDhMiDfP6oPpBR8gMVmw6dCCoRK=w60-h60-l90-rj</text:p>
          </table:table-cell>
          <table:table-cell office:value-type="string">
            <text:p>Best Of French Touch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NVY90Z_CDsPEj_MFppWUlkpp_WB50mS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st of Indonesian Pop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lNVY90Z_CDsPEj_MFppWUlkpp_WB50mSo</text:p>
          </table:table-cell>
          <table:table-cell office:value-type="string">
            <text:p>https://lh3.googleusercontent.com/8NC95W29_W2wSzQ_FPXCa1QRI9KzkpYNcKliMC_eyDq-jWw2sEQI4GIFKup27XFIpQ28LHsquTA6Rg=w60-h60-l90-rj</text:p>
          </table:table-cell>
          <table:table-cell office:value-type="string">
            <text:p>Best of Indonesian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lNVY90Z_CDsPEj_MFppWUlkpp_WB50mS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st of Indonesian P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lNVY90Z_CDsPEj_MFppWUlkpp_WB50mSo</text:p>
          </table:table-cell>
          <table:table-cell office:value-type="string">
            <text:p>https://lh3.googleusercontent.com/8NC95W29_W2wSzQ_FPXCa1QRI9KzkpYNcKliMC_eyDq-jWw2sEQI4GIFKup27XFIpQ28LHsquTA6Rg=w60-h60-l90-rj</text:p>
          </table:table-cell>
          <table:table-cell office:value-type="string">
            <text:p>Best of Indonesian Pop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kZIkCy8SO3ntJvvJGahM1crHXbWqjlynU</text:p>
          </table:table-cell>
          <table:table-cell office:value-type="string">
            <text:p>https://lh3.googleusercontent.com/KM_VX5tmCU1r90NTzQYIAzN8TR55-UIYYRhwe7I6vBit7O0AhUekzE-wRk4tbEmyhdhgbTX9HAxWPGU=w60-h60-l90-rj</text:p>
          </table:table-cell>
          <table:table-cell office:value-type="string">
            <text:p>Best of Irish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kZIkCy8SO3ntJvvJGahM1crHXbWqjlyn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est of Irish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kZIkCy8SO3ntJvvJGahM1crHXbWqjlynU</text:p>
          </table:table-cell>
          <table:table-cell office:value-type="string">
            <text:p>https://lh3.googleusercontent.com/KM_VX5tmCU1r90NTzQYIAzN8TR55-UIYYRhwe7I6vBit7O0AhUekzE-wRk4tbEmyhdhgbTX9HAxWPGU=w60-h60-l90-rj</text:p>
          </table:table-cell>
          <table:table-cell office:value-type="string">
            <text:p>Best of Irish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kZIkCy8SO3ntJvvJGahM1crHXbWqjlynU</text:p>
          </table:table-cell>
          <table:table-cell office:value-type="string">
            <text:p>https://lh3.googleusercontent.com/KM_VX5tmCU1r90NTzQYIAzN8TR55-UIYYRhwe7I6vBit7O0AhUekzE-wRk4tbEmyhdhgbTX9HAxWPGU=w60-h60-l90-rj</text:p>
          </table:table-cell>
          <table:table-cell office:value-type="string">
            <text:p>Best of Irish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iHnhrZJWX7HvNEX7CaSZzfk77iwWhBLI</text:p>
          </table:table-cell>
          <table:table-cell office:value-type="string">
            <text:p>https://lh3.googleusercontent.com/qIYsLNdj0Az5omL8KMUWaUbA_UKp_fm_fVGK7Jo_gO64NbHXyxZZNtuLd4LzHIAabiIGiSS0YOnSnlA=w60-h60-l90-rj</text:p>
          </table:table-cell>
          <table:table-cell office:value-type="string">
            <text:p>Best Scene Korean Drama OST</text:p>
          </table:table-cell>
          <table:table-cell office:value-type="string">
            <text:p>113 songs</text:p>
          </table:table-cell>
        </table:table-row>
        <table:table-row table:style-name="ro2" table:visibility="filter">
          <table:table-cell office:value-type="string">
            <text:p>https://music.youtube.com/playlist?list=RDCLAK5uy_ltBUnE76-ol1ufdgUWN4T7WtFljvu8gY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hojpuri Energy Boosters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ltBUnE76-ol1ufdgUWN4T7WtFljvu8gYM</text:p>
          </table:table-cell>
          <table:table-cell office:value-type="string">
            <text:p>https://lh3.googleusercontent.com/RbX6m2qzDPCVAw8l7etCHQ7qoMQK-7vwNp4uYlDMq9GHTnJ0oKThuvAQbhoVn_9_dQO2Yhut55-_UDs=w60-h60-l90-rj</text:p>
          </table:table-cell>
          <table:table-cell office:value-type="string">
            <text:p>Bhojpuri Energy Boosters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nrrIA99kuMbVQZ42zKr1l0nTBKRAHI6To</text:p>
          </table:table-cell>
          <table:table-cell office:value-type="string">
            <text:p>https://lh3.googleusercontent.com/B02U3S4hMETlNTY7zNq4C4W32lSwVCtjHBW2P00295Bo-vGTEWW3VkshztM1oXBWqgG7hCML52sWTQA=w60-h60-l90-rj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rrIA99kuMbVQZ42zKr1l0nTBKRAHI6T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rrIA99kuMbVQZ42zKr1l0nTBKRAHI6To</text:p>
          </table:table-cell>
          <table:table-cell office:value-type="string">
            <text:p>https://lh3.googleusercontent.com/B02U3S4hMETlNTY7zNq4C4W32lSwVCtjHBW2P00295Bo-vGTEWW3VkshztM1oXBWqgG7hCML52sWTQA=w60-h60-l90-rj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rrIA99kuMbVQZ42zKr1l0nTBKRAHI6To</text:p>
          </table:table-cell>
          <table:table-cell office:value-type="string">
            <text:p>https://lh3.googleusercontent.com/B02U3S4hMETlNTY7zNq4C4W32lSwVCtjHBW2P00295Bo-vGTEWW3VkshztM1oXBWqgG7hCML52sWTQA=w60-h60-l90-rj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rrIA99kuMbVQZ42zKr1l0nTBKRAHI6T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rrIA99kuMbVQZ42zKr1l0nTBKRAHI6To</text:p>
          </table:table-cell>
          <table:table-cell office:value-type="string">
            <text:p>https://lh3.googleusercontent.com/B02U3S4hMETlNTY7zNq4C4W32lSwVCtjHBW2P00295Bo-vGTEWW3VkshztM1oXBWqgG7hCML52sWTQA=w60-h60-l90-rj</text:p>
          </table:table-cell>
          <table:table-cell office:value-type="string">
            <text:p>Bhojpuri Essentials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nlUHwf0SaQlGN6n_1ZtWhhplysMPwjP2k</text:p>
          </table:table-cell>
          <table:table-cell office:value-type="string">
            <text:p>https://lh3.googleusercontent.com/ia5-lLsahdO6msiMql95SUm7LxkIqLDQ92qHNwR4v11kJ3Z7I2--7saUE_MxsXM4nFOy5v8ocDd0Ppg=w60-h60-l90-rj</text:p>
          </table:table-cell>
          <table:table-cell office:value-type="string">
            <text:p>Bhojpuri Hitlist</text:p>
          </table:table-cell>
          <table:table-cell office:value-type="string">
            <text:p>81 songs</text:p>
          </table:table-cell>
        </table:table-row>
        <table:table-row table:style-name="ro2">
          <table:table-cell office:value-type="string">
            <text:p>https://music.youtube.com/playlist?list=RDCLAK5uy_lgR5GgxlqbDqKuZtLEn4HSpbGjDU7B4Dw</text:p>
          </table:table-cell>
          <table:table-cell office:value-type="string">
            <text:p>https://lh3.googleusercontent.com/ski26DwWS32JcPwZKHI9DblchtqJKA-x1t31vJlWxaIT94qdl1IYGJqUvdyPM-3bafvEho5j51q0LJre=w60-h60-l90-rj</text:p>
          </table:table-cell>
          <table:table-cell office:value-type="string">
            <text:p>Bhojpuri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S-shRB3E7FDoGrsjcgyt13Y42YmJOMy4</text:p>
          </table:table-cell>
          <table:table-cell office:value-type="string">
            <text:p>https://lh3.googleusercontent.com/q5Oq_PeQrL79yQTNJBR9G2a9X7mId8BC9RG4h22Yv-NnHsErVx95UEzAiPr5GkIZWAVOAKRm4pfZVus=w60-h60-l90-rj</text:p>
          </table:table-cell>
          <table:table-cell office:value-type="string">
            <text:p>Bhojpuri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S-shRB3E7FDoGrsjcgyt13Y42YmJOMy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hojpuri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S-shRB3E7FDoGrsjcgyt13Y42YmJOMy4</text:p>
          </table:table-cell>
          <table:table-cell office:value-type="string">
            <text:p>https://lh3.googleusercontent.com/q5Oq_PeQrL79yQTNJBR9G2a9X7mId8BC9RG4h22Yv-NnHsErVx95UEzAiPr5GkIZWAVOAKRm4pfZVus=w60-h60-l90-rj</text:p>
          </table:table-cell>
          <table:table-cell office:value-type="string">
            <text:p>Bhojpuri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7VIYx-oWOJQanlpBG6GRyLZxpWYMltB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hojpuri Party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7VIYx-oWOJQanlpBG6GRyLZxpWYMltB8</text:p>
          </table:table-cell>
          <table:table-cell office:value-type="string">
            <text:p>https://lh3.googleusercontent.com/lpSsS3bXMsOO0KGqPDOAptw0-7cjNDlLTwdKBI_an5V9gz2fmi8Wgv1ncCXMXZxyTofndnE5ANWCtA=w60-h60-l90-rj</text:p>
          </table:table-cell>
          <table:table-cell office:value-type="string">
            <text:p>Bhojpuri Party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EtrQFmd2q44rtlNH5ukTHmda2jzWkwO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iggest R&amp;B Hit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EtrQFmd2q44rtlNH5ukTHmda2jzWkwO0</text:p>
          </table:table-cell>
          <table:table-cell office:value-type="string">
            <text:p>https://lh3.googleusercontent.com/tEuqDIV37qJcVrqWZHesoEyEQNnPHIicLQik4zBBDG7JnxzyC4YLwwq-GUoLwi4QQxk-XxlZuC2h6g=w60-h60-l90-rj</text:p>
          </table:table-cell>
          <table:table-cell office:value-type="string">
            <text:p>Biggest R&amp;B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2oZ45Y6LQ9JTFQxFOVXGrjlJxumLHTG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iggest Ukrainian Hits of All Time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l2oZ45Y6LQ9JTFQxFOVXGrjlJxumLHTGc</text:p>
          </table:table-cell>
          <table:table-cell office:value-type="string">
            <text:p>https://lh3.googleusercontent.com/SgniYZYbGqLJSN-xCtKNYBHQtvHcDIKGe2pmAiW2HNfCZeP9kd2tlZayo7eD3waaxQNI9suOst23DQ=w60-h60-l90-rj</text:p>
          </table:table-cell>
          <table:table-cell office:value-type="string">
            <text:p>Biggest Ukrainian Hits of All Time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2oZ45Y6LQ9JTFQxFOVXGrjlJxumLHTG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iggest Ukrainian Hits of All Time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2oZ45Y6LQ9JTFQxFOVXGrjlJxumLHTGc</text:p>
          </table:table-cell>
          <table:table-cell office:value-type="string">
            <text:p>https://lh3.googleusercontent.com/SgniYZYbGqLJSN-xCtKNYBHQtvHcDIKGe2pmAiW2HNfCZeP9kd2tlZayo7eD3waaxQNI9suOst23DQ=w60-h60-l90-rj</text:p>
          </table:table-cell>
          <table:table-cell office:value-type="string">
            <text:p>Biggest Ukrainian Hits of All Time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k9WrixXcwLYdQ6au61ha-ZVVCM4plLuq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illion Views Club - Rock</text:p>
          </table:table-cell>
          <table:table-cell office:value-type="string">
            <text:p>45 songs</text:p>
          </table:table-cell>
        </table:table-row>
        <table:table-row table:style-name="ro2">
          <table:table-cell office:value-type="string">
            <text:p>https://music.youtube.com/playlist?list=RDCLAK5uy_k9WrixXcwLYdQ6au61ha-ZVVCM4plLuqY</text:p>
          </table:table-cell>
          <table:table-cell office:value-type="string">
            <text:p>https://lh3.googleusercontent.com/yoRxMw_hAcslW-dMJGrZjW2WQmmI0uURypBp2n8u-7wWp8O1MOVBRfSM_xxTLS5k2PlDtirxu1Db9g=w60-h60-l90-rj</text:p>
          </table:table-cell>
          <table:table-cell office:value-type="string">
            <text:p>Billion Views Club - Rock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nK2nXeWxZGsKxHkJ1CCkzNh9_n2COwv5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lack Girl Magic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nK2nXeWxZGsKxHkJ1CCkzNh9_n2COwv5k</text:p>
          </table:table-cell>
          <table:table-cell office:value-type="string">
            <text:p>https://lh3.googleusercontent.com/27e4ObSW4-Wyq_rbfVC7ZmMNelTPCa2DHr922deY90tnwouN8RS_VKj72vHtJ0gnhmPWSWxjW5ANWgE=w60-h60-l90-rj</text:p>
          </table:table-cell>
          <table:table-cell office:value-type="string">
            <text:p>Black Girl Magic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l_lvmeoF7r_PT-cMEJagW3WutxkeGX-bQ</text:p>
          </table:table-cell>
          <table:table-cell office:value-type="string">
            <text:p>https://lh3.googleusercontent.com/jykDHIZXi6ANzkLoifylR_xLF4om7TrNsxZYXr6KzrunoCt47nWYxR9V0Reo5G30QocJuIsVYn-QKSY=w60-h60-l90-rj</text:p>
          </table:table-cell>
          <table:table-cell office:value-type="string">
            <text:p>Blasphemous In Black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kjNBBWqyQ_Cy14B0P4xrcKgd39CRjXXK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Dance Hitlis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jNBBWqyQ_Cy14B0P4xrcKgd39CRjXXKk</text:p>
          </table:table-cell>
          <table:table-cell office:value-type="string">
            <text:p>https://lh3.googleusercontent.com/JcYRCvYErwalCPaKSciJw8dB43qodsAWsF6forBc524PFgKqKdVCeZj6TWShFjzziPIno1lu-L-5F-k=w60-h60-l90-rj</text:p>
          </table:table-cell>
          <table:table-cell office:value-type="string">
            <text:p>Bollywood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jNBBWqyQ_Cy14B0P4xrcKgd39CRjXXKk</text:p>
          </table:table-cell>
          <table:table-cell office:value-type="string">
            <text:p>https://lh3.googleusercontent.com/JcYRCvYErwalCPaKSciJw8dB43qodsAWsF6forBc524PFgKqKdVCeZj6TWShFjzziPIno1lu-L-5F-k=w60-h60-l90-rj</text:p>
          </table:table-cell>
          <table:table-cell office:value-type="string">
            <text:p>Bollywood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hIiKLMQM6_gokxx581SC-xQBSfJm9gq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Essential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hIiKLMQM6_gokxx581SC-xQBSfJm9gqc</text:p>
          </table:table-cell>
          <table:table-cell office:value-type="string">
            <text:p>https://lh3.googleusercontent.com/_zQ6EYks7rb5VwkbFR_DDnchhRB2KytC7MEzraEez_nSJnGIQqbLtEh8MRgdWLersdfnW8KvRIJIXQ=w60-h60-l90-rj</text:p>
          </table:table-cell>
          <table:table-cell office:value-type="string">
            <text:p>Bollywood Essential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bTnrBv4CxZys35IAzhO0-fFCiKD58qzo</text:p>
          </table:table-cell>
          <table:table-cell office:value-type="string">
            <text:p>https://lh3.googleusercontent.com/h1LMB4t0dFgZXZrECr1yF59r_k51Vrihwc1QwinVl3ARrElIkepW34u1Ipp-fIFCgi1Y7lOeQGXTSwU=w60-h60-l90-rj</text:p>
          </table:table-cell>
          <table:table-cell office:value-type="string">
            <text:p>Bollywood Fire</text:p>
          </table:table-cell>
          <table:table-cell office:value-type="string">
            <text:p>74 songs</text:p>
          </table:table-cell>
        </table:table-row>
        <table:table-row table:style-name="ro2">
          <table:table-cell office:value-type="string">
            <text:p>https://music.youtube.com/playlist?list=RDCLAK5uy_n9Fbdw7e6ap-98_A-8JYBmPv64v-Uaq1g</text:p>
          </table:table-cell>
          <table:table-cell office:value-type="string">
            <text:p>https://lh3.googleusercontent.com/yRY2NB-a85UVWDrotCJWZQU4fN1vhXT9Z2qyQSrJ7_Yu_qdSRpvlCPj0OgaQvieGf2kIsFAi3Comn1w=w60-h60-l90-rj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https://lh3.googleusercontent.com/yRY2NB-a85UVWDrotCJWZQU4fN1vhXT9Z2qyQSrJ7_Yu_qdSRpvlCPj0OgaQvieGf2kIsFAi3Comn1w=w60-h60-l90-rj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https://lh3.googleusercontent.com/yRY2NB-a85UVWDrotCJWZQU4fN1vhXT9Z2qyQSrJ7_Yu_qdSRpvlCPj0OgaQvieGf2kIsFAi3Comn1w=w60-h60-l90-rj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Fbdw7e6ap-98_A-8JYBmPv64v-Uaq1g</text:p>
          </table:table-cell>
          <table:table-cell office:value-type="string">
            <text:p>https://lh3.googleusercontent.com/yRY2NB-a85UVWDrotCJWZQU4fN1vhXT9Z2qyQSrJ7_Yu_qdSRpvlCPj0OgaQvieGf2kIsFAi3Comn1w=w60-h60-l90-rj</text:p>
          </table:table-cell>
          <table:table-cell office:value-type="string">
            <text:p>Bollywood Hitlis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_Bj8rMsjkhFMMs-eLrA17_zjr9r6g_Eg</text:p>
          </table:table-cell>
          <table:table-cell office:value-type="string">
            <text:p>https://lh3.googleusercontent.com/ZVxlwY6YnYIOhQY-vn07LwgH70A3V02nRuJiRvPrijYU5EDpv11HeOQKm-LxTXY5CCnYW7FGvRpb4CI=w60-h60-l90-rj</text:p>
          </table:table-cell>
          <table:table-cell office:value-type="string">
            <text:p>Bollywood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_Bj8rMsjkhFMMs-eLrA17_zjr9r6g_Eg</text:p>
          </table:table-cell>
          <table:table-cell office:value-type="string">
            <text:p>https://lh3.googleusercontent.com/ZVxlwY6YnYIOhQY-vn07LwgH70A3V02nRuJiRvPrijYU5EDpv11HeOQKm-LxTXY5CCnYW7FGvRpb4CI=w60-h60-l90-rj</text:p>
          </table:table-cell>
          <table:table-cell office:value-type="string">
            <text:p>Bollywood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kMV8D6xyDudzUMstUx1-Ow5anGYJxfn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Remixes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kMV8D6xyDudzUMstUx1-Ow5anGYJxfnrE</text:p>
          </table:table-cell>
          <table:table-cell office:value-type="string">
            <text:p>https://lh3.googleusercontent.com/9zj4GfWC2rf-ncbkIZV8RUcd7RZuKIQRQriDjD2r_N6r_-TvmX6LKIME7jgHTV7dU97OrlmBITudTHQ=w60-h60-l90-rj</text:p>
          </table:table-cell>
          <table:table-cell office:value-type="string">
            <text:p>Bollywood Remixe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kMV8D6xyDudzUMstUx1-Ow5anGYJxfnrE</text:p>
          </table:table-cell>
          <table:table-cell office:value-type="string">
            <text:p>https://lh3.googleusercontent.com/9zj4GfWC2rf-ncbkIZV8RUcd7RZuKIQRQriDjD2r_N6r_-TvmX6LKIME7jgHTV7dU97OrlmBITudTHQ=w60-h60-l90-rj</text:p>
          </table:table-cell>
          <table:table-cell office:value-type="string">
            <text:p>Bollywood Remixe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mLINy9qpTonGQC-ruYaB7k1QSb89CsyU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Retro Romance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LINy9qpTonGQC-ruYaB7k1QSb89CsyUU</text:p>
          </table:table-cell>
          <table:table-cell office:value-type="string">
            <text:p>https://lh3.googleusercontent.com/RVCILKN-rB70yS8vGl47SXzH3qbE5O1dEVgg7ch9OpHjYulXvCPVyMi4-k7rJTKJkuFFeXXc6fRVDMkl=w60-h60-l90-rj</text:p>
          </table:table-cell>
          <table:table-cell office:value-type="string">
            <text:p>Bollywood Retro Romance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LINy9qpTonGQC-ruYaB7k1QSb89CsyUU</text:p>
          </table:table-cell>
          <table:table-cell office:value-type="string">
            <text:p>https://lh3.googleusercontent.com/RVCILKN-rB70yS8vGl47SXzH3qbE5O1dEVgg7ch9OpHjYulXvCPVyMi4-k7rJTKJkuFFeXXc6fRVDMkl=w60-h60-l90-rj</text:p>
          </table:table-cell>
          <table:table-cell office:value-type="string">
            <text:p>Bollywood Retro Romance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gEm8q7vw-VJ8DeKUOCZqKgileRj9GnQ4</text:p>
          </table:table-cell>
          <table:table-cell office:value-type="string">
            <text:p>https://lh3.googleusercontent.com/is0xGZDnrbhL5yGqL1PcLrEQxsMmx3uf_LwSRiB2teyd9_CfBuPP7HKrn1Bl_f0OCj8cQsTStRpgyEWp=w60-h60-l90-rj</text:p>
          </table:table-cell>
          <table:table-cell office:value-type="string">
            <text:p>Bollywood Romance Essentials</text:p>
          </table:table-cell>
          <table:table-cell office:value-type="string">
            <text:p>96 songs</text:p>
          </table:table-cell>
        </table:table-row>
        <table:table-row table:style-name="ro2" table:visibility="filter">
          <table:table-cell office:value-type="string">
            <text:p>https://music.youtube.com/playlist?list=RDCLAK5uy_mgEm8q7vw-VJ8DeKUOCZqKgileRj9GnQ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Romance Essentials</text:p>
          </table:table-cell>
          <table:table-cell office:value-type="string">
            <text:p>96 songs</text:p>
          </table:table-cell>
        </table:table-row>
        <table:table-row table:style-name="ro2" table:visibility="filter">
          <table:table-cell office:value-type="string">
            <text:p>https://music.youtube.com/playlist?list=RDCLAK5uy_mgEm8q7vw-VJ8DeKUOCZqKgileRj9GnQ4</text:p>
          </table:table-cell>
          <table:table-cell office:value-type="string">
            <text:p>https://lh3.googleusercontent.com/is0xGZDnrbhL5yGqL1PcLrEQxsMmx3uf_LwSRiB2teyd9_CfBuPP7HKrn1Bl_f0OCj8cQsTStRpgyEWp=w60-h60-l90-rj</text:p>
          </table:table-cell>
          <table:table-cell office:value-type="string">
            <text:p>Bollywood Romance Essentials</text:p>
          </table:table-cell>
          <table:table-cell office:value-type="string">
            <text:p>96 songs</text:p>
          </table:table-cell>
        </table:table-row>
        <table:table-row table:style-name="ro2" table:visibility="filter">
          <table:table-cell office:value-type="string">
            <text:p>https://music.youtube.com/playlist?list=RDCLAK5uy_mgEm8q7vw-VJ8DeKUOCZqKgileRj9GnQ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llywood Romance Essentials</text:p>
          </table:table-cell>
          <table:table-cell office:value-type="string">
            <text:p>96 songs</text:p>
          </table:table-cell>
        </table:table-row>
        <table:table-row table:style-name="ro2" table:visibility="filter">
          <table:table-cell office:value-type="string">
            <text:p>https://music.youtube.com/playlist?list=RDCLAK5uy_mgEm8q7vw-VJ8DeKUOCZqKgileRj9GnQ4</text:p>
          </table:table-cell>
          <table:table-cell office:value-type="string">
            <text:p>https://lh3.googleusercontent.com/is0xGZDnrbhL5yGqL1PcLrEQxsMmx3uf_LwSRiB2teyd9_CfBuPP7HKrn1Bl_f0OCj8cQsTStRpgyEWp=w60-h60-l90-rj</text:p>
          </table:table-cell>
          <table:table-cell office:value-type="string">
            <text:p>Bollywood Romance Essentials</text:p>
          </table:table-cell>
          <table:table-cell office:value-type="string">
            <text:p>96 songs</text:p>
          </table:table-cell>
        </table:table-row>
        <table:table-row table:style-name="ro2">
          <table:table-cell office:value-type="string">
            <text:p>https://music.youtube.com/playlist?list=RDCLAK5uy_mFsmTeYZAVTX0sgiyO5h3Xag07yo5uXM4</text:p>
          </table:table-cell>
          <table:table-cell office:value-type="string">
            <text:p>https://lh3.googleusercontent.com/E7NjBqdmqRhS6ehLY44CfB7SG3-8cgDGRYaU_J9FBIX9oG7nDlcQ_fdQ6koMCrfN2-6qZMry-Oym9WwQ=w60-h60-l90-rj</text:p>
          </table:table-cell>
          <table:table-cell office:value-type="string">
            <text:p>Bollywood Sangeet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3QuG8R7-PdIR0VmWV_yUIPtwbDDmlMq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ossa Nova Time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n3QuG8R7-PdIR0VmWV_yUIPtwbDDmlMqg</text:p>
          </table:table-cell>
          <table:table-cell office:value-type="string">
            <text:p>https://lh3.googleusercontent.com/YB8A5koB7dRb3Kd9HERmZ63SzoK6-zPb4Jej5Qp1jn1_kg9aGZf-ykyavzxtR3-QPH0IYFP7Pte92gcg=w60-h60-l90-rj</text:p>
          </table:table-cell>
          <table:table-cell office:value-type="string">
            <text:p>Bossa Nova Time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mD1l6qiKHTiFmKKUax1NUznpM9m6daNTw</text:p>
          </table:table-cell>
          <table:table-cell office:value-type="string">
            <text:p>https://lh3.googleusercontent.com/Ffm1igm935G_BrP7hjRWLA8SUIGnwxquobvXxkwAoKkn_D-zFuGjNytxJ_fXxYUUnIgkMgmQjIuQq4M=w60-h60-l90-rj</text:p>
          </table:table-cell>
          <table:table-cell office:value-type="string">
            <text:p>Boys Group Japan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0f4tLAkNM233wO0yiTEI7467ovnaGbR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and New Korean Hip-Hop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0f4tLAkNM233wO0yiTEI7467ovnaGbR8</text:p>
          </table:table-cell>
          <table:table-cell office:value-type="string">
            <text:p>https://lh3.googleusercontent.com/gLj6pq2AVrh_EyAVewI6G1JCEMqJYv5CVyb690XXgZzGslxQO1YEX0pl6bm9p_ffJBIdSBqwQ95U9ms=w60-h60-l90-rj</text:p>
          </table:table-cell>
          <table:table-cell office:value-type="string">
            <text:p>Brand New Korean Hip-Hop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VBAam6Saaqa_DeJRxGkawqqxwPTBrGXM</text:p>
          </table:table-cell>
          <table:table-cell office:value-type="string">
            <text:p>https://lh3.googleusercontent.com/aGHrxiFa3D-suMYBnfc-qe12gI9hoNvuHPXsyAYxDob1irh1QWQcALIs8hEvZPF8bDw4lpx29bi368Q=w60-h60-l90-rj</text:p>
          </table:table-cell>
          <table:table-cell office:value-type="string">
            <text:p>Brand New Korean Music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mRe6-yTFW56J6jcuUiOwOpWUVyAHJTi3U</text:p>
          </table:table-cell>
          <table:table-cell office:value-type="string">
            <text:p>https://lh3.googleusercontent.com/UdboVJb183M34IemURn5mnji0QHH4jeP7lJTpGVIoWDBTxqX2UmXiq7KED26a-E_Uck70ZryVdh8to0=w60-h60-l90-rj</text:p>
          </table:table-cell>
          <table:table-cell office:value-type="string">
            <text:p>Brazilian Carnival Music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mW40eGhfVCrBNGQmu_8LWmtjkm0wiWCP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azilian Funk Flux</text:p>
          </table:table-cell>
          <table:table-cell office:value-type="string">
            <text:p>110 songs</text:p>
          </table:table-cell>
        </table:table-row>
        <table:table-row table:style-name="ro2">
          <table:table-cell office:value-type="string">
            <text:p>https://music.youtube.com/playlist?list=RDCLAK5uy_mW40eGhfVCrBNGQmu_8LWmtjkm0wiWCPE</text:p>
          </table:table-cell>
          <table:table-cell office:value-type="string">
            <text:p>https://lh3.googleusercontent.com/RGWc0WowkJ70H8x_GLF4jQsf6YqsqdoxfgMusDrsybEVrAQgcUy0BsKfDzglYi8lP76ojSuPnTU7RXw=w60-h60-l90-rj</text:p>
          </table:table-cell>
          <table:table-cell office:value-type="string">
            <text:p>Brazilian Funk Flux</text:p>
          </table:table-cell>
          <table:table-cell office:value-type="string">
            <text:p>110 songs</text:p>
          </table:table-cell>
        </table:table-row>
        <table:table-row table:style-name="ro2" table:visibility="filter">
          <table:table-cell office:value-type="string">
            <text:p>https://music.youtube.com/playlist?list=RDCLAK5uy_kKKZI5tQsxeVsJMvlqdw3RL-Haq-T1A-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azilian Funk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KKZI5tQsxeVsJMvlqdw3RL-Haq-T1A-4</text:p>
          </table:table-cell>
          <table:table-cell office:value-type="string">
            <text:p>https://lh3.googleusercontent.com/6v5tQFXucZBzHys4pYXmkZonBQIeUdFLzMRxkIZYdgPDzaBBbPV-qJ1cr0SD1EletBj_Or5Sf-l8i7Y=w60-h60-l90-rj</text:p>
          </table:table-cell>
          <table:table-cell office:value-type="string">
            <text:p>Brazilian Funk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9KufLagQKUCDBLHzH0OQyKEIjYK1RuEM</text:p>
          </table:table-cell>
          <table:table-cell office:value-type="string">
            <text:p>https://lh3.googleusercontent.com/RylVEfi0V16DUARgM_c3NKngbujpR4j4F5YoKPaczTjpF4ihrKVTyif2KB8RPR0GXC9QgMczi8GoMZg=w60-h60-l90-rj</text:p>
          </table:table-cell>
          <table:table-cell office:value-type="string">
            <text:p>Brazilian Phonk</text:p>
          </table:table-cell>
          <table:table-cell office:value-type="string">
            <text:p>74 songs</text:p>
          </table:table-cell>
        </table:table-row>
        <table:table-row table:style-name="ro2" table:visibility="filter">
          <table:table-cell office:value-type="string">
            <text:p>https://music.youtube.com/playlist?list=RDCLAK5uy_ke-UzSJqSULaCdMGUkhlXZ2pE8DczrA9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ega Hits</text:p>
          </table:table-cell>
          <table:table-cell office:value-type="string">
            <text:p>68 songs</text:p>
          </table:table-cell>
        </table:table-row>
        <table:table-row table:style-name="ro2">
          <table:table-cell office:value-type="string">
            <text:p>https://music.youtube.com/playlist?list=RDCLAK5uy_ke-UzSJqSULaCdMGUkhlXZ2pE8DczrA9w</text:p>
          </table:table-cell>
          <table:table-cell office:value-type="string">
            <text:p>https://lh3.googleusercontent.com/kfopqDM-Z7y3TnV-ny4R_3ah4niiCDMmWsXkuKSCNq3Y7c7klbAb8XwiQgY33bQC16RJhQW5cVhydnw=w60-h60-l90-rj</text:p>
          </table:table-cell>
          <table:table-cell office:value-type="string">
            <text:p>Brega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nzTmjsg0fFvlPwCGkjlM_NNFykrYjAaO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inging Black Joy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nzTmjsg0fFvlPwCGkjlM_NNFykrYjAaOA</text:p>
          </table:table-cell>
          <table:table-cell office:value-type="string">
            <text:p>https://lh3.googleusercontent.com/PkbhPQ1G6eAHCh-zbJwF0mKtddEIo2aUFbjAQvpqkRHWT4eaZGcZsP5BQGoSG2Ikez7d5dQui7AiVw=w60-h60-l90-rj</text:p>
          </table:table-cell>
          <table:table-cell office:value-type="string">
            <text:p>Bringing Black Joy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nPnGWGH5heS4fkBjX2B7mJi3AZlYYzMMc</text:p>
          </table:table-cell>
          <table:table-cell office:value-type="string">
            <text:p>https://lh3.googleusercontent.com/rnkzi_zGxkhXd5BkV3-rP6d_gyKUw306HQfQibSKCtZ4rOQZUFx_f6z1-lBUyMByrfjIRQZkBX5H9Ho=w60-h60-l90-rj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https://lh3.googleusercontent.com/rnkzi_zGxkhXd5BkV3-rP6d_gyKUw306HQfQibSKCtZ4rOQZUFx_f6z1-lBUyMByrfjIRQZkBX5H9Ho=w60-h60-l90-rj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https://lh3.googleusercontent.com/rnkzi_zGxkhXd5BkV3-rP6d_gyKUw306HQfQibSKCtZ4rOQZUFx_f6z1-lBUyMByrfjIRQZkBX5H9Ho=w60-h60-l90-rj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https://lh3.googleusercontent.com/rnkzi_zGxkhXd5BkV3-rP6d_gyKUw306HQfQibSKCtZ4rOQZUFx_f6z1-lBUyMByrfjIRQZkBX5H9Ho=w60-h60-l90-rj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nPnGWGH5heS4fkBjX2B7mJi3AZlYYzMMc</text:p>
          </table:table-cell>
          <table:table-cell office:value-type="string">
            <text:p>https://lh3.googleusercontent.com/rnkzi_zGxkhXd5BkV3-rP6d_gyKUw306HQfQibSKCtZ4rOQZUFx_f6z1-lBUyMByrfjIRQZkBX5H9Ho=w60-h60-l90-rj</text:p>
          </table:table-cell>
          <table:table-cell office:value-type="string">
            <text:p>Broadway's Biggest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mnbWI2RFIvMeVbLYjCbSMjKAkMfU3PEK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rown Sugar: New Collabs</text:p>
          </table:table-cell>
          <table:table-cell office:value-type="string">
            <text:p>122 songs</text:p>
          </table:table-cell>
        </table:table-row>
        <table:table-row table:style-name="ro2">
          <table:table-cell office:value-type="string">
            <text:p>https://music.youtube.com/playlist?list=RDCLAK5uy_mnbWI2RFIvMeVbLYjCbSMjKAkMfU3PEK8</text:p>
          </table:table-cell>
          <table:table-cell office:value-type="string">
            <text:p>https://lh3.googleusercontent.com/UEuD1X7dgwycmedBfeJBTYZ4L1lCZkK0vaGVydoJM5dYDi3-a5DJoqV8sFK0O3rlfG9LVsbeaC-xpnU=w60-h60-l90-rj</text:p>
          </table:table-cell>
          <table:table-cell office:value-type="string">
            <text:p>Brown Sugar: New Collabs</text:p>
          </table:table-cell>
          <table:table-cell office:value-type="string">
            <text:p>122 songs</text:p>
          </table:table-cell>
        </table:table-row>
        <table:table-row table:style-name="ro2">
          <table:table-cell office:value-type="string">
            <text:p>https://music.youtube.com/playlist?list=RDCLAK5uy_lGEOjy5U8xV41C8_LyqNnAZKOH6sGyutI</text:p>
          </table:table-cell>
          <table:table-cell office:value-type="string">
            <text:p>https://lh3.googleusercontent.com/LdHZKfih_bCyAVi4k2xuN5gG8EdDd7RA9eQKiC03slIJm5FnJwG3OfKgxy4szcjxBCrFz1R6BLPEyEU=w60-h60-l90-rj</text:p>
          </table:table-cell>
          <table:table-cell office:value-type="string">
            <text:p>Bubble Pop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GEOjy5U8xV41C8_LyqNnAZKOH6sGyutI</text:p>
          </table:table-cell>
          <table:table-cell office:value-type="string">
            <text:p>https://lh3.googleusercontent.com/LdHZKfih_bCyAVi4k2xuN5gG8EdDd7RA9eQKiC03slIJm5FnJwG3OfKgxy4szcjxBCrFz1R6BLPEyEU=w60-h60-l90-rj</text:p>
          </table:table-cell>
          <table:table-cell office:value-type="string">
            <text:p>Bubble Pop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GEOjy5U8xV41C8_LyqNnAZKOH6sGyut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ubble Pop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RFKmL13urbE-A89oJfnt1-u1hfiCLriA</text:p>
          </table:table-cell>
          <table:table-cell office:value-type="string">
            <text:p>https://lh3.googleusercontent.com/QspiVTwnt2lr18sOeHI-IY8XlTJ3r_E_-l3Z7t6uByJ4AstBs_wPdeMIe8j4dZgst07tDjtxghTb3x8=w60-h60-l90-rj</text:p>
          </table:table-cell>
          <table:table-cell office:value-type="string">
            <text:p>Burn the Photo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tqY-E6vRvYIDpzNtPdyxa7HesJRlzle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Burning Friday Korean Hip-Hop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ktqY-E6vRvYIDpzNtPdyxa7HesJRlzleI</text:p>
          </table:table-cell>
          <table:table-cell office:value-type="string">
            <text:p>https://lh3.googleusercontent.com/pV1_KAoR5vZWr_fkIZrVytzvJvOjNKDZTjpcRnDrFjVeu3mkJno1KCqQQ5Knc9OS0I7l4CL4Gdaby4w=w60-h60-l90-rj</text:p>
          </table:table-cell>
          <table:table-cell office:value-type="string">
            <text:p>Burning Friday Korean Hip-Hop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_ezXyRvn0j4XstBByLdZ9wqoScv1Qj8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'est Marseille BB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_ezXyRvn0j4XstBByLdZ9wqoScv1Qj84</text:p>
          </table:table-cell>
          <table:table-cell office:value-type="string">
            <text:p>https://lh3.googleusercontent.com/YcKuArun08d5It4s_wMI4j4rQ5FwH_zLrltoaqF4FatxtU9SdsPI6OgoqkhHZJ-OtmsrVcKSOQOaLA=w60-h60-l90-rj</text:p>
          </table:table-cell>
          <table:table-cell office:value-type="string">
            <text:p>C'est Marseille BB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OUUn0uPng2213dSoIyfl-LCgC_IuGjbM</text:p>
          </table:table-cell>
          <table:table-cell office:value-type="string">
            <text:p>https://lh3.googleusercontent.com/Wa3_DOPX7Z80dDZsQps7fCKo03cd-iaiDuT7A0x_V-Nmjhwc1yGXPg8PLPXkfyKhvm53fHAoMcVD30o=w60-h60-l90-rj</text:p>
          </table:table-cell>
          <table:table-cell office:value-type="string">
            <text:p>Calm Instrumental from Turkey</text:p>
          </table:table-cell>
          <table:table-cell office:value-type="string">
            <text:p>91 songs</text:p>
          </table:table-cell>
        </table:table-row>
        <table:table-row table:style-name="ro2">
          <table:table-cell office:value-type="string">
            <text:p>https://music.youtube.com/playlist?list=RDCLAK5uy_kC7zQrU0zB_7fpmDNsc5zf_0DjoGw7LZA</text:p>
          </table:table-cell>
          <table:table-cell office:value-type="string">
            <text:p>https://lh3.googleusercontent.com/_I9BQaDRrwdNPFWW8SGkLrFHO-edkGYeBpXPzeD_XmNxTzIPsYl7d5K5aVTSMeX_HEGkBJV45kzlrkPk=w60-h60-l90-rj</text:p>
          </table:table-cell>
          <table:table-cell office:value-type="string">
            <text:p>Calm Korean Music for Night Time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Oy0Y91znnK2S2PhBsRfAQro4fWC5aS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anto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Oy0Y91znnK2S2PhBsRfAQro4fWC5aSKw</text:p>
          </table:table-cell>
          <table:table-cell office:value-type="string">
            <text:p>https://lh3.googleusercontent.com/_VlBofzCLGqYIJ4Cmf3c_6sf3gpzVE8IXzvK-WRwtCr5evThUQ9uHDNGNUTaAQO9FvDlEGo47cUQlg=w60-h60-l90-rj</text:p>
          </table:table-cell>
          <table:table-cell office:value-type="string">
            <text:p>Canto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X24L_CGP46xH6pM4FgXpX4yNr3jX9xpU</text:p>
          </table:table-cell>
          <table:table-cell office:value-type="string">
            <text:p>https://lh3.googleusercontent.com/ctj8D1okIapwKPJbUCRt-wZGiig_Z_itH472GZokM7okjSYDZjVIgYzV1FFsBsicXX4Ss_1BunxDjhY=w60-h60-l90-rj</text:p>
          </table:table-cell>
          <table:table-cell office:value-type="string">
            <text:p>Cardio Hip Hop</text:p>
          </table:table-cell>
          <table:table-cell office:value-type="string">
            <text:p>93 songs</text:p>
          </table:table-cell>
        </table:table-row>
        <table:table-row table:style-name="ro2" table:visibility="filter">
          <table:table-cell office:value-type="string">
            <text:p>https://music.youtube.com/playlist?list=RDCLAK5uy_lX24L_CGP46xH6pM4FgXpX4yNr3jX9xp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ardio Hip Hop</text:p>
          </table:table-cell>
          <table:table-cell office:value-type="string">
            <text:p>93 songs</text:p>
          </table:table-cell>
        </table:table-row>
        <table:table-row table:style-name="ro2" table:visibility="filter">
          <table:table-cell office:value-type="string">
            <text:p>https://music.youtube.com/playlist?list=RDCLAK5uy_lX24L_CGP46xH6pM4FgXpX4yNr3jX9xpU</text:p>
          </table:table-cell>
          <table:table-cell office:value-type="string">
            <text:p>https://lh3.googleusercontent.com/ctj8D1okIapwKPJbUCRt-wZGiig_Z_itH472GZokM7okjSYDZjVIgYzV1FFsBsicXX4Ss_1BunxDjhY=w60-h60-l90-rj</text:p>
          </table:table-cell>
          <table:table-cell office:value-type="string">
            <text:p>Cardio Hip Hop</text:p>
          </table:table-cell>
          <table:table-cell office:value-type="string">
            <text:p>93 songs</text:p>
          </table:table-cell>
        </table:table-row>
        <table:table-row table:style-name="ro2">
          <table:table-cell office:value-type="string">
            <text:p>https://music.youtube.com/playlist?list=RDCLAK5uy_lGCIuty60Rwpfv_C841kKqn-1jZvggfZY</text:p>
          </table:table-cell>
          <table:table-cell office:value-type="string">
            <text:p>https://lh3.googleusercontent.com/6aQ4VGZuiolRFoMlKpo9ZAi0BIsEPksPQw64wcdB0Y0BWVMRkqROb_ZpbRxqQl_rm3XPbBRfzOFXOVg=w60-h60-l90-rj</text:p>
          </table:table-cell>
          <table:table-cell office:value-type="string">
            <text:p>Carnatic Essentials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lvMLVmp_jAoAOfAzFgFh949J0Nuatvax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asa Latina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vMLVmp_jAoAOfAzFgFh949J0Nuatvax4</text:p>
          </table:table-cell>
          <table:table-cell office:value-type="string">
            <text:p>https://lh3.googleusercontent.com/SPCl0Zo5zo_hRll1esLTJznV52X3FvH_UhnGMgtcp8RyhARD72ygDnG43DB7zPGGowSHZ8EIa_x4EqY=w60-h60-l90-rj</text:p>
          </table:table-cell>
          <table:table-cell office:value-type="string">
            <text:p>Casa Latina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zlPBYQnMlOWU9cOJ7yP3YwxpfyRfSpW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asanovas 2.0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zlPBYQnMlOWU9cOJ7yP3YwxpfyRfSpWs</text:p>
          </table:table-cell>
          <table:table-cell office:value-type="string">
            <text:p>https://lh3.googleusercontent.com/Z5UKQBrOE0b_7HFY7PgFvpluFQ0AeCX3B9InPgJxtTT2EpQdYeZ7GhCPDap36yR48lX36y3pu9SvGu0=w60-h60-l90-rj</text:p>
          </table:table-cell>
          <table:table-cell office:value-type="string">
            <text:p>Casanovas 2.0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hhHS_Wwh1mcUTZp_3fbLkGu3hASgnm5U</text:p>
          </table:table-cell>
          <table:table-cell office:value-type="string">
            <text:p>https://lh3.googleusercontent.com/dMkx0jCO6rdavVM7Ra8QR_PkwnRUCVZlvJ9QFq-RK-FD5gKwi7KdSitRY7stUVV_qO8Qnz4mDMZW_Q=w60-h60-l90-rj</text:p>
          </table:table-cell>
          <table:table-cell office:value-type="string">
            <text:p>Charli XCX &amp; Troye Sivan Sweat Setlist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nHGuTnohZ82uuk0HQle7s-UgP7h3aoCqg</text:p>
          </table:table-cell>
          <table:table-cell office:value-type="string">
            <text:p>https://lh3.googleusercontent.com/mzjBhwyFnqfpb7_axVFBr4t3RBrNf4fWDkQAxMS5p16e9l1JGJVBko35WJanAs8AeQ0W2riKw1vy_g=w60-h60-l90-rj</text:p>
          </table:table-cell>
          <table:table-cell office:value-type="string">
            <text:p>Chemistry: Fresh Dance Hits</text:p>
          </table:table-cell>
          <table:table-cell office:value-type="string">
            <text:p>139 songs</text:p>
          </table:table-cell>
        </table:table-row>
        <table:table-row table:style-name="ro2" table:visibility="filter">
          <table:table-cell office:value-type="string">
            <text:p>https://music.youtube.com/playlist?list=RDCLAK5uy_nHGuTnohZ82uuk0HQle7s-UgP7h3aoCq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emistry: Fresh Dance Hits</text:p>
          </table:table-cell>
          <table:table-cell office:value-type="string">
            <text:p>139 songs</text:p>
          </table:table-cell>
        </table:table-row>
        <table:table-row table:style-name="ro2" table:visibility="filter">
          <table:table-cell office:value-type="string">
            <text:p>https://music.youtube.com/playlist?list=RDCLAK5uy_nHGuTnohZ82uuk0HQle7s-UgP7h3aoCqg</text:p>
          </table:table-cell>
          <table:table-cell office:value-type="string">
            <text:p>https://lh3.googleusercontent.com/mzjBhwyFnqfpb7_axVFBr4t3RBrNf4fWDkQAxMS5p16e9l1JGJVBko35WJanAs8AeQ0W2riKw1vy_g=w60-h60-l90-rj</text:p>
          </table:table-cell>
          <table:table-cell office:value-type="string">
            <text:p>Chemistry: Fresh Dance Hits</text:p>
          </table:table-cell>
          <table:table-cell office:value-type="string">
            <text:p>139 songs</text:p>
          </table:table-cell>
        </table:table-row>
        <table:table-row table:style-name="ro2">
          <table:table-cell office:value-type="string">
            <text:p>https://music.youtube.com/playlist?list=RDCLAK5uy_lmztFiBPwa16-qz6nwMaNrtVFPzCYNOkA</text:p>
          </table:table-cell>
          <table:table-cell office:value-type="string">
            <text:p>https://lh3.googleusercontent.com/77iwCzrjIhF8IxWDG73uA8rhSCOByr6LTxk_iwbilHZnVYJ419YDQaKJ2zcijzoFf_jXMH-ksy0zGPg=w60-h60-l90-rj</text:p>
          </table:table-cell>
          <table:table-cell office:value-type="string">
            <text:p>Chill EDM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lmztFiBPwa16-qz6nwMaNrtVFPzCYNO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ill EDM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lmztFiBPwa16-qz6nwMaNrtVFPzCYNOkA</text:p>
          </table:table-cell>
          <table:table-cell office:value-type="string">
            <text:p>https://lh3.googleusercontent.com/77iwCzrjIhF8IxWDG73uA8rhSCOByr6LTxk_iwbilHZnVYJ419YDQaKJ2zcijzoFf_jXMH-ksy0zGPg=w60-h60-l90-rj</text:p>
          </table:table-cell>
          <table:table-cell office:value-type="string">
            <text:p>Chill EDM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lmztFiBPwa16-qz6nwMaNrtVFPzCYNO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ill EDM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lmztFiBPwa16-qz6nwMaNrtVFPzCYNOkA</text:p>
          </table:table-cell>
          <table:table-cell office:value-type="string">
            <text:p>https://lh3.googleusercontent.com/77iwCzrjIhF8IxWDG73uA8rhSCOByr6LTxk_iwbilHZnVYJ419YDQaKJ2zcijzoFf_jXMH-ksy0zGPg=w60-h60-l90-rj</text:p>
          </table:table-cell>
          <table:table-cell office:value-type="string">
            <text:p>Chill EDM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kT-sIJz2O-hpkxwjosN2hMt9Y5xevcPY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ill Korean Hip-Hop/R&amp;B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kT-sIJz2O-hpkxwjosN2hMt9Y5xevcPYI</text:p>
          </table:table-cell>
          <table:table-cell office:value-type="string">
            <text:p>https://lh3.googleusercontent.com/eh7t_hmhzgxfm3_gcESZ4Arebt6qBEPuBegLhYzF-yxI4EYhLEYUUOIzOW-FizdnW3_d5r1WOw8GczE=w60-h60-l90-rj</text:p>
          </table:table-cell>
          <table:table-cell office:value-type="string">
            <text:p>Chill Korean Hip-Hop/R&amp;B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myzznSrnHv4d3VAWYEFRkjuSvgiAXZshk</text:p>
          </table:table-cell>
          <table:table-cell office:value-type="string">
            <text:p>https://lh3.googleusercontent.com/nnfd-MRJ1GofXOsI_GNP3lKYFw4iL8jfSHec7MaV2ZeNc_3OYL4UU1dUC6cfUkxcEgCIhKsL-gQJVek=w60-h60-l90-rj</text:p>
          </table:table-cell>
          <table:table-cell office:value-type="string">
            <text:p>Chilled Hip-Hop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nM6gXW5m1DqYCO6eu0P8Di2jEdj_Hm4f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illed Ibiza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nM6gXW5m1DqYCO6eu0P8Di2jEdj_Hm4fQ</text:p>
          </table:table-cell>
          <table:table-cell office:value-type="string">
            <text:p>https://lh3.googleusercontent.com/D-hwIp13Ypiw9wlR9M_80Nw81_Qu6m_riBul_mo5q-q4qhEiFopLT90YUqmdNK8qPI68VvBzkbvmFvwv=w60-h60-l90-rj</text:p>
          </table:table-cell>
          <table:table-cell office:value-type="string">
            <text:p>Chilled Ibiza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M6gXW5m1DqYCO6eu0P8Di2jEdj_Hm4fQ</text:p>
          </table:table-cell>
          <table:table-cell office:value-type="string">
            <text:p>https://lh3.googleusercontent.com/D-hwIp13Ypiw9wlR9M_80Nw81_Qu6m_riBul_mo5q-q4qhEiFopLT90YUqmdNK8qPI68VvBzkbvmFvwv=w60-h60-l90-rj</text:p>
          </table:table-cell>
          <table:table-cell office:value-type="string">
            <text:p>Chilled Ibiza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JzlJGBpvn8JIKxnRGqM-cRCpi2yNE8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&amp; Gospel Hits 2024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nJzlJGBpvn8JIKxnRGqM-cRCpi2yNE8FU</text:p>
          </table:table-cell>
          <table:table-cell office:value-type="string">
            <text:p>https://lh3.googleusercontent.com/hNbI4hyCi0QPHs1mR2WUo4hgIhfmKAfVtZKw6tzVnOFbeGrlgAnrQGT7_OZwuTCwTmexjlEguau_feI=w60-h60-l90-rj</text:p>
          </table:table-cell>
          <table:table-cell office:value-type="string">
            <text:p>Christian &amp; Gospel Hits 2024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l93PiZopNK1SSh3T8ZgJ66-PIgQzUpc78</text:p>
          </table:table-cell>
          <table:table-cell office:value-type="string">
            <text:p>https://lh3.googleusercontent.com/A3HrQSaFxOwFg-RbCV_nXl3Ur15PwABmR8nuV1Y6wiPryDo2NxfXwPj-PckrrXNfuP_UWXa0UO9faw=w60-h60-l90-rj</text:p>
          </table:table-cell>
          <table:table-cell office:value-type="string">
            <text:p>Christian Hip Hop Hit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l93PiZopNK1SSh3T8ZgJ66-PIgQzUpc7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Hip Hop Hit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l93PiZopNK1SSh3T8ZgJ66-PIgQzUpc78</text:p>
          </table:table-cell>
          <table:table-cell office:value-type="string">
            <text:p>https://lh3.googleusercontent.com/A3HrQSaFxOwFg-RbCV_nXl3Ur15PwABmR8nuV1Y6wiPryDo2NxfXwPj-PckrrXNfuP_UWXa0UO9faw=w60-h60-l90-rj</text:p>
          </table:table-cell>
          <table:table-cell office:value-type="string">
            <text:p>Christian Hip Hop Hits</text:p>
          </table:table-cell>
          <table:table-cell office:value-type="string">
            <text:p>64 songs</text:p>
          </table:table-cell>
        </table:table-row>
        <table:table-row table:style-name="ro2">
          <table:table-cell office:value-type="string">
            <text:p>https://music.youtube.com/playlist?list=RDCLAK5uy_mU14EejSbDsfLuPc9KpNzoC0o-YQvi6I4</text:p>
          </table:table-cell>
          <table:table-cell office:value-type="string">
            <text:p>https://lh3.googleusercontent.com/jsNtkzRD0Dc6w0sfBdl3c-So7C3rI8Kf6OaL5aIldrL93SRX0qfMarGTrX4kF1vxwKf5MrRFCHpQ-RM=w60-h60-l90-rj</text:p>
          </table:table-cell>
          <table:table-cell office:value-type="string">
            <text:p>Christian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U14EejSbDsfLuPc9KpNzoC0o-YQvi6I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U14EejSbDsfLuPc9KpNzoC0o-YQvi6I4</text:p>
          </table:table-cell>
          <table:table-cell office:value-type="string">
            <text:p>https://lh3.googleusercontent.com/jsNtkzRD0Dc6w0sfBdl3c-So7C3rI8Kf6OaL5aIldrL93SRX0qfMarGTrX4kF1vxwKf5MrRFCHpQ-RM=w60-h60-l90-rj</text:p>
          </table:table-cell>
          <table:table-cell office:value-type="string">
            <text:p>Christian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U14EejSbDsfLuPc9KpNzoC0o-YQvi6I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U14EejSbDsfLuPc9KpNzoC0o-YQvi6I4</text:p>
          </table:table-cell>
          <table:table-cell office:value-type="string">
            <text:p>https://lh3.googleusercontent.com/jsNtkzRD0Dc6w0sfBdl3c-So7C3rI8Kf6OaL5aIldrL93SRX0qfMarGTrX4kF1vxwKf5MrRFCHpQ-RM=w60-h60-l90-rj</text:p>
          </table:table-cell>
          <table:table-cell office:value-type="string">
            <text:p>Christian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llz9IDYBtO-9RcvKKgxzv-BIuGP5xDEc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Hits Live</text:p>
          </table:table-cell>
          <table:table-cell office:value-type="string">
            <text:p>47 songs</text:p>
          </table:table-cell>
        </table:table-row>
        <table:table-row table:style-name="ro2">
          <table:table-cell office:value-type="string">
            <text:p>https://music.youtube.com/playlist?list=RDCLAK5uy_llz9IDYBtO-9RcvKKgxzv-BIuGP5xDEcg</text:p>
          </table:table-cell>
          <table:table-cell office:value-type="string">
            <text:p>https://lh3.googleusercontent.com/pgXjm3kNqngLkfbztJtYtl5ab5kk3tr0ZyFBJKLVfyXzrytSa9Pf2vV5yeXgdDJd5ZsnsJEtYITrug=w60-h60-l90-rj</text:p>
          </table:table-cell>
          <table:table-cell office:value-type="string">
            <text:p>Christian Hits Live</text:p>
          </table:table-cell>
          <table:table-cell office:value-type="string">
            <text:p>47 songs</text:p>
          </table:table-cell>
        </table:table-row>
        <table:table-row table:style-name="ro2" table:visibility="filter">
          <table:table-cell office:value-type="string">
            <text:p>https://music.youtube.com/playlist?list=RDCLAK5uy_kMs-LkbfBa_MHQ-yplPWrV7hf6B25Av2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Mavericks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kMs-LkbfBa_MHQ-yplPWrV7hf6B25Av28</text:p>
          </table:table-cell>
          <table:table-cell office:value-type="string">
            <text:p>https://lh3.googleusercontent.com/AFojMs4q-ksWczZpjD3yvdK2754_uc_PdXt5bVkOXE87gkoSLe0DlnREI9YUc9mjCH4xltxuKMT4gw=w60-h60-l90-rj</text:p>
          </table:table-cell>
          <table:table-cell office:value-type="string">
            <text:p>Christian Mavericks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lMzXQA761IIDTLJJwgpD67INZ8lL6UsVU</text:p>
          </table:table-cell>
          <table:table-cell office:value-type="string">
            <text:p>https://lh3.googleusercontent.com/dJ-rDGLUZ_gT8Tk1mpTgRB-34Uq1B5RdE_k78q8xcEpH6edWnLzWO1BspISktRnCakl1Wtrd9HWrnEc_=w60-h60-l90-rj</text:p>
          </table:table-cell>
          <table:table-cell office:value-type="string">
            <text:p>Christian Music's Biggest Hits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lMzXQA761IIDTLJJwgpD67INZ8lL6UsV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Music's Biggest Hits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lMzXQA761IIDTLJJwgpD67INZ8lL6UsVU</text:p>
          </table:table-cell>
          <table:table-cell office:value-type="string">
            <text:p>https://lh3.googleusercontent.com/dJ-rDGLUZ_gT8Tk1mpTgRB-34Uq1B5RdE_k78q8xcEpH6edWnLzWO1BspISktRnCakl1Wtrd9HWrnEc_=w60-h60-l90-rj</text:p>
          </table:table-cell>
          <table:table-cell office:value-type="string">
            <text:p>Christian Music's Biggest Hits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lMzXQA761IIDTLJJwgpD67INZ8lL6UsV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 Music's Biggest Hits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mVMrpFsASpbfsu-JlCnGjkarB9mU1clyc</text:p>
          </table:table-cell>
          <table:table-cell office:value-type="string">
            <text:p>https://lh3.googleusercontent.com/OP9fxEkdb2zkop_2aj0OdbqIIGZui35v3IQKuPodF0_K8MWf-UdgM4KbM1lb6P6-1c87ow8S6B1XPMoi=w60-h60-l90-rj</text:p>
          </table:table-cell>
          <table:table-cell office:value-type="string">
            <text:p>Christian Rock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l-m4KuaFBarJN_uOuzMHHS1t8scaDFyW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-Pop Party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l-m4KuaFBarJN_uOuzMHHS1t8scaDFyW0</text:p>
          </table:table-cell>
          <table:table-cell office:value-type="string">
            <text:p>https://lh3.googleusercontent.com/TXTP_MrmkubC8Cfpi3zIdlZuANs0clV2PLa3WAdIiDUIPKi3WHP9yrxDbvgJv42tBUpq_rOrnnkhRmA=w60-h60-l90-rj</text:p>
          </table:table-cell>
          <table:table-cell office:value-type="string">
            <text:p>Christian-Pop Party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l-m4KuaFBarJN_uOuzMHHS1t8scaDFyW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-Pop Party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ls7wU0nUSCAsDEKaWu5yI_O-nxz8-cl6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ian-Rock Christmas</text:p>
          </table:table-cell>
          <table:table-cell office:value-type="string">
            <text:p>135 songs</text:p>
          </table:table-cell>
        </table:table-row>
        <table:table-row table:style-name="ro2">
          <table:table-cell office:value-type="string">
            <text:p>https://music.youtube.com/playlist?list=RDCLAK5uy_ls7wU0nUSCAsDEKaWu5yI_O-nxz8-cl6o</text:p>
          </table:table-cell>
          <table:table-cell office:value-type="string">
            <text:p>https://lh3.googleusercontent.com/zhHsK6bA6GwrNBK0zV6sRa8YUnc4Kke13EtoCqhAjDQvCOj-yZCu4OHyxrARt1HdH4Yv-lpNc7h_Sl1h=w60-h60-l90-rj</text:p>
          </table:table-cell>
          <table:table-cell office:value-type="string">
            <text:p>Christian-Rock Christmas</text:p>
          </table:table-cell>
          <table:table-cell office:value-type="string">
            <text:p>135 songs</text:p>
          </table:table-cell>
        </table:table-row>
        <table:table-row table:style-name="ro2">
          <table:table-cell office:value-type="string">
            <text:p>https://music.youtube.com/playlist?list=RDCLAK5uy_n5i-UazJo27KJnni1I4822OkvqC7GCOys</text:p>
          </table:table-cell>
          <table:table-cell office:value-type="string">
            <text:p>https://lh3.googleusercontent.com/DNAxN9LffB9-12CIMIJJAKrfrx5zE-sh2tQCVdziLihhEtRRS-DWMsuwiPjRGO_JSoqqQpkBRQX9_3tZ=w60-h60-l90-rj</text:p>
          </table:table-cell>
          <table:table-cell office:value-type="string">
            <text:p>Christmas Gospel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OeihDkxwRjMxrIyvzrY3K-iUiWeaxZhY</text:p>
          </table:table-cell>
          <table:table-cell office:value-type="string">
            <text:p>https://lh3.googleusercontent.com/rxBhiakourW7eVAdmEtdgGjQ1B7_a0ymD0w39U_vIMiziBb-5fiN7mI9SsX8poDDzffqnAXAF4vaTxY=w60-h60-l90-rj</text:p>
          </table:table-cell>
          <table:table-cell office:value-type="string">
            <text:p>Christmas Hits</text:p>
          </table:table-cell>
          <table:table-cell office:value-type="string">
            <text:p>86 songs</text:p>
          </table:table-cell>
        </table:table-row>
        <table:table-row table:style-name="ro2">
          <table:table-cell office:value-type="string">
            <text:p>https://music.youtube.com/playlist?list=RDCLAK5uy_nSuCNMr_nq6Fl97ojkgR1u0FGtGBOz1lQ</text:p>
          </table:table-cell>
          <table:table-cell office:value-type="string">
            <text:p>https://lh3.googleusercontent.com/CP6HCR3aYKqBgsMifV94IorFOfISzT6ZoXfSjUw6N5Vb-0yN51CYAqCQxPVUmnU7wqAkWJtnVhqhZxc=w60-h60-l90-rj</text:p>
          </table:table-cell>
          <table:table-cell office:value-type="string">
            <text:p>Christmas Phonk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n2TT5mI4-pQ7OOsJRoU3_HmqcCeL9VVUs</text:p>
          </table:table-cell>
          <table:table-cell office:value-type="string">
            <text:p>https://lh3.googleusercontent.com/mFxXBN8kt5ripWmSQFYnzXy74Rb9zm22Pg6YQnzoa9TgJrBlTwcJuv3nCQoxMl2kBcPI4B0z58O_cQ0Y=w60-h60-l90-rj</text:p>
          </table:table-cell>
          <table:table-cell office:value-type="string">
            <text:p>Christmas Songs in French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mBC8tAv8RqerLXES8NFhqU1yXV8Fkx5iU</text:p>
          </table:table-cell>
          <table:table-cell office:value-type="string">
            <text:p>https://lh3.googleusercontent.com/oSX48xu8d3Y9TeyZYjNLqCnLE49Xf5eyi39NF6ygwOiGIdPy0yU1UsqW1FwOmiqcq5zVx8EQGIkEYYa7=w60-h60-l90-rj</text:p>
          </table:table-cell>
          <table:table-cell office:value-type="string">
            <text:p>Christmas Theme Korean Music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RxkdjoJYfKXKh4HyRtpuHKfmIfSH2k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hristmas with Brazilian Funk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RxkdjoJYfKXKh4HyRtpuHKfmIfSH2khY</text:p>
          </table:table-cell>
          <table:table-cell office:value-type="string">
            <text:p>https://lh3.googleusercontent.com/Nbv9b6PTaELOo14LJO90khFgsXf62QStHsJtpaV1P0yLJwcskFCaONFLdaXGQYH7e5-7iMfhsx4tIQ=w60-h60-l90-rj</text:p>
          </table:table-cell>
          <table:table-cell office:value-type="string">
            <text:p>Christmas with Brazilian Funk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kLWIr9gv1XLlPbaDS965-Db4TrBoUTxQ8</text:p>
          </table:table-cell>
          <table:table-cell office:value-type="string">
            <text:p>https://lh3.googleusercontent.com/wo5rOvZAESoFpVWL0uy6j65EJmfibbEEkI3zHuyFEjUa7XJZu4_0sDYE419Vqoon3vYtmdyJuTuTans=w60-h60-l90-rj</text:p>
          </table:table-cell>
          <table:table-cell office:value-type="string">
            <text:p>Chroma: Today's Dance Hits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kLWIr9gv1XLlPbaDS965-Db4TrBoUTxQ8</text:p>
          </table:table-cell>
          <table:table-cell office:value-type="string">
            <text:p>https://lh3.googleusercontent.com/wo5rOvZAESoFpVWL0uy6j65EJmfibbEEkI3zHuyFEjUa7XJZu4_0sDYE419Vqoon3vYtmdyJuTuTans=w60-h60-l90-rj</text:p>
          </table:table-cell>
          <table:table-cell office:value-type="string">
            <text:p>Chroma: Today's Dance Hits</text:p>
          </table:table-cell>
          <table:table-cell office:value-type="string">
            <text:p>111 songs</text:p>
          </table:table-cell>
        </table:table-row>
        <table:table-row table:style-name="ro2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39bpxtMK-nGlOep-fF0yW_rFTdG0P5Ig</text:p>
          </table:table-cell>
          <table:table-cell office:value-type="string">
            <text:p>https://lh3.googleusercontent.com/cZIq7drK254CVRHMQufrOXYA6PP6EAdZXw0ikjgwo-zikrVWr5f1au8yWpgnGSZiQ5tU5aYHdVsWgMc=w60-h60-l90-rj</text:p>
          </table:table-cell>
          <table:table-cell office:value-type="string">
            <text:p>Classic Christmas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kVfoKrYSsJaHx3SLO8mp3WYuRHMrS8U_Q</text:p>
          </table:table-cell>
          <table:table-cell office:value-type="string">
            <text:p>https://lh3.googleusercontent.com/puwo6YSmmlAY5L9vO4XPuO2mH1o97S7SWUR75pbZCAt4p13uz7cdZNkjshWpu518Ak8cQnAhtrDsrxsk=w60-h60-l90-rj</text:p>
          </table:table-cell>
          <table:table-cell office:value-type="string">
            <text:p>Classic Country</text:p>
          </table:table-cell>
          <table:table-cell office:value-type="string">
            <text:p>97 songs</text:p>
          </table:table-cell>
        </table:table-row>
        <table:table-row table:style-name="ro2" table:visibility="filter">
          <table:table-cell office:value-type="string">
            <text:p>https://music.youtube.com/playlist?list=RDCLAK5uy_kVfoKrYSsJaHx3SLO8mp3WYuRHMrS8U_Q</text:p>
          </table:table-cell>
          <table:table-cell office:value-type="string">
            <text:p>https://lh3.googleusercontent.com/puwo6YSmmlAY5L9vO4XPuO2mH1o97S7SWUR75pbZCAt4p13uz7cdZNkjshWpu518Ak8cQnAhtrDsrxsk=w60-h60-l90-rj</text:p>
          </table:table-cell>
          <table:table-cell office:value-type="string">
            <text:p>Classic Country</text:p>
          </table:table-cell>
          <table:table-cell office:value-type="string">
            <text:p>97 songs</text:p>
          </table:table-cell>
        </table:table-row>
        <table:table-row table:style-name="ro2" table:visibility="filter">
          <table:table-cell office:value-type="string">
            <text:p>https://music.youtube.com/playlist?list=RDCLAK5uy_lwXnxGJ28lRP8WzewNcEpQKoSkysytW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Disco Hit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wXnxGJ28lRP8WzewNcEpQKoSkysytW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Disco Hit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lwXnxGJ28lRP8WzewNcEpQKoSkysytWfU</text:p>
          </table:table-cell>
          <table:table-cell office:value-type="string">
            <text:p>https://lh3.googleusercontent.com/lCG7s7JacHNYKSNhV2RrtVL3GS-WyNs1kZ0-jQ8o4-0qBv65mKmkG0jW53Kc2SsQJTTLd9Z565CnBiJR=w60-h60-l90-rj</text:p>
          </table:table-cell>
          <table:table-cell office:value-type="string">
            <text:p>Classic Disco Hit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wXnxGJ28lRP8WzewNcEpQKoSkysytWfU</text:p>
          </table:table-cell>
          <table:table-cell office:value-type="string">
            <text:p>https://lh3.googleusercontent.com/lCG7s7JacHNYKSNhV2RrtVL3GS-WyNs1kZ0-jQ8o4-0qBv65mKmkG0jW53Kc2SsQJTTLd9Z565CnBiJR=w60-h60-l90-rj</text:p>
          </table:table-cell>
          <table:table-cell office:value-type="string">
            <text:p>Classic Disco Hit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NGk2yOsNF2AWjk3FbtO8FjvQhT1FUi_c</text:p>
          </table:table-cell>
          <table:table-cell office:value-type="string">
            <text:p>https://lh3.googleusercontent.com/FmEI7Y44J_hp2ecFJgoestuzzbTknk1tMMT8MAx1zKYOUN97i5zxlcstXhVzJXulPBKzcpFrAOdARG4=w60-h60-l90-rj</text:p>
          </table:table-cell>
          <table:table-cell office:value-type="string">
            <text:p>Classic Easy Rock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k4sXYMRc7kePx3BjjVv5z2fB1CePqvVDw</text:p>
          </table:table-cell>
          <table:table-cell office:value-type="string">
            <text:p>https://lh3.googleusercontent.com/1XWwcowCLklGEv2AF_q4AEPSRUq51EBf0eMeTryYWp4gtLSTn8_5pmWcJNBav6kjgUlKcnNyolR17lc=w60-h60-l90-rj</text:p>
          </table:table-cell>
          <table:table-cell office:value-type="string">
            <text:p>Classic Feel-Good Pop</text:p>
          </table:table-cell>
          <table:table-cell office:value-type="string">
            <text:p>136 songs</text:p>
          </table:table-cell>
        </table:table-row>
        <table:table-row table:style-name="ro2">
          <table:table-cell office:value-type="string">
            <text:p>https://music.youtube.com/playlist?list=RDCLAK5uy_k0Gg0qAR50hC6S3gxvO4KPQ6avEgAu6ho</text:p>
          </table:table-cell>
          <table:table-cell office:value-type="string">
            <text:p>https://lh3.googleusercontent.com/vccnCaZw3ie3ITUhRsRxOUwikeMmlL_xWIA5ilyx3A1ydiLt54tCc2hCJ_h0EkHgwSbImiX_XhMC-g=w60-h60-l90-rj</text:p>
          </table:table-cell>
          <table:table-cell office:value-type="string">
            <text:p>Classic Hard Rock Workout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k0Gg0qAR50hC6S3gxvO4KPQ6avEgAu6ho</text:p>
          </table:table-cell>
          <table:table-cell office:value-type="string">
            <text:p>https://lh3.googleusercontent.com/vccnCaZw3ie3ITUhRsRxOUwikeMmlL_xWIA5ilyx3A1ydiLt54tCc2hCJ_h0EkHgwSbImiX_XhMC-g=w60-h60-l90-rj</text:p>
          </table:table-cell>
          <table:table-cell office:value-type="string">
            <text:p>Classic Hard Rock Workout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m-H5tH6XKlmMxXlwyUSgwCdGC1dCpaQsk</text:p>
          </table:table-cell>
          <table:table-cell office:value-type="string">
            <text:p>https://lh3.googleusercontent.com/LvtdLAnmPNmNm4n1PbEZrh_Agzb_pxoiEY-IR2z_dCcGlveBMgZyp2I6T1u6KP1JaokQxSGUobhB6aKF=w60-h60-l90-rj</text:p>
          </table:table-cell>
          <table:table-cell office:value-type="string">
            <text:p>Classic Latin Hits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loc3QkpRI5iaLbS_laJf0_OwzvPeAYrY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Pop Party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loc3QkpRI5iaLbS_laJf0_OwzvPeAYrYc</text:p>
          </table:table-cell>
          <table:table-cell office:value-type="string">
            <text:p>https://lh3.googleusercontent.com/D4ahPKVT7UPamryKm3QXNIgYEoacVMLGPT24DOeQC17NXqvBygAnLQ2gacgeRVcmowbK4YVYXr-cBQ=w60-h60-l90-rj</text:p>
          </table:table-cell>
          <table:table-cell office:value-type="string">
            <text:p>Classic Pop Party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k1S3n3EO6iRDetGHpNN7Vam_GdBqlgTT8</text:p>
          </table:table-cell>
          <table:table-cell office:value-type="string">
            <text:p>https://lh3.googleusercontent.com/uDMyK7bLm6V09Kn3C_NBghAIz-cAVpFAS4MqYmFTfs2mi4iANiQw339ewTsxQRdrPfrLIGmdb61yEw=w60-h60-l90-rj</text:p>
          </table:table-cell>
          <table:table-cell office:value-type="string">
            <text:p>Classic Rock Hangout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mOAQg1Ei6umDoDdfmBq2dpZG5mmvPwhkM</text:p>
          </table:table-cell>
          <table:table-cell office:value-type="string">
            <text:p>https://lh3.googleusercontent.com/wvsvzgNcOsco1OSE1Cbz_3bk4EfB2Xc4bUeVKnAsQLDn7-yrbDJsGY4tCANTHTQj5zK48dXN8ERgftE=w60-h60-l90-rj</text:p>
          </table:table-cell>
          <table:table-cell office:value-type="string">
            <text:p>Classic Rock Instrumentals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kABC3nlv35ioOf0D9mih-37tNip6SWre8</text:p>
          </table:table-cell>
          <table:table-cell office:value-type="string">
            <text:p>https://lh3.googleusercontent.com/1VO6E7FuuKC9K6vZwZuvy2zGG4P2g4s3zJmr7z3WM0Ne31HIUGMe6YlJb8V74_VU6VJsRxUVMoroEnQ=w60-h60-l90-rj</text:p>
          </table:table-cell>
          <table:table-cell office:value-type="string">
            <text:p>Classic Rock Lullabies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klY80tDUG8t6V0eXb5ttfGqRZZb8c5JZ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Rock Party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klY80tDUG8t6V0eXb5ttfGqRZZb8c5JZg</text:p>
          </table:table-cell>
          <table:table-cell office:value-type="string">
            <text:p>https://lh3.googleusercontent.com/Qqf9vxdGTASDhYpp5o2TVIVoOogYXoSpGTtLovQyfcxC19sSGAnsLtuo9lcJKQGR1gJGRq0to2BuiA=w60-h60-l90-rj</text:p>
          </table:table-cell>
          <table:table-cell office:value-type="string">
            <text:p>Classic Rock Party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klY80tDUG8t6V0eXb5ttfGqRZZb8c5JZg</text:p>
          </table:table-cell>
          <table:table-cell office:value-type="string">
            <text:p>https://lh3.googleusercontent.com/Qqf9vxdGTASDhYpp5o2TVIVoOogYXoSpGTtLovQyfcxC19sSGAnsLtuo9lcJKQGR1gJGRq0to2BuiA=w60-h60-l90-rj</text:p>
          </table:table-cell>
          <table:table-cell office:value-type="string">
            <text:p>Classic Rock Party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m3bF5-eHO_vIUFnJkclyxJzcUed0ytWf0</text:p>
          </table:table-cell>
          <table:table-cell office:value-type="string">
            <text:p>https://lh3.googleusercontent.com/DRmXVWM3LGULJ1fvktZaLUqXCVng3kQ_iRf_VKH7N_OgAirm_3kbnR_xBMR5k98tA458VwS0vO8K9hWo=w60-h60-l90-rj</text:p>
          </table:table-cell>
          <table:table-cell office:value-type="string">
            <text:p>Classic Rock Relaxation</text:p>
          </table:table-cell>
          <table:table-cell office:value-type="string">
            <text:p>79 songs</text:p>
          </table:table-cell>
        </table:table-row>
        <table:table-row table:style-name="ro2">
          <table:table-cell office:value-type="string">
            <text:p>https://music.youtube.com/playlist?list=RDCLAK5uy_nVuUr5N4xRc2E2btLSMnOwmSwrB5Dkhes</text:p>
          </table:table-cell>
          <table:table-cell office:value-type="string">
            <text:p>https://lh3.googleusercontent.com/XaKLY4JcPRkQvzeuep4f9dycoEfgxyVTct5Egur4rNU1Mj0zP-jqP4VmNVVM74WK0Q4blhk5hu-gKM4=w60-h60-l90-rj</text:p>
          </table:table-cell>
          <table:table-cell office:value-type="string">
            <text:p>Classic Rock Run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l0NNK9-Z-5g0Lkf-TpctvuwqSxLByMnN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Rock Summer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l0NNK9-Z-5g0Lkf-TpctvuwqSxLByMnN4</text:p>
          </table:table-cell>
          <table:table-cell office:value-type="string">
            <text:p>https://lh3.googleusercontent.com/WLsP7d7iWfUGqzZtPjQjtUy9hhRXZTGm-nr3RTHOhYFPzC6VLr3hoYPQK-OrJhS02qNoxrYkwfoi5g=w60-h60-l90-rj</text:p>
          </table:table-cell>
          <table:table-cell office:value-type="string">
            <text:p>Classic Rock Summer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0NNK9-Z-5g0Lkf-TpctvuwqSxLByMnN4</text:p>
          </table:table-cell>
          <table:table-cell office:value-type="string">
            <text:p>https://lh3.googleusercontent.com/WLsP7d7iWfUGqzZtPjQjtUy9hhRXZTGm-nr3RTHOhYFPzC6VLr3hoYPQK-OrJhS02qNoxrYkwfoi5g=w60-h60-l90-rj</text:p>
          </table:table-cell>
          <table:table-cell office:value-type="string">
            <text:p>Classic Rock Summer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0NNK9-Z-5g0Lkf-TpctvuwqSxLByMnN4</text:p>
          </table:table-cell>
          <table:table-cell office:value-type="string">
            <text:p>https://lh3.googleusercontent.com/WLsP7d7iWfUGqzZtPjQjtUy9hhRXZTGm-nr3RTHOhYFPzC6VLr3hoYPQK-OrJhS02qNoxrYkwfoi5g=w60-h60-l90-rj</text:p>
          </table:table-cell>
          <table:table-cell office:value-type="string">
            <text:p>Classic Rock Summer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0NNK9-Z-5g0Lkf-TpctvuwqSxLByMnN4</text:p>
          </table:table-cell>
          <table:table-cell office:value-type="string">
            <text:p>https://lh3.googleusercontent.com/WLsP7d7iWfUGqzZtPjQjtUy9hhRXZTGm-nr3RTHOhYFPzC6VLr3hoYPQK-OrJhS02qNoxrYkwfoi5g=w60-h60-l90-rj</text:p>
          </table:table-cell>
          <table:table-cell office:value-type="string">
            <text:p>Classic Rock Summer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kovrJvAQzuQCku4kU98wkoOydwQTGjdPY</text:p>
          </table:table-cell>
          <table:table-cell office:value-type="string">
            <text:p>https://lh3.googleusercontent.com/p-UYbADcBK67m9_JEf-VFQRXuubPs0xbNoLOTpD_A28Hfstzg4DCZibT2thOMDHYKt1wbUb9k5bYYPkq=w60-h60-l90-rj</text:p>
          </table:table-cell>
          <table:table-cell office:value-type="string">
            <text:p>Classic Rock Workout</text:p>
          </table:table-cell>
          <table:table-cell office:value-type="string">
            <text:p>59 songs</text:p>
          </table:table-cell>
        </table:table-row>
        <table:table-row table:style-name="ro2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 table:visibility="filter">
          <table:table-cell office:value-type="string">
            <text:p>https://music.youtube.com/playlist?list=RDCLAK5uy_nZiG9ehz_MQoWQxY5yElsLHCcG0tv9PRg</text:p>
          </table:table-cell>
          <table:table-cell office:value-type="string">
            <text:p>https://lh3.googleusercontent.com/w8QDcpITg-64iylxia0Z4oWzbmlkHdSeSNyGslc_0ZcJgCtgLHkhugunsDRh_t87UQadn_si6-gPpvI=w60-h60-l90-rj</text:p>
          </table:table-cell>
          <table:table-cell office:value-type="string">
            <text:p>Classic Rock's Greatest Hits</text:p>
          </table:table-cell>
          <table:table-cell office:value-type="string">
            <text:p>119 songs</text:p>
          </table:table-cell>
        </table:table-row>
        <table:table-row table:style-name="ro2">
          <table:table-cell office:value-type="string">
            <text:p>https://music.youtube.com/playlist?list=RDCLAK5uy_lRQbFalJOe45Qa-ERq9tTVUIv6WZFW_WA</text:p>
          </table:table-cell>
          <table:table-cell office:value-type="string">
            <text:p>https://lh3.googleusercontent.com/a2_mlzpMQ45XM9qdfAd37sLKlVp_tQK7aaEaeYWdnsLFmuOAX-WWklDCXrSU5Y3rOJKfEAfbp44s2DU=w60-h60-l90-rj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QbFalJOe45Qa-ERq9tTVUIv6WZFW_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QbFalJOe45Qa-ERq9tTVUIv6WZFW_WA</text:p>
          </table:table-cell>
          <table:table-cell office:value-type="string">
            <text:p>https://lh3.googleusercontent.com/a2_mlzpMQ45XM9qdfAd37sLKlVp_tQK7aaEaeYWdnsLFmuOAX-WWklDCXrSU5Y3rOJKfEAfbp44s2DU=w60-h60-l90-rj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QbFalJOe45Qa-ERq9tTVUIv6WZFW_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QbFalJOe45Qa-ERq9tTVUIv6WZFW_WA</text:p>
          </table:table-cell>
          <table:table-cell office:value-type="string">
            <text:p>https://lh3.googleusercontent.com/a2_mlzpMQ45XM9qdfAd37sLKlVp_tQK7aaEaeYWdnsLFmuOAX-WWklDCXrSU5Y3rOJKfEAfbp44s2DU=w60-h60-l90-rj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QbFalJOe45Qa-ERq9tTVUIv6WZFW_WA</text:p>
          </table:table-cell>
          <table:table-cell office:value-type="string">
            <text:p>https://lh3.googleusercontent.com/a2_mlzpMQ45XM9qdfAd37sLKlVp_tQK7aaEaeYWdnsLFmuOAX-WWklDCXrSU5Y3rOJKfEAfbp44s2DU=w60-h60-l90-rj</text:p>
          </table:table-cell>
          <table:table-cell office:value-type="string">
            <text:p>Classic Salsa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ctYaJlTEYxQZQtlgckX6yj49viNEQKtk</text:p>
          </table:table-cell>
          <table:table-cell office:value-type="string">
            <text:p>https://lh3.googleusercontent.com/qWIoYESKsOySXm5gW3VwRCD9-IqmtaoI2OQrablLdv0hRHCQLkfbVUcdJjgcuhyPUDqEH6DhvEfBgTSK=w60-h60-l90-rj</text:p>
          </table:table-cell>
          <table:table-cell office:value-type="string">
            <text:p>Classic Soul Christmas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lpltY4P2bGTrMXiRAysnLCp8f8HAgOyyM</text:p>
          </table:table-cell>
          <table:table-cell office:value-type="string">
            <text:p>https://lh3.googleusercontent.com/Le_IeKDlrNNCdY1Sm1vOe2_prRglTAYy1Q7FsbfaI_JsXVJ4FtglZQQ2XbmmpNYpJqbkx5CaGd8yAA=w60-h60-l90-rj</text:p>
          </table:table-cell>
          <table:table-cell office:value-type="string">
            <text:p>Classical for Dining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k83Q0BJ_yGLX2nTNKxOXb3BP3Pb7uMIN0</text:p>
          </table:table-cell>
          <table:table-cell office:value-type="string">
            <text:p>https://lh3.googleusercontent.com/SwyowKe-kDLokD2wEouPllJwjfKlG73podaFDHBzaEDeR0mu3mgp0x4iy7ouTDD0JuksjzG3ObZsfQ=w60-h60-l90-rj</text:p>
          </table:table-cell>
          <table:table-cell office:value-type="string">
            <text:p>Classical for Sleeping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EgZl9zsBOcaP1iAdShTQpoRDeDpPRkyY</text:p>
          </table:table-cell>
          <table:table-cell office:value-type="string">
            <text:p>https://lh3.googleusercontent.com/NV5u7x-NXukvYFj8AIj9KMi4z-7PfpJtKAeyEsBWPWvVE6iASQ7ZhJ-mRqKsUaQZq1Qb0ZlsAEWg=w60-h60-l90-rj</text:p>
          </table:table-cell>
          <table:table-cell office:value-type="string">
            <text:p>Classical for Working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EgZl9zsBOcaP1iAdShTQpoRDeDpPRky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assical for Working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EgZl9zsBOcaP1iAdShTQpoRDeDpPRkyY</text:p>
          </table:table-cell>
          <table:table-cell office:value-type="string">
            <text:p>https://lh3.googleusercontent.com/NV5u7x-NXukvYFj8AIj9KMi4z-7PfpJtKAeyEsBWPWvVE6iASQ7ZhJ-mRqKsUaQZq1Qb0ZlsAEWg=w60-h60-l90-rj</text:p>
          </table:table-cell>
          <table:table-cell office:value-type="string">
            <text:p>Classical for Working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ujHHFkpZkDcuyi7TNreotQ0F-UYjSAjo</text:p>
          </table:table-cell>
          <table:table-cell office:value-type="string">
            <text:p>https://lh3.googleusercontent.com/zD5faeZrM6EqIQNLLd1XlPOZ8cCxh07ByLXZtXrmXIDJkFMAe-eNrSSB5a12Uu856koplvTxp5i4Agu_=w60-h60-l90-rj</text:p>
          </table:table-cell>
          <table:table-cell office:value-type="string">
            <text:p>Classical Romance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k7O9KByATGA1TqFYhyOkylpJ6fM1avtw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lout Rising: New Hip-Hop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k7O9KByATGA1TqFYhyOkylpJ6fM1avtww</text:p>
          </table:table-cell>
          <table:table-cell office:value-type="string">
            <text:p>https://lh3.googleusercontent.com/C_zBu0vmJ_Vw2KwW9rejtCzU6r8zm0H6QidPbPvzZe2bfniOjfrVGSNYo0BfN0cby3iziVltfzLySec=w60-h60-l90-rj</text:p>
          </table:table-cell>
          <table:table-cell office:value-type="string">
            <text:p>Clout Rising: New Hip-Hop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cjs_kZUlovhu1gfh2J24easkMh0RcLO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achella: Rock</text:p>
          </table:table-cell>
          <table:table-cell office:value-type="string">
            <text:p>157 songs</text:p>
          </table:table-cell>
        </table:table-row>
        <table:table-row table:style-name="ro2">
          <table:table-cell office:value-type="string">
            <text:p>https://music.youtube.com/playlist?list=RDCLAK5uy_mcjs_kZUlovhu1gfh2J24easkMh0RcLOE</text:p>
          </table:table-cell>
          <table:table-cell office:value-type="string">
            <text:p>https://lh3.googleusercontent.com/vK89GsSddQtZQMu26kyk3LKd1Y65CjDLCj-fQ4XktAOjYqarLmS-rp6Ni4tnqDtpjyii0-AR5B1_gw=w60-h60-l90-rj</text:p>
          </table:table-cell>
          <table:table-cell office:value-type="string">
            <text:p>Coachella: Rock</text:p>
          </table:table-cell>
          <table:table-cell office:value-type="string">
            <text:p>157 songs</text:p>
          </table:table-cell>
        </table:table-row>
        <table:table-row table:style-name="ro2">
          <table:table-cell office:value-type="string">
            <text:p>https://music.youtube.com/playlist?list=RDCLAK5uy_kuj0ZF7ijSaRt3ZlJ3iv2YOWBjp9zyF1Q</text:p>
          </table:table-cell>
          <table:table-cell office:value-type="string">
            <text:p>https://lh3.googleusercontent.com/xy7zR_wM1mTEXF9VCW6qHl6rdydw-1dF8ZuKfb67sx9Svgr4mVujzb9dRyKFRsZ5kKIwtCFz50lYXGw=w60-h60-l90-rj</text:p>
          </table:table-cell>
          <table:table-cell office:value-type="string">
            <text:p>Coffee Shop Indie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uj0ZF7ijSaRt3ZlJ3iv2YOWBjp9zyF1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ffee Shop Indie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uj0ZF7ijSaRt3ZlJ3iv2YOWBjp9zyF1Q</text:p>
          </table:table-cell>
          <table:table-cell office:value-type="string">
            <text:p>https://lh3.googleusercontent.com/xy7zR_wM1mTEXF9VCW6qHl6rdydw-1dF8ZuKfb67sx9Svgr4mVujzb9dRyKFRsZ5kKIwtCFz50lYXGw=w60-h60-l90-rj</text:p>
          </table:table-cell>
          <table:table-cell office:value-type="string">
            <text:p>Coffee Shop Indie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b-iOZG0v0V3Jk6IyAU_Me4zp0UPxtHz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lombian Salsa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b-iOZG0v0V3Jk6IyAU_Me4zp0UPxtHz8</text:p>
          </table:table-cell>
          <table:table-cell office:value-type="string">
            <text:p>https://lh3.googleusercontent.com/esd2xLkX8wup32umwE9X9wcrvDufmQjoOA4nxl5mpPKjnzt_8cA-PrXR7Uc6CDHQOqzw550I7h-U2DQ=w60-h60-l90-rj</text:p>
          </table:table-cell>
          <table:table-cell office:value-type="string">
            <text:p>Colombian Salsa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oy5AcRTCthBz66OzjfKEUM6dBjbvwsQ4</text:p>
          </table:table-cell>
          <table:table-cell office:value-type="string">
            <text:p>https://lh3.googleusercontent.com/GalwCbtL9h9bWkNjqCvMTPxdKD6CodIekrIytc5PRG-077ExduYhEQHqh0dmIm9_H13myIsU6w1B8w=w60-h60-l90-rj</text:p>
          </table:table-cell>
          <table:table-cell office:value-type="string">
            <text:p>Confessionals: Essential Emo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kg6snDfDg87leAjqrTOYbsubf80HyUcu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ntemporary Black Sea</text:p>
          </table:table-cell>
          <table:table-cell office:value-type="string">
            <text:p>139 songs</text:p>
          </table:table-cell>
        </table:table-row>
        <table:table-row table:style-name="ro2">
          <table:table-cell office:value-type="string">
            <text:p>https://music.youtube.com/playlist?list=RDCLAK5uy_kg6snDfDg87leAjqrTOYbsubf80HyUcuo</text:p>
          </table:table-cell>
          <table:table-cell office:value-type="string">
            <text:p>https://lh3.googleusercontent.com/8jfum5EYhhWPPyH5sUvSFVnZJBkpkrvO4mx03VP3ABuXhzsz2-gwGOd5_vBD3TxNfW1C8hL25Xtq7P4=w60-h60-l90-rj</text:p>
          </table:table-cell>
          <table:table-cell office:value-type="string">
            <text:p>Contemporary Black Sea</text:p>
          </table:table-cell>
          <table:table-cell office:value-type="string">
            <text:p>139 songs</text:p>
          </table:table-cell>
        </table:table-row>
        <table:table-row table:style-name="ro2" table:visibility="filter">
          <table:table-cell office:value-type="string">
            <text:p>https://music.youtube.com/playlist?list=RDCLAK5uy_kqLI4TIeh2ir4dt6TDotP3rncNX08Evm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ntemporary Musical Hits</text:p>
          </table:table-cell>
          <table:table-cell office:value-type="string">
            <text:p>45 songs</text:p>
          </table:table-cell>
        </table:table-row>
        <table:table-row table:style-name="ro2">
          <table:table-cell office:value-type="string">
            <text:p>https://music.youtube.com/playlist?list=RDCLAK5uy_kqLI4TIeh2ir4dt6TDotP3rncNX08EvmA</text:p>
          </table:table-cell>
          <table:table-cell office:value-type="string">
            <text:p>https://lh3.googleusercontent.com/uXD0pZKxByt_rPAq2uoRL2bxJTWHxNjpdagQ6NZDCEKvZsZeFQIyKTMI3QVdP5FSHfjXohhxPSEOfRk=w60-h60-l90-rj</text:p>
          </table:table-cell>
          <table:table-cell office:value-type="string">
            <text:p>Contemporary Musical Hits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khK8fcC0-pNQvEXpLTeIGhJTS0Z98Ob5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ol Britannia: '90s Britpop</text:p>
          </table:table-cell>
          <table:table-cell office:value-type="string">
            <text:p>161 songs</text:p>
          </table:table-cell>
        </table:table-row>
        <table:table-row table:style-name="ro2">
          <table:table-cell office:value-type="string">
            <text:p>https://music.youtube.com/playlist?list=RDCLAK5uy_khK8fcC0-pNQvEXpLTeIGhJTS0Z98Ob5s</text:p>
          </table:table-cell>
          <table:table-cell office:value-type="string">
            <text:p>https://lh3.googleusercontent.com/jVz80IwEObhB_G01__iVukizPAwJ0jmScvLTmgERjfUPec_H5fOuYOb1ziF-Ze9XmnCqMqMdjIfvkMo=w60-h60-l90-rj</text:p>
          </table:table-cell>
          <table:table-cell office:value-type="string">
            <text:p>Cool Britannia: '90s Britpop</text:p>
          </table:table-cell>
          <table:table-cell office:value-type="string">
            <text:p>161 songs</text:p>
          </table:table-cell>
        </table:table-row>
        <table:table-row table:style-name="ro2" table:visibility="filter">
          <table:table-cell office:value-type="string">
            <text:p>https://music.youtube.com/playlist?list=RDCLAK5uy_khK8fcC0-pNQvEXpLTeIGhJTS0Z98Ob5s</text:p>
          </table:table-cell>
          <table:table-cell office:value-type="string">
            <text:p>https://lh3.googleusercontent.com/jVz80IwEObhB_G01__iVukizPAwJ0jmScvLTmgERjfUPec_H5fOuYOb1ziF-Ze9XmnCqMqMdjIfvkMo=w60-h60-l90-rj</text:p>
          </table:table-cell>
          <table:table-cell office:value-type="string">
            <text:p>Cool Britannia: '90s Britpop</text:p>
          </table:table-cell>
          <table:table-cell office:value-type="string">
            <text:p>161 songs</text:p>
          </table:table-cell>
        </table:table-row>
        <table:table-row table:style-name="ro2" table:visibility="filter">
          <table:table-cell office:value-type="string">
            <text:p>https://music.youtube.com/playlist?list=RDCLAK5uy_k6zKCYQIv-F3fK6vVW6G6aEn0kJ4WoKp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Beach Vacay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k6zKCYQIv-F3fK6vVW6G6aEn0kJ4WoKpU</text:p>
          </table:table-cell>
          <table:table-cell office:value-type="string">
            <text:p>https://lh3.googleusercontent.com/trCwPjWu8yEWi3wPRlnLBcy4HKpUYaCWgLnLRgrNjxT8ogdCr2hs9HzNEKcHNTRW5mrcj30bkyhcApgM=w60-h60-l90-rj</text:p>
          </table:table-cell>
          <table:table-cell office:value-type="string">
            <text:p>Country Beach Vacay</text:p>
          </table:table-cell>
          <table:table-cell office:value-type="string">
            <text:p>87 songs</text:p>
          </table:table-cell>
        </table:table-row>
        <table:table-row table:style-name="ro2" table:visibility="filter">
          <table:table-cell office:value-type="string">
            <text:p>https://music.youtube.com/playlist?list=RDCLAK5uy_k6zKCYQIv-F3fK6vVW6G6aEn0kJ4WoKpU</text:p>
          </table:table-cell>
          <table:table-cell office:value-type="string">
            <text:p>https://lh3.googleusercontent.com/trCwPjWu8yEWi3wPRlnLBcy4HKpUYaCWgLnLRgrNjxT8ogdCr2hs9HzNEKcHNTRW5mrcj30bkyhcApgM=w60-h60-l90-rj</text:p>
          </table:table-cell>
          <table:table-cell office:value-type="string">
            <text:p>Country Beach Vacay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nV9MJn7pf449MdQWIk2lQlPdi0emqvyK8</text:p>
          </table:table-cell>
          <table:table-cell office:value-type="string">
            <text:p>https://lh3.googleusercontent.com/BUistiEESJH0NsZR9K08Z__cGLJWizcmN5q07ky_PzwB4zhI4m_I1uTVRo9y82LUoffIJTm-RlmmJ5c=w60-h60-l90-rj</text:p>
          </table:table-cell>
          <table:table-cell office:value-type="string">
            <text:p>Country Breakup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lxFy22_u1ew69yeuNCkIy3CbtOdelW6U4</text:p>
          </table:table-cell>
          <table:table-cell office:value-type="string">
            <text:p>https://lh3.googleusercontent.com/pMiutk9yLkzhP8Bx6B1NP_GlktYZLdcwk9NEBngrpGhD9P8S8lrUh28F4zZiFS7mU3WdvEB-a1vDKS4=w60-h60-l90-rj</text:p>
          </table:table-cell>
          <table:table-cell office:value-type="string">
            <text:p>Country Christmas</text:p>
          </table:table-cell>
          <table:table-cell office:value-type="string">
            <text:p>190 songs</text:p>
          </table:table-cell>
        </table:table-row>
        <table:table-row table:style-name="ro2">
          <table:table-cell office:value-type="string">
            <text:p>https://music.youtube.com/playlist?list=RDCLAK5uy_l9QboBEeMYgKPz7cbhNURTyykHPLXrM9s</text:p>
          </table:table-cell>
          <table:table-cell office:value-type="string">
            <text:p>https://lh3.googleusercontent.com/00-KUb7-IC6nSoAyZ3NGf2GlhPE5P3wh0nV8PPmEEtg4jRiCKMaisBjBaLZ8qWvOTZVZaH6_sjFTLLM=w60-h60-l90-rj</text:p>
          </table:table-cell>
          <table:table-cell office:value-type="string">
            <text:p>Country Coffeehouse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mp7fOlC_8tmftxmuzyizSfPKYdlh8d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Covers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mmp7fOlC_8tmftxmuzyizSfPKYdlh8diI</text:p>
          </table:table-cell>
          <table:table-cell office:value-type="string">
            <text:p>https://lh3.googleusercontent.com/tQQl_M_iVU6DQrfURxtLxW06W5IUVl9z-0UGvmXybpfA0Daq3-VquiXpHgWrmr7UuVJMF5YQwNcn-9gg=w60-h60-l90-rj</text:p>
          </table:table-cell>
          <table:table-cell office:value-type="string">
            <text:p>Country Covers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lrj9qy29eJKUUvkLFw56PiEHq07rDHwk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lrj9qy29eJKUUvkLFw56PiEHq07rDHwk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>
          <table:table-cell office:value-type="string">
            <text:p>https://music.youtube.com/playlist?list=RDCLAK5uy_lrj9qy29eJKUUvkLFw56PiEHq07rDHwkU</text:p>
          </table:table-cell>
          <table:table-cell office:value-type="string">
            <text:p>https://lh3.googleusercontent.com/BOM6GB54vB_NanSxlFtEJaCHeCbgJQ5m1tytUFwYuhniI3-kmPdV8a00KTnw6oNOjoRxfa4sK6-RBlBq=w60-h60-l90-rj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lrj9qy29eJKUUvkLFw56PiEHq07rDHwk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lrj9qy29eJKUUvkLFw56PiEHq07rDHwkU</text:p>
          </table:table-cell>
          <table:table-cell office:value-type="string">
            <text:p>https://lh3.googleusercontent.com/BOM6GB54vB_NanSxlFtEJaCHeCbgJQ5m1tytUFwYuhniI3-kmPdV8a00KTnw6oNOjoRxfa4sK6-RBlBq=w60-h60-l90-rj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lrj9qy29eJKUUvkLFw56PiEHq07rDHwkU</text:p>
          </table:table-cell>
          <table:table-cell office:value-type="string">
            <text:p>https://lh3.googleusercontent.com/BOM6GB54vB_NanSxlFtEJaCHeCbgJQ5m1tytUFwYuhniI3-kmPdV8a00KTnw6oNOjoRxfa4sK6-RBlBq=w60-h60-l90-rj</text:p>
          </table:table-cell>
          <table:table-cell office:value-type="string">
            <text:p>Country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2yqQHw0qNVIk9HlKLG0kd3RKkwrIafw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2yqQHw0qNVIk9HlKLG0kd3RKkwrIafws</text:p>
          </table:table-cell>
          <table:table-cell office:value-type="string">
            <text:p>https://lh3.googleusercontent.com/ja40mmDCKSL94HWC3w_iUAGeqmwF_-E1OxTkwfJvDqtmVrYCJoQ_9HT6MBe6fUBPjg4h1yLSjcFmiaU=w60-h60-l90-rj</text:p>
          </table:table-cell>
          <table:table-cell office:value-type="string">
            <text:p>Country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7kVQd-mE635MQyQhfCahl6eqvhS6nyz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7kVQd-mE635MQyQhfCahl6eqvhS6nyz0</text:p>
          </table:table-cell>
          <table:table-cell office:value-type="string">
            <text:p>https://lh3.googleusercontent.com/fDG5o7Vt_N8e039680xoXjfSB4TXn6-o9NkMGNwoHSBPxe_nUGwt6y2NGMiD5XFpsaDGV5c_HrnhggZZ=w60-h60-l90-rj</text:p>
          </table:table-cell>
          <table:table-cell office:value-type="string">
            <text:p>Country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dDCDl6yw2af_93B7vhySCNomlOpHpPFg</text:p>
          </table:table-cell>
          <table:table-cell office:value-type="string">
            <text:p>https://lh3.googleusercontent.com/H7m9D8uFMA3BQ36NStE1cfvqKFNC7dAmqidSyEXBqqetiSvaz8Apy1RSy06FTenXFrrELHGdZwn3Kg=w60-h60-l90-rj</text:p>
          </table:table-cell>
          <table:table-cell office:value-type="string">
            <text:p>Country Hits 2023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ndDCDl6yw2af_93B7vhySCNomlOpHpPF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its 2023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ndDCDl6yw2af_93B7vhySCNomlOpHpPFg</text:p>
          </table:table-cell>
          <table:table-cell office:value-type="string">
            <text:p>https://lh3.googleusercontent.com/H7m9D8uFMA3BQ36NStE1cfvqKFNC7dAmqidSyEXBqqetiSvaz8Apy1RSy06FTenXFrrELHGdZwn3Kg=w60-h60-l90-rj</text:p>
          </table:table-cell>
          <table:table-cell office:value-type="string">
            <text:p>Country Hits 2023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ndDCDl6yw2af_93B7vhySCNomlOpHpPFg</text:p>
          </table:table-cell>
          <table:table-cell office:value-type="string">
            <text:p>https://lh3.googleusercontent.com/H7m9D8uFMA3BQ36NStE1cfvqKFNC7dAmqidSyEXBqqetiSvaz8Apy1RSy06FTenXFrrELHGdZwn3Kg=w60-h60-l90-rj</text:p>
          </table:table-cell>
          <table:table-cell office:value-type="string">
            <text:p>Country Hits 2023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lJ8xZWiZj2GCw7MArjakb6b0zfvqwldp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Hotlist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lJ8xZWiZj2GCw7MArjakb6b0zfvqwldps</text:p>
          </table:table-cell>
          <table:table-cell office:value-type="string">
            <text:p>https://lh3.googleusercontent.com/qKEdfvd_OujF36c907OsRMaL2Ik-ymsWMU-seoV5JVKtt0nHsdRbVy_0DrcBfHf6YqIAmxVrIgeCpIg=w60-h60-l90-rj</text:p>
          </table:table-cell>
          <table:table-cell office:value-type="string">
            <text:p>Country Hotlist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nQxlZPgHIHqeehQYGFbmuFe4jGUuUJwoc</text:p>
          </table:table-cell>
          <table:table-cell office:value-type="string">
            <text:p>https://lh3.googleusercontent.com/M0fxDHBLpU6qfkFMVfO090ANilOzQmtfw91ymL-bSEaUaY5TR4R3R-njOOrj4NNebPIPwdu-YvS4Xg=w60-h60-l90-rj</text:p>
          </table:table-cell>
          <table:table-cell office:value-type="string">
            <text:p>Country Love Song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nQxlZPgHIHqeehQYGFbmuFe4jGUuUJwoc</text:p>
          </table:table-cell>
          <table:table-cell office:value-type="string">
            <text:p>https://lh3.googleusercontent.com/M0fxDHBLpU6qfkFMVfO090ANilOzQmtfw91ymL-bSEaUaY5TR4R3R-njOOrj4NNebPIPwdu-YvS4Xg=w60-h60-l90-rj</text:p>
          </table:table-cell>
          <table:table-cell office:value-type="string">
            <text:p>Country Love Song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nQxlZPgHIHqeehQYGFbmuFe4jGUuUJwoc</text:p>
          </table:table-cell>
          <table:table-cell office:value-type="string">
            <text:p>https://lh3.googleusercontent.com/M0fxDHBLpU6qfkFMVfO090ANilOzQmtfw91ymL-bSEaUaY5TR4R3R-njOOrj4NNebPIPwdu-YvS4Xg=w60-h60-l90-rj</text:p>
          </table:table-cell>
          <table:table-cell office:value-type="string">
            <text:p>Country Love Song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nrMVBKHLSuEn3y7wPb1H3fRSV8S0MMa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Rap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nrMVBKHLSuEn3y7wPb1H3fRSV8S0MMazA</text:p>
          </table:table-cell>
          <table:table-cell office:value-type="string">
            <text:p>https://lh3.googleusercontent.com/9aHEYlMd1dikKhLp10f0-qNH0PaUG6_bZ3sJQwp4cY3S1BPQrIR6Xg_jl8s5LD_EZur98fPUDC2KF5k7=w60-h60-l90-rj</text:p>
          </table:table-cell>
          <table:table-cell office:value-type="string">
            <text:p>Country Rap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84KcMUeG4CFjt1GKaiURJpD3e8LuGfJg</text:p>
          </table:table-cell>
          <table:table-cell office:value-type="string">
            <text:p>https://lh3.googleusercontent.com/nMj63dnoqjXmu4WTqrr00FC2JSuY4-kraq36Hv5A0iFie31usB61UJ2Udhu2TppoGkIry24LgAsMADF-=w60-h60-l90-rj</text:p>
          </table:table-cell>
          <table:table-cell office:value-type="string">
            <text:p>Country Road Trip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noA_LBnBbj0hdkOq1UGHUSscifZ2C5iQE</text:p>
          </table:table-cell>
          <table:table-cell office:value-type="string">
            <text:p>https://lh3.googleusercontent.com/lTwDjsBw0evjU-qeAou6HxS06keu-LWJYTTlUgIHo0BV2gxxshyQLGcOuftGVksEHCAdkNtgMX3NOK4=w60-h60-l90-rj</text:p>
          </table:table-cell>
          <table:table-cell office:value-type="string">
            <text:p>Country Rock</text:p>
          </table:table-cell>
          <table:table-cell office:value-type="string">
            <text:p>74 songs</text:p>
          </table:table-cell>
        </table:table-row>
        <table:table-row table:style-name="ro2" table:visibility="filter">
          <table:table-cell office:value-type="string">
            <text:p>https://music.youtube.com/playlist?list=RDCLAK5uy_noA_LBnBbj0hdkOq1UGHUSscifZ2C5iQE</text:p>
          </table:table-cell>
          <table:table-cell office:value-type="string">
            <text:p>https://lh3.googleusercontent.com/lTwDjsBw0evjU-qeAou6HxS06keu-LWJYTTlUgIHo0BV2gxxshyQLGcOuftGVksEHCAdkNtgMX3NOK4=w60-h60-l90-rj</text:p>
          </table:table-cell>
          <table:table-cell office:value-type="string">
            <text:p>Country Rock</text:p>
          </table:table-cell>
          <table:table-cell office:value-type="string">
            <text:p>74 songs</text:p>
          </table:table-cell>
        </table:table-row>
        <table:table-row table:style-name="ro2">
          <table:table-cell office:value-type="string">
            <text:p>https://music.youtube.com/playlist?list=RDCLAK5uy_lFScXiIb-vQnEX186pRe2ijM5r1CgxGEE</text:p>
          </table:table-cell>
          <table:table-cell office:value-type="string">
            <text:p>https://lh3.googleusercontent.com/wTXsV3zfhDym1XwNN1qr_x1OjBfh47Fj4NNuhCK168FOmuRs4uh-kbx7tv2-u0muz1FGt8LGrZZ83Ni0=w60-h60-l90-rj</text:p>
          </table:table-cell>
          <table:table-cell office:value-type="string">
            <text:p>Country Summer</text:p>
          </table:table-cell>
          <table:table-cell office:value-type="string">
            <text:p>114 songs</text:p>
          </table:table-cell>
        </table:table-row>
        <table:table-row table:style-name="ro2" table:visibility="filter">
          <table:table-cell office:value-type="string">
            <text:p>https://music.youtube.com/playlist?list=RDCLAK5uy_lO74S3KkDlWRLJtq3gYY9-FHmxckj7AX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ountry Tailgate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lO74S3KkDlWRLJtq3gYY9-FHmxckj7AXU</text:p>
          </table:table-cell>
          <table:table-cell office:value-type="string">
            <text:p>https://lh3.googleusercontent.com/ehxv1AHcd_f3XhuLOojYoGmY2_Z2tlo4A82nyBio6JGk4n9ZyqjppWLwM3XZvt99--q5s5arSmPwvw=w60-h60-l90-rj</text:p>
          </table:table-cell>
          <table:table-cell office:value-type="string">
            <text:p>Country Tailgate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lO74S3KkDlWRLJtq3gYY9-FHmxckj7AXU</text:p>
          </table:table-cell>
          <table:table-cell office:value-type="string">
            <text:p>https://lh3.googleusercontent.com/ehxv1AHcd_f3XhuLOojYoGmY2_Z2tlo4A82nyBio6JGk4n9ZyqjppWLwM3XZvt99--q5s5arSmPwvw=w60-h60-l90-rj</text:p>
          </table:table-cell>
          <table:table-cell office:value-type="string">
            <text:p>Country Tailgate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lmuZKUgysMJKp759FYYSSWn7EQIOrBpNs</text:p>
          </table:table-cell>
          <table:table-cell office:value-type="string">
            <text:p>https://lh3.googleusercontent.com/hyB5YeOK7BBfA_KTGZU4TMlw9BmnuBvEIpQpgGHSPTRIEpINKz2nyWuNRPgla0OiZ3UpqwJxOlKLskxt=w60-h60-l90-rj</text:p>
          </table:table-cell>
          <table:table-cell office:value-type="string">
            <text:p>Country Workout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n0vqPVYwwLGVv8XMpjj7IovO50hqegreo</text:p>
          </table:table-cell>
          <table:table-cell office:value-type="string">
            <text:p>https://lh3.googleusercontent.com/u33J9i_Q71BeIBWwXwkbwyzSqCyUxBQMKL3bdqqIb8jlTakBk9JF0ftbaXsHgK3iHEnUxbaiDsIQYjk=w60-h60-l90-rj</text:p>
          </table:table-cell>
          <table:table-cell office:value-type="string">
            <text:p>Country's New Crop</text:p>
          </table:table-cell>
          <table:table-cell office:value-type="string">
            <text:p>168 songs</text:p>
          </table:table-cell>
        </table:table-row>
        <table:table-row table:style-name="ro2">
          <table:table-cell office:value-type="string">
            <text:p>https://music.youtube.com/playlist?list=RDCLAK5uy_lSeZWjHbMAVEQnRkHF1YYeCuOGbdMrBgY</text:p>
          </table:table-cell>
          <table:table-cell office:value-type="string">
            <text:p>https://lh3.googleusercontent.com/sxYnCDhR_ssx4NiPW6b7FScmghBKQIvbrO6p2RxcIBbzLArgsw6rLzkd7q8NNU-iDr0g2tnaxKgI_N0=w60-h60-l90-rj</text:p>
          </table:table-cell>
          <table:table-cell office:value-type="string">
            <text:p>Cozy Christmas</text:p>
          </table:table-cell>
          <table:table-cell office:value-type="string">
            <text:p>123 songs</text:p>
          </table:table-cell>
        </table:table-row>
        <table:table-row table:style-name="ro2">
          <table:table-cell office:value-type="string">
            <text:p>https://music.youtube.com/playlist?list=RDCLAK5uy_nShVU3b5eU0KnzD-WEKUPevjxqHCi_bLo</text:p>
          </table:table-cell>
          <table:table-cell office:value-type="string">
            <text:p>https://lh3.googleusercontent.com/zFj7bFNltCWBD8TIdBH2r2RY3JOiSx0EtXpJDI6hnkhQkCTJgdqVOyN-rXtIW2S91Rpep5LD2XX8JA=w60-h60-l90-rj</text:p>
          </table:table-cell>
          <table:table-cell office:value-type="string">
            <text:p>Cozy Up Indie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lH3_Cxp-DKEO6XkkvhXFs6JMSV3cocuck</text:p>
          </table:table-cell>
          <table:table-cell office:value-type="string">
            <text:p>https://lh3.googleusercontent.com/XvEm6cPHkZPLWCtI4VTLHUHaVR9AErdibMNb6zahm9o_mcH79QIPNG0nsdWDPt9XWg2Z3RNXxqytZs4=w60-h60-l90-rj</text:p>
          </table:table-cell>
          <table:table-cell office:value-type="string">
            <text:p>Crazy In Love</text:p>
          </table:table-cell>
          <table:table-cell office:value-type="string">
            <text:p>94 songs</text:p>
          </table:table-cell>
        </table:table-row>
        <table:table-row table:style-name="ro2" table:visibility="filter">
          <table:table-cell office:value-type="string">
            <text:p>https://music.youtube.com/playlist?list=RDCLAK5uy_l5pYKwqWunAUmaR12OuU2X8iR9qRvVS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REDITS: WondaGurl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l5pYKwqWunAUmaR12OuU2X8iR9qRvVSHY</text:p>
          </table:table-cell>
          <table:table-cell office:value-type="string">
            <text:p>https://lh3.googleusercontent.com/dEkZTpWU4qLD2cW5Yc3_fhx0ZhnQPs1eyoyF9JXsbVk8ul8IimLuVYNLePjchQnrDBQliYrRZhRFdA=w60-h60-l90-rj</text:p>
          </table:table-cell>
          <table:table-cell office:value-type="string">
            <text:p>CREDITS: WondaGurl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mCvOm3kQy1RTBwDOGYkNhtHwMO89ffquk</text:p>
          </table:table-cell>
          <table:table-cell office:value-type="string">
            <text:p>https://lh3.googleusercontent.com/ha8THkaXUQmZHnfy8cI6Ah2g3xk2x6Y2SbxeFCWlFz3wTjLlfBTV1hgkXJwKKwTbAU7ve8enjJWlJPIE=w60-h60-l90-rj</text:p>
          </table:table-cell>
          <table:table-cell office:value-type="string">
            <text:p>Crème French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CvOm3kQy1RTBwDOGYkNhtHwMO89ffq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rème French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CvOm3kQy1RTBwDOGYkNhtHwMO89ffquk</text:p>
          </table:table-cell>
          <table:table-cell office:value-type="string">
            <text:p>https://lh3.googleusercontent.com/ha8THkaXUQmZHnfy8cI6Ah2g3xk2x6Y2SbxeFCWlFz3wTjLlfBTV1hgkXJwKKwTbAU7ve8enjJWlJPIE=w60-h60-l90-rj</text:p>
          </table:table-cell>
          <table:table-cell office:value-type="string">
            <text:p>Crème French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CvOm3kQy1RTBwDOGYkNhtHwMO89ffq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rème French Pop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d0jYs5ssZ0yMCd8g_oPiIGGQQ4CB7Ffc</text:p>
          </table:table-cell>
          <table:table-cell office:value-type="string">
            <text:p>https://lh3.googleusercontent.com/18pwtomQVFdQt1_MRqwyr6_CJMLlZ7lGKXD0ebPT7vqECp7YCRpUteiFwikMLVREZ3ImxGiRaW5uxETy=w60-h60-l90-rj</text:p>
          </table:table-cell>
          <table:table-cell office:value-type="string">
            <text:p>Crypt of Death</text:p>
          </table:table-cell>
          <table:table-cell office:value-type="string">
            <text:p>110 songs</text:p>
          </table:table-cell>
        </table:table-row>
        <table:table-row table:style-name="ro2">
          <table:table-cell office:value-type="string">
            <text:p>https://music.youtube.com/playlist?list=RDCLAK5uy_nkcRVm-uQ2bgDkcRnM6IS28MxFb7xUHDs</text:p>
          </table:table-cell>
          <table:table-cell office:value-type="string">
            <text:p>https://lh3.googleusercontent.com/qfqW74nW5ET1nusT3iwg2GvcvvFOvubz81lyZnt8X-PXkd0omH8Wx5f9MELtL-zI1zbRPjo2gzMNzw-g=w60-h60-l90-rj</text:p>
          </table:table-cell>
          <table:table-cell office:value-type="string">
            <text:p>Cuarteto from Argentina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mKB2zduLwMALlWPw98K0857E9c1HYkitI</text:p>
          </table:table-cell>
          <table:table-cell office:value-type="string">
            <text:p>https://lh3.googleusercontent.com/mbfB6xc_Ltvl9Kl-yU5clZIV4aObU2oXk5MyBQH1axzchcA8BEGN8hHytY-t9L4tZGCUbteZs9GtBg=w60-h60-l90-rj</text:p>
          </table:table-cell>
          <table:table-cell office:value-type="string">
            <text:p>Cuddle Weather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1oO6GcuiUbkB7zVErype6l8vOHQ_vh4g</text:p>
          </table:table-cell>
          <table:table-cell office:value-type="string">
            <text:p>https://lh3.googleusercontent.com/GdsGPgtII5Q9snFt3Za_e41jalmkGytvQdpKFE4X7VTLi1ebFgAvbzB0d7dTf63ucOsCTJm-Q-PbDxFa=w60-h60-l90-rj</text:p>
          </table:table-cell>
          <table:table-cell office:value-type="string">
            <text:p>Cuddling Country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yUfy4JZAcfRgJhHNsYxrfNa4faXOhR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umbia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yUfy4JZAcfRgJhHNsYxrfNa4faXOhRig</text:p>
          </table:table-cell>
          <table:table-cell office:value-type="string">
            <text:p>https://lh3.googleusercontent.com/0g7M55vDIaK7FVq1K0RIsoqP-j5E6XeBGuUIrLdXcVrWzRTQpBp-shgh0tzhnFbiLWTg86APic9x2m8=w60-h60-l90-rj</text:p>
          </table:table-cell>
          <table:table-cell office:value-type="string">
            <text:p>Cumbia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C2MT3lacPerOx0GmGcgxcpJhdjgkR5s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umbia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C2MT3lacPerOx0GmGcgxcpJhdjgkR5sI</text:p>
          </table:table-cell>
          <table:table-cell office:value-type="string">
            <text:p>https://lh3.googleusercontent.com/Krq7Adkj56MlsI03TRJd6lD2Fk4mYRKS2qiykg4JM2tV7uID-GkfcHd7K1zgE8c2exyyp3mnYvBt0w=w60-h60-l90-rj</text:p>
          </table:table-cell>
          <table:table-cell office:value-type="string">
            <text:p>Cumbia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PBSQDipdF-NcuUcscDTrlV07pHkQOng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Cumbia Hits 2024</text:p>
          </table:table-cell>
          <table:table-cell office:value-type="string">
            <text:p>31 songs</text:p>
          </table:table-cell>
        </table:table-row>
        <table:table-row table:style-name="ro2">
          <table:table-cell office:value-type="string">
            <text:p>https://music.youtube.com/playlist?list=RDCLAK5uy_kPBSQDipdF-NcuUcscDTrlV07pHkQOng0</text:p>
          </table:table-cell>
          <table:table-cell office:value-type="string">
            <text:p>https://lh3.googleusercontent.com/ztrG487cjszl_z3ZTupF_ZcOEtgiISMZ4_6f32p2Tn2pUx03p_vHi9kziyKQZlCjItPyekwpnA3y7nQR=w60-h60-l90-rj</text:p>
          </table:table-cell>
          <table:table-cell office:value-type="string">
            <text:p>Cumbia Hits 2024</text:p>
          </table:table-cell>
          <table:table-cell office:value-type="string">
            <text:p>31 songs</text:p>
          </table:table-cell>
        </table:table-row>
        <table:table-row table:style-name="ro2" table:visibility="filter">
          <table:table-cell office:value-type="string">
            <text:p>https://music.youtube.com/playlist?list=RDCLAK5uy_ktbe4Tsk60yxKW5C6M3_N5pMwftU8ZsA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bkeh Party Starters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ktbe4Tsk60yxKW5C6M3_N5pMwftU8ZsAg</text:p>
          </table:table-cell>
          <table:table-cell office:value-type="string">
            <text:p>https://lh3.googleusercontent.com/AwNu3zV5P7nfpCdDHSpgh88SgSdZZZgzNSYxR5qf1zUKYFfNEtAnM94PQslLhQ-bqJ1ZFPBQoyhJEQ=w60-h60-l90-rj</text:p>
          </table:table-cell>
          <table:table-cell office:value-type="string">
            <text:p>Dabkeh Party Starters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mqyWrEinpkO47PY_Rlhl5zVu3U6dcFk5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le Dembow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mqyWrEinpkO47PY_Rlhl5zVu3U6dcFk5w</text:p>
          </table:table-cell>
          <table:table-cell office:value-type="string">
            <text:p>https://lh3.googleusercontent.com/1csb_PKTQ5aOB6UYU4tdwY9iJKJZsOrq3UYm7oo44xiB_wBGwde0MxZQ0XllIvfPHDK_bKqXLZrRZnxw=w60-h60-l90-rj</text:p>
          </table:table-cell>
          <table:table-cell office:value-type="string">
            <text:p>Dale Dembow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d-KWXDxKwI1W3J1PjCERreBRd8hZLCL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&amp; Electronic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d-KWXDxKwI1W3J1PjCERreBRd8hZLCLw</text:p>
          </table:table-cell>
          <table:table-cell office:value-type="string">
            <text:p>https://lh3.googleusercontent.com/dMD5R4Vrzf-JqPIjyNRoR9-_KtxtwvnIruRWWyKDEHNQzd8EF73FaS0e3J01mjgfJRlO39puo0gKt_s=w60-h60-l90-rj</text:p>
          </table:table-cell>
          <table:table-cell office:value-type="string">
            <text:p>Dance &amp; Electronic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_dQvjJejJtbCv0NB6LTLlq5Ej0-iDN8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&amp; Electronic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_dQvjJejJtbCv0NB6LTLlq5Ej0-iDN8s</text:p>
          </table:table-cell>
          <table:table-cell office:value-type="string">
            <text:p>https://lh3.googleusercontent.com/vo5US1VFqAPSIyZ0nhIUioLIIpwSlPnsoHAp5zSKS0aJOZOvjJAWHxn7iNQl4GvbzfoxPGmVEdS_pA=w60-h60-l90-rj</text:p>
          </table:table-cell>
          <table:table-cell office:value-type="string">
            <text:p>Dance &amp; Electronic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knwc9CM60PJypevnZTvYjInAIv31un6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&amp; Electronic Hits 2023</text:p>
          </table:table-cell>
          <table:table-cell office:value-type="string">
            <text:p>59 songs</text:p>
          </table:table-cell>
        </table:table-row>
        <table:table-row table:style-name="ro2">
          <table:table-cell office:value-type="string">
            <text:p>https://music.youtube.com/playlist?list=RDCLAK5uy_mknwc9CM60PJypevnZTvYjInAIv31un6o</text:p>
          </table:table-cell>
          <table:table-cell office:value-type="string">
            <text:p>https://lh3.googleusercontent.com/Habe_Ao5lnY1N2IOuiA6UkZVrW32YSvz54ONvnV1w99G5qonEVQyMSHj0bN5ivWle3OkBBzM9RwhHPTd=w60-h60-l90-rj</text:p>
          </table:table-cell>
          <table:table-cell office:value-type="string">
            <text:p>Dance &amp; Electronic Hits 2023</text:p>
          </table:table-cell>
          <table:table-cell office:value-type="string">
            <text:p>59 songs</text:p>
          </table:table-cell>
        </table:table-row>
        <table:table-row table:style-name="ro2" table:visibility="filter">
          <table:table-cell office:value-type="string">
            <text:p>https://music.youtube.com/playlist?list=RDCLAK5uy_k6PkYWus1Mt-aKrbb0Ne8SkA2BgAk1Yy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Hits</text:p>
          </table:table-cell>
          <table:table-cell office:value-type="string">
            <text:p>221 songs</text:p>
          </table:table-cell>
        </table:table-row>
        <table:table-row table:style-name="ro2">
          <table:table-cell office:value-type="string">
            <text:p>https://music.youtube.com/playlist?list=RDCLAK5uy_k6PkYWus1Mt-aKrbb0Ne8SkA2BgAk1Yy4</text:p>
          </table:table-cell>
          <table:table-cell office:value-type="string">
            <text:p>https://lh3.googleusercontent.com/Ey-p72hOgNHfU0NxW6Ai1CD67kaxKeOll7agJg7G25BMcPlRNrkVpUn1rmFK_psiNdIAjueXype4o2WG=w60-h60-l90-rj</text:p>
          </table:table-cell>
          <table:table-cell office:value-type="string">
            <text:p>Dance Hits</text:p>
          </table:table-cell>
          <table:table-cell office:value-type="string">
            <text:p>221 songs</text:p>
          </table:table-cell>
        </table:table-row>
        <table:table-row table:style-name="ro2" table:visibility="filter">
          <table:table-cell office:value-type="string">
            <text:p>https://music.youtube.com/playlist?list=RDCLAK5uy_l5546uxi2icS03r0_LAz1gqf2DE5mn8s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5546uxi2icS03r0_LAz1gqf2DE5mn8sk</text:p>
          </table:table-cell>
          <table:table-cell office:value-type="string">
            <text:p>https://lh3.googleusercontent.com/7RBKzdxRnVUtu7NAgFPph496cCG1z-L6jFdeIHZQlRxZla6Id8I5ciXs_DzAcc9ouLMduCWMNDnRig=w60-h60-l90-rj</text:p>
          </table:table-cell>
          <table:table-cell office:value-type="string">
            <text:p>Danc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kXiaMATud8GJQ3aX7f0nCeCqvehA9wTQ</text:p>
          </table:table-cell>
          <table:table-cell office:value-type="string">
            <text:p>https://lh3.googleusercontent.com/fcBazTj_SCl0s9rsgsI2x8d0UKr_vxHEuu35GYcua25DbjK4HpqV2ZxoykjwhdAVH34GJVq-5bEADJM=w60-h60-l90-rj</text:p>
          </table:table-cell>
          <table:table-cell office:value-type="string">
            <text:p>Dance Party Hits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nfs_t4FUu00E5ED6lveEBBX1VMYe1mFjk</text:p>
          </table:table-cell>
          <table:table-cell office:value-type="string">
            <text:p>https://lh3.googleusercontent.com/p8Xk7wNROf-HEnsoqdIok9kKmp5vMdVSbJFq_Kf-g_mVdqwAx2NlgKqST-WxBoEasTdpomFnibKy59o=w60-h60-l90-rj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fs_t4FUu00E5ED6lveEBBX1VMYe1mFjk</text:p>
          </table:table-cell>
          <table:table-cell office:value-type="string">
            <text:p>https://lh3.googleusercontent.com/p8Xk7wNROf-HEnsoqdIok9kKmp5vMdVSbJFq_Kf-g_mVdqwAx2NlgKqST-WxBoEasTdpomFnibKy59o=w60-h60-l90-rj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fs_t4FUu00E5ED6lveEBBX1VMYe1mFjk</text:p>
          </table:table-cell>
          <table:table-cell office:value-type="string">
            <text:p>https://lh3.googleusercontent.com/p8Xk7wNROf-HEnsoqdIok9kKmp5vMdVSbJFq_Kf-g_mVdqwAx2NlgKqST-WxBoEasTdpomFnibKy59o=w60-h60-l90-rj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fs_t4FUu00E5ED6lveEBBX1VMYe1mF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fs_t4FUu00E5ED6lveEBBX1VMYe1mFjk</text:p>
          </table:table-cell>
          <table:table-cell office:value-type="string">
            <text:p>https://lh3.googleusercontent.com/p8Xk7wNROf-HEnsoqdIok9kKmp5vMdVSbJFq_Kf-g_mVdqwAx2NlgKqST-WxBoEasTdpomFnibKy59o=w60-h60-l90-rj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fs_t4FUu00E5ED6lveEBBX1VMYe1mF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Pop Banger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lvhDOHjoj-PTrwErtypf8M1FMmSiVpj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Pop Fitnes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vhDOHjoj-PTrwErtypf8M1FMmSiVpj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 Pop Fitnes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vhDOHjoj-PTrwErtypf8M1FMmSiVpjkI</text:p>
          </table:table-cell>
          <table:table-cell office:value-type="string">
            <text:p>https://lh3.googleusercontent.com/k_4tbvbry24egO8p44vaSzjP5rOlYU227of8TdMUPulXrGcol-_s0rTlotPtmPnuntYUyO9QCgtGZA=w60-h60-l90-rj</text:p>
          </table:table-cell>
          <table:table-cell office:value-type="string">
            <text:p>Dance Pop Fitnes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nclEuDYH2pKDt4-K7DgFWrcw8bhUmkgos</text:p>
          </table:table-cell>
          <table:table-cell office:value-type="string">
            <text:p>https://lh3.googleusercontent.com/TV2DvOJFJiqRSvBOfVbF19MEacjCGfow_CR_6kEgjVwEj4tqt_DzXjE-GUzr00y6BxTW8TWEGbWo9Ik=w60-h60-l90-rj</text:p>
          </table:table-cell>
          <table:table-cell office:value-type="string">
            <text:p>Dance Pop Japan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kKSL58K7ReSqMM5jwKWS7-kAgEBWLU5C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ehall Essentials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kKSL58K7ReSqMM5jwKWS7-kAgEBWLU5CI</text:p>
          </table:table-cell>
          <table:table-cell office:value-type="string">
            <text:p>https://lh3.googleusercontent.com/dNiziUiYuPDDqxvekfpJn-Fcxep0tPLYROZcjWHLlTlz3O7ISmld_koyLrrakWYlZcS0sZ39LMRZaKon=w60-h60-l90-rj</text:p>
          </table:table-cell>
          <table:table-cell office:value-type="string">
            <text:p>Dancehall Essentials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kKSL58K7ReSqMM5jwKWS7-kAgEBWLU5CI</text:p>
          </table:table-cell>
          <table:table-cell office:value-type="string">
            <text:p>https://lh3.googleusercontent.com/dNiziUiYuPDDqxvekfpJn-Fcxep0tPLYROZcjWHLlTlz3O7ISmld_koyLrrakWYlZcS0sZ39LMRZaKon=w60-h60-l90-rj</text:p>
          </table:table-cell>
          <table:table-cell office:value-type="string">
            <text:p>Dancehall Essentials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mAS17Kus0n-4lqR-KhwQBCy5vM1rPwfW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cing to the Oldie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mAS17Kus0n-4lqR-KhwQBCy5vM1rPwfWo</text:p>
          </table:table-cell>
          <table:table-cell office:value-type="string">
            <text:p>https://lh3.googleusercontent.com/9OQWH1Gg3K21ggsLhtq2f1kDB4DpnnsHe9pWm9a6zyFZF6KDuFYu8FNP_ZOWGJksLk2GWU2G4SZKBe4=w60-h60-l90-rj</text:p>
          </table:table-cell>
          <table:table-cell office:value-type="string">
            <text:p>Dancing to the Oldie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ZOs70n43PxKUZTomNzB9NxmaamukKWq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ngdut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ZOs70n43PxKUZTomNzB9NxmaamukKWqg</text:p>
          </table:table-cell>
          <table:table-cell office:value-type="string">
            <text:p>https://lh3.googleusercontent.com/SuBJ_GdMuQfGYVK5t50MZTwEme6Bd-ltofiTJBQvwxmn-aZD2ITlGLXzuCKTDN8T_p03OxRkhfiuOtA=w60-h60-l90-rj</text:p>
          </table:table-cell>
          <table:table-cell office:value-type="string">
            <text:p>Dangdut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Qqp0aiWFsbWvVBjVWfc50yGd6rhA9t-w</text:p>
          </table:table-cell>
          <table:table-cell office:value-type="string">
            <text:p>https://lh3.googleusercontent.com/18CTNKN3E_KBzTyynlzkg3KvFjunarMWFGqJ6SzkaQGwtbE9oILASfnRn2CHc3o5G-0Fx_E7oJ7TCw=w60-h60-l90-rj</text:p>
          </table:table-cell>
          <table:table-cell office:value-type="string">
            <text:p>Dark Entrie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mQqp0aiWFsbWvVBjVWfc50yGd6rhA9t-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ark Entrie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mQqp0aiWFsbWvVBjVWfc50yGd6rhA9t-w</text:p>
          </table:table-cell>
          <table:table-cell office:value-type="string">
            <text:p>https://lh3.googleusercontent.com/18CTNKN3E_KBzTyynlzkg3KvFjunarMWFGqJ6SzkaQGwtbE9oILASfnRn2CHc3o5G-0Fx_E7oJ7TCw=w60-h60-l90-rj</text:p>
          </table:table-cell>
          <table:table-cell office:value-type="string">
            <text:p>Dark Entries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lsb8F7kGME8Z61OLDR_9pdk0GGaxGPkcA</text:p>
          </table:table-cell>
          <table:table-cell office:value-type="string">
            <text:p>https://lh3.googleusercontent.com/nhOt1U8gE7Rrxi5qpjdNjfn-OJ3UZ4sRaZSeow8aaSmAAkJSiWRNf0yPQvwNgmP07syds6LvLA8TXEQ=w60-h60-l90-rj</text:p>
          </table:table-cell>
          <table:table-cell office:value-type="string">
            <text:p>Dead Leaves, Dead Soul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ln5QrejQxkRjfKqqrWPtxtAOjkGR2w1FI</text:p>
          </table:table-cell>
          <table:table-cell office:value-type="string">
            <text:p>https://lh3.googleusercontent.com/Xl6Fb1sAWOAbTawX4r3Vyjn2XvKwVZdtrbScPW2P1fb2fD34RnvRUlhOhXALg-CUt_0YGrWoo6k3dZw=w60-h60-l90-rj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n5QrejQxkRjfKqqrWPtxtAOjkGR2w1F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n5QrejQxkRjfKqqrWPtxtAOjkGR2w1FI</text:p>
          </table:table-cell>
          <table:table-cell office:value-type="string">
            <text:p>https://lh3.googleusercontent.com/Xl6Fb1sAWOAbTawX4r3Vyjn2XvKwVZdtrbScPW2P1fb2fD34RnvRUlhOhXALg-CUt_0YGrWoo6k3dZw=w60-h60-l90-rj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n5QrejQxkRjfKqqrWPtxtAOjkGR2w1F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n5QrejQxkRjfKqqrWPtxtAOjkGR2w1FI</text:p>
          </table:table-cell>
          <table:table-cell office:value-type="string">
            <text:p>https://lh3.googleusercontent.com/Xl6Fb1sAWOAbTawX4r3Vyjn2XvKwVZdtrbScPW2P1fb2fD34RnvRUlhOhXALg-CUt_0YGrWoo6k3dZw=w60-h60-l90-rj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n5QrejQxkRjfKqqrWPtxtAOjkGR2w1FI</text:p>
          </table:table-cell>
          <table:table-cell office:value-type="string">
            <text:p>https://lh3.googleusercontent.com/Xl6Fb1sAWOAbTawX4r3Vyjn2XvKwVZdtrbScPW2P1fb2fD34RnvRUlhOhXALg-CUt_0YGrWoo6k3dZw=w60-h60-l90-rj</text:p>
          </table:table-cell>
          <table:table-cell office:value-type="string">
            <text:p>Deep House Deep Dive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mVvnZOzJPD1C1SqIu44Hwl9AT00fafKNs</text:p>
          </table:table-cell>
          <table:table-cell office:value-type="string">
            <text:p>https://lh3.googleusercontent.com/Wcy-GeFGlw2Z5GntFnERzHmamW6cEjAzJI4bA0s2vXh8RV_FegNr45slXlZBeSUprshSuN6hVfxY0Q=w60-h60-l90-rj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VvnZOzJPD1C1SqIu44Hwl9AT00fafKN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VvnZOzJPD1C1SqIu44Hwl9AT00fafKNs</text:p>
          </table:table-cell>
          <table:table-cell office:value-type="string">
            <text:p>https://lh3.googleusercontent.com/Wcy-GeFGlw2Z5GntFnERzHmamW6cEjAzJI4bA0s2vXh8RV_FegNr45slXlZBeSUprshSuN6hVfxY0Q=w60-h60-l90-rj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VvnZOzJPD1C1SqIu44Hwl9AT00fafKN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VvnZOzJPD1C1SqIu44Hwl9AT00fafKNs</text:p>
          </table:table-cell>
          <table:table-cell office:value-type="string">
            <text:p>https://lh3.googleusercontent.com/Wcy-GeFGlw2Z5GntFnERzHmamW6cEjAzJI4bA0s2vXh8RV_FegNr45slXlZBeSUprshSuN6hVfxY0Q=w60-h60-l90-rj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VvnZOzJPD1C1SqIu44Hwl9AT00fafKNs</text:p>
          </table:table-cell>
          <table:table-cell office:value-type="string">
            <text:p>https://lh3.googleusercontent.com/Wcy-GeFGlw2Z5GntFnERzHmamW6cEjAzJI4bA0s2vXh8RV_FegNr45slXlZBeSUprshSuN6hVfxY0Q=w60-h60-l90-rj</text:p>
          </table:table-cell>
          <table:table-cell office:value-type="string">
            <text:p>Deep House Pure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n6tD_6Np3G9e_JKSU1hbLDoPLSQUOcp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ep Off In The Trap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mn6tD_6Np3G9e_JKSU1hbLDoPLSQUOcpU</text:p>
          </table:table-cell>
          <table:table-cell office:value-type="string">
            <text:p>https://lh3.googleusercontent.com/dwHT2xfQTuiwemUq9Vr0o-n5yGjDsyZ7WrRAYvLiwhEM-B4WgqqpKuw6MqDPavfiB_WdpyvSjRZFXqQr=w60-h60-l90-rj</text:p>
          </table:table-cell>
          <table:table-cell office:value-type="string">
            <text:p>Deep Off In The Trap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nASi5xj4ufYXfuP-8aBUpohNZ4CnMqdIA</text:p>
          </table:table-cell>
          <table:table-cell office:value-type="string">
            <text:p>https://lh3.googleusercontent.com/WKSIX0gzRXuH0Py-eL-Q9fqBlpnubAc2KTqVr-kBIdDFki9demscuQsBmvTN-SWAUNtz7AKSVzR89CE=w60-h60-l90-rj</text:p>
          </table:table-cell>
          <table:table-cell office:value-type="string">
            <text:p>Desi Hip Hop Essential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ASi5xj4ufYXfuP-8aBUpohNZ4CnMqdI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Hip Hop Essential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ASi5xj4ufYXfuP-8aBUpohNZ4CnMqdIA</text:p>
          </table:table-cell>
          <table:table-cell office:value-type="string">
            <text:p>https://lh3.googleusercontent.com/WKSIX0gzRXuH0Py-eL-Q9fqBlpnubAc2KTqVr-kBIdDFki9demscuQsBmvTN-SWAUNtz7AKSVzR89CE=w60-h60-l90-rj</text:p>
          </table:table-cell>
          <table:table-cell office:value-type="string">
            <text:p>Desi Hip Hop Essential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ASi5xj4ufYXfuP-8aBUpohNZ4CnMqdIA</text:p>
          </table:table-cell>
          <table:table-cell office:value-type="string">
            <text:p>https://lh3.googleusercontent.com/WKSIX0gzRXuH0Py-eL-Q9fqBlpnubAc2KTqVr-kBIdDFki9demscuQsBmvTN-SWAUNtz7AKSVzR89CE=w60-h60-l90-rj</text:p>
          </table:table-cell>
          <table:table-cell office:value-type="string">
            <text:p>Desi Hip Hop Essential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mOxWtrtNxDL8Xa7tGkhIgoEIp3lsI75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Hip Hop Floor Test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mmOxWtrtNxDL8Xa7tGkhIgoEIp3lsI75s</text:p>
          </table:table-cell>
          <table:table-cell office:value-type="string">
            <text:p>https://lh3.googleusercontent.com/39ft8L9trxrPCezB4HbCTkD-CE301zpsIa4DGX7_UMRTVoAyY_fesi6XicbY3mS5uoF1b9DF-Bxj0w=w60-h60-l90-rj</text:p>
          </table:table-cell>
          <table:table-cell office:value-type="string">
            <text:p>Desi Hip Hop Floor Test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kJoqqXhdVpc0LuQPQxW_wdy8aVTzAVKg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Hip Hop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JoqqXhdVpc0LuQPQxW_wdy8aVTzAVKgQ</text:p>
          </table:table-cell>
          <table:table-cell office:value-type="string">
            <text:p>https://lh3.googleusercontent.com/DGuI1ktS25oF4uxG5rsWIlGZ5TOMQUDcQk7XSc-_4DRlI3R2CWWE56V700qfY25-X9DR2M2TCu2d5w=w60-h60-l90-rj</text:p>
          </table:table-cell>
          <table:table-cell office:value-type="string">
            <text:p>Desi Hip Ho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8jOtApFm8GvDPerBiJwOLRi7f1jVI9W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Hip Hop Workout</text:p>
          </table:table-cell>
          <table:table-cell office:value-type="string">
            <text:p>112 songs</text:p>
          </table:table-cell>
        </table:table-row>
        <table:table-row table:style-name="ro2">
          <table:table-cell office:value-type="string">
            <text:p>https://music.youtube.com/playlist?list=RDCLAK5uy_k8jOtApFm8GvDPerBiJwOLRi7f1jVI9WE</text:p>
          </table:table-cell>
          <table:table-cell office:value-type="string">
            <text:p>https://lh3.googleusercontent.com/ZWSSQIS9Uceq8i4R5zBvtEqU2S080x_UBA1iZDXqgqX1PlvVBHdLcAMRstgFkOzutDJlwpCmGKkNaHJd=w60-h60-l90-rj</text:p>
          </table:table-cell>
          <table:table-cell office:value-type="string">
            <text:p>Desi Hip Hop Workout</text:p>
          </table:table-cell>
          <table:table-cell office:value-type="string">
            <text:p>112 songs</text:p>
          </table:table-cell>
        </table:table-row>
        <table:table-row table:style-name="ro2" table:visibility="filter">
          <table:table-cell office:value-type="string">
            <text:p>https://music.youtube.com/playlist?list=RDCLAK5uy_kSBA4QYRS3z-HZyp9P8Kp1_egtDFqzaG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Hip Hop X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kSBA4QYRS3z-HZyp9P8Kp1_egtDFqzaG4</text:p>
          </table:table-cell>
          <table:table-cell office:value-type="string">
            <text:p>https://lh3.googleusercontent.com/uvRiswpTP6nrAJ_Svp3APhvb8vbahKNnqLSw-AsyOhmR89rysf1wO0TdTcRyDsIP-liXdMeXNafDAQ0=w60-h60-l90-rj</text:p>
          </table:table-cell>
          <table:table-cell office:value-type="string">
            <text:p>Desi Hip Hop X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m_cn307EUnwiDOgAsOMM27CHhuJCX2yg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si Pop Party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m_cn307EUnwiDOgAsOMM27CHhuJCX2ygk</text:p>
          </table:table-cell>
          <table:table-cell office:value-type="string">
            <text:p>https://lh3.googleusercontent.com/UxRvhRUCjWBH-bE8yHE-z0HEl0WS2uY5YrrynU7VvalXiK5EgPX1wfxaMpRwnzIfo3XTvDf__FiBJe4=w60-h60-l90-rj</text:p>
          </table:table-cell>
          <table:table-cell office:value-type="string">
            <text:p>Desi Pop Party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mIHeXvh9ZsOy7GtRZsPc0yVKaQZT5ieg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etroit's Finest</text:p>
          </table:table-cell>
          <table:table-cell office:value-type="string">
            <text:p>127 songs</text:p>
          </table:table-cell>
        </table:table-row>
        <table:table-row table:style-name="ro2">
          <table:table-cell office:value-type="string">
            <text:p>https://music.youtube.com/playlist?list=RDCLAK5uy_mIHeXvh9ZsOy7GtRZsPc0yVKaQZT5iegE</text:p>
          </table:table-cell>
          <table:table-cell office:value-type="string">
            <text:p>https://lh3.googleusercontent.com/P2Es0xO-U2-vU6YC3_6z0AJoptPlV0ukAiEgceRB0SMFOvpNk6VvGjpmkecuz8O4llLqbFgVj3DIcY8=w60-h60-l90-rj</text:p>
          </table:table-cell>
          <table:table-cell office:value-type="string">
            <text:p>Detroit's Finest</text:p>
          </table:table-cell>
          <table:table-cell office:value-type="string">
            <text:p>127 songs</text:p>
          </table:table-cell>
        </table:table-row>
        <table:table-row table:style-name="ro2" table:visibility="filter">
          <table:table-cell office:value-type="string">
            <text:p>https://music.youtube.com/playlist?list=RDCLAK5uy_mxtFfheklLrGa6G273CV86EhAG9yZiEl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ip It Low: '00s R&amp;B Party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xtFfheklLrGa6G273CV86EhAG9yZiElc</text:p>
          </table:table-cell>
          <table:table-cell office:value-type="string">
            <text:p>https://lh3.googleusercontent.com/4OjPfrk3z7AHhH5VRiXV0RtTStfnG3uhERSoDwlNH3rPCafxhtiAQ4iEu3q9jW5bHgmBluNyFVclrSU=w60-h60-l90-rj</text:p>
          </table:table-cell>
          <table:table-cell office:value-type="string">
            <text:p>Dip It Low: '00s R&amp;B Party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mgVILQJR6PIbFvXyYCjmwbSVxmgaVTEL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isco Inferno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mgVILQJR6PIbFvXyYCjmwbSVxmgaVTELI</text:p>
          </table:table-cell>
          <table:table-cell office:value-type="string">
            <text:p>https://lh3.googleusercontent.com/PsYiwD7lhKlpnYf7Y5bhf_98ytkWm1CJH57DPDRqntojOPgoniQUH3cQNEeRRv0MuuNBZGhcGw8N=w60-h60-l90-rj</text:p>
          </table:table-cell>
          <table:table-cell office:value-type="string">
            <text:p>Disco Inferno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zibH4SMzOqpLaGNugWhHYj2Djx2uU-j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ivas of '90s Hip Hop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kzibH4SMzOqpLaGNugWhHYj2Djx2uU-jc</text:p>
          </table:table-cell>
          <table:table-cell office:value-type="string">
            <text:p>https://lh3.googleusercontent.com/aTnoCrt6a8QXkmFhJ3N36rshOOgZX3AVhUoB1-WKTuCB7VXm7s5EJfSSGqGKEqMCL65bL_ABqnqw73o=w60-h60-l90-rj</text:p>
          </table:table-cell>
          <table:table-cell office:value-type="string">
            <text:p>Divas of '90s Hip Hop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kg2DylfrLvun0MZAaPhHvLsfhRII0yIxA</text:p>
          </table:table-cell>
          <table:table-cell office:value-type="string">
            <text:p>https://lh3.googleusercontent.com/jciVedLRGZx6masDJIx3vd_-mzDhxI3rNSqUjTK1WrECe0WJhxODoyiBUadiBXhHlVhMD_P_ovQTXw=w60-h60-l90-rj</text:p>
          </table:table-cell>
          <table:table-cell office:value-type="string">
            <text:p>Driving with Sertanejo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n24VQSq-J5UBG0hJUFTThmNJZEdWApSUw</text:p>
          </table:table-cell>
          <table:table-cell office:value-type="string">
            <text:p>https://lh3.googleusercontent.com/p8l3FNDGdmxUDyMEDKVBehWLMkAC6fJW0v4-7Rd6oo-4HtZ9mRbZe6ZfcVmFJIL-_2_uFcIw-C5MDA=w60-h60-l90-rj</text:p>
          </table:table-cell>
          <table:table-cell office:value-type="string">
            <text:p>Drum &amp; Bass Anthem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n24VQSq-J5UBG0hJUFTThmNJZEdWApSUw</text:p>
          </table:table-cell>
          <table:table-cell office:value-type="string">
            <text:p>https://lh3.googleusercontent.com/p8l3FNDGdmxUDyMEDKVBehWLMkAC6fJW0v4-7Rd6oo-4HtZ9mRbZe6ZfcVmFJIL-_2_uFcIw-C5MDA=w60-h60-l90-rj</text:p>
          </table:table-cell>
          <table:table-cell office:value-type="string">
            <text:p>Drum &amp; Bass Anthem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wP-V7kSIhX3CJEV7zRd9P8Nj0F1l5Rb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rum &amp; Bass Room</text:p>
          </table:table-cell>
          <table:table-cell office:value-type="string">
            <text:p>202 songs</text:p>
          </table:table-cell>
        </table:table-row>
        <table:table-row table:style-name="ro2">
          <table:table-cell office:value-type="string">
            <text:p>https://music.youtube.com/playlist?list=RDCLAK5uy_lwP-V7kSIhX3CJEV7zRd9P8Nj0F1l5RbY</text:p>
          </table:table-cell>
          <table:table-cell office:value-type="string">
            <text:p>https://lh3.googleusercontent.com/Qcd9QnCfMmsjdl8mXNlxHf9N0csfuOr3Gb_2aH7WCcr1RbIRXRvpnoiyTeKlL54d3PT9s0YbQznsAxU=w60-h60-l90-rj</text:p>
          </table:table-cell>
          <table:table-cell office:value-type="string">
            <text:p>Drum &amp; Bass Room</text:p>
          </table:table-cell>
          <table:table-cell office:value-type="string">
            <text:p>202 songs</text:p>
          </table:table-cell>
        </table:table-row>
        <table:table-row table:style-name="ro2" table:visibility="filter">
          <table:table-cell office:value-type="string">
            <text:p>https://music.youtube.com/playlist?list=RDCLAK5uy_lwP-V7kSIhX3CJEV7zRd9P8Nj0F1l5Rb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Drum &amp; Bass Room</text:p>
          </table:table-cell>
          <table:table-cell office:value-type="string">
            <text:p>202 songs</text:p>
          </table:table-cell>
        </table:table-row>
        <table:table-row table:style-name="ro2" table:visibility="filter">
          <table:table-cell office:value-type="string">
            <text:p>https://music.youtube.com/playlist?list=RDCLAK5uy_lwP-V7kSIhX3CJEV7zRd9P8Nj0F1l5RbY</text:p>
          </table:table-cell>
          <table:table-cell office:value-type="string">
            <text:p>https://lh3.googleusercontent.com/Qcd9QnCfMmsjdl8mXNlxHf9N0csfuOr3Gb_2aH7WCcr1RbIRXRvpnoiyTeKlL54d3PT9s0YbQznsAxU=w60-h60-l90-rj</text:p>
          </table:table-cell>
          <table:table-cell office:value-type="string">
            <text:p>Drum &amp; Bass Room</text:p>
          </table:table-cell>
          <table:table-cell office:value-type="string">
            <text:p>202 songs</text:p>
          </table:table-cell>
        </table:table-row>
        <table:table-row table:style-name="ro2" table:visibility="filter">
          <table:table-cell office:value-type="string">
            <text:p>https://music.youtube.com/playlist?list=RDCLAK5uy_lwP-V7kSIhX3CJEV7zRd9P8Nj0F1l5RbY</text:p>
          </table:table-cell>
          <table:table-cell office:value-type="string">
            <text:p>https://lh3.googleusercontent.com/Qcd9QnCfMmsjdl8mXNlxHf9N0csfuOr3Gb_2aH7WCcr1RbIRXRvpnoiyTeKlL54d3PT9s0YbQznsAxU=w60-h60-l90-rj</text:p>
          </table:table-cell>
          <table:table-cell office:value-type="string">
            <text:p>Drum &amp; Bass Room</text:p>
          </table:table-cell>
          <table:table-cell office:value-type="string">
            <text:p>202 songs</text:p>
          </table:table-cell>
        </table:table-row>
        <table:table-row table:style-name="ro2" table:visibility="filter">
          <table:table-cell office:value-type="string">
            <text:p>https://music.youtube.com/playlist?list=RDCLAK5uy_n7G37quJuS3DLVI-uhVsm7vkvfJgmFE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-Dimensión: Electronic Hits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n7G37quJuS3DLVI-uhVsm7vkvfJgmFED0</text:p>
          </table:table-cell>
          <table:table-cell office:value-type="string">
            <text:p>https://lh3.googleusercontent.com/MB_h4HSqIOo7dL0vUl1-kXkkmDhb8NyXnAUUrGlrVk0sKNphsyawhfX90Wz97I5fTuKZ44rG_gilJAM=w60-h60-l90-rj</text:p>
          </table:table-cell>
          <table:table-cell office:value-type="string">
            <text:p>e-Dimensión: Electronic Hits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nFBfY-1qvO3KCjvjHpQ4KJ5cDchnZ_hwU</text:p>
          </table:table-cell>
          <table:table-cell office:value-type="string">
            <text:p>https://lh3.googleusercontent.com/jjVbpL1SwwILWI11AphtSgHsg0k3bXT0UgwuYvR4IsbUjd6UqAPyM7pJDmWziauuo2PmrLm4ZcZ3IOo=w60-h60-l90-rj</text:p>
          </table:table-cell>
          <table:table-cell office:value-type="string">
            <text:p>Easter Sunday Gospel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rm-vt2h1LsrJgc4Xgozc4FoBsCjHS7t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astern Flavour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rm-vt2h1LsrJgc4Xgozc4FoBsCjHS7t4</text:p>
          </table:table-cell>
          <table:table-cell office:value-type="string">
            <text:p>https://lh3.googleusercontent.com/qYoLEufzdltkt7zDTYhMlLHBP9lXpVdU2jwhcHN9ft8NZFw56fwM1d1J7idqTNvVfGvwpxYg83h9Kpqd=w60-h60-l90-rj</text:p>
          </table:table-cell>
          <table:table-cell office:value-type="string">
            <text:p>Eastern Flavour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kqQ1zj3L4fZK6ye75srlXMLYXdh2jMFPQ</text:p>
          </table:table-cell>
          <table:table-cell office:value-type="string">
            <text:p>https://lh3.googleusercontent.com/NEbM6_71W14Fj09GQRQQ7donpcZ1VljnrNSmieRje_UKyIq91HiimtffL0py9LelDdf8o8rOv05qqCI=w60-h60-l90-rj</text:p>
          </table:table-cell>
          <table:table-cell office:value-type="string">
            <text:p>Easy Modern Soul</text:p>
          </table:table-cell>
          <table:table-cell office:value-type="string">
            <text:p>109 songs</text:p>
          </table:table-cell>
        </table:table-row>
        <table:table-row table:style-name="ro2" table:visibility="filter">
          <table:table-cell office:value-type="string">
            <text:p>https://music.youtube.com/playlist?list=RDCLAK5uy_mQHw3tUaHpQQ8a9BU22j5y5TrST1AvZ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asy Rock</text:p>
          </table:table-cell>
          <table:table-cell office:value-type="string">
            <text:p>162 songs</text:p>
          </table:table-cell>
        </table:table-row>
        <table:table-row table:style-name="ro2">
          <table:table-cell office:value-type="string">
            <text:p>https://music.youtube.com/playlist?list=RDCLAK5uy_mQHw3tUaHpQQ8a9BU22j5y5TrST1AvZbg</text:p>
          </table:table-cell>
          <table:table-cell office:value-type="string">
            <text:p>https://lh3.googleusercontent.com/osiFQ53v0v7M2Udp6tGvHqNnKlNRf_30SF7UpuicmMcIrLFQBO8GUZ-ejG_XGTcugedJ0-Nbdi4b7Xs=w60-h60-l90-rj</text:p>
          </table:table-cell>
          <table:table-cell office:value-type="string">
            <text:p>Easy Rock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mQHw3tUaHpQQ8a9BU22j5y5TrST1AvZ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asy Rock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mQHw3tUaHpQQ8a9BU22j5y5TrST1AvZbg</text:p>
          </table:table-cell>
          <table:table-cell office:value-type="string">
            <text:p>https://lh3.googleusercontent.com/osiFQ53v0v7M2Udp6tGvHqNnKlNRf_30SF7UpuicmMcIrLFQBO8GUZ-ejG_XGTcugedJ0-Nbdi4b7Xs=w60-h60-l90-rj</text:p>
          </table:table-cell>
          <table:table-cell office:value-type="string">
            <text:p>Easy Rock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kU5zO3Jq0L6Z7K9YBnzB_tGgoy3T5MQE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asy Rolling Pop-Rock Classics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kU5zO3Jq0L6Z7K9YBnzB_tGgoy3T5MQE4</text:p>
          </table:table-cell>
          <table:table-cell office:value-type="string">
            <text:p>https://lh3.googleusercontent.com/uhcCViHpzNQ_TNsgZlqPyY6cBg3VZP5QRdFlK15QrM8vmv4-VoPNpNbmaBdYE_RtgJVBty8hDPfqBuk=w60-h60-l90-rj</text:p>
          </table:table-cell>
          <table:table-cell office:value-type="string">
            <text:p>Easy Rolling Pop-Rock Classics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njvsGKIUycy_a4h7zTS8upbKhHcMVzHFM</text:p>
          </table:table-cell>
          <table:table-cell office:value-type="string">
            <text:p>https://lh3.googleusercontent.com/CaWkVz5DS-EV44oEoVZ8_Y_m_XX2rYiH3WHuaWqm_RzS1MyLbAlXO-0vpltLcXIUdYIv9dl3hZ4gVA=w60-h60-l90-rj</text:p>
          </table:table-cell>
          <table:table-cell office:value-type="string">
            <text:p>Easy-Going Pop &amp; Rock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jvsGKIUycy_a4h7zTS8upbKhHcMVzHFM</text:p>
          </table:table-cell>
          <table:table-cell office:value-type="string">
            <text:p>https://lh3.googleusercontent.com/CaWkVz5DS-EV44oEoVZ8_Y_m_XX2rYiH3WHuaWqm_RzS1MyLbAlXO-0vpltLcXIUdYIv9dl3hZ4gVA=w60-h60-l90-rj</text:p>
          </table:table-cell>
          <table:table-cell office:value-type="string">
            <text:p>Easy-Going Pop &amp; Rock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RpAQskAphL8fHa_DFioLRJ5ddM6NZyF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clectic Rock</text:p>
          </table:table-cell>
          <table:table-cell office:value-type="string">
            <text:p>134 songs</text:p>
          </table:table-cell>
        </table:table-row>
        <table:table-row table:style-name="ro2">
          <table:table-cell office:value-type="string">
            <text:p>https://music.youtube.com/playlist?list=RDCLAK5uy_nRpAQskAphL8fHa_DFioLRJ5ddM6NZyF0</text:p>
          </table:table-cell>
          <table:table-cell office:value-type="string">
            <text:p>https://lh3.googleusercontent.com/6lqaBRDJIUKRCYe3z6ZJLKdhDoVvDPiXcHJZU0EtdTl594feAUVH86eRD6BEiT40nDGz-ANvJHPPAg=w60-h60-l90-rj</text:p>
          </table:table-cell>
          <table:table-cell office:value-type="string">
            <text:p>Eclectic Rock</text:p>
          </table:table-cell>
          <table:table-cell office:value-type="string">
            <text:p>134 songs</text:p>
          </table:table-cell>
        </table:table-row>
        <table:table-row table:style-name="ro2" table:visibility="filter">
          <table:table-cell office:value-type="string">
            <text:p>https://music.youtube.com/playlist?list=RDCLAK5uy_kbfOOldz8wNOBTVaW6qluJgUxJ929KK5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gyptian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bfOOldz8wNOBTVaW6qluJgUxJ929KK5o</text:p>
          </table:table-cell>
          <table:table-cell office:value-type="string">
            <text:p>https://lh3.googleusercontent.com/oB4lpw4fn1ZcarwtIyKVwHc3rT7hrOsKXWuOnSqX8aTBBEFA20Au2OaaM6WWdFuY1FshY0P_HQvofnk=w60-h60-l90-rj</text:p>
          </table:table-cell>
          <table:table-cell office:value-type="string">
            <text:p>Egyptian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_R-6is1bNUGonnSTSg0vF7r5cDj8EN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gyptian Rap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l_R-6is1bNUGonnSTSg0vF7r5cDj8ENZY</text:p>
          </table:table-cell>
          <table:table-cell office:value-type="string">
            <text:p>https://lh3.googleusercontent.com/imaLMX_nfVKrSIQT-gA2DBvKL2f0X332gwE8C3UFYALp1Ok_isnYUk-YjPdw50mscm2Lv55ol7M36eZW=w60-h60-l90-rj</text:p>
          </table:table-cell>
          <table:table-cell office:value-type="string">
            <text:p>Egyptian Rap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BZeKox9RlWG1cl_SDiFEoDPLQrORHBO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gyptian Rap Essentials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BZeKox9RlWG1cl_SDiFEoDPLQrORHBOA</text:p>
          </table:table-cell>
          <table:table-cell office:value-type="string">
            <text:p>https://lh3.googleusercontent.com/XXFkW1cyYiSKmK8HPt_a2nAQ1r6ISgssD9fbXY24_2Ge8-YHdj25bNk_oyGxcwlcRhhMRK1Y62VMXg=w60-h60-l90-rj</text:p>
          </table:table-cell>
          <table:table-cell office:value-type="string">
            <text:p>Egyptian Rap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blD2aesRRR789N1DUxbiXPiL7KdUP7l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gyptian Rap Workout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blD2aesRRR789N1DUxbiXPiL7KdUP7lA</text:p>
          </table:table-cell>
          <table:table-cell office:value-type="string">
            <text:p>https://lh3.googleusercontent.com/o7PIxjks0F_SQYRxmXpG2wxoha7Q7x2Gox_desJZFvByOe1yHadxqJQWLMMvLUyNUMW3b5dEzFctTA=w60-h60-l90-rj</text:p>
          </table:table-cell>
          <table:table-cell office:value-type="string">
            <text:p>Egyptian Rap Workout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OvRWCE7v4C98UgkSVh5FTlD3osGjola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KDUM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OvRWCE7v4C98UgkSVh5FTlD3osGjolas</text:p>
          </table:table-cell>
          <table:table-cell office:value-type="string">
            <text:p>https://lh3.googleusercontent.com/IqK0x1-khe7qEjXLJNmAodxmAIFyqcURJ00Bz8HO5xoEDuMnR1c1dvMsO_5Cof2fqFOJLxHmO6a8Yio=w60-h60-l90-rj</text:p>
          </table:table-cell>
          <table:table-cell office:value-type="string">
            <text:p>EKDUM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OvRWCE7v4C98UgkSVh5FTlD3osGjola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KDUM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OvRWCE7v4C98UgkSVh5FTlD3osGjolas</text:p>
          </table:table-cell>
          <table:table-cell office:value-type="string">
            <text:p>https://lh3.googleusercontent.com/IqK0x1-khe7qEjXLJNmAodxmAIFyqcURJ00Bz8HO5xoEDuMnR1c1dvMsO_5Cof2fqFOJLxHmO6a8Yio=w60-h60-l90-rj</text:p>
          </table:table-cell>
          <table:table-cell office:value-type="string">
            <text:p>EKDUM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TVAjR_kMKJpTDFh_0BqLlhEQT19fi2q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l Aparato: Latin Rock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mTVAjR_kMKJpTDFh_0BqLlhEQT19fi2qg</text:p>
          </table:table-cell>
          <table:table-cell office:value-type="string">
            <text:p>https://lh3.googleusercontent.com/rNs0XQTIWCx4ilScNPGXpn91_54fR6zJS5GtTzPqrs_1E6k4Vr4dmj5OZn8OKNV8dcv-7NP0U5RJOAA=w60-h60-l90-rj</text:p>
          </table:table-cell>
          <table:table-cell office:value-type="string">
            <text:p>El Aparato: Latin Rock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m3HzvijoJyqNDV4v6NfYNwpSXLvznIXzg</text:p>
          </table:table-cell>
          <table:table-cell office:value-type="string">
            <text:p>https://lh3.googleusercontent.com/Y7sEOopi0vVyWjJaPdHZHGU0fSribhLIwikQXeoJ4h0PSk81dEhmrFGiTxUwl-4lY2FN5I__-TuP-q0=w60-h60-l90-rj</text:p>
          </table:table-cell>
          <table:table-cell office:value-type="string">
            <text:p>Electric Blue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3HzvijoJyqNDV4v6NfYNwpSXLvznIXz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lectric Blue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3HzvijoJyqNDV4v6NfYNwpSXLvznIXzg</text:p>
          </table:table-cell>
          <table:table-cell office:value-type="string">
            <text:p>https://lh3.googleusercontent.com/Y7sEOopi0vVyWjJaPdHZHGU0fSribhLIwikQXeoJ4h0PSk81dEhmrFGiTxUwl-4lY2FN5I__-TuP-q0=w60-h60-l90-rj</text:p>
          </table:table-cell>
          <table:table-cell office:value-type="string">
            <text:p>Electric Blue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3HzvijoJyqNDV4v6NfYNwpSXLvznIXz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lectric Blue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3HzvijoJyqNDV4v6NfYNwpSXLvznIXzg</text:p>
          </table:table-cell>
          <table:table-cell office:value-type="string">
            <text:p>https://lh3.googleusercontent.com/Y7sEOopi0vVyWjJaPdHZHGU0fSribhLIwikQXeoJ4h0PSk81dEhmrFGiTxUwl-4lY2FN5I__-TuP-q0=w60-h60-l90-rj</text:p>
          </table:table-cell>
          <table:table-cell office:value-type="string">
            <text:p>Electric Blue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Fd1iE505__CqqloXKUTDSaL263ckon2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lectronic Brazil Hits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kFd1iE505__CqqloXKUTDSaL263ckon2E</text:p>
          </table:table-cell>
          <table:table-cell office:value-type="string">
            <text:p>https://lh3.googleusercontent.com/5CkcP-7ukRJOnsFnDeuBFk8HwLXIVkmieF4zZR1m6LkS1yJn1ZCD5jmS_95CDem6rEbF_wkYWFfDVw=w60-h60-l90-rj</text:p>
          </table:table-cell>
          <table:table-cell office:value-type="string">
            <text:p>Electronic Brazil Hits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vRGXHpFzon8qbPTZhuoSq3WO4ccYvmHM</text:p>
          </table:table-cell>
          <table:table-cell office:value-type="string">
            <text:p>https://lh3.googleusercontent.com/ZIuzOp50TRnGjYCMBG-AzfeE674J5ICsiJKT7Gc31NRUnIJPhDN-O-OeVINbHZrWjZoYKx58r93al9Y=w60-h60-l90-rj</text:p>
          </table:table-cell>
          <table:table-cell office:value-type="string">
            <text:p>Electronic Focus</text:p>
          </table:table-cell>
          <table:table-cell office:value-type="string">
            <text:p>137 songs</text:p>
          </table:table-cell>
        </table:table-row>
        <table:table-row table:style-name="ro2">
          <table:table-cell office:value-type="string">
            <text:p>https://music.youtube.com/playlist?list=RDCLAK5uy_na2YkS_vWv-4kIh5z4I000Mpay5kvCRPI</text:p>
          </table:table-cell>
          <table:table-cell office:value-type="string">
            <text:p>https://lh3.googleusercontent.com/qrWqSlSZKMCNZjvDSPzDr2AiX1FsP9ZD8Cjqmwe848UclaA0U24jgoNIAsI9c5liitfoW4SoYKYcEw=w60-h60-l90-rj</text:p>
          </table:table-cell>
          <table:table-cell office:value-type="string">
            <text:p>Électrons libre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_rqLx4HcwIPeuLQHuda_ZahMCB6_Rt2A</text:p>
          </table:table-cell>
          <table:table-cell office:value-type="string">
            <text:p>https://lh3.googleusercontent.com/e5IYQBkaHMtSaTT_hIiYUHr57U9ZAUVwdjYh9f3RBx71mE-twJzOAgL2x-Q9VLJtI6XaENROR8z4NwXA=w60-h60-l90-rj</text:p>
          </table:table-cell>
          <table:table-cell office:value-type="string">
            <text:p>End of the Road: Classic R&amp;B Breakup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k_rqLx4HcwIPeuLQHuda_ZahMCB6_Rt2A</text:p>
          </table:table-cell>
          <table:table-cell office:value-type="string">
            <text:p>https://lh3.googleusercontent.com/e5IYQBkaHMtSaTT_hIiYUHr57U9ZAUVwdjYh9f3RBx71mE-twJzOAgL2x-Q9VLJtI6XaENROR8z4NwXA=w60-h60-l90-rj</text:p>
          </table:table-cell>
          <table:table-cell office:value-type="string">
            <text:p>End of the Road: Classic R&amp;B Breakup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mKG82QR9YJO3Kzg3NTl3AYMYGvWopirI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nergetic Ukrainian Rock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KG82QR9YJO3Kzg3NTl3AYMYGvWopirIo</text:p>
          </table:table-cell>
          <table:table-cell office:value-type="string">
            <text:p>https://lh3.googleusercontent.com/UWUB5qj0L6PXayu71APmnuWkUQ59H01cPtUNJHm-6tZrFHR41PhWCPES9VFQIGCvj5c_6PI5N76go7o=w60-h60-l90-rj</text:p>
          </table:table-cell>
          <table:table-cell office:value-type="string">
            <text:p>Energetic Ukrainian Rock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n0oLcyKJhNW8BmrnMySAoVuLjRZfgozG0</text:p>
          </table:table-cell>
          <table:table-cell office:value-type="string">
            <text:p>https://lh3.googleusercontent.com/LLcovs2WzVATltsA9eVyJAEe3J1Y70WjpJdJ73mtc59uAoF3ugjto81KdRiwxH8w5-j7YrHJZfvzOQ=w60-h60-l90-rj</text:p>
          </table:table-cell>
          <table:table-cell office:value-type="string">
            <text:p>Energizing EDM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n0oLcyKJhNW8BmrnMySAoVuLjRZfgozG0</text:p>
          </table:table-cell>
          <table:table-cell office:value-type="string">
            <text:p>https://lh3.googleusercontent.com/LLcovs2WzVATltsA9eVyJAEe3J1Y70WjpJdJ73mtc59uAoF3ugjto81KdRiwxH8w5-j7YrHJZfvzOQ=w60-h60-l90-rj</text:p>
          </table:table-cell>
          <table:table-cell office:value-type="string">
            <text:p>Energizing EDM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k9H9MQqygYinUt6yfEdThre0gsfnvILn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nergy Boost Hong Kong Hip-Hop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9H9MQqygYinUt6yfEdThre0gsfnvILng</text:p>
          </table:table-cell>
          <table:table-cell office:value-type="string">
            <text:p>https://lh3.googleusercontent.com/Id_-zDG15M8-iG6olDba3kBwDvl4YjB2AMd5IEdLNzzA_e1LfwBI9WQc-6aUL4-pJn1KC9e16gZMxh4=w60-h60-l90-rj</text:p>
          </table:table-cell>
          <table:table-cell office:value-type="string">
            <text:p>Energy Boost Hong Kong Hip-Hop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nOraQS0DsAIt0F62Go-ztE9P4ssuIiL8c</text:p>
          </table:table-cell>
          <table:table-cell office:value-type="string">
            <text:p>https://lh3.googleusercontent.com/mSDjIy14i0Ud3f56cvWouQj-5EhSQACIod4On2vicVTVQQ1d2bTVMK-Vpd7RO7gtjRewfzGf3xSmAyI=w60-h60-l90-rj</text:p>
          </table:table-cell>
          <table:table-cell office:value-type="string">
            <text:p>Energy Boost Mandopop Hip-H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rs1tV3lbiyfEXRciVwDvVFuhHjAK2y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nergy Booster Korean Hip-Hop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mrs1tV3lbiyfEXRciVwDvVFuhHjAK2yuI</text:p>
          </table:table-cell>
          <table:table-cell office:value-type="string">
            <text:p>https://lh3.googleusercontent.com/AhA10WlLrAcuJFN8eEo_YZ76i2nelsk66Jgcl1b3lFu5JrizX4HatjCHuTyJty5w2KKIL16qECLQJ1k=w60-h60-l90-rj</text:p>
          </table:table-cell>
          <table:table-cell office:value-type="string">
            <text:p>Energy Booster Korean Hip-Hop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ni9XWdSEdIU894Iqv3i7BwOwqRlkU2KiY</text:p>
          </table:table-cell>
          <table:table-cell office:value-type="string">
            <text:p>https://lh3.googleusercontent.com/ByMDwa7vtGXbr60_VP_xU5OpweVqkVN8AaFulnLE9PZD0Im1otE_AUqoSelgAmG-ws1qaRIMypvsb3Mx=w60-h60-l90-rj</text:p>
          </table:table-cell>
          <table:table-cell office:value-type="string">
            <text:p>Enjaillement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mpx6f-Md6iPbWSaizatzQIHfcF33fmT7E</text:p>
          </table:table-cell>
          <table:table-cell office:value-type="string">
            <text:p>https://lh3.googleusercontent.com/3Igaf-693b9QgADSlRVPScx-pKN_Mzxcnseo_OsIA-i8a14YQ-Z7WKIwC9wv9odPGJaGZO8crsb_=w60-h60-l90-rj</text:p>
          </table:table-cell>
          <table:table-cell office:value-type="string">
            <text:p>Essential '90s Hip Hop</text:p>
          </table:table-cell>
          <table:table-cell office:value-type="string">
            <text:p>121 songs</text:p>
          </table:table-cell>
        </table:table-row>
        <table:table-row table:style-name="ro2">
          <table:table-cell office:value-type="string">
            <text:p>https://music.youtube.com/playlist?list=RDCLAK5uy_ne3DJMol0EVIfwcuZnx2hQak0q6EbeBlY</text:p>
          </table:table-cell>
          <table:table-cell office:value-type="string">
            <text:p>https://lh3.googleusercontent.com/Beq7mpALcMGAWemarWEzm7ioSss5YH5Ha3qDa_GqolA9aVICKCTnLXcrJgUClF-ROTglrgv9dPSIxvM=w60-h60-l90-rj</text:p>
          </table:table-cell>
          <table:table-cell office:value-type="string">
            <text:p>Essential '90s R&amp;B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ne3DJMol0EVIfwcuZnx2hQak0q6EbeB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'90s R&amp;B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ne3DJMol0EVIfwcuZnx2hQak0q6EbeBlY</text:p>
          </table:table-cell>
          <table:table-cell office:value-type="string">
            <text:p>https://lh3.googleusercontent.com/Beq7mpALcMGAWemarWEzm7ioSss5YH5Ha3qDa_GqolA9aVICKCTnLXcrJgUClF-ROTglrgv9dPSIxvM=w60-h60-l90-rj</text:p>
          </table:table-cell>
          <table:table-cell office:value-type="string">
            <text:p>Essential '90s R&amp;B</text:p>
          </table:table-cell>
          <table:table-cell office:value-type="string">
            <text:p>129 songs</text:p>
          </table:table-cell>
        </table:table-row>
        <table:table-row table:style-name="ro2">
          <table:table-cell office:value-type="string">
            <text:p>https://music.youtube.com/playlist?list=RDCLAK5uy_mv1P2oVguxLCIDXavV-jcDG1lQyukfSpo</text:p>
          </table:table-cell>
          <table:table-cell office:value-type="string">
            <text:p>https://lh3.googleusercontent.com/gkQ7vbmDn5Mdo2e0-dpTdiTD7uTEYXML6uPPTFLiRxe4ZVyAi5XNkzj_Of0WCwinF-Iup7YcM8O5iw=w60-h60-l90-rj</text:p>
          </table:table-cell>
          <table:table-cell office:value-type="string">
            <text:p>Essential Classical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v1P2oVguxLCIDXavV-jcDG1lQyukfSp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Classical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v1P2oVguxLCIDXavV-jcDG1lQyukfSpo</text:p>
          </table:table-cell>
          <table:table-cell office:value-type="string">
            <text:p>https://lh3.googleusercontent.com/gkQ7vbmDn5Mdo2e0-dpTdiTD7uTEYXML6uPPTFLiRxe4ZVyAi5XNkzj_Of0WCwinF-Iup7YcM8O5iw=w60-h60-l90-rj</text:p>
          </table:table-cell>
          <table:table-cell office:value-type="string">
            <text:p>Essential Classical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v1P2oVguxLCIDXavV-jcDG1lQyukfSp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Classical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mv1P2oVguxLCIDXavV-jcDG1lQyukfSpo</text:p>
          </table:table-cell>
          <table:table-cell office:value-type="string">
            <text:p>https://lh3.googleusercontent.com/gkQ7vbmDn5Mdo2e0-dpTdiTD7uTEYXML6uPPTFLiRxe4ZVyAi5XNkzj_Of0WCwinF-Iup7YcM8O5iw=w60-h60-l90-rj</text:p>
          </table:table-cell>
          <table:table-cell office:value-type="string">
            <text:p>Essential Classical</text:p>
          </table:table-cell>
          <table:table-cell office:value-type="string">
            <text:p>104 songs</text:p>
          </table:table-cell>
        </table:table-row>
        <table:table-row table:style-name="ro2">
          <table:table-cell office:value-type="string">
            <text:p>https://music.youtube.com/playlist?list=RDCLAK5uy_kNt1WT5NSpZ4HErcqC6sDbZlPTpsZW9aM</text:p>
          </table:table-cell>
          <table:table-cell office:value-type="string">
            <text:p>https://lh3.googleusercontent.com/VNZ-8PPGDKOOa9jfHRyFd9j6wl75UWfqqCblKq5y4jnHHY9CWPkRAVXrfXSz6Bb75kmGo59Whp8VcGc=w60-h60-l90-rj</text:p>
          </table:table-cell>
          <table:table-cell office:value-type="string">
            <text:p>Essential Folk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Nt1WT5NSpZ4HErcqC6sDbZlPTpsZW9a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Folk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Nt1WT5NSpZ4HErcqC6sDbZlPTpsZW9aM</text:p>
          </table:table-cell>
          <table:table-cell office:value-type="string">
            <text:p>https://lh3.googleusercontent.com/VNZ-8PPGDKOOa9jfHRyFd9j6wl75UWfqqCblKq5y4jnHHY9CWPkRAVXrfXSz6Bb75kmGo59Whp8VcGc=w60-h60-l90-rj</text:p>
          </table:table-cell>
          <table:table-cell office:value-type="string">
            <text:p>Essential Folk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Nt1WT5NSpZ4HErcqC6sDbZlPTpsZW9a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Folk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Nt1WT5NSpZ4HErcqC6sDbZlPTpsZW9aM</text:p>
          </table:table-cell>
          <table:table-cell office:value-type="string">
            <text:p>https://lh3.googleusercontent.com/VNZ-8PPGDKOOa9jfHRyFd9j6wl75UWfqqCblKq5y4jnHHY9CWPkRAVXrfXSz6Bb75kmGo59Whp8VcGc=w60-h60-l90-rj</text:p>
          </table:table-cell>
          <table:table-cell office:value-type="string">
            <text:p>Essential Folk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6CicQMBYujmwL9DB5xBripE9EfgeKpH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Hard Rock</text:p>
          </table:table-cell>
          <table:table-cell office:value-type="string">
            <text:p>132 songs</text:p>
          </table:table-cell>
        </table:table-row>
        <table:table-row table:style-name="ro2">
          <table:table-cell office:value-type="string">
            <text:p>https://music.youtube.com/playlist?list=RDCLAK5uy_k6CicQMBYujmwL9DB5xBripE9EfgeKpHM</text:p>
          </table:table-cell>
          <table:table-cell office:value-type="string">
            <text:p>https://lh3.googleusercontent.com/-xWww1PN94_sE8cWLSZBZUN--2ER5Y9D6jA4lstLpTCH8tSv_RmtWX44CjAETXSo1CeMbbmd1Cjkog=w60-h60-l90-rj</text:p>
          </table:table-cell>
          <table:table-cell office:value-type="string">
            <text:p>Essential Hard Rock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k6CicQMBYujmwL9DB5xBripE9EfgeKpHM</text:p>
          </table:table-cell>
          <table:table-cell office:value-type="string">
            <text:p>https://lh3.googleusercontent.com/-xWww1PN94_sE8cWLSZBZUN--2ER5Y9D6jA4lstLpTCH8tSv_RmtWX44CjAETXSo1CeMbbmd1Cjkog=w60-h60-l90-rj</text:p>
          </table:table-cell>
          <table:table-cell office:value-type="string">
            <text:p>Essential Hard Rock</text:p>
          </table:table-cell>
          <table:table-cell office:value-type="string">
            <text:p>132 songs</text:p>
          </table:table-cell>
        </table:table-row>
        <table:table-row table:style-name="ro2">
          <table:table-cell office:value-type="string">
            <text:p>https://music.youtube.com/playlist?list=RDCLAK5uy_lhO-w4BZWObj7daKVuBz_A2wORvjyBCZU</text:p>
          </table:table-cell>
          <table:table-cell office:value-type="string">
            <text:p>https://lh3.googleusercontent.com/8Uk25jI4yFHU3JsdjiBRUFFOUaY5C61sjgUT8rcWzdgLRmiYmJruiDAQuFJ9VUaTmKF-lipMPXJcXU19=w60-h60-l90-rj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lhO-w4BZWObj7daKVuBz_A2wORvjyBCZ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lhO-w4BZWObj7daKVuBz_A2wORvjyBCZU</text:p>
          </table:table-cell>
          <table:table-cell office:value-type="string">
            <text:p>https://lh3.googleusercontent.com/8Uk25jI4yFHU3JsdjiBRUFFOUaY5C61sjgUT8rcWzdgLRmiYmJruiDAQuFJ9VUaTmKF-lipMPXJcXU19=w60-h60-l90-rj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lhO-w4BZWObj7daKVuBz_A2wORvjyBCZU</text:p>
          </table:table-cell>
          <table:table-cell office:value-type="string">
            <text:p>https://lh3.googleusercontent.com/8Uk25jI4yFHU3JsdjiBRUFFOUaY5C61sjgUT8rcWzdgLRmiYmJruiDAQuFJ9VUaTmKF-lipMPXJcXU19=w60-h60-l90-rj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lhO-w4BZWObj7daKVuBz_A2wORvjyBCZ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lhO-w4BZWObj7daKVuBz_A2wORvjyBCZU</text:p>
          </table:table-cell>
          <table:table-cell office:value-type="string">
            <text:p>https://lh3.googleusercontent.com/8Uk25jI4yFHU3JsdjiBRUFFOUaY5C61sjgUT8rcWzdgLRmiYmJruiDAQuFJ9VUaTmKF-lipMPXJcXU19=w60-h60-l90-rj</text:p>
          </table:table-cell>
          <table:table-cell office:value-type="string">
            <text:p>Essential Heavy Metal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md9QGmtE2Pn3CLaFPcx9AhVuY7CmE2ye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Motown Hit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md9QGmtE2Pn3CLaFPcx9AhVuY7CmE2yes</text:p>
          </table:table-cell>
          <table:table-cell office:value-type="string">
            <text:p>https://lh3.googleusercontent.com/TqPdtlRwNSXansiJ9Mp9eMAQuWJjI4QIlhP2YBMdAhMZSOnu_DcC3O7Ct4mjFNHB6tcCe-mOC0zxVA=w60-h60-l90-rj</text:p>
          </table:table-cell>
          <table:table-cell office:value-type="string">
            <text:p>Essential Motown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d9QGmtE2Pn3CLaFPcx9AhVuY7CmE2ye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Motown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d9QGmtE2Pn3CLaFPcx9AhVuY7CmE2yes</text:p>
          </table:table-cell>
          <table:table-cell office:value-type="string">
            <text:p>https://lh3.googleusercontent.com/TqPdtlRwNSXansiJ9Mp9eMAQuWJjI4QIlhP2YBMdAhMZSOnu_DcC3O7Ct4mjFNHB6tcCe-mOC0zxVA=w60-h60-l90-rj</text:p>
          </table:table-cell>
          <table:table-cell office:value-type="string">
            <text:p>Essential Motown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d9QGmtE2Pn3CLaFPcx9AhVuY7CmE2ye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Motown Hit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IvK11Uic1aglAcuCW1syYeMSWxkJCPug</text:p>
          </table:table-cell>
          <table:table-cell office:value-type="string">
            <text:p>https://lh3.googleusercontent.com/IiF5f-wq6WMo8rGaDtMjhply5IqtTUs3-xp1h5BNeY1BLZVHvIAhZjrs0RYDjujp9xlIGQNZveFb4h8=w60-h60-l90-rj</text:p>
          </table:table-cell>
          <table:table-cell office:value-type="string">
            <text:p>Essential MPB: The Sound of Brazil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lIvK11Uic1aglAcuCW1syYeMSWxkJCPu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MPB: The Sound of Brazil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lIvK11Uic1aglAcuCW1syYeMSWxkJCPug</text:p>
          </table:table-cell>
          <table:table-cell office:value-type="string">
            <text:p>https://lh3.googleusercontent.com/IiF5f-wq6WMo8rGaDtMjhply5IqtTUs3-xp1h5BNeY1BLZVHvIAhZjrs0RYDjujp9xlIGQNZveFb4h8=w60-h60-l90-rj</text:p>
          </table:table-cell>
          <table:table-cell office:value-type="string">
            <text:p>Essential MPB: The Sound of Brazil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lheErTnEXzx41DFOdllzXH0qFOH6I6rb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Reggae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lheErTnEXzx41DFOdllzXH0qFOH6I6rbo</text:p>
          </table:table-cell>
          <table:table-cell office:value-type="string">
            <text:p>https://lh3.googleusercontent.com/XBYVrnq8yWF982MKI4exiDTLo-HD6Nqm9CgXs7mEwuz4uQDyqk5SEAdzCKYz9PdHOc8GSe7yv_WALTM=w60-h60-l90-rj</text:p>
          </table:table-cell>
          <table:table-cell office:value-type="string">
            <text:p>Essential Reggae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lXabfA5_p-tyMqBnoqkzAuz2diR8Oall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Turkish Rap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lXabfA5_p-tyMqBnoqkzAuz2diR8OallA</text:p>
          </table:table-cell>
          <table:table-cell office:value-type="string">
            <text:p>https://lh3.googleusercontent.com/Y7_t9STrugYXXYPaMB-G3irHF9Xgleh3MdIAEux1uVwvYkkqi99VEm5GbHlZgl61RTHCdsGiGJbUGRU=w60-h60-l90-rj</text:p>
          </table:table-cell>
          <table:table-cell office:value-type="string">
            <text:p>Essential Turkish Rap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k_QltphdGpJaGxerBKasuAE7qGqotV5i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ssential Turkish Trap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k_QltphdGpJaGxerBKasuAE7qGqotV5iQ</text:p>
          </table:table-cell>
          <table:table-cell office:value-type="string">
            <text:p>https://lh3.googleusercontent.com/NCEwceWHAPhyT4uo4u0fv-36iUtTljQra47NU5cP51hGSVpZR9B0Th7b9d4jpM7rQkKsAga-RqqWsw=w60-h60-l90-rj</text:p>
          </table:table-cell>
          <table:table-cell office:value-type="string">
            <text:p>Essential Turkish Trap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kL-nWMqnRoPuUCh9toq5gatFti1kFokH0</text:p>
          </table:table-cell>
          <table:table-cell office:value-type="string">
            <text:p>https://lh3.googleusercontent.com/QR296I2G0fUeBExiL2OOkaufm2v8CHnh9G6AcYMh4DIY5bBWsXLdzkNnQ1u0r-wEjNFMvySHhjpXqA=w60-h60-l90-rj</text:p>
          </table:table-cell>
          <table:table-cell office:value-type="string">
            <text:p>Eurovision 2025</text:p>
          </table:table-cell>
          <table:table-cell office:value-type="string">
            <text:p>36 songs</text:p>
          </table:table-cell>
        </table:table-row>
        <table:table-row table:style-name="ro2" table:visibility="filter">
          <table:table-cell office:value-type="string">
            <text:p>https://music.youtube.com/playlist?list=RDCLAK5uy_nDiaOPOaPYGAY_WGjPnhkNe7Bj53W-6I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Eurovision Winners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nDiaOPOaPYGAY_WGjPnhkNe7Bj53W-6IE</text:p>
          </table:table-cell>
          <table:table-cell office:value-type="string">
            <text:p>https://lh3.googleusercontent.com/gOx5TTNzD-99F5h5ZK91kO07w28M5N-LfEmXeOA_EmDbxoaRvQa-5pGGhhUEqWbjBNFmrFpQ-unzQ60L=w60-h60-l90-rj</text:p>
          </table:table-cell>
          <table:table-cell office:value-type="string">
            <text:p>Eurovision Winners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k2csipDOuQwX6-GGZd4ys5MM5bueEqkrE</text:p>
          </table:table-cell>
          <table:table-cell office:value-type="string">
            <text:p>https://lh3.googleusercontent.com/uABch78iXzNqPW5ot6KpF6cqrVqhx1c3L7VGRGqZDoV-0ZkjkodzE2nZH5sk7hRK59dHNWvdv7eSkhbW=w60-h60-l90-rj</text:p>
          </table:table-cell>
          <table:table-cell office:value-type="string">
            <text:p>Fall Asleep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k-CJ7bf-xUdk0_Pq5fYlmpomf44suXy-U</text:p>
          </table:table-cell>
          <table:table-cell office:value-type="string">
            <text:p>https://lh3.googleusercontent.com/R3LjYWeO4nKV-3BvqP4ESUFndRuyEVD68DLOKX2KpY-VW-Ran80TCeo10TEjUESONK0MbbhgrroE7v1J=w60-h60-l90-rj</text:p>
          </table:table-cell>
          <table:table-cell office:value-type="string">
            <text:p>Family Dinner</text:p>
          </table:table-cell>
          <table:table-cell office:value-type="string">
            <text:p>102 songs</text:p>
          </table:table-cell>
        </table:table-row>
        <table:table-row table:style-name="ro2" table:visibility="filter">
          <table:table-cell office:value-type="string">
            <text:p>https://music.youtube.com/playlist?list=RDCLAK5uy_k-CJ7bf-xUdk0_Pq5fYlmpomf44suXy-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amily Dinner</text:p>
          </table:table-cell>
          <table:table-cell office:value-type="string">
            <text:p>102 songs</text:p>
          </table:table-cell>
        </table:table-row>
        <table:table-row table:style-name="ro2">
          <table:table-cell office:value-type="string">
            <text:p>https://music.youtube.com/playlist?list=RDCLAK5uy_lW2KQJ_R-6omECYaWyBk1p5JMZsLjyRuk</text:p>
          </table:table-cell>
          <table:table-cell office:value-type="string">
            <text:p>https://lh3.googleusercontent.com/D2B6-ZXi9vxucfGbJWuWIPHNnkaWIU7xIazzGC6eCs85gbVllbTgPPlEFt2zEFmCgjYoFX6Eqb0dYYkw=w60-h60-l90-rj</text:p>
          </table:table-cell>
          <table:table-cell office:value-type="string">
            <text:p>Family Sing-Along Christmas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lW8gpbwkaNH9KFU4IKCwOHCkQwEZ15xeo</text:p>
          </table:table-cell>
          <table:table-cell office:value-type="string">
            <text:p>https://lh3.googleusercontent.com/lsZMzTsE8t9rfHRo0N9SDztry6asds5FZefTr0UeYdIm1mbBAIC3JJbfFudVkBLHBNf31IFP_QvgC33o=w60-h60-l90-rj</text:p>
          </table:table-cell>
          <table:table-cell office:value-type="string">
            <text:p>Family-Friendly Classic Rock</text:p>
          </table:table-cell>
          <table:table-cell office:value-type="string">
            <text:p>174 songs</text:p>
          </table:table-cell>
        </table:table-row>
        <table:table-row table:style-name="ro2">
          <table:table-cell office:value-type="string">
            <text:p>https://music.youtube.com/playlist?list=RDCLAK5uy_nSXFJbOcdpwmPeYjR7XxOT0W5s_GSYqBQ</text:p>
          </table:table-cell>
          <table:table-cell office:value-type="string">
            <text:p>https://lh3.googleusercontent.com/oE_fymPjRQYnr9yLCKWCvlbTQU9-wMcFDgr4O2iOnYjolqjzJtqHqEmq8PgzyEowmS6lkWy9gh9N_Co=w60-h60-l90-rj</text:p>
          </table:table-cell>
          <table:table-cell office:value-type="string">
            <text:p>Fancy Driving Pop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loGN38gYTHJPqQKWHQvD71V4zB6JiSOh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ashion Killa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oGN38gYTHJPqQKWHQvD71V4zB6JiSOhY</text:p>
          </table:table-cell>
          <table:table-cell office:value-type="string">
            <text:p>https://lh3.googleusercontent.com/-t-ltj857ZTMKG-zcwfp_iaTnWY0dgDbQnDQVOovVFiLp-gdRQbEyhkZrZAhtj14CjumkjdkQ2zurQ=w60-h60-l90-rj</text:p>
          </table:table-cell>
          <table:table-cell office:value-type="string">
            <text:p>Fashion Killa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r4LFAxLe9yN0HWoY9WOWguJLH61Eh2q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 Good Korean Hip-Hop/R&amp;B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r4LFAxLe9yN0HWoY9WOWguJLH61Eh2q4</text:p>
          </table:table-cell>
          <table:table-cell office:value-type="string">
            <text:p>https://lh3.googleusercontent.com/xUodnOArzjaiBJRFnnODYAgzgblDABINZWkQKGglB74NekpSi0mpy899qjdyQ4T7prtbG5DppySXD30=w60-h60-l90-rj</text:p>
          </table:table-cell>
          <table:table-cell office:value-type="string">
            <text:p>Feel Good Korean Hip-Hop/R&amp;B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EOENcLJBr5ZWcX5KsRFqlkLp05vN23Yk</text:p>
          </table:table-cell>
          <table:table-cell office:value-type="string">
            <text:p>https://lh3.googleusercontent.com/QOS0dEP50RYwcd9u867cIOX1nBdEB5FZIxSHMNfgtwmoSaRRQZWug8DopTSZpr9zZqs7sx-poJwLUr4=w60-h60-l90-rj</text:p>
          </table:table-cell>
          <table:table-cell office:value-type="string">
            <text:p>Feel Good! K-Pop Dance Music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lWy02cQBnTVTlwuRauaGKeUDH3L6PXNxI</text:p>
          </table:table-cell>
          <table:table-cell office:value-type="string">
            <text:p>https://lh3.googleusercontent.com/r3Ti5V6f8r4kXDSa8MRds5qLYnil-HPOYMYy0J1B2V3Ffg0NPw6SKtjCV-izF9xFFdAlqZEWedEc0nKI=w60-h60-l90-rj</text:p>
          </table:table-cell>
          <table:table-cell office:value-type="string">
            <text:p>Feel-Good Classic Rock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m8UYTpmaUGhIlXpWiyukIgw4Ug_POVPN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Dance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8UYTpmaUGhIlXpWiyukIgw4Ug_POVPNw</text:p>
          </table:table-cell>
          <table:table-cell office:value-type="string">
            <text:p>https://lh3.googleusercontent.com/dbWhfv893Hk7emzfEfrRU0Ll3x7iGWwwxe6Trj4gJu6YWxpmlp4hV5ayjo6UoEn4ff3PLEO6pJOuHGaI=w60-h60-l90-rj</text:p>
          </table:table-cell>
          <table:table-cell office:value-type="string">
            <text:p>Feel-Good Dance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NI4xGDvO3hANTfAnMpgMRuFyxmhcRPo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German Rap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mNI4xGDvO3hANTfAnMpgMRuFyxmhcRPoA</text:p>
          </table:table-cell>
          <table:table-cell office:value-type="string">
            <text:p>https://lh3.googleusercontent.com/KnNS5S5j6qc-LOIMESvdit7mfWIASfCnFTd3CtIuDWwMfHaA0TSjBWoSWB_sRvVn7k8vSgt33aX-RnU=w60-h60-l90-rj</text:p>
          </table:table-cell>
          <table:table-cell office:value-type="string">
            <text:p>Feel-Good German Rap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mkEwQuegHYB8_aAzBO8Q__6gGoaFblIS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Hip Hop and R&amp;B</text:p>
          </table:table-cell>
          <table:table-cell office:value-type="string">
            <text:p>190 songs</text:p>
          </table:table-cell>
        </table:table-row>
        <table:table-row table:style-name="ro2">
          <table:table-cell office:value-type="string">
            <text:p>https://music.youtube.com/playlist?list=RDCLAK5uy_mkEwQuegHYB8_aAzBO8Q__6gGoaFblISw</text:p>
          </table:table-cell>
          <table:table-cell office:value-type="string">
            <text:p>https://lh3.googleusercontent.com/sxfcEW5vxt2XlnGJUwPwjDGlGkv1ehE3jJVM1HGTdcXcpQj3TD7ihirLESD5E1ga-Z9GQIdZSbvuxenl=w60-h60-l90-rj</text:p>
          </table:table-cell>
          <table:table-cell office:value-type="string">
            <text:p>Feel-Good Hip Hop and R&amp;B</text:p>
          </table:table-cell>
          <table:table-cell office:value-type="string">
            <text:p>190 songs</text:p>
          </table:table-cell>
        </table:table-row>
        <table:table-row table:style-name="ro2" table:visibility="filter">
          <table:table-cell office:value-type="string">
            <text:p>https://music.youtube.com/playlist?list=RDCLAK5uy_mkEwQuegHYB8_aAzBO8Q__6gGoaFblIS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Hip Hop and R&amp;B</text:p>
          </table:table-cell>
          <table:table-cell office:value-type="string">
            <text:p>190 songs</text:p>
          </table:table-cell>
        </table:table-row>
        <table:table-row table:style-name="ro2" table:visibility="filter">
          <table:table-cell office:value-type="string">
            <text:p>https://music.youtube.com/playlist?list=RDCLAK5uy_mkEwQuegHYB8_aAzBO8Q__6gGoaFblISw</text:p>
          </table:table-cell>
          <table:table-cell office:value-type="string">
            <text:p>https://lh3.googleusercontent.com/sxfcEW5vxt2XlnGJUwPwjDGlGkv1ehE3jJVM1HGTdcXcpQj3TD7ihirLESD5E1ga-Z9GQIdZSbvuxenl=w60-h60-l90-rj</text:p>
          </table:table-cell>
          <table:table-cell office:value-type="string">
            <text:p>Feel-Good Hip Hop and R&amp;B</text:p>
          </table:table-cell>
          <table:table-cell office:value-type="string">
            <text:p>190 songs</text:p>
          </table:table-cell>
        </table:table-row>
        <table:table-row table:style-name="ro2">
          <table:table-cell office:value-type="string">
            <text:p>https://music.youtube.com/playlist?list=RDCLAK5uy_nb6bTlrq4cJg9w2ipsciw2nSlGqWlu3ZU</text:p>
          </table:table-cell>
          <table:table-cell office:value-type="string">
            <text:p>https://lh3.googleusercontent.com/-CmZrKOouu7q0McgAzVwu8gzfPMNcYHer9iG4wjJZEjlxXpOP5lg1AiIp_OV7lcbhzxJiT9JPy7P4co=w60-h60-l90-rj</text:p>
          </table:table-cell>
          <table:table-cell office:value-type="string">
            <text:p>Feel-good Music for Walking</text:p>
          </table:table-cell>
          <table:table-cell office:value-type="string">
            <text:p>38 songs</text:p>
          </table:table-cell>
        </table:table-row>
        <table:table-row table:style-name="ro2" table:visibility="filter">
          <table:table-cell office:value-type="string">
            <text:p>https://music.youtube.com/playlist?list=RDCLAK5uy_m0wlRoNn5iCTTgBedfoOQ19Jq9P3XTLI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Pop &amp; Rock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m0wlRoNn5iCTTgBedfoOQ19Jq9P3XTLIA</text:p>
          </table:table-cell>
          <table:table-cell office:value-type="string">
            <text:p>https://lh3.googleusercontent.com/CTtOLB0zp54cCxc6hgTqSAZhMGruxyX0X2hUtRXk_z7XfXGYDwM_tgwTXNvog_knvQ7qvXqLy5_EKMQ=w60-h60-l90-rj</text:p>
          </table:table-cell>
          <table:table-cell office:value-type="string">
            <text:p>Feel-Good Pop &amp; Rock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m0wlRoNn5iCTTgBedfoOQ19Jq9P3XTLI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Pop &amp; Rock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kY7Uomg8uSGAGuvMIKc3HsVg_ipocKT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Y7Uomg8uSGAGuvMIKc3HsVg_ipocKT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Pop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Y7Uomg8uSGAGuvMIKc3HsVg_ipocKTrE</text:p>
          </table:table-cell>
          <table:table-cell office:value-type="string">
            <text:p>https://lh3.googleusercontent.com/x6XCNRrN_BX56KIh4mU2m_jhC3HNWj2QQo64MdqDF4A-lL8SiCfu5pMbKiBbeDEpv-CRvtsqFPeyMA=w60-h60-l90-rj</text:p>
          </table:table-cell>
          <table:table-cell office:value-type="string">
            <text:p>Feel-Good Pop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IDhDrFUBk6uA5xNcbvXIjb3q5lTqWjPQ</text:p>
          </table:table-cell>
          <table:table-cell office:value-type="string">
            <text:p>https://lh3.googleusercontent.com/Wxn_FNA0925SjjJauW9G5cgzsBV57rpSSW2DHH0ZP7HGTrwNc2IQ0aZx0nYQ6oTkG_YyL6YTscKrrA=w60-h60-l90-rj</text:p>
          </table:table-cell>
          <table:table-cell office:value-type="string">
            <text:p>Feel-Good Reggae</text:p>
          </table:table-cell>
          <table:table-cell office:value-type="string">
            <text:p>59 songs</text:p>
          </table:table-cell>
        </table:table-row>
        <table:table-row table:style-name="ro2" table:visibility="filter">
          <table:table-cell office:value-type="string">
            <text:p>https://music.youtube.com/playlist?list=RDCLAK5uy_nIDhDrFUBk6uA5xNcbvXIjb3q5lTqWjPQ</text:p>
          </table:table-cell>
          <table:table-cell office:value-type="string">
            <text:p>https://lh3.googleusercontent.com/Wxn_FNA0925SjjJauW9G5cgzsBV57rpSSW2DHH0ZP7HGTrwNc2IQ0aZx0nYQ6oTkG_YyL6YTscKrrA=w60-h60-l90-rj</text:p>
          </table:table-cell>
          <table:table-cell office:value-type="string">
            <text:p>Feel-Good Reggae</text:p>
          </table:table-cell>
          <table:table-cell office:value-type="string">
            <text:p>59 songs</text:p>
          </table:table-cell>
        </table:table-row>
        <table:table-row table:style-name="ro2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7lvm0G1DCCb_t75WcuTYSaJRZizerWg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Rock Hits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n7lvm0G1DCCb_t75WcuTYSaJRZizerWgo</text:p>
          </table:table-cell>
          <table:table-cell office:value-type="string">
            <text:p>https://lh3.googleusercontent.com/nMAv3rrg9QFhoWPpe2Mxc_hP2LojGtIg4BYyPMteYcN1zR2DWncLTkw0kkJLAbSWIHKYAq0UUvNR5Q=w60-h60-l90-rj</text:p>
          </table:table-cell>
          <table:table-cell office:value-type="string">
            <text:p>Feel-Good Rock Hits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7lvm0G1DCCb_t75WcuTYSaJRZizerWg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-Good Rock Hits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7lvm0G1DCCb_t75WcuTYSaJRZizerWgo</text:p>
          </table:table-cell>
          <table:table-cell office:value-type="string">
            <text:p>https://lh3.googleusercontent.com/nMAv3rrg9QFhoWPpe2Mxc_hP2LojGtIg4BYyPMteYcN1zR2DWncLTkw0kkJLAbSWIHKYAq0UUvNR5Q=w60-h60-l90-rj</text:p>
          </table:table-cell>
          <table:table-cell office:value-type="string">
            <text:p>Feel-Good Rock Hits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tzgOvxLlMDmCx8osXT2tfhKYdy6t58hs</text:p>
          </table:table-cell>
          <table:table-cell office:value-type="string">
            <text:p>https://lh3.googleusercontent.com/Ji5EHkkTguMikZ1rGjpVv_q6phFpOxXZTHkL-Tqt2ceqTm3fEptLlW62Nfxj8igyqBJgjIZCL6AgBg=w60-h60-l90-rj</text:p>
          </table:table-cell>
          <table:table-cell office:value-type="string">
            <text:p>Feel-Good Rock Hits</text:p>
          </table:table-cell>
          <table:table-cell office:value-type="string">
            <text:p>132 songs</text:p>
          </table:table-cell>
        </table:table-row>
        <table:table-row table:style-name="ro2">
          <table:table-cell office:value-type="string">
            <text:p>https://music.youtube.com/playlist?list=RDCLAK5uy_nKfNEHo6Yu1lao4pamzirHgatT0liBhzY</text:p>
          </table:table-cell>
          <table:table-cell office:value-type="string">
            <text:p>https://lh3.googleusercontent.com/PvyEDXuEszLlrLB-KHVf3mCPyRfUMkwZlxFkwj1ldtXSUpD7KmqsAoFhBQeVmLMo0nNVJQTjoUtPVgA=w60-h60-l90-rj</text:p>
          </table:table-cell>
          <table:table-cell office:value-type="string">
            <text:p>Feelin' Good in the '80s</text:p>
          </table:table-cell>
          <table:table-cell office:value-type="string">
            <text:p>121 songs</text:p>
          </table:table-cell>
        </table:table-row>
        <table:table-row table:style-name="ro2" table:visibility="filter">
          <table:table-cell office:value-type="string">
            <text:p>https://music.youtube.com/playlist?list=RDCLAK5uy_nKfNEHo6Yu1lao4pamzirHgatT0liBhzY</text:p>
          </table:table-cell>
          <table:table-cell office:value-type="string">
            <text:p>https://lh3.googleusercontent.com/PvyEDXuEszLlrLB-KHVf3mCPyRfUMkwZlxFkwj1ldtXSUpD7KmqsAoFhBQeVmLMo0nNVJQTjoUtPVgA=w60-h60-l90-rj</text:p>
          </table:table-cell>
          <table:table-cell office:value-type="string">
            <text:p>Feelin' Good in the '80s</text:p>
          </table:table-cell>
          <table:table-cell office:value-type="string">
            <text:p>121 songs</text:p>
          </table:table-cell>
        </table:table-row>
        <table:table-row table:style-name="ro2">
          <table:table-cell office:value-type="string">
            <text:p>https://music.youtube.com/playlist?list=RDCLAK5uy_nbla9IlAw2OQmPRxOiBYdAl_jtWLDPH9Y</text:p>
          </table:table-cell>
          <table:table-cell office:value-type="string">
            <text:p>https://lh3.googleusercontent.com/HZ-6qUwTzWapZf7VdHimqXDXxkzI4JZMbbn4XOl6q5bSmmv5lFxyNQ8SiBdFFaPyH1yB-2dC6KLHJeLo=w60-h60-l90-rj</text:p>
          </table:table-cell>
          <table:table-cell office:value-type="string">
            <text:p>Feelin' Good: Bollywood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BQm8_YpP--R6zU8p3dypKm1QKqzWY6q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ing Epic EDM</text:p>
          </table:table-cell>
          <table:table-cell office:value-type="string">
            <text:p>115 songs</text:p>
          </table:table-cell>
        </table:table-row>
        <table:table-row table:style-name="ro2">
          <table:table-cell office:value-type="string">
            <text:p>https://music.youtube.com/playlist?list=RDCLAK5uy_nBQm8_YpP--R6zU8p3dypKm1QKqzWY6qU</text:p>
          </table:table-cell>
          <table:table-cell office:value-type="string">
            <text:p>https://lh3.googleusercontent.com/YZ0500qzzQnIjd0SK6CauUx3G-JM3giQ0eQ2k8bQySRmdG2ZypnukopuP6Jihm2wICv3n4gADIoZFg=w60-h60-l90-rj</text:p>
          </table:table-cell>
          <table:table-cell office:value-type="string">
            <text:p>Feeling Epic EDM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nBQm8_YpP--R6zU8p3dypKm1QKqzWY6qU</text:p>
          </table:table-cell>
          <table:table-cell office:value-type="string">
            <text:p>https://lh3.googleusercontent.com/YZ0500qzzQnIjd0SK6CauUx3G-JM3giQ0eQ2k8bQySRmdG2ZypnukopuP6Jihm2wICv3n4gADIoZFg=w60-h60-l90-rj</text:p>
          </table:table-cell>
          <table:table-cell office:value-type="string">
            <text:p>Feeling Epic EDM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nBQm8_YpP--R6zU8p3dypKm1QKqzWY6q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eeling Epic EDM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nBQm8_YpP--R6zU8p3dypKm1QKqzWY6qU</text:p>
          </table:table-cell>
          <table:table-cell office:value-type="string">
            <text:p>https://lh3.googleusercontent.com/YZ0500qzzQnIjd0SK6CauUx3G-JM3giQ0eQ2k8bQySRmdG2ZypnukopuP6Jihm2wICv3n4gADIoZFg=w60-h60-l90-rj</text:p>
          </table:table-cell>
          <table:table-cell office:value-type="string">
            <text:p>Feeling Epic EDM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npkgrjOge0uceDgFNjxp5ymEDMdUUHQ_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iesta Latina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npkgrjOge0uceDgFNjxp5ymEDMdUUHQ_4</text:p>
          </table:table-cell>
          <table:table-cell office:value-type="string">
            <text:p>https://lh3.googleusercontent.com/L7G1NTrRApLWpA75lon3IyA4oAeOSJN1Y9Vg_Dgi7K8-22KMpgICAfPTWLAZkpYG9z4o5ZZss3IdG2U=w60-h60-l90-rj</text:p>
          </table:table-cell>
          <table:table-cell office:value-type="string">
            <text:p>Fiesta Latina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pkgrjOge0uceDgFNjxp5ymEDMdUUHQ_4</text:p>
          </table:table-cell>
          <table:table-cell office:value-type="string">
            <text:p>https://lh3.googleusercontent.com/L7G1NTrRApLWpA75lon3IyA4oAeOSJN1Y9Vg_Dgi7K8-22KMpgICAfPTWLAZkpYG9z4o5ZZss3IdG2U=w60-h60-l90-rj</text:p>
          </table:table-cell>
          <table:table-cell office:value-type="string">
            <text:p>Fiesta Latina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JGMlPEMHNb4jJnEi2V_86KPE_Gmjp08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iesta Mexicana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JGMlPEMHNb4jJnEi2V_86KPE_Gmjp08c</text:p>
          </table:table-cell>
          <table:table-cell office:value-type="string">
            <text:p>https://lh3.googleusercontent.com/VDXVDk3o60ZffIbYZLLiM3dcmk-7i4HHsN-_9XDQw51SrGC69yAXL2ka4o8kzDLonW-A0IHhHj-Jjr8=w60-h60-l90-rj</text:p>
          </table:table-cell>
          <table:table-cell office:value-type="string">
            <text:p>Fiesta Mexicana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pJeDKM5mw-9MFTCzFnPCIrbfFUy2-mwI</text:p>
          </table:table-cell>
          <table:table-cell office:value-type="string">
            <text:p>https://lh3.googleusercontent.com/K-DVCy1yAr-t5J8FT4H0lSs1BwUfb9AmAZoLzWslx2ErT1UeB4um6mvG4u07vNES5UE_MrazznzL68he=w60-h60-l90-rj</text:p>
          </table:table-cell>
          <table:table-cell office:value-type="string">
            <text:p>Filipino Sing-A-Long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lkdmXJrzrkbQarGTsInTgw5gsKsvyXn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lamenco Hits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klkdmXJrzrkbQarGTsInTgw5gsKsvyXnM</text:p>
          </table:table-cell>
          <table:table-cell office:value-type="string">
            <text:p>https://lh3.googleusercontent.com/lwRk-uPoi362B26aF6tryZDUSOE1RKFmK9ftbRanPZRkZzhCj46KVSRuZN6vgCeRzjx9TTzHcqnV3qk=w60-h60-l90-rj</text:p>
          </table:table-cell>
          <table:table-cell office:value-type="string">
            <text:p>Flamenco Hits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n7QjhERM2Q4Ha5B6t6ZmzyhOtRYjQtxKk</text:p>
          </table:table-cell>
          <table:table-cell office:value-type="string">
            <text:p>https://lh3.googleusercontent.com/lRpVkDPYyl7S7c7XitKSiDBAqjlWOwWwPEYgq-dyERsy3GgFhluDxaAbW4GiSZxjUIw_AdSrm5-Dqg=w60-h60-l90-rj</text:p>
          </table:table-cell>
          <table:table-cell office:value-type="string">
            <text:p>Flow Superior</text:p>
          </table:table-cell>
          <table:table-cell office:value-type="string">
            <text:p>134 songs</text:p>
          </table:table-cell>
        </table:table-row>
        <table:table-row table:style-name="ro2" table:visibility="filter">
          <table:table-cell office:value-type="string">
            <text:p>https://music.youtube.com/playlist?list=RDCLAK5uy_ke7EFM-P9u_ahsPBt8N9W5mWT-79A9Zt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orró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e7EFM-P9u_ahsPBt8N9W5mWT-79A9ZtM</text:p>
          </table:table-cell>
          <table:table-cell office:value-type="string">
            <text:p>https://lh3.googleusercontent.com/Z2U0diGGgCBbAPqrUuCxVUbsgzWc-lt2jqokLl_rfLrMwmU1VkXw4rxNf5FtPHqAN-bFTir9uAwuLN8=w60-h60-l90-rj</text:p>
          </table:table-cell>
          <table:table-cell office:value-type="string">
            <text:p>Forró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m2BIHK1LQuxwlRO5DIV1C-M7z-ZmMn9w</text:p>
          </table:table-cell>
          <table:table-cell office:value-type="string">
            <text:p>https://lh3.googleusercontent.com/3OUl3NXrW8DtWxtsMmojXBgnnUOlj2umG6o7TPtLKxNvRgok2kjhGHHZDtfv2DL_gAqskWAVFWk7wbU=w60-h60-l90-rj</text:p>
          </table:table-cell>
          <table:table-cell office:value-type="string">
            <text:p>Fraîcheur urbaine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68aMvl3E6mEiYq-T39kNoYBZ20eQ4J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ancophone Hits of 2024</text:p>
          </table:table-cell>
          <table:table-cell office:value-type="string">
            <text:p>33 songs</text:p>
          </table:table-cell>
        </table:table-row>
        <table:table-row table:style-name="ro2">
          <table:table-cell office:value-type="string">
            <text:p>https://music.youtube.com/playlist?list=RDCLAK5uy_k68aMvl3E6mEiYq-T39kNoYBZ20eQ4JzA</text:p>
          </table:table-cell>
          <table:table-cell office:value-type="string">
            <text:p>https://lh3.googleusercontent.com/AItEx8RLski8zdMYgc3CUyaK3zY9P_8cs12ik4Kq5stT_p_5JijEU5wT85_HqGiPVaG46o1Zr_Epkl8=w60-h60-l90-rj</text:p>
          </table:table-cell>
          <table:table-cell office:value-type="string">
            <text:p>Francophone Hits of 2024</text:p>
          </table:table-cell>
          <table:table-cell office:value-type="string">
            <text:p>33 songs</text:p>
          </table:table-cell>
        </table:table-row>
        <table:table-row table:style-name="ro2">
          <table:table-cell office:value-type="string">
            <text:p>https://music.youtube.com/playlist?list=RDCLAK5uy_kak1eJLcrvuud50-z5FWgVwI2FOrwIVf8</text:p>
          </table:table-cell>
          <table:table-cell office:value-type="string">
            <text:p>https://lh3.googleusercontent.com/eWK5i8U4HTXLS5xHrH5QYps7jFJ12W1YU8Fbq9f2D6FXgR1ZYly3A9lruKq1ERExP845sOqNfoS2AEEh=w60-h60-l90-rj</text:p>
          </table:table-cell>
          <table:table-cell office:value-type="string">
            <text:p>French Caribbean Essentials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kMITVC18_ghkBEelM0PD_BdRpsXb2vjm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Cloud Rap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MITVC18_ghkBEelM0PD_BdRpsXb2vjmU</text:p>
          </table:table-cell>
          <table:table-cell office:value-type="string">
            <text:p>https://lh3.googleusercontent.com/UImpCh0SK1_a6N8l6XwLtbxJjp5ikXXvaWjRmjTUbnYgG5bBT8VdyGhjrGTUkXVq6Q1XDRNYxfyKLoE=w60-h60-l90-rj</text:p>
          </table:table-cell>
          <table:table-cell office:value-type="string">
            <text:p>French Cloud Ra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-PSfy75mdtbQGMOZFvhcbwxwDG6xGy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-PSfy75mdtbQGMOZFvhcbwxwDG6xGyK0</text:p>
          </table:table-cell>
          <table:table-cell office:value-type="string">
            <text:p>https://lh3.googleusercontent.com/9jm_Th2pS1MOr2Zy96K5ONVOx8H3QoxVNwYcJR7FCrDar77aRm94evPATLSpV-AuIlgkYWIhTZnriZbw=w60-h60-l90-rj</text:p>
          </table:table-cell>
          <table:table-cell office:value-type="string">
            <text:p>French 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ehdVGYe-c6H-5TJC3LzjOQOQopdAJhP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Pop Urban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ehdVGYe-c6H-5TJC3LzjOQOQopdAJhPM</text:p>
          </table:table-cell>
          <table:table-cell office:value-type="string">
            <text:p>https://lh3.googleusercontent.com/lUxNptavgiEG_kMzDurzrWmHdyctn93MAvOuaKTz0WvXvPQyBEeCDIi9utPf38YdVVF5R-0bCRvTBpU=w60-h60-l90-rj</text:p>
          </table:table-cell>
          <table:table-cell office:value-type="string">
            <text:p>French Pop Urba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ehdVGYe-c6H-5TJC3LzjOQOQopdAJhPM</text:p>
          </table:table-cell>
          <table:table-cell office:value-type="string">
            <text:p>https://lh3.googleusercontent.com/lUxNptavgiEG_kMzDurzrWmHdyctn93MAvOuaKTz0WvXvPQyBEeCDIi9utPf38YdVVF5R-0bCRvTBpU=w60-h60-l90-rj</text:p>
          </table:table-cell>
          <table:table-cell office:value-type="string">
            <text:p>French Pop Urba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pkTqZPzxQnHrzrT3J-pU6_hDL9199Eb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Pop Urban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pkTqZPzxQnHrzrT3J-pU6_hDL9199Eb8</text:p>
          </table:table-cell>
          <table:table-cell office:value-type="string">
            <text:p>https://lh3.googleusercontent.com/Y4H2DETC0vXwb6ddtDTuS1qAuti-TszhdwwO2bYr-38sbFxC7VP11slHk_YYefvrjOXG9EWCRLhhvU7r=w60-h60-l90-rj</text:p>
          </table:table-cell>
          <table:table-cell office:value-type="string">
            <text:p>French Pop Urban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damgHPnZ5MtNO8cjuNdyEHXXeHQOQjY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damgHPnZ5MtNO8cjuNdyEHXXeHQOQjY0</text:p>
          </table:table-cell>
          <table:table-cell office:value-type="string">
            <text:p>https://lh3.googleusercontent.com/c0SErkrsG3xXLzgoEAOrZKPVzRJSEfIpUKib26eRsHWRJdOYemk0YivtpKDQ99zC2zaxL8ofvtm43Zc=w60-h60-l90-rj</text:p>
          </table:table-cell>
          <table:table-cell office:value-type="string">
            <text:p>French Rap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damgHPnZ5MtNO8cjuNdyEHXXeHQOQjY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damgHPnZ5MtNO8cjuNdyEHXXeHQOQjY0</text:p>
          </table:table-cell>
          <table:table-cell office:value-type="string">
            <text:p>https://lh3.googleusercontent.com/c0SErkrsG3xXLzgoEAOrZKPVzRJSEfIpUKib26eRsHWRJdOYemk0YivtpKDQ99zC2zaxL8ofvtm43Zc=w60-h60-l90-rj</text:p>
          </table:table-cell>
          <table:table-cell office:value-type="string">
            <text:p>French Rap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n9Msi0J0PCsh55alFae6OBE9iH3bwYNk</text:p>
          </table:table-cell>
          <table:table-cell office:value-type="string">
            <text:p>https://lh3.googleusercontent.com/gjYpesrLAk0Yy9xSSDEsCaiBx-JO_xMRJ7UR-u17rsD0HzK63a-VH_z65S6-_LD8oEgLrnj5j2hDdQ=w60-h60-l90-rj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https://lh3.googleusercontent.com/gjYpesrLAk0Yy9xSSDEsCaiBx-JO_xMRJ7UR-u17rsD0HzK63a-VH_z65S6-_LD8oEgLrnj5j2hDdQ=w60-h60-l90-rj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https://lh3.googleusercontent.com/gjYpesrLAk0Yy9xSSDEsCaiBx-JO_xMRJ7UR-u17rsD0HzK63a-VH_z65S6-_LD8oEgLrnj5j2hDdQ=w60-h60-l90-rj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https://lh3.googleusercontent.com/gjYpesrLAk0Yy9xSSDEsCaiBx-JO_xMRJ7UR-u17rsD0HzK63a-VH_z65S6-_LD8oEgLrnj5j2hDdQ=w60-h60-l90-rj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9Msi0J0PCsh55alFae6OBE9iH3bwYNk</text:p>
          </table:table-cell>
          <table:table-cell office:value-type="string">
            <text:p>https://lh3.googleusercontent.com/gjYpesrLAk0Yy9xSSDEsCaiBx-JO_xMRJ7UR-u17rsD0HzK63a-VH_z65S6-_LD8oEgLrnj5j2hDdQ=w60-h60-l90-rj</text:p>
          </table:table-cell>
          <table:table-cell office:value-type="string">
            <text:p>French Ra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A4Mmft36gexuArwPVv2TDUXfYeOCWzE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nch 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A4Mmft36gexuArwPVv2TDUXfYeOCWzEU</text:p>
          </table:table-cell>
          <table:table-cell office:value-type="string">
            <text:p>https://lh3.googleusercontent.com/m9svllimMYYuh5Bm3RtP5MeHBBXFGVk_863ms3FxbkwHKu0BWVYQzecxSWNUxt2N7xPhzRM4Ix2TRb_K=w60-h60-l90-rj</text:p>
          </table:table-cell>
          <table:table-cell office:value-type="string">
            <text:p>French 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6qdT364tl9JDZGwhhgoJaoQsCyBnK2_k</text:p>
          </table:table-cell>
          <table:table-cell office:value-type="string">
            <text:p>https://lh3.googleusercontent.com/bvG8cqH64lTLOZ3zWR_OWqr8nPqtb3ROM563WrA9oG15kgsmE1X9CDjjh8SmqC87R3US7aatrgiVUuw=w60-h60-l90-rj</text:p>
          </table:table-cell>
          <table:table-cell office:value-type="string">
            <text:p>French Variety F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6VW_gdtNdhXipqvA-dm4HnJfnmbArbj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sh Arabic Rap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l6VW_gdtNdhXipqvA-dm4HnJfnmbArbjQ</text:p>
          </table:table-cell>
          <table:table-cell office:value-type="string">
            <text:p>https://lh3.googleusercontent.com/qTZCnn9aInT03U0eu0SogwwTQDosAO-ttNoIU9gbtKcdKy1lt8RoqqX4aMswX9CsE_22WyQUs8W-pS17=w60-h60-l90-rj</text:p>
          </table:table-cell>
          <table:table-cell office:value-type="string">
            <text:p>Fresh Arabic Rap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mnyf2_WAi0BfzxSzwo2xd0IEKI02jOOiA</text:p>
          </table:table-cell>
          <table:table-cell office:value-type="string">
            <text:p>https://lh3.googleusercontent.com/-cSFUs-Yssvlq0_qQz_o-PZNHmPaOWBQHyb8h3rygyZ-G8GdgX-03ruvC_O-EdiMnNq--8eQI2Y7HOg=w60-h60-l90-rj</text:p>
          </table:table-cell>
          <table:table-cell office:value-type="string">
            <text:p>Fresh Dangdut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kxD6vQQG7kmVW9tPuJ-ju24VmLDLRd3os</text:p>
          </table:table-cell>
          <table:table-cell office:value-type="string">
            <text:p>https://lh3.googleusercontent.com/IcfcFtBa-3gEwlp9A_xoGHWBLat0X3sVh2CH6KjOxRCPQLC8DMb2Ow0GH6C1YAcQO1WYxS_5BnD8eA=w60-h60-l90-rj</text:p>
          </table:table-cell>
          <table:table-cell office:value-type="string">
            <text:p>Fresh Indonesian Pop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kxD6vQQG7kmVW9tPuJ-ju24VmLDLRd3os</text:p>
          </table:table-cell>
          <table:table-cell office:value-type="string">
            <text:p>https://lh3.googleusercontent.com/IcfcFtBa-3gEwlp9A_xoGHWBLat0X3sVh2CH6KjOxRCPQLC8DMb2Ow0GH6C1YAcQO1WYxS_5BnD8eA=w60-h60-l90-rj</text:p>
          </table:table-cell>
          <table:table-cell office:value-type="string">
            <text:p>Fresh Indonesian Pop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lNJA7PB9DAQEdtTnfuKaC2XEOAE1OoX5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resh Korean Hip-Hop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lNJA7PB9DAQEdtTnfuKaC2XEOAE1OoX50</text:p>
          </table:table-cell>
          <table:table-cell office:value-type="string">
            <text:p>https://lh3.googleusercontent.com/NUkgZMzKjAY-yMRpY19gNJMSw7-uGjof8OF8sMTUvzvUoyfgel7-1CPpI_3CQ5lGyXQZTdzUwEH71EI=w60-h60-l90-rj</text:p>
          </table:table-cell>
          <table:table-cell office:value-type="string">
            <text:p>Fresh Korean Hip-Hop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mqkYPdI2hq-z4Nh7wrVmnKhJZ0tHwj0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Fuji Rock Festival: History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qkYPdI2hq-z4Nh7wrVmnKhJZ0tHwj0zA</text:p>
          </table:table-cell>
          <table:table-cell office:value-type="string">
            <text:p>https://lh3.googleusercontent.com/9zPfV5G6rfo7FAYiz2bebfmfO6dZ_ds3nwguIAPPEbj_7JF2uZ26c2hzXwe5vIAG6JrzzocDvIhytZQ=w60-h60-l90-rj</text:p>
          </table:table-cell>
          <table:table-cell office:value-type="string">
            <text:p>Fuji Rock Festival: History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k6B0CcfHO04oWPAyUVlO96Vvmg_pB62JM</text:p>
          </table:table-cell>
          <table:table-cell office:value-type="string">
            <text:p>https://lh3.googleusercontent.com/GHMY6ouP8107_Fa4Z8IV780N3xACo1C476uUm0PvFdnWArbmD-fGWSChuDoKXMYhgyF1HFhEEf9EecXf=w60-h60-l90-rj</text:p>
          </table:table-cell>
          <table:table-cell office:value-type="string">
            <text:p>Funky Heavy Blues</text:p>
          </table:table-cell>
          <table:table-cell office:value-type="string">
            <text:p>46 songs</text:p>
          </table:table-cell>
        </table:table-row>
        <table:table-row table:style-name="ro2" table:visibility="filter">
          <table:table-cell office:value-type="string">
            <text:p>https://music.youtube.com/playlist?list=RDCLAK5uy_k6B0CcfHO04oWPAyUVlO96Vvmg_pB62JM</text:p>
          </table:table-cell>
          <table:table-cell office:value-type="string">
            <text:p>https://lh3.googleusercontent.com/GHMY6ouP8107_Fa4Z8IV780N3xACo1C476uUm0PvFdnWArbmD-fGWSChuDoKXMYhgyF1HFhEEf9EecXf=w60-h60-l90-rj</text:p>
          </table:table-cell>
          <table:table-cell office:value-type="string">
            <text:p>Funky Heavy Blues</text:p>
          </table:table-cell>
          <table:table-cell office:value-type="string">
            <text:p>46 songs</text:p>
          </table:table-cell>
        </table:table-row>
        <table:table-row table:style-name="ro2">
          <table:table-cell office:value-type="string">
            <text:p>https://music.youtube.com/playlist?list=RDCLAK5uy_lI-TlKyzE7k7YMbebF9hmb25aQHs7TI6E</text:p>
          </table:table-cell>
          <table:table-cell office:value-type="string">
            <text:p>https://lh3.googleusercontent.com/b1chCvdTq6iZIO9k8K5wG05P-JkNWt0bKUUaKzhEH7DSEbDizWyO4TzkMFmWkrcuCtoUJ6JKDUvkOw=w60-h60-l90-rj</text:p>
          </table:table-cell>
          <table:table-cell office:value-type="string">
            <text:p>Game Night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OwmIQLjxvqBZ98AP3eARfb2MI1kaie4g</text:p>
          </table:table-cell>
          <table:table-cell office:value-type="string">
            <text:p>https://lh3.googleusercontent.com/b82ySK0GGNm9fhDOLExQGc_qnnHjYwNM0SvCQIu7nafEZzaosCjlKoqAO_quEpAnlB0q-3DquN-vrLA=w60-h60-l90-rj</text:p>
          </table:table-cell>
          <table:table-cell office:value-type="string">
            <text:p>Gaming Phonk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nEHQj8A0haCKse5pzmxRM4sSkdOUb8QTw</text:p>
          </table:table-cell>
          <table:table-cell office:value-type="string">
            <text:p>https://lh3.googleusercontent.com/vC79jvnZ37u7vzBaCRwVHtOLI1uTzOEShHUbCz00glEu27FaVNO9i2HhdXYI1rSjRLztYgHjICPF0tER=w60-h60-l90-rj</text:p>
          </table:table-cell>
          <table:table-cell office:value-type="string">
            <text:p>Garage &amp; Funky Classics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kOXsvZ4T6fkCUI0c2SzeW0attMxbnPS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Hip-Hop: Allstar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OXsvZ4T6fkCUI0c2SzeW0attMxbnPSsQ</text:p>
          </table:table-cell>
          <table:table-cell office:value-type="string">
            <text:p>https://lh3.googleusercontent.com/KibDDA965_ife79jadGtVWM5uJ7VaWgOC5TpHKS07JG88xTal5vUDvG1WsaovTLtLUeXIzvfehvIiFg=w60-h60-l90-rj</text:p>
          </table:table-cell>
          <table:table-cell office:value-type="string">
            <text:p>German Hip-Hop: Allstar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OXsvZ4T6fkCUI0c2SzeW0attMxbnPS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Hip-Hop: Allstar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OXsvZ4T6fkCUI0c2SzeW0attMxbnPSsQ</text:p>
          </table:table-cell>
          <table:table-cell office:value-type="string">
            <text:p>https://lh3.googleusercontent.com/KibDDA965_ife79jadGtVWM5uJ7VaWgOC5TpHKS07JG88xTal5vUDvG1WsaovTLtLUeXIzvfehvIiFg=w60-h60-l90-rj</text:p>
          </table:table-cell>
          <table:table-cell office:value-type="string">
            <text:p>German Hip-Hop: Allstar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OXsvZ4T6fkCUI0c2SzeW0attMxbnPSsQ</text:p>
          </table:table-cell>
          <table:table-cell office:value-type="string">
            <text:p>https://lh3.googleusercontent.com/KibDDA965_ife79jadGtVWM5uJ7VaWgOC5TpHKS07JG88xTal5vUDvG1WsaovTLtLUeXIzvfehvIiFg=w60-h60-l90-rj</text:p>
          </table:table-cell>
          <table:table-cell office:value-type="string">
            <text:p>German Hip-Hop: Allstar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EVLGuAsIbXDxYBPrZpuFuYTDJI5qZEy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Indie &amp; Rock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EVLGuAsIbXDxYBPrZpuFuYTDJI5qZEyc</text:p>
          </table:table-cell>
          <table:table-cell office:value-type="string">
            <text:p>https://lh3.googleusercontent.com/gqkYZIAVsSZfpKzjstJbC1_hVLnLMaPDTnTvdw87wHGcJ0L36nJKZojib7lqLltNlSW9CBH-1fdweFE=w60-h60-l90-rj</text:p>
          </table:table-cell>
          <table:table-cell office:value-type="string">
            <text:p>German Indie &amp; 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EVLGuAsIbXDxYBPrZpuFuYTDJI5qZEy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Indie &amp; 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EVLGuAsIbXDxYBPrZpuFuYTDJI5qZEyc</text:p>
          </table:table-cell>
          <table:table-cell office:value-type="string">
            <text:p>https://lh3.googleusercontent.com/gqkYZIAVsSZfpKzjstJbC1_hVLnLMaPDTnTvdw87wHGcJ0L36nJKZojib7lqLltNlSW9CBH-1fdweFE=w60-h60-l90-rj</text:p>
          </table:table-cell>
          <table:table-cell office:value-type="string">
            <text:p>German Indie &amp; 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VF_zUZizzRcojIUuYmaXxMoPgg2WMD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Pop Now: German Pop Hit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nCVF_zUZizzRcojIUuYmaXxMoPgg2WMDo</text:p>
          </table:table-cell>
          <table:table-cell office:value-type="string">
            <text:p>https://lh3.googleusercontent.com/snyIwXYCHPnR2qLoRc_AL8lBkWLKxIB3VlJE10ilPnHNiZ3JTZ2XNHNi1cZXX7l7szbsghDGAdULbw=w60-h60-l90-rj</text:p>
          </table:table-cell>
          <table:table-cell office:value-type="string">
            <text:p>German Pop Now: German Pop Hit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mBaPfGKJ4A4o0Y1cNfLM4eCt4wvzmwqiE</text:p>
          </table:table-cell>
          <table:table-cell office:value-type="string">
            <text:p>https://lh3.googleusercontent.com/uTNmPs3jHA6lSRgQS8CnXrhlPinjUKVKfrsxZKafUigmJNQnxUIFaB9-RoZcnxXetdmV5yPZeMyV2qs=w60-h60-l90-rj</text:p>
          </table:table-cell>
          <table:table-cell office:value-type="string">
            <text:p>German Rap Elite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BaPfGKJ4A4o0Y1cNfLM4eCt4wvzmwqi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Elite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BaPfGKJ4A4o0Y1cNfLM4eCt4wvzmwqiE</text:p>
          </table:table-cell>
          <table:table-cell office:value-type="string">
            <text:p>https://lh3.googleusercontent.com/uTNmPs3jHA6lSRgQS8CnXrhlPinjUKVKfrsxZKafUigmJNQnxUIFaB9-RoZcnxXetdmV5yPZeMyV2qs=w60-h60-l90-rj</text:p>
          </table:table-cell>
          <table:table-cell office:value-type="string">
            <text:p>German Rap Elite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k7G18sSTGdbH25T0_VYj8gLACOa5zcMI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7G18sSTGdbH25T0_VYj8gLACOa5zcMIM</text:p>
          </table:table-cell>
          <table:table-cell office:value-type="string">
            <text:p>https://lh3.googleusercontent.com/4EPp9t7GpdR-cTQhqyRrjB0G0zDd8do3M7opNuYF4A_z0xQC5oZvLXLOA-Jnt4sqV6ben_3-2Z90bKM=w60-h60-l90-rj</text:p>
          </table:table-cell>
          <table:table-cell office:value-type="string">
            <text:p>German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j3rhiar1LINmyDcuFnXihEO0K1NQa2j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Hits Now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kj3rhiar1LINmyDcuFnXihEO0K1NQa2jI</text:p>
          </table:table-cell>
          <table:table-cell office:value-type="string">
            <text:p>https://lh3.googleusercontent.com/ZklKVVIWydRPdnhtgchp5LEWrJg3EMv6tiwC_C5C4Gq3bYm_uA-T4LlMFJwfQTFCfILcOvqQSgJREiQ=w60-h60-l90-rj</text:p>
          </table:table-cell>
          <table:table-cell office:value-type="string">
            <text:p>German Rap Hits Now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kj3rhiar1LINmyDcuFnXihEO0K1NQa2j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Hits Now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kj3rhiar1LINmyDcuFnXihEO0K1NQa2jI</text:p>
          </table:table-cell>
          <table:table-cell office:value-type="string">
            <text:p>https://lh3.googleusercontent.com/ZklKVVIWydRPdnhtgchp5LEWrJg3EMv6tiwC_C5C4Gq3bYm_uA-T4LlMFJwfQTFCfILcOvqQSgJREiQ=w60-h60-l90-rj</text:p>
          </table:table-cell>
          <table:table-cell office:value-type="string">
            <text:p>German Rap Hits Now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kALCBm3tpg2jxGslk0EAtH6iujrEupNE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Party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kALCBm3tpg2jxGslk0EAtH6iujrEupNEc</text:p>
          </table:table-cell>
          <table:table-cell office:value-type="string">
            <text:p>https://lh3.googleusercontent.com/pKbpbbt2xuC-oRr5cKwC8TZ_fp48yTXCbM6qFhKEsJJ4pEw-Qsmeu3xRGkcaPTbIW_8g0ulHf-W3n2A=w60-h60-l90-rj</text:p>
          </table:table-cell>
          <table:table-cell office:value-type="string">
            <text:p>German Rap Party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kALCBm3tpg2jxGslk0EAtH6iujrEupNE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Party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kALCBm3tpg2jxGslk0EAtH6iujrEupNEc</text:p>
          </table:table-cell>
          <table:table-cell office:value-type="string">
            <text:p>https://lh3.googleusercontent.com/pKbpbbt2xuC-oRr5cKwC8TZ_fp48yTXCbM6qFhKEsJJ4pEw-Qsmeu3xRGkcaPTbIW_8g0ulHf-W3n2A=w60-h60-l90-rj</text:p>
          </table:table-cell>
          <table:table-cell office:value-type="string">
            <text:p>German Rap Party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lKL2i08SARZR_vSo5PW_JlM0YW12agYf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erman Rap Takeoff</text:p>
          </table:table-cell>
          <table:table-cell office:value-type="string">
            <text:p>81 songs</text:p>
          </table:table-cell>
        </table:table-row>
        <table:table-row table:style-name="ro2">
          <table:table-cell office:value-type="string">
            <text:p>https://music.youtube.com/playlist?list=RDCLAK5uy_lKL2i08SARZR_vSo5PW_JlM0YW12agYf0</text:p>
          </table:table-cell>
          <table:table-cell office:value-type="string">
            <text:p>https://lh3.googleusercontent.com/qvEe1K0EE9fwieUheLtIM0ACzoDDdH5-UpHt5pMcallwJ7NVURoaofLEqn175i8dnOJpJaSH5X93CkU=w60-h60-l90-rj</text:p>
          </table:table-cell>
          <table:table-cell office:value-type="string">
            <text:p>German Rap Takeoff</text:p>
          </table:table-cell>
          <table:table-cell office:value-type="string">
            <text:p>81 songs</text:p>
          </table:table-cell>
        </table:table-row>
        <table:table-row table:style-name="ro2">
          <table:table-cell office:value-type="string">
            <text:p>https://music.youtube.com/playlist?list=RDCLAK5uy_mUIp1N8FUbTNf-J5pTqpUhzJD_9oJOjpY</text:p>
          </table:table-cell>
          <table:table-cell office:value-type="string">
            <text:p>https://lh3.googleusercontent.com/Wms6olkpRaHj7eZqspGa6H46txJY4rKSxtxMq0vaBpefwS2PkFKdXBnlJWh6MRwSIuH-LJoisf9GZLQ=w60-h60-l90-rj</text:p>
          </table:table-cell>
          <table:table-cell office:value-type="string">
            <text:p>Get Pumped: Rock Anthems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nusa99pjb23HT86uCZf-JW2rjJIGnpp_g</text:p>
          </table:table-cell>
          <table:table-cell office:value-type="string">
            <text:p>https://lh3.googleusercontent.com/aHsQaFmYbVSNUvFhG7qzz6fuOxEPIj6JksWrnroisB38aOO1AVFmx7WkYUDViiJm5i2-MJRkaZwdVg0=w60-h60-l90-rj</text:p>
          </table:table-cell>
          <table:table-cell office:value-type="string">
            <text:p>Ghazal Essential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usa99pjb23HT86uCZf-JW2rjJIGnpp_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hazal Essential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usa99pjb23HT86uCZf-JW2rjJIGnpp_g</text:p>
          </table:table-cell>
          <table:table-cell office:value-type="string">
            <text:p>https://lh3.googleusercontent.com/aHsQaFmYbVSNUvFhG7qzz6fuOxEPIj6JksWrnroisB38aOO1AVFmx7WkYUDViiJm5i2-MJRkaZwdVg0=w60-h60-l90-rj</text:p>
          </table:table-cell>
          <table:table-cell office:value-type="string">
            <text:p>Ghazal Essential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_0Hb7zC0P1j7UCRF4bbaMjn046Z9oyyU</text:p>
          </table:table-cell>
          <table:table-cell office:value-type="string">
            <text:p>https://lh3.googleusercontent.com/fpR-YmPRiLvTu5qw9vqor0_f3RuNRcWf8AYJu8aj4Hz-DewixHSOuf9EaF7V-2NIYf2acd052spu4x0i=w60-h60-l90-rj</text:p>
          </table:table-cell>
          <table:table-cell office:value-type="string">
            <text:p>Give the street a voice!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n_0Hb7zC0P1j7UCRF4bbaMjn046Z9oyy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ive the street a voice!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n_0Hb7zC0P1j7UCRF4bbaMjn046Z9oyyU</text:p>
          </table:table-cell>
          <table:table-cell office:value-type="string">
            <text:p>https://lh3.googleusercontent.com/fpR-YmPRiLvTu5qw9vqor0_f3RuNRcWf8AYJu8aj4Hz-DewixHSOuf9EaF7V-2NIYf2acd052spu4x0i=w60-h60-l90-rj</text:p>
          </table:table-cell>
          <table:table-cell office:value-type="string">
            <text:p>Give the street a voice!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l6lSnRziP_Qt6EA5-nmhXZ3uQz76JRZw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low: Dance Hit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6lSnRziP_Qt6EA5-nmhXZ3uQz76JRZw4</text:p>
          </table:table-cell>
          <table:table-cell office:value-type="string">
            <text:p>https://lh3.googleusercontent.com/ZiaxA6npEtePWhPD25FKc59lqAxQQ9ITyA1qob1AC49QjQ9VjL3FSdcgR8HaJ2srTu21kGYi5QC1tFw=w60-h60-l90-rj</text:p>
          </table:table-cell>
          <table:table-cell office:value-type="string">
            <text:p>Glow: Dance Hit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uL7rJpWtjG4m-nGzKNPpHUdJJmLHc-2M</text:p>
          </table:table-cell>
          <table:table-cell office:value-type="string">
            <text:p>https://lh3.googleusercontent.com/O0HuDWXeU9_g5kPao89rFOYgCeq-Uw-dORAITB9c0nVb2fwvbb4KYVcPuCU_t-lYAYM394TuL6W319M=w60-h60-l90-rj</text:p>
          </table:table-cell>
          <table:table-cell office:value-type="string">
            <text:p>Good Friends, Cheap Whiskey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nUzDYmqMzeuOz5H0h_3jRjK3-c6_cNn4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ood Vibe Rap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nUzDYmqMzeuOz5H0h_3jRjK3-c6_cNn4s</text:p>
          </table:table-cell>
          <table:table-cell office:value-type="string">
            <text:p>https://lh3.googleusercontent.com/9oqtLw9fn7RfU60_KwrwK5ULuRwS86U7Wgz_d-8fylGgykLcJtcX1DgCQ51poreqYV-GEGXw0o762YpY=w60-h60-l90-rj</text:p>
          </table:table-cell>
          <table:table-cell office:value-type="string">
            <text:p>Good Vibe Rap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ktU_MiPyxsoBpl68TuShAvg-ZCArB772M</text:p>
          </table:table-cell>
          <table:table-cell office:value-type="string">
            <text:p>https://lh3.googleusercontent.com/GcjKwq65xxNvOt2InVCfnSY5vqq1LFRfBiviuTEAtT22PEt7FaGJ0EFmEOjIJT0QIgkQx7UUUueR-w=w60-h60-l90-rj</text:p>
          </table:table-cell>
          <table:table-cell office:value-type="string">
            <text:p>Good Vibes Only</text:p>
          </table:table-cell>
          <table:table-cell office:value-type="string">
            <text:p>124 songs</text:p>
          </table:table-cell>
        </table:table-row>
        <table:table-row table:style-name="ro2">
          <table:table-cell office:value-type="string">
            <text:p>https://music.youtube.com/playlist?list=RDCLAK5uy_mZ4O3BzhEjagCdFDKxeqf-t3wOr7UwHJY</text:p>
          </table:table-cell>
          <table:table-cell office:value-type="string">
            <text:p>https://lh3.googleusercontent.com/2lJ3YJhQQzxxOZ4FsCJRXilJ9CdX2vaIa-5qm3bSpwJj_XbRkpNSRZP8kE0vSSiT9YVBxXVMP7MBIwJS=w60-h60-l90-rj</text:p>
          </table:table-cell>
          <table:table-cell office:value-type="string">
            <text:p>Good Vibes: Japanese Rap &amp; Po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Z4O3BzhEjagCdFDKxeqf-t3wOr7UwHJ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ood Vibes: Japanese Rap &amp; Po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Z4O3BzhEjagCdFDKxeqf-t3wOr7UwHJ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ood Vibes: Japanese Rap &amp; Po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Z4O3BzhEjagCdFDKxeqf-t3wOr7UwHJY</text:p>
          </table:table-cell>
          <table:table-cell office:value-type="string">
            <text:p>https://lh3.googleusercontent.com/2lJ3YJhQQzxxOZ4FsCJRXilJ9CdX2vaIa-5qm3bSpwJj_XbRkpNSRZP8kE0vSSiT9YVBxXVMP7MBIwJS=w60-h60-l90-rj</text:p>
          </table:table-cell>
          <table:table-cell office:value-type="string">
            <text:p>Good Vibes: Japanese Rap &amp; Po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OriQwB32kkwqUE_8AmSvO0koFPVvbaO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ospel Hits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OriQwB32kkwqUE_8AmSvO0koFPVvbaOo</text:p>
          </table:table-cell>
          <table:table-cell office:value-type="string">
            <text:p>https://lh3.googleusercontent.com/7xhNcoSDeeQJoMnZ7bgiP51n9d394bs-bKjEd9wAes7NuZmJg1g5-6MGjQbK2Yhfmn8kR7hC8IuVbT8=w60-h60-l90-rj</text:p>
          </table:table-cell>
          <table:table-cell office:value-type="string">
            <text:p>Gospel Hits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SXzy1xT2e6vGUm1wfnc1oMpPyVa7QwqE</text:p>
          </table:table-cell>
          <table:table-cell office:value-type="string">
            <text:p>https://lh3.googleusercontent.com/1ZGigkzTdJH3GOMEBsBy3Dg-VC-TPTMdFV6XYNfgqychwidn-v_4uiUUGCvFyXYs8NcMKRo0pwKofkg=w60-h60-l90-rj</text:p>
          </table:table-cell>
          <table:table-cell office:value-type="string">
            <text:p>Gospel Station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mzMD1qnvzUYCr0yXHzzzT_onVSKDF7eW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Grim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zMD1qnvzUYCr0yXHzzzT_onVSKDF7eWo</text:p>
          </table:table-cell>
          <table:table-cell office:value-type="string">
            <text:p>https://lh3.googleusercontent.com/Q7hHFAvSJ8dTQQB9-FxiAz4MefO67vUs4ak6L6Ckzd3bcrydUd8yKfFuzXaHdzxvYjRJdwrnmnM2aP2O=w60-h60-l90-rj</text:p>
          </table:table-cell>
          <table:table-cell office:value-type="string">
            <text:p>Grim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UrzaYWnJvQv7UqkwbYLo9K_Qbui6WDgo</text:p>
          </table:table-cell>
          <table:table-cell office:value-type="string">
            <text:p>https://lh3.googleusercontent.com/hPp7LnWA_2T9xAXjjy3IPN0_sSM7jJuzka9Nb5cgzNIa_bk_2CsMMFviNuAI8gA2k-jWLJYXYtWzvtA=w60-h60-l90-rj</text:p>
          </table:table-cell>
          <table:table-cell office:value-type="string">
            <text:p>Groovy Beat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qF-F7XEInAA9x7SLAVbGjXXDoJVOg9as</text:p>
          </table:table-cell>
          <table:table-cell office:value-type="string">
            <text:p>https://lh3.googleusercontent.com/VYP3kL9exuLhz5tLTlEJloGsQOVCaiIIzfi-DFsg80DVb8NC4dLpjYejpDvy_xqaG42mcghlntUXMCVC=w60-h60-l90-rj</text:p>
          </table:table-cell>
          <table:table-cell office:value-type="string">
            <text:p>Groovy Soca</text:p>
          </table:table-cell>
          <table:table-cell office:value-type="string">
            <text:p>87 songs</text:p>
          </table:table-cell>
        </table:table-row>
        <table:table-row table:style-name="ro2">
          <table:table-cell office:value-type="string">
            <text:p>https://music.youtube.com/playlist?list=RDCLAK5uy_mj4hCBtv24qsXcCcVZjBq-6LO7DkJVqPE</text:p>
          </table:table-cell>
          <table:table-cell office:value-type="string">
            <text:p>https://lh3.googleusercontent.com/czMVqdnpCvI2sZv0J4k_PFzWn4JQX6mY30cJQdxaLSm9RWxjfPIr2tKpMICLOXdGgxHymPYpByacFLE=w60-h60-l90-rj</text:p>
          </table:table-cell>
          <table:table-cell office:value-type="string">
            <text:p>Grown Folks Choice</text:p>
          </table:table-cell>
          <table:table-cell office:value-type="string">
            <text:p>91 songs</text:p>
          </table:table-cell>
        </table:table-row>
        <table:table-row table:style-name="ro2">
          <table:table-cell office:value-type="string">
            <text:p>https://music.youtube.com/playlist?list=RDCLAK5uy_ktzAOYKQtyq6Kak2i3lt9d3dfNB3-nSAs</text:p>
          </table:table-cell>
          <table:table-cell office:value-type="string">
            <text:p>https://lh3.googleusercontent.com/7d6eHvL7EDKUuRPNN0tlXHMSgJ3uPxn7iPjlYPNLMJJP1QrCsSSfJtRqbR3MckNXsqvZSB_RJ76I2Fa0=w60-h60-l90-rj</text:p>
          </table:table-cell>
          <table:table-cell office:value-type="string">
            <text:p>Hair Metal Hedonist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ktzAOYKQtyq6Kak2i3lt9d3dfNB3-nSA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ir Metal Hedonist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ktzAOYKQtyq6Kak2i3lt9d3dfNB3-nSAs</text:p>
          </table:table-cell>
          <table:table-cell office:value-type="string">
            <text:p>https://lh3.googleusercontent.com/7d6eHvL7EDKUuRPNN0tlXHMSgJ3uPxn7iPjlYPNLMJJP1QrCsSSfJtRqbR3MckNXsqvZSB_RJ76I2Fa0=w60-h60-l90-rj</text:p>
          </table:table-cell>
          <table:table-cell office:value-type="string">
            <text:p>Hair Metal Hedonist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lmIgpVUaVMLx2y9zKYLJuRAHraC21g21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lloween Hits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lmIgpVUaVMLx2y9zKYLJuRAHraC21g21U</text:p>
          </table:table-cell>
          <table:table-cell office:value-type="string">
            <text:p>https://lh3.googleusercontent.com/eKdIEeegnTyMjCeOZfzN5b783ekjBojRtk2QEmllRfJ_3UjujQEY8SejWuWAV0u0zdqfovu2R0m8us4=w60-h60-l90-rj</text:p>
          </table:table-cell>
          <table:table-cell office:value-type="string">
            <text:p>Halloween Hits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n3869OGi7uy4zQ1Ug9NImwEvlHETZbrYA</text:p>
          </table:table-cell>
          <table:table-cell office:value-type="string">
            <text:p>https://lh3.googleusercontent.com/4pwSZ-OxYwY-odSCiVsapAeyhq79RmshyrGT0Oy1V9Sibz8_45dOj5UzhNcEKAlZuczCoe7U62wiV3U=w60-h60-l90-rj</text:p>
          </table:table-cell>
          <table:table-cell office:value-type="string">
            <text:p>Hanukkah Rock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n3869OGi7uy4zQ1Ug9NImwEvlHETZbrY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nukkah Rock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n3869OGi7uy4zQ1Ug9NImwEvlHETZbrYA</text:p>
          </table:table-cell>
          <table:table-cell office:value-type="string">
            <text:p>https://lh3.googleusercontent.com/4pwSZ-OxYwY-odSCiVsapAeyhq79RmshyrGT0Oy1V9Sibz8_45dOj5UzhNcEKAlZuczCoe7U62wiV3U=w60-h60-l90-rj</text:p>
          </table:table-cell>
          <table:table-cell office:value-type="string">
            <text:p>Hanukkah Rocks</text:p>
          </table:table-cell>
          <table:table-cell office:value-type="string">
            <text:p>64 songs</text:p>
          </table:table-cell>
        </table:table-row>
        <table:table-row table:style-name="ro2">
          <table:table-cell office:value-type="string">
            <text:p>https://music.youtube.com/playlist?list=RDCLAK5uy_kcSOH_w5RMm3AajF6coCvLtwKNkZ7GeOg</text:p>
          </table:table-cell>
          <table:table-cell office:value-type="string">
            <text:p>https://lh3.googleusercontent.com/SyWjFN02Isb2bN77Y9joCjICYPZMviLqrkIZM984p3nw9OImiGtxTPfoih_4l29Uh-rubvS_cO4W9KY=w60-h60-l90-rj</text:p>
          </table:table-cell>
          <table:table-cell office:value-type="string">
            <text:p>Happiest Songs Ever!</text:p>
          </table:table-cell>
          <table:table-cell office:value-type="string">
            <text:p>125 songs</text:p>
          </table:table-cell>
        </table:table-row>
        <table:table-row table:style-name="ro2">
          <table:table-cell office:value-type="string">
            <text:p>https://music.youtube.com/playlist?list=RDCLAK5uy_nntrUaimxFaqQVOoEiJV5QrFkHTJfS0LY</text:p>
          </table:table-cell>
          <table:table-cell office:value-type="string">
            <text:p>https://lh3.googleusercontent.com/4Fxb9PdYSQWMtopl7a5k1VO_Q9DVHGkGTeI9NXmZ4illzKra47s5zZ7TkdIKFOxJTuJXK0bPaNhqK7AG=w60-h60-l90-rj</text:p>
          </table:table-cell>
          <table:table-cell office:value-type="string">
            <text:p>Happy Hanukkah</text:p>
          </table:table-cell>
          <table:table-cell office:value-type="string">
            <text:p>42 songs</text:p>
          </table:table-cell>
        </table:table-row>
        <table:table-row table:style-name="ro2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mQEtDIVgkJ1SRa_c7GnPWP9-FH7hAqarw</text:p>
          </table:table-cell>
          <table:table-cell office:value-type="string">
            <text:p>https://lh3.googleusercontent.com/-rleWBVB_NOD4MMFMhUpR1JL8OWmP6qUbrdg4hrznzYsm8qQpjTnZPAwklaqb5pM_Ly0B7GpOHgRxA=w60-h60-l90-rj</text:p>
          </table:table-cell>
          <table:table-cell office:value-type="string">
            <text:p>Happy in The Alt-Rock '90s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lw21MuKaqFsDBIPZSbRmZcoDrHmV_c6u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ppy Latin Pop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lw21MuKaqFsDBIPZSbRmZcoDrHmV_c6uY</text:p>
          </table:table-cell>
          <table:table-cell office:value-type="string">
            <text:p>https://lh3.googleusercontent.com/qakO5WLj5yEUXuoFASi3anksLc3L0fVBmrclt5cZ0TRmfDt3GhpxNj0g6EoeJYO2i53pfb9bPWckEw=w60-h60-l90-rj</text:p>
          </table:table-cell>
          <table:table-cell office:value-type="string">
            <text:p>Happy Latin Po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w21MuKaqFsDBIPZSbRmZcoDrHmV_c6u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ppy Latin Pop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fdqvCAl8wodlx2P2_Ai2gNkiRDAufkkI</text:p>
          </table:table-cell>
          <table:table-cell office:value-type="string">
            <text:p>https://lh3.googleusercontent.com/-ZNC3w71iSs1df7ogBe-LmZj98AzwhHVxJpQVe-nO5VKw8s2M3B8g_7v0mih9NV2dRwX8_a0znewkJI=w60-h60-l90-rj</text:p>
          </table:table-cell>
          <table:table-cell office:value-type="string">
            <text:p>Happy Pop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fdqvCAl8wodlx2P2_Ai2gNkiRDAufk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ppy Pop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fdqvCAl8wodlx2P2_Ai2gNkiRDAufkkI</text:p>
          </table:table-cell>
          <table:table-cell office:value-type="string">
            <text:p>https://lh3.googleusercontent.com/-ZNC3w71iSs1df7ogBe-LmZj98AzwhHVxJpQVe-nO5VKw8s2M3B8g_7v0mih9NV2dRwX8_a0znewkJI=w60-h60-l90-rj</text:p>
          </table:table-cell>
          <table:table-cell office:value-type="string">
            <text:p>Happy Pop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S6GrniXk1dG8pfexKxJPdN7WSYK61l5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d Rock</text:p>
          </table:table-cell>
          <table:table-cell office:value-type="string">
            <text:p>148 songs</text:p>
          </table:table-cell>
        </table:table-row>
        <table:table-row table:style-name="ro2">
          <table:table-cell office:value-type="string">
            <text:p>https://music.youtube.com/playlist?list=RDCLAK5uy_lS6GrniXk1dG8pfexKxJPdN7WSYK61l5w</text:p>
          </table:table-cell>
          <table:table-cell office:value-type="string">
            <text:p>https://lh3.googleusercontent.com/Fd4BYd7J7k2CR1PPwhKbLBzne73pbi2J7zjOwCEPiS-DMfGDKzuWw6js3i4L-ITM6_A5dmyXcYxC6wc=w60-h60-l90-rj</text:p>
          </table:table-cell>
          <table:table-cell office:value-type="string">
            <text:p>Hard Rock</text:p>
          </table:table-cell>
          <table:table-cell office:value-type="string">
            <text:p>148 songs</text:p>
          </table:table-cell>
        </table:table-row>
        <table:table-row table:style-name="ro2">
          <table:table-cell office:value-type="string">
            <text:p>https://music.youtube.com/playlist?list=RDCLAK5uy_lzB6nj0ob7hek-ioXrT29KKMrjqyTDN5w</text:p>
          </table:table-cell>
          <table:table-cell office:value-type="string">
            <text:p>https://lh3.googleusercontent.com/310dlna6kWIxAdG0kNqXU3hgpUT6-Ebuxof0fjqPF1tHYLyykMGNiITPhrohseXXDjiKZD39y3nOWYE=w60-h60-l90-rj</text:p>
          </table:table-cell>
          <table:table-cell office:value-type="string">
            <text:p>Hard Rock, Hard Bod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zB6nj0ob7hek-ioXrT29KKMrjqyTDN5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d Rock, Hard Bod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zB6nj0ob7hek-ioXrT29KKMrjqyTDN5w</text:p>
          </table:table-cell>
          <table:table-cell office:value-type="string">
            <text:p>https://lh3.googleusercontent.com/310dlna6kWIxAdG0kNqXU3hgpUT6-Ebuxof0fjqPF1tHYLyykMGNiITPhrohseXXDjiKZD39y3nOWYE=w60-h60-l90-rj</text:p>
          </table:table-cell>
          <table:table-cell office:value-type="string">
            <text:p>Hard Rock, Hard Bod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2SLzBm42Uy5qV7Ad02Ba1dg7v4a_WOOI</text:p>
          </table:table-cell>
          <table:table-cell office:value-type="string">
            <text:p>https://lh3.googleusercontent.com/dTX_Q3OaTzQ70nhvI36dUJOcm7wXI58reqKXJg7vR4y1sL-lIGdJBJKqZ9X3OL5mI-JNyU6Ch3l14w=w60-h60-l90-rj</text:p>
          </table:table-cell>
          <table:table-cell office:value-type="string">
            <text:p>Haryanvi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2SLzBm42Uy5qV7Ad02Ba1dg7v4a_WOO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yanvi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2SLzBm42Uy5qV7Ad02Ba1dg7v4a_WOOI</text:p>
          </table:table-cell>
          <table:table-cell office:value-type="string">
            <text:p>https://lh3.googleusercontent.com/dTX_Q3OaTzQ70nhvI36dUJOcm7wXI58reqKXJg7vR4y1sL-lIGdJBJKqZ9X3OL5mI-JNyU6Ch3l14w=w60-h60-l90-rj</text:p>
          </table:table-cell>
          <table:table-cell office:value-type="string">
            <text:p>Haryanvi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2SLzBm42Uy5qV7Ad02Ba1dg7v4a_WOOI</text:p>
          </table:table-cell>
          <table:table-cell office:value-type="string">
            <text:p>https://lh3.googleusercontent.com/dTX_Q3OaTzQ70nhvI36dUJOcm7wXI58reqKXJg7vR4y1sL-lIGdJBJKqZ9X3OL5mI-JNyU6Ch3l14w=w60-h60-l90-rj</text:p>
          </table:table-cell>
          <table:table-cell office:value-type="string">
            <text:p>Haryanvi Dance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iOCb3MTBTI78XuWHx3T5bjl90n8GZqE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yanvi Hip Ho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miOCb3MTBTI78XuWHx3T5bjl90n8GZqEA</text:p>
          </table:table-cell>
          <table:table-cell office:value-type="string">
            <text:p>https://lh3.googleusercontent.com/WswBXlsd3gVUn6heJyc8YoULiTAxAQQR4jF7zx6zlYKCe25YFEU8dUgtQJsESXm4BQ-mj1vfs9yOC0c=w60-h60-l90-rj</text:p>
          </table:table-cell>
          <table:table-cell office:value-type="string">
            <text:p>Haryanvi Hip Ho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nhLiD_PquxQnzA35YpoaaAUv2ikZuYFgw</text:p>
          </table:table-cell>
          <table:table-cell office:value-type="string">
            <text:p>https://lh3.googleusercontent.com/uFnqOMIne-e7M3JaUGUOZx6biElj5f1NrhZjKrBzByL7U2JaTcqFI9UgRcQZWiZlgROkn_qknw-RdkY7=w60-h60-l90-rj</text:p>
          </table:table-cell>
          <table:table-cell office:value-type="string">
            <text:p>Haryanvi Hitlist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nhLiD_PquxQnzA35YpoaaAUv2ikZuYFgw</text:p>
          </table:table-cell>
          <table:table-cell office:value-type="string">
            <text:p>https://lh3.googleusercontent.com/uFnqOMIne-e7M3JaUGUOZx6biElj5f1NrhZjKrBzByL7U2JaTcqFI9UgRcQZWiZlgROkn_qknw-RdkY7=w60-h60-l90-rj</text:p>
          </table:table-cell>
          <table:table-cell office:value-type="string">
            <text:p>Haryanvi Hitlist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mjqlP18vBFvvIQOT5Aq3NNDK_XQrD132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yanvi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jqlP18vBFvvIQOT5Aq3NNDK_XQrD132c</text:p>
          </table:table-cell>
          <table:table-cell office:value-type="string">
            <text:p>https://lh3.googleusercontent.com/yRFrZFpxP6_DW0Zq9Wi_O4eSzuSAmZRf4yZLNvkewRRo2zF12HJllEOP2uIKScBO6s2wq6NfMwg7Bg6-=w60-h60-l90-rj</text:p>
          </table:table-cell>
          <table:table-cell office:value-type="string">
            <text:p>Haryanvi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APTDrfZKeBnVIuMTzyneilDGL-whom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ryanvi Hits 2024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mAPTDrfZKeBnVIuMTzyneilDGL-whommo</text:p>
          </table:table-cell>
          <table:table-cell office:value-type="string">
            <text:p>https://lh3.googleusercontent.com/_Gyf3mq8u53Mg8hwsL1zVMkR_CmV8XN4MSNMdLF4H4JQsSxMj8BbWXv_JTiIsobUtBLcm6yDetEioXA=w60-h60-l90-rj</text:p>
          </table:table-cell>
          <table:table-cell office:value-type="string">
            <text:p>Haryanvi Hits 2024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mN9vO_dypsJubNdWlO5JSTtCA0SI3o-88</text:p>
          </table:table-cell>
          <table:table-cell office:value-type="string">
            <text:p>https://lh3.googleusercontent.com/HtL5yPt0nAj3D_TIHLS7Ny_tSJw7BYOOUA_QhV7xYSOxkvXt-G1pMdzUd2adPQy-4FVDo_xPQ7AH7EE=w60-h60-l90-rj</text:p>
          </table:table-cell>
          <table:table-cell office:value-type="string">
            <text:p>Haryanvi Party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mN9vO_dypsJubNdWlO5JSTtCA0SI3o-88</text:p>
          </table:table-cell>
          <table:table-cell office:value-type="string">
            <text:p>https://lh3.googleusercontent.com/HtL5yPt0nAj3D_TIHLS7Ny_tSJw7BYOOUA_QhV7xYSOxkvXt-G1pMdzUd2adPQy-4FVDo_xPQ7AH7EE=w60-h60-l90-rj</text:p>
          </table:table-cell>
          <table:table-cell office:value-type="string">
            <text:p>Haryanvi Party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m5k78k1nN5yDlb_kmGHUVXALhIgHjtq4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shtag Hit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m5k78k1nN5yDlb_kmGHUVXALhIgHjtq4s</text:p>
          </table:table-cell>
          <table:table-cell office:value-type="string">
            <text:p>https://lh3.googleusercontent.com/3XiPzYXosoZNlxVtsFJHfXhEyZr545YwV4nqAhy5dPb17uDu_IrTuEjHAa1QdGmxB2DOLZSpNhkRcDPH=w60-h60-l90-rj</text:p>
          </table:table-cell>
          <table:table-cell office:value-type="string">
            <text:p>Hashtag Hit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kstvYUJqbrK14O9PMJD798OugQcy0asS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aunted Hip Hop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kstvYUJqbrK14O9PMJD798OugQcy0asSE</text:p>
          </table:table-cell>
          <table:table-cell office:value-type="string">
            <text:p>https://lh3.googleusercontent.com/XK63W4fay8BBQYxXnZ2y4GdPuzBRl-LqRidj7Ayg8mKMwp8bXzUCDr8WIp1VDopgu-2J4uycWliLg8Hs=w60-h60-l90-rj</text:p>
          </table:table-cell>
          <table:table-cell office:value-type="string">
            <text:p>Haunted Hip Hop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luG7uuRJTgWtICYUr9i37Be_yDNfMIm1w</text:p>
          </table:table-cell>
          <table:table-cell office:value-type="string">
            <text:p>https://lh3.googleusercontent.com/G4M9vdWQKCJz07qQ5PBKBNY-epza-0xwWOhTZPDLlaHICSc23JDdrWswpqDjBicfollygoJtTYdetUA=w60-h60-l90-rj</text:p>
          </table:table-cell>
          <table:table-cell office:value-type="string">
            <text:p>Heavy Gauge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kNk9DEx-7m474x4GoEA-YTrkeh7sS-Ahk</text:p>
          </table:table-cell>
          <table:table-cell office:value-type="string">
            <text:p>https://lh3.googleusercontent.com/Wb3G0FqOzWyef06s2pO23kJGnAGwfjf37uYqK-4jtq-7b5-RCpeGDTFghRKTA5UCJjvnCK1sW74YYG4=w60-h60-l90-rj</text:p>
          </table:table-cell>
          <table:table-cell office:value-type="string">
            <text:p>Heavy Metal Halloween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kNk9DEx-7m474x4GoEA-YTrkeh7sS-Ah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eavy Metal Halloween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kNk9DEx-7m474x4GoEA-YTrkeh7sS-Ahk</text:p>
          </table:table-cell>
          <table:table-cell office:value-type="string">
            <text:p>https://lh3.googleusercontent.com/Wb3G0FqOzWyef06s2pO23kJGnAGwfjf37uYqK-4jtq-7b5-RCpeGDTFghRKTA5UCJjvnCK1sW74YYG4=w60-h60-l90-rj</text:p>
          </table:table-cell>
          <table:table-cell office:value-type="string">
            <text:p>Heavy Metal Halloween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lFuA--WIEukXUJ93HkgnVOv0Bs02c_O4g</text:p>
          </table:table-cell>
          <table:table-cell office:value-type="string">
            <text:p>https://lh3.googleusercontent.com/uxC3H_HU-xYG0AAkzR-RtwVY6sLj9PtMVDzT6vkkWxr2v87JE1CrxL7P0u18tZ0QNl4W3OVDLiuFHA=w60-h60-l90-rj</text:p>
          </table:table-cell>
          <table:table-cell office:value-type="string">
            <text:p>Heavy Metal Workout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FuA--WIEukXUJ93HkgnVOv0Bs02c_O4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eavy Metal Workout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FuA--WIEukXUJ93HkgnVOv0Bs02c_O4g</text:p>
          </table:table-cell>
          <table:table-cell office:value-type="string">
            <text:p>https://lh3.googleusercontent.com/uxC3H_HU-xYG0AAkzR-RtwVY6sLj9PtMVDzT6vkkWxr2v87JE1CrxL7P0u18tZ0QNl4W3OVDLiuFHA=w60-h60-l90-rj</text:p>
          </table:table-cell>
          <table:table-cell office:value-type="string">
            <text:p>Heavy Metal Workout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FuA--WIEukXUJ93HkgnVOv0Bs02c_O4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eavy Metal Workout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lFuA--WIEukXUJ93HkgnVOv0Bs02c_O4g</text:p>
          </table:table-cell>
          <table:table-cell office:value-type="string">
            <text:p>https://lh3.googleusercontent.com/uxC3H_HU-xYG0AAkzR-RtwVY6sLj9PtMVDzT6vkkWxr2v87JE1CrxL7P0u18tZ0QNl4W3OVDLiuFHA=w60-h60-l90-rj</text:p>
          </table:table-cell>
          <table:table-cell office:value-type="string">
            <text:p>Heavy Metal Workout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nh3v6aejB2HjZPMJa7uuCMfyIKyH2K-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eavy Stereo: Indie Rock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nh3v6aejB2HjZPMJa7uuCMfyIKyH2K-kw</text:p>
          </table:table-cell>
          <table:table-cell office:value-type="string">
            <text:p>https://lh3.googleusercontent.com/RvKXnbjpyOvdpxYXrk0X1Fp0lNeQ0b5Fyd4RAM4tlByEiSUoV13s9KcWyGmCWg6P5ucH2WqIb1eCnmBy=w60-h60-l90-rj</text:p>
          </table:table-cell>
          <table:table-cell office:value-type="string">
            <text:p>Heavy Stereo: Indie Rock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r4jZnUpTfqqDqv04G7nf6o2ZtlJpNRM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eisei Era Hits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mr4jZnUpTfqqDqv04G7nf6o2ZtlJpNRMk</text:p>
          </table:table-cell>
          <table:table-cell office:value-type="string">
            <text:p>https://lh3.googleusercontent.com/6oi3FiezlY0egAiHj3oFC_3uJpJdJHDtSpgYDP8gT47QTbpCRdvjoni_snRKmTeLexx4mUBPv-lP4A=w60-h60-l90-rj</text:p>
          </table:table-cell>
          <table:table-cell office:value-type="string">
            <text:p>Heisei Era Hits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kDbOKa_TCEawlmyd3bIhWj9oMaKs0U9UQ</text:p>
          </table:table-cell>
          <table:table-cell office:value-type="string">
            <text:p>https://lh3.googleusercontent.com/-IQEhI4iZ1XeIk0GPyq2E9Lb5Feis-92qVT8HtKwmf8eBV9ckhxJDySNBqcFtnfIVYuB1vvMKOj5PaI5=w60-h60-l90-rj</text:p>
          </table:table-cell>
          <table:table-cell office:value-type="string">
            <text:p>High-Energy Hard Roc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DbOKa_TCEawlmyd3bIhWj9oMaKs0U9UQ</text:p>
          </table:table-cell>
          <table:table-cell office:value-type="string">
            <text:p>https://lh3.googleusercontent.com/-IQEhI4iZ1XeIk0GPyq2E9Lb5Feis-92qVT8HtKwmf8eBV9ckhxJDySNBqcFtnfIVYuB1vvMKOj5PaI5=w60-h60-l90-rj</text:p>
          </table:table-cell>
          <table:table-cell office:value-type="string">
            <text:p>High-Energy Hard Rock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mu-BhJj3yO1OXEMzahs_aJVtNWJwAwFE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ghline: Today's R&amp;B Hits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mu-BhJj3yO1OXEMzahs_aJVtNWJwAwFEE</text:p>
          </table:table-cell>
          <table:table-cell office:value-type="string">
            <text:p>https://lh3.googleusercontent.com/PaBiCNYk22gXambd3q3UI0dgs5rHN9rGpKp6Ax2rGmt-tk0pRq5kzm0rBx0orlUlIIqvsoXeebPXcg=w60-h60-l90-rj</text:p>
          </table:table-cell>
          <table:table-cell office:value-type="string">
            <text:p>Highline: Today's R&amp;B Hits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mcd5hbKGTuwPRREfC4-0foufnfjx90hrg</text:p>
          </table:table-cell>
          <table:table-cell office:value-type="string">
            <text:p>https://lh3.googleusercontent.com/Pziz93XNacNJJP6S-Vu0fRmT1eN1wDJ3LZJ1mpXZMFvw2TCfWFPjhdmB7eCVy0qJLmwgPKtoTDV7cWZY=w60-h60-l90-rj</text:p>
          </table:table-cell>
          <table:table-cell office:value-type="string">
            <text:p>HIIT Workou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774h5Cc44q7NfQLDqSQrrlezMKFlhddQ</text:p>
          </table:table-cell>
          <table:table-cell office:value-type="string">
            <text:p>https://lh3.googleusercontent.com/bNkpIoAqTJCObtmMEe0vZ3abJmVe-A0Jl-yCiYfocVKEezf1JFy8xdsHEIFYhpD2bV5TJ2e1bS_pSw=w60-h60-l90-rj</text:p>
          </table:table-cell>
          <table:table-cell office:value-type="string">
            <text:p>Himnos del Hip-Hop: Latino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m774h5Cc44q7NfQLDqSQrrlezMKFlhdd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mnos del Hip-Hop: Latino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m774h5Cc44q7NfQLDqSQrrlezMKFlhddQ</text:p>
          </table:table-cell>
          <table:table-cell office:value-type="string">
            <text:p>https://lh3.googleusercontent.com/bNkpIoAqTJCObtmMEe0vZ3abJmVe-A0Jl-yCiYfocVKEezf1JFy8xdsHEIFYhpD2bV5TJ2e1bS_pSw=w60-h60-l90-rj</text:p>
          </table:table-cell>
          <table:table-cell office:value-type="string">
            <text:p>Himnos del Hip-Hop: Latino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MmHkELHsAJ_P4HfsrUU91NZ0dvBSUg2Q</text:p>
          </table:table-cell>
          <table:table-cell office:value-type="string">
            <text:p>https://lh3.googleusercontent.com/3_1R64WZRzs8C_1SABrWYQ7mbt57Vs8eOG4H8VoDFlBZh6pEFePp6avutzVEdkrO82UBZRzmbPVk9pMY=w60-h60-l90-rj</text:p>
          </table:table-cell>
          <table:table-cell office:value-type="string">
            <text:p>Himnos del Rock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k0DHSGtf1u4BCuS8huQlheNyJ_BHvvWm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ndi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0DHSGtf1u4BCuS8huQlheNyJ_BHvvWm4</text:p>
          </table:table-cell>
          <table:table-cell office:value-type="string">
            <text:p>https://lh3.googleusercontent.com/tOFk4a5dhpgEj72DfWngE21mhnFIrFmm5LEnnjZ0KIK6yUqgERCnOo7Nw_zkdyNbdG7kfHghWwaygA=w60-h60-l90-rj</text:p>
          </table:table-cell>
          <table:table-cell office:value-type="string">
            <text:p>Hindi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fW4NH-Hi7XhUOgz9UuRG9BwYaugB658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ndi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fW4NH-Hi7XhUOgz9UuRG9BwYaugB658M</text:p>
          </table:table-cell>
          <table:table-cell office:value-type="string">
            <text:p>https://lh3.googleusercontent.com/xVeakCfHYLsRXXgFUSnCUHcY66NYH3Qj8sZTyGMoEjvuOx-pz7LhFnDOuSZXl7Re6beJil6VJto20OeX=w60-h60-l90-rj</text:p>
          </table:table-cell>
          <table:table-cell office:value-type="string">
            <text:p>Hindi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4vBNV3dzeyoMlSagQydjsZ-uyo1x1f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+ R&amp;B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4vBNV3dzeyoMlSagQydjsZ-uyo1x1fIU</text:p>
          </table:table-cell>
          <table:table-cell office:value-type="string">
            <text:p>https://lh3.googleusercontent.com/KjMLQDBa7ZmLxaq8qPnvqgt8BRbK5PvRs-lGqgb-2e0T5yIaV7Xkgrug7YkjkRBLFUigvPLoJOwl9Vk=w60-h60-l90-rj</text:p>
          </table:table-cell>
          <table:table-cell office:value-type="string">
            <text:p>Hip Hop + R&amp;B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XGwZT3hOyfdjryd2x4mRFpd7GzJKDR-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+ R&amp;B Summer Hits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mXGwZT3hOyfdjryd2x4mRFpd7GzJKDR-8</text:p>
          </table:table-cell>
          <table:table-cell office:value-type="string">
            <text:p>https://lh3.googleusercontent.com/-wO49pn6BsHSoFAvZxmHJUnf9hg0dckXpMzpSmPAeto3_gCRww5lmMaAjNgG7IiApU6SfkvDuXxc_yp1=w60-h60-l90-rj</text:p>
          </table:table-cell>
          <table:table-cell office:value-type="string">
            <text:p>Hip Hop + R&amp;B Summer Hits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mVRuj5egfh21e-pXyA3ymx_0p4Xlg-c0I</text:p>
          </table:table-cell>
          <table:table-cell office:value-type="string">
            <text:p>https://lh3.googleusercontent.com/hRQQtCUK7m2QCMIjkGrGt0GWS7Mtmn-Er2BN-Rh3YqeezyYkRPI6MXMf1tKr-yPgzUJXDMqDj5QLwH1B=w60-h60-l90-rj</text:p>
          </table:table-cell>
          <table:table-cell office:value-type="string">
            <text:p>Hip Hop Essentials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lCC0VtpY8hH9OFEFzaPBfwTsV6bK0f0y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eartbreak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lCC0VtpY8hH9OFEFzaPBfwTsV6bK0f0yU</text:p>
          </table:table-cell>
          <table:table-cell office:value-type="string">
            <text:p>https://lh3.googleusercontent.com/pIXFAvCoVsTttOub_8Ufisb1g5OaVNbaOHiEjnZW-pz_7dWmk4Derym3aG9-Exe86Q2uyWqRHfELpdY=w60-h60-l90-rj</text:p>
          </table:table-cell>
          <table:table-cell office:value-type="string">
            <text:p>Hip Hop Heartbreak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kL5Yv8hjIfJpJYjkhb1IkFH28NJ0e81H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L5Yv8hjIfJpJYjkhb1IkFH28NJ0e81HA</text:p>
          </table:table-cell>
          <table:table-cell office:value-type="string">
            <text:p>https://lh3.googleusercontent.com/YtjKnd8XY70EolctOfjqJH3Kmw6dDLVJ4J7SzdnpCBoDS4q5lbP8uKa6nNfDRDUO_v_J9OfpCc2-Qx8=w60-h60-l90-rj</text:p>
          </table:table-cell>
          <table:table-cell office:value-type="string">
            <text:p>Hip Hop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DdutDBN7PgQ-iWg1PRObCwmUhVNqVC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its 2022</text:p>
          </table:table-cell>
          <table:table-cell office:value-type="string">
            <text:p>48 songs</text:p>
          </table:table-cell>
        </table:table-row>
        <table:table-row table:style-name="ro2">
          <table:table-cell office:value-type="string">
            <text:p>https://music.youtube.com/playlist?list=RDCLAK5uy_lDdutDBN7PgQ-iWg1PRObCwmUhVNqVCIc</text:p>
          </table:table-cell>
          <table:table-cell office:value-type="string">
            <text:p>https://lh3.googleusercontent.com/ZohrkRQPrgxYBwXTqUrpnXADGLveIDBNJ1aXeomonb1_RoG5s4BGK8Qm6IFHbR2Nf0sxsExxBUQLv5H7=w60-h60-l90-rj</text:p>
          </table:table-cell>
          <table:table-cell office:value-type="string">
            <text:p>Hip Hop Hits 2022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lDdutDBN7PgQ-iWg1PRObCwmUhVNqVC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its 2022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lDdutDBN7PgQ-iWg1PRObCwmUhVNqVCIc</text:p>
          </table:table-cell>
          <table:table-cell office:value-type="string">
            <text:p>https://lh3.googleusercontent.com/ZohrkRQPrgxYBwXTqUrpnXADGLveIDBNJ1aXeomonb1_RoG5s4BGK8Qm6IFHbR2Nf0sxsExxBUQLv5H7=w60-h60-l90-rj</text:p>
          </table:table-cell>
          <table:table-cell office:value-type="string">
            <text:p>Hip Hop Hits 2022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muISMfCWhe18Boq0A-rjsqAQnOoE2HuW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its 2024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muISMfCWhe18Boq0A-rjsqAQnOoE2HuWU</text:p>
          </table:table-cell>
          <table:table-cell office:value-type="string">
            <text:p>https://lh3.googleusercontent.com/smxRcfgcS3Z7ILGsaXIuZLBE0M9KT9nVRqqNMeafNknTcBQvVmmNmWCqL9IjGfhhhLeeXOHh4ufBI08=w60-h60-l90-rj</text:p>
          </table:table-cell>
          <table:table-cell office:value-type="string">
            <text:p>Hip Hop Hits 2024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uISMfCWhe18Boq0A-rjsqAQnOoE2HuW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Hits 2024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uISMfCWhe18Boq0A-rjsqAQnOoE2HuWU</text:p>
          </table:table-cell>
          <table:table-cell office:value-type="string">
            <text:p>https://lh3.googleusercontent.com/smxRcfgcS3Z7ILGsaXIuZLBE0M9KT9nVRqqNMeafNknTcBQvVmmNmWCqL9IjGfhhhLeeXOHh4ufBI08=w60-h60-l90-rj</text:p>
          </table:table-cell>
          <table:table-cell office:value-type="string">
            <text:p>Hip Hop Hits 2024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ch0_Liza-qcfntkaNkp2oPX-y1GmbNm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Library ('04-'11)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mch0_Liza-qcfntkaNkp2oPX-y1GmbNm0</text:p>
          </table:table-cell>
          <table:table-cell office:value-type="string">
            <text:p>https://lh3.googleusercontent.com/HVX2wb7ED-HFJK6J1w_ByhMs-mTs5gUxPDIJkkU94dYkRfVQbuM6YaTorERKPZ-0dJcmw51yFgZW3vHO=w60-h60-l90-rj</text:p>
          </table:table-cell>
          <table:table-cell office:value-type="string">
            <text:p>Hip Hop Library ('04-'11)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ch0_Liza-qcfntkaNkp2oPX-y1GmbNm0</text:p>
          </table:table-cell>
          <table:table-cell office:value-type="string">
            <text:p>https://lh3.googleusercontent.com/HVX2wb7ED-HFJK6J1w_ByhMs-mTs5gUxPDIJkkU94dYkRfVQbuM6YaTorERKPZ-0dJcmw51yFgZW3vHO=w60-h60-l90-rj</text:p>
          </table:table-cell>
          <table:table-cell office:value-type="string">
            <text:p>Hip Hop Library ('04-'11)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nrntHMUHoSURHHzmSLOwWf12j80nsdSa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Library ('12-'22)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nrntHMUHoSURHHzmSLOwWf12j80nsdSao</text:p>
          </table:table-cell>
          <table:table-cell office:value-type="string">
            <text:p>https://lh3.googleusercontent.com/DIMRlBD38_Rwf3vDAetP8UwIUF1cSvT0JR3PiKxQ4dnZbgot-R_8XASv9GxkuqrhUCSjFtsVCycLJw=w60-h60-l90-rj</text:p>
          </table:table-cell>
          <table:table-cell office:value-type="string">
            <text:p>Hip Hop Library ('12-'22)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m8AnFnR0bNVl1rdvbwZgWmzvUU2FChTj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Library ('88-'95)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8AnFnR0bNVl1rdvbwZgWmzvUU2FChTjI</text:p>
          </table:table-cell>
          <table:table-cell office:value-type="string">
            <text:p>https://lh3.googleusercontent.com/5BNEqjwxuodfIEyOkHJ8V_bgVoj2JtdBIGHGVUSyChAuwzZJ_8K8Ju8uVG--x9WooTZSl9-aLKX8pbo=w60-h60-l90-rj</text:p>
          </table:table-cell>
          <table:table-cell office:value-type="string">
            <text:p>Hip Hop Library ('88-'95)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olSn801Rsnlc9-Jqx2jEZHXdFkpU_ufQ</text:p>
          </table:table-cell>
          <table:table-cell office:value-type="string">
            <text:p>https://lh3.googleusercontent.com/OhyV-BoUDV4p-d_zMjIkzNzGXwN0ffWI2pfmUjE-AdnqaJMkQ6eKEyurPlWaSdQatWyt5KwISE5kpA=w60-h60-l90-rj</text:p>
          </table:table-cell>
          <table:table-cell office:value-type="string">
            <text:p>Hip Hop Library ('96-'03)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olSn801Rsnlc9-Jqx2jEZHXdFkpU_uf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Library ('96-'03)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olSn801Rsnlc9-Jqx2jEZHXdFkpU_ufQ</text:p>
          </table:table-cell>
          <table:table-cell office:value-type="string">
            <text:p>https://lh3.googleusercontent.com/OhyV-BoUDV4p-d_zMjIkzNzGXwN0ffWI2pfmUjE-AdnqaJMkQ6eKEyurPlWaSdQatWyt5KwISE5kpA=w60-h60-l90-rj</text:p>
          </table:table-cell>
          <table:table-cell office:value-type="string">
            <text:p>Hip Hop Library ('96-'03)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olSn801Rsnlc9-Jqx2jEZHXdFkpU_ufQ</text:p>
          </table:table-cell>
          <table:table-cell office:value-type="string">
            <text:p>https://lh3.googleusercontent.com/OhyV-BoUDV4p-d_zMjIkzNzGXwN0ffWI2pfmUjE-AdnqaJMkQ6eKEyurPlWaSdQatWyt5KwISE5kpA=w60-h60-l90-rj</text:p>
          </table:table-cell>
          <table:table-cell office:value-type="string">
            <text:p>Hip Hop Library ('96-'03)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m18Vbo6c2oDZR4CiiuaENtS5LEJQ6YNs</text:p>
          </table:table-cell>
          <table:table-cell office:value-type="string">
            <text:p>https://lh3.googleusercontent.com/8XehpNVEseurZtEFD9F1fGn5C22C8Lwm6uVBawSj1_v6oy1LwnXzelLzmzjOZtIdu8ncJnG0MBcC4Q=w60-h60-l90-rj</text:p>
          </table:table-cell>
          <table:table-cell office:value-type="string">
            <text:p>Hip Hop Romanc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lm18Vbo6c2oDZR4CiiuaENtS5LEJQ6YN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 Hop Romanc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lm18Vbo6c2oDZR4CiiuaENtS5LEJQ6YNs</text:p>
          </table:table-cell>
          <table:table-cell office:value-type="string">
            <text:p>https://lh3.googleusercontent.com/8XehpNVEseurZtEFD9F1fGn5C22C8Lwm6uVBawSj1_v6oy1LwnXzelLzmzjOZtIdu8ncJnG0MBcC4Q=w60-h60-l90-rj</text:p>
          </table:table-cell>
          <table:table-cell office:value-type="string">
            <text:p>Hip Hop Romance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Z9gKh-VkXvPha9-Y-bmi-zkO9WnFTpS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-Hop Christmas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mZ9gKh-VkXvPha9-Y-bmi-zkO9WnFTpSk</text:p>
          </table:table-cell>
          <table:table-cell office:value-type="string">
            <text:p>https://lh3.googleusercontent.com/Jpp8HBn3T0vf_m37SGKqbJH4RJs1NUVgFMsgdNf2dkB6WAgDLh53-nXceorUgsIHh-VZcB-oc-yz6Fo=w60-h60-l90-rj</text:p>
          </table:table-cell>
          <table:table-cell office:value-type="string">
            <text:p>Hip-Hop Christmas</text:p>
          </table:table-cell>
          <table:table-cell office:value-type="string">
            <text:p>89 songs</text:p>
          </table:table-cell>
        </table:table-row>
        <table:table-row table:style-name="ro2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P2172rQNb3KFXz880xp6M98R_ME5CIKA</text:p>
          </table:table-cell>
          <table:table-cell office:value-type="string">
            <text:p>https://lh3.googleusercontent.com/QbaOnF8DHmwx70wCX4E3e8QcmkZNaO91jkIqz1U-UcW_PFYzA2419D7icVlUZRrWwsDqxAal_RzCOg=w60-h60-l90-rj</text:p>
          </table:table-cell>
          <table:table-cell office:value-type="string">
            <text:p>Hip-Hop Classics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mjFIQx6np0uEk0EFQnkGFxqR3OMxReYv0</text:p>
          </table:table-cell>
          <table:table-cell office:value-type="string">
            <text:p>https://lh3.googleusercontent.com/H5qN9zP5eH8nhZabo-ayRr2A601H1v_yupNx7PAeagwyDs6icv0Hq67pZ59F7q0w32mwHFwsRBizXjw=w60-h60-l90-rj</text:p>
          </table:table-cell>
          <table:table-cell office:value-type="string">
            <text:p>Hip-Hop Energy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KbdRGm-ovEaiFG7smcm4hgTi2_w01ZL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p-Hop Workout</text:p>
          </table:table-cell>
          <table:table-cell office:value-type="string">
            <text:p>45 songs</text:p>
          </table:table-cell>
        </table:table-row>
        <table:table-row table:style-name="ro2">
          <table:table-cell office:value-type="string">
            <text:p>https://music.youtube.com/playlist?list=RDCLAK5uy_nKbdRGm-ovEaiFG7smcm4hgTi2_w01ZLc</text:p>
          </table:table-cell>
          <table:table-cell office:value-type="string">
            <text:p>https://lh3.googleusercontent.com/96EMZMhM5I0EBuZ_fH6lBJV2OtfgN87o2Aq3ar4qPIPhTG4ftiwlqZcaxkZi-LqSw565ZdfjUMoykBw=w60-h60-l90-rj</text:p>
          </table:table-cell>
          <table:table-cell office:value-type="string">
            <text:p>Hip-Hop Workout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nmaTblkD0FZWT5VTv-sebP2-GpEnQngn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Del Verano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maTblkD0FZWT5VTv-sebP2-GpEnQngnQ</text:p>
          </table:table-cell>
          <table:table-cell office:value-type="string">
            <text:p>https://lh3.googleusercontent.com/fgoUzFixhsfzoIHBIw02xcAqZ5LXNxhWBLrYXjrprklKHuCq9YW12gxzIRIR-sKtp78jAFk6gvGovOo=w60-h60-l90-rj</text:p>
          </table:table-cell>
          <table:table-cell office:value-type="string">
            <text:p>Hits Del Verano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xmPaVfijOqs2b3sBYIvoNn3-yIvDknM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Música Mexicana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xmPaVfijOqs2b3sBYIvoNn3-yIvDknMs</text:p>
          </table:table-cell>
          <table:table-cell office:value-type="string">
            <text:p>https://lh3.googleusercontent.com/YFpG1sNiO_alcA4LOhOJ8AtFWH-9HJgyAeQuCQI53rkyAZa-FDQZTfyByaCiqES-XQkD8g-AsjjAEA=w60-h60-l90-rj</text:p>
          </table:table-cell>
          <table:table-cell office:value-type="string">
            <text:p>Hits Música Mexicana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-R6UY6WVClzY3sAXA1BD5-pXNgUq0In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Navideños en Español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l-R6UY6WVClzY3sAXA1BD5-pXNgUq0In0</text:p>
          </table:table-cell>
          <table:table-cell office:value-type="string">
            <text:p>https://lh3.googleusercontent.com/tNBTIoDYRy0je1kyeKH5sJjOlb65G2mCAbeQI16cmivMK2FWzQMthGsKmt-STjyDzL1KpuPIEd3eLQ=w60-h60-l90-rj</text:p>
          </table:table-cell>
          <table:table-cell office:value-type="string">
            <text:p>Hits Navideños en Español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kjpd5mHQpmbag7I8Gs8b6vxBPjef17fN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of 2021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jpd5mHQpmbag7I8Gs8b6vxBPjef17fNw</text:p>
          </table:table-cell>
          <table:table-cell office:value-type="string">
            <text:p>https://lh3.googleusercontent.com/tqpvPjTkkDgTLKTrzpR_K-mJpGvZ5oYwOTYkcujPXyoN3CZutFRgq_pWtxfHCyDTr5eVHyay7O4dljY=w60-h60-l90-rj</text:p>
          </table:table-cell>
          <table:table-cell office:value-type="string">
            <text:p>Hits of 2021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00OMQ2QaFM99U5NaVrum2xuoB274L8D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of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00OMQ2QaFM99U5NaVrum2xuoB274L8DQ</text:p>
          </table:table-cell>
          <table:table-cell office:value-type="string">
            <text:p>https://lh3.googleusercontent.com/BCLSHfCpaRUGKH34OG9BdmgSt-Kna7y14FNcXkTZb1T6LKITSkuMA9VTVcue6S21qabPAEYuV1gElU8=w60-h60-l90-rj</text:p>
          </table:table-cell>
          <table:table-cell office:value-type="string">
            <text:p>Hits of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2zLaMIWOqWSePvTSmt49GcuR8460ZR1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Remixed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2zLaMIWOqWSePvTSmt49GcuR8460ZR10</text:p>
          </table:table-cell>
          <table:table-cell office:value-type="string">
            <text:p>https://lh3.googleusercontent.com/1AvEEaLxWvxpgOrcrpuRuHBe-y0CcJckHdPd3kGkEg89b4-F9eJirWeWqrxuDqjVm4duv38OOFpq_p8=w60-h60-l90-rj</text:p>
          </table:table-cell>
          <table:table-cell office:value-type="string">
            <text:p>Hits Remixed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dwsZFtQhJyGQPuQA612VoRPXp-OJfz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its Unplugged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dwsZFtQhJyGQPuQA612VoRPXp-OJfzx8</text:p>
          </table:table-cell>
          <table:table-cell office:value-type="string">
            <text:p>https://lh3.googleusercontent.com/bTZoiDfsCNoD9xAd81YHkkbCvn0QZSKkFWGJUicmWFpwF2jL_MkX_7QHo2ScO46L3cZOKwzZXMX5n6wK=w60-h60-l90-rj</text:p>
          </table:table-cell>
          <table:table-cell office:value-type="string">
            <text:p>Hits Unplugged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NmQkF9XHyf5TW7Ffv5p1np_pS3d8nC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ong Kong Rock &amp; Rol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NmQkF9XHyf5TW7Ffv5p1np_pS3d8nCZA</text:p>
          </table:table-cell>
          <table:table-cell office:value-type="string">
            <text:p>https://lh3.googleusercontent.com/A20dm2bImeCf5msT6Y57ZhBgY-b2cQ8hFposHLHTX7k5GnSQrQEiJW4ChjfksRgrZEaDwvT9fOnq5PM=w60-h60-l90-rj</text:p>
          </table:table-cell>
          <table:table-cell office:value-type="string">
            <text:p>Hong Kong Rock &amp; Rol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RgVPAxJ8-U0gkkTWvIhwudLq7RBUjUV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ong Kong Rock for Working Ou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RgVPAxJ8-U0gkkTWvIhwudLq7RBUjUV0</text:p>
          </table:table-cell>
          <table:table-cell office:value-type="string">
            <text:p>https://lh3.googleusercontent.com/f_TnSp8wgm4rodYEllrQmQe_u8UQ9utUxliCPd-Ll3gAhqx27JRZxF90tYZYqN1Dv9XEEejVMNcbHC2x=w60-h60-l90-rj</text:p>
          </table:table-cell>
          <table:table-cell office:value-type="string">
            <text:p>Hong Kong Rock for Working Ou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64_P7t3MmbTu7jziSk48DL-oRWO98CPE</text:p>
          </table:table-cell>
          <table:table-cell office:value-type="string">
            <text:p>https://lh3.googleusercontent.com/KBx_iBjnOBgb0jXg1VfO30KCFYWaOHso6kTXWa2tXig9MXHb0_cfG25AsUg36PQ38j4JNhQ4l3L-k4E=w60-h60-l90-rj</text:p>
          </table:table-cell>
          <table:table-cell office:value-type="string">
            <text:p>House &amp; Techno Hotlist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kLwgLlrxA4-_EchctXgTyHR4rwRaRv1wk</text:p>
          </table:table-cell>
          <table:table-cell office:value-type="string">
            <text:p>https://lh3.googleusercontent.com/2UZB6V5pbpsE70AP8HGQkPXrmkUiXe6LvTkgNMmpcJrbEBLxLJ7Vuv-JRfrJrHXDBmj1oXg2pmBqu6Q=w60-h60-l90-rj</text:p>
          </table:table-cell>
          <table:table-cell office:value-type="string">
            <text:p>House Music 2025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kWiJXUNLZM9EyS3GBGznl1ku8_cOos97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uge Dance Hits</text:p>
          </table:table-cell>
          <table:table-cell office:value-type="string">
            <text:p>155 songs</text:p>
          </table:table-cell>
        </table:table-row>
        <table:table-row table:style-name="ro2">
          <table:table-cell office:value-type="string">
            <text:p>https://music.youtube.com/playlist?list=RDCLAK5uy_kWiJXUNLZM9EyS3GBGznl1ku8_cOos97U</text:p>
          </table:table-cell>
          <table:table-cell office:value-type="string">
            <text:p>https://lh3.googleusercontent.com/5Tc9PFolPtfwySF-T7Pb25fR64EMmZOm30qlNmB97I6QtoqK_-VXrfyF7L2XOayRGbHrSeUWAii9r9o=w60-h60-l90-rj</text:p>
          </table:table-cell>
          <table:table-cell office:value-type="string">
            <text:p>Huge Dance Hits</text:p>
          </table:table-cell>
          <table:table-cell office:value-type="string">
            <text:p>155 songs</text:p>
          </table:table-cell>
        </table:table-row>
        <table:table-row table:style-name="ro2" table:visibility="filter">
          <table:table-cell office:value-type="string">
            <text:p>https://music.youtube.com/playlist?list=RDCLAK5uy_n1yUj1SIY2iIAIiVtdlwy6z7RLFqKXmB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uge Hits</text:p>
          </table:table-cell>
          <table:table-cell office:value-type="string">
            <text:p>191 songs</text:p>
          </table:table-cell>
        </table:table-row>
        <table:table-row table:style-name="ro2">
          <table:table-cell office:value-type="string">
            <text:p>https://music.youtube.com/playlist?list=RDCLAK5uy_n1yUj1SIY2iIAIiVtdlwy6z7RLFqKXmB0</text:p>
          </table:table-cell>
          <table:table-cell office:value-type="string">
            <text:p>https://lh3.googleusercontent.com/uqIdoX1s3zJyZh0D4K8J-eaW77x3Z-95AvrHGQnl3EXp0WSkncu48WQG54vBWOQ7A9lZo-BIqPs9pgw=w60-h60-l90-rj</text:p>
          </table:table-cell>
          <table:table-cell office:value-type="string">
            <text:p>Huge Hits</text:p>
          </table:table-cell>
          <table:table-cell office:value-type="string">
            <text:p>191 songs</text:p>
          </table:table-cell>
        </table:table-row>
        <table:table-row table:style-name="ro2" table:visibility="filter">
          <table:table-cell office:value-type="string">
            <text:p>https://music.youtube.com/playlist?list=RDCLAK5uy_nBrLYLD4uLur0yOG-Ayla-Ig64ZzZcy7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Huge House Anthems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nBrLYLD4uLur0yOG-Ayla-Ig64ZzZcy7A</text:p>
          </table:table-cell>
          <table:table-cell office:value-type="string">
            <text:p>https://lh3.googleusercontent.com/5LadTcIKAyK_D_yDPG3CmuQOvGScyG1-li3h7Yqt7yYURrR7EAD3Zk98h-7OvgQXFpdxq2KdX53OhIE=w60-h60-l90-rj</text:p>
          </table:table-cell>
          <table:table-cell office:value-type="string">
            <text:p>Huge House Anthems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kPazyVLjdDuNJ_OxrjeXIyMYeKsz7vVAU</text:p>
          </table:table-cell>
          <table:table-cell office:value-type="string">
            <text:p>https://lh3.googleusercontent.com/QaSa8JCIZU7kqqWAOvyXTsvqLyNy7yrPdeaHJTN98mflaPT_7bdU1W8JvFa6cA25U6STarLjD5h1Rw=w60-h60-l90-rj</text:p>
          </table:table-cell>
          <table:table-cell office:value-type="string">
            <text:p>Hyper Pop 2025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uqFdagG8Hd1ARx2EV7PlewrNX0iG8-u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-Pop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uqFdagG8Hd1ARx2EV7PlewrNX0iG8-uU</text:p>
          </table:table-cell>
          <table:table-cell office:value-type="string">
            <text:p>https://lh3.googleusercontent.com/GRXAdoI1mLaNo3FIYHktr3Qy9o1TA7gmMNoEuG0iyWqA5otkvyZ0so3h4MWOO7Se-bT_-k2D_xirWrQt=w60-h60-l90-rj</text:p>
          </table:table-cell>
          <table:table-cell office:value-type="string">
            <text:p>I-Po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iAiACG_tEgnM2JxL-QWPRekQZ2ekz0D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-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iAiACG_tEgnM2JxL-QWPRekQZ2ekz0D4</text:p>
          </table:table-cell>
          <table:table-cell office:value-type="string">
            <text:p>https://lh3.googleusercontent.com/E-SPXOjndyP_QH_Th4I4eKl7rOWqclsHTGczvpDY_Ro84JfG-ZEJ9KoqGmi8DTXJzTbifm-LFzxaRQ=w60-h60-l90-rj</text:p>
          </table:table-cell>
          <table:table-cell office:value-type="string">
            <text:p>I-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j-zBExVYl7YN_NxXboDIh4A-wKGfgzN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-Pop Hits!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IFwoqSyZ46_qGCht9_nL8e8TnMQwsHV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'm a Flirt</text:p>
          </table:table-cell>
          <table:table-cell office:value-type="string">
            <text:p>115 songs</text:p>
          </table:table-cell>
        </table:table-row>
        <table:table-row table:style-name="ro2">
          <table:table-cell office:value-type="string">
            <text:p>https://music.youtube.com/playlist?list=RDCLAK5uy_mIFwoqSyZ46_qGCht9_nL8e8TnMQwsHVw</text:p>
          </table:table-cell>
          <table:table-cell office:value-type="string">
            <text:p>https://lh3.googleusercontent.com/Ug6HQfolhRJb1zaF_8-5c0kKIHSuSNVHjHPfR5gKWWq-hVxKy7AKRkVFT7j4AU2WIQRjEgLsz0bryg=w60-h60-l90-rj</text:p>
          </table:table-cell>
          <table:table-cell office:value-type="string">
            <text:p>I'm a Flirt</text:p>
          </table:table-cell>
          <table:table-cell office:value-type="string">
            <text:p>115 songs</text:p>
          </table:table-cell>
        </table:table-row>
        <table:table-row table:style-name="ro2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vOP2zYXgysTuhzHxjDja5-tEyp_k93SQ</text:p>
          </table:table-cell>
          <table:table-cell office:value-type="string">
            <text:p>https://lh3.googleusercontent.com/PZH8nrSG0_UE9ewl9nxelQn-19-mf6vyU0ddwsPZYJjdE2_05YkkIYfR9FCpzpC-CqTT9fQKtmP0Sw=w60-h60-l90-rj</text:p>
          </table:table-cell>
          <table:table-cell office:value-type="string">
            <text:p>Iconic Punjabi Hit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NVZmuXhmEKIMMdOtksUzOwpJ98rZMvo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conic Tollywood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NVZmuXhmEKIMMdOtksUzOwpJ98rZMvo8</text:p>
          </table:table-cell>
          <table:table-cell office:value-type="string">
            <text:p>https://lh3.googleusercontent.com/TVPJuz82cPJFu_-9FLOEN-ps0CNyuwc4O308-JqGIr7Fudji3BZU3VnTjoVi2Rn4JBDFp2ayZLp-pD8=w60-h60-l90-rj</text:p>
          </table:table-cell>
          <table:table-cell office:value-type="string">
            <text:p>Iconic Tollywood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NVZmuXhmEKIMMdOtksUzOwpJ98rZMvo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conic Tollywood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NVZmuXhmEKIMMdOtksUzOwpJ98rZMvo8</text:p>
          </table:table-cell>
          <table:table-cell office:value-type="string">
            <text:p>https://lh3.googleusercontent.com/TVPJuz82cPJFu_-9FLOEN-ps0CNyuwc4O308-JqGIr7Fudji3BZU3VnTjoVi2Rn4JBDFp2ayZLp-pD8=w60-h60-l90-rj</text:p>
          </table:table-cell>
          <table:table-cell office:value-type="string">
            <text:p>Iconic Tollywood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J0v8VP6emTVGlQuueBqv7nMueGg2BofQ</text:p>
          </table:table-cell>
          <table:table-cell office:value-type="string">
            <text:p>https://lh3.googleusercontent.com/vmzjocvNARIa0RT7-thm02_oUkv9juAUql6New3arJ55adMgn8NAbEmwch_MbyQsjmO6gxW6zIbfPck=w60-h60-l90-rj</text:p>
          </table:table-cell>
          <table:table-cell office:value-type="string">
            <text:p>Íconos: Música Tropica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SogQlOWorqTv0Laig4R-tTCu1AY27Iv8</text:p>
          </table:table-cell>
          <table:table-cell office:value-type="string">
            <text:p>https://lh3.googleusercontent.com/_Lqjt78ZXcMQmznPq1aYMcQEhOum5bPJUTmy-CxsUSye_LPXlnEVKFkSen2mlE0p6rHsF4wFAbw7Qes=w60-h60-l90-rj</text:p>
          </table:table-cell>
          <table:table-cell office:value-type="string">
            <text:p>Íconos: Rock en Españo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SogQlOWorqTv0Laig4R-tTCu1AY27Iv8</text:p>
          </table:table-cell>
          <table:table-cell office:value-type="string">
            <text:p>https://lh3.googleusercontent.com/_Lqjt78ZXcMQmznPq1aYMcQEhOum5bPJUTmy-CxsUSye_LPXlnEVKFkSen2mlE0p6rHsF4wFAbw7Qes=w60-h60-l90-rj</text:p>
          </table:table-cell>
          <table:table-cell office:value-type="string">
            <text:p>Íconos: Rock en Españo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rlkrr_u-6YV9RYdd7n2oSZgijayoiBHg</text:p>
          </table:table-cell>
          <table:table-cell office:value-type="string">
            <text:p>https://lh3.googleusercontent.com/9Bvg3LZBPAlovbAwkljY8SqLx-XtW5s6uhbJmKjsjdMCkLKRSqSNr7WxzXGvHsb0U6fS5lhA1Gu35VJW=w60-h60-l90-rj</text:p>
          </table:table-cell>
          <table:table-cell office:value-type="string">
            <text:p>Idol Japan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hI-UjL9SLtUTF6iUhPqX4JB8L2SaN7x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an Hip Hop Trotter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mhI-UjL9SLtUTF6iUhPqX4JB8L2SaN7xM</text:p>
          </table:table-cell>
          <table:table-cell office:value-type="string">
            <text:p>https://lh3.googleusercontent.com/pwNGGUF7hHIrsiLbMhsxrnz5mk56tkg_0WZT4QPNEct_K20q2hd5GJyDd_Zo4vWPBFitGuQNo7lhZv8V=w60-h60-l90-rj</text:p>
          </table:table-cell>
          <table:table-cell office:value-type="string">
            <text:p>Indian Hip Hop Trotter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m9_MJjrQ0G2oB4gVx6BMdyW28otM1SeM8</text:p>
          </table:table-cell>
          <table:table-cell office:value-type="string">
            <text:p>https://lh3.googleusercontent.com/JWaP1HBvG_Yvu035PWqGfh10Y0v_mjq_7e3EOTuX77gePoLiAhjX_xzKszZiiPNo0tIshR1LYkuh7A=w60-h60-l90-rj</text:p>
          </table:table-cell>
          <table:table-cell office:value-type="string">
            <text:p>Indian House Music</text:p>
          </table:table-cell>
          <table:table-cell office:value-type="string">
            <text:p>21 songs</text:p>
          </table:table-cell>
        </table:table-row>
        <table:table-row table:style-name="ro2">
          <table:table-cell office:value-type="string">
            <text:p>https://music.youtube.com/playlist?list=RDCLAK5uy_kwmNQ6C3BXrVOcih6fGljxeeekGrzjTtE</text:p>
          </table:table-cell>
          <table:table-cell office:value-type="string">
            <text:p>https://lh3.googleusercontent.com/0qhnGexgur2jmiPj2Zpy1cYjV8UPK2KUKM-f5FjOqYhdw82f58mG2J6q6PjCxL5S2ghFHyXG2QVyswE=w60-h60-l90-rj</text:p>
          </table:table-cell>
          <table:table-cell office:value-type="string">
            <text:p>Indian Indie Essential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k_YOItZEcj_v54vEa3EBO8bM27co9Pjo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an Indie Hits 2023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k_YOItZEcj_v54vEa3EBO8bM27co9Pjoo</text:p>
          </table:table-cell>
          <table:table-cell office:value-type="string">
            <text:p>https://lh3.googleusercontent.com/nSD98tqyPZrKiUVk4a1n8WXF9Cz67XHYnyyw1HXnnsxIotZFPL1xXM7eo4VPwbMVQxdfNvRB4tY_VQ=w60-h60-l90-rj</text:p>
          </table:table-cell>
          <table:table-cell office:value-type="string">
            <text:p>Indian Indie Hits 2023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lSXB8a_rIIT1muP4pDIUn21pNOd5s3gz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an Indie Hits 2024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lSXB8a_rIIT1muP4pDIUn21pNOd5s3gzk</text:p>
          </table:table-cell>
          <table:table-cell office:value-type="string">
            <text:p>https://lh3.googleusercontent.com/CFrGqRCcBzLYMw2JGYcZnzF6mc9Qahx8N9AQK-WdzWIb9YuhSqOKWB4GEZLPAZ1GUS72ExzXQupTuiQ=w60-h60-l90-rj</text:p>
          </table:table-cell>
          <table:table-cell office:value-type="string">
            <text:p>Indian Indie Hits 2024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m9Rw_g5eCJtMhuRgP1eqU3H-XW7UL6uW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e Anthems</text:p>
          </table:table-cell>
          <table:table-cell office:value-type="string">
            <text:p>111 songs</text:p>
          </table:table-cell>
        </table:table-row>
        <table:table-row table:style-name="ro2">
          <table:table-cell office:value-type="string">
            <text:p>https://music.youtube.com/playlist?list=RDCLAK5uy_m9Rw_g5eCJtMhuRgP1eqU3H-XW7UL6uWQ</text:p>
          </table:table-cell>
          <table:table-cell office:value-type="string">
            <text:p>https://lh3.googleusercontent.com/Ogrs3KfCEfYvPCg0zeip3Tp0BLOPOawytoqX4jRwhSd3KRpScYKlhemiP2lq1gLUyytOWG2DJN_vYJ8=w60-h60-l90-rj</text:p>
          </table:table-cell>
          <table:table-cell office:value-type="string">
            <text:p>Indie Anthems</text:p>
          </table:table-cell>
          <table:table-cell office:value-type="string">
            <text:p>111 songs</text:p>
          </table:table-cell>
        </table:table-row>
        <table:table-row table:style-name="ro2">
          <table:table-cell office:value-type="string">
            <text:p>https://music.youtube.com/playlist?list=RDCLAK5uy_mLoyxfoJLZQFAKLsxt1NfSatUzRRSXG5k</text:p>
          </table:table-cell>
          <table:table-cell office:value-type="string">
            <text:p>https://lh3.googleusercontent.com/lWO2VpJ5C3bDX243S2LH6kANqrtEe9JS5utE3-ZJh2rnz0gYjeSFIZOAM7wsRHMdfRaXQiFEyiTWW8s=w60-h60-l90-rj</text:p>
          </table:table-cell>
          <table:table-cell office:value-type="string">
            <text:p>Indie Chai Sessions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mQ2m3pqsKnrdwV_h4Jox8vtoOBm4yc2w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e Dance Party</text:p>
          </table:table-cell>
          <table:table-cell office:value-type="string">
            <text:p>109 songs</text:p>
          </table:table-cell>
        </table:table-row>
        <table:table-row table:style-name="ro2">
          <table:table-cell office:value-type="string">
            <text:p>https://music.youtube.com/playlist?list=RDCLAK5uy_mQ2m3pqsKnrdwV_h4Jox8vtoOBm4yc2wg</text:p>
          </table:table-cell>
          <table:table-cell office:value-type="string">
            <text:p>https://lh3.googleusercontent.com/jCCzoJR06ggFU9Zf0FuFiK28uQrSHPAD7qj7Ze6ntWJQoGwT_HPFS3LWXN-0Uwvlh4bjY9zIl9vD_3uA=w60-h60-l90-rj</text:p>
          </table:table-cell>
          <table:table-cell office:value-type="string">
            <text:p>Indie Dance Party</text:p>
          </table:table-cell>
          <table:table-cell office:value-type="string">
            <text:p>109 songs</text:p>
          </table:table-cell>
        </table:table-row>
        <table:table-row table:style-name="ro2" table:visibility="filter">
          <table:table-cell office:value-type="string">
            <text:p>https://music.youtube.com/playlist?list=RDCLAK5uy_lfTOUBaGMSEoO2The1XiaG75RghLtrVt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e Disco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lfTOUBaGMSEoO2The1XiaG75RghLtrVtM</text:p>
          </table:table-cell>
          <table:table-cell office:value-type="string">
            <text:p>https://lh3.googleusercontent.com/U_IPKDWPJKqFQkICqMlJgoiyasU-Fm7eGmqFM9UvQTLsxgoAkkPsqxRRKJgLaLKjd9PdbEG8eFxflAGp=w60-h60-l90-rj</text:p>
          </table:table-cell>
          <table:table-cell office:value-type="string">
            <text:p>Indie Disco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nwv9WTWpCNUphjwSIg0sQLlPqGZQ7pfnA</text:p>
          </table:table-cell>
          <table:table-cell office:value-type="string">
            <text:p>https://lh3.googleusercontent.com/0vj5B63sOGPnSdxoZCRAHDR2ed4_uj0MqDXlFsDtDrvpwVApSExRrD0jgQJhpyrNSDCNokvueRAOfXU=w60-h60-l90-rj</text:p>
          </table:table-cell>
          <table:table-cell office:value-type="string">
            <text:p>Indie Folk Favorites</text:p>
          </table:table-cell>
          <table:table-cell office:value-type="string">
            <text:p>93 songs</text:p>
          </table:table-cell>
        </table:table-row>
        <table:table-row table:style-name="ro2" table:visibility="filter">
          <table:table-cell office:value-type="string">
            <text:p>https://music.youtube.com/playlist?list=RDCLAK5uy_l7gvXC9AlrJ64hdJBs4AaDJ6qmqLa9f_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e Hits 2023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l7gvXC9AlrJ64hdJBs4AaDJ6qmqLa9f_o</text:p>
          </table:table-cell>
          <table:table-cell office:value-type="string">
            <text:p>https://lh3.googleusercontent.com/HKkjB2wG2i4uZ-5WVWwJTFcKQkgk19M6LRIzCBgatZVKFKnjtDNf6dryqRObatP-FQLhM_WjtxokkK5W=w60-h60-l90-rj</text:p>
          </table:table-cell>
          <table:table-cell office:value-type="string">
            <text:p>Indie Hits 2023</text:p>
          </table:table-cell>
          <table:table-cell office:value-type="string">
            <text:p>35 songs</text:p>
          </table:table-cell>
        </table:table-row>
        <table:table-row table:style-name="ro2">
          <table:table-cell office:value-type="string">
            <text:p>https://music.youtube.com/playlist?list=RDCLAK5uy_ncrfQr0MXa2nobiZz8Fe50cRkOrBsNONk</text:p>
          </table:table-cell>
          <table:table-cell office:value-type="string">
            <text:p>https://lh3.googleusercontent.com/mMwSqQmc_J8BlNTGSgELBBOZo829Rc4v425woADdC_S2t4TwIxRIoRd9v0GeOYLEABUkS47-2x8a9jo=w60-h60-l90-rj</text:p>
          </table:table-cell>
          <table:table-cell office:value-type="string">
            <text:p>Indie Hits 2024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ncrfQr0MXa2nobiZz8Fe50cRkOrBsNONk</text:p>
          </table:table-cell>
          <table:table-cell office:value-type="string">
            <text:p>https://lh3.googleusercontent.com/mMwSqQmc_J8BlNTGSgELBBOZo829Rc4v425woADdC_S2t4TwIxRIoRd9v0GeOYLEABUkS47-2x8a9jo=w60-h60-l90-rj</text:p>
          </table:table-cell>
          <table:table-cell office:value-type="string">
            <text:p>Indie Hits 2024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ncrfQr0MXa2nobiZz8Fe50cRkOrBsNO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ie Hits 2024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ncrfQr0MXa2nobiZz8Fe50cRkOrBsNONk</text:p>
          </table:table-cell>
          <table:table-cell office:value-type="string">
            <text:p>https://lh3.googleusercontent.com/mMwSqQmc_J8BlNTGSgELBBOZo829Rc4v425woADdC_S2t4TwIxRIoRd9v0GeOYLEABUkS47-2x8a9jo=w60-h60-l90-rj</text:p>
          </table:table-cell>
          <table:table-cell office:value-type="string">
            <text:p>Indie Hits 2024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jHYjDnqqLRVuLdHHkO4kh1Dy8y-al4Z0</text:p>
          </table:table-cell>
          <table:table-cell office:value-type="string">
            <text:p>https://lh3.googleusercontent.com/lNoLVYNMbdC3ehDq2f6OaUoDcWkWYspC8tdCF7ivnIHqlFbKCPIJauAyYkCmhjkW8xCnmjnI5Lm_aYA=w60-h60-l90-rj</text:p>
          </table:table-cell>
          <table:table-cell office:value-type="string">
            <text:p>Indie Makeout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17q7_2dwfDqWckpccDyTTkZ-g03jXuII</text:p>
          </table:table-cell>
          <table:table-cell office:value-type="string">
            <text:p>https://lh3.googleusercontent.com/w02hwAFP02qRlrNN1Qbo6FtGswOfpXNetsx-C4AD193-edvjzAXXl-JhWTHizKaBkLz7lUzy5WQcMo1q=w60-h60-l90-rj</text:p>
          </table:table-cell>
          <table:table-cell office:value-type="string">
            <text:p>Indie Rising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gWtLW4w4APQEhjYj-66KTw-4CUWDuLB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 Heavy Rock Hotlis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gWtLW4w4APQEhjYj-66KTw-4CUWDuLBs</text:p>
          </table:table-cell>
          <table:table-cell office:value-type="string">
            <text:p>https://lh3.googleusercontent.com/MzdSrTtFA2UbY4SH0Wfpky-ZVH0Mf7oKpg_q1Mld3wELJHbU4SK4Ja2vaUNGRKzLuemS_XczyATGM48=w60-h60-l90-rj</text:p>
          </table:table-cell>
          <table:table-cell office:value-type="string">
            <text:p>Indonesia Heavy Rock Ho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tWMszjHk-yRAhXCLCVl-L_nD8mAK1s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Hip Hop &amp; R&amp;B Hits 2024</text:p>
          </table:table-cell>
          <table:table-cell office:value-type="string">
            <text:p>25 songs</text:p>
          </table:table-cell>
        </table:table-row>
        <table:table-row table:style-name="ro2">
          <table:table-cell office:value-type="string">
            <text:p>https://music.youtube.com/playlist?list=RDCLAK5uy_mtWMszjHk-yRAhXCLCVl-L_nD8mAK1sPw</text:p>
          </table:table-cell>
          <table:table-cell office:value-type="string">
            <text:p>https://lh3.googleusercontent.com/hy1V6rV9hCj7mVagBhDU-ECVQiYGzqaZcoE-l22PnMmAEapBe9ELMMjFAu_fgiI_58Rm1xgSxExiOpor=w60-h60-l90-rj</text:p>
          </table:table-cell>
          <table:table-cell office:value-type="string">
            <text:p>Indonesian Hip Hop &amp; R&amp;B Hits 2024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mtWMszjHk-yRAhXCLCVl-L_nD8mAK1s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Hip Hop &amp; R&amp;B Hits 2024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mtWMszjHk-yRAhXCLCVl-L_nD8mAK1sPw</text:p>
          </table:table-cell>
          <table:table-cell office:value-type="string">
            <text:p>https://lh3.googleusercontent.com/hy1V6rV9hCj7mVagBhDU-ECVQiYGzqaZcoE-l22PnMmAEapBe9ELMMjFAu_fgiI_58Rm1xgSxExiOpor=w60-h60-l90-rj</text:p>
          </table:table-cell>
          <table:table-cell office:value-type="string">
            <text:p>Indonesian Hip Hop &amp; R&amp;B Hits 2024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leutkQ6ruUJqVwkvpx3aNDNPNQ-fQm9R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Indie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eutkQ6ruUJqVwkvpx3aNDNPNQ-fQm9Ro</text:p>
          </table:table-cell>
          <table:table-cell office:value-type="string">
            <text:p>https://lh3.googleusercontent.com/ME-sNGhwAuUKrjbz-3-dj0kxB4RsKmktwzXkBhOFaymxzg_F4pAMexvEHhkB2dnVDLvXWmOQQqhYAH45=w60-h60-l90-rj</text:p>
          </table:table-cell>
          <table:table-cell office:value-type="string">
            <text:p>Indonesian Indie Hits 2024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hVZocvQocnmtzkOUZlAapWuIJss51XE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hVZocvQocnmtzkOUZlAapWuIJss51XEk</text:p>
          </table:table-cell>
          <table:table-cell office:value-type="string">
            <text:p>https://lh3.googleusercontent.com/Cwn13zlewJHGWBR4qKHZ0ykL5d8VGgFqDSZZdBEBedcKlnFB5RxoxRy9gz-slET1mPD5--diAB-qHaiJ=w60-h60-l90-rj</text:p>
          </table:table-cell>
          <table:table-cell office:value-type="string">
            <text:p>Indonesian 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hVZocvQocnmtzkOUZlAapWuIJss51XE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hVZocvQocnmtzkOUZlAapWuIJss51XEk</text:p>
          </table:table-cell>
          <table:table-cell office:value-type="string">
            <text:p>https://lh3.googleusercontent.com/Cwn13zlewJHGWBR4qKHZ0ykL5d8VGgFqDSZZdBEBedcKlnFB5RxoxRy9gz-slET1mPD5--diAB-qHaiJ=w60-h60-l90-rj</text:p>
          </table:table-cell>
          <table:table-cell office:value-type="string">
            <text:p>Indonesian 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PtzO6U7xNGMMg5rBJVbm8hDaH4p_d6T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donesian Rock Hits 2024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mPtzO6U7xNGMMg5rBJVbm8hDaH4p_d6Ts</text:p>
          </table:table-cell>
          <table:table-cell office:value-type="string">
            <text:p>https://lh3.googleusercontent.com/xRsd3XXpcFialdEavlUSJ1Hs0RdIvrU0TTRaA2w0Z-Nd2iyFVBeVyDCzDbyjnzlmcyOK8tZQ5KT5ZA=w60-h60-l90-rj</text:p>
          </table:table-cell>
          <table:table-cell office:value-type="string">
            <text:p>Indonesian Rock Hits 2024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mzYSsYfdCm5vN0hl-VFLn3qllz2G2kj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fallible Brazilian Pop hits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mzYSsYfdCm5vN0hl-VFLn3qllz2G2kjzY</text:p>
          </table:table-cell>
          <table:table-cell office:value-type="string">
            <text:p>https://lh3.googleusercontent.com/J08-qZVStzxYWHJs_TJyhrNiZZw0EHmp445vOBPLz0fZo6G5A74y14DV1oQ0h7CMSr5RpD9It11cutSQ=w60-h60-l90-rj</text:p>
          </table:table-cell>
          <table:table-cell office:value-type="string">
            <text:p>Infallible Brazilian Pop hit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P64-u5MXfV4txrErGCxucDQ9iyAnE9F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strumental Hip Ho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nP64-u5MXfV4txrErGCxucDQ9iyAnE9F4</text:p>
          </table:table-cell>
          <table:table-cell office:value-type="string">
            <text:p>https://lh3.googleusercontent.com/Gs_qCOXyUVhALpirXac-a_JKVN2N4K64apZUvIPhSnDKJoJygu-DnSGVVk6bHhQA1Zp0U44YTHlxwQ=w60-h60-l90-rj</text:p>
          </table:table-cell>
          <table:table-cell office:value-type="string">
            <text:p>Instrumental Hip Ho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k0UsUzNCizrQpUspNsoj2iO-EsevEywLY</text:p>
          </table:table-cell>
          <table:table-cell office:value-type="string">
            <text:p>https://lh3.googleusercontent.com/Ql0IVQFj5EjQdzn4FJpbjnXlPMlmSWYtudKxhl_E_ZeCNDLPX7gHzBTk0tQQlDFGoxjrcVN53uWWf_8=w60-h60-l90-rj</text:p>
          </table:table-cell>
          <table:table-cell office:value-type="string">
            <text:p>Instrumental Pop Cover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k0UsUzNCizrQpUspNsoj2iO-EsevEyw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strumental Pop Cover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k0UsUzNCizrQpUspNsoj2iO-EsevEywLY</text:p>
          </table:table-cell>
          <table:table-cell office:value-type="string">
            <text:p>https://lh3.googleusercontent.com/Ql0IVQFj5EjQdzn4FJpbjnXlPMlmSWYtudKxhl_E_ZeCNDLPX7gHzBTk0tQQlDFGoxjrcVN53uWWf_8=w60-h60-l90-rj</text:p>
          </table:table-cell>
          <table:table-cell office:value-type="string">
            <text:p>Instrumental Pop Cover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k0UsUzNCizrQpUspNsoj2iO-EsevEyw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nstrumental Pop Cover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mvXQq4B-RkVaqzikDHT6oKQl1DdHdzgN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raqi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vXQq4B-RkVaqzikDHT6oKQl1DdHdzgN0</text:p>
          </table:table-cell>
          <table:table-cell office:value-type="string">
            <text:p>https://lh3.googleusercontent.com/gnJ7DHylp8pOjTXfWWaLkt6lnOLZDKeBW0Wp82iZxPTvrAcIz05mH0DSHbhXDn95F06oLkWd-F--UlY7=w60-h60-l90-rj</text:p>
          </table:table-cell>
          <table:table-cell office:value-type="string">
            <text:p>Iraqi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hmPRtdsF1Qcf-4iiXifBtxNVpsUJhnM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raqi Party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hmPRtdsF1Qcf-4iiXifBtxNVpsUJhnM4</text:p>
          </table:table-cell>
          <table:table-cell office:value-type="string">
            <text:p>https://lh3.googleusercontent.com/NgoO7RyyjYEflni5jYoDB-PRgMHAV34lVeU00khRHNow8x9oUC6x0YBjCwBcl8cM2BGaZDKFkd3p4qoa=w60-h60-l90-rj</text:p>
          </table:table-cell>
          <table:table-cell office:value-type="string">
            <text:p>Iraqi Party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1808Z_5ROmizp5R_gYV_4j_yt3rrqFtc</text:p>
          </table:table-cell>
          <table:table-cell office:value-type="string">
            <text:p>https://lh3.googleusercontent.com/pbT7Qa6m1WK9pLuIkfn3_jfPj6JCdOLTzeyHGKGbzHsNdr8vC57KTn_2oYOAkle9JYHgXspTvCJwtak0=w60-h60-l90-rj</text:p>
          </table:table-cell>
          <table:table-cell office:value-type="string">
            <text:p>Irish Rock Classic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l1808Z_5ROmizp5R_gYV_4j_yt3rrqFt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rish Rock Classic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l1808Z_5ROmizp5R_gYV_4j_yt3rrqFtc</text:p>
          </table:table-cell>
          <table:table-cell office:value-type="string">
            <text:p>https://lh3.googleusercontent.com/pbT7Qa6m1WK9pLuIkfn3_jfPj6JCdOLTzeyHGKGbzHsNdr8vC57KTn_2oYOAkle9JYHgXspTvCJwtak0=w60-h60-l90-rj</text:p>
          </table:table-cell>
          <table:table-cell office:value-type="string">
            <text:p>Irish Rock Classic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mxrGj7yrIg_aWXADB_9JlKMULSNTfyLC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t's The Remix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xrGj7yrIg_aWXADB_9JlKMULSNTfyLCY</text:p>
          </table:table-cell>
          <table:table-cell office:value-type="string">
            <text:p>https://lh3.googleusercontent.com/yEBK_2HA_wq9jHehW3txms0Sb6OzIJoriSbTIHL-AbKJwiGpP31IF10FvUzUnAZ3yAjj-5FC-8TI0N4=w60-h60-l90-rj</text:p>
          </table:table-cell>
          <table:table-cell office:value-type="string">
            <text:p>It's The Remix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KmV5gD_kmjl2lFJYp9Pnw-dKjtidPDH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Italian Rock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mKmV5gD_kmjl2lFJYp9Pnw-dKjtidPDHs</text:p>
          </table:table-cell>
          <table:table-cell office:value-type="string">
            <text:p>https://lh3.googleusercontent.com/iNtp_Askg7AB_vpWz8l70Srfr4eBWa4h9bJPaZuadrYtfHYoctPylufYOda3i5BYpYq0M4gfcd3gyw=w60-h60-l90-rj</text:p>
          </table:table-cell>
          <table:table-cell office:value-type="string">
            <text:p>Italian Rock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nbK9qSkqYZvtMXH1fLCMmC1yn8HEm0W90</text:p>
          </table:table-cell>
          <table:table-cell office:value-type="string">
            <text:p>https://lh3.googleusercontent.com/wlwpw6EsTIE6f504nPDRpv7_8CZDTroUqV-kJ6ia7vAyUH5fJkxevKCXBSZGL8y80sNdzlHWE0HLaTA=w60-h60-l90-rj</text:p>
          </table:table-cell>
          <table:table-cell office:value-type="string">
            <text:p>J-Hits!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bK9qSkqYZvtMXH1fLCMmC1yn8HEm0W9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Hits!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vTa0vNT6iQSa0HxQm7XM-a8zmtwoKNu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Pop Christmas</text:p>
          </table:table-cell>
          <table:table-cell office:value-type="string">
            <text:p>81 songs</text:p>
          </table:table-cell>
        </table:table-row>
        <table:table-row table:style-name="ro2" table:visibility="filter">
          <table:table-cell office:value-type="string">
            <text:p>https://music.youtube.com/playlist?list=RDCLAK5uy_nyHvBYfH5eU0lnHtKudwBU2baBWYcAHz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Pop Party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nyHvBYfH5eU0lnHtKudwBU2baBWYcAHzs</text:p>
          </table:table-cell>
          <table:table-cell office:value-type="string">
            <text:p>https://lh3.googleusercontent.com/efzCxAoErBmN6rzrztgToTnqc_RhBF12EoqjLIK_KBNMxANc424F1vrkfayfnvFKyHUoiNNuujgMR2w=w60-h60-l90-rj</text:p>
          </table:table-cell>
          <table:table-cell office:value-type="string">
            <text:p>J-Pop Party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k_OEunzsOIJ_BOfbbTDgYN253bcPItURY</text:p>
          </table:table-cell>
          <table:table-cell office:value-type="string">
            <text:p>https://lh3.googleusercontent.com/hiGkiCCUbYcn4kaHSshMxYjjNq2kyn_XnughOtZizVzJSkcIDGmzmH4eUAoBkGjur50DHp6x-p4jtMvV=w60-h60-l90-rj</text:p>
          </table:table-cell>
          <table:table-cell office:value-type="string">
            <text:p>J-Pop Stress Busters</text:p>
          </table:table-cell>
          <table:table-cell office:value-type="string">
            <text:p>124 songs</text:p>
          </table:table-cell>
        </table:table-row>
        <table:table-row table:style-name="ro2">
          <table:table-cell office:value-type="string">
            <text:p>https://music.youtube.com/playlist?list=RDCLAK5uy_nY_4tOjk2a_pNtiplJ_96RH0Hi5PQB5OQ</text:p>
          </table:table-cell>
          <table:table-cell office:value-type="string">
            <text:p>https://lh3.googleusercontent.com/6yM0oyRRTdNtNopvidMiYjmopsnruRLHepIUs-74jrR2J80gQVOmS4ZpT6V1rLImy_zi7xmkHVyu=w60-h60-l90-rj</text:p>
          </table:table-cell>
          <table:table-cell office:value-type="string">
            <text:p>J-Rap Flow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ENFr9JVWvFzUQtp_dFX7JbJpG4jmImS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ENFr9JVWvFzUQtp_dFX7JbJpG4jmImSc</text:p>
          </table:table-cell>
          <table:table-cell office:value-type="string">
            <text:p>https://lh3.googleusercontent.com/C_qGsGujF3-LtniONJztdkFHNQuQxDGH3RG746XcP7g3h4MDnnMeR-0brPz88KShw0gj39FpKCOyvQ=w60-h60-l90-rj</text:p>
          </table:table-cell>
          <table:table-cell office:value-type="string">
            <text:p>J-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_0oxNdu51kEhJd9zfZCJlaJhwMaOCwW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Rap Repla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_0oxNdu51kEhJd9zfZCJlaJhwMaOCwWI</text:p>
          </table:table-cell>
          <table:table-cell office:value-type="string">
            <text:p>https://lh3.googleusercontent.com/9W1tBvgg7spoWKHZ6xOJgJUJXYn51oQOeT-1YgrLy2JTgfSXbRvycoiOumDxLH4nl3vndqnnZ6ED_A=w60-h60-l90-rj</text:p>
          </table:table-cell>
          <table:table-cell office:value-type="string">
            <text:p>J-Rap Replay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HrgxTd3_7gBGUXijoGBl1uX5oY3DFD5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Rock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HrgxTd3_7gBGUXijoGBl1uX5oY3DFD5w</text:p>
          </table:table-cell>
          <table:table-cell office:value-type="string">
            <text:p>https://lh3.googleusercontent.com/QM2zLmSRxUWTSTovlxAqTSnGbbFtYzt339p1duRDTfLdir1DmA0bdCU1qmySV8NOgv8kfa8rLyKK7Qcl=w60-h60-l90-rj</text:p>
          </table:table-cell>
          <table:table-cell office:value-type="string">
            <text:p>J-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HrgxTd3_7gBGUXijoGBl1uX5oY3DFD5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HrgxTd3_7gBGUXijoGBl1uX5oY3DFD5w</text:p>
          </table:table-cell>
          <table:table-cell office:value-type="string">
            <text:p>https://lh3.googleusercontent.com/QM2zLmSRxUWTSTovlxAqTSnGbbFtYzt339p1duRDTfLdir1DmA0bdCU1qmySV8NOgv8kfa8rLyKK7Qcl=w60-h60-l90-rj</text:p>
          </table:table-cell>
          <table:table-cell office:value-type="string">
            <text:p>J-Rock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cK0iT_VrFHUW0o4uPHHWoO831lk2yw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-Rock Replay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CcK0iT_VrFHUW0o4uPHHWoO831lk2yww</text:p>
          </table:table-cell>
          <table:table-cell office:value-type="string">
            <text:p>https://lh3.googleusercontent.com/Thf82sWQSljeI_P56KrssS0Agd3x_AjiDFuntcGFK4TMRS51atLtgK4sXkzMulmR9LW--LBvu1fligo=w60-h60-l90-rj</text:p>
          </table:table-cell>
          <table:table-cell office:value-type="string">
            <text:p>J-Rock Replay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k-msS6PWOCGNcJo7gx0NQIPfyFzHglYEk</text:p>
          </table:table-cell>
          <table:table-cell office:value-type="string">
            <text:p>https://lh3.googleusercontent.com/AEyoIfVeOD-HPsaQ4jeaXSwMgft6mkgwzQubpkJO-TwpfqWX6LFVQLW8_iYczeQHmob8DAdsO9FqQic=w60-h60-l90-rj</text:p>
          </table:table-cell>
          <table:table-cell office:value-type="string">
            <text:p>J-Rock!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k-msS6PWOCGNcJo7gx0NQIPfyFzHglYEk</text:p>
          </table:table-cell>
          <table:table-cell office:value-type="string">
            <text:p>https://lh3.googleusercontent.com/AEyoIfVeOD-HPsaQ4jeaXSwMgft6mkgwzQubpkJO-TwpfqWX6LFVQLW8_iYczeQHmob8DAdsO9FqQic=w60-h60-l90-rj</text:p>
          </table:table-cell>
          <table:table-cell office:value-type="string">
            <text:p>J-Rock!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kDTLUEleq2B4vQB6JB5P1DApC4nRayHU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Big Hits</text:p>
          </table:table-cell>
          <table:table-cell office:value-type="string">
            <text:p>135 songs</text:p>
          </table:table-cell>
        </table:table-row>
        <table:table-row table:style-name="ro2">
          <table:table-cell office:value-type="string">
            <text:p>https://music.youtube.com/playlist?list=RDCLAK5uy_kDTLUEleq2B4vQB6JB5P1DApC4nRayHUs</text:p>
          </table:table-cell>
          <table:table-cell office:value-type="string">
            <text:p>https://lh3.googleusercontent.com/vxnc7YxAduPSWAkJKID23Hbm6624TcAhVP6kKY5KUaXdgUuzWoCQwjKKcA-okpyOedwrDr9i5y5zsg=w60-h60-l90-rj</text:p>
          </table:table-cell>
          <table:table-cell office:value-type="string">
            <text:p>Japan Big Hit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kjp6zyHpOx8iOCNf3PsYthXDWTY8ZtlW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Hits: '00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kjp6zyHpOx8iOCNf3PsYthXDWTY8ZtlW0</text:p>
          </table:table-cell>
          <table:table-cell office:value-type="string">
            <text:p>https://lh3.googleusercontent.com/_mpNLOKOqz6aRuiy90ON3cCtKFHKMiRJynFiL0oj1hz5EniIy2vHp15WdrYOWIKQucxK3Si6Tfx2RLo=w60-h60-l90-rj</text:p>
          </table:table-cell>
          <table:table-cell office:value-type="string">
            <text:p>Japan Hits: '00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kEKTPKBC1v7lmR6uIdqDp6jg4R67imeXs</text:p>
          </table:table-cell>
          <table:table-cell office:value-type="string">
            <text:p>https://lh3.googleusercontent.com/WDPBIDG_2Ru2Pl2SM7Zg3vSMz4ZNScXTUn3XVWcEn1fvJfAh3K38l8Ts1OwkFdauFRzT9u-fxmgPXg0=w60-h60-l90-rj</text:p>
          </table:table-cell>
          <table:table-cell office:value-type="string">
            <text:p>Japan Hits: '80s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kEKTPKBC1v7lmR6uIdqDp6jg4R67imeX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Hits: '80s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kEKTPKBC1v7lmR6uIdqDp6jg4R67imeXs</text:p>
          </table:table-cell>
          <table:table-cell office:value-type="string">
            <text:p>https://lh3.googleusercontent.com/WDPBIDG_2Ru2Pl2SM7Zg3vSMz4ZNScXTUn3XVWcEn1fvJfAh3K38l8Ts1OwkFdauFRzT9u-fxmgPXg0=w60-h60-l90-rj</text:p>
          </table:table-cell>
          <table:table-cell office:value-type="string">
            <text:p>Japan Hits: '80s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marQRZafMZINvyjyl_52k3oz1UJxs3Hk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Hits: '90s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marQRZafMZINvyjyl_52k3oz1UJxs3Hk4</text:p>
          </table:table-cell>
          <table:table-cell office:value-type="string">
            <text:p>https://lh3.googleusercontent.com/EdFA7bVuwXjRZrxKmp0yfm08Hcob8BueLK54EASZEYDNK19791kSPG0P7aKFlOBPV2Eik_cJHH0tjQ=w60-h60-l90-rj</text:p>
          </table:table-cell>
          <table:table-cell office:value-type="string">
            <text:p>Japan Hits: '90s</text:p>
          </table:table-cell>
          <table:table-cell office:value-type="string">
            <text:p>97 songs</text:p>
          </table:table-cell>
        </table:table-row>
        <table:table-row table:style-name="ro2">
          <table:table-cell office:value-type="string">
            <text:p>https://music.youtube.com/playlist?list=RDCLAK5uy_lhKsFGmKkGIdQFU4VmpyHI1sgwNu4n-KI</text:p>
          </table:table-cell>
          <table:table-cell office:value-type="string">
            <text:p>https://lh3.googleusercontent.com/6vJdijFUjX5ReYhiur0iMPghtZF8X9__XWuCxvVKtCnaLH4IMN4ot-_LETLcjvQUWsdauiko8jbf-Vo7=w60-h60-l90-rj</text:p>
          </table:table-cell>
          <table:table-cell office:value-type="string">
            <text:p>Japan Metal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hSTJDYjFhwODP-S1ofc--v8NiGnxbcc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Rap Anthem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hSTJDYjFhwODP-S1ofc--v8NiGnxbcc8</text:p>
          </table:table-cell>
          <table:table-cell office:value-type="string">
            <text:p>https://lh3.googleusercontent.com/MoFAEhCRyhbodBqicRN_0otHvOMBlGqTyWBLADheTwIU7xBYYgSDrgDybHzxx6yaTvhNQCKATrAgIZMu=w60-h60-l90-rj</text:p>
          </table:table-cell>
          <table:table-cell office:value-type="string">
            <text:p>Japan Rap Anthem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wL5OO1y9H8qEuUiX_MKRADbyvpNMc_sc</text:p>
          </table:table-cell>
          <table:table-cell office:value-type="string">
            <text:p>https://lh3.googleusercontent.com/x2cgj3jvw2lRywgYlDGUKAUyEk-AkgstB5J94SnN7apEkhHZMuJJ0Bchf6jemw9ZcnWfBJWIg4B7nVkZ=w60-h60-l90-rj</text:p>
          </table:table-cell>
          <table:table-cell office:value-type="string">
            <text:p>Japan Rock Anthem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wL5OO1y9H8qEuUiX_MKRADbyvpNMc_s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pan Rock Anthem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wL5OO1y9H8qEuUiX_MKRADbyvpNMc_sc</text:p>
          </table:table-cell>
          <table:table-cell office:value-type="string">
            <text:p>https://lh3.googleusercontent.com/x2cgj3jvw2lRywgYlDGUKAUyEk-AkgstB5J94SnN7apEkhHZMuJJ0Bchf6jemw9ZcnWfBJWIg4B7nVkZ=w60-h60-l90-rj</text:p>
          </table:table-cell>
          <table:table-cell office:value-type="string">
            <text:p>Japan Rock Anthem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lN7cCzqFOTV83PeDYGf_6N0DiMF4Pnl2E</text:p>
          </table:table-cell>
          <table:table-cell office:value-type="string">
            <text:p>https://lh3.googleusercontent.com/nLWIt4j7m223z9P8RB9r4B7axGfmbHfkbzD_NAkuthEzizJ4TyOTywwOuuogSoS6VWOFbzF6ZjqHddE=w60-h60-l90-rj</text:p>
          </table:table-cell>
          <table:table-cell office:value-type="string">
            <text:p>JAPANIQUE</text:p>
          </table:table-cell>
          <table:table-cell office:value-type="string">
            <text:p>112 songs</text:p>
          </table:table-cell>
        </table:table-row>
        <table:table-row table:style-name="ro2">
          <table:table-cell office:value-type="string">
            <text:p>https://music.youtube.com/playlist?list=RDCLAK5uy_mzxc6CP7BTB7mvYNEpOPB5Aa3Ix1hNZA4</text:p>
          </table:table-cell>
          <table:table-cell office:value-type="string">
            <text:p>https://lh3.googleusercontent.com/FXeHPtpjE-guPIZih7uMb0g2BkHPm6xv8C_CKzn4SnNEGlRlrTtkjw4ZU-rAroOH74laTDHQ76y4Ya-t=w60-h60-l90-rj</text:p>
          </table:table-cell>
          <table:table-cell office:value-type="string">
            <text:p>Jazz Brunch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zxc6CP7BTB7mvYNEpOPB5Aa3Ix1hNZA4</text:p>
          </table:table-cell>
          <table:table-cell office:value-type="string">
            <text:p>https://lh3.googleusercontent.com/FXeHPtpjE-guPIZih7uMb0g2BkHPm6xv8C_CKzn4SnNEGlRlrTtkjw4ZU-rAroOH74laTDHQ76y4Ya-t=w60-h60-l90-rj</text:p>
          </table:table-cell>
          <table:table-cell office:value-type="string">
            <text:p>Jazz Brunch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3-yjf13QIvUoJbOuOTtTe9NFSP1eruLQ</text:p>
          </table:table-cell>
          <table:table-cell office:value-type="string">
            <text:p>https://lh3.googleusercontent.com/vtO-yvOzP9gdAIxfReYHTP-cICOzdEidVbt34vYpAmLGwZJTJJTzrn64YYoO2Ll33MLP--e1ZSwfEOV2=w60-h60-l90-rj</text:p>
          </table:table-cell>
          <table:table-cell office:value-type="string">
            <text:p>Jazz Cocktail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k3-yjf13QIvUoJbOuOTtTe9NFSP1eruLQ</text:p>
          </table:table-cell>
          <table:table-cell office:value-type="string">
            <text:p>https://lh3.googleusercontent.com/vtO-yvOzP9gdAIxfReYHTP-cICOzdEidVbt34vYpAmLGwZJTJJTzrn64YYoO2Ll33MLP--e1ZSwfEOV2=w60-h60-l90-rj</text:p>
          </table:table-cell>
          <table:table-cell office:value-type="string">
            <text:p>Jazz Cocktail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lOB7GHW5BVWDQa_ek2rB9iV6gPxs0TX_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zz Feels the Blues</text:p>
          </table:table-cell>
          <table:table-cell office:value-type="string">
            <text:p>47 songs</text:p>
          </table:table-cell>
        </table:table-row>
        <table:table-row table:style-name="ro2" table:visibility="filter">
          <table:table-cell office:value-type="string">
            <text:p>https://music.youtube.com/playlist?list=RDCLAK5uy_kyZ7N5lM0kUpn7NbydMRujcq4aTEesP9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Jazz For The Hip-Hop Generation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kyZ7N5lM0kUpn7NbydMRujcq4aTEesP9I</text:p>
          </table:table-cell>
          <table:table-cell office:value-type="string">
            <text:p>https://lh3.googleusercontent.com/ZnXDDyHwIKE_2g73Yb-Zc3ZQhV3lhNPxOJ3qT_mEYiMzKZu6ws4JgZL59AJ8qQjJMmSWuDYauvzZkw=w60-h60-l90-rj</text:p>
          </table:table-cell>
          <table:table-cell office:value-type="string">
            <text:p>Jazz For The Hip-Hop Generation</text:p>
          </table:table-cell>
          <table:table-cell office:value-type="string">
            <text:p>92 songs</text:p>
          </table:table-cell>
        </table:table-row>
        <table:table-row table:style-name="ro2">
          <table:table-cell office:value-type="string">
            <text:p>https://music.youtube.com/playlist?list=RDCLAK5uy_nRr0zn4n0C5AGQqZKdSaSzs2zmbImOIwU</text:p>
          </table:table-cell>
          <table:table-cell office:value-type="string">
            <text:p>https://lh3.googleusercontent.com/xpEqkV7xoz1ZXsCHszYT0fjmc06QoWczDWRUTNoaTSeTw5hE3vtTSkgEN3r7xOwwajjXEWs9ZvF2epzU=w60-h60-l90-rj</text:p>
          </table:table-cell>
          <table:table-cell office:value-type="string">
            <text:p>Jazz Piano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keuPD0H0l8LtYVVq2Uqyd7_zqMHWbF8Q0</text:p>
          </table:table-cell>
          <table:table-cell office:value-type="string">
            <text:p>https://lh3.googleusercontent.com/mcZWoc03RQxaEdwTWa_mJ1gOWnN983neM_yMxEg785L0jw2uHF1jJBwTG0J417vXAal85bfQ1iHCVT8=w60-h60-l90-rj</text:p>
          </table:table-cell>
          <table:table-cell office:value-type="string">
            <text:p>K-Drama Hit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l7wbVbkC-dG5fyEQQsBfjm_z3dLAhYyvo</text:p>
          </table:table-cell>
          <table:table-cell office:value-type="string">
            <text:p>https://lh3.googleusercontent.com/-2Ey9Ov0l5aroH6fTymrmpHwjauAYXeF4KrdEE3s391O19oT8pKIHYrBa5sBTvZ9-paJ8d0A-oL5tQI=w60-h60-l90-rj</text:p>
          </table:table-cell>
          <table:table-cell office:value-type="string">
            <text:p>K-HITLIST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7wbVbkC-dG5fyEQQsBfjm_z3dLAhYyv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HITLIST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l7wbVbkC-dG5fyEQQsBfjm_z3dLAhYyvo</text:p>
          </table:table-cell>
          <table:table-cell office:value-type="string">
            <text:p>https://lh3.googleusercontent.com/-2Ey9Ov0l5aroH6fTymrmpHwjauAYXeF4KrdEE3s391O19oT8pKIHYrBa5sBTvZ9-paJ8d0A-oL5tQI=w60-h60-l90-rj</text:p>
          </table:table-cell>
          <table:table-cell office:value-type="string">
            <text:p>K-HITLIST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kkpBwv_1TI0ymnmeo_ZHqpjC44ndCUNTk</text:p>
          </table:table-cell>
          <table:table-cell office:value-type="string">
            <text:p>https://lh3.googleusercontent.com/TRsFCRrNSFYmL9_k9UNvnQcIEeXxHYwkOPZE6ZFG2VEfAylYcX_gYWVhVhurYxSuzWxsBvsxUI5sO0M=w60-h60-l90-rj</text:p>
          </table:table-cell>
          <table:table-cell office:value-type="string">
            <text:p>K-Pop Dance for Exercise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kpBwv_1TI0ymnmeo_ZHqpjC44ndCUNTk</text:p>
          </table:table-cell>
          <table:table-cell office:value-type="string">
            <text:p>https://lh3.googleusercontent.com/TRsFCRrNSFYmL9_k9UNvnQcIEeXxHYwkOPZE6ZFG2VEfAylYcX_gYWVhVhurYxSuzWxsBvsxUI5sO0M=w60-h60-l90-rj</text:p>
          </table:table-cell>
          <table:table-cell office:value-type="string">
            <text:p>K-Pop Dance for Exercise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mHW5bcduhjB-PkTePAe6EoRMj1xNT8g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Girl Crush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mHW5bcduhjB-PkTePAe6EoRMj1xNT8gzY</text:p>
          </table:table-cell>
          <table:table-cell office:value-type="string">
            <text:p>https://lh3.googleusercontent.com/84TUj85k0uAqaf7po3jKkE0nvxujTXbgDZwZVIpNaqmWb-wcWE4KvAwWXKSjB788NM0ABhxvwadDNpw=w60-h60-l90-rj</text:p>
          </table:table-cell>
          <table:table-cell office:value-type="string">
            <text:p>K-Pop Girl Crush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moWU7LFrqNAVA27VvUM3Mqfs12exbf7jY</text:p>
          </table:table-cell>
          <table:table-cell office:value-type="string">
            <text:p>https://lh3.googleusercontent.com/780ulY3md-NK3HKbZXcPw0Sj5jEwHhCCiuWA2lnqCZJFxWjurPVGLQC1HmE-tu9LcOXuRd1xnJv6xpkv=w60-h60-l90-rj</text:p>
          </table:table-cell>
          <table:table-cell office:value-type="string">
            <text:p>K-Pop Girl Group Essentials</text:p>
          </table:table-cell>
          <table:table-cell office:value-type="string">
            <text:p>103 songs</text:p>
          </table:table-cell>
        </table:table-row>
        <table:table-row table:style-name="ro2" table:visibility="filter">
          <table:table-cell office:value-type="string">
            <text:p>https://music.youtube.com/playlist?list=RDCLAK5uy_moWU7LFrqNAVA27VvUM3Mqfs12exbf7jY</text:p>
          </table:table-cell>
          <table:table-cell office:value-type="string">
            <text:p>https://lh3.googleusercontent.com/780ulY3md-NK3HKbZXcPw0Sj5jEwHhCCiuWA2lnqCZJFxWjurPVGLQC1HmE-tu9LcOXuRd1xnJv6xpkv=w60-h60-l90-rj</text:p>
          </table:table-cell>
          <table:table-cell office:value-type="string">
            <text:p>K-Pop Girl Group Essentials</text:p>
          </table:table-cell>
          <table:table-cell office:value-type="string">
            <text:p>103 songs</text:p>
          </table:table-cell>
        </table:table-row>
        <table:table-row table:style-name="ro2" table:visibility="filter">
          <table:table-cell office:value-type="string">
            <text:p>https://music.youtube.com/playlist?list=RDCLAK5uy_nCIH1SEd_00vkanJhdIAklJFpC1GBEMW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Hits 2021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nCIH1SEd_00vkanJhdIAklJFpC1GBEMW4</text:p>
          </table:table-cell>
          <table:table-cell office:value-type="string">
            <text:p>https://lh3.googleusercontent.com/QuHHC_pmCnHTRXDZe8sn52gZgWgiAZGbDldVjryr1Vnth65_3_QgwaDpQcbhlIaesVzuIrvS5Yr0QSw=w60-h60-l90-rj</text:p>
          </table:table-cell>
          <table:table-cell office:value-type="string">
            <text:p>K-Pop Hits 2021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mQnC7q6sK82AjQTN1zxjGAFfdd67K_ddc</text:p>
          </table:table-cell>
          <table:table-cell office:value-type="string">
            <text:p>https://lh3.googleusercontent.com/tq8mt_qDC97cEGFk2fR5VYvL9eg-pL3SV4g9fQ8xvsMeX9v0-eUvWsVHVLIgaYBb6e0x9PCTCryfGK4=w60-h60-l90-rj</text:p>
          </table:table-cell>
          <table:table-cell office:value-type="string">
            <text:p>K-Pop Hits 2023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QnC7q6sK82AjQTN1zxjGAFfdd67K_dd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Hits 2023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QnC7q6sK82AjQTN1zxjGAFfdd67K_dd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Hits 2023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QnC7q6sK82AjQTN1zxjGAFfdd67K_ddc</text:p>
          </table:table-cell>
          <table:table-cell office:value-type="string">
            <text:p>https://lh3.googleusercontent.com/tq8mt_qDC97cEGFk2fR5VYvL9eg-pL3SV4g9fQ8xvsMeX9v0-eUvWsVHVLIgaYBb6e0x9PCTCryfGK4=w60-h60-l90-rj</text:p>
          </table:table-cell>
          <table:table-cell office:value-type="string">
            <text:p>K-Pop Hits 2023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l7K78k4EkjcFojhd1617rmUjY-aet6-t0</text:p>
          </table:table-cell>
          <table:table-cell office:value-type="string">
            <text:p>https://lh3.googleusercontent.com/IpuPGdpvBPCS9KEeqDCN3O9omG9_xWBVl-oBCQgWz6EXLyfWLrtkb_UXoN9TvN7CvYa2lXg4ycVMWtk=w60-h60-l90-rj</text:p>
          </table:table-cell>
          <table:table-cell office:value-type="string">
            <text:p>K-Pop Party Hits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l7K78k4EkjcFojhd1617rmUjY-aet6-t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Party Hits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l7K78k4EkjcFojhd1617rmUjY-aet6-t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-Pop Party Hits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l7K78k4EkjcFojhd1617rmUjY-aet6-t0</text:p>
          </table:table-cell>
          <table:table-cell office:value-type="string">
            <text:p>https://lh3.googleusercontent.com/IpuPGdpvBPCS9KEeqDCN3O9omG9_xWBVl-oBCQgWz6EXLyfWLrtkb_UXoN9TvN7CvYa2lXg4ycVMWtk=w60-h60-l90-rj</text:p>
          </table:table-cell>
          <table:table-cell office:value-type="string">
            <text:p>K-Pop Party Hits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k27uu-EtQ_b5U2r26DNDZOmNqGdccUIG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.iNG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lEEcFCeziIrdvgCJw_xFpPwy8cfl7woY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annada Hits 2023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EEcFCeziIrdvgCJw_xFpPwy8cfl7woY0</text:p>
          </table:table-cell>
          <table:table-cell office:value-type="string">
            <text:p>https://lh3.googleusercontent.com/S0NRX522pZ4nqEV3ULtZoYyIitVgzS9lJFKDqhg599xq2AAoB4LkWa32XqMNTDIQEE04xCO0EzShfQ=w60-h60-l90-rj</text:p>
          </table:table-cell>
          <table:table-cell office:value-type="string">
            <text:p>Kannada Hits 2023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RO7M0CbEhyxDZlsCU9oX2nZS2Ei79-2U</text:p>
          </table:table-cell>
          <table:table-cell office:value-type="string">
            <text:p>https://lh3.googleusercontent.com/aI9xsYnpCXZ02LsOCuSX9gT9T6WtKNu9MkwbbuithYndOeTjAMIKnor9bmbIV0Y4shLlE8367nJf6WU=w60-h60-l90-rj</text:p>
          </table:table-cell>
          <table:table-cell office:value-type="string">
            <text:p>Kannada Hits 2024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W4l3hmtC_Aq2XCvin1b3h6tziPMH0ts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araoke Hits: Japan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kW4l3hmtC_Aq2XCvin1b3h6tziPMH0tsk</text:p>
          </table:table-cell>
          <table:table-cell office:value-type="string">
            <text:p>https://lh3.googleusercontent.com/-WPLNlvN3Y9Xj_WFYq3sHZWOD0eFQL9sc8Zn_yy_s7M1Tt0cy42si8wY_owVf-rPwdTXcDk1n9Xm-Q=w60-h60-l90-rj</text:p>
          </table:table-cell>
          <table:table-cell office:value-type="string">
            <text:p>Karaoke Hits: Japan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kSMp8eRTvwrEeG4XyPNoiK0KBHfWEIDr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haleeji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SMp8eRTvwrEeG4XyPNoiK0KBHfWEIDrI</text:p>
          </table:table-cell>
          <table:table-cell office:value-type="string">
            <text:p>https://lh3.googleusercontent.com/VwMqE6NZI0bWQAGRIB9Hc08M9wfxQtI5aECpJg6CRnzpJe3ZDeSIqrp9AxpeAftyH3DuMjy4mZk2ICQk=w60-h60-l90-rj</text:p>
          </table:table-cell>
          <table:table-cell office:value-type="string">
            <text:p>Khaleeji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eZQpjub_C_6J7rjy3ftWhlDWJCvdsgZ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haleeji Hits 2024</text:p>
          </table:table-cell>
          <table:table-cell office:value-type="string">
            <text:p>48 songs</text:p>
          </table:table-cell>
        </table:table-row>
        <table:table-row table:style-name="ro2">
          <table:table-cell office:value-type="string">
            <text:p>https://music.youtube.com/playlist?list=RDCLAK5uy_leZQpjub_C_6J7rjy3ftWhlDWJCvdsgZU</text:p>
          </table:table-cell>
          <table:table-cell office:value-type="string">
            <text:p>https://lh3.googleusercontent.com/B0PdiwE5q0gQf9T7NJL5B1F4y8QNqfbU57QE2hTlMBORNSFw_Pmkq_MbnZnw-YmRbO-hLFKhFS7KbA=w60-h60-l90-rj</text:p>
          </table:table-cell>
          <table:table-cell office:value-type="string">
            <text:p>Khaleeji Hits 2024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lex9NHfswlZnM4EZ8TyJ0QSLaf5Q-hJo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haleeji Party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lex9NHfswlZnM4EZ8TyJ0QSLaf5Q-hJoI</text:p>
          </table:table-cell>
          <table:table-cell office:value-type="string">
            <text:p>https://lh3.googleusercontent.com/zY3fPzZdk_bRH1GCVWPg-YWQt09byfTEMScRCPCfdGEhsYXhaERSPLa644cu_OhZ08MWGQR5TFPCXkc=w60-h60-l90-rj</text:p>
          </table:table-cell>
          <table:table-cell office:value-type="string">
            <text:p>Khaleeji Party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noRMGNTqHQcRHNpT9hUAQJAk3aXGx-TS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ids' Halloween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noRMGNTqHQcRHNpT9hUAQJAk3aXGx-TSU</text:p>
          </table:table-cell>
          <table:table-cell office:value-type="string">
            <text:p>https://lh3.googleusercontent.com/sQSrw8s5fCrjaR-DVb6_W9JtfxlifIzUOkN1r5wDVIHjUtBaod_-H_N-UaYD_f_BcD_rgUwXpf0cDsQ=w60-h60-l90-rj</text:p>
          </table:table-cell>
          <table:table-cell office:value-type="string">
            <text:p>Kids' Halloween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lUJeFnPewb_LLcmABNjef6DAUS21oR1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iwi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UJeFnPewb_LLcmABNjef6DAUS21oR1jk</text:p>
          </table:table-cell>
          <table:table-cell office:value-type="string">
            <text:p>https://lh3.googleusercontent.com/GZYa8C5AoM2yMxaclR0eme8QS4WPV8PUKvB3hmXJa4P0iwLctRiFRYtLBQfXhYQLMe_LmjgP6Ie8laY=w60-h60-l90-rj</text:p>
          </table:table-cell>
          <table:table-cell office:value-type="string">
            <text:p>Kiwi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TbyVypdXPQd00z15bTWjZr7pG-26yyQ4</text:p>
          </table:table-cell>
          <table:table-cell office:value-type="string">
            <text:p>https://lh3.googleusercontent.com/GoxkZHaGaaFd997v-Dbt9Oa3VBPlUfLIqgxBxfK_wHAfWN2ieOkBXXvwjPJVlKylVhhNnpvbZOH7CA=w60-h60-l90-rj</text:p>
          </table:table-cell>
          <table:table-cell office:value-type="string">
            <text:p>K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TbyVypdXPQd00z15bTWjZr7pG-26yyQ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TbyVypdXPQd00z15bTWjZr7pG-26yyQ4</text:p>
          </table:table-cell>
          <table:table-cell office:value-type="string">
            <text:p>https://lh3.googleusercontent.com/GoxkZHaGaaFd997v-Dbt9Oa3VBPlUfLIqgxBxfK_wHAfWN2ieOkBXXvwjPJVlKylVhhNnpvbZOH7CA=w60-h60-l90-rj</text:p>
          </table:table-cell>
          <table:table-cell office:value-type="string">
            <text:p>K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TbyVypdXPQd00z15bTWjZr7pG-26yyQ4</text:p>
          </table:table-cell>
          <table:table-cell office:value-type="string">
            <text:p>https://lh3.googleusercontent.com/GoxkZHaGaaFd997v-Dbt9Oa3VBPlUfLIqgxBxfK_wHAfWN2ieOkBXXvwjPJVlKylVhhNnpvbZOH7CA=w60-h60-l90-rj</text:p>
          </table:table-cell>
          <table:table-cell office:value-type="string">
            <text:p>Kollywood Hitlist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xyDfb8adHA-cigfDo_m-thB3GIvSiQSQ</text:p>
          </table:table-cell>
          <table:table-cell office:value-type="string">
            <text:p>https://lh3.googleusercontent.com/Cwv6flrruIDG4LC9NkjHT0KEKbYyqpTT2q7J5H2g8S0DgNIAJXWkHBtwHqVp-z9kF6kE6KCY2dRscQ=w60-h60-l90-rj</text:p>
          </table:table-cell>
          <table:table-cell office:value-type="string">
            <text:p>Kollywood Party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xyDfb8adHA-cigfDo_m-thB3GIvSiQ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llywood Party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xyDfb8adHA-cigfDo_m-thB3GIvSiQSQ</text:p>
          </table:table-cell>
          <table:table-cell office:value-type="string">
            <text:p>https://lh3.googleusercontent.com/Cwv6flrruIDG4LC9NkjHT0KEKbYyqpTT2q7J5H2g8S0DgNIAJXWkHBtwHqVp-z9kF6kE6KCY2dRscQ=w60-h60-l90-rj</text:p>
          </table:table-cell>
          <table:table-cell office:value-type="string">
            <text:p>Kollywood Party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op3Tuox6usw3lploMNSliVcytOQnokb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Boom Bap Hip-Hop</text:p>
          </table:table-cell>
          <table:table-cell office:value-type="string">
            <text:p>83 songs</text:p>
          </table:table-cell>
        </table:table-row>
        <table:table-row table:style-name="ro2">
          <table:table-cell office:value-type="string">
            <text:p>https://music.youtube.com/playlist?list=RDCLAK5uy_nop3Tuox6usw3lploMNSliVcytOQnokbQ</text:p>
          </table:table-cell>
          <table:table-cell office:value-type="string">
            <text:p>https://lh3.googleusercontent.com/LbQL3xjZtfqZW5OHG32nLCKEqQWrq9ZbPi5D1K8tAPXO7pgm1jp2VPb6AEvFLWugnMy2iV9GY8FkOwg=w60-h60-l90-rj</text:p>
          </table:table-cell>
          <table:table-cell office:value-type="string">
            <text:p>Korean Boom Bap Hip-Hop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mDm0pCQ8gWvIeSJBRwnOGmQmpK0Zqk7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Dance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Dm0pCQ8gWvIeSJBRwnOGmQmpK0Zqk7pw</text:p>
          </table:table-cell>
          <table:table-cell office:value-type="string">
            <text:p>https://lh3.googleusercontent.com/snVVMRllYn1bkNTy-JRSiVq8alzUFtNPIlg8czKkJ2n8xD0SaEUTavec3eDLuMB4hbWKOYslNPFQpd0=w60-h60-l90-rj</text:p>
          </table:table-cell>
          <table:table-cell office:value-type="string">
            <text:p>Korean Dance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g3SAdpixEeKTH2wEGwpBT9RJ2nS5J0w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Hip Hop Hits 2024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kg3SAdpixEeKTH2wEGwpBT9RJ2nS5J0ww</text:p>
          </table:table-cell>
          <table:table-cell office:value-type="string">
            <text:p>https://lh3.googleusercontent.com/VJFjFC89wMC1iV1onLLqELpnFLc4wAON6UyoWlQUHGgxT_k2JefxxFcUsyLuh1vfpaFLmUrxbTKPbqzd=w60-h60-l90-rj</text:p>
          </table:table-cell>
          <table:table-cell office:value-type="string">
            <text:p>Korean Hip Hop Hits 2024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nEcCeflWNpzQNRExtAKjKkkX96wjom9N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Hip-hop: Turn Up Seoul</text:p>
          </table:table-cell>
          <table:table-cell office:value-type="string">
            <text:p>93 songs</text:p>
          </table:table-cell>
        </table:table-row>
        <table:table-row table:style-name="ro2">
          <table:table-cell office:value-type="string">
            <text:p>https://music.youtube.com/playlist?list=RDCLAK5uy_nEcCeflWNpzQNRExtAKjKkkX96wjom9Nc</text:p>
          </table:table-cell>
          <table:table-cell office:value-type="string">
            <text:p>https://lh3.googleusercontent.com/tR3YzR_vgbFm2dxc0kbrKaBJgnlYEvmVYSDqw9VaSyytL1p1GDGbcjCyoTSVVaEZqm7KVKOanFFe4e4=w60-h60-l90-rj</text:p>
          </table:table-cell>
          <table:table-cell office:value-type="string">
            <text:p>Korean Hip-hop: Turn Up Seoul</text:p>
          </table:table-cell>
          <table:table-cell office:value-type="string">
            <text:p>93 songs</text:p>
          </table:table-cell>
        </table:table-row>
        <table:table-row table:style-name="ro2">
          <table:table-cell office:value-type="string">
            <text:p>https://music.youtube.com/playlist?list=RDCLAK5uy_lRJL69-EgXkWeTAXA3v__oMk-3IWf2NA0</text:p>
          </table:table-cell>
          <table:table-cell office:value-type="string">
            <text:p>https://lh3.googleusercontent.com/qSguk0UE_N7kof_pI-QNwreLyHl-_3877wHWOiHJr1qfLL_vfmbe0QNf71zrt6SO_darU_YOHAf62g=w60-h60-l90-rj</text:p>
          </table:table-cell>
          <table:table-cell office:value-type="string">
            <text:p>Korean Indie Music at Sangsu-dong Cafe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kBojxBn50kOFnOn4xPfuJACcYrS2mI86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Music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BojxBn50kOFnOn4xPfuJACcYrS2mI864</text:p>
          </table:table-cell>
          <table:table-cell office:value-type="string">
            <text:p>https://lh3.googleusercontent.com/3Az7bDRb69ZGIjKjrinHdADCCm84FoqeFcZWfkCMnMPc7x9SvAeaev2fAB8vur2_2XRMwGecjByolbs=w60-h60-l90-rj</text:p>
          </table:table-cell>
          <table:table-cell office:value-type="string">
            <text:p>Korean Music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gqzBJZr84DG9MvViJ5dgClLG6QdGuX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Korean Rock &amp; Metal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mgqzBJZr84DG9MvViJ5dgClLG6QdGuXcw</text:p>
          </table:table-cell>
          <table:table-cell office:value-type="string">
            <text:p>https://lh3.googleusercontent.com/pH0ifmpmSSqr69-2APAtaujBJlhGv-PfnfCQSxJDq-TIf3eu1lNvSg3oUDr612TITcysDI57nT7DziM=w60-h60-l90-rj</text:p>
          </table:table-cell>
          <table:table-cell office:value-type="string">
            <text:p>Korean Rock &amp; Metal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E4Fbjb8nOw2qxSeZds9mfpTTS37k9Px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gos Streets</text:p>
          </table:table-cell>
          <table:table-cell office:value-type="string">
            <text:p>42 songs</text:p>
          </table:table-cell>
        </table:table-row>
        <table:table-row table:style-name="ro2">
          <table:table-cell office:value-type="string">
            <text:p>https://music.youtube.com/playlist?list=RDCLAK5uy_lE4Fbjb8nOw2qxSeZds9mfpTTS37k9Pxs</text:p>
          </table:table-cell>
          <table:table-cell office:value-type="string">
            <text:p>https://lh3.googleusercontent.com/fcA3koh8fWR1v-N7ZpHAJadm4Aw5SCODctSLOb9LbXK-81T2oU-WSPV-UMi38UHL8Xywpf9zPCnUTxo=w60-h60-l90-rj</text:p>
          </table:table-cell>
          <table:table-cell office:value-type="string">
            <text:p>Lagos Streets</text:p>
          </table:table-cell>
          <table:table-cell office:value-type="string">
            <text:p>42 songs</text:p>
          </table:table-cell>
        </table:table-row>
        <table:table-row table:style-name="ro2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FzY_pDRDZ3L9q-x7azgP17XYtE8QxSZc</text:p>
          </table:table-cell>
          <table:table-cell office:value-type="string">
            <text:p>https://lh3.googleusercontent.com/KRzpdXGmsn2K4jCeN1dC-cu6JsIav_HicxDdNcDIvssjneJ-6KJZvBGACkzHK5D6TqqdLPEDsbVnFjE=w60-h60-l90-rj</text:p>
          </table:table-cell>
          <table:table-cell office:value-type="string">
            <text:p>Laid-Back 70s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oSnp8Tm9jF5HLLJIGpuIuFBcM0R3bEI</text:p>
          </table:table-cell>
          <table:table-cell office:value-type="string">
            <text:p>https://lh3.googleusercontent.com/QXyLIOXCINcY3KYJxA3HeMx2qkYYQUin5K20DcbZ_o--NCym3jFDYqOU8dbDH8j3VNc-bPOYAvPLsA=w60-h60-l90-rj</text:p>
          </table:table-cell>
          <table:table-cell office:value-type="string">
            <text:p>Laid-Back 80s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1XVfU0rrXOu-c_4CXJOZYGgsUmkS5mVU</text:p>
          </table:table-cell>
          <table:table-cell office:value-type="string">
            <text:p>https://lh3.googleusercontent.com/kdzHyUlsLUjRnj5DLVJzpiSmDp3aQbAkRiafrezWttr5Rri6FzJ6Km8u9xnghUPyaZxnWsh7WAIC2A=w60-h60-l90-rj</text:p>
          </table:table-cell>
          <table:table-cell office:value-type="string">
            <text:p>Laid-Back 9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1XVfU0rrXOu-c_4CXJOZYGgsUmkS5mVU</text:p>
          </table:table-cell>
          <table:table-cell office:value-type="string">
            <text:p>https://lh3.googleusercontent.com/kdzHyUlsLUjRnj5DLVJzpiSmDp3aQbAkRiafrezWttr5Rri6FzJ6Km8u9xnghUPyaZxnWsh7WAIC2A=w60-h60-l90-rj</text:p>
          </table:table-cell>
          <table:table-cell office:value-type="string">
            <text:p>Laid-Back 9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Wm5me-X3IbEMBOWHd2fI7d4aQoauMcb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id-Back Hip Hop</text:p>
          </table:table-cell>
          <table:table-cell office:value-type="string">
            <text:p>46 songs</text:p>
          </table:table-cell>
        </table:table-row>
        <table:table-row table:style-name="ro2">
          <table:table-cell office:value-type="string">
            <text:p>https://music.youtube.com/playlist?list=RDCLAK5uy_kWm5me-X3IbEMBOWHd2fI7d4aQoauMcbI</text:p>
          </table:table-cell>
          <table:table-cell office:value-type="string">
            <text:p>https://lh3.googleusercontent.com/16Y7A0KS_JwXK3amIuZSoZvJLysKPEZjJwTk3JnKDfbhVE4nnKxcknMSw6ZuzDtTGvGNh7v0Qo49A3c=w60-h60-l90-rj</text:p>
          </table:table-cell>
          <table:table-cell office:value-type="string">
            <text:p>Laid-Back Hip Hop</text:p>
          </table:table-cell>
          <table:table-cell office:value-type="string">
            <text:p>46 songs</text:p>
          </table:table-cell>
        </table:table-row>
        <table:table-row table:style-name="ro2">
          <table:table-cell office:value-type="string">
            <text:p>https://music.youtube.com/playlist?list=RDCLAK5uy_lmQJPAbjefudy9EfVbgMNgqh3mQ6i9WmU</text:p>
          </table:table-cell>
          <table:table-cell office:value-type="string">
            <text:p>https://lh3.googleusercontent.com/Sm7jid4FVvxR_Ag2zFq1E2XQYfI6dLV4-AEctfobVAWGi-SpGFFLzNpb_EUhTvf5l2Agn6b99A6GtPY=w60-h60-l90-rj</text:p>
          </table:table-cell>
          <table:table-cell office:value-type="string">
            <text:p>Lata Mangeshkar: 70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mQJPAbjefudy9EfVbgMNgqh3mQ6i9WmU</text:p>
          </table:table-cell>
          <table:table-cell office:value-type="string">
            <text:p>https://lh3.googleusercontent.com/Sm7jid4FVvxR_Ag2zFq1E2XQYfI6dLV4-AEctfobVAWGi-SpGFFLzNpb_EUhTvf5l2Agn6b99A6GtPY=w60-h60-l90-rj</text:p>
          </table:table-cell>
          <table:table-cell office:value-type="string">
            <text:p>Lata Mangeshkar: 70s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Oo7h68h2Z135YG_2J1R2IFDHlPyXAu84</text:p>
          </table:table-cell>
          <table:table-cell office:value-type="string">
            <text:p>https://lh3.googleusercontent.com/7nFkmtUhsMrSb9zAEoPDffY-w9AqCeKd4POF7M77b8SdvcLnW8Tsr4IhuhwdxveUdAEP3MFdEHqKHD0=w60-h60-l90-rj</text:p>
          </table:table-cell>
          <table:table-cell office:value-type="string">
            <text:p>Lata Mangeshkar: 90s Hits</text:p>
          </table:table-cell>
          <table:table-cell office:value-type="string">
            <text:p>35 songs</text:p>
          </table:table-cell>
        </table:table-row>
        <table:table-row table:style-name="ro2" table:visibility="filter">
          <table:table-cell office:value-type="string">
            <text:p>https://music.youtube.com/playlist?list=RDCLAK5uy_mDMvDPchmPWlsMndmfWPeGUpnqM6DoWS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a Mangeshkar: Sentimental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DMvDPchmPWlsMndmfWPeGUpnqM6DoWS8</text:p>
          </table:table-cell>
          <table:table-cell office:value-type="string">
            <text:p>https://lh3.googleusercontent.com/PEQDANHeUOCRoEXeStox7dvyrr3pDp9EbARw-xiqYetTHz58gIxG0X9Y5fOA2j6mZojUmrDH9eHttKW6=w60-h60-l90-rj</text:p>
          </table:table-cell>
          <table:table-cell office:value-type="string">
            <text:p>Lata Mangeshkar: Sentimental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hakJN7wWwelL56l4wpS1Et3o4Uz0IV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a Mangeshkar: Solo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ohakJN7wWwelL56l4wpS1Et3o4Uz0IVY</text:p>
          </table:table-cell>
          <table:table-cell office:value-type="string">
            <text:p>https://lh3.googleusercontent.com/wxOl8rSIRL8HT1iKnYocadR0F6j43uOaC1jyeCssFvoizVta_odV2o15tQ5XrK4P9hM-FjX2lIB7Kw=w60-h60-l90-rj</text:p>
          </table:table-cell>
          <table:table-cell office:value-type="string">
            <text:p>Lata Mangeshkar: Solo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yynJJB9cOtVL1q2qcMR3te9qBWuHuEcs</text:p>
          </table:table-cell>
          <table:table-cell office:value-type="string">
            <text:p>https://lh3.googleusercontent.com/AaZx2-ypH8-kxQKjKLM8nAVsIfKU6Pstvoy-LQ3nfXT7x091-t4gtq3oD6jVlJGHpqI4Mto0coO9bEc=w60-h60-l90-rj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https://lh3.googleusercontent.com/AaZx2-ypH8-kxQKjKLM8nAVsIfKU6Pstvoy-LQ3nfXT7x091-t4gtq3oD6jVlJGHpqI4Mto0coO9bEc=w60-h60-l90-rj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https://lh3.googleusercontent.com/AaZx2-ypH8-kxQKjKLM8nAVsIfKU6Pstvoy-LQ3nfXT7x091-t4gtq3oD6jVlJGHpqI4Mto0coO9bEc=w60-h60-l90-rj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https://lh3.googleusercontent.com/AaZx2-ypH8-kxQKjKLM8nAVsIfKU6Pstvoy-LQ3nfXT7x091-t4gtq3oD6jVlJGHpqI4Mto0coO9bEc=w60-h60-l90-rj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kyynJJB9cOtVL1q2qcMR3te9qBWuHuEcs</text:p>
          </table:table-cell>
          <table:table-cell office:value-type="string">
            <text:p>https://lh3.googleusercontent.com/AaZx2-ypH8-kxQKjKLM8nAVsIfKU6Pstvoy-LQ3nfXT7x091-t4gtq3oD6jVlJGHpqI4Mto0coO9bEc=w60-h60-l90-rj</text:p>
          </table:table-cell>
          <table:table-cell office:value-type="string">
            <text:p>Late Night Blues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mJ-H_Q5lqmCSaafE1bcTludk3mdAlxw1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e-Night Rendezvous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n-SqCfGdaMTaa8iZw9aZXdnkbxdIa_c_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in Alternative and Indie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-SqCfGdaMTaa8iZw9aZXdnkbxdIa_c_s</text:p>
          </table:table-cell>
          <table:table-cell office:value-type="string">
            <text:p>https://lh3.googleusercontent.com/iipZ6nqbaEjD1RW7LhmzRgFdW_KWXAnVWOCl93V8bbTQD5IxT4N-z5eqUYK79nTLm9va2pcAYhw6U-A=w60-h60-l90-rj</text:p>
          </table:table-cell>
          <table:table-cell office:value-type="string">
            <text:p>Latin Alternative and Indie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3XMatQZ2XwY8GnzFyVl9gFAcCxHGVWRw</text:p>
          </table:table-cell>
          <table:table-cell office:value-type="string">
            <text:p>https://lh3.googleusercontent.com/qRe06yXUiDRtnnB44O8F2CyzUwG3CWpfThxluUk-TThw18wCsQywz7I7LcEye9i3bootvOl3GorbEg=w60-h60-l90-rj</text:p>
          </table:table-cell>
          <table:table-cell office:value-type="string">
            <text:p>Latin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Uk0zH7jbzbkC9JmWDjxsk5NUf0fZi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tin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OUk0zH7jbzbkC9JmWDjxsk5NUf0fZiNk</text:p>
          </table:table-cell>
          <table:table-cell office:value-type="string">
            <text:p>https://lh3.googleusercontent.com/-R4oN5F3s17FjgUatf3h-YsVlXz3sueRRVA9-NvCt6nDL-ArEfEHqiUqSZZYK6-H-cpRI9S6zM70HPM=w60-h60-l90-rj</text:p>
          </table:table-cell>
          <table:table-cell office:value-type="string">
            <text:p>Latin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YbTWwS6WFIJJ7Ntr8lx2jAEcBu50Wlf4</text:p>
          </table:table-cell>
          <table:table-cell office:value-type="string">
            <text:p>https://lh3.googleusercontent.com/JfjssQ17bLh05nqKe09juW346mXh527BaP6Quc-jeBAurhEe_R100UEEmJ-CmDX8aoAuCwfDkvMNCl4=w60-h60-l90-rj</text:p>
          </table:table-cell>
          <table:table-cell office:value-type="string">
            <text:p>Latin Rock 100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r89RMkcsvQCQLTmfXvz2sl8Wv6OtHyj8</text:p>
          </table:table-cell>
          <table:table-cell office:value-type="string">
            <text:p>https://lh3.googleusercontent.com/0wR81QecaTRyqdegEFYZdumqkyG_hSfBRSQHLLOzt6XIUdFkFCxh7yG9yMeAlIHFOPyYd61d1CoCtZGV=w60-h60-l90-rj</text:p>
          </table:table-cell>
          <table:table-cell office:value-type="string">
            <text:p>Latin Zumba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k8X5cgTG2AnXbnkwEV7uQFptEKvSRmkj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utstark: German Indie &amp; Rock Hits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k8X5cgTG2AnXbnkwEV7uQFptEKvSRmkjU</text:p>
          </table:table-cell>
          <table:table-cell office:value-type="string">
            <text:p>https://lh3.googleusercontent.com/2uNe4CiyoxBtLmOUIxdVVKM2GwEJhLLxTeAbG-KymhLyYPgEvBv6HXX1tAbriFzVePZjRWMRcy1Ylg=w60-h60-l90-rj</text:p>
          </table:table-cell>
          <table:table-cell office:value-type="string">
            <text:p>Lautstark: German Indie &amp; Rock Hits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k8X5cgTG2AnXbnkwEV7uQFptEKvSRmkj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autstark: German Indie &amp; Rock Hits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k8X5cgTG2AnXbnkwEV7uQFptEKvSRmkjU</text:p>
          </table:table-cell>
          <table:table-cell office:value-type="string">
            <text:p>https://lh3.googleusercontent.com/2uNe4CiyoxBtLmOUIxdVVKM2GwEJhLLxTeAbG-KymhLyYPgEvBv6HXX1tAbriFzVePZjRWMRcy1Ylg=w60-h60-l90-rj</text:p>
          </table:table-cell>
          <table:table-cell office:value-type="string">
            <text:p>Lautstark: German Indie &amp; Rock Hits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lbbIXuiDisXltKHbApftvpR4RH2G5tT9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ebanese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bbIXuiDisXltKHbApftvpR4RH2G5tT9Y</text:p>
          </table:table-cell>
          <table:table-cell office:value-type="string">
            <text:p>https://lh3.googleusercontent.com/f1ZGCBLLFZZBDUKrC6nAMFRSYaAbRnnHZ3asqMgvdYf1zBz64RZ3yOOqf_LJeaOobUJeLKWZIuaG1RQ=w60-h60-l90-rj</text:p>
          </table:table-cell>
          <table:table-cell office:value-type="string">
            <text:p>Lebanese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hJ_iS9KWleMpultxuv6VayYPBDEPL9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eft-Field Hip Hop</text:p>
          </table:table-cell>
          <table:table-cell office:value-type="string">
            <text:p>137 songs</text:p>
          </table:table-cell>
        </table:table-row>
        <table:table-row table:style-name="ro2">
          <table:table-cell office:value-type="string">
            <text:p>https://music.youtube.com/playlist?list=RDCLAK5uy_nhJ_iS9KWleMpultxuv6VayYPBDEPL9iU</text:p>
          </table:table-cell>
          <table:table-cell office:value-type="string">
            <text:p>https://lh3.googleusercontent.com/tc0RCuht0IPagZ30Wj3o-Rzqfv4Qs5jlg5cfhOG3nrFqXe9HgHTqLsQQIEcR_ArQkjcZpQV2LDh2vWdx=w60-h60-l90-rj</text:p>
          </table:table-cell>
          <table:table-cell office:value-type="string">
            <text:p>Left-Field Hip Hop</text:p>
          </table:table-cell>
          <table:table-cell office:value-type="string">
            <text:p>137 songs</text:p>
          </table:table-cell>
        </table:table-row>
        <table:table-row table:style-name="ro2">
          <table:table-cell office:value-type="string">
            <text:p>https://music.youtube.com/playlist?list=RDCLAK5uy_lRX7tRkfO2wmlk0ZMHRz2BYH7RMGJAts0</text:p>
          </table:table-cell>
          <table:table-cell office:value-type="string">
            <text:p>https://lh3.googleusercontent.com/a92UF_nlVtavT5F4RDwOI4gvYBieDF7hP6070q7Vnic9Z3_eNyKkC1pmV8GkMPwuDS6Gb5RsEYNCFXA=w60-h60-l90-rj</text:p>
          </table:table-cell>
          <table:table-cell office:value-type="string">
            <text:p>Light Rock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lRX7tRkfO2wmlk0ZMHRz2BYH7RMGJAts0</text:p>
          </table:table-cell>
          <table:table-cell office:value-type="string">
            <text:p>https://lh3.googleusercontent.com/a92UF_nlVtavT5F4RDwOI4gvYBieDF7hP6070q7Vnic9Z3_eNyKkC1pmV8GkMPwuDS6Gb5RsEYNCFXA=w60-h60-l90-rj</text:p>
          </table:table-cell>
          <table:table-cell office:value-type="string">
            <text:p>Light Rock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lRX7tRkfO2wmlk0ZMHRz2BYH7RMGJAts0</text:p>
          </table:table-cell>
          <table:table-cell office:value-type="string">
            <text:p>https://lh3.googleusercontent.com/a92UF_nlVtavT5F4RDwOI4gvYBieDF7hP6070q7Vnic9Z3_eNyKkC1pmV8GkMPwuDS6Gb5RsEYNCFXA=w60-h60-l90-rj</text:p>
          </table:table-cell>
          <table:table-cell office:value-type="string">
            <text:p>Light Rock</text:p>
          </table:table-cell>
          <table:table-cell office:value-type="string">
            <text:p>106 songs</text:p>
          </table:table-cell>
        </table:table-row>
        <table:table-row table:style-name="ro2">
          <table:table-cell office:value-type="string">
            <text:p>https://music.youtube.com/playlist?list=RDCLAK5uy_nqvKsCBvSOVqs3wLsHMQo_82QIXLsAzZM</text:p>
          </table:table-cell>
          <table:table-cell office:value-type="string">
            <text:p>https://lh3.googleusercontent.com/SwnCSTcCVpPqtxMcy4NUz78uwC7XA4wkqlLobx2B-0DtVUhgY4sfk7tzw8Fscz5FADrFOMoKopiyr50=w60-h60-l90-rj</text:p>
          </table:table-cell>
          <table:table-cell office:value-type="string">
            <text:p>Linkin Park From Zero Tour</text:p>
          </table:table-cell>
          <table:table-cell office:value-type="string">
            <text:p>32 songs</text:p>
          </table:table-cell>
        </table:table-row>
        <table:table-row table:style-name="ro2" table:visibility="filter">
          <table:table-cell office:value-type="string">
            <text:p>https://music.youtube.com/playlist?list=RDCLAK5uy_lRr70m6uTvLpxAG3G6Yuc41cJBIXODAw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iving Room Lofi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Rr70m6uTvLpxAG3G6Yuc41cJBIXODAws</text:p>
          </table:table-cell>
          <table:table-cell office:value-type="string">
            <text:p>https://lh3.googleusercontent.com/dPRjrVOQINQyr6bM_7SIH7zGDGWcDJzWZJpDFt71sDgmLpUQeg9VDKCaUlC_dFBI-vb6XI5nAJWoQkU=w60-h60-l90-rj</text:p>
          </table:table-cell>
          <table:table-cell office:value-type="string">
            <text:p>Living Room Lofi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lRr70m6uTvLpxAG3G6Yuc41cJBIXODAws</text:p>
          </table:table-cell>
          <table:table-cell office:value-type="string">
            <text:p>https://lh3.googleusercontent.com/dPRjrVOQINQyr6bM_7SIH7zGDGWcDJzWZJpDFt71sDgmLpUQeg9VDKCaUlC_dFBI-vb6XI5nAJWoQkU=w60-h60-l90-rj</text:p>
          </table:table-cell>
          <table:table-cell office:value-type="string">
            <text:p>Living Room Lofi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nZJzoZEBYRptA2XXskbxGTvKkevapT_F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fi Flow State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nZJzoZEBYRptA2XXskbxGTvKkevapT_F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fi Flow State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nZJzoZEBYRptA2XXskbxGTvKkevapT_F4</text:p>
          </table:table-cell>
          <table:table-cell office:value-type="string">
            <text:p>https://lh3.googleusercontent.com/ZHmnR3jYQRSPq0JnK6qFx00IS7s7qqTP2q8ZtTCWcEg4_jhdXMc9bUzdGdXdXGC6m_HLYbzrSdmB0Q=w60-h60-l90-rj</text:p>
          </table:table-cell>
          <table:table-cell office:value-type="string">
            <text:p>Lofi Flow State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kb7EBi6y3GrtJri4_ZH56Ms786DFEimb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kb7EBi6y3GrtJri4_ZH56Ms786DFEimbM</text:p>
          </table:table-cell>
          <table:table-cell office:value-type="string">
            <text:p>https://lh3.googleusercontent.com/9I45SYZAfTeR17ByV9i2yDpWhQ5DTWMCrW3Lei8vMIiZzeyUnf2zRFUDBob4TGwgUkXAAR_x1Xa8VA=w60-h60-l90-rj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b7EBi6y3GrtJri4_ZH56Ms786DFEimb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b7EBi6y3GrtJri4_ZH56Ms786DFEimbM</text:p>
          </table:table-cell>
          <table:table-cell office:value-type="string">
            <text:p>https://lh3.googleusercontent.com/9I45SYZAfTeR17ByV9i2yDpWhQ5DTWMCrW3Lei8vMIiZzeyUnf2zRFUDBob4TGwgUkXAAR_x1Xa8VA=w60-h60-l90-rj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b7EBi6y3GrtJri4_ZH56Ms786DFEimb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kb7EBi6y3GrtJri4_ZH56Ms786DFEimbM</text:p>
          </table:table-cell>
          <table:table-cell office:value-type="string">
            <text:p>https://lh3.googleusercontent.com/9I45SYZAfTeR17ByV9i2yDpWhQ5DTWMCrW3Lei8vMIiZzeyUnf2zRFUDBob4TGwgUkXAAR_x1Xa8VA=w60-h60-l90-rj</text:p>
          </table:table-cell>
          <table:table-cell office:value-type="string">
            <text:p>Lofi Loft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lVm93MPGWY2gMYbeUHn2Y5HnRNRzMbQf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se Yourself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lVm93MPGWY2gMYbeUHn2Y5HnRNRzMbQfM</text:p>
          </table:table-cell>
          <table:table-cell office:value-type="string">
            <text:p>https://lh3.googleusercontent.com/iOPtWobwatcoBFY89JH9vT7qkB1MsSV8lRIetpi8f71jxZL803DtGplR2NQYDpwFZnkH-X5NT7z5WqbD=w60-h60-l90-rj</text:p>
          </table:table-cell>
          <table:table-cell office:value-type="string">
            <text:p>Lose Yourself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Vm93MPGWY2gMYbeUHn2Y5HnRNRzMbQfM</text:p>
          </table:table-cell>
          <table:table-cell office:value-type="string">
            <text:p>https://lh3.googleusercontent.com/iOPtWobwatcoBFY89JH9vT7qkB1MsSV8lRIetpi8f71jxZL803DtGplR2NQYDpwFZnkH-X5NT7z5WqbD=w60-h60-l90-rj</text:p>
          </table:table-cell>
          <table:table-cell office:value-type="string">
            <text:p>Lose Yourself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Vm93MPGWY2gMYbeUHn2Y5HnRNRzMbQf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se Yourself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Vm93MPGWY2gMYbeUHn2Y5HnRNRzMbQfM</text:p>
          </table:table-cell>
          <table:table-cell office:value-type="string">
            <text:p>https://lh3.googleusercontent.com/iOPtWobwatcoBFY89JH9vT7qkB1MsSV8lRIetpi8f71jxZL803DtGplR2NQYDpwFZnkH-X5NT7z5WqbD=w60-h60-l90-rj</text:p>
          </table:table-cell>
          <table:table-cell office:value-type="string">
            <text:p>Lose Yourself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WjdMUkdT90X6sTqt5tcUfPqZ2zuJ5J7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ud Guitars Made in France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WjdMUkdT90X6sTqt5tcUfPqZ2zuJ5J7Y</text:p>
          </table:table-cell>
          <table:table-cell office:value-type="string">
            <text:p>https://lh3.googleusercontent.com/weRdOA1HJK7xp0sgmcLtDeB5lNNkXB8p21dF1ALfXAsDOiwfaMCHjGB8RAw_UQ5XQa_yyvEFtKh46gNq=w60-h60-l90-rj</text:p>
          </table:table-cell>
          <table:table-cell office:value-type="string">
            <text:p>Loud Guitars Made in France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aghnmzAbk4w42hKimQu5787BT1qMcD1I</text:p>
          </table:table-cell>
          <table:table-cell office:value-type="string">
            <text:p>https://lh3.googleusercontent.com/m_KTpDwGmqCUf9J7SMjXe8zdsPMmrI_U0pHUwvvci_XlTQ5NbaHDGoTxkNyozQqLuDeh1ujM_W6OqCk=w60-h60-l90-rj</text:p>
          </table:table-cell>
          <table:table-cell office:value-type="string">
            <text:p>Love On The Brain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aghnmzAbk4w42hKimQu5787BT1qMcD1I</text:p>
          </table:table-cell>
          <table:table-cell office:value-type="string">
            <text:p>https://lh3.googleusercontent.com/m_KTpDwGmqCUf9J7SMjXe8zdsPMmrI_U0pHUwvvci_XlTQ5NbaHDGoTxkNyozQqLuDeh1ujM_W6OqCk=w60-h60-l90-rj</text:p>
          </table:table-cell>
          <table:table-cell office:value-type="string">
            <text:p>Love On The Brain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k9J5Gley3uvN5GYRbZPE2f94UTR7QbN0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overs Rock Classic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k9J5Gley3uvN5GYRbZPE2f94UTR7QbN0I</text:p>
          </table:table-cell>
          <table:table-cell office:value-type="string">
            <text:p>https://lh3.googleusercontent.com/kg8ApSAKUl8lcvOHRnTUK8r-R4Cn1sbiiUqhiZqsTmZr0k8Nn-Sibz4HnnTxc4neugZlnMOZi3-1ikI=w60-h60-l90-rj</text:p>
          </table:table-cell>
          <table:table-cell office:value-type="string">
            <text:p>Lovers Rock Classic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ljjZXYOZsVqtkknNg4nai7elA6kVq0cac</text:p>
          </table:table-cell>
          <table:table-cell office:value-type="string">
            <text:p>https://lh3.googleusercontent.com/rSI4omzSKdkau_NB9EJW5LTm3akk6bdtxmC2YUnl8pzgPe-6rnskUivwDwtl2HRsyBoCtTgGSQI5u40=w60-h60-l90-rj</text:p>
          </table:table-cell>
          <table:table-cell office:value-type="string">
            <text:p>Lullabies for Babies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m6AGoYdOpYf2nIDsiF2hLwhlbZXjz1C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Lyrical Rap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m6AGoYdOpYf2nIDsiF2hLwhlbZXjz1CwA</text:p>
          </table:table-cell>
          <table:table-cell office:value-type="string">
            <text:p>https://lh3.googleusercontent.com/LlT_9ELeUE1bIPgRgcdkd0UOQiR40KWQ5e00f8F4jDlg2Rvg0T0j2oJV32VGV3IhVgVY1XFeHy39j1w=w60-h60-l90-rj</text:p>
          </table:table-cell>
          <table:table-cell office:value-type="string">
            <text:p>Lyrical Rap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nSkDb-Lz4JW4INCXyg42stHqPqg4qCDf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chayenge Kya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nSkDb-Lz4JW4INCXyg42stHqPqg4qCDfc</text:p>
          </table:table-cell>
          <table:table-cell office:value-type="string">
            <text:p>https://lh3.googleusercontent.com/UWCTYw4qPwONv4_eRsuAanjOPCVYuW0yNiz9_bPBPkzWgSvLYH2neGyrW9CEmTE7TS6jHihOHqdIHoM=w60-h60-l90-rj</text:p>
          </table:table-cell>
          <table:table-cell office:value-type="string">
            <text:p>Machayenge Kya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nLpR9L6VQRm4tgJW0HdopeaeJoJQXT_6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ghreb Hits 2022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nLpR9L6VQRm4tgJW0HdopeaeJoJQXT_68</text:p>
          </table:table-cell>
          <table:table-cell office:value-type="string">
            <text:p>https://lh3.googleusercontent.com/rjxmhBz-agJGV8Twt1TnrSOF4q35bGlmiaewLnIfAGQaow3999rpxpxJvdCvat4wKN5_W6YuRce9aFo3=w60-h60-l90-rj</text:p>
          </table:table-cell>
          <table:table-cell office:value-type="string">
            <text:p>Maghreb Hits 2022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n2ZDR6LJ_HideKNEqgJukFqHcvD8G8WG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ghreb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2ZDR6LJ_HideKNEqgJukFqHcvD8G8WG8</text:p>
          </table:table-cell>
          <table:table-cell office:value-type="string">
            <text:p>https://lh3.googleusercontent.com/a8nDXlGsIDfKhz_sv8OFhGsGUykTXtwxVA2iZX9m7H5ygrvaYiZ-jjwPuuoWoVgMi2QEI1QC_yFmZWM=w60-h60-l90-rj</text:p>
          </table:table-cell>
          <table:table-cell office:value-type="string">
            <text:p>Maghreb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0RPAZDb4p0DEIY5DKIR3vdKSGHSdIPM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ghreb Rap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k0RPAZDb4p0DEIY5DKIR3vdKSGHSdIPM8</text:p>
          </table:table-cell>
          <table:table-cell office:value-type="string">
            <text:p>https://lh3.googleusercontent.com/evr0JUYDpwdOathJWhWTTTe2Roi4zSLFKJCF0iIj3RxsgchFbZS9yHtLb-KU3D7m04VuomyvJcuQ6_k=w60-h60-l90-rj</text:p>
          </table:table-cell>
          <table:table-cell office:value-type="string">
            <text:p>Maghreb Rap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lbfDqlFOiRJekoTwNgiES65gcham4ZelA</text:p>
          </table:table-cell>
          <table:table-cell office:value-type="string">
            <text:p>https://lh3.googleusercontent.com/_-8mBu6IvXKRz1mdQ66Dsk-WWnZtKnbvzF7FKUdX2K5aTNM-PCmn1-W5BSSx3LW5FtMMZjLYo01nIuU=w60-h60-l90-rj</text:p>
          </table:table-cell>
          <table:table-cell office:value-type="string">
            <text:p>Make Out Jams: Bollywood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8-hn_Dh2IINzL4vpN_vnafTZflvH30pM</text:p>
          </table:table-cell>
          <table:table-cell office:value-type="string">
            <text:p>https://lh3.googleusercontent.com/6mU9P-5zFeTkcPbCVskoI9MNqcUzH1qqrxFanttIPZEv2dEh3MbaoxSe5Cwa9pr-EU8pi9lIV0-FQlc=w60-h60-l90-rj</text:p>
          </table:table-cell>
          <table:table-cell office:value-type="string">
            <text:p>Malayalam Hits 2023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ni3DKCDd5NFCj0izGpHPVtc-bavbg2WV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layalam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i3DKCDd5NFCj0izGpHPVtc-bavbg2WVY</text:p>
          </table:table-cell>
          <table:table-cell office:value-type="string">
            <text:p>https://lh3.googleusercontent.com/86m7mCggpvL9zdvC1HB5B18sW9ccTTaD8j5utCcaRS6B6b8EPRnJEX121Y40ywsq-uvsoxsU_j8fcQ8=w60-h60-l90-rj</text:p>
          </table:table-cell>
          <table:table-cell office:value-type="string">
            <text:p>Malayalam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8d3jZelEBCQHd9zKjONeTIpKcIK5FmmQ</text:p>
          </table:table-cell>
          <table:table-cell office:value-type="string">
            <text:p>https://lh3.googleusercontent.com/WVRg_zjVIQMpMrq5263ExdJYVGfgUwPtZqVWvKGOG9VbGbsBUDoycJ_q8ZC4jEZHSE7yElYub0K1sbw=w60-h60-l90-rj</text:p>
          </table:table-cell>
          <table:table-cell office:value-type="string">
            <text:p>Mandopop Dance Music for Working ou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KgIq0wXa-0Bo3gxebeQUwEBS3DtXjP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ndopop Dance Part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LKgIq0wXa-0Bo3gxebeQUwEBS3DtXjPg</text:p>
          </table:table-cell>
          <table:table-cell office:value-type="string">
            <text:p>https://lh3.googleusercontent.com/SQL6GwPKwG9Cn1n-jJaILpugpydmTGuls8m-7-9EctpUfk6R6zCIOFmnzSye65JvcU39lpsKidOMYFM=w60-h60-l90-rj</text:p>
          </table:table-cell>
          <table:table-cell office:value-type="string">
            <text:p>Mandopop Dance Party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qoCPstGUHbWhuTUJCwuApcihGy0ZVNm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ndopop Hard Rock/Metal</text:p>
          </table:table-cell>
          <table:table-cell office:value-type="string">
            <text:p>30 songs</text:p>
          </table:table-cell>
        </table:table-row>
        <table:table-row table:style-name="ro2">
          <table:table-cell office:value-type="string">
            <text:p>https://music.youtube.com/playlist?list=RDCLAK5uy_mqoCPstGUHbWhuTUJCwuApcihGy0ZVNmk</text:p>
          </table:table-cell>
          <table:table-cell office:value-type="string">
            <text:p>https://lh3.googleusercontent.com/GDDjGMUkvgPGrXooR8UBlirUYWM8iH4Zge5qbr8sfYwZBk0AtOL9BHPK4FrohiCD3qZvA00cz6T05gbz=w60-h60-l90-rj</text:p>
          </table:table-cell>
          <table:table-cell office:value-type="string">
            <text:p>Mandopop Hard Rock/Metal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kymAL5cE4HeekmTy6-3OXYuAucHRpvJ2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rathi Party</text:p>
          </table:table-cell>
          <table:table-cell office:value-type="string">
            <text:p>42 songs</text:p>
          </table:table-cell>
        </table:table-row>
        <table:table-row table:style-name="ro2">
          <table:table-cell office:value-type="string">
            <text:p>https://music.youtube.com/playlist?list=RDCLAK5uy_kymAL5cE4HeekmTy6-3OXYuAucHRpvJ28</text:p>
          </table:table-cell>
          <table:table-cell office:value-type="string">
            <text:p>https://lh3.googleusercontent.com/mJ-sfHCtCgWOnr2kqn8PkwNCNucGvCm6oVE0hDFrzkbejlBwJFmaIppwhPeFE7cdaU3cwUOCxtVf0w=w60-h60-l90-rj</text:p>
          </table:table-cell>
          <table:table-cell office:value-type="string">
            <text:p>Marathi Party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msmCN7LtOaHMAeGUtReEHr3DK5lLd9Pm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rgaritaville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msmCN7LtOaHMAeGUtReEHr3DK5lLd9PmY</text:p>
          </table:table-cell>
          <table:table-cell office:value-type="string">
            <text:p>https://lh3.googleusercontent.com/1eMkI_aT_paKXQu5I13yxllNfx0eCjbDVLB9eB781b1xYZOJ3ec5VC977KuyMZB2RgnaViZTuwXJ6XQ=w60-h60-l90-rj</text:p>
          </table:table-cell>
          <table:table-cell office:value-type="string">
            <text:p>Margaritaville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smCN7LtOaHMAeGUtReEHr3DK5lLd9PmY</text:p>
          </table:table-cell>
          <table:table-cell office:value-type="string">
            <text:p>https://lh3.googleusercontent.com/1eMkI_aT_paKXQu5I13yxllNfx0eCjbDVLB9eB781b1xYZOJ3ec5VC977KuyMZB2RgnaViZTuwXJ6XQ=w60-h60-l90-rj</text:p>
          </table:table-cell>
          <table:table-cell office:value-type="string">
            <text:p>Margaritaville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FlKms7Zm3D734_wJr1p7ErNkAivAHGV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ssive Pop Remixes</text:p>
          </table:table-cell>
          <table:table-cell office:value-type="string">
            <text:p>179 songs</text:p>
          </table:table-cell>
        </table:table-row>
        <table:table-row table:style-name="ro2">
          <table:table-cell office:value-type="string">
            <text:p>https://music.youtube.com/playlist?list=RDCLAK5uy_lFlKms7Zm3D734_wJr1p7ErNkAivAHGVs</text:p>
          </table:table-cell>
          <table:table-cell office:value-type="string">
            <text:p>https://lh3.googleusercontent.com/z6YZ4WdMEC3YpT2lRRDeInVqBr4q8fYE52y78suq7DPiAJVIirUhJQl7kGIn7pH7vSPGFcGnR9D2llI=w60-h60-l90-rj</text:p>
          </table:table-cell>
          <table:table-cell office:value-type="string">
            <text:p>Massive Pop Remixes</text:p>
          </table:table-cell>
          <table:table-cell office:value-type="string">
            <text:p>179 songs</text:p>
          </table:table-cell>
        </table:table-row>
        <table:table-row table:style-name="ro2" table:visibility="filter">
          <table:table-cell office:value-type="string">
            <text:p>https://music.youtube.com/playlist?list=RDCLAK5uy_k7h5535MeHE8xmgHsrZx7HOKH4lb5vAf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ssive Rock Hit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7h5535MeHE8xmgHsrZx7HOKH4lb5vAfY</text:p>
          </table:table-cell>
          <table:table-cell office:value-type="string">
            <text:p>https://lh3.googleusercontent.com/i1mr-a7qGN1k_91_RCh0Zy7i8UVuCcuriYjec7_fewekI8ZyM8LyuNPy8AiBoy765IPMEN2p_1K0MAc=w60-h60-l90-rj</text:p>
          </table:table-cell>
          <table:table-cell office:value-type="string">
            <text:p>Massive Rock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7h5535MeHE8xmgHsrZx7HOKH4lb5vAf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ssive Rock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7h5535MeHE8xmgHsrZx7HOKH4lb5vAfY</text:p>
          </table:table-cell>
          <table:table-cell office:value-type="string">
            <text:p>https://lh3.googleusercontent.com/i1mr-a7qGN1k_91_RCh0Zy7i8UVuCcuriYjec7_fewekI8ZyM8LyuNPy8AiBoy765IPMEN2p_1K0MAc=w60-h60-l90-rj</text:p>
          </table:table-cell>
          <table:table-cell office:value-type="string">
            <text:p>Massive Rock Hit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5vcGRXixxemtzK1eKDS7BeHys7mvYOd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ximum Decibels: Today's Rock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5vcGRXixxemtzK1eKDS7BeHys7mvYOdk</text:p>
          </table:table-cell>
          <table:table-cell office:value-type="string">
            <text:p>https://lh3.googleusercontent.com/kshzye5TKKnGWOrwUesnAWWSu4Y0aTK0ULBV-GvTxwZxS0tpNLH0RaJFwMs3LC3pUhoqY2RT0HaY7UA=w60-h60-l90-rj</text:p>
          </table:table-cell>
          <table:table-cell office:value-type="string">
            <text:p>Maximum Decibels: Today's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5vcGRXixxemtzK1eKDS7BeHys7mvYOd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aximum Decibels: Today's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5vcGRXixxemtzK1eKDS7BeHys7mvYOdk</text:p>
          </table:table-cell>
          <table:table-cell office:value-type="string">
            <text:p>https://lh3.googleusercontent.com/kshzye5TKKnGWOrwUesnAWWSu4Y0aTK0ULBV-GvTxwZxS0tpNLH0RaJFwMs3LC3pUhoqY2RT0HaY7UA=w60-h60-l90-rj</text:p>
          </table:table-cell>
          <table:table-cell office:value-type="string">
            <text:p>Maximum Decibels: Today's Rock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tQ5lds7IYeZ3TsZurHJX2w0CLMJ3w8Y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ellow Korean Rap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mtQ5lds7IYeZ3TsZurHJX2w0CLMJ3w8Y4</text:p>
          </table:table-cell>
          <table:table-cell office:value-type="string">
            <text:p>https://lh3.googleusercontent.com/O4m7EePoA8bYpdnEQndj1BuQJPxwHesaZIfjC88w9t5VEM9b0KgokVINLh6CzyvQqJEDsO21iQhI0-wy=w60-h60-l90-rj</text:p>
          </table:table-cell>
          <table:table-cell office:value-type="string">
            <text:p>Mellow Korean Rap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nDL8KeBrUagwyISwNmyEiSfYgz1gVCesg</text:p>
          </table:table-cell>
          <table:table-cell office:value-type="string">
            <text:p>https://lh3.googleusercontent.com/WIpNILSEB_Fs-esO3Z_jRiQgkRvHK41un394zFPHwG49pO1Kn9qVI_ud_J2BuGaoJiRVAUjOKOE9kRmN=w60-h60-l90-rj</text:p>
          </table:table-cell>
          <table:table-cell office:value-type="string">
            <text:p>Mellow Pop Classic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DL8KeBrUagwyISwNmyEiSfYgz1gVCesg</text:p>
          </table:table-cell>
          <table:table-cell office:value-type="string">
            <text:p>https://lh3.googleusercontent.com/WIpNILSEB_Fs-esO3Z_jRiQgkRvHK41un394zFPHwG49pO1Kn9qVI_ud_J2BuGaoJiRVAUjOKOE9kRmN=w60-h60-l90-rj</text:p>
          </table:table-cell>
          <table:table-cell office:value-type="string">
            <text:p>Mellow Pop Classic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DL8KeBrUagwyISwNmyEiSfYgz1gVCesg</text:p>
          </table:table-cell>
          <table:table-cell office:value-type="string">
            <text:p>https://lh3.googleusercontent.com/WIpNILSEB_Fs-esO3Z_jRiQgkRvHK41un394zFPHwG49pO1Kn9qVI_ud_J2BuGaoJiRVAUjOKOE9kRmN=w60-h60-l90-rj</text:p>
          </table:table-cell>
          <table:table-cell office:value-type="string">
            <text:p>Mellow Pop Classic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ADtUlJvgkPzLJ9kC9DEB-2cgfsnMWdPs</text:p>
          </table:table-cell>
          <table:table-cell office:value-type="string">
            <text:p>https://lh3.googleusercontent.com/_QHbM1ljubMpQQLYodQZADWgQTAudf9ck9Fx96BsZJwIUCTKK5MxQM1Vr7_qgAvi_XiPy_wMJ6rTIUw=w60-h60-s-l90-rj</text:p>
          </table:table-cell>
          <table:table-cell office:value-type="string">
            <text:p>MEMLEKET Turkish Folk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lrHXaLiPQWWFL_qS-YOFOkytHzA5xdwQ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etal Divas</text:p>
          </table:table-cell>
          <table:table-cell office:value-type="string">
            <text:p>113 songs</text:p>
          </table:table-cell>
        </table:table-row>
        <table:table-row table:style-name="ro2">
          <table:table-cell office:value-type="string">
            <text:p>https://music.youtube.com/playlist?list=RDCLAK5uy_lrHXaLiPQWWFL_qS-YOFOkytHzA5xdwQc</text:p>
          </table:table-cell>
          <table:table-cell office:value-type="string">
            <text:p>https://lh3.googleusercontent.com/jUPczhqtm972gnD_ncN3S1U6iM5rinPPHkvtSvqEVFM090EZPWpmoQpDzylmQWESf4eN6N_c4Yw6CkKM=w60-h60-l90-rj</text:p>
          </table:table-cell>
          <table:table-cell office:value-type="string">
            <text:p>Metal Divas</text:p>
          </table:table-cell>
          <table:table-cell office:value-type="string">
            <text:p>113 songs</text:p>
          </table:table-cell>
        </table:table-row>
        <table:table-row table:style-name="ro2" table:visibility="filter">
          <table:table-cell office:value-type="string">
            <text:p>https://music.youtube.com/playlist?list=RDCLAK5uy_mwAFwn27mdZdO_2_fBdRyWwwLVPkWKh2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etal Hits 2024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wAFwn27mdZdO_2_fBdRyWwwLVPkWKh2c</text:p>
          </table:table-cell>
          <table:table-cell office:value-type="string">
            <text:p>https://lh3.googleusercontent.com/72r1HF-3d47_wXqFas8ENJ7Nqa8xQqsaT5M7TetFcSNNJ8Jte-ZadbKDgIxDNK2yr0ikrj1EC3lRCv4=w60-h60-l90-rj</text:p>
          </table:table-cell>
          <table:table-cell office:value-type="string">
            <text:p>Metal Hits 2024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mk6AmqcHgCRhyJuYsQz5CCVdCF4SRGivs</text:p>
          </table:table-cell>
          <table:table-cell office:value-type="string">
            <text:p>https://lh3.googleusercontent.com/i95LjNxhG7QD1vsnbiaoGyxP-dPpqjq7VrSJhrduj1aAfYFiiguS56EgYRhLM35JdjTrWQBxqCwGPg=w60-h60-l90-rj</text:p>
          </table:table-cell>
          <table:table-cell office:value-type="string">
            <text:p>Metal Hotlist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eGeXSJUXcic_9YyekWAjAbnSQB9hxDbg</text:p>
          </table:table-cell>
          <table:table-cell office:value-type="string">
            <text:p>https://lh3.googleusercontent.com/ftBse0hS3KZwFV99-DIep1HBI3OiuTUaTStaj7wH00cvOG4k1OrLSsxP3TaTGedgmN_xUr_QACJ-WEfk=w60-h60-l90-rj</text:p>
          </table:table-cell>
          <table:table-cell office:value-type="string">
            <text:p>Metalcore Meltdown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nUYX9D7nEde4wYy9CSsARKQIpPeA6U2Y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exican Rock Legends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nUYX9D7nEde4wYy9CSsARKQIpPeA6U2Ys</text:p>
          </table:table-cell>
          <table:table-cell office:value-type="string">
            <text:p>https://lh3.googleusercontent.com/fwFeVqKt9bpn602rrcbwCD5OCc8Q_SzTnfP4g0Cww1Er9qm4zFUe6VWWGDiELEhh2y6OH1_wgwLYafE=w60-h60-l90-rj</text:p>
          </table:table-cell>
          <table:table-cell office:value-type="string">
            <text:p>Mexican Rock Legends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lRr2S1Nmk-a4qeSFpU0WoLuVETphGyBP8</text:p>
          </table:table-cell>
          <table:table-cell office:value-type="string">
            <text:p>https://lh3.googleusercontent.com/ssH8s0KNYxagmStF67p6RSkP1cx0a2G2APl7uWWCEDGXWfA4z0QAueTQXy2i6OQoKXy6lg-Hw7n4BUM=w60-h60-l90-rj</text:p>
          </table:table-cell>
          <table:table-cell office:value-type="string">
            <text:p>Minimal Techno Flow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lrTZ_d6oQwyngZyhe2Xz1o8jbbSS24tu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dern Indonesian Pop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rTZ_d6oQwyngZyhe2Xz1o8jbbSS24tu4</text:p>
          </table:table-cell>
          <table:table-cell office:value-type="string">
            <text:p>https://lh3.googleusercontent.com/Fqmu8mTDXPMLz4QPtk99IEWElf_jIAtlvbmQeP5sAMHSw9pm8radciIeTcQNAri33MKx0YMloMMgsVw=w60-h60-l90-rj</text:p>
          </table:table-cell>
          <table:table-cell office:value-type="string">
            <text:p>Modern Indonesian Pop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3PeyHeqJh1dR78WjfsMJwRHJx9ofMvvc</text:p>
          </table:table-cell>
          <table:table-cell office:value-type="string">
            <text:p>https://lh3.googleusercontent.com/ND3Jmh2yGqIe9EuL113Vei3pvrqeCciqnuLGP6pSjQAszyV-dBl9qozsTNBkP5GYL3FaEegRMHXgZp8k=w60-h60-l90-rj</text:p>
          </table:table-cell>
          <table:table-cell office:value-type="string">
            <text:p>Modern Rock Hits</text:p>
          </table:table-cell>
          <table:table-cell office:value-type="string">
            <text:p>285 songs</text:p>
          </table:table-cell>
        </table:table-row>
        <table:table-row table:style-name="ro2" table:visibility="filter">
          <table:table-cell office:value-type="string">
            <text:p>https://music.youtube.com/playlist?list=RDCLAK5uy_l7H4q0R8IUIwZI2gnfpnzQzkVUnnHqH0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dulation: Electronic Hits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l7H4q0R8IUIwZI2gnfpnzQzkVUnnHqH00</text:p>
          </table:table-cell>
          <table:table-cell office:value-type="string">
            <text:p>https://lh3.googleusercontent.com/ogMcFhC3U3_gGCFot2HOz8jQiijG1bZ8XH_L5jphn_XIeew4Ht7DgRui4xhM3DTdpQqyFVU0CuuXRuT8=w60-h60-l90-rj</text:p>
          </table:table-cell>
          <table:table-cell office:value-type="string">
            <text:p>Modulation: Electronic Hit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Xm4Xn4GwyFVjP0xgJvoZ6cdeBJZUmgS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llywood Party</text:p>
          </table:table-cell>
          <table:table-cell office:value-type="string">
            <text:p>48 songs</text:p>
          </table:table-cell>
        </table:table-row>
        <table:table-row table:style-name="ro2">
          <table:table-cell office:value-type="string">
            <text:p>https://music.youtube.com/playlist?list=RDCLAK5uy_lXm4Xn4GwyFVjP0xgJvoZ6cdeBJZUmgSw</text:p>
          </table:table-cell>
          <table:table-cell office:value-type="string">
            <text:p>https://lh3.googleusercontent.com/WhSJJzOuwnBFs_Smnib2wckWsP6uC8bqfQIpgPJe98Z58hXx-CvKG25DeMYwNN0KbX6w94S2l9UpiHs=w60-h60-l90-rj</text:p>
          </table:table-cell>
          <table:table-cell office:value-type="string">
            <text:p>Mollywood Party</text:p>
          </table:table-cell>
          <table:table-cell office:value-type="string">
            <text:p>48 songs</text:p>
          </table:table-cell>
        </table:table-row>
        <table:table-row table:style-name="ro2">
          <table:table-cell office:value-type="string">
            <text:p>https://music.youtube.com/playlist?list=RDCLAK5uy_lreHzXUqXcoHfNcdPKh-aL-h4k5fckfY4</text:p>
          </table:table-cell>
          <table:table-cell office:value-type="string">
            <text:p>https://lh3.googleusercontent.com/dJrV8XOo0nMJ7DvZBwp9mHLxFMJwMOaz_5emCJOWaMsbWtkm-N1xVPXkgVfuK92nlVNbOHNGNHUkeQ=w60-h60-l90-rj</text:p>
          </table:table-cell>
          <table:table-cell office:value-type="string">
            <text:p>Morning Drive</text:p>
          </table:table-cell>
          <table:table-cell office:value-type="string">
            <text:p>145 songs</text:p>
          </table:table-cell>
        </table:table-row>
        <table:table-row table:style-name="ro2" table:visibility="filter">
          <table:table-cell office:value-type="string">
            <text:p>https://music.youtube.com/playlist?list=RDCLAK5uy_miUZvgsFyAog8xtjdFBCnM3EGJcG5ZRU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tive: UK Rap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miUZvgsFyAog8xtjdFBCnM3EGJcG5ZRUk</text:p>
          </table:table-cell>
          <table:table-cell office:value-type="string">
            <text:p>https://lh3.googleusercontent.com/s_UW2BOgn5pyqSat2Vdy_TT6o1u0wlaAQHhaRAmVe-ms5GyUrv7VVAXMkK9U32bM4EKIqgPeayxYMA=w60-h60-l90-rj</text:p>
          </table:table-cell>
          <table:table-cell office:value-type="string">
            <text:p>Motive: UK Rap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miUZvgsFyAog8xtjdFBCnM3EGJcG5ZRUk</text:p>
          </table:table-cell>
          <table:table-cell office:value-type="string">
            <text:p>https://lh3.googleusercontent.com/s_UW2BOgn5pyqSat2Vdy_TT6o1u0wlaAQHhaRAmVe-ms5GyUrv7VVAXMkK9U32bM4EKIqgPeayxYMA=w60-h60-l90-rj</text:p>
          </table:table-cell>
          <table:table-cell office:value-type="string">
            <text:p>Motive: UK Rap</text:p>
          </table:table-cell>
          <table:table-cell office:value-type="string">
            <text:p>54 songs</text:p>
          </table:table-cell>
        </table:table-row>
        <table:table-row table:style-name="ro2" table:visibility="filter">
          <table:table-cell office:value-type="string">
            <text:p>https://music.youtube.com/playlist?list=RDCLAK5uy_lioDBH5_01phR1xiypkAx0t4u5AsJobF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town Dance Party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lioDBH5_01phR1xiypkAx0t4u5AsJobFg</text:p>
          </table:table-cell>
          <table:table-cell office:value-type="string">
            <text:p>https://lh3.googleusercontent.com/TuJTcJM82c9xCisWzTalxTpy_qV01q0IcGPLuC8MGjOBJo850wwr5SBwO459JnW1QofV6DtlhQEOYQ=w60-h60-l90-rj</text:p>
          </table:table-cell>
          <table:table-cell office:value-type="string">
            <text:p>Motown Dance Party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n1FVDaTAqtWA_AQZ5qy_E_9EOY62ftis8</text:p>
          </table:table-cell>
          <table:table-cell office:value-type="string">
            <text:p>https://lh3.googleusercontent.com/Xc16TFfv9coBQOLxdK6Z_LuvtJhktrmJ3Mzzeintti8C9yg7IM3S_4w5rLaB7xGf0_7mfBgdM06asQ=w60-h60-l90-rj</text:p>
          </table:table-cell>
          <table:table-cell office:value-type="string">
            <text:p>Motown in the '70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n1FVDaTAqtWA_AQZ5qy_E_9EOY62ftis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town in the '70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n1FVDaTAqtWA_AQZ5qy_E_9EOY62ftis8</text:p>
          </table:table-cell>
          <table:table-cell office:value-type="string">
            <text:p>https://lh3.googleusercontent.com/Xc16TFfv9coBQOLxdK6Z_LuvtJhktrmJ3Mzzeintti8C9yg7IM3S_4w5rLaB7xGf0_7mfBgdM06asQ=w60-h60-l90-rj</text:p>
          </table:table-cell>
          <table:table-cell office:value-type="string">
            <text:p>Motown in the '70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n1FVDaTAqtWA_AQZ5qy_E_9EOY62ftis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otown in the '70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n1FVDaTAqtWA_AQZ5qy_E_9EOY62ftis8</text:p>
          </table:table-cell>
          <table:table-cell office:value-type="string">
            <text:p>https://lh3.googleusercontent.com/Xc16TFfv9coBQOLxdK6Z_LuvtJhktrmJ3Mzzeintti8C9yg7IM3S_4w5rLaB7xGf0_7mfBgdM06asQ=w60-h60-l90-rj</text:p>
          </table:table-cell>
          <table:table-cell office:value-type="string">
            <text:p>Motown in the '70s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kdshiZQPflIs1aaHlgZhp5YI197wEP9m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uddin' and Truckin'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kdshiZQPflIs1aaHlgZhp5YI197wEP9mY</text:p>
          </table:table-cell>
          <table:table-cell office:value-type="string">
            <text:p>https://lh3.googleusercontent.com/XV7ywViOWySlj3bChFzq94fL4ZgZSm2Zeg7KQn44dsKrvA5Wk-bzgAOizdg48SWKqvrwQdumhGHP6ts=w60-h60-l90-rj</text:p>
          </table:table-cell>
          <table:table-cell office:value-type="string">
            <text:p>Muddin' and Truckin'</text:p>
          </table:table-cell>
          <table:table-cell office:value-type="string">
            <text:p>77 songs</text:p>
          </table:table-cell>
        </table:table-row>
        <table:table-row table:style-name="ro2" table:visibility="filter">
          <table:table-cell office:value-type="string">
            <text:p>https://music.youtube.com/playlist?list=RDCLAK5uy_kdshiZQPflIs1aaHlgZhp5YI197wEP9mY</text:p>
          </table:table-cell>
          <table:table-cell office:value-type="string">
            <text:p>https://lh3.googleusercontent.com/XV7ywViOWySlj3bChFzq94fL4ZgZSm2Zeg7KQn44dsKrvA5Wk-bzgAOizdg48SWKqvrwQdumhGHP6ts=w60-h60-l90-rj</text:p>
          </table:table-cell>
          <table:table-cell office:value-type="string">
            <text:p>Muddin' and Truckin'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ln4X6sDXRqlvSPYdDrTdnSRi9kmGu8nwU</text:p>
          </table:table-cell>
          <table:table-cell office:value-type="string">
            <text:p>https://lh3.googleusercontent.com/ouM4XooXzxsLVZF182_Fu3R4PfqEmnwK1KVKf_f01_ljWuQApoW4J9ugVFzygZdsouDJTE_pfVciP7s=w60-h60-l90-rj</text:p>
          </table:table-cell>
          <table:table-cell office:value-type="string">
            <text:p>Music From the Golden Age of Disney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n4X6sDXRqlvSPYdDrTdnSRi9kmGu8nw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Music From the Golden Age of Disney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n4X6sDXRqlvSPYdDrTdnSRi9kmGu8nwU</text:p>
          </table:table-cell>
          <table:table-cell office:value-type="string">
            <text:p>https://lh3.googleusercontent.com/ouM4XooXzxsLVZF182_Fu3R4PfqEmnwK1KVKf_f01_ljWuQApoW4J9ugVFzygZdsouDJTE_pfVciP7s=w60-h60-l90-rj</text:p>
          </table:table-cell>
          <table:table-cell office:value-type="string">
            <text:p>Music From the Golden Age of Disne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MEGL12YpqJQI05EvvFBY1K6Wyum8LicA</text:p>
          </table:table-cell>
          <table:table-cell office:value-type="string">
            <text:p>https://lh3.googleusercontent.com/x9E3vk3R1aLVVo96JUzuZ6mwb9Y-K6vUiIFIIU_158n00CYCIZuux2sf9brWcEti-SvKITuefCTX3dI=w60-h60-l90-rj</text:p>
          </table:table-cell>
          <table:table-cell office:value-type="string">
            <text:p>Música Cristiana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_fODSZ3_6b4ft1zbA2a_1iDxVTfQmz_Q</text:p>
          </table:table-cell>
          <table:table-cell office:value-type="string">
            <text:p>https://lh3.googleusercontent.com/YMibw265U2eM4-3H5F-reNMWrOatKRfkSnb_zu-ExnGs3W0i6bw0wbGy1s-1W629uHWX7ied7cFrvA=w60-h60-l90-rj</text:p>
          </table:table-cell>
          <table:table-cell office:value-type="string">
            <text:p>Naija 2000s Hits</text:p>
          </table:table-cell>
          <table:table-cell office:value-type="string">
            <text:p>14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>
          <table:table-cell office:value-type="string">
            <text:p>https://music.youtube.com/playlist?list=RDCLAK5uy_mfuAOVrpzolzVSNCU6ekcPE_JrslkppBg</text:p>
          </table:table-cell>
          <table:table-cell office:value-type="string">
            <text:p>https://lh3.googleusercontent.com/Ng5CCrFLkstuol3-HKx5wk0Gj5TKdW07UbeJyNS0nbh1cyN5mLn23ZPOvZ004jHaVEbNj2KP2RyYNnE=w60-h60-l90-rj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https://lh3.googleusercontent.com/Ng5CCrFLkstuol3-HKx5wk0Gj5TKdW07UbeJyNS0nbh1cyN5mLn23ZPOvZ004jHaVEbNj2KP2RyYNnE=w60-h60-l90-rj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https://lh3.googleusercontent.com/Ng5CCrFLkstuol3-HKx5wk0Gj5TKdW07UbeJyNS0nbh1cyN5mLn23ZPOvZ004jHaVEbNj2KP2RyYNnE=w60-h60-l90-rj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https://lh3.googleusercontent.com/Ng5CCrFLkstuol3-HKx5wk0Gj5TKdW07UbeJyNS0nbh1cyN5mLn23ZPOvZ004jHaVEbNj2KP2RyYNnE=w60-h60-l90-rj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fuAOVrpzolzVSNCU6ekcPE_JrslkppBg</text:p>
          </table:table-cell>
          <table:table-cell office:value-type="string">
            <text:p>https://lh3.googleusercontent.com/Ng5CCrFLkstuol3-HKx5wk0Gj5TKdW07UbeJyNS0nbh1cyN5mLn23ZPOvZ004jHaVEbNj2KP2RyYNnE=w60-h60-l90-rj</text:p>
          </table:table-cell>
          <table:table-cell office:value-type="string">
            <text:p>Naija 2010s Hits</text:p>
          </table:table-cell>
          <table:table-cell office:value-type="string">
            <text:p>129 songs</text:p>
          </table:table-cell>
        </table:table-row>
        <table:table-row table:style-name="ro2" table:visibility="filter">
          <table:table-cell office:value-type="string">
            <text:p>https://music.youtube.com/playlist?list=RDCLAK5uy_mhgTbkDErjq7nAfykXMieB1wdueoZu_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90s Hits</text:p>
          </table:table-cell>
          <table:table-cell office:value-type="string">
            <text:p>43 songs</text:p>
          </table:table-cell>
        </table:table-row>
        <table:table-row table:style-name="ro2">
          <table:table-cell office:value-type="string">
            <text:p>https://music.youtube.com/playlist?list=RDCLAK5uy_mhgTbkDErjq7nAfykXMieB1wdueoZu_Mo</text:p>
          </table:table-cell>
          <table:table-cell office:value-type="string">
            <text:p>https://lh3.googleusercontent.com/76aBDJEfBsPAU6ybeWIMuIhfA7IeNKb3E9H_S4LelJPDd40klUDJTQ-Uzk2SrjJ6Zvpr0ZOxmlD9avo=w60-h60-l90-rj</text:p>
          </table:table-cell>
          <table:table-cell office:value-type="string">
            <text:p>Naija 90s Hits</text:p>
          </table:table-cell>
          <table:table-cell office:value-type="string">
            <text:p>43 songs</text:p>
          </table:table-cell>
        </table:table-row>
        <table:table-row table:style-name="ro2">
          <table:table-cell office:value-type="string">
            <text:p>https://music.youtube.com/playlist?list=RDCLAK5uy_k1toN4PlnQgu3PEZTaWri3KiicaeTHsZg</text:p>
          </table:table-cell>
          <table:table-cell office:value-type="string">
            <text:p>https://lh3.googleusercontent.com/XIglWeL4VQVqv-8im25YC1wO67uzGJXsOgoeME0R4NDyfFBXT6DJJ_Zj7LkROlcqk-jggDSWOti_PLw=w60-h60-l90-rj</text:p>
          </table:table-cell>
          <table:table-cell office:value-type="string">
            <text:p>Naija Gospel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1toN4PlnQgu3PEZTaWri3KiicaeTHsZ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Gospel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1toN4PlnQgu3PEZTaWri3KiicaeTHsZg</text:p>
          </table:table-cell>
          <table:table-cell office:value-type="string">
            <text:p>https://lh3.googleusercontent.com/XIglWeL4VQVqv-8im25YC1wO67uzGJXsOgoeME0R4NDyfFBXT6DJJ_Zj7LkROlcqk-jggDSWOti_PLw=w60-h60-l90-rj</text:p>
          </table:table-cell>
          <table:table-cell office:value-type="string">
            <text:p>Naija Gospel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kIzo5wqcF9dADmpzGvXDpCVfn4Y-fIK4</text:p>
          </table:table-cell>
          <table:table-cell office:value-type="string">
            <text:p>https://lh3.googleusercontent.com/Zae7DjRrY_hTCndy8twH80TXoqbp48kRCFjpyCjntYUizvW9-XWFGO6_ubfo63d4gfOwYbLwP_fS-Tg=w60-h60-l90-rj</text:p>
          </table:table-cell>
          <table:table-cell office:value-type="string">
            <text:p>Naija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kIzo5wqcF9dADmpzGvXDpCVfn4Y-fIK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aija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kIzo5wqcF9dADmpzGvXDpCVfn4Y-fIK4</text:p>
          </table:table-cell>
          <table:table-cell office:value-type="string">
            <text:p>https://lh3.googleusercontent.com/Zae7DjRrY_hTCndy8twH80TXoqbp48kRCFjpyCjntYUizvW9-XWFGO6_ubfo63d4gfOwYbLwP_fS-Tg=w60-h60-l90-rj</text:p>
          </table:table-cell>
          <table:table-cell office:value-type="string">
            <text:p>Naija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xZ3Bp0gO6_Wkb3bp9jESFoOz6bANXw4s</text:p>
          </table:table-cell>
          <table:table-cell office:value-type="string">
            <text:p>https://lh3.googleusercontent.com/Amwgc3dGQNamna-ft9kc7IW58VShOLD7f7g60jkGMPPb1btq97RWSCUE9Wj7CxrjbjxecIf0XsJ6hwk=w60-h60-l90-rj</text:p>
          </table:table-cell>
          <table:table-cell office:value-type="string">
            <text:p>Neo Soul Essentials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mjYpYJsks469XsQGbs2mVQiY9REH231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o-'80s Electro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mjYpYJsks469XsQGbs2mVQiY9REH231rE</text:p>
          </table:table-cell>
          <table:table-cell office:value-type="string">
            <text:p>https://lh3.googleusercontent.com/icJC1UF_W2ENlG18thQ6cN8fKcOufDTGPokpqryHc9xGJA1Q2THXIaXxeep4YPck4DyHHRvjnRf5FtU=w60-h60-l90-rj</text:p>
          </table:table-cell>
          <table:table-cell office:value-type="string">
            <text:p>Neo-'80s Electro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nhf3h98yS3LCk_bVNQu6GjWG7ARvMaiFQ</text:p>
          </table:table-cell>
          <table:table-cell office:value-type="string">
            <text:p>https://lh3.googleusercontent.com/FWUx2uBUS0W6WAfH12yjJuR3BIB0C8AbICVIW1isvStA4gQBCPjNTl2Wqymy9Ds2kvCYmMjUdUu1zQ=w60-h60-l90-rj</text:p>
          </table:table-cell>
          <table:table-cell office:value-type="string">
            <text:p>NEON: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hf3h98yS3LCk_bVNQu6GjWG7ARvMaiFQ</text:p>
          </table:table-cell>
          <table:table-cell office:value-type="string">
            <text:p>https://lh3.googleusercontent.com/FWUx2uBUS0W6WAfH12yjJuR3BIB0C8AbICVIW1isvStA4gQBCPjNTl2Wqymy9Ds2kvCYmMjUdUu1zQ=w60-h60-l90-rj</text:p>
          </table:table-cell>
          <table:table-cell office:value-type="string">
            <text:p>NEON: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m8KUIhp8pW4nMyNBWLpTq1UsKdXgfQo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verending 00s Hits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lm8KUIhp8pW4nMyNBWLpTq1UsKdXgfQo4</text:p>
          </table:table-cell>
          <table:table-cell office:value-type="string">
            <text:p>https://lh3.googleusercontent.com/WD4OYkflNtoe6P2rYSWEgKKwj2TSXQcu6yCu01hwvXNYPYSpASd4QF3WWJR44akvDvdxKKVj9Nhnk_Nk=w60-h60-l90-rj</text:p>
          </table:table-cell>
          <table:table-cell office:value-type="string">
            <text:p>Neverending 00s Hits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nRhc4sVoPFv5oy3a_tgDQOoaGlKQPtp_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Blood, Classic Rock</text:p>
          </table:table-cell>
          <table:table-cell office:value-type="string">
            <text:p>153 songs</text:p>
          </table:table-cell>
        </table:table-row>
        <table:table-row table:style-name="ro2">
          <table:table-cell office:value-type="string">
            <text:p>https://music.youtube.com/playlist?list=RDCLAK5uy_nRhc4sVoPFv5oy3a_tgDQOoaGlKQPtp_w</text:p>
          </table:table-cell>
          <table:table-cell office:value-type="string">
            <text:p>https://lh3.googleusercontent.com/t0s62whFF_J0c-sHiYuZ6zg-CnF0P6_dkuuyKwG2Ya8_Kj95VAoOrsbPPFVdqttoQ2upF8QlFDVkqqE=w60-h60-l90-rj</text:p>
          </table:table-cell>
          <table:table-cell office:value-type="string">
            <text:p>New Blood, Classic Rock</text:p>
          </table:table-cell>
          <table:table-cell office:value-type="string">
            <text:p>153 songs</text:p>
          </table:table-cell>
        </table:table-row>
        <table:table-row table:style-name="ro2" table:visibility="filter">
          <table:table-cell office:value-type="string">
            <text:p>https://music.youtube.com/playlist?list=RDCLAK5uy_nnFTT1Ns8sab0yuPYL8zI-viIKxjJMBu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Gen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nnFTT1Ns8sab0yuPYL8zI-viIKxjJMBuU</text:p>
          </table:table-cell>
          <table:table-cell office:value-type="string">
            <text:p>https://lh3.googleusercontent.com/jONrV05TZ-ZYvNLPtJooQkww6kbcLfyBvxIABN-V8MlCB1Cjx3vVcjf_VwCe0nk0qQS-yIqBWvQVXr8=w60-h60-l90-rj</text:p>
          </table:table-cell>
          <table:table-cell office:value-type="string">
            <text:p>New Gen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YX7P594wNQ8ZiVm0W5ojPnZsdrNjF_J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J-Ra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mYX7P594wNQ8ZiVm0W5ojPnZsdrNjF_JM</text:p>
          </table:table-cell>
          <table:table-cell office:value-type="string">
            <text:p>https://lh3.googleusercontent.com/tQBex7KhQU56BvbGnI4_ZP4z76I_lP7T_LIsYRxzAZWHTcRlVUqBew5fpybXltvvn05gWDf03dCYH6JZ=w60-h60-l90-rj</text:p>
          </table:table-cell>
          <table:table-cell office:value-type="string">
            <text:p>New J-Rap</text:p>
          </table:table-cell>
          <table:table-cell office:value-type="string">
            <text:p>62 songs</text:p>
          </table:table-cell>
        </table:table-row>
        <table:table-row table:style-name="ro2">
          <table:table-cell office:value-type="string">
            <text:p>https://music.youtube.com/playlist?list=RDCLAK5uy_nNhhgRET3NcJ4SJBvqhAIJ6t7vjsQYowc</text:p>
          </table:table-cell>
          <table:table-cell office:value-type="string">
            <text:p>https://lh3.googleusercontent.com/BzhkGNxPs1ep69LNpSYI1Q6XBWK3WYhHR3pE8T7mw5LLdckjzl529ixv2NsFyFSy_I65zUsQT4GQMwU=w60-h60-l90-rj</text:p>
          </table:table-cell>
          <table:table-cell office:value-type="string">
            <text:p>New Music Hindi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nCM1qVE5wxDwTsQFaLSReFt1fNEeHdvN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Rock</text:p>
          </table:table-cell>
          <table:table-cell office:value-type="string">
            <text:p>142 songs</text:p>
          </table:table-cell>
        </table:table-row>
        <table:table-row table:style-name="ro2" table:visibility="filter">
          <table:table-cell office:value-type="string">
            <text:p>https://music.youtube.com/playlist?list=RDCLAK5uy_mHLCuEiu46C-PlUU4vF5eLKw-IfPNlWQ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Rock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nCM1qVE5wxDwTsQFaLSReFt1fNEeHdvNE</text:p>
          </table:table-cell>
          <table:table-cell office:value-type="string">
            <text:p>https://lh3.googleusercontent.com/GQ-xF4hgq9LcGPFaQo6UTsmgoOJEb9Dj5w5NNgvQFx1HV4e8Ha0YB7nbogpAWUCPoYK3XwF-TIOX-pQ=w60-h60-l90-rj</text:p>
          </table:table-cell>
          <table:table-cell office:value-type="string">
            <text:p>New Rock</text:p>
          </table:table-cell>
          <table:table-cell office:value-type="string">
            <text:p>142 songs</text:p>
          </table:table-cell>
        </table:table-row>
        <table:table-row table:style-name="ro2">
          <table:table-cell office:value-type="string">
            <text:p>https://music.youtube.com/playlist?list=RDCLAK5uy_mHLCuEiu46C-PlUU4vF5eLKw-IfPNlWQU</text:p>
          </table:table-cell>
          <table:table-cell office:value-type="string">
            <text:p>https://lh3.googleusercontent.com/NEnhecb_Ec-UTw7jDS28jTnr5BC6KUMO567bNNDx7ZJo5iymKd-WpF8dRAC8tCdRk422uXWsPMwatz4=w60-h60-l90-rj</text:p>
          </table:table-cell>
          <table:table-cell office:value-type="string">
            <text:p>New Rock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n2YZ2tg_cPKwwuyYdZJwHHRG6pjc6DpT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Turkish Rap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n2YZ2tg_cPKwwuyYdZJwHHRG6pjc6DpTA</text:p>
          </table:table-cell>
          <table:table-cell office:value-type="string">
            <text:p>https://lh3.googleusercontent.com/ePkL6Q5mmd9AR9ey6Ee_Mp__KsS2A1m13oIEmCBvfp5h5cQEm1bimk9ekSgslh4MFpFriloI12nZdw=w60-h60-l90-rj</text:p>
          </table:table-cell>
          <table:table-cell office:value-type="string">
            <text:p>New Turkish Rap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kE9H3p1KZP2SAsj4NTjSptVInBd-sGP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York Rap Legend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kE9H3p1KZP2SAsj4NTjSptVInBd-sGPCw</text:p>
          </table:table-cell>
          <table:table-cell office:value-type="string">
            <text:p>https://lh3.googleusercontent.com/zpr9H901j9w0KVeis4AMgvDDG7vSoBaO8s_vCz2Zuq7JcEwlA5_D00js6DVr1TpcYZQY5Gx9bajn6rk=w60-h60-l90-rj</text:p>
          </table:table-cell>
          <table:table-cell office:value-type="string">
            <text:p>New York Rap Legend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N9WdsPpNl84-9vgYCnNssJyZ_Pgt25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ew York State of Mind</text:p>
          </table:table-cell>
          <table:table-cell office:value-type="string">
            <text:p>238 songs</text:p>
          </table:table-cell>
        </table:table-row>
        <table:table-row table:style-name="ro2">
          <table:table-cell office:value-type="string">
            <text:p>https://music.youtube.com/playlist?list=RDCLAK5uy_nN9WdsPpNl84-9vgYCnNssJyZ_Pgt25fU</text:p>
          </table:table-cell>
          <table:table-cell office:value-type="string">
            <text:p>https://lh3.googleusercontent.com/9N6jEOLm-8hT2VZWwRXexZ2WAQadlYvg9ApnqN20Hg1Sh87ON3-N8MHpnskxaZQk9vZFrgdCxXMXtRQw=w60-h60-l90-rj</text:p>
          </table:table-cell>
          <table:table-cell office:value-type="string">
            <text:p>New York State of Mind</text:p>
          </table:table-cell>
          <table:table-cell office:value-type="string">
            <text:p>238 songs</text:p>
          </table:table-cell>
        </table:table-row>
        <table:table-row table:style-name="ro2">
          <table:table-cell office:value-type="string">
            <text:p>https://music.youtube.com/playlist?list=RDCLAK5uy_kuEDQ8chKNh024KpqIzlpIXcOoJFmEnfY</text:p>
          </table:table-cell>
          <table:table-cell office:value-type="string">
            <text:p>https://lh3.googleusercontent.com/198FZ2ZM7J5TOtrpyDeMzWFoqUyR1OjxvReheRE5GY1HBGim7OqVyen9n94ef2hcutAT7vPP8Rimdw=w60-h60-l90-rj</text:p>
          </table:table-cell>
          <table:table-cell office:value-type="string">
            <text:p>New Zealand Golds</text:p>
          </table:table-cell>
          <table:table-cell office:value-type="string">
            <text:p>153 songs</text:p>
          </table:table-cell>
        </table:table-row>
        <table:table-row table:style-name="ro2" table:visibility="filter">
          <table:table-cell office:value-type="string">
            <text:p>https://music.youtube.com/playlist?list=RDCLAK5uy_n1rcGvnEzVE6NXPHIVwk7rHHFTpbapMT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ight Moves: Late Night Classic Rock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n1rcGvnEzVE6NXPHIVwk7rHHFTpbapMTQ</text:p>
          </table:table-cell>
          <table:table-cell office:value-type="string">
            <text:p>https://lh3.googleusercontent.com/lqSxGA-1i5b6_aLwaS8thHgraax5lKNgVZpQH5_CJ7Xosi2f_WkxboEr8KaxsMPOGsrfDYfy0GR6oA=w60-h60-l90-rj</text:p>
          </table:table-cell>
          <table:table-cell office:value-type="string">
            <text:p>Night Moves: Late Night Classic Rock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lxlbgbE-mEZ2icyU5Qzx1zDE14Q6lH5K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o Diggity: Chill '90s Rap and R&amp;B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lxlbgbE-mEZ2icyU5Qzx1zDE14Q6lH5Kg</text:p>
          </table:table-cell>
          <table:table-cell office:value-type="string">
            <text:p>https://lh3.googleusercontent.com/UQJWWAzW5yHq37Q7KpJa0kbhUZj6yzJtPAt_sGT_Kvr-b8KzaBf319YzkNA9nmRZe1o1SbeY6A1dn9U=w60-h60-l90-rj</text:p>
          </table:table-cell>
          <table:table-cell office:value-type="string">
            <text:p>No Diggity: Chill '90s Rap and R&amp;B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kSMMdgsnqBik85jcAvjswhUI3hKnj5RU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oise Rap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kSMMdgsnqBik85jcAvjswhUI3hKnj5RUY</text:p>
          </table:table-cell>
          <table:table-cell office:value-type="string">
            <text:p>https://lh3.googleusercontent.com/Oc0l_U4pMOeFnvAS0CvYK1bMbkQGuSF1xA8aHajFs1L_v6MGKSheh_RjCKq12XRTLn4zxuWuaBUL0E8=w60-h60-l90-rj</text:p>
          </table:table-cell>
          <table:table-cell office:value-type="string">
            <text:p>Noise Rap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lfU6d5d-whk0KvABtxS0yZrj6n4NW2eT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oise Riot: Rock Hits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lfU6d5d-whk0KvABtxS0yZrj6n4NW2eTM</text:p>
          </table:table-cell>
          <table:table-cell office:value-type="string">
            <text:p>https://lh3.googleusercontent.com/WWXpvCDIAScSJNh9Z_Y44b5cL9OxVfBHAc9fgzOeZTuaycRF1zm0ThQrtodwLF1h1ub_1i3ChGvHIw=w60-h60-l90-rj</text:p>
          </table:table-cell>
          <table:table-cell office:value-type="string">
            <text:p>Noise Riot: Rock Hits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fdY-wgukpeBhEvTg6BPW_WgcUKX7rXa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ouveaux sons Ra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fdY-wgukpeBhEvTg6BPW_WgcUKX7rXaA</text:p>
          </table:table-cell>
          <table:table-cell office:value-type="string">
            <text:p>https://lh3.googleusercontent.com/7aRLtVpD1t3LkgfKFIJCBH5hr42g-lr59qCgRLSwwycP_MZT0P7aJiufPDd3ttEIf3LJgKyme0aJDz4L=w60-h60-l90-rj</text:p>
          </table:table-cell>
          <table:table-cell office:value-type="string">
            <text:p>Nouveaux sons Ra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RkN4u_vp9wj0JZuVOyJyjUACfjZG_3gI</text:p>
          </table:table-cell>
          <table:table-cell office:value-type="string">
            <text:p>https://lh3.googleusercontent.com/E0_2s9ceNO8TNgGgqzJ5O9SAS6CadqCAns7vleUSbTftULqiG4X1pOIjWpVdsGO-G-J3dQVQRiqveVml=w60-h60-l90-rj</text:p>
          </table:table-cell>
          <table:table-cell office:value-type="string">
            <text:p>Nu Metal Revolution</text:p>
          </table:table-cell>
          <table:table-cell office:value-type="string">
            <text:p>103 songs</text:p>
          </table:table-cell>
        </table:table-row>
        <table:table-row table:style-name="ro2" table:visibility="filter">
          <table:table-cell office:value-type="string">
            <text:p>https://music.youtube.com/playlist?list=RDCLAK5uy_lJ81p_y43xDevWmjMXGGJEJnU0S6IGOX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ueva Música Latina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J81p_y43xDevWmjMXGGJEJnU0S6IGOXo</text:p>
          </table:table-cell>
          <table:table-cell office:value-type="string">
            <text:p>https://lh3.googleusercontent.com/gr1yP49Yq8QcriJ28E2HLvHq7UsYsI8KlSYRJYTzsXxewJe-VeOxTaAXCNi1bRVHGtGgDWeBQJeXI5M=w60-h60-l90-rj</text:p>
          </table:table-cell>
          <table:table-cell office:value-type="string">
            <text:p>Nueva Música Latina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-JbTcCK10aQ5AFrXLmiNt9sVCbnCDVC0</text:p>
          </table:table-cell>
          <table:table-cell office:value-type="string">
            <text:p>https://lh3.googleusercontent.com/llym9UN6JP20b7QCQvVPlKCaoB_XyHdudnsqzTur4PtdA0gpmPB8T2_qJzYBtjhPmsKDaJguSoPnXYs=w60-h60-l90-rj</text:p>
          </table:table-cell>
          <table:table-cell office:value-type="string">
            <text:p>Nuevas Vibras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nji1LYiW5aVPmxnAs4EYFMe16Dm-CM6B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NYE Rap Party Classic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nji1LYiW5aVPmxnAs4EYFMe16Dm-CM6BQ</text:p>
          </table:table-cell>
          <table:table-cell office:value-type="string">
            <text:p>https://lh3.googleusercontent.com/LcOX6hDjoYBa9lCp7p8_tAFDOrqSbDmiKJmznwoVplaFSBvf6teNalWp2IrcHIUet0SCEWk3nDOcBw=w60-h60-l90-rj</text:p>
          </table:table-cell>
          <table:table-cell office:value-type="string">
            <text:p>NYE Rap Party Classic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nLOvZAnN86K4f-fJ6tUi0xHUPBHLBBkV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 Hindi Romantic Songs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LOvZAnN86K4f-fJ6tUi0xHUPBHLBBkVE</text:p>
          </table:table-cell>
          <table:table-cell office:value-type="string">
            <text:p>https://lh3.googleusercontent.com/QNfDVFDlNtOpaLaJ4JPTMqy5QjBqfEnFsUGLLyBaSPwyyfR30CBL3sFIo0xP60I_YjlZOrrdrpmPot8=w60-h60-l90-rj</text:p>
          </table:table-cell>
          <table:table-cell office:value-type="string">
            <text:p>Old Hindi Romantic Songs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egzBwc-1CVVWXeVLP33uP3aH_nfE_nqQ</text:p>
          </table:table-cell>
          <table:table-cell office:value-type="string">
            <text:p>https://lh3.googleusercontent.com/b5rEiumMtrHqtDPsT4cPhrnGjAWgWo7uuxtMI05hMKj8VkITPJ1PgKrMr1_-Nk6ihVi3qhy_S5FDmg=w60-h60-l90-rj</text:p>
          </table:table-cell>
          <table:table-cell office:value-type="string">
            <text:p>Oldies Out Loud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l-SbHPUnHnxynilobKDLDcUJD2HADzFpk</text:p>
          </table:table-cell>
          <table:table-cell office:value-type="string">
            <text:p>https://lh3.googleusercontent.com/ZtuYpGxpe7bv8c_ssYVPxiq0L6uRn85OcUL63fp4FGWLFS_xNvBd8zJyHBO6lJFH3LFE209UzhI8JjG-=w60-h60-l90-rj</text:p>
          </table:table-cell>
          <table:table-cell office:value-type="string">
            <text:p>Om Namo Venkatesaya Namaha</text:p>
          </table:table-cell>
          <table:table-cell office:value-type="string">
            <text:p>25 songs</text:p>
          </table:table-cell>
        </table:table-row>
        <table:table-row table:style-name="ro2">
          <table:table-cell office:value-type="string">
            <text:p>https://music.youtube.com/playlist?list=RDCLAK5uy_lBGRuQnsG37Akr1CY4SxL0VWFbPrbO4gs</text:p>
          </table:table-cell>
          <table:table-cell office:value-type="string">
            <text:p>https://lh3.googleusercontent.com/fZad9CKdx1VZKXY0_CsUUrcJeWoM5liE61p-hVOFBW4s5WjPzj6Dp8MqchdJphLBq_PNg-B6VlkhA7s=w60-h60-l90-rj</text:p>
          </table:table-cell>
          <table:table-cell office:value-type="string">
            <text:p>On Everything: Today's Hip-Hop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BGRuQnsG37Akr1CY4SxL0VWFbPrbO4g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n Everything: Today's Hip-Hop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BGRuQnsG37Akr1CY4SxL0VWFbPrbO4gs</text:p>
          </table:table-cell>
          <table:table-cell office:value-type="string">
            <text:p>https://lh3.googleusercontent.com/fZad9CKdx1VZKXY0_CsUUrcJeWoM5liE61p-hVOFBW4s5WjPzj6Dp8MqchdJphLBq_PNg-B6VlkhA7s=w60-h60-l90-rj</text:p>
          </table:table-cell>
          <table:table-cell office:value-type="string">
            <text:p>On Everything: Today's Hip-Hop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BGRuQnsG37Akr1CY4SxL0VWFbPrbO4g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n Everything: Today's Hip-Hop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BGRuQnsG37Akr1CY4SxL0VWFbPrbO4gs</text:p>
          </table:table-cell>
          <table:table-cell office:value-type="string">
            <text:p>https://lh3.googleusercontent.com/fZad9CKdx1VZKXY0_CsUUrcJeWoM5liE61p-hVOFBW4s5WjPzj6Dp8MqchdJphLBq_PNg-B6VlkhA7s=w60-h60-l90-rj</text:p>
          </table:table-cell>
          <table:table-cell office:value-type="string">
            <text:p>On Everything: Today's Hip-Hop Hits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mbHOHCYgimRm1xwaa_UARrX6CC3vaPd1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pera for the Ages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mbHOHCYgimRm1xwaa_UARrX6CC3vaPd1M</text:p>
          </table:table-cell>
          <table:table-cell office:value-type="string">
            <text:p>https://lh3.googleusercontent.com/8VDwe1r_5_xaeCdjDrieUQ03J8ee6yizdEVg7LlilAulIQKuVVsdonqvEn5R6a54rmr0YRINM3WLcuU=w60-h60-l90-rj</text:p>
          </table:table-cell>
          <table:table-cell office:value-type="string">
            <text:p>Opera for the Ages</text:p>
          </table:table-cell>
          <table:table-cell office:value-type="string">
            <text:p>56 songs</text:p>
          </table:table-cell>
        </table:table-row>
        <table:table-row table:style-name="ro2">
          <table:table-cell office:value-type="string">
            <text:p>https://music.youtube.com/playlist?list=RDCLAK5uy_kGHYAi69KWgIEaGH9-sYOJKbvhuUovJUM</text:p>
          </table:table-cell>
          <table:table-cell office:value-type="string">
            <text:p>https://lh3.googleusercontent.com/3bI-KddNxAvs6uiF2b1xeWA0PfhkAK_e-zbSguVa6FMQuw1MTkdiEb5sOlopBURqEyu8q8vFdy0hUdc=w60-h60-l90-rj</text:p>
          </table:table-cell>
          <table:table-cell office:value-type="string">
            <text:p>OPM Acoustic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kGHYAi69KWgIEaGH9-sYOJKbvhuUovJU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PM Acoustic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kGHYAi69KWgIEaGH9-sYOJKbvhuUovJUM</text:p>
          </table:table-cell>
          <table:table-cell office:value-type="string">
            <text:p>https://lh3.googleusercontent.com/3bI-KddNxAvs6uiF2b1xeWA0PfhkAK_e-zbSguVa6FMQuw1MTkdiEb5sOlopBURqEyu8q8vFdy0hUdc=w60-h60-l90-rj</text:p>
          </table:table-cell>
          <table:table-cell office:value-type="string">
            <text:p>OPM Acoustic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lfWPXgBrr5DskOiLPyVKWd_a-VAemomYc</text:p>
          </table:table-cell>
          <table:table-cell office:value-type="string">
            <text:p>https://lh3.googleusercontent.com/taoEE3qrJhOLtCdX_2BryT5QaAskDX0Jcn7Px9AxE32JD04mXHDz_qGRaCmYD4DeQvUj6zFvm6sI4t8=w60-h60-l90-rj</text:p>
          </table:table-cell>
          <table:table-cell office:value-type="string">
            <text:p>OPM Bisaya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WR-ffZ3Pqhs0YL5SGpQIkMa9qZDe0a1o</text:p>
          </table:table-cell>
          <table:table-cell office:value-type="string">
            <text:p>https://lh3.googleusercontent.com/3HI0E1EdKtHQ0bEWWVNde1Jd0sKHJ-t2L1ipd0j2_tkfcjEU9WqKsfgmg2GSzhEJyi7SHZR9Yt6jGn0=w60-h60-l90-rj</text:p>
          </table:table-cell>
          <table:table-cell office:value-type="string">
            <text:p>OPM Morning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YUaBqUZxA0VpgN2xsHNUnVoLu8-JGXk8</text:p>
          </table:table-cell>
          <table:table-cell office:value-type="string">
            <text:p>https://lh3.googleusercontent.com/X7BYMEB58JNoVXAun46GlOP9AyxrBq1f0qKzER8AaevJFk4VfVg7ntDcnLx3SsTVQ1WKf4-WDLrVato=w60-h60-l90-rj</text:p>
          </table:table-cell>
          <table:table-cell office:value-type="string">
            <text:p>OPM R&amp;B Sou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YUaBqUZxA0VpgN2xsHNUnVoLu8-JGXk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PM R&amp;B Sou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YUaBqUZxA0VpgN2xsHNUnVoLu8-JGXk8</text:p>
          </table:table-cell>
          <table:table-cell office:value-type="string">
            <text:p>https://lh3.googleusercontent.com/X7BYMEB58JNoVXAun46GlOP9AyxrBq1f0qKzER8AaevJFk4VfVg7ntDcnLx3SsTVQ1WKf4-WDLrVato=w60-h60-l90-rj</text:p>
          </table:table-cell>
          <table:table-cell office:value-type="string">
            <text:p>OPM R&amp;B Sou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oo-8N6E9gYLKQCNNwIbYQj8HH7lV1Tf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OPM Rock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oo-8N6E9gYLKQCNNwIbYQj8HH7lV1TfE</text:p>
          </table:table-cell>
          <table:table-cell office:value-type="string">
            <text:p>https://lh3.googleusercontent.com/TsbVKncGaPL9dKV16HvJC8CFB0KeYXpU8_ZCTfxu8D6ljW7KmYfwjLdNoZvtoC8JKqJ8HoEWN3GJnA=w60-h60-l90-rj</text:p>
          </table:table-cell>
          <table:table-cell office:value-type="string">
            <text:p>OPM Rock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2f_-SF4oCrVKPcgHNVifHzjEHkNbvszU</text:p>
          </table:table-cell>
          <table:table-cell office:value-type="string">
            <text:p>https://lh3.googleusercontent.com/L5V2fnbBmVSxCqSN5xpksT6u2QNDGOYOQ07S10nmYLadOaYPtE9V7PgczUEqcxVbKPUk_OQ6cvVdNKAr=w60-h60-l90-rj</text:p>
          </table:table-cell>
          <table:table-cell office:value-type="string">
            <text:p>OPM Unwind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UYyVbOpSSt7KMST3NamWI_zTjZqmGn2o</text:p>
          </table:table-cell>
          <table:table-cell office:value-type="string">
            <text:p>https://lh3.googleusercontent.com/op5PATilENzcdOeEXWqdS83DJ1IygqfXPtOdDSSdLnOAiZd0f-s42yqjnU7vLsKL_7w5Su18fTBr7BgZ=w60-h60-l90-rj</text:p>
          </table:table-cell>
          <table:table-cell office:value-type="string">
            <text:p>OPM Urban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nUYyVbOpSSt7KMST3NamWI_zTjZqmGn2o</text:p>
          </table:table-cell>
          <table:table-cell office:value-type="string">
            <text:p>https://lh3.googleusercontent.com/op5PATilENzcdOeEXWqdS83DJ1IygqfXPtOdDSSdLnOAiZd0f-s42yqjnU7vLsKL_7w5Su18fTBr7BgZ=w60-h60-l90-rj</text:p>
          </table:table-cell>
          <table:table-cell office:value-type="string">
            <text:p>OPM Urban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mzqnNfqauo3uVsMNcIJ8lAezCl85zJqds</text:p>
          </table:table-cell>
          <table:table-cell office:value-type="string">
            <text:p>https://lh3.googleusercontent.com/6imlXPvm39gHjj2KgfFiYeFYxL6vZ02TLYOtlYkfUIKCg6K6bS0bbrLCyyYXLKTKZhbRQB630AlNzMQ=w60-h60-l90-rj</text:p>
          </table:table-cell>
          <table:table-cell office:value-type="string">
            <text:p>Oriental House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f0UDPbXIpI8XkNkXoxvtx06bemub0sDA</text:p>
          </table:table-cell>
          <table:table-cell office:value-type="string">
            <text:p>https://lh3.googleusercontent.com/bV6pz3v2aiWsNeNr9TWOXAmZutN-_d7RcMfo2tp8-DLerF_urLDGVZqv2f0XA9j0wxAa8qqWrToytr4=w60-h60-l90-rj</text:p>
          </table:table-cell>
          <table:table-cell office:value-type="string">
            <text:p>Outlaw Country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l3s4Q5jYhWRQvtT6U1lFkX2ruLBLk06W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agode Hit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l3s4Q5jYhWRQvtT6U1lFkX2ruLBLk06Ws</text:p>
          </table:table-cell>
          <table:table-cell office:value-type="string">
            <text:p>https://lh3.googleusercontent.com/VydH1067LbA8TayIGwPQoiGNDuL88pRCYu0d_IfAUgHQKuNGpf9bPryhM6-9ODJFfbj9D_ioWyA3FrQ=w60-h60-l90-rj</text:p>
          </table:table-cell>
          <table:table-cell office:value-type="string">
            <text:p>Pagode Hit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CwX5FYQWZrOxNO9Rzb-dA0Zc-5Q39kVE</text:p>
          </table:table-cell>
          <table:table-cell office:value-type="string">
            <text:p>https://lh3.googleusercontent.com/IR3KMqeHiHdQcIjcE0EpdQAstCmAVlj5QKAvtQNI0EXWg5Typup_1sq_X74fMoAjSLlUgMPQ5_Fcflc=w60-h60-l90-rj</text:p>
          </table:table-cell>
          <table:table-cell office:value-type="string">
            <text:p>Para Cantar En La Carretera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Z-kEsmlcJGdCIYuPv4miPsFUf5uFK2v8</text:p>
          </table:table-cell>
          <table:table-cell office:value-type="string">
            <text:p>https://lh3.googleusercontent.com/zDm7rrUet1VZ-pqua3U1ET5pzRK_kcMqHOTfD7IeAku_ub3N1MHGtVoFUXFeLIXvo9erXdf_MrsTHA=w60-h60-l90-rj</text:p>
          </table:table-cell>
          <table:table-cell office:value-type="string">
            <text:p>Party Arabic Style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Z-kEsmlcJGdCIYuPv4miPsFUf5uFK2v8</text:p>
          </table:table-cell>
          <table:table-cell office:value-type="string">
            <text:p>https://lh3.googleusercontent.com/zDm7rrUet1VZ-pqua3U1ET5pzRK_kcMqHOTfD7IeAku_ub3N1MHGtVoFUXFeLIXvo9erXdf_MrsTHA=w60-h60-l90-rj</text:p>
          </table:table-cell>
          <table:table-cell office:value-type="string">
            <text:p>Party Arabic Style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4nQnHcu8HSMwBu2fiX3cOWUopULmLc8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arty at a 90s Rock Club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n4nQnHcu8HSMwBu2fiX3cOWUopULmLc8E</text:p>
          </table:table-cell>
          <table:table-cell office:value-type="string">
            <text:p>https://lh3.googleusercontent.com/gHR6zYjt4MuTUTmd1gaWYxBqVpxDP4YkgmAaQhu-m2Tae2En3LAlpANrKAUVy8ftSyy2MUmKrSYCTA=w60-h60-l90-rj</text:p>
          </table:table-cell>
          <table:table-cell office:value-type="string">
            <text:p>Party at a 90s Rock Club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ndz_hjhE6OvICUlcJ-OBB5VGwsyWcHx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arty Cruze</text:p>
          </table:table-cell>
          <table:table-cell office:value-type="string">
            <text:p>41 songs</text:p>
          </table:table-cell>
        </table:table-row>
        <table:table-row table:style-name="ro2">
          <table:table-cell office:value-type="string">
            <text:p>https://music.youtube.com/playlist?list=RDCLAK5uy_ndz_hjhE6OvICUlcJ-OBB5VGwsyWcHxuI</text:p>
          </table:table-cell>
          <table:table-cell office:value-type="string">
            <text:p>https://lh3.googleusercontent.com/0uEH4NrCf4Dj92ZARu_WB9eewm2_JAJU0YT_YkaRJG2Oxf3H3-RpY9qPYiFy1i1jApiz3qhrQYaJRRs=w60-h60-l90-rj</text:p>
          </table:table-cell>
          <table:table-cell office:value-type="string">
            <text:p>Party Cruze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ndz_hjhE6OvICUlcJ-OBB5VGwsyWcHx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arty Cruze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ndz_hjhE6OvICUlcJ-OBB5VGwsyWcHxuI</text:p>
          </table:table-cell>
          <table:table-cell office:value-type="string">
            <text:p>https://lh3.googleusercontent.com/0uEH4NrCf4Dj92ZARu_WB9eewm2_JAJU0YT_YkaRJG2Oxf3H3-RpY9qPYiFy1i1jApiz3qhrQYaJRRs=w60-h60-l90-rj</text:p>
          </table:table-cell>
          <table:table-cell office:value-type="string">
            <text:p>Party Cruze</text:p>
          </table:table-cell>
          <table:table-cell office:value-type="string">
            <text:p>41 songs</text:p>
          </table:table-cell>
        </table:table-row>
        <table:table-row table:style-name="ro2">
          <table:table-cell office:value-type="string">
            <text:p>https://music.youtube.com/playlist?list=RDCLAK5uy_kdvWR_QRHLWglseXUQFRCR0vTMLV61QFQ</text:p>
          </table:table-cell>
          <table:table-cell office:value-type="string">
            <text:p>https://lh3.googleusercontent.com/Y1N3FqkayWwpiAcQ3Eco9moQBs7JbW09c4vtCWhBIG_fHTGS3o-dqWsg1bu8PZwcdZujXOHIAy7Gn-w=w60-h60-l90-rj</text:p>
          </table:table-cell>
          <table:table-cell office:value-type="string">
            <text:p>Party Hits of the 00s</text:p>
          </table:table-cell>
          <table:table-cell office:value-type="string">
            <text:p>88 songs</text:p>
          </table:table-cell>
        </table:table-row>
        <table:table-row table:style-name="ro2">
          <table:table-cell office:value-type="string">
            <text:p>https://music.youtube.com/playlist?list=RDCLAK5uy_kc4LIsE0KNO69Yql4rnUIW0xJCBp5d3MM</text:p>
          </table:table-cell>
          <table:table-cell office:value-type="string">
            <text:p>https://lh3.googleusercontent.com/G-LL_9_LLcqRGHF55Bm1Csu8frXS7k6el63q1CmsO_XQUDu_T5RAdPyB4FitOcePyuLlYlxGi8tck0A=w60-h60-l90-rj</text:p>
          </table:table-cell>
          <table:table-cell office:value-type="string">
            <text:p>Party in the Trap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c4LIsE0KNO69Yql4rnUIW0xJCBp5d3M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arty in the Trap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c4LIsE0KNO69Yql4rnUIW0xJCBp5d3MM</text:p>
          </table:table-cell>
          <table:table-cell office:value-type="string">
            <text:p>https://lh3.googleusercontent.com/G-LL_9_LLcqRGHF55Bm1Csu8frXS7k6el63q1CmsO_XQUDu_T5RAdPyB4FitOcePyuLlYlxGi8tck0A=w60-h60-l90-rj</text:p>
          </table:table-cell>
          <table:table-cell office:value-type="string">
            <text:p>Party in the Trap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c4LIsE0KNO69Yql4rnUIW0xJCBp5d3MM</text:p>
          </table:table-cell>
          <table:table-cell office:value-type="string">
            <text:p>https://lh3.googleusercontent.com/G-LL_9_LLcqRGHF55Bm1Csu8frXS7k6el63q1CmsO_XQUDu_T5RAdPyB4FitOcePyuLlYlxGi8tck0A=w60-h60-l90-rj</text:p>
          </table:table-cell>
          <table:table-cell office:value-type="string">
            <text:p>Party in the Trap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kc4LIsE0KNO69Yql4rnUIW0xJCBp5d3MM</text:p>
          </table:table-cell>
          <table:table-cell office:value-type="string">
            <text:p>https://lh3.googleusercontent.com/G-LL_9_LLcqRGHF55Bm1Csu8frXS7k6el63q1CmsO_XQUDu_T5RAdPyB4FitOcePyuLlYlxGi8tck0A=w60-h60-l90-rj</text:p>
          </table:table-cell>
          <table:table-cell office:value-type="string">
            <text:p>Party in the Trap</text:p>
          </table:table-cell>
          <table:table-cell office:value-type="string">
            <text:p>79 songs</text:p>
          </table:table-cell>
        </table:table-row>
        <table:table-row table:style-name="ro2" table:visibility="filter">
          <table:table-cell office:value-type="string">
            <text:p>https://music.youtube.com/playlist?list=RDCLAK5uy_mxV9eKF23-5CnY31srg0QORG20_J8CaY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ega a Visão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xV9eKF23-5CnY31srg0QORG20_J8CaYU</text:p>
          </table:table-cell>
          <table:table-cell office:value-type="string">
            <text:p>https://lh3.googleusercontent.com/J2UwL4jPITlOOfcjJxSFu1nXxE0qoXBkVznVwjQmmWxJHRqxxrxnjEFi7Jte_QkenVackp97huTc3Q=w60-h60-l90-rj</text:p>
          </table:table-cell>
          <table:table-cell office:value-type="string">
            <text:p>Pega a Visão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358vVg-OTlH_IdIRP1CKN4pFnMYJDfkw</text:p>
          </table:table-cell>
          <table:table-cell office:value-type="string">
            <text:p>https://lh3.googleusercontent.com/ymVxPtWrH8WD1D2a9psA_TsU39XNtnWyIvkMtbhCTTEYNFeIw7BlamY9rb7gA_Qo35NO6zsRmRkZxw=w60-h60-l90-rj</text:p>
          </table:table-cell>
          <table:table-cell office:value-type="string">
            <text:p>Pépites française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xqte6fdWLvS0huJdgzSdM1cHxqFQZCpA</text:p>
          </table:table-cell>
          <table:table-cell office:value-type="string">
            <text:p>https://lh3.googleusercontent.com/a4dtnfTSPoB3Om82PmCuoGQF8uBZNeC5E4LpEnxSGTV4DLlvXwEbwQvqErVuRUK1l4-W6QPCCharbhg=w60-h60-l90-rj</text:p>
          </table:table-cell>
          <table:table-cell office:value-type="string">
            <text:p>Philippines Praise &amp; Worshi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xyYFz9HM1dHqshLRZTm2Vnyh6BMOgn6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ivot Punjabi Rap</text:p>
          </table:table-cell>
          <table:table-cell office:value-type="string">
            <text:p>93 songs</text:p>
          </table:table-cell>
        </table:table-row>
        <table:table-row table:style-name="ro2">
          <table:table-cell office:value-type="string">
            <text:p>https://music.youtube.com/playlist?list=RDCLAK5uy_lxyYFz9HM1dHqshLRZTm2Vnyh6BMOgn6g</text:p>
          </table:table-cell>
          <table:table-cell office:value-type="string">
            <text:p>https://lh3.googleusercontent.com/GdRDctJGNLezpmPbaOMIwVvfhYMbKR8Giu3F-dK0tKSx1jcyAp9NFIfv2DtPlWtccUU1iBLYSJaiBw=w60-h60-l90-rj</text:p>
          </table:table-cell>
          <table:table-cell office:value-type="string">
            <text:p>Pivot Punjabi Rap</text:p>
          </table:table-cell>
          <table:table-cell office:value-type="string">
            <text:p>93 songs</text:p>
          </table:table-cell>
        </table:table-row>
        <table:table-row table:style-name="ro2" table:visibility="filter">
          <table:table-cell office:value-type="string">
            <text:p>https://music.youtube.com/playlist?list=RDCLAK5uy_nVMAULY3Uydg5XexvJsznmOP3irnNuba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lish Pop Hits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nVMAULY3Uydg5XexvJsznmOP3irnNubaA</text:p>
          </table:table-cell>
          <table:table-cell office:value-type="string">
            <text:p>https://lh3.googleusercontent.com/IN6RwNs-B8RhOTUVJVPn7_Jgvaua3QxveADf6lkTYeXz0NJdPGzCsxbBPN4CHS87e7hILhneQC04Bhti=w60-h60-l90-rj</text:p>
          </table:table-cell>
          <table:table-cell office:value-type="string">
            <text:p>Polish Pop Hits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kkkZR6KAV5kBSqDCeaBb_pDDhA83VGFwg</text:p>
          </table:table-cell>
          <table:table-cell office:value-type="string">
            <text:p>https://lh3.googleusercontent.com/Vq1kBY8KOwH4N7M5Q03jqUXuGl_Cs_8R3U_i5fUh81RWn8vysQJRHsARn695qz-cz2LyjdOdsGj2h7Y=w60-h60-l90-rj</text:p>
          </table:table-cell>
          <table:table-cell office:value-type="string">
            <text:p>Pop Before It Breaks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kkZR6KAV5kBSqDCeaBb_pDDhA83VGFwg</text:p>
          </table:table-cell>
          <table:table-cell office:value-type="string">
            <text:p>https://lh3.googleusercontent.com/Vq1kBY8KOwH4N7M5Q03jqUXuGl_Cs_8R3U_i5fUh81RWn8vysQJRHsARn695qz-cz2LyjdOdsGj2h7Y=w60-h60-l90-rj</text:p>
          </table:table-cell>
          <table:table-cell office:value-type="string">
            <text:p>Pop Before It Break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BNUteBRencHzKelu5iDHwLF6mYqjL-JU</text:p>
          </table:table-cell>
          <table:table-cell office:value-type="string">
            <text:p>https://lh3.googleusercontent.com/sC6nMtSU-w7c7jqNj2lamwvjzKeQ-aoxVmAILnW7sD2RrBR2lYvdY_zkA9PpBrFX5p4xRpFmV-Nn6A=w60-h60-l90-rj</text:p>
          </table:table-cell>
          <table:table-cell office:value-type="string">
            <text:p>Pop Certified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BNUteBRencHzKelu5iDHwLF6mYqjL-J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Certified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HSqCJjDrW9HBhCNdF6tWPdnOMngOv0wA</text:p>
          </table:table-cell>
          <table:table-cell office:value-type="string">
            <text:p>https://lh3.googleusercontent.com/rAUuEbLF7CYEYBXU3yAY4npMCzTgPxMhlD-ygH9iv_SuDXGDuDvO0Z4MTh33xAI6o3UnpWFe26MS_hBZ=w60-h60-l90-rj</text:p>
          </table:table-cell>
          <table:table-cell office:value-type="string">
            <text:p>Pop Gol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HSqCJjDrW9HBhCNdF6tWPdnOMngOv0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Gol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Sq67AJ2d75MFNJ3j_4ClEtSgC-opBM8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Hits</text:p>
          </table:table-cell>
          <table:table-cell office:value-type="string">
            <text:p>82 songs</text:p>
          </table:table-cell>
        </table:table-row>
        <table:table-row table:style-name="ro2">
          <table:table-cell office:value-type="string">
            <text:p>https://music.youtube.com/playlist?list=RDCLAK5uy_nSq67AJ2d75MFNJ3j_4ClEtSgC-opBM84</text:p>
          </table:table-cell>
          <table:table-cell office:value-type="string">
            <text:p>https://lh3.googleusercontent.com/BDL3m3yO_QIirSeMiA_qpwCOWNkjK2_HH57O3olsKndiuR2NcyuCMbeyhGvAEhc3QE8KgoFplsbNYHE=w60-h60-l90-rj</text:p>
          </table:table-cell>
          <table:table-cell office:value-type="string">
            <text:p>Pop Hits</text:p>
          </table:table-cell>
          <table:table-cell office:value-type="string">
            <text:p>82 songs</text:p>
          </table:table-cell>
        </table:table-row>
        <table:table-row table:style-name="ro2" table:visibility="filter">
          <table:table-cell office:value-type="string">
            <text:p>https://music.youtube.com/playlist?list=RDCLAK5uy_nzb-gIkAqiETQy3sw9bhmXDXKw1-yxQ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zb-gIkAqiETQy3sw9bhmXDXKw1-yxQIc</text:p>
          </table:table-cell>
          <table:table-cell office:value-type="string">
            <text:p>https://lh3.googleusercontent.com/7VAEeY77pzEA4OAKqaQPka91N4fCprXFm0hBjqLHYdXfUcvyDsiDsuVQkBr7UNMWZXRJ0Z5Nr0A6JgY=w60-h60-l90-rj</text:p>
          </table:table-cell>
          <table:table-cell office:value-type="string">
            <text:p>Pop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zb-gIkAqiETQy3sw9bhmXDXKw1-yxQIc</text:p>
          </table:table-cell>
          <table:table-cell office:value-type="string">
            <text:p>https://lh3.googleusercontent.com/7VAEeY77pzEA4OAKqaQPka91N4fCprXFm0hBjqLHYdXfUcvyDsiDsuVQkBr7UNMWZXRJ0Z5Nr0A6JgY=w60-h60-l90-rj</text:p>
          </table:table-cell>
          <table:table-cell office:value-type="string">
            <text:p>Pop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aYR5k7pkTcxU8A6Tgz0Z4ikrAF2uTI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aYR5k7pkTcxU8A6Tgz0Z4ikrAF2uTIiU</text:p>
          </table:table-cell>
          <table:table-cell office:value-type="string">
            <text:p>https://lh3.googleusercontent.com/R0hJCql1ZAm5DuoNPCEEXCG31CmyrAHni7fcORWMtI0BcIld0AZY83lpiZAaTHBHhtVA-sMuqq3RCtiC=w60-h60-l90-rj</text:p>
          </table:table-cell>
          <table:table-cell office:value-type="string">
            <text:p>Pop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YcmFwc6pqT_ozyIujW5wXcC2PqibA4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Hits 2024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n5-ggUXBrhad9MLAfokEKta7nLz_IB9X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YcmFwc6pqT_ozyIujW5wXcC2PqibA4Nk</text:p>
          </table:table-cell>
          <table:table-cell office:value-type="string">
            <text:p>https://lh3.googleusercontent.com/tMjaju18qZGTHpYncPvjafxON1G8rp75ffZDKGj1cZNOJX2socmRn8xgO6xRVQMI-OdwQU3paU8v=w60-h60-l90-rj</text:p>
          </table:table-cell>
          <table:table-cell office:value-type="string">
            <text:p>Pop Hits 2024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n5-ggUXBrhad9MLAfokEKta7nLz_IB9Xw</text:p>
          </table:table-cell>
          <table:table-cell office:value-type="string">
            <text:p>https://lh3.googleusercontent.com/2IGYo8ByntaiSBHS91la86vGhrbFLcYCEBIIGA3vPtTFLznafdbORgh4NYPlhRUP5agQI25oZMDbuoI=w60-h60-l90-rj</text:p>
          </table:table-cell>
          <table:table-cell office:value-type="string">
            <text:p>Po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8TF7zJYjsxhmtGa7h_YcxUgIdta4rux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Indonesia '00-an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8TF7zJYjsxhmtGa7h_YcxUgIdta4ruxE</text:p>
          </table:table-cell>
          <table:table-cell office:value-type="string">
            <text:p>https://lh3.googleusercontent.com/qIBzahyqZKQhUGZ5vxP5EO0gLKyau4mGykVmnYHtdU__R5Ej9QA5kW4Xsh-2cmfO7X_hb2AHxqtx5Q8=w60-h60-l90-rj</text:p>
          </table:table-cell>
          <table:table-cell office:value-type="string">
            <text:p>Pop Indonesia '00-an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YaCwP9SmMiBYbzRMuwfP1thvI_dKTa8k</text:p>
          </table:table-cell>
          <table:table-cell office:value-type="string">
            <text:p>https://lh3.googleusercontent.com/uX-OeM1pdNgRT7HUmzU2PFbvhJSnregzQbkR4LuXjl59StEtF6j28SKaXDXiYsuNyt3-kySBrWVoyQ=w60-h60-l90-rj</text:p>
          </table:table-cell>
          <table:table-cell office:value-type="string">
            <text:p>Pop Indonesia '10-an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cMSKZlz7xvLj5CFdzxceBJRnf14zWSa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Indonesia '80-an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cMSKZlz7xvLj5CFdzxceBJRnf14zWSa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Indonesia '80-an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cMSKZlz7xvLj5CFdzxceBJRnf14zWSa4</text:p>
          </table:table-cell>
          <table:table-cell office:value-type="string">
            <text:p>https://lh3.googleusercontent.com/NFejnqmjsDm4Ox8aQjIs_JkXzQ5etdQXbzh0WFf7sxYxWEB8sartnp8trlZvbOFTXWcyOuwL9Ak9Z38=w60-h60-l90-rj</text:p>
          </table:table-cell>
          <table:table-cell office:value-type="string">
            <text:p>Pop Indonesia '80-an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NJ-GjlXwAoZ1PKnq0UvOR_8OAXye85X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 Indonesia '90-an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8QSlZPzi4R3781ftLrAKefTJJ6x7JrVA</text:p>
          </table:table-cell>
          <table:table-cell office:value-type="string">
            <text:p>https://lh3.googleusercontent.com/dWVVsBzSkEOACn-HlaxZSLWC3WfOXAnRu7PWTv-fmaDdjtbYXYIck8dqrRTccWZEkqvBlEVgf-3p4A=w60-h60-l90-rj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mS3YoxSwVVQk9lEQJ0UX4ZCjXsW_psU8</text:p>
          </table:table-cell>
          <table:table-cell office:value-type="string">
            <text:p>https://lh3.googleusercontent.com/ih5QdpqpkVNRXtD-joBWj3jo1woxAXJFyAoA3hWYNWAKX0M9B825HH2VOh7aDX-unf67oyCyJGN9TljR=w60-h60-l90-rj</text:p>
          </table:table-cell>
          <table:table-cell office:value-type="string">
            <text:p>Pop's Biggest Hits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k8QSlZPzi4R3781ftLrAKefTJJ6x7JrV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8QSlZPzi4R3781ftLrAKefTJJ6x7JrVA</text:p>
          </table:table-cell>
          <table:table-cell office:value-type="string">
            <text:p>https://lh3.googleusercontent.com/dWVVsBzSkEOACn-HlaxZSLWC3WfOXAnRu7PWTv-fmaDdjtbYXYIck8dqrRTccWZEkqvBlEVgf-3p4A=w60-h60-l90-rj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8QSlZPzi4R3781ftLrAKefTJJ6x7JrV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8QSlZPzi4R3781ftLrAKefTJJ6x7JrVA</text:p>
          </table:table-cell>
          <table:table-cell office:value-type="string">
            <text:p>https://lh3.googleusercontent.com/dWVVsBzSkEOACn-HlaxZSLWC3WfOXAnRu7PWTv-fmaDdjtbYXYIck8dqrRTccWZEkqvBlEVgf-3p4A=w60-h60-l90-rj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mS3YoxSwVVQk9lEQJ0UX4ZCjXsW_psU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's Biggest Hits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nmS3YoxSwVVQk9lEQJ0UX4ZCjXsW_psU8</text:p>
          </table:table-cell>
          <table:table-cell office:value-type="string">
            <text:p>https://lh3.googleusercontent.com/ih5QdpqpkVNRXtD-joBWj3jo1woxAXJFyAoA3hWYNWAKX0M9B825HH2VOh7aDX-unf67oyCyJGN9TljR=w60-h60-l90-rj</text:p>
          </table:table-cell>
          <table:table-cell office:value-type="string">
            <text:p>Pop's Biggest Hits</text:p>
          </table:table-cell>
          <table:table-cell office:value-type="string">
            <text:p>111 songs</text:p>
          </table:table-cell>
        </table:table-row>
        <table:table-row table:style-name="ro2" table:visibility="filter">
          <table:table-cell office:value-type="string">
            <text:p>https://music.youtube.com/playlist?list=RDCLAK5uy_k8QSlZPzi4R3781ftLrAKefTJJ6x7JrVA</text:p>
          </table:table-cell>
          <table:table-cell office:value-type="string">
            <text:p>https://lh3.googleusercontent.com/dWVVsBzSkEOACn-HlaxZSLWC3WfOXAnRu7PWTv-fmaDdjtbYXYIck8dqrRTccWZEkqvBlEVgf-3p4A=w60-h60-l90-rj</text:p>
          </table:table-cell>
          <table:table-cell office:value-type="string">
            <text:p>Pop's Biggest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eoQA57lOmUgYYCzIZewCf-PPquTkIU2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pular Colombia Hits 2021</text:p>
          </table:table-cell>
          <table:table-cell office:value-type="string">
            <text:p>48 songs</text:p>
          </table:table-cell>
        </table:table-row>
        <table:table-row table:style-name="ro2">
          <table:table-cell office:value-type="string">
            <text:p>https://music.youtube.com/playlist?list=RDCLAK5uy_leoQA57lOmUgYYCzIZewCf-PPquTkIU2k</text:p>
          </table:table-cell>
          <table:table-cell office:value-type="string">
            <text:p>https://lh3.googleusercontent.com/PWjv0epVUnis5gI7YKwK1Q7sgfYEmgssTgegPb2U7eUQO6ECxMx52kt50th1X0VEPQVl4qpBP6Pv6rc=w60-h60-l90-rj</text:p>
          </table:table-cell>
          <table:table-cell office:value-type="string">
            <text:p>Popular Colombia Hits 2021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nZlfIhNnYA93xdkt6JAbK9F2ITGbRC5E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st-Punk Pleasure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ZlfIhNnYA93xdkt6JAbK9F2ITGbRC5E0</text:p>
          </table:table-cell>
          <table:table-cell office:value-type="string">
            <text:p>https://lh3.googleusercontent.com/hYoy7y0fOf39bhbwjY2TWJq75-9QRTvH5giH43neQqnCpu8gFkx9kkwPJU1VR0Awe2vMsY6unKqsQSwo=w60-h60-l90-rj</text:p>
          </table:table-cell>
          <table:table-cell office:value-type="string">
            <text:p>Post-Punk Pleasure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ZlfIhNnYA93xdkt6JAbK9F2ITGbRC5E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st-Punk Pleasure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ZlfIhNnYA93xdkt6JAbK9F2ITGbRC5E0</text:p>
          </table:table-cell>
          <table:table-cell office:value-type="string">
            <text:p>https://lh3.googleusercontent.com/hYoy7y0fOf39bhbwjY2TWJq75-9QRTvH5giH43neQqnCpu8gFkx9kkwPJU1VR0Awe2vMsY6unKqsQSwo=w60-h60-l90-rj</text:p>
          </table:table-cell>
          <table:table-cell office:value-type="string">
            <text:p>Post-Punk Pleasure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zsHknmo26P5nkGiogVYHmdZPwreFtww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wer Ballads Forever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lzsHknmo26P5nkGiogVYHmdZPwreFtwwg</text:p>
          </table:table-cell>
          <table:table-cell office:value-type="string">
            <text:p>https://lh3.googleusercontent.com/sKwerPjZze_HTy-bffYDNowlwE8h0nTVo56lEmiE5hpOfi3kiXYz9sEIbaoY1lvTeF1QPp7xeVxpSqLd=w60-h60-l90-rj</text:p>
          </table:table-cell>
          <table:table-cell office:value-type="string">
            <text:p>Power Ballads Forever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zsHknmo26P5nkGiogVYHmdZPwreFtww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ower Ballads Forever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zsHknmo26P5nkGiogVYHmdZPwreFtwwg</text:p>
          </table:table-cell>
          <table:table-cell office:value-type="string">
            <text:p>https://lh3.googleusercontent.com/sKwerPjZze_HTy-bffYDNowlwE8h0nTVo56lEmiE5hpOfi3kiXYz9sEIbaoY1lvTeF1QPp7xeVxpSqLd=w60-h60-l90-rj</text:p>
          </table:table-cell>
          <table:table-cell office:value-type="string">
            <text:p>Power Ballads Forever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lzsHknmo26P5nkGiogVYHmdZPwreFtwwg</text:p>
          </table:table-cell>
          <table:table-cell office:value-type="string">
            <text:p>https://lh3.googleusercontent.com/sKwerPjZze_HTy-bffYDNowlwE8h0nTVo56lEmiE5hpOfi3kiXYz9sEIbaoY1lvTeF1QPp7xeVxpSqLd=w60-h60-l90-rj</text:p>
          </table:table-cell>
          <table:table-cell office:value-type="string">
            <text:p>Power Ballads Forever</text:p>
          </table:table-cell>
          <table:table-cell office:value-type="string">
            <text:p>7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DVDFlq0m3Z3yx_6A9UtsZOb9ERSLNu0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¥ellow Bucks</text:p>
          </table:table-cell>
          <table:table-cell office:value-type="string">
            <text:p>2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82j3-rRxjgeJtGJ5RfuzUCjD0XSpIF6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112</text:p>
          </table:table-cell>
          <table:table-cell office:value-type="string">
            <text:p>2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ao97OsFZgCxpf_D7kXpXepXG6pwSjog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187 Strassenbande</text:p>
          </table:table-cell>
          <table:table-cell office:value-type="string">
            <text:p>68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6PQ8P7JV3-etx29VGChtEGzLH2qd20w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.R.Rahman (Hindi)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6PQ8P7JV3-etx29VGChtEGzLH2qd20w8</text:p>
          </table:table-cell>
          <table:table-cell office:value-type="string">
            <text:p>https://lh3.googleusercontent.com/2PHv6LeyYla5YFNqgvHfvRa46V6Nf8D56wQZSqHFdr52Ev5iJkgf9aJW95TyTAGf7N5yDBCHL5ukxdI=w60-h60-l90-rj</text:p>
          </table:table-cell>
          <table:table-cell office:value-type="string">
            <text:p>Presenting A.R.Rahman (Hindi)</text:p>
          </table:table-cell>
          <table:table-cell office:value-type="string">
            <text:p>5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llINfw4mTPUd0ViARQZbdEniSUEvN8E4</text:p>
          </table:table-cell>
          <table:table-cell office:value-type="string">
            <text:p>https://lh3.googleusercontent.com/_NCe5LF1RUYUYm2wcx3MQWAH2AXQkLUvYf2MKmuPw0CAkTnrxoe4j_FO9wefKNI2w--1bFIEnSDvwNw=w60-h60-l90-rj</text:p>
          </table:table-cell>
          <table:table-cell office:value-type="string">
            <text:p>Presenting ABBA</text:p>
          </table:table-cell>
          <table:table-cell office:value-type="string">
            <text:p>36 songs</text:p>
          </table:table-cell>
        </table:table-row>
        <table:table-row table:style-name="ro2" table:visibility="filter">
          <table:table-cell office:value-type="string">
            <text:p>https://music.youtube.com/playlist?list=RDCLAK5uy_nllINfw4mTPUd0ViARQZbdEniSUEvN8E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BBA</text:p>
          </table:table-cell>
          <table:table-cell office:value-type="string">
            <text:p>36 songs</text:p>
          </table:table-cell>
        </table:table-row>
        <table:table-row table:style-name="ro2" table:visibility="filter">
          <table:table-cell office:value-type="string">
            <text:p>https://music.youtube.com/playlist?list=RDCLAK5uy_nllINfw4mTPUd0ViARQZbdEniSUEvN8E4</text:p>
          </table:table-cell>
          <table:table-cell office:value-type="string">
            <text:p>https://lh3.googleusercontent.com/_NCe5LF1RUYUYm2wcx3MQWAH2AXQkLUvYf2MKmuPw0CAkTnrxoe4j_FO9wefKNI2w--1bFIEnSDvwNw=w60-h60-l90-rj</text:p>
          </table:table-cell>
          <table:table-cell office:value-type="string">
            <text:p>Presenting ABBA</text:p>
          </table:table-cell>
          <table:table-cell office:value-type="string">
            <text:p>36 songs</text:p>
          </table:table-cell>
        </table:table-row>
        <table:table-row table:style-name="ro2" table:visibility="filter">
          <table:table-cell office:value-type="string">
            <text:p>https://music.youtube.com/playlist?list=RDCLAK5uy_nllINfw4mTPUd0ViARQZbdEniSUEvN8E4</text:p>
          </table:table-cell>
          <table:table-cell office:value-type="string">
            <text:p>https://lh3.googleusercontent.com/_NCe5LF1RUYUYm2wcx3MQWAH2AXQkLUvYf2MKmuPw0CAkTnrxoe4j_FO9wefKNI2w--1bFIEnSDvwNw=w60-h60-l90-rj</text:p>
          </table:table-cell>
          <table:table-cell office:value-type="string">
            <text:p>Presenting ABBA</text:p>
          </table:table-cell>
          <table:table-cell office:value-type="string">
            <text:p>36 songs</text:p>
          </table:table-cell>
        </table:table-row>
        <table:table-row table:style-name="ro2" table:visibility="filter">
          <table:table-cell office:value-type="string">
            <text:p>https://music.youtube.com/playlist?list=RDCLAK5uy_kur4UyyjC-_NPV1kf86ZTHn830aFzcnm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C/DC</text:p>
          </table:table-cell>
          <table:table-cell office:value-type="string">
            <text:p>2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ur4UyyjC-_NPV1kf86ZTHn830aFzcnm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C/DC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ur4UyyjC-_NPV1kf86ZTHn830aFzcnm8</text:p>
          </table:table-cell>
          <table:table-cell office:value-type="string">
            <text:p>https://lh3.googleusercontent.com/NiGNADW5KMheBFYHGqosaoAB0WqvjJFcI32fGh2aktIKaN_Gt_CTBAHOZFsl954m_VPqmRiC95qQVQ=w60-h60-l90-rj</text:p>
          </table:table-cell>
          <table:table-cell office:value-type="string">
            <text:p>Presenting AC/DC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ur4UyyjC-_NPV1kf86ZTHn830aFzcnm8</text:p>
          </table:table-cell>
          <table:table-cell office:value-type="string">
            <text:p>https://lh3.googleusercontent.com/NiGNADW5KMheBFYHGqosaoAB0WqvjJFcI32fGh2aktIKaN_Gt_CTBAHOZFsl954m_VPqmRiC95qQVQ=w60-h60-l90-rj</text:p>
          </table:table-cell>
          <table:table-cell office:value-type="string">
            <text:p>Presenting AC/DC</text:p>
          </table:table-cell>
          <table:table-cell office:value-type="string">
            <text:p>2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YysbwK29-nLNgVT7gaDEzu5th1Ghrnn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dele</text:p>
          </table:table-cell>
          <table:table-cell office:value-type="string">
            <text:p>38 songs</text:p>
          </table:table-cell>
        </table:table-row>
        <table:table-row table:style-name="ro2" table:visibility="filter">
          <table:table-cell office:value-type="string">
            <text:p>https://music.youtube.com/playlist?list=RDCLAK5uy_nYysbwK29-nLNgVT7gaDEzu5th1Ghrnnc</text:p>
          </table:table-cell>
          <table:table-cell office:value-type="string">
            <text:p>https://lh3.googleusercontent.com/AHdxL6zoW6sKPBPrMC34qulMCef0AEgwIxs3k2SgBLF5XEE27gZ_hTyKqULUSmLpO1g580qJQcLJJHw4=w60-h60-l90-rj</text:p>
          </table:table-cell>
          <table:table-cell office:value-type="string">
            <text:p>Presenting Adele</text:p>
          </table:table-cell>
          <table:table-cell office:value-type="string">
            <text:p>38 songs</text:p>
          </table:table-cell>
        </table:table-row>
        <table:table-row table:style-name="ro2" table:visibility="filter">
          <table:table-cell office:value-type="string">
            <text:p>https://music.youtube.com/playlist?list=RDCLAK5uy_nYysbwK29-nLNgVT7gaDEzu5th1Ghrnn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dele</text:p>
          </table:table-cell>
          <table:table-cell office:value-type="string">
            <text:p>38 songs</text:p>
          </table:table-cell>
        </table:table-row>
        <table:table-row table:style-name="ro2" table:visibility="filter">
          <table:table-cell office:value-type="string">
            <text:p>https://music.youtube.com/playlist?list=RDCLAK5uy_nYysbwK29-nLNgVT7gaDEzu5th1Ghrnnc</text:p>
          </table:table-cell>
          <table:table-cell office:value-type="string">
            <text:p>https://lh3.googleusercontent.com/AHdxL6zoW6sKPBPrMC34qulMCef0AEgwIxs3k2SgBLF5XEE27gZ_hTyKqULUSmLpO1g580qJQcLJJHw4=w60-h60-l90-rj</text:p>
          </table:table-cell>
          <table:table-cell office:value-type="string">
            <text:p>Presenting Adele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g5EJ6I7xHbLRszlST70w-DkEBf3A4eo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K-69</text:p>
          </table:table-cell>
          <table:table-cell office:value-type="string">
            <text:p>3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zuPqrwT1GKW8wHCZXLCqxWSYyFNzHy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KA</text:p>
          </table:table-cell>
          <table:table-cell office:value-type="string">
            <text:p>31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ioZaSE1ZUUl1Qk_PBrn1IC8hUxCxi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lonzo</text:p>
          </table:table-cell>
          <table:table-cell office:value-type="string">
            <text:p>2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rgmJRjchIdha0HEBPVV6KRslMtMKrb2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mitabh Bachchan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rgmJRjchIdha0HEBPVV6KRslMtMKrb2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mitabh Bachchan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rgmJRjchIdha0HEBPVV6KRslMtMKrb2k</text:p>
          </table:table-cell>
          <table:table-cell office:value-type="string">
            <text:p>https://lh3.googleusercontent.com/LNOyDHTPwc9e8gko9m6aZ5T4V02KgpcSuib9daLVnqGAG8gacGRHnVSgJDaq16BSaZukS7dcv-ufnVo=w60-h60-l90-rj</text:p>
          </table:table-cell>
          <table:table-cell office:value-type="string">
            <text:p>Presenting Amitabh Bachchan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91IxvrMU91FGniz80KuMJGDvdrcIpE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my Winehouse</text:p>
          </table:table-cell>
          <table:table-cell office:value-type="string">
            <text:p>1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Fl5ki_psxqk64v46ihbOhYf1MabeQEJ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nirudh Ravichander (Tamil)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askmb-0mwvolQDDbaah8T8WXgcowS6j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nirudh Ravichander (Telugu)</text:p>
          </table:table-cell>
          <table:table-cell office:value-type="string">
            <text:p>3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eP_9go5la0DZHJtzID2SuRZWjlKOWlQ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nuel AA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leP_9go5la0DZHJtzID2SuRZWjlKOWlQk</text:p>
          </table:table-cell>
          <table:table-cell office:value-type="string">
            <text:p>https://lh3.googleusercontent.com/iVqZLuZ5pdGZ__5W6OeQ-nHsXVEl4YYru0JnuLPAKEXtUCT1o7bRDRTOLXHc_v9kd7jn6lYHOu3MQg=w60-h60-l90-rj</text:p>
          </table:table-cell>
          <table:table-cell office:value-type="string">
            <text:p>Presenting Anuel AA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Ur9mvncHI36MJFUD6VO5XHcWoU7o9if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P Dhillon</text:p>
          </table:table-cell>
          <table:table-cell office:value-type="string">
            <text:p>40 song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GLDDW42tws3jDBNB3m8eRcn3iDWMlwd8</text:p>
          </table:table-cell>
          <table:table-cell office:value-type="string">
            <text:p>https://lh3.googleusercontent.com/bQta_LPHTpLZLqJCULmJNZ1zDLE7YlQ1CJ8MTaFO0C14daNLF29BVQzEXtXcpgAPMRT_BcUjE-jJahBh=w60-h60-l90-rj</text:p>
          </table:table-cell>
          <table:table-cell office:value-type="string">
            <text:p>Presenting Arijit Singh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GLDDW42tws3jDBNB3m8eRcn3iDWMlwd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rijit Singh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GLDDW42tws3jDBNB3m8eRcn3iDWMlwd8</text:p>
          </table:table-cell>
          <table:table-cell office:value-type="string">
            <text:p>https://lh3.googleusercontent.com/bQta_LPHTpLZLqJCULmJNZ1zDLE7YlQ1CJ8MTaFO0C14daNLF29BVQzEXtXcpgAPMRT_BcUjE-jJahBh=w60-h60-l90-rj</text:p>
          </table:table-cell>
          <table:table-cell office:value-type="string">
            <text:p>Presenting Arijit Singh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CiuML-i6Qvql9KnSckFXOurYbHxR5Tt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rmaan Malik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8V6xEQyVOun-qKIg33vX5K1h4Aiyes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sha Bhosle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GkMc6CB8DCA_0FLmu_8qmxr0S3DrDi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Ashanti</text:p>
          </table:table-cell>
          <table:table-cell office:value-type="string">
            <text:p>24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kkTsm4jc5Ozsc21_GyjwbyMDkBpGCgNk</text:p>
          </table:table-cell>
          <table:table-cell office:value-type="string">
            <text:p>https://lh3.googleusercontent.com/vIRGks8EquvF964BXq5kJ1xzBqAyeWAEUBVVCn2wUNQImb99uu0ohUsUfo8TT2u3SMlBa-FaaO3q3g=w60-h60-l90-rj</text:p>
          </table:table-cell>
          <table:table-cell office:value-type="string">
            <text:p>Presenting Avril Lavigne</text:p>
          </table:table-cell>
          <table:table-cell office:value-type="string">
            <text:p>4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Pp_kJxOd7crRqFiLfDjClGQPDENi63H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aby Keem</text:p>
          </table:table-cell>
          <table:table-cell office:value-type="string">
            <text:p>3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7Hy9Pnv2tm8E2jhVQ7dShRanS-pDfV3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aco Exu do Blues</text:p>
          </table:table-cell>
          <table:table-cell office:value-type="string">
            <text:p>5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3jElZuYeDhqZsFkUnRf519q4CD52CaR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ad Bunny</text:p>
          </table:table-cell>
          <table:table-cell office:value-type="string">
            <text:p>6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mN2ETp6H0TZ0J4VrD8BF0Y7FgaDmIqz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eastie Boys</text:p>
          </table:table-cell>
          <table:table-cell office:value-type="string">
            <text:p>36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office:value-type="string">
            <text:p>https://lh3.googleusercontent.com/qR69f4IptVqbhWLlfmE4Zm-ryCMWQprAhF0Kcqwc9Qk-g-HJ-mLPmQkKYHIjBStk-2I25VizW_SfFkg=w60-h60-l90-rj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office:value-type="string">
            <text:p>https://lh3.googleusercontent.com/qR69f4IptVqbhWLlfmE4Zm-ryCMWQprAhF0Kcqwc9Qk-g-HJ-mLPmQkKYHIjBStk-2I25VizW_SfFkg=w60-h60-l90-rj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nfhM9vHUwmX2r1XBR7SN1omBKPDatdm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ig Sean</text:p>
          </table:table-cell>
          <table:table-cell office:value-type="string">
            <text:p>3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N2vdrzDtLIm0nWEwVDnZM1Nf0ZDlwlc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ing Crosby</text:p>
          </table:table-cell>
          <table:table-cell office:value-type="string">
            <text:p>3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EXMsobutX4itJVd6YaCodxMgUV-mMtN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izarrap</text:p>
          </table:table-cell>
          <table:table-cell office:value-type="string">
            <text:p>3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Y9Xnv5RGWKxPfZa7NMv09n7XyTYDA6C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lack Eyed Peas</text:p>
          </table:table-cell>
          <table:table-cell office:value-type="string">
            <text:p>42 songs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VpbJl9qvGFfiqXTkAlhd1i4KOEQT2C_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omba Estéreo</text:p>
          </table:table-cell>
          <table:table-cell office:value-type="string">
            <text:p>2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0LqUVU04QK4NMXFRdZIp8XxmpEeUYPe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ooba</text:p>
          </table:table-cell>
          <table:table-cell office:value-type="string">
            <text:p>4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8tocDrlGW7Ia2mpohCLZ-imEc0vIlAc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ounty Killer</text:p>
          </table:table-cell>
          <table:table-cell office:value-type="string">
            <text:p>22 song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BGve9D_9yPxIThGq87PGVzjxfkjE0CJ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runo Mars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kBGve9D_9yPxIThGq87PGVzjxfkjE0CJI</text:p>
          </table:table-cell>
          <table:table-cell office:value-type="string">
            <text:p>https://lh3.googleusercontent.com/Nne92wGmE0D1gUIkl58SPoZNJU_k4DvN3hhoyd45YZm3Zsfdps6UvyFw7ywLezeNayjfyYoKkRnC6s8=w60-h60-l90-rj</text:p>
          </table:table-cell>
          <table:table-cell office:value-type="string">
            <text:p>Presenting Bruno Mars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kBGve9D_9yPxIThGq87PGVzjxfkjE0CJI</text:p>
          </table:table-cell>
          <table:table-cell office:value-type="string">
            <text:p>https://lh3.googleusercontent.com/Nne92wGmE0D1gUIkl58SPoZNJU_k4DvN3hhoyd45YZm3Zsfdps6UvyFw7ywLezeNayjfyYoKkRnC6s8=w60-h60-l90-rj</text:p>
          </table:table-cell>
          <table:table-cell office:value-type="string">
            <text:p>Presenting Bruno Mars</text:p>
          </table:table-cell>
          <table:table-cell office:value-type="string">
            <text:p>56 songs</text:p>
          </table:table-cell>
        </table:table-row>
        <table:table-row table:style-name="ro2" table:visibility="filter">
          <table:table-cell office:value-type="string">
            <text:p>https://music.youtube.com/playlist?list=RDCLAK5uy_muSKJdOhh03WlJwQ_8gUP6kMouZe5KyU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ryson Tiller</text:p>
          </table:table-cell>
          <table:table-cell office:value-type="string">
            <text:p>2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 table:visibility="filter">
          <table:table-cell office:value-type="string">
            <text:p>https://music.youtube.com/playlist?list=RDCLAK5uy_mFeKbwD6X5axmhNcvdLWDWz-AMdmUAs7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TS (방탄소년단)</text:p>
          </table:table-cell>
          <table:table-cell office:value-type="string">
            <text:p>103 songs</text:p>
          </table:table-cell>
        </table:table-row>
        <table:table-row table:style-name="ro3" table:visibility="filter">
          <table:table-cell office:value-type="string">
            <text:p>https://music.youtube.com/playlist?list=RDCLAK5uy_mFeKbwD6X5axmhNcvdLWDWz-AMdmUAs7E</text:p>
          </table:table-cell>
          <table:table-cell office:value-type="string">
            <text:p>https://lh3.googleusercontent.com/rmMjcC7CRSCFDibPvsMUgy5zl05nlt-e-X7aXLSpTFDdkHt84yDBdw4vRKYaiSND_RDZtTi30OSFezo2=w60-h60-l90-rj</text:p>
          </table:table-cell>
          <table:table-cell office:value-type="string">
            <text:p>Presenting BTS (방탄소년단)</text:p>
          </table:table-cell>
          <table:table-cell office:value-type="string">
            <text:p>103 songs</text:p>
          </table:table-cell>
        </table:table-row>
        <table:table-row table:style-name="ro2" table:visibility="filter">
          <table:table-cell office:value-type="string">
            <text:p>https://music.youtube.com/playlist?list=RDCLAK5uy_nhPwNzLUw4T0epnYpQP1UkI0SlkeXkFU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ugzy Malone</text:p>
          </table:table-cell>
          <table:table-cell office:value-type="string">
            <text:p>1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0bLlLjOIJPNxeWW97JnSo7th5vYlNR8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Burna Boy</text:p>
          </table:table-cell>
          <table:table-cell office:value-type="string">
            <text:p>6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FnolCKpviuCyaMaI7OeRYyeMy2iwQcl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ardi B</text:p>
          </table:table-cell>
          <table:table-cell office:value-type="string">
            <text:p>3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9akgjzQCKVzw4mf2H8BxbWXbB_wo5ui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asper</text:p>
          </table:table-cell>
          <table:table-cell office:value-type="string">
            <text:p>3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gqDyTPZXxvt2A4LtJ2b8EUw8YrbrjJ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entral Cee</text:p>
          </table:table-cell>
          <table:table-cell office:value-type="string">
            <text:p>2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bpwsInKjmzrQdmXUxWF2RjxU3oLvYKV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harles Ans</text:p>
          </table:table-cell>
          <table:table-cell office:value-type="string">
            <text:p>4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oFOypkeLgMWraBkZZAgaopIoqAQg7tb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hika</text:p>
          </table:table-cell>
          <table:table-cell office:value-type="string">
            <text:p>1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JdLScbhuGyDxVYS8c6azHiC662WVI-P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himbala</text:p>
          </table:table-cell>
          <table:table-cell office:value-type="string">
            <text:p>2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8NFJgoF-DRTOcc_Jty0XB9zFGt606K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hinmayi Sripaada (Telugu)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nAgwbttSRMmWXK0yKRzI5cWaOCdnwfG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hip</text:p>
          </table:table-cell>
          <table:table-cell office:value-type="string">
            <text:p>4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vVkrLZoWvAImblfAn-BPxrIYPP6r18t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oldplay</text:p>
          </table:table-cell>
          <table:table-cell office:value-type="string">
            <text:p>4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vVkrLZoWvAImblfAn-BPxrIYPP6r18tQ</text:p>
          </table:table-cell>
          <table:table-cell office:value-type="string">
            <text:p>https://lh3.googleusercontent.com/i7WH6g4SJxvc1dr7JDuqMg6Lr2cajgExStfkv05sqfPq0DbH1PxN5fKWyR3VcsN7MTbWvJzI-5shXP4=w60-h60-l90-rj</text:p>
          </table:table-cell>
          <table:table-cell office:value-type="string">
            <text:p>Presenting Coldplay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mvVkrLZoWvAImblfAn-BPxrIYPP6r18tQ</text:p>
          </table:table-cell>
          <table:table-cell office:value-type="string">
            <text:p>https://lh3.googleusercontent.com/i7WH6g4SJxvc1dr7JDuqMg6Lr2cajgExStfkv05sqfPq0DbH1PxN5fKWyR3VcsN7MTbWvJzI-5shXP4=w60-h60-l90-rj</text:p>
          </table:table-cell>
          <table:table-cell office:value-type="string">
            <text:p>Presenting Coldplay</text:p>
          </table:table-cell>
          <table:table-cell office:value-type="string">
            <text:p>4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https://lh3.googleusercontent.com/6BUh6vJ9_DGZ9MuI6RmXPKHMSqXfgH4S4k4L4KwqbIjZ-UbJBqsy3jUuu8oa0M-I8XSd5NQ2uG0rvX0=w60-h60-l90-rj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https://lh3.googleusercontent.com/6BUh6vJ9_DGZ9MuI6RmXPKHMSqXfgH4S4k4L4KwqbIjZ-UbJBqsy3jUuu8oa0M-I8XSd5NQ2uG0rvX0=w60-h60-l90-rj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https://lh3.googleusercontent.com/6BUh6vJ9_DGZ9MuI6RmXPKHMSqXfgH4S4k4L4KwqbIjZ-UbJBqsy3jUuu8oa0M-I8XSd5NQ2uG0rvX0=w60-h60-l90-rj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my8aKH-z5aQyI0LLqrzD_UB9buFvWzrUU</text:p>
          </table:table-cell>
          <table:table-cell office:value-type="string">
            <text:p>https://lh3.googleusercontent.com/6BUh6vJ9_DGZ9MuI6RmXPKHMSqXfgH4S4k4L4KwqbIjZ-UbJBqsy3jUuu8oa0M-I8XSd5NQ2uG0rvX0=w60-h60-l90-rj</text:p>
          </table:table-cell>
          <table:table-cell office:value-type="string">
            <text:p>Presenting Creedence Clearwater Revival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nLdp6a2qmvD0gjZTu5Wxn_mNkhNkQFub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reepy Nuts</text:p>
          </table:table-cell>
          <table:table-cell office:value-type="string">
            <text:p>2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eyozQ4gmQbdhbzidJjCsB2heJuqNF3r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Cypress Hill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fRhf7K6kF3E6qfXeZ7dZ8tEKVkHw_ji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 Smoke</text:p>
          </table:table-cell>
          <table:table-cell office:value-type="string">
            <text:p>2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n4NJkAynPEQvewfLHwDW6ctHDgyaiv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aBaby</text:p>
          </table:table-cell>
          <table:table-cell office:value-type="string">
            <text:p>4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6a55VRIrMAUgoRccLFUW8V1cuF1z1Xw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addy Yankee</text:p>
          </table:table-cell>
          <table:table-cell office:value-type="string">
            <text:p>6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5s1zb1YErWIfrN9RSMgn0Uf-la2mram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ave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lwI2Hk1q5n28Wwi-Pz7Y9kHCPhkax-c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avid Guetta</text:p>
          </table:table-cell>
          <table:table-cell office:value-type="string">
            <text:p>5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k4TEUV1mx6_d6XfhRxmWdNW-SrJZX_s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avido</text:p>
          </table:table-cell>
          <table:table-cell office:value-type="string">
            <text:p>4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-VEurJNkfVQu55yqXZfvvtbz4-HdR56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enzel Curry</text:p>
          </table:table-cell>
          <table:table-cell office:value-type="string">
            <text:p>2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mt7wdJPpIcNOpQKBO5yJZx6to1YjXqX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ev Anand</text:p>
          </table:table-cell>
          <table:table-cell office:value-type="string">
            <text:p>40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0osiZjvkWH2_QFHg79dSsqhSfoq9FE0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ino James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yF_I7y27IbLLa1IHYi4ZJYWkBkzAYay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iplo</text:p>
          </table:table-cell>
          <table:table-cell office:value-type="string">
            <text:p>5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PoF7OHN6UoTJ5XtJlZoSBonyXwFP3U2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isiz</text:p>
          </table:table-cell>
          <table:table-cell office:value-type="string">
            <text:p>25 song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cZWLaApLs3D3SYsdd6r8fZWrr5dSOtI8</text:p>
          </table:table-cell>
          <table:table-cell office:value-type="string">
            <text:p>https://lh3.googleusercontent.com/GfpslOR1peNVlN9mcn13xC6K9V8k19NmqfuPldyz7OOi5-9sYp3o59ikEoQ2ySqq8g3m3AIyc-A1WI8=w60-h60-l90-rj</text:p>
          </table:table-cell>
          <table:table-cell office:value-type="string">
            <text:p>Presenting Dua Lipa</text:p>
          </table:table-cell>
          <table:table-cell office:value-type="string">
            <text:p>38 songs</text:p>
          </table:table-cell>
        </table:table-row>
        <table:table-row table:style-name="ro2" table:visibility="filter">
          <table:table-cell office:value-type="string">
            <text:p>https://music.youtube.com/playlist?list=RDCLAK5uy_mig_aBtP7kXlKZuFhQ4qi85hJOYR26Nd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Duki</text:p>
          </table:table-cell>
          <table:table-cell office:value-type="string">
            <text:p>31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simUJy7xD8ygNyq7jFkNJi1oxrVkp6n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Ecko Show</text:p>
          </table:table-cell>
          <table:table-cell office:value-type="string">
            <text:p>3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e_U_lXwzu2fx-1-bRH_ltWPryZFhGUu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ElGrandeToto</text:p>
          </table:table-cell>
          <table:table-cell office:value-type="string">
            <text:p>32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nk58Y3rT4Y62vuYUvGpWGjxL9wsb10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Eminem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nnk58Y3rT4Y62vuYUvGpWGjxL9wsb10uI</text:p>
          </table:table-cell>
          <table:table-cell office:value-type="string">
            <text:p>https://lh3.googleusercontent.com/iWucA80nhIwVqNvFK9W1YDDx8zrvWbqJmgTZmaU2wiWYKTLKm148PteVxhkPBGaacMsND-_NETn8JJI=w60-h60-l90-rj</text:p>
          </table:table-cell>
          <table:table-cell office:value-type="string">
            <text:p>Presenting Eminem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nnk58Y3rT4Y62vuYUvGpWGjxL9wsb10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Eminem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nnk58Y3rT4Y62vuYUvGpWGjxL9wsb10uI</text:p>
          </table:table-cell>
          <table:table-cell office:value-type="string">
            <text:p>https://lh3.googleusercontent.com/iWucA80nhIwVqNvFK9W1YDDx8zrvWbqJmgTZmaU2wiWYKTLKm148PteVxhkPBGaacMsND-_NETn8JJI=w60-h60-l90-rj</text:p>
          </table:table-cell>
          <table:table-cell office:value-type="string">
            <text:p>Presenting Eminem</text:p>
          </table:table-cell>
          <table:table-cell office:value-type="string">
            <text:p>41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FxjQOtm-Ub-89Jrtr86AFYA4uP6OyEQ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Falz</text:p>
          </table:table-cell>
          <table:table-cell office:value-type="string">
            <text:p>2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vvE5dVeTeS4vWzU4sxEcsTJNyw_YRZKo</text:p>
          </table:table-cell>
          <table:table-cell office:value-type="string">
            <text:p>https://lh3.googleusercontent.com/E-VYSH25bBHkrw6vXAp3RQtybuMDpUoWbEIDs8SrrXPoULLzjG1JxUi8ZZtw4n8-XPj7PUsIF5Zp9wY=w60-h60-l90-rj</text:p>
          </table:table-cell>
          <table:table-cell office:value-type="string">
            <text:p>Presenting Feid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mDFq4tPWEC-Bka5UCUJKCgQ37KUKw4XV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Flavour</text:p>
          </table:table-cell>
          <table:table-cell office:value-type="string">
            <text:p>34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jNh5SOH97RiS_JypkHBhKUx4h0rLqr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Francis Cabrel</text:p>
          </table:table-cell>
          <table:table-cell office:value-type="string">
            <text:p>3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jNh5SOH97RiS_JypkHBhKUx4h0rLqrc</text:p>
          </table:table-cell>
          <table:table-cell office:value-type="string">
            <text:p>https://lh3.googleusercontent.com/J71D6_ZFLJn0iGrYkcgIB2MY4hAW3l0UmT3aa4Ix0R47ArRSNMRxk4DSZzPFIpmGNY8HAjawCZcX=w60-h60-l90-rj</text:p>
          </table:table-cell>
          <table:table-cell office:value-type="string">
            <text:p>Presenting Francis Cabrel</text:p>
          </table:table-cell>
          <table:table-cell office:value-type="string">
            <text:p>35 songs</text:p>
          </table:table-cell>
        </table:table-row>
        <table:table-row table:style-name="ro2" table:visibility="filter">
          <table:table-cell office:value-type="string">
            <text:p>https://music.youtube.com/playlist?list=RDCLAK5uy_nfzp61bRQ-xurtvhOYDbtlXpDAZFDTLu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Frank Sinatra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fzp61bRQ-xurtvhOYDbtlXpDAZFDTLuc</text:p>
          </table:table-cell>
          <table:table-cell office:value-type="string">
            <text:p>https://lh3.googleusercontent.com/6oifU-3D2yZt4Iw1HtdDXe-VvmhO4RZBA_WLsONh63CGqWK3RsAOr_mFfMokj1on_geDf5CmDV-FYpo8=w60-h60-l90-rj</text:p>
          </table:table-cell>
          <table:table-cell office:value-type="string">
            <text:p>Presenting Frank Sinatra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vRSo9lzOSJen1srAFOmV58QxCv4LHAH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Fredo</text:p>
          </table:table-cell>
          <table:table-cell office:value-type="string">
            <text:p>2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H0qTZHJc9XnHY9YR9Xjnstn8JW1oWlW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-DRAGON</text:p>
          </table:table-cell>
          <table:table-cell office:value-type="string">
            <text:p>41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n1mL4VpV4gwTxOtxsgZFM5c4dF0etc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hantasala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1p7Xi6UqQK855aBb5LRK4gjoAulM03N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hetts</text:p>
          </table:table-cell>
          <table:table-cell office:value-type="string">
            <text:p>23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iGU2op14_OZry8sIvZIz12q6T1VumBjA</text:p>
          </table:table-cell>
          <table:table-cell office:value-type="string">
            <text:p>https://lh3.googleusercontent.com/VJUmuSJroo2HuegIolHVW7bwVUtjsPYUZOOmmChaq6nBPLSkOnpOW7LydDFk70PUTEQJwi88IxE9Nk8=w60-h60-l90-rj</text:p>
          </table:table-cell>
          <table:table-cell office:value-type="string">
            <text:p>Presenting Green Day</text:p>
          </table:table-cell>
          <table:table-cell office:value-type="string">
            <text:p>37 songs</text:p>
          </table:table-cell>
        </table:table-row>
        <table:table-row table:style-name="ro2" table:visibility="filter">
          <table:table-cell office:value-type="string">
            <text:p>https://music.youtube.com/playlist?list=RDCLAK5uy_miGU2op14_OZry8sIvZIz12q6T1VumBjA</text:p>
          </table:table-cell>
          <table:table-cell office:value-type="string">
            <text:p>https://lh3.googleusercontent.com/VJUmuSJroo2HuegIolHVW7bwVUtjsPYUZOOmmChaq6nBPLSkOnpOW7LydDFk70PUTEQJwi88IxE9Nk8=w60-h60-l90-rj</text:p>
          </table:table-cell>
          <table:table-cell office:value-type="string">
            <text:p>Presenting Green Day</text:p>
          </table:table-cell>
          <table:table-cell office:value-type="string">
            <text:p>3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-2z78Jhfw4YKZYb2fzoJgfnu17gX4y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ucci Mane</text:p>
          </table:table-cell>
          <table:table-cell office:value-type="string">
            <text:p>5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dpbgoicEKZXgC4Mr-v87ZySWM8rnJum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unna</text:p>
          </table:table-cell>
          <table:table-cell office:value-type="string">
            <text:p>4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dQJZOrlW-T5WVUR4LrKNhgfwRVpgFxv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GZA</text:p>
          </table:table-cell>
          <table:table-cell office:value-type="string">
            <text:p>1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FrtfHb-mSXnruELmuokX_TpC1D3TOMv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alsey</text:p>
          </table:table-cell>
          <table:table-cell office:value-type="string">
            <text:p>4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sYSBxoUGcH9CVrdvMrd037xXn9e9PK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ans Zimmer</text:p>
          </table:table-cell>
          <table:table-cell office:value-type="string">
            <text:p>4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sYSBxoUGcH9CVrdvMrd037xXn9e9PK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ans Zimmer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kOsYSBxoUGcH9CVrdvMrd037xXn9e9PKc</text:p>
          </table:table-cell>
          <table:table-cell office:value-type="string">
            <text:p>https://lh3.googleusercontent.com/vNpAb-1WgJm1ZMvbkHjbZRODtF23_315Lpem161dgrd8oIgmreH0yoOFWzjKEvHg2mUDOqiicHWdiw=w60-h60-l90-rj</text:p>
          </table:table-cell>
          <table:table-cell office:value-type="string">
            <text:p>Presenting Hans Zimmer</text:p>
          </table:table-cell>
          <table:table-cell office:value-type="string">
            <text:p>4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mXr8TKREzs7kZTidwbHp7NqwfDJ2BPg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ardy Caprio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kxi-6LL1YA7PgwKXR7ohIOZfOZ7Da1u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atsune Miku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mZRghaHrcqfsRlpfcak09G1iO-aI8do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euss l'Enfoiré</text:p>
          </table:table-cell>
          <table:table-cell office:value-type="string">
            <text:p>2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52twgVlm9MQozfxTzZdhb9NTvtkAWX7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iphop Tamizha</text:p>
          </table:table-cell>
          <table:table-cell office:value-type="string">
            <text:p>3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W5Ba7hNPuQjGabDvy4cUZgj-FeONdf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Hungria Hip Hop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0Rzkqg2gdFV5ohfkgAkD5XcFx8n1azo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Iggy Azalea</text:p>
          </table:table-cell>
          <table:table-cell office:value-type="string">
            <text:p>20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office:value-type="string">
            <text:p>https://lh3.googleusercontent.com/ulb4aCGc90MDR6bpEHJDcQdou7TTQn34s76jiDoLlCkruN1416e-2YtcdM648qD4Odl1s0yaDzBeDA0=w60-h60-l90-rj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office:value-type="string">
            <text:p>https://lh3.googleusercontent.com/ulb4aCGc90MDR6bpEHJDcQdou7TTQn34s76jiDoLlCkruN1416e-2YtcdM648qD4Odl1s0yaDzBeDA0=w60-h60-l90-rj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office:value-type="string">
            <text:p>https://lh3.googleusercontent.com/ulb4aCGc90MDR6bpEHJDcQdou7TTQn34s76jiDoLlCkruN1416e-2YtcdM648qD4Odl1s0yaDzBeDA0=w60-h60-l90-rj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MuY7dh_l1LY0aj1qx-3Hozd9UqqCFG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 Hus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ZvALCoggYJlYi9AHOZH46yqE8mF4wI1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gged Edge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qlnbvn-99E2x7mYpeSQJGPv_nB3xuSO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mes Blunt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qlnbvn-99E2x7mYpeSQJGPv_nB3xuSO4</text:p>
          </table:table-cell>
          <table:table-cell office:value-type="string">
            <text:p>https://lh3.googleusercontent.com/UN0bUHbPzWj7ywGwA9q85oCH9wfp44LZsrO7jRVPEWAQtnYclOiMwtYT9CI3CXZ-HGFoM6hjncEOE9o=w60-h60-l90-rj</text:p>
          </table:table-cell>
          <table:table-cell office:value-type="string">
            <text:p>Presenting James Blunt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JGylhMegd3zFoIi8ZBKqtHr_EbMxYC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miroquai</text:p>
          </table:table-cell>
          <table:table-cell office:value-type="string">
            <text:p>4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JGylhMegd3zFoIi8ZBKqtHr_EbMxYCs</text:p>
          </table:table-cell>
          <table:table-cell office:value-type="string">
            <text:p>https://lh3.googleusercontent.com/IKXRG9BmoFzEtqC5qZ9k0Fv5vi6ulyvOFqgsz35rB1EPDWXVBYAomdHJxR3ZnwpfSRcp-w1q72zcnRs=w60-h60-l90-rj</text:p>
          </table:table-cell>
          <table:table-cell office:value-type="string">
            <text:p>Presenting Jamiroquai</text:p>
          </table:table-cell>
          <table:table-cell office:value-type="string">
            <text:p>4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uZKc5CTtCLcDK4meFL3iQ8HbbyBIU-n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ved Akhtar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zun4DCJDU2KVpxT3Xd6WX6R4RBHG6_m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y-Z</text:p>
          </table:table-cell>
          <table:table-cell office:value-type="string">
            <text:p>4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AdML4UYXhWAv7wA9rtP7H9FECCmpApP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y1</text:p>
          </table:table-cell>
          <table:table-cell office:value-type="string">
            <text:p>3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IF4pe43bWakdN5NJMKBjj-Np7idJgwO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aykae</text:p>
          </table:table-cell>
          <table:table-cell office:value-type="string">
            <text:p>26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njwpQgu2c2Jmn8zcYGUUhPxvbuPORYqw</text:p>
          </table:table-cell>
          <table:table-cell office:value-type="string">
            <text:p>https://lh3.googleusercontent.com/Mi5z3oK3wvFo2-LmxavaCTvL5KhRUafHv0V8DxmiohSXHeWXMiBLivh6LamcfHIWM6yGZiHuOxhDpw=w60-h60-l90-rj</text:p>
          </table:table-cell>
          <table:table-cell office:value-type="string">
            <text:p>Presenting Jelly Roll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knjwpQgu2c2Jmn8zcYGUUhPxvbuPORYq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elly Roll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knjwpQgu2c2Jmn8zcYGUUhPxvbuPORYqw</text:p>
          </table:table-cell>
          <table:table-cell office:value-type="string">
            <text:p>https://lh3.googleusercontent.com/Mi5z3oK3wvFo2-LmxavaCTvL5KhRUafHv0V8DxmiohSXHeWXMiBLivh6LamcfHIWM6yGZiHuOxhDpw=w60-h60-l90-rj</text:p>
          </table:table-cell>
          <table:table-cell office:value-type="string">
            <text:p>Presenting Jelly Roll</text:p>
          </table:table-cell>
          <table:table-cell office:value-type="string">
            <text:p>44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Uo4otgkNHU_IlW-9eR_67de0uMmA7J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oeboy</text:p>
          </table:table-cell>
          <table:table-cell office:value-type="string">
            <text:p>34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mM4YOKwCxsdIZZaqHqHCVlaKzcKEA_q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onas Brothers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nmM4YOKwCxsdIZZaqHqHCVlaKzcKEA_qA</text:p>
          </table:table-cell>
          <table:table-cell office:value-type="string">
            <text:p>https://lh3.googleusercontent.com/jhbyXV2N9dxjitAH3uzTfAkYhZKTImZKlGuR9sAD2YtvTDZ1wC-SmvSF2ckN9Nitc1OOIR1v0FAJnYWd=w60-h60-l90-rj</text:p>
          </table:table-cell>
          <table:table-cell office:value-type="string">
            <text:p>Presenting Jonas Brothers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nZjuC4ACg8Ud4vhW2MG-riAX0Dcoza96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P THE WAVY</text:p>
          </table:table-cell>
          <table:table-cell office:value-type="string">
            <text:p>23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https://lh3.googleusercontent.com/T_-R96j7y8ekWTMjysLqud1kRBSMl7X22yCYk1pbqw4DxFjeYr_75FEXlna7z4K2vgTaWG5th802yrc=w60-h60-l90-rj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https://lh3.googleusercontent.com/T_-R96j7y8ekWTMjysLqud1kRBSMl7X22yCYk1pbqw4DxFjeYr_75FEXlna7z4K2vgTaWG5th802yrc=w60-h60-l90-rj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https://lh3.googleusercontent.com/T_-R96j7y8ekWTMjysLqud1kRBSMl7X22yCYk1pbqw4DxFjeYr_75FEXlna7z4K2vgTaWG5th802yrc=w60-h60-l90-rj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7dKIfNNrq4hn7tKYV7zD91rq6t2Y_v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ulión Alvarez</text:p>
          </table:table-cell>
          <table:table-cell office:value-type="string">
            <text:p>39 songs</text:p>
          </table:table-cell>
        </table:table-row>
        <table:table-row table:style-name="ro2" table:visibility="filter">
          <table:table-cell office:value-type="string">
            <text:p>https://music.youtube.com/playlist?list=RDCLAK5uy_k7dKIfNNrq4hn7tKYV7zD91rq6t2Y_vK0</text:p>
          </table:table-cell>
          <table:table-cell office:value-type="string">
            <text:p>https://lh3.googleusercontent.com/AlT8XhE-M7ORq5DJ7__p4WLg8lge5kujFHloGh6KWhHEdk5EKIO_VKa41AVQpfDj5ro990Bk3rX4d4QY=w60-h60-l90-rj</text:p>
          </table:table-cell>
          <table:table-cell office:value-type="string">
            <text:p>Presenting Julión Alvarez</text:p>
          </table:table-cell>
          <table:table-cell office:value-type="string">
            <text:p>39 songs</text:p>
          </table:table-cell>
        </table:table-row>
        <table:table-row table:style-name="ro2" table:visibility="filter">
          <table:table-cell office:value-type="string">
            <text:p>https://music.youtube.com/playlist?list=RDCLAK5uy_lKnFw2SMbJHBsmC_edkEgIkzfTyZimiZ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ungle</text:p>
          </table:table-cell>
          <table:table-cell office:value-type="string">
            <text:p>22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bM5Udvwj2DarPd7LKmd8mqHbcLsAcer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Justin Bieber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bM5Udvwj2DarPd7LKmd8mqHbcLsAcerg</text:p>
          </table:table-cell>
          <table:table-cell office:value-type="string">
            <text:p>https://lh3.googleusercontent.com/pBPVf6TQTrHYoQHKDfFVzga7TEuOE7HzOm0dlYiu7P8uOWi6oQpNdsEy7caCchcZm2jyAVokJ0WKxkI=w60-h60-l90-rj</text:p>
          </table:table-cell>
          <table:table-cell office:value-type="string">
            <text:p>Presenting Justin Bieber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GRpbtm8tUK2VqKMOOojySV8yOcWl1V3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-Trap</text:p>
          </table:table-cell>
          <table:table-cell office:value-type="string">
            <text:p>2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8JeLhDUHGm3LTwQ1NCv8O0UtCFzIyAo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aris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9qeJ-l-2WFOrNUgp7afjQl0KXXQeYmZ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lash Criminel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mkHNDnj2woPAQdu1ZcyhsXTRu6gSZJ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leb Di Masi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-ntLQ5CzaXIVKJ21FR1hAjg52T3ZT3v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no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nJEMm7nZ6wPjGFPgDGWJoiz0dpUsgFQ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ran Aujla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nJEMm7nZ6wPjGFPgDGWJoiz0dpUsgFQ8</text:p>
          </table:table-cell>
          <table:table-cell office:value-type="string">
            <text:p>https://lh3.googleusercontent.com/DiD8XXZo5b2mKCTePURVtJrdErBCH6d1QEV0a4x4x-tlHv22eq81BampPQoQMGWH-XsDTQ96OLOkSQ=w60-h60-l90-rj</text:p>
          </table:table-cell>
          <table:table-cell office:value-type="string">
            <text:p>Presenting Karan Aujla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6MFGsNPPT3ddoPEtUTLt--O6DuDvr-Y8</text:p>
          </table:table-cell>
          <table:table-cell office:value-type="string">
            <text:p>https://lh3.googleusercontent.com/sBS1TW_0sL4A42e7byVaB5VPqD6kZGC2VCudkMOIFj4bfIqSoCykuX-LNUzdh4POHoDEU_STEsFhcbI=w60-h60-l90-rj</text:p>
          </table:table-cell>
          <table:table-cell office:value-type="string">
            <text:p>Presenting Karthik (Telugu)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IdfEwE88BydtlnBPnwM55e3OhmYDr1o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ate Bush</text:p>
          </table:table-cell>
          <table:table-cell office:value-type="string">
            <text:p>3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EJ3kzhxDw0cY3Wcft-YzWjNoQLmqav2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ehlani</text:p>
          </table:table-cell>
          <table:table-cell office:value-type="string">
            <text:p>15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AJNeRnOPE_MGQQ2bgJohSy2VoewXVfP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hontkar</text:p>
          </table:table-cell>
          <table:table-cell office:value-type="string">
            <text:p>1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6k2rqapXS4d78OyRq4XRjGNDNLLN2T8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id Rock</text:p>
          </table:table-cell>
          <table:table-cell office:value-type="string">
            <text:p>34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Yc2ZB9-G1PSEd3cC-Ss2EuiaZMybod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ishore Kumar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alrJBmPIUTJZew2CJk0vg0FJ-7BIQB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izz Daniel</text:p>
          </table:table-cell>
          <table:table-cell office:value-type="string">
            <text:p>4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6Eq9S4j5LOK9AvSvcuKWHlbc5psLKga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offee</text:p>
          </table:table-cell>
          <table:table-cell office:value-type="string">
            <text:p>1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Q6ORu7YXmhFtjzsORlNWOByE28zzjnL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ojo Funds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_jWcQINVwL_dr7w631lobxRSbYC9Ku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ontra K</text:p>
          </table:table-cell>
          <table:table-cell office:value-type="string">
            <text:p>5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9Z1jc6m0LBHQL7sW1I-zytm3-i7rwUF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rept &amp; Konan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O00bdnxtlIbekoiWnioeFCijaey9AxP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westa</text:p>
          </table:table-cell>
          <table:table-cell office:value-type="string">
            <text:p>3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289WMNh0xGvzBVE4ha0TjJQKqJhE_8c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Kylie Minogue</text:p>
          </table:table-cell>
          <table:table-cell office:value-type="string">
            <text:p>44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C3CVlccVxKUKd5Hi2suI7myREC6rc_Y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ady Gaga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lC3CVlccVxKUKd5Hi2suI7myREC6rc_Y0</text:p>
          </table:table-cell>
          <table:table-cell office:value-type="string">
            <text:p>https://lh3.googleusercontent.com/zKUXyg0fKUxJzx6MaEOBmCouT-8QcmdwmSQUepZr_qtnXVqkGwD-jDglMHqXspdiM8-6nfRFoB-I8pQ=w60-h60-l90-rj</text:p>
          </table:table-cell>
          <table:table-cell office:value-type="string">
            <text:p>Presenting Lady Gaga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l0xXkvMawsC7IKIBg34GK8nhEEutjg6M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ady Leshurr</text:p>
          </table:table-cell>
          <table:table-cell office:value-type="string">
            <text:p>2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7j3R6tmUCMeLxPD27PxCQXhmTq4q_AZ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ainey Wilson</text:p>
          </table:table-cell>
          <table:table-cell office:value-type="string">
            <text:p>45 songs</text:p>
          </table:table-cell>
        </table:table-row>
        <table:table-row table:style-name="ro2" table:visibility="filter">
          <table:table-cell office:value-type="string">
            <text:p>https://music.youtube.com/playlist?list=RDCLAK5uy_k7j3R6tmUCMeLxPD27PxCQXhmTq4q_AZ4</text:p>
          </table:table-cell>
          <table:table-cell office:value-type="string">
            <text:p>https://lh3.googleusercontent.com/rMrzJOKYxvbfR-oHoz5pRA5krh30RLp1BQVHWw6X9I9HvMJDJ5RMkUkkoWE4S2Dl_sN2q7AwlvcmAIU=w60-h60-l90-rj</text:p>
          </table:table-cell>
          <table:table-cell office:value-type="string">
            <text:p>Presenting Lainey Wilson</text:p>
          </table:table-cell>
          <table:table-cell office:value-type="string">
            <text:p>4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SfrQroaN3Gjz5G4XnEXX4Mo78orKsf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ecrae</text:p>
          </table:table-cell>
          <table:table-cell office:value-type="string">
            <text:p>3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7GkJDIK4WiQ_6Vx8naPrJMg9HdzxJEa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ethal Bizzle</text:p>
          </table:table-cell>
          <table:table-cell office:value-type="string">
            <text:p>2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3Gs9hcVaXbRUpCXLLrpf7w0I6ZqVOYQ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eto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zTUGzLvTt-Av85wBra4epLXZ67L9FXE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l Durk</text:p>
          </table:table-cell>
          <table:table-cell office:value-type="string">
            <text:p>3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vvuTO3P9qMD9xshqOj29fc5rkN31YHw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l Uzi Vert</text:p>
          </table:table-cell>
          <table:table-cell office:value-type="string">
            <text:p>3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TrT_pzStMEGUrKLuVNWT13rMuoxroYZ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l Wayne</text:p>
          </table:table-cell>
          <table:table-cell office:value-type="string">
            <text:p>45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n4IpUkBuh93iywIH8VCwF1WzkMX2Z2et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ttle Mix</text:p>
          </table:table-cell>
          <table:table-cell office:value-type="string">
            <text:p>26 songs</text:p>
          </table:table-cell>
        </table:table-row>
        <table:table-row table:style-name="ro2" table:visibility="filter">
          <table:table-cell office:value-type="string">
            <text:p>https://music.youtube.com/playlist?list=RDCLAK5uy_m2OCXz3RhHbFEE2Q0lRtohWJlLzj7Bj3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ittle Simz</text:p>
          </table:table-cell>
          <table:table-cell office:value-type="string">
            <text:p>1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9-Idj-buSSWaC0_Gw1qfpIxlaNvyFI7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ogic</text:p>
          </table:table-cell>
          <table:table-cell office:value-type="string">
            <text:p>4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9-Idj-buSSWaC0_Gw1qfpIxlaNvyFI7Q</text:p>
          </table:table-cell>
          <table:table-cell office:value-type="string">
            <text:p>https://lh3.googleusercontent.com/93xc3h--8Pa518wMKMG2RHeQng02AD3s5VHgQRpvMFVH8kJIK0dUly48gHDrHNFI-o-ShwmKB6tfo1kw=w60-h60-l90-rj</text:p>
          </table:table-cell>
          <table:table-cell office:value-type="string">
            <text:p>Presenting Logic</text:p>
          </table:table-cell>
          <table:table-cell office:value-type="string">
            <text:p>4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K3djxcpKWqP8WsTdPXvR4TcSR-CP1IV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Loredana</text:p>
          </table:table-cell>
          <table:table-cell office:value-type="string">
            <text:p>3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1wQCNsNshtkAvjk_r6ZTJ_vjCo_zHVBE</text:p>
          </table:table-cell>
          <table:table-cell office:value-type="string">
            <text:p>https://lh3.googleusercontent.com/BASLQPMp2_QwrLfeqGPOsBZVw1B9WDnQIf_iTcK_FNgG7StZPTVvmxWDWjEOZlMPridQcAh-WFk_KXhm=w60-h60-l90-rj</text:p>
          </table:table-cell>
          <table:table-cell office:value-type="string">
            <text:p>Presenting Los Temerarios</text:p>
          </table:table-cell>
          <table:table-cell office:value-type="string">
            <text:p>34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No2NUxQVc6ThNmSLNyRVPU2AYnLPs8K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.I Abaga</text:p>
          </table:table-cell>
          <table:table-cell office:value-type="string">
            <text:p>27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gOjC7iTwXkkssyTnz6WM8cHJiIv17dw</text:p>
          </table:table-cell>
          <table:table-cell office:value-type="string">
            <text:p>https://lh3.googleusercontent.com/abk8uRYPBWfZUzhjpjh3l4ogGE6ShCJYn95Y-ntxrPjgNFDxjaeHXRz2ff0IQj4xmEjRrvx2WhCBeFg=w60-h60-l90-rj</text:p>
          </table:table-cell>
          <table:table-cell office:value-type="string">
            <text:p>Presenting Mac Miller</text:p>
          </table:table-cell>
          <table:table-cell office:value-type="string">
            <text:p>5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ggl4Wodf24ActUmfIh1bCx453hzva0c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arteria</text:p>
          </table:table-cell>
          <table:table-cell office:value-type="string">
            <text:p>4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7WHTA9KbJFC_urpLMeDZMPYHhfYCZ3M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aster KG</text:p>
          </table:table-cell>
          <table:table-cell office:value-type="string">
            <text:p>2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vj6DoHYjyfzcGrYxh_FqbP356yGe7yr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C Paulin da Capital</text:p>
          </table:table-cell>
          <table:table-cell office:value-type="string">
            <text:p>27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Ux_HchTY26TcozNcRAi-xmp2mISNEvT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etallica</text:p>
          </table:table-cell>
          <table:table-cell office:value-type="string">
            <text:p>4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Ux_HchTY26TcozNcRAi-xmp2mISNEvTU</text:p>
          </table:table-cell>
          <table:table-cell office:value-type="string">
            <text:p>https://lh3.googleusercontent.com/YoQ-YE_Ipl6mYG1XI5QaydMSvFm07JVLx225idwKk-x0j6aOJlBViGLp62fscR2KWSBkeS3SOgVAn98=w60-h60-l90-rj</text:p>
          </table:table-cell>
          <table:table-cell office:value-type="string">
            <text:p>Presenting Metallica</text:p>
          </table:table-cell>
          <table:table-cell office:value-type="string">
            <text:p>4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S3Q3rmrz-UCY5TYSZrpwtxWtIF1M2Vb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iky Woodz</text:p>
          </table:table-cell>
          <table:table-cell office:value-type="string">
            <text:p>3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ALnSkXElkcMAJlRlR1cYCZt9NM2ljVH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issy Elliott</text:p>
          </table:table-cell>
          <table:table-cell office:value-type="string">
            <text:p>28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1MVVGgoXMBETddSHwcAWmJd7ie0NWE4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ohammed Rafi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1MVVGgoXMBETddSHwcAWmJd7ie0NWE4M</text:p>
          </table:table-cell>
          <table:table-cell office:value-type="string">
            <text:p>https://lh3.googleusercontent.com/UmEyjSzaqhSPmOE_ozKyd57nwnze9usZDpqggfjnKMQyKbobnk9nYEJisMdyEdrnEe76msidCOerUSg=w60-h60-l90-rj</text:p>
          </table:table-cell>
          <table:table-cell office:value-type="string">
            <text:p>Presenting Mohammed Rafi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ym91f1Wlp2_bG3B8TkZaBvTWfJsCWx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ontez</text:p>
          </table:table-cell>
          <table:table-cell office:value-type="string">
            <text:p>5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BpTFoC_NMGDs8MUU0gItwDhxcsFumyc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orgenshtern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yIWY_49JOdw5-IuypB3o7vthweVfSqY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oStack</text:p>
          </table:table-cell>
          <table:table-cell office:value-type="string">
            <text:p>1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XiwcB70Q2dGF363bV41UoKdcfv1HgBp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s Banks</text:p>
          </table:table-cell>
          <table:table-cell office:value-type="string">
            <text:p>2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0ZpXg8fLu88erTKPiFuK7TqDnIA_hmE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urda</text:p>
          </table:table-cell>
          <table:table-cell office:value-type="string">
            <text:p>1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aybxK2mfNjMBwE3HilwFDPsgDbQkhPs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use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aybxK2mfNjMBwE3HilwFDPsgDbQkhPsU</text:p>
          </table:table-cell>
          <table:table-cell office:value-type="string">
            <text:p>https://lh3.googleusercontent.com/35Gy1FIlT9Jeko3kHfv87xnAxVEI7I6oM9Tdj5I-mYgz9ElmOwTv5CZAeliSUqJzE0OuW67ud4L5O-w=w60-h60-l90-rj</text:p>
          </table:table-cell>
          <table:table-cell office:value-type="string">
            <text:p>Presenting Muse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m5KmPD4jIhYP-hV8QfFBiiVb6sHKBO4U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Musiq Soulchild</text:p>
          </table:table-cell>
          <table:table-cell office:value-type="string">
            <text:p>21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venrIPHaSDKSar844pJryT9g8xzchvi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adeem-Shravan</text:p>
          </table:table-cell>
          <table:table-cell office:value-type="string">
            <text:p>5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4_dUgEnc28lzzr4Ek81d9ltqxLskit5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aezy</text:p>
          </table:table-cell>
          <table:table-cell office:value-type="string">
            <text:p>4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wruCdbY6wUiO26tT0H-EExPoPR5rRlx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aps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YlU0kyeWsRxpu2pjWiOMl_XWFRdjKyE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AV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wM3ShZWwmJitZKUIf5skfn8hw5AXfzx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F</text:p>
          </table:table-cell>
          <table:table-cell office:value-type="string">
            <text:p>3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wM3ShZWwmJitZKUIf5skfn8hw5AXfzxQ</text:p>
          </table:table-cell>
          <table:table-cell office:value-type="string">
            <text:p>https://lh3.googleusercontent.com/24h633UYiderahUXp2W_duLdBboCOHgxbH9MneyEd0i4ythu48WH9uMPQaDiGN5JaNrm-M5HS40w1A=w60-h60-l90-rj</text:p>
          </table:table-cell>
          <table:table-cell office:value-type="string">
            <text:p>Presenting NF</text:p>
          </table:table-cell>
          <table:table-cell office:value-type="string">
            <text:p>3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1tbUKLMKNlVUmvBnJzcdxbmTV5SJ32F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icki Minaj</text:p>
          </table:table-cell>
          <table:table-cell office:value-type="string">
            <text:p>62 song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4QVxpvvu0W5-qREsC4khLifAnkFD1YEE</text:p>
          </table:table-cell>
          <table:table-cell office:value-type="string">
            <text:p>https://lh3.googleusercontent.com/fdwyN0C3Zq4iv4qJjGBeX81HsLddbl3npLngj4kGecN5IAEcTWwqm_GlTKsPQLnP03SBOvJ6X4t-lA=w60-h60-l90-rj</text:p>
          </table:table-cell>
          <table:table-cell office:value-type="string">
            <text:p>Presenting NIKI</text:p>
          </table:table-cell>
          <table:table-cell office:value-type="string">
            <text:p>26 songs</text:p>
          </table:table-cell>
        </table:table-row>
        <table:table-row table:style-name="ro2" table:visibility="filter">
          <table:table-cell office:value-type="string">
            <text:p>https://music.youtube.com/playlist?list=RDCLAK5uy_nbt217EPf6nq4ZkNrgFACBwiR55LKHpw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ines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O1WeojY0u5_Ew7Hs6EeHewQIokYwVag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ipsey Hussle</text:p>
          </table:table-cell>
          <table:table-cell office:value-type="string">
            <text:p>48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eYBudfsrycZHT57c2xOBJ4ApaG02IaWU</text:p>
          </table:table-cell>
          <table:table-cell office:value-type="string">
            <text:p>https://lh3.googleusercontent.com/wQsHMeAfl38AnYzlsNmA0khN-vEjpCvyWC2UKWBE9sf4DyxlfaFWIAXjHbzgK_2KlJjLjsmZpK9H_6oT=w60-h60-l90-rj</text:p>
          </table:table-cell>
          <table:table-cell office:value-type="string">
            <text:p>Presenting Nirvana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ka4Pm4XLrQqHeg09PtZOay3lnt5ufKDC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orm Ender</text:p>
          </table:table-cell>
          <table:table-cell office:value-type="string">
            <text:p>1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gKfwcFw2qtdfxZZbV_Dmt20-4iYtdPN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ovelist</text:p>
          </table:table-cell>
          <table:table-cell office:value-type="string">
            <text:p>2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sDdYwjmyvLi61NNe_TXscyka1-rfg0J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NSG</text:p>
          </table:table-cell>
          <table:table-cell office:value-type="string">
            <text:p>2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IHyENe_MJL0ztoFsyFrKTZFQMsVmXzWo</text:p>
          </table:table-cell>
          <table:table-cell office:value-type="string">
            <text:p>https://lh3.googleusercontent.com/xnegdTdNBwl13rbpXBmsjqh4L9ovVh6ITSfVU8cAYT3gICnBEUAn3AL9nd-cNn9iyptsYOr9Plr_9Vw=w60-h60-l90-rj</text:p>
          </table:table-cell>
          <table:table-cell office:value-type="string">
            <text:p>Presenting Oasi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wCKExn45Ls51E1hVtOaYnZNLq9XD1VH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Ocean Wisdom</text:p>
          </table:table-cell>
          <table:table-cell office:value-type="string">
            <text:p>2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-3H3QtckQK3imr8ZpEiErouiqnTWnzG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Omah Lay</text:p>
          </table:table-cell>
          <table:table-cell office:value-type="string">
            <text:p>34 songs</text:p>
          </table:table-cell>
        </table:table-row>
        <table:table-row table:style-name="ro2" table:visibility="filter">
          <table:table-cell office:value-type="string">
            <text:p>https://music.youtube.com/playlist?list=RDCLAK5uy_l-3H3QtckQK3imr8ZpEiErouiqnTWnzG8</text:p>
          </table:table-cell>
          <table:table-cell office:value-type="string">
            <text:p>https://lh3.googleusercontent.com/-m3ge_daDbmeK0biNOdCQN_SJSL3jTgmKJ-Aqai3vIQUxs-pzOPZU2XnLJ74RnZPKfvuhtiskDSS_r4=w60-h60-l90-rj</text:p>
          </table:table-cell>
          <table:table-cell office:value-type="string">
            <text:p>Presenting Omah Lay</text:p>
          </table:table-cell>
          <table:table-cell office:value-type="string">
            <text:p>3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MIa2RXpS0QQmHggPpe-4fRcBrzb3xU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Orelsan</text:p>
          </table:table-cell>
          <table:table-cell office:value-type="string">
            <text:p>2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Ua8AKOFDc3plJKwTlNwwKsBEL58FLG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ØZI</text:p>
          </table:table-cell>
          <table:table-cell office:value-type="string">
            <text:p>3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MEv3kZThF07dQf2rS_PV2QSNTN6XRQ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. Jayachandran (Malayalam)</text:p>
          </table:table-cell>
          <table:table-cell office:value-type="string">
            <text:p>4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Bc4S-ho7QU-YivEJYukShjrEFArli1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aulo Londra</text:p>
          </table:table-cell>
          <table:table-cell office:value-type="string">
            <text:p>3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MMLVPMMEjzugIAQd4Nxv1BT6rIz1T4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earl Jam</text:p>
          </table:table-cell>
          <table:table-cell office:value-type="string">
            <text:p>4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MMLVPMMEjzugIAQd4Nxv1BT6rIz1T4pw</text:p>
          </table:table-cell>
          <table:table-cell office:value-type="string">
            <text:p>https://lh3.googleusercontent.com/xQdgZASkHrn2ozGbba_UiF-ykSYXB_i7EJvJxdwnVL8LBvG_1gEvNAK6u6dOxx4A65owDHjXWGJT5g=w60-h60-l90-rj</text:p>
          </table:table-cell>
          <table:table-cell office:value-type="string">
            <text:p>Presenting Pearl Jam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lMMLVPMMEjzugIAQd4Nxv1BT6rIz1T4pw</text:p>
          </table:table-cell>
          <table:table-cell office:value-type="string">
            <text:p>https://lh3.googleusercontent.com/xQdgZASkHrn2ozGbba_UiF-ykSYXB_i7EJvJxdwnVL8LBvG_1gEvNAK6u6dOxx4A65owDHjXWGJT5g=w60-h60-l90-rj</text:p>
          </table:table-cell>
          <table:table-cell office:value-type="string">
            <text:p>Presenting Pearl Jam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nLSaeHONKQbJ0sTK2bMS81IMYCSp4TMH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eruzzi</text:p>
          </table:table-cell>
          <table:table-cell office:value-type="string">
            <text:p>20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RqlqBuiZf-EpF7JwwQ5II1-r7ssbuCB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hyno</text:p>
          </table:table-cell>
          <table:table-cell office:value-type="string">
            <text:p>3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c4SFiHoVPivNDs9oP8NiLunNH7H7rS9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layboi Carti</text:p>
          </table:table-cell>
          <table:table-cell office:value-type="string">
            <text:p>3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MQQ1I0xqofgRcK2Yfy4tQLe2P9ZWYFx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LK</text:p>
          </table:table-cell>
          <table:table-cell office:value-type="string">
            <text:p>2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Hu_HYAQ0A-OfCwhuky240HOdM1Uduuy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op Smoke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Hu_HYAQ0A-OfCwhuky240HOdM1UduuyA</text:p>
          </table:table-cell>
          <table:table-cell office:value-type="string">
            <text:p>https://lh3.googleusercontent.com/uEZTcfN-VPGwLuR6aBA-8kYaxK9rRWyOw87If4AThJHzH2vj_9maLZGdQMQnISwb7uLQGh0RR2vu3bE=w60-h60-l90-rj</text:p>
          </table:table-cell>
          <table:table-cell office:value-type="string">
            <text:p>Presenting Pop Smoke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lgCEZpDE3kSJEoi5aEExINCoMVzqbayD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ost Malone</text:p>
          </table:table-cell>
          <table:table-cell office:value-type="string">
            <text:p>7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40nj5qOKuDoYxx_9fkLjwKwxOzPAA__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otter Payper</text:p>
          </table:table-cell>
          <table:table-cell office:value-type="string">
            <text:p>2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fZ9D6hc1cvgPc3q37sjcX5aF5jhA6TH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rabh Deep</text:p>
          </table:table-cell>
          <table:table-cell office:value-type="string">
            <text:p>4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LM2xqoGxPyf2E1lp2XP3K6zyAVw0VNl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rojota</text:p>
          </table:table-cell>
          <table:table-cell office:value-type="string">
            <text:p>5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i2106n8BJcegO8Yi6SHpNimm-Co9LFJ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UNPEE</text:p>
          </table:table-cell>
          <table:table-cell office:value-type="string">
            <text:p>2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WzsDfd9vhS2vGVMChstFqYX_QY8MdRX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Pusha T</text:p>
          </table:table-cell>
          <table:table-cell office:value-type="string">
            <text:p>4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dll4VQA1E4TR6VBzFaosv7YC4bKjuqS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adiohead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y9C3l0i6VYdrLut633z5fnETXIn_5Gq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AF Camora</text:p>
          </table:table-cell>
          <table:table-cell office:value-type="string">
            <text:p>49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P1U38z5TIWBgTTiXDBgO_3DaHSaotjbc</text:p>
          </table:table-cell>
          <table:table-cell office:value-type="string">
            <text:p>https://lh3.googleusercontent.com/hr36w76fFwl6Jhc1xN34S7FDa_t0UIEprzFwRrsEwC0x5sgmqx8ohLGhfGwKozU5URq8CUTISTnRcEo=w60-h60-l90-rj</text:p>
          </table:table-cell>
          <table:table-cell office:value-type="string">
            <text:p>Presenting Rammstein</text:p>
          </table:table-cell>
          <table:table-cell office:value-type="string">
            <text:p>47 songs</text:p>
          </table:table-cell>
        </table:table-row>
        <table:table-row table:style-name="ro2" table:visibility="filter">
          <table:table-cell office:value-type="string">
            <text:p>https://music.youtube.com/playlist?list=RDCLAK5uy_mSwzO2D9ucAzX9vvG2i8Lzm9dab_XPvf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edimi2</text:p>
          </table:table-cell>
          <table:table-cell office:value-type="string">
            <text:p>4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x8HSvEw9fL867LF92oqVKR9C-yi0scZ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els B</text:p>
          </table:table-cell>
          <table:table-cell office:value-type="string">
            <text:p>3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JHxyQUJhaGKTCQHKSj4cvzNcGtklkm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im'k</text:p>
          </table:table-cell>
          <table:table-cell office:value-type="string">
            <text:p>1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2PlLR3PAhV00vtsgZjSAhC1C7Nc53jU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inne</text:p>
          </table:table-cell>
          <table:table-cell office:value-type="string">
            <text:p>3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JnMasbo7TseRc0LkAkpCLz31l73jEAm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un-DMC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dNznhWSROhe2jxjEwgg6nuid1xOAnsH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Runtown</text:p>
          </table:table-cell>
          <table:table-cell office:value-type="string">
            <text:p>24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PK3d_PlINBV53x96IF4zsw6IQ1qHbMq8</text:p>
          </table:table-cell>
          <table:table-cell office:value-type="string">
            <text:p>https://lh3.googleusercontent.com/zZHhQFczAL3vLmgdPP8t4FSoCgk7Rz6YYmD5VIUu9lPP59FDsDKXKRpSsb3JNka82WNRXSaUEskcCzk=w60-h60-l90-rj</text:p>
          </table:table-cell>
          <table:table-cell office:value-type="string">
            <text:p>Presenting S. P. Balasubrahmanyam (Telugu)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GtE0mCTeszUs-oiTaJVYqO1Tag2IiUp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abaton</text:p>
          </table:table-cell>
          <table:table-cell office:value-type="string">
            <text:p>36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Rhl2Cdo_JefA-i2_-LGG6OLx1vlNcxZ8</text:p>
          </table:table-cell>
          <table:table-cell office:value-type="string">
            <text:p>https://lh3.googleusercontent.com/pI8HWG-yUvFpTKUIWvE2BLC4mVhoZvlAo2i0lr3F5nlnPUmiWzxmz-uel-X1RKoSObBXbCjLIuoV6g=w60-h60-l90-rj</text:p>
          </table:table-cell>
          <table:table-cell office:value-type="string">
            <text:p>Presenting Sabrina Carpenter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lRhl2Cdo_JefA-i2_-LGG6OLx1vlNcxZ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abrina Carpenter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lRhl2Cdo_JefA-i2_-LGG6OLx1vlNcxZ8</text:p>
          </table:table-cell>
          <table:table-cell office:value-type="string">
            <text:p>https://lh3.googleusercontent.com/pI8HWG-yUvFpTKUIWvE2BLC4mVhoZvlAo2i0lr3F5nlnPUmiWzxmz-uel-X1RKoSObBXbCjLIuoV6g=w60-h60-l90-rj</text:p>
          </table:table-cell>
          <table:table-cell office:value-type="string">
            <text:p>Presenting Sabrina Carpenter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wXq6RSNPXtvoWaajJzOIcbV5r4RRDmO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alim–Sulaiman</text:p>
          </table:table-cell>
          <table:table-cell office:value-type="string">
            <text:p>3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C8pR82R8AT-ZqXdyZjbiH5G1na9x1Cs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Şanışer</text:p>
          </table:table-cell>
          <table:table-cell office:value-type="string">
            <text:p>2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im6h6NOXWcQZlifew0VA9mK5IoorzOl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aweetie</text:p>
          </table:table-cell>
          <table:table-cell office:value-type="string">
            <text:p>2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Uu0fKYIbCndIVL0_9Sxf2kklUy2ngLR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cooter</text:p>
          </table:table-cell>
          <table:table-cell office:value-type="string">
            <text:p>4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eT4TcChUxJ-EsUVFcutOjgCHMiklzgL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corpions</text:p>
          </table:table-cell>
          <table:table-cell office:value-type="string">
            <text:p>4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eT4TcChUxJ-EsUVFcutOjgCHMiklzgL8</text:p>
          </table:table-cell>
          <table:table-cell office:value-type="string">
            <text:p>https://lh3.googleusercontent.com/2uvDPhmoz7l29vMUnv3t3qzFdxQ415AmUiRm27gRhGbmzrgRc36t3MsMEuTHZc-DiSJI-lDjX_3XvJ8=w60-h60-l90-rj</text:p>
          </table:table-cell>
          <table:table-cell office:value-type="string">
            <text:p>Presenting Scorpions</text:p>
          </table:table-cell>
          <table:table-cell office:value-type="string">
            <text:p>4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TmuZ_oxFi1oC3UuCmMwDvXGdnS1_xW9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ean Paul</text:p>
          </table:table-cell>
          <table:table-cell office:value-type="string">
            <text:p>22 songs</text:p>
          </table:table-cell>
        </table:table-row>
        <table:table-row table:style-name="ro2" table:visibility="filter">
          <table:table-cell office:value-type="string">
            <text:p>https://music.youtube.com/playlist?list=RDCLAK5uy_nTmuZ_oxFi1oC3UuCmMwDvXGdnS1_xW9w</text:p>
          </table:table-cell>
          <table:table-cell office:value-type="string">
            <text:p>https://lh3.googleusercontent.com/cobMqrDXIchvWQQvm-CksePoENGQs_TfKE18fjl2qaZEl78gItsZg04R70sxWhx88hB2wXGxnVAHCA=w60-h60-l90-rj</text:p>
          </table:table-cell>
          <table:table-cell office:value-type="string">
            <text:p>Presenting Sean Paul</text:p>
          </table:table-cell>
          <table:table-cell office:value-type="string">
            <text:p>22 songs</text:p>
          </table:table-cell>
        </table:table-row>
        <table:table-row table:style-name="ro2" table:visibility="filter">
          <table:table-cell office:value-type="string">
            <text:p>https://music.youtube.com/playlist?list=RDCLAK5uy_kCtTRjC_RNrFKgXK3Xms_en3hSGXaiJw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ech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Wx1Ooh7duJJbBZeYr3AtrhZ1gg49qq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ez on the Beat</text:p>
          </table:table-cell>
          <table:table-cell office:value-type="string">
            <text:p>5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Ljy4RK-wRGsCVGWWnNlFYjll21pDpdT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henseea</text:p>
          </table:table-cell>
          <table:table-cell office:value-type="string">
            <text:p>4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Ey7Tdoc2nau571_BtWpit3kPvmv_Ovo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how Dem Camp</text:p>
          </table:table-cell>
          <table:table-cell office:value-type="string">
            <text:p>2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vyuxV8oINta7LIlJhGIPRNdtsGVFX-t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idhu Moose Wala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34XBFflSIml_Gu0h8WqQQCKL_eqPUzL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idoka</text:p>
          </table:table-cell>
          <table:table-cell office:value-type="string">
            <text:p>30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hRtmy_m2qKwhh7ExnaVR6erS03494hW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KY-HI</text:p>
          </table:table-cell>
          <table:table-cell office:value-type="string">
            <text:p>39 song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j0L93DYYJuwIxZ4TvBByI8V4-lIjuWa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onu Nigam (Kannada)</text:p>
          </table:table-cell>
          <table:table-cell office:value-type="string">
            <text:p>3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nn2hQ9qFxPZwn57lL_bNaiPhzXoh_WY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oprano</text:p>
          </table:table-cell>
          <table:table-cell office:value-type="string">
            <text:p>4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Y9fmYLHWr4jId_XFsCSWn5NZPHkBPFL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ound Sultan</text:p>
          </table:table-cell>
          <table:table-cell office:value-type="string">
            <text:p>18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U1CHanUOspFdWMwTZnwgA3Hh4U0RySQ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teely Dan</text:p>
          </table:table-cell>
          <table:table-cell office:value-type="string">
            <text:p>25 songs</text:p>
          </table:table-cell>
        </table:table-row>
        <table:table-row table:style-name="ro2" table:visibility="filter">
          <table:table-cell office:value-type="string">
            <text:p>https://music.youtube.com/playlist?list=RDCLAK5uy_mU1CHanUOspFdWMwTZnwgA3Hh4U0RySQE</text:p>
          </table:table-cell>
          <table:table-cell office:value-type="string">
            <text:p>https://lh3.googleusercontent.com/C0Q4y753no7GBmHOBJfZqsuIBYcjSyx0mdSfC17EOVwHLSGq3a-TlZq0NY1x4AfzvQRSw2Acylqp6GjL=w60-h60-l90-rj</text:p>
          </table:table-cell>
          <table:table-cell office:value-type="string">
            <text:p>Presenting Steely Dan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BLkqf5w2mIvg3DuG02v2ir_swnR3hT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ting</text:p>
          </table:table-cell>
          <table:table-cell office:value-type="string">
            <text:p>3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sBLkqf5w2mIvg3DuG02v2ir_swnR3hTE</text:p>
          </table:table-cell>
          <table:table-cell office:value-type="string">
            <text:p>https://lh3.googleusercontent.com/F5zo0S7kNCRCXTsvgdQR8TfgFp0F7NWCF1zOf1vr9F6VG-VgghuKiTZNvDD8JRVojIyvJ4uJYR0Gu38=w60-h60-l90-rj</text:p>
          </table:table-cell>
          <table:table-cell office:value-type="string">
            <text:p>Presenting Sting</text:p>
          </table:table-cell>
          <table:table-cell office:value-type="string">
            <text:p>34 songs</text:p>
          </table:table-cell>
        </table:table-row>
        <table:table-row table:style-name="ro2" table:visibility="filter">
          <table:table-cell office:value-type="string">
            <text:p>https://music.youtube.com/playlist?list=RDCLAK5uy_llTAqop7zhpeW6jRCVpy8S20T6XuejT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tormzy</text:p>
          </table:table-cell>
          <table:table-cell office:value-type="string">
            <text:p>3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JSscUL-NC2SQP2fXfq23IKrz6cMiO0M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unidhi Chauhan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JSscUL-NC2SQP2fXfq23IKrz6cMiO0M8</text:p>
          </table:table-cell>
          <table:table-cell office:value-type="string">
            <text:p>https://lh3.googleusercontent.com/gRVLADSbSMxCwyJZp2ea29cHJw2ejLJQ2k9pvOkySn4awyWd8Q2QfwQmILuRXklzplh_4w-vbc3cohY=w60-h60-l90-rj</text:p>
          </table:table-cell>
          <table:table-cell office:value-type="string">
            <text:p>Presenting Sunidhi Chauhan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geLVqVzYg76Fb7ntLgv0Qevj-nQjb7-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unitha Upadrasta</text:p>
          </table:table-cell>
          <table:table-cell office:value-type="string">
            <text:p>30 songs</text:p>
          </table:table-cell>
        </table:table-row>
        <table:table-row table:style-name="ro2" table:visibility="filter">
          <table:table-cell office:value-type="string">
            <text:p>https://music.youtube.com/playlist?list=RDCLAK5uy_kgeLVqVzYg76Fb7ntLgv0Qevj-nQjb7-U</text:p>
          </table:table-cell>
          <table:table-cell office:value-type="string">
            <text:p>https://lh3.googleusercontent.com/HA9p-AesXSnseBahPDjG1A1xmpPonzyKm-2ZWx_c6oAQjltG4vnA0HEHKUkAEuHrTsqY6JoCOl9ey1c=w60-h60-l90-rj</text:p>
          </table:table-cell>
          <table:table-cell office:value-type="string">
            <text:p>Presenting Sunitha Upadrasta</text:p>
          </table:table-cell>
          <table:table-cell office:value-type="string">
            <text:p>3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mSvPulLJxgsOrlwDziDkUqYRaBl37qb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Suprême NTM</text:p>
          </table:table-cell>
          <table:table-cell office:value-type="string">
            <text:p>22 songs</text:p>
          </table:table-cell>
        </table:table-row>
        <table:table-row table:style-name="ro2" table:visibility="filter">
          <table:table-cell office:value-type="string">
            <text:p>https://music.youtube.com/playlist?list=RDCLAK5uy_kmSvPulLJxgsOrlwDziDkUqYRaBl37qb8</text:p>
          </table:table-cell>
          <table:table-cell office:value-type="string">
            <text:p>https://lh3.googleusercontent.com/cM0yHnM-yhKBpXQlgdteI3qh-VUJv9b-sDuX0VITTDEK3qqamPq6hWmVM3bSRwgROCZTDgUHBHupVKxi=w60-h60-l90-rj</text:p>
          </table:table-cell>
          <table:table-cell office:value-type="string">
            <text:p>Presenting Suprême NTM</text:p>
          </table:table-cell>
          <table:table-cell office:value-type="string">
            <text:p>22 songs</text:p>
          </table:table-cell>
        </table:table-row>
        <table:table-row table:style-name="ro2" table:visibility="filter">
          <table:table-cell office:value-type="string">
            <text:p>https://music.youtube.com/playlist?list=RDCLAK5uy_kYuUPig2xGuoqGDcj57d8IremZhymp-k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-Ace</text:p>
          </table:table-cell>
          <table:table-cell office:value-type="string">
            <text:p>2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AmPlJjhJnyGbsmctoy1DJglsbUoxRcV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-Pain</text:p>
          </table:table-cell>
          <table:table-cell office:value-type="string">
            <text:p>3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kHqPeq9q3wadViJNrfXJW93z-ZNRPoQ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.I.</text:p>
          </table:table-cell>
          <table:table-cell office:value-type="string">
            <text:p>4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acZ7W-F21FDZKL6ZKpNlzFmp-dz6S1j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he Doors</text:p>
          </table:table-cell>
          <table:table-cell office:value-type="string">
            <text:p>32 songs</text:p>
          </table:table-cell>
        </table:table-row>
        <table:table-row table:style-name="ro2" table:visibility="filter">
          <table:table-cell office:value-type="string">
            <text:p>https://music.youtube.com/playlist?list=RDCLAK5uy_lacZ7W-F21FDZKL6ZKpNlzFmp-dz6S1jA</text:p>
          </table:table-cell>
          <table:table-cell office:value-type="string">
            <text:p>https://lh3.googleusercontent.com/Fr5enCPHCRnqihzPv1B9-EO-JB8KAstvtQSfStiTTD4Ek_utGdFs4DLr35tXmXgsj-inNVyYFkNqig=w60-h60-l90-rj</text:p>
          </table:table-cell>
          <table:table-cell office:value-type="string">
            <text:p>Presenting The Doors</text:p>
          </table:table-cell>
          <table:table-cell office:value-type="string">
            <text:p>32 songs</text:p>
          </table:table-cell>
        </table:table-row>
        <table:table-row table:style-name="ro2" table:visibility="filter">
          <table:table-cell office:value-type="string">
            <text:p>https://music.youtube.com/playlist?list=RDCLAK5uy_k_DONSEuEjaaD-u8UrJNCjzMlNqB80J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he Lumineers</text:p>
          </table:table-cell>
          <table:table-cell office:value-type="string">
            <text:p>26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-YfFGpoxNW6A0UvV8lLaYr_NRI8jL86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he Rolling Stones</text:p>
          </table:table-cell>
          <table:table-cell office:value-type="string">
            <text:p>5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-YfFGpoxNW6A0UvV8lLaYr_NRI8jL86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he Rolling Stone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-YfFGpoxNW6A0UvV8lLaYr_NRI8jL86g</text:p>
          </table:table-cell>
          <table:table-cell office:value-type="string">
            <text:p>https://lh3.googleusercontent.com/Qw21nhGQIeqrOOZajF5m_djZElEjJBdlXo2y1npCDnnSudk6s19fuC12iWRjVDgCxIWHX8W3OIDaPq8=w60-h60-l90-rj</text:p>
          </table:table-cell>
          <table:table-cell office:value-type="string">
            <text:p>Presenting The Rolling Stone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m-YfFGpoxNW6A0UvV8lLaYr_NRI8jL86g</text:p>
          </table:table-cell>
          <table:table-cell office:value-type="string">
            <text:p>https://lh3.googleusercontent.com/Qw21nhGQIeqrOOZajF5m_djZElEjJBdlXo2y1npCDnnSudk6s19fuC12iWRjVDgCxIWHX8W3OIDaPq8=w60-h60-l90-rj</text:p>
          </table:table-cell>
          <table:table-cell office:value-type="string">
            <text:p>Presenting The Rolling Stones</text:p>
          </table:table-cell>
          <table:table-cell office:value-type="string">
            <text:p>5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GT800y6FXCE_cMNvul6PdDLSoaQmDY4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iago PZK</text:p>
          </table:table-cell>
          <table:table-cell office:value-type="string">
            <text:p>27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4iVNakEB9fu3zcjQFaXRJk_vK-GwrPR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inie</text:p>
          </table:table-cell>
          <table:table-cell office:value-type="string">
            <text:p>3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DOuBN9g8hVpRmoDWRGonRUn7lKYgNvP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ravis Scott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mDOuBN9g8hVpRmoDWRGonRUn7lKYgNvPA</text:p>
          </table:table-cell>
          <table:table-cell office:value-type="string">
            <text:p>https://lh3.googleusercontent.com/inUHJLp1oc22nChhwrV5HFkAWW4Q5lx2NpSfjPw7LrWFnEaCZaBZFUuB-iKKiOFUTsakyC_EJhClxA=w60-h60-l90-rj</text:p>
          </table:table-cell>
          <table:table-cell office:value-type="string">
            <text:p>Presenting Travis Scott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mDOuBN9g8hVpRmoDWRGonRUn7lKYgNvP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ravis Scott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mDOuBN9g8hVpRmoDWRGonRUn7lKYgNvPA</text:p>
          </table:table-cell>
          <table:table-cell office:value-type="string">
            <text:p>https://lh3.googleusercontent.com/inUHJLp1oc22nChhwrV5HFkAWW4Q5lx2NpSfjPw7LrWFnEaCZaBZFUuB-iKKiOFUTsakyC_EJhClxA=w60-h60-l90-rj</text:p>
          </table:table-cell>
          <table:table-cell office:value-type="string">
            <text:p>Presenting Travis Scott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mZZvoXLDCXUnLejCC2JhgF9qXrgWv8Rx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ribo da Periferia</text:p>
          </table:table-cell>
          <table:table-cell office:value-type="string">
            <text:p>52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BDYLdPspUphKMYrMGtWsO7Zymp20NlS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y Dolla $ign</text:p>
          </table:table-cell>
          <table:table-cell office:value-type="string">
            <text:p>3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36ouUdk8ojXa_d3MYijinAfDPDdF0pO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Tyler, The Creator</text:p>
          </table:table-cell>
          <table:table-cell office:value-type="string">
            <text:p>47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36ouUdk8ojXa_d3MYijinAfDPDdF0pOg</text:p>
          </table:table-cell>
          <table:table-cell office:value-type="string">
            <text:p>https://lh3.googleusercontent.com/2uA05S37b_uw3sxiS337Xsb2Oek9pBvuHxtABsSNWuXxYzfDURrBpUfMyo6sQ1IsuS5i7BEc780OcQ=w60-h60-l90-rj</text:p>
          </table:table-cell>
          <table:table-cell office:value-type="string">
            <text:p>Presenting Tyler, The Creator</text:p>
          </table:table-cell>
          <table:table-cell office:value-type="string">
            <text:p>47 songs</text:p>
          </table:table-cell>
        </table:table-row>
        <table:table-row table:style-name="ro2" table:visibility="filter">
          <table:table-cell office:value-type="string">
            <text:p>https://music.youtube.com/playlist?list=RDCLAK5uy_kfMQ_HXNenbUOo0XrPCIUgJUh89uExBA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Unknown T</text:p>
          </table:table-cell>
          <table:table-cell office:value-type="string">
            <text:p>29 songs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0zU88p0XbZhfcD3d5AKe8zp7FSi2ksu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Vald</text:p>
          </table:table-cell>
          <table:table-cell office:value-type="string">
            <text:p>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4EE8ETmWDyy4UWGxnHSNTmrFcX7msKn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Vegedream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ezG1lzsWPPNBbduhkelC5gFKMh_8fCM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Vijay</text:p>
          </table:table-cell>
          <table:table-cell office:value-type="string">
            <text:p>45 song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GB6N98QSBatG1828RY7-V-oOroRfx5To</text:p>
          </table:table-cell>
          <table:table-cell office:value-type="string">
            <text:p>https://lh3.googleusercontent.com/SoDTCKr4uKw1WElXqfq0yTjWp_S63zLI7ZxAYyD4JAILY48OAiv8uPvgtnANNvLvKaQ5LsBiHmCzVkE=w60-h60-l90-rj</text:p>
          </table:table-cell>
          <table:table-cell office:value-type="string">
            <text:p>Presenting Whitney Houston</text:p>
          </table:table-cell>
          <table:table-cell office:value-type="string">
            <text:p>33 songs</text:p>
          </table:table-cell>
        </table:table-row>
        <table:table-row table:style-name="ro2" table:visibility="filter">
          <table:table-cell office:value-type="string">
            <text:p>https://music.youtube.com/playlist?list=RDCLAK5uy_n3cTHRu6QSPIkQ8SyEjM0gjeHKxAgdf-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WizKid</text:p>
          </table:table-cell>
          <table:table-cell office:value-type="string">
            <text:p>59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iLpPycloN38_kSYm1zGKQNRGiljojDj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Wretch 32</text:p>
          </table:table-cell>
          <table:table-cell office:value-type="string">
            <text:p>3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cQbRBXwJbY9096grp3zIiOIkby2dJX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Wu-Tang Clan</text:p>
          </table:table-cell>
          <table:table-cell office:value-type="string">
            <text:p>2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cQbRBXwJbY9096grp3zIiOIkby2dJXI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Wu-Tang Clan</text:p>
          </table:table-cell>
          <table:table-cell office:value-type="string">
            <text:p>23 songs</text:p>
          </table:table-cell>
        </table:table-row>
        <table:table-row table:style-name="ro2" table:visibility="filter">
          <table:table-cell office:value-type="string">
            <text:p>https://music.youtube.com/playlist?list=RDCLAK5uy_kcQbRBXwJbY9096grp3zIiOIkby2dJXII</text:p>
          </table:table-cell>
          <table:table-cell office:value-type="string">
            <text:p>https://lh3.googleusercontent.com/BcjSiT_ZiEGjJnNCQyYFIcpPG3odDD37Trxd9ktuYJ_oDHob706_jHfMlxgdHuoMuMHITiIFf9kY69A=w60-h60-l90-rj</text:p>
          </table:table-cell>
          <table:table-cell office:value-type="string">
            <text:p>Presenting Wu-Tang Clan</text:p>
          </table:table-cell>
          <table:table-cell office:value-type="string">
            <text:p>23 songs</text:p>
          </table:table-cell>
        </table:table-row>
        <table:table-row table:style-name="ro2" table:visibility="filter">
          <table:table-cell office:value-type="string">
            <text:p>https://music.youtube.com/playlist?list=RDCLAK5uy_k5kLREaEn29fvAQJy8oJogKhpEsEpUe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Young Lex</text:p>
          </table:table-cell>
          <table:table-cell office:value-type="string">
            <text:p>2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fwIK1XHgAuIhXDzX-YcEbu_b_0P7fZ4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Young T &amp; Bugsey</text:p>
          </table:table-cell>
          <table:table-cell office:value-type="string">
            <text:p>24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890C-DqbRDCiDlweM6cgUu04laY9YG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Young Thug</text:p>
          </table:table-cell>
          <table:table-cell office:value-type="string">
            <text:p>55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ye3OIpSUOcFPMNeUiy7aH-LdcRwr9oY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Yungen</text:p>
          </table:table-cell>
          <table:table-cell office:value-type="string">
            <text:p>23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vmEdwCN5cN1134MMAjMDe8cLQ5ayT8Z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Гуф</text:p>
          </table:table-cell>
          <table:table-cell office:value-type="string">
            <text:p>1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H61x21T7O49rxuPrJr59-F-Nar2QwQ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Каспийский Груз</text:p>
          </table:table-cell>
          <table:table-cell office:value-type="string">
            <text:p>15 songs</text:p>
          </table:table-cell>
        </table:table-row>
        <table:table-row table:style-name="ro2">
          <table:table-cell office:value-type="string">
            <text:p>https://music.youtube.com/playlist?list=RDCLAK5uy_kH61x21T7O49rxuPrJr59-F-Nar2QwQIc</text:p>
          </table:table-cell>
          <table:table-cell office:value-type="string">
            <text:p>https://lh3.googleusercontent.com/IviS6sS-iU2KzpW9Cgs-MbLbY14qqwcL2wdm1t-_t3oQywBEyHYY44D1g2mviOMXGAnqsHSc6oawyz5G=w60-h60-l90-rj</text:p>
          </table:table-cell>
          <table:table-cell office:value-type="string">
            <text:p>Presenting Каспийский Груз</text:p>
          </table:table-cell>
          <table:table-cell office:value-type="string">
            <text:p>15 songs</text:p>
          </table:table-cell>
        </table:table-row>
        <table:table-row table:style-name="ro3" table:visibility="filter">
          <table:table-cell office:value-type="string">
            <text:p>https://music.youtube.com/playlist?list=RDCLAK5uy_nFrtHQyoeb996VxPL0xQ4Vlc5rXednr7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그레이 (GRAY)</text:p>
          </table:table-cell>
          <table:table-cell office:value-type="string">
            <text:p>28 songs</text:p>
          </table:table-cell>
        </table:table-row>
        <table:table-row table:style-name="ro3" table:visibility="filter">
          <table:table-cell office:value-type="string">
            <text:p>https://music.youtube.com/playlist?list=RDCLAK5uy_mLrD75po_2plgsHG_Pnnn-KJC82NN_9G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나플라 (nafla)</text:p>
          </table:table-cell>
          <table:table-cell office:value-type="string">
            <text:p>41 songs</text:p>
          </table:table-cell>
        </table:table-row>
        <table:table-row table:style-name="ro3">
          <table:table-cell office:value-type="string">
            <text:p>https://music.youtube.com/playlist?list=RDCLAK5uy_mLrD75po_2plgsHG_Pnnn-KJC82NN_9GE</text:p>
          </table:table-cell>
          <table:table-cell office:value-type="string">
            <text:p>https://lh3.googleusercontent.com/pw2Yx-z572KmhCoAdiFQDwIv6haxrhFhRFjiVYjhuO4cn0P06FI8X9-lj9zipCoxZlQJP6pdpq-jSA=w60-h60-l90-rj</text:p>
          </table:table-cell>
          <table:table-cell office:value-type="string">
            <text:p>Presenting 나플라 (nafla)</text:p>
          </table:table-cell>
          <table:table-cell office:value-type="string">
            <text:p>41 songs</text:p>
          </table:table-cell>
        </table:table-row>
        <table:table-row table:style-name="ro3" table:visibility="filter">
          <table:table-cell office:value-type="string">
            <text:p>https://music.youtube.com/playlist?list=RDCLAK5uy_kGpqyKxQkYtlWl7Xec6NCyqMOm98qVzT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esenting 다이나믹 듀오 (Dynamicduo)</text:p>
          </table:table-cell>
          <table:table-cell office:value-type="string">
            <text:p>58 songs</text:p>
          </table:table-cell>
        </table:table-row>
        <table:table-row table:style-name="ro3">
          <table:table-cell office:value-type="string">
            <text:p>https://music.youtube.com/playlist?list=RDCLAK5uy_kGpqyKxQkYtlWl7Xec6NCyqMOm98qVzT4</text:p>
          </table:table-cell>
          <table:table-cell office:value-type="string">
            <text:p>https://lh3.googleusercontent.com/z_1RnjvaEo6UBEjl23suDEt7gIyaP3Rfo8Lcnj0YG8HZknAUACCmigpdMpKEF0zAFLXYaRuBjPTFE1oc=w60-h60-l90-rj</text:p>
          </table:table-cell>
          <table:table-cell office:value-type="string">
            <text:p>Presenting 다이나믹 듀오 (Dynamicduo)</text:p>
          </table:table-cell>
          <table:table-cell office:value-type="string">
            <text:p>58 songs</text:p>
          </table:table-cell>
        </table:table-row>
        <table:table-row table:style-name="ro2">
          <table:table-cell office:value-type="string">
            <text:p>https://music.youtube.com/playlist?list=RDCLAK5uy_kEoiyXHAgy4nrJ2cIxzZXxRXMnDTi2N-4</text:p>
          </table:table-cell>
          <table:table-cell office:value-type="string">
            <text:p>https://lh3.googleusercontent.com/KVJRTTnU35DV8fZE7jhnEja8qF29wdQd2dmzQrCS-d6Oqg3LLqko14xBJM7_evAf467Rw6oUBPcclVM=w60-h60-l90-rj</text:p>
          </table:table-cell>
          <table:table-cell office:value-type="string">
            <text:p>Pride Anthems</text:p>
          </table:table-cell>
          <table:table-cell office:value-type="string">
            <text:p>109 songs</text:p>
          </table:table-cell>
        </table:table-row>
        <table:table-row table:style-name="ro2" table:visibility="filter">
          <table:table-cell office:value-type="string">
            <text:p>https://music.youtube.com/playlist?list=RDCLAK5uy_nY0J0MGU_m9l0Oc_4iSoTXRx8Rm5zTLf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ide Party</text:p>
          </table:table-cell>
          <table:table-cell office:value-type="string">
            <text:p>191 songs</text:p>
          </table:table-cell>
        </table:table-row>
        <table:table-row table:style-name="ro2">
          <table:table-cell office:value-type="string">
            <text:p>https://music.youtube.com/playlist?list=RDCLAK5uy_nY0J0MGU_m9l0Oc_4iSoTXRx8Rm5zTLfU</text:p>
          </table:table-cell>
          <table:table-cell office:value-type="string">
            <text:p>https://lh3.googleusercontent.com/IRq00hIVd9GNHIDjvGHfpKSthexWRzw2SLxrhSdRjXPg13UgZGl9H9C5OIltt9l_VJJBwACK-HAoEA=w60-h60-l90-rj</text:p>
          </table:table-cell>
          <table:table-cell office:value-type="string">
            <text:p>Pride Party</text:p>
          </table:table-cell>
          <table:table-cell office:value-type="string">
            <text:p>191 songs</text:p>
          </table:table-cell>
        </table:table-row>
        <table:table-row table:style-name="ro2">
          <table:table-cell office:value-type="string">
            <text:p>https://music.youtube.com/playlist?list=RDCLAK5uy_kaEQWGbmX46KNJgmRsp87bJ57kRh4CBTQ</text:p>
          </table:table-cell>
          <table:table-cell office:value-type="string">
            <text:p>https://lh3.googleusercontent.com/rYT41U1_qZJpi_9zS3jrikdn502_C65eRA6SiQkjHWopbatkOxeNIxdBvVTi-eAJesNSiwM8T-xqZWI=w60-h60-l90-rj</text:p>
          </table:table-cell>
          <table:table-cell office:value-type="string">
            <text:p>Produced By: Dr. Dre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aEQWGbmX46KNJgmRsp87bJ57kRh4CBT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oduced By: Dr. Dre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aEQWGbmX46KNJgmRsp87bJ57kRh4CBTQ</text:p>
          </table:table-cell>
          <table:table-cell office:value-type="string">
            <text:p>https://lh3.googleusercontent.com/rYT41U1_qZJpi_9zS3jrikdn502_C65eRA6SiQkjHWopbatkOxeNIxdBvVTi-eAJesNSiwM8T-xqZWI=w60-h60-l90-rj</text:p>
          </table:table-cell>
          <table:table-cell office:value-type="string">
            <text:p>Produced By: Dr. Dre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aEQWGbmX46KNJgmRsp87bJ57kRh4CBT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oduced By: Dr. Dre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aEQWGbmX46KNJgmRsp87bJ57kRh4CBTQ</text:p>
          </table:table-cell>
          <table:table-cell office:value-type="string">
            <text:p>https://lh3.googleusercontent.com/rYT41U1_qZJpi_9zS3jrikdn502_C65eRA6SiQkjHWopbatkOxeNIxdBvVTi-eAJesNSiwM8T-xqZWI=w60-h60-l90-rj</text:p>
          </table:table-cell>
          <table:table-cell office:value-type="string">
            <text:p>Produced By: Dr. Dre</text:p>
          </table:table-cell>
          <table:table-cell office:value-type="string">
            <text:p>83 songs</text:p>
          </table:table-cell>
        </table:table-row>
        <table:table-row table:style-name="ro2" table:visibility="filter">
          <table:table-cell office:value-type="string">
            <text:p>https://music.youtube.com/playlist?list=RDCLAK5uy_kijGNzEJh9L_T8tbNp9dPRLoP_CpR2aZ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rogressive House Party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kijGNzEJh9L_T8tbNp9dPRLoP_CpR2aZE</text:p>
          </table:table-cell>
          <table:table-cell office:value-type="string">
            <text:p>https://lh3.googleusercontent.com/3-SJLcJ8BMfjTbG34Mm_PdhsE9dFp34OUCAuRjMpc134HWOtMfgOWURbx-Glfp_RDEYa7_pWNCLQt38=w60-h60-l90-rj</text:p>
          </table:table-cell>
          <table:table-cell office:value-type="string">
            <text:p>Progressive House Party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mf3Hk1WnIllyErqEkU1wUc9YGNcr0nQ_g</text:p>
          </table:table-cell>
          <table:table-cell office:value-type="string">
            <text:p>https://lh3.googleusercontent.com/xQIYIAueiXC-SPj_dONJ9F0pQQBRxVSYD1GODv12Xpag8k8ZLygDEu1CUfQ9huwXbpgXKhN36YjpOA=w60-h60-l90-rj</text:p>
          </table:table-cell>
          <table:table-cell office:value-type="string">
            <text:p>Psychedelic Rock Classic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f3Hk1WnIllyErqEkU1wUc9YGNcr0nQ_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sychedelic Rock Classic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f3Hk1WnIllyErqEkU1wUc9YGNcr0nQ_g</text:p>
          </table:table-cell>
          <table:table-cell office:value-type="string">
            <text:p>https://lh3.googleusercontent.com/xQIYIAueiXC-SPj_dONJ9F0pQQBRxVSYD1GODv12Xpag8k8ZLygDEu1CUfQ9huwXbpgXKhN36YjpOA=w60-h60-l90-rj</text:p>
          </table:table-cell>
          <table:table-cell office:value-type="string">
            <text:p>Psychedelic Rock Classic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VJ3RRi_YBfUJnZnQxLAedQQcXHujbUcg</text:p>
          </table:table-cell>
          <table:table-cell office:value-type="string">
            <text:p>https://lh3.googleusercontent.com/jzUe3KUHUMCHGN5o02havVoL481hvjMJ1Yjgyej8xPYwCfGwPKrPlcUmBr0p9HjbxSSzR8ZvzsVsuY3r=w60-h60-l90-rj</text:p>
          </table:table-cell>
          <table:table-cell office:value-type="string">
            <text:p>Pump-Up Pop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mVJ3RRi_YBfUJnZnQxLAedQQcXHujbUc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mp-Up Pop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kuo_NioExeUmw07dFf8BzQ64DFFTlgE7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 Fire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uo_NioExeUmw07dFf8BzQ64DFFTlgE7Q</text:p>
          </table:table-cell>
          <table:table-cell office:value-type="string">
            <text:p>https://lh3.googleusercontent.com/Eum6klBGHdIPnueZdnU060o28pjCO_rXDf4ZK8WMx8Sk_Zf84vEM0aUV-IAV1C_esIBuERi2ISeDcmE=w60-h60-l90-rj</text:p>
          </table:table-cell>
          <table:table-cell office:value-type="string">
            <text:p>Punjab Fire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W5twHnDG2vIwFy0knslnK87jmxg_6u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Dance Essential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kW5twHnDG2vIwFy0knslnK87jmxg_6uJk</text:p>
          </table:table-cell>
          <table:table-cell office:value-type="string">
            <text:p>https://lh3.googleusercontent.com/4x6XWrYb0H_WgJAQBI_djNd4T7VUy-CNL1MU1sk80e1YL1JjNeNkQmH4P-JyghEG48ijEBx1YKOH8564=w60-h60-l90-rj</text:p>
          </table:table-cell>
          <table:table-cell office:value-type="string">
            <text:p>Punjabi Dance Essential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W5twHnDG2vIwFy0knslnK87jmxg_6uJk</text:p>
          </table:table-cell>
          <table:table-cell office:value-type="string">
            <text:p>https://lh3.googleusercontent.com/4x6XWrYb0H_WgJAQBI_djNd4T7VUy-CNL1MU1sk80e1YL1JjNeNkQmH4P-JyghEG48ijEBx1YKOH8564=w60-h60-l90-rj</text:p>
          </table:table-cell>
          <table:table-cell office:value-type="string">
            <text:p>Punjabi Dance Essential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W5twHnDG2vIwFy0knslnK87jmxg_6uJ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Dance Essential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W5twHnDG2vIwFy0knslnK87jmxg_6uJk</text:p>
          </table:table-cell>
          <table:table-cell office:value-type="string">
            <text:p>https://lh3.googleusercontent.com/4x6XWrYb0H_WgJAQBI_djNd4T7VUy-CNL1MU1sk80e1YL1JjNeNkQmH4P-JyghEG48ijEBx1YKOH8564=w60-h60-l90-rj</text:p>
          </table:table-cell>
          <table:table-cell office:value-type="string">
            <text:p>Punjabi Dance Essential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nPA2dRGnLrSkGeZi-MvxC4QOBucg7_bOE</text:p>
          </table:table-cell>
          <table:table-cell office:value-type="string">
            <text:p>https://lh3.googleusercontent.com/dYBtRwEzK0R6tlC3XcO03IjWQyCn638aljkTUvUdEMQ0iBFl4sR05yufvsjs25BKwhcZC312YfJ_tbQe=w60-h60-l90-rj</text:p>
          </table:table-cell>
          <table:table-cell office:value-type="string">
            <text:p>Punjabi Heartbrea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A2dRGnLrSkGeZi-MvxC4QOBucg7_bOE</text:p>
          </table:table-cell>
          <table:table-cell office:value-type="string">
            <text:p>https://lh3.googleusercontent.com/dYBtRwEzK0R6tlC3XcO03IjWQyCn638aljkTUvUdEMQ0iBFl4sR05yufvsjs25BKwhcZC312YfJ_tbQe=w60-h60-l90-rj</text:p>
          </table:table-cell>
          <table:table-cell office:value-type="string">
            <text:p>Punjabi Heartbrea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A2dRGnLrSkGeZi-MvxC4QOBucg7_bO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Heartbrea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A2dRGnLrSkGeZi-MvxC4QOBucg7_bOE</text:p>
          </table:table-cell>
          <table:table-cell office:value-type="string">
            <text:p>https://lh3.googleusercontent.com/dYBtRwEzK0R6tlC3XcO03IjWQyCn638aljkTUvUdEMQ0iBFl4sR05yufvsjs25BKwhcZC312YfJ_tbQe=w60-h60-l90-rj</text:p>
          </table:table-cell>
          <table:table-cell office:value-type="string">
            <text:p>Punjabi Heartbrea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A2dRGnLrSkGeZi-MvxC4QOBucg7_bOE</text:p>
          </table:table-cell>
          <table:table-cell office:value-type="string">
            <text:p>https://lh3.googleusercontent.com/dYBtRwEzK0R6tlC3XcO03IjWQyCn638aljkTUvUdEMQ0iBFl4sR05yufvsjs25BKwhcZC312YfJ_tbQe=w60-h60-l90-rj</text:p>
          </table:table-cell>
          <table:table-cell office:value-type="string">
            <text:p>Punjabi Heartbreak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5OicslPLzEMgpcyeTgam0J1rvvt0h6Y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Hip Hop Hit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k5OicslPLzEMgpcyeTgam0J1rvvt0h6Ys</text:p>
          </table:table-cell>
          <table:table-cell office:value-type="string">
            <text:p>https://lh3.googleusercontent.com/YoQhQEKb15bqCVXI6LavAhUVBO38TK3tD1ZL7yOWypYBaoyG_7y5obLLSKBE4VRbAK7xz21aeTK032M=w60-h60-l90-rj</text:p>
          </table:table-cell>
          <table:table-cell office:value-type="string">
            <text:p>Punjabi Hip Hop Hits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k5OicslPLzEMgpcyeTgam0J1rvvt0h6Ys</text:p>
          </table:table-cell>
          <table:table-cell office:value-type="string">
            <text:p>https://lh3.googleusercontent.com/YoQhQEKb15bqCVXI6LavAhUVBO38TK3tD1ZL7yOWypYBaoyG_7y5obLLSKBE4VRbAK7xz21aeTK032M=w60-h60-l90-rj</text:p>
          </table:table-cell>
          <table:table-cell office:value-type="string">
            <text:p>Punjabi Hip Hop Hits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k5OicslPLzEMgpcyeTgam0J1rvvt0h6Ys</text:p>
          </table:table-cell>
          <table:table-cell office:value-type="string">
            <text:p>https://lh3.googleusercontent.com/YoQhQEKb15bqCVXI6LavAhUVBO38TK3tD1ZL7yOWypYBaoyG_7y5obLLSKBE4VRbAK7xz21aeTK032M=w60-h60-l90-rj</text:p>
          </table:table-cell>
          <table:table-cell office:value-type="string">
            <text:p>Punjabi Hip Hop Hits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n90d2aWlUHrkOChxe3Igrmgq4RiHVwEGc</text:p>
          </table:table-cell>
          <table:table-cell office:value-type="string">
            <text:p>https://lh3.googleusercontent.com/m32JKyCr37CMQuQlsjKZbt8wwlyg5iz1EdxbbPy342tCUCDQCFH28Oz6Ty3hpUq78SDzldYMlzSX3OQ=w60-h60-l90-rj</text:p>
          </table:table-cell>
          <table:table-cell office:value-type="string">
            <text:p>Punjabi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0d2aWlUHrkOChxe3Igrmgq4RiHVwEGc</text:p>
          </table:table-cell>
          <table:table-cell office:value-type="string">
            <text:p>https://lh3.googleusercontent.com/m32JKyCr37CMQuQlsjKZbt8wwlyg5iz1EdxbbPy342tCUCDQCFH28Oz6Ty3hpUq78SDzldYMlzSX3OQ=w60-h60-l90-rj</text:p>
          </table:table-cell>
          <table:table-cell office:value-type="string">
            <text:p>Punjabi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2QP2SyBfHTEXknOLST7P1v1v4JzGWcx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2QP2SyBfHTEXknOLST7P1v1v4JzGWcxM</text:p>
          </table:table-cell>
          <table:table-cell office:value-type="string">
            <text:p>https://lh3.googleusercontent.com/RopJrrLYrr7KEOh5_GxHSssKqlG3tSrgjhrjuZQKKDJ4xdzwNU0MtysOUVBvnCC0atFcDC8f1jBAdf4=w60-h60-l90-rj</text:p>
          </table:table-cell>
          <table:table-cell office:value-type="string">
            <text:p>Punjabi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fF-aaay-hgq572V-CliiCdaoy-jWlrd0</text:p>
          </table:table-cell>
          <table:table-cell office:value-type="string">
            <text:p>https://lh3.googleusercontent.com/H-Qrhj86lukX0baDa_XVKQL1dUVjgahdCo8rxB2qXTOB7bkJFJVgKsLdloT8Gj4QoLaUA5xyR5hqtjc3=w60-h60-l90-rj</text:p>
          </table:table-cell>
          <table:table-cell office:value-type="string">
            <text:p>Punjabi Melodie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nlOMew8qv8HGXb9HbshuU1OgH3aL_JMKA</text:p>
          </table:table-cell>
          <table:table-cell office:value-type="string">
            <text:p>https://lh3.googleusercontent.com/MVPAMuy-yi181lqS-Z4rSEuO-Nbs5y2qmQbI683Of1ItXKnQVo88mFjhD2_UgPFBb3ZzGIRNHnXtYDph=w60-h60-l90-rj</text:p>
          </table:table-cell>
          <table:table-cell office:value-type="string">
            <text:p>Punjabi Party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lOMew8qv8HGXb9HbshuU1OgH3aL_JMKA</text:p>
          </table:table-cell>
          <table:table-cell office:value-type="string">
            <text:p>https://lh3.googleusercontent.com/MVPAMuy-yi181lqS-Z4rSEuO-Nbs5y2qmQbI683Of1ItXKnQVo88mFjhD2_UgPFBb3ZzGIRNHnXtYDph=w60-h60-l90-rj</text:p>
          </table:table-cell>
          <table:table-cell office:value-type="string">
            <text:p>Punjabi Party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lOMew8qv8HGXb9HbshuU1OgH3aL_JMK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Party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lOMew8qv8HGXb9HbshuU1OgH3aL_JMKA</text:p>
          </table:table-cell>
          <table:table-cell office:value-type="string">
            <text:p>https://lh3.googleusercontent.com/MVPAMuy-yi181lqS-Z4rSEuO-Nbs5y2qmQbI683Of1ItXKnQVo88mFjhD2_UgPFBb3ZzGIRNHnXtYDph=w60-h60-l90-rj</text:p>
          </table:table-cell>
          <table:table-cell office:value-type="string">
            <text:p>Punjabi Party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fZNbqLGOHWAFPeZiSfKN5x1d6sfOW_VI</text:p>
          </table:table-cell>
          <table:table-cell office:value-type="string">
            <text:p>https://lh3.googleusercontent.com/TKpR3XVAOqdkA-3pzJkRfy6CJ6-iZRUKuZ7WaA5s2QwM5K3uH_F03rpjzqZCwc3DizQH7BZhedo9pCg=w60-h60-l90-rj</text:p>
          </table:table-cell>
          <table:table-cell office:value-type="string">
            <text:p>Punjabi Workout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fZNbqLGOHWAFPeZiSfKN5x1d6sfOW_V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Punjabi Workout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fZNbqLGOHWAFPeZiSfKN5x1d6sfOW_VI</text:p>
          </table:table-cell>
          <table:table-cell office:value-type="string">
            <text:p>https://lh3.googleusercontent.com/TKpR3XVAOqdkA-3pzJkRfy6CJ6-iZRUKuZ7WaA5s2QwM5K3uH_F03rpjzqZCwc3DizQH7BZhedo9pCg=w60-h60-l90-rj</text:p>
          </table:table-cell>
          <table:table-cell office:value-type="string">
            <text:p>Punjabi Workout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2CXCpt8bt8t2IQ_6q0M3RuBdk2rxDqJE</text:p>
          </table:table-cell>
          <table:table-cell office:value-type="string">
            <text:p>https://lh3.googleusercontent.com/0YD6CGQIMrfwWyh93u_GeG4KU9TxFXe1yghgtP4pyvJ1QHTcEyOKhfCTFIYGFH6yAJKqBdNYBL8uiMk=w60-h60-l90-rj</text:p>
          </table:table-cell>
          <table:table-cell office:value-type="string">
            <text:p>Puras Romántica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J919mI9E0TKhNEKKxe4u4DJhvDq6as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Québécois Rap Classics</text:p>
          </table:table-cell>
          <table:table-cell office:value-type="string">
            <text:p>32 songs</text:p>
          </table:table-cell>
        </table:table-row>
        <table:table-row table:style-name="ro2">
          <table:table-cell office:value-type="string">
            <text:p>https://music.youtube.com/playlist?list=RDCLAK5uy_kJ919mI9E0TKhNEKKxe4u4DJhvDq6aszY</text:p>
          </table:table-cell>
          <table:table-cell office:value-type="string">
            <text:p>https://lh3.googleusercontent.com/N5aVubyuh6GmYZLaiSonAMDXCzsTi8ILuWe4RP0s7aDgk-5W2phOOnGLZGLQpzfy0wfvVPJwjrhQyLTS=w60-h60-l90-rj</text:p>
          </table:table-cell>
          <table:table-cell office:value-type="string">
            <text:p>Québécois Rap Classics</text:p>
          </table:table-cell>
          <table:table-cell office:value-type="string">
            <text:p>32 songs</text:p>
          </table:table-cell>
        </table:table-row>
        <table:table-row table:style-name="ro2">
          <table:table-cell office:value-type="string">
            <text:p>https://music.youtube.com/playlist?list=RDCLAK5uy_mUa11Ovw8K63TZiOfDHoLhTYBKNKmBmlU</text:p>
          </table:table-cell>
          <table:table-cell office:value-type="string">
            <text:p>https://lh3.googleusercontent.com/1hH6i33NR7soOqKKxmBM5L8jQv8h7m5TwZgy85OXFLs5GGGin_aOk50YWoaW3z7ed1yHJ8KXWN_wpA=w60-h60-l90-rj</text:p>
          </table:table-cell>
          <table:table-cell office:value-type="string">
            <text:p>Queens of Country</text:p>
          </table:table-cell>
          <table:table-cell office:value-type="string">
            <text:p>142 songs</text:p>
          </table:table-cell>
        </table:table-row>
        <table:table-row table:style-name="ro2" table:visibility="filter">
          <table:table-cell office:value-type="string">
            <text:p>https://music.youtube.com/playlist?list=RDCLAK5uy_nRwTwv2l9bOxy1JZCKMpPUEoPWXf2WDS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Queens of J-Rap</text:p>
          </table:table-cell>
          <table:table-cell office:value-type="string">
            <text:p>69 songs</text:p>
          </table:table-cell>
        </table:table-row>
        <table:table-row table:style-name="ro2">
          <table:table-cell office:value-type="string">
            <text:p>https://music.youtube.com/playlist?list=RDCLAK5uy_nRwTwv2l9bOxy1JZCKMpPUEoPWXf2WDSI</text:p>
          </table:table-cell>
          <table:table-cell office:value-type="string">
            <text:p>https://lh3.googleusercontent.com/H6dYhmCeFz2Pil7oMQR4IGElyfWNdneWIY4UVtmiXISw400r4qtgX15q6ZNNFGUhIXEXaREBQ6JrehfH=w60-h60-l90-rj</text:p>
          </table:table-cell>
          <table:table-cell office:value-type="string">
            <text:p>Queens of J-Rap</text:p>
          </table:table-cell>
          <table:table-cell office:value-type="string">
            <text:p>69 songs</text:p>
          </table:table-cell>
        </table:table-row>
        <table:table-row table:style-name="ro2" table:visibility="filter">
          <table:table-cell office:value-type="string">
            <text:p>https://music.youtube.com/playlist?list=RDCLAK5uy_mx8mvGaCkyI12AedAu8yIbBpEYmg6Ayo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Queens of Pop</text:p>
          </table:table-cell>
          <table:table-cell office:value-type="string">
            <text:p>88 songs</text:p>
          </table:table-cell>
        </table:table-row>
        <table:table-row table:style-name="ro2" table:visibility="filter">
          <table:table-cell office:value-type="string">
            <text:p>https://music.youtube.com/playlist?list=RDCLAK5uy_nw_HsAh4RUoqLazzpalfWycO3BItUjEm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Queens of Rap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nw_HsAh4RUoqLazzpalfWycO3BItUjEmY</text:p>
          </table:table-cell>
          <table:table-cell office:value-type="string">
            <text:p>https://lh3.googleusercontent.com/m-cu6MAqaN9l7TSbCJHV7CV6HWsfS3Zzl3IRC5vrLygF5kIW-cbR84ZXsfhZTfX0-eFQoikWlmyP-Ws=w60-h60-l90-rj</text:p>
          </table:table-cell>
          <table:table-cell office:value-type="string">
            <text:p>Queens of Rap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nY0nFY7KIyq9AeTbWkxInNqPsVH7GsVRA</text:p>
          </table:table-cell>
          <table:table-cell office:value-type="string">
            <text:p>https://lh3.googleusercontent.com/554UNgRk1HZ5CL1F2e6aBKMbAyvfek8weU9RbvKTGfDtmqFE8L5qvNe8Z2pMBBBamn9t1hoGzgmAPg=w60-h60-l90-rj</text:p>
          </table:table-cell>
          <table:table-cell office:value-type="string">
            <text:p>Queens of Rock</text:p>
          </table:table-cell>
          <table:table-cell office:value-type="string">
            <text:p>122 songs</text:p>
          </table:table-cell>
        </table:table-row>
        <table:table-row table:style-name="ro2" table:visibility="filter">
          <table:table-cell office:value-type="string">
            <text:p>https://music.youtube.com/playlist?list=RDCLAK5uy_lnUHokP0KoSlL-ZliOoUWhsKfU5id-b2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Queens Speak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lnUHokP0KoSlL-ZliOoUWhsKfU5id-b2E</text:p>
          </table:table-cell>
          <table:table-cell office:value-type="string">
            <text:p>https://lh3.googleusercontent.com/Zg531Gs5oYtKdO1FMepbfy-_Ir1W6M6VgxNvHUDrlGSdfZNpI5CeUH98t3EEGoJHvUTeL9lga6omftg=w60-h60-l90-rj</text:p>
          </table:table-cell>
          <table:table-cell office:value-type="string">
            <text:p>Queens Speak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-zX0tb_L7rIkp7FDcXaNWO-mAotps_6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&amp;B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-zX0tb_L7rIkp7FDcXaNWO-mAotps_64</text:p>
          </table:table-cell>
          <table:table-cell office:value-type="string">
            <text:p>https://lh3.googleusercontent.com/gZMrmgde6zdA5d848F7g9HYVCEYxgJgkw6UcMwb83jTpFZtxULfRnfUU8NnO2iwMOnnw3QI7-LaAmj4=w60-h60-l90-rj</text:p>
          </table:table-cell>
          <table:table-cell office:value-type="string">
            <text:p>R&amp;B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ZOj3w93rle_3nM7LBu7HNFsJwLhPWz4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&amp;B Hits 2024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lZOj3w93rle_3nM7LBu7HNFsJwLhPWz4w</text:p>
          </table:table-cell>
          <table:table-cell office:value-type="string">
            <text:p>https://lh3.googleusercontent.com/toOY7z45FpykWdHZFfxigfDh1GgzGRNUPPSJtfvkJmaIpkajinUOj3a1cxJZpiWBkusfGpVGN-Ed3cZM=w60-h60-l90-rj</text:p>
          </table:table-cell>
          <table:table-cell office:value-type="string">
            <text:p>R&amp;B Hits 2024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kwJTdGJj4KpaItCZogif_xkH69VyeER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&amp;B Party</text:p>
          </table:table-cell>
          <table:table-cell office:value-type="string">
            <text:p>106 songs</text:p>
          </table:table-cell>
        </table:table-row>
        <table:table-row table:style-name="ro2">
          <table:table-cell office:value-type="string">
            <text:p>https://music.youtube.com/playlist?list=RDCLAK5uy_kwJTdGJj4KpaItCZogif_xkH69VyeERKw</text:p>
          </table:table-cell>
          <table:table-cell office:value-type="string">
            <text:p>https://lh3.googleusercontent.com/64FTqNKMS-O6wbxaB-ac46QOM6e4z_LqH5Te98vHsHMo7IWjyd1_sTlkPKaKI1A_N-QUW2ZOSxqQXIU=w60-h60-l90-rj</text:p>
          </table:table-cell>
          <table:table-cell office:value-type="string">
            <text:p>R&amp;B Party</text:p>
          </table:table-cell>
          <table:table-cell office:value-type="string">
            <text:p>106 songs</text:p>
          </table:table-cell>
        </table:table-row>
        <table:table-row table:style-name="ro2" table:visibility="filter">
          <table:table-cell office:value-type="string">
            <text:p>https://music.youtube.com/playlist?list=RDCLAK5uy_leZZSfq6Chk5yNm1m0e4VTNOhLHSONkX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&amp;B Party-Starters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leZZSfq6Chk5yNm1m0e4VTNOhLHSONkXY</text:p>
          </table:table-cell>
          <table:table-cell office:value-type="string">
            <text:p>https://lh3.googleusercontent.com/4XeSgHtHa9pxJ6SMx0eTevtZdd714cCwPLPlCyVCdxh6HytLKBsYyEBl0NU9OOUHvm8uI_dWi3D0-AeZ=w60-h60-l90-rj</text:p>
          </table:table-cell>
          <table:table-cell office:value-type="string">
            <text:p>R&amp;B Party-Starters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mPqT1su7A0jeg2kTWdhj7I6JyDfwD4O-4</text:p>
          </table:table-cell>
          <table:table-cell office:value-type="string">
            <text:p>https://lh3.googleusercontent.com/drYJErUSIWEJWT4Rc398E3G58mmH9n2IvWePWHCdDlTQPzdzbMkMWiyrgjA6pjGtXM_4x-0SYIc5HK8=w60-h60-l90-rj</text:p>
          </table:table-cell>
          <table:table-cell office:value-type="string">
            <text:p>Rage Rock</text:p>
          </table:table-cell>
          <table:table-cell office:value-type="string">
            <text:p>116 songs</text:p>
          </table:table-cell>
        </table:table-row>
        <table:table-row table:style-name="ro2" table:visibility="filter">
          <table:table-cell office:value-type="string">
            <text:p>https://music.youtube.com/playlist?list=RDCLAK5uy_mPqT1su7A0jeg2kTWdhj7I6JyDfwD4O-4</text:p>
          </table:table-cell>
          <table:table-cell office:value-type="string">
            <text:p>https://lh3.googleusercontent.com/drYJErUSIWEJWT4Rc398E3G58mmH9n2IvWePWHCdDlTQPzdzbMkMWiyrgjA6pjGtXM_4x-0SYIc5HK8=w60-h60-l90-rj</text:p>
          </table:table-cell>
          <table:table-cell office:value-type="string">
            <text:p>Rage Rock</text:p>
          </table:table-cell>
          <table:table-cell office:value-type="string">
            <text:p>116 songs</text:p>
          </table:table-cell>
        </table:table-row>
        <table:table-row table:style-name="ro2">
          <table:table-cell office:value-type="string">
            <text:p>https://music.youtube.com/playlist?list=RDCLAK5uy_mgJgCvdDO7qYO7z79izcLL_r0cX95tUkE</text:p>
          </table:table-cell>
          <table:table-cell office:value-type="string">
            <text:p>https://lh3.googleusercontent.com/xptY6fW7URCb0G1RiZERcLzGhhFtE_LrmiB16hvbAnU1Qe87WzSK0wjRewxa9wImg2axEJwuHtgYGuc=w60-h60-l90-rj</text:p>
          </table:table-cell>
          <table:table-cell office:value-type="string">
            <text:p>Raging Through the Ages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mgJgCvdDO7qYO7z79izcLL_r0cX95tUk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ging Through the Ages</text:p>
          </table:table-cell>
          <table:table-cell office:value-type="string">
            <text:p>117 songs</text:p>
          </table:table-cell>
        </table:table-row>
        <table:table-row table:style-name="ro2" table:visibility="filter">
          <table:table-cell office:value-type="string">
            <text:p>https://music.youtube.com/playlist?list=RDCLAK5uy_mgJgCvdDO7qYO7z79izcLL_r0cX95tUkE</text:p>
          </table:table-cell>
          <table:table-cell office:value-type="string">
            <text:p>https://lh3.googleusercontent.com/xptY6fW7URCb0G1RiZERcLzGhhFtE_LrmiB16hvbAnU1Qe87WzSK0wjRewxa9wImg2axEJwuHtgYGuc=w60-h60-l90-rj</text:p>
          </table:table-cell>
          <table:table-cell office:value-type="string">
            <text:p>Raging Through the Ages</text:p>
          </table:table-cell>
          <table:table-cell office:value-type="string">
            <text:p>117 songs</text:p>
          </table:table-cell>
        </table:table-row>
        <table:table-row table:style-name="ro2">
          <table:table-cell office:value-type="string">
            <text:p>https://music.youtube.com/playlist?list=RDCLAK5uy_lQ2iiRFCsEvoxLRfTCOyVd6-tdZ75Gw-E</text:p>
          </table:table-cell>
          <table:table-cell office:value-type="string">
            <text:p>https://lh3.googleusercontent.com/4kY86HKnF6GY9VXvbcvNADz3SSiD-feffTNa32I1JXM7tbjL_UnPc3Q9OSH1esc9am-CzwjzB252tAc=w60-h60-l90-rj</text:p>
          </table:table-cell>
          <table:table-cell office:value-type="string">
            <text:p>Rain Sounds</text:p>
          </table:table-cell>
          <table:table-cell office:value-type="string">
            <text:p>43 songs</text:p>
          </table:table-cell>
        </table:table-row>
        <table:table-row table:style-name="ro2" table:visibility="filter">
          <table:table-cell office:value-type="string">
            <text:p>https://music.youtube.com/playlist?list=RDCLAK5uy_nTc5NFhV7JpI-gyG_lsnjNp2mrpsDnG5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inbow party 🌈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nTc5NFhV7JpI-gyG_lsnjNp2mrpsDnG58</text:p>
          </table:table-cell>
          <table:table-cell office:value-type="string">
            <text:p>https://lh3.googleusercontent.com/sIfeUEHOyaxgC6bt3ihHUlqStk98iYS0LR_eVomWYBfkly5Yhoi3GEc9wCbbBBaKpag_Eq9S0Mm6smQ=w60-h60-l90-rj</text:p>
          </table:table-cell>
          <table:table-cell office:value-type="string">
            <text:p>Rainbow party 🌈</text:p>
          </table:table-cell>
          <table:table-cell office:value-type="string">
            <text:p>103 songs</text:p>
          </table:table-cell>
        </table:table-row>
        <table:table-row table:style-name="ro2">
          <table:table-cell office:value-type="string">
            <text:p>https://music.youtube.com/playlist?list=RDCLAK5uy_nLiyfsi--sMOoimdtbTH-4TUKOfsYf91I</text:p>
          </table:table-cell>
          <table:table-cell office:value-type="string">
            <text:p>https://lh3.googleusercontent.com/og1Lc63L4DykMdZQ7P8JRFCR6MmbEe1NbtObTJ2Kqazae7HOoOz1XHbwr7l57F9N-oBid-WxEkKVR1qq=w60-h60-l90-rj</text:p>
          </table:table-cell>
          <table:table-cell office:value-type="string">
            <text:p>Rajasthani Folk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n8xRDDZKf5vOGK0qLOhvgb4I8oDzk0CWA</text:p>
          </table:table-cell>
          <table:table-cell office:value-type="string">
            <text:p>https://lh3.googleusercontent.com/N5Xwv0HXBop3083B6BF3jsbroHfbsjSqad3NydqobGfissoUUc7qwr_aTJtiIENbs-afCb0UFQnhVViF=w60-h60-l90-rj</text:p>
          </table:table-cell>
          <table:table-cell office:value-type="string">
            <text:p>Rap : la relève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n8xRDDZKf5vOGK0qLOhvgb4I8oDzk0CW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: la relève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n8xRDDZKf5vOGK0qLOhvgb4I8oDzk0CWA</text:p>
          </table:table-cell>
          <table:table-cell office:value-type="string">
            <text:p>https://lh3.googleusercontent.com/N5Xwv0HXBop3083B6BF3jsbroHfbsjSqad3NydqobGfissoUUc7qwr_aTJtiIENbs-afCb0UFQnhVViF=w60-h60-l90-rj</text:p>
          </table:table-cell>
          <table:table-cell office:value-type="string">
            <text:p>Rap : la relève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cNOYjq7OOSZeazddJXSe-s9wXgjTG5uw</text:p>
          </table:table-cell>
          <table:table-cell office:value-type="string">
            <text:p>https://lh3.googleusercontent.com/x_k1EdMdB99RNDc5HHrz5kB_47mHC3ejrJeo4urw07XoPHaxzwiKUu6y2pxB1Eiha_2LIFaLNW73kg=w60-h60-l90-rj</text:p>
          </table:table-cell>
          <table:table-cell office:value-type="string">
            <text:p>Rap Françai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NOYjq7OOSZeazddJXSe-s9wXgjTG5u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Françai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NOYjq7OOSZeazddJXSe-s9wXgjTG5uw</text:p>
          </table:table-cell>
          <table:table-cell office:value-type="string">
            <text:p>https://lh3.googleusercontent.com/x_k1EdMdB99RNDc5HHrz5kB_47mHC3ejrJeo4urw07XoPHaxzwiKUu6y2pxB1Eiha_2LIFaLNW73kg=w60-h60-l90-rj</text:p>
          </table:table-cell>
          <table:table-cell office:value-type="string">
            <text:p>Rap Françai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NOYjq7OOSZeazddJXSe-s9wXgjTG5u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Françai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NOYjq7OOSZeazddJXSe-s9wXgjTG5uw</text:p>
          </table:table-cell>
          <table:table-cell office:value-type="string">
            <text:p>https://lh3.googleusercontent.com/x_k1EdMdB99RNDc5HHrz5kB_47mHC3ejrJeo4urw07XoPHaxzwiKUu6y2pxB1Eiha_2LIFaLNW73kg=w60-h60-l90-rj</text:p>
          </table:table-cell>
          <table:table-cell office:value-type="string">
            <text:p>Rap Français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rGLhsv_AjZV_l-chm9Wxg2nRbQTsey5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Funk Connection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nrGLhsv_AjZV_l-chm9Wxg2nRbQTsey5o</text:p>
          </table:table-cell>
          <table:table-cell office:value-type="string">
            <text:p>https://lh3.googleusercontent.com/L-B4MQcZnthQQcoWoFLv_Oi-OPCG04-fjEc4bvbHZa7QMGwi8SmwHLAC-85GJecQDc_oAW4OQYS7CmJu=w60-h60-l90-rj</text:p>
          </table:table-cell>
          <table:table-cell office:value-type="string">
            <text:p>Rap Funk Connection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k4ayZY3wXipmOhFthBkx_tww1whwQxWy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Indo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4ayZY3wXipmOhFthBkx_tww1whwQxWyM</text:p>
          </table:table-cell>
          <table:table-cell office:value-type="string">
            <text:p>https://lh3.googleusercontent.com/OBjW9xyM1zxnDSkH29IGWE427R_NfkYEV8fjP8six-Ou8S_JUv9FE8MlhfIQgPC8OTw3_GGkWAx5nHg=w60-h60-l90-rj</text:p>
          </table:table-cell>
          <table:table-cell office:value-type="string">
            <text:p>Rap Indo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P132ski9jlcBsUUit2Qe0QMwqWMZ0zK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Love Onl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P132ski9jlcBsUUit2Qe0QMwqWMZ0zKY</text:p>
          </table:table-cell>
          <table:table-cell office:value-type="string">
            <text:p>https://lh3.googleusercontent.com/5u0TR4vTg-Q77nkgADihrYPU9wHWFFwqxIOLM3P_xZxskg-QPtS4God0QcSPRXsBx67B0xScAMG8FA=w60-h60-l90-rj</text:p>
          </table:table-cell>
          <table:table-cell office:value-type="string">
            <text:p>Rap Love Onl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K9RSAOLuO3PT_u74S1YJzlUneNOgTUTE</text:p>
          </table:table-cell>
          <table:table-cell office:value-type="string">
            <text:p>https://lh3.googleusercontent.com/Km6g7F9cg4gbg_EkK5TCnRFZ0mvYRlb3waT12iosdxPGjeuGSGbE03-Xg435iO3pYV1a678f80TrSaE=w60-h60-l90-rj</text:p>
          </table:table-cell>
          <table:table-cell office:value-type="string">
            <text:p>Rap Podiu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K9RSAOLuO3PT_u74S1YJzlUneNOgTUT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Podiu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K9RSAOLuO3PT_u74S1YJzlUneNOgTUTE</text:p>
          </table:table-cell>
          <table:table-cell office:value-type="string">
            <text:p>https://lh3.googleusercontent.com/Km6g7F9cg4gbg_EkK5TCnRFZ0mvYRlb3waT12iosdxPGjeuGSGbE03-Xg435iO3pYV1a678f80TrSaE=w60-h60-l90-rj</text:p>
          </table:table-cell>
          <table:table-cell office:value-type="string">
            <text:p>Rap Podium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NzdtZz5yF-crDDcYxlIDOju50Tyqnri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 Star Status</text:p>
          </table:table-cell>
          <table:table-cell office:value-type="string">
            <text:p>112 songs</text:p>
          </table:table-cell>
        </table:table-row>
        <table:table-row table:style-name="ro2">
          <table:table-cell office:value-type="string">
            <text:p>https://music.youtube.com/playlist?list=RDCLAK5uy_kNzdtZz5yF-crDDcYxlIDOju50Tyqnrig</text:p>
          </table:table-cell>
          <table:table-cell office:value-type="string">
            <text:p>https://lh3.googleusercontent.com/tyA9GVyd2ee7YVIjoMUIWOphIF8TMjoQJW3CeKzZ6FANJuTPESqY8xiYj58JtX57a-D21V9reJsC2us=w60-h60-l90-rj</text:p>
          </table:table-cell>
          <table:table-cell office:value-type="string">
            <text:p>Rap Star Status</text:p>
          </table:table-cell>
          <table:table-cell office:value-type="string">
            <text:p>112 songs</text:p>
          </table:table-cell>
        </table:table-row>
        <table:table-row table:style-name="ro2" table:visibility="filter">
          <table:table-cell office:value-type="string">
            <text:p>https://music.youtube.com/playlist?list=RDCLAK5uy_lrsxrTeAmw1oporS8NGMMUikYSno3WRe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aperos Mexa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rsxrTeAmw1oporS8NGMMUikYSno3WReo</text:p>
          </table:table-cell>
          <table:table-cell office:value-type="string">
            <text:p>https://lh3.googleusercontent.com/tFLL19b0IHxMXPyyggIlE5fG5Wf02IaDASYO9FLxKS34vcf9nlyAjHeWYEviVpgr3vM-CHzccxeglUM=w60-h60-l90-rj</text:p>
          </table:table-cell>
          <table:table-cell office:value-type="string">
            <text:p>Raperos Mexa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6vMbvt5a7vKJnCyxdCIWXYGvQE8h5Tqg</text:p>
          </table:table-cell>
          <table:table-cell office:value-type="string">
            <text:p>https://lh3.googleusercontent.com/c6UGVt5zPlIaBR8BXWZmb_RC9m34a0myQpybKFq_bnyVdUPERRpgZ4pfj1qiXY76q8Fy0B88qr4bTGU=w60-h60-l90-rj</text:p>
          </table:table-cell>
          <table:table-cell office:value-type="string">
            <text:p>Real Country</text:p>
          </table:table-cell>
          <table:table-cell office:value-type="string">
            <text:p>68 songs</text:p>
          </table:table-cell>
        </table:table-row>
        <table:table-row table:style-name="ro2" table:visibility="filter">
          <table:table-cell office:value-type="string">
            <text:p>https://music.youtube.com/playlist?list=RDCLAK5uy_lMkuiZIfVzR8ZjOrLXDJZGrL_zHxPRE3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cent Trendy Korean Hip-Hop</text:p>
          </table:table-cell>
          <table:table-cell office:value-type="string">
            <text:p>91 songs</text:p>
          </table:table-cell>
        </table:table-row>
        <table:table-row table:style-name="ro2">
          <table:table-cell office:value-type="string">
            <text:p>https://music.youtube.com/playlist?list=RDCLAK5uy_lMkuiZIfVzR8ZjOrLXDJZGrL_zHxPRE3Y</text:p>
          </table:table-cell>
          <table:table-cell office:value-type="string">
            <text:p>https://lh3.googleusercontent.com/oIKodIZfjPVGnQ3WeIbrCpLdF_xIzZikFnWFHz2v4tnkdbC-2m2kFHBlCAzexKdmbwYKZtHm_TYW4Q=w60-h60-l90-rj</text:p>
          </table:table-cell>
          <table:table-cell office:value-type="string">
            <text:p>Recent Trendy Korean Hip-Hop</text:p>
          </table:table-cell>
          <table:table-cell office:value-type="string">
            <text:p>91 songs</text:p>
          </table:table-cell>
        </table:table-row>
        <table:table-row table:style-name="ro2" table:visibility="filter">
          <table:table-cell office:value-type="string">
            <text:p>https://music.youtube.com/playlist?list=RDCLAK5uy_mXD4rCLmbSeXkBsfDA0wZPAg4fJJca2u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freshing Spring K-Pop</text:p>
          </table:table-cell>
          <table:table-cell office:value-type="string">
            <text:p>68 songs</text:p>
          </table:table-cell>
        </table:table-row>
        <table:table-row table:style-name="ro2">
          <table:table-cell office:value-type="string">
            <text:p>https://music.youtube.com/playlist?list=RDCLAK5uy_kr2cSFpj4mFgorpgYn66fsxXRXHGsv5fk</text:p>
          </table:table-cell>
          <table:table-cell office:value-type="string">
            <text:p>https://lh3.googleusercontent.com/MYwCmVm1D0aMqVdK5QhnIbQv-rOnMZjU7WPObZaVGCW294UjOUiiQdO5Zrw-CL7FiodCagR0uYRfQ0dx=w60-h60-l90-rj</text:p>
          </table:table-cell>
          <table:table-cell office:value-type="string">
            <text:p>Reggae for Lovers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kr2cSFpj4mFgorpgYn66fsxXRXHGsv5f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ggae for Lovers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kr2cSFpj4mFgorpgYn66fsxXRXHGsv5fk</text:p>
          </table:table-cell>
          <table:table-cell office:value-type="string">
            <text:p>https://lh3.googleusercontent.com/MYwCmVm1D0aMqVdK5QhnIbQv-rOnMZjU7WPObZaVGCW294UjOUiiQdO5Zrw-CL7FiodCagR0uYRfQ0dx=w60-h60-l90-rj</text:p>
          </table:table-cell>
          <table:table-cell office:value-type="string">
            <text:p>Reggae for Lovers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mFaoBNPmTUVcY51UGFuAYedXv4kXuqg5M</text:p>
          </table:table-cell>
          <table:table-cell office:value-type="string">
            <text:p>https://lh3.googleusercontent.com/4Hm3j2b_74il6Qv2bZEBgGFQnrpwqrImgaP6py5E5Ep0xeWQLmdHcdwVTkN410Jz13dKr_01cUkTAPE=w60-h60-l90-rj</text:p>
          </table:table-cell>
          <table:table-cell office:value-type="string">
            <text:p>Reggaeton Essential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mFaoBNPmTUVcY51UGFuAYedXv4kXuqg5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ggaeton Essential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mFaoBNPmTUVcY51UGFuAYedXv4kXuqg5M</text:p>
          </table:table-cell>
          <table:table-cell office:value-type="string">
            <text:p>https://lh3.googleusercontent.com/4Hm3j2b_74il6Qv2bZEBgGFQnrpwqrImgaP6py5E5Ep0xeWQLmdHcdwVTkN410Jz13dKr_01cUkTAPE=w60-h60-l90-rj</text:p>
          </table:table-cell>
          <table:table-cell office:value-type="string">
            <text:p>Reggaeton Essential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mFaoBNPmTUVcY51UGFuAYedXv4kXuqg5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ggaeton Essential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mFaoBNPmTUVcY51UGFuAYedXv4kXuqg5M</text:p>
          </table:table-cell>
          <table:table-cell office:value-type="string">
            <text:p>https://lh3.googleusercontent.com/4Hm3j2b_74il6Qv2bZEBgGFQnrpwqrImgaP6py5E5Ep0xeWQLmdHcdwVTkN410Jz13dKr_01cUkTAPE=w60-h60-l90-rj</text:p>
          </table:table-cell>
          <table:table-cell office:value-type="string">
            <text:p>Reggaeton Essential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nCwpBIEzaxNFjFj4iWH5JzdwEuGUTCgF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ggaeton Hits 2022</text:p>
          </table:table-cell>
          <table:table-cell office:value-type="string">
            <text:p>63 songs</text:p>
          </table:table-cell>
        </table:table-row>
        <table:table-row table:style-name="ro2">
          <table:table-cell office:value-type="string">
            <text:p>https://music.youtube.com/playlist?list=RDCLAK5uy_nCwpBIEzaxNFjFj4iWH5JzdwEuGUTCgFM</text:p>
          </table:table-cell>
          <table:table-cell office:value-type="string">
            <text:p>https://lh3.googleusercontent.com/_B-VjFkqSotltsgF3_hXsbDL5uIzJb1GSWGVNrfIZLnRZZf-A_5kjzftVSKtbCTaiYxg0t4lHzW3a7s=w60-h60-l90-rj</text:p>
          </table:table-cell>
          <table:table-cell office:value-type="string">
            <text:p>Reggaeton Hits 2022</text:p>
          </table:table-cell>
          <table:table-cell office:value-type="string">
            <text:p>63 songs</text:p>
          </table:table-cell>
        </table:table-row>
        <table:table-row table:style-name="ro2" table:visibility="filter">
          <table:table-cell office:value-type="string">
            <text:p>https://music.youtube.com/playlist?list=RDCLAK5uy_mgRJ2DZ6BxguVdDyJfhr90GnrmZH0NFo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ggaeton Hits 2024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mgRJ2DZ6BxguVdDyJfhr90GnrmZH0NFoM</text:p>
          </table:table-cell>
          <table:table-cell office:value-type="string">
            <text:p>https://lh3.googleusercontent.com/Rd1g5V7HEPGEZzZtQe_be9pnUo4Eaxkda9SgaFIUAR7j46e5bcvOA66eoZ14M8d8PexEHo8sq6UBQ84=w60-h60-l90-rj</text:p>
          </table:table-cell>
          <table:table-cell office:value-type="string">
            <text:p>Reggaeton Hits 2024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kvzSF-chVVpH1r55Frc3fuHXCyRc01sY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laxing 80s Rock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kvzSF-chVVpH1r55Frc3fuHXCyRc01sYg</text:p>
          </table:table-cell>
          <table:table-cell office:value-type="string">
            <text:p>https://lh3.googleusercontent.com/HoJO8oJOEr3rHyOKyhoQRi98lMFPpAOGb3vLlR6AF4_jA5DB5f6vAx1UFzBKYTf4zIPhpgjTsiaY5g=w60-h60-l90-rj</text:p>
          </table:table-cell>
          <table:table-cell office:value-type="string">
            <text:p>Relaxing 80s Rock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lBcYC0xVqLIxqJ6Ug0Hmj8iJNWvbKcRQA</text:p>
          </table:table-cell>
          <table:table-cell office:value-type="string">
            <text:p>https://lh3.googleusercontent.com/CNOH06Ky0HlAilpG9MHJYF6AtlfZqrDmWxcjJD3WlJvminjsw2GpdfLNWht8B9Vtizu2MV90pnnt64Mt=w60-h60-l90-rj</text:p>
          </table:table-cell>
          <table:table-cell office:value-type="string">
            <text:p>Relaxing Korean Po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khs3a0YMI9WYs2k1Oqb2ukWX3dA3-lnwI</text:p>
          </table:table-cell>
          <table:table-cell office:value-type="string">
            <text:p>https://lh3.googleusercontent.com/zWQOCjLKxyRWYRe8KEdxnrPDC5ADY211UKQLENHc3qxeInQdpXIlM7No6YM_DYaPvfat3vKttpPNQnA8=w60-h60-l90-rj</text:p>
          </table:table-cell>
          <table:table-cell office:value-type="string">
            <text:p>Relaxing Soft Pop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khs3a0YMI9WYs2k1Oqb2ukWX3dA3-lnw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laxing Soft Po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f4NcUVI2cqEqnDT55kh3v52bsYI0lBwI</text:p>
          </table:table-cell>
          <table:table-cell office:value-type="string">
            <text:p>https://lh3.googleusercontent.com/SJJChTnnUlOxx89eSK8ZKDLFKevHIluQNxPS6VKKeOkMbIxenjVLSVfH7PIeoTancu3JfWfx1aFoXQ=w60-h60-l90-rj</text:p>
          </table:table-cell>
          <table:table-cell office:value-type="string">
            <text:p>Relieving Stress Korean Music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8kJfTElp2zFMop7IboOXetbbKU3a9Ve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ST Turkish Rap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8kJfTElp2zFMop7IboOXetbbKU3a9VeQ</text:p>
          </table:table-cell>
          <table:table-cell office:value-type="string">
            <text:p>https://lh3.googleusercontent.com/yffdTIEiIdlerG6p3EoP_PrXxFLhtDgrLPEXHyBtCDSYbQtMc8y9AX4yBwQAd95-X61OgNhhcZERtHk=w60-h60-l90-rj</text:p>
          </table:table-cell>
          <table:table-cell office:value-type="string">
            <text:p>REST Turkish Rap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kjcqi4IupK6Pl1cz_sHCfMGnXaRPysco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tro Grooves: Bollywood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jcqi4IupK6Pl1cz_sHCfMGnXaRPyscoc</text:p>
          </table:table-cell>
          <table:table-cell office:value-type="string">
            <text:p>https://lh3.googleusercontent.com/iKJnQIgafmm8gmitA8ngXEHGDyftjx2FPKjrqXRKYKhLTaZNHuUF9q4quxnNQ9b25FcDNpNRSmUoDyU=w60-h60-l90-rj</text:p>
          </table:table-cell>
          <table:table-cell office:value-type="string">
            <text:p>Retro Grooves: Bollywood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lZxK41b9W2tgD4_TnQ9yVjHp6JcQcYa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evolución Rap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lZxK41b9W2tgD4_TnQ9yVjHp6JcQcYaQ</text:p>
          </table:table-cell>
          <table:table-cell office:value-type="string">
            <text:p>https://lh3.googleusercontent.com/Rmy8o39H2yNEiU9nuqg_pocF1O0vFBqDh6dhICr4utIAHnDftXs4kTe7QEvLJZphZOUQ4moC5UdaKg=w60-h60-l90-rj</text:p>
          </table:table-cell>
          <table:table-cell office:value-type="string">
            <text:p>Revolución Rap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VvcylvST4Lpcsrpz7njLfBO7GBR40Ws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ide Slow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nVvcylvST4Lpcsrpz7njLfBO7GBR40Wso</text:p>
          </table:table-cell>
          <table:table-cell office:value-type="string">
            <text:p>https://lh3.googleusercontent.com/Pg_xjX_xedqOOA17k8ktNtp-a5TUCEPqRyoQxS2MCGk9jo5fWn2XvvAToYCMtuMAm2LKUlo_iK_X=w60-h60-l90-rj</text:p>
          </table:table-cell>
          <table:table-cell office:value-type="string">
            <text:p>Ride Slow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nA2_logGyRMmEVm1U5o7Hl9Z6o8u0V7nA</text:p>
          </table:table-cell>
          <table:table-cell office:value-type="string">
            <text:p>https://lh3.googleusercontent.com/q_l0PkHcKPtot7cFLTBtSm93qWwV9sr6AWXUTlScin7dsCcmNoY2meSSW_jVFMJn8biqWfb6LML3osA=w60-h60-l90-rj</text:p>
          </table:table-cell>
          <table:table-cell office:value-type="string">
            <text:p>RKT Party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mdid1pUFM6J4P-ocDQgVQEPbsav7oUW8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&amp; Playa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mdid1pUFM6J4P-ocDQgVQEPbsav7oUW8k</text:p>
          </table:table-cell>
          <table:table-cell office:value-type="string">
            <text:p>https://lh3.googleusercontent.com/qpr_xSLK59ChBYab0ab364R5CyLjZ927jG_TjG7n4wLuT7q6-vvnQB_LNhZir9EuXLvIW6ZxeMvcbDep=w60-h60-l90-rj</text:p>
          </table:table-cell>
          <table:table-cell office:value-type="string">
            <text:p>Rock &amp; Playa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lPgYj30oZ9K42v2fvAIRa7kbRXTzHWUg</text:p>
          </table:table-cell>
          <table:table-cell office:value-type="string">
            <text:p>https://lh3.googleusercontent.com/NgMeCwDL5VRTpuDUTUv0AX4HZVF0VmuLL12EQYW8Y9yyYeKncDmVfQVb3PQPdHBkMLbgziCrubDkUw=w60-h60-l90-rj</text:p>
          </table:table-cell>
          <table:table-cell office:value-type="string">
            <text:p>Rock &amp; Roll Christma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lPgYj30oZ9K42v2fvAIRa7kbRXTzHWUg</text:p>
          </table:table-cell>
          <table:table-cell office:value-type="string">
            <text:p>https://lh3.googleusercontent.com/NgMeCwDL5VRTpuDUTUv0AX4HZVF0VmuLL12EQYW8Y9yyYeKncDmVfQVb3PQPdHBkMLbgziCrubDkUw=w60-h60-l90-rj</text:p>
          </table:table-cell>
          <table:table-cell office:value-type="string">
            <text:p>Rock &amp; Roll Christma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45NWc-nXcoVmx_fmaqX3F9WHLgKEdet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&amp; Roll Hall of Fame: Early Years</text:p>
          </table:table-cell>
          <table:table-cell office:value-type="string">
            <text:p>110 songs</text:p>
          </table:table-cell>
        </table:table-row>
        <table:table-row table:style-name="ro2">
          <table:table-cell office:value-type="string">
            <text:p>https://music.youtube.com/playlist?list=RDCLAK5uy_m45NWc-nXcoVmx_fmaqX3F9WHLgKEdetY</text:p>
          </table:table-cell>
          <table:table-cell office:value-type="string">
            <text:p>https://lh3.googleusercontent.com/Dov2RcL-rq0qJMWmc7ivAGHkBaiRDHj03-2YbwYYJNxj9fyxm7JB7Braewe-CLHYNn5BRzQ8RAVgAt0=w60-h60-l90-rj</text:p>
          </table:table-cell>
          <table:table-cell office:value-type="string">
            <text:p>Rock &amp; Roll Hall of Fame: Early Years</text:p>
          </table:table-cell>
          <table:table-cell office:value-type="string">
            <text:p>110 songs</text:p>
          </table:table-cell>
        </table:table-row>
        <table:table-row table:style-name="ro2" table:visibility="filter">
          <table:table-cell office:value-type="string">
            <text:p>https://music.youtube.com/playlist?list=RDCLAK5uy_nP-HGk4CB9jCvYeUbdPNJSYW4cyh3qLV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&amp; Roll Hall of Fame: Greatest Hits</text:p>
          </table:table-cell>
          <table:table-cell office:value-type="string">
            <text:p>171 songs</text:p>
          </table:table-cell>
        </table:table-row>
        <table:table-row table:style-name="ro2">
          <table:table-cell office:value-type="string">
            <text:p>https://music.youtube.com/playlist?list=RDCLAK5uy_nP-HGk4CB9jCvYeUbdPNJSYW4cyh3qLVE</text:p>
          </table:table-cell>
          <table:table-cell office:value-type="string">
            <text:p>https://lh3.googleusercontent.com/fxhfud2oJOPp_VYMjlMdmdwsOy-XbOas_0Pibbl-GKsS_FHpbFXwMVqjGMKRelUxQADIxf4w79aobtU=w60-h60-l90-rj</text:p>
          </table:table-cell>
          <table:table-cell office:value-type="string">
            <text:p>Rock &amp; Roll Hall of Fame: Greatest Hits</text:p>
          </table:table-cell>
          <table:table-cell office:value-type="string">
            <text:p>171 songs</text:p>
          </table:table-cell>
        </table:table-row>
        <table:table-row table:style-name="ro2">
          <table:table-cell office:value-type="string">
            <text:p>https://music.youtube.com/playlist?list=RDCLAK5uy_mx8e76iA69eSkgLpj_oxbrgchR0I5Fa1U</text:p>
          </table:table-cell>
          <table:table-cell office:value-type="string">
            <text:p>https://lh3.googleusercontent.com/13VNp85GJI1n0JWgC81NrrDjzdbLHs1qDD9uUEVREHrBwfkfYOJwzX8cZU6lZWraVoLBLDTZbsRKb6rF=w60-h60-l90-rj</text:p>
          </table:table-cell>
          <table:table-cell office:value-type="string">
            <text:p>Rock &amp; Run!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kztWUiOd42stlpXD8mCA1cch2CRQABk2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All Day Roll All Night</text:p>
          </table:table-cell>
          <table:table-cell office:value-type="string">
            <text:p>81 songs</text:p>
          </table:table-cell>
        </table:table-row>
        <table:table-row table:style-name="ro2">
          <table:table-cell office:value-type="string">
            <text:p>https://music.youtube.com/playlist?list=RDCLAK5uy_kztWUiOd42stlpXD8mCA1cch2CRQABk2c</text:p>
          </table:table-cell>
          <table:table-cell office:value-type="string">
            <text:p>https://lh3.googleusercontent.com/J9igyxPEyojhsorEJNcy5tgjpsRTO-_bOeSl4a7KO2h6qJd27zVt-MnoxrAOaqe8rzUbVGNZvgAse94=w60-h60-l90-rj</text:p>
          </table:table-cell>
          <table:table-cell office:value-type="string">
            <text:p>Rock All Day Roll All Night</text:p>
          </table:table-cell>
          <table:table-cell office:value-type="string">
            <text:p>81 songs</text:p>
          </table:table-cell>
        </table:table-row>
        <table:table-row table:style-name="ro2" table:visibility="filter">
          <table:table-cell office:value-type="string">
            <text:p>https://music.youtube.com/playlist?list=RDCLAK5uy_kaAcQteXfbCjdICz5nm4fOK09bu1V3XO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ari Ini!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kaAcQteXfbCjdICz5nm4fOK09bu1V3XOg</text:p>
          </table:table-cell>
          <table:table-cell office:value-type="string">
            <text:p>https://lh3.googleusercontent.com/h2m9l4m1t64ZHm87dGwlYybFqQhB8tibkMLLd4_JXxcUXRlfdwZDK8NQal8rYPJ3dx3RpNPX5y2wg3w=w60-h60-l90-rj</text:p>
          </table:table-cell>
          <table:table-cell office:value-type="string">
            <text:p>Rock Hari Ini!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LtxizvEMkzYQUrA-bFf6MnBeR4bGYWUQ</text:p>
          </table:table-cell>
          <table:table-cell office:value-type="string">
            <text:p>https://lh3.googleusercontent.com/nmuQbQHhicShWp0e7P5MxRNaxH0JmWBRBppXNW3JxcI6elLbBMCKeALo9ohhZ2JZT84pgknHD8idXUSJ=w60-h60-l90-rj</text:p>
          </table:table-cell>
          <table:table-cell office:value-type="string">
            <text:p>Rock Hits</text:p>
          </table:table-cell>
          <table:table-cell office:value-type="string">
            <text:p>145 songs</text:p>
          </table:table-cell>
        </table:table-row>
        <table:table-row table:style-name="ro2" table:visibility="filter">
          <table:table-cell office:value-type="string">
            <text:p>https://music.youtube.com/playlist?list=RDCLAK5uy_nLtxizvEMkzYQUrA-bFf6MnBeR4bGYWU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</text:p>
          </table:table-cell>
          <table:table-cell office:value-type="string">
            <text:p>145 songs</text:p>
          </table:table-cell>
        </table:table-row>
        <table:table-row table:style-name="ro2" table:visibility="filter">
          <table:table-cell office:value-type="string">
            <text:p>https://music.youtube.com/playlist?list=RDCLAK5uy_nLtxizvEMkzYQUrA-bFf6MnBeR4bGYWUQ</text:p>
          </table:table-cell>
          <table:table-cell office:value-type="string">
            <text:p>https://lh3.googleusercontent.com/nmuQbQHhicShWp0e7P5MxRNaxH0JmWBRBppXNW3JxcI6elLbBMCKeALo9ohhZ2JZT84pgknHD8idXUSJ=w60-h60-l90-rj</text:p>
          </table:table-cell>
          <table:table-cell office:value-type="string">
            <text:p>Rock Hits</text:p>
          </table:table-cell>
          <table:table-cell office:value-type="string">
            <text:p>145 songs</text:p>
          </table:table-cell>
        </table:table-row>
        <table:table-row table:style-name="ro2" table:visibility="filter">
          <table:table-cell office:value-type="string">
            <text:p>https://music.youtube.com/playlist?list=RDCLAK5uy_kJgWxJ3NZtzyjmcwZc2_0ZdFoSeQOzkN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1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JgWxJ3NZtzyjmcwZc2_0ZdFoSeQOzkNI</text:p>
          </table:table-cell>
          <table:table-cell office:value-type="string">
            <text:p>https://lh3.googleusercontent.com/Uz6MsZ-LcMlM_0JrWwdbJrwYf1znp6TpFXUYqikKc6gGAOeJzdbQ1KN9rjcdCHp0nMj83QUVNlHn3c7z=w60-h60-l90-rj</text:p>
          </table:table-cell>
          <table:table-cell office:value-type="string">
            <text:p>Rock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JgWxJ3NZtzyjmcwZc2_0ZdFoSeQOzkN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JgWxJ3NZtzyjmcwZc2_0ZdFoSeQOzkNI</text:p>
          </table:table-cell>
          <table:table-cell office:value-type="string">
            <text:p>https://lh3.googleusercontent.com/Uz6MsZ-LcMlM_0JrWwdbJrwYf1znp6TpFXUYqikKc6gGAOeJzdbQ1KN9rjcdCHp0nMj83QUVNlHn3c7z=w60-h60-l90-rj</text:p>
          </table:table-cell>
          <table:table-cell office:value-type="string">
            <text:p>Rock Hits 2021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uxSO3gDc46GWIhP2DPuBa12f44IWczu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2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uxSO3gDc46GWIhP2DPuBa12f44IWczug</text:p>
          </table:table-cell>
          <table:table-cell office:value-type="string">
            <text:p>https://lh3.googleusercontent.com/j8prqxb6XXZAz72qXsc76dpxe9zNuU1zYirWJg9NR1xaEqP7YR_vv1GQRmt0yc2Jawebxvnqt12xFA=w60-h60-l90-rj</text:p>
          </table:table-cell>
          <table:table-cell office:value-type="string">
            <text:p>Rock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uxSO3gDc46GWIhP2DPuBa12f44IWczu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uxSO3gDc46GWIhP2DPuBa12f44IWczug</text:p>
          </table:table-cell>
          <table:table-cell office:value-type="string">
            <text:p>https://lh3.googleusercontent.com/j8prqxb6XXZAz72qXsc76dpxe9zNuU1zYirWJg9NR1xaEqP7YR_vv1GQRmt0yc2Jawebxvnqt12xFA=w60-h60-l90-rj</text:p>
          </table:table-cell>
          <table:table-cell office:value-type="string">
            <text:p>Rock Hits 2022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4CMalc5_b4vLeO_FaHwtZmauCHja3Vd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3</text:p>
          </table:table-cell>
          <table:table-cell office:value-type="string">
            <text:p>31 songs</text:p>
          </table:table-cell>
        </table:table-row>
        <table:table-row table:style-name="ro2">
          <table:table-cell office:value-type="string">
            <text:p>https://music.youtube.com/playlist?list=RDCLAK5uy_m4CMalc5_b4vLeO_FaHwtZmauCHja3VdU</text:p>
          </table:table-cell>
          <table:table-cell office:value-type="string">
            <text:p>https://lh3.googleusercontent.com/2jWPS-nyEPXmC8uSvYFZoORf-2V16GivRywArrJtdE_h4kJrJ7oUA5fYNjdq54moaqV26Zi46_3hLjs=w60-h60-l90-rj</text:p>
          </table:table-cell>
          <table:table-cell office:value-type="string">
            <text:p>Rock Hits 2023</text:p>
          </table:table-cell>
          <table:table-cell office:value-type="string">
            <text:p>31 songs</text:p>
          </table:table-cell>
        </table:table-row>
        <table:table-row table:style-name="ro2" table:visibility="filter">
          <table:table-cell office:value-type="string">
            <text:p>https://music.youtube.com/playlist?list=RDCLAK5uy_khqbqNvRPRCGleR-5ynsQTrWcrVplSs4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4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hqbqNvRPRCGleR-5ynsQTrWcrVplSs4s</text:p>
          </table:table-cell>
          <table:table-cell office:value-type="string">
            <text:p>https://lh3.googleusercontent.com/ktLNi-am2IxRXTzYtawK8jG8ZE0PT9ULZIMWNoB21GBlwxTftK_Or7fYmQ3diZYS5vLaSbHALDRGqWc=w60-h60-l90-rj</text:p>
          </table:table-cell>
          <table:table-cell office:value-type="string">
            <text:p>Rock Hits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hqbqNvRPRCGleR-5ynsQTrWcrVplSs4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Hits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hqbqNvRPRCGleR-5ynsQTrWcrVplSs4s</text:p>
          </table:table-cell>
          <table:table-cell office:value-type="string">
            <text:p>https://lh3.googleusercontent.com/ktLNi-am2IxRXTzYtawK8jG8ZE0PT9ULZIMWNoB21GBlwxTftK_Or7fYmQ3diZYS5vLaSbHALDRGqWc=w60-h60-l90-rj</text:p>
          </table:table-cell>
          <table:table-cell office:value-type="string">
            <text:p>Rock Hits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1KQjTt3MaexXBq8UATmtJSFaR0IDt2X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Lovers Mixtape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1KQjTt3MaexXBq8UATmtJSFaR0IDt2XA</text:p>
          </table:table-cell>
          <table:table-cell office:value-type="string">
            <text:p>https://lh3.googleusercontent.com/NTW2SQcwpsRpnY5S6pyymw82zlXebkeTsfly0h_RHEZG6DO1FPWT7buULrkPNtAtwxJMkyLWIRw-p_4=w60-h60-l90-rj</text:p>
          </table:table-cell>
          <table:table-cell office:value-type="string">
            <text:p>Rock Lovers Mixtape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SK4KDaW4wVEem5iUX0kd30a4CigMd47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 of Ages</text:p>
          </table:table-cell>
          <table:table-cell office:value-type="string">
            <text:p>200 songs</text:p>
          </table:table-cell>
        </table:table-row>
        <table:table-row table:style-name="ro2">
          <table:table-cell office:value-type="string">
            <text:p>https://music.youtube.com/playlist?list=RDCLAK5uy_mSK4KDaW4wVEem5iUX0kd30a4CigMd47A</text:p>
          </table:table-cell>
          <table:table-cell office:value-type="string">
            <text:p>https://lh3.googleusercontent.com/zs06cUOsCZopd5LJFUNEjW5In3Q7SMhoVNzsBH0DrkjMlQIuKvp_dEMyXwHWtfjMWRRgdrMSZtzSnOw=w60-h60-l90-rj</text:p>
          </table:table-cell>
          <table:table-cell office:value-type="string">
            <text:p>Rock of Ages</text:p>
          </table:table-cell>
          <table:table-cell office:value-type="string">
            <text:p>200 songs</text:p>
          </table:table-cell>
        </table:table-row>
        <table:table-row table:style-name="ro2">
          <table:table-cell office:value-type="string">
            <text:p>https://music.youtube.com/playlist?list=RDCLAK5uy_mbAnKcLof04zqrTZhycIa1i-bZaG0YdOE</text:p>
          </table:table-cell>
          <table:table-cell office:value-type="string">
            <text:p>https://lh3.googleusercontent.com/BSIKjtCY-sMw8NpepPWv7gGwk8ij7TvDH785SAdfEsQ6Zf1AVT1FKOYbSB3FlEAeeiKPwvfLNNkIktU=w60-h60-l90-rj</text:p>
          </table:table-cell>
          <table:table-cell office:value-type="string">
            <text:p>Rock on the Road</text:p>
          </table:table-cell>
          <table:table-cell office:value-type="string">
            <text:p>128 songs</text:p>
          </table:table-cell>
        </table:table-row>
        <table:table-row table:style-name="ro2" table:visibility="filter">
          <table:table-cell office:value-type="string">
            <text:p>https://music.youtube.com/playlist?list=RDCLAK5uy_lWhQBQ0lm7E8qb_GqV_S6060iaVQICGE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BR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lWhQBQ0lm7E8qb_GqV_S6060iaVQICGEQ</text:p>
          </table:table-cell>
          <table:table-cell office:value-type="string">
            <text:p>https://lh3.googleusercontent.com/ZpN00qKHcpTHU4D4JCfKAsM5ThmjRQLe80MxCp9i7mR0VAeV6cTcwAhHqi5cdiQ2IdvXkPtbfaFoD_GS=w60-h60-l90-rj</text:p>
          </table:table-cell>
          <table:table-cell office:value-type="string">
            <text:p>RockBR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kVRnJPeKUO-68eZiQwF8cf9v-rPjnUM4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ing Party Anthems</text:p>
          </table:table-cell>
          <table:table-cell office:value-type="string">
            <text:p>115 songs</text:p>
          </table:table-cell>
        </table:table-row>
        <table:table-row table:style-name="ro2">
          <table:table-cell office:value-type="string">
            <text:p>https://music.youtube.com/playlist?list=RDCLAK5uy_kVRnJPeKUO-68eZiQwF8cf9v-rPjnUM4A</text:p>
          </table:table-cell>
          <table:table-cell office:value-type="string">
            <text:p>https://lh3.googleusercontent.com/Wu3gh7NKPERCebZIRLpIJugGrFMyzkqARQCdPON3r-Wd8jDvBy6DGJvu2hqG8SfeV4st-_jXNSHyDg=w60-h60-l90-rj</text:p>
          </table:table-cell>
          <table:table-cell office:value-type="string">
            <text:p>Rocking Party Anthems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kVRnJPeKUO-68eZiQwF8cf9v-rPjnUM4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cking Party Anthems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kVRnJPeKUO-68eZiQwF8cf9v-rPjnUM4A</text:p>
          </table:table-cell>
          <table:table-cell office:value-type="string">
            <text:p>https://lh3.googleusercontent.com/Wu3gh7NKPERCebZIRLpIJugGrFMyzkqARQCdPON3r-Wd8jDvBy6DGJvu2hqG8SfeV4st-_jXNSHyDg=w60-h60-l90-rj</text:p>
          </table:table-cell>
          <table:table-cell office:value-type="string">
            <text:p>Rocking Party Anthems</text:p>
          </table:table-cell>
          <table:table-cell office:value-type="string">
            <text:p>115 songs</text:p>
          </table:table-cell>
        </table:table-row>
        <table:table-row table:style-name="ro2" table:visibility="filter">
          <table:table-cell office:value-type="string">
            <text:p>https://music.youtube.com/playlist?list=RDCLAK5uy_nITF2qxDhv1a99FfPajRlYM3IFchuAQI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Rooftop Rock</text:p>
          </table:table-cell>
          <table:table-cell office:value-type="string">
            <text:p>130 songs</text:p>
          </table:table-cell>
        </table:table-row>
        <table:table-row table:style-name="ro2">
          <table:table-cell office:value-type="string">
            <text:p>https://music.youtube.com/playlist?list=RDCLAK5uy_nITF2qxDhv1a99FfPajRlYM3IFchuAQIA</text:p>
          </table:table-cell>
          <table:table-cell office:value-type="string">
            <text:p>https://lh3.googleusercontent.com/_c9iv7-ouEwX2zdVrpCZ-vbQdOjosXSlDg76P7zUmnDR0j2oFxk9AIMA9nrZvD9drugSRmfUxN8QR2U=w60-h60-l90-rj</text:p>
          </table:table-cell>
          <table:table-cell office:value-type="string">
            <text:p>Rooftop Rock</text:p>
          </table:table-cell>
          <table:table-cell office:value-type="string">
            <text:p>130 songs</text:p>
          </table:table-cell>
        </table:table-row>
        <table:table-row table:style-name="ro2">
          <table:table-cell office:value-type="string">
            <text:p>https://music.youtube.com/playlist?list=RDCLAK5uy_mzjlwoE7o230P6pFaamCx1II0XckFiuQo</text:p>
          </table:table-cell>
          <table:table-cell office:value-type="string">
            <text:p>https://lh3.googleusercontent.com/_SIZvdJCXXF9fpNKpi9lBDO1z8vmOaJNutJ_ZW8FPwqLAxwDh5awUeO8wXrfoi1aXeY9B7wvoN1U06Bd=w60-h60-l90-rj</text:p>
          </table:table-cell>
          <table:table-cell office:value-type="string">
            <text:p>Running Rock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AMC9uqfyVcU6eIqEC47D2uFNyqjlcvUg</text:p>
          </table:table-cell>
          <table:table-cell office:value-type="string">
            <text:p>https://lh3.googleusercontent.com/ZOHxsU4uaVmrc4ZjO_fTzJS5LW0ZhjYiSLfWeWvkxjFol3YKEUi6Qz57VggJXTcTYITnKuNs12qte28=w60-h60-l90-rj</text:p>
          </table:table-cell>
          <table:table-cell office:value-type="string">
            <text:p>Russian Rave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mIY1OIxvwlIkS_U3MX6O5uHZXkB-LiJu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ad Banger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mIY1OIxvwlIkS_U3MX6O5uHZXkB-LiJu8</text:p>
          </table:table-cell>
          <table:table-cell office:value-type="string">
            <text:p>https://lh3.googleusercontent.com/G3zHMzZRVmdx6mS4PTwKp_Ulppt7tol3rLWAojtg5TWn-p58ZvF6Imgqzej-d9aL1Kp0ZQX8lTBbUfiB=w60-h60-l90-rj</text:p>
          </table:table-cell>
          <table:table-cell office:value-type="string">
            <text:p>Sad Bangers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lKGgEEKeE7OtJH4rSUqSa5A4Ul6mHcKhA</text:p>
          </table:table-cell>
          <table:table-cell office:value-type="string">
            <text:p>https://lh3.googleusercontent.com/puUHS-Dyrw3_yNEd2a4w8w546BQu3N6LeGcFAVTocH-LwZ4oe9BtI-_gBB0vsdkhprD2kiYVFmiY-Q=w60-h60-l90-rj</text:p>
          </table:table-cell>
          <table:table-cell office:value-type="string">
            <text:p>Sad Rap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lKGgEEKeE7OtJH4rSUqSa5A4Ul6mHcKh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ad Rap</text:p>
          </table:table-cell>
          <table:table-cell office:value-type="string">
            <text:p>41 songs</text:p>
          </table:table-cell>
        </table:table-row>
        <table:table-row table:style-name="ro2" table:visibility="filter">
          <table:table-cell office:value-type="string">
            <text:p>https://music.youtube.com/playlist?list=RDCLAK5uy_lKGgEEKeE7OtJH4rSUqSa5A4Ul6mHcKhA</text:p>
          </table:table-cell>
          <table:table-cell office:value-type="string">
            <text:p>https://lh3.googleusercontent.com/puUHS-Dyrw3_yNEd2a4w8w546BQu3N6LeGcFAVTocH-LwZ4oe9BtI-_gBB0vsdkhprD2kiYVFmiY-Q=w60-h60-l90-rj</text:p>
          </table:table-cell>
          <table:table-cell office:value-type="string">
            <text:p>Sad Rap</text:p>
          </table:table-cell>
          <table:table-cell office:value-type="string">
            <text:p>41 songs</text:p>
          </table:table-cell>
        </table:table-row>
        <table:table-row table:style-name="ro2">
          <table:table-cell office:value-type="string">
            <text:p>https://music.youtube.com/playlist?list=RDCLAK5uy_nuMpvdFFPBATWGBB1IQEokh8u3jELKnSc</text:p>
          </table:table-cell>
          <table:table-cell office:value-type="string">
            <text:p>https://lh3.googleusercontent.com/3fZ5P_uh6E1igEayW0kvXx3zivLEJrHTDMVIYhUwUKXiy7yXhq-1HhnBBJ6kGwudxi2NUtuHcO5vSOU=w60-h60-l90-rj</text:p>
          </table:table-cell>
          <table:table-cell office:value-type="string">
            <text:p>sad summer</text:p>
          </table:table-cell>
          <table:table-cell office:value-type="string">
            <text:p>60 songs</text:p>
          </table:table-cell>
        </table:table-row>
        <table:table-row table:style-name="ro2">
          <table:table-cell office:value-type="string">
            <text:p>https://music.youtube.com/playlist?list=RDCLAK5uy_ktmgn6N0RDgXnkedzn-Qxlh3iKvrz8mxk</text:p>
          </table:table-cell>
          <table:table-cell office:value-type="string">
            <text:p>https://lh3.googleusercontent.com/8l2GLPQB9ypxUHjLTEIihKfI24FwbNUeSB3dDQ_PIj4io7B9bfKLB66S3Sy9hGVN4hViiMkfSYrWJH-3=w60-h60-l90-rj</text:p>
          </table:table-cell>
          <table:table-cell office:value-type="string">
            <text:p>Saddest Arabic Songs of All Time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kUuYEj78wcZEjr97PLrfKWZ23zhu22lFI</text:p>
          </table:table-cell>
          <table:table-cell office:value-type="string">
            <text:p>https://lh3.googleusercontent.com/CRixfTU9Y0tBeQk69ClgdL17Yfsutd5X29SYbkvH12h3O0bInBA2GilbIY8Pt-hWj9FoTMB-Jy0GhDI=w60-h60-l90-rj</text:p>
          </table:table-cell>
          <table:table-cell office:value-type="string">
            <text:p>SAMURAI CHAMPLOO</text:p>
          </table:table-cell>
          <table:table-cell office:value-type="string">
            <text:p>77 songs</text:p>
          </table:table-cell>
        </table:table-row>
        <table:table-row table:style-name="ro2">
          <table:table-cell office:value-type="string">
            <text:p>https://music.youtube.com/playlist?list=RDCLAK5uy_nHn0clIvDJ3tfaKC9kFs9x1Fy1hR65jUo</text:p>
          </table:table-cell>
          <table:table-cell office:value-type="string">
            <text:p>https://lh3.googleusercontent.com/Oo3AzftPmxArlhTwmbsQxhPSTWalRorPF3pjf7r2IRxfIAsYFqvB1JDd15VYcabqa41sn7fIkWzpbeg=w60-h60-l90-rj</text:p>
          </table:table-cell>
          <table:table-cell office:value-type="string">
            <text:p>Sanremo 2025</text:p>
          </table:table-cell>
          <table:table-cell office:value-type="string">
            <text:p>29 songs</text:p>
          </table:table-cell>
        </table:table-row>
        <table:table-row table:style-name="ro2" table:visibility="filter">
          <table:table-cell office:value-type="string">
            <text:p>https://music.youtube.com/playlist?list=RDCLAK5uy_lMXERBY0Uw6-9ZW1DVmMu8cicbwkkg15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AY NO MORE: Rap + R&amp;B Hits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MXERBY0Uw6-9ZW1DVmMu8cicbwkkg15Q</text:p>
          </table:table-cell>
          <table:table-cell office:value-type="string">
            <text:p>https://lh3.googleusercontent.com/_BdFfRGvQpnT9HJ7niIjYSYAL4_8B8oprRWUv-LigxldpkmOafK8IGLnskl_dmc2IJMvngJoKlUZ0dM=w60-h60-l90-rj</text:p>
          </table:table-cell>
          <table:table-cell office:value-type="string">
            <text:p>SAY NO MORE: Rap + R&amp;B Hit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lMXERBY0Uw6-9ZW1DVmMu8cicbwkkg15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AY NO MORE: Rap + R&amp;B Hit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lMXERBY0Uw6-9ZW1DVmMu8cicbwkkg15Q</text:p>
          </table:table-cell>
          <table:table-cell office:value-type="string">
            <text:p>https://lh3.googleusercontent.com/_BdFfRGvQpnT9HJ7niIjYSYAL4_8B8oprRWUv-LigxldpkmOafK8IGLnskl_dmc2IJMvngJoKlUZ0dM=w60-h60-l90-rj</text:p>
          </table:table-cell>
          <table:table-cell office:value-type="string">
            <text:p>SAY NO MORE: Rap + R&amp;B Hits</text:p>
          </table:table-cell>
          <table:table-cell office:value-type="string">
            <text:p>53 songs</text:p>
          </table:table-cell>
        </table:table-row>
        <table:table-row table:style-name="ro2" table:visibility="filter">
          <table:table-cell office:value-type="string">
            <text:p>https://music.youtube.com/playlist?list=RDCLAK5uy_lU7E_V5MdZPiwXwlnPdT4RHUO0eflq4P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chlager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U7E_V5MdZPiwXwlnPdT4RHUO0eflq4PQ</text:p>
          </table:table-cell>
          <table:table-cell office:value-type="string">
            <text:p>https://lh3.googleusercontent.com/e0uh-9_ynb-d66KUCoY3T_Bu1dntZOVFNZib-VUk8RSMRYvJwdYX6nmOEaKN8zA_mr3Icgp-YM0_6_w=w60-h60-l90-rj</text:p>
          </table:table-cell>
          <table:table-cell office:value-type="string">
            <text:p>Schlager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TKho9b7fMrAXOYXKCRCoowKDYvuIVpM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chlagerperlen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mTKho9b7fMrAXOYXKCRCoowKDYvuIVpMQ</text:p>
          </table:table-cell>
          <table:table-cell office:value-type="string">
            <text:p>https://lh3.googleusercontent.com/wIB_q3sydga5PoNyp5_HMnOdpsc7AQVu5_npeRAY9sAQ5RUuweAs-7oAhza3WfWpm_XyScow1unanLc=w60-h60-l90-rj</text:p>
          </table:table-cell>
          <table:table-cell office:value-type="string">
            <text:p>Schlagerperlen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WFLXjO1mIJnP4wAmxjfDS40Zmu6nF9DU</text:p>
          </table:table-cell>
          <table:table-cell office:value-type="string">
            <text:p>https://lh3.googleusercontent.com/4B6sMdZpCNsVKQxnPZTo0iFN8nJ5fCVe6nteI07336QGJ4h2lZFQ6sUYicT7jUqyV7bUmYo3jcZvH1Q=w60-h60-l90-rj</text:p>
          </table:table-cell>
          <table:table-cell office:value-type="string">
            <text:p>Se Habla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WFLXjO1mIJnP4wAmxjfDS40Zmu6nF9D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e Habla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WFLXjO1mIJnP4wAmxjfDS40Zmu6nF9D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e Habla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WFLXjO1mIJnP4wAmxjfDS40Zmu6nF9DU</text:p>
          </table:table-cell>
          <table:table-cell office:value-type="string">
            <text:p>https://lh3.googleusercontent.com/4B6sMdZpCNsVKQxnPZTo0iFN8nJ5fCVe6nteI07336QGJ4h2lZFQ6sUYicT7jUqyV7bUmYo3jcZvH1Q=w60-h60-l90-rj</text:p>
          </table:table-cell>
          <table:table-cell office:value-type="string">
            <text:p>Se Habla 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9d8tSaEEsnwrKLISklyVgdjxxlvqg1Z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entimental Korean Hip-Hop/R&amp;B</text:p>
          </table:table-cell>
          <table:table-cell office:value-type="string">
            <text:p>85 songs</text:p>
          </table:table-cell>
        </table:table-row>
        <table:table-row table:style-name="ro2">
          <table:table-cell office:value-type="string">
            <text:p>https://music.youtube.com/playlist?list=RDCLAK5uy_n9d8tSaEEsnwrKLISklyVgdjxxlvqg1ZI</text:p>
          </table:table-cell>
          <table:table-cell office:value-type="string">
            <text:p>https://lh3.googleusercontent.com/NR0J_aOa3sbBTbe97L_X721xDOgMirpr3fh3StZl7rz2_yPHVNUhYYStRupMilB3SzjKb1OcY9cscvA=w60-h60-l90-rj</text:p>
          </table:table-cell>
          <table:table-cell office:value-type="string">
            <text:p>Sentimental Korean Hip-Hop/R&amp;B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krjFmKbzWzkGvhqkYvvNnUbdrHy0QN1S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entimental Night-over Hip-Hop/R&amp;B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krjFmKbzWzkGvhqkYvvNnUbdrHy0QN1S8</text:p>
          </table:table-cell>
          <table:table-cell office:value-type="string">
            <text:p>https://lh3.googleusercontent.com/73vT1jGt6mkq9KQfyT0nM3VYiJc4_ODtKi77A7DjY9IxW7gonnMgzWV1cEd_54TDDtH4FNoXyGlffnA6=w60-h60-l90-rj</text:p>
          </table:table-cell>
          <table:table-cell office:value-type="string">
            <text:p>Sentimental Night-over Hip-Hop/R&amp;B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vvvczFccs_ogpjFx_G2uX2E6zW--IlPQ</text:p>
          </table:table-cell>
          <table:table-cell office:value-type="string">
            <text:p>https://lh3.googleusercontent.com/tui7q9gDSLFDrbJogX8nfdpA7XNc2EE7QvGUYUxzkzjcDA3q-Bv56VIgxW8L5ryPW-0Bqy3tGMGR4Q=w60-h60-l90-rj</text:p>
          </table:table-cell>
          <table:table-cell office:value-type="string">
            <text:p>Sertanej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vvvczFccs_ogpjFx_G2uX2E6zW--IlPQ</text:p>
          </table:table-cell>
          <table:table-cell office:value-type="string">
            <text:p>https://lh3.googleusercontent.com/tui7q9gDSLFDrbJogX8nfdpA7XNc2EE7QvGUYUxzkzjcDA3q-Bv56VIgxW8L5ryPW-0Bqy3tGMGR4Q=w60-h60-l90-rj</text:p>
          </table:table-cell>
          <table:table-cell office:value-type="string">
            <text:p>Sertanej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vvvczFccs_ogpjFx_G2uX2E6zW--IlPQ</text:p>
          </table:table-cell>
          <table:table-cell office:value-type="string">
            <text:p>https://lh3.googleusercontent.com/tui7q9gDSLFDrbJogX8nfdpA7XNc2EE7QvGUYUxzkzjcDA3q-Bv56VIgxW8L5ryPW-0Bqy3tGMGR4Q=w60-h60-l90-rj</text:p>
          </table:table-cell>
          <table:table-cell office:value-type="string">
            <text:p>Sertanejo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FSbLcHXwn05NXNaN61g6FaPwBlGj9C2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hock Rock</text:p>
          </table:table-cell>
          <table:table-cell office:value-type="string">
            <text:p>153 songs</text:p>
          </table:table-cell>
        </table:table-row>
        <table:table-row table:style-name="ro2">
          <table:table-cell office:value-type="string">
            <text:p>https://music.youtube.com/playlist?list=RDCLAK5uy_mFSbLcHXwn05NXNaN61g6FaPwBlGj9C2g</text:p>
          </table:table-cell>
          <table:table-cell office:value-type="string">
            <text:p>https://lh3.googleusercontent.com/-SZUCfPEyXDbisQOYEgjKXDVvTMcrKnbnXRZPIUpag7EbHLYX3ci7S3HFtVPvrFh2RYbfnN6l31uEf8z=w60-h60-l90-rj</text:p>
          </table:table-cell>
          <table:table-cell office:value-type="string">
            <text:p>Shock Rock</text:p>
          </table:table-cell>
          <table:table-cell office:value-type="string">
            <text:p>153 songs</text:p>
          </table:table-cell>
        </table:table-row>
        <table:table-row table:style-name="ro2" table:visibility="filter">
          <table:table-cell office:value-type="string">
            <text:p>https://music.youtube.com/playlist?list=RDCLAK5uy_n4PuqfjXs63tz7E3lEs2av_rSBmuJqf-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hout-Out Party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4PuqfjXs63tz7E3lEs2av_rSBmuJqf-k</text:p>
          </table:table-cell>
          <table:table-cell office:value-type="string">
            <text:p>https://lh3.googleusercontent.com/xueJfZpyzByWkNQCT-IVqCkKQ-v1ixEtvjhayT4fFDolYisjCaGQ2hvdRGJ5d3eBKYxoPJVH9i7iJxU=w60-h60-l90-rj</text:p>
          </table:table-cell>
          <table:table-cell office:value-type="string">
            <text:p>Shout-Out Party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b6CVU6S4uVugLVNTU9WhqfaomWAgnho4</text:p>
          </table:table-cell>
          <table:table-cell office:value-type="string">
            <text:p>https://lh3.googleusercontent.com/FMCwSPwfljFSruc1BGZTotGQ00ZnCY2oTsN7UHMZ5xObsIQmywYdJ0PaQZ15k2UmkzceU_fZiZJOsA=w60-h60-l90-rj</text:p>
          </table:table-cell>
          <table:table-cell office:value-type="string">
            <text:p>Shout-Out Pop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1xPjCtMRjetA1MAL7uvdG07c1BY4zHE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howa Era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k1xPjCtMRjetA1MAL7uvdG07c1BY4zHEw</text:p>
          </table:table-cell>
          <table:table-cell office:value-type="string">
            <text:p>https://lh3.googleusercontent.com/BD4b4JTK94NnqqPkziyrk0yxrcA6mPu9Oe_V1RRLeLQCpGyiPX6R9ZBNxGDqCd50OV0gObKehGjMRQ=w60-h60-l90-rj</text:p>
          </table:table-cell>
          <table:table-cell office:value-type="string">
            <text:p>Showa Era Hit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lYYo824KUq0K4yfAiLGeJs6C3viduO7f4</text:p>
          </table:table-cell>
          <table:table-cell office:value-type="string">
            <text:p>https://lh3.googleusercontent.com/WyndtQK7x7ZjR8PINa2xp1a78rFq5OG3VZ5AavnOjwmuelkiUtmiz7H2-7_FaORF9DWX1kxgBcDpug=w60-h60-l90-rj</text:p>
          </table:table-cell>
          <table:table-cell office:value-type="string">
            <text:p>Sing-Along Grupero Anthem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YYo824KUq0K4yfAiLGeJs6C3viduO7f4</text:p>
          </table:table-cell>
          <table:table-cell office:value-type="string">
            <text:p>https://lh3.googleusercontent.com/WyndtQK7x7ZjR8PINa2xp1a78rFq5OG3VZ5AavnOjwmuelkiUtmiz7H2-7_FaORF9DWX1kxgBcDpug=w60-h60-l90-rj</text:p>
          </table:table-cell>
          <table:table-cell office:value-type="string">
            <text:p>Sing-Along Grupero Anthems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faUwDt7NeNk6xtpIkmd6C7KLfaOG-T8s</text:p>
          </table:table-cell>
          <table:table-cell office:value-type="string">
            <text:p>https://lh3.googleusercontent.com/zHeo66WMi-ytbbNoMyl6v1q3iw245PBgYlqqzCkNVZVKOrPVn6gTDoBJTZ9BevVhcW2GMCc7ougDb_ZR=w60-h60-l90-rj</text:p>
          </table:table-cell>
          <table:table-cell office:value-type="string">
            <text:p>Singer-Songwriter Classics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mWChIyo800Sh01YcXvbP_kinI3XpQ_Cak</text:p>
          </table:table-cell>
          <table:table-cell office:value-type="string">
            <text:p>https://lh3.googleusercontent.com/t4ID2brDjbmdB7JtBxmj832H0INoVJ-4rAuESQ7Xn_tNorOu_hxh_-_CPiQCH57yuC3S3xdo0CVKyeY=w60-h60-l90-rj</text:p>
          </table:table-cell>
          <table:table-cell office:value-type="string">
            <text:p>Ska Sounds</text:p>
          </table:table-cell>
          <table:table-cell office:value-type="string">
            <text:p>86 songs</text:p>
          </table:table-cell>
        </table:table-row>
        <table:table-row table:style-name="ro2" table:visibility="filter">
          <table:table-cell office:value-type="string">
            <text:p>https://music.youtube.com/playlist?list=RDCLAK5uy_mrtv7Q8jbt2mDcDC6z7wcWfk26dtOIBm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low Romantic Punjabi Song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mrtv7Q8jbt2mDcDC6z7wcWfk26dtOIBmc</text:p>
          </table:table-cell>
          <table:table-cell office:value-type="string">
            <text:p>https://lh3.googleusercontent.com/TaBLjEEHinYjMmOMiOia3AwnrcIbEA-ZhIfLbhwDw-k1Z9z68QBjKpRTvaNFU9xaDXFIqYuqvKtEz2s=w60-h60-l90-rj</text:p>
          </table:table-cell>
          <table:table-cell office:value-type="string">
            <text:p>Slow Romantic Punjabi Song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_mHK86Tx20T9wrJTAy3IIQVr_iQADI0M</text:p>
          </table:table-cell>
          <table:table-cell office:value-type="string">
            <text:p>https://lh3.googleusercontent.com/5JhCJBZYYF5-FuXkLTfJ8Wk45IUKuHdbbaOSLdNr1kQjW7E8QImphD-2uWzVig-MxOzNazHA6bFltWbm=w60-h60-l90-rj</text:p>
          </table:table-cell>
          <table:table-cell office:value-type="string">
            <text:p>Soccer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_mHK86Tx20T9wrJTAy3IIQVr_iQADI0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ccer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n_mHK86Tx20T9wrJTAy3IIQVr_iQADI0M</text:p>
          </table:table-cell>
          <table:table-cell office:value-type="string">
            <text:p>https://lh3.googleusercontent.com/5JhCJBZYYF5-FuXkLTfJ8Wk45IUKuHdbbaOSLdNr1kQjW7E8QImphD-2uWzVig-MxOzNazHA6bFltWbm=w60-h60-l90-rj</text:p>
          </table:table-cell>
          <table:table-cell office:value-type="string">
            <text:p>Soccer Hits</text:p>
          </table:table-cell>
          <table:table-cell office:value-type="string">
            <text:p>104 songs</text:p>
          </table:table-cell>
        </table:table-row>
        <table:table-row table:style-name="ro2" table:visibility="filter">
          <table:table-cell office:value-type="string">
            <text:p>https://music.youtube.com/playlist?list=RDCLAK5uy_kZQQLHDY0qQALB5YHL5zzCQnW92H7b_1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ft Pop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ZQQLHDY0qQALB5YHL5zzCQnW92H7b_1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ft Pop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yKVppE-RpLkeCcwLct4rvN9e8AAsS_q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ft Rock Ballads</text:p>
          </table:table-cell>
          <table:table-cell office:value-type="string">
            <text:p>64 songs</text:p>
          </table:table-cell>
        </table:table-row>
        <table:table-row table:style-name="ro2">
          <table:table-cell office:value-type="string">
            <text:p>https://music.youtube.com/playlist?list=RDCLAK5uy_nyKVppE-RpLkeCcwLct4rvN9e8AAsS_qw</text:p>
          </table:table-cell>
          <table:table-cell office:value-type="string">
            <text:p>https://lh3.googleusercontent.com/kIOCCx-ipN4FIOR4DXED5Ag-i0Y_EHMRdHki5M_wvENLMuoD7lDN1eAo4Fd400NY5b4GtamjIsti9Q=w60-h60-l90-rj</text:p>
          </table:table-cell>
          <table:table-cell office:value-type="string">
            <text:p>Soft Rock Ballad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nyKVppE-RpLkeCcwLct4rvN9e8AAsS_q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ft Rock Ballads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nyKVppE-RpLkeCcwLct4rvN9e8AAsS_qw</text:p>
          </table:table-cell>
          <table:table-cell office:value-type="string">
            <text:p>https://lh3.googleusercontent.com/kIOCCx-ipN4FIOR4DXED5Ag-i0Y_EHMRdHki5M_wvENLMuoD7lDN1eAo4Fd400NY5b4GtamjIsti9Q=w60-h60-l90-rj</text:p>
          </table:table-cell>
          <table:table-cell office:value-type="string">
            <text:p>Soft Rock Ballads</text:p>
          </table:table-cell>
          <table:table-cell office:value-type="string">
            <text:p>64 songs</text:p>
          </table:table-cell>
        </table:table-row>
        <table:table-row table:style-name="ro2">
          <table:table-cell office:value-type="string">
            <text:p>https://music.youtube.com/playlist?list=RDCLAK5uy_nRosVw1nN20vuULLSYAKLsajKiV9s2YjE</text:p>
          </table:table-cell>
          <table:table-cell office:value-type="string">
            <text:p>https://lh3.googleusercontent.com/baHKMiNuB1FbOpPdIGcVOiqM8VI7p2FxFMvHf8NoT-UBRRVDvhWdAyTT3z0u20OPnbqXpwnvOTF5IzU=w60-h60-l90-rj</text:p>
          </table:table-cell>
          <table:table-cell office:value-type="string">
            <text:p>Solo Piano Christmas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miLWNpTeijYvQSlKHp8wU6xVGhSUSR0P0</text:p>
          </table:table-cell>
          <table:table-cell office:value-type="string">
            <text:p>https://lh3.googleusercontent.com/_yoZX1rcGnWdZJYpVNfPSmj7P3dFbZ0icl7ZSvPm7HHLKWIPaLDmtM_qaiMKAGGs-ZmqDoCQ-vSuHrg=w60-h60-l90-rj</text:p>
          </table:table-cell>
          <table:table-cell office:value-type="string">
            <text:p>Songs From Animated Movies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miLWNpTeijYvQSlKHp8wU6xVGhSUSR0P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ngs From Animated Movies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miLWNpTeijYvQSlKHp8wU6xVGhSUSR0P0</text:p>
          </table:table-cell>
          <table:table-cell office:value-type="string">
            <text:p>https://lh3.googleusercontent.com/_yoZX1rcGnWdZJYpVNfPSmj7P3dFbZ0icl7ZSvPm7HHLKWIPaLDmtM_qaiMKAGGs-ZmqDoCQ-vSuHrg=w60-h60-l90-rj</text:p>
          </table:table-cell>
          <table:table-cell office:value-type="string">
            <text:p>Songs From Animated Movies</text:p>
          </table:table-cell>
          <table:table-cell office:value-type="string">
            <text:p>52 songs</text:p>
          </table:table-cell>
        </table:table-row>
        <table:table-row table:style-name="ro2">
          <table:table-cell office:value-type="string">
            <text:p>https://music.youtube.com/playlist?list=RDCLAK5uy_nHUxMxyfVzTCTejkP1gnj6wR3d0RtxbqU</text:p>
          </table:table-cell>
          <table:table-cell office:value-type="string">
            <text:p>https://lh3.googleusercontent.com/9CO0K-oTmwMJZCRN-ciG51KbBHlBZFlDPf7SO07-8027dQH9IllGoLwLxQv6l3F92V7wP61hpmsjBnE=w60-h60-l90-rj</text:p>
          </table:table-cell>
          <table:table-cell office:value-type="string">
            <text:p>Songs From Quentin Tarantino Movies</text:p>
          </table:table-cell>
          <table:table-cell office:value-type="string">
            <text:p>89 songs</text:p>
          </table:table-cell>
        </table:table-row>
        <table:table-row table:style-name="ro2" table:visibility="filter">
          <table:table-cell office:value-type="string">
            <text:p>https://music.youtube.com/playlist?list=RDCLAK5uy_kYgQNqvsOO3uC2rwbkCNEvEpIoJV-Vk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ngs of Summer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YgQNqvsOO3uC2rwbkCNEvEpIoJV-Vk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ngs of Summer 2024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YgQNqvsOO3uC2rwbkCNEvEpIoJV-VkX8</text:p>
          </table:table-cell>
          <table:table-cell office:value-type="string">
            <text:p>https://lh3.googleusercontent.com/S4xR_8-1iFy5RKRwKfctWCOIxgK7Z6OhwJk49VB9-KIlkDpcxG2gFpKaR9Vm1ehKwUswlP4TBdoeVqg=w60-h60-l90-rj</text:p>
          </table:table-cell>
          <table:table-cell office:value-type="string">
            <text:p>Songs of Summer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YgQNqvsOO3uC2rwbkCNEvEpIoJV-VkX8</text:p>
          </table:table-cell>
          <table:table-cell office:value-type="string">
            <text:p>https://lh3.googleusercontent.com/S4xR_8-1iFy5RKRwKfctWCOIxgK7Z6OhwJk49VB9-KIlkDpcxG2gFpKaR9Vm1ehKwUswlP4TBdoeVqg=w60-h60-l90-rj</text:p>
          </table:table-cell>
          <table:table-cell office:value-type="string">
            <text:p>Songs of Summer 2024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qJYWLG-6JPxCiMl10it5PbHU7cc-K4O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othing Ukrainian Rock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qJYWLG-6JPxCiMl10it5PbHU7cc-K4OQ</text:p>
          </table:table-cell>
          <table:table-cell office:value-type="string">
            <text:p>https://lh3.googleusercontent.com/9HlleOZKVUp5DkY47krS7DlCPoBd36HRRjs4k7AXo5Erqi8L6lLr9Wej4Mc2AH8VvVacC8eFFq55iOiY=w60-h60-l90-rj</text:p>
          </table:table-cell>
          <table:table-cell office:value-type="string">
            <text:p>Soothing Ukrainian Rock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knjrVYb4hqW1NRO4fhZbXmJtMmp5IPcTs</text:p>
          </table:table-cell>
          <table:table-cell office:value-type="string">
            <text:p>https://lh3.googleusercontent.com/L_XSlmttRXMxaZvqCoT-_hSZm7cy1xJUrZmRhH7Bqyv5yQrovD5IFFcgDh-bl1A6bckO6RUtMjcov48=w60-h60-l90-rj</text:p>
          </table:table-cell>
          <table:table-cell office:value-type="string">
            <text:p>Soulful Instrumentals &amp; Pensive Beat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knjrVYb4hqW1NRO4fhZbXmJtMmp5IPcT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ulful Instrumentals &amp; Pensive Beat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knjrVYb4hqW1NRO4fhZbXmJtMmp5IPcTs</text:p>
          </table:table-cell>
          <table:table-cell office:value-type="string">
            <text:p>https://lh3.googleusercontent.com/L_XSlmttRXMxaZvqCoT-_hSZm7cy1xJUrZmRhH7Bqyv5yQrovD5IFFcgDh-bl1A6bckO6RUtMjcov48=w60-h60-l90-rj</text:p>
          </table:table-cell>
          <table:table-cell office:value-type="string">
            <text:p>Soulful Instrumentals &amp; Pensive Beat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k1bDf-BpjjgAenNTZR2G8-eRZLsooJGC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unds Of Ibiza 2024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k1bDf-BpjjgAenNTZR2G8-eRZLsooJGCw</text:p>
          </table:table-cell>
          <table:table-cell office:value-type="string">
            <text:p>https://lh3.googleusercontent.com/_ZIErbTP95aPYWlPDmvz3jcc4EmfYMIBqQahkKn8QzBOSZ7bUPgs9tdYziosF78kh6yc9YUDHuL7wzs=w60-h60-l90-rj</text:p>
          </table:table-cell>
          <table:table-cell office:value-type="string">
            <text:p>Sounds Of Ibiza 2024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k1bDf-BpjjgAenNTZR2G8-eRZLsooJGCw</text:p>
          </table:table-cell>
          <table:table-cell office:value-type="string">
            <text:p>https://lh3.googleusercontent.com/_ZIErbTP95aPYWlPDmvz3jcc4EmfYMIBqQahkKn8QzBOSZ7bUPgs9tdYziosF78kh6yc9YUDHuL7wzs=w60-h60-l90-rj</text:p>
          </table:table-cell>
          <table:table-cell office:value-type="string">
            <text:p>Sounds Of Ibiza 2024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k1bDf-BpjjgAenNTZR2G8-eRZLsooJGCw</text:p>
          </table:table-cell>
          <table:table-cell office:value-type="string">
            <text:p>https://lh3.googleusercontent.com/_ZIErbTP95aPYWlPDmvz3jcc4EmfYMIBqQahkKn8QzBOSZ7bUPgs9tdYziosF78kh6yc9YUDHuL7wzs=w60-h60-l90-rj</text:p>
          </table:table-cell>
          <table:table-cell office:value-type="string">
            <text:p>Sounds Of Ibiza 2024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nixo3rhrzllo_TPCR0bOGV_Sw-dZdkuH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oundtrack Hits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nixo3rhrzllo_TPCR0bOGV_Sw-dZdkuHU</text:p>
          </table:table-cell>
          <table:table-cell office:value-type="string">
            <text:p>https://lh3.googleusercontent.com/VmreFIZHgJeO770WFTfgcoJxzi-tdhUw6PtL7du-EEJGo1DBabidNNq78QcNRH4bTmYz6NMZMFOeKw=w60-h60-l90-rj</text:p>
          </table:table-cell>
          <table:table-cell office:value-type="string">
            <text:p>Soundtrack Hits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5CeLIvFRb3751kezUJtlgVUIR7qina-c</text:p>
          </table:table-cell>
          <table:table-cell office:value-type="string">
            <text:p>https://lh3.googleusercontent.com/yjccfwM4iPLcveU2vEHZIdNuh0ANsz5qDO3ksoiyvCpwqpI76-9V5IBHrHQRpPMhSl0i1AVkpSdFiA=w60-h60-l90-rj</text:p>
          </table:table-cell>
          <table:table-cell office:value-type="string">
            <text:p>South London Sound</text:p>
          </table:table-cell>
          <table:table-cell office:value-type="string">
            <text:p>62 songs</text:p>
          </table:table-cell>
        </table:table-row>
        <table:table-row table:style-name="ro2" table:visibility="filter">
          <table:table-cell office:value-type="string">
            <text:p>https://music.youtube.com/playlist?list=RDCLAK5uy_m8Kuhr-3ym1_WOojk6HaaYAx5IR8GYDM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pilled Emotions</text:p>
          </table:table-cell>
          <table:table-cell office:value-type="string">
            <text:p>66 songs</text:p>
          </table:table-cell>
        </table:table-row>
        <table:table-row table:style-name="ro2">
          <table:table-cell office:value-type="string">
            <text:p>https://music.youtube.com/playlist?list=RDCLAK5uy_m8Kuhr-3ym1_WOojk6HaaYAx5IR8GYDMQ</text:p>
          </table:table-cell>
          <table:table-cell office:value-type="string">
            <text:p>https://lh3.googleusercontent.com/7ijQjANx_MI8PUqV7DNIxO_N6hkmJm6eWprKTiksIDSEy2DvhRBpSBv9G25cpdpu6i5mYo7RYohHtw=w60-h60-l90-rj</text:p>
          </table:table-cell>
          <table:table-cell office:value-type="string">
            <text:p>Spilled Emotions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n4b92TqxtLGctBS7KGJmgPj5utKGwbZt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pring Korean Hip-Hop/R&amp;B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n4b92TqxtLGctBS7KGJmgPj5utKGwbZtM</text:p>
          </table:table-cell>
          <table:table-cell office:value-type="string">
            <text:p>https://lh3.googleusercontent.com/1uT2SXjmv9CQ-By9byuxJk9uq9kJE-qJZLlXghlAn7XbAehUUgaDdZfD7pWGbfaHAh6FZB64VC_sugg=w60-h60-l90-rj</text:p>
          </table:table-cell>
          <table:table-cell office:value-type="string">
            <text:p>Spring Korean Hip-Hop/R&amp;B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m9aCizAm3nmoGi5waYSaSFDm6XBIPl-Eo</text:p>
          </table:table-cell>
          <table:table-cell office:value-type="string">
            <text:p>https://lh3.googleusercontent.com/jc7O2wA1yVNdHv2aT3kvC2k6mdelPC_OXWa-fXyxGO3l4YPvXPW2HZIq-yLe3lo9Ev5dw8631_6g1Aw=w60-h60-l90-rj</text:p>
          </table:table-cell>
          <table:table-cell office:value-type="string">
            <text:p>Springtime Feeling</text:p>
          </table:table-cell>
          <table:table-cell office:value-type="string">
            <text:p>52 songs</text:p>
          </table:table-cell>
        </table:table-row>
        <table:table-row table:style-name="ro2" table:visibility="filter">
          <table:table-cell office:value-type="string">
            <text:p>https://music.youtube.com/playlist?list=RDCLAK5uy_lG0RhfuVC5lPNBBEpxBb0ExqsXMx1Xfc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tarlit Evening Radio Tunes</text:p>
          </table:table-cell>
          <table:table-cell office:value-type="string">
            <text:p>80 songs</text:p>
          </table:table-cell>
        </table:table-row>
        <table:table-row table:style-name="ro2">
          <table:table-cell office:value-type="string">
            <text:p>https://music.youtube.com/playlist?list=RDCLAK5uy_lG0RhfuVC5lPNBBEpxBb0ExqsXMx1XfcM</text:p>
          </table:table-cell>
          <table:table-cell office:value-type="string">
            <text:p>https://lh3.googleusercontent.com/2kj7jwD-102zITEJatqMKOQJwhG3qR2cMKEIkCQ6yBdbFMi8CpiPg5hmg1wQSROqGID9HlA8B7ED4EEX=w60-h60-l90-rj</text:p>
          </table:table-cell>
          <table:table-cell office:value-type="string">
            <text:p>Starlit Evening Radio Tune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mVTPKuxOCw9lTge4lfOCcFyzG5S6Xllp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treet Rap Bangers</text:p>
          </table:table-cell>
          <table:table-cell office:value-type="string">
            <text:p>160 songs</text:p>
          </table:table-cell>
        </table:table-row>
        <table:table-row table:style-name="ro2">
          <table:table-cell office:value-type="string">
            <text:p>https://music.youtube.com/playlist?list=RDCLAK5uy_mVTPKuxOCw9lTge4lfOCcFyzG5S6Xllp4</text:p>
          </table:table-cell>
          <table:table-cell office:value-type="string">
            <text:p>https://lh3.googleusercontent.com/_mRx46Xt0oqowHKln8sbHtFc-NNrPG_lQMK9g9-2SDPxo6hvDa4VkCVEZ4rdRG55y1TO9DDLBREJkg=w60-h60-l90-rj</text:p>
          </table:table-cell>
          <table:table-cell office:value-type="string">
            <text:p>Street Rap Bangers</text:p>
          </table:table-cell>
          <table:table-cell office:value-type="string">
            <text:p>160 songs</text:p>
          </table:table-cell>
        </table:table-row>
        <table:table-row table:style-name="ro2">
          <table:table-cell office:value-type="string">
            <text:p>https://music.youtube.com/playlist?list=RDCLAK5uy_m4PlsftW0w4vkLArkk2nt3vITURqCbGZE</text:p>
          </table:table-cell>
          <table:table-cell office:value-type="string">
            <text:p>https://lh3.googleusercontent.com/oiJ5xgQW-V4p3Npj4KDTkRi92Vl42xyoig00hHmqEZslD687xgHJ275sNcxORlfaT4vdLPufuctmnw=w60-h60-l90-rj</text:p>
          </table:table-cell>
          <table:table-cell office:value-type="string">
            <text:p>Summer Dance Classics</text:p>
          </table:table-cell>
          <table:table-cell office:value-type="string">
            <text:p>74 songs</text:p>
          </table:table-cell>
        </table:table-row>
        <table:table-row table:style-name="ro2" table:visibility="filter">
          <table:table-cell office:value-type="string">
            <text:p>https://music.youtube.com/playlist?list=RDCLAK5uy_m4PlsftW0w4vkLArkk2nt3vITURqCbGZ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ummer Dance Classics</text:p>
          </table:table-cell>
          <table:table-cell office:value-type="string">
            <text:p>74 songs</text:p>
          </table:table-cell>
        </table:table-row>
        <table:table-row table:style-name="ro2" table:visibility="filter">
          <table:table-cell office:value-type="string">
            <text:p>https://music.youtube.com/playlist?list=RDCLAK5uy_m4PlsftW0w4vkLArkk2nt3vITURqCbGZE</text:p>
          </table:table-cell>
          <table:table-cell office:value-type="string">
            <text:p>https://lh3.googleusercontent.com/oiJ5xgQW-V4p3Npj4KDTkRi92Vl42xyoig00hHmqEZslD687xgHJ275sNcxORlfaT4vdLPufuctmnw=w60-h60-l90-rj</text:p>
          </table:table-cell>
          <table:table-cell office:value-type="string">
            <text:p>Summer Dance Classics</text:p>
          </table:table-cell>
          <table:table-cell office:value-type="string">
            <text:p>74 songs</text:p>
          </table:table-cell>
        </table:table-row>
        <table:table-row table:style-name="ro2" table:visibility="filter">
          <table:table-cell office:value-type="string">
            <text:p>https://music.youtube.com/playlist?list=RDCLAK5uy_kcV9bZJI3ku81J29uSztppwEYH3zJPm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ummer Hits 2022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kcV9bZJI3ku81J29uSztppwEYH3zJPmRE</text:p>
          </table:table-cell>
          <table:table-cell office:value-type="string">
            <text:p>https://lh3.googleusercontent.com/UpCg0XcNX_AmjgJOBrgvbaeo-Py0cQsF8askwE_ZB5n8cR-nV4J54UlgSVFtWhO0lBmghD8uhIq06QQ=w60-h60-l90-rj</text:p>
          </table:table-cell>
          <table:table-cell office:value-type="string">
            <text:p>Summer Hits 2022</text:p>
          </table:table-cell>
          <table:table-cell office:value-type="string">
            <text:p>72 songs</text:p>
          </table:table-cell>
        </table:table-row>
        <table:table-row table:style-name="ro2">
          <table:table-cell office:value-type="string">
            <text:p>https://music.youtube.com/playlist?list=RDCLAK5uy_kfX2RzFFVGTri9aH2AyQVZ_F3w2aUl3vY</text:p>
          </table:table-cell>
          <table:table-cell office:value-type="string">
            <text:p>https://lh3.googleusercontent.com/1MXPoRLcS9eOdRbjRqjI6Y90hzB0fSfpFHV3sJzgVGEYQjMjxueYHe4exJ1PH0U3YBxD5t5LdISDnA=w60-h60-l90-rj</text:p>
          </table:table-cell>
          <table:table-cell office:value-type="string">
            <text:p>Sun-Kissed NZ Reggae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fX2RzFFVGTri9aH2AyQVZ_F3w2aUl3vY</text:p>
          </table:table-cell>
          <table:table-cell office:value-type="string">
            <text:p>https://lh3.googleusercontent.com/1MXPoRLcS9eOdRbjRqjI6Y90hzB0fSfpFHV3sJzgVGEYQjMjxueYHe4exJ1PH0U3YBxD5t5LdISDnA=w60-h60-l90-rj</text:p>
          </table:table-cell>
          <table:table-cell office:value-type="string">
            <text:p>Sun-Kissed NZ Reggae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l2EMl1oY1lyrcbW2IGfTWDnLvrSi2d00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unny Daze</text:p>
          </table:table-cell>
          <table:table-cell office:value-type="string">
            <text:p>51 songs</text:p>
          </table:table-cell>
        </table:table-row>
        <table:table-row table:style-name="ro2">
          <table:table-cell office:value-type="string">
            <text:p>https://music.youtube.com/playlist?list=RDCLAK5uy_l2EMl1oY1lyrcbW2IGfTWDnLvrSi2d00I</text:p>
          </table:table-cell>
          <table:table-cell office:value-type="string">
            <text:p>https://lh3.googleusercontent.com/nIaj-jEoAgg4so3W1nzx-jU67TFogQsNpNGXCaWxS0igyLwZAfYUSydgxgT2BQJaQZJZJoO6yGRLays=w60-h60-l90-rj</text:p>
          </table:table-cell>
          <table:table-cell office:value-type="string">
            <text:p>Sunny Daze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nfrVn6_UDA0TrYu8sSpraHoLEC0OqrYQ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upersonic Sing-Along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nfrVn6_UDA0TrYu8sSpraHoLEC0OqrYQc</text:p>
          </table:table-cell>
          <table:table-cell office:value-type="string">
            <text:p>https://lh3.googleusercontent.com/CL86mt-mf2gOKpw2636VKBLBnOcm8fwd3G_-Xyy3L2xn2Hx2eQUzezybyfvNNTVByDvP9hJyDvEO2nc=w60-h60-l90-rj</text:p>
          </table:table-cell>
          <table:table-cell office:value-type="string">
            <text:p>Supersonic Sing-Along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lYPvoz4gPFnKMw_BFojpMk7xRSIqVBkE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WAG ON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lYPvoz4gPFnKMw_BFojpMk7xRSIqVBkEE</text:p>
          </table:table-cell>
          <table:table-cell office:value-type="string">
            <text:p>https://lh3.googleusercontent.com/_qLfOEdT6y6sd_DYa2bd7uWuIj2zoeE1kq4MD45QF6jTBTL1-kAMRNwlco3aGxzRohFyaWiwbQSk0xg=w60-h60-l90-rj</text:p>
          </table:table-cell>
          <table:table-cell office:value-type="string">
            <text:p>SWAG ON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mQHYdV2Vf3lFugUQfkpSsiSfgGdweAV4c</text:p>
          </table:table-cell>
          <table:table-cell office:value-type="string">
            <text:p>https://lh3.googleusercontent.com/_XF6FxOQGPv4o0iokSEn3C8Hixc8vlSAKhzln7MVrZC_NyrIzIjxap107RJ-o3NbxigWMCAzlK0yNg=w60-h60-l90-rj</text:p>
          </table:table-cell>
          <table:table-cell office:value-type="string">
            <text:p>Swinging Jazz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mShagnU3yYDUU_H7XQ0M5y7nXcRntSzH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Swinging Sixties Hits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mShagnU3yYDUU_H7XQ0M5y7nXcRntSzHA</text:p>
          </table:table-cell>
          <table:table-cell office:value-type="string">
            <text:p>https://lh3.googleusercontent.com/_g3CC_z17cOdZ-bg9f-DFe_9ll0HwZJ-gj93k2UD7RyukH92ZRr90b0jNEVUZ2wpqIzCjbu2M44Gq9w=w60-h60-l90-rj</text:p>
          </table:table-cell>
          <table:table-cell office:value-type="string">
            <text:p>Swinging Sixties Hits</text:p>
          </table:table-cell>
          <table:table-cell office:value-type="string">
            <text:p>94 songs</text:p>
          </table:table-cell>
        </table:table-row>
        <table:table-row table:style-name="ro2" table:visibility="filter">
          <table:table-cell office:value-type="string">
            <text:p>https://music.youtube.com/playlist?list=RDCLAK5uy_mShagnU3yYDUU_H7XQ0M5y7nXcRntSzHA</text:p>
          </table:table-cell>
          <table:table-cell office:value-type="string">
            <text:p>https://lh3.googleusercontent.com/_g3CC_z17cOdZ-bg9f-DFe_9ll0HwZJ-gj93k2UD7RyukH92ZRr90b0jNEVUZ2wpqIzCjbu2M44Gq9w=w60-h60-l90-rj</text:p>
          </table:table-cell>
          <table:table-cell office:value-type="string">
            <text:p>Swinging Sixties Hits</text:p>
          </table:table-cell>
          <table:table-cell office:value-type="string">
            <text:p>94 songs</text:p>
          </table:table-cell>
        </table:table-row>
        <table:table-row table:style-name="ro2" table:visibility="filter">
          <table:table-cell office:value-type="string">
            <text:p>https://music.youtube.com/playlist?list=RDCLAK5uy_mShagnU3yYDUU_H7XQ0M5y7nXcRntSzHA</text:p>
          </table:table-cell>
          <table:table-cell office:value-type="string">
            <text:p>https://lh3.googleusercontent.com/_g3CC_z17cOdZ-bg9f-DFe_9ll0HwZJ-gj93k2UD7RyukH92ZRr90b0jNEVUZ2wpqIzCjbu2M44Gq9w=w60-h60-l90-rj</text:p>
          </table:table-cell>
          <table:table-cell office:value-type="string">
            <text:p>Swinging Sixties Hits</text:p>
          </table:table-cell>
          <table:table-cell office:value-type="string">
            <text:p>94 songs</text:p>
          </table:table-cell>
        </table:table-row>
        <table:table-row table:style-name="ro2">
          <table:table-cell office:value-type="string">
            <text:p>https://music.youtube.com/playlist?list=RDCLAK5uy_l4vAASUY4zXgiQoSxLOYTMSN8WuTyx-7w</text:p>
          </table:table-cell>
          <table:table-cell office:value-type="string">
            <text:p>https://lh3.googleusercontent.com/2YQu3BM9ji1Oo29cL_tdJ6tfUCg5DLjXTH9kb0NaVQT-nCQ0M-d8G2_CCCoSr6q6v4hzVjV572FE6Q=w60-h60-l90-rj</text:p>
          </table:table-cell>
          <table:table-cell office:value-type="string">
            <text:p>Symphony of the Night</text:p>
          </table:table-cell>
          <table:table-cell office:value-type="string">
            <text:p>57 songs</text:p>
          </table:table-cell>
        </table:table-row>
        <table:table-row table:style-name="ro2" table:visibility="filter">
          <table:table-cell office:value-type="string">
            <text:p>https://music.youtube.com/playlist?list=RDCLAK5uy_mfut9V_o1n9nVG_m5yZ3ztCif29AHUff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ake It Easy Rock</text:p>
          </table:table-cell>
          <table:table-cell office:value-type="string">
            <text:p>188 songs</text:p>
          </table:table-cell>
        </table:table-row>
        <table:table-row table:style-name="ro2">
          <table:table-cell office:value-type="string">
            <text:p>https://music.youtube.com/playlist?list=RDCLAK5uy_mfut9V_o1n9nVG_m5yZ3ztCif29AHUffI</text:p>
          </table:table-cell>
          <table:table-cell office:value-type="string">
            <text:p>https://lh3.googleusercontent.com/F0qlUS-4Ck886OsJ_GghTC9vkPWxS7KNmtqfmkefxrSDgEo6067vfqIe__5zZI6upe8x42k-Ta4byrQ=w60-h60-l90-rj</text:p>
          </table:table-cell>
          <table:table-cell office:value-type="string">
            <text:p>Take It Easy Rock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mfut9V_o1n9nVG_m5yZ3ztCif29AHUffI</text:p>
          </table:table-cell>
          <table:table-cell office:value-type="string">
            <text:p>https://lh3.googleusercontent.com/F0qlUS-4Ck886OsJ_GghTC9vkPWxS7KNmtqfmkefxrSDgEo6067vfqIe__5zZI6upe8x42k-Ta4byrQ=w60-h60-l90-rj</text:p>
          </table:table-cell>
          <table:table-cell office:value-type="string">
            <text:p>Take It Easy Rock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mfut9V_o1n9nVG_m5yZ3ztCif29AHUffI</text:p>
          </table:table-cell>
          <table:table-cell office:value-type="string">
            <text:p>https://lh3.googleusercontent.com/F0qlUS-4Ck886OsJ_GghTC9vkPWxS7KNmtqfmkefxrSDgEo6067vfqIe__5zZI6upe8x42k-Ta4byrQ=w60-h60-l90-rj</text:p>
          </table:table-cell>
          <table:table-cell office:value-type="string">
            <text:p>Take It Easy Rock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ncaFTt9dB4EzwWswnnV2p3L7qf4EXD0S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caFTt9dB4EzwWswnnV2p3L7qf4EXD0S0</text:p>
          </table:table-cell>
          <table:table-cell office:value-type="string">
            <text:p>https://lh3.googleusercontent.com/IRPy3DMJ-nmOKzDttTEmLX3diG2EL0NgTO4ikbbukoAjyg4ijgqnYCheeD2dS8oTZINPN_2SsqbYIQ=w60-h60-l90-rj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aFTt9dB4EzwWswnnV2p3L7qf4EXD0S0</text:p>
          </table:table-cell>
          <table:table-cell office:value-type="string">
            <text:p>https://lh3.googleusercontent.com/IRPy3DMJ-nmOKzDttTEmLX3diG2EL0NgTO4ikbbukoAjyg4ijgqnYCheeD2dS8oTZINPN_2SsqbYIQ=w60-h60-l90-rj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aFTt9dB4EzwWswnnV2p3L7qf4EXD0S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aFTt9dB4EzwWswnnV2p3L7qf4EXD0S0</text:p>
          </table:table-cell>
          <table:table-cell office:value-type="string">
            <text:p>https://lh3.googleusercontent.com/IRPy3DMJ-nmOKzDttTEmLX3diG2EL0NgTO4ikbbukoAjyg4ijgqnYCheeD2dS8oTZINPN_2SsqbYIQ=w60-h60-l90-rj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caFTt9dB4EzwWswnnV2p3L7qf4EXD0S0</text:p>
          </table:table-cell>
          <table:table-cell office:value-type="string">
            <text:p>https://lh3.googleusercontent.com/IRPy3DMJ-nmOKzDttTEmLX3diG2EL0NgTO4ikbbukoAjyg4ijgqnYCheeD2dS8oTZINPN_2SsqbYIQ=w60-h60-l90-rj</text:p>
          </table:table-cell>
          <table:table-cell office:value-type="string">
            <text:p>Tamil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K9A4jidvadHw-EFO4CndFMNE0QRmLLRs</text:p>
          </table:table-cell>
          <table:table-cell office:value-type="string">
            <text:p>https://lh3.googleusercontent.com/tdY-m9AUhEsookjbnj7fQloe_sgsmnVcj3XS4nyo7VTotHEDwdeA8skftXqwhTmZ8VcHQPWNm7BteVI=w60-h60-l90-rj</text:p>
          </table:table-cell>
          <table:table-cell office:value-type="string">
            <text:p>Tamil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K9A4jidvadHw-EFO4CndFMNE0QRmLLRs</text:p>
          </table:table-cell>
          <table:table-cell office:value-type="string">
            <text:p>https://lh3.googleusercontent.com/tdY-m9AUhEsookjbnj7fQloe_sgsmnVcj3XS4nyo7VTotHEDwdeA8skftXqwhTmZ8VcHQPWNm7BteVI=w60-h60-l90-rj</text:p>
          </table:table-cell>
          <table:table-cell office:value-type="string">
            <text:p>Tamil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BlVUuqgryHMQEOUdmmJqgm7Hc0KQWOy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apestry: '70s Queens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nBlVUuqgryHMQEOUdmmJqgm7Hc0KQWOys</text:p>
          </table:table-cell>
          <table:table-cell office:value-type="string">
            <text:p>https://lh3.googleusercontent.com/INAnx5FS0On5S6RfhFznH60Y9lM6RBnhOaGvVcuh3O9A-2O8WGvYxgZj9FpNN1viBvJ0IcdCtW6bjQ=w60-h60-l90-rj</text:p>
          </table:table-cell>
          <table:table-cell office:value-type="string">
            <text:p>Tapestry: '70s Queens</text:p>
          </table:table-cell>
          <table:table-cell office:value-type="string">
            <text:p>61 songs</text:p>
          </table:table-cell>
        </table:table-row>
        <table:table-row table:style-name="ro2">
          <table:table-cell office:value-type="string">
            <text:p>https://music.youtube.com/playlist?list=RDCLAK5uy_mzXJjbWkgn116YtozMdS4kAgaPhjIWqBg</text:p>
          </table:table-cell>
          <table:table-cell office:value-type="string">
            <text:p>https://lh3.googleusercontent.com/A59BQG7X0v_lyJqDjqhq0G83r_Lck-7puOITTfhKc-khapWkrtOBNLwvp_fLy34e960OLIRyJ5zPEfw=w60-h60-l90-rj</text:p>
          </table:table-cell>
          <table:table-cell office:value-type="string">
            <text:p>Taylor Swift Eras Setlist</text:p>
          </table:table-cell>
          <table:table-cell office:value-type="string">
            <text:p>44 songs</text:p>
          </table:table-cell>
        </table:table-row>
        <table:table-row table:style-name="ro2" table:visibility="filter">
          <table:table-cell office:value-type="string">
            <text:p>https://music.youtube.com/playlist?list=RDCLAK5uy_mzXJjbWkgn116YtozMdS4kAgaPhjIWqBg</text:p>
          </table:table-cell>
          <table:table-cell office:value-type="string">
            <text:p>https://lh3.googleusercontent.com/A59BQG7X0v_lyJqDjqhq0G83r_Lck-7puOITTfhKc-khapWkrtOBNLwvp_fLy34e960OLIRyJ5zPEfw=w60-h60-l90-rj</text:p>
          </table:table-cell>
          <table:table-cell office:value-type="string">
            <text:p>Taylor Swift Eras Setlist</text:p>
          </table:table-cell>
          <table:table-cell office:value-type="string">
            <text:p>44 songs</text:p>
          </table:table-cell>
        </table:table-row>
        <table:table-row table:style-name="ro2">
          <table:table-cell office:value-type="string">
            <text:p>https://music.youtube.com/playlist?list=RDCLAK5uy_lCqtBqKkhlmGF07XjPvt1WD8B-v8gurkE</text:p>
          </table:table-cell>
          <table:table-cell office:value-type="string">
            <text:p>https://lh3.googleusercontent.com/imMey_iYrtjAiV7bNWbn49itcGVw9MVCEJoVwgzugfKZlB2XlxBNkIW-Lyhjyuz7bV4QMPoeX2XhAg=w60-h60-l90-rj</text:p>
          </table:table-cell>
          <table:table-cell office:value-type="string">
            <text:p>Techno Gold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l6kmbwVnzKyu31exvtuxnFkjswnNgI6Uw</text:p>
          </table:table-cell>
          <table:table-cell office:value-type="string">
            <text:p>https://lh3.googleusercontent.com/9KySsiC1hREK1HZAUytwViTMZb5EVyryXpaxzXcwRfqGcNQ3QZu7YjNz9sNhZ3CEQfRKUJhV3EbN48c=w60-h60-l90-rj</text:p>
          </table:table-cell>
          <table:table-cell office:value-type="string">
            <text:p>Teen Pop Hit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6kmbwVnzKyu31exvtuxnFkjswnNgI6U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en Pop Hit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l6kmbwVnzKyu31exvtuxnFkjswnNgI6Uw</text:p>
          </table:table-cell>
          <table:table-cell office:value-type="string">
            <text:p>https://lh3.googleusercontent.com/9KySsiC1hREK1HZAUytwViTMZb5EVyryXpaxzXcwRfqGcNQ3QZu7YjNz9sNhZ3CEQfRKUJhV3EbN48c=w60-h60-l90-rj</text:p>
          </table:table-cell>
          <table:table-cell office:value-type="string">
            <text:p>Teen Pop Hits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nozTi66X5XyJjPZIUWdkvDUy-B9H_Upm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enage Werewolf Rock</text:p>
          </table:table-cell>
          <table:table-cell office:value-type="string">
            <text:p>144 songs</text:p>
          </table:table-cell>
        </table:table-row>
        <table:table-row table:style-name="ro2">
          <table:table-cell office:value-type="string">
            <text:p>https://music.youtube.com/playlist?list=RDCLAK5uy_nozTi66X5XyJjPZIUWdkvDUy-B9H_Upmw</text:p>
          </table:table-cell>
          <table:table-cell office:value-type="string">
            <text:p>https://lh3.googleusercontent.com/sIUEHSyRqHt8uhEMUSwXJLml1s2fpUKSGJBtBnnseGre0R5fFqGZRVxV5Slmgf-c0FV2IiJxet3F8rf6=w60-h60-l90-rj</text:p>
          </table:table-cell>
          <table:table-cell office:value-type="string">
            <text:p>Teenage Werewolf Rock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OOyMX84VFgVxOScgjYZEWAjuMStXJnwI</text:p>
          </table:table-cell>
          <table:table-cell office:value-type="string">
            <text:p>https://lh3.googleusercontent.com/5vb4wde40JaUzmWwmH2DnubkbSGgakdDhwnvnTPBYKXCWyoqSSnTvtlgAyYh1PbBB_yB91-rH9L94cA=w60-h60-l90-rj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https://lh3.googleusercontent.com/5vb4wde40JaUzmWwmH2DnubkbSGgakdDhwnvnTPBYKXCWyoqSSnTvtlgAyYh1PbBB_yB91-rH9L94cA=w60-h60-l90-rj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https://lh3.googleusercontent.com/5vb4wde40JaUzmWwmH2DnubkbSGgakdDhwnvnTPBYKXCWyoqSSnTvtlgAyYh1PbBB_yB91-rH9L94cA=w60-h60-l90-rj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https://lh3.googleusercontent.com/5vb4wde40JaUzmWwmH2DnubkbSGgakdDhwnvnTPBYKXCWyoqSSnTvtlgAyYh1PbBB_yB91-rH9L94cA=w60-h60-l90-rj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OOyMX84VFgVxOScgjYZEWAjuMStXJnwI</text:p>
          </table:table-cell>
          <table:table-cell office:value-type="string">
            <text:p>https://lh3.googleusercontent.com/5vb4wde40JaUzmWwmH2DnubkbSGgakdDhwnvnTPBYKXCWyoqSSnTvtlgAyYh1PbBB_yB91-rH9L94cA=w60-h60-l90-rj</text:p>
          </table:table-cell>
          <table:table-cell office:value-type="string">
            <text:p>Telugu Hits 2023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89gTIqeKPxqqBRfXYp5XY1bqWwVUfm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xas Country Hit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l89gTIqeKPxqqBRfXYp5XY1bqWwVUfm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xas Country Hits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l89gTIqeKPxqqBRfXYp5XY1bqWwVUfmPw</text:p>
          </table:table-cell>
          <table:table-cell office:value-type="string">
            <text:p>https://lh3.googleusercontent.com/Gc1p8pq--8XgYJaCQLNNPcKcs7dHAlBdXkjb5HNeGxdoPqUGTSd98FaSh8Qo_t42nBrKAnkJh71glw=w60-h60-l90-rj</text:p>
          </table:table-cell>
          <table:table-cell office:value-type="string">
            <text:p>Texas Country Hit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l89gTIqeKPxqqBRfXYp5XY1bqWwVUfmP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exas Country Hit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l89gTIqeKPxqqBRfXYp5XY1bqWwVUfmPw</text:p>
          </table:table-cell>
          <table:table-cell office:value-type="string">
            <text:p>https://lh3.googleusercontent.com/Gc1p8pq--8XgYJaCQLNNPcKcs7dHAlBdXkjb5HNeGxdoPqUGTSd98FaSh8Qo_t42nBrKAnkJh71glw=w60-h60-l90-rj</text:p>
          </table:table-cell>
          <table:table-cell office:value-type="string">
            <text:p>Texas Country Hits</text:p>
          </table:table-cell>
          <table:table-cell office:value-type="string">
            <text:p>67 songs</text:p>
          </table:table-cell>
        </table:table-row>
        <table:table-row table:style-name="ro2" table:visibility="filter">
          <table:table-cell office:value-type="string">
            <text:p>https://music.youtube.com/playlist?list=RDCLAK5uy_keaRtcQ8WBDIVLCzPzNFHex7WwRZDaed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ai Rock Love Song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eaRtcQ8WBDIVLCzPzNFHex7WwRZDaedI</text:p>
          </table:table-cell>
          <table:table-cell office:value-type="string">
            <text:p>https://lh3.googleusercontent.com/vGCIBXE9PnCaHBIu0L7bhlE2hI9oq69FhWliRgdlGNiDzUl757r7a-S0g6mZzn0mWb9g2V-tuvKd9gA=w60-h60-l90-rj</text:p>
          </table:table-cell>
          <table:table-cell office:value-type="string">
            <text:p>Thai Rock Love Song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YsmbgmE_fv1hWOuIz1Ry7EaoOcrbZnk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<text:s/>Hits: 10's</text:p>
          </table:table-cell>
          <table:table-cell office:value-type="string">
            <text:p>84 songs</text:p>
          </table:table-cell>
        </table:table-row>
        <table:table-row table:style-name="ro2">
          <table:table-cell office:value-type="string">
            <text:p>https://music.youtube.com/playlist?list=RDCLAK5uy_mYsmbgmE_fv1hWOuIz1Ry7EaoOcrbZnkE</text:p>
          </table:table-cell>
          <table:table-cell office:value-type="string">
            <text:p>https://lh3.googleusercontent.com/1C-4g5GV2JYl65e2RtgC0DY07YXNWfqNV40nyAqPQwT6OnDczMSTkTvuS0wepEbZuo7OaE6meV6X1us=w60-h60-l90-rj</text:p>
          </table:table-cell>
          <table:table-cell office:value-type="string">
            <text:p>The <text:s/>Hits: 10's</text:p>
          </table:table-cell>
          <table:table-cell office:value-type="string">
            <text:p>84 songs</text:p>
          </table:table-cell>
        </table:table-row>
        <table:table-row table:style-name="ro2" table:visibility="filter">
          <table:table-cell office:value-type="string">
            <text:p>https://music.youtube.com/playlist?list=RDCLAK5uy_mLYA6tThqY-xoXY-sWXVLj5JjTMTjfzs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ATL Update</text:p>
          </table:table-cell>
          <table:table-cell office:value-type="string">
            <text:p>212 songs</text:p>
          </table:table-cell>
        </table:table-row>
        <table:table-row table:style-name="ro2">
          <table:table-cell office:value-type="string">
            <text:p>https://music.youtube.com/playlist?list=RDCLAK5uy_mLYA6tThqY-xoXY-sWXVLj5JjTMTjfzsg</text:p>
          </table:table-cell>
          <table:table-cell office:value-type="string">
            <text:p>https://lh3.googleusercontent.com/USPfAx2Mx-psZMOpUbnH4IYxza4NPdtsWsZuMfoIXq81sUKVOi0FIJXK0wgl8cQT3PGpRP4V4bnzrniR=w60-h60-l90-rj</text:p>
          </table:table-cell>
          <table:table-cell office:value-type="string">
            <text:p>The ATL Update</text:p>
          </table:table-cell>
          <table:table-cell office:value-type="string">
            <text:p>212 songs</text:p>
          </table:table-cell>
        </table:table-row>
        <table:table-row table:style-name="ro2">
          <table:table-cell office:value-type="string">
            <text:p>https://music.youtube.com/playlist?list=RDCLAK5uy_lx9grc9fqgdeglZz2jOVvZIxevcHjF4-c</text:p>
          </table:table-cell>
          <table:table-cell office:value-type="string">
            <text:p>https://lh3.googleusercontent.com/xiqR1ukKXmEQXQHJIvPlwGZxBPL-5gztZ7bpmvh_2gk5W4X09o_6Pm3zywSTJIIYdVgHzWgII2IKsg=w60-h60-l90-rj</text:p>
          </table:table-cell>
          <table:table-cell office:value-type="string">
            <text:p>The Back Porch</text:p>
          </table:table-cell>
          <table:table-cell office:value-type="string">
            <text:p>106 songs</text:p>
          </table:table-cell>
        </table:table-row>
        <table:table-row table:style-name="ro2">
          <table:table-cell office:value-type="string">
            <text:p>https://music.youtube.com/playlist?list=RDCLAK5uy_lHIiCEeknPkpJOowyykpfBu-ECJB9Q32I</text:p>
          </table:table-cell>
          <table:table-cell office:value-type="string">
            <text:p>https://lh3.googleusercontent.com/Sc6_hFRZfgjOvyTBA1N71YkqV1W2hUhFB2AFn8YAIevj58tKZoeuDHU9eH32DYQz6qTUNnLRgZB4onOX=w60-h60-l90-rj</text:p>
          </table:table-cell>
          <table:table-cell office:value-type="string">
            <text:p>The Beatles Jukebox</text:p>
          </table:table-cell>
          <table:table-cell office:value-type="string">
            <text:p>219 songs</text:p>
          </table:table-cell>
        </table:table-row>
        <table:table-row table:style-name="ro2" table:visibility="filter">
          <table:table-cell office:value-type="string">
            <text:p>https://music.youtube.com/playlist?list=RDCLAK5uy_lHIiCEeknPkpJOowyykpfBu-ECJB9Q32I</text:p>
          </table:table-cell>
          <table:table-cell office:value-type="string">
            <text:p>https://lh3.googleusercontent.com/Sc6_hFRZfgjOvyTBA1N71YkqV1W2hUhFB2AFn8YAIevj58tKZoeuDHU9eH32DYQz6qTUNnLRgZB4onOX=w60-h60-l90-rj</text:p>
          </table:table-cell>
          <table:table-cell office:value-type="string">
            <text:p>The Beatles Jukebox</text:p>
          </table:table-cell>
          <table:table-cell office:value-type="string">
            <text:p>219 songs</text:p>
          </table:table-cell>
        </table:table-row>
        <table:table-row table:style-name="ro2" table:visibility="filter">
          <table:table-cell office:value-type="string">
            <text:p>https://music.youtube.com/playlist?list=RDCLAK5uy_nKZNVNOaNXX6XY4pjv-8ka9lOzglkzl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British Black Experience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KZNVNOaNXX6XY4pjv-8ka9lOzglkzlNk</text:p>
          </table:table-cell>
          <table:table-cell office:value-type="string">
            <text:p>https://lh3.googleusercontent.com/ubvDBHxqHuts6YeVtv03z_7NvF_176qvrsIiHdSmcEfnoRFtkEc_Twtc3E5hsZ2Af9I9DylnXznhkw=w60-h60-l90-rj</text:p>
          </table:table-cell>
          <table:table-cell office:value-type="string">
            <text:p>The British Black Experience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Rjnn23VOkTeQIWryfwPUaRyZ6lMt1g9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Faces of Florida</text:p>
          </table:table-cell>
          <table:table-cell office:value-type="string">
            <text:p>134 songs</text:p>
          </table:table-cell>
        </table:table-row>
        <table:table-row table:style-name="ro2">
          <table:table-cell office:value-type="string">
            <text:p>https://music.youtube.com/playlist?list=RDCLAK5uy_mRjnn23VOkTeQIWryfwPUaRyZ6lMt1g9I</text:p>
          </table:table-cell>
          <table:table-cell office:value-type="string">
            <text:p>https://lh3.googleusercontent.com/ffHaT8IvvVGJxYao1t8EC9XuPyWU-Fr_qD8dyY-0xdPtbCGjpD9BsZvFLQqmZ3rzzXWBAZpFMDFv0g4=w60-h60-l90-rj</text:p>
          </table:table-cell>
          <table:table-cell office:value-type="string">
            <text:p>The Faces of Florida</text:p>
          </table:table-cell>
          <table:table-cell office:value-type="string">
            <text:p>134 songs</text:p>
          </table:table-cell>
        </table:table-row>
        <table:table-row table:style-name="ro2" table:visibility="filter">
          <table:table-cell office:value-type="string">
            <text:p>https://music.youtube.com/playlist?list=RDCLAK5uy_ldlwpMghzMwGCDSOA4Kw6TrOCXDaqXQM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Grime Hotlist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ldlwpMghzMwGCDSOA4Kw6TrOCXDaqXQMo</text:p>
          </table:table-cell>
          <table:table-cell office:value-type="string">
            <text:p>https://lh3.googleusercontent.com/hv72Sa0j3q0feLxiM1G7Dx_xZ9-qxPvLkizx-XF7E0ZpciB60VVquaPotelyJfHFIKpXB7HmckPsOA=w60-h60-l90-rj</text:p>
          </table:table-cell>
          <table:table-cell office:value-type="string">
            <text:p>The Grime Hotlist</text:p>
          </table:table-cell>
          <table:table-cell office:value-type="string">
            <text:p>54 songs</text:p>
          </table:table-cell>
        </table:table-row>
        <table:table-row table:style-name="ro2">
          <table:table-cell office:value-type="string">
            <text:p>https://music.youtube.com/playlist?list=RDCLAK5uy_l5vsK_hF93SboJt2sqZ94fLp-aE8aO9Tw</text:p>
          </table:table-cell>
          <table:table-cell office:value-type="string">
            <text:p>https://lh3.googleusercontent.com/vzE1kUHdx4j0H5oNRkjjHmZRQ9HBB9AlKkxv3WdBWAtd_b91LY_neASZuMWzjXvKhZfHt9-DA0zP2d8=w60-h60-l90-rj</text:p>
          </table:table-cell>
          <table:table-cell office:value-type="string">
            <text:p>The Happiest Pop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5vsK_hF93SboJt2sqZ94fLp-aE8aO9T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appiest Pop Hits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5vsK_hF93SboJt2sqZ94fLp-aE8aO9Tw</text:p>
          </table:table-cell>
          <table:table-cell office:value-type="string">
            <text:p>https://lh3.googleusercontent.com/vzE1kUHdx4j0H5oNRkjjHmZRQ9HBB9AlKkxv3WdBWAtd_b91LY_neASZuMWzjXvKhZfHt9-DA0zP2d8=w60-h60-l90-rj</text:p>
          </table:table-cell>
          <table:table-cell office:value-type="string">
            <text:p>The Happiest Pop Hits</text:p>
          </table:table-cell>
          <table:table-cell office:value-type="string">
            <text:p>98 songs</text:p>
          </table:table-cell>
        </table:table-row>
        <table:table-row table:style-name="ro2">
          <table:table-cell office:value-type="string">
            <text:p>https://music.youtube.com/playlist?list=RDCLAK5uy_kmPRjHDECIcuVwnKsx2Ng7fyNgFKWNJFs</text:p>
          </table:table-cell>
          <table:table-cell office:value-type="string">
            <text:p>https://lh3.googleusercontent.com/OVglyj5w8HnN0MrwfLfCbyYDQvJMdrdymOX9WMbQGJbo1CbEsu-iYE--UaLlmi_EYONxEL2asrbl6g=w60-h60-l90-rj</text:p>
          </table:table-cell>
          <table:table-cell office:value-type="string">
            <text:p>The Hit List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kmPRjHDECIcuVwnKsx2Ng7fyNgFKWNJFs</text:p>
          </table:table-cell>
          <table:table-cell office:value-type="string">
            <text:p>https://lh3.googleusercontent.com/OVglyj5w8HnN0MrwfLfCbyYDQvJMdrdymOX9WMbQGJbo1CbEsu-iYE--UaLlmi_EYONxEL2asrbl6g=w60-h60-l90-rj</text:p>
          </table:table-cell>
          <table:table-cell office:value-type="string">
            <text:p>The Hit List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l2pHac-aawJYLcesgTf67gaKU-B9ekk1o</text:p>
          </table:table-cell>
          <table:table-cell office:value-type="string">
            <text:p>https://lh3.googleusercontent.com/FhuL-yjt6wvGt661i84UHAj6bwLN59Lyq40vRqXuFkbM3SL_GtCPn2e_AN9XbVH5LrENleDw7-9pZKw=w60-h60-l90-rj</text:p>
          </table:table-cell>
          <table:table-cell office:value-type="string">
            <text:p>The Hits: '00s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l2pHac-aawJYLcesgTf67gaKU-B9ekk1o</text:p>
          </table:table-cell>
          <table:table-cell office:value-type="string">
            <text:p>https://lh3.googleusercontent.com/FhuL-yjt6wvGt661i84UHAj6bwLN59Lyq40vRqXuFkbM3SL_GtCPn2e_AN9XbVH5LrENleDw7-9pZKw=w60-h60-l90-rj</text:p>
          </table:table-cell>
          <table:table-cell office:value-type="string">
            <text:p>The Hits: '00s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l2pHac-aawJYLcesgTf67gaKU-B9ekk1o</text:p>
          </table:table-cell>
          <table:table-cell office:value-type="string">
            <text:p>https://lh3.googleusercontent.com/FhuL-yjt6wvGt661i84UHAj6bwLN59Lyq40vRqXuFkbM3SL_GtCPn2e_AN9XbVH5LrENleDw7-9pZKw=w60-h60-l90-rj</text:p>
          </table:table-cell>
          <table:table-cell office:value-type="string">
            <text:p>The Hits: '00s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l2pHac-aawJYLcesgTf67gaKU-B9ekk1o</text:p>
          </table:table-cell>
          <table:table-cell office:value-type="string">
            <text:p>https://lh3.googleusercontent.com/FhuL-yjt6wvGt661i84UHAj6bwLN59Lyq40vRqXuFkbM3SL_GtCPn2e_AN9XbVH5LrENleDw7-9pZKw=w60-h60-l90-rj</text:p>
          </table:table-cell>
          <table:table-cell office:value-type="string">
            <text:p>The Hits: '00s</text:p>
          </table:table-cell>
          <table:table-cell office:value-type="string">
            <text:p>188 songs</text:p>
          </table:table-cell>
        </table:table-row>
        <table:table-row table:style-name="ro2" table:visibility="filter">
          <table:table-cell office:value-type="string">
            <text:p>https://music.youtube.com/playlist?list=RDCLAK5uy_l2pHac-aawJYLcesgTf67gaKU-B9ekk1o</text:p>
          </table:table-cell>
          <table:table-cell office:value-type="string">
            <text:p>https://lh3.googleusercontent.com/FhuL-yjt6wvGt661i84UHAj6bwLN59Lyq40vRqXuFkbM3SL_GtCPn2e_AN9XbVH5LrENleDw7-9pZKw=w60-h60-l90-rj</text:p>
          </table:table-cell>
          <table:table-cell office:value-type="string">
            <text:p>The Hits: '00s</text:p>
          </table:table-cell>
          <table:table-cell office:value-type="string">
            <text:p>188 songs</text:p>
          </table:table-cell>
        </table:table-row>
        <table:table-row table:style-name="ro2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GYde2Wyx9INZd6GbPcMWkxDOu6Utmed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10s</text:p>
          </table:table-cell>
          <table:table-cell office:value-type="string">
            <text:p>99 songs</text:p>
          </table:table-cell>
        </table:table-row>
        <table:table-row table:style-name="ro2">
          <table:table-cell office:value-type="string">
            <text:p>https://music.youtube.com/playlist?list=RDCLAK5uy_mGYde2Wyx9INZd6GbPcMWkxDOu6Utmedw</text:p>
          </table:table-cell>
          <table:table-cell office:value-type="string">
            <text:p>https://lh3.googleusercontent.com/PzpjzCcvOOWN7fRIGzI5su0UEbtbF1va8Vb1ylLUwLnTxIjwOP2twr7TPfoR7ZBXMUfu09H5a16bc6ox=w60-h60-l90-rj</text:p>
          </table:table-cell>
          <table:table-cell office:value-type="string">
            <text:p>The Hits: '10s</text:p>
          </table:table-cell>
          <table:table-cell office:value-type="string">
            <text:p>99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 table:visibility="filter">
          <table:table-cell office:value-type="string">
            <text:p>https://music.youtube.com/playlist?list=RDCLAK5uy_m0s0ctV0GL5LQ-ezVkvlEeENYDuSxxLa8</text:p>
          </table:table-cell>
          <table:table-cell office:value-type="string">
            <text:p>https://lh3.googleusercontent.com/zfCW5by8BU7jRHKxRXc0Fjuj110kThAKWNEdLBcpMKN4AZt_DVIudCOoqMo7gK8CUVMJ8tA4jKW6sQ=w60-h60-l90-rj</text:p>
          </table:table-cell>
          <table:table-cell office:value-type="string">
            <text:p>The Hits: '10s</text:p>
          </table:table-cell>
          <table:table-cell office:value-type="string">
            <text:p>101 songs</text:p>
          </table:table-cell>
        </table:table-row>
        <table:table-row table:style-name="ro2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oVT3RtwEjOmKiQ29AV1QNtUoLqyD0B50</text:p>
          </table:table-cell>
          <table:table-cell office:value-type="string">
            <text:p>https://lh3.googleusercontent.com/LIox_Mca7phf0F9tFiScSYH8MYiF7NTV93hLhO7VT-hjiY1Ls7AfRu9dvN14gAYeE_1-ApjU_V1wx5eH=w60-h60-l90-rj</text:p>
          </table:table-cell>
          <table:table-cell office:value-type="string">
            <text:p>The Hits: '5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>
          <table:table-cell office:value-type="string">
            <text:p>https://music.youtube.com/playlist?list=RDCLAK5uy_nK5Gc1RXC3Qj5f6q2q8yKSNHP9bc-5td0</text:p>
          </table:table-cell>
          <table:table-cell office:value-type="string">
            <text:p>https://lh3.googleusercontent.com/OftDgvIU-hUltTOrLeWhUu9Av-UQJWL4nvGcEia5XmbrvVpFnGgwYTyPoFxHMX0iIPqp6GXIJ-BA1Fo=w60-h60-l90-rj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https://lh3.googleusercontent.com/OftDgvIU-hUltTOrLeWhUu9Av-UQJWL4nvGcEia5XmbrvVpFnGgwYTyPoFxHMX0iIPqp6GXIJ-BA1Fo=w60-h60-l90-rj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https://lh3.googleusercontent.com/OftDgvIU-hUltTOrLeWhUu9Av-UQJWL4nvGcEia5XmbrvVpFnGgwYTyPoFxHMX0iIPqp6GXIJ-BA1Fo=w60-h60-l90-rj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 table:visibility="filter">
          <table:table-cell office:value-type="string">
            <text:p>https://music.youtube.com/playlist?list=RDCLAK5uy_nK5Gc1RXC3Qj5f6q2q8yKSNHP9bc-5td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60s</text:p>
          </table:table-cell>
          <table:table-cell office:value-type="string">
            <text:p>162 songs</text:p>
          </table:table-cell>
        </table:table-row>
        <table:table-row table:style-name="ro2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 table:visibility="filter">
          <table:table-cell office:value-type="string">
            <text:p>https://music.youtube.com/playlist?list=RDCLAK5uy_l9zGPtwEeIpwVXtBZ216yRhklsre5bbOM</text:p>
          </table:table-cell>
          <table:table-cell office:value-type="string">
            <text:p>https://lh3.googleusercontent.com/Ud7n_K7VsiYlr29jpijl7LRq8b3YjevMvmCnSK6eZ_9MScyOlpnUbN7TdGx9OBq1l-BoqFUALFjl9b9B=w60-h60-l90-rj</text:p>
          </table:table-cell>
          <table:table-cell office:value-type="string">
            <text:p>The Hits: '70s</text:p>
          </table:table-cell>
          <table:table-cell office:value-type="string">
            <text:p>148 songs</text:p>
          </table:table-cell>
        </table:table-row>
        <table:table-row table:style-name="ro2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 table:visibility="filter">
          <table:table-cell office:value-type="string">
            <text:p>https://music.youtube.com/playlist?list=RDCLAK5uy_lMzHW51iFg1Kx0d_2EHpzbOgCrwtu8cgI</text:p>
          </table:table-cell>
          <table:table-cell office:value-type="string">
            <text:p>https://lh3.googleusercontent.com/d2fnwqtY8S96gce8C4rTBApWt3H-FP75C7Oih9fYSRQNT56yHC9a8WKOCdRH744Ysdr3TlKJFJENduI=w60-h60-l90-rj</text:p>
          </table:table-cell>
          <table:table-cell office:value-type="string">
            <text:p>The Hits: '80s</text:p>
          </table:table-cell>
          <table:table-cell office:value-type="string">
            <text:p>143 songs</text:p>
          </table:table-cell>
        </table:table-row>
        <table:table-row table:style-name="ro2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 table:visibility="filter">
          <table:table-cell office:value-type="string">
            <text:p>https://music.youtube.com/playlist?list=RDCLAK5uy_nQkPLhMF6chdzKSlWdX8NHMrLVpdci-eU</text:p>
          </table:table-cell>
          <table:table-cell office:value-type="string">
            <text:p>https://lh3.googleusercontent.com/_FtMnFkgM8V9oJkf9ywfeZhd-bHsa6Z0zp_DTQ5OrzxOvMBNvzcEThJnb0H8CdZXCIyEoluujC9Nhqo=w60-h60-l90-rj</text:p>
          </table:table-cell>
          <table:table-cell office:value-type="string">
            <text:p>The Hits: '90s</text:p>
          </table:table-cell>
          <table:table-cell office:value-type="string">
            <text:p>135 songs</text:p>
          </table:table-cell>
        </table:table-row>
        <table:table-row table:style-name="ro2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XfQmxhh_UDq3rBTJNDQivnEh3GqcGhZ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</text:p>
          </table:table-cell>
          <table:table-cell office:value-type="string">
            <text:p>105 songs</text:p>
          </table:table-cell>
        </table:table-row>
        <table:table-row table:style-name="ro2">
          <table:table-cell office:value-type="string">
            <text:p>https://music.youtube.com/playlist?list=RDCLAK5uy_lXfQmxhh_UDq3rBTJNDQivnEh3GqcGhZ8</text:p>
          </table:table-cell>
          <table:table-cell office:value-type="string">
            <text:p>https://lh3.googleusercontent.com/YneTfqimwcqRMw_1gxg1KNtiPYp13g6p7_4QPuIiU9VF71IXvWUT_zDEKDfXjse3GfVIa7D8gj8INhk=w60-h60-l90-rj</text:p>
          </table:table-cell>
          <table:table-cell office:value-type="string">
            <text:p>The Hits: 00s</text:p>
          </table:table-cell>
          <table:table-cell office:value-type="string">
            <text:p>105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VQsicmiGWIirrcMMQO4g7QL3BQKuKCSM</text:p>
          </table:table-cell>
          <table:table-cell office:value-type="string">
            <text:p>https://lh3.googleusercontent.com/ZTCZsbApLibPgOcSoA2_373I-DnNwyeLlahtEt9GnW7otA8HC3JOVVEKER0Dhl8XAwVrjGjxr_NGOQA7=w60-h60-l90-rj</text:p>
          </table:table-cell>
          <table:table-cell office:value-type="string">
            <text:p>The Hits: 00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PSWUwiwUWazWEJ5gzhmPp9AffisxF3Us</text:p>
          </table:table-cell>
          <table:table-cell office:value-type="string">
            <text:p>https://lh3.googleusercontent.com/7AEpzfvPfI-MK5V0sZLbkeMmYCQEwXVyKXR5M0eQ4jiXjiSa07KxFXoTk9Z15vlbn7e2uo2PAXWOmw=w60-h60-l90-rj</text:p>
          </table:table-cell>
          <table:table-cell office:value-type="string">
            <text:p>The Hits: 00s Cantopop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SWUwiwUWazWEJ5gzhmPp9AffisxF3U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 Cantopop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PSWUwiwUWazWEJ5gzhmPp9AffisxF3Us</text:p>
          </table:table-cell>
          <table:table-cell office:value-type="string">
            <text:p>https://lh3.googleusercontent.com/7AEpzfvPfI-MK5V0sZLbkeMmYCQEwXVyKXR5M0eQ4jiXjiSa07KxFXoTk9Z15vlbn7e2uo2PAXWOmw=w60-h60-l90-rj</text:p>
          </table:table-cell>
          <table:table-cell office:value-type="string">
            <text:p>The Hits: 00s Cantopop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ltlzGKYlRekORMvbjNz7WRE_LHcWiBAG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00s K-Po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tlzGKYlRekORMvbjNz7WRE_LHcWiBAGY</text:p>
          </table:table-cell>
          <table:table-cell office:value-type="string">
            <text:p>https://lh3.googleusercontent.com/d-StZSxphQMwWe3n_ME_HYieEYvDlCq4hCX_5CI8fuexW1kXVURc8lOws27D8b0nZWw4o7TjFi7o61M=w60-h60-l90-rj</text:p>
          </table:table-cell>
          <table:table-cell office:value-type="string">
            <text:p>The Hits: 00s K-Pop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reO8ccfoMoOtDnu4z9MLHtmgwa9rbc0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10s</text:p>
          </table:table-cell>
          <table:table-cell office:value-type="string">
            <text:p>119 songs</text:p>
          </table:table-cell>
        </table:table-row>
        <table:table-row table:style-name="ro2">
          <table:table-cell office:value-type="string">
            <text:p>https://music.youtube.com/playlist?list=RDCLAK5uy_lreO8ccfoMoOtDnu4z9MLHtmgwa9rbc0A</text:p>
          </table:table-cell>
          <table:table-cell office:value-type="string">
            <text:p>https://lh3.googleusercontent.com/VqOF1TZ29Y3Qg7kIh1wqIeHwpQ26e4hAdsoLqP6mv1e6p2l3an7sxgu2oibQc8_YNQ0lI7TG__38EQ=w60-h60-l90-rj</text:p>
          </table:table-cell>
          <table:table-cell office:value-type="string">
            <text:p>The Hits: 10s</text:p>
          </table:table-cell>
          <table:table-cell office:value-type="string">
            <text:p>119 songs</text:p>
          </table:table-cell>
        </table:table-row>
        <table:table-row table:style-name="ro2">
          <table:table-cell office:value-type="string">
            <text:p>https://music.youtube.com/playlist?list=RDCLAK5uy_lMtgHN1pPa51EuEeofuIeJXi36DlzJ3sM</text:p>
          </table:table-cell>
          <table:table-cell office:value-type="string">
            <text:p>https://lh3.googleusercontent.com/NlsgMCxdv8rWxOaVkK6t5itbV2xV_HNORH-Wod8A6U2TbP2IYUCEM4BDbXHg1zTaJS4DjBnhkCeX3DnZ=w60-h60-l90-rj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MtgHN1pPa51EuEeofuIeJXi36DlzJ3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MtgHN1pPa51EuEeofuIeJXi36DlzJ3sM</text:p>
          </table:table-cell>
          <table:table-cell office:value-type="string">
            <text:p>https://lh3.googleusercontent.com/NlsgMCxdv8rWxOaVkK6t5itbV2xV_HNORH-Wod8A6U2TbP2IYUCEM4BDbXHg1zTaJS4DjBnhkCeX3DnZ=w60-h60-l90-rj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MtgHN1pPa51EuEeofuIeJXi36DlzJ3s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MtgHN1pPa51EuEeofuIeJXi36DlzJ3sM</text:p>
          </table:table-cell>
          <table:table-cell office:value-type="string">
            <text:p>https://lh3.googleusercontent.com/NlsgMCxdv8rWxOaVkK6t5itbV2xV_HNORH-Wod8A6U2TbP2IYUCEM4BDbXHg1zTaJS4DjBnhkCeX3DnZ=w60-h60-l90-rj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lAUGJvemjOUUo1asRJ7ClcykPjGl1zMV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60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AUGJvemjOUUo1asRJ7ClcykPjGl1zMVo</text:p>
          </table:table-cell>
          <table:table-cell office:value-type="string">
            <text:p>https://lh3.googleusercontent.com/3wRk8hfMSWnu18MBizJhgOkMX-SWc8T1aQX-OxIbrAB7wydkHSvlwyxcc_T67vwGu7-dOOsGkJTDJr4=w60-h60-l90-rj</text:p>
          </table:table-cell>
          <table:table-cell office:value-type="string">
            <text:p>The Hits: 60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MtgHN1pPa51EuEeofuIeJXi36DlzJ3sM</text:p>
          </table:table-cell>
          <table:table-cell office:value-type="string">
            <text:p>https://lh3.googleusercontent.com/NlsgMCxdv8rWxOaVkK6t5itbV2xV_HNORH-Wod8A6U2TbP2IYUCEM4BDbXHg1zTaJS4DjBnhkCeX3DnZ=w60-h60-l90-rj</text:p>
          </table:table-cell>
          <table:table-cell office:value-type="string">
            <text:p>The Hits: 60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k4UFeRv25KMQ9ciV9a2zRgoVcHUJY5Gt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70s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4UFeRv25KMQ9ciV9a2zRgoVcHUJY5GtQ</text:p>
          </table:table-cell>
          <table:table-cell office:value-type="string">
            <text:p>https://lh3.googleusercontent.com/1-xrMOrMu7iOmE5zZMjovE1zSsovPMD_ZSn2nT8fucZMkykUzTvDTmeOUcYOW6JNmxd3rZMAbIxksE8=w60-h60-l90-rj</text:p>
          </table:table-cell>
          <table:table-cell office:value-type="string">
            <text:p>The Hits: 70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mJNC8QBBHTwcn9Iy1xE4W8VGk40ehDdZ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80'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mJNC8QBBHTwcn9Iy1xE4W8VGk40ehDdZc</text:p>
          </table:table-cell>
          <table:table-cell office:value-type="string">
            <text:p>https://lh3.googleusercontent.com/wIKwWHbXcg4NLLhnZ7QnULv8PxWR4_7XN6BwAKD3FvwO9EmjyyPBmC67IGCm67MVV2AXXQ9iNMP7pn8=w60-h60-l90-rj</text:p>
          </table:table-cell>
          <table:table-cell office:value-type="string">
            <text:p>The Hits: 80's</text:p>
          </table:table-cell>
          <table:table-cell office:value-type="string">
            <text:p>90 songs</text:p>
          </table:table-cell>
        </table:table-row>
        <table:table-row table:style-name="ro2">
          <table:table-cell office:value-type="string">
            <text:p>https://music.youtube.com/playlist?list=RDCLAK5uy_nhykyOCZ55-mFJaJTc4kPOOKsKw1kaZ6M</text:p>
          </table:table-cell>
          <table:table-cell office:value-type="string">
            <text:p>https://lh3.googleusercontent.com/uI-5NttdBeIYk26LtPYK53-p-dhPwumoChRkPgBbMrA6IikRrxsYVJQmeftyZyCYABvWsq3Jl9kEcQ=w60-h60-l90-rj</text:p>
          </table:table-cell>
          <table:table-cell office:value-type="string">
            <text:p>The Hits: 80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mC9JEgoJ3YosiXt18LkL1MMmX5tY2wJa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80s</text:p>
          </table:table-cell>
          <table:table-cell office:value-type="string">
            <text:p>95 songs</text:p>
          </table:table-cell>
        </table:table-row>
        <table:table-row table:style-name="ro2">
          <table:table-cell office:value-type="string">
            <text:p>https://music.youtube.com/playlist?list=RDCLAK5uy_mC9JEgoJ3YosiXt18LkL1MMmX5tY2wJac</text:p>
          </table:table-cell>
          <table:table-cell office:value-type="string">
            <text:p>https://lh3.googleusercontent.com/sNaZ99W0owWtcKmM2UJ9kx1-c9KQnxV0vKuSazG0MmcTMqFWSLJmmnQadakbHRY4we8YF8iFiHJp_g=w60-h60-l90-rj</text:p>
          </table:table-cell>
          <table:table-cell office:value-type="string">
            <text:p>The Hits: 80s</text:p>
          </table:table-cell>
          <table:table-cell office:value-type="string">
            <text:p>95 songs</text:p>
          </table:table-cell>
        </table:table-row>
        <table:table-row table:style-name="ro2" table:visibility="filter">
          <table:table-cell office:value-type="string">
            <text:p>https://music.youtube.com/playlist?list=RDCLAK5uy_m7AKVv8wPv_keNJSwWzb77kdOPCwBGTY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80s &amp; Beyond Nigeria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m7AKVv8wPv_keNJSwWzb77kdOPCwBGTYk</text:p>
          </table:table-cell>
          <table:table-cell office:value-type="string">
            <text:p>https://lh3.googleusercontent.com/Xb6XtZeENAeXOie-wqVsfmAviyewAx-n9hpgjq-DswN10jbv7z9baJiQ2fzehboZHtjTEGL9Zvxz0g=w60-h60-l90-rj</text:p>
          </table:table-cell>
          <table:table-cell office:value-type="string">
            <text:p>The Hits: 80s &amp; Beyond Nigeria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lmcdIEKkPocFH_kgigOKtIfr9ydXmr9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80s Cantopop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lmcdIEKkPocFH_kgigOKtIfr9ydXmr9Kw</text:p>
          </table:table-cell>
          <table:table-cell office:value-type="string">
            <text:p>https://lh3.googleusercontent.com/aLZxhjw57i-tAAv6ZXjN-1EamLAEwRAYyPXesyH7Pj-0aRVF6yhs1lRPGrkjmktAbt1DZxL2C4dcwm0=w60-h60-l90-rj</text:p>
          </table:table-cell>
          <table:table-cell office:value-type="string">
            <text:p>The Hits: 80s Cantopop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mcdIEKkPocFH_kgigOKtIfr9ydXmr9K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80s Cantopop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mcdIEKkPocFH_kgigOKtIfr9ydXmr9Kw</text:p>
          </table:table-cell>
          <table:table-cell office:value-type="string">
            <text:p>https://lh3.googleusercontent.com/aLZxhjw57i-tAAv6ZXjN-1EamLAEwRAYyPXesyH7Pj-0aRVF6yhs1lRPGrkjmktAbt1DZxL2C4dcwm0=w60-h60-l90-rj</text:p>
          </table:table-cell>
          <table:table-cell office:value-type="string">
            <text:p>The Hits: 80s Cantopop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mcdIEKkPocFH_kgigOKtIfr9ydXmr9Kw</text:p>
          </table:table-cell>
          <table:table-cell office:value-type="string">
            <text:p>https://lh3.googleusercontent.com/aLZxhjw57i-tAAv6ZXjN-1EamLAEwRAYyPXesyH7Pj-0aRVF6yhs1lRPGrkjmktAbt1DZxL2C4dcwm0=w60-h60-l90-rj</text:p>
          </table:table-cell>
          <table:table-cell office:value-type="string">
            <text:p>The Hits: 80s Cantopop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no9c2oGhdkt-Jhru-hchB1spIM0mEnoe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90s</text:p>
          </table:table-cell>
          <table:table-cell office:value-type="string">
            <text:p>110 songs</text:p>
          </table:table-cell>
        </table:table-row>
        <table:table-row table:style-name="ro2">
          <table:table-cell office:value-type="string">
            <text:p>https://music.youtube.com/playlist?list=RDCLAK5uy_no9c2oGhdkt-Jhru-hchB1spIM0mEnoeY</text:p>
          </table:table-cell>
          <table:table-cell office:value-type="string">
            <text:p>https://lh3.googleusercontent.com/J8NinPbGFKlyhNOX8_rVUYreS0xJsg6jlzQkDjnz_GMeLQcnfyAudTXOMoHUY3hAc0tUm_R7MN2tY3U=w60-h60-l90-rj</text:p>
          </table:table-cell>
          <table:table-cell office:value-type="string">
            <text:p>The Hits: 90s</text:p>
          </table:table-cell>
          <table:table-cell office:value-type="string">
            <text:p>110 songs</text:p>
          </table:table-cell>
        </table:table-row>
        <table:table-row table:style-name="ro2" table:visibility="filter">
          <table:table-cell office:value-type="string">
            <text:p>https://music.youtube.com/playlist?list=RDCLAK5uy_m_gHqvY3iSmch57Fj52bH1l_hEq-Gpp_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90s</text:p>
          </table:table-cell>
          <table:table-cell office:value-type="string">
            <text:p>170 songs</text:p>
          </table:table-cell>
        </table:table-row>
        <table:table-row table:style-name="ro2">
          <table:table-cell office:value-type="string">
            <text:p>https://music.youtube.com/playlist?list=RDCLAK5uy_m_gHqvY3iSmch57Fj52bH1l_hEq-Gpp_0</text:p>
          </table:table-cell>
          <table:table-cell office:value-type="string">
            <text:p>https://lh3.googleusercontent.com/BsiHdA1BGNkEuv0tHiPvvbTL4SSe6Gsu1UY-nmvah74l-4T89yS5A_Dc3PmFeSS2rEL4hrobazp81y8=w60-h60-l90-rj</text:p>
          </table:table-cell>
          <table:table-cell office:value-type="string">
            <text:p>The Hits: 90s</text:p>
          </table:table-cell>
          <table:table-cell office:value-type="string">
            <text:p>170 songs</text:p>
          </table:table-cell>
        </table:table-row>
        <table:table-row table:style-name="ro2" table:visibility="filter">
          <table:table-cell office:value-type="string">
            <text:p>https://music.youtube.com/playlist?list=RDCLAK5uy_m9xiSUycZs4EgEH59GeT6-Xdi-121XSk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90s Cantopop</text:p>
          </table:table-cell>
          <table:table-cell office:value-type="string">
            <text:p>70 songs</text:p>
          </table:table-cell>
        </table:table-row>
        <table:table-row table:style-name="ro2">
          <table:table-cell office:value-type="string">
            <text:p>https://music.youtube.com/playlist?list=RDCLAK5uy_m9xiSUycZs4EgEH59GeT6-Xdi-121XSkM</text:p>
          </table:table-cell>
          <table:table-cell office:value-type="string">
            <text:p>https://lh3.googleusercontent.com/tk7BBO-ipuoN-gOCplLx9qDSPFMu4Yzk0PVp63UMLvMM6omjLW-1GjTDSbDTLR5FVeE5QZdvoifJMOQ=w60-h60-l90-rj</text:p>
          </table:table-cell>
          <table:table-cell office:value-type="string">
            <text:p>The Hits: 90s Cantopop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m9xiSUycZs4EgEH59GeT6-Xdi-121XSkM</text:p>
          </table:table-cell>
          <table:table-cell office:value-type="string">
            <text:p>https://lh3.googleusercontent.com/tk7BBO-ipuoN-gOCplLx9qDSPFMu4Yzk0PVp63UMLvMM6omjLW-1GjTDSbDTLR5FVeE5QZdvoifJMOQ=w60-h60-l90-rj</text:p>
          </table:table-cell>
          <table:table-cell office:value-type="string">
            <text:p>The Hits: 90s Cantopop</text:p>
          </table:table-cell>
          <table:table-cell office:value-type="string">
            <text:p>70 songs</text:p>
          </table:table-cell>
        </table:table-row>
        <table:table-row table:style-name="ro2" table:visibility="filter">
          <table:table-cell office:value-type="string">
            <text:p>https://music.youtube.com/playlist?list=RDCLAK5uy_kX0aUOnJOU13VJQAGWstgqeysaIbCV9B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90s K-Pop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kX0aUOnJOU13VJQAGWstgqeysaIbCV9BE</text:p>
          </table:table-cell>
          <table:table-cell office:value-type="string">
            <text:p>https://lh3.googleusercontent.com/sSDm6A7fR4Mc9AYqKwvJFU1M96lHsMNtSC6_AFAagBYBX7dcdhsUsT3zPyRn2zd7A75datqLZ7SGRQ=w60-h60-l90-rj</text:p>
          </table:table-cell>
          <table:table-cell office:value-type="string">
            <text:p>The Hits: 90s K-Pop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usK_Be-cYQDLTTPxFurkvhKs19xmmC8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Hits: 90s Mandopop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usK_Be-cYQDLTTPxFurkvhKs19xmmC8E</text:p>
          </table:table-cell>
          <table:table-cell office:value-type="string">
            <text:p>https://lh3.googleusercontent.com/1uK0kQakYua3U5ixCF2EZkqwUj_uYftJMWctMZZAC4xDn1FLKjaquk7IZ6KehsE_78Qz0DrT3FypwvA=w60-h60-l90-rj</text:p>
          </table:table-cell>
          <table:table-cell office:value-type="string">
            <text:p>The Hits: 90s Mandop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usK_Be-cYQDLTTPxFurkvhKs19xmmC8E</text:p>
          </table:table-cell>
          <table:table-cell office:value-type="string">
            <text:p>https://lh3.googleusercontent.com/1uK0kQakYua3U5ixCF2EZkqwUj_uYftJMWctMZZAC4xDn1FLKjaquk7IZ6KehsE_78Qz0DrT3FypwvA=w60-h60-l90-rj</text:p>
          </table:table-cell>
          <table:table-cell office:value-type="string">
            <text:p>The Hits: 90s Mandopop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mplKe9BIYCO3ZuNWSHZr48bm9DUDzbWnE</text:p>
          </table:table-cell>
          <table:table-cell office:value-type="string">
            <text:p>https://lh3.googleusercontent.com/Fx9pQASjlJXByudOuKVIGDEPH19QiU36VO9oW_QTqGuCTDlTd1H0JMwIOEM6JsBoJQf23W-2RqcAHpA=w60-h60-l90-rj</text:p>
          </table:table-cell>
          <table:table-cell office:value-type="string">
            <text:p>The Millennial Mixtape</text:p>
          </table:table-cell>
          <table:table-cell office:value-type="string">
            <text:p>230 songs</text:p>
          </table:table-cell>
        </table:table-row>
        <table:table-row table:style-name="ro2" table:visibility="filter">
          <table:table-cell office:value-type="string">
            <text:p>https://music.youtube.com/playlist?list=RDCLAK5uy_kdYeOg2PuX1pYE0n0sZwrDe0wQacapJ9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Power of Classical Blues</text:p>
          </table:table-cell>
          <table:table-cell office:value-type="string">
            <text:p>49 songs</text:p>
          </table:table-cell>
        </table:table-row>
        <table:table-row table:style-name="ro2">
          <table:table-cell office:value-type="string">
            <text:p>https://music.youtube.com/playlist?list=RDCLAK5uy_kdYeOg2PuX1pYE0n0sZwrDe0wQacapJ9g</text:p>
          </table:table-cell>
          <table:table-cell office:value-type="string">
            <text:p>https://lh3.googleusercontent.com/pTCIsixR4NOil7keOX9citf2qs3A3w_MNC_QmCZDOsoevdXZdfSce9hBR5SRl-fx_XZYD--MUtd4UNvK=w60-h60-l90-rj</text:p>
          </table:table-cell>
          <table:table-cell office:value-type="string">
            <text:p>The Power of Classical Blue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kdYeOg2PuX1pYE0n0sZwrDe0wQacapJ9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Power of Classical Blue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kdYeOg2PuX1pYE0n0sZwrDe0wQacapJ9g</text:p>
          </table:table-cell>
          <table:table-cell office:value-type="string">
            <text:p>https://lh3.googleusercontent.com/pTCIsixR4NOil7keOX9citf2qs3A3w_MNC_QmCZDOsoevdXZdfSce9hBR5SRl-fx_XZYD--MUtd4UNvK=w60-h60-l90-rj</text:p>
          </table:table-cell>
          <table:table-cell office:value-type="string">
            <text:p>The Power of Classical Blues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k5hnUgn7gTVO6aiZQF2qcSlxzNB-iF5r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Roads: Drill &amp; Street Rap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k5hnUgn7gTVO6aiZQF2qcSlxzNB-iF5rk</text:p>
          </table:table-cell>
          <table:table-cell office:value-type="string">
            <text:p>https://lh3.googleusercontent.com/KCXDxtXFAmhu5s2uvcp6hSsA6WQTMaDWZok2_gfq2VQW_TQjq9sfH_Cr5rZn6_GQ8gb88gJGSJRQm28=w60-h60-l90-rj</text:p>
          </table:table-cell>
          <table:table-cell office:value-type="string">
            <text:p>The Roads: Drill &amp; Street Rap</text:p>
          </table:table-cell>
          <table:table-cell office:value-type="string">
            <text:p>53 songs</text:p>
          </table:table-cell>
        </table:table-row>
        <table:table-row table:style-name="ro2">
          <table:table-cell office:value-type="string">
            <text:p>https://music.youtube.com/playlist?list=RDCLAK5uy_nvvEIEyr2YI_jkmaPrhk_ci0ZG6J8V4eI</text:p>
          </table:table-cell>
          <table:table-cell office:value-type="string">
            <text:p>https://lh3.googleusercontent.com/faE9b_9OfPYou1wsfpGDyBUiEo_Bo_GWl3RKq-3Y4KW2Zn63qEGfWZZ31sIO4UlbZJJfv-4Qu0zTd4Y=w60-h60-l90-rj</text:p>
          </table:table-cell>
          <table:table-cell office:value-type="string">
            <text:p>The Roots of Rock &amp; Roll</text:p>
          </table:table-cell>
          <table:table-cell office:value-type="string">
            <text:p>130 songs</text:p>
          </table:table-cell>
        </table:table-row>
        <table:table-row table:style-name="ro2" table:visibility="filter">
          <table:table-cell office:value-type="string">
            <text:p>https://music.youtube.com/playlist?list=RDCLAK5uy_nm4NA8cldZNPqj1D0ayZxfySeY89qedR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Smoothest of Smooth Jazz</text:p>
          </table:table-cell>
          <table:table-cell office:value-type="string">
            <text:p>73 songs</text:p>
          </table:table-cell>
        </table:table-row>
        <table:table-row table:style-name="ro2">
          <table:table-cell office:value-type="string">
            <text:p>https://music.youtube.com/playlist?list=RDCLAK5uy_nm4NA8cldZNPqj1D0ayZxfySeY89qedRs</text:p>
          </table:table-cell>
          <table:table-cell office:value-type="string">
            <text:p>https://lh3.googleusercontent.com/_fJbAPvRvDFktq7Ot97d-FPGQW3zkOpcxgb-B369Tq9h7fVm5LpUWJoea-fuZ0FbWQFdTfhSzqKmOnI=w60-h60-l90-rj</text:p>
          </table:table-cell>
          <table:table-cell office:value-type="string">
            <text:p>The Smoothest of Smooth Jazz</text:p>
          </table:table-cell>
          <table:table-cell office:value-type="string">
            <text:p>73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hLCwdOhIfhWnBCZnN-B22eC2TbgXooq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Turkish Hits: 90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mhLCwdOhIfhWnBCZnN-B22eC2TbgXooq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Turkish Hits: 90s</text:p>
          </table:table-cell>
          <table:table-cell office:value-type="string">
            <text:p>108 songs</text:p>
          </table:table-cell>
        </table:table-row>
        <table:table-row table:style-name="ro2" table:visibility="filter">
          <table:table-cell office:value-type="string">
            <text:p>https://music.youtube.com/playlist?list=RDCLAK5uy_mhLCwdOhIfhWnBCZnN-B22eC2TbgXooqM</text:p>
          </table:table-cell>
          <table:table-cell office:value-type="string">
            <text:p>https://lh3.googleusercontent.com/cLZ_cK1jNofLPa19ePJorcHWvoil-EuxlM1P9ACKANtPZmlojFa-1LqpiREgc12NfsjltQeRmtJafg=w60-h60-l90-rj</text:p>
          </table:table-cell>
          <table:table-cell office:value-type="string">
            <text:p>The Turkish Hits: 90s</text:p>
          </table:table-cell>
          <table:table-cell office:value-type="string">
            <text:p>108 songs</text:p>
          </table:table-cell>
        </table:table-row>
        <table:table-row table:style-name="ro2">
          <table:table-cell office:value-type="string">
            <text:p>https://music.youtube.com/playlist?list=RDCLAK5uy_nhVoJli5s8qeV5aGOlouoJjsvblS7NANk</text:p>
          </table:table-cell>
          <table:table-cell office:value-type="string">
            <text:p>https://lh3.googleusercontent.com/6tGugljXjoIXHYLXTQdWqgEiviWXxF6walrGrBQ9qm5YzwuQSTk0jAZdCoLtk5bZ4LQMGBEYSXpRQA=w60-h60-l90-rj</text:p>
          </table:table-cell>
          <table:table-cell office:value-type="string">
            <text:p>The Twerk Tape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nhVoJli5s8qeV5aGOlouoJjsvblS7NAN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e Twerk Tape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nhVoJli5s8qeV5aGOlouoJjsvblS7NANk</text:p>
          </table:table-cell>
          <table:table-cell office:value-type="string">
            <text:p>https://lh3.googleusercontent.com/6tGugljXjoIXHYLXTQdWqgEiviWXxF6walrGrBQ9qm5YzwuQSTk0jAZdCoLtk5bZ4LQMGBEYSXpRQA=w60-h60-l90-rj</text:p>
          </table:table-cell>
          <table:table-cell office:value-type="string">
            <text:p>The Twerk Tape</text:p>
          </table:table-cell>
          <table:table-cell office:value-type="string">
            <text:p>61 songs</text:p>
          </table:table-cell>
        </table:table-row>
        <table:table-row table:style-name="ro2" table:visibility="filter">
          <table:table-cell office:value-type="string">
            <text:p>https://music.youtube.com/playlist?list=RDCLAK5uy_lwDv3rm5dXJn1Y8v5xXYzrQVhYq-3lro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is Is How We Do It: '90s R&amp;B Part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wDv3rm5dXJn1Y8v5xXYzrQVhYq-3lro0</text:p>
          </table:table-cell>
          <table:table-cell office:value-type="string">
            <text:p>https://lh3.googleusercontent.com/h-XKeCeBpQN8BSwOoGtYrttOXrZQP0iSfTE8i6ZWPXdfcK9Nmn_OO8fNRQOYG_BLFHWVFaXJ8Lay3Z4=w60-h60-l90-rj</text:p>
          </table:table-cell>
          <table:table-cell office:value-type="string">
            <text:p>This Is How We Do It: '90s R&amp;B Party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BVNxnQ9RF9ebeFNHsaLPTJdem3IPWl7o</text:p>
          </table:table-cell>
          <table:table-cell office:value-type="string">
            <text:p>https://lh3.googleusercontent.com/UDsaMv1-Yozn6ezZWMmvrAsb--wgKq-okn7wYvoufR3Eu5rmo9PvyPJCtCQXsXm23evzPesht55L9F8=w60-h60-l90-rj</text:p>
          </table:table-cell>
          <table:table-cell office:value-type="string">
            <text:p>Thrash Metal Shre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BVNxnQ9RF9ebeFNHsaLPTJdem3IPWl7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rash Metal Shre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BVNxnQ9RF9ebeFNHsaLPTJdem3IPWl7o</text:p>
          </table:table-cell>
          <table:table-cell office:value-type="string">
            <text:p>https://lh3.googleusercontent.com/UDsaMv1-Yozn6ezZWMmvrAsb--wgKq-okn7wYvoufR3Eu5rmo9PvyPJCtCQXsXm23evzPesht55L9F8=w60-h60-l90-rj</text:p>
          </table:table-cell>
          <table:table-cell office:value-type="string">
            <text:p>Thrash Metal Shre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CiFjt1A8f1yPN5XBWJtKuLZrguFE08x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>
          <table:table-cell office:value-type="string">
            <text:p>https://music.youtube.com/playlist?list=RDCLAK5uy_lCiFjt1A8f1yPN5XBWJtKuLZrguFE08xU</text:p>
          </table:table-cell>
          <table:table-cell office:value-type="string">
            <text:p>https://lh3.googleusercontent.com/rfCeAa9FDrWXGoBP1d3bXt_Yp8a6KlGf1P2w9BHawj3jV-PGEpF8bNiEvER_Ha5peeIjVyWnkzJTdEA=w60-h60-l90-rj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CiFjt1A8f1yPN5XBWJtKuLZrguFE08x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CiFjt1A8f1yPN5XBWJtKuLZrguFE08xU</text:p>
          </table:table-cell>
          <table:table-cell office:value-type="string">
            <text:p>https://lh3.googleusercontent.com/rfCeAa9FDrWXGoBP1d3bXt_Yp8a6KlGf1P2w9BHawj3jV-PGEpF8bNiEvER_Ha5peeIjVyWnkzJTdEA=w60-h60-l90-rj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CiFjt1A8f1yPN5XBWJtKuLZrguFE08x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https://music.youtube.com/playlist?list=RDCLAK5uy_lCiFjt1A8f1yPN5XBWJtKuLZrguFE08xU</text:p>
          </table:table-cell>
          <table:table-cell office:value-type="string">
            <text:p>https://lh3.googleusercontent.com/rfCeAa9FDrWXGoBP1d3bXt_Yp8a6KlGf1P2w9BHawj3jV-PGEpF8bNiEvER_Ha5peeIjVyWnkzJTdEA=w60-h60-l90-rj</text:p>
          </table:table-cell>
          <table:table-cell office:value-type="string">
            <text:p>Throwback Naija Party</text:p>
          </table:table-cell>
          <table:table-cell office:value-type="string">
            <text:p>76 songs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 table:visibility="filter">
          <table:table-cell office:value-type="string">
            <text:p>yt-simple-endpoint href</text:p>
          </table:table-cell>
          <table:table-cell office:value-type="string">
            <text:p>style-scope src</text:p>
          </table:table-cell>
          <table:table-cell office:value-type="string">
            <text:p>title</text:p>
          </table:table-cell>
          <table:table-cell office:value-type="string">
            <text:p>style-scope 3</text:p>
          </table:table-cell>
        </table:table-row>
        <table:table-row table:style-name="ro2">
          <table:table-cell office:value-type="string">
            <text:p>https://music.youtube.com/playlist?list=RDCLAK5uy_lf4wLV2b5cb2gsfuBM42Ng8eCoXv6no5w</text:p>
          </table:table-cell>
          <table:table-cell office:value-type="string">
            <text:p>https://lh3.googleusercontent.com/HyvZ137rkiZZWXFvptcIStAF9PXk2x-f5L0ef1EUakmfzNo3ErinvAogGj4HPy1nI5Pykb6HDQp_3A=w60-h60-l90-rj</text:p>
          </table:table-cell>
          <table:table-cell office:value-type="string">
            <text:p>Today's Country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lf4wLV2b5cb2gsfuBM42Ng8eCoXv6no5w</text:p>
          </table:table-cell>
          <table:table-cell office:value-type="string">
            <text:p>https://lh3.googleusercontent.com/HyvZ137rkiZZWXFvptcIStAF9PXk2x-f5L0ef1EUakmfzNo3ErinvAogGj4HPy1nI5Pykb6HDQp_3A=w60-h60-l90-rj</text:p>
          </table:table-cell>
          <table:table-cell office:value-type="string">
            <text:p>Today's Country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m0Nsi5Jnn_g6qbvc7fywPRhEv1qN0PcMM</text:p>
          </table:table-cell>
          <table:table-cell office:value-type="string">
            <text:p>https://lh3.googleusercontent.com/nY73i1geFHl97U3Dgqh_f2e5lmrmTrAN_tOEtbxMRJWhSeHVwY5xF0U0EXBloOXEdcoF5PZ60bR9Ky1B=w60-h60-l90-rj</text:p>
          </table:table-cell>
          <table:table-cell office:value-type="string">
            <text:p>Today's Indie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0Nsi5Jnn_g6qbvc7fywPRhEv1qN0PcM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day's Indie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0Nsi5Jnn_g6qbvc7fywPRhEv1qN0PcMM</text:p>
          </table:table-cell>
          <table:table-cell office:value-type="string">
            <text:p>https://lh3.googleusercontent.com/nY73i1geFHl97U3Dgqh_f2e5lmrmTrAN_tOEtbxMRJWhSeHVwY5xF0U0EXBloOXEdcoF5PZ60bR9Ky1B=w60-h60-l90-rj</text:p>
          </table:table-cell>
          <table:table-cell office:value-type="string">
            <text:p>Today's Indie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QmVjdr90p2onIIAnijgU8u9iUUAOXM2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day's Smooth Jazz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lE7jT60k0ZAQUwRSsK8a35otci2lfHQ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llywood Dance Essentials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lyVnWI5JnuwKJiuE-n1x-Un0mj9WlEyZ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yVnWI5JnuwKJiuE-n1x-Un0mj9WlEyZw</text:p>
          </table:table-cell>
          <table:table-cell office:value-type="string">
            <text:p>https://lh3.googleusercontent.com/LJqX9-Mv3Fpv5EeIhB2971T4LDZpBKY6tiPrG2UWfhRc0GsW4hvQR6gn-nanWLKNxyvkLNbppISoXho=w60-h60-l90-rj</text:p>
          </table:table-cell>
          <table:table-cell office:value-type="string">
            <text:p>T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yVnWI5JnuwKJiuE-n1x-Un0mj9WlEyZ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yVnWI5JnuwKJiuE-n1x-Un0mj9WlEyZw</text:p>
          </table:table-cell>
          <table:table-cell office:value-type="string">
            <text:p>https://lh3.googleusercontent.com/LJqX9-Mv3Fpv5EeIhB2971T4LDZpBKY6tiPrG2UWfhRc0GsW4hvQR6gn-nanWLKNxyvkLNbppISoXho=w60-h60-l90-rj</text:p>
          </table:table-cell>
          <table:table-cell office:value-type="string">
            <text:p>Tollywood Hitlist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GC5IUV3lYF-P_wGb-LzMPFydA-RkPblc</text:p>
          </table:table-cell>
          <table:table-cell office:value-type="string">
            <text:p>https://lh3.googleusercontent.com/0PHsBbBnp13jmTEG4tzB68lZ_Lx9pmdqD8qAxcWJDdmvvNpmiLwygaqsQhG1NlAgnh8cP2eHXP5-mHU-=w60-h60-l90-rj</text:p>
          </table:table-cell>
          <table:table-cell office:value-type="string">
            <text:p>Tollywood Party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9ex2d91-Qb1i-W7d0MLCEl_ZjRXss0D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morrowland 2023 Lineup</text:p>
          </table:table-cell>
          <table:table-cell office:value-type="string">
            <text:p>107 songs</text:p>
          </table:table-cell>
        </table:table-row>
        <table:table-row table:style-name="ro2">
          <table:table-cell office:value-type="string">
            <text:p>https://music.youtube.com/playlist?list=RDCLAK5uy_l9ex2d91-Qb1i-W7d0MLCEl_ZjRXss0Dk</text:p>
          </table:table-cell>
          <table:table-cell office:value-type="string">
            <text:p>https://lh3.googleusercontent.com/fuTp5AV9nc_uPxIykP0WF0LapNGNC7dbXYKp6z8ahpHoHc7KK3QR18p1RQqdoJzLH_9NSaZzOxGLFBA=w60-h60-l90-rj</text:p>
          </table:table-cell>
          <table:table-cell office:value-type="string">
            <text:p>Tomorrowland 2023 Lineup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l9ex2d91-Qb1i-W7d0MLCEl_ZjRXss0Dk</text:p>
          </table:table-cell>
          <table:table-cell office:value-type="string">
            <text:p>https://lh3.googleusercontent.com/fuTp5AV9nc_uPxIykP0WF0LapNGNC7dbXYKp6z8ahpHoHc7KK3QR18p1RQqdoJzLH_9NSaZzOxGLFBA=w60-h60-l90-rj</text:p>
          </table:table-cell>
          <table:table-cell office:value-type="string">
            <text:p>Tomorrowland 2023 Lineup</text:p>
          </table:table-cell>
          <table:table-cell office:value-type="string">
            <text:p>107 songs</text:p>
          </table:table-cell>
        </table:table-row>
        <table:table-row table:style-name="ro2">
          <table:table-cell office:value-type="string">
            <text:p>https://music.youtube.com/playlist?list=RDCLAK5uy_lbaON5vTnDCPGnahZeo6in4FOVu-PF9Rk</text:p>
          </table:table-cell>
          <table:table-cell office:value-type="string">
            <text:p>https://lh3.googleusercontent.com/0gueaZgvg_Qp9RssMO_SS2E-ENZgPDNGv-epQfn7foDFHG5WWRuohExueC6uOE6G7KM6wIKTHvtfnANy=w60-h60-l90-rj</text:p>
          </table:table-cell>
          <table:table-cell office:value-type="string">
            <text:p>Tomorrowland 2024 Lineup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lbaON5vTnDCPGnahZeo6in4FOVu-PF9R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morrowland 2024 Lineup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lbaON5vTnDCPGnahZeo6in4FOVu-PF9Rk</text:p>
          </table:table-cell>
          <table:table-cell office:value-type="string">
            <text:p>https://lh3.googleusercontent.com/0gueaZgvg_Qp9RssMO_SS2E-ENZgPDNGv-epQfn7foDFHG5WWRuohExueC6uOE6G7KM6wIKTHvtfnANy=w60-h60-l90-rj</text:p>
          </table:table-cell>
          <table:table-cell office:value-type="string">
            <text:p>Tomorrowland 2024 Lineup</text:p>
          </table:table-cell>
          <table:table-cell office:value-type="string">
            <text:p>73 songs</text:p>
          </table:table-cell>
        </table:table-row>
        <table:table-row table:style-name="ro2" table:visibility="filter">
          <table:table-cell office:value-type="string">
            <text:p>https://music.youtube.com/playlist?list=RDCLAK5uy_nKKDoXkBvkqq7jfjQSUUCUeDk5tWTgqI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Afropop</text:p>
          </table:table-cell>
          <table:table-cell office:value-type="string">
            <text:p>49 songs</text:p>
          </table:table-cell>
        </table:table-row>
        <table:table-row table:style-name="ro2" table:visibility="filter">
          <table:table-cell office:value-type="string">
            <text:p>https://music.youtube.com/playlist?list=RDCLAK5uy_lXTZteKZDL5B8hywqGUkY8ildZqzATf2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Cumbia 2019</text:p>
          </table:table-cell>
          <table:table-cell office:value-type="string">
            <text:p>42 songs</text:p>
          </table:table-cell>
        </table:table-row>
        <table:table-row table:style-name="ro2" table:visibility="filter">
          <table:table-cell office:value-type="string">
            <text:p>https://music.youtube.com/playlist?list=RDCLAK5uy_nUwberE6AgiEs66H1a3UV8eN5cYkgycW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Cumbia 2020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Lk2AeL5llZsaE9e1qtXuTHiyrFGaZDf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Dembow 2020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o2PIq5KOHLmiE7dae7rXkozaGlz2ilTU</text:p>
          </table:table-cell>
          <table:table-cell office:value-type="string">
            <text:p>https://lh3.googleusercontent.com/U7GUZ3Yw5ON9D5SuqTGRhgoEGyTubU_ZrsJwDvD8gaYDN0jdWi5Y_72SxmuvIQkc4H4Ur1ZqpDpa3YCd=w60-h60-l90-rj</text:p>
          </table:table-cell>
          <table:table-cell office:value-type="string">
            <text:p>Top DJs Lineu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dleYRgJfVdtXtDEkPne9S9UPQnNL_6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Eurovision Hits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kdleYRgJfVdtXtDEkPne9S9UPQnNL_6K0</text:p>
          </table:table-cell>
          <table:table-cell office:value-type="string">
            <text:p>https://lh3.googleusercontent.com/0pjBhUm7Sqjai3zlJRrw-kSWwf0PQuVlBqbqDo9UdsCO8WVSs2OJhRz4T2Qb9oggw1U1ZmKwy1fhzA4A=w60-h60-l90-rj</text:p>
          </table:table-cell>
          <table:table-cell office:value-type="string">
            <text:p>Top Eurovision Hits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kdleYRgJfVdtXtDEkPne9S9UPQnNL_6K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Eurovision Hits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kdleYRgJfVdtXtDEkPne9S9UPQnNL_6K0</text:p>
          </table:table-cell>
          <table:table-cell office:value-type="string">
            <text:p>https://lh3.googleusercontent.com/0pjBhUm7Sqjai3zlJRrw-kSWwf0PQuVlBqbqDo9UdsCO8WVSs2OJhRz4T2Qb9oggw1U1ZmKwy1fhzA4A=w60-h60-l90-rj</text:p>
          </table:table-cell>
          <table:table-cell office:value-type="string">
            <text:p>Top Eurovision Hits</text:p>
          </table:table-cell>
          <table:table-cell office:value-type="string">
            <text:p>66 songs</text:p>
          </table:table-cell>
        </table:table-row>
        <table:table-row table:style-name="ro2" table:visibility="filter">
          <table:table-cell office:value-type="string">
            <text:p>https://music.youtube.com/playlist?list=RDCLAK5uy_lhjY1aXe7buvbe6jo3XOb3bEP5Jv3g0h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Jawa Ngangeni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HgwpuV4hqkECCrgSRMeTrIqVeiko0UM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K-Pop 2020</text:p>
          </table:table-cell>
          <table:table-cell office:value-type="string">
            <text:p>103 songs</text:p>
          </table:table-cell>
        </table:table-row>
        <table:table-row table:style-name="ro2" table:visibility="filter">
          <table:table-cell office:value-type="string">
            <text:p>https://music.youtube.com/playlist?list=RDCLAK5uy_lYF9XWvBkb96ESw_muUUg6uvILayEsiY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K-Pop Female Solo</text:p>
          </table:table-cell>
          <table:table-cell office:value-type="string">
            <text:p>92 songs</text:p>
          </table:table-cell>
        </table:table-row>
        <table:table-row table:style-name="ro2" table:visibility="filter">
          <table:table-cell office:value-type="string">
            <text:p>https://music.youtube.com/playlist?list=RDCLAK5uy_kLzCY4h1nP5QbyO19tiTwqkrkfoxPdSR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K-Pop Male Solo</text:p>
          </table:table-cell>
          <table:table-cell office:value-type="string">
            <text:p>85 songs</text:p>
          </table:table-cell>
        </table:table-row>
        <table:table-row table:style-name="ro2" table:visibility="filter">
          <table:table-cell office:value-type="string">
            <text:p>https://music.youtube.com/playlist?list=RDCLAK5uy_nUiCH_E9Oz6SWuCYT_yeQpxsIvieHdy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op Regional Mexican 2019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5-Ur8LO4mxLbawH6xdL4htYBw9mq-1RI</text:p>
          </table:table-cell>
          <table:table-cell office:value-type="string">
            <text:p>https://lh3.googleusercontent.com/xQwaXqEMDtUww-oZCBMYv_kl7WUemoyK4YPFng9seKCFi8w1yLDIK_QBibjFrcoDocM8ysXAIqou5g=w60-h60-l90-rj</text:p>
          </table:table-cell>
          <table:table-cell office:value-type="string">
            <text:p>Trance Classics</text:p>
          </table:table-cell>
          <table:table-cell office:value-type="string">
            <text:p>51 songs</text:p>
          </table:table-cell>
        </table:table-row>
        <table:table-row table:style-name="ro2" table:visibility="filter">
          <table:table-cell office:value-type="string">
            <text:p>https://music.youtube.com/playlist?list=RDCLAK5uy_mJSJOaYBF0PWLpOvvn613RDATgXrrd8p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ap &amp; Chil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JSJOaYBF0PWLpOvvn613RDATgXrrd8pA</text:p>
          </table:table-cell>
          <table:table-cell office:value-type="string">
            <text:p>https://lh3.googleusercontent.com/B2WPvz5dvNBMpK76ak1DPNWJeH5C1_2kRCjPwG8lHZiogXQpH5QMT4Tdw2rql-jbd8nudBRn8FQC4w=w60-h60-l90-rj</text:p>
          </table:table-cell>
          <table:table-cell office:value-type="string">
            <text:p>Trap &amp; Chil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r96xyZDAYajRMchGlje_A0Sl-VvU0_P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apical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r96xyZDAYajRMchGlje_A0Sl-VvU0_Po</text:p>
          </table:table-cell>
          <table:table-cell office:value-type="string">
            <text:p>https://lh3.googleusercontent.com/2F23ny_qVjPL2MqfTG7VrRorXNf6vajedGNi8jWkMxNMz4B7-P0Zb3GWEw4J7LHtPQZirCu4iBzb6Ond=w60-h60-l90-rj</text:p>
          </table:table-cell>
          <table:table-cell office:value-type="string">
            <text:p>Trapical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3NQFDAPsZKgOboMv9NRx38JqbN9zNMKQ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ending Hip-Hop</text:p>
          </table:table-cell>
          <table:table-cell office:value-type="string">
            <text:p>28 songs</text:p>
          </table:table-cell>
        </table:table-row>
        <table:table-row table:style-name="ro2">
          <table:table-cell office:value-type="string">
            <text:p>https://music.youtube.com/playlist?list=RDCLAK5uy_n3NQFDAPsZKgOboMv9NRx38JqbN9zNMKQ</text:p>
          </table:table-cell>
          <table:table-cell office:value-type="string">
            <text:p>https://lh3.googleusercontent.com/U-rJBx-QZOxNQnkhpTpnTjVEIZ5Fc2TsgmBgbfgdlrJAxTR5QKFyGhd9yFZVVDz9726VF5fnVxT-T1o=w60-h60-l90-rj</text:p>
          </table:table-cell>
          <table:table-cell office:value-type="string">
            <text:p>Trending Hip-Hop</text:p>
          </table:table-cell>
          <table:table-cell office:value-type="string">
            <text:p>28 songs</text:p>
          </table:table-cell>
        </table:table-row>
        <table:table-row table:style-name="ro2" table:visibility="filter">
          <table:table-cell office:value-type="string">
            <text:p>https://music.youtube.com/playlist?list=RDCLAK5uy_mrFf8MOdXpsgjmDPmy9UrarANZUJv4IO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ending in Funk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rFf8MOdXpsgjmDPmy9UrarANZUJv4IOw</text:p>
          </table:table-cell>
          <table:table-cell office:value-type="string">
            <text:p>https://lh3.googleusercontent.com/72aTwQ9SRfgwx0idUMbdVtFFuRgxWjfWi1--iqQfMRoB6u71nzlwxYgQcz1v8vHBqwPxLwnc3LCnTXU=w60-h60-l90-rj</text:p>
          </table:table-cell>
          <table:table-cell office:value-type="string">
            <text:p>Trending in Funk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iwO0AVT0RLrvJ8Kego-yokZZTXd4NWcg</text:p>
          </table:table-cell>
          <table:table-cell office:value-type="string">
            <text:p>https://lh3.googleusercontent.com/8_Zmb0I96P7YRyVjjS8sj8ssgK4GnGkiA5FGWtd4DaT29P_Y2piF3L2oCXy1Adx3HddAKmXqDhYGPIE=w60-h60-l90-rj</text:p>
          </table:table-cell>
          <table:table-cell office:value-type="string">
            <text:p>Tropical Music Hits 2023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miwO0AVT0RLrvJ8Kego-yokZZTXd4NWc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opical Music Hits 2023</text:p>
          </table:table-cell>
          <table:table-cell office:value-type="string">
            <text:p>40 songs</text:p>
          </table:table-cell>
        </table:table-row>
        <table:table-row table:style-name="ro2" table:visibility="filter">
          <table:table-cell office:value-type="string">
            <text:p>https://music.youtube.com/playlist?list=RDCLAK5uy_miwO0AVT0RLrvJ8Kego-yokZZTXd4NWcg</text:p>
          </table:table-cell>
          <table:table-cell office:value-type="string">
            <text:p>https://lh3.googleusercontent.com/8_Zmb0I96P7YRyVjjS8sj8ssgK4GnGkiA5FGWtd4DaT29P_Y2piF3L2oCXy1Adx3HddAKmXqDhYGPIE=w60-h60-l90-rj</text:p>
          </table:table-cell>
          <table:table-cell office:value-type="string">
            <text:p>Tropical Music Hits 2023</text:p>
          </table:table-cell>
          <table:table-cell office:value-type="string">
            <text:p>40 songs</text:p>
          </table:table-cell>
        </table:table-row>
        <table:table-row table:style-name="ro2">
          <table:table-cell office:value-type="string">
            <text:p>https://music.youtube.com/playlist?list=RDCLAK5uy_lgD8OXpgN_ltUuJpUQq8MclfxtrJhFKxI</text:p>
          </table:table-cell>
          <table:table-cell office:value-type="string">
            <text:p>https://lh3.googleusercontent.com/AQxeaF0YlyVwyUiDq8bNaVR6DoaY1dVjVmxSimvzfL1k20DoQuUx4yFBjuAWbCev1KT71omuWw7TqpM=w60-h60-l90-rj</text:p>
          </table:table-cell>
          <table:table-cell office:value-type="string">
            <text:p>Tropical Music Hits 2024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gD8OXpgN_ltUuJpUQq8MclfxtrJhFKx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ropical Music Hits 2024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gD8OXpgN_ltUuJpUQq8MclfxtrJhFKxI</text:p>
          </table:table-cell>
          <table:table-cell office:value-type="string">
            <text:p>https://lh3.googleusercontent.com/AQxeaF0YlyVwyUiDq8bNaVR6DoaY1dVjVmxSimvzfL1k20DoQuUx4yFBjuAWbCev1KT71omuWw7TqpM=w60-h60-l90-rj</text:p>
          </table:table-cell>
          <table:table-cell office:value-type="string">
            <text:p>Tropical Music Hits 2024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ByOu5SN-hvLkhkgwr7yKau4lFHVk6mO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Drill Party</text:p>
          </table:table-cell>
          <table:table-cell office:value-type="string">
            <text:p>12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ByOu5SN-hvLkhkgwr7yKau4lFHVk6mOc</text:p>
          </table:table-cell>
          <table:table-cell office:value-type="string">
            <text:p>https://lh3.googleusercontent.com/AgILPFmmz4aUR0oCYxIK7khLwFs2wcShtx-9TegaXhJ1cleVrk3XMgK2VDhU_C6OoSqT3AA57oipbbRl=w60-h60-l90-rj</text:p>
          </table:table-cell>
          <table:table-cell office:value-type="string">
            <text:p>Turkish Drill Party</text:p>
          </table:table-cell>
          <table:table-cell office:value-type="string">
            <text:p>125 songs</text:p>
          </table:table-cell>
        </table:table-row>
        <table:table-row table:style-name="ro2" table:visibility="filter">
          <table:table-cell office:value-type="string">
            <text:p>https://music.youtube.com/playlist?list=RDCLAK5uy_nHy8cw6a0rx7FosldlxqBf7pnYTiNTQt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Easy EDM Party</text:p>
          </table:table-cell>
          <table:table-cell office:value-type="string">
            <text:p>82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jupWWZNj1Gm6Ydw1jz4G5oneu1UHa6n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Pop Hits 2024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B6tJoV5Jad0LvzVhWWN_XnOZH4iTYSjA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ap Cardio</text:p>
          </table:table-cell>
          <table:table-cell office:value-type="string">
            <text:p>106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DSZdKiitZyHUCkhrcZYfj-gazjV69Ap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DSZdKiitZyHUCkhrcZYfj-gazjV69Ap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DSZdKiitZyHUCkhrcZYfj-gazjV69Ap0</text:p>
          </table:table-cell>
          <table:table-cell office:value-type="string">
            <text:p>https://lh3.googleusercontent.com/IBD9Xa8OZRYmhAtjtJ12xlNodXA0P1ykr3MCJmN9pTmZR78SphiLt6fgtBblauaQRaEdFjuQa94YyYA=w60-h60-l90-rj</text:p>
          </table:table-cell>
          <table:table-cell office:value-type="string">
            <text:p>Turkish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iLVOuCHnbtfW7swwNA8o-LjeiaDXy3x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ap Pioneers</text:p>
          </table:table-cell>
          <table:table-cell office:value-type="string">
            <text:p>5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4Nf66w53gEgzlYDl8qywtm_jOAIXvnr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ap The New Generation</text:p>
          </table:table-cell>
          <table:table-cell office:value-type="string">
            <text:p>52 song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njxR5rjXrJnXFDuxmN6WeI8CWKUpc98D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ock &amp; Indie Hits 2024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mq6KpOULj_9zLh4CH3s9IIT_87Tyf9eI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ock Legends</text:p>
          </table:table-cell>
          <table:table-cell office:value-type="string">
            <text:p>71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kNzoWW0t1-XKu9wVhCr9LupejabDK3jr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Rock Party</text:p>
          </table:table-cell>
          <table:table-cell office:value-type="string">
            <text:p>55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63FFr2xGnXGVPfOWTNtAirWzsmZW_fB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Trap Party</text:p>
          </table:table-cell>
          <table:table-cell office:value-type="string">
            <text:p>98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>
          <table:table-cell office:value-type="string">
            <text:p>https://music.youtube.com/playlist?list=RDCLAK5uy_l63FFr2xGnXGVPfOWTNtAirWzsmZW_fB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kish Trap Party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63FFr2xGnXGVPfOWTNtAirWzsmZW_fBU</text:p>
          </table:table-cell>
          <table:table-cell office:value-type="string">
            <text:p>https://lh3.googleusercontent.com/9gkErLlxapuwqNbN74hqfruV0hNgkxS6rGtCzIBWOc2nMedITBZWRxNiCbypqvsoJxc5fX2axNQ2Gho=w60-h60-l90-rj</text:p>
          </table:table-cell>
          <table:table-cell office:value-type="string">
            <text:p>Turkish Trap Party</text:p>
          </table:table-cell>
          <table:table-cell office:value-type="string">
            <text:p>98 songs</text:p>
          </table:table-cell>
        </table:table-row>
        <table:table-row table:style-name="ro2" table:visibility="filter">
          <table:table-cell office:value-type="string">
            <text:p>https://music.youtube.com/playlist?list=RDCLAK5uy_l3XabTm3_hzKqB9XOpyJj2xYRO597H5e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n Up Time</text:p>
          </table:table-cell>
          <table:table-cell office:value-type="string">
            <text:p>132 songs</text:p>
          </table:table-cell>
        </table:table-row>
        <table:table-row table:style-name="ro2">
          <table:table-cell office:value-type="string">
            <text:p>https://music.youtube.com/playlist?list=RDCLAK5uy_l3XabTm3_hzKqB9XOpyJj2xYRO597H5eE</text:p>
          </table:table-cell>
          <table:table-cell office:value-type="string">
            <text:p>https://lh3.googleusercontent.com/H-qeXdlRVHJjqcmo8iIU1Ww5xNR4DFWx5I__ekjqQ6eXOaWelop34oniKvQUOOrydfAzXknxkKkWUzVx=w60-h60-l90-rj</text:p>
          </table:table-cell>
          <table:table-cell office:value-type="string">
            <text:p>Turn Up Time</text:p>
          </table:table-cell>
          <table:table-cell office:value-type="string">
            <text:p>132 songs</text:p>
          </table:table-cell>
        </table:table-row>
        <table:table-row table:style-name="ro2" table:visibility="filter">
          <table:table-cell office:value-type="string">
            <text:p>https://music.youtube.com/playlist?list=RDCLAK5uy_nQ2lfLMUqjfWhJmIbTIGYGk-DsRajn_b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n Up! Hong Kong Hip-Hop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L9A_iWyUHayr1Xl5ZVwdZEwcOoPxn_o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Turn Up! Mandopop Hip-Hop</text:p>
          </table:table-cell>
          <table:table-cell office:value-type="string">
            <text:p>60 songs</text:p>
          </table:table-cell>
        </table:table-row>
        <table:table-row table:style-name="ro2" table:visibility="filter">
          <table:table-cell office:value-type="string">
            <text:p>https://music.youtube.com/playlist?list=RDCLAK5uy_nN4Hz25joUM1jecdI2GDa3O84uLBx4uy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 R&amp;B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nN4Hz25joUM1jecdI2GDa3O84uLBx4uyY</text:p>
          </table:table-cell>
          <table:table-cell office:value-type="string">
            <text:p>https://lh3.googleusercontent.com/YmjyOwtUB-mRFnGd3hAAoSzvfRwwZntttYlNcsIdHUvef0zjcu6026MKiyJT3hQoP-x764Rx735qP4Ui=w60-h60-l90-rj</text:p>
          </table:table-cell>
          <table:table-cell office:value-type="string">
            <text:p>UK R&amp;B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N4Hz25joUM1jecdI2GDa3O84uLBx4uyY</text:p>
          </table:table-cell>
          <table:table-cell office:value-type="string">
            <text:p>https://lh3.googleusercontent.com/YmjyOwtUB-mRFnGd3hAAoSzvfRwwZntttYlNcsIdHUvef0zjcu6026MKiyJT3hQoP-x764Rx735qP4Ui=w60-h60-l90-rj</text:p>
          </table:table-cell>
          <table:table-cell office:value-type="string">
            <text:p>UK R&amp;B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fgBSVSqqZ19m8nPWzXBT8_IYXy38ZDz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 Rap &amp; Grime Bangers</text:p>
          </table:table-cell>
          <table:table-cell office:value-type="string">
            <text:p>78 songs</text:p>
          </table:table-cell>
        </table:table-row>
        <table:table-row table:style-name="ro2">
          <table:table-cell office:value-type="string">
            <text:p>https://music.youtube.com/playlist?list=RDCLAK5uy_lfgBSVSqqZ19m8nPWzXBT8_IYXy38ZDzs</text:p>
          </table:table-cell>
          <table:table-cell office:value-type="string">
            <text:p>https://lh3.googleusercontent.com/GA_MYcxWcgG0o2uOzxTYlzqmNmSLyJOjKhCzFo1rganduTB-lFbEpM6viXhPeTUM5nHdctQkm25XvS0=w60-h60-l90-rj</text:p>
          </table:table-cell>
          <table:table-cell office:value-type="string">
            <text:p>UK Rap &amp; Grime Bangers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lfgBSVSqqZ19m8nPWzXBT8_IYXy38ZDzs</text:p>
          </table:table-cell>
          <table:table-cell office:value-type="string">
            <text:p>https://lh3.googleusercontent.com/GA_MYcxWcgG0o2uOzxTYlzqmNmSLyJOjKhCzFo1rganduTB-lFbEpM6viXhPeTUM5nHdctQkm25XvS0=w60-h60-l90-rj</text:p>
          </table:table-cell>
          <table:table-cell office:value-type="string">
            <text:p>UK Rap &amp; Grime Bangers</text:p>
          </table:table-cell>
          <table:table-cell office:value-type="string">
            <text:p>78 songs</text:p>
          </table:table-cell>
        </table:table-row>
        <table:table-row table:style-name="ro2" table:visibility="filter">
          <table:table-cell office:value-type="string">
            <text:p>https://music.youtube.com/playlist?list=RDCLAK5uy_k584idxPDzbfe5DaIQH7iya5qFmauC1I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 Rap Hits 2024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k584idxPDzbfe5DaIQH7iya5qFmauC1IM</text:p>
          </table:table-cell>
          <table:table-cell office:value-type="string">
            <text:p>https://lh3.googleusercontent.com/r8v63w_cLDD2EX7HGVTAe90ZQatpvKo9Vry8-voUmDoXklFR-hPotESnas1lV-_jUH5X9eN_0b6AXOM=w60-h60-l90-rj</text:p>
          </table:table-cell>
          <table:table-cell office:value-type="string">
            <text:p>UK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584idxPDzbfe5DaIQH7iya5qFmauC1I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584idxPDzbfe5DaIQH7iya5qFmauC1IM</text:p>
          </table:table-cell>
          <table:table-cell office:value-type="string">
            <text:p>https://lh3.googleusercontent.com/r8v63w_cLDD2EX7HGVTAe90ZQatpvKo9Vry8-voUmDoXklFR-hPotESnas1lV-_jUH5X9eN_0b6AXOM=w60-h60-l90-rj</text:p>
          </table:table-cell>
          <table:table-cell office:value-type="string">
            <text:p>UK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584idxPDzbfe5DaIQH7iya5qFmauC1IM</text:p>
          </table:table-cell>
          <table:table-cell office:value-type="string">
            <text:p>https://lh3.googleusercontent.com/r8v63w_cLDD2EX7HGVTAe90ZQatpvKo9Vry8-voUmDoXklFR-hPotESnas1lV-_jUH5X9eN_0b6AXOM=w60-h60-l90-rj</text:p>
          </table:table-cell>
          <table:table-cell office:value-type="string">
            <text:p>UK Rap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sL3-7KY0LeHykE9eC_-evOsnQ6uc2ky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 Rap Lovers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msL3-7KY0LeHykE9eC_-evOsnQ6uc2ky0</text:p>
          </table:table-cell>
          <table:table-cell office:value-type="string">
            <text:p>https://lh3.googleusercontent.com/YzKQ0AG7qhGMlYnst2QCEehoCQveIrcRxY26fDyw85QcATKRSUK7ta3hdxiiAS0u1LtcPBcGvoYUEw=w60-h60-l90-rj</text:p>
          </table:table-cell>
          <table:table-cell office:value-type="string">
            <text:p>UK Rap Lovers</text:p>
          </table:table-cell>
          <table:table-cell office:value-type="string">
            <text:p>67 songs</text:p>
          </table:table-cell>
        </table:table-row>
        <table:table-row table:style-name="ro2">
          <table:table-cell office:value-type="string">
            <text:p>https://music.youtube.com/playlist?list=RDCLAK5uy_lHiUUBX_lSTd22ATDZV77s6HyL3FunfJA</text:p>
          </table:table-cell>
          <table:table-cell office:value-type="string">
            <text:p>https://lh3.googleusercontent.com/SqMXwqeStnxAZ3K3YScww6w5CX-YDfcTl5lWLhbjlyco51LOdaTX_IBIm_mZsfG1AYJkL9zm7G2Ao3k=w60-h60-l90-rj</text:p>
          </table:table-cell>
          <table:table-cell office:value-type="string">
            <text:p>UK Soul Sisters</text:p>
          </table:table-cell>
          <table:table-cell office:value-type="string">
            <text:p>72 songs</text:p>
          </table:table-cell>
        </table:table-row>
        <table:table-row table:style-name="ro2" table:visibility="filter">
          <table:table-cell office:value-type="string">
            <text:p>https://music.youtube.com/playlist?list=RDCLAK5uy_kZWG3-WcRu1prqBrYdx4QNivO0LW0511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rainian Rock</text:p>
          </table:table-cell>
          <table:table-cell office:value-type="string">
            <text:p>64 songs</text:p>
          </table:table-cell>
        </table:table-row>
        <table:table-row table:style-name="ro2" table:visibility="filter">
          <table:table-cell office:value-type="string">
            <text:p>https://music.youtube.com/playlist?list=RDCLAK5uy_kokCuQn8yREntqCg07KWr-q01wLJgM-50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rainian Rock Ballads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lHvyZXwRwQ09MxfS5Tx-iRZABLyClrl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krainian Romantic Rock</text:p>
          </table:table-cell>
          <table:table-cell office:value-type="string">
            <text:p>57 songs</text:p>
          </table:table-cell>
        </table:table-row>
        <table:table-row table:style-name="ro2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 table:visibility="filter">
          <table:table-cell office:value-type="string">
            <text:p>https://music.youtube.com/playlist?list=RDCLAK5uy_lAk3ThIyciBwAQpwOLa4s6m3DhlOUD0bM</text:p>
          </table:table-cell>
          <table:table-cell office:value-type="string">
            <text:p>https://lh3.googleusercontent.com/jUsp-8xSnF8jFNZW6SElQFWhfNobFoHDim51dXppi3WHwvnISwQSlRCsAmdDdDjDhoKzwCmRYYMLR9w=w60-h60-l90-rj</text:p>
          </table:table-cell>
          <table:table-cell office:value-type="string">
            <text:p>Ultimate '00s Party</text:p>
          </table:table-cell>
          <table:table-cell office:value-type="string">
            <text:p>144 songs</text:p>
          </table:table-cell>
        </table:table-row>
        <table:table-row table:style-name="ro2">
          <table:table-cell office:value-type="string">
            <text:p>https://music.youtube.com/playlist?list=RDCLAK5uy_nvu_HUY0DPNpbB_V0moUfs9s5zABAF8xQ</text:p>
          </table:table-cell>
          <table:table-cell office:value-type="string">
            <text:p>https://lh3.googleusercontent.com/7tSbqacv3mU62Vl9rNBby4IUP6QHDfNygr3rA4_AU2MBS_3g7qI0emJdUPPvQrrT4J_bGQD051osIhw=w60-h60-l90-rj</text:p>
          </table:table-cell>
          <table:table-cell office:value-type="string">
            <text:p>Ultimate '90s Party</text:p>
          </table:table-cell>
          <table:table-cell office:value-type="string">
            <text:p>120 songs</text:p>
          </table:table-cell>
        </table:table-row>
        <table:table-row table:style-name="ro2" table:visibility="filter">
          <table:table-cell office:value-type="string">
            <text:p>https://music.youtube.com/playlist?list=RDCLAK5uy_nvu_HUY0DPNpbB_V0moUfs9s5zABAF8xQ</text:p>
          </table:table-cell>
          <table:table-cell office:value-type="string">
            <text:p>https://lh3.googleusercontent.com/7tSbqacv3mU62Vl9rNBby4IUP6QHDfNygr3rA4_AU2MBS_3g7qI0emJdUPPvQrrT4J_bGQD051osIhw=w60-h60-l90-rj</text:p>
          </table:table-cell>
          <table:table-cell office:value-type="string">
            <text:p>Ultimate '90s Party</text:p>
          </table:table-cell>
          <table:table-cell office:value-type="string">
            <text:p>120 songs</text:p>
          </table:table-cell>
        </table:table-row>
        <table:table-row table:style-name="ro2">
          <table:table-cell office:value-type="string">
            <text:p>https://music.youtube.com/playlist?list=RDCLAK5uy_kGvYC1nmaK7slMDqGDSAE9j3YfEikpRQI</text:p>
          </table:table-cell>
          <table:table-cell office:value-type="string">
            <text:p>https://lh3.googleusercontent.com/B-_juhaqdBH09je-SacL_BdAzBJz1DZEr4rt7xQOU6L61X_vkHNNe6WhQ807ufZAfr3lxUoyKu2YztTQ=w60-h60-l90-rj</text:p>
          </table:table-cell>
          <table:table-cell office:value-type="string">
            <text:p>Ultimate Diva Ballads</text:p>
          </table:table-cell>
          <table:table-cell office:value-type="string">
            <text:p>65 songs</text:p>
          </table:table-cell>
        </table:table-row>
        <table:table-row table:style-name="ro2" table:visibility="filter">
          <table:table-cell office:value-type="string">
            <text:p>https://music.youtube.com/playlist?list=RDCLAK5uy_kGvYC1nmaK7slMDqGDSAE9j3YfEikpRQI</text:p>
          </table:table-cell>
          <table:table-cell office:value-type="string">
            <text:p>https://lh3.googleusercontent.com/B-_juhaqdBH09je-SacL_BdAzBJz1DZEr4rt7xQOU6L61X_vkHNNe6WhQ807ufZAfr3lxUoyKu2YztTQ=w60-h60-l90-rj</text:p>
          </table:table-cell>
          <table:table-cell office:value-type="string">
            <text:p>Ultimate Diva Ballads</text:p>
          </table:table-cell>
          <table:table-cell office:value-type="string">
            <text:p>65 songs</text:p>
          </table:table-cell>
        </table:table-row>
        <table:table-row table:style-name="ro2">
          <table:table-cell office:value-type="string">
            <text:p>https://music.youtube.com/playlist?list=RDCLAK5uy_mAN54iG7e4mH1GxlhPRHopQCW5eXg17LI</text:p>
          </table:table-cell>
          <table:table-cell office:value-type="string">
            <text:p>https://lh3.googleusercontent.com/EkQm5rsRdTaOusP0NmUhluO8C0qqFX0r_-mlnW41qKJQdDVsTX14uLNqwcwM5mg3sn4To36rOcI9DYj2=w60-h60-l90-rj</text:p>
          </table:table-cell>
          <table:table-cell office:value-type="string">
            <text:p>Ultimate Feel-G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mAN54iG7e4mH1GxlhPRHopQCW5eXg17LI</text:p>
          </table:table-cell>
          <table:table-cell office:value-type="string">
            <text:p>https://lh3.googleusercontent.com/EkQm5rsRdTaOusP0NmUhluO8C0qqFX0r_-mlnW41qKJQdDVsTX14uLNqwcwM5mg3sn4To36rOcI9DYj2=w60-h60-l90-rj</text:p>
          </table:table-cell>
          <table:table-cell office:value-type="string">
            <text:p>Ultimate Feel-Good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l5Vk-JYSb0gvaOJREhK5h6kEVVe650Nk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Halloween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5Vk-JYSb0gvaOJREhK5h6kEVVe650Nks</text:p>
          </table:table-cell>
          <table:table-cell office:value-type="string">
            <text:p>https://lh3.googleusercontent.com/7vvEY-pCZ3RBFfP8d0lZAEHv653yOznX2QwOlvqG4689tW8nTwV78zb0_4ojmR0NzGOIpWR6M8zIagY=w60-h60-l90-rj</text:p>
          </table:table-cell>
          <table:table-cell office:value-type="string">
            <text:p>Ultimate Halloween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lV2nSIwNU8070lncN33m1P_VbWwkGKxzE</text:p>
          </table:table-cell>
          <table:table-cell office:value-type="string">
            <text:p>https://lh3.googleusercontent.com/k_PuSWjL9ftHtsP3OUo49hTMyGol7gc65hr-l-asQrfK7_rSlaWb2HsavAbt9AigPlZBiTgKazrs0A=w60-h60-l90-rj</text:p>
          </table:table-cell>
          <table:table-cell office:value-type="string">
            <text:p>Ultimate Happy Songs</text:p>
          </table:table-cell>
          <table:table-cell office:value-type="string">
            <text:p>68 songs</text:p>
          </table:table-cell>
        </table:table-row>
        <table:table-row table:style-name="ro2">
          <table:table-cell office:value-type="string">
            <text:p>https://music.youtube.com/playlist?list=RDCLAK5uy_mdFeaJL-S0sClXygtjtCC1WlP1F0-qRRk</text:p>
          </table:table-cell>
          <table:table-cell office:value-type="string">
            <text:p>https://lh3.googleusercontent.com/Ec9oaPzQ3TafPzGzlE-XtfzTsuXo096vRc80LyS_mwODj9VsDOT99ZUyJonFX5momoir9Ri212F0qLMc=w60-h60-l90-rj</text:p>
          </table:table-cell>
          <table:table-cell office:value-type="string">
            <text:p>Ultimate Hip-Hop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mdFeaJL-S0sClXygtjtCC1WlP1F0-qRRk</text:p>
          </table:table-cell>
          <table:table-cell office:value-type="string">
            <text:p>https://lh3.googleusercontent.com/Ec9oaPzQ3TafPzGzlE-XtfzTsuXo096vRc80LyS_mwODj9VsDOT99ZUyJonFX5momoir9Ri212F0qLMc=w60-h60-l90-rj</text:p>
          </table:table-cell>
          <table:table-cell office:value-type="string">
            <text:p>Ultimate Hip-Hop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mdFeaJL-S0sClXygtjtCC1WlP1F0-qRRk</text:p>
          </table:table-cell>
          <table:table-cell office:value-type="string">
            <text:p>https://lh3.googleusercontent.com/Ec9oaPzQ3TafPzGzlE-XtfzTsuXo096vRc80LyS_mwODj9VsDOT99ZUyJonFX5momoir9Ri212F0qLMc=w60-h60-l90-rj</text:p>
          </table:table-cell>
          <table:table-cell office:value-type="string">
            <text:p>Ultimate Hip-Hop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mdFeaJL-S0sClXygtjtCC1WlP1F0-qRRk</text:p>
          </table:table-cell>
          <table:table-cell office:value-type="string">
            <text:p>https://lh3.googleusercontent.com/Ec9oaPzQ3TafPzGzlE-XtfzTsuXo096vRc80LyS_mwODj9VsDOT99ZUyJonFX5momoir9Ri212F0qLMc=w60-h60-l90-rj</text:p>
          </table:table-cell>
          <table:table-cell office:value-type="string">
            <text:p>Ultimate Hip-Hop Party</text:p>
          </table:table-cell>
          <table:table-cell office:value-type="string">
            <text:p>58 songs</text:p>
          </table:table-cell>
        </table:table-row>
        <table:table-row table:style-name="ro2" table:visibility="filter">
          <table:table-cell office:value-type="string">
            <text:p>https://music.youtube.com/playlist?list=RDCLAK5uy_n_643rOkfKpjugmQW0pKJwfHevuio60Gw</text:p>
          </table:table-cell>
          <table:table-cell office:value-type="string">
            <text:p>https://lh3.googleusercontent.com/IwOWh68N0V-7DAsRG_LukG7_agI_xw4EcaIsUt3WiHF2xYMyYtyICbsl9pVSzrkj8Y-SiWb4y6eN7jA=w60-h60-l90-rj</text:p>
          </table:table-cell>
          <table:table-cell office:value-type="string">
            <text:p>Ultimate Holi Mix</text:p>
          </table:table-cell>
          <table:table-cell office:value-type="string">
            <text:p>71 songs</text:p>
          </table:table-cell>
        </table:table-row>
        <table:table-row table:style-name="ro2" table:visibility="filter">
          <table:table-cell office:value-type="string">
            <text:p>https://music.youtube.com/playlist?list=RDCLAK5uy_n_643rOkfKpjugmQW0pKJwfHevuio60Gw</text:p>
          </table:table-cell>
          <table:table-cell office:value-type="string">
            <text:p>https://lh3.googleusercontent.com/IwOWh68N0V-7DAsRG_LukG7_agI_xw4EcaIsUt3WiHF2xYMyYtyICbsl9pVSzrkj8Y-SiWb4y6eN7jA=w60-h60-l90-rj</text:p>
          </table:table-cell>
          <table:table-cell office:value-type="string">
            <text:p>Ultimate Holi Mix</text:p>
          </table:table-cell>
          <table:table-cell office:value-type="string">
            <text:p>71 songs</text:p>
          </table:table-cell>
        </table:table-row>
        <table:table-row table:style-name="ro2">
          <table:table-cell office:value-type="string">
            <text:p>https://music.youtube.com/playlist?list=RDCLAK5uy_kW-moSFMAFOKAIVYn9IDrZKWEJA3cP9UU</text:p>
          </table:table-cell>
          <table:table-cell office:value-type="string">
            <text:p>https://lh3.googleusercontent.com/1XaqYrvh63qNMM2j4XmsNjteKD5uAT6rrF5LWrOaR9Wh-n5zqli2rc0XKCOQYmgPBXahxGuyFjlkVg=w60-h60-l90-rj</text:p>
          </table:table-cell>
          <table:table-cell office:value-type="string">
            <text:p>Ultimate Love Songs</text:p>
          </table:table-cell>
          <table:table-cell office:value-type="string">
            <text:p>90 songs</text:p>
          </table:table-cell>
        </table:table-row>
        <table:table-row table:style-name="ro2" table:visibility="filter">
          <table:table-cell office:value-type="string">
            <text:p>https://music.youtube.com/playlist?list=RDCLAK5uy_mUjM-lpnL0ySuA1bG9WGHOXS5V1f9CSjI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New Year's Eve</text:p>
          </table:table-cell>
          <table:table-cell office:value-type="string">
            <text:p>107 songs</text:p>
          </table:table-cell>
        </table:table-row>
        <table:table-row table:style-name="ro2">
          <table:table-cell office:value-type="string">
            <text:p>https://music.youtube.com/playlist?list=RDCLAK5uy_mUjM-lpnL0ySuA1bG9WGHOXS5V1f9CSjI</text:p>
          </table:table-cell>
          <table:table-cell office:value-type="string">
            <text:p>https://lh3.googleusercontent.com/iCqgsgdZLN3Gc05RwcE9LNtFa_2bjbbqf_xZigoBKjc1lfmnnsSFfuOC12mL2vvQDHnLqgFB1x85GVQ=w60-h60-l90-rj</text:p>
          </table:table-cell>
          <table:table-cell office:value-type="string">
            <text:p>Ultimate New Year's Eve</text:p>
          </table:table-cell>
          <table:table-cell office:value-type="string">
            <text:p>107 songs</text:p>
          </table:table-cell>
        </table:table-row>
        <table:table-row table:style-name="ro2" table:visibility="filter">
          <table:table-cell office:value-type="string">
            <text:p>https://music.youtube.com/playlist?list=RDCLAK5uy_mUjM-lpnL0ySuA1bG9WGHOXS5V1f9CSjI</text:p>
          </table:table-cell>
          <table:table-cell office:value-type="string">
            <text:p>https://lh3.googleusercontent.com/iCqgsgdZLN3Gc05RwcE9LNtFa_2bjbbqf_xZigoBKjc1lfmnnsSFfuOC12mL2vvQDHnLqgFB1x85GVQ=w60-h60-l90-rj</text:p>
          </table:table-cell>
          <table:table-cell office:value-type="string">
            <text:p>Ultimate New Year's Eve</text:p>
          </table:table-cell>
          <table:table-cell office:value-type="string">
            <text:p>107 songs</text:p>
          </table:table-cell>
        </table:table-row>
        <table:table-row table:style-name="ro2">
          <table:table-cell office:value-type="string">
            <text:p>https://music.youtube.com/playlist?list=RDCLAK5uy_k-gkjUlx_6wVmH1Kd-PdbQyZ2lz-4a2WI</text:p>
          </table:table-cell>
          <table:table-cell office:value-type="string">
            <text:p>https://lh3.googleusercontent.com/Kv5wirj2x4vZXaew3eAHBu5c9mUqoYWcUxjkFRS-8OOv6HNQNdJMOUMW0ky2GGfyPLjjEwhuOZbcYj4=w60-h60-l90-rj</text:p>
          </table:table-cell>
          <table:table-cell office:value-type="string">
            <text:p>Ultimate New Year's Eve Hits</text:p>
          </table:table-cell>
          <table:table-cell office:value-type="string">
            <text:p>110 songs</text:p>
          </table:table-cell>
        </table:table-row>
        <table:table-row table:style-name="ro2" table:visibility="filter">
          <table:table-cell office:value-type="string">
            <text:p>https://music.youtube.com/playlist?list=RDCLAK5uy_nG4p6ReP1bUQMziVrlScqMmElbc7ZqSfk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St. Patrick's Day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nG4p6ReP1bUQMziVrlScqMmElbc7ZqSfk</text:p>
          </table:table-cell>
          <table:table-cell office:value-type="string">
            <text:p>https://lh3.googleusercontent.com/bxwoaA5mID1rPxbUQ2sB3khhovbvTh_Qe2mGxjJpIXZMwYEvJ2B1Z7-fVBGIB0CZGtZOvN2548ionaV1=w60-h60-l90-rj</text:p>
          </table:table-cell>
          <table:table-cell office:value-type="string">
            <text:p>Ultimate St. Patrick's Day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G4p6ReP1bUQMziVrlScqMmElbc7ZqSfk</text:p>
          </table:table-cell>
          <table:table-cell office:value-type="string">
            <text:p>https://lh3.googleusercontent.com/bxwoaA5mID1rPxbUQ2sB3khhovbvTh_Qe2mGxjJpIXZMwYEvJ2B1Z7-fVBGIB0CZGtZOvN2548ionaV1=w60-h60-l90-rj</text:p>
          </table:table-cell>
          <table:table-cell office:value-type="string">
            <text:p>Ultimate St. Patrick's Day</text:p>
          </table:table-cell>
          <table:table-cell office:value-type="string">
            <text:p>55 songs</text:p>
          </table:table-cell>
        </table:table-row>
        <table:table-row table:style-name="ro2" table:visibility="filter">
          <table:table-cell office:value-type="string">
            <text:p>https://music.youtube.com/playlist?list=RDCLAK5uy_nG4p6ReP1bUQMziVrlScqMmElbc7ZqSfk</text:p>
          </table:table-cell>
          <table:table-cell office:value-type="string">
            <text:p>https://lh3.googleusercontent.com/bxwoaA5mID1rPxbUQ2sB3khhovbvTh_Qe2mGxjJpIXZMwYEvJ2B1Z7-fVBGIB0CZGtZOvN2548ionaV1=w60-h60-l90-rj</text:p>
          </table:table-cell>
          <table:table-cell office:value-type="string">
            <text:p>Ultimate St. Patrick's Day</text:p>
          </table:table-cell>
          <table:table-cell office:value-type="string">
            <text:p>55 songs</text:p>
          </table:table-cell>
        </table:table-row>
        <table:table-row table:style-name="ro2">
          <table:table-cell office:value-type="string">
            <text:p>https://music.youtube.com/playlist?list=RDCLAK5uy_kw0KKFigHlRE1sM0v0n-JjOCZa4mZW8SU</text:p>
          </table:table-cell>
          <table:table-cell office:value-type="string">
            <text:p>https://lh3.googleusercontent.com/Gp5nPJUAIJafm_aaXxEC_xJwzJUiq9rNgyezNlOv-LjoibwBHRQ1Yyq9-L53wUwIN0YEO6dXeGY_CLE=w60-h60-l90-rj</text:p>
          </table:table-cell>
          <table:table-cell office:value-type="string">
            <text:p>Ultimate Summer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w0KKFigHlRE1sM0v0n-JjOCZa4mZW8S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Summer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w0KKFigHlRE1sM0v0n-JjOCZa4mZW8SU</text:p>
          </table:table-cell>
          <table:table-cell office:value-type="string">
            <text:p>https://lh3.googleusercontent.com/Gp5nPJUAIJafm_aaXxEC_xJwzJUiq9rNgyezNlOv-LjoibwBHRQ1Yyq9-L53wUwIN0YEO6dXeGY_CLE=w60-h60-l90-rj</text:p>
          </table:table-cell>
          <table:table-cell office:value-type="string">
            <text:p>Ultimate Summer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w0KKFigHlRE1sM0v0n-JjOCZa4mZW8SU</text:p>
          </table:table-cell>
          <table:table-cell office:value-type="string">
            <text:p>https://lh3.googleusercontent.com/Gp5nPJUAIJafm_aaXxEC_xJwzJUiq9rNgyezNlOv-LjoibwBHRQ1Yyq9-L53wUwIN0YEO6dXeGY_CLE=w60-h60-l90-rj</text:p>
          </table:table-cell>
          <table:table-cell office:value-type="string">
            <text:p>Ultimate Summer Hit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kARjHJyNbGSYZZ_YHvXPP0wR3s1nrBiI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imate Turkish Pop Hits</text:p>
          </table:table-cell>
          <table:table-cell office:value-type="string">
            <text:p>100 songs</text:p>
          </table:table-cell>
        </table:table-row>
        <table:table-row table:style-name="ro2" table:visibility="filter">
          <table:table-cell office:value-type="string">
            <text:p>https://music.youtube.com/playlist?list=RDCLAK5uy_nfjzC9YC1NVPPZHvdoAtKVBOILMDOuxOs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ltra Music Festival 2024 Lineup</text:p>
          </table:table-cell>
          <table:table-cell office:value-type="string">
            <text:p>226 songs</text:p>
          </table:table-cell>
        </table:table-row>
        <table:table-row table:style-name="ro2">
          <table:table-cell office:value-type="string">
            <text:p>https://music.youtube.com/playlist?list=RDCLAK5uy_nfjzC9YC1NVPPZHvdoAtKVBOILMDOuxOs</text:p>
          </table:table-cell>
          <table:table-cell office:value-type="string">
            <text:p>https://lh3.googleusercontent.com/zSyyDDO-AO3o6gkveVJiQyQwxrgYyEJWgZpsh_xmlJlzln2Dhzyj5iKttHp1vfU3KKrO_hdES_cXQlA=w60-h60-l90-rj</text:p>
          </table:table-cell>
          <table:table-cell office:value-type="string">
            <text:p>Ultra Music Festival 2024 Lineup</text:p>
          </table:table-cell>
          <table:table-cell office:value-type="string">
            <text:p>226 songs</text:p>
          </table:table-cell>
        </table:table-row>
        <table:table-row table:style-name="ro2" table:visibility="filter">
          <table:table-cell office:value-type="string">
            <text:p>https://music.youtube.com/playlist?list=RDCLAK5uy_nfjzC9YC1NVPPZHvdoAtKVBOILMDOuxOs</text:p>
          </table:table-cell>
          <table:table-cell office:value-type="string">
            <text:p>https://lh3.googleusercontent.com/zSyyDDO-AO3o6gkveVJiQyQwxrgYyEJWgZpsh_xmlJlzln2Dhzyj5iKttHp1vfU3KKrO_hdES_cXQlA=w60-h60-l90-rj</text:p>
          </table:table-cell>
          <table:table-cell office:value-type="string">
            <text:p>Ultra Music Festival 2024 Lineup</text:p>
          </table:table-cell>
          <table:table-cell office:value-type="string">
            <text:p>226 songs</text:p>
          </table:table-cell>
        </table:table-row>
        <table:table-row table:style-name="ro2" table:visibility="filter">
          <table:table-cell office:value-type="string">
            <text:p>https://music.youtube.com/playlist?list=RDCLAK5uy_ntIE9b2pz2SvPq_Ky2l_M4pBK5Bsv1quM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nderground Dance Party</text:p>
          </table:table-cell>
          <table:table-cell office:value-type="string">
            <text:p>209 songs</text:p>
          </table:table-cell>
        </table:table-row>
        <table:table-row table:style-name="ro2">
          <table:table-cell office:value-type="string">
            <text:p>https://music.youtube.com/playlist?list=RDCLAK5uy_ntIE9b2pz2SvPq_Ky2l_M4pBK5Bsv1quM</text:p>
          </table:table-cell>
          <table:table-cell office:value-type="string">
            <text:p>https://lh3.googleusercontent.com/QifJFogJ9HECBE-MYwllOlbzgDwxYoFORKR4F2hkoLiBZh3JiAzkNTC72kk2yv4oyNe4Zeq9a2ncKrM=w60-h60-l90-rj</text:p>
          </table:table-cell>
          <table:table-cell office:value-type="string">
            <text:p>Underground Dance Party</text:p>
          </table:table-cell>
          <table:table-cell office:value-type="string">
            <text:p>209 songs</text:p>
          </table:table-cell>
        </table:table-row>
        <table:table-row table:style-name="ro2" table:visibility="filter">
          <table:table-cell office:value-type="string">
            <text:p>https://music.youtube.com/playlist?list=RDCLAK5uy_mk6FCBl094c5801bL5c0BU3mR5TqbrND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nplugged Best Of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mk6FCBl094c5801bL5c0BU3mR5TqbrNDc</text:p>
          </table:table-cell>
          <table:table-cell office:value-type="string">
            <text:p>https://lh3.googleusercontent.com/9s7cuGfSHPuIUOk140lo8gZLFHHNON4AVX965NYq-LM9uAp_Bo5JU7dWW3rXLT8cQObPAH9HZP60TwXk=w60-h60-l90-rj</text:p>
          </table:table-cell>
          <table:table-cell office:value-type="string">
            <text:p>Unplugged Best Of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k6FCBl094c5801bL5c0BU3mR5TqbrNDc</text:p>
          </table:table-cell>
          <table:table-cell office:value-type="string">
            <text:p>https://lh3.googleusercontent.com/9s7cuGfSHPuIUOk140lo8gZLFHHNON4AVX965NYq-LM9uAp_Bo5JU7dWW3rXLT8cQObPAH9HZP60TwXk=w60-h60-l90-rj</text:p>
          </table:table-cell>
          <table:table-cell office:value-type="string">
            <text:p>Unplugged Best Of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k6FCBl094c5801bL5c0BU3mR5TqbrND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nplugged Best Of</text:p>
          </table:table-cell>
          <table:table-cell office:value-type="string">
            <text:p>75 songs</text:p>
          </table:table-cell>
        </table:table-row>
        <table:table-row table:style-name="ro2" table:visibility="filter">
          <table:table-cell office:value-type="string">
            <text:p>https://music.youtube.com/playlist?list=RDCLAK5uy_mk6FCBl094c5801bL5c0BU3mR5TqbrNDc</text:p>
          </table:table-cell>
          <table:table-cell office:value-type="string">
            <text:p>https://lh3.googleusercontent.com/9s7cuGfSHPuIUOk140lo8gZLFHHNON4AVX965NYq-LM9uAp_Bo5JU7dWW3rXLT8cQObPAH9HZP60TwXk=w60-h60-l90-rj</text:p>
          </table:table-cell>
          <table:table-cell office:value-type="string">
            <text:p>Unplugged Best Of</text:p>
          </table:table-cell>
          <table:table-cell office:value-type="string">
            <text:p>75 songs</text:p>
          </table:table-cell>
        </table:table-row>
        <table:table-row table:style-name="ro2">
          <table:table-cell office:value-type="string">
            <text:p>https://music.youtube.com/playlist?list=RDCLAK5uy_km8O-Ih1wUwDSDLdsobHb0PURoU136_5Q</text:p>
          </table:table-cell>
          <table:table-cell office:value-type="string">
            <text:p>https://lh3.googleusercontent.com/hTLQYeo48l9a7l49f1_IhA04cgupRbx5W-Njt6wYAT4rwel1AO6HRh-zaZKmc_1Gpqc1m2vNtlJmMHA=w60-h60-l90-rj</text:p>
          </table:table-cell>
          <table:table-cell office:value-type="string">
            <text:p>Unstoppable Rock Anthem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lDY7hNEw1HhYRFf3V_IlAZhgusZgEFQMw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pbeat Marathi</text:p>
          </table:table-cell>
          <table:table-cell office:value-type="string">
            <text:p>20 songs</text:p>
          </table:table-cell>
        </table:table-row>
        <table:table-row table:style-name="ro2" table:visibility="filter">
          <table:table-cell office:value-type="string">
            <text:p>https://music.youtube.com/playlist?list=RDCLAK5uy_lDY7hNEw1HhYRFf3V_IlAZhgusZgEFQMw</text:p>
          </table:table-cell>
          <table:table-cell office:value-type="string">
            <text:p>https://lh3.googleusercontent.com/CAEmq2CppSLBYPbSQTAPNAh7a7U5SBzhZEEY18YTH9Q-_szRwioAXiiWTUaVjbNmKW1zopq2RdIXiqg=w60-h60-l90-rj</text:p>
          </table:table-cell>
          <table:table-cell office:value-type="string">
            <text:p>Upbeat Marathi</text:p>
          </table:table-cell>
          <table:table-cell office:value-type="string">
            <text:p>20 songs</text:p>
          </table:table-cell>
        </table:table-row>
        <table:table-row table:style-name="ro2" table:visibility="filter">
          <table:table-cell office:value-type="string">
            <text:p>https://music.youtube.com/playlist?list=RDCLAK5uy_m6wYdDLXT0HjxEx2gea9cpsjc4l3P-cV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rban Pop Hits</text:p>
          </table:table-cell>
          <table:table-cell office:value-type="string">
            <text:p>50 songs</text:p>
          </table:table-cell>
        </table:table-row>
        <table:table-row table:style-name="ro2">
          <table:table-cell office:value-type="string">
            <text:p>https://music.youtube.com/playlist?list=RDCLAK5uy_m6wYdDLXT0HjxEx2gea9cpsjc4l3P-cVc</text:p>
          </table:table-cell>
          <table:table-cell office:value-type="string">
            <text:p>https://lh3.googleusercontent.com/lMNOhpzdeRXdZIywWy4Jp5cbyEy0tAOdvcYCHMflXoSjbsTcoG2BnBlhOydAQDgijqQMs6lnPpPROB8=w60-h60-l90-rj</text:p>
          </table:table-cell>
          <table:table-cell office:value-type="string">
            <text:p>Urban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6wYdDLXT0HjxEx2gea9cpsjc4l3P-cVc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Urban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m6wYdDLXT0HjxEx2gea9cpsjc4l3P-cVc</text:p>
          </table:table-cell>
          <table:table-cell office:value-type="string">
            <text:p>https://lh3.googleusercontent.com/lMNOhpzdeRXdZIywWy4Jp5cbyEy0tAOdvcYCHMflXoSjbsTcoG2BnBlhOydAQDgijqQMs6lnPpPROB8=w60-h60-l90-rj</text:p>
          </table:table-cell>
          <table:table-cell office:value-type="string">
            <text:p>Urban Pop Hit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nP6Ndn9aGujCgif2tQNlsKotyiO6YLP68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Vocaloid Hits 2024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k-d1uyw-XSYfPS4vWLWPP0Oh5srgoYZsg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Voices of the Strees</text:p>
          </table:table-cell>
          <table:table-cell office:value-type="string">
            <text:p>80 songs</text:p>
          </table:table-cell>
        </table:table-row>
        <table:table-row table:style-name="ro2" table:visibility="filter">
          <table:table-cell office:value-type="string">
            <text:p>https://music.youtube.com/playlist?list=RDCLAK5uy_n3rFQJnhQR59naMK9w-UkDN_gHRyATJzY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We Rap More Mellow</text:p>
          </table:table-cell>
          <table:table-cell office:value-type="string">
            <text:p>48 songs</text:p>
          </table:table-cell>
        </table:table-row>
        <table:table-row table:style-name="ro2" table:visibility="filter">
          <table:table-cell office:value-type="string">
            <text:p>https://music.youtube.com/playlist?list=RDCLAK5uy_mJmSiXouZgK8vArHMJaZeftLWkW58z6ho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West Coast Rap Renaissance</text:p>
          </table:table-cell>
          <table:table-cell office:value-type="string">
            <text:p>166 songs</text:p>
          </table:table-cell>
        </table:table-row>
        <table:table-row table:style-name="ro2">
          <table:table-cell office:value-type="string">
            <text:p>https://music.youtube.com/playlist?list=RDCLAK5uy_mJmSiXouZgK8vArHMJaZeftLWkW58z6ho</text:p>
          </table:table-cell>
          <table:table-cell office:value-type="string">
            <text:p>https://lh3.googleusercontent.com/vYrYsXkrFwxNY9sGMFwbgAP4rWzt6nnzf4a3rd0iWTjfTi2kzK-PyTu8OifH4yStRUKHML7jLDluloWp=w60-h60-l90-rj</text:p>
          </table:table-cell>
          <table:table-cell office:value-type="string">
            <text:p>West Coast Rap Renaissance</text:p>
          </table:table-cell>
          <table:table-cell office:value-type="string">
            <text:p>166 songs</text:p>
          </table:table-cell>
        </table:table-row>
        <table:table-row table:style-name="ro2" table:visibility="filter">
          <table:table-cell office:value-type="string">
            <text:p>https://music.youtube.com/playlist?list=RDCLAK5uy_nDAqZrDWNAYoTP5ZXQsEczgD2upB_MA04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West Coast Summer</text:p>
          </table:table-cell>
          <table:table-cell office:value-type="string">
            <text:p>59 songs</text:p>
          </table:table-cell>
        </table:table-row>
        <table:table-row table:style-name="ro2">
          <table:table-cell office:value-type="string">
            <text:p>https://music.youtube.com/playlist?list=RDCLAK5uy_nDAqZrDWNAYoTP5ZXQsEczgD2upB_MA04</text:p>
          </table:table-cell>
          <table:table-cell office:value-type="string">
            <text:p>https://lh3.googleusercontent.com/MfMX6stLQUw9YXqJN3vQMCJyyFF9A-VTXDYWHVRnJr_sv33EzOKQnfYZDWIosltaSA--Ceh-zHU8d12e=w60-h60-l90-rj</text:p>
          </table:table-cell>
          <table:table-cell office:value-type="string">
            <text:p>West Coast Summer</text:p>
          </table:table-cell>
          <table:table-cell office:value-type="string">
            <text:p>59 songs</text:p>
          </table:table-cell>
        </table:table-row>
        <table:table-row table:style-name="ro2">
          <table:table-cell office:value-type="string">
            <text:p>https://music.youtube.com/playlist?list=RDCLAK5uy_mItjo5v7FEAngOlR08hW5s5TtIwfrexxY</text:p>
          </table:table-cell>
          <table:table-cell office:value-type="string">
            <text:p>https://lh3.googleusercontent.com/H9tmzC7hgW1ZZ5Qj2lgAVcbhK-rAozuFUaO743UiZEGGo6neEBKuRV0WT1zfghkiPAXHrIL4zmZpo84=w60-h60-l90-rj</text:p>
          </table:table-cell>
          <table:table-cell office:value-type="string">
            <text:p>Winter Pop Classics</text:p>
          </table:table-cell>
          <table:table-cell office:value-type="string">
            <text:p>50 songs</text:p>
          </table:table-cell>
        </table:table-row>
        <table:table-row table:style-name="ro2" table:visibility="filter">
          <table:table-cell office:value-type="string">
            <text:p>https://music.youtube.com/playlist?list=RDCLAK5uy_lRZPrRiskUd_P0ld4JdIZNxOmqFVWOZIU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Yacht Rock Classic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lRZPrRiskUd_P0ld4JdIZNxOmqFVWOZIU</text:p>
          </table:table-cell>
          <table:table-cell office:value-type="string">
            <text:p>https://lh3.googleusercontent.com/PkxHm9XmdLDyWZ-jGGfs6NS7JTaTs8vS4XtKXlLDIudIJ6MtIFdTv1H-CCG2y-httcq7F9zFjY57kODU=w60-h60-l90-rj</text:p>
          </table:table-cell>
          <table:table-cell office:value-type="string">
            <text:p>Yacht Rock Classics</text:p>
          </table:table-cell>
          <table:table-cell office:value-type="string">
            <text:p>100 songs</text:p>
          </table:table-cell>
        </table:table-row>
        <table:table-row table:style-name="ro2">
          <table:table-cell office:value-type="string">
            <text:p>https://music.youtube.com/playlist?list=RDCLAK5uy_n1quIxbUdCfJDCklZQxyss75yUKLp1oMQ</text:p>
          </table:table-cell>
          <table:table-cell office:value-type="string">
            <text:p>https://lh3.googleusercontent.com/fhvzmvqHHnJ5im2aQhiMvmT-2Wa1QMTxrbIX-HTe1uFHCmdgwDmUYZVn_hwdHdqPyKDKG1v9LWCF4sQ=w60-h60-l90-rj</text:p>
          </table:table-cell>
          <table:table-cell office:value-type="string">
            <text:p>Your New Alternative</text:p>
          </table:table-cell>
          <table:table-cell office:value-type="string">
            <text:p>106 songs</text:p>
          </table:table-cell>
        </table:table-row>
        <table:table-row table:style-name="ro3" table:visibility="filter">
          <table:table-cell office:value-type="string">
            <text:p>https://music.youtube.com/playlist?list=RDCLAK5uy_nfFpW0kcdCmKFGMvORFMSqQG4QAXB2YXE</text:p>
          </table:table-cell>
          <table:table-cell office:value-type="string">
            <text:p>data:image/gif;base64,R0lGODlhAQABAIAAAAAAAP///yH5BAEAAAAALAAAAAABAAEAAAIBRAA7</text:p>
          </table:table-cell>
          <table:table-cell office:value-type="string">
            <text:p>عربي RAP</text:p>
          </table:table-cell>
          <table:table-cell office:value-type="string">
            <text:p>50 songs</text:p>
          </table:table-cell>
        </table:table-row>
        <table:table-row table:style-name="ro2">
          <table:table-cell table:number-columns-repeated="4"/>
        </table:table-row>
        <table:table-row table:style-name="ro2" table:visibility="filter" table:number-rows-repeated="18">
          <table:table-cell table:number-columns-repeated="4"/>
        </table:table-row>
        <table:table-row table:style-name="ro2" table:visibility="filter">
          <table:table-cell table:number-columns-repeated="4"/>
        </table:table-row>
      </table:table>
      <table:table table:name="Youtube Music &quot;Presenting&quot; ARTISTS" table:style-name="ta1" table:print="false">
        <table:table-column table:style-name="co6" table:default-cell-style-name="Default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7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7" table:number-columns-repeated="1016" table:default-cell-style-name="Default"/>
        <table:table-row table:style-name="ro4">
          <table:table-cell table:style-name="ce1" office:value-type="string">
            <text:p>YT_ARTIST_PLAYLIST_ID</text:p>
          </table:table-cell>
          <table:table-cell table:style-name="ce2" office:value-type="string">
            <text:p>ARTIST_THUMBNAIL</text:p>
          </table:table-cell>
          <table:table-cell table:style-name="ce3" office:value-type="string">
            <text:p>ARTIST_NAME</text:p>
          </table:table-cell>
          <table:table-cell table:style-name="ce3" office:value-type="string">
            <text:p>SONG_COUNT</text:p>
          </table:table-cell>
          <table:table-cell table:style-name="ce6" office:value-type="string">
            <text:p>CLEANED_PLAYLIST_ID</text:p>
          </table:table-cell>
          <table:table-cell table:style-name="ce7" office:value-type="string">
            <text:p>CLEANED_SONG_COUNT</text:p>
          </table:table-cell>
          <table:table-cell table:style-name="ce6" office:value-type="string">
            <text:p>CLEANED_ARTIST_NAME</text:p>
          </table:table-cell>
          <table:table-cell table:style-name="ce6" office:value-type="string">
            <text:p>CLEANED_ARTIST_THUMBNAIL</text:p>
          </table:table-cell>
          <table:table-cell table:style-name="ce6" office:value-type="string">
            <text:p>X_HIDE_ARTIST</text:p>
          </table:table-cell>
          <table:table-cell table:style-name="ce9" table:number-columns-repeated="1014"/>
          <table:table-cell/>
        </table:table-row>
        <table:table-row table:style-name="ro2">
          <table:table-cell office:value-type="string">
            <text:p>https://music.youtube.com/playlist?list=RDCLAK5uy_mdxgWp2w5Wy0XDnxnhZKgoTs9t-yeZ1vg</text:p>
          </table:table-cell>
          <table:table-cell office:value-type="string">
            <text:p>https://lh3.googleusercontent.com/oLtcqDA_ZCCUSEDbrMPlnSnpXJFCuS2hNU5R4_KrB3ShHvsPtXcCVEyWbfgiPFDJzyGb8WBXLWDTV0g=w60-h60-l90-rj</text:p>
          </table:table-cell>
          <table:table-cell office:value-type="string">
            <text:p>Presenting (G)I-DLE</text:p>
          </table:table-cell>
          <table:table-cell office:value-type="string">
            <text:p>90 songs</text:p>
          </table:table-cell>
          <table:table-cell table:formula="of:=RIGHT([.A2];LEN([.A2])-SEARCH(&quot;=&quot;;[.A2]))" office:value-type="string" office:string-value="RDCLAK5uy_mdxgWp2w5Wy0XDnxnhZKgoTs9t-yeZ1vg">
            <text:p>RDCLAK5uy_mdxgWp2w5Wy0XDnxnhZKgoTs9t-yeZ1vg</text:p>
          </table:table-cell>
          <table:table-cell table:style-name="ce8" table:formula="of:=ABS(LEFT([.D2] ;LEN([.D2])-6))" office:value-type="float" office:value="90">
            <text:p>90</text:p>
          </table:table-cell>
          <table:table-cell table:formula="of:=PROPER(RIGHT([.C2];LEN([.C2])-SEARCH(&quot; &quot;;[.C2])))" office:value-type="string" office:string-value="(G)I-Dle">
            <text:p>(G)I-Dl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QXaXben_Z67CpBXYALSWXlKoFXArbF2Q</text:p>
          </table:table-cell>
          <table:table-cell table:style-name="Default" office:value-type="string">
            <text:p>https://lh3.googleusercontent.com/H8GvvG5ATlvFS_MLlBO9rKGDo1PWtR4PP3F4wy46r8u3dq8cHhczIV333eNuCUErgv8lJ3D7LEcTyxg=w60-h60-l90-rj</text:p>
          </table:table-cell>
          <table:table-cell table:style-name="Default" office:value-type="string">
            <text:p>Presenting *NSYNC</text:p>
          </table:table-cell>
          <table:table-cell table:style-name="Default" office:value-type="string">
            <text:p>15 songs</text:p>
          </table:table-cell>
          <table:table-cell table:formula="of:=RIGHT([.A3];LEN([.A3])-SEARCH(&quot;=&quot;;[.A3]))" office:value-type="string" office:string-value="RDCLAK5uy_lQXaXben_Z67CpBXYALSWXlKoFXArbF2Q">
            <text:p>RDCLAK5uy_lQXaXben_Z67CpBXYALSWXlKoFXArbF2Q</text:p>
          </table:table-cell>
          <table:table-cell table:style-name="ce8" table:formula="of:=ABS(LEFT([.D3] ;LEN([.D3])-6))" office:value-type="float" office:value="15">
            <text:p>15</text:p>
          </table:table-cell>
          <table:table-cell table:formula="of:=PROPER(RIGHT([.C3];LEN([.C3])-SEARCH(&quot; &quot;;[.C3])))" office:value-type="string" office:string-value="*Nsync">
            <text:p>*Nsync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DVDFlq0m3Z3yx_6A9UtsZOb9ERSLNu0E</text:p>
          </table:table-cell>
          <table:table-cell table:style-name="Default" office:value-type="string">
            <text:p>https://lh3.googleusercontent.com/NYQ0rUenKGB9ew-asygtAe91q47T76KkOcBhqJt-Gxa7qPBBmSKHngSRh-tqpguCn-fDNq9yYadiceo=w60-h60-l90-rj</text:p>
          </table:table-cell>
          <table:table-cell table:style-name="Default" office:value-type="string">
            <text:p>Presenting ¥ellow Bucks</text:p>
          </table:table-cell>
          <table:table-cell table:style-name="Default" office:value-type="string">
            <text:p>24 songs</text:p>
          </table:table-cell>
          <table:table-cell table:formula="of:=RIGHT([.A4];LEN([.A4])-SEARCH(&quot;=&quot;;[.A4]))" office:value-type="string" office:string-value="RDCLAK5uy_lDVDFlq0m3Z3yx_6A9UtsZOb9ERSLNu0E">
            <text:p>RDCLAK5uy_lDVDFlq0m3Z3yx_6A9UtsZOb9ERSLNu0E</text:p>
          </table:table-cell>
          <table:table-cell table:style-name="ce8" table:formula="of:=ABS(LEFT([.D4] ;LEN([.D4])-6))" office:value-type="float" office:value="24">
            <text:p>24</text:p>
          </table:table-cell>
          <table:table-cell table:formula="of:=PROPER(RIGHT([.C4];LEN([.C4])-SEARCH(&quot; &quot;;[.C4])))" office:value-type="string" office:string-value="¥Ellow Bucks">
            <text:p>¥Ellow Buck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4WjVuMPUBrJBQJxzsMG2i5N07rjIeDjs</text:p>
          </table:table-cell>
          <table:table-cell office:value-type="string">
            <text:p>https://lh3.googleusercontent.com/Kh1AWZUvMIGIJ5chgTS3VLGH26H2qyIZq7UWAe9K20eub6sVJ7b2sHgXDkPD1Cb400gg6i4VyTHECiU=w60-h60-l90-rj</text:p>
          </table:table-cell>
          <table:table-cell office:value-type="string">
            <text:p>Presenting 10-FEET</text:p>
          </table:table-cell>
          <table:table-cell office:value-type="string">
            <text:p>26 songs</text:p>
          </table:table-cell>
          <table:table-cell table:formula="of:=RIGHT([.A5];LEN([.A5])-SEARCH(&quot;=&quot;;[.A5]))" office:value-type="string" office:string-value="RDCLAK5uy_n4WjVuMPUBrJBQJxzsMG2i5N07rjIeDjs">
            <text:p>RDCLAK5uy_n4WjVuMPUBrJBQJxzsMG2i5N07rjIeDjs</text:p>
          </table:table-cell>
          <table:table-cell table:style-name="ce8" table:formula="of:=ABS(LEFT([.D5] ;LEN([.D5])-6))" office:value-type="float" office:value="26">
            <text:p>26</text:p>
          </table:table-cell>
          <table:table-cell table:formula="of:=PROPER(RIGHT([.C5];LEN([.C5])-SEARCH(&quot; &quot;;[.C5])))" office:value-type="string" office:string-value="10-Feet">
            <text:p>10-Feet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82j3-rRxjgeJtGJ5RfuzUCjD0XSpIF6Q</text:p>
          </table:table-cell>
          <table:table-cell table:style-name="Default" office:value-type="string">
            <text:p>https://lh3.googleusercontent.com/u7ePOaCRyg6uB0wVU_wlIxQzcUNnRLiHh1r7s5saefahzQ0Am1_zXIsAyErySzG2hCw7z_Nlz4IiRA=w60-h60-l90-rj</text:p>
          </table:table-cell>
          <table:table-cell table:style-name="Default" office:value-type="string">
            <text:p>Presenting 112</text:p>
          </table:table-cell>
          <table:table-cell table:style-name="Default" office:value-type="string">
            <text:p>22 songs</text:p>
          </table:table-cell>
          <table:table-cell table:formula="of:=RIGHT([.A6];LEN([.A6])-SEARCH(&quot;=&quot;;[.A6]))" office:value-type="string" office:string-value="RDCLAK5uy_n82j3-rRxjgeJtGJ5RfuzUCjD0XSpIF6Q">
            <text:p>RDCLAK5uy_n82j3-rRxjgeJtGJ5RfuzUCjD0XSpIF6Q</text:p>
          </table:table-cell>
          <table:table-cell table:style-name="ce8" table:formula="of:=ABS(LEFT([.D6] ;LEN([.D6])-6))" office:value-type="float" office:value="22">
            <text:p>22</text:p>
          </table:table-cell>
          <table:table-cell table:formula="of:=PROPER(RIGHT([.C6];LEN([.C6])-SEARCH(&quot; &quot;;[.C6])))" office:value-type="string" office:string-value="112">
            <text:p>112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ao97OsFZgCxpf_D7kXpXepXG6pwSjogY</text:p>
          </table:table-cell>
          <table:table-cell table:style-name="Default" office:value-type="string">
            <text:p>https://lh3.googleusercontent.com/KnLMMKZVxgM6biKbxr7Aa332u0XkvIXMBe-zt1fgXVodBxOytU408ONJKGIdzTva4I89NpR7gToeXQ=w60-h60-l90-rj</text:p>
          </table:table-cell>
          <table:table-cell table:style-name="Default" office:value-type="string">
            <text:p>Presenting 187 Strassenbande</text:p>
          </table:table-cell>
          <table:table-cell table:style-name="Default" office:value-type="string">
            <text:p>68 songs</text:p>
          </table:table-cell>
          <table:table-cell table:formula="of:=RIGHT([.A7];LEN([.A7])-SEARCH(&quot;=&quot;;[.A7]))" office:value-type="string" office:string-value="RDCLAK5uy_lao97OsFZgCxpf_D7kXpXepXG6pwSjogY">
            <text:p>RDCLAK5uy_lao97OsFZgCxpf_D7kXpXepXG6pwSjogY</text:p>
          </table:table-cell>
          <table:table-cell table:style-name="ce8" table:formula="of:=ABS(LEFT([.D7] ;LEN([.D7])-6))" office:value-type="float" office:value="68">
            <text:p>68</text:p>
          </table:table-cell>
          <table:table-cell table:formula="of:=PROPER(RIGHT([.C7];LEN([.C7])-SEARCH(&quot; &quot;;[.C7])))" office:value-type="string" office:string-value="187 Strassenbande">
            <text:p>187 Strassenband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8_xsde67_hUWPuU6A7aP0nSgvpSiMXK8</text:p>
          </table:table-cell>
          <table:table-cell office:value-type="string">
            <text:p>https://lh3.googleusercontent.com/lfMPjlYHQ8YtcsnyAz0MmgydBGdkmPM6jtMBu1TwO6PYf2fqg9GCaWlQVFc6_Xz8BC7Lz0UZ_ir0xNw=w60-h60-l90-rj</text:p>
          </table:table-cell>
          <table:table-cell office:value-type="string">
            <text:p>Presenting 21 Savage</text:p>
          </table:table-cell>
          <table:table-cell office:value-type="string">
            <text:p>32 songs</text:p>
          </table:table-cell>
          <table:table-cell table:formula="of:=RIGHT([.A8];LEN([.A8])-SEARCH(&quot;=&quot;;[.A8]))" office:value-type="string" office:string-value="RDCLAK5uy_n8_xsde67_hUWPuU6A7aP0nSgvpSiMXK8">
            <text:p>RDCLAK5uy_n8_xsde67_hUWPuU6A7aP0nSgvpSiMXK8</text:p>
          </table:table-cell>
          <table:table-cell table:style-name="ce8" table:formula="of:=ABS(LEFT([.D8] ;LEN([.D8])-6))" office:value-type="float" office:value="32">
            <text:p>32</text:p>
          </table:table-cell>
          <table:table-cell table:formula="of:=PROPER(RIGHT([.C8];LEN([.C8])-SEARCH(&quot; &quot;;[.C8])))" office:value-type="string" office:string-value="21 Savage">
            <text:p>21 Savag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5nX1MQ6phBxoUbHd4F-6MZuleG1EMir0</text:p>
          </table:table-cell>
          <table:table-cell office:value-type="string">
            <text:p>https://lh3.googleusercontent.com/EJtbUCKhrb1bY6LOGYXpzP6cmTrTxcdw5fYsQmSnleS_vwemKDTMD-3BDzSZ6hWE9ZvzgsuRjlCWJFoF=w60-h60-l90-rj</text:p>
          </table:table-cell>
          <table:table-cell office:value-type="string">
            <text:p>Presenting 2Pac</text:p>
          </table:table-cell>
          <table:table-cell office:value-type="string">
            <text:p>24 songs</text:p>
          </table:table-cell>
          <table:table-cell table:formula="of:=RIGHT([.A9];LEN([.A9])-SEARCH(&quot;=&quot;;[.A9]))" office:value-type="string" office:string-value="RDCLAK5uy_n5nX1MQ6phBxoUbHd4F-6MZuleG1EMir0">
            <text:p>RDCLAK5uy_n5nX1MQ6phBxoUbHd4F-6MZuleG1EMir0</text:p>
          </table:table-cell>
          <table:table-cell table:style-name="ce8" table:formula="of:=ABS(LEFT([.D9] ;LEN([.D9])-6))" office:value-type="float" office:value="24">
            <text:p>24</text:p>
          </table:table-cell>
          <table:table-cell table:formula="of:=PROPER(RIGHT([.C9];LEN([.C9])-SEARCH(&quot; &quot;;[.C9])))" office:value-type="string" office:string-value="2Pac">
            <text:p>2Pac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sJv1mcGUPRaNZYiYzwOwzx6s-OLcfEC4</text:p>
          </table:table-cell>
          <table:table-cell office:value-type="string">
            <text:p>https://lh3.googleusercontent.com/EyHw-M-TzvB9_UbJEvhteCPVlkNeCA7MSv2aMDLvt9cXWFVLsli_I4o4JCCiaUFkCK5g7ubyP3ZfWac=w60-h60-l90-rj</text:p>
          </table:table-cell>
          <table:table-cell office:value-type="string">
            <text:p>Presenting 5 Seconds of Summer</text:p>
          </table:table-cell>
          <table:table-cell office:value-type="string">
            <text:p>23 songs</text:p>
          </table:table-cell>
          <table:table-cell table:formula="of:=RIGHT([.A10];LEN([.A10])-SEARCH(&quot;=&quot;;[.A10]))" office:value-type="string" office:string-value="RDCLAK5uy_lsJv1mcGUPRaNZYiYzwOwzx6s-OLcfEC4">
            <text:p>RDCLAK5uy_lsJv1mcGUPRaNZYiYzwOwzx6s-OLcfEC4</text:p>
          </table:table-cell>
          <table:table-cell table:style-name="ce8" table:formula="of:=ABS(LEFT([.D10] ;LEN([.D10])-6))" office:value-type="float" office:value="23">
            <text:p>23</text:p>
          </table:table-cell>
          <table:table-cell table:formula="of:=PROPER(RIGHT([.C10];LEN([.C10])-SEARCH(&quot; &quot;;[.C10])))" office:value-type="string" office:string-value="5 Seconds Of Summer">
            <text:p>5 Seconds Of Summ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UTOpVul55wmczDpiuzMn8XuYKmBUnWDY</text:p>
          </table:table-cell>
          <table:table-cell table:style-name="Default" office:value-type="string">
            <text:p>https://lh3.googleusercontent.com/xPz4llWj0TqVA31MyifDkJk3pWWZfswatWYwFvwP6yzmprOA1Le8qGrYCW1H7hgVV1ILdNycWo2c_Xg=w60-h60-l90-rj</text:p>
          </table:table-cell>
          <table:table-cell table:style-name="Default" office:value-type="string">
            <text:p>Presenting 50 Cent</text:p>
          </table:table-cell>
          <table:table-cell table:style-name="Default" office:value-type="string">
            <text:p>36 songs</text:p>
          </table:table-cell>
          <table:table-cell table:formula="of:=RIGHT([.A11];LEN([.A11])-SEARCH(&quot;=&quot;;[.A11]))" office:value-type="string" office:string-value="RDCLAK5uy_mUTOpVul55wmczDpiuzMn8XuYKmBUnWDY">
            <text:p>RDCLAK5uy_mUTOpVul55wmczDpiuzMn8XuYKmBUnWDY</text:p>
          </table:table-cell>
          <table:table-cell table:style-name="ce8" table:formula="of:=ABS(LEFT([.D11] ;LEN([.D11])-6))" office:value-type="float" office:value="36">
            <text:p>36</text:p>
          </table:table-cell>
          <table:table-cell table:formula="of:=PROPER(RIGHT([.C11];LEN([.C11])-SEARCH(&quot; &quot;;[.C11])))" office:value-type="string" office:string-value="50 Cent">
            <text:p>50 Cen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6PQ8P7JV3-etx29VGChtEGzLH2qd20w8</text:p>
          </table:table-cell>
          <table:table-cell office:value-type="string">
            <text:p>https://lh3.googleusercontent.com/2PHv6LeyYla5YFNqgvHfvRa46V6Nf8D56wQZSqHFdr52Ev5iJkgf9aJW95TyTAGf7N5yDBCHL5ukxdI=w60-h60-l90-rj</text:p>
          </table:table-cell>
          <table:table-cell office:value-type="string">
            <text:p>Presenting A.R.Rahman (Hindi)</text:p>
          </table:table-cell>
          <table:table-cell office:value-type="string">
            <text:p>50 songs</text:p>
          </table:table-cell>
          <table:table-cell table:formula="of:=RIGHT([.A12];LEN([.A12])-SEARCH(&quot;=&quot;;[.A12]))" office:value-type="string" office:string-value="RDCLAK5uy_l6PQ8P7JV3-etx29VGChtEGzLH2qd20w8">
            <text:p>RDCLAK5uy_l6PQ8P7JV3-etx29VGChtEGzLH2qd20w8</text:p>
          </table:table-cell>
          <table:table-cell table:style-name="ce8" table:formula="of:=ABS(LEFT([.D12] ;LEN([.D12])-6))" office:value-type="float" office:value="50">
            <text:p>50</text:p>
          </table:table-cell>
          <table:table-cell table:formula="of:=PROPER(RIGHT([.C12];LEN([.C12])-SEARCH(&quot; &quot;;[.C12])))" office:value-type="string" office:string-value="A.R.Rahman (Hindi)">
            <text:p>A.R.Rahman (Hindi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6PQ8P7JV3-etx29VGChtEGzLH2qd20w8</text:p>
          </table:table-cell>
          <table:table-cell table:style-name="Default" office:value-type="string">
            <text:p>https://lh3.googleusercontent.com/2PHv6LeyYla5YFNqgvHfvRa46V6Nf8D56wQZSqHFdr52Ev5iJkgf9aJW95TyTAGf7N5yDBCHL5ukxdI=w60-h60-l90-rj</text:p>
          </table:table-cell>
          <table:table-cell table:style-name="Default" office:value-type="string">
            <text:p>Presenting A.R.Rahman (Hindi)</text:p>
          </table:table-cell>
          <table:table-cell table:style-name="Default" office:value-type="string">
            <text:p>50 songs</text:p>
          </table:table-cell>
          <table:table-cell table:formula="of:=RIGHT([.A13];LEN([.A13])-SEARCH(&quot;=&quot;;[.A13]))" office:value-type="string" office:string-value="RDCLAK5uy_l6PQ8P7JV3-etx29VGChtEGzLH2qd20w8">
            <text:p>RDCLAK5uy_l6PQ8P7JV3-etx29VGChtEGzLH2qd20w8</text:p>
          </table:table-cell>
          <table:table-cell table:style-name="ce8" table:formula="of:=ABS(LEFT([.D13] ;LEN([.D13])-6))" office:value-type="float" office:value="50">
            <text:p>50</text:p>
          </table:table-cell>
          <table:table-cell table:formula="of:=PROPER(RIGHT([.C13];LEN([.C13])-SEARCH(&quot; &quot;;[.C13])))" office:value-type="string" office:string-value="A.R.Rahman (Hindi)">
            <text:p>A.R.Rahman (Hindi)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nAeTqgAmWo3RK-hOtMAEFeXgoY4AqiRo</text:p>
          </table:table-cell>
          <table:table-cell table:style-name="Default" office:value-type="string">
            <text:p>https://lh3.googleusercontent.com/xD45rDaxfW5MHYSONRGvtmORGe3_ZTPZCkSZ4TEODZEYRCmc9V62y9J2_G7y6XtTjHI86MjzsfFTRqM=w60-h60-l90-rj</text:p>
          </table:table-cell>
          <table:table-cell table:style-name="Default" office:value-type="string">
            <text:p>Presenting Aaliyah</text:p>
          </table:table-cell>
          <table:table-cell table:style-name="Default" office:value-type="string">
            <text:p>20 songs</text:p>
          </table:table-cell>
          <table:table-cell table:formula="of:=RIGHT([.A14];LEN([.A14])-SEARCH(&quot;=&quot;;[.A14]))" office:value-type="string" office:string-value="RDCLAK5uy_lnAeTqgAmWo3RK-hOtMAEFeXgoY4AqiRo">
            <text:p>RDCLAK5uy_lnAeTqgAmWo3RK-hOtMAEFeXgoY4AqiRo</text:p>
          </table:table-cell>
          <table:table-cell table:style-name="ce8" table:formula="of:=ABS(LEFT([.D14] ;LEN([.D14])-6))" office:value-type="float" office:value="20">
            <text:p>20</text:p>
          </table:table-cell>
          <table:table-cell table:formula="of:=PROPER(RIGHT([.C14];LEN([.C14])-SEARCH(&quot; &quot;;[.C14])))" office:value-type="string" office:string-value="Aaliyah">
            <text:p>Aaliyah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llINfw4mTPUd0ViARQZbdEniSUEvN8E4</text:p>
          </table:table-cell>
          <table:table-cell office:value-type="string">
            <text:p>https://lh3.googleusercontent.com/_NCe5LF1RUYUYm2wcx3MQWAH2AXQkLUvYf2MKmuPw0CAkTnrxoe4j_FO9wefKNI2w--1bFIEnSDvwNw=w60-h60-l90-rj</text:p>
          </table:table-cell>
          <table:table-cell office:value-type="string">
            <text:p>Presenting ABBA</text:p>
          </table:table-cell>
          <table:table-cell office:value-type="string">
            <text:p>36 songs</text:p>
          </table:table-cell>
          <table:table-cell table:formula="of:=RIGHT([.A15];LEN([.A15])-SEARCH(&quot;=&quot;;[.A15]))" office:value-type="string" office:string-value="RDCLAK5uy_nllINfw4mTPUd0ViARQZbdEniSUEvN8E4">
            <text:p>RDCLAK5uy_nllINfw4mTPUd0ViARQZbdEniSUEvN8E4</text:p>
          </table:table-cell>
          <table:table-cell table:style-name="ce8" table:formula="of:=ABS(LEFT([.D15] ;LEN([.D15])-6))" office:value-type="float" office:value="36">
            <text:p>36</text:p>
          </table:table-cell>
          <table:table-cell table:formula="of:=PROPER(RIGHT([.C15];LEN([.C15])-SEARCH(&quot; &quot;;[.C15])))" office:value-type="string" office:string-value="Abba">
            <text:p>Abb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lINfw4mTPUd0ViARQZbdEniSUEvN8E4</text:p>
          </table:table-cell>
          <table:table-cell table:style-name="Default" office:value-type="string">
            <text:p>https://lh3.googleusercontent.com/_NCe5LF1RUYUYm2wcx3MQWAH2AXQkLUvYf2MKmuPw0CAkTnrxoe4j_FO9wefKNI2w--1bFIEnSDvwNw=w60-h60-l90-rj</text:p>
          </table:table-cell>
          <table:table-cell table:style-name="Default" office:value-type="string">
            <text:p>Presenting ABBA</text:p>
          </table:table-cell>
          <table:table-cell table:style-name="Default" office:value-type="string">
            <text:p>36 songs</text:p>
          </table:table-cell>
          <table:table-cell table:formula="of:=RIGHT([.A16];LEN([.A16])-SEARCH(&quot;=&quot;;[.A16]))" office:value-type="string" office:string-value="RDCLAK5uy_nllINfw4mTPUd0ViARQZbdEniSUEvN8E4">
            <text:p>RDCLAK5uy_nllINfw4mTPUd0ViARQZbdEniSUEvN8E4</text:p>
          </table:table-cell>
          <table:table-cell table:style-name="ce8" table:formula="of:=ABS(LEFT([.D16] ;LEN([.D16])-6))" office:value-type="float" office:value="36">
            <text:p>36</text:p>
          </table:table-cell>
          <table:table-cell table:formula="of:=PROPER(RIGHT([.C16];LEN([.C16])-SEARCH(&quot; &quot;;[.C16])))" office:value-type="string" office:string-value="Abba">
            <text:p>Abb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ur4UyyjC-_NPV1kf86ZTHn830aFzcnm8</text:p>
          </table:table-cell>
          <table:table-cell office:value-type="string">
            <text:p>https://lh3.googleusercontent.com/NiGNADW5KMheBFYHGqosaoAB0WqvjJFcI32fGh2aktIKaN_Gt_CTBAHOZFsl954m_VPqmRiC95qQVQ=w60-h60-l90-rj</text:p>
          </table:table-cell>
          <table:table-cell office:value-type="string">
            <text:p>Presenting AC/DC</text:p>
          </table:table-cell>
          <table:table-cell office:value-type="string">
            <text:p>29 songs</text:p>
          </table:table-cell>
          <table:table-cell table:formula="of:=RIGHT([.A17];LEN([.A17])-SEARCH(&quot;=&quot;;[.A17]))" office:value-type="string" office:string-value="RDCLAK5uy_kur4UyyjC-_NPV1kf86ZTHn830aFzcnm8">
            <text:p>RDCLAK5uy_kur4UyyjC-_NPV1kf86ZTHn830aFzcnm8</text:p>
          </table:table-cell>
          <table:table-cell table:style-name="ce8" table:formula="of:=ABS(LEFT([.D17] ;LEN([.D17])-6))" office:value-type="float" office:value="29">
            <text:p>29</text:p>
          </table:table-cell>
          <table:table-cell table:formula="of:=(RIGHT([.C17];LEN([.C17])-SEARCH(&quot; &quot;;[.C17])))" office:value-type="string" office:string-value="AC/DC">
            <text:p>AC/DC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ur4UyyjC-_NPV1kf86ZTHn830aFzcnm8</text:p>
          </table:table-cell>
          <table:table-cell table:style-name="Default" office:value-type="string">
            <text:p>https://lh3.googleusercontent.com/NiGNADW5KMheBFYHGqosaoAB0WqvjJFcI32fGh2aktIKaN_Gt_CTBAHOZFsl954m_VPqmRiC95qQVQ=w60-h60-l90-rj</text:p>
          </table:table-cell>
          <table:table-cell table:style-name="Default" office:value-type="string">
            <text:p>Presenting AC/DC</text:p>
          </table:table-cell>
          <table:table-cell table:style-name="Default" office:value-type="string">
            <text:p>29 songs</text:p>
          </table:table-cell>
          <table:table-cell table:formula="of:=RIGHT([.A18];LEN([.A18])-SEARCH(&quot;=&quot;;[.A18]))" office:value-type="string" office:string-value="RDCLAK5uy_kur4UyyjC-_NPV1kf86ZTHn830aFzcnm8">
            <text:p>RDCLAK5uy_kur4UyyjC-_NPV1kf86ZTHn830aFzcnm8</text:p>
          </table:table-cell>
          <table:table-cell table:style-name="ce8" table:formula="of:=ABS(LEFT([.D18] ;LEN([.D18])-6))" office:value-type="float" office:value="29">
            <text:p>29</text:p>
          </table:table-cell>
          <table:table-cell table:formula="of:=PROPER(RIGHT([.C18];LEN([.C18])-SEARCH(&quot; &quot;;[.C18])))" office:value-type="string" office:string-value="Ac/Dc">
            <text:p>Ac/Dc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rWpitxxg5Lqbc8FpLkNAbYszs4i2gJpY</text:p>
          </table:table-cell>
          <table:table-cell office:value-type="string">
            <text:p>https://lh3.googleusercontent.com/G3zgiTo6OzXysQvaFJ_hm9wuoWjDMnf18o8o_eM_05UCUf9C65pnnCwd6Qn1VMMP2Klo06AQxFHuv0w=w60-h60-l90-rj</text:p>
          </table:table-cell>
          <table:table-cell office:value-type="string">
            <text:p>Presenting Adekunle Gold</text:p>
          </table:table-cell>
          <table:table-cell office:value-type="string">
            <text:p>37 songs</text:p>
          </table:table-cell>
          <table:table-cell table:formula="of:=RIGHT([.A19];LEN([.A19])-SEARCH(&quot;=&quot;;[.A19]))" office:value-type="string" office:string-value="RDCLAK5uy_mrWpitxxg5Lqbc8FpLkNAbYszs4i2gJpY">
            <text:p>RDCLAK5uy_mrWpitxxg5Lqbc8FpLkNAbYszs4i2gJpY</text:p>
          </table:table-cell>
          <table:table-cell table:style-name="ce8" table:formula="of:=ABS(LEFT([.D19] ;LEN([.D19])-6))" office:value-type="float" office:value="37">
            <text:p>37</text:p>
          </table:table-cell>
          <table:table-cell table:formula="of:=PROPER(RIGHT([.C19];LEN([.C19])-SEARCH(&quot; &quot;;[.C19])))" office:value-type="string" office:string-value="Adekunle Gold">
            <text:p>Adekunle Gold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YysbwK29-nLNgVT7gaDEzu5th1Ghrnnc</text:p>
          </table:table-cell>
          <table:table-cell office:value-type="string">
            <text:p>https://lh3.googleusercontent.com/AHdxL6zoW6sKPBPrMC34qulMCef0AEgwIxs3k2SgBLF5XEE27gZ_hTyKqULUSmLpO1g580qJQcLJJHw4=w60-h60-l90-rj</text:p>
          </table:table-cell>
          <table:table-cell office:value-type="string">
            <text:p>Presenting Adele</text:p>
          </table:table-cell>
          <table:table-cell office:value-type="string">
            <text:p>38 songs</text:p>
          </table:table-cell>
          <table:table-cell table:formula="of:=RIGHT([.A20];LEN([.A20])-SEARCH(&quot;=&quot;;[.A20]))" office:value-type="string" office:string-value="RDCLAK5uy_nYysbwK29-nLNgVT7gaDEzu5th1Ghrnnc">
            <text:p>RDCLAK5uy_nYysbwK29-nLNgVT7gaDEzu5th1Ghrnnc</text:p>
          </table:table-cell>
          <table:table-cell table:style-name="ce8" table:formula="of:=ABS(LEFT([.D20] ;LEN([.D20])-6))" office:value-type="float" office:value="38">
            <text:p>38</text:p>
          </table:table-cell>
          <table:table-cell table:formula="of:=PROPER(RIGHT([.C20];LEN([.C20])-SEARCH(&quot; &quot;;[.C20])))" office:value-type="string" office:string-value="Adele">
            <text:p>Adel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YysbwK29-nLNgVT7gaDEzu5th1Ghrnnc</text:p>
          </table:table-cell>
          <table:table-cell table:style-name="Default" office:value-type="string">
            <text:p>https://lh3.googleusercontent.com/AHdxL6zoW6sKPBPrMC34qulMCef0AEgwIxs3k2SgBLF5XEE27gZ_hTyKqULUSmLpO1g580qJQcLJJHw4=w60-h60-l90-rj</text:p>
          </table:table-cell>
          <table:table-cell table:style-name="Default" office:value-type="string">
            <text:p>Presenting Adele</text:p>
          </table:table-cell>
          <table:table-cell table:style-name="Default" office:value-type="string">
            <text:p>38 songs</text:p>
          </table:table-cell>
          <table:table-cell table:formula="of:=RIGHT([.A21];LEN([.A21])-SEARCH(&quot;=&quot;;[.A21]))" office:value-type="string" office:string-value="RDCLAK5uy_nYysbwK29-nLNgVT7gaDEzu5th1Ghrnnc">
            <text:p>RDCLAK5uy_nYysbwK29-nLNgVT7gaDEzu5th1Ghrnnc</text:p>
          </table:table-cell>
          <table:table-cell table:style-name="ce8" table:formula="of:=ABS(LEFT([.D21] ;LEN([.D21])-6))" office:value-type="float" office:value="38">
            <text:p>38</text:p>
          </table:table-cell>
          <table:table-cell table:formula="of:=PROPER(RIGHT([.C21];LEN([.C21])-SEARCH(&quot; &quot;;[.C21])))" office:value-type="string" office:string-value="Adele">
            <text:p>Adel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N_ul7B3hDoWnKJcp6474zHT7Y316oVg8</text:p>
          </table:table-cell>
          <table:table-cell office:value-type="string">
            <text:p>https://lh3.googleusercontent.com/plMT9ARmFMzRMex29hkWvKekaaJQw6WnwrUoxyG2zpuAr47ffhX-XOkNBvt1VNCAfCXO4nD9jYhdI2E=w60-h60-l90-rj</text:p>
          </table:table-cell>
          <table:table-cell office:value-type="string">
            <text:p>Presenting Ado</text:p>
          </table:table-cell>
          <table:table-cell office:value-type="string">
            <text:p>44 songs</text:p>
          </table:table-cell>
          <table:table-cell table:formula="of:=RIGHT([.A22];LEN([.A22])-SEARCH(&quot;=&quot;;[.A22]))" office:value-type="string" office:string-value="RDCLAK5uy_nN_ul7B3hDoWnKJcp6474zHT7Y316oVg8">
            <text:p>RDCLAK5uy_nN_ul7B3hDoWnKJcp6474zHT7Y316oVg8</text:p>
          </table:table-cell>
          <table:table-cell table:style-name="ce8" table:formula="of:=ABS(LEFT([.D22] ;LEN([.D22])-6))" office:value-type="float" office:value="44">
            <text:p>44</text:p>
          </table:table-cell>
          <table:table-cell table:formula="of:=PROPER(RIGHT([.C22];LEN([.C22])-SEARCH(&quot; &quot;;[.C22])))" office:value-type="string" office:string-value="Ado">
            <text:p>Ado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_ivP_B1J3Y1sINJG-MIB1gXChWJC170w</text:p>
          </table:table-cell>
          <table:table-cell office:value-type="string">
            <text:p>https://lh3.googleusercontent.com/LugIEpdTQuVbFB0Mrn23pnJXaP8xMx4g9q4GMu2YVJjXWLg-5syW2fJSoIWA58DcMVoFcjjM9DX7TCY=w60-h60-l90-rj</text:p>
          </table:table-cell>
          <table:table-cell office:value-type="string">
            <text:p>Presenting Aerosmith</text:p>
          </table:table-cell>
          <table:table-cell office:value-type="string">
            <text:p>31 songs</text:p>
          </table:table-cell>
          <table:table-cell table:formula="of:=RIGHT([.A23];LEN([.A23])-SEARCH(&quot;=&quot;;[.A23]))" office:value-type="string" office:string-value="RDCLAK5uy_k_ivP_B1J3Y1sINJG-MIB1gXChWJC170w">
            <text:p>RDCLAK5uy_k_ivP_B1J3Y1sINJG-MIB1gXChWJC170w</text:p>
          </table:table-cell>
          <table:table-cell table:style-name="ce8" table:formula="of:=ABS(LEFT([.D23] ;LEN([.D23])-6))" office:value-type="float" office:value="31">
            <text:p>31</text:p>
          </table:table-cell>
          <table:table-cell table:formula="of:=PROPER(RIGHT([.C23];LEN([.C23])-SEARCH(&quot; &quot;;[.C23])))" office:value-type="string" office:string-value="Aerosmith">
            <text:p>Aerosmith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4rcgvZK8C8dWgOFZPsNlteK8vY1bNyRs</text:p>
          </table:table-cell>
          <table:table-cell office:value-type="string">
            <text:p>https://lh3.googleusercontent.com/Ok5cIpuCQmehCTjf9MXP48AW33qELw9m9qrhqKeYMP4WdkVsRz4oXr0bW2IsM93AjISG_l_O4wsV6o8=w60-h60-l90-rj</text:p>
          </table:table-cell>
          <table:table-cell office:value-type="string">
            <text:p>Presenting aespa</text:p>
          </table:table-cell>
          <table:table-cell office:value-type="string">
            <text:p>72 songs</text:p>
          </table:table-cell>
          <table:table-cell table:formula="of:=RIGHT([.A24];LEN([.A24])-SEARCH(&quot;=&quot;;[.A24]))" office:value-type="string" office:string-value="RDCLAK5uy_n4rcgvZK8C8dWgOFZPsNlteK8vY1bNyRs">
            <text:p>RDCLAK5uy_n4rcgvZK8C8dWgOFZPsNlteK8vY1bNyRs</text:p>
          </table:table-cell>
          <table:table-cell table:style-name="ce8" table:formula="of:=ABS(LEFT([.D24] ;LEN([.D24])-6))" office:value-type="float" office:value="72">
            <text:p>72</text:p>
          </table:table-cell>
          <table:table-cell table:formula="of:=PROPER(RIGHT([.C24];LEN([.C24])-SEARCH(&quot; &quot;;[.C24])))" office:value-type="string" office:string-value="Aespa">
            <text:p>Aesp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GiwDts4UYdoxD7ja8RCAXt40NdARSnP4</text:p>
          </table:table-cell>
          <table:table-cell office:value-type="string">
            <text:p>https://lh3.googleusercontent.com/vakFdmWCXsI7gepuCk3knVE9xv53DXB35tLHlTQ5TlpLd6UUOVy817cgpBV7qlkcUeei7UJI6TqFHmY=w60-h60-l90-rj</text:p>
          </table:table-cell>
          <table:table-cell office:value-type="string">
            <text:p>Presenting AGA</text:p>
          </table:table-cell>
          <table:table-cell office:value-type="string">
            <text:p>41 songs</text:p>
          </table:table-cell>
          <table:table-cell table:formula="of:=RIGHT([.A25];LEN([.A25])-SEARCH(&quot;=&quot;;[.A25]))" office:value-type="string" office:string-value="RDCLAK5uy_mGiwDts4UYdoxD7ja8RCAXt40NdARSnP4">
            <text:p>RDCLAK5uy_mGiwDts4UYdoxD7ja8RCAXt40NdARSnP4</text:p>
          </table:table-cell>
          <table:table-cell table:style-name="ce8" table:formula="of:=ABS(LEFT([.D25] ;LEN([.D25])-6))" office:value-type="float" office:value="41">
            <text:p>41</text:p>
          </table:table-cell>
          <table:table-cell table:formula="of:=PROPER(RIGHT([.C25];LEN([.C25])-SEARCH(&quot; &quot;;[.C25])))" office:value-type="string" office:string-value="Aga">
            <text:p>Ag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w7wFwBbfBRWVx6Mr8QcGzoQ9ljwuPxeE</text:p>
          </table:table-cell>
          <table:table-cell office:value-type="string">
            <text:p>https://lh3.googleusercontent.com/EtBlpbQOTawHkJ85mAwJAQu6sVbleg4e5z9tDo1Mc46HH9d7YbeNmPmLpkioSsvu3CaJUkjWNtKizTI=w60-h60-l90-rj</text:p>
          </table:table-cell>
          <table:table-cell office:value-type="string">
            <text:p>Presenting Ahmet Kaya</text:p>
          </table:table-cell>
          <table:table-cell office:value-type="string">
            <text:p>22 songs</text:p>
          </table:table-cell>
          <table:table-cell table:formula="of:=RIGHT([.A26];LEN([.A26])-SEARCH(&quot;=&quot;;[.A26]))" office:value-type="string" office:string-value="RDCLAK5uy_lw7wFwBbfBRWVx6Mr8QcGzoQ9ljwuPxeE">
            <text:p>RDCLAK5uy_lw7wFwBbfBRWVx6Mr8QcGzoQ9ljwuPxeE</text:p>
          </table:table-cell>
          <table:table-cell table:style-name="ce8" table:formula="of:=ABS(LEFT([.D26] ;LEN([.D26])-6))" office:value-type="float" office:value="22">
            <text:p>22</text:p>
          </table:table-cell>
          <table:table-cell table:formula="of:=PROPER(RIGHT([.C26];LEN([.C26])-SEARCH(&quot; &quot;;[.C26])))" office:value-type="string" office:string-value="Ahmet Kaya">
            <text:p>Ahmet Kay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GX30tiTc6Vzcl9ySJY887pcyYxqy-q9Y</text:p>
          </table:table-cell>
          <table:table-cell office:value-type="string">
            <text:p>https://lh3.googleusercontent.com/CTYu4NjkQe2WHZtkXuYXZrcQH2_XT7kgypKE7uaYtPiBllyNe0V0OHBqm4itVZMbc90i7jXI41CVtrY=w60-h60-l90-rj</text:p>
          </table:table-cell>
          <table:table-cell office:value-type="string">
            <text:p>Presenting aimyon</text:p>
          </table:table-cell>
          <table:table-cell office:value-type="string">
            <text:p>39 songs</text:p>
          </table:table-cell>
          <table:table-cell table:formula="of:=RIGHT([.A27];LEN([.A27])-SEARCH(&quot;=&quot;;[.A27]))" office:value-type="string" office:string-value="RDCLAK5uy_kGX30tiTc6Vzcl9ySJY887pcyYxqy-q9Y">
            <text:p>RDCLAK5uy_kGX30tiTc6Vzcl9ySJY887pcyYxqy-q9Y</text:p>
          </table:table-cell>
          <table:table-cell table:style-name="ce8" table:formula="of:=ABS(LEFT([.D27] ;LEN([.D27])-6))" office:value-type="float" office:value="39">
            <text:p>39</text:p>
          </table:table-cell>
          <table:table-cell table:formula="of:=PROPER(RIGHT([.C27];LEN([.C27])-SEARCH(&quot; &quot;;[.C27])))" office:value-type="string" office:string-value="Aimyon">
            <text:p>Aimy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Sxt7yL75hPtusC-wXwtsidk5-ARzx_i4</text:p>
          </table:table-cell>
          <table:table-cell table:style-name="Default" office:value-type="string">
            <text:p>https://lh3.googleusercontent.com/KWrVx5CXBxWsoaE5P62U7SQu1f2L7QyuF5iIIV8ZlQVm7zp_6oU6QDl7xP70bBlGj1eF6c0_pPd3c2do=w60-h60-l90-rj</text:p>
          </table:table-cell>
          <table:table-cell table:style-name="Default" office:value-type="string">
            <text:p>Presenting Air</text:p>
          </table:table-cell>
          <table:table-cell table:style-name="Default" office:value-type="string">
            <text:p>32 songs</text:p>
          </table:table-cell>
          <table:table-cell table:formula="of:=RIGHT([.A28];LEN([.A28])-SEARCH(&quot;=&quot;;[.A28]))" office:value-type="string" office:string-value="RDCLAK5uy_mSxt7yL75hPtusC-wXwtsidk5-ARzx_i4">
            <text:p>RDCLAK5uy_mSxt7yL75hPtusC-wXwtsidk5-ARzx_i4</text:p>
          </table:table-cell>
          <table:table-cell table:style-name="ce8" table:formula="of:=ABS(LEFT([.D28] ;LEN([.D28])-6))" office:value-type="float" office:value="32">
            <text:p>32</text:p>
          </table:table-cell>
          <table:table-cell table:formula="of:=PROPER(RIGHT([.C28];LEN([.C28])-SEARCH(&quot; &quot;;[.C28])))" office:value-type="string" office:string-value="Air">
            <text:p>Ai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ZyKhtlKnDRgMAzRoh0zTkUcxrod8Tk1s</text:p>
          </table:table-cell>
          <table:table-cell office:value-type="string">
            <text:p>https://lh3.googleusercontent.com/slTJ3Ne7lFqmFhpnCF78cwNDi6Ns4gJ_LEnGeaVZlnyaujdU3LJC9cFJbm1Y94Rl3P7l7wFUWGi7lg=w60-h60-l90-rj</text:p>
          </table:table-cell>
          <table:table-cell office:value-type="string">
            <text:p>Presenting Aishwarya Rai</text:p>
          </table:table-cell>
          <table:table-cell office:value-type="string">
            <text:p>30 songs</text:p>
          </table:table-cell>
          <table:table-cell table:formula="of:=RIGHT([.A29];LEN([.A29])-SEARCH(&quot;=&quot;;[.A29]))" office:value-type="string" office:string-value="RDCLAK5uy_lZyKhtlKnDRgMAzRoh0zTkUcxrod8Tk1s">
            <text:p>RDCLAK5uy_lZyKhtlKnDRgMAzRoh0zTkUcxrod8Tk1s</text:p>
          </table:table-cell>
          <table:table-cell table:style-name="ce8" table:formula="of:=ABS(LEFT([.D29] ;LEN([.D29])-6))" office:value-type="float" office:value="30">
            <text:p>30</text:p>
          </table:table-cell>
          <table:table-cell table:formula="of:=PROPER(RIGHT([.C29];LEN([.C29])-SEARCH(&quot; &quot;;[.C29])))" office:value-type="string" office:string-value="Aishwarya Rai">
            <text:p>Aishwarya Ra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5EJ6I7xHbLRszlST70w-DkEBf3A4eok</text:p>
          </table:table-cell>
          <table:table-cell table:style-name="Default" office:value-type="string">
            <text:p>https://lh3.googleusercontent.com/9DFJCd6l1qWHp_Xk2GOUUHBxHtQVg2JnlRi7EGGin1ddooqb2WDGYsfH1FotWGGcUg62ExxWWIcSTSa4=w60-h60-l90-rj</text:p>
          </table:table-cell>
          <table:table-cell table:style-name="Default" office:value-type="string">
            <text:p>Presenting AK-69</text:p>
          </table:table-cell>
          <table:table-cell table:style-name="Default" office:value-type="string">
            <text:p>36 songs</text:p>
          </table:table-cell>
          <table:table-cell table:formula="of:=RIGHT([.A30];LEN([.A30])-SEARCH(&quot;=&quot;;[.A30]))" office:value-type="string" office:string-value="RDCLAK5uy_lg5EJ6I7xHbLRszlST70w-DkEBf3A4eok">
            <text:p>RDCLAK5uy_lg5EJ6I7xHbLRszlST70w-DkEBf3A4eok</text:p>
          </table:table-cell>
          <table:table-cell table:style-name="ce8" table:formula="of:=ABS(LEFT([.D30] ;LEN([.D30])-6))" office:value-type="float" office:value="36">
            <text:p>36</text:p>
          </table:table-cell>
          <table:table-cell table:formula="of:=PROPER(RIGHT([.C30];LEN([.C30])-SEARCH(&quot; &quot;;[.C30])))" office:value-type="string" office:string-value="Ak-69">
            <text:p>Ak-69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3zuPqrwT1GKW8wHCZXLCqxWSYyFNzHyo</text:p>
          </table:table-cell>
          <table:table-cell office:value-type="string">
            <text:p>https://lh3.googleusercontent.com/6fyUlFOwnz6oF9DEYEtLX2cTYdUVfwU72RRdhXbyLznF-ktsqX5bPeGD35uFGA7fyMxf5CtXO3Y5pPg=w60-h60-l90-rj</text:p>
          </table:table-cell>
          <table:table-cell office:value-type="string">
            <text:p>Presenting AKA</text:p>
          </table:table-cell>
          <table:table-cell office:value-type="string">
            <text:p>31 songs</text:p>
          </table:table-cell>
          <table:table-cell table:formula="of:=RIGHT([.A31];LEN([.A31])-SEARCH(&quot;=&quot;;[.A31]))" office:value-type="string" office:string-value="RDCLAK5uy_m3zuPqrwT1GKW8wHCZXLCqxWSYyFNzHyo">
            <text:p>RDCLAK5uy_m3zuPqrwT1GKW8wHCZXLCqxWSYyFNzHyo</text:p>
          </table:table-cell>
          <table:table-cell table:style-name="ce8" table:formula="of:=ABS(LEFT([.D31] ;LEN([.D31])-6))" office:value-type="float" office:value="31">
            <text:p>31</text:p>
          </table:table-cell>
          <table:table-cell table:formula="of:=PROPER(RIGHT([.C31];LEN([.C31])-SEARCH(&quot; &quot;;[.C31])))" office:value-type="string" office:string-value="Aka">
            <text:p>Ak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3zuPqrwT1GKW8wHCZXLCqxWSYyFNzHyo</text:p>
          </table:table-cell>
          <table:table-cell table:style-name="Default" office:value-type="string">
            <text:p>https://lh3.googleusercontent.com/6fyUlFOwnz6oF9DEYEtLX2cTYdUVfwU72RRdhXbyLznF-ktsqX5bPeGD35uFGA7fyMxf5CtXO3Y5pPg=w60-h60-l90-rj</text:p>
          </table:table-cell>
          <table:table-cell table:style-name="Default" office:value-type="string">
            <text:p>Presenting AKA</text:p>
          </table:table-cell>
          <table:table-cell table:style-name="Default" office:value-type="string">
            <text:p>31 songs</text:p>
          </table:table-cell>
          <table:table-cell table:formula="of:=RIGHT([.A32];LEN([.A32])-SEARCH(&quot;=&quot;;[.A32]))" office:value-type="string" office:string-value="RDCLAK5uy_m3zuPqrwT1GKW8wHCZXLCqxWSYyFNzHyo">
            <text:p>RDCLAK5uy_m3zuPqrwT1GKW8wHCZXLCqxWSYyFNzHyo</text:p>
          </table:table-cell>
          <table:table-cell table:style-name="ce8" table:formula="of:=ABS(LEFT([.D32] ;LEN([.D32])-6))" office:value-type="float" office:value="31">
            <text:p>31</text:p>
          </table:table-cell>
          <table:table-cell table:formula="of:=PROPER(RIGHT([.C32];LEN([.C32])-SEARCH(&quot; &quot;;[.C32])))" office:value-type="string" office:string-value="Aka">
            <text:p>Ak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G0kdHMpVNPNvgp4Dhilx5mtqqviMn0sc</text:p>
          </table:table-cell>
          <table:table-cell office:value-type="string">
            <text:p>https://lh3.googleusercontent.com/9OebcH_6tR4Ha0x3xwL3xrEHeZ1ULm_Pnhjte-7Bh5gIR_rvrOzz5uExrFmRiyv0YyfSrJbXNvONGhk=w60-h60-l90-rj</text:p>
          </table:table-cell>
          <table:table-cell office:value-type="string">
            <text:p>Presenting Akshay Kumar</text:p>
          </table:table-cell>
          <table:table-cell office:value-type="string">
            <text:p>50 songs</text:p>
          </table:table-cell>
          <table:table-cell table:formula="of:=RIGHT([.A33];LEN([.A33])-SEARCH(&quot;=&quot;;[.A33]))" office:value-type="string" office:string-value="RDCLAK5uy_nG0kdHMpVNPNvgp4Dhilx5mtqqviMn0sc">
            <text:p>RDCLAK5uy_nG0kdHMpVNPNvgp4Dhilx5mtqqviMn0sc</text:p>
          </table:table-cell>
          <table:table-cell table:style-name="ce8" table:formula="of:=ABS(LEFT([.D33] ;LEN([.D33])-6))" office:value-type="float" office:value="50">
            <text:p>50</text:p>
          </table:table-cell>
          <table:table-cell table:formula="of:=PROPER(RIGHT([.C33];LEN([.C33])-SEARCH(&quot; &quot;;[.C33])))" office:value-type="string" office:string-value="Akshay Kumar">
            <text:p>Akshay Kum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ZC6z2RnbdNlPhwqLxzt1v76_L0icP6uo</text:p>
          </table:table-cell>
          <table:table-cell office:value-type="string">
            <text:p>https://lh3.googleusercontent.com/uAN_FcXV8HzE9lN8RgaYw0crgmRwHMuALExcXOLbgxkpfnbTi5VKJY8J5jZmkDnD9YONmzCNAW82pT28=w60-h60-l90-rj</text:p>
          </table:table-cell>
          <table:table-cell office:value-type="string">
            <text:p>Presenting Alain Souchon</text:p>
          </table:table-cell>
          <table:table-cell office:value-type="string">
            <text:p>40 songs</text:p>
          </table:table-cell>
          <table:table-cell table:formula="of:=RIGHT([.A34];LEN([.A34])-SEARCH(&quot;=&quot;;[.A34]))" office:value-type="string" office:string-value="RDCLAK5uy_nZC6z2RnbdNlPhwqLxzt1v76_L0icP6uo">
            <text:p>RDCLAK5uy_nZC6z2RnbdNlPhwqLxzt1v76_L0icP6uo</text:p>
          </table:table-cell>
          <table:table-cell table:style-name="ce8" table:formula="of:=ABS(LEFT([.D34] ;LEN([.D34])-6))" office:value-type="float" office:value="40">
            <text:p>40</text:p>
          </table:table-cell>
          <table:table-cell table:formula="of:=PROPER(RIGHT([.C34];LEN([.C34])-SEARCH(&quot; &quot;;[.C34])))" office:value-type="string" office:string-value="Alain Souchon">
            <text:p>Alain Souch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j-MYi__ACop8Jiq2vKP-Li3I2qmZDPqE</text:p>
          </table:table-cell>
          <table:table-cell office:value-type="string">
            <text:p>https://lh3.googleusercontent.com/ZxFKk2wskwpRwJuprz62OejatS3UVtsQvB9padUuslHA1aV-uxNM4u95HkHaINbyyIn_V_FZzWk5mdc=w60-h60-l90-rj</text:p>
          </table:table-cell>
          <table:table-cell office:value-type="string">
            <text:p>Presenting Alan Walker</text:p>
          </table:table-cell>
          <table:table-cell office:value-type="string">
            <text:p>56 songs</text:p>
          </table:table-cell>
          <table:table-cell table:formula="of:=RIGHT([.A35];LEN([.A35])-SEARCH(&quot;=&quot;;[.A35]))" office:value-type="string" office:string-value="RDCLAK5uy_nj-MYi__ACop8Jiq2vKP-Li3I2qmZDPqE">
            <text:p>RDCLAK5uy_nj-MYi__ACop8Jiq2vKP-Li3I2qmZDPqE</text:p>
          </table:table-cell>
          <table:table-cell table:style-name="ce8" table:formula="of:=ABS(LEFT([.D35] ;LEN([.D35])-6))" office:value-type="float" office:value="56">
            <text:p>56</text:p>
          </table:table-cell>
          <table:table-cell table:formula="of:=PROPER(RIGHT([.C35];LEN([.C35])-SEARCH(&quot; &quot;;[.C35])))" office:value-type="string" office:string-value="Alan Walker">
            <text:p>Alan Walk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aQWgajaCwrJDOb6U0t5I3d8kog3WZjug</text:p>
          </table:table-cell>
          <table:table-cell office:value-type="string">
            <text:p>https://lh3.googleusercontent.com/PLsieUvat6eLS9oE63R3ApEpDW9DG6JQRot2h5d4lIPgJaNb74V4t9ffa4N9SrJZGn9yyVWClRFEJWw=w60-h60-l90-rj</text:p>
          </table:table-cell>
          <table:table-cell office:value-type="string">
            <text:p>Presenting Alemán</text:p>
          </table:table-cell>
          <table:table-cell office:value-type="string">
            <text:p>34 songs</text:p>
          </table:table-cell>
          <table:table-cell table:formula="of:=RIGHT([.A36];LEN([.A36])-SEARCH(&quot;=&quot;;[.A36]))" office:value-type="string" office:string-value="RDCLAK5uy_kaQWgajaCwrJDOb6U0t5I3d8kog3WZjug">
            <text:p>RDCLAK5uy_kaQWgajaCwrJDOb6U0t5I3d8kog3WZjug</text:p>
          </table:table-cell>
          <table:table-cell table:style-name="ce8" table:formula="of:=ABS(LEFT([.D36] ;LEN([.D36])-6))" office:value-type="float" office:value="34">
            <text:p>34</text:p>
          </table:table-cell>
          <table:table-cell table:formula="of:=PROPER(RIGHT([.C36];LEN([.C36])-SEARCH(&quot; &quot;;[.C36])))" office:value-type="string" office:string-value="Alemán">
            <text:p>Alemá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znT-PakXgDQBrJEvj4mS6pDGNiVF3qJc</text:p>
          </table:table-cell>
          <table:table-cell office:value-type="string">
            <text:p>https://lh3.googleusercontent.com/W84OfidBXN5ysOTxJTFNMnyAgk9kgVJUR6RcKA4T0kmiUZIfW8Y1L9uxBUE6Ah-kkHs7KYtL_fMFFw=w60-h60-l90-rj</text:p>
          </table:table-cell>
          <table:table-cell office:value-type="string">
            <text:p>Presenting Alfredo Olivas</text:p>
          </table:table-cell>
          <table:table-cell office:value-type="string">
            <text:p>32 songs</text:p>
          </table:table-cell>
          <table:table-cell table:formula="of:=RIGHT([.A37];LEN([.A37])-SEARCH(&quot;=&quot;;[.A37]))" office:value-type="string" office:string-value="RDCLAK5uy_nznT-PakXgDQBrJEvj4mS6pDGNiVF3qJc">
            <text:p>RDCLAK5uy_nznT-PakXgDQBrJEvj4mS6pDGNiVF3qJc</text:p>
          </table:table-cell>
          <table:table-cell table:style-name="ce8" table:formula="of:=ABS(LEFT([.D37] ;LEN([.D37])-6))" office:value-type="float" office:value="32">
            <text:p>32</text:p>
          </table:table-cell>
          <table:table-cell table:formula="of:=PROPER(RIGHT([.C37];LEN([.C37])-SEARCH(&quot; &quot;;[.C37])))" office:value-type="string" office:string-value="Alfredo Olivas">
            <text:p>Alfredo Oliva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y0deJ2cVKvG12ttplsDa8vGfkonWXl0o</text:p>
          </table:table-cell>
          <table:table-cell table:style-name="Default" office:value-type="string">
            <text:p>https://lh3.googleusercontent.com/CPXausXEBy7pLSHTTU9HMKI9xv4Ql2Zhj5SBaRXK7W48lgp85Lo2bFx9TGIrymw5PRI1kDKojRZSIH4=w60-h60-l90-rj</text:p>
          </table:table-cell>
          <table:table-cell table:style-name="Default" office:value-type="string">
            <text:p>Presenting Alice Cooper</text:p>
          </table:table-cell>
          <table:table-cell table:style-name="Default" office:value-type="string">
            <text:p>30 songs</text:p>
          </table:table-cell>
          <table:table-cell table:formula="of:=RIGHT([.A38];LEN([.A38])-SEARCH(&quot;=&quot;;[.A38]))" office:value-type="string" office:string-value="RDCLAK5uy_ny0deJ2cVKvG12ttplsDa8vGfkonWXl0o">
            <text:p>RDCLAK5uy_ny0deJ2cVKvG12ttplsDa8vGfkonWXl0o</text:p>
          </table:table-cell>
          <table:table-cell table:style-name="ce8" table:formula="of:=ABS(LEFT([.D38] ;LEN([.D38])-6))" office:value-type="float" office:value="30">
            <text:p>30</text:p>
          </table:table-cell>
          <table:table-cell table:formula="of:=PROPER(RIGHT([.C38];LEN([.C38])-SEARCH(&quot; &quot;;[.C38])))" office:value-type="string" office:string-value="Alice Cooper">
            <text:p>Alice Coop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3ioZaSE1ZUUl1Qk_PBrn1IC8hUxCxiZY</text:p>
          </table:table-cell>
          <table:table-cell table:style-name="Default" office:value-type="string">
            <text:p>https://lh3.googleusercontent.com/Np_u5J3lR0Rj800ceOv6GgpQNPPC1UGEWhHH7zGGT6Es6DP-7nMt5QZ6QrlbbdBcxJZF0oMOu0v8Lys=w60-h60-l90-rj</text:p>
          </table:table-cell>
          <table:table-cell table:style-name="Default" office:value-type="string">
            <text:p>Presenting Alonzo</text:p>
          </table:table-cell>
          <table:table-cell table:style-name="Default" office:value-type="string">
            <text:p>22 songs</text:p>
          </table:table-cell>
          <table:table-cell table:formula="of:=RIGHT([.A39];LEN([.A39])-SEARCH(&quot;=&quot;;[.A39]))" office:value-type="string" office:string-value="RDCLAK5uy_m3ioZaSE1ZUUl1Qk_PBrn1IC8hUxCxiZY">
            <text:p>RDCLAK5uy_m3ioZaSE1ZUUl1Qk_PBrn1IC8hUxCxiZY</text:p>
          </table:table-cell>
          <table:table-cell table:style-name="ce8" table:formula="of:=ABS(LEFT([.D39] ;LEN([.D39])-6))" office:value-type="float" office:value="22">
            <text:p>22</text:p>
          </table:table-cell>
          <table:table-cell table:formula="of:=PROPER(RIGHT([.C39];LEN([.C39])-SEARCH(&quot; &quot;;[.C39])))" office:value-type="string" office:string-value="Alonzo">
            <text:p>Alonz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rgmJRjchIdha0HEBPVV6KRslMtMKrb2k</text:p>
          </table:table-cell>
          <table:table-cell table:style-name="Default" office:value-type="string">
            <text:p>https://lh3.googleusercontent.com/LNOyDHTPwc9e8gko9m6aZ5T4V02KgpcSuib9daLVnqGAG8gacGRHnVSgJDaq16BSaZukS7dcv-ufnVo=w60-h60-l90-rj</text:p>
          </table:table-cell>
          <table:table-cell table:style-name="Default" office:value-type="string">
            <text:p>Presenting Amitabh Bachchan</text:p>
          </table:table-cell>
          <table:table-cell table:style-name="Default" office:value-type="string">
            <text:p>50 songs</text:p>
          </table:table-cell>
          <table:table-cell table:formula="of:=RIGHT([.A40];LEN([.A40])-SEARCH(&quot;=&quot;;[.A40]))" office:value-type="string" office:string-value="RDCLAK5uy_krgmJRjchIdha0HEBPVV6KRslMtMKrb2k">
            <text:p>RDCLAK5uy_krgmJRjchIdha0HEBPVV6KRslMtMKrb2k</text:p>
          </table:table-cell>
          <table:table-cell table:style-name="ce8" table:formula="of:=ABS(LEFT([.D40] ;LEN([.D40])-6))" office:value-type="float" office:value="50">
            <text:p>50</text:p>
          </table:table-cell>
          <table:table-cell table:formula="of:=PROPER(RIGHT([.C40];LEN([.C40])-SEARCH(&quot; &quot;;[.C40])))" office:value-type="string" office:string-value="Amitabh Bachchan">
            <text:p>Amitabh Bachc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91IxvrMU91FGniz80KuMJGDvdrcIpEUI</text:p>
          </table:table-cell>
          <table:table-cell office:value-type="string">
            <text:p>https://lh3.googleusercontent.com/jRzE3RUHNJ9fxnR8xmUMdQlB8d15WaC8an0PxquoCZGd24a-zB0ezjblu9_9XTxBnyOLEjWKw3xkXyuM=w60-h60-l90-rj</text:p>
          </table:table-cell>
          <table:table-cell office:value-type="string">
            <text:p>Presenting Amy Winehouse</text:p>
          </table:table-cell>
          <table:table-cell office:value-type="string">
            <text:p>17 songs</text:p>
          </table:table-cell>
          <table:table-cell table:formula="of:=RIGHT([.A41];LEN([.A41])-SEARCH(&quot;=&quot;;[.A41]))" office:value-type="string" office:string-value="RDCLAK5uy_l91IxvrMU91FGniz80KuMJGDvdrcIpEUI">
            <text:p>RDCLAK5uy_l91IxvrMU91FGniz80KuMJGDvdrcIpEUI</text:p>
          </table:table-cell>
          <table:table-cell table:style-name="ce8" table:formula="of:=ABS(LEFT([.D41] ;LEN([.D41])-6))" office:value-type="float" office:value="17">
            <text:p>17</text:p>
          </table:table-cell>
          <table:table-cell table:formula="of:=PROPER(RIGHT([.C41];LEN([.C41])-SEARCH(&quot; &quot;;[.C41])))" office:value-type="string" office:string-value="Amy Winehouse">
            <text:p>Amy Winehous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91IxvrMU91FGniz80KuMJGDvdrcIpEUI</text:p>
          </table:table-cell>
          <table:table-cell table:style-name="Default" office:value-type="string">
            <text:p>https://lh3.googleusercontent.com/jRzE3RUHNJ9fxnR8xmUMdQlB8d15WaC8an0PxquoCZGd24a-zB0ezjblu9_9XTxBnyOLEjWKw3xkXyuM=w60-h60-l90-rj</text:p>
          </table:table-cell>
          <table:table-cell table:style-name="Default" office:value-type="string">
            <text:p>Presenting Amy Winehouse</text:p>
          </table:table-cell>
          <table:table-cell table:style-name="Default" office:value-type="string">
            <text:p>17 songs</text:p>
          </table:table-cell>
          <table:table-cell table:formula="of:=RIGHT([.A42];LEN([.A42])-SEARCH(&quot;=&quot;;[.A42]))" office:value-type="string" office:string-value="RDCLAK5uy_l91IxvrMU91FGniz80KuMJGDvdrcIpEUI">
            <text:p>RDCLAK5uy_l91IxvrMU91FGniz80KuMJGDvdrcIpEUI</text:p>
          </table:table-cell>
          <table:table-cell table:style-name="ce8" table:formula="of:=ABS(LEFT([.D42] ;LEN([.D42])-6))" office:value-type="float" office:value="17">
            <text:p>17</text:p>
          </table:table-cell>
          <table:table-cell table:formula="of:=PROPER(RIGHT([.C42];LEN([.C42])-SEARCH(&quot; &quot;;[.C42])))" office:value-type="string" office:string-value="Amy Winehouse">
            <text:p>Amy Winehous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FXCeP0YHlkKUk3azGHIJAoe2M8DCB0I</text:p>
          </table:table-cell>
          <table:table-cell office:value-type="string">
            <text:p>https://lh3.googleusercontent.com/O3sh2vBOF36mBfiM_Mx72uGpe49eY2PzP79eQAl0_qFqvzpdFCEETx2X3NI85fLo7IvVWhEFTLEJVWk=w60-h60-l90-rj</text:p>
          </table:table-cell>
          <table:table-cell office:value-type="string">
            <text:p>Presenting Andrés Calamaro</text:p>
          </table:table-cell>
          <table:table-cell office:value-type="string">
            <text:p>63 songs</text:p>
          </table:table-cell>
          <table:table-cell table:formula="of:=RIGHT([.A43];LEN([.A43])-SEARCH(&quot;=&quot;;[.A43]))" office:value-type="string" office:string-value="RDCLAK5uy_nLFXCeP0YHlkKUk3azGHIJAoe2M8DCB0I">
            <text:p>RDCLAK5uy_nLFXCeP0YHlkKUk3azGHIJAoe2M8DCB0I</text:p>
          </table:table-cell>
          <table:table-cell table:style-name="ce8" table:formula="of:=ABS(LEFT([.D43] ;LEN([.D43])-6))" office:value-type="float" office:value="63">
            <text:p>63</text:p>
          </table:table-cell>
          <table:table-cell table:formula="of:=PROPER(RIGHT([.C43];LEN([.C43])-SEARCH(&quot; &quot;;[.C43])))" office:value-type="string" office:string-value="Andrés Calamaro">
            <text:p>Andrés Calamar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Fl5ki_psxqk64v46ihbOhYf1MabeQEJE</text:p>
          </table:table-cell>
          <table:table-cell table:style-name="Default" office:value-type="string">
            <text:p>https://lh3.googleusercontent.com/I7imbb34okpBIoFWgBzjOax7JAL5abpHNmEGntwPH_DzNZXlAGYcD0mKqHNYk1W6dmtaTJMj8O2kjA=w60-h60-l90-rj</text:p>
          </table:table-cell>
          <table:table-cell table:style-name="Default" office:value-type="string">
            <text:p>Presenting Anirudh Ravichander (Tamil)</text:p>
          </table:table-cell>
          <table:table-cell table:style-name="Default" office:value-type="string">
            <text:p>50 songs</text:p>
          </table:table-cell>
          <table:table-cell table:formula="of:=RIGHT([.A44];LEN([.A44])-SEARCH(&quot;=&quot;;[.A44]))" office:value-type="string" office:string-value="RDCLAK5uy_nFl5ki_psxqk64v46ihbOhYf1MabeQEJE">
            <text:p>RDCLAK5uy_nFl5ki_psxqk64v46ihbOhYf1MabeQEJE</text:p>
          </table:table-cell>
          <table:table-cell table:style-name="ce8" table:formula="of:=ABS(LEFT([.D44] ;LEN([.D44])-6))" office:value-type="float" office:value="50">
            <text:p>50</text:p>
          </table:table-cell>
          <table:table-cell table:formula="of:=PROPER(RIGHT([.C44];LEN([.C44])-SEARCH(&quot; &quot;;[.C44])))" office:value-type="string" office:string-value="Anirudh Ravichander (Tamil)">
            <text:p>Anirudh Ravichander (Tamil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askmb-0mwvolQDDbaah8T8WXgcowS6jM</text:p>
          </table:table-cell>
          <table:table-cell table:style-name="Default" office:value-type="string">
            <text:p>https://lh3.googleusercontent.com/hD8whxrvW1bwMBVkiUdNj9W6VyAi7lCFcALONymOeSibiVipHgdhRWCE-5wdHmDpGBdQttTfPoxOee0a=w60-h60-l90-rj</text:p>
          </table:table-cell>
          <table:table-cell table:style-name="Default" office:value-type="string">
            <text:p>Presenting Anirudh Ravichander (Telugu)</text:p>
          </table:table-cell>
          <table:table-cell table:style-name="Default" office:value-type="string">
            <text:p>37 songs</text:p>
          </table:table-cell>
          <table:table-cell table:formula="of:=RIGHT([.A45];LEN([.A45])-SEARCH(&quot;=&quot;;[.A45]))" office:value-type="string" office:string-value="RDCLAK5uy_laskmb-0mwvolQDDbaah8T8WXgcowS6jM">
            <text:p>RDCLAK5uy_laskmb-0mwvolQDDbaah8T8WXgcowS6jM</text:p>
          </table:table-cell>
          <table:table-cell table:style-name="ce8" table:formula="of:=ABS(LEFT([.D45] ;LEN([.D45])-6))" office:value-type="float" office:value="37">
            <text:p>37</text:p>
          </table:table-cell>
          <table:table-cell table:formula="of:=PROPER(RIGHT([.C45];LEN([.C45])-SEARCH(&quot; &quot;;[.C45])))" office:value-type="string" office:string-value="Anirudh Ravichander (Telugu)">
            <text:p>Anirudh Ravichander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DBgQVJW5FdU9aMaVtZOK-mDUqjTnFk00</text:p>
          </table:table-cell>
          <table:table-cell office:value-type="string">
            <text:p>https://lh3.googleusercontent.com/YkOdcfPp-SG7kRqHRqr2EgGrP2289F69UifYW40s2W87QRh8WclRtmokKag9fzmkj2EmRjSwQzOD1g=w60-h60-l90-rj</text:p>
          </table:table-cell>
          <table:table-cell office:value-type="string">
            <text:p>Presenting Anthrax</text:p>
          </table:table-cell>
          <table:table-cell office:value-type="string">
            <text:p>25 songs</text:p>
          </table:table-cell>
          <table:table-cell table:formula="of:=RIGHT([.A46];LEN([.A46])-SEARCH(&quot;=&quot;;[.A46]))" office:value-type="string" office:string-value="RDCLAK5uy_mDBgQVJW5FdU9aMaVtZOK-mDUqjTnFk00">
            <text:p>RDCLAK5uy_mDBgQVJW5FdU9aMaVtZOK-mDUqjTnFk00</text:p>
          </table:table-cell>
          <table:table-cell table:style-name="ce8" table:formula="of:=ABS(LEFT([.D46] ;LEN([.D46])-6))" office:value-type="float" office:value="25">
            <text:p>25</text:p>
          </table:table-cell>
          <table:table-cell table:formula="of:=PROPER(RIGHT([.C46];LEN([.C46])-SEARCH(&quot; &quot;;[.C46])))" office:value-type="string" office:string-value="Anthrax">
            <text:p>Anthra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eP_9go5la0DZHJtzID2SuRZWjlKOWlQk</text:p>
          </table:table-cell>
          <table:table-cell table:style-name="Default" office:value-type="string">
            <text:p>https://lh3.googleusercontent.com/iVqZLuZ5pdGZ__5W6OeQ-nHsXVEl4YYru0JnuLPAKEXtUCT1o7bRDRTOLXHc_v9kd7jn6lYHOu3MQg=w60-h60-l90-rj</text:p>
          </table:table-cell>
          <table:table-cell table:style-name="Default" office:value-type="string">
            <text:p>Presenting Anuel AA</text:p>
          </table:table-cell>
          <table:table-cell table:style-name="Default" office:value-type="string">
            <text:p>40 songs</text:p>
          </table:table-cell>
          <table:table-cell table:formula="of:=RIGHT([.A47];LEN([.A47])-SEARCH(&quot;=&quot;;[.A47]))" office:value-type="string" office:string-value="RDCLAK5uy_leP_9go5la0DZHJtzID2SuRZWjlKOWlQk">
            <text:p>RDCLAK5uy_leP_9go5la0DZHJtzID2SuRZWjlKOWlQk</text:p>
          </table:table-cell>
          <table:table-cell table:style-name="ce8" table:formula="of:=ABS(LEFT([.D47] ;LEN([.D47])-6))" office:value-type="float" office:value="40">
            <text:p>40</text:p>
          </table:table-cell>
          <table:table-cell table:formula="of:=PROPER(RIGHT([.C47];LEN([.C47])-SEARCH(&quot; &quot;;[.C47])))" office:value-type="string" office:string-value="Anuel Aa">
            <text:p>Anuel A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Ur9mvncHI36MJFUD6VO5XHcWoU7o9if0</text:p>
          </table:table-cell>
          <table:table-cell table:style-name="Default" office:value-type="string">
            <text:p>https://lh3.googleusercontent.com/YDZJ1ZzFBJk0Suiyvn2gm5RcLgefLmJ16BSPkqVavVKOq5_jdRxTaRmJLh4eCpFdNvi71Q9f7CQeX70=w60-h60-l90-rj</text:p>
          </table:table-cell>
          <table:table-cell table:style-name="Default" office:value-type="string">
            <text:p>Presenting AP Dhillon</text:p>
          </table:table-cell>
          <table:table-cell table:style-name="Default" office:value-type="string">
            <text:p>40 songs</text:p>
          </table:table-cell>
          <table:table-cell table:formula="of:=RIGHT([.A48];LEN([.A48])-SEARCH(&quot;=&quot;;[.A48]))" office:value-type="string" office:string-value="RDCLAK5uy_kUr9mvncHI36MJFUD6VO5XHcWoU7o9if0">
            <text:p>RDCLAK5uy_kUr9mvncHI36MJFUD6VO5XHcWoU7o9if0</text:p>
          </table:table-cell>
          <table:table-cell table:style-name="ce8" table:formula="of:=ABS(LEFT([.D48] ;LEN([.D48])-6))" office:value-type="float" office:value="40">
            <text:p>40</text:p>
          </table:table-cell>
          <table:table-cell table:formula="of:=PROPER(RIGHT([.C48];LEN([.C48])-SEARCH(&quot; &quot;;[.C48])))" office:value-type="string" office:string-value="Ap Dhillon">
            <text:p>Ap Dhill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T0pTvk8JmnuW0VuEkwpU7dO8vOalOMME</text:p>
          </table:table-cell>
          <table:table-cell office:value-type="string">
            <text:p>https://lh3.googleusercontent.com/cbFVXAz7CWPgcXVZAZe5jg6_23kXTK_j7QB8Qww2PdkHM6quAvSOeC0HSnHUz-wtgorwCDD10bbvbac=w60-h60-l90-rj</text:p>
          </table:table-cell>
          <table:table-cell office:value-type="string">
            <text:p>Presenting Aphex Twin</text:p>
          </table:table-cell>
          <table:table-cell office:value-type="string">
            <text:p>23 songs</text:p>
          </table:table-cell>
          <table:table-cell table:formula="of:=RIGHT([.A49];LEN([.A49])-SEARCH(&quot;=&quot;;[.A49]))" office:value-type="string" office:string-value="RDCLAK5uy_mT0pTvk8JmnuW0VuEkwpU7dO8vOalOMME">
            <text:p>RDCLAK5uy_mT0pTvk8JmnuW0VuEkwpU7dO8vOalOMME</text:p>
          </table:table-cell>
          <table:table-cell table:style-name="ce8" table:formula="of:=ABS(LEFT([.D49] ;LEN([.D49])-6))" office:value-type="float" office:value="23">
            <text:p>23</text:p>
          </table:table-cell>
          <table:table-cell table:formula="of:=PROPER(RIGHT([.C49];LEN([.C49])-SEARCH(&quot; &quot;;[.C49])))" office:value-type="string" office:string-value="Aphex Twin">
            <text:p>Aphex Twi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c6Fos4gvMmbaSzigmvpriBJ1JzlUuJXo</text:p>
          </table:table-cell>
          <table:table-cell office:value-type="string">
            <text:p>https://lh3.googleusercontent.com/qDmehhX8v5gHKpQDsYMkkVcmqgUBCGqXt3S72ADoymLVm89JCIpzDAgvJTMbFVEdL8P5Lh1PpuPLkQtp=w60-h60-l90-rj</text:p>
          </table:table-cell>
          <table:table-cell office:value-type="string">
            <text:p>Presenting Apink</text:p>
          </table:table-cell>
          <table:table-cell office:value-type="string">
            <text:p>90 songs</text:p>
          </table:table-cell>
          <table:table-cell table:formula="of:=RIGHT([.A50];LEN([.A50])-SEARCH(&quot;=&quot;;[.A50]))" office:value-type="string" office:string-value="RDCLAK5uy_nc6Fos4gvMmbaSzigmvpriBJ1JzlUuJXo">
            <text:p>RDCLAK5uy_nc6Fos4gvMmbaSzigmvpriBJ1JzlUuJXo</text:p>
          </table:table-cell>
          <table:table-cell table:style-name="ce8" table:formula="of:=ABS(LEFT([.D50] ;LEN([.D50])-6))" office:value-type="float" office:value="90">
            <text:p>90</text:p>
          </table:table-cell>
          <table:table-cell table:formula="of:=PROPER(RIGHT([.C50];LEN([.C50])-SEARCH(&quot; &quot;;[.C50])))" office:value-type="string" office:string-value="Apink">
            <text:p>Apin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JAkN28hPsUuealeAIGowrTa04lSoy1AU</text:p>
          </table:table-cell>
          <table:table-cell office:value-type="string">
            <text:p>https://lh3.googleusercontent.com/Ey_JhKsX785QoCQ-O8qXel_QYti5p0aYiDaJ_CFSq8dEizIdQFCB2S0VHxUeQwfa7zmwCR7hC0hNQRI=w60-h60-l90-rj</text:p>
          </table:table-cell>
          <table:table-cell office:value-type="string">
            <text:p>Presenting ARASHI</text:p>
          </table:table-cell>
          <table:table-cell office:value-type="string">
            <text:p>49 songs</text:p>
          </table:table-cell>
          <table:table-cell table:formula="of:=RIGHT([.A51];LEN([.A51])-SEARCH(&quot;=&quot;;[.A51]))" office:value-type="string" office:string-value="RDCLAK5uy_mJAkN28hPsUuealeAIGowrTa04lSoy1AU">
            <text:p>RDCLAK5uy_mJAkN28hPsUuealeAIGowrTa04lSoy1AU</text:p>
          </table:table-cell>
          <table:table-cell table:style-name="ce8" table:formula="of:=ABS(LEFT([.D51] ;LEN([.D51])-6))" office:value-type="float" office:value="49">
            <text:p>49</text:p>
          </table:table-cell>
          <table:table-cell table:formula="of:=PROPER(RIGHT([.C51];LEN([.C51])-SEARCH(&quot; &quot;;[.C51])))" office:value-type="string" office:string-value="Arashi">
            <text:p>Arash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Ijq4ZKak8qRjMRATD_veiI9Cc_8f8y-E</text:p>
          </table:table-cell>
          <table:table-cell office:value-type="string">
            <text:p>https://lh3.googleusercontent.com/g57d7i7E_L5RmHkzY1VgwEZlWzTZOwH6hAfkqZz8qGe2xPqvGYWJM0uy13_Y_lBquwVSQZo32BUja8A=w60-h60-l90-rj</text:p>
          </table:table-cell>
          <table:table-cell office:value-type="string">
            <text:p>Presenting Arcángel</text:p>
          </table:table-cell>
          <table:table-cell office:value-type="string">
            <text:p>44 songs</text:p>
          </table:table-cell>
          <table:table-cell table:formula="of:=RIGHT([.A52];LEN([.A52])-SEARCH(&quot;=&quot;;[.A52]))" office:value-type="string" office:string-value="RDCLAK5uy_kIjq4ZKak8qRjMRATD_veiI9Cc_8f8y-E">
            <text:p>RDCLAK5uy_kIjq4ZKak8qRjMRATD_veiI9Cc_8f8y-E</text:p>
          </table:table-cell>
          <table:table-cell table:style-name="ce8" table:formula="of:=ABS(LEFT([.D52] ;LEN([.D52])-6))" office:value-type="float" office:value="44">
            <text:p>44</text:p>
          </table:table-cell>
          <table:table-cell table:formula="of:=PROPER(RIGHT([.C52];LEN([.C52])-SEARCH(&quot; &quot;;[.C52])))" office:value-type="string" office:string-value="Arcángel">
            <text:p>Arcánge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X2jbpAuF_rcpenSWtmW1xbqAvGNB3bsI</text:p>
          </table:table-cell>
          <table:table-cell office:value-type="string">
            <text:p>https://lh3.googleusercontent.com/GsNvPdcU2uDvPv14EZCsJpw0DEKPjVzAquz8FdJWBev6r7SCqvZtjjqjDxhNI2eoBxlxzRBP6131f-Q=w60-h60-l90-rj</text:p>
          </table:table-cell>
          <table:table-cell office:value-type="string">
            <text:p>Presenting Arctic Monkeys</text:p>
          </table:table-cell>
          <table:table-cell office:value-type="string">
            <text:p>29 songs</text:p>
          </table:table-cell>
          <table:table-cell table:formula="of:=RIGHT([.A53];LEN([.A53])-SEARCH(&quot;=&quot;;[.A53]))" office:value-type="string" office:string-value="RDCLAK5uy_lX2jbpAuF_rcpenSWtmW1xbqAvGNB3bsI">
            <text:p>RDCLAK5uy_lX2jbpAuF_rcpenSWtmW1xbqAvGNB3bsI</text:p>
          </table:table-cell>
          <table:table-cell table:style-name="ce8" table:formula="of:=ABS(LEFT([.D53] ;LEN([.D53])-6))" office:value-type="float" office:value="29">
            <text:p>29</text:p>
          </table:table-cell>
          <table:table-cell table:formula="of:=PROPER(RIGHT([.C53];LEN([.C53])-SEARCH(&quot; &quot;;[.C53])))" office:value-type="string" office:string-value="Arctic Monkeys">
            <text:p>Arctic Monke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X2jbpAuF_rcpenSWtmW1xbqAvGNB3bsI</text:p>
          </table:table-cell>
          <table:table-cell table:style-name="Default" office:value-type="string">
            <text:p>https://lh3.googleusercontent.com/GsNvPdcU2uDvPv14EZCsJpw0DEKPjVzAquz8FdJWBev6r7SCqvZtjjqjDxhNI2eoBxlxzRBP6131f-Q=w60-h60-l90-rj</text:p>
          </table:table-cell>
          <table:table-cell table:style-name="Default" office:value-type="string">
            <text:p>Presenting Arctic Monkeys</text:p>
          </table:table-cell>
          <table:table-cell table:style-name="Default" office:value-type="string">
            <text:p>29 songs</text:p>
          </table:table-cell>
          <table:table-cell table:formula="of:=RIGHT([.A54];LEN([.A54])-SEARCH(&quot;=&quot;;[.A54]))" office:value-type="string" office:string-value="RDCLAK5uy_lX2jbpAuF_rcpenSWtmW1xbqAvGNB3bsI">
            <text:p>RDCLAK5uy_lX2jbpAuF_rcpenSWtmW1xbqAvGNB3bsI</text:p>
          </table:table-cell>
          <table:table-cell table:style-name="ce8" table:formula="of:=ABS(LEFT([.D54] ;LEN([.D54])-6))" office:value-type="float" office:value="29">
            <text:p>29</text:p>
          </table:table-cell>
          <table:table-cell table:formula="of:=PROPER(RIGHT([.C54];LEN([.C54])-SEARCH(&quot; &quot;;[.C54])))" office:value-type="string" office:string-value="Arctic Monkeys">
            <text:p>Arctic Monke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2vU5PXOOVlGYoaipYilKdzmiNAxK7jdE</text:p>
          </table:table-cell>
          <table:table-cell table:style-name="Default" office:value-type="string">
            <text:p>https://lh3.googleusercontent.com/9rJrvBA7PXC8-dmVbyu9mnnmSzHQxoAvwONa6H6TsE8h6NlqAO0gS2dQWLt7y9_p-BKOB-XKTcWSlb4=w60-h60-l90-rj</text:p>
          </table:table-cell>
          <table:table-cell table:style-name="Default" office:value-type="string">
            <text:p>Presenting Ardhito Pramono</text:p>
          </table:table-cell>
          <table:table-cell table:style-name="Default" office:value-type="string">
            <text:p>30 songs</text:p>
          </table:table-cell>
          <table:table-cell table:formula="of:=RIGHT([.A55];LEN([.A55])-SEARCH(&quot;=&quot;;[.A55]))" office:value-type="string" office:string-value="RDCLAK5uy_k2vU5PXOOVlGYoaipYilKdzmiNAxK7jdE">
            <text:p>RDCLAK5uy_k2vU5PXOOVlGYoaipYilKdzmiNAxK7jdE</text:p>
          </table:table-cell>
          <table:table-cell table:style-name="ce8" table:formula="of:=ABS(LEFT([.D55] ;LEN([.D55])-6))" office:value-type="float" office:value="30">
            <text:p>30</text:p>
          </table:table-cell>
          <table:table-cell table:formula="of:=PROPER(RIGHT([.C55];LEN([.C55])-SEARCH(&quot; &quot;;[.C55])))" office:value-type="string" office:string-value="Ardhito Pramono">
            <text:p>Ardhito Pramo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vUWO9TXlGNkoasw1F5sjmSvpTozSD6G8</text:p>
          </table:table-cell>
          <table:table-cell office:value-type="string">
            <text:p>https://lh3.googleusercontent.com/7nTEsDpBWQNSIUBODOuh3lLMP8VSPqpXAadqmZAjaR8x1cfpwatm5jkMqJ4NEPj-FQQnn-He4uL-59Q=w60-h60-l90-rj</text:p>
          </table:table-cell>
          <table:table-cell office:value-type="string">
            <text:p>Presenting Ari Lasso</text:p>
          </table:table-cell>
          <table:table-cell office:value-type="string">
            <text:p>30 songs</text:p>
          </table:table-cell>
          <table:table-cell table:formula="of:=RIGHT([.A56];LEN([.A56])-SEARCH(&quot;=&quot;;[.A56]))" office:value-type="string" office:string-value="RDCLAK5uy_kvUWO9TXlGNkoasw1F5sjmSvpTozSD6G8">
            <text:p>RDCLAK5uy_kvUWO9TXlGNkoasw1F5sjmSvpTozSD6G8</text:p>
          </table:table-cell>
          <table:table-cell table:style-name="ce8" table:formula="of:=ABS(LEFT([.D56] ;LEN([.D56])-6))" office:value-type="float" office:value="30">
            <text:p>30</text:p>
          </table:table-cell>
          <table:table-cell table:formula="of:=PROPER(RIGHT([.C56];LEN([.C56])-SEARCH(&quot; &quot;;[.C56])))" office:value-type="string" office:string-value="Ari Lasso">
            <text:p>Ari Lass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vUWO9TXlGNkoasw1F5sjmSvpTozSD6G8</text:p>
          </table:table-cell>
          <table:table-cell table:style-name="Default" office:value-type="string">
            <text:p>https://lh3.googleusercontent.com/7nTEsDpBWQNSIUBODOuh3lLMP8VSPqpXAadqmZAjaR8x1cfpwatm5jkMqJ4NEPj-FQQnn-He4uL-59Q=w60-h60-l90-rj</text:p>
          </table:table-cell>
          <table:table-cell table:style-name="Default" office:value-type="string">
            <text:p>Presenting Ari Lasso</text:p>
          </table:table-cell>
          <table:table-cell table:style-name="Default" office:value-type="string">
            <text:p>30 songs</text:p>
          </table:table-cell>
          <table:table-cell table:formula="of:=RIGHT([.A57];LEN([.A57])-SEARCH(&quot;=&quot;;[.A57]))" office:value-type="string" office:string-value="RDCLAK5uy_kvUWO9TXlGNkoasw1F5sjmSvpTozSD6G8">
            <text:p>RDCLAK5uy_kvUWO9TXlGNkoasw1F5sjmSvpTozSD6G8</text:p>
          </table:table-cell>
          <table:table-cell table:style-name="ce8" table:formula="of:=ABS(LEFT([.D57] ;LEN([.D57])-6))" office:value-type="float" office:value="30">
            <text:p>30</text:p>
          </table:table-cell>
          <table:table-cell table:formula="of:=PROPER(RIGHT([.C57];LEN([.C57])-SEARCH(&quot; &quot;;[.C57])))" office:value-type="string" office:string-value="Ari Lasso">
            <text:p>Ari Lass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wOIqEnQuUBHR3feiTGCwSghp8K06lskc</text:p>
          </table:table-cell>
          <table:table-cell office:value-type="string">
            <text:p>https://lh3.googleusercontent.com/gHrbc15LWJ7IG2l2yndZd2EJOcXTZ-tWq1k7jaRyw55lT8p30iepMuKfZAe9AOccuea4mgUdqSWMNm0=w60-h60-l90-rj</text:p>
          </table:table-cell>
          <table:table-cell office:value-type="string">
            <text:p>Presenting Ariel Camacho</text:p>
          </table:table-cell>
          <table:table-cell office:value-type="string">
            <text:p>25 songs</text:p>
          </table:table-cell>
          <table:table-cell table:formula="of:=RIGHT([.A58];LEN([.A58])-SEARCH(&quot;=&quot;;[.A58]))" office:value-type="string" office:string-value="RDCLAK5uy_lwOIqEnQuUBHR3feiTGCwSghp8K06lskc">
            <text:p>RDCLAK5uy_lwOIqEnQuUBHR3feiTGCwSghp8K06lskc</text:p>
          </table:table-cell>
          <table:table-cell table:style-name="ce8" table:formula="of:=ABS(LEFT([.D58] ;LEN([.D58])-6))" office:value-type="float" office:value="25">
            <text:p>25</text:p>
          </table:table-cell>
          <table:table-cell table:formula="of:=PROPER(RIGHT([.C58];LEN([.C58])-SEARCH(&quot; &quot;;[.C58])))" office:value-type="string" office:string-value="Ariel Camacho">
            <text:p>Ariel Camach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GLDDW42tws3jDBNB3m8eRcn3iDWMlwd8</text:p>
          </table:table-cell>
          <table:table-cell office:value-type="string">
            <text:p>https://lh3.googleusercontent.com/bQta_LPHTpLZLqJCULmJNZ1zDLE7YlQ1CJ8MTaFO0C14daNLF29BVQzEXtXcpgAPMRT_BcUjE-jJahBh=w60-h60-l90-rj</text:p>
          </table:table-cell>
          <table:table-cell office:value-type="string">
            <text:p>Presenting Arijit Singh</text:p>
          </table:table-cell>
          <table:table-cell office:value-type="string">
            <text:p>50 songs</text:p>
          </table:table-cell>
          <table:table-cell table:formula="of:=RIGHT([.A59];LEN([.A59])-SEARCH(&quot;=&quot;;[.A59]))" office:value-type="string" office:string-value="RDCLAK5uy_kGLDDW42tws3jDBNB3m8eRcn3iDWMlwd8">
            <text:p>RDCLAK5uy_kGLDDW42tws3jDBNB3m8eRcn3iDWMlwd8</text:p>
          </table:table-cell>
          <table:table-cell table:style-name="ce8" table:formula="of:=ABS(LEFT([.D59] ;LEN([.D59])-6))" office:value-type="float" office:value="50">
            <text:p>50</text:p>
          </table:table-cell>
          <table:table-cell table:formula="of:=PROPER(RIGHT([.C59];LEN([.C59])-SEARCH(&quot; &quot;;[.C59])))" office:value-type="string" office:string-value="Arijit Singh">
            <text:p>Arijit Sing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GLDDW42tws3jDBNB3m8eRcn3iDWMlwd8</text:p>
          </table:table-cell>
          <table:table-cell table:style-name="Default" office:value-type="string">
            <text:p>https://lh3.googleusercontent.com/bQta_LPHTpLZLqJCULmJNZ1zDLE7YlQ1CJ8MTaFO0C14daNLF29BVQzEXtXcpgAPMRT_BcUjE-jJahBh=w60-h60-l90-rj</text:p>
          </table:table-cell>
          <table:table-cell table:style-name="Default" office:value-type="string">
            <text:p>Presenting Arijit Singh</text:p>
          </table:table-cell>
          <table:table-cell table:style-name="Default" office:value-type="string">
            <text:p>50 songs</text:p>
          </table:table-cell>
          <table:table-cell table:formula="of:=RIGHT([.A60];LEN([.A60])-SEARCH(&quot;=&quot;;[.A60]))" office:value-type="string" office:string-value="RDCLAK5uy_kGLDDW42tws3jDBNB3m8eRcn3iDWMlwd8">
            <text:p>RDCLAK5uy_kGLDDW42tws3jDBNB3m8eRcn3iDWMlwd8</text:p>
          </table:table-cell>
          <table:table-cell table:style-name="ce8" table:formula="of:=ABS(LEFT([.D60] ;LEN([.D60])-6))" office:value-type="float" office:value="50">
            <text:p>50</text:p>
          </table:table-cell>
          <table:table-cell table:formula="of:=PROPER(RIGHT([.C60];LEN([.C60])-SEARCH(&quot; &quot;;[.C60])))" office:value-type="string" office:string-value="Arijit Singh">
            <text:p>Arijit Sing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CiuML-i6Qvql9KnSckFXOurYbHxR5Ttg</text:p>
          </table:table-cell>
          <table:table-cell office:value-type="string">
            <text:p>https://lh3.googleusercontent.com/Q68OdaTjmxDnJOeGmFuUjAHhaFzBgNG8NDGqSINtRgwP6mZKvXQ8OdwK_70cnQeyq50c8YGHFiUJmWE=w60-h60-l90-rj</text:p>
          </table:table-cell>
          <table:table-cell office:value-type="string">
            <text:p>Presenting Armaan Malik</text:p>
          </table:table-cell>
          <table:table-cell office:value-type="string">
            <text:p>50 songs</text:p>
          </table:table-cell>
          <table:table-cell table:formula="of:=RIGHT([.A61];LEN([.A61])-SEARCH(&quot;=&quot;;[.A61]))" office:value-type="string" office:string-value="RDCLAK5uy_lCiuML-i6Qvql9KnSckFXOurYbHxR5Ttg">
            <text:p>RDCLAK5uy_lCiuML-i6Qvql9KnSckFXOurYbHxR5Ttg</text:p>
          </table:table-cell>
          <table:table-cell table:style-name="ce8" table:formula="of:=ABS(LEFT([.D61] ;LEN([.D61])-6))" office:value-type="float" office:value="50">
            <text:p>50</text:p>
          </table:table-cell>
          <table:table-cell table:formula="of:=PROPER(RIGHT([.C61];LEN([.C61])-SEARCH(&quot; &quot;;[.C61])))" office:value-type="string" office:string-value="Armaan Malik">
            <text:p>Armaan Mali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CiuML-i6Qvql9KnSckFXOurYbHxR5Ttg</text:p>
          </table:table-cell>
          <table:table-cell table:style-name="Default" office:value-type="string">
            <text:p>https://lh3.googleusercontent.com/Q68OdaTjmxDnJOeGmFuUjAHhaFzBgNG8NDGqSINtRgwP6mZKvXQ8OdwK_70cnQeyq50c8YGHFiUJmWE=w60-h60-l90-rj</text:p>
          </table:table-cell>
          <table:table-cell table:style-name="Default" office:value-type="string">
            <text:p>Presenting Armaan Malik</text:p>
          </table:table-cell>
          <table:table-cell table:style-name="Default" office:value-type="string">
            <text:p>50 songs</text:p>
          </table:table-cell>
          <table:table-cell table:formula="of:=RIGHT([.A62];LEN([.A62])-SEARCH(&quot;=&quot;;[.A62]))" office:value-type="string" office:string-value="RDCLAK5uy_lCiuML-i6Qvql9KnSckFXOurYbHxR5Ttg">
            <text:p>RDCLAK5uy_lCiuML-i6Qvql9KnSckFXOurYbHxR5Ttg</text:p>
          </table:table-cell>
          <table:table-cell table:style-name="ce8" table:formula="of:=ABS(LEFT([.D62] ;LEN([.D62])-6))" office:value-type="float" office:value="50">
            <text:p>50</text:p>
          </table:table-cell>
          <table:table-cell table:formula="of:=PROPER(RIGHT([.C62];LEN([.C62])-SEARCH(&quot; &quot;;[.C62])))" office:value-type="string" office:string-value="Armaan Malik">
            <text:p>Armaan Mali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-4_T1BH2qxo3igs6Ky2vL6tcUX2lsnKw</text:p>
          </table:table-cell>
          <table:table-cell office:value-type="string">
            <text:p>https://lh3.googleusercontent.com/Jtt7CF_hVYqJl8utdquOslct71QJjmjNSoXj4NqVMD6inS9ihkNhktFOCXbSuve6LvJ2b-cvd-IiCg=w60-h60-l90-rj</text:p>
          </table:table-cell>
          <table:table-cell office:value-type="string">
            <text:p>Presenting Asake</text:p>
          </table:table-cell>
          <table:table-cell office:value-type="string">
            <text:p>37 songs</text:p>
          </table:table-cell>
          <table:table-cell table:formula="of:=RIGHT([.A63];LEN([.A63])-SEARCH(&quot;=&quot;;[.A63]))" office:value-type="string" office:string-value="RDCLAK5uy_m-4_T1BH2qxo3igs6Ky2vL6tcUX2lsnKw">
            <text:p>RDCLAK5uy_m-4_T1BH2qxo3igs6Ky2vL6tcUX2lsnKw</text:p>
          </table:table-cell>
          <table:table-cell table:style-name="ce8" table:formula="of:=ABS(LEFT([.D63] ;LEN([.D63])-6))" office:value-type="float" office:value="37">
            <text:p>37</text:p>
          </table:table-cell>
          <table:table-cell table:formula="of:=PROPER(RIGHT([.C63];LEN([.C63])-SEARCH(&quot; &quot;;[.C63])))" office:value-type="string" office:string-value="Asake">
            <text:p>Asak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C8V6xEQyVOun-qKIg33vX5K1h4AiyesU</text:p>
          </table:table-cell>
          <table:table-cell table:style-name="Default" office:value-type="string">
            <text:p>https://lh3.googleusercontent.com/L1ZTgyRMqFc3X9lP6UQBzmPdJTEteoGLLtdBBLajFnB-O8W7p9lml1bwUKcU5Jovyw26eCl8QHCkhg1A=w60-h60-l90-rj</text:p>
          </table:table-cell>
          <table:table-cell table:style-name="Default" office:value-type="string">
            <text:p>Presenting Asha Bhosle</text:p>
          </table:table-cell>
          <table:table-cell table:style-name="Default" office:value-type="string">
            <text:p>50 songs</text:p>
          </table:table-cell>
          <table:table-cell table:formula="of:=RIGHT([.A64];LEN([.A64])-SEARCH(&quot;=&quot;;[.A64]))" office:value-type="string" office:string-value="RDCLAK5uy_nC8V6xEQyVOun-qKIg33vX5K1h4AiyesU">
            <text:p>RDCLAK5uy_nC8V6xEQyVOun-qKIg33vX5K1h4AiyesU</text:p>
          </table:table-cell>
          <table:table-cell table:style-name="ce8" table:formula="of:=ABS(LEFT([.D64] ;LEN([.D64])-6))" office:value-type="float" office:value="50">
            <text:p>50</text:p>
          </table:table-cell>
          <table:table-cell table:formula="of:=PROPER(RIGHT([.C64];LEN([.C64])-SEARCH(&quot; &quot;;[.C64])))" office:value-type="string" office:string-value="Asha Bhosle">
            <text:p>Asha Bhos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GkMc6CB8DCA_0FLmu_8qmxr0S3DrDiRE</text:p>
          </table:table-cell>
          <table:table-cell table:style-name="Default" office:value-type="string">
            <text:p>https://lh3.googleusercontent.com/gi1-zYcK2JUcB6tQVTAO19pHcZIsLgUpTHekF_uQSpdu6EjD-eAGcXGisptmSu8zEy9ykyEEti01fMtZ=w60-h60-l90-rj</text:p>
          </table:table-cell>
          <table:table-cell table:style-name="Default" office:value-type="string">
            <text:p>Presenting Ashanti</text:p>
          </table:table-cell>
          <table:table-cell table:style-name="Default" office:value-type="string">
            <text:p>24 songs</text:p>
          </table:table-cell>
          <table:table-cell table:formula="of:=RIGHT([.A65];LEN([.A65])-SEARCH(&quot;=&quot;;[.A65]))" office:value-type="string" office:string-value="RDCLAK5uy_lGkMc6CB8DCA_0FLmu_8qmxr0S3DrDiRE">
            <text:p>RDCLAK5uy_lGkMc6CB8DCA_0FLmu_8qmxr0S3DrDiRE</text:p>
          </table:table-cell>
          <table:table-cell table:style-name="ce8" table:formula="of:=ABS(LEFT([.D65] ;LEN([.D65])-6))" office:value-type="float" office:value="24">
            <text:p>24</text:p>
          </table:table-cell>
          <table:table-cell table:formula="of:=PROPER(RIGHT([.C65];LEN([.C65])-SEARCH(&quot; &quot;;[.C65])))" office:value-type="string" office:string-value="Ashanti">
            <text:p>Ashant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hZ4Y09tsaLNEAA4053CsZqU0o_cwXgFM</text:p>
          </table:table-cell>
          <table:table-cell office:value-type="string">
            <text:p>https://lh3.googleusercontent.com/AdrwhWTPuFO_T9mOctqwJC-vSGwT4ZmjRbyqV7eREw3hROkdevaWTG5c0uhuBzzMh3FWZcyRmrDC2Kc=w60-h60-l90-rj</text:p>
          </table:table-cell>
          <table:table-cell office:value-type="string">
            <text:p>Presenting Asking Alexandria</text:p>
          </table:table-cell>
          <table:table-cell office:value-type="string">
            <text:p>30 songs</text:p>
          </table:table-cell>
          <table:table-cell table:formula="of:=RIGHT([.A66];LEN([.A66])-SEARCH(&quot;=&quot;;[.A66]))" office:value-type="string" office:string-value="RDCLAK5uy_nhZ4Y09tsaLNEAA4053CsZqU0o_cwXgFM">
            <text:p>RDCLAK5uy_nhZ4Y09tsaLNEAA4053CsZqU0o_cwXgFM</text:p>
          </table:table-cell>
          <table:table-cell table:style-name="ce8" table:formula="of:=ABS(LEFT([.D66] ;LEN([.D66])-6))" office:value-type="float" office:value="30">
            <text:p>30</text:p>
          </table:table-cell>
          <table:table-cell table:formula="of:=PROPER(RIGHT([.C66];LEN([.C66])-SEARCH(&quot; &quot;;[.C66])))" office:value-type="string" office:string-value="Asking Alexandria">
            <text:p>Asking Alexandri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s_ukNS4uN_-HCdVwPjaCJ3KnGYaymhRw</text:p>
          </table:table-cell>
          <table:table-cell office:value-type="string">
            <text:p>https://lh3.googleusercontent.com/oqgaBroyMtHX1sZdPrkq5196kq-UFvqQcY7CQJ0U-0pbIvUm0V7U49_J1ZVZ6VVaXVduL3LQkeIXsx_n=w60-h60-l90-rj</text:p>
          </table:table-cell>
          <table:table-cell office:value-type="string">
            <text:p>Presenting ATEEZ</text:p>
          </table:table-cell>
          <table:table-cell office:value-type="string">
            <text:p>63 songs</text:p>
          </table:table-cell>
          <table:table-cell table:formula="of:=RIGHT([.A67];LEN([.A67])-SEARCH(&quot;=&quot;;[.A67]))" office:value-type="string" office:string-value="RDCLAK5uy_ks_ukNS4uN_-HCdVwPjaCJ3KnGYaymhRw">
            <text:p>RDCLAK5uy_ks_ukNS4uN_-HCdVwPjaCJ3KnGYaymhRw</text:p>
          </table:table-cell>
          <table:table-cell table:style-name="ce8" table:formula="of:=ABS(LEFT([.D67] ;LEN([.D67])-6))" office:value-type="float" office:value="63">
            <text:p>63</text:p>
          </table:table-cell>
          <table:table-cell table:formula="of:=PROPER(RIGHT([.C67];LEN([.C67])-SEARCH(&quot; &quot;;[.C67])))" office:value-type="string" office:string-value="Ateez">
            <text:p>Atee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Q4x9sttCGEsAiRkiNlZ0cc9m5FHQfoZU</text:p>
          </table:table-cell>
          <table:table-cell office:value-type="string">
            <text:p>https://lh3.googleusercontent.com/KXXOUCE7xSzHeLesy9EeGe081W3eA7q_WTIrUxcyVd1O1lBq8O-DIxdPILNcyfKlc5PED6Gv2Uy--sk=w60-h60-l90-rj</text:p>
          </table:table-cell>
          <table:table-cell office:value-type="string">
            <text:p>Presenting Ati242</text:p>
          </table:table-cell>
          <table:table-cell office:value-type="string">
            <text:p>48 songs</text:p>
          </table:table-cell>
          <table:table-cell table:formula="of:=RIGHT([.A68];LEN([.A68])-SEARCH(&quot;=&quot;;[.A68]))" office:value-type="string" office:string-value="RDCLAK5uy_lQ4x9sttCGEsAiRkiNlZ0cc9m5FHQfoZU">
            <text:p>RDCLAK5uy_lQ4x9sttCGEsAiRkiNlZ0cc9m5FHQfoZU</text:p>
          </table:table-cell>
          <table:table-cell table:style-name="ce8" table:formula="of:=ABS(LEFT([.D68] ;LEN([.D68])-6))" office:value-type="float" office:value="48">
            <text:p>48</text:p>
          </table:table-cell>
          <table:table-cell table:formula="of:=PROPER(RIGHT([.C68];LEN([.C68])-SEARCH(&quot; &quot;;[.C68])))" office:value-type="string" office:string-value="Ati242">
            <text:p>Ati242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kkTsm4jc5Ozsc21_GyjwbyMDkBpGCgNk</text:p>
          </table:table-cell>
          <table:table-cell office:value-type="string">
            <text:p>https://lh3.googleusercontent.com/vIRGks8EquvF964BXq5kJ1xzBqAyeWAEUBVVCn2wUNQImb99uu0ohUsUfo8TT2u3SMlBa-FaaO3q3g=w60-h60-l90-rj</text:p>
          </table:table-cell>
          <table:table-cell office:value-type="string">
            <text:p>Presenting Avril Lavigne</text:p>
          </table:table-cell>
          <table:table-cell office:value-type="string">
            <text:p>43 songs</text:p>
          </table:table-cell>
          <table:table-cell table:formula="of:=RIGHT([.A69];LEN([.A69])-SEARCH(&quot;=&quot;;[.A69]))" office:value-type="string" office:string-value="RDCLAK5uy_nkkTsm4jc5Ozsc21_GyjwbyMDkBpGCgNk">
            <text:p>RDCLAK5uy_nkkTsm4jc5Ozsc21_GyjwbyMDkBpGCgNk</text:p>
          </table:table-cell>
          <table:table-cell table:style-name="ce8" table:formula="of:=ABS(LEFT([.D69] ;LEN([.D69])-6))" office:value-type="float" office:value="43">
            <text:p>43</text:p>
          </table:table-cell>
          <table:table-cell table:formula="of:=PROPER(RIGHT([.C69];LEN([.C69])-SEARCH(&quot; &quot;;[.C69])))" office:value-type="string" office:string-value="Avril Lavigne">
            <text:p>Avril Lavig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kkTsm4jc5Ozsc21_GyjwbyMDkBpGCgNk</text:p>
          </table:table-cell>
          <table:table-cell table:style-name="Default" office:value-type="string">
            <text:p>https://lh3.googleusercontent.com/vIRGks8EquvF964BXq5kJ1xzBqAyeWAEUBVVCn2wUNQImb99uu0ohUsUfo8TT2u3SMlBa-FaaO3q3g=w60-h60-l90-rj</text:p>
          </table:table-cell>
          <table:table-cell table:style-name="Default" office:value-type="string">
            <text:p>Presenting Avril Lavigne</text:p>
          </table:table-cell>
          <table:table-cell table:style-name="Default" office:value-type="string">
            <text:p>43 songs</text:p>
          </table:table-cell>
          <table:table-cell table:formula="of:=RIGHT([.A70];LEN([.A70])-SEARCH(&quot;=&quot;;[.A70]))" office:value-type="string" office:string-value="RDCLAK5uy_nkkTsm4jc5Ozsc21_GyjwbyMDkBpGCgNk">
            <text:p>RDCLAK5uy_nkkTsm4jc5Ozsc21_GyjwbyMDkBpGCgNk</text:p>
          </table:table-cell>
          <table:table-cell table:style-name="ce8" table:formula="of:=ABS(LEFT([.D70] ;LEN([.D70])-6))" office:value-type="float" office:value="43">
            <text:p>43</text:p>
          </table:table-cell>
          <table:table-cell table:formula="of:=PROPER(RIGHT([.C70];LEN([.C70])-SEARCH(&quot; &quot;;[.C70])))" office:value-type="string" office:string-value="Avril Lavigne">
            <text:p>Avril Lavig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Z-7siREg7Y0kWcsn0qLPOx0Iut7jHPZc</text:p>
          </table:table-cell>
          <table:table-cell office:value-type="string">
            <text:p>https://lh3.googleusercontent.com/2-mCWchXutAnDsi4lxwIyPUThuxPb69IV68NVLmN0WSQx2zUplPidc2fD1k-7LOZ_VpALVZ0JxP5Jw=w60-h60-l90-rj</text:p>
          </table:table-cell>
          <table:table-cell office:value-type="string">
            <text:p>Presenting Aya Shimazu</text:p>
          </table:table-cell>
          <table:table-cell office:value-type="string">
            <text:p>35 songs</text:p>
          </table:table-cell>
          <table:table-cell table:formula="of:=RIGHT([.A71];LEN([.A71])-SEARCH(&quot;=&quot;;[.A71]))" office:value-type="string" office:string-value="RDCLAK5uy_kZ-7siREg7Y0kWcsn0qLPOx0Iut7jHPZc">
            <text:p>RDCLAK5uy_kZ-7siREg7Y0kWcsn0qLPOx0Iut7jHPZc</text:p>
          </table:table-cell>
          <table:table-cell table:style-name="ce8" table:formula="of:=ABS(LEFT([.D71] ;LEN([.D71])-6))" office:value-type="float" office:value="35">
            <text:p>35</text:p>
          </table:table-cell>
          <table:table-cell table:formula="of:=PROPER(RIGHT([.C71];LEN([.C71])-SEARCH(&quot; &quot;;[.C71])))" office:value-type="string" office:string-value="Aya Shimazu">
            <text:p>Aya Shimaz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OCZDWyKVpRcYUpSK7zO3wVGL-I6CsFeU</text:p>
          </table:table-cell>
          <table:table-cell office:value-type="string">
            <text:p>https://lh3.googleusercontent.com/pyMM3wF2nmUzWFYQtivO5yn9xtM66zMWU93O7B-P8UeRTXMPo1bdYDKhJ1xUurGt4qUhsHkT4OwuSQYp=w60-h60-l90-rj</text:p>
          </table:table-cell>
          <table:table-cell office:value-type="string">
            <text:p>Presenting AYLIVA</text:p>
          </table:table-cell>
          <table:table-cell office:value-type="string">
            <text:p>36 songs</text:p>
          </table:table-cell>
          <table:table-cell table:formula="of:=RIGHT([.A72];LEN([.A72])-SEARCH(&quot;=&quot;;[.A72]))" office:value-type="string" office:string-value="RDCLAK5uy_lOCZDWyKVpRcYUpSK7zO3wVGL-I6CsFeU">
            <text:p>RDCLAK5uy_lOCZDWyKVpRcYUpSK7zO3wVGL-I6CsFeU</text:p>
          </table:table-cell>
          <table:table-cell table:style-name="ce8" table:formula="of:=ABS(LEFT([.D72] ;LEN([.D72])-6))" office:value-type="float" office:value="36">
            <text:p>36</text:p>
          </table:table-cell>
          <table:table-cell table:formula="of:=PROPER(RIGHT([.C72];LEN([.C72])-SEARCH(&quot; &quot;;[.C72])))" office:value-type="string" office:string-value="Ayliva">
            <text:p>Ayliv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764d3OIp5lysPoeA_O5RhoWwYJOVGcig</text:p>
          </table:table-cell>
          <table:table-cell office:value-type="string">
            <text:p>https://lh3.googleusercontent.com/uWvewyUATvHBc4dvdin8K6xIMI9tOT1V6pKlUvqTpaRWCvuIfi9OAOQj61sV1o7rY39G_sKRMjnWQg=w60-h60-l90-rj</text:p>
          </table:table-cell>
          <table:table-cell office:value-type="string">
            <text:p>Presenting Ayra Starr</text:p>
          </table:table-cell>
          <table:table-cell office:value-type="string">
            <text:p>32 songs</text:p>
          </table:table-cell>
          <table:table-cell table:formula="of:=RIGHT([.A73];LEN([.A73])-SEARCH(&quot;=&quot;;[.A73]))" office:value-type="string" office:string-value="RDCLAK5uy_m764d3OIp5lysPoeA_O5RhoWwYJOVGcig">
            <text:p>RDCLAK5uy_m764d3OIp5lysPoeA_O5RhoWwYJOVGcig</text:p>
          </table:table-cell>
          <table:table-cell table:style-name="ce8" table:formula="of:=ABS(LEFT([.D73] ;LEN([.D73])-6))" office:value-type="float" office:value="32">
            <text:p>32</text:p>
          </table:table-cell>
          <table:table-cell table:formula="of:=PROPER(RIGHT([.C73];LEN([.C73])-SEARCH(&quot; &quot;;[.C73])))" office:value-type="string" office:string-value="Ayra Starr">
            <text:p>Ayra Star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vbogGDVynMviD6FjZrmmRfxFM6R-X48o</text:p>
          </table:table-cell>
          <table:table-cell office:value-type="string">
            <text:p>https://lh3.googleusercontent.com/B_2-CgT9A-BqVZdsYenq6Dl4B-Owb6VA5jlSlh9GvLBZguSsR--7xYOC3wXhFl_QtwvbcKKJQFegZg=w60-h60-l90-rj</text:p>
          </table:table-cell>
          <table:table-cell office:value-type="string">
            <text:p>Presenting B Praak</text:p>
          </table:table-cell>
          <table:table-cell office:value-type="string">
            <text:p>50 songs</text:p>
          </table:table-cell>
          <table:table-cell table:formula="of:=RIGHT([.A74];LEN([.A74])-SEARCH(&quot;=&quot;;[.A74]))" office:value-type="string" office:string-value="RDCLAK5uy_mvbogGDVynMviD6FjZrmmRfxFM6R-X48o">
            <text:p>RDCLAK5uy_mvbogGDVynMviD6FjZrmmRfxFM6R-X48o</text:p>
          </table:table-cell>
          <table:table-cell table:style-name="ce8" table:formula="of:=ABS(LEFT([.D74] ;LEN([.D74])-6))" office:value-type="float" office:value="50">
            <text:p>50</text:p>
          </table:table-cell>
          <table:table-cell table:formula="of:=PROPER(RIGHT([.C74];LEN([.C74])-SEARCH(&quot; &quot;;[.C74])))" office:value-type="string" office:string-value="B Praak">
            <text:p>B Praa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vbogGDVynMviD6FjZrmmRfxFM6R-X48o</text:p>
          </table:table-cell>
          <table:table-cell table:style-name="Default" office:value-type="string">
            <text:p>https://lh3.googleusercontent.com/B_2-CgT9A-BqVZdsYenq6Dl4B-Owb6VA5jlSlh9GvLBZguSsR--7xYOC3wXhFl_QtwvbcKKJQFegZg=w60-h60-l90-rj</text:p>
          </table:table-cell>
          <table:table-cell table:style-name="Default" office:value-type="string">
            <text:p>Presenting B Praak</text:p>
          </table:table-cell>
          <table:table-cell table:style-name="Default" office:value-type="string">
            <text:p>50 songs</text:p>
          </table:table-cell>
          <table:table-cell table:formula="of:=RIGHT([.A75];LEN([.A75])-SEARCH(&quot;=&quot;;[.A75]))" office:value-type="string" office:string-value="RDCLAK5uy_mvbogGDVynMviD6FjZrmmRfxFM6R-X48o">
            <text:p>RDCLAK5uy_mvbogGDVynMviD6FjZrmmRfxFM6R-X48o</text:p>
          </table:table-cell>
          <table:table-cell table:style-name="ce8" table:formula="of:=ABS(LEFT([.D75] ;LEN([.D75])-6))" office:value-type="float" office:value="50">
            <text:p>50</text:p>
          </table:table-cell>
          <table:table-cell table:formula="of:=PROPER(RIGHT([.C75];LEN([.C75])-SEARCH(&quot; &quot;;[.C75])))" office:value-type="string" office:string-value="B Praak">
            <text:p>B Praa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IlHU_NAwgby9WtP50GewMBYwFWsoVtp8</text:p>
          </table:table-cell>
          <table:table-cell table:style-name="Default" office:value-type="string">
            <text:p>https://lh3.googleusercontent.com/SAsSrGTgiNLXHnWnDS1-tcK6SBG6xFKJbyPxu0rdDd30eZHRCw9MfKpZU8O3eP4CdV0wspNoSDRkWE0=w60-h60-l90-rj</text:p>
          </table:table-cell>
          <table:table-cell table:style-name="Default" office:value-type="string">
            <text:p>Presenting Babasónicos</text:p>
          </table:table-cell>
          <table:table-cell table:style-name="Default" office:value-type="string">
            <text:p>33 songs</text:p>
          </table:table-cell>
          <table:table-cell table:formula="of:=RIGHT([.A76];LEN([.A76])-SEARCH(&quot;=&quot;;[.A76]))" office:value-type="string" office:string-value="RDCLAK5uy_mIlHU_NAwgby9WtP50GewMBYwFWsoVtp8">
            <text:p>RDCLAK5uy_mIlHU_NAwgby9WtP50GewMBYwFWsoVtp8</text:p>
          </table:table-cell>
          <table:table-cell table:style-name="ce8" table:formula="of:=ABS(LEFT([.D76] ;LEN([.D76])-6))" office:value-type="float" office:value="33">
            <text:p>33</text:p>
          </table:table-cell>
          <table:table-cell table:formula="of:=PROPER(RIGHT([.C76];LEN([.C76])-SEARCH(&quot; &quot;;[.C76])))" office:value-type="string" office:string-value="Babasónicos">
            <text:p>Babasónico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Pp_kJxOd7crRqFiLfDjClGQPDENi63Hw</text:p>
          </table:table-cell>
          <table:table-cell table:style-name="Default" office:value-type="string">
            <text:p>https://lh3.googleusercontent.com/XPLTZS0Gy-WpGsDyoDnX2qbKAjm3EZpEZbQ1bkKTaiD3rSPqzSr4q4xKzXTzoCh9qj4eg7_6KL1Ukw=w60-h60-l90-rj</text:p>
          </table:table-cell>
          <table:table-cell table:style-name="Default" office:value-type="string">
            <text:p>Presenting Baby Keem</text:p>
          </table:table-cell>
          <table:table-cell table:style-name="Default" office:value-type="string">
            <text:p>33 songs</text:p>
          </table:table-cell>
          <table:table-cell table:formula="of:=RIGHT([.A77];LEN([.A77])-SEARCH(&quot;=&quot;;[.A77]))" office:value-type="string" office:string-value="RDCLAK5uy_kPp_kJxOd7crRqFiLfDjClGQPDENi63Hw">
            <text:p>RDCLAK5uy_kPp_kJxOd7crRqFiLfDjClGQPDENi63Hw</text:p>
          </table:table-cell>
          <table:table-cell table:style-name="ce8" table:formula="of:=ABS(LEFT([.D77] ;LEN([.D77])-6))" office:value-type="float" office:value="33">
            <text:p>33</text:p>
          </table:table-cell>
          <table:table-cell table:formula="of:=PROPER(RIGHT([.C77];LEN([.C77])-SEARCH(&quot; &quot;;[.C77])))" office:value-type="string" office:string-value="Baby Keem">
            <text:p>Baby Keem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3bz_8FE4vm9GheeIchlBiMNRLOjEGfkY</text:p>
          </table:table-cell>
          <table:table-cell office:value-type="string">
            <text:p>https://lh3.googleusercontent.com/mgyzIUsjXMiHzY9AfndMmLO-mEpQK9ecDvGaZ8BzOsYLuCcBmcCqsaGdlw9OPEcyxoOiAVaGf5QxDEs=w60-h60-l90-rj</text:p>
          </table:table-cell>
          <table:table-cell office:value-type="string">
            <text:p>Presenting Bach</text:p>
          </table:table-cell>
          <table:table-cell office:value-type="string">
            <text:p>29 songs</text:p>
          </table:table-cell>
          <table:table-cell table:formula="of:=RIGHT([.A78];LEN([.A78])-SEARCH(&quot;=&quot;;[.A78]))" office:value-type="string" office:string-value="RDCLAK5uy_l3bz_8FE4vm9GheeIchlBiMNRLOjEGfkY">
            <text:p>RDCLAK5uy_l3bz_8FE4vm9GheeIchlBiMNRLOjEGfkY</text:p>
          </table:table-cell>
          <table:table-cell table:style-name="ce8" table:formula="of:=ABS(LEFT([.D78] ;LEN([.D78])-6))" office:value-type="float" office:value="29">
            <text:p>29</text:p>
          </table:table-cell>
          <table:table-cell table:formula="of:=PROPER(RIGHT([.C78];LEN([.C78])-SEARCH(&quot; &quot;;[.C78])))" office:value-type="string" office:string-value="Bach">
            <text:p>Bac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MvvnjBwhUWNJlyQKbxSiIpwbot1mf4qg</text:p>
          </table:table-cell>
          <table:table-cell office:value-type="string">
            <text:p>https://lh3.googleusercontent.com/bF37Bo4uiXu35Qe-J3yBLwKw1ltHuW47q-0lsWtI07VOaNJa5a2dlUrbtWXhohiqw9GGYk9nCj09Rw=w60-h60-l90-rj</text:p>
          </table:table-cell>
          <table:table-cell office:value-type="string">
            <text:p>Presenting Backstreet Boys</text:p>
          </table:table-cell>
          <table:table-cell office:value-type="string">
            <text:p>20 songs</text:p>
          </table:table-cell>
          <table:table-cell table:formula="of:=RIGHT([.A79];LEN([.A79])-SEARCH(&quot;=&quot;;[.A79]))" office:value-type="string" office:string-value="RDCLAK5uy_lMvvnjBwhUWNJlyQKbxSiIpwbot1mf4qg">
            <text:p>RDCLAK5uy_lMvvnjBwhUWNJlyQKbxSiIpwbot1mf4qg</text:p>
          </table:table-cell>
          <table:table-cell table:style-name="ce8" table:formula="of:=ABS(LEFT([.D79] ;LEN([.D79])-6))" office:value-type="float" office:value="20">
            <text:p>20</text:p>
          </table:table-cell>
          <table:table-cell table:formula="of:=PROPER(RIGHT([.C79];LEN([.C79])-SEARCH(&quot; &quot;;[.C79])))" office:value-type="string" office:string-value="Backstreet Boys">
            <text:p>Backstreet Bo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7Hy9Pnv2tm8E2jhVQ7dShRanS-pDfV3g</text:p>
          </table:table-cell>
          <table:table-cell table:style-name="Default" office:value-type="string">
            <text:p>https://lh3.googleusercontent.com/Y04-Y9nhPcwKtQqJ9UkvOKQRf-U2kiCkUOx3EUjQ_-NjvvRJC0dTA4rHr4jwq5bDoyEpaqquBHzZYbzy=w60-h60-l90-rj</text:p>
          </table:table-cell>
          <table:table-cell table:style-name="Default" office:value-type="string">
            <text:p>Presenting Baco Exu do Blues</text:p>
          </table:table-cell>
          <table:table-cell table:style-name="Default" office:value-type="string">
            <text:p>53 songs</text:p>
          </table:table-cell>
          <table:table-cell table:formula="of:=RIGHT([.A80];LEN([.A80])-SEARCH(&quot;=&quot;;[.A80]))" office:value-type="string" office:string-value="RDCLAK5uy_m7Hy9Pnv2tm8E2jhVQ7dShRanS-pDfV3g">
            <text:p>RDCLAK5uy_m7Hy9Pnv2tm8E2jhVQ7dShRanS-pDfV3g</text:p>
          </table:table-cell>
          <table:table-cell table:style-name="ce8" table:formula="of:=ABS(LEFT([.D80] ;LEN([.D80])-6))" office:value-type="float" office:value="53">
            <text:p>53</text:p>
          </table:table-cell>
          <table:table-cell table:formula="of:=PROPER(RIGHT([.C80];LEN([.C80])-SEARCH(&quot; &quot;;[.C80])))" office:value-type="string" office:string-value="Baco Exu Do Blues">
            <text:p>Baco Exu Do Blu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3jElZuYeDhqZsFkUnRf519q4CD52CaRY</text:p>
          </table:table-cell>
          <table:table-cell office:value-type="string">
            <text:p>https://lh3.googleusercontent.com/3RNwWe_2azl9zKgBa7sphL5luhq9IeXkMLIwUEya1R3yrpOM8jWRxWkX2kc_TPklwwzUYPhnOHhi2jM=w60-h60-l90-rj</text:p>
          </table:table-cell>
          <table:table-cell office:value-type="string">
            <text:p>Presenting Bad Bunny</text:p>
          </table:table-cell>
          <table:table-cell office:value-type="string">
            <text:p>60 songs</text:p>
          </table:table-cell>
          <table:table-cell table:formula="of:=RIGHT([.A81];LEN([.A81])-SEARCH(&quot;=&quot;;[.A81]))" office:value-type="string" office:string-value="RDCLAK5uy_k3jElZuYeDhqZsFkUnRf519q4CD52CaRY">
            <text:p>RDCLAK5uy_k3jElZuYeDhqZsFkUnRf519q4CD52CaRY</text:p>
          </table:table-cell>
          <table:table-cell table:style-name="ce8" table:formula="of:=ABS(LEFT([.D81] ;LEN([.D81])-6))" office:value-type="float" office:value="60">
            <text:p>60</text:p>
          </table:table-cell>
          <table:table-cell table:formula="of:=PROPER(RIGHT([.C81];LEN([.C81])-SEARCH(&quot; &quot;;[.C81])))" office:value-type="string" office:string-value="Bad Bunny">
            <text:p>Bad Bunn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3jElZuYeDhqZsFkUnRf519q4CD52CaRY</text:p>
          </table:table-cell>
          <table:table-cell table:style-name="Default" office:value-type="string">
            <text:p>https://lh3.googleusercontent.com/3RNwWe_2azl9zKgBa7sphL5luhq9IeXkMLIwUEya1R3yrpOM8jWRxWkX2kc_TPklwwzUYPhnOHhi2jM=w60-h60-l90-rj</text:p>
          </table:table-cell>
          <table:table-cell table:style-name="Default" office:value-type="string">
            <text:p>Presenting Bad Bunny</text:p>
          </table:table-cell>
          <table:table-cell table:style-name="Default" office:value-type="string">
            <text:p>60 songs</text:p>
          </table:table-cell>
          <table:table-cell table:formula="of:=RIGHT([.A82];LEN([.A82])-SEARCH(&quot;=&quot;;[.A82]))" office:value-type="string" office:string-value="RDCLAK5uy_k3jElZuYeDhqZsFkUnRf519q4CD52CaRY">
            <text:p>RDCLAK5uy_k3jElZuYeDhqZsFkUnRf519q4CD52CaRY</text:p>
          </table:table-cell>
          <table:table-cell table:style-name="ce8" table:formula="of:=ABS(LEFT([.D82] ;LEN([.D82])-6))" office:value-type="float" office:value="60">
            <text:p>60</text:p>
          </table:table-cell>
          <table:table-cell table:formula="of:=PROPER(RIGHT([.C82];LEN([.C82])-SEARCH(&quot; &quot;;[.C82])))" office:value-type="string" office:string-value="Bad Bunny">
            <text:p>Bad Bunn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qujrG8QkQd7dDLnNn0GSV-WxBKrFoTbk</text:p>
          </table:table-cell>
          <table:table-cell office:value-type="string">
            <text:p>https://lh3.googleusercontent.com/UFpW2gMVJkF0ySAZclCnCO6nIRzhZr_5wGeNGRIIsneFd4cSd--jItgBQc0n4M8qVVmzSSTAU50Yjg=w60-h60-l90-rj</text:p>
          </table:table-cell>
          <table:table-cell office:value-type="string">
            <text:p>Presenting BaianaSystem</text:p>
          </table:table-cell>
          <table:table-cell office:value-type="string">
            <text:p>31 songs</text:p>
          </table:table-cell>
          <table:table-cell table:formula="of:=RIGHT([.A83];LEN([.A83])-SEARCH(&quot;=&quot;;[.A83]))" office:value-type="string" office:string-value="RDCLAK5uy_kqujrG8QkQd7dDLnNn0GSV-WxBKrFoTbk">
            <text:p>RDCLAK5uy_kqujrG8QkQd7dDLnNn0GSV-WxBKrFoTbk</text:p>
          </table:table-cell>
          <table:table-cell table:style-name="ce8" table:formula="of:=ABS(LEFT([.D83] ;LEN([.D83])-6))" office:value-type="float" office:value="31">
            <text:p>31</text:p>
          </table:table-cell>
          <table:table-cell table:formula="of:=PROPER(RIGHT([.C83];LEN([.C83])-SEARCH(&quot; &quot;;[.C83])))" office:value-type="string" office:string-value="Baianasystem">
            <text:p>Baianasyste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TxJtRpyK2QsZZVsT31ShvXoCi3lVknHY</text:p>
          </table:table-cell>
          <table:table-cell office:value-type="string">
            <text:p>https://lh3.googleusercontent.com/vx07r0mFwpTE0-_Yl1aEk0ACERBKkiGkjg2fzDqBcZWDW-EDYQwj81eHPaykVfj8bHkzikkeZEftEA=w60-h60-l90-rj</text:p>
          </table:table-cell>
          <table:table-cell office:value-type="string">
            <text:p>Presenting Banda MS</text:p>
          </table:table-cell>
          <table:table-cell office:value-type="string">
            <text:p>47 songs</text:p>
          </table:table-cell>
          <table:table-cell table:formula="of:=RIGHT([.A84];LEN([.A84])-SEARCH(&quot;=&quot;;[.A84]))" office:value-type="string" office:string-value="RDCLAK5uy_lTxJtRpyK2QsZZVsT31ShvXoCi3lVknHY">
            <text:p>RDCLAK5uy_lTxJtRpyK2QsZZVsT31ShvXoCi3lVknHY</text:p>
          </table:table-cell>
          <table:table-cell table:style-name="ce8" table:formula="of:=ABS(LEFT([.D84] ;LEN([.D84])-6))" office:value-type="float" office:value="47">
            <text:p>47</text:p>
          </table:table-cell>
          <table:table-cell table:formula="of:=PROPER(RIGHT([.C84];LEN([.C84])-SEARCH(&quot; &quot;;[.C84])))" office:value-type="string" office:string-value="Banda Ms">
            <text:p>Banda M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TxJtRpyK2QsZZVsT31ShvXoCi3lVknHY</text:p>
          </table:table-cell>
          <table:table-cell table:style-name="Default" office:value-type="string">
            <text:p>https://lh3.googleusercontent.com/vx07r0mFwpTE0-_Yl1aEk0ACERBKkiGkjg2fzDqBcZWDW-EDYQwj81eHPaykVfj8bHkzikkeZEftEA=w60-h60-l90-rj</text:p>
          </table:table-cell>
          <table:table-cell table:style-name="Default" office:value-type="string">
            <text:p>Presenting Banda MS</text:p>
          </table:table-cell>
          <table:table-cell table:style-name="Default" office:value-type="string">
            <text:p>47 songs</text:p>
          </table:table-cell>
          <table:table-cell table:formula="of:=RIGHT([.A85];LEN([.A85])-SEARCH(&quot;=&quot;;[.A85]))" office:value-type="string" office:string-value="RDCLAK5uy_lTxJtRpyK2QsZZVsT31ShvXoCi3lVknHY">
            <text:p>RDCLAK5uy_lTxJtRpyK2QsZZVsT31ShvXoCi3lVknHY</text:p>
          </table:table-cell>
          <table:table-cell table:style-name="ce8" table:formula="of:=ABS(LEFT([.D85] ;LEN([.D85])-6))" office:value-type="float" office:value="47">
            <text:p>47</text:p>
          </table:table-cell>
          <table:table-cell table:formula="of:=PROPER(RIGHT([.C85];LEN([.C85])-SEARCH(&quot; &quot;;[.C85])))" office:value-type="string" office:string-value="Banda Ms">
            <text:p>Banda M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mN2ETp6H0TZ0J4VrD8BF0Y7FgaDmIqz0</text:p>
          </table:table-cell>
          <table:table-cell table:style-name="Default" office:value-type="string">
            <text:p>https://lh3.googleusercontent.com/8aZRVKAexBOzJ1_NRFikng0GnaJ4Ragk7VUT0hvHK9s4H9YgJcvsyxXwlu1Bx89c4bZ7etBaC0lntw=w60-h60-l90-rj</text:p>
          </table:table-cell>
          <table:table-cell table:style-name="Default" office:value-type="string">
            <text:p>Presenting Beastie Boys</text:p>
          </table:table-cell>
          <table:table-cell table:style-name="Default" office:value-type="string">
            <text:p>36 songs</text:p>
          </table:table-cell>
          <table:table-cell table:formula="of:=RIGHT([.A86];LEN([.A86])-SEARCH(&quot;=&quot;;[.A86]))" office:value-type="string" office:string-value="RDCLAK5uy_kmN2ETp6H0TZ0J4VrD8BF0Y7FgaDmIqz0">
            <text:p>RDCLAK5uy_kmN2ETp6H0TZ0J4VrD8BF0Y7FgaDmIqz0</text:p>
          </table:table-cell>
          <table:table-cell table:style-name="ce8" table:formula="of:=ABS(LEFT([.D86] ;LEN([.D86])-6))" office:value-type="float" office:value="36">
            <text:p>36</text:p>
          </table:table-cell>
          <table:table-cell table:formula="of:=PROPER(RIGHT([.C86];LEN([.C86])-SEARCH(&quot; &quot;;[.C86])))" office:value-type="string" office:string-value="Beastie Boys">
            <text:p>Beastie Bo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KNbT6Qfz5EcgM42wlYnmsNbSMOG-PU1c</text:p>
          </table:table-cell>
          <table:table-cell office:value-type="string">
            <text:p>https://lh3.googleusercontent.com/GhXepHgi1WlHNLjXZyUEWO3TnhFB83iCSne5rBzCXQThXDKqQQvH-K41q-wHjf61rAoQ4OQ6v-9hkw=w60-h60-l90-rj</text:p>
          </table:table-cell>
          <table:table-cell office:value-type="string">
            <text:p>Presenting Beethoven</text:p>
          </table:table-cell>
          <table:table-cell office:value-type="string">
            <text:p>35 songs</text:p>
          </table:table-cell>
          <table:table-cell table:formula="of:=RIGHT([.A87];LEN([.A87])-SEARCH(&quot;=&quot;;[.A87]))" office:value-type="string" office:string-value="RDCLAK5uy_mKNbT6Qfz5EcgM42wlYnmsNbSMOG-PU1c">
            <text:p>RDCLAK5uy_mKNbT6Qfz5EcgM42wlYnmsNbSMOG-PU1c</text:p>
          </table:table-cell>
          <table:table-cell table:style-name="ce8" table:formula="of:=ABS(LEFT([.D87] ;LEN([.D87])-6))" office:value-type="float" office:value="35">
            <text:p>35</text:p>
          </table:table-cell>
          <table:table-cell table:formula="of:=PROPER(RIGHT([.C87];LEN([.C87])-SEARCH(&quot; &quot;;[.C87])))" office:value-type="string" office:string-value="Beethoven">
            <text:p>Beethov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Z5pA7cJMcsHmAQjjTrJBNro2-0fTsjZ4</text:p>
          </table:table-cell>
          <table:table-cell table:style-name="Default" office:value-type="string">
            <text:p>https://lh3.googleusercontent.com/YJkFTmBhpjqcgZh5lswLXm1AUV-KSboBmEVQigk6yvnQAnaLAP1-D-PZ4TiTKPkvg7HYnTFIJBzjYg=w60-h60-l90-rj</text:p>
          </table:table-cell>
          <table:table-cell table:style-name="Default" office:value-type="string">
            <text:p>Presenting Ben&amp;Ben</text:p>
          </table:table-cell>
          <table:table-cell table:style-name="Default" office:value-type="string">
            <text:p>23 songs</text:p>
          </table:table-cell>
          <table:table-cell table:formula="of:=RIGHT([.A88];LEN([.A88])-SEARCH(&quot;=&quot;;[.A88]))" office:value-type="string" office:string-value="RDCLAK5uy_lZ5pA7cJMcsHmAQjjTrJBNro2-0fTsjZ4">
            <text:p>RDCLAK5uy_lZ5pA7cJMcsHmAQjjTrJBNro2-0fTsjZ4</text:p>
          </table:table-cell>
          <table:table-cell table:style-name="ce8" table:formula="of:=ABS(LEFT([.D88] ;LEN([.D88])-6))" office:value-type="float" office:value="23">
            <text:p>23</text:p>
          </table:table-cell>
          <table:table-cell table:formula="of:=PROPER(RIGHT([.C88];LEN([.C88])-SEARCH(&quot; &quot;;[.C88])))" office:value-type="string" office:string-value="Ben&amp;Ben">
            <text:p>Ben&amp;B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cffR0dhOYH0ExFnztUg6rq4fkFULExAU</text:p>
          </table:table-cell>
          <table:table-cell office:value-type="string">
            <text:p>https://lh3.googleusercontent.com/qR69f4IptVqbhWLlfmE4Zm-ryCMWQprAhF0Kcqwc9Qk-g-HJ-mLPmQkKYHIjBStk-2I25VizW_SfFkg=w60-h60-l90-rj</text:p>
          </table:table-cell>
          <table:table-cell office:value-type="string">
            <text:p>Presenting Beyoncé</text:p>
          </table:table-cell>
          <table:table-cell office:value-type="string">
            <text:p>53 songs</text:p>
          </table:table-cell>
          <table:table-cell table:formula="of:=RIGHT([.A89];LEN([.A89])-SEARCH(&quot;=&quot;;[.A89]))" office:value-type="string" office:string-value="RDCLAK5uy_ncffR0dhOYH0ExFnztUg6rq4fkFULExAU">
            <text:p>RDCLAK5uy_ncffR0dhOYH0ExFnztUg6rq4fkFULExAU</text:p>
          </table:table-cell>
          <table:table-cell table:style-name="ce8" table:formula="of:=ABS(LEFT([.D89] ;LEN([.D89])-6))" office:value-type="float" office:value="53">
            <text:p>53</text:p>
          </table:table-cell>
          <table:table-cell table:formula="of:=PROPER(RIGHT([.C89];LEN([.C89])-SEARCH(&quot; &quot;;[.C89])))" office:value-type="string" office:string-value="Beyoncé">
            <text:p>Beyoncé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cffR0dhOYH0ExFnztUg6rq4fkFULExAU</text:p>
          </table:table-cell>
          <table:table-cell table:style-name="Default" office:value-type="string">
            <text:p>https://lh3.googleusercontent.com/qR69f4IptVqbhWLlfmE4Zm-ryCMWQprAhF0Kcqwc9Qk-g-HJ-mLPmQkKYHIjBStk-2I25VizW_SfFkg=w60-h60-l90-rj</text:p>
          </table:table-cell>
          <table:table-cell table:style-name="Default" office:value-type="string">
            <text:p>Presenting Beyoncé</text:p>
          </table:table-cell>
          <table:table-cell table:style-name="Default" office:value-type="string">
            <text:p>53 songs</text:p>
          </table:table-cell>
          <table:table-cell table:formula="of:=RIGHT([.A90];LEN([.A90])-SEARCH(&quot;=&quot;;[.A90]))" office:value-type="string" office:string-value="RDCLAK5uy_ncffR0dhOYH0ExFnztUg6rq4fkFULExAU">
            <text:p>RDCLAK5uy_ncffR0dhOYH0ExFnztUg6rq4fkFULExAU</text:p>
          </table:table-cell>
          <table:table-cell table:style-name="ce8" table:formula="of:=ABS(LEFT([.D90] ;LEN([.D90])-6))" office:value-type="float" office:value="53">
            <text:p>53</text:p>
          </table:table-cell>
          <table:table-cell table:formula="of:=PROPER(RIGHT([.C90];LEN([.C90])-SEARCH(&quot; &quot;;[.C90])))" office:value-type="string" office:string-value="Beyoncé">
            <text:p>Beyoncé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fhM9vHUwmX2r1XBR7SN1omBKPDatdmIc</text:p>
          </table:table-cell>
          <table:table-cell table:style-name="Default" office:value-type="string">
            <text:p>https://lh3.googleusercontent.com/1QJn0DIRB56pjYKwQvjouc_ljOoiEmGaPLEYcKD8EKKPbUirW70plcdTAQJUBsHRm_6bPd4c9zwzoA=w60-h60-l90-rj</text:p>
          </table:table-cell>
          <table:table-cell table:style-name="Default" office:value-type="string">
            <text:p>Presenting Big Sean</text:p>
          </table:table-cell>
          <table:table-cell table:style-name="Default" office:value-type="string">
            <text:p>37 songs</text:p>
          </table:table-cell>
          <table:table-cell table:formula="of:=RIGHT([.A91];LEN([.A91])-SEARCH(&quot;=&quot;;[.A91]))" office:value-type="string" office:string-value="RDCLAK5uy_nfhM9vHUwmX2r1XBR7SN1omBKPDatdmIc">
            <text:p>RDCLAK5uy_nfhM9vHUwmX2r1XBR7SN1omBKPDatdmIc</text:p>
          </table:table-cell>
          <table:table-cell table:style-name="ce8" table:formula="of:=ABS(LEFT([.D91] ;LEN([.D91])-6))" office:value-type="float" office:value="37">
            <text:p>37</text:p>
          </table:table-cell>
          <table:table-cell table:formula="of:=PROPER(RIGHT([.C91];LEN([.C91])-SEARCH(&quot; &quot;;[.C91])))" office:value-type="string" office:string-value="Big Sean">
            <text:p>Big Se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RSKo8b67AdCYz9bWUbODaujYmCIwE1g</text:p>
          </table:table-cell>
          <table:table-cell office:value-type="string">
            <text:p>https://lh3.googleusercontent.com/8wkoxS-lg0GKQs29m48ZYfsbow3oxCITlqyaL-am8Gr27M5e7dWejWvhTPxxWjDnAPoNFzuIayGvnnA=w60-h60-l90-rj</text:p>
          </table:table-cell>
          <table:table-cell office:value-type="string">
            <text:p>Presenting Big Zulu</text:p>
          </table:table-cell>
          <table:table-cell office:value-type="string">
            <text:p>23 songs</text:p>
          </table:table-cell>
          <table:table-cell table:formula="of:=RIGHT([.A92];LEN([.A92])-SEARCH(&quot;=&quot;;[.A92]))" office:value-type="string" office:string-value="RDCLAK5uy_klRSKo8b67AdCYz9bWUbODaujYmCIwE1g">
            <text:p>RDCLAK5uy_klRSKo8b67AdCYz9bWUbODaujYmCIwE1g</text:p>
          </table:table-cell>
          <table:table-cell table:style-name="ce8" table:formula="of:=ABS(LEFT([.D92] ;LEN([.D92])-6))" office:value-type="float" office:value="23">
            <text:p>23</text:p>
          </table:table-cell>
          <table:table-cell table:formula="of:=PROPER(RIGHT([.C92];LEN([.C92])-SEARCH(&quot; &quot;;[.C92])))" office:value-type="string" office:string-value="Big Zulu">
            <text:p>Big Zul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wlSMeiO10xaaWLi8V9wASu0duyNtOCOo</text:p>
          </table:table-cell>
          <table:table-cell office:value-type="string">
            <text:p>https://lh3.googleusercontent.com/ATjgU0aHjhQ6dPDTOx607oi-NOh2iEg85G0_VbF7eUhqopwwUo_yvx-I89MXf_1xtwPHSlwzsc0wh78=w60-h60-l90-rj</text:p>
          </table:table-cell>
          <table:table-cell office:value-type="string">
            <text:p>Presenting Billie Eilish</text:p>
          </table:table-cell>
          <table:table-cell office:value-type="string">
            <text:p>44 songs</text:p>
          </table:table-cell>
          <table:table-cell table:formula="of:=RIGHT([.A93];LEN([.A93])-SEARCH(&quot;=&quot;;[.A93]))" office:value-type="string" office:string-value="RDCLAK5uy_lwlSMeiO10xaaWLi8V9wASu0duyNtOCOo">
            <text:p>RDCLAK5uy_lwlSMeiO10xaaWLi8V9wASu0duyNtOCOo</text:p>
          </table:table-cell>
          <table:table-cell table:style-name="ce8" table:formula="of:=ABS(LEFT([.D93] ;LEN([.D93])-6))" office:value-type="float" office:value="44">
            <text:p>44</text:p>
          </table:table-cell>
          <table:table-cell table:formula="of:=PROPER(RIGHT([.C93];LEN([.C93])-SEARCH(&quot; &quot;;[.C93])))" office:value-type="string" office:string-value="Billie Eilish">
            <text:p>Billie Eilis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wlSMeiO10xaaWLi8V9wASu0duyNtOCOo</text:p>
          </table:table-cell>
          <table:table-cell table:style-name="Default" office:value-type="string">
            <text:p>https://lh3.googleusercontent.com/ATjgU0aHjhQ6dPDTOx607oi-NOh2iEg85G0_VbF7eUhqopwwUo_yvx-I89MXf_1xtwPHSlwzsc0wh78=w60-h60-l90-rj</text:p>
          </table:table-cell>
          <table:table-cell table:style-name="Default" office:value-type="string">
            <text:p>Presenting Billie Eilish</text:p>
          </table:table-cell>
          <table:table-cell table:style-name="Default" office:value-type="string">
            <text:p>44 songs</text:p>
          </table:table-cell>
          <table:table-cell table:formula="of:=RIGHT([.A94];LEN([.A94])-SEARCH(&quot;=&quot;;[.A94]))" office:value-type="string" office:string-value="RDCLAK5uy_lwlSMeiO10xaaWLi8V9wASu0duyNtOCOo">
            <text:p>RDCLAK5uy_lwlSMeiO10xaaWLi8V9wASu0duyNtOCOo</text:p>
          </table:table-cell>
          <table:table-cell table:style-name="ce8" table:formula="of:=ABS(LEFT([.D94] ;LEN([.D94])-6))" office:value-type="float" office:value="44">
            <text:p>44</text:p>
          </table:table-cell>
          <table:table-cell table:formula="of:=PROPER(RIGHT([.C94];LEN([.C94])-SEARCH(&quot; &quot;;[.C94])))" office:value-type="string" office:string-value="Billie Eilish">
            <text:p>Billie Eilish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x2OYXSR8SC0tNaMnsQYu4MuPD015F0Ig</text:p>
          </table:table-cell>
          <table:table-cell office:value-type="string">
            <text:p>https://lh3.googleusercontent.com/ILGM4NUvNzFKYRcTNE7925T0T7aB9_z4Ps9bm-vP_zlmhqm0nUHCpV61KzaPTgrVvQVw0Uo3hOmDJMI=w60-h60-l90-rj</text:p>
          </table:table-cell>
          <table:table-cell office:value-type="string">
            <text:p>Presenting Billie Holiday</text:p>
          </table:table-cell>
          <table:table-cell office:value-type="string">
            <text:p>34 songs</text:p>
          </table:table-cell>
          <table:table-cell table:formula="of:=RIGHT([.A95];LEN([.A95])-SEARCH(&quot;=&quot;;[.A95]))" office:value-type="string" office:string-value="RDCLAK5uy_lx2OYXSR8SC0tNaMnsQYu4MuPD015F0Ig">
            <text:p>RDCLAK5uy_lx2OYXSR8SC0tNaMnsQYu4MuPD015F0Ig</text:p>
          </table:table-cell>
          <table:table-cell table:style-name="ce8" table:formula="of:=ABS(LEFT([.D95] ;LEN([.D95])-6))" office:value-type="float" office:value="34">
            <text:p>34</text:p>
          </table:table-cell>
          <table:table-cell table:formula="of:=PROPER(RIGHT([.C95];LEN([.C95])-SEARCH(&quot; &quot;;[.C95])))" office:value-type="string" office:string-value="Billie Holiday">
            <text:p>Billie Holiday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NCSedqvC9MPhkthyDk3AyU2woeFc-5Jw</text:p>
          </table:table-cell>
          <table:table-cell office:value-type="string">
            <text:p>https://lh3.googleusercontent.com/TQWAobDuudcJRm-HawyH4nigiNtiOxKbmj-NdSDApo7dFkwUp-OWIFY5p0DCnt23YaGSblW0x-Av5z0=w60-h60-l90-rj</text:p>
          </table:table-cell>
          <table:table-cell office:value-type="string">
            <text:p>Presenting Billy Joel</text:p>
          </table:table-cell>
          <table:table-cell office:value-type="string">
            <text:p>39 songs</text:p>
          </table:table-cell>
          <table:table-cell table:formula="of:=RIGHT([.A96];LEN([.A96])-SEARCH(&quot;=&quot;;[.A96]))" office:value-type="string" office:string-value="RDCLAK5uy_mNCSedqvC9MPhkthyDk3AyU2woeFc-5Jw">
            <text:p>RDCLAK5uy_mNCSedqvC9MPhkthyDk3AyU2woeFc-5Jw</text:p>
          </table:table-cell>
          <table:table-cell table:style-name="ce8" table:formula="of:=ABS(LEFT([.D96] ;LEN([.D96])-6))" office:value-type="float" office:value="39">
            <text:p>39</text:p>
          </table:table-cell>
          <table:table-cell table:formula="of:=PROPER(RIGHT([.C96];LEN([.C96])-SEARCH(&quot; &quot;;[.C96])))" office:value-type="string" office:string-value="Billy Joel">
            <text:p>Billy Joe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N2vdrzDtLIm0nWEwVDnZM1Nf0ZDlwlcc</text:p>
          </table:table-cell>
          <table:table-cell table:style-name="Default" office:value-type="string">
            <text:p>https://lh3.googleusercontent.com/cX1y4TgiBGrhfPMaJu3-dGTCoMU5pNnUbtgsxJav6YsHa8XGlMlTfIv0gBllm4boDc8HztPf8bUgNRQ=w60-h60-l90-rj</text:p>
          </table:table-cell>
          <table:table-cell table:style-name="Default" office:value-type="string">
            <text:p>Presenting Bing Crosby</text:p>
          </table:table-cell>
          <table:table-cell table:style-name="Default" office:value-type="string">
            <text:p>39 songs</text:p>
          </table:table-cell>
          <table:table-cell table:formula="of:=RIGHT([.A97];LEN([.A97])-SEARCH(&quot;=&quot;;[.A97]))" office:value-type="string" office:string-value="RDCLAK5uy_lN2vdrzDtLIm0nWEwVDnZM1Nf0ZDlwlcc">
            <text:p>RDCLAK5uy_lN2vdrzDtLIm0nWEwVDnZM1Nf0ZDlwlcc</text:p>
          </table:table-cell>
          <table:table-cell table:style-name="ce8" table:formula="of:=ABS(LEFT([.D97] ;LEN([.D97])-6))" office:value-type="float" office:value="39">
            <text:p>39</text:p>
          </table:table-cell>
          <table:table-cell table:formula="of:=PROPER(RIGHT([.C97];LEN([.C97])-SEARCH(&quot; &quot;;[.C97])))" office:value-type="string" office:string-value="Bing Crosby">
            <text:p>Bing Crosb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XMsobutX4itJVd6YaCodxMgUV-mMtNo</text:p>
          </table:table-cell>
          <table:table-cell office:value-type="string">
            <text:p>https://lh3.googleusercontent.com/CaQpRE-uLAohpDNbakxKXq-nQ9lpIUee3gtTKjolYD-vtQ-QrtNAZrFqQbdwpHPkoE3jJfiJp97NecM=w60-h60-l90-rj</text:p>
          </table:table-cell>
          <table:table-cell office:value-type="string">
            <text:p>Presenting Bizarrap</text:p>
          </table:table-cell>
          <table:table-cell office:value-type="string">
            <text:p>35 songs</text:p>
          </table:table-cell>
          <table:table-cell table:formula="of:=RIGHT([.A98];LEN([.A98])-SEARCH(&quot;=&quot;;[.A98]))" office:value-type="string" office:string-value="RDCLAK5uy_mEXMsobutX4itJVd6YaCodxMgUV-mMtNo">
            <text:p>RDCLAK5uy_mEXMsobutX4itJVd6YaCodxMgUV-mMtNo</text:p>
          </table:table-cell>
          <table:table-cell table:style-name="ce8" table:formula="of:=ABS(LEFT([.D98] ;LEN([.D98])-6))" office:value-type="float" office:value="35">
            <text:p>35</text:p>
          </table:table-cell>
          <table:table-cell table:formula="of:=PROPER(RIGHT([.C98];LEN([.C98])-SEARCH(&quot; &quot;;[.C98])))" office:value-type="string" office:string-value="Bizarrap">
            <text:p>Bizarra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EXMsobutX4itJVd6YaCodxMgUV-mMtNo</text:p>
          </table:table-cell>
          <table:table-cell table:style-name="Default" office:value-type="string">
            <text:p>https://lh3.googleusercontent.com/CaQpRE-uLAohpDNbakxKXq-nQ9lpIUee3gtTKjolYD-vtQ-QrtNAZrFqQbdwpHPkoE3jJfiJp97NecM=w60-h60-l90-rj</text:p>
          </table:table-cell>
          <table:table-cell table:style-name="Default" office:value-type="string">
            <text:p>Presenting Bizarrap</text:p>
          </table:table-cell>
          <table:table-cell table:style-name="Default" office:value-type="string">
            <text:p>35 songs</text:p>
          </table:table-cell>
          <table:table-cell table:formula="of:=RIGHT([.A99];LEN([.A99])-SEARCH(&quot;=&quot;;[.A99]))" office:value-type="string" office:string-value="RDCLAK5uy_mEXMsobutX4itJVd6YaCodxMgUV-mMtNo">
            <text:p>RDCLAK5uy_mEXMsobutX4itJVd6YaCodxMgUV-mMtNo</text:p>
          </table:table-cell>
          <table:table-cell table:style-name="ce8" table:formula="of:=ABS(LEFT([.D99] ;LEN([.D99])-6))" office:value-type="float" office:value="35">
            <text:p>35</text:p>
          </table:table-cell>
          <table:table-cell table:formula="of:=PROPER(RIGHT([.C99];LEN([.C99])-SEARCH(&quot; &quot;;[.C99])))" office:value-type="string" office:string-value="Bizarrap">
            <text:p>Bizarrap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dmSOR_hYipwMEYOZ2-mRy176fuZaVVgc</text:p>
          </table:table-cell>
          <table:table-cell table:style-name="Default" office:value-type="string">
            <text:p>https://lh3.googleusercontent.com/cjQAtEPH1fyFIYq15VNL9uoE3fjA4fjUCUcKtuAhFnPiF5iJXYBcKPMYnOlze2A1v26MfshjiNLx0A=w60-h60-l90-rj</text:p>
          </table:table-cell>
          <table:table-cell table:style-name="Default" office:value-type="string">
            <text:p>Presenting BK'</text:p>
          </table:table-cell>
          <table:table-cell table:style-name="Default" office:value-type="string">
            <text:p>28 songs</text:p>
          </table:table-cell>
          <table:table-cell table:formula="of:=RIGHT([.A100];LEN([.A100])-SEARCH(&quot;=&quot;;[.A100]))" office:value-type="string" office:string-value="RDCLAK5uy_mdmSOR_hYipwMEYOZ2-mRy176fuZaVVgc">
            <text:p>RDCLAK5uy_mdmSOR_hYipwMEYOZ2-mRy176fuZaVVgc</text:p>
          </table:table-cell>
          <table:table-cell table:style-name="ce8" table:formula="of:=ABS(LEFT([.D100] ;LEN([.D100])-6))" office:value-type="float" office:value="28">
            <text:p>28</text:p>
          </table:table-cell>
          <table:table-cell table:formula="of:=PROPER(RIGHT([.C100];LEN([.C100])-SEARCH(&quot; &quot;;[.C100])))" office:value-type="string" office:string-value="Bk'">
            <text:p>Bk'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ucmTdmNggRs8OrVVVIWbUJVWAPVu44Iw</text:p>
          </table:table-cell>
          <table:table-cell office:value-type="string">
            <text:p>https://lh3.googleusercontent.com/beoCiLlRXJBsjPEi89rq-aUyUvDDJlrn67_WXJqLTW_7qakGQJkJsoznr157p4J5ftp_Ml8YSNBxpRsR=w60-h60-l90-rj</text:p>
          </table:table-cell>
          <table:table-cell office:value-type="string">
            <text:p>Presenting Black Coffee</text:p>
          </table:table-cell>
          <table:table-cell office:value-type="string">
            <text:p>33 songs</text:p>
          </table:table-cell>
          <table:table-cell table:formula="of:=RIGHT([.A101];LEN([.A101])-SEARCH(&quot;=&quot;;[.A101]))" office:value-type="string" office:string-value="RDCLAK5uy_mucmTdmNggRs8OrVVVIWbUJVWAPVu44Iw">
            <text:p>RDCLAK5uy_mucmTdmNggRs8OrVVVIWbUJVWAPVu44Iw</text:p>
          </table:table-cell>
          <table:table-cell table:style-name="ce8" table:formula="of:=ABS(LEFT([.D101] ;LEN([.D101])-6))" office:value-type="float" office:value="33">
            <text:p>33</text:p>
          </table:table-cell>
          <table:table-cell table:formula="of:=PROPER(RIGHT([.C101];LEN([.C101])-SEARCH(&quot; &quot;;[.C101])))" office:value-type="string" office:string-value="Black Coffee">
            <text:p>Black Coff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Y9Xnv5RGWKxPfZa7NMv09n7XyTYDA6CI</text:p>
          </table:table-cell>
          <table:table-cell office:value-type="string">
            <text:p>https://lh3.googleusercontent.com/m3v62Jh344qmFQ3nU1WG21NCiarlM6pX8kMjpNNl2RUGGc2O5QgnAdm_nRsX0KAv5WVz1oJZnB4C3rU=w60-h60-l90-rj</text:p>
          </table:table-cell>
          <table:table-cell office:value-type="string">
            <text:p>Presenting Black Eyed Peas</text:p>
          </table:table-cell>
          <table:table-cell office:value-type="string">
            <text:p>42 songs</text:p>
          </table:table-cell>
          <table:table-cell table:formula="of:=RIGHT([.A102];LEN([.A102])-SEARCH(&quot;=&quot;;[.A102]))" office:value-type="string" office:string-value="RDCLAK5uy_mY9Xnv5RGWKxPfZa7NMv09n7XyTYDA6CI">
            <text:p>RDCLAK5uy_mY9Xnv5RGWKxPfZa7NMv09n7XyTYDA6CI</text:p>
          </table:table-cell>
          <table:table-cell table:style-name="ce8" table:formula="of:=ABS(LEFT([.D102] ;LEN([.D102])-6))" office:value-type="float" office:value="42">
            <text:p>42</text:p>
          </table:table-cell>
          <table:table-cell table:formula="of:=PROPER(RIGHT([.C102];LEN([.C102])-SEARCH(&quot; &quot;;[.C102])))" office:value-type="string" office:string-value="Black Eyed Peas">
            <text:p>Black Eyed Pea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Y9Xnv5RGWKxPfZa7NMv09n7XyTYDA6CI</text:p>
          </table:table-cell>
          <table:table-cell table:style-name="Default" office:value-type="string">
            <text:p>https://lh3.googleusercontent.com/m3v62Jh344qmFQ3nU1WG21NCiarlM6pX8kMjpNNl2RUGGc2O5QgnAdm_nRsX0KAv5WVz1oJZnB4C3rU=w60-h60-l90-rj</text:p>
          </table:table-cell>
          <table:table-cell table:style-name="Default" office:value-type="string">
            <text:p>Presenting Black Eyed Peas</text:p>
          </table:table-cell>
          <table:table-cell table:style-name="Default" office:value-type="string">
            <text:p>42 songs</text:p>
          </table:table-cell>
          <table:table-cell table:formula="of:=RIGHT([.A103];LEN([.A103])-SEARCH(&quot;=&quot;;[.A103]))" office:value-type="string" office:string-value="RDCLAK5uy_mY9Xnv5RGWKxPfZa7NMv09n7XyTYDA6CI">
            <text:p>RDCLAK5uy_mY9Xnv5RGWKxPfZa7NMv09n7XyTYDA6CI</text:p>
          </table:table-cell>
          <table:table-cell table:style-name="ce8" table:formula="of:=ABS(LEFT([.D103] ;LEN([.D103])-6))" office:value-type="float" office:value="42">
            <text:p>42</text:p>
          </table:table-cell>
          <table:table-cell table:formula="of:=PROPER(RIGHT([.C103];LEN([.C103])-SEARCH(&quot; &quot;;[.C103])))" office:value-type="string" office:string-value="Black Eyed Peas">
            <text:p>Black Eyed Pea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6kwCFcbJdGJDyVwfhV3FUAIahd9KQJ50</text:p>
          </table:table-cell>
          <table:table-cell table:style-name="Default" office:value-type="string">
            <text:p>https://lh3.googleusercontent.com/nCf_FzKuzgrQ4oQkCeELKJXF38sUzAaMwhoCpB2H2czZTJUYUm9JK8fFR4-uuGs_s4UPX5Mio_A41tA=w60-h60-l90-rj</text:p>
          </table:table-cell>
          <table:table-cell table:style-name="Default" office:value-type="string">
            <text:p>Presenting Black Motion</text:p>
          </table:table-cell>
          <table:table-cell table:style-name="Default" office:value-type="string">
            <text:p>28 songs</text:p>
          </table:table-cell>
          <table:table-cell table:formula="of:=RIGHT([.A104];LEN([.A104])-SEARCH(&quot;=&quot;;[.A104]))" office:value-type="string" office:string-value="RDCLAK5uy_k6kwCFcbJdGJDyVwfhV3FUAIahd9KQJ50">
            <text:p>RDCLAK5uy_k6kwCFcbJdGJDyVwfhV3FUAIahd9KQJ50</text:p>
          </table:table-cell>
          <table:table-cell table:style-name="ce8" table:formula="of:=ABS(LEFT([.D104] ;LEN([.D104])-6))" office:value-type="float" office:value="28">
            <text:p>28</text:p>
          </table:table-cell>
          <table:table-cell table:formula="of:=PROPER(RIGHT([.C104];LEN([.C104])-SEARCH(&quot; &quot;;[.C104])))" office:value-type="string" office:string-value="Black Motion">
            <text:p>Black Moti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dY6lTPLmpV5ZIs-QlTFnFKZTximN_MLk</text:p>
          </table:table-cell>
          <table:table-cell office:value-type="string">
            <text:p>https://lh3.googleusercontent.com/K4BB0qNY2ilc0nqGvqXJhtFF1IaBw6d3wuKu5kA9eHuCE_eaG0gwM87hn8rFUOvRgXNnRizc3KJnYEw=w60-h60-l90-rj</text:p>
          </table:table-cell>
          <table:table-cell office:value-type="string">
            <text:p>Presenting Black Sabbath</text:p>
          </table:table-cell>
          <table:table-cell office:value-type="string">
            <text:p>25 songs</text:p>
          </table:table-cell>
          <table:table-cell table:formula="of:=RIGHT([.A105];LEN([.A105])-SEARCH(&quot;=&quot;;[.A105]))" office:value-type="string" office:string-value="RDCLAK5uy_kdY6lTPLmpV5ZIs-QlTFnFKZTximN_MLk">
            <text:p>RDCLAK5uy_kdY6lTPLmpV5ZIs-QlTFnFKZTximN_MLk</text:p>
          </table:table-cell>
          <table:table-cell table:style-name="ce8" table:formula="of:=ABS(LEFT([.D105] ;LEN([.D105])-6))" office:value-type="float" office:value="25">
            <text:p>25</text:p>
          </table:table-cell>
          <table:table-cell table:formula="of:=PROPER(RIGHT([.C105];LEN([.C105])-SEARCH(&quot; &quot;;[.C105])))" office:value-type="string" office:string-value="Black Sabbath">
            <text:p>Black Sabbat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dY6lTPLmpV5ZIs-QlTFnFKZTximN_MLk</text:p>
          </table:table-cell>
          <table:table-cell table:style-name="Default" office:value-type="string">
            <text:p>https://lh3.googleusercontent.com/K4BB0qNY2ilc0nqGvqXJhtFF1IaBw6d3wuKu5kA9eHuCE_eaG0gwM87hn8rFUOvRgXNnRizc3KJnYEw=w60-h60-l90-rj</text:p>
          </table:table-cell>
          <table:table-cell table:style-name="Default" office:value-type="string">
            <text:p>Presenting Black Sabbath</text:p>
          </table:table-cell>
          <table:table-cell table:style-name="Default" office:value-type="string">
            <text:p>25 songs</text:p>
          </table:table-cell>
          <table:table-cell table:formula="of:=RIGHT([.A106];LEN([.A106])-SEARCH(&quot;=&quot;;[.A106]))" office:value-type="string" office:string-value="RDCLAK5uy_kdY6lTPLmpV5ZIs-QlTFnFKZTximN_MLk">
            <text:p>RDCLAK5uy_kdY6lTPLmpV5ZIs-QlTFnFKZTximN_MLk</text:p>
          </table:table-cell>
          <table:table-cell table:style-name="ce8" table:formula="of:=ABS(LEFT([.D106] ;LEN([.D106])-6))" office:value-type="float" office:value="25">
            <text:p>25</text:p>
          </table:table-cell>
          <table:table-cell table:formula="of:=PROPER(RIGHT([.C106];LEN([.C106])-SEARCH(&quot; &quot;;[.C106])))" office:value-type="string" office:string-value="Black Sabbath">
            <text:p>Black Sabbath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LNY4ReQKH2kx5U23cyGMHql9ciHD9RSM</text:p>
          </table:table-cell>
          <table:table-cell office:value-type="string">
            <text:p>https://lh3.googleusercontent.com/f7HCA7W0wGa6PwLgm51VsMzFLDwNgZi5ZWzqt7MUFhq0jRqOhPZwWwNqkt1Yx0lTKthFXJpj-BzGfrw=w60-h60-l90-rj</text:p>
          </table:table-cell>
          <table:table-cell office:value-type="string">
            <text:p>Presenting BLACKPINK</text:p>
          </table:table-cell>
          <table:table-cell office:value-type="string">
            <text:p>58 songs</text:p>
          </table:table-cell>
          <table:table-cell table:formula="of:=RIGHT([.A107];LEN([.A107])-SEARCH(&quot;=&quot;;[.A107]))" office:value-type="string" office:string-value="RDCLAK5uy_nLNY4ReQKH2kx5U23cyGMHql9ciHD9RSM">
            <text:p>RDCLAK5uy_nLNY4ReQKH2kx5U23cyGMHql9ciHD9RSM</text:p>
          </table:table-cell>
          <table:table-cell table:style-name="ce8" table:formula="of:=ABS(LEFT([.D107] ;LEN([.D107])-6))" office:value-type="float" office:value="58">
            <text:p>58</text:p>
          </table:table-cell>
          <table:table-cell table:formula="of:=PROPER(RIGHT([.C107];LEN([.C107])-SEARCH(&quot; &quot;;[.C107])))" office:value-type="string" office:string-value="Blackpink">
            <text:p>Blackpin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NY4ReQKH2kx5U23cyGMHql9ciHD9RSM</text:p>
          </table:table-cell>
          <table:table-cell table:style-name="Default" office:value-type="string">
            <text:p>https://lh3.googleusercontent.com/f7HCA7W0wGa6PwLgm51VsMzFLDwNgZi5ZWzqt7MUFhq0jRqOhPZwWwNqkt1Yx0lTKthFXJpj-BzGfrw=w60-h60-l90-rj</text:p>
          </table:table-cell>
          <table:table-cell table:style-name="Default" office:value-type="string">
            <text:p>Presenting BLACKPINK</text:p>
          </table:table-cell>
          <table:table-cell table:style-name="Default" office:value-type="string">
            <text:p>58 songs</text:p>
          </table:table-cell>
          <table:table-cell table:formula="of:=RIGHT([.A108];LEN([.A108])-SEARCH(&quot;=&quot;;[.A108]))" office:value-type="string" office:string-value="RDCLAK5uy_nLNY4ReQKH2kx5U23cyGMHql9ciHD9RSM">
            <text:p>RDCLAK5uy_nLNY4ReQKH2kx5U23cyGMHql9ciHD9RSM</text:p>
          </table:table-cell>
          <table:table-cell table:style-name="ce8" table:formula="of:=ABS(LEFT([.D108] ;LEN([.D108])-6))" office:value-type="float" office:value="58">
            <text:p>58</text:p>
          </table:table-cell>
          <table:table-cell table:formula="of:=PROPER(RIGHT([.C108];LEN([.C108])-SEARCH(&quot; &quot;;[.C108])))" office:value-type="string" office:string-value="Blackpink">
            <text:p>Blackpink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t6sfhkBPGp0rOAuwkj6gyxiI7CDu1E_Y</text:p>
          </table:table-cell>
          <table:table-cell office:value-type="string">
            <text:p>https://lh3.googleusercontent.com/CfUy3HIsO_RPyfr7G_LNO4BjKptZ8NF7CK3mTSfv94rKPk430g4ZY4N7IbeoVDiLSPogPAfPzV4OveE=w60-h60-l90-rj</text:p>
          </table:table-cell>
          <table:table-cell office:value-type="string">
            <text:p>Presenting Blink-182</text:p>
          </table:table-cell>
          <table:table-cell office:value-type="string">
            <text:p>45 songs</text:p>
          </table:table-cell>
          <table:table-cell table:formula="of:=RIGHT([.A109];LEN([.A109])-SEARCH(&quot;=&quot;;[.A109]))" office:value-type="string" office:string-value="RDCLAK5uy_mt6sfhkBPGp0rOAuwkj6gyxiI7CDu1E_Y">
            <text:p>RDCLAK5uy_mt6sfhkBPGp0rOAuwkj6gyxiI7CDu1E_Y</text:p>
          </table:table-cell>
          <table:table-cell table:style-name="ce8" table:formula="of:=ABS(LEFT([.D109] ;LEN([.D109])-6))" office:value-type="float" office:value="45">
            <text:p>45</text:p>
          </table:table-cell>
          <table:table-cell table:formula="of:=PROPER(RIGHT([.C109];LEN([.C109])-SEARCH(&quot; &quot;;[.C109])))" office:value-type="string" office:string-value="Blink-182">
            <text:p>Blink-182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Vj4UHTFVKHC-pJjGDFpU3nak8W6OTCWU</text:p>
          </table:table-cell>
          <table:table-cell office:value-type="string">
            <text:p>https://lh3.googleusercontent.com/XDlUk4S_34ALwr_b_98xxHQBxy6MwJ2-c7y7nUap3uvzBvlL_CfuCAK_czuk1pxNbdcG0Zf3xWGA2Xg=w60-h60-l90-rj</text:p>
          </table:table-cell>
          <table:table-cell office:value-type="string">
            <text:p>Presenting BNXN FKA Buju</text:p>
          </table:table-cell>
          <table:table-cell office:value-type="string">
            <text:p>28 songs</text:p>
          </table:table-cell>
          <table:table-cell table:formula="of:=RIGHT([.A110];LEN([.A110])-SEARCH(&quot;=&quot;;[.A110]))" office:value-type="string" office:string-value="RDCLAK5uy_lVj4UHTFVKHC-pJjGDFpU3nak8W6OTCWU">
            <text:p>RDCLAK5uy_lVj4UHTFVKHC-pJjGDFpU3nak8W6OTCWU</text:p>
          </table:table-cell>
          <table:table-cell table:style-name="ce8" table:formula="of:=ABS(LEFT([.D110] ;LEN([.D110])-6))" office:value-type="float" office:value="28">
            <text:p>28</text:p>
          </table:table-cell>
          <table:table-cell table:formula="of:=PROPER(RIGHT([.C110];LEN([.C110])-SEARCH(&quot; &quot;;[.C110])))" office:value-type="string" office:string-value="Bnxn Fka Buju">
            <text:p>Bnxn Fka Buj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aeNO-pnEwk5r5Q0lq_WbrC5EINU1FzXg</text:p>
          </table:table-cell>
          <table:table-cell office:value-type="string">
            <text:p>https://lh3.googleusercontent.com/2l2GR_maS58Byq5Y1G8nslQWu2BHIrzshTnX7otNB89gQgYGTHCpG_Seh2xXZHhIb4cqL2jsM2gS-1o=w60-h60-l90-rj</text:p>
          </table:table-cell>
          <table:table-cell office:value-type="string">
            <text:p>Presenting Bob Dylan</text:p>
          </table:table-cell>
          <table:table-cell office:value-type="string">
            <text:p>46 songs</text:p>
          </table:table-cell>
          <table:table-cell table:formula="of:=RIGHT([.A111];LEN([.A111])-SEARCH(&quot;=&quot;;[.A111]))" office:value-type="string" office:string-value="RDCLAK5uy_maeNO-pnEwk5r5Q0lq_WbrC5EINU1FzXg">
            <text:p>RDCLAK5uy_maeNO-pnEwk5r5Q0lq_WbrC5EINU1FzXg</text:p>
          </table:table-cell>
          <table:table-cell table:style-name="ce8" table:formula="of:=ABS(LEFT([.D111] ;LEN([.D111])-6))" office:value-type="float" office:value="46">
            <text:p>46</text:p>
          </table:table-cell>
          <table:table-cell table:formula="of:=PROPER(RIGHT([.C111];LEN([.C111])-SEARCH(&quot; &quot;;[.C111])))" office:value-type="string" office:string-value="Bob Dylan">
            <text:p>Bob Dyl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aeNO-pnEwk5r5Q0lq_WbrC5EINU1FzXg</text:p>
          </table:table-cell>
          <table:table-cell table:style-name="Default" office:value-type="string">
            <text:p>https://lh3.googleusercontent.com/2l2GR_maS58Byq5Y1G8nslQWu2BHIrzshTnX7otNB89gQgYGTHCpG_Seh2xXZHhIb4cqL2jsM2gS-1o=w60-h60-l90-rj</text:p>
          </table:table-cell>
          <table:table-cell table:style-name="Default" office:value-type="string">
            <text:p>Presenting Bob Dylan</text:p>
          </table:table-cell>
          <table:table-cell table:style-name="Default" office:value-type="string">
            <text:p>46 songs</text:p>
          </table:table-cell>
          <table:table-cell table:formula="of:=RIGHT([.A112];LEN([.A112])-SEARCH(&quot;=&quot;;[.A112]))" office:value-type="string" office:string-value="RDCLAK5uy_maeNO-pnEwk5r5Q0lq_WbrC5EINU1FzXg">
            <text:p>RDCLAK5uy_maeNO-pnEwk5r5Q0lq_WbrC5EINU1FzXg</text:p>
          </table:table-cell>
          <table:table-cell table:style-name="ce8" table:formula="of:=ABS(LEFT([.D112] ;LEN([.D112])-6))" office:value-type="float" office:value="46">
            <text:p>46</text:p>
          </table:table-cell>
          <table:table-cell table:formula="of:=PROPER(RIGHT([.C112];LEN([.C112])-SEARCH(&quot; &quot;;[.C112])))" office:value-type="string" office:string-value="Bob Dylan">
            <text:p>Bob Dyla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G_HIh2_NBDgmCGJiw_3AeebxcfJko0-Q</text:p>
          </table:table-cell>
          <table:table-cell office:value-type="string">
            <text:p>https://lh3.googleusercontent.com/sqBYz5CEULKiGTqKdhitmn3TMTiyvgGz0vsEWkhRMM1kXqaosnbP8gqHHyaqFLgPAIhcLFRlN7ceCLVf=w60-h60-l90-rj</text:p>
          </table:table-cell>
          <table:table-cell office:value-type="string">
            <text:p>Presenting Bob Marley</text:p>
          </table:table-cell>
          <table:table-cell office:value-type="string">
            <text:p>34 songs</text:p>
          </table:table-cell>
          <table:table-cell table:formula="of:=RIGHT([.A113];LEN([.A113])-SEARCH(&quot;=&quot;;[.A113]))" office:value-type="string" office:string-value="RDCLAK5uy_kG_HIh2_NBDgmCGJiw_3AeebxcfJko0-Q">
            <text:p>RDCLAK5uy_kG_HIh2_NBDgmCGJiw_3AeebxcfJko0-Q</text:p>
          </table:table-cell>
          <table:table-cell table:style-name="ce8" table:formula="of:=ABS(LEFT([.D113] ;LEN([.D113])-6))" office:value-type="float" office:value="34">
            <text:p>34</text:p>
          </table:table-cell>
          <table:table-cell table:formula="of:=PROPER(RIGHT([.C113];LEN([.C113])-SEARCH(&quot; &quot;;[.C113])))" office:value-type="string" office:string-value="Bob Marley">
            <text:p>Bob Marley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1OEGbeKy-7yzUs-KB4_a2txx6gRYTcZs</text:p>
          </table:table-cell>
          <table:table-cell table:style-name="Default" office:value-type="string">
            <text:p>https://lh3.googleusercontent.com/xDlPBNAr1tgFxIf4T0IEJs9h2HHNUzYcWqIemmQCA3xNcd7PN21FXC1L_tP_7HN7uHA-Z_pJ1YhU6oc=w60-h60-l90-rj</text:p>
          </table:table-cell>
          <table:table-cell table:style-name="Default" office:value-type="string">
            <text:p>Presenting Bobby Brown</text:p>
          </table:table-cell>
          <table:table-cell table:style-name="Default" office:value-type="string">
            <text:p>32 songs</text:p>
          </table:table-cell>
          <table:table-cell table:formula="of:=RIGHT([.A114];LEN([.A114])-SEARCH(&quot;=&quot;;[.A114]))" office:value-type="string" office:string-value="RDCLAK5uy_l1OEGbeKy-7yzUs-KB4_a2txx6gRYTcZs">
            <text:p>RDCLAK5uy_l1OEGbeKy-7yzUs-KB4_a2txx6gRYTcZs</text:p>
          </table:table-cell>
          <table:table-cell table:style-name="ce8" table:formula="of:=ABS(LEFT([.D114] ;LEN([.D114])-6))" office:value-type="float" office:value="32">
            <text:p>32</text:p>
          </table:table-cell>
          <table:table-cell table:formula="of:=PROPER(RIGHT([.C114];LEN([.C114])-SEARCH(&quot; &quot;;[.C114])))" office:value-type="string" office:string-value="Bobby Brown">
            <text:p>Bobby Brow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VpbJl9qvGFfiqXTkAlhd1i4KOEQT2C_8</text:p>
          </table:table-cell>
          <table:table-cell table:style-name="Default" office:value-type="string">
            <text:p>https://lh3.googleusercontent.com/ZJVV4SCxCf_EjP4FBqouBwWg2YyYmbBLc6fY_sGoqakdy4z0HSO3deyE379taDrBN-xRLNde6TsFYwqB=w60-h60-l90-rj</text:p>
          </table:table-cell>
          <table:table-cell table:style-name="Default" office:value-type="string">
            <text:p>Presenting Bomba Estéreo</text:p>
          </table:table-cell>
          <table:table-cell table:style-name="Default" office:value-type="string">
            <text:p>22 songs</text:p>
          </table:table-cell>
          <table:table-cell table:formula="of:=RIGHT([.A115];LEN([.A115])-SEARCH(&quot;=&quot;;[.A115]))" office:value-type="string" office:string-value="RDCLAK5uy_kVpbJl9qvGFfiqXTkAlhd1i4KOEQT2C_8">
            <text:p>RDCLAK5uy_kVpbJl9qvGFfiqXTkAlhd1i4KOEQT2C_8</text:p>
          </table:table-cell>
          <table:table-cell table:style-name="ce8" table:formula="of:=ABS(LEFT([.D115] ;LEN([.D115])-6))" office:value-type="float" office:value="22">
            <text:p>22</text:p>
          </table:table-cell>
          <table:table-cell table:formula="of:=PROPER(RIGHT([.C115];LEN([.C115])-SEARCH(&quot; &quot;;[.C115])))" office:value-type="string" office:string-value="Bomba Estéreo">
            <text:p>Bomba Estére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B79i93GsLjDGSVwDJZ-C0Y5ZgA950StY</text:p>
          </table:table-cell>
          <table:table-cell office:value-type="string">
            <text:p>https://lh3.googleusercontent.com/Sw3MYFVctOANv_D8jBoTlUJwTkaE9h_5D-TkEa5B0uouK_P-LDys7IyX18lTUav2Z4IjHjSGBq-NfdSG=w60-h60-l90-rj</text:p>
          </table:table-cell>
          <table:table-cell office:value-type="string">
            <text:p>Presenting Bon Jovi</text:p>
          </table:table-cell>
          <table:table-cell office:value-type="string">
            <text:p>40 songs</text:p>
          </table:table-cell>
          <table:table-cell table:formula="of:=RIGHT([.A116];LEN([.A116])-SEARCH(&quot;=&quot;;[.A116]))" office:value-type="string" office:string-value="RDCLAK5uy_nB79i93GsLjDGSVwDJZ-C0Y5ZgA950StY">
            <text:p>RDCLAK5uy_nB79i93GsLjDGSVwDJZ-C0Y5ZgA950StY</text:p>
          </table:table-cell>
          <table:table-cell table:style-name="ce8" table:formula="of:=ABS(LEFT([.D116] ;LEN([.D116])-6))" office:value-type="float" office:value="40">
            <text:p>40</text:p>
          </table:table-cell>
          <table:table-cell table:formula="of:=PROPER(RIGHT([.C116];LEN([.C116])-SEARCH(&quot; &quot;;[.C116])))" office:value-type="string" office:string-value="Bon Jovi">
            <text:p>Bon Jovi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8dBcjI_YihMkPVZE0OUT0h01rMvV4RvY</text:p>
          </table:table-cell>
          <table:table-cell table:style-name="Default" office:value-type="string">
            <text:p>https://lh3.googleusercontent.com/qXkmLm_T-_Dk6hNQmSqdZwKebrvT-_4PNELLFy4wxzkzpnvGnukQ5tztRt2mjZB7Tg2o-uts4y-SLw=w60-h60-l90-rj</text:p>
          </table:table-cell>
          <table:table-cell table:style-name="Default" office:value-type="string">
            <text:p>Presenting Bonobo</text:p>
          </table:table-cell>
          <table:table-cell table:style-name="Default" office:value-type="string">
            <text:p>34 songs</text:p>
          </table:table-cell>
          <table:table-cell table:formula="of:=RIGHT([.A117];LEN([.A117])-SEARCH(&quot;=&quot;;[.A117]))" office:value-type="string" office:string-value="RDCLAK5uy_m8dBcjI_YihMkPVZE0OUT0h01rMvV4RvY">
            <text:p>RDCLAK5uy_m8dBcjI_YihMkPVZE0OUT0h01rMvV4RvY</text:p>
          </table:table-cell>
          <table:table-cell table:style-name="ce8" table:formula="of:=ABS(LEFT([.D117] ;LEN([.D117])-6))" office:value-type="float" office:value="34">
            <text:p>34</text:p>
          </table:table-cell>
          <table:table-cell table:formula="of:=PROPER(RIGHT([.C117];LEN([.C117])-SEARCH(&quot; &quot;;[.C117])))" office:value-type="string" office:string-value="Bonobo">
            <text:p>Bonob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0LqUVU04QK4NMXFRdZIp8XxmpEeUYPew</text:p>
          </table:table-cell>
          <table:table-cell table:style-name="Default" office:value-type="string">
            <text:p>https://lh3.googleusercontent.com/CxaM7F0xFh3N0YDka2S8xTF4zPnzhVAhBbIx15fJdGJE9-QJWscxhZappdbW-WarVxyeBhyP0LEaXhyP=w60-h60-l90-rj</text:p>
          </table:table-cell>
          <table:table-cell table:style-name="Default" office:value-type="string">
            <text:p>Presenting Booba</text:p>
          </table:table-cell>
          <table:table-cell table:style-name="Default" office:value-type="string">
            <text:p>40 songs</text:p>
          </table:table-cell>
          <table:table-cell table:formula="of:=RIGHT([.A118];LEN([.A118])-SEARCH(&quot;=&quot;;[.A118]))" office:value-type="string" office:string-value="RDCLAK5uy_k0LqUVU04QK4NMXFRdZIp8XxmpEeUYPew">
            <text:p>RDCLAK5uy_k0LqUVU04QK4NMXFRdZIp8XxmpEeUYPew</text:p>
          </table:table-cell>
          <table:table-cell table:style-name="ce8" table:formula="of:=ABS(LEFT([.D118] ;LEN([.D118])-6))" office:value-type="float" office:value="40">
            <text:p>40</text:p>
          </table:table-cell>
          <table:table-cell table:formula="of:=PROPER(RIGHT([.C118];LEN([.C118])-SEARCH(&quot; &quot;;[.C118])))" office:value-type="string" office:string-value="Booba">
            <text:p>Boob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8tocDrlGW7Ia2mpohCLZ-imEc0vIlAcE</text:p>
          </table:table-cell>
          <table:table-cell table:style-name="Default" office:value-type="string">
            <text:p>https://lh3.googleusercontent.com/YchL-cjtgVtnbVfvsoSYOoRX9S_I04V--QXD4h1T49kkvl1eG6B4lgnr09EsWbwBI9KA72nfVO7GIA=w60-h60-l90-rj</text:p>
          </table:table-cell>
          <table:table-cell table:style-name="Default" office:value-type="string">
            <text:p>Presenting Bounty Killer</text:p>
          </table:table-cell>
          <table:table-cell table:style-name="Default" office:value-type="string">
            <text:p>22 songs</text:p>
          </table:table-cell>
          <table:table-cell table:formula="of:=RIGHT([.A119];LEN([.A119])-SEARCH(&quot;=&quot;;[.A119]))" office:value-type="string" office:string-value="RDCLAK5uy_k8tocDrlGW7Ia2mpohCLZ-imEc0vIlAcE">
            <text:p>RDCLAK5uy_k8tocDrlGW7Ia2mpohCLZ-imEc0vIlAcE</text:p>
          </table:table-cell>
          <table:table-cell table:style-name="ce8" table:formula="of:=ABS(LEFT([.D119] ;LEN([.D119])-6))" office:value-type="float" office:value="22">
            <text:p>22</text:p>
          </table:table-cell>
          <table:table-cell table:formula="of:=PROPER(RIGHT([.C119];LEN([.C119])-SEARCH(&quot; &quot;;[.C119])))" office:value-type="string" office:string-value="Bounty Killer">
            <text:p>Bounty Kill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Sbeke7h3_GGTK1d2A6_RgjemEruRSnYg</text:p>
          </table:table-cell>
          <table:table-cell office:value-type="string">
            <text:p>https://lh3.googleusercontent.com/XOG0jUvqedzzQWRZ8dCryfFH741PdFe4380Yaw8-auBXFYHVJkkJsnaqkKnGlQwKl3mKqRN-zkp_D7_V=w60-h60-l90-rj</text:p>
          </table:table-cell>
          <table:table-cell office:value-type="string">
            <text:p>Presenting Brahms</text:p>
          </table:table-cell>
          <table:table-cell office:value-type="string">
            <text:p>30 songs</text:p>
          </table:table-cell>
          <table:table-cell table:formula="of:=RIGHT([.A120];LEN([.A120])-SEARCH(&quot;=&quot;;[.A120]))" office:value-type="string" office:string-value="RDCLAK5uy_mSbeke7h3_GGTK1d2A6_RgjemEruRSnYg">
            <text:p>RDCLAK5uy_mSbeke7h3_GGTK1d2A6_RgjemEruRSnYg</text:p>
          </table:table-cell>
          <table:table-cell table:style-name="ce8" table:formula="of:=ABS(LEFT([.D120] ;LEN([.D120])-6))" office:value-type="float" office:value="30">
            <text:p>30</text:p>
          </table:table-cell>
          <table:table-cell table:formula="of:=PROPER(RIGHT([.C120];LEN([.C120])-SEARCH(&quot; &quot;;[.C120])))" office:value-type="string" office:string-value="Brahms">
            <text:p>Brahm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MwBjENMJMM9eXjmiOTIFo-cD3hAQIEAM</text:p>
          </table:table-cell>
          <table:table-cell office:value-type="string">
            <text:p>https://lh3.googleusercontent.com/dCJrdkdP08Zh3QACqFOXd3WOuzv3XD1UZ4XrLncCQkCa7DSs_si2BSpJc8MHp4fqOGFehwoLd00PdnE=w60-h60-l90-rj</text:p>
          </table:table-cell>
          <table:table-cell office:value-type="string">
            <text:p>Presenting Brent Faiyaz</text:p>
          </table:table-cell>
          <table:table-cell office:value-type="string">
            <text:p>14 songs</text:p>
          </table:table-cell>
          <table:table-cell table:formula="of:=RIGHT([.A121];LEN([.A121])-SEARCH(&quot;=&quot;;[.A121]))" office:value-type="string" office:string-value="RDCLAK5uy_lMwBjENMJMM9eXjmiOTIFo-cD3hAQIEAM">
            <text:p>RDCLAK5uy_lMwBjENMJMM9eXjmiOTIFo-cD3hAQIEAM</text:p>
          </table:table-cell>
          <table:table-cell table:style-name="ce8" table:formula="of:=ABS(LEFT([.D121] ;LEN([.D121])-6))" office:value-type="float" office:value="14">
            <text:p>14</text:p>
          </table:table-cell>
          <table:table-cell table:formula="of:=PROPER(RIGHT([.C121];LEN([.C121])-SEARCH(&quot; &quot;;[.C121])))" office:value-type="string" office:string-value="Brent Faiyaz">
            <text:p>Brent Faiya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MwBjENMJMM9eXjmiOTIFo-cD3hAQIEAM</text:p>
          </table:table-cell>
          <table:table-cell table:style-name="Default" office:value-type="string">
            <text:p>https://lh3.googleusercontent.com/dCJrdkdP08Zh3QACqFOXd3WOuzv3XD1UZ4XrLncCQkCa7DSs_si2BSpJc8MHp4fqOGFehwoLd00PdnE=w60-h60-l90-rj</text:p>
          </table:table-cell>
          <table:table-cell table:style-name="Default" office:value-type="string">
            <text:p>Presenting Brent Faiyaz</text:p>
          </table:table-cell>
          <table:table-cell table:style-name="Default" office:value-type="string">
            <text:p>14 songs</text:p>
          </table:table-cell>
          <table:table-cell table:formula="of:=RIGHT([.A122];LEN([.A122])-SEARCH(&quot;=&quot;;[.A122]))" office:value-type="string" office:string-value="RDCLAK5uy_lMwBjENMJMM9eXjmiOTIFo-cD3hAQIEAM">
            <text:p>RDCLAK5uy_lMwBjENMJMM9eXjmiOTIFo-cD3hAQIEAM</text:p>
          </table:table-cell>
          <table:table-cell table:style-name="ce8" table:formula="of:=ABS(LEFT([.D122] ;LEN([.D122])-6))" office:value-type="float" office:value="14">
            <text:p>14</text:p>
          </table:table-cell>
          <table:table-cell table:formula="of:=PROPER(RIGHT([.C122];LEN([.C122])-SEARCH(&quot; &quot;;[.C122])))" office:value-type="string" office:string-value="Brent Faiyaz">
            <text:p>Brent Faiyaz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uzwZhjd7-_aRM-kSnYF2CRX0ADCQl2Lk</text:p>
          </table:table-cell>
          <table:table-cell table:style-name="Default" office:value-type="string">
            <text:p>https://lh3.googleusercontent.com/Ef8uky1RFWzC_RPbUyRorowBgHoBOBAvD_WYMQEjNi5nwO0VLqwqxQ5RPxk40kL0bk9dWY6fiBzm_KPs=w60-h60-l90-rj</text:p>
          </table:table-cell>
          <table:table-cell table:style-name="Default" office:value-type="string">
            <text:p>Presenting Brett Young</text:p>
          </table:table-cell>
          <table:table-cell table:style-name="Default" office:value-type="string">
            <text:p>21 songs</text:p>
          </table:table-cell>
          <table:table-cell table:formula="of:=RIGHT([.A123];LEN([.A123])-SEARCH(&quot;=&quot;;[.A123]))" office:value-type="string" office:string-value="RDCLAK5uy_nuzwZhjd7-_aRM-kSnYF2CRX0ADCQl2Lk">
            <text:p>RDCLAK5uy_nuzwZhjd7-_aRM-kSnYF2CRX0ADCQl2Lk</text:p>
          </table:table-cell>
          <table:table-cell table:style-name="ce8" table:formula="of:=ABS(LEFT([.D123] ;LEN([.D123])-6))" office:value-type="float" office:value="21">
            <text:p>21</text:p>
          </table:table-cell>
          <table:table-cell table:formula="of:=PROPER(RIGHT([.C123];LEN([.C123])-SEARCH(&quot; &quot;;[.C123])))" office:value-type="string" office:string-value="Brett Young">
            <text:p>Brett Young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5dF5j2gCzYaC6peAhhRMkam_mpjRwsGU</text:p>
          </table:table-cell>
          <table:table-cell office:value-type="string">
            <text:p>https://lh3.googleusercontent.com/QJdDzEdBAio2zsp7owxpYcjCdZhsOkbooMAcBEU4IK58F6W1SzSyN3ou1ysQNGYU6zEIxoK_tBchbK2Q=w60-h60-l90-rj</text:p>
          </table:table-cell>
          <table:table-cell office:value-type="string">
            <text:p>Presenting Bring Me The Horizon</text:p>
          </table:table-cell>
          <table:table-cell office:value-type="string">
            <text:p>45 songs</text:p>
          </table:table-cell>
          <table:table-cell table:formula="of:=RIGHT([.A124];LEN([.A124])-SEARCH(&quot;=&quot;;[.A124]))" office:value-type="string" office:string-value="RDCLAK5uy_n5dF5j2gCzYaC6peAhhRMkam_mpjRwsGU">
            <text:p>RDCLAK5uy_n5dF5j2gCzYaC6peAhhRMkam_mpjRwsGU</text:p>
          </table:table-cell>
          <table:table-cell table:style-name="ce8" table:formula="of:=ABS(LEFT([.D124] ;LEN([.D124])-6))" office:value-type="float" office:value="45">
            <text:p>45</text:p>
          </table:table-cell>
          <table:table-cell table:formula="of:=PROPER(RIGHT([.C124];LEN([.C124])-SEARCH(&quot; &quot;;[.C124])))" office:value-type="string" office:string-value="Bring Me The Horizon">
            <text:p>Bring Me The Horiz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5dF5j2gCzYaC6peAhhRMkam_mpjRwsGU</text:p>
          </table:table-cell>
          <table:table-cell table:style-name="Default" office:value-type="string">
            <text:p>https://lh3.googleusercontent.com/QJdDzEdBAio2zsp7owxpYcjCdZhsOkbooMAcBEU4IK58F6W1SzSyN3ou1ysQNGYU6zEIxoK_tBchbK2Q=w60-h60-l90-rj</text:p>
          </table:table-cell>
          <table:table-cell table:style-name="Default" office:value-type="string">
            <text:p>Presenting Bring Me The Horizon</text:p>
          </table:table-cell>
          <table:table-cell table:style-name="Default" office:value-type="string">
            <text:p>45 songs</text:p>
          </table:table-cell>
          <table:table-cell table:formula="of:=RIGHT([.A125];LEN([.A125])-SEARCH(&quot;=&quot;;[.A125]))" office:value-type="string" office:string-value="RDCLAK5uy_n5dF5j2gCzYaC6peAhhRMkam_mpjRwsGU">
            <text:p>RDCLAK5uy_n5dF5j2gCzYaC6peAhhRMkam_mpjRwsGU</text:p>
          </table:table-cell>
          <table:table-cell table:style-name="ce8" table:formula="of:=ABS(LEFT([.D125] ;LEN([.D125])-6))" office:value-type="float" office:value="45">
            <text:p>45</text:p>
          </table:table-cell>
          <table:table-cell table:formula="of:=PROPER(RIGHT([.C125];LEN([.C125])-SEARCH(&quot; &quot;;[.C125])))" office:value-type="string" office:string-value="Bring Me The Horizon">
            <text:p>Bring Me The Horiz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BUKRTgi9-X5hfuH4O0kg_msD5Mxap3iE</text:p>
          </table:table-cell>
          <table:table-cell office:value-type="string">
            <text:p>https://lh3.googleusercontent.com/PZj7D1uyNF6_DqjsQQD0yQRzM2Eiz3yjHDvzadCe0vXBD4jlTPef9eGQ1WlJT-SJxTox4p8lvditCgw=w60-h60-l90-rj</text:p>
          </table:table-cell>
          <table:table-cell office:value-type="string">
            <text:p>Presenting Britney Spears</text:p>
          </table:table-cell>
          <table:table-cell office:value-type="string">
            <text:p>33 songs</text:p>
          </table:table-cell>
          <table:table-cell table:formula="of:=RIGHT([.A126];LEN([.A126])-SEARCH(&quot;=&quot;;[.A126]))" office:value-type="string" office:string-value="RDCLAK5uy_lBUKRTgi9-X5hfuH4O0kg_msD5Mxap3iE">
            <text:p>RDCLAK5uy_lBUKRTgi9-X5hfuH4O0kg_msD5Mxap3iE</text:p>
          </table:table-cell>
          <table:table-cell table:style-name="ce8" table:formula="of:=ABS(LEFT([.D126] ;LEN([.D126])-6))" office:value-type="float" office:value="33">
            <text:p>33</text:p>
          </table:table-cell>
          <table:table-cell table:formula="of:=PROPER(RIGHT([.C126];LEN([.C126])-SEARCH(&quot; &quot;;[.C126])))" office:value-type="string" office:string-value="Britney Spears">
            <text:p>Britney Spear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rfP0AhLegYsfbozAiFg5T-DzkSIAfuVg</text:p>
          </table:table-cell>
          <table:table-cell office:value-type="string">
            <text:p>https://lh3.googleusercontent.com/v2QnDyLK6q0fjKk4ddFbV1OdjnBl9KDCUCusSyrp2abr1yG4OwaR9jP7Ejvg2TSrdh5OwIJfnmS7qg=w60-h60-l90-rj</text:p>
          </table:table-cell>
          <table:table-cell office:value-type="string">
            <text:p>Presenting Bruno &amp; Marrone</text:p>
          </table:table-cell>
          <table:table-cell office:value-type="string">
            <text:p>53 songs</text:p>
          </table:table-cell>
          <table:table-cell table:formula="of:=RIGHT([.A127];LEN([.A127])-SEARCH(&quot;=&quot;;[.A127]))" office:value-type="string" office:string-value="RDCLAK5uy_krfP0AhLegYsfbozAiFg5T-DzkSIAfuVg">
            <text:p>RDCLAK5uy_krfP0AhLegYsfbozAiFg5T-DzkSIAfuVg</text:p>
          </table:table-cell>
          <table:table-cell table:style-name="ce8" table:formula="of:=ABS(LEFT([.D127] ;LEN([.D127])-6))" office:value-type="float" office:value="53">
            <text:p>53</text:p>
          </table:table-cell>
          <table:table-cell table:formula="of:=PROPER(RIGHT([.C127];LEN([.C127])-SEARCH(&quot; &quot;;[.C127])))" office:value-type="string" office:string-value="Bruno &amp; Marrone">
            <text:p>Bruno &amp; Marrone</text:p>
          </table:table-cell>
          <table:table-cell table:number-columns-repeated="1017"/>
        </table:table-row>
        <table:table-row table:style-name="ro5">
          <table:table-cell office:value-type="string">
            <text:p>https://music.youtube.com/playlist?list=RDCLAK5uy_kBGve9D_9yPxIThGq87PGVzjxfkjE0CJI</text:p>
          </table:table-cell>
          <table:table-cell office:value-type="string">
            <text:p>https://lh3.googleusercontent.com/Nne92wGmE0D1gUIkl58SPoZNJU_k4DvN3hhoyd45YZm3Zsfdps6UvyFw7ywLezeNayjfyYoKkRnC6s8=w60-h60-l90-rj</text:p>
          </table:table-cell>
          <table:table-cell office:value-type="string">
            <text:p>Presenting Bruno Mars</text:p>
          </table:table-cell>
          <table:table-cell office:value-type="string">
            <text:p>56 songs</text:p>
          </table:table-cell>
          <table:table-cell table:formula="of:=RIGHT([.A128];LEN([.A128])-SEARCH(&quot;=&quot;;[.A128]))" office:value-type="string" office:string-value="RDCLAK5uy_kBGve9D_9yPxIThGq87PGVzjxfkjE0CJI">
            <text:p>RDCLAK5uy_kBGve9D_9yPxIThGq87PGVzjxfkjE0CJI</text:p>
          </table:table-cell>
          <table:table-cell table:style-name="ce8" table:formula="of:=ABS(LEFT([.D128] ;LEN([.D128])-6))" office:value-type="float" office:value="56">
            <text:p>56</text:p>
          </table:table-cell>
          <table:table-cell table:formula="of:=PROPER(RIGHT([.C128];LEN([.C128])-SEARCH(&quot; &quot;;[.C128])))" office:value-type="string" office:string-value="Bruno Mars">
            <text:p>Bruno Mars</text:p>
          </table:table-cell>
          <table:table-cell table:number-columns-repeated="1017"/>
        </table:table-row>
        <table:table-row table:style-name="ro5" table:visibility="filter">
          <table:table-cell office:value-type="string">
            <text:p>https://music.youtube.com/playlist?list=RDCLAK5uy_kBGve9D_9yPxIThGq87PGVzjxfkjE0CJI</text:p>
          </table:table-cell>
          <table:table-cell table:style-name="Default" office:value-type="string">
            <text:p>https://lh3.googleusercontent.com/Nne92wGmE0D1gUIkl58SPoZNJU_k4DvN3hhoyd45YZm3Zsfdps6UvyFw7ywLezeNayjfyYoKkRnC6s8=w60-h60-l90-rj</text:p>
          </table:table-cell>
          <table:table-cell table:style-name="Default" office:value-type="string">
            <text:p>Presenting Bruno Mars</text:p>
          </table:table-cell>
          <table:table-cell table:style-name="Default" office:value-type="string">
            <text:p>56 songs</text:p>
          </table:table-cell>
          <table:table-cell table:formula="of:=RIGHT([.A129];LEN([.A129])-SEARCH(&quot;=&quot;;[.A129]))" office:value-type="string" office:string-value="RDCLAK5uy_kBGve9D_9yPxIThGq87PGVzjxfkjE0CJI">
            <text:p>RDCLAK5uy_kBGve9D_9yPxIThGq87PGVzjxfkjE0CJI</text:p>
          </table:table-cell>
          <table:table-cell table:style-name="ce8" table:formula="of:=ABS(LEFT([.D129] ;LEN([.D129])-6))" office:value-type="float" office:value="56">
            <text:p>56</text:p>
          </table:table-cell>
          <table:table-cell table:formula="of:=PROPER(RIGHT([.C129];LEN([.C129])-SEARCH(&quot; &quot;;[.C129])))" office:value-type="string" office:string-value="Bruno Mars">
            <text:p>Bruno Mars</text:p>
          </table:table-cell>
          <table:table-cell table:number-columns-repeated="1017"/>
        </table:table-row>
        <table:table-row table:style-name="ro5" table:visibility="filter">
          <table:table-cell office:value-type="string">
            <text:p>https://music.youtube.com/playlist?list=RDCLAK5uy_muSKJdOhh03WlJwQ_8gUP6kMouZe5KyUw</text:p>
          </table:table-cell>
          <table:table-cell office:value-type="string">
            <text:p>https://lh3.googleusercontent.com/MJCXDmTz_IfX6RqS0JseLXYrLIfubvjzR6uD0saI1rLIvsJV_zd_DSgLBy1szePDGs00l6ztnFdZsA=w60-h60-l90-rj</text:p>
          </table:table-cell>
          <table:table-cell office:value-type="string">
            <text:p>Presenting Bryson Tiller</text:p>
          </table:table-cell>
          <table:table-cell office:value-type="string">
            <text:p>23 songs</text:p>
          </table:table-cell>
          <table:table-cell table:formula="of:=RIGHT([.A130];LEN([.A130])-SEARCH(&quot;=&quot;;[.A130]))" office:value-type="string" office:string-value="RDCLAK5uy_muSKJdOhh03WlJwQ_8gUP6kMouZe5KyUw">
            <text:p>RDCLAK5uy_muSKJdOhh03WlJwQ_8gUP6kMouZe5KyUw</text:p>
          </table:table-cell>
          <table:table-cell table:style-name="ce8" table:formula="of:=ABS(LEFT([.D130] ;LEN([.D130])-6))" office:value-type="float" office:value="23">
            <text:p>23</text:p>
          </table:table-cell>
          <table:table-cell table:formula="of:=PROPER(RIGHT([.C130];LEN([.C130])-SEARCH(&quot; &quot;;[.C130])))" office:value-type="string" office:string-value="Bryson Tiller">
            <text:p>Bryson Till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5">
          <table:table-cell office:value-type="string">
            <text:p>https://music.youtube.com/playlist?list=RDCLAK5uy_muSKJdOhh03WlJwQ_8gUP6kMouZe5KyUw</text:p>
          </table:table-cell>
          <table:table-cell table:style-name="Default" office:value-type="string">
            <text:p>https://lh3.googleusercontent.com/MJCXDmTz_IfX6RqS0JseLXYrLIfubvjzR6uD0saI1rLIvsJV_zd_DSgLBy1szePDGs00l6ztnFdZsA=w60-h60-l90-rj</text:p>
          </table:table-cell>
          <table:table-cell table:style-name="Default" office:value-type="string">
            <text:p>Presenting Bryson Tiller</text:p>
          </table:table-cell>
          <table:table-cell table:style-name="Default" office:value-type="string">
            <text:p>23 songs</text:p>
          </table:table-cell>
          <table:table-cell table:formula="of:=RIGHT([.A131];LEN([.A131])-SEARCH(&quot;=&quot;;[.A131]))" office:value-type="string" office:string-value="RDCLAK5uy_muSKJdOhh03WlJwQ_8gUP6kMouZe5KyUw">
            <text:p>RDCLAK5uy_muSKJdOhh03WlJwQ_8gUP6kMouZe5KyUw</text:p>
          </table:table-cell>
          <table:table-cell table:style-name="ce8" table:formula="of:=ABS(LEFT([.D131] ;LEN([.D131])-6))" office:value-type="float" office:value="23">
            <text:p>23</text:p>
          </table:table-cell>
          <table:table-cell table:formula="of:=PROPER(RIGHT([.C131];LEN([.C131])-SEARCH(&quot; &quot;;[.C131])))" office:value-type="string" office:string-value="Bryson Tiller">
            <text:p>Bryson Tiller</text:p>
          </table:table-cell>
          <table:table-cell table:number-columns-repeated="1017"/>
        </table:table-row>
        <table:table-row table:style-name="ro5" table:visibility="filter">
          <table:table-cell office:value-type="string">
            <text:p>https://music.youtube.com/playlist?list=RDCLAK5uy_mFeKbwD6X5axmhNcvdLWDWz-AMdmUAs7E</text:p>
          </table:table-cell>
          <table:table-cell table:style-name="Default" office:value-type="string">
            <text:p>https://lh3.googleusercontent.com/rmMjcC7CRSCFDibPvsMUgy5zl05nlt-e-X7aXLSpTFDdkHt84yDBdw4vRKYaiSND_RDZtTi30OSFezo2=w60-h60-l90-rj</text:p>
          </table:table-cell>
          <table:table-cell table:style-name="Default" office:value-type="string">
            <text:p>Presenting BTS (방탄소년단)</text:p>
          </table:table-cell>
          <table:table-cell table:style-name="Default" office:value-type="string">
            <text:p>103 songs</text:p>
          </table:table-cell>
          <table:table-cell table:formula="of:=RIGHT([.A132];LEN([.A132])-SEARCH(&quot;=&quot;;[.A132]))" office:value-type="string" office:string-value="RDCLAK5uy_mFeKbwD6X5axmhNcvdLWDWz-AMdmUAs7E">
            <text:p>RDCLAK5uy_mFeKbwD6X5axmhNcvdLWDWz-AMdmUAs7E</text:p>
          </table:table-cell>
          <table:table-cell table:style-name="ce8" table:formula="of:=ABS(LEFT([.D132] ;LEN([.D132])-6))" office:value-type="float" office:value="103">
            <text:p>103</text:p>
          </table:table-cell>
          <table:table-cell table:formula="of:=PROPER(RIGHT([.C132];LEN([.C132])-SEARCH(&quot; &quot;;[.C132])))" office:value-type="string" office:string-value="Bts (방탄소년단)">
            <text:p>Bts (방탄소년단)</text:p>
          </table:table-cell>
          <table:table-cell table:number-columns-repeated="1017"/>
        </table:table-row>
        <table:table-row table:style-name="ro5" table:visibility="filter">
          <table:table-cell office:value-type="string">
            <text:p>https://music.youtube.com/playlist?list=RDCLAK5uy_nhPwNzLUw4T0epnYpQP1UkI0SlkeXkFUM</text:p>
          </table:table-cell>
          <table:table-cell table:style-name="Default" office:value-type="string">
            <text:p>https://lh3.googleusercontent.com/DgiTlyiFFRdaSVb8OUbKfJbUq3bQ5mcxwkxrsJ83sws63savJNpe8gE4_Qfd6YXTYAF7AY_73VR6z4U=w60-h60-l90-rj</text:p>
          </table:table-cell>
          <table:table-cell table:style-name="Default" office:value-type="string">
            <text:p>Presenting Bugzy Malone</text:p>
          </table:table-cell>
          <table:table-cell table:style-name="Default" office:value-type="string">
            <text:p>19 songs</text:p>
          </table:table-cell>
          <table:table-cell table:formula="of:=RIGHT([.A133];LEN([.A133])-SEARCH(&quot;=&quot;;[.A133]))" office:value-type="string" office:string-value="RDCLAK5uy_nhPwNzLUw4T0epnYpQP1UkI0SlkeXkFUM">
            <text:p>RDCLAK5uy_nhPwNzLUw4T0epnYpQP1UkI0SlkeXkFUM</text:p>
          </table:table-cell>
          <table:table-cell table:style-name="ce8" table:formula="of:=ABS(LEFT([.D133] ;LEN([.D133])-6))" office:value-type="float" office:value="19">
            <text:p>19</text:p>
          </table:table-cell>
          <table:table-cell table:formula="of:=PROPER(RIGHT([.C133];LEN([.C133])-SEARCH(&quot; &quot;;[.C133])))" office:value-type="string" office:string-value="Bugzy Malone">
            <text:p>Bugzy Malo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5" table:visibility="filter">
          <table:table-cell office:value-type="string">
            <text:p>https://music.youtube.com/playlist?list=RDCLAK5uy_miJzotyMQVm6b-TWpXJzW7BMewZJAxRfw</text:p>
          </table:table-cell>
          <table:table-cell table:style-name="Default" office:value-type="string">
            <text:p>https://lh3.googleusercontent.com/4-0juGDeVcydMZ20JR_nbDWz2V9HRxvPVYLwKFY6HYMlm7O3g2c0d_I8KEUkMNWF312EkXP1r-5cr1g=w60-h60-l90-rj</text:p>
          </table:table-cell>
          <table:table-cell table:style-name="Default" office:value-type="string">
            <text:p>Presenting Buju Banton</text:p>
          </table:table-cell>
          <table:table-cell table:style-name="Default" office:value-type="string">
            <text:p>28 songs</text:p>
          </table:table-cell>
          <table:table-cell table:formula="of:=RIGHT([.A134];LEN([.A134])-SEARCH(&quot;=&quot;;[.A134]))" office:value-type="string" office:string-value="RDCLAK5uy_miJzotyMQVm6b-TWpXJzW7BMewZJAxRfw">
            <text:p>RDCLAK5uy_miJzotyMQVm6b-TWpXJzW7BMewZJAxRfw</text:p>
          </table:table-cell>
          <table:table-cell table:style-name="ce8" table:formula="of:=ABS(LEFT([.D134] ;LEN([.D134])-6))" office:value-type="float" office:value="28">
            <text:p>28</text:p>
          </table:table-cell>
          <table:table-cell table:formula="of:=PROPER(RIGHT([.C134];LEN([.C134])-SEARCH(&quot; &quot;;[.C134])))" office:value-type="string" office:string-value="Buju Banton">
            <text:p>Buju Bant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5" table:visibility="filter">
          <table:table-cell office:value-type="string">
            <text:p>https://music.youtube.com/playlist?list=RDCLAK5uy_n0bLlLjOIJPNxeWW97JnSo7th5vYlNR8w</text:p>
          </table:table-cell>
          <table:table-cell table:style-name="Default" office:value-type="string">
            <text:p>https://lh3.googleusercontent.com/k1ZlxLipHcvIypwlIMQ9lmPr3qnL_c-e7fRlnL2Uh-Ls7E913F_Q-EDW0W4PjL5C4Z8FMIy16lhzY9sr=w60-h60-l90-rj</text:p>
          </table:table-cell>
          <table:table-cell table:style-name="Default" office:value-type="string">
            <text:p>Presenting Burna Boy</text:p>
          </table:table-cell>
          <table:table-cell table:style-name="Default" office:value-type="string">
            <text:p>61 songs</text:p>
          </table:table-cell>
          <table:table-cell table:formula="of:=RIGHT([.A135];LEN([.A135])-SEARCH(&quot;=&quot;;[.A135]))" office:value-type="string" office:string-value="RDCLAK5uy_n0bLlLjOIJPNxeWW97JnSo7th5vYlNR8w">
            <text:p>RDCLAK5uy_n0bLlLjOIJPNxeWW97JnSo7th5vYlNR8w</text:p>
          </table:table-cell>
          <table:table-cell table:style-name="ce8" table:formula="of:=ABS(LEFT([.D135] ;LEN([.D135])-6))" office:value-type="float" office:value="61">
            <text:p>61</text:p>
          </table:table-cell>
          <table:table-cell table:formula="of:=PROPER(RIGHT([.C135];LEN([.C135])-SEARCH(&quot; &quot;;[.C135])))" office:value-type="string" office:string-value="Burna Boy">
            <text:p>Burna Bo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5" table:visibility="filter">
          <table:table-cell office:value-type="string">
            <text:p>https://music.youtube.com/playlist?list=RDCLAK5uy_mYUNxXtyvbGJ7IOIHPDzf9btN-mf9IHJc</text:p>
          </table:table-cell>
          <table:table-cell office:value-type="string">
            <text:p>https://lh3.googleusercontent.com/oZNZgtcQmLCCE8WBh_l4yiskDCeudEGDXuTOw-Q084HWbXiyhuN5652YU5JnKcdyLPB1fgh4if6RVcY=w60-h60-l90-rj</text:p>
          </table:table-cell>
          <table:table-cell office:value-type="string">
            <text:p>Presenting Café Tacvba</text:p>
          </table:table-cell>
          <table:table-cell office:value-type="string">
            <text:p>29 songs</text:p>
          </table:table-cell>
          <table:table-cell table:formula="of:=RIGHT([.A136];LEN([.A136])-SEARCH(&quot;=&quot;;[.A136]))" office:value-type="string" office:string-value="RDCLAK5uy_mYUNxXtyvbGJ7IOIHPDzf9btN-mf9IHJc">
            <text:p>RDCLAK5uy_mYUNxXtyvbGJ7IOIHPDzf9btN-mf9IHJc</text:p>
          </table:table-cell>
          <table:table-cell table:style-name="ce8" table:formula="of:=ABS(LEFT([.D136] ;LEN([.D136])-6))" office:value-type="float" office:value="29">
            <text:p>29</text:p>
          </table:table-cell>
          <table:table-cell table:formula="of:=PROPER(RIGHT([.C136];LEN([.C136])-SEARCH(&quot; &quot;;[.C136])))" office:value-type="string" office:string-value="Café Tacvba">
            <text:p>Café Tacvb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5" table:visibility="filter">
          <table:table-cell office:value-type="string">
            <text:p>https://music.youtube.com/playlist?list=RDCLAK5uy_lRdw0wmMqhYZSnr9CNHnOnYOTdQl9nffQ</text:p>
          </table:table-cell>
          <table:table-cell office:value-type="string">
            <text:p>https://lh3.googleusercontent.com/skFcnKGaHHMd8QUog2j_fwQiitcgz9BuEW0H-lqQb6-WElBO2g7JCYcvcA_X_jVH4T9v7CWemEnstF4=w60-h60-l90-rj</text:p>
          </table:table-cell>
          <table:table-cell office:value-type="string">
            <text:p>Presenting Cali Y El Dandee</text:p>
          </table:table-cell>
          <table:table-cell office:value-type="string">
            <text:p>28 songs</text:p>
          </table:table-cell>
          <table:table-cell table:formula="of:=RIGHT([.A137];LEN([.A137])-SEARCH(&quot;=&quot;;[.A137]))" office:value-type="string" office:string-value="RDCLAK5uy_lRdw0wmMqhYZSnr9CNHnOnYOTdQl9nffQ">
            <text:p>RDCLAK5uy_lRdw0wmMqhYZSnr9CNHnOnYOTdQl9nffQ</text:p>
          </table:table-cell>
          <table:table-cell table:style-name="ce8" table:formula="of:=ABS(LEFT([.D137] ;LEN([.D137])-6))" office:value-type="float" office:value="28">
            <text:p>28</text:p>
          </table:table-cell>
          <table:table-cell table:formula="of:=PROPER(RIGHT([.C137];LEN([.C137])-SEARCH(&quot; &quot;;[.C137])))" office:value-type="string" office:string-value="Cali Y El Dandee">
            <text:p>Cali Y El Dand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pRnnzpVaApFskP3fXae2VLVLjK8U-IVw</text:p>
          </table:table-cell>
          <table:table-cell office:value-type="string">
            <text:p>https://lh3.googleusercontent.com/3viwmbW_REVOSlPo9Shel4DV43SQb_2fwNJQhtnPA0-f-_kI_WydE-xlkG2jFPOPplnC-cPvHYoCSg=w60-h60-l90-rj</text:p>
          </table:table-cell>
          <table:table-cell office:value-type="string">
            <text:p>Presenting Calibre 50</text:p>
          </table:table-cell>
          <table:table-cell office:value-type="string">
            <text:p>57 songs</text:p>
          </table:table-cell>
          <table:table-cell table:formula="of:=RIGHT([.A138];LEN([.A138])-SEARCH(&quot;=&quot;;[.A138]))" office:value-type="string" office:string-value="RDCLAK5uy_mpRnnzpVaApFskP3fXae2VLVLjK8U-IVw">
            <text:p>RDCLAK5uy_mpRnnzpVaApFskP3fXae2VLVLjK8U-IVw</text:p>
          </table:table-cell>
          <table:table-cell table:style-name="ce8" table:formula="of:=ABS(LEFT([.D138] ;LEN([.D138])-6))" office:value-type="float" office:value="57">
            <text:p>57</text:p>
          </table:table-cell>
          <table:table-cell table:formula="of:=PROPER(RIGHT([.C138];LEN([.C138])-SEARCH(&quot; &quot;;[.C138])))" office:value-type="string" office:string-value="Calibre 50">
            <text:p>Calibre 50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xmLa39tJ_EEt9WXCrINdERMaf3oW90Mg</text:p>
          </table:table-cell>
          <table:table-cell office:value-type="string">
            <text:p>https://lh3.googleusercontent.com/aRSr2_kzncNZEjkPCrvP63SAgMob9m_81T48rcU1ezxVGsu5mYgJCM8Q0j_v00JzNa2pmVUJrLj-Uaw=w60-h60-l90-rj</text:p>
          </table:table-cell>
          <table:table-cell office:value-type="string">
            <text:p>Presenting Calvin Harris</text:p>
          </table:table-cell>
          <table:table-cell office:value-type="string">
            <text:p>44 songs</text:p>
          </table:table-cell>
          <table:table-cell table:formula="of:=RIGHT([.A139];LEN([.A139])-SEARCH(&quot;=&quot;;[.A139]))" office:value-type="string" office:string-value="RDCLAK5uy_lxmLa39tJ_EEt9WXCrINdERMaf3oW90Mg">
            <text:p>RDCLAK5uy_lxmLa39tJ_EEt9WXCrINdERMaf3oW90Mg</text:p>
          </table:table-cell>
          <table:table-cell table:style-name="ce8" table:formula="of:=ABS(LEFT([.D139] ;LEN([.D139])-6))" office:value-type="float" office:value="44">
            <text:p>44</text:p>
          </table:table-cell>
          <table:table-cell table:formula="of:=PROPER(RIGHT([.C139];LEN([.C139])-SEARCH(&quot; &quot;;[.C139])))" office:value-type="string" office:string-value="Calvin Harris">
            <text:p>Calvin Harri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8JKf0285KgKh9vczv1Xbn1sO-GNxWaU8</text:p>
          </table:table-cell>
          <table:table-cell office:value-type="string">
            <text:p>https://lh3.googleusercontent.com/EOOwsGbihG4enrP8DFCxTUgV2j-G8P6aEVswuBJTsKHaVq6jQLUTN9thhB4r2-i_1TVxM0rmcHfa1Q=w60-h60-l90-rj</text:p>
          </table:table-cell>
          <table:table-cell office:value-type="string">
            <text:p>Presenting Cannibal Corpse</text:p>
          </table:table-cell>
          <table:table-cell office:value-type="string">
            <text:p>27 songs</text:p>
          </table:table-cell>
          <table:table-cell table:formula="of:=RIGHT([.A140];LEN([.A140])-SEARCH(&quot;=&quot;;[.A140]))" office:value-type="string" office:string-value="RDCLAK5uy_m8JKf0285KgKh9vczv1Xbn1sO-GNxWaU8">
            <text:p>RDCLAK5uy_m8JKf0285KgKh9vczv1Xbn1sO-GNxWaU8</text:p>
          </table:table-cell>
          <table:table-cell table:style-name="ce8" table:formula="of:=ABS(LEFT([.D140] ;LEN([.D140])-6))" office:value-type="float" office:value="27">
            <text:p>27</text:p>
          </table:table-cell>
          <table:table-cell table:formula="of:=PROPER(RIGHT([.C140];LEN([.C140])-SEARCH(&quot; &quot;;[.C140])))" office:value-type="string" office:string-value="Cannibal Corpse">
            <text:p>Cannibal Corps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KJ7m0cHL2tobmR0HtGDQOebeuy9sUvo8</text:p>
          </table:table-cell>
          <table:table-cell office:value-type="string">
            <text:p>https://lh3.googleusercontent.com/Oq1dzjjrgePcS7l9_TlScq3J8tDkqEaL9hHBJmyRqJvPJiXAD4iDpwlpc3oxH2cAxFj5a2bbJ6QfBw=w60-h60-l90-rj</text:p>
          </table:table-cell>
          <table:table-cell office:value-type="string">
            <text:p>Presenting Cannonball Adderley</text:p>
          </table:table-cell>
          <table:table-cell office:value-type="string">
            <text:p>25 songs</text:p>
          </table:table-cell>
          <table:table-cell table:formula="of:=RIGHT([.A141];LEN([.A141])-SEARCH(&quot;=&quot;;[.A141]))" office:value-type="string" office:string-value="RDCLAK5uy_kKJ7m0cHL2tobmR0HtGDQOebeuy9sUvo8">
            <text:p>RDCLAK5uy_kKJ7m0cHL2tobmR0HtGDQOebeuy9sUvo8</text:p>
          </table:table-cell>
          <table:table-cell table:style-name="ce8" table:formula="of:=ABS(LEFT([.D141] ;LEN([.D141])-6))" office:value-type="float" office:value="25">
            <text:p>25</text:p>
          </table:table-cell>
          <table:table-cell table:formula="of:=PROPER(RIGHT([.C141];LEN([.C141])-SEARCH(&quot; &quot;;[.C141])))" office:value-type="string" office:string-value="Cannonball Adderley">
            <text:p>Cannonball Adderle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FnolCKpviuCyaMaI7OeRYyeMy2iwQclg</text:p>
          </table:table-cell>
          <table:table-cell table:style-name="Default" office:value-type="string">
            <text:p>https://lh3.googleusercontent.com/Zjzrwu6ZeivS2coDEdhUsAK2JSCzTLGrgdQ2YUvbWuNNQp23VcreuQ7W_dBCodv8y49_M7KVmLCHvik=w60-h60-l90-rj</text:p>
          </table:table-cell>
          <table:table-cell table:style-name="Default" office:value-type="string">
            <text:p>Presenting Cardi B</text:p>
          </table:table-cell>
          <table:table-cell table:style-name="Default" office:value-type="string">
            <text:p>35 songs</text:p>
          </table:table-cell>
          <table:table-cell table:formula="of:=RIGHT([.A142];LEN([.A142])-SEARCH(&quot;=&quot;;[.A142]))" office:value-type="string" office:string-value="RDCLAK5uy_lFnolCKpviuCyaMaI7OeRYyeMy2iwQclg">
            <text:p>RDCLAK5uy_lFnolCKpviuCyaMaI7OeRYyeMy2iwQclg</text:p>
          </table:table-cell>
          <table:table-cell table:style-name="ce8" table:formula="of:=ABS(LEFT([.D142] ;LEN([.D142])-6))" office:value-type="float" office:value="35">
            <text:p>35</text:p>
          </table:table-cell>
          <table:table-cell table:formula="of:=PROPER(RIGHT([.C142];LEN([.C142])-SEARCH(&quot; &quot;;[.C142])))" office:value-type="string" office:string-value="Cardi B">
            <text:p>Cardi B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9akgjzQCKVzw4mf2H8BxbWXbB_wo5ui0</text:p>
          </table:table-cell>
          <table:table-cell table:style-name="Default" office:value-type="string">
            <text:p>https://lh3.googleusercontent.com/wdyC9hdTmKmGGXFx7CSnJDXFEn3lHovIYJ_R87VcC5zU38ZEiFPucKt0iifcsYCaZY-__Q4WS3gxHg=w60-h60-l90-rj</text:p>
          </table:table-cell>
          <table:table-cell table:style-name="Default" office:value-type="string">
            <text:p>Presenting Casper</text:p>
          </table:table-cell>
          <table:table-cell table:style-name="Default" office:value-type="string">
            <text:p>37 songs</text:p>
          </table:table-cell>
          <table:table-cell table:formula="of:=RIGHT([.A143];LEN([.A143])-SEARCH(&quot;=&quot;;[.A143]))" office:value-type="string" office:string-value="RDCLAK5uy_l9akgjzQCKVzw4mf2H8BxbWXbB_wo5ui0">
            <text:p>RDCLAK5uy_l9akgjzQCKVzw4mf2H8BxbWXbB_wo5ui0</text:p>
          </table:table-cell>
          <table:table-cell table:style-name="ce8" table:formula="of:=ABS(LEFT([.D143] ;LEN([.D143])-6))" office:value-type="float" office:value="37">
            <text:p>37</text:p>
          </table:table-cell>
          <table:table-cell table:formula="of:=PROPER(RIGHT([.C143];LEN([.C143])-SEARCH(&quot; &quot;;[.C143])))" office:value-type="string" office:string-value="Casper">
            <text:p>Casp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VRtFrWHY4KhAVstFafc6uZf4dRoio0sE</text:p>
          </table:table-cell>
          <table:table-cell office:value-type="string">
            <text:p>https://lh3.googleusercontent.com/OOuoXM89g_LrcYUwHFY1BGONUbN3988FU-wiN5sFTWYn6XcJK7tp5-TemtLjQEKaa7xesgMFUb-xsA=w60-h60-l90-rj</text:p>
          </table:table-cell>
          <table:table-cell office:value-type="string">
            <text:p>Presenting Cassper Nyovest</text:p>
          </table:table-cell>
          <table:table-cell office:value-type="string">
            <text:p>36 songs</text:p>
          </table:table-cell>
          <table:table-cell table:formula="of:=RIGHT([.A144];LEN([.A144])-SEARCH(&quot;=&quot;;[.A144]))" office:value-type="string" office:string-value="RDCLAK5uy_nVRtFrWHY4KhAVstFafc6uZf4dRoio0sE">
            <text:p>RDCLAK5uy_nVRtFrWHY4KhAVstFafc6uZf4dRoio0sE</text:p>
          </table:table-cell>
          <table:table-cell table:style-name="ce8" table:formula="of:=ABS(LEFT([.D144] ;LEN([.D144])-6))" office:value-type="float" office:value="36">
            <text:p>36</text:p>
          </table:table-cell>
          <table:table-cell table:formula="of:=PROPER(RIGHT([.C144];LEN([.C144])-SEARCH(&quot; &quot;;[.C144])))" office:value-type="string" office:string-value="Cassper Nyovest">
            <text:p>Cassper Nyoves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WpYV4GwJH08BmCZiS6zkdX9GHJtj7BHA</text:p>
          </table:table-cell>
          <table:table-cell office:value-type="string">
            <text:p>https://lh3.googleusercontent.com/KF6Kgje0Hkd8ZI5xxTt0HSe0OvTKmEA4Q86pqaV8uhlLJAgPivn6v5JDw3S5myq-3BCEWj03p5DlgPsk=w60-h60-l90-rj</text:p>
          </table:table-cell>
          <table:table-cell office:value-type="string">
            <text:p>Presenting Cazzu</text:p>
          </table:table-cell>
          <table:table-cell office:value-type="string">
            <text:p>46 songs</text:p>
          </table:table-cell>
          <table:table-cell table:formula="of:=RIGHT([.A145];LEN([.A145])-SEARCH(&quot;=&quot;;[.A145]))" office:value-type="string" office:string-value="RDCLAK5uy_mWpYV4GwJH08BmCZiS6zkdX9GHJtj7BHA">
            <text:p>RDCLAK5uy_mWpYV4GwJH08BmCZiS6zkdX9GHJtj7BHA</text:p>
          </table:table-cell>
          <table:table-cell table:style-name="ce8" table:formula="of:=ABS(LEFT([.D145] ;LEN([.D145])-6))" office:value-type="float" office:value="46">
            <text:p>46</text:p>
          </table:table-cell>
          <table:table-cell table:formula="of:=PROPER(RIGHT([.C145];LEN([.C145])-SEARCH(&quot; &quot;;[.C145])))" office:value-type="string" office:string-value="Cazzu">
            <text:p>Cazz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gqDyTPZXxvt2A4LtJ2b8EUw8YrbrjJIU</text:p>
          </table:table-cell>
          <table:table-cell office:value-type="string">
            <text:p>https://lh3.googleusercontent.com/5Rj5vcd_zzX5w-wFdwLBfPMYmqxPLQNUHobb9mXz8bw7xe2oMrOMHIsSUYubcNTLOl3fYR7LRGEsAm0=w60-h60-l90-rj</text:p>
          </table:table-cell>
          <table:table-cell office:value-type="string">
            <text:p>Presenting Central Cee</text:p>
          </table:table-cell>
          <table:table-cell office:value-type="string">
            <text:p>21 songs</text:p>
          </table:table-cell>
          <table:table-cell table:formula="of:=RIGHT([.A146];LEN([.A146])-SEARCH(&quot;=&quot;;[.A146]))" office:value-type="string" office:string-value="RDCLAK5uy_lgqDyTPZXxvt2A4LtJ2b8EUw8YrbrjJIU">
            <text:p>RDCLAK5uy_lgqDyTPZXxvt2A4LtJ2b8EUw8YrbrjJIU</text:p>
          </table:table-cell>
          <table:table-cell table:style-name="ce8" table:formula="of:=ABS(LEFT([.D146] ;LEN([.D146])-6))" office:value-type="float" office:value="21">
            <text:p>21</text:p>
          </table:table-cell>
          <table:table-cell table:formula="of:=PROPER(RIGHT([.C146];LEN([.C146])-SEARCH(&quot; &quot;;[.C146])))" office:value-type="string" office:string-value="Central Cee">
            <text:p>Central C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qDyTPZXxvt2A4LtJ2b8EUw8YrbrjJIU</text:p>
          </table:table-cell>
          <table:table-cell table:style-name="Default" office:value-type="string">
            <text:p>https://lh3.googleusercontent.com/5Rj5vcd_zzX5w-wFdwLBfPMYmqxPLQNUHobb9mXz8bw7xe2oMrOMHIsSUYubcNTLOl3fYR7LRGEsAm0=w60-h60-l90-rj</text:p>
          </table:table-cell>
          <table:table-cell table:style-name="Default" office:value-type="string">
            <text:p>Presenting Central Cee</text:p>
          </table:table-cell>
          <table:table-cell table:style-name="Default" office:value-type="string">
            <text:p>21 songs</text:p>
          </table:table-cell>
          <table:table-cell table:formula="of:=RIGHT([.A147];LEN([.A147])-SEARCH(&quot;=&quot;;[.A147]))" office:value-type="string" office:string-value="RDCLAK5uy_lgqDyTPZXxvt2A4LtJ2b8EUw8YrbrjJIU">
            <text:p>RDCLAK5uy_lgqDyTPZXxvt2A4LtJ2b8EUw8YrbrjJIU</text:p>
          </table:table-cell>
          <table:table-cell table:style-name="ce8" table:formula="of:=ABS(LEFT([.D147] ;LEN([.D147])-6))" office:value-type="float" office:value="21">
            <text:p>21</text:p>
          </table:table-cell>
          <table:table-cell table:formula="of:=PROPER(RIGHT([.C147];LEN([.C147])-SEARCH(&quot; &quot;;[.C147])))" office:value-type="string" office:string-value="Central Cee">
            <text:p>Central Ce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bpwsInKjmzrQdmXUxWF2RjxU3oLvYKVA</text:p>
          </table:table-cell>
          <table:table-cell office:value-type="string">
            <text:p>https://lh3.googleusercontent.com/uxrpBjpinZ-q2c95SyH6Qu0TUsbthFBquqbeJE5oZIXWO4XcPMD41MDg0ynZS65sXIAihLWYvXs-_Wg=w60-h60-l90-rj</text:p>
          </table:table-cell>
          <table:table-cell office:value-type="string">
            <text:p>Presenting Charles Ans</text:p>
          </table:table-cell>
          <table:table-cell office:value-type="string">
            <text:p>43 songs</text:p>
          </table:table-cell>
          <table:table-cell table:formula="of:=RIGHT([.A148];LEN([.A148])-SEARCH(&quot;=&quot;;[.A148]))" office:value-type="string" office:string-value="RDCLAK5uy_mbpwsInKjmzrQdmXUxWF2RjxU3oLvYKVA">
            <text:p>RDCLAK5uy_mbpwsInKjmzrQdmXUxWF2RjxU3oLvYKVA</text:p>
          </table:table-cell>
          <table:table-cell table:style-name="ce8" table:formula="of:=ABS(LEFT([.D148] ;LEN([.D148])-6))" office:value-type="float" office:value="43">
            <text:p>43</text:p>
          </table:table-cell>
          <table:table-cell table:formula="of:=PROPER(RIGHT([.C148];LEN([.C148])-SEARCH(&quot; &quot;;[.C148])))" office:value-type="string" office:string-value="Charles Ans">
            <text:p>Charles An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bpwsInKjmzrQdmXUxWF2RjxU3oLvYKVA</text:p>
          </table:table-cell>
          <table:table-cell table:style-name="Default" office:value-type="string">
            <text:p>https://lh3.googleusercontent.com/uxrpBjpinZ-q2c95SyH6Qu0TUsbthFBquqbeJE5oZIXWO4XcPMD41MDg0ynZS65sXIAihLWYvXs-_Wg=w60-h60-l90-rj</text:p>
          </table:table-cell>
          <table:table-cell table:style-name="Default" office:value-type="string">
            <text:p>Presenting Charles Ans</text:p>
          </table:table-cell>
          <table:table-cell table:style-name="Default" office:value-type="string">
            <text:p>43 songs</text:p>
          </table:table-cell>
          <table:table-cell table:formula="of:=RIGHT([.A149];LEN([.A149])-SEARCH(&quot;=&quot;;[.A149]))" office:value-type="string" office:string-value="RDCLAK5uy_mbpwsInKjmzrQdmXUxWF2RjxU3oLvYKVA">
            <text:p>RDCLAK5uy_mbpwsInKjmzrQdmXUxWF2RjxU3oLvYKVA</text:p>
          </table:table-cell>
          <table:table-cell table:style-name="ce8" table:formula="of:=ABS(LEFT([.D149] ;LEN([.D149])-6))" office:value-type="float" office:value="43">
            <text:p>43</text:p>
          </table:table-cell>
          <table:table-cell table:formula="of:=PROPER(RIGHT([.C149];LEN([.C149])-SEARCH(&quot; &quot;;[.C149])))" office:value-type="string" office:string-value="Charles Ans">
            <text:p>Charles An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mwGbJUZTNYm-kZVmhD4EKszjvsaDvl0Q</text:p>
          </table:table-cell>
          <table:table-cell office:value-type="string">
            <text:p>https://lh3.googleusercontent.com/rlRenCUPYjQxTHVVfuLrzbFPj53iip_f4hRZsCGnxfp7PTAvpKRbU0DDI_UPlJQvAcZlDkqF_oottA=w60-h60-l90-rj</text:p>
          </table:table-cell>
          <table:table-cell office:value-type="string">
            <text:p>Presenting Charlie Brown Jr.</text:p>
          </table:table-cell>
          <table:table-cell office:value-type="string">
            <text:p>41 songs</text:p>
          </table:table-cell>
          <table:table-cell table:formula="of:=RIGHT([.A150];LEN([.A150])-SEARCH(&quot;=&quot;;[.A150]))" office:value-type="string" office:string-value="RDCLAK5uy_nmwGbJUZTNYm-kZVmhD4EKszjvsaDvl0Q">
            <text:p>RDCLAK5uy_nmwGbJUZTNYm-kZVmhD4EKszjvsaDvl0Q</text:p>
          </table:table-cell>
          <table:table-cell table:style-name="ce8" table:formula="of:=ABS(LEFT([.D150] ;LEN([.D150])-6))" office:value-type="float" office:value="41">
            <text:p>41</text:p>
          </table:table-cell>
          <table:table-cell table:formula="of:=PROPER(RIGHT([.C150];LEN([.C150])-SEARCH(&quot; &quot;;[.C150])))" office:value-type="string" office:string-value="Charlie Brown Jr.">
            <text:p>Charlie Brown Jr.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UjlZzoivRN9Vh7G71Z82s0ghY-PikUTQ</text:p>
          </table:table-cell>
          <table:table-cell office:value-type="string">
            <text:p>https://lh3.googleusercontent.com/a3KY9isRSucYS3eUwl6q4Yf6m00imGfZipbDCOo7FzdrGlj3tJQM5qYXEtCiChObWaujtGakdUcq9bq0=w60-h60-l90-rj</text:p>
          </table:table-cell>
          <table:table-cell office:value-type="string">
            <text:p>Presenting Cher</text:p>
          </table:table-cell>
          <table:table-cell office:value-type="string">
            <text:p>51 songs</text:p>
          </table:table-cell>
          <table:table-cell table:formula="of:=RIGHT([.A151];LEN([.A151])-SEARCH(&quot;=&quot;;[.A151]))" office:value-type="string" office:string-value="RDCLAK5uy_mUjlZzoivRN9Vh7G71Z82s0ghY-PikUTQ">
            <text:p>RDCLAK5uy_mUjlZzoivRN9Vh7G71Z82s0ghY-PikUTQ</text:p>
          </table:table-cell>
          <table:table-cell table:style-name="ce8" table:formula="of:=ABS(LEFT([.D151] ;LEN([.D151])-6))" office:value-type="float" office:value="51">
            <text:p>51</text:p>
          </table:table-cell>
          <table:table-cell table:formula="of:=PROPER(RIGHT([.C151];LEN([.C151])-SEARCH(&quot; &quot;;[.C151])))" office:value-type="string" office:string-value="Cher">
            <text:p>Ch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UjlZzoivRN9Vh7G71Z82s0ghY-PikUTQ</text:p>
          </table:table-cell>
          <table:table-cell table:style-name="Default" office:value-type="string">
            <text:p>https://lh3.googleusercontent.com/a3KY9isRSucYS3eUwl6q4Yf6m00imGfZipbDCOo7FzdrGlj3tJQM5qYXEtCiChObWaujtGakdUcq9bq0=w60-h60-l90-rj</text:p>
          </table:table-cell>
          <table:table-cell table:style-name="Default" office:value-type="string">
            <text:p>Presenting Cher</text:p>
          </table:table-cell>
          <table:table-cell table:style-name="Default" office:value-type="string">
            <text:p>51 songs</text:p>
          </table:table-cell>
          <table:table-cell table:formula="of:=RIGHT([.A152];LEN([.A152])-SEARCH(&quot;=&quot;;[.A152]))" office:value-type="string" office:string-value="RDCLAK5uy_mUjlZzoivRN9Vh7G71Z82s0ghY-PikUTQ">
            <text:p>RDCLAK5uy_mUjlZzoivRN9Vh7G71Z82s0ghY-PikUTQ</text:p>
          </table:table-cell>
          <table:table-cell table:style-name="ce8" table:formula="of:=ABS(LEFT([.D152] ;LEN([.D152])-6))" office:value-type="float" office:value="51">
            <text:p>51</text:p>
          </table:table-cell>
          <table:table-cell table:formula="of:=PROPER(RIGHT([.C152];LEN([.C152])-SEARCH(&quot; &quot;;[.C152])))" office:value-type="string" office:string-value="Cher">
            <text:p>Ch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oFOypkeLgMWraBkZZAgaopIoqAQg7tbU</text:p>
          </table:table-cell>
          <table:table-cell table:style-name="Default" office:value-type="string">
            <text:p>https://lh3.googleusercontent.com/MVEqq5ZqhakiRczotzsUYo2Ksx9pc6F98F9VBIxom13QOdBbBeEAsqFK2iPKdL-rJ62prxBcvRpJFw=w60-h60-l90-rj</text:p>
          </table:table-cell>
          <table:table-cell table:style-name="Default" office:value-type="string">
            <text:p>Presenting Chika</text:p>
          </table:table-cell>
          <table:table-cell table:style-name="Default" office:value-type="string">
            <text:p>13 songs</text:p>
          </table:table-cell>
          <table:table-cell table:formula="of:=RIGHT([.A153];LEN([.A153])-SEARCH(&quot;=&quot;;[.A153]))" office:value-type="string" office:string-value="RDCLAK5uy_moFOypkeLgMWraBkZZAgaopIoqAQg7tbU">
            <text:p>RDCLAK5uy_moFOypkeLgMWraBkZZAgaopIoqAQg7tbU</text:p>
          </table:table-cell>
          <table:table-cell table:style-name="ce8" table:formula="of:=ABS(LEFT([.D153] ;LEN([.D153])-6))" office:value-type="float" office:value="13">
            <text:p>13</text:p>
          </table:table-cell>
          <table:table-cell table:formula="of:=PROPER(RIGHT([.C153];LEN([.C153])-SEARCH(&quot; &quot;;[.C153])))" office:value-type="string" office:string-value="Chika">
            <text:p>Chik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aR4EBcGpzuOXSqFvKTszl4cgRRO8YiLg</text:p>
          </table:table-cell>
          <table:table-cell office:value-type="string">
            <text:p>https://lh3.googleusercontent.com/eNLKGSlaVmKjJfICguYpIqufxTd2jaQ7WXuz06d8X0bPAXduXww1GfhbTYjuk_TQWEZz0DN2VzmApg=w60-h60-l90-rj</text:p>
          </table:table-cell>
          <table:table-cell office:value-type="string">
            <text:p>Presenting Childish Gambino</text:p>
          </table:table-cell>
          <table:table-cell office:value-type="string">
            <text:p>38 songs</text:p>
          </table:table-cell>
          <table:table-cell table:formula="of:=RIGHT([.A154];LEN([.A154])-SEARCH(&quot;=&quot;;[.A154]))" office:value-type="string" office:string-value="RDCLAK5uy_kaR4EBcGpzuOXSqFvKTszl4cgRRO8YiLg">
            <text:p>RDCLAK5uy_kaR4EBcGpzuOXSqFvKTszl4cgRRO8YiLg</text:p>
          </table:table-cell>
          <table:table-cell table:style-name="ce8" table:formula="of:=ABS(LEFT([.D154] ;LEN([.D154])-6))" office:value-type="float" office:value="38">
            <text:p>38</text:p>
          </table:table-cell>
          <table:table-cell table:formula="of:=PROPER(RIGHT([.C154];LEN([.C154])-SEARCH(&quot; &quot;;[.C154])))" office:value-type="string" office:string-value="Childish Gambino">
            <text:p>Childish Gambin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JdLScbhuGyDxVYS8c6azHiC662WVI-PU</text:p>
          </table:table-cell>
          <table:table-cell office:value-type="string">
            <text:p>https://lh3.googleusercontent.com/e04_mFTUZ3iXu7ozyZJggEtvb8Iado7yoBqKsnvZKgbK6Nf_ljtpradXYYeL197HHwVPit5QM9Ix1lH5=w60-h60-l90-rj</text:p>
          </table:table-cell>
          <table:table-cell office:value-type="string">
            <text:p>Presenting Chimbala</text:p>
          </table:table-cell>
          <table:table-cell office:value-type="string">
            <text:p>24 songs</text:p>
          </table:table-cell>
          <table:table-cell table:formula="of:=RIGHT([.A155];LEN([.A155])-SEARCH(&quot;=&quot;;[.A155]))" office:value-type="string" office:string-value="RDCLAK5uy_kJdLScbhuGyDxVYS8c6azHiC662WVI-PU">
            <text:p>RDCLAK5uy_kJdLScbhuGyDxVYS8c6azHiC662WVI-PU</text:p>
          </table:table-cell>
          <table:table-cell table:style-name="ce8" table:formula="of:=ABS(LEFT([.D155] ;LEN([.D155])-6))" office:value-type="float" office:value="24">
            <text:p>24</text:p>
          </table:table-cell>
          <table:table-cell table:formula="of:=PROPER(RIGHT([.C155];LEN([.C155])-SEARCH(&quot; &quot;;[.C155])))" office:value-type="string" office:string-value="Chimbala">
            <text:p>Chimba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JdLScbhuGyDxVYS8c6azHiC662WVI-PU</text:p>
          </table:table-cell>
          <table:table-cell table:style-name="Default" office:value-type="string">
            <text:p>https://lh3.googleusercontent.com/e04_mFTUZ3iXu7ozyZJggEtvb8Iado7yoBqKsnvZKgbK6Nf_ljtpradXYYeL197HHwVPit5QM9Ix1lH5=w60-h60-l90-rj</text:p>
          </table:table-cell>
          <table:table-cell table:style-name="Default" office:value-type="string">
            <text:p>Presenting Chimbala</text:p>
          </table:table-cell>
          <table:table-cell table:style-name="Default" office:value-type="string">
            <text:p>24 songs</text:p>
          </table:table-cell>
          <table:table-cell table:formula="of:=RIGHT([.A156];LEN([.A156])-SEARCH(&quot;=&quot;;[.A156]))" office:value-type="string" office:string-value="RDCLAK5uy_kJdLScbhuGyDxVYS8c6azHiC662WVI-PU">
            <text:p>RDCLAK5uy_kJdLScbhuGyDxVYS8c6azHiC662WVI-PU</text:p>
          </table:table-cell>
          <table:table-cell table:style-name="ce8" table:formula="of:=ABS(LEFT([.D156] ;LEN([.D156])-6))" office:value-type="float" office:value="24">
            <text:p>24</text:p>
          </table:table-cell>
          <table:table-cell table:formula="of:=PROPER(RIGHT([.C156];LEN([.C156])-SEARCH(&quot; &quot;;[.C156])))" office:value-type="string" office:string-value="Chimbala">
            <text:p>Chimbal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o8NFJgoF-DRTOcc_Jty0XB9zFGt606KI</text:p>
          </table:table-cell>
          <table:table-cell table:style-name="Default" office:value-type="string">
            <text:p>https://lh3.googleusercontent.com/0yi4cNX2-2Wp8GeIV9NQcrInk2LtQ8Jg1f_orI9FxbilVgg9Urqj4W49V__loUhCblGW-HPUmqLNmhI=w60-h60-l90-rj</text:p>
          </table:table-cell>
          <table:table-cell table:style-name="Default" office:value-type="string">
            <text:p>Presenting Chinmayi Sripaada (Telugu)</text:p>
          </table:table-cell>
          <table:table-cell table:style-name="Default" office:value-type="string">
            <text:p>30 songs</text:p>
          </table:table-cell>
          <table:table-cell table:formula="of:=RIGHT([.A157];LEN([.A157])-SEARCH(&quot;=&quot;;[.A157]))" office:value-type="string" office:string-value="RDCLAK5uy_ko8NFJgoF-DRTOcc_Jty0XB9zFGt606KI">
            <text:p>RDCLAK5uy_ko8NFJgoF-DRTOcc_Jty0XB9zFGt606KI</text:p>
          </table:table-cell>
          <table:table-cell table:style-name="ce8" table:formula="of:=ABS(LEFT([.D157] ;LEN([.D157])-6))" office:value-type="float" office:value="30">
            <text:p>30</text:p>
          </table:table-cell>
          <table:table-cell table:formula="of:=PROPER(RIGHT([.C157];LEN([.C157])-SEARCH(&quot; &quot;;[.C157])))" office:value-type="string" office:string-value="Chinmayi Sripaada (Telugu)">
            <text:p>Chinmayi Sripaada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nAgwbttSRMmWXK0yKRzI5cWaOCdnwfGk</text:p>
          </table:table-cell>
          <table:table-cell table:style-name="Default" office:value-type="string">
            <text:p>https://lh3.googleusercontent.com/FkO9FD8R962wN-nYJ7OjGxvr55VXAyJ2nKSUKzyXiqvfN-ncVmpvfKt8-Hhi0jVYeI5ZCClL6B1iE0U=w60-h60-l90-rj</text:p>
          </table:table-cell>
          <table:table-cell table:style-name="Default" office:value-type="string">
            <text:p>Presenting Chip</text:p>
          </table:table-cell>
          <table:table-cell table:style-name="Default" office:value-type="string">
            <text:p>45 songs</text:p>
          </table:table-cell>
          <table:table-cell table:formula="of:=RIGHT([.A158];LEN([.A158])-SEARCH(&quot;=&quot;;[.A158]))" office:value-type="string" office:string-value="RDCLAK5uy_nnAgwbttSRMmWXK0yKRzI5cWaOCdnwfGk">
            <text:p>RDCLAK5uy_nnAgwbttSRMmWXK0yKRzI5cWaOCdnwfGk</text:p>
          </table:table-cell>
          <table:table-cell table:style-name="ce8" table:formula="of:=ABS(LEFT([.D158] ;LEN([.D158])-6))" office:value-type="float" office:value="45">
            <text:p>45</text:p>
          </table:table-cell>
          <table:table-cell table:formula="of:=PROPER(RIGHT([.C158];LEN([.C158])-SEARCH(&quot; &quot;;[.C158])))" office:value-type="string" office:string-value="Chip">
            <text:p>Chi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U_PzTL8Cvlrqgn707qmZPS_vsGbQ8PZ0</text:p>
          </table:table-cell>
          <table:table-cell office:value-type="string">
            <text:p>https://lh3.googleusercontent.com/GzcT52x34UNLejfhI_yhL5xIOTEgKCa8Qh0Vjp_bi5wwyVwi2PyEgJ-BywEleJsbnStOa0gq2xCDLew=w60-h60-l90-rj</text:p>
          </table:table-cell>
          <table:table-cell office:value-type="string">
            <text:p>Presenting Chris Brown</text:p>
          </table:table-cell>
          <table:table-cell office:value-type="string">
            <text:p>48 songs</text:p>
          </table:table-cell>
          <table:table-cell table:formula="of:=RIGHT([.A159];LEN([.A159])-SEARCH(&quot;=&quot;;[.A159]))" office:value-type="string" office:string-value="RDCLAK5uy_lU_PzTL8Cvlrqgn707qmZPS_vsGbQ8PZ0">
            <text:p>RDCLAK5uy_lU_PzTL8Cvlrqgn707qmZPS_vsGbQ8PZ0</text:p>
          </table:table-cell>
          <table:table-cell table:style-name="ce8" table:formula="of:=ABS(LEFT([.D159] ;LEN([.D159])-6))" office:value-type="float" office:value="48">
            <text:p>48</text:p>
          </table:table-cell>
          <table:table-cell table:formula="of:=PROPER(RIGHT([.C159];LEN([.C159])-SEARCH(&quot; &quot;;[.C159])))" office:value-type="string" office:string-value="Chris Brown">
            <text:p>Chris Brow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dJYA1V6CNpQRZkZPbWrxEozyJyVc6G_M</text:p>
          </table:table-cell>
          <table:table-cell office:value-type="string">
            <text:p>https://lh3.googleusercontent.com/Tz-9pNNhgevgNuAy2dEdfTlurflZF_bv9JG3_D2VFKyeqz0EWlDQP0qz528EBRY16h8j4fgU5NdvdM0=w60-h60-l90-rj</text:p>
          </table:table-cell>
          <table:table-cell office:value-type="string">
            <text:p>Presenting Christian Nodal</text:p>
          </table:table-cell>
          <table:table-cell office:value-type="string">
            <text:p>26 songs</text:p>
          </table:table-cell>
          <table:table-cell table:formula="of:=RIGHT([.A160];LEN([.A160])-SEARCH(&quot;=&quot;;[.A160]))" office:value-type="string" office:string-value="RDCLAK5uy_ndJYA1V6CNpQRZkZPbWrxEozyJyVc6G_M">
            <text:p>RDCLAK5uy_ndJYA1V6CNpQRZkZPbWrxEozyJyVc6G_M</text:p>
          </table:table-cell>
          <table:table-cell table:style-name="ce8" table:formula="of:=ABS(LEFT([.D160] ;LEN([.D160])-6))" office:value-type="float" office:value="26">
            <text:p>26</text:p>
          </table:table-cell>
          <table:table-cell table:formula="of:=PROPER(RIGHT([.C160];LEN([.C160])-SEARCH(&quot; &quot;;[.C160])))" office:value-type="string" office:string-value="Christian Nodal">
            <text:p>Christian Noda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Px3cC-fowXecMcEo--3iRFxSPk_HYAYk</text:p>
          </table:table-cell>
          <table:table-cell office:value-type="string">
            <text:p>https://lh3.googleusercontent.com/7_i34GPLDnrR1m2w-B-OhC0Z5bnY3y8HxUUNWnt5tTIOPs3Rhh6rTkLokLz246KktR7k1qa8ykE2dmg=w60-h60-l90-rj</text:p>
          </table:table-cell>
          <table:table-cell office:value-type="string">
            <text:p>Presenting Christina Aguilera</text:p>
          </table:table-cell>
          <table:table-cell office:value-type="string">
            <text:p>49 songs</text:p>
          </table:table-cell>
          <table:table-cell table:formula="of:=RIGHT([.A161];LEN([.A161])-SEARCH(&quot;=&quot;;[.A161]))" office:value-type="string" office:string-value="RDCLAK5uy_kPx3cC-fowXecMcEo--3iRFxSPk_HYAYk">
            <text:p>RDCLAK5uy_kPx3cC-fowXecMcEo--3iRFxSPk_HYAYk</text:p>
          </table:table-cell>
          <table:table-cell table:style-name="ce8" table:formula="of:=ABS(LEFT([.D161] ;LEN([.D161])-6))" office:value-type="float" office:value="49">
            <text:p>49</text:p>
          </table:table-cell>
          <table:table-cell table:formula="of:=PROPER(RIGHT([.C161];LEN([.C161])-SEARCH(&quot; &quot;;[.C161])))" office:value-type="string" office:string-value="Christina Aguilera">
            <text:p>Christina Aguiler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7aICCqoWH9EqvUKezwXwov6QDkLBjn3Q</text:p>
          </table:table-cell>
          <table:table-cell table:style-name="Default" office:value-type="string">
            <text:p>https://lh3.googleusercontent.com/i9inGu6roVIrZrr0T6JKXrfTcsK8ZTZj_Cad44bGmELC8niyrN4mQQJ_DMfniUzUZkuQw_poIFIbUA=w60-h60-l90-rj</text:p>
          </table:table-cell>
          <table:table-cell table:style-name="Default" office:value-type="string">
            <text:p>Presenting Christophe Maé</text:p>
          </table:table-cell>
          <table:table-cell table:style-name="Default" office:value-type="string">
            <text:p>40 songs</text:p>
          </table:table-cell>
          <table:table-cell table:formula="of:=RIGHT([.A162];LEN([.A162])-SEARCH(&quot;=&quot;;[.A162]))" office:value-type="string" office:string-value="RDCLAK5uy_m7aICCqoWH9EqvUKezwXwov6QDkLBjn3Q">
            <text:p>RDCLAK5uy_m7aICCqoWH9EqvUKezwXwov6QDkLBjn3Q</text:p>
          </table:table-cell>
          <table:table-cell table:style-name="ce8" table:formula="of:=ABS(LEFT([.D162] ;LEN([.D162])-6))" office:value-type="float" office:value="40">
            <text:p>40</text:p>
          </table:table-cell>
          <table:table-cell table:formula="of:=PROPER(RIGHT([.C162];LEN([.C162])-SEARCH(&quot; &quot;;[.C162])))" office:value-type="string" office:string-value="Christophe Maé">
            <text:p>Christophe Maé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zEIu7e34MvkPjn6wbcmuGiogjlgCHZBY</text:p>
          </table:table-cell>
          <table:table-cell office:value-type="string">
            <text:p>https://lh3.googleusercontent.com/QKSfMI4w7h1BtTdabZj4nGyZbooXKTwOHunmXTu0UZHXRf6yihEu-jJWWMsjSeHo1ssbfHg75KDA9SE=w60-h60-l90-rj</text:p>
          </table:table-cell>
          <table:table-cell office:value-type="string">
            <text:p>Presenting Clean Bandit</text:p>
          </table:table-cell>
          <table:table-cell office:value-type="string">
            <text:p>20 songs</text:p>
          </table:table-cell>
          <table:table-cell table:formula="of:=RIGHT([.A163];LEN([.A163])-SEARCH(&quot;=&quot;;[.A163]))" office:value-type="string" office:string-value="RDCLAK5uy_lzEIu7e34MvkPjn6wbcmuGiogjlgCHZBY">
            <text:p>RDCLAK5uy_lzEIu7e34MvkPjn6wbcmuGiogjlgCHZBY</text:p>
          </table:table-cell>
          <table:table-cell table:style-name="ce8" table:formula="of:=ABS(LEFT([.D163] ;LEN([.D163])-6))" office:value-type="float" office:value="20">
            <text:p>20</text:p>
          </table:table-cell>
          <table:table-cell table:formula="of:=PROPER(RIGHT([.C163];LEN([.C163])-SEARCH(&quot; &quot;;[.C163])))" office:value-type="string" office:string-value="Clean Bandit">
            <text:p>Clean Bandi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vVkrLZoWvAImblfAn-BPxrIYPP6r18tQ</text:p>
          </table:table-cell>
          <table:table-cell office:value-type="string">
            <text:p>https://lh3.googleusercontent.com/i7WH6g4SJxvc1dr7JDuqMg6Lr2cajgExStfkv05sqfPq0DbH1PxN5fKWyR3VcsN7MTbWvJzI-5shXP4=w60-h60-l90-rj</text:p>
          </table:table-cell>
          <table:table-cell office:value-type="string">
            <text:p>Presenting Coldplay</text:p>
          </table:table-cell>
          <table:table-cell office:value-type="string">
            <text:p>45 songs</text:p>
          </table:table-cell>
          <table:table-cell table:formula="of:=RIGHT([.A164];LEN([.A164])-SEARCH(&quot;=&quot;;[.A164]))" office:value-type="string" office:string-value="RDCLAK5uy_mvVkrLZoWvAImblfAn-BPxrIYPP6r18tQ">
            <text:p>RDCLAK5uy_mvVkrLZoWvAImblfAn-BPxrIYPP6r18tQ</text:p>
          </table:table-cell>
          <table:table-cell table:style-name="ce8" table:formula="of:=ABS(LEFT([.D164] ;LEN([.D164])-6))" office:value-type="float" office:value="45">
            <text:p>45</text:p>
          </table:table-cell>
          <table:table-cell table:formula="of:=PROPER(RIGHT([.C164];LEN([.C164])-SEARCH(&quot; &quot;;[.C164])))" office:value-type="string" office:string-value="Coldplay">
            <text:p>Coldpla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vVkrLZoWvAImblfAn-BPxrIYPP6r18tQ</text:p>
          </table:table-cell>
          <table:table-cell table:style-name="Default" office:value-type="string">
            <text:p>https://lh3.googleusercontent.com/i7WH6g4SJxvc1dr7JDuqMg6Lr2cajgExStfkv05sqfPq0DbH1PxN5fKWyR3VcsN7MTbWvJzI-5shXP4=w60-h60-l90-rj</text:p>
          </table:table-cell>
          <table:table-cell table:style-name="Default" office:value-type="string">
            <text:p>Presenting Coldplay</text:p>
          </table:table-cell>
          <table:table-cell table:style-name="Default" office:value-type="string">
            <text:p>45 songs</text:p>
          </table:table-cell>
          <table:table-cell table:formula="of:=RIGHT([.A165];LEN([.A165])-SEARCH(&quot;=&quot;;[.A165]))" office:value-type="string" office:string-value="RDCLAK5uy_mvVkrLZoWvAImblfAn-BPxrIYPP6r18tQ">
            <text:p>RDCLAK5uy_mvVkrLZoWvAImblfAn-BPxrIYPP6r18tQ</text:p>
          </table:table-cell>
          <table:table-cell table:style-name="ce8" table:formula="of:=ABS(LEFT([.D165] ;LEN([.D165])-6))" office:value-type="float" office:value="45">
            <text:p>45</text:p>
          </table:table-cell>
          <table:table-cell table:formula="of:=PROPER(RIGHT([.C165];LEN([.C165])-SEARCH(&quot; &quot;;[.C165])))" office:value-type="string" office:string-value="Coldplay">
            <text:p>Coldpla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gfZA4hg1c-dLKM3QT0TV8L6QIV4Ffi94</text:p>
          </table:table-cell>
          <table:table-cell office:value-type="string">
            <text:p>https://lh3.googleusercontent.com/DWm6aznquwUFcRnGV_23R1-tdBBdvENBvCI9cys0kfydz_viy5v2QhL1KX8chrI0e-P2heaKF4c8UQ=w60-h60-l90-rj</text:p>
          </table:table-cell>
          <table:table-cell office:value-type="string">
            <text:p>Presenting Conan Gray</text:p>
          </table:table-cell>
          <table:table-cell office:value-type="string">
            <text:p>35 songs</text:p>
          </table:table-cell>
          <table:table-cell table:formula="of:=RIGHT([.A166];LEN([.A166])-SEARCH(&quot;=&quot;;[.A166]))" office:value-type="string" office:string-value="RDCLAK5uy_kgfZA4hg1c-dLKM3QT0TV8L6QIV4Ffi94">
            <text:p>RDCLAK5uy_kgfZA4hg1c-dLKM3QT0TV8L6QIV4Ffi94</text:p>
          </table:table-cell>
          <table:table-cell table:style-name="ce8" table:formula="of:=ABS(LEFT([.D166] ;LEN([.D166])-6))" office:value-type="float" office:value="35">
            <text:p>35</text:p>
          </table:table-cell>
          <table:table-cell table:formula="of:=PROPER(RIGHT([.C166];LEN([.C166])-SEARCH(&quot; &quot;;[.C166])))" office:value-type="string" office:string-value="Conan Gray">
            <text:p>Conan Gra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y8aKH-z5aQyI0LLqrzD_UB9buFvWzrUU</text:p>
          </table:table-cell>
          <table:table-cell table:style-name="Default" office:value-type="string">
            <text:p>https://lh3.googleusercontent.com/6BUh6vJ9_DGZ9MuI6RmXPKHMSqXfgH4S4k4L4KwqbIjZ-UbJBqsy3jUuu8oa0M-I8XSd5NQ2uG0rvX0=w60-h60-l90-rj</text:p>
          </table:table-cell>
          <table:table-cell table:style-name="Default" office:value-type="string">
            <text:p>Presenting Creedence Clearwater Revival</text:p>
          </table:table-cell>
          <table:table-cell table:style-name="Default" office:value-type="string">
            <text:p>29 songs</text:p>
          </table:table-cell>
          <table:table-cell table:formula="of:=RIGHT([.A167];LEN([.A167])-SEARCH(&quot;=&quot;;[.A167]))" office:value-type="string" office:string-value="RDCLAK5uy_my8aKH-z5aQyI0LLqrzD_UB9buFvWzrUU">
            <text:p>RDCLAK5uy_my8aKH-z5aQyI0LLqrzD_UB9buFvWzrUU</text:p>
          </table:table-cell>
          <table:table-cell table:style-name="ce8" table:formula="of:=ABS(LEFT([.D167] ;LEN([.D167])-6))" office:value-type="float" office:value="29">
            <text:p>29</text:p>
          </table:table-cell>
          <table:table-cell table:formula="of:=PROPER(RIGHT([.C167];LEN([.C167])-SEARCH(&quot; &quot;;[.C167])))" office:value-type="string" office:string-value="Creedence Clearwater Revival">
            <text:p>Creedence Clearwater Reviva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dp6a2qmvD0gjZTu5Wxn_mNkhNkQFubA</text:p>
          </table:table-cell>
          <table:table-cell table:style-name="Default" office:value-type="string">
            <text:p>https://lh3.googleusercontent.com/1iN3BgLUOENjGm3tgUIU8gvBx0huHNYeV05_YrYuDR4GZroWHktkxJNrxtQiuhmakqFGd73tICJRHoFQ=w60-h60-l90-rj</text:p>
          </table:table-cell>
          <table:table-cell table:style-name="Default" office:value-type="string">
            <text:p>Presenting Creepy Nuts</text:p>
          </table:table-cell>
          <table:table-cell table:style-name="Default" office:value-type="string">
            <text:p>27 songs</text:p>
          </table:table-cell>
          <table:table-cell table:formula="of:=RIGHT([.A168];LEN([.A168])-SEARCH(&quot;=&quot;;[.A168]))" office:value-type="string" office:string-value="RDCLAK5uy_nLdp6a2qmvD0gjZTu5Wxn_mNkhNkQFubA">
            <text:p>RDCLAK5uy_nLdp6a2qmvD0gjZTu5Wxn_mNkhNkQFubA</text:p>
          </table:table-cell>
          <table:table-cell table:style-name="ce8" table:formula="of:=ABS(LEFT([.D168] ;LEN([.D168])-6))" office:value-type="float" office:value="27">
            <text:p>27</text:p>
          </table:table-cell>
          <table:table-cell table:formula="of:=PROPER(RIGHT([.C168];LEN([.C168])-SEARCH(&quot; &quot;;[.C168])))" office:value-type="string" office:string-value="Creepy Nuts">
            <text:p>Creepy Nut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eyozQ4gmQbdhbzidJjCsB2heJuqNF3ro</text:p>
          </table:table-cell>
          <table:table-cell office:value-type="string">
            <text:p>https://lh3.googleusercontent.com/sBTVXbIO-aNh-VVH6M1PxnVTkWUY-giwqLmHcsqwBWNGwnhKdw7sdXNoUNdDBUFCAeZLVyQWoaXGlw=w60-h60-l90-rj</text:p>
          </table:table-cell>
          <table:table-cell office:value-type="string">
            <text:p>Presenting Cypress Hill</text:p>
          </table:table-cell>
          <table:table-cell office:value-type="string">
            <text:p>30 songs</text:p>
          </table:table-cell>
          <table:table-cell table:formula="of:=RIGHT([.A169];LEN([.A169])-SEARCH(&quot;=&quot;;[.A169]))" office:value-type="string" office:string-value="RDCLAK5uy_neyozQ4gmQbdhbzidJjCsB2heJuqNF3ro">
            <text:p>RDCLAK5uy_neyozQ4gmQbdhbzidJjCsB2heJuqNF3ro</text:p>
          </table:table-cell>
          <table:table-cell table:style-name="ce8" table:formula="of:=ABS(LEFT([.D169] ;LEN([.D169])-6))" office:value-type="float" office:value="30">
            <text:p>30</text:p>
          </table:table-cell>
          <table:table-cell table:formula="of:=PROPER(RIGHT([.C169];LEN([.C169])-SEARCH(&quot; &quot;;[.C169])))" office:value-type="string" office:string-value="Cypress Hill">
            <text:p>Cypress Hil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eyozQ4gmQbdhbzidJjCsB2heJuqNF3ro</text:p>
          </table:table-cell>
          <table:table-cell table:style-name="Default" office:value-type="string">
            <text:p>https://lh3.googleusercontent.com/sBTVXbIO-aNh-VVH6M1PxnVTkWUY-giwqLmHcsqwBWNGwnhKdw7sdXNoUNdDBUFCAeZLVyQWoaXGlw=w60-h60-l90-rj</text:p>
          </table:table-cell>
          <table:table-cell table:style-name="Default" office:value-type="string">
            <text:p>Presenting Cypress Hill</text:p>
          </table:table-cell>
          <table:table-cell table:style-name="Default" office:value-type="string">
            <text:p>30 songs</text:p>
          </table:table-cell>
          <table:table-cell table:formula="of:=RIGHT([.A170];LEN([.A170])-SEARCH(&quot;=&quot;;[.A170]))" office:value-type="string" office:string-value="RDCLAK5uy_neyozQ4gmQbdhbzidJjCsB2heJuqNF3ro">
            <text:p>RDCLAK5uy_neyozQ4gmQbdhbzidJjCsB2heJuqNF3ro</text:p>
          </table:table-cell>
          <table:table-cell table:style-name="ce8" table:formula="of:=ABS(LEFT([.D170] ;LEN([.D170])-6))" office:value-type="float" office:value="30">
            <text:p>30</text:p>
          </table:table-cell>
          <table:table-cell table:formula="of:=PROPER(RIGHT([.C170];LEN([.C170])-SEARCH(&quot; &quot;;[.C170])))" office:value-type="string" office:string-value="Cypress Hill">
            <text:p>Cypress Hil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fRhf7K6kF3E6qfXeZ7dZ8tEKVkHw_jiQ</text:p>
          </table:table-cell>
          <table:table-cell table:style-name="Default" office:value-type="string">
            <text:p>https://lh3.googleusercontent.com/OAWVlKLQR5G9eXZ4s-n86ApcNiksMSaDY1VrwLpl3u-0CsM4RX3kuy0nYNpUxcGob0huEH6ecVOkBMs=w60-h60-l90-rj</text:p>
          </table:table-cell>
          <table:table-cell table:style-name="Default" office:value-type="string">
            <text:p>Presenting D Smoke</text:p>
          </table:table-cell>
          <table:table-cell table:style-name="Default" office:value-type="string">
            <text:p>26 songs</text:p>
          </table:table-cell>
          <table:table-cell table:formula="of:=RIGHT([.A171];LEN([.A171])-SEARCH(&quot;=&quot;;[.A171]))" office:value-type="string" office:string-value="RDCLAK5uy_nfRhf7K6kF3E6qfXeZ7dZ8tEKVkHw_jiQ">
            <text:p>RDCLAK5uy_nfRhf7K6kF3E6qfXeZ7dZ8tEKVkHw_jiQ</text:p>
          </table:table-cell>
          <table:table-cell table:style-name="ce8" table:formula="of:=ABS(LEFT([.D171] ;LEN([.D171])-6))" office:value-type="float" office:value="26">
            <text:p>26</text:p>
          </table:table-cell>
          <table:table-cell table:formula="of:=PROPER(RIGHT([.C171];LEN([.C171])-SEARCH(&quot; &quot;;[.C171])))" office:value-type="string" office:string-value="D Smoke">
            <text:p>D Smok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Cn4NJkAynPEQvewfLHwDW6ctHDgyaivc</text:p>
          </table:table-cell>
          <table:table-cell office:value-type="string">
            <text:p>https://lh3.googleusercontent.com/w9sHVa7sIFwIZzfz_salJhiTo7wQGxq4Lo5o1_vMeqMl7K0Kbi0Oz0q7uAw4BXaVYRfUszUNGR16pw=w60-h60-l90-rj</text:p>
          </table:table-cell>
          <table:table-cell office:value-type="string">
            <text:p>Presenting DaBaby</text:p>
          </table:table-cell>
          <table:table-cell office:value-type="string">
            <text:p>41 songs</text:p>
          </table:table-cell>
          <table:table-cell table:formula="of:=RIGHT([.A172];LEN([.A172])-SEARCH(&quot;=&quot;;[.A172]))" office:value-type="string" office:string-value="RDCLAK5uy_nCn4NJkAynPEQvewfLHwDW6ctHDgyaivc">
            <text:p>RDCLAK5uy_nCn4NJkAynPEQvewfLHwDW6ctHDgyaivc</text:p>
          </table:table-cell>
          <table:table-cell table:style-name="ce8" table:formula="of:=ABS(LEFT([.D172] ;LEN([.D172])-6))" office:value-type="float" office:value="41">
            <text:p>41</text:p>
          </table:table-cell>
          <table:table-cell table:formula="of:=PROPER(RIGHT([.C172];LEN([.C172])-SEARCH(&quot; &quot;;[.C172])))" office:value-type="string" office:string-value="Dababy">
            <text:p>Dabab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Cn4NJkAynPEQvewfLHwDW6ctHDgyaivc</text:p>
          </table:table-cell>
          <table:table-cell table:style-name="Default" office:value-type="string">
            <text:p>https://lh3.googleusercontent.com/w9sHVa7sIFwIZzfz_salJhiTo7wQGxq4Lo5o1_vMeqMl7K0Kbi0Oz0q7uAw4BXaVYRfUszUNGR16pw=w60-h60-l90-rj</text:p>
          </table:table-cell>
          <table:table-cell table:style-name="Default" office:value-type="string">
            <text:p>Presenting DaBaby</text:p>
          </table:table-cell>
          <table:table-cell table:style-name="Default" office:value-type="string">
            <text:p>41 songs</text:p>
          </table:table-cell>
          <table:table-cell table:formula="of:=RIGHT([.A173];LEN([.A173])-SEARCH(&quot;=&quot;;[.A173]))" office:value-type="string" office:string-value="RDCLAK5uy_nCn4NJkAynPEQvewfLHwDW6ctHDgyaivc">
            <text:p>RDCLAK5uy_nCn4NJkAynPEQvewfLHwDW6ctHDgyaivc</text:p>
          </table:table-cell>
          <table:table-cell table:style-name="ce8" table:formula="of:=ABS(LEFT([.D173] ;LEN([.D173])-6))" office:value-type="float" office:value="41">
            <text:p>41</text:p>
          </table:table-cell>
          <table:table-cell table:formula="of:=PROPER(RIGHT([.C173];LEN([.C173])-SEARCH(&quot; &quot;;[.C173])))" office:value-type="string" office:string-value="Dababy">
            <text:p>Dabab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6a55VRIrMAUgoRccLFUW8V1cuF1z1XwE</text:p>
          </table:table-cell>
          <table:table-cell table:style-name="Default" office:value-type="string">
            <text:p>https://lh3.googleusercontent.com/G6FYfg4wpXyw1ULw-QMxfmFqcoXBdtodHIJB-TchBxdhPEddeCxlwRs14cRa8AL52EbIi9KS3YQ67g=w60-h60-l90-rj</text:p>
          </table:table-cell>
          <table:table-cell table:style-name="Default" office:value-type="string">
            <text:p>Presenting Daddy Yankee</text:p>
          </table:table-cell>
          <table:table-cell table:style-name="Default" office:value-type="string">
            <text:p>60 songs</text:p>
          </table:table-cell>
          <table:table-cell table:formula="of:=RIGHT([.A174];LEN([.A174])-SEARCH(&quot;=&quot;;[.A174]))" office:value-type="string" office:string-value="RDCLAK5uy_m6a55VRIrMAUgoRccLFUW8V1cuF1z1XwE">
            <text:p>RDCLAK5uy_m6a55VRIrMAUgoRccLFUW8V1cuF1z1XwE</text:p>
          </table:table-cell>
          <table:table-cell table:style-name="ce8" table:formula="of:=ABS(LEFT([.D174] ;LEN([.D174])-6))" office:value-type="float" office:value="60">
            <text:p>60</text:p>
          </table:table-cell>
          <table:table-cell table:formula="of:=PROPER(RIGHT([.C174];LEN([.C174])-SEARCH(&quot; &quot;;[.C174])))" office:value-type="string" office:string-value="Daddy Yankee">
            <text:p>Daddy Yank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20FRYQXNt1p1wS55Nj2r14IouO5weaYU</text:p>
          </table:table-cell>
          <table:table-cell office:value-type="string">
            <text:p>https://lh3.googleusercontent.com/eRtwdlfWFZAS1besPx61TGdPxtN9Vcb3HUnTkKYp5Yv_964RdDxexnS7YPNu_Qg28BYKWwDgwa6tW9M=w60-h60-l90-rj</text:p>
          </table:table-cell>
          <table:table-cell office:value-type="string">
            <text:p>Presenting Daft Punk</text:p>
          </table:table-cell>
          <table:table-cell office:value-type="string">
            <text:p>35 songs</text:p>
          </table:table-cell>
          <table:table-cell table:formula="of:=RIGHT([.A175];LEN([.A175])-SEARCH(&quot;=&quot;;[.A175]))" office:value-type="string" office:string-value="RDCLAK5uy_n20FRYQXNt1p1wS55Nj2r14IouO5weaYU">
            <text:p>RDCLAK5uy_n20FRYQXNt1p1wS55Nj2r14IouO5weaYU</text:p>
          </table:table-cell>
          <table:table-cell table:style-name="ce8" table:formula="of:=ABS(LEFT([.D175] ;LEN([.D175])-6))" office:value-type="float" office:value="35">
            <text:p>35</text:p>
          </table:table-cell>
          <table:table-cell table:formula="of:=PROPER(RIGHT([.C175];LEN([.C175])-SEARCH(&quot; &quot;;[.C175])))" office:value-type="string" office:string-value="Daft Punk">
            <text:p>Daft Pun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HpD8lYkTOcDHdT7abKDdrTJzrDAX6UyY</text:p>
          </table:table-cell>
          <table:table-cell office:value-type="string">
            <text:p>https://lh3.googleusercontent.com/7cI0a5Z-CeBY0GB4dqusfse4CzXSdehkUdna_32uYNRa_AeEYxoA18DRp2HSmZg_cMT7aqrmbLY3cgqJ=w60-h60-l90-rj</text:p>
          </table:table-cell>
          <table:table-cell office:value-type="string">
            <text:p>Presenting Damso</text:p>
          </table:table-cell>
          <table:table-cell office:value-type="string">
            <text:p>30 songs</text:p>
          </table:table-cell>
          <table:table-cell table:formula="of:=RIGHT([.A176];LEN([.A176])-SEARCH(&quot;=&quot;;[.A176]))" office:value-type="string" office:string-value="RDCLAK5uy_kHpD8lYkTOcDHdT7abKDdrTJzrDAX6UyY">
            <text:p>RDCLAK5uy_kHpD8lYkTOcDHdT7abKDdrTJzrDAX6UyY</text:p>
          </table:table-cell>
          <table:table-cell table:style-name="ce8" table:formula="of:=ABS(LEFT([.D176] ;LEN([.D176])-6))" office:value-type="float" office:value="30">
            <text:p>30</text:p>
          </table:table-cell>
          <table:table-cell table:formula="of:=PROPER(RIGHT([.C176];LEN([.C176])-SEARCH(&quot; &quot;;[.C176])))" office:value-type="string" office:string-value="Damso">
            <text:p>Dams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Qj5NrXjhrz397FvMthniJkpr18c3p_hE</text:p>
          </table:table-cell>
          <table:table-cell office:value-type="string">
            <text:p>https://lh3.googleusercontent.com/RrAs2pz35VlUSv0SA4J-E7HiX_lGO-DXLpnDQ0iDoVQC0P7L-nFq8CuF336u-QgTLcII7t2Ybg_K6hEF=w60-h60-l90-rj</text:p>
          </table:table-cell>
          <table:table-cell office:value-type="string">
            <text:p>Presenting Dani Mocanu</text:p>
          </table:table-cell>
          <table:table-cell office:value-type="string">
            <text:p>25 songs</text:p>
          </table:table-cell>
          <table:table-cell table:formula="of:=RIGHT([.A177];LEN([.A177])-SEARCH(&quot;=&quot;;[.A177]))" office:value-type="string" office:string-value="RDCLAK5uy_lQj5NrXjhrz397FvMthniJkpr18c3p_hE">
            <text:p>RDCLAK5uy_lQj5NrXjhrz397FvMthniJkpr18c3p_hE</text:p>
          </table:table-cell>
          <table:table-cell table:style-name="ce8" table:formula="of:=ABS(LEFT([.D177] ;LEN([.D177])-6))" office:value-type="float" office:value="25">
            <text:p>25</text:p>
          </table:table-cell>
          <table:table-cell table:formula="of:=PROPER(RIGHT([.C177];LEN([.C177])-SEARCH(&quot; &quot;;[.C177])))" office:value-type="string" office:string-value="Dani Mocanu">
            <text:p>Dani Mocan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7Qe8p6TnJqOnkE-zG6bOxW34iZ0j3bJg</text:p>
          </table:table-cell>
          <table:table-cell office:value-type="string">
            <text:p>https://lh3.googleusercontent.com/L455A_hgzFqpmKAN2-KuXvTWLPukR41OA3Ko6Yhsrsdk1mqqktVo5pEcWZWcOcEWS3bPsfHJD8B-K_R-=w60-h60-l90-rj</text:p>
          </table:table-cell>
          <table:table-cell office:value-type="string">
            <text:p>Presenting Daniela Mercury</text:p>
          </table:table-cell>
          <table:table-cell office:value-type="string">
            <text:p>46 songs</text:p>
          </table:table-cell>
          <table:table-cell table:formula="of:=RIGHT([.A178];LEN([.A178])-SEARCH(&quot;=&quot;;[.A178]))" office:value-type="string" office:string-value="RDCLAK5uy_m7Qe8p6TnJqOnkE-zG6bOxW34iZ0j3bJg">
            <text:p>RDCLAK5uy_m7Qe8p6TnJqOnkE-zG6bOxW34iZ0j3bJg</text:p>
          </table:table-cell>
          <table:table-cell table:style-name="ce8" table:formula="of:=ABS(LEFT([.D178] ;LEN([.D178])-6))" office:value-type="float" office:value="46">
            <text:p>46</text:p>
          </table:table-cell>
          <table:table-cell table:formula="of:=PROPER(RIGHT([.C178];LEN([.C178])-SEARCH(&quot; &quot;;[.C178])))" office:value-type="string" office:string-value="Daniela Mercury">
            <text:p>Daniela Mercur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l5kEkb8qVwH6sY0mCbsObujeLSdg2fWM</text:p>
          </table:table-cell>
          <table:table-cell office:value-type="string">
            <text:p>https://lh3.googleusercontent.com/Ww8d45lBnDRn1_e6Pp8l1KVZMFecA3G_nMxT0DdK7-lEzSIvSYVzZPjfpqzALpzcXV-E5QEZjbsVwD4=w60-h60-l90-rj</text:p>
          </table:table-cell>
          <table:table-cell office:value-type="string">
            <text:p>Presenting Darshan Raval</text:p>
          </table:table-cell>
          <table:table-cell office:value-type="string">
            <text:p>46 songs</text:p>
          </table:table-cell>
          <table:table-cell table:formula="of:=RIGHT([.A179];LEN([.A179])-SEARCH(&quot;=&quot;;[.A179]))" office:value-type="string" office:string-value="RDCLAK5uy_kl5kEkb8qVwH6sY0mCbsObujeLSdg2fWM">
            <text:p>RDCLAK5uy_kl5kEkb8qVwH6sY0mCbsObujeLSdg2fWM</text:p>
          </table:table-cell>
          <table:table-cell table:style-name="ce8" table:formula="of:=ABS(LEFT([.D179] ;LEN([.D179])-6))" office:value-type="float" office:value="46">
            <text:p>46</text:p>
          </table:table-cell>
          <table:table-cell table:formula="of:=PROPER(RIGHT([.C179];LEN([.C179])-SEARCH(&quot; &quot;;[.C179])))" office:value-type="string" office:string-value="Darshan Raval">
            <text:p>Darshan Rava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5s1zb1YErWIfrN9RSMgn0Uf-la2mramI</text:p>
          </table:table-cell>
          <table:table-cell table:style-name="Default" office:value-type="string">
            <text:p>https://lh3.googleusercontent.com/WnQVBfFpJSNxpxkO00OWrBZxJ3n0OzH732fM_KDnIRkoA4OM9H-zfikHyuV2ICNDg3VfSdehOPSH_g=w60-h60-l90-rj</text:p>
          </table:table-cell>
          <table:table-cell table:style-name="Default" office:value-type="string">
            <text:p>Presenting Dave</text:p>
          </table:table-cell>
          <table:table-cell table:style-name="Default" office:value-type="string">
            <text:p>30 songs</text:p>
          </table:table-cell>
          <table:table-cell table:formula="of:=RIGHT([.A180];LEN([.A180])-SEARCH(&quot;=&quot;;[.A180]))" office:value-type="string" office:string-value="RDCLAK5uy_m5s1zb1YErWIfrN9RSMgn0Uf-la2mramI">
            <text:p>RDCLAK5uy_m5s1zb1YErWIfrN9RSMgn0Uf-la2mramI</text:p>
          </table:table-cell>
          <table:table-cell table:style-name="ce8" table:formula="of:=ABS(LEFT([.D180] ;LEN([.D180])-6))" office:value-type="float" office:value="30">
            <text:p>30</text:p>
          </table:table-cell>
          <table:table-cell table:formula="of:=PROPER(RIGHT([.C180];LEN([.C180])-SEARCH(&quot; &quot;;[.C180])))" office:value-type="string" office:string-value="Dave">
            <text:p>Dav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eXdJ4WfZKeZhjOza4-C5s9VZXgDkP6HI</text:p>
          </table:table-cell>
          <table:table-cell office:value-type="string">
            <text:p>https://lh3.googleusercontent.com/V_jW_0gAc_lho5vQgZo4PeXzSUmkVfelUJNtmyG46wIiycksl_wR_cOWm5YviHFeiHaS_cldct8HIgQ=w60-h60-l90-rj</text:p>
          </table:table-cell>
          <table:table-cell office:value-type="string">
            <text:p>Presenting David Bisbal</text:p>
          </table:table-cell>
          <table:table-cell office:value-type="string">
            <text:p>40 songs</text:p>
          </table:table-cell>
          <table:table-cell table:formula="of:=RIGHT([.A181];LEN([.A181])-SEARCH(&quot;=&quot;;[.A181]))" office:value-type="string" office:string-value="RDCLAK5uy_meXdJ4WfZKeZhjOza4-C5s9VZXgDkP6HI">
            <text:p>RDCLAK5uy_meXdJ4WfZKeZhjOza4-C5s9VZXgDkP6HI</text:p>
          </table:table-cell>
          <table:table-cell table:style-name="ce8" table:formula="of:=ABS(LEFT([.D181] ;LEN([.D181])-6))" office:value-type="float" office:value="40">
            <text:p>40</text:p>
          </table:table-cell>
          <table:table-cell table:formula="of:=PROPER(RIGHT([.C181];LEN([.C181])-SEARCH(&quot; &quot;;[.C181])))" office:value-type="string" office:string-value="David Bisbal">
            <text:p>David Bisba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RHrLpuWpzDhefkZE63OV3q2FuQMa96w</text:p>
          </table:table-cell>
          <table:table-cell office:value-type="string">
            <text:p>https://lh3.googleusercontent.com/aeHPVzun0YxR6XrToMkgSTwtz110ELEuYERPkylKyXGpvra4D6MiuSV_HexbenXl1Hzs1F3l8oYyMw=w60-h60-l90-rj</text:p>
          </table:table-cell>
          <table:table-cell office:value-type="string">
            <text:p>Presenting David Bowie</text:p>
          </table:table-cell>
          <table:table-cell office:value-type="string">
            <text:p>50 songs</text:p>
          </table:table-cell>
          <table:table-cell table:formula="of:=RIGHT([.A182];LEN([.A182])-SEARCH(&quot;=&quot;;[.A182]))" office:value-type="string" office:string-value="RDCLAK5uy_lGRHrLpuWpzDhefkZE63OV3q2FuQMa96w">
            <text:p>RDCLAK5uy_lGRHrLpuWpzDhefkZE63OV3q2FuQMa96w</text:p>
          </table:table-cell>
          <table:table-cell table:style-name="ce8" table:formula="of:=ABS(LEFT([.D182] ;LEN([.D182])-6))" office:value-type="float" office:value="50">
            <text:p>50</text:p>
          </table:table-cell>
          <table:table-cell table:formula="of:=PROPER(RIGHT([.C182];LEN([.C182])-SEARCH(&quot; &quot;;[.C182])))" office:value-type="string" office:string-value="David Bowie">
            <text:p>David Bowi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lwI2Hk1q5n28Wwi-Pz7Y9kHCPhkax-cc</text:p>
          </table:table-cell>
          <table:table-cell office:value-type="string">
            <text:p>https://lh3.googleusercontent.com/GdK-4IemvE-9kg0ln-rbuOirO2MCPyiwoB5van7sBrCVXsmtE61Ti6hdfSJgcOX304IJawIpohjjR0k=w60-h60-l90-rj</text:p>
          </table:table-cell>
          <table:table-cell office:value-type="string">
            <text:p>Presenting David Guetta</text:p>
          </table:table-cell>
          <table:table-cell office:value-type="string">
            <text:p>56 songs</text:p>
          </table:table-cell>
          <table:table-cell table:formula="of:=RIGHT([.A183];LEN([.A183])-SEARCH(&quot;=&quot;;[.A183]))" office:value-type="string" office:string-value="RDCLAK5uy_nlwI2Hk1q5n28Wwi-Pz7Y9kHCPhkax-cc">
            <text:p>RDCLAK5uy_nlwI2Hk1q5n28Wwi-Pz7Y9kHCPhkax-cc</text:p>
          </table:table-cell>
          <table:table-cell table:style-name="ce8" table:formula="of:=ABS(LEFT([.D183] ;LEN([.D183])-6))" office:value-type="float" office:value="56">
            <text:p>56</text:p>
          </table:table-cell>
          <table:table-cell table:formula="of:=PROPER(RIGHT([.C183];LEN([.C183])-SEARCH(&quot; &quot;;[.C183])))" office:value-type="string" office:string-value="David Guetta">
            <text:p>David Guett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wI2Hk1q5n28Wwi-Pz7Y9kHCPhkax-cc</text:p>
          </table:table-cell>
          <table:table-cell table:style-name="Default" office:value-type="string">
            <text:p>https://lh3.googleusercontent.com/GdK-4IemvE-9kg0ln-rbuOirO2MCPyiwoB5van7sBrCVXsmtE61Ti6hdfSJgcOX304IJawIpohjjR0k=w60-h60-l90-rj</text:p>
          </table:table-cell>
          <table:table-cell table:style-name="Default" office:value-type="string">
            <text:p>Presenting David Guetta</text:p>
          </table:table-cell>
          <table:table-cell table:style-name="Default" office:value-type="string">
            <text:p>56 songs</text:p>
          </table:table-cell>
          <table:table-cell table:formula="of:=RIGHT([.A184];LEN([.A184])-SEARCH(&quot;=&quot;;[.A184]))" office:value-type="string" office:string-value="RDCLAK5uy_nlwI2Hk1q5n28Wwi-Pz7Y9kHCPhkax-cc">
            <text:p>RDCLAK5uy_nlwI2Hk1q5n28Wwi-Pz7Y9kHCPhkax-cc</text:p>
          </table:table-cell>
          <table:table-cell table:style-name="ce8" table:formula="of:=ABS(LEFT([.D184] ;LEN([.D184])-6))" office:value-type="float" office:value="56">
            <text:p>56</text:p>
          </table:table-cell>
          <table:table-cell table:formula="of:=PROPER(RIGHT([.C184];LEN([.C184])-SEARCH(&quot; &quot;;[.C184])))" office:value-type="string" office:string-value="David Guetta">
            <text:p>David Guett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k4TEUV1mx6_d6XfhRxmWdNW-SrJZX_so</text:p>
          </table:table-cell>
          <table:table-cell office:value-type="string">
            <text:p>https://lh3.googleusercontent.com/sr3l9ohEj_Lo-qfIvLyNjInl-pxnlRvi7AoAZVeWL3mRt2xXWhJ0e4ix4I-dFJ2vQyWUZHsg-kcvk1Q=w60-h60-l90-rj</text:p>
          </table:table-cell>
          <table:table-cell office:value-type="string">
            <text:p>Presenting Davido</text:p>
          </table:table-cell>
          <table:table-cell office:value-type="string">
            <text:p>44 songs</text:p>
          </table:table-cell>
          <table:table-cell table:formula="of:=RIGHT([.A185];LEN([.A185])-SEARCH(&quot;=&quot;;[.A185]))" office:value-type="string" office:string-value="RDCLAK5uy_mk4TEUV1mx6_d6XfhRxmWdNW-SrJZX_so">
            <text:p>RDCLAK5uy_mk4TEUV1mx6_d6XfhRxmWdNW-SrJZX_so</text:p>
          </table:table-cell>
          <table:table-cell table:style-name="ce8" table:formula="of:=ABS(LEFT([.D185] ;LEN([.D185])-6))" office:value-type="float" office:value="44">
            <text:p>44</text:p>
          </table:table-cell>
          <table:table-cell table:formula="of:=PROPER(RIGHT([.C185];LEN([.C185])-SEARCH(&quot; &quot;;[.C185])))" office:value-type="string" office:string-value="Davido">
            <text:p>David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k4TEUV1mx6_d6XfhRxmWdNW-SrJZX_so</text:p>
          </table:table-cell>
          <table:table-cell table:style-name="Default" office:value-type="string">
            <text:p>https://lh3.googleusercontent.com/sr3l9ohEj_Lo-qfIvLyNjInl-pxnlRvi7AoAZVeWL3mRt2xXWhJ0e4ix4I-dFJ2vQyWUZHsg-kcvk1Q=w60-h60-l90-rj</text:p>
          </table:table-cell>
          <table:table-cell table:style-name="Default" office:value-type="string">
            <text:p>Presenting Davido</text:p>
          </table:table-cell>
          <table:table-cell table:style-name="Default" office:value-type="string">
            <text:p>44 songs</text:p>
          </table:table-cell>
          <table:table-cell table:formula="of:=RIGHT([.A186];LEN([.A186])-SEARCH(&quot;=&quot;;[.A186]))" office:value-type="string" office:string-value="RDCLAK5uy_mk4TEUV1mx6_d6XfhRxmWdNW-SrJZX_so">
            <text:p>RDCLAK5uy_mk4TEUV1mx6_d6XfhRxmWdNW-SrJZX_so</text:p>
          </table:table-cell>
          <table:table-cell table:style-name="ce8" table:formula="of:=ABS(LEFT([.D186] ;LEN([.D186])-6))" office:value-type="float" office:value="44">
            <text:p>44</text:p>
          </table:table-cell>
          <table:table-cell table:formula="of:=PROPER(RIGHT([.C186];LEN([.C186])-SEARCH(&quot; &quot;;[.C186])))" office:value-type="string" office:string-value="Davido">
            <text:p>Davido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GWSvOrmc8DyAZzuAgNgBqijOkeC5pka8</text:p>
          </table:table-cell>
          <table:table-cell office:value-type="string">
            <text:p>https://lh3.googleusercontent.com/pTenqxz5YfdVFQjbGBRzk4Y8nDl7R8FF9YrPJRo8igc53Uq0H57dZcGOztaDVxaEZcJRMcdEDB1wSA=w60-h60-l90-rj</text:p>
          </table:table-cell>
          <table:table-cell office:value-type="string">
            <text:p>Presenting Deftones</text:p>
          </table:table-cell>
          <table:table-cell office:value-type="string">
            <text:p>24 songs</text:p>
          </table:table-cell>
          <table:table-cell table:formula="of:=RIGHT([.A187];LEN([.A187])-SEARCH(&quot;=&quot;;[.A187]))" office:value-type="string" office:string-value="RDCLAK5uy_lGWSvOrmc8DyAZzuAgNgBqijOkeC5pka8">
            <text:p>RDCLAK5uy_lGWSvOrmc8DyAZzuAgNgBqijOkeC5pka8</text:p>
          </table:table-cell>
          <table:table-cell table:style-name="ce8" table:formula="of:=ABS(LEFT([.D187] ;LEN([.D187])-6))" office:value-type="float" office:value="24">
            <text:p>24</text:p>
          </table:table-cell>
          <table:table-cell table:formula="of:=PROPER(RIGHT([.C187];LEN([.C187])-SEARCH(&quot; &quot;;[.C187])))" office:value-type="string" office:string-value="Deftones">
            <text:p>Defton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-VEurJNkfVQu55yqXZfvvtbz4-HdR56A</text:p>
          </table:table-cell>
          <table:table-cell office:value-type="string">
            <text:p>https://lh3.googleusercontent.com/xr85FYHw28-wXryQZdmiiDzMTZTnLX8tnBYiFdxVzay9D12XYckR5jA8vHhCuXiA8P3zbQmJu6B0nSGW=w60-h60-l90-rj</text:p>
          </table:table-cell>
          <table:table-cell office:value-type="string">
            <text:p>Presenting Denzel Curry</text:p>
          </table:table-cell>
          <table:table-cell office:value-type="string">
            <text:p>29 songs</text:p>
          </table:table-cell>
          <table:table-cell table:formula="of:=RIGHT([.A188];LEN([.A188])-SEARCH(&quot;=&quot;;[.A188]))" office:value-type="string" office:string-value="RDCLAK5uy_n-VEurJNkfVQu55yqXZfvvtbz4-HdR56A">
            <text:p>RDCLAK5uy_n-VEurJNkfVQu55yqXZfvvtbz4-HdR56A</text:p>
          </table:table-cell>
          <table:table-cell table:style-name="ce8" table:formula="of:=ABS(LEFT([.D188] ;LEN([.D188])-6))" office:value-type="float" office:value="29">
            <text:p>29</text:p>
          </table:table-cell>
          <table:table-cell table:formula="of:=PROPER(RIGHT([.C188];LEN([.C188])-SEARCH(&quot; &quot;;[.C188])))" office:value-type="string" office:string-value="Denzel Curry">
            <text:p>Denzel Curr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-VEurJNkfVQu55yqXZfvvtbz4-HdR56A</text:p>
          </table:table-cell>
          <table:table-cell table:style-name="Default" office:value-type="string">
            <text:p>https://lh3.googleusercontent.com/xr85FYHw28-wXryQZdmiiDzMTZTnLX8tnBYiFdxVzay9D12XYckR5jA8vHhCuXiA8P3zbQmJu6B0nSGW=w60-h60-l90-rj</text:p>
          </table:table-cell>
          <table:table-cell table:style-name="Default" office:value-type="string">
            <text:p>Presenting Denzel Curry</text:p>
          </table:table-cell>
          <table:table-cell table:style-name="Default" office:value-type="string">
            <text:p>29 songs</text:p>
          </table:table-cell>
          <table:table-cell table:formula="of:=RIGHT([.A189];LEN([.A189])-SEARCH(&quot;=&quot;;[.A189]))" office:value-type="string" office:string-value="RDCLAK5uy_n-VEurJNkfVQu55yqXZfvvtbz4-HdR56A">
            <text:p>RDCLAK5uy_n-VEurJNkfVQu55yqXZfvvtbz4-HdR56A</text:p>
          </table:table-cell>
          <table:table-cell table:style-name="ce8" table:formula="of:=ABS(LEFT([.D189] ;LEN([.D189])-6))" office:value-type="float" office:value="29">
            <text:p>29</text:p>
          </table:table-cell>
          <table:table-cell table:formula="of:=PROPER(RIGHT([.C189];LEN([.C189])-SEARCH(&quot; &quot;;[.C189])))" office:value-type="string" office:string-value="Denzel Curry">
            <text:p>Denzel Curry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oxgYLRGAwYP7vLygq63x5KMo6bcWY4fE</text:p>
          </table:table-cell>
          <table:table-cell office:value-type="string">
            <text:p>https://lh3.googleusercontent.com/4HEZ5L1a-3fAze9m4gINokjn9d3xaU_tTBBL63Ju8KyKCGsebYko4NvM0MFWtW3-3WTQzruVxk03Jw=w60-h60-l90-rj</text:p>
          </table:table-cell>
          <table:table-cell office:value-type="string">
            <text:p>Presenting Depeche Mode</text:p>
          </table:table-cell>
          <table:table-cell office:value-type="string">
            <text:p>44 songs</text:p>
          </table:table-cell>
          <table:table-cell table:formula="of:=RIGHT([.A190];LEN([.A190])-SEARCH(&quot;=&quot;;[.A190]))" office:value-type="string" office:string-value="RDCLAK5uy_koxgYLRGAwYP7vLygq63x5KMo6bcWY4fE">
            <text:p>RDCLAK5uy_koxgYLRGAwYP7vLygq63x5KMo6bcWY4fE</text:p>
          </table:table-cell>
          <table:table-cell table:style-name="ce8" table:formula="of:=ABS(LEFT([.D190] ;LEN([.D190])-6))" office:value-type="float" office:value="44">
            <text:p>44</text:p>
          </table:table-cell>
          <table:table-cell table:formula="of:=PROPER(RIGHT([.C190];LEN([.C190])-SEARCH(&quot; &quot;;[.C190])))" office:value-type="string" office:string-value="Depeche Mode">
            <text:p>Depeche Mod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mt7wdJPpIcNOpQKBO5yJZx6to1YjXqXc</text:p>
          </table:table-cell>
          <table:table-cell table:style-name="Default" office:value-type="string">
            <text:p>https://lh3.googleusercontent.com/VwRQydYoOms88-99CrjQ1yQyZuWp2w4MF9RzIeYzNezl6eMrkGGKRAlnSCXD7UJYI9SI2pRnS2OmikBy=w60-h60-l90-rj</text:p>
          </table:table-cell>
          <table:table-cell table:style-name="Default" office:value-type="string">
            <text:p>Presenting Dev Anand</text:p>
          </table:table-cell>
          <table:table-cell table:style-name="Default" office:value-type="string">
            <text:p>40 songs</text:p>
          </table:table-cell>
          <table:table-cell table:formula="of:=RIGHT([.A191];LEN([.A191])-SEARCH(&quot;=&quot;;[.A191]))" office:value-type="string" office:string-value="RDCLAK5uy_lmt7wdJPpIcNOpQKBO5yJZx6to1YjXqXc">
            <text:p>RDCLAK5uy_lmt7wdJPpIcNOpQKBO5yJZx6to1YjXqXc</text:p>
          </table:table-cell>
          <table:table-cell table:style-name="ce8" table:formula="of:=ABS(LEFT([.D191] ;LEN([.D191])-6))" office:value-type="float" office:value="40">
            <text:p>40</text:p>
          </table:table-cell>
          <table:table-cell table:formula="of:=PROPER(RIGHT([.C191];LEN([.C191])-SEARCH(&quot; &quot;;[.C191])))" office:value-type="string" office:string-value="Dev Anand">
            <text:p>Dev Anan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bHhLXbG22jHR_xrHXfa_WfcnmIromlpo</text:p>
          </table:table-cell>
          <table:table-cell table:style-name="Default" office:value-type="string">
            <text:p>https://lh3.googleusercontent.com/smm7Xkd29ATgZX3roAKohrK0obNxualhunVLaq1Hox5bbD1lGNY0L19AeAMI59pzrWk7Lpygd7tnzGs=w60-h60-l90-rj</text:p>
          </table:table-cell>
          <table:table-cell table:style-name="Default" office:value-type="string">
            <text:p>Presenting Dewa 19</text:p>
          </table:table-cell>
          <table:table-cell table:style-name="Default" office:value-type="string">
            <text:p>36 songs</text:p>
          </table:table-cell>
          <table:table-cell table:formula="of:=RIGHT([.A192];LEN([.A192])-SEARCH(&quot;=&quot;;[.A192]))" office:value-type="string" office:string-value="RDCLAK5uy_nbHhLXbG22jHR_xrHXfa_WfcnmIromlpo">
            <text:p>RDCLAK5uy_nbHhLXbG22jHR_xrHXfa_WfcnmIromlpo</text:p>
          </table:table-cell>
          <table:table-cell table:style-name="ce8" table:formula="of:=ABS(LEFT([.D192] ;LEN([.D192])-6))" office:value-type="float" office:value="36">
            <text:p>36</text:p>
          </table:table-cell>
          <table:table-cell table:formula="of:=PROPER(RIGHT([.C192];LEN([.C192])-SEARCH(&quot; &quot;;[.C192])))" office:value-type="string" office:string-value="Dewa 19">
            <text:p>Dewa 19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DkQCdFBHiPrhNDvr9_L_0sA9OmThJPM8</text:p>
          </table:table-cell>
          <table:table-cell office:value-type="string">
            <text:p>https://lh3.googleusercontent.com/Tt0ONVsintiPYW4m33K_H1u4RV0S_49V0rrWIx5MaIyYEVlQrIyz46NwDoUUjX331h4ZzRIKY4JvQw=w60-h60-l90-rj</text:p>
          </table:table-cell>
          <table:table-cell office:value-type="string">
            <text:p>Presenting Dhanush</text:p>
          </table:table-cell>
          <table:table-cell office:value-type="string">
            <text:p>37 songs</text:p>
          </table:table-cell>
          <table:table-cell table:formula="of:=RIGHT([.A193];LEN([.A193])-SEARCH(&quot;=&quot;;[.A193]))" office:value-type="string" office:string-value="RDCLAK5uy_nDkQCdFBHiPrhNDvr9_L_0sA9OmThJPM8">
            <text:p>RDCLAK5uy_nDkQCdFBHiPrhNDvr9_L_0sA9OmThJPM8</text:p>
          </table:table-cell>
          <table:table-cell table:style-name="ce8" table:formula="of:=ABS(LEFT([.D193] ;LEN([.D193])-6))" office:value-type="float" office:value="37">
            <text:p>37</text:p>
          </table:table-cell>
          <table:table-cell table:formula="of:=PROPER(RIGHT([.C193];LEN([.C193])-SEARCH(&quot; &quot;;[.C193])))" office:value-type="string" office:string-value="Dhanush">
            <text:p>Dhanus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3-Lo6zIbI5UIqWmVfMAF6Nnhn4zoCVV4</text:p>
          </table:table-cell>
          <table:table-cell table:style-name="Default" office:value-type="string">
            <text:p>https://lh3.googleusercontent.com/ZxQ7sRfU8RPHTRAKuuuhDAeD_J-57SAai6iuHMEq5WWSIMtZqg_lQjuvknnDFPRuzUErkpkK2242gCw=w60-h60-l90-rj</text:p>
          </table:table-cell>
          <table:table-cell table:style-name="Default" office:value-type="string">
            <text:p>Presenting Didi Kempot</text:p>
          </table:table-cell>
          <table:table-cell table:style-name="Default" office:value-type="string">
            <text:p>30 songs</text:p>
          </table:table-cell>
          <table:table-cell table:formula="of:=RIGHT([.A194];LEN([.A194])-SEARCH(&quot;=&quot;;[.A194]))" office:value-type="string" office:string-value="RDCLAK5uy_n3-Lo6zIbI5UIqWmVfMAF6Nnhn4zoCVV4">
            <text:p>RDCLAK5uy_n3-Lo6zIbI5UIqWmVfMAF6Nnhn4zoCVV4</text:p>
          </table:table-cell>
          <table:table-cell table:style-name="ce8" table:formula="of:=ABS(LEFT([.D194] ;LEN([.D194])-6))" office:value-type="float" office:value="30">
            <text:p>30</text:p>
          </table:table-cell>
          <table:table-cell table:formula="of:=PROPER(RIGHT([.C194];LEN([.C194])-SEARCH(&quot; &quot;;[.C194])))" office:value-type="string" office:string-value="Didi Kempot">
            <text:p>Didi Kempo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kSEbWjmSGOW0iy_ZcmGaII-BwHHxm1Dg</text:p>
          </table:table-cell>
          <table:table-cell office:value-type="string">
            <text:p>https://lh3.googleusercontent.com/lE-3tlzqzVN8lEP7EUYtNbe1DnISe8Pu3muhpeKh3D-ICM_-l03wok2TcRv2s9Ckht2Eji627YVGjvCE=w60-h60-l90-rj</text:p>
          </table:table-cell>
          <table:table-cell office:value-type="string">
            <text:p>Presenting Diljit Dosanjh</text:p>
          </table:table-cell>
          <table:table-cell office:value-type="string">
            <text:p>50 songs</text:p>
          </table:table-cell>
          <table:table-cell table:formula="of:=RIGHT([.A195];LEN([.A195])-SEARCH(&quot;=&quot;;[.A195]))" office:value-type="string" office:string-value="RDCLAK5uy_kkSEbWjmSGOW0iy_ZcmGaII-BwHHxm1Dg">
            <text:p>RDCLAK5uy_kkSEbWjmSGOW0iy_ZcmGaII-BwHHxm1Dg</text:p>
          </table:table-cell>
          <table:table-cell table:style-name="ce8" table:formula="of:=ABS(LEFT([.D195] ;LEN([.D195])-6))" office:value-type="float" office:value="50">
            <text:p>50</text:p>
          </table:table-cell>
          <table:table-cell table:formula="of:=PROPER(RIGHT([.C195];LEN([.C195])-SEARCH(&quot; &quot;;[.C195])))" office:value-type="string" office:string-value="Diljit Dosanjh">
            <text:p>Diljit Dosanj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kSEbWjmSGOW0iy_ZcmGaII-BwHHxm1Dg</text:p>
          </table:table-cell>
          <table:table-cell table:style-name="Default" office:value-type="string">
            <text:p>https://lh3.googleusercontent.com/lE-3tlzqzVN8lEP7EUYtNbe1DnISe8Pu3muhpeKh3D-ICM_-l03wok2TcRv2s9Ckht2Eji627YVGjvCE=w60-h60-l90-rj</text:p>
          </table:table-cell>
          <table:table-cell table:style-name="Default" office:value-type="string">
            <text:p>Presenting Diljit Dosanjh</text:p>
          </table:table-cell>
          <table:table-cell table:style-name="Default" office:value-type="string">
            <text:p>50 songs</text:p>
          </table:table-cell>
          <table:table-cell table:formula="of:=RIGHT([.A196];LEN([.A196])-SEARCH(&quot;=&quot;;[.A196]))" office:value-type="string" office:string-value="RDCLAK5uy_kkSEbWjmSGOW0iy_ZcmGaII-BwHHxm1Dg">
            <text:p>RDCLAK5uy_kkSEbWjmSGOW0iy_ZcmGaII-BwHHxm1Dg</text:p>
          </table:table-cell>
          <table:table-cell table:style-name="ce8" table:formula="of:=ABS(LEFT([.D196] ;LEN([.D196])-6))" office:value-type="float" office:value="50">
            <text:p>50</text:p>
          </table:table-cell>
          <table:table-cell table:formula="of:=PROPER(RIGHT([.C196];LEN([.C196])-SEARCH(&quot; &quot;;[.C196])))" office:value-type="string" office:string-value="Diljit Dosanjh">
            <text:p>Diljit Dosanj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0osiZjvkWH2_QFHg79dSsqhSfoq9FE0o</text:p>
          </table:table-cell>
          <table:table-cell office:value-type="string">
            <text:p>https://lh3.googleusercontent.com/zxqCG4i93WizI7rlY8eqqJPt6q6drojIeO4ITkGgjm4YbsBl7BHEtsJHq7STHGCpzApNk2A-Zp0Sig=w60-h60-l90-rj</text:p>
          </table:table-cell>
          <table:table-cell office:value-type="string">
            <text:p>Presenting Dino James</text:p>
          </table:table-cell>
          <table:table-cell office:value-type="string">
            <text:p>50 songs</text:p>
          </table:table-cell>
          <table:table-cell table:formula="of:=RIGHT([.A197];LEN([.A197])-SEARCH(&quot;=&quot;;[.A197]))" office:value-type="string" office:string-value="RDCLAK5uy_m0osiZjvkWH2_QFHg79dSsqhSfoq9FE0o">
            <text:p>RDCLAK5uy_m0osiZjvkWH2_QFHg79dSsqhSfoq9FE0o</text:p>
          </table:table-cell>
          <table:table-cell table:style-name="ce8" table:formula="of:=ABS(LEFT([.D197] ;LEN([.D197])-6))" office:value-type="float" office:value="50">
            <text:p>50</text:p>
          </table:table-cell>
          <table:table-cell table:formula="of:=PROPER(RIGHT([.C197];LEN([.C197])-SEARCH(&quot; &quot;;[.C197])))" office:value-type="string" office:string-value="Dino James">
            <text:p>Dino Jam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0osiZjvkWH2_QFHg79dSsqhSfoq9FE0o</text:p>
          </table:table-cell>
          <table:table-cell table:style-name="Default" office:value-type="string">
            <text:p>https://lh3.googleusercontent.com/zxqCG4i93WizI7rlY8eqqJPt6q6drojIeO4ITkGgjm4YbsBl7BHEtsJHq7STHGCpzApNk2A-Zp0Sig=w60-h60-l90-rj</text:p>
          </table:table-cell>
          <table:table-cell table:style-name="Default" office:value-type="string">
            <text:p>Presenting Dino James</text:p>
          </table:table-cell>
          <table:table-cell table:style-name="Default" office:value-type="string">
            <text:p>50 songs</text:p>
          </table:table-cell>
          <table:table-cell table:formula="of:=RIGHT([.A198];LEN([.A198])-SEARCH(&quot;=&quot;;[.A198]))" office:value-type="string" office:string-value="RDCLAK5uy_m0osiZjvkWH2_QFHg79dSsqhSfoq9FE0o">
            <text:p>RDCLAK5uy_m0osiZjvkWH2_QFHg79dSsqhSfoq9FE0o</text:p>
          </table:table-cell>
          <table:table-cell table:style-name="ce8" table:formula="of:=ABS(LEFT([.D198] ;LEN([.D198])-6))" office:value-type="float" office:value="50">
            <text:p>50</text:p>
          </table:table-cell>
          <table:table-cell table:formula="of:=PROPER(RIGHT([.C198];LEN([.C198])-SEARCH(&quot; &quot;;[.C198])))" office:value-type="string" office:string-value="Dino James">
            <text:p>Dino Jam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0ttcGqmm0dLr2hzHWr9K2GkU_RQW_Fc</text:p>
          </table:table-cell>
          <table:table-cell office:value-type="string">
            <text:p>https://lh3.googleusercontent.com/c-TiL1VakaX_-fUHzSCvOvQk7Rjx93EOSCwTqDuLYZK3ZW8TWykNvv92WToGqpKWaNBIKHY3lQwi3Q=w60-h60-l90-rj</text:p>
          </table:table-cell>
          <table:table-cell office:value-type="string">
            <text:p>Presenting Dio</text:p>
          </table:table-cell>
          <table:table-cell office:value-type="string">
            <text:p>28 songs</text:p>
          </table:table-cell>
          <table:table-cell table:formula="of:=RIGHT([.A199];LEN([.A199])-SEARCH(&quot;=&quot;;[.A199]))" office:value-type="string" office:string-value="RDCLAK5uy_mC0ttcGqmm0dLr2hzHWr9K2GkU_RQW_Fc">
            <text:p>RDCLAK5uy_mC0ttcGqmm0dLr2hzHWr9K2GkU_RQW_Fc</text:p>
          </table:table-cell>
          <table:table-cell table:style-name="ce8" table:formula="of:=ABS(LEFT([.D199] ;LEN([.D199])-6))" office:value-type="float" office:value="28">
            <text:p>28</text:p>
          </table:table-cell>
          <table:table-cell table:formula="of:=PROPER(RIGHT([.C199];LEN([.C199])-SEARCH(&quot; &quot;;[.C199])))" office:value-type="string" office:string-value="Dio">
            <text:p>Di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yF_I7y27IbLLa1IHYi4ZJYWkBkzAYayk</text:p>
          </table:table-cell>
          <table:table-cell office:value-type="string">
            <text:p>https://lh3.googleusercontent.com/Jlh_URnsxeNGKZhGPWn52FEpHXUEMfI7O24qc8qseUspix1_9vHksVZRmIlYjoFb2CzU33_dcLEsZQ8=w60-h60-l90-rj</text:p>
          </table:table-cell>
          <table:table-cell office:value-type="string">
            <text:p>Presenting Diplo</text:p>
          </table:table-cell>
          <table:table-cell office:value-type="string">
            <text:p>59 songs</text:p>
          </table:table-cell>
          <table:table-cell table:formula="of:=RIGHT([.A200];LEN([.A200])-SEARCH(&quot;=&quot;;[.A200]))" office:value-type="string" office:string-value="RDCLAK5uy_kyF_I7y27IbLLa1IHYi4ZJYWkBkzAYayk">
            <text:p>RDCLAK5uy_kyF_I7y27IbLLa1IHYi4ZJYWkBkzAYayk</text:p>
          </table:table-cell>
          <table:table-cell table:style-name="ce8" table:formula="of:=ABS(LEFT([.D200] ;LEN([.D200])-6))" office:value-type="float" office:value="59">
            <text:p>59</text:p>
          </table:table-cell>
          <table:table-cell table:formula="of:=PROPER(RIGHT([.C200];LEN([.C200])-SEARCH(&quot; &quot;;[.C200])))" office:value-type="string" office:string-value="Diplo">
            <text:p>Dipl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yF_I7y27IbLLa1IHYi4ZJYWkBkzAYayk</text:p>
          </table:table-cell>
          <table:table-cell table:style-name="Default" office:value-type="string">
            <text:p>https://lh3.googleusercontent.com/Jlh_URnsxeNGKZhGPWn52FEpHXUEMfI7O24qc8qseUspix1_9vHksVZRmIlYjoFb2CzU33_dcLEsZQ8=w60-h60-l90-rj</text:p>
          </table:table-cell>
          <table:table-cell table:style-name="Default" office:value-type="string">
            <text:p>Presenting Diplo</text:p>
          </table:table-cell>
          <table:table-cell table:style-name="Default" office:value-type="string">
            <text:p>59 songs</text:p>
          </table:table-cell>
          <table:table-cell table:formula="of:=RIGHT([.A201];LEN([.A201])-SEARCH(&quot;=&quot;;[.A201]))" office:value-type="string" office:string-value="RDCLAK5uy_kyF_I7y27IbLLa1IHYi4ZJYWkBkzAYayk">
            <text:p>RDCLAK5uy_kyF_I7y27IbLLa1IHYi4ZJYWkBkzAYayk</text:p>
          </table:table-cell>
          <table:table-cell table:style-name="ce8" table:formula="of:=ABS(LEFT([.D201] ;LEN([.D201])-6))" office:value-type="float" office:value="59">
            <text:p>59</text:p>
          </table:table-cell>
          <table:table-cell table:formula="of:=PROPER(RIGHT([.C201];LEN([.C201])-SEARCH(&quot; &quot;;[.C201])))" office:value-type="string" office:string-value="Diplo">
            <text:p>Diplo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gzG5KwuiUsP3_xdWlaDJZ77OzUEY1cv0</text:p>
          </table:table-cell>
          <table:table-cell office:value-type="string">
            <text:p>https://lh3.googleusercontent.com/a5VFshwSsdOXvH6YkJrttqwscb7yQH1mxcXWjUw4IkR6RSCrqikOqfdQFb_lkq4k7M7u8CeukpaGfS8=w60-h60-l90-rj</text:p>
          </table:table-cell>
          <table:table-cell office:value-type="string">
            <text:p>Presenting Dire Straits</text:p>
          </table:table-cell>
          <table:table-cell office:value-type="string">
            <text:p>21 songs</text:p>
          </table:table-cell>
          <table:table-cell table:formula="of:=RIGHT([.A202];LEN([.A202])-SEARCH(&quot;=&quot;;[.A202]))" office:value-type="string" office:string-value="RDCLAK5uy_lgzG5KwuiUsP3_xdWlaDJZ77OzUEY1cv0">
            <text:p>RDCLAK5uy_lgzG5KwuiUsP3_xdWlaDJZ77OzUEY1cv0</text:p>
          </table:table-cell>
          <table:table-cell table:style-name="ce8" table:formula="of:=ABS(LEFT([.D202] ;LEN([.D202])-6))" office:value-type="float" office:value="21">
            <text:p>21</text:p>
          </table:table-cell>
          <table:table-cell table:formula="of:=PROPER(RIGHT([.C202];LEN([.C202])-SEARCH(&quot; &quot;;[.C202])))" office:value-type="string" office:string-value="Dire Straits">
            <text:p>Dire Strait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gzG5KwuiUsP3_xdWlaDJZ77OzUEY1cv0</text:p>
          </table:table-cell>
          <table:table-cell table:style-name="Default" office:value-type="string">
            <text:p>https://lh3.googleusercontent.com/a5VFshwSsdOXvH6YkJrttqwscb7yQH1mxcXWjUw4IkR6RSCrqikOqfdQFb_lkq4k7M7u8CeukpaGfS8=w60-h60-l90-rj</text:p>
          </table:table-cell>
          <table:table-cell table:style-name="Default" office:value-type="string">
            <text:p>Presenting Dire Straits</text:p>
          </table:table-cell>
          <table:table-cell table:style-name="Default" office:value-type="string">
            <text:p>21 songs</text:p>
          </table:table-cell>
          <table:table-cell table:formula="of:=RIGHT([.A203];LEN([.A203])-SEARCH(&quot;=&quot;;[.A203]))" office:value-type="string" office:string-value="RDCLAK5uy_lgzG5KwuiUsP3_xdWlaDJZ77OzUEY1cv0">
            <text:p>RDCLAK5uy_lgzG5KwuiUsP3_xdWlaDJZ77OzUEY1cv0</text:p>
          </table:table-cell>
          <table:table-cell table:style-name="ce8" table:formula="of:=ABS(LEFT([.D203] ;LEN([.D203])-6))" office:value-type="float" office:value="21">
            <text:p>21</text:p>
          </table:table-cell>
          <table:table-cell table:formula="of:=PROPER(RIGHT([.C203];LEN([.C203])-SEARCH(&quot; &quot;;[.C203])))" office:value-type="string" office:string-value="Dire Straits">
            <text:p>Dire Strait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PoF7OHN6UoTJ5XtJlZoSBonyXwFP3U2o</text:p>
          </table:table-cell>
          <table:table-cell table:style-name="Default" office:value-type="string">
            <text:p>https://lh3.googleusercontent.com/RlPfMrMc26wCzcqFSz-_HAOdJVy5hsyDUfbQDzrcB1RordhzEOHQrT2mj69pRcDoCtAe7x-ivBImsAb2=w60-h60-l90-rj</text:p>
          </table:table-cell>
          <table:table-cell table:style-name="Default" office:value-type="string">
            <text:p>Presenting Disiz</text:p>
          </table:table-cell>
          <table:table-cell table:style-name="Default" office:value-type="string">
            <text:p>25 songs</text:p>
          </table:table-cell>
          <table:table-cell table:formula="of:=RIGHT([.A204];LEN([.A204])-SEARCH(&quot;=&quot;;[.A204]))" office:value-type="string" office:string-value="RDCLAK5uy_mPoF7OHN6UoTJ5XtJlZoSBonyXwFP3U2o">
            <text:p>RDCLAK5uy_mPoF7OHN6UoTJ5XtJlZoSBonyXwFP3U2o</text:p>
          </table:table-cell>
          <table:table-cell table:style-name="ce8" table:formula="of:=ABS(LEFT([.D204] ;LEN([.D204])-6))" office:value-type="float" office:value="25">
            <text:p>25</text:p>
          </table:table-cell>
          <table:table-cell table:formula="of:=PROPER(RIGHT([.C204];LEN([.C204])-SEARCH(&quot; &quot;;[.C204])))" office:value-type="string" office:string-value="Disiz">
            <text:p>Disi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KyCP5VaKQ0hRFfolJO0o91AGvs71yT9s</text:p>
          </table:table-cell>
          <table:table-cell office:value-type="string">
            <text:p>https://lh3.googleusercontent.com/2uVPMz0P1ujEmgUyTqLjNfmAJRRhAWDRxbmXdzjx9x9hwJ1iaQfZmEqn3S4GuqhKdPNxUxpySYVMCaE=w60-h60-l90-rj</text:p>
          </table:table-cell>
          <table:table-cell office:value-type="string">
            <text:p>Presenting Disturbed</text:p>
          </table:table-cell>
          <table:table-cell office:value-type="string">
            <text:p>27 songs</text:p>
          </table:table-cell>
          <table:table-cell table:formula="of:=RIGHT([.A205];LEN([.A205])-SEARCH(&quot;=&quot;;[.A205]))" office:value-type="string" office:string-value="RDCLAK5uy_lKyCP5VaKQ0hRFfolJO0o91AGvs71yT9s">
            <text:p>RDCLAK5uy_lKyCP5VaKQ0hRFfolJO0o91AGvs71yT9s</text:p>
          </table:table-cell>
          <table:table-cell table:style-name="ce8" table:formula="of:=ABS(LEFT([.D205] ;LEN([.D205])-6))" office:value-type="float" office:value="27">
            <text:p>27</text:p>
          </table:table-cell>
          <table:table-cell table:formula="of:=PROPER(RIGHT([.C205];LEN([.C205])-SEARCH(&quot; &quot;;[.C205])))" office:value-type="string" office:string-value="Disturbed">
            <text:p>Disturbe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i-KlZIDrZrulelCmmN4UkS6jCgYpl6NY</text:p>
          </table:table-cell>
          <table:table-cell office:value-type="string">
            <text:p>https://lh3.googleusercontent.com/nTLn2-ASR6SxK_l2QNk84kx63ZEyZArLNzVvdpt5WWytb5NqDXkrUr9DaYWTSruzGHKIVIvRsTxFHw=w60-h60-l90-rj</text:p>
          </table:table-cell>
          <table:table-cell office:value-type="string">
            <text:p>Presenting DJ Snake</text:p>
          </table:table-cell>
          <table:table-cell office:value-type="string">
            <text:p>26 songs</text:p>
          </table:table-cell>
          <table:table-cell table:formula="of:=RIGHT([.A206];LEN([.A206])-SEARCH(&quot;=&quot;;[.A206]))" office:value-type="string" office:string-value="RDCLAK5uy_mi-KlZIDrZrulelCmmN4UkS6jCgYpl6NY">
            <text:p>RDCLAK5uy_mi-KlZIDrZrulelCmmN4UkS6jCgYpl6NY</text:p>
          </table:table-cell>
          <table:table-cell table:style-name="ce8" table:formula="of:=ABS(LEFT([.D206] ;LEN([.D206])-6))" office:value-type="float" office:value="26">
            <text:p>26</text:p>
          </table:table-cell>
          <table:table-cell table:formula="of:=PROPER(RIGHT([.C206];LEN([.C206])-SEARCH(&quot; &quot;;[.C206])))" office:value-type="string" office:string-value="Dj Snake">
            <text:p>Dj Snak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rUiw0yGOmHF02wHaDw0CnxE8WPhP4dYo</text:p>
          </table:table-cell>
          <table:table-cell office:value-type="string">
            <text:p>https://lh3.googleusercontent.com/4D9FHtUP7J7UyZSZZ8ljTWxcIfrqA5QlloEjHIuR6qA7mhw-QOEaFzvHqbm3TuQKJHMHp8irpZ7bkA=w60-h60-l90-rj</text:p>
          </table:table-cell>
          <table:table-cell office:value-type="string">
            <text:p>Presenting DMX</text:p>
          </table:table-cell>
          <table:table-cell office:value-type="string">
            <text:p>30 songs</text:p>
          </table:table-cell>
          <table:table-cell table:formula="of:=RIGHT([.A207];LEN([.A207])-SEARCH(&quot;=&quot;;[.A207]))" office:value-type="string" office:string-value="RDCLAK5uy_krUiw0yGOmHF02wHaDw0CnxE8WPhP4dYo">
            <text:p>RDCLAK5uy_krUiw0yGOmHF02wHaDw0CnxE8WPhP4dYo</text:p>
          </table:table-cell>
          <table:table-cell table:style-name="ce8" table:formula="of:=ABS(LEFT([.D207] ;LEN([.D207])-6))" office:value-type="float" office:value="30">
            <text:p>30</text:p>
          </table:table-cell>
          <table:table-cell table:formula="of:=PROPER(RIGHT([.C207];LEN([.C207])-SEARCH(&quot; &quot;;[.C207])))" office:value-type="string" office:string-value="Dmx">
            <text:p>Dm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rUiw0yGOmHF02wHaDw0CnxE8WPhP4dYo</text:p>
          </table:table-cell>
          <table:table-cell table:style-name="Default" office:value-type="string">
            <text:p>https://lh3.googleusercontent.com/4D9FHtUP7J7UyZSZZ8ljTWxcIfrqA5QlloEjHIuR6qA7mhw-QOEaFzvHqbm3TuQKJHMHp8irpZ7bkA=w60-h60-l90-rj</text:p>
          </table:table-cell>
          <table:table-cell table:style-name="Default" office:value-type="string">
            <text:p>Presenting DMX</text:p>
          </table:table-cell>
          <table:table-cell table:style-name="Default" office:value-type="string">
            <text:p>30 songs</text:p>
          </table:table-cell>
          <table:table-cell table:formula="of:=RIGHT([.A208];LEN([.A208])-SEARCH(&quot;=&quot;;[.A208]))" office:value-type="string" office:string-value="RDCLAK5uy_krUiw0yGOmHF02wHaDw0CnxE8WPhP4dYo">
            <text:p>RDCLAK5uy_krUiw0yGOmHF02wHaDw0CnxE8WPhP4dYo</text:p>
          </table:table-cell>
          <table:table-cell table:style-name="ce8" table:formula="of:=ABS(LEFT([.D208] ;LEN([.D208])-6))" office:value-type="float" office:value="30">
            <text:p>30</text:p>
          </table:table-cell>
          <table:table-cell table:formula="of:=PROPER(RIGHT([.C208];LEN([.C208])-SEARCH(&quot; &quot;;[.C208])))" office:value-type="string" office:string-value="Dmx">
            <text:p>Dmx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8z29KotPfeENs7oc7oidRiG6q2DCWkM4</text:p>
          </table:table-cell>
          <table:table-cell office:value-type="string">
            <text:p>https://lh3.googleusercontent.com/WpmK0fg97h4b50F0fJQhEkyaf-oBpwZxAoMCl5YpbTwc7ysKSCk4wpzbYPrzhFSSTbgFHFXFV8n8ORc=w60-h60-l90-rj</text:p>
          </table:table-cell>
          <table:table-cell office:value-type="string">
            <text:p>Presenting Doja Cat</text:p>
          </table:table-cell>
          <table:table-cell office:value-type="string">
            <text:p>35 songs</text:p>
          </table:table-cell>
          <table:table-cell table:formula="of:=RIGHT([.A209];LEN([.A209])-SEARCH(&quot;=&quot;;[.A209]))" office:value-type="string" office:string-value="RDCLAK5uy_n8z29KotPfeENs7oc7oidRiG6q2DCWkM4">
            <text:p>RDCLAK5uy_n8z29KotPfeENs7oc7oidRiG6q2DCWkM4</text:p>
          </table:table-cell>
          <table:table-cell table:style-name="ce8" table:formula="of:=ABS(LEFT([.D209] ;LEN([.D209])-6))" office:value-type="float" office:value="35">
            <text:p>35</text:p>
          </table:table-cell>
          <table:table-cell table:formula="of:=PROPER(RIGHT([.C209];LEN([.C209])-SEARCH(&quot; &quot;;[.C209])))" office:value-type="string" office:string-value="Doja Cat">
            <text:p>Doja Ca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8z29KotPfeENs7oc7oidRiG6q2DCWkM4</text:p>
          </table:table-cell>
          <table:table-cell table:style-name="Default" office:value-type="string">
            <text:p>https://lh3.googleusercontent.com/WpmK0fg97h4b50F0fJQhEkyaf-oBpwZxAoMCl5YpbTwc7ysKSCk4wpzbYPrzhFSSTbgFHFXFV8n8ORc=w60-h60-l90-rj</text:p>
          </table:table-cell>
          <table:table-cell table:style-name="Default" office:value-type="string">
            <text:p>Presenting Doja Cat</text:p>
          </table:table-cell>
          <table:table-cell table:style-name="Default" office:value-type="string">
            <text:p>35 songs</text:p>
          </table:table-cell>
          <table:table-cell table:formula="of:=RIGHT([.A210];LEN([.A210])-SEARCH(&quot;=&quot;;[.A210]))" office:value-type="string" office:string-value="RDCLAK5uy_n8z29KotPfeENs7oc7oidRiG6q2DCWkM4">
            <text:p>RDCLAK5uy_n8z29KotPfeENs7oc7oidRiG6q2DCWkM4</text:p>
          </table:table-cell>
          <table:table-cell table:style-name="ce8" table:formula="of:=ABS(LEFT([.D210] ;LEN([.D210])-6))" office:value-type="float" office:value="35">
            <text:p>35</text:p>
          </table:table-cell>
          <table:table-cell table:formula="of:=PROPER(RIGHT([.C210];LEN([.C210])-SEARCH(&quot; &quot;;[.C210])))" office:value-type="string" office:string-value="Doja Cat">
            <text:p>Doja Cat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5I_sLTdAbKVYO8M7bdOgdw5LBLR-FDYc</text:p>
          </table:table-cell>
          <table:table-cell office:value-type="string">
            <text:p>https://lh3.googleusercontent.com/0p6VA0i8LY988Hkg7ysezzGRmukCQVjqaUEHDLlYFqIMg96DFHwhrl4dgDnPSyItsRxMyj8hFRqA92A=w60-h60-l90-rj</text:p>
          </table:table-cell>
          <table:table-cell office:value-type="string">
            <text:p>Presenting Dolly Parton</text:p>
          </table:table-cell>
          <table:table-cell office:value-type="string">
            <text:p>41 songs</text:p>
          </table:table-cell>
          <table:table-cell table:formula="of:=RIGHT([.A211];LEN([.A211])-SEARCH(&quot;=&quot;;[.A211]))" office:value-type="string" office:string-value="RDCLAK5uy_n5I_sLTdAbKVYO8M7bdOgdw5LBLR-FDYc">
            <text:p>RDCLAK5uy_n5I_sLTdAbKVYO8M7bdOgdw5LBLR-FDYc</text:p>
          </table:table-cell>
          <table:table-cell table:style-name="ce8" table:formula="of:=ABS(LEFT([.D211] ;LEN([.D211])-6))" office:value-type="float" office:value="41">
            <text:p>41</text:p>
          </table:table-cell>
          <table:table-cell table:formula="of:=PROPER(RIGHT([.C211];LEN([.C211])-SEARCH(&quot; &quot;;[.C211])))" office:value-type="string" office:string-value="Dolly Parton">
            <text:p>Dolly Part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fCP-9AFnpKmAE5uzD8XxQ_nudq0meS5g</text:p>
          </table:table-cell>
          <table:table-cell office:value-type="string">
            <text:p>https://lh3.googleusercontent.com/ggg_61fAaOpV4fU-5UW2hoGoobB1WYa6fFFKk-E7RpsNJd7FIr2_k3PB8xYxpJK6c0_HaO3Ey8lzP_g0=w60-h60-l90-rj</text:p>
          </table:table-cell>
          <table:table-cell office:value-type="string">
            <text:p>Presenting Don Omar</text:p>
          </table:table-cell>
          <table:table-cell office:value-type="string">
            <text:p>49 songs</text:p>
          </table:table-cell>
          <table:table-cell table:formula="of:=RIGHT([.A212];LEN([.A212])-SEARCH(&quot;=&quot;;[.A212]))" office:value-type="string" office:string-value="RDCLAK5uy_mfCP-9AFnpKmAE5uzD8XxQ_nudq0meS5g">
            <text:p>RDCLAK5uy_mfCP-9AFnpKmAE5uzD8XxQ_nudq0meS5g</text:p>
          </table:table-cell>
          <table:table-cell table:style-name="ce8" table:formula="of:=ABS(LEFT([.D212] ;LEN([.D212])-6))" office:value-type="float" office:value="49">
            <text:p>49</text:p>
          </table:table-cell>
          <table:table-cell table:formula="of:=PROPER(RIGHT([.C212];LEN([.C212])-SEARCH(&quot; &quot;;[.C212])))" office:value-type="string" office:string-value="Don Omar">
            <text:p>Don Om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NRpc2L4gGEgZqfliYUSyiZ0sVdx3SJWI</text:p>
          </table:table-cell>
          <table:table-cell office:value-type="string">
            <text:p>https://lh3.googleusercontent.com/dzgzqjywTWqSWcsVT5kreqeIKvql088_mglg53TWW_wLTMwF4RFkTHjA419sPwnqMYUSsFCvAKlHCQ=w60-h60-l90-rj</text:p>
          </table:table-cell>
          <table:table-cell office:value-type="string">
            <text:p>Presenting Dr. Dre</text:p>
          </table:table-cell>
          <table:table-cell office:value-type="string">
            <text:p>42 songs</text:p>
          </table:table-cell>
          <table:table-cell table:formula="of:=RIGHT([.A213];LEN([.A213])-SEARCH(&quot;=&quot;;[.A213]))" office:value-type="string" office:string-value="RDCLAK5uy_kNRpc2L4gGEgZqfliYUSyiZ0sVdx3SJWI">
            <text:p>RDCLAK5uy_kNRpc2L4gGEgZqfliYUSyiZ0sVdx3SJWI</text:p>
          </table:table-cell>
          <table:table-cell table:style-name="ce8" table:formula="of:=ABS(LEFT([.D213] ;LEN([.D213])-6))" office:value-type="float" office:value="42">
            <text:p>42</text:p>
          </table:table-cell>
          <table:table-cell table:formula="of:=PROPER(RIGHT([.C213];LEN([.C213])-SEARCH(&quot; &quot;;[.C213])))" office:value-type="string" office:string-value="Dr. Dre">
            <text:p>Dr. Dr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NRpc2L4gGEgZqfliYUSyiZ0sVdx3SJWI</text:p>
          </table:table-cell>
          <table:table-cell table:style-name="Default" office:value-type="string">
            <text:p>https://lh3.googleusercontent.com/dzgzqjywTWqSWcsVT5kreqeIKvql088_mglg53TWW_wLTMwF4RFkTHjA419sPwnqMYUSsFCvAKlHCQ=w60-h60-l90-rj</text:p>
          </table:table-cell>
          <table:table-cell table:style-name="Default" office:value-type="string">
            <text:p>Presenting Dr. Dre</text:p>
          </table:table-cell>
          <table:table-cell table:style-name="Default" office:value-type="string">
            <text:p>42 songs</text:p>
          </table:table-cell>
          <table:table-cell table:formula="of:=RIGHT([.A214];LEN([.A214])-SEARCH(&quot;=&quot;;[.A214]))" office:value-type="string" office:string-value="RDCLAK5uy_kNRpc2L4gGEgZqfliYUSyiZ0sVdx3SJWI">
            <text:p>RDCLAK5uy_kNRpc2L4gGEgZqfliYUSyiZ0sVdx3SJWI</text:p>
          </table:table-cell>
          <table:table-cell table:style-name="ce8" table:formula="of:=ABS(LEFT([.D214] ;LEN([.D214])-6))" office:value-type="float" office:value="42">
            <text:p>42</text:p>
          </table:table-cell>
          <table:table-cell table:formula="of:=PROPER(RIGHT([.C214];LEN([.C214])-SEARCH(&quot; &quot;;[.C214])))" office:value-type="string" office:string-value="Dr. Dre">
            <text:p>Dr. Dr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7TBD7OyJBbU9VnPuvrCbgpU5AXRY2lYg</text:p>
          </table:table-cell>
          <table:table-cell office:value-type="string">
            <text:p>https://lh3.googleusercontent.com/S13a295G_s0UOaolYC2FeSuZs2aif8krnWbRxfwbFSAUg5K57oEBGFpXEj0MMcFrcH4_Y-0KLl5Bhg=w60-h60-l90-rj</text:p>
          </table:table-cell>
          <table:table-cell office:value-type="string">
            <text:p>Presenting Drake</text:p>
          </table:table-cell>
          <table:table-cell office:value-type="string">
            <text:p>82 songs</text:p>
          </table:table-cell>
          <table:table-cell table:formula="of:=RIGHT([.A215];LEN([.A215])-SEARCH(&quot;=&quot;;[.A215]))" office:value-type="string" office:string-value="RDCLAK5uy_n7TBD7OyJBbU9VnPuvrCbgpU5AXRY2lYg">
            <text:p>RDCLAK5uy_n7TBD7OyJBbU9VnPuvrCbgpU5AXRY2lYg</text:p>
          </table:table-cell>
          <table:table-cell table:style-name="ce8" table:formula="of:=ABS(LEFT([.D215] ;LEN([.D215])-6))" office:value-type="float" office:value="82">
            <text:p>82</text:p>
          </table:table-cell>
          <table:table-cell table:formula="of:=PROPER(RIGHT([.C215];LEN([.C215])-SEARCH(&quot; &quot;;[.C215])))" office:value-type="string" office:string-value="Drake">
            <text:p>Drak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GVj1M9ciQWhF6o-GKF8fS6N1vZefs3Ms</text:p>
          </table:table-cell>
          <table:table-cell office:value-type="string">
            <text:p>https://lh3.googleusercontent.com/8w0M67qoIwwKVJkTBpkrxUBR_OEwqmEOdKy1fYi4WzDQEq-WtBpAFD_Os7cxkBeZLWjPWO7JG70EXV0=w60-h60-l90-rj</text:p>
          </table:table-cell>
          <table:table-cell office:value-type="string">
            <text:p>Presenting Dread Mar-I</text:p>
          </table:table-cell>
          <table:table-cell office:value-type="string">
            <text:p>51 songs</text:p>
          </table:table-cell>
          <table:table-cell table:formula="of:=RIGHT([.A216];LEN([.A216])-SEARCH(&quot;=&quot;;[.A216]))" office:value-type="string" office:string-value="RDCLAK5uy_lGVj1M9ciQWhF6o-GKF8fS6N1vZefs3Ms">
            <text:p>RDCLAK5uy_lGVj1M9ciQWhF6o-GKF8fS6N1vZefs3Ms</text:p>
          </table:table-cell>
          <table:table-cell table:style-name="ce8" table:formula="of:=ABS(LEFT([.D216] ;LEN([.D216])-6))" office:value-type="float" office:value="51">
            <text:p>51</text:p>
          </table:table-cell>
          <table:table-cell table:formula="of:=PROPER(RIGHT([.C216];LEN([.C216])-SEARCH(&quot; &quot;;[.C216])))" office:value-type="string" office:string-value="Dread Mar-I">
            <text:p>Dread Mar-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cZWLaApLs3D3SYsdd6r8fZWrr5dSOtI8</text:p>
          </table:table-cell>
          <table:table-cell office:value-type="string">
            <text:p>https://lh3.googleusercontent.com/GfpslOR1peNVlN9mcn13xC6K9V8k19NmqfuPldyz7OOi5-9sYp3o59ikEoQ2ySqq8g3m3AIyc-A1WI8=w60-h60-l90-rj</text:p>
          </table:table-cell>
          <table:table-cell office:value-type="string">
            <text:p>Presenting Dua Lipa</text:p>
          </table:table-cell>
          <table:table-cell office:value-type="string">
            <text:p>38 songs</text:p>
          </table:table-cell>
          <table:table-cell table:formula="of:=RIGHT([.A217];LEN([.A217])-SEARCH(&quot;=&quot;;[.A217]))" office:value-type="string" office:string-value="RDCLAK5uy_mcZWLaApLs3D3SYsdd6r8fZWrr5dSOtI8">
            <text:p>RDCLAK5uy_mcZWLaApLs3D3SYsdd6r8fZWrr5dSOtI8</text:p>
          </table:table-cell>
          <table:table-cell table:style-name="ce8" table:formula="of:=ABS(LEFT([.D217] ;LEN([.D217])-6))" office:value-type="float" office:value="38">
            <text:p>38</text:p>
          </table:table-cell>
          <table:table-cell table:formula="of:=PROPER(RIGHT([.C217];LEN([.C217])-SEARCH(&quot; &quot;;[.C217])))" office:value-type="string" office:string-value="Dua Lipa">
            <text:p>Dua Lip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ZWLaApLs3D3SYsdd6r8fZWrr5dSOtI8</text:p>
          </table:table-cell>
          <table:table-cell table:style-name="Default" office:value-type="string">
            <text:p>https://lh3.googleusercontent.com/GfpslOR1peNVlN9mcn13xC6K9V8k19NmqfuPldyz7OOi5-9sYp3o59ikEoQ2ySqq8g3m3AIyc-A1WI8=w60-h60-l90-rj</text:p>
          </table:table-cell>
          <table:table-cell table:style-name="Default" office:value-type="string">
            <text:p>Presenting Dua Lipa</text:p>
          </table:table-cell>
          <table:table-cell table:style-name="Default" office:value-type="string">
            <text:p>38 songs</text:p>
          </table:table-cell>
          <table:table-cell table:formula="of:=RIGHT([.A218];LEN([.A218])-SEARCH(&quot;=&quot;;[.A218]))" office:value-type="string" office:string-value="RDCLAK5uy_mcZWLaApLs3D3SYsdd6r8fZWrr5dSOtI8">
            <text:p>RDCLAK5uy_mcZWLaApLs3D3SYsdd6r8fZWrr5dSOtI8</text:p>
          </table:table-cell>
          <table:table-cell table:style-name="ce8" table:formula="of:=ABS(LEFT([.D218] ;LEN([.D218])-6))" office:value-type="float" office:value="38">
            <text:p>38</text:p>
          </table:table-cell>
          <table:table-cell table:formula="of:=PROPER(RIGHT([.C218];LEN([.C218])-SEARCH(&quot; &quot;;[.C218])))" office:value-type="string" office:string-value="Dua Lipa">
            <text:p>Dua Lip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Ho8r6AHMrPbEOaK2iRCVngGfx8RQipxw</text:p>
          </table:table-cell>
          <table:table-cell office:value-type="string">
            <text:p>https://lh3.googleusercontent.com/_lkY7RXP9NUpI0w4VL-dqMItgMeScfPQ3Fp4rU37_2ypo9P1babrWW_Zks5kQURllYMB7DLR-i9EkV8=w60-h60-l90-rj</text:p>
          </table:table-cell>
          <table:table-cell office:value-type="string">
            <text:p>Presenting Duke Ellington</text:p>
          </table:table-cell>
          <table:table-cell office:value-type="string">
            <text:p>25 songs</text:p>
          </table:table-cell>
          <table:table-cell table:formula="of:=RIGHT([.A219];LEN([.A219])-SEARCH(&quot;=&quot;;[.A219]))" office:value-type="string" office:string-value="RDCLAK5uy_lHo8r6AHMrPbEOaK2iRCVngGfx8RQipxw">
            <text:p>RDCLAK5uy_lHo8r6AHMrPbEOaK2iRCVngGfx8RQipxw</text:p>
          </table:table-cell>
          <table:table-cell table:style-name="ce8" table:formula="of:=ABS(LEFT([.D219] ;LEN([.D219])-6))" office:value-type="float" office:value="25">
            <text:p>25</text:p>
          </table:table-cell>
          <table:table-cell table:formula="of:=PROPER(RIGHT([.C219];LEN([.C219])-SEARCH(&quot; &quot;;[.C219])))" office:value-type="string" office:string-value="Duke Ellington">
            <text:p>Duke Ellingt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ig_aBtP7kXlKZuFhQ4qi85hJOYR26NdA</text:p>
          </table:table-cell>
          <table:table-cell office:value-type="string">
            <text:p>https://lh3.googleusercontent.com/wo8KGx9h9sSrb6iEWPaRPJHPyacPoM1dZ3ngKEDMGlEnUXm4g8RC-Wl4naPNoDuj5pu-3BHuiQPriUXN=w60-h60-l90-rj</text:p>
          </table:table-cell>
          <table:table-cell office:value-type="string">
            <text:p>Presenting Duki</text:p>
          </table:table-cell>
          <table:table-cell office:value-type="string">
            <text:p>31 songs</text:p>
          </table:table-cell>
          <table:table-cell table:formula="of:=RIGHT([.A220];LEN([.A220])-SEARCH(&quot;=&quot;;[.A220]))" office:value-type="string" office:string-value="RDCLAK5uy_mig_aBtP7kXlKZuFhQ4qi85hJOYR26NdA">
            <text:p>RDCLAK5uy_mig_aBtP7kXlKZuFhQ4qi85hJOYR26NdA</text:p>
          </table:table-cell>
          <table:table-cell table:style-name="ce8" table:formula="of:=ABS(LEFT([.D220] ;LEN([.D220])-6))" office:value-type="float" office:value="31">
            <text:p>31</text:p>
          </table:table-cell>
          <table:table-cell table:formula="of:=PROPER(RIGHT([.C220];LEN([.C220])-SEARCH(&quot; &quot;;[.C220])))" office:value-type="string" office:string-value="Duki">
            <text:p>Duk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ig_aBtP7kXlKZuFhQ4qi85hJOYR26NdA</text:p>
          </table:table-cell>
          <table:table-cell table:style-name="Default" office:value-type="string">
            <text:p>https://lh3.googleusercontent.com/wo8KGx9h9sSrb6iEWPaRPJHPyacPoM1dZ3ngKEDMGlEnUXm4g8RC-Wl4naPNoDuj5pu-3BHuiQPriUXN=w60-h60-l90-rj</text:p>
          </table:table-cell>
          <table:table-cell table:style-name="Default" office:value-type="string">
            <text:p>Presenting Duki</text:p>
          </table:table-cell>
          <table:table-cell table:style-name="Default" office:value-type="string">
            <text:p>31 songs</text:p>
          </table:table-cell>
          <table:table-cell table:formula="of:=RIGHT([.A221];LEN([.A221])-SEARCH(&quot;=&quot;;[.A221]))" office:value-type="string" office:string-value="RDCLAK5uy_mig_aBtP7kXlKZuFhQ4qi85hJOYR26NdA">
            <text:p>RDCLAK5uy_mig_aBtP7kXlKZuFhQ4qi85hJOYR26NdA</text:p>
          </table:table-cell>
          <table:table-cell table:style-name="ce8" table:formula="of:=ABS(LEFT([.D221] ;LEN([.D221])-6))" office:value-type="float" office:value="31">
            <text:p>31</text:p>
          </table:table-cell>
          <table:table-cell table:formula="of:=PROPER(RIGHT([.C221];LEN([.C221])-SEARCH(&quot; &quot;;[.C221])))" office:value-type="string" office:string-value="Duki">
            <text:p>Duki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MezoC7nPc-FUgPl-NzV54Kk0eYtvcNkY</text:p>
          </table:table-cell>
          <table:table-cell office:value-type="string">
            <text:p>https://lh3.googleusercontent.com/78TigBkb8f61Tbh4lQS-3oXKWJacaSXwgaUWj5bdgCfpWdP0ax0LqUSNe8OmRYCUKusrv9RFBWumkQE=w60-h60-l90-rj</text:p>
          </table:table-cell>
          <table:table-cell office:value-type="string">
            <text:p>Presenting Duran Duran</text:p>
          </table:table-cell>
          <table:table-cell office:value-type="string">
            <text:p>31 songs</text:p>
          </table:table-cell>
          <table:table-cell table:formula="of:=RIGHT([.A222];LEN([.A222])-SEARCH(&quot;=&quot;;[.A222]))" office:value-type="string" office:string-value="RDCLAK5uy_mMezoC7nPc-FUgPl-NzV54Kk0eYtvcNkY">
            <text:p>RDCLAK5uy_mMezoC7nPc-FUgPl-NzV54Kk0eYtvcNkY</text:p>
          </table:table-cell>
          <table:table-cell table:style-name="ce8" table:formula="of:=ABS(LEFT([.D222] ;LEN([.D222])-6))" office:value-type="float" office:value="31">
            <text:p>31</text:p>
          </table:table-cell>
          <table:table-cell table:formula="of:=PROPER(RIGHT([.C222];LEN([.C222])-SEARCH(&quot; &quot;;[.C222])))" office:value-type="string" office:string-value="Duran Duran">
            <text:p>Duran Dur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MezoC7nPc-FUgPl-NzV54Kk0eYtvcNkY</text:p>
          </table:table-cell>
          <table:table-cell table:style-name="Default" office:value-type="string">
            <text:p>https://lh3.googleusercontent.com/78TigBkb8f61Tbh4lQS-3oXKWJacaSXwgaUWj5bdgCfpWdP0ax0LqUSNe8OmRYCUKusrv9RFBWumkQE=w60-h60-l90-rj</text:p>
          </table:table-cell>
          <table:table-cell table:style-name="Default" office:value-type="string">
            <text:p>Presenting Duran Duran</text:p>
          </table:table-cell>
          <table:table-cell table:style-name="Default" office:value-type="string">
            <text:p>31 songs</text:p>
          </table:table-cell>
          <table:table-cell table:formula="of:=RIGHT([.A223];LEN([.A223])-SEARCH(&quot;=&quot;;[.A223]))" office:value-type="string" office:string-value="RDCLAK5uy_mMezoC7nPc-FUgPl-NzV54Kk0eYtvcNkY">
            <text:p>RDCLAK5uy_mMezoC7nPc-FUgPl-NzV54Kk0eYtvcNkY</text:p>
          </table:table-cell>
          <table:table-cell table:style-name="ce8" table:formula="of:=ABS(LEFT([.D223] ;LEN([.D223])-6))" office:value-type="float" office:value="31">
            <text:p>31</text:p>
          </table:table-cell>
          <table:table-cell table:formula="of:=PROPER(RIGHT([.C223];LEN([.C223])-SEARCH(&quot; &quot;;[.C223])))" office:value-type="string" office:string-value="Duran Duran">
            <text:p>Duran Dur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zfKjBtX4Q3C_Rr87EDc3JACVeI1OorGQ</text:p>
          </table:table-cell>
          <table:table-cell table:style-name="Default" office:value-type="string">
            <text:p>https://lh3.googleusercontent.com/x-VuwR15gPC2jhaBn4rJCZgxwbDE_qEucEcX97Bl7JcfHXzox45SvzHS1NvT9DBDzh2xaLTtU4xcoA=w60-h60-l90-rj</text:p>
          </table:table-cell>
          <table:table-cell table:style-name="Default" office:value-type="string">
            <text:p>Presenting Ebiet G. Ade</text:p>
          </table:table-cell>
          <table:table-cell table:style-name="Default" office:value-type="string">
            <text:p>30 songs</text:p>
          </table:table-cell>
          <table:table-cell table:formula="of:=RIGHT([.A224];LEN([.A224])-SEARCH(&quot;=&quot;;[.A224]))" office:value-type="string" office:string-value="RDCLAK5uy_lzfKjBtX4Q3C_Rr87EDc3JACVeI1OorGQ">
            <text:p>RDCLAK5uy_lzfKjBtX4Q3C_Rr87EDc3JACVeI1OorGQ</text:p>
          </table:table-cell>
          <table:table-cell table:style-name="ce8" table:formula="of:=ABS(LEFT([.D224] ;LEN([.D224])-6))" office:value-type="float" office:value="30">
            <text:p>30</text:p>
          </table:table-cell>
          <table:table-cell table:formula="of:=PROPER(RIGHT([.C224];LEN([.C224])-SEARCH(&quot; &quot;;[.C224])))" office:value-type="string" office:string-value="Ebiet G. Ade">
            <text:p>Ebiet G. Ad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simUJy7xD8ygNyq7jFkNJi1oxrVkp6nI</text:p>
          </table:table-cell>
          <table:table-cell table:style-name="Default" office:value-type="string">
            <text:p>https://lh3.googleusercontent.com/Gun5tzcPONNv2VZkkuLs_VDrpKC3mNIWe1lNQ5-QD5n1f2UywKK2gSJVASzt4SkWGBffOUqm6B4Qag2k=w60-h60-l90-rj</text:p>
          </table:table-cell>
          <table:table-cell table:style-name="Default" office:value-type="string">
            <text:p>Presenting Ecko Show</text:p>
          </table:table-cell>
          <table:table-cell table:style-name="Default" office:value-type="string">
            <text:p>32 songs</text:p>
          </table:table-cell>
          <table:table-cell table:formula="of:=RIGHT([.A225];LEN([.A225])-SEARCH(&quot;=&quot;;[.A225]))" office:value-type="string" office:string-value="RDCLAK5uy_ksimUJy7xD8ygNyq7jFkNJi1oxrVkp6nI">
            <text:p>RDCLAK5uy_ksimUJy7xD8ygNyq7jFkNJi1oxrVkp6nI</text:p>
          </table:table-cell>
          <table:table-cell table:style-name="ce8" table:formula="of:=ABS(LEFT([.D225] ;LEN([.D225])-6))" office:value-type="float" office:value="32">
            <text:p>32</text:p>
          </table:table-cell>
          <table:table-cell table:formula="of:=PROPER(RIGHT([.C225];LEN([.C225])-SEARCH(&quot; &quot;;[.C225])))" office:value-type="string" office:string-value="Ecko Show">
            <text:p>Ecko Show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L718gGQZgQf4jkKYjVbOXHABQCFAYuj0</text:p>
          </table:table-cell>
          <table:table-cell office:value-type="string">
            <text:p>https://lh3.googleusercontent.com/a6b-n9lYKwWFee51jlLIm1Lqz7ImXZqoNHDrhHvLLoPEHX6FlEkfdHxHlTPPgQ-8x7Hs7G-ZfGuGwUM=w60-h60-l90-rj</text:p>
          </table:table-cell>
          <table:table-cell office:value-type="string">
            <text:p>Presenting Ed Sheeran</text:p>
          </table:table-cell>
          <table:table-cell office:value-type="string">
            <text:p>41 songs</text:p>
          </table:table-cell>
          <table:table-cell table:formula="of:=RIGHT([.A226];LEN([.A226])-SEARCH(&quot;=&quot;;[.A226]))" office:value-type="string" office:string-value="RDCLAK5uy_lL718gGQZgQf4jkKYjVbOXHABQCFAYuj0">
            <text:p>RDCLAK5uy_lL718gGQZgQf4jkKYjVbOXHABQCFAYuj0</text:p>
          </table:table-cell>
          <table:table-cell table:style-name="ce8" table:formula="of:=ABS(LEFT([.D226] ;LEN([.D226])-6))" office:value-type="float" office:value="41">
            <text:p>41</text:p>
          </table:table-cell>
          <table:table-cell table:formula="of:=PROPER(RIGHT([.C226];LEN([.C226])-SEARCH(&quot; &quot;;[.C226])))" office:value-type="string" office:string-value="Ed Sheeran">
            <text:p>Ed Sheer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G5BkVBSPIGLjh-VYq9Fsb2aGGJe5yowE</text:p>
          </table:table-cell>
          <table:table-cell office:value-type="string">
            <text:p>https://lh3.googleusercontent.com/rP0xDSrxBqL-O_AbQtKNdhhVC2gNc_lAnrZPTixcY0WC-dZqQBfqd6HMAS1KHkeoSbcrIEZLFs9gEEQ=w60-h60-l90-rj</text:p>
          </table:table-cell>
          <table:table-cell office:value-type="string">
            <text:p>Presenting Eladio Carrión</text:p>
          </table:table-cell>
          <table:table-cell office:value-type="string">
            <text:p>30 songs</text:p>
          </table:table-cell>
          <table:table-cell table:formula="of:=RIGHT([.A227];LEN([.A227])-SEARCH(&quot;=&quot;;[.A227]))" office:value-type="string" office:string-value="RDCLAK5uy_lG5BkVBSPIGLjh-VYq9Fsb2aGGJe5yowE">
            <text:p>RDCLAK5uy_lG5BkVBSPIGLjh-VYq9Fsb2aGGJe5yowE</text:p>
          </table:table-cell>
          <table:table-cell table:style-name="ce8" table:formula="of:=ABS(LEFT([.D227] ;LEN([.D227])-6))" office:value-type="float" office:value="30">
            <text:p>30</text:p>
          </table:table-cell>
          <table:table-cell table:formula="of:=PROPER(RIGHT([.C227];LEN([.C227])-SEARCH(&quot; &quot;;[.C227])))" office:value-type="string" office:string-value="Eladio Carrión">
            <text:p>Eladio Carrió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R7u0D6CFnwu8BmGaHYrj0zrwXmNYvfWI</text:p>
          </table:table-cell>
          <table:table-cell office:value-type="string">
            <text:p>https://lh3.googleusercontent.com/4rZlBA1kz4Sg77zi89_51nZsIOojf5ZAnwIokxy5wKmQCPmpG5tJY8Yiy-Wgj8Y0uorTl251StbaEg=w60-h60-l90-rj</text:p>
          </table:table-cell>
          <table:table-cell office:value-type="string">
            <text:p>Presenting Electric Light Orchestra</text:p>
          </table:table-cell>
          <table:table-cell office:value-type="string">
            <text:p>25 songs</text:p>
          </table:table-cell>
          <table:table-cell table:formula="of:=RIGHT([.A228];LEN([.A228])-SEARCH(&quot;=&quot;;[.A228]))" office:value-type="string" office:string-value="RDCLAK5uy_mR7u0D6CFnwu8BmGaHYrj0zrwXmNYvfWI">
            <text:p>RDCLAK5uy_mR7u0D6CFnwu8BmGaHYrj0zrwXmNYvfWI</text:p>
          </table:table-cell>
          <table:table-cell table:style-name="ce8" table:formula="of:=ABS(LEFT([.D228] ;LEN([.D228])-6))" office:value-type="float" office:value="25">
            <text:p>25</text:p>
          </table:table-cell>
          <table:table-cell table:formula="of:=PROPER(RIGHT([.C228];LEN([.C228])-SEARCH(&quot; &quot;;[.C228])))" office:value-type="string" office:string-value="Electric Light Orchestra">
            <text:p>Electric Light Orchestr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R7u0D6CFnwu8BmGaHYrj0zrwXmNYvfWI</text:p>
          </table:table-cell>
          <table:table-cell table:style-name="Default" office:value-type="string">
            <text:p>https://lh3.googleusercontent.com/4rZlBA1kz4Sg77zi89_51nZsIOojf5ZAnwIokxy5wKmQCPmpG5tJY8Yiy-Wgj8Y0uorTl251StbaEg=w60-h60-l90-rj</text:p>
          </table:table-cell>
          <table:table-cell table:style-name="Default" office:value-type="string">
            <text:p>Presenting Electric Light Orchestra</text:p>
          </table:table-cell>
          <table:table-cell table:style-name="Default" office:value-type="string">
            <text:p>25 songs</text:p>
          </table:table-cell>
          <table:table-cell table:formula="of:=RIGHT([.A229];LEN([.A229])-SEARCH(&quot;=&quot;;[.A229]))" office:value-type="string" office:string-value="RDCLAK5uy_mR7u0D6CFnwu8BmGaHYrj0zrwXmNYvfWI">
            <text:p>RDCLAK5uy_mR7u0D6CFnwu8BmGaHYrj0zrwXmNYvfWI</text:p>
          </table:table-cell>
          <table:table-cell table:style-name="ce8" table:formula="of:=ABS(LEFT([.D229] ;LEN([.D229])-6))" office:value-type="float" office:value="25">
            <text:p>25</text:p>
          </table:table-cell>
          <table:table-cell table:formula="of:=PROPER(RIGHT([.C229];LEN([.C229])-SEARCH(&quot; &quot;;[.C229])))" office:value-type="string" office:string-value="Electric Light Orchestra">
            <text:p>Electric Light Orchestr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_U_lXwzu2fx-1-bRH_ltWPryZFhGUug</text:p>
          </table:table-cell>
          <table:table-cell table:style-name="Default" office:value-type="string">
            <text:p>https://lh3.googleusercontent.com/3YUvcdIEzA7awUffu8H_8sK8z_u8nLLsYwzaqlGL8ymSO747pUZ9W6Fk_Q8l8zj42mcL5-_T4Qpkdms=w60-h60-l90-rj</text:p>
          </table:table-cell>
          <table:table-cell table:style-name="Default" office:value-type="string">
            <text:p>Presenting ElGrandeToto</text:p>
          </table:table-cell>
          <table:table-cell table:style-name="Default" office:value-type="string">
            <text:p>32 songs</text:p>
          </table:table-cell>
          <table:table-cell table:formula="of:=RIGHT([.A230];LEN([.A230])-SEARCH(&quot;=&quot;;[.A230]))" office:value-type="string" office:string-value="RDCLAK5uy_me_U_lXwzu2fx-1-bRH_ltWPryZFhGUug">
            <text:p>RDCLAK5uy_me_U_lXwzu2fx-1-bRH_ltWPryZFhGUug</text:p>
          </table:table-cell>
          <table:table-cell table:style-name="ce8" table:formula="of:=ABS(LEFT([.D230] ;LEN([.D230])-6))" office:value-type="float" office:value="32">
            <text:p>32</text:p>
          </table:table-cell>
          <table:table-cell table:formula="of:=PROPER(RIGHT([.C230];LEN([.C230])-SEARCH(&quot; &quot;;[.C230])))" office:value-type="string" office:string-value="Elgrandetoto">
            <text:p>Elgrandetot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740-RU4y6jF2ZtQT0ZdcZlAePyLIo4Sg</text:p>
          </table:table-cell>
          <table:table-cell office:value-type="string">
            <text:p>https://lh3.googleusercontent.com/v3Low9KNXrMDiFE228-f9cjUD9a083JjmhQ5Haw4I6ttl2E1YSCu48ED3G1IsOmZCD1DuaTNqTtMCNy0=w60-h60-l90-rj</text:p>
          </table:table-cell>
          <table:table-cell office:value-type="string">
            <text:p>Presenting Elissa</text:p>
          </table:table-cell>
          <table:table-cell office:value-type="string">
            <text:p>49 songs</text:p>
          </table:table-cell>
          <table:table-cell table:formula="of:=RIGHT([.A231];LEN([.A231])-SEARCH(&quot;=&quot;;[.A231]))" office:value-type="string" office:string-value="RDCLAK5uy_k740-RU4y6jF2ZtQT0ZdcZlAePyLIo4Sg">
            <text:p>RDCLAK5uy_k740-RU4y6jF2ZtQT0ZdcZlAePyLIo4Sg</text:p>
          </table:table-cell>
          <table:table-cell table:style-name="ce8" table:formula="of:=ABS(LEFT([.D231] ;LEN([.D231])-6))" office:value-type="float" office:value="49">
            <text:p>49</text:p>
          </table:table-cell>
          <table:table-cell table:formula="of:=PROPER(RIGHT([.C231];LEN([.C231])-SEARCH(&quot; &quot;;[.C231])))" office:value-type="string" office:string-value="Elissa">
            <text:p>Eliss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wFavoXh_uXdes0PUdqB2AnJ4WRoHyEAo</text:p>
          </table:table-cell>
          <table:table-cell office:value-type="string">
            <text:p>https://lh3.googleusercontent.com/xghC7dIQE4jVrqz-ybF7ssmZOm-d1MReyMGC0VXdB4JucovpJNlP4nG3bsyWuaaHTAItDN1NolwbEQ=w60-h60-l90-rj</text:p>
          </table:table-cell>
          <table:table-cell office:value-type="string">
            <text:p>Presenting Elton John</text:p>
          </table:table-cell>
          <table:table-cell office:value-type="string">
            <text:p>41 songs</text:p>
          </table:table-cell>
          <table:table-cell table:formula="of:=RIGHT([.A232];LEN([.A232])-SEARCH(&quot;=&quot;;[.A232]))" office:value-type="string" office:string-value="RDCLAK5uy_mwFavoXh_uXdes0PUdqB2AnJ4WRoHyEAo">
            <text:p>RDCLAK5uy_mwFavoXh_uXdes0PUdqB2AnJ4WRoHyEAo</text:p>
          </table:table-cell>
          <table:table-cell table:style-name="ce8" table:formula="of:=ABS(LEFT([.D232] ;LEN([.D232])-6))" office:value-type="float" office:value="41">
            <text:p>41</text:p>
          </table:table-cell>
          <table:table-cell table:formula="of:=PROPER(RIGHT([.C232];LEN([.C232])-SEARCH(&quot; &quot;;[.C232])))" office:value-type="string" office:string-value="Elton John">
            <text:p>Elton Joh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wFavoXh_uXdes0PUdqB2AnJ4WRoHyEAo</text:p>
          </table:table-cell>
          <table:table-cell table:style-name="Default" office:value-type="string">
            <text:p>https://lh3.googleusercontent.com/xghC7dIQE4jVrqz-ybF7ssmZOm-d1MReyMGC0VXdB4JucovpJNlP4nG3bsyWuaaHTAItDN1NolwbEQ=w60-h60-l90-rj</text:p>
          </table:table-cell>
          <table:table-cell table:style-name="Default" office:value-type="string">
            <text:p>Presenting Elton John</text:p>
          </table:table-cell>
          <table:table-cell table:style-name="Default" office:value-type="string">
            <text:p>41 songs</text:p>
          </table:table-cell>
          <table:table-cell table:formula="of:=RIGHT([.A233];LEN([.A233])-SEARCH(&quot;=&quot;;[.A233]))" office:value-type="string" office:string-value="RDCLAK5uy_mwFavoXh_uXdes0PUdqB2AnJ4WRoHyEAo">
            <text:p>RDCLAK5uy_mwFavoXh_uXdes0PUdqB2AnJ4WRoHyEAo</text:p>
          </table:table-cell>
          <table:table-cell table:style-name="ce8" table:formula="of:=ABS(LEFT([.D233] ;LEN([.D233])-6))" office:value-type="float" office:value="41">
            <text:p>41</text:p>
          </table:table-cell>
          <table:table-cell table:formula="of:=PROPER(RIGHT([.C233];LEN([.C233])-SEARCH(&quot; &quot;;[.C233])))" office:value-type="string" office:string-value="Elton John">
            <text:p>Elton Joh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0KGSNDa7oCxGbCHdlGI8q50-7pFyRdXM</text:p>
          </table:table-cell>
          <table:table-cell office:value-type="string">
            <text:p>https://lh3.googleusercontent.com/VeEcSz_1AsV75EFtuUgYOsXrght_aWq6mOSFd1KyyakmL3E9_HB1fCtAqHgFg0bRUS_fqiPexwXakRa5=w60-h60-l90-rj</text:p>
          </table:table-cell>
          <table:table-cell office:value-type="string">
            <text:p>Presenting Emilia</text:p>
          </table:table-cell>
          <table:table-cell office:value-type="string">
            <text:p>22 songs</text:p>
          </table:table-cell>
          <table:table-cell table:formula="of:=RIGHT([.A234];LEN([.A234])-SEARCH(&quot;=&quot;;[.A234]))" office:value-type="string" office:string-value="RDCLAK5uy_m0KGSNDa7oCxGbCHdlGI8q50-7pFyRdXM">
            <text:p>RDCLAK5uy_m0KGSNDa7oCxGbCHdlGI8q50-7pFyRdXM</text:p>
          </table:table-cell>
          <table:table-cell table:style-name="ce8" table:formula="of:=ABS(LEFT([.D234] ;LEN([.D234])-6))" office:value-type="float" office:value="22">
            <text:p>22</text:p>
          </table:table-cell>
          <table:table-cell table:formula="of:=PROPER(RIGHT([.C234];LEN([.C234])-SEARCH(&quot; &quot;;[.C234])))" office:value-type="string" office:string-value="Emilia">
            <text:p>Emili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nk58Y3rT4Y62vuYUvGpWGjxL9wsb10uI</text:p>
          </table:table-cell>
          <table:table-cell office:value-type="string">
            <text:p>https://lh3.googleusercontent.com/iWucA80nhIwVqNvFK9W1YDDx8zrvWbqJmgTZmaU2wiWYKTLKm148PteVxhkPBGaacMsND-_NETn8JJI=w60-h60-l90-rj</text:p>
          </table:table-cell>
          <table:table-cell office:value-type="string">
            <text:p>Presenting Eminem</text:p>
          </table:table-cell>
          <table:table-cell office:value-type="string">
            <text:p>41 songs</text:p>
          </table:table-cell>
          <table:table-cell table:formula="of:=RIGHT([.A235];LEN([.A235])-SEARCH(&quot;=&quot;;[.A235]))" office:value-type="string" office:string-value="RDCLAK5uy_nnk58Y3rT4Y62vuYUvGpWGjxL9wsb10uI">
            <text:p>RDCLAK5uy_nnk58Y3rT4Y62vuYUvGpWGjxL9wsb10uI</text:p>
          </table:table-cell>
          <table:table-cell table:style-name="ce8" table:formula="of:=ABS(LEFT([.D235] ;LEN([.D235])-6))" office:value-type="float" office:value="41">
            <text:p>41</text:p>
          </table:table-cell>
          <table:table-cell table:formula="of:=PROPER(RIGHT([.C235];LEN([.C235])-SEARCH(&quot; &quot;;[.C235])))" office:value-type="string" office:string-value="Eminem">
            <text:p>Eminem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nk58Y3rT4Y62vuYUvGpWGjxL9wsb10uI</text:p>
          </table:table-cell>
          <table:table-cell table:style-name="Default" office:value-type="string">
            <text:p>https://lh3.googleusercontent.com/iWucA80nhIwVqNvFK9W1YDDx8zrvWbqJmgTZmaU2wiWYKTLKm148PteVxhkPBGaacMsND-_NETn8JJI=w60-h60-l90-rj</text:p>
          </table:table-cell>
          <table:table-cell table:style-name="Default" office:value-type="string">
            <text:p>Presenting Eminem</text:p>
          </table:table-cell>
          <table:table-cell table:style-name="Default" office:value-type="string">
            <text:p>41 songs</text:p>
          </table:table-cell>
          <table:table-cell table:formula="of:=RIGHT([.A236];LEN([.A236])-SEARCH(&quot;=&quot;;[.A236]))" office:value-type="string" office:string-value="RDCLAK5uy_nnk58Y3rT4Y62vuYUvGpWGjxL9wsb10uI">
            <text:p>RDCLAK5uy_nnk58Y3rT4Y62vuYUvGpWGjxL9wsb10uI</text:p>
          </table:table-cell>
          <table:table-cell table:style-name="ce8" table:formula="of:=ABS(LEFT([.D236] ;LEN([.D236])-6))" office:value-type="float" office:value="41">
            <text:p>41</text:p>
          </table:table-cell>
          <table:table-cell table:formula="of:=PROPER(RIGHT([.C236];LEN([.C236])-SEARCH(&quot; &quot;;[.C236])))" office:value-type="string" office:string-value="Eminem">
            <text:p>Eminem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mPjvyDpXRVGKBJU87IRXQfKLB4ylSZeA</text:p>
          </table:table-cell>
          <table:table-cell office:value-type="string">
            <text:p>https://lh3.googleusercontent.com/7_Bvxfu_4Jk_C99rHfZdavuq7irT3dxhBFBXd7jr3WmeaU_k3x9YivwRLmzLBSn4bQhdseEDstZQhg=w60-h60-l90-rj</text:p>
          </table:table-cell>
          <table:table-cell office:value-type="string">
            <text:p>Presenting Emraan Hashmi</text:p>
          </table:table-cell>
          <table:table-cell office:value-type="string">
            <text:p>50 songs</text:p>
          </table:table-cell>
          <table:table-cell table:formula="of:=RIGHT([.A237];LEN([.A237])-SEARCH(&quot;=&quot;;[.A237]))" office:value-type="string" office:string-value="RDCLAK5uy_mmPjvyDpXRVGKBJU87IRXQfKLB4ylSZeA">
            <text:p>RDCLAK5uy_mmPjvyDpXRVGKBJU87IRXQfKLB4ylSZeA</text:p>
          </table:table-cell>
          <table:table-cell table:style-name="ce8" table:formula="of:=ABS(LEFT([.D237] ;LEN([.D237])-6))" office:value-type="float" office:value="50">
            <text:p>50</text:p>
          </table:table-cell>
          <table:table-cell table:formula="of:=PROPER(RIGHT([.C237];LEN([.C237])-SEARCH(&quot; &quot;;[.C237])))" office:value-type="string" office:string-value="Emraan Hashmi">
            <text:p>Emraan Hashm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lhh4mNyaHthUeGQ9HIvFqifxiR5ZIQFI</text:p>
          </table:table-cell>
          <table:table-cell office:value-type="string">
            <text:p>https://lh3.googleusercontent.com/stIco4K3Qt-ari1tvZo1LqKf10e3arjssUzSIz9ZRSmYMw7c3oV_sIunU5bTvs6Hfy45dsJI_kEQod4=w60-h60-l90-rj</text:p>
          </table:table-cell>
          <table:table-cell office:value-type="string">
            <text:p>Presenting ENHYPEN</text:p>
          </table:table-cell>
          <table:table-cell office:value-type="string">
            <text:p>53 songs</text:p>
          </table:table-cell>
          <table:table-cell table:formula="of:=RIGHT([.A238];LEN([.A238])-SEARCH(&quot;=&quot;;[.A238]))" office:value-type="string" office:string-value="RDCLAK5uy_nlhh4mNyaHthUeGQ9HIvFqifxiR5ZIQFI">
            <text:p>RDCLAK5uy_nlhh4mNyaHthUeGQ9HIvFqifxiR5ZIQFI</text:p>
          </table:table-cell>
          <table:table-cell table:style-name="ce8" table:formula="of:=ABS(LEFT([.D238] ;LEN([.D238])-6))" office:value-type="float" office:value="53">
            <text:p>53</text:p>
          </table:table-cell>
          <table:table-cell table:formula="of:=PROPER(RIGHT([.C238];LEN([.C238])-SEARCH(&quot; &quot;;[.C238])))" office:value-type="string" office:string-value="Enhypen">
            <text:p>Enhyp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lhh4mNyaHthUeGQ9HIvFqifxiR5ZIQFI</text:p>
          </table:table-cell>
          <table:table-cell table:style-name="Default" office:value-type="string">
            <text:p>https://lh3.googleusercontent.com/stIco4K3Qt-ari1tvZo1LqKf10e3arjssUzSIz9ZRSmYMw7c3oV_sIunU5bTvs6Hfy45dsJI_kEQod4=w60-h60-l90-rj</text:p>
          </table:table-cell>
          <table:table-cell table:style-name="Default" office:value-type="string">
            <text:p>Presenting ENHYPEN</text:p>
          </table:table-cell>
          <table:table-cell table:style-name="Default" office:value-type="string">
            <text:p>53 songs</text:p>
          </table:table-cell>
          <table:table-cell table:formula="of:=RIGHT([.A239];LEN([.A239])-SEARCH(&quot;=&quot;;[.A239]))" office:value-type="string" office:string-value="RDCLAK5uy_nlhh4mNyaHthUeGQ9HIvFqifxiR5ZIQFI">
            <text:p>RDCLAK5uy_nlhh4mNyaHthUeGQ9HIvFqifxiR5ZIQFI</text:p>
          </table:table-cell>
          <table:table-cell table:style-name="ce8" table:formula="of:=ABS(LEFT([.D239] ;LEN([.D239])-6))" office:value-type="float" office:value="53">
            <text:p>53</text:p>
          </table:table-cell>
          <table:table-cell table:formula="of:=PROPER(RIGHT([.C239];LEN([.C239])-SEARCH(&quot; &quot;;[.C239])))" office:value-type="string" office:string-value="Enhypen">
            <text:p>Enhype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bTviRTe50s3Cr0gG6oWmWK1K9IkqbzhE</text:p>
          </table:table-cell>
          <table:table-cell office:value-type="string">
            <text:p>https://lh3.googleusercontent.com/DFFp7dukiycqJXTUdVXomZ1TRPu0fUQ_hZQcgVWGiqMliChDPXs_Q6sphFfCFJmT2k8THX1tu83j3QI=w60-h60-l90-rj</text:p>
          </table:table-cell>
          <table:table-cell office:value-type="string">
            <text:p>Presenting Eric Church</text:p>
          </table:table-cell>
          <table:table-cell office:value-type="string">
            <text:p>46 songs</text:p>
          </table:table-cell>
          <table:table-cell table:formula="of:=RIGHT([.A240];LEN([.A240])-SEARCH(&quot;=&quot;;[.A240]))" office:value-type="string" office:string-value="RDCLAK5uy_mbTviRTe50s3Cr0gG6oWmWK1K9IkqbzhE">
            <text:p>RDCLAK5uy_mbTviRTe50s3Cr0gG6oWmWK1K9IkqbzhE</text:p>
          </table:table-cell>
          <table:table-cell table:style-name="ce8" table:formula="of:=ABS(LEFT([.D240] ;LEN([.D240])-6))" office:value-type="float" office:value="46">
            <text:p>46</text:p>
          </table:table-cell>
          <table:table-cell table:formula="of:=PROPER(RIGHT([.C240];LEN([.C240])-SEARCH(&quot; &quot;;[.C240])))" office:value-type="string" office:string-value="Eric Church">
            <text:p>Eric Churc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gsmkL5nie7z21DCJlZgZxzaZNjNIYbPA</text:p>
          </table:table-cell>
          <table:table-cell office:value-type="string">
            <text:p>https://lh3.googleusercontent.com/zYapL_1UBQ0GV1md0lAvQexVSLJ4ivGJv6fEzje5jYmzrtpysHG0A9yvR1t_qbXBihamffcOOnzDhiQ=w60-h60-l90-rj</text:p>
          </table:table-cell>
          <table:table-cell office:value-type="string">
            <text:p>Presenting Eric Clapton</text:p>
          </table:table-cell>
          <table:table-cell office:value-type="string">
            <text:p>31 songs</text:p>
          </table:table-cell>
          <table:table-cell table:formula="of:=RIGHT([.A241];LEN([.A241])-SEARCH(&quot;=&quot;;[.A241]))" office:value-type="string" office:string-value="RDCLAK5uy_mgsmkL5nie7z21DCJlZgZxzaZNjNIYbPA">
            <text:p>RDCLAK5uy_mgsmkL5nie7z21DCJlZgZxzaZNjNIYbPA</text:p>
          </table:table-cell>
          <table:table-cell table:style-name="ce8" table:formula="of:=ABS(LEFT([.D241] ;LEN([.D241])-6))" office:value-type="float" office:value="31">
            <text:p>31</text:p>
          </table:table-cell>
          <table:table-cell table:formula="of:=PROPER(RIGHT([.C241];LEN([.C241])-SEARCH(&quot; &quot;;[.C241])))" office:value-type="string" office:string-value="Eric Clapton">
            <text:p>Eric Clapt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gsmkL5nie7z21DCJlZgZxzaZNjNIYbPA</text:p>
          </table:table-cell>
          <table:table-cell table:style-name="Default" office:value-type="string">
            <text:p>https://lh3.googleusercontent.com/zYapL_1UBQ0GV1md0lAvQexVSLJ4ivGJv6fEzje5jYmzrtpysHG0A9yvR1t_qbXBihamffcOOnzDhiQ=w60-h60-l90-rj</text:p>
          </table:table-cell>
          <table:table-cell table:style-name="Default" office:value-type="string">
            <text:p>Presenting Eric Clapton</text:p>
          </table:table-cell>
          <table:table-cell table:style-name="Default" office:value-type="string">
            <text:p>31 songs</text:p>
          </table:table-cell>
          <table:table-cell table:formula="of:=RIGHT([.A242];LEN([.A242])-SEARCH(&quot;=&quot;;[.A242]))" office:value-type="string" office:string-value="RDCLAK5uy_mgsmkL5nie7z21DCJlZgZxzaZNjNIYbPA">
            <text:p>RDCLAK5uy_mgsmkL5nie7z21DCJlZgZxzaZNjNIYbPA</text:p>
          </table:table-cell>
          <table:table-cell table:style-name="ce8" table:formula="of:=ABS(LEFT([.D242] ;LEN([.D242])-6))" office:value-type="float" office:value="31">
            <text:p>31</text:p>
          </table:table-cell>
          <table:table-cell table:formula="of:=PROPER(RIGHT([.C242];LEN([.C242])-SEARCH(&quot; &quot;;[.C242])))" office:value-type="string" office:string-value="Eric Clapton">
            <text:p>Eric Clapt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ZY1ul7MtWBK2wz7drrhAzFsdJxAOkY7M</text:p>
          </table:table-cell>
          <table:table-cell office:value-type="string">
            <text:p>https://lh3.googleusercontent.com/7Vyd50vStvNZA40_zuN4nrCBS7w2Jj11tRtDDLetiDLBlwVKQX0leImvavHxJxioFLowzIZCyWfW7iY=w60-h60-l90-rj</text:p>
          </table:table-cell>
          <table:table-cell office:value-type="string">
            <text:p>Presenting Evanescence</text:p>
          </table:table-cell>
          <table:table-cell office:value-type="string">
            <text:p>42 songs</text:p>
          </table:table-cell>
          <table:table-cell table:formula="of:=RIGHT([.A243];LEN([.A243])-SEARCH(&quot;=&quot;;[.A243]))" office:value-type="string" office:string-value="RDCLAK5uy_kZY1ul7MtWBK2wz7drrhAzFsdJxAOkY7M">
            <text:p>RDCLAK5uy_kZY1ul7MtWBK2wz7drrhAzFsdJxAOkY7M</text:p>
          </table:table-cell>
          <table:table-cell table:style-name="ce8" table:formula="of:=ABS(LEFT([.D243] ;LEN([.D243])-6))" office:value-type="float" office:value="42">
            <text:p>42</text:p>
          </table:table-cell>
          <table:table-cell table:formula="of:=PROPER(RIGHT([.C243];LEN([.C243])-SEARCH(&quot; &quot;;[.C243])))" office:value-type="string" office:string-value="Evanescence">
            <text:p>Evanescenc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ZY1ul7MtWBK2wz7drrhAzFsdJxAOkY7M</text:p>
          </table:table-cell>
          <table:table-cell table:style-name="Default" office:value-type="string">
            <text:p>https://lh3.googleusercontent.com/7Vyd50vStvNZA40_zuN4nrCBS7w2Jj11tRtDDLetiDLBlwVKQX0leImvavHxJxioFLowzIZCyWfW7iY=w60-h60-l90-rj</text:p>
          </table:table-cell>
          <table:table-cell table:style-name="Default" office:value-type="string">
            <text:p>Presenting Evanescence</text:p>
          </table:table-cell>
          <table:table-cell table:style-name="Default" office:value-type="string">
            <text:p>42 songs</text:p>
          </table:table-cell>
          <table:table-cell table:formula="of:=RIGHT([.A244];LEN([.A244])-SEARCH(&quot;=&quot;;[.A244]))" office:value-type="string" office:string-value="RDCLAK5uy_kZY1ul7MtWBK2wz7drrhAzFsdJxAOkY7M">
            <text:p>RDCLAK5uy_kZY1ul7MtWBK2wz7drrhAzFsdJxAOkY7M</text:p>
          </table:table-cell>
          <table:table-cell table:style-name="ce8" table:formula="of:=ABS(LEFT([.D244] ;LEN([.D244])-6))" office:value-type="float" office:value="42">
            <text:p>42</text:p>
          </table:table-cell>
          <table:table-cell table:formula="of:=PROPER(RIGHT([.C244];LEN([.C244])-SEARCH(&quot; &quot;;[.C244])))" office:value-type="string" office:string-value="Evanescence">
            <text:p>Evanescenc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9qpSVoBoLrDyzQDejo5kAuPYtr4S5xag</text:p>
          </table:table-cell>
          <table:table-cell office:value-type="string">
            <text:p>https://lh3.googleusercontent.com/aV1byEjcstBfSueKHI9bQlBk_rcwqtmq9xA77A4t4299J0oyty3GGVbyYgPssI5OGaLz4ghLDT4B86E=w60-h60-l90-rj</text:p>
          </table:table-cell>
          <table:table-cell office:value-type="string">
            <text:p>Presenting EXO</text:p>
          </table:table-cell>
          <table:table-cell office:value-type="string">
            <text:p>127 songs</text:p>
          </table:table-cell>
          <table:table-cell table:formula="of:=RIGHT([.A245];LEN([.A245])-SEARCH(&quot;=&quot;;[.A245]))" office:value-type="string" office:string-value="RDCLAK5uy_l9qpSVoBoLrDyzQDejo5kAuPYtr4S5xag">
            <text:p>RDCLAK5uy_l9qpSVoBoLrDyzQDejo5kAuPYtr4S5xag</text:p>
          </table:table-cell>
          <table:table-cell table:style-name="ce8" table:formula="of:=ABS(LEFT([.D245] ;LEN([.D245])-6))" office:value-type="float" office:value="127">
            <text:p>127</text:p>
          </table:table-cell>
          <table:table-cell table:formula="of:=PROPER(RIGHT([.C245];LEN([.C245])-SEARCH(&quot; &quot;;[.C245])))" office:value-type="string" office:string-value="Exo">
            <text:p>Ex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ozGp001F46nk26AQaiuifKkYjI93o1Dc</text:p>
          </table:table-cell>
          <table:table-cell office:value-type="string">
            <text:p>https://lh3.googleusercontent.com/WP0Wla7Votmvf24ZsrKQFMVcxhSwPEcRZRUNeIf9z99Am1OUluVpTQjcLmK-QIPhpBBlQ3I9j3KN3w=w60-h60-l90-rj</text:p>
          </table:table-cell>
          <table:table-cell office:value-type="string">
            <text:p>Presenting Fall Out Boy</text:p>
          </table:table-cell>
          <table:table-cell office:value-type="string">
            <text:p>30 songs</text:p>
          </table:table-cell>
          <table:table-cell table:formula="of:=RIGHT([.A246];LEN([.A246])-SEARCH(&quot;=&quot;;[.A246]))" office:value-type="string" office:string-value="RDCLAK5uy_mozGp001F46nk26AQaiuifKkYjI93o1Dc">
            <text:p>RDCLAK5uy_mozGp001F46nk26AQaiuifKkYjI93o1Dc</text:p>
          </table:table-cell>
          <table:table-cell table:style-name="ce8" table:formula="of:=ABS(LEFT([.D246] ;LEN([.D246])-6))" office:value-type="float" office:value="30">
            <text:p>30</text:p>
          </table:table-cell>
          <table:table-cell table:formula="of:=PROPER(RIGHT([.C246];LEN([.C246])-SEARCH(&quot; &quot;;[.C246])))" office:value-type="string" office:string-value="Fall Out Boy">
            <text:p>Fall Out Bo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FxjQOtm-Ub-89Jrtr86AFYA4uP6OyEQw</text:p>
          </table:table-cell>
          <table:table-cell table:style-name="Default" office:value-type="string">
            <text:p>https://lh3.googleusercontent.com/XxDiiCI_g4d0qCCEWRU5_urenftzZBGzQbzi1y76lCTblwxs71X1BK8hEVxwtPs_Ic3FLvqR1ve5Eqw=w60-h60-l90-rj</text:p>
          </table:table-cell>
          <table:table-cell table:style-name="Default" office:value-type="string">
            <text:p>Presenting Falz</text:p>
          </table:table-cell>
          <table:table-cell table:style-name="Default" office:value-type="string">
            <text:p>22 songs</text:p>
          </table:table-cell>
          <table:table-cell table:formula="of:=RIGHT([.A247];LEN([.A247])-SEARCH(&quot;=&quot;;[.A247]))" office:value-type="string" office:string-value="RDCLAK5uy_nFxjQOtm-Ub-89Jrtr86AFYA4uP6OyEQw">
            <text:p>RDCLAK5uy_nFxjQOtm-Ub-89Jrtr86AFYA4uP6OyEQw</text:p>
          </table:table-cell>
          <table:table-cell table:style-name="ce8" table:formula="of:=ABS(LEFT([.D247] ;LEN([.D247])-6))" office:value-type="float" office:value="22">
            <text:p>22</text:p>
          </table:table-cell>
          <table:table-cell table:formula="of:=PROPER(RIGHT([.C247];LEN([.C247])-SEARCH(&quot; &quot;;[.C247])))" office:value-type="string" office:string-value="Falz">
            <text:p>Fal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vvE5dVeTeS4vWzU4sxEcsTJNyw_YRZKo</text:p>
          </table:table-cell>
          <table:table-cell office:value-type="string">
            <text:p>https://lh3.googleusercontent.com/E-VYSH25bBHkrw6vXAp3RQtybuMDpUoWbEIDs8SrrXPoULLzjG1JxUi8ZZtw4n8-XPj7PUsIF5Zp9wY=w60-h60-l90-rj</text:p>
          </table:table-cell>
          <table:table-cell office:value-type="string">
            <text:p>Presenting Feid</text:p>
          </table:table-cell>
          <table:table-cell office:value-type="string">
            <text:p>40 songs</text:p>
          </table:table-cell>
          <table:table-cell table:formula="of:=RIGHT([.A248];LEN([.A248])-SEARCH(&quot;=&quot;;[.A248]))" office:value-type="string" office:string-value="RDCLAK5uy_nvvE5dVeTeS4vWzU4sxEcsTJNyw_YRZKo">
            <text:p>RDCLAK5uy_nvvE5dVeTeS4vWzU4sxEcsTJNyw_YRZKo</text:p>
          </table:table-cell>
          <table:table-cell table:style-name="ce8" table:formula="of:=ABS(LEFT([.D248] ;LEN([.D248])-6))" office:value-type="float" office:value="40">
            <text:p>40</text:p>
          </table:table-cell>
          <table:table-cell table:formula="of:=PROPER(RIGHT([.C248];LEN([.C248])-SEARCH(&quot; &quot;;[.C248])))" office:value-type="string" office:string-value="Feid">
            <text:p>Fei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vvE5dVeTeS4vWzU4sxEcsTJNyw_YRZKo</text:p>
          </table:table-cell>
          <table:table-cell table:style-name="Default" office:value-type="string">
            <text:p>https://lh3.googleusercontent.com/E-VYSH25bBHkrw6vXAp3RQtybuMDpUoWbEIDs8SrrXPoULLzjG1JxUi8ZZtw4n8-XPj7PUsIF5Zp9wY=w60-h60-l90-rj</text:p>
          </table:table-cell>
          <table:table-cell table:style-name="Default" office:value-type="string">
            <text:p>Presenting Feid</text:p>
          </table:table-cell>
          <table:table-cell table:style-name="Default" office:value-type="string">
            <text:p>40 songs</text:p>
          </table:table-cell>
          <table:table-cell table:formula="of:=RIGHT([.A249];LEN([.A249])-SEARCH(&quot;=&quot;;[.A249]))" office:value-type="string" office:string-value="RDCLAK5uy_nvvE5dVeTeS4vWzU4sxEcsTJNyw_YRZKo">
            <text:p>RDCLAK5uy_nvvE5dVeTeS4vWzU4sxEcsTJNyw_YRZKo</text:p>
          </table:table-cell>
          <table:table-cell table:style-name="ce8" table:formula="of:=ABS(LEFT([.D249] ;LEN([.D249])-6))" office:value-type="float" office:value="40">
            <text:p>40</text:p>
          </table:table-cell>
          <table:table-cell table:formula="of:=PROPER(RIGHT([.C249];LEN([.C249])-SEARCH(&quot; &quot;;[.C249])))" office:value-type="string" office:string-value="Feid">
            <text:p>Fei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-mxliJKLsrml1aCiJ7VDxmCgWwuS5AWQ</text:p>
          </table:table-cell>
          <table:table-cell office:value-type="string">
            <text:p>https://lh3.googleusercontent.com/CWf931wJ6J0iMGEAd-v572yS3BWByQ8spbDuFdvfb2CtbMe3hO5bsT1Vw-B19v8wmBz1qGHLxkHVcJXG=w60-h60-l90-rj</text:p>
          </table:table-cell>
          <table:table-cell office:value-type="string">
            <text:p>Presenting Fernanda Brum</text:p>
          </table:table-cell>
          <table:table-cell office:value-type="string">
            <text:p>50 songs</text:p>
          </table:table-cell>
          <table:table-cell table:formula="of:=RIGHT([.A250];LEN([.A250])-SEARCH(&quot;=&quot;;[.A250]))" office:value-type="string" office:string-value="RDCLAK5uy_l-mxliJKLsrml1aCiJ7VDxmCgWwuS5AWQ">
            <text:p>RDCLAK5uy_l-mxliJKLsrml1aCiJ7VDxmCgWwuS5AWQ</text:p>
          </table:table-cell>
          <table:table-cell table:style-name="ce8" table:formula="of:=ABS(LEFT([.D250] ;LEN([.D250])-6))" office:value-type="float" office:value="50">
            <text:p>50</text:p>
          </table:table-cell>
          <table:table-cell table:formula="of:=PROPER(RIGHT([.C250];LEN([.C250])-SEARCH(&quot; &quot;;[.C250])))" office:value-type="string" office:string-value="Fernanda Brum">
            <text:p>Fernanda Bru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l2v0Std3r4mPm9PgLT5LffpmI1krDhS8</text:p>
          </table:table-cell>
          <table:table-cell office:value-type="string">
            <text:p>https://lh3.googleusercontent.com/7k8Q3PPGY-y3t9qOnFVjKLWmIk_Hi3NGOszMaxvVU-7Tf70VQHTfpPMF3m5iMgmCnhpH7jAO4UG1Ob0=w60-h60-l90-rj</text:p>
          </table:table-cell>
          <table:table-cell office:value-type="string">
            <text:p>Presenting Ferrugem</text:p>
          </table:table-cell>
          <table:table-cell office:value-type="string">
            <text:p>52 songs</text:p>
          </table:table-cell>
          <table:table-cell table:formula="of:=RIGHT([.A251];LEN([.A251])-SEARCH(&quot;=&quot;;[.A251]))" office:value-type="string" office:string-value="RDCLAK5uy_ml2v0Std3r4mPm9PgLT5LffpmI1krDhS8">
            <text:p>RDCLAK5uy_ml2v0Std3r4mPm9PgLT5LffpmI1krDhS8</text:p>
          </table:table-cell>
          <table:table-cell table:style-name="ce8" table:formula="of:=ABS(LEFT([.D251] ;LEN([.D251])-6))" office:value-type="float" office:value="52">
            <text:p>52</text:p>
          </table:table-cell>
          <table:table-cell table:formula="of:=PROPER(RIGHT([.C251];LEN([.C251])-SEARCH(&quot; &quot;;[.C251])))" office:value-type="string" office:string-value="Ferrugem">
            <text:p>Ferruge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DFq4tPWEC-Bka5UCUJKCgQ37KUKw4XVU</text:p>
          </table:table-cell>
          <table:table-cell table:style-name="Default" office:value-type="string">
            <text:p>https://lh3.googleusercontent.com/bTXaa8LEQRflPUStCxUm-xLv3ngHPLmaawfbFIEQUV-9jAVdwgVu7JXEcCG4ORGwAA3uMh3heOyJXVc=w60-h60-l90-rj</text:p>
          </table:table-cell>
          <table:table-cell table:style-name="Default" office:value-type="string">
            <text:p>Presenting Flavour</text:p>
          </table:table-cell>
          <table:table-cell table:style-name="Default" office:value-type="string">
            <text:p>34 songs</text:p>
          </table:table-cell>
          <table:table-cell table:formula="of:=RIGHT([.A252];LEN([.A252])-SEARCH(&quot;=&quot;;[.A252]))" office:value-type="string" office:string-value="RDCLAK5uy_mDFq4tPWEC-Bka5UCUJKCgQ37KUKw4XVU">
            <text:p>RDCLAK5uy_mDFq4tPWEC-Bka5UCUJKCgQ37KUKw4XVU</text:p>
          </table:table-cell>
          <table:table-cell table:style-name="ce8" table:formula="of:=ABS(LEFT([.D252] ;LEN([.D252])-6))" office:value-type="float" office:value="34">
            <text:p>34</text:p>
          </table:table-cell>
          <table:table-cell table:formula="of:=PROPER(RIGHT([.C252];LEN([.C252])-SEARCH(&quot; &quot;;[.C252])))" office:value-type="string" office:string-value="Flavour">
            <text:p>Flavou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b3WlhdGXTSmVgDHsWmZ0wB0nr3DrhY6I</text:p>
          </table:table-cell>
          <table:table-cell office:value-type="string">
            <text:p>https://lh3.googleusercontent.com/kMv77wsmUq9ubQ0O_s4Kj9nRXTYm9lBZnaFWUmEtns8ywnWZHibzbSC0byC0Gw5TU6kGJOdxlVxGxA=w60-h60-l90-rj</text:p>
          </table:table-cell>
          <table:table-cell office:value-type="string">
            <text:p>Presenting Florence + The Machine</text:p>
          </table:table-cell>
          <table:table-cell office:value-type="string">
            <text:p>34 songs</text:p>
          </table:table-cell>
          <table:table-cell table:formula="of:=RIGHT([.A253];LEN([.A253])-SEARCH(&quot;=&quot;;[.A253]))" office:value-type="string" office:string-value="RDCLAK5uy_mb3WlhdGXTSmVgDHsWmZ0wB0nr3DrhY6I">
            <text:p>RDCLAK5uy_mb3WlhdGXTSmVgDHsWmZ0wB0nr3DrhY6I</text:p>
          </table:table-cell>
          <table:table-cell table:style-name="ce8" table:formula="of:=ABS(LEFT([.D253] ;LEN([.D253])-6))" office:value-type="float" office:value="34">
            <text:p>34</text:p>
          </table:table-cell>
          <table:table-cell table:formula="of:=PROPER(RIGHT([.C253];LEN([.C253])-SEARCH(&quot; &quot;;[.C253])))" office:value-type="string" office:string-value="Florence + The Machine">
            <text:p>Florence + The Machin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vshGCRd8E3u8FVtSAXGBhCuXWP_szIdA</text:p>
          </table:table-cell>
          <table:table-cell table:style-name="Default" office:value-type="string">
            <text:p>https://lh3.googleusercontent.com/EkG5u0xEsE3LSXGBX37KwDJPkn1dZUXJzotSIgFr-Gxn7Y56NQ33Z-vlXasvyNuc2_fkpypVOV4RISU=w60-h60-l90-rj</text:p>
          </table:table-cell>
          <table:table-cell table:style-name="Default" office:value-type="string">
            <text:p>Presenting Flume</text:p>
          </table:table-cell>
          <table:table-cell table:style-name="Default" office:value-type="string">
            <text:p>45 songs</text:p>
          </table:table-cell>
          <table:table-cell table:formula="of:=RIGHT([.A254];LEN([.A254])-SEARCH(&quot;=&quot;;[.A254]))" office:value-type="string" office:string-value="RDCLAK5uy_kvshGCRd8E3u8FVtSAXGBhCuXWP_szIdA">
            <text:p>RDCLAK5uy_kvshGCRd8E3u8FVtSAXGBhCuXWP_szIdA</text:p>
          </table:table-cell>
          <table:table-cell table:style-name="ce8" table:formula="of:=ABS(LEFT([.D254] ;LEN([.D254])-6))" office:value-type="float" office:value="45">
            <text:p>45</text:p>
          </table:table-cell>
          <table:table-cell table:formula="of:=PROPER(RIGHT([.C254];LEN([.C254])-SEARCH(&quot; &quot;;[.C254])))" office:value-type="string" office:string-value="Flume">
            <text:p>Flum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dIHDeemWi0D0D-DKDpoBhU5_VK-XjXU</text:p>
          </table:table-cell>
          <table:table-cell table:style-name="Default" office:value-type="string">
            <text:p>https://lh3.googleusercontent.com/VJPtlFVUOfCw1iC3y4_QZup2Ytvgyfx0KmcHDqvTD_x-MOhdlbctVgV2EltCNgiCssLQ5-ULXRCiV6FK=w60-h60-l90-rj</text:p>
          </table:table-cell>
          <table:table-cell table:style-name="Default" office:value-type="string">
            <text:p>Presenting Fonseca</text:p>
          </table:table-cell>
          <table:table-cell table:style-name="Default" office:value-type="string">
            <text:p>43 songs</text:p>
          </table:table-cell>
          <table:table-cell table:formula="of:=RIGHT([.A255];LEN([.A255])-SEARCH(&quot;=&quot;;[.A255]))" office:value-type="string" office:string-value="RDCLAK5uy_nadIHDeemWi0D0D-DKDpoBhU5_VK-XjXU">
            <text:p>RDCLAK5uy_nadIHDeemWi0D0D-DKDpoBhU5_VK-XjXU</text:p>
          </table:table-cell>
          <table:table-cell table:style-name="ce8" table:formula="of:=ABS(LEFT([.D255] ;LEN([.D255])-6))" office:value-type="float" office:value="43">
            <text:p>43</text:p>
          </table:table-cell>
          <table:table-cell table:formula="of:=PROPER(RIGHT([.C255];LEN([.C255])-SEARCH(&quot; &quot;;[.C255])))" office:value-type="string" office:string-value="Fonseca">
            <text:p>Fonsec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hPHr_VM950u72Yk3XQ25f9aLwi8J9oM4</text:p>
          </table:table-cell>
          <table:table-cell office:value-type="string">
            <text:p>https://lh3.googleusercontent.com/9j1CEXaJqQhDo8wDdbwFrr90Zru1YnNmII569PoFB2RYmXIRNboXP3mDoj0-W6HtdxqE_0-qdrNk0w=w60-h60-l90-rj</text:p>
          </table:table-cell>
          <table:table-cell office:value-type="string">
            <text:p>Presenting Foreigner</text:p>
          </table:table-cell>
          <table:table-cell office:value-type="string">
            <text:p>26 songs</text:p>
          </table:table-cell>
          <table:table-cell table:formula="of:=RIGHT([.A256];LEN([.A256])-SEARCH(&quot;=&quot;;[.A256]))" office:value-type="string" office:string-value="RDCLAK5uy_nhPHr_VM950u72Yk3XQ25f9aLwi8J9oM4">
            <text:p>RDCLAK5uy_nhPHr_VM950u72Yk3XQ25f9aLwi8J9oM4</text:p>
          </table:table-cell>
          <table:table-cell table:style-name="ce8" table:formula="of:=ABS(LEFT([.D256] ;LEN([.D256])-6))" office:value-type="float" office:value="26">
            <text:p>26</text:p>
          </table:table-cell>
          <table:table-cell table:formula="of:=PROPER(RIGHT([.C256];LEN([.C256])-SEARCH(&quot; &quot;;[.C256])))" office:value-type="string" office:string-value="Foreigner">
            <text:p>Foreign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Nc1xtHpd8BgNDnxXyFVRG7xVlZFf3If8</text:p>
          </table:table-cell>
          <table:table-cell table:style-name="Default" office:value-type="string">
            <text:p>https://lh3.googleusercontent.com/M5lzoaHrazAm5QPWE6geKSHTs5DO9S-CtYdIUw-aMkrObex3bh8CeM4RPHIWfjuJBdctEpguLClNTLI=w60-h60-l90-rj</text:p>
          </table:table-cell>
          <table:table-cell table:style-name="Default" office:value-type="string">
            <text:p>Presenting Foster the People</text:p>
          </table:table-cell>
          <table:table-cell table:style-name="Default" office:value-type="string">
            <text:p>20 songs</text:p>
          </table:table-cell>
          <table:table-cell table:formula="of:=RIGHT([.A257];LEN([.A257])-SEARCH(&quot;=&quot;;[.A257]))" office:value-type="string" office:string-value="RDCLAK5uy_nNc1xtHpd8BgNDnxXyFVRG7xVlZFf3If8">
            <text:p>RDCLAK5uy_nNc1xtHpd8BgNDnxXyFVRG7xVlZFf3If8</text:p>
          </table:table-cell>
          <table:table-cell table:style-name="ce8" table:formula="of:=ABS(LEFT([.D257] ;LEN([.D257])-6))" office:value-type="float" office:value="20">
            <text:p>20</text:p>
          </table:table-cell>
          <table:table-cell table:formula="of:=PROPER(RIGHT([.C257];LEN([.C257])-SEARCH(&quot; &quot;;[.C257])))" office:value-type="string" office:string-value="Foster The People">
            <text:p>Foster The Peopl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3jNh5SOH97RiS_JypkHBhKUx4h0rLqrc</text:p>
          </table:table-cell>
          <table:table-cell office:value-type="string">
            <text:p>https://lh3.googleusercontent.com/J71D6_ZFLJn0iGrYkcgIB2MY4hAW3l0UmT3aa4Ix0R47ArRSNMRxk4DSZzPFIpmGNY8HAjawCZcX=w60-h60-l90-rj</text:p>
          </table:table-cell>
          <table:table-cell office:value-type="string">
            <text:p>Presenting Francis Cabrel</text:p>
          </table:table-cell>
          <table:table-cell office:value-type="string">
            <text:p>35 songs</text:p>
          </table:table-cell>
          <table:table-cell table:formula="of:=RIGHT([.A258];LEN([.A258])-SEARCH(&quot;=&quot;;[.A258]))" office:value-type="string" office:string-value="RDCLAK5uy_m3jNh5SOH97RiS_JypkHBhKUx4h0rLqrc">
            <text:p>RDCLAK5uy_m3jNh5SOH97RiS_JypkHBhKUx4h0rLqrc</text:p>
          </table:table-cell>
          <table:table-cell table:style-name="ce8" table:formula="of:=ABS(LEFT([.D258] ;LEN([.D258])-6))" office:value-type="float" office:value="35">
            <text:p>35</text:p>
          </table:table-cell>
          <table:table-cell table:formula="of:=PROPER(RIGHT([.C258];LEN([.C258])-SEARCH(&quot; &quot;;[.C258])))" office:value-type="string" office:string-value="Francis Cabrel">
            <text:p>Francis Cabr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3jNh5SOH97RiS_JypkHBhKUx4h0rLqrc</text:p>
          </table:table-cell>
          <table:table-cell table:style-name="Default" office:value-type="string">
            <text:p>https://lh3.googleusercontent.com/J71D6_ZFLJn0iGrYkcgIB2MY4hAW3l0UmT3aa4Ix0R47ArRSNMRxk4DSZzPFIpmGNY8HAjawCZcX=w60-h60-l90-rj</text:p>
          </table:table-cell>
          <table:table-cell table:style-name="Default" office:value-type="string">
            <text:p>Presenting Francis Cabrel</text:p>
          </table:table-cell>
          <table:table-cell table:style-name="Default" office:value-type="string">
            <text:p>35 songs</text:p>
          </table:table-cell>
          <table:table-cell table:formula="of:=RIGHT([.A259];LEN([.A259])-SEARCH(&quot;=&quot;;[.A259]))" office:value-type="string" office:string-value="RDCLAK5uy_m3jNh5SOH97RiS_JypkHBhKUx4h0rLqrc">
            <text:p>RDCLAK5uy_m3jNh5SOH97RiS_JypkHBhKUx4h0rLqrc</text:p>
          </table:table-cell>
          <table:table-cell table:style-name="ce8" table:formula="of:=ABS(LEFT([.D259] ;LEN([.D259])-6))" office:value-type="float" office:value="35">
            <text:p>35</text:p>
          </table:table-cell>
          <table:table-cell table:formula="of:=PROPER(RIGHT([.C259];LEN([.C259])-SEARCH(&quot; &quot;;[.C259])))" office:value-type="string" office:string-value="Francis Cabrel">
            <text:p>Francis Cabre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U3T2LpSy7Z92m20BwBnWAo_CBSmdPbdo</text:p>
          </table:table-cell>
          <table:table-cell office:value-type="string">
            <text:p>https://lh3.googleusercontent.com/4eG6iVSeDojuzXt6fcNtFfDzTArRxIxMxjPFW-ZhORSCWuRqVrJLaWXB9ygw4ccNnM-Bg7FEKeCExIo=w60-h60-l90-rj</text:p>
          </table:table-cell>
          <table:table-cell office:value-type="string">
            <text:p>Presenting Frank Ocean</text:p>
          </table:table-cell>
          <table:table-cell office:value-type="string">
            <text:p>25 songs</text:p>
          </table:table-cell>
          <table:table-cell table:formula="of:=RIGHT([.A260];LEN([.A260])-SEARCH(&quot;=&quot;;[.A260]))" office:value-type="string" office:string-value="RDCLAK5uy_kU3T2LpSy7Z92m20BwBnWAo_CBSmdPbdo">
            <text:p>RDCLAK5uy_kU3T2LpSy7Z92m20BwBnWAo_CBSmdPbdo</text:p>
          </table:table-cell>
          <table:table-cell table:style-name="ce8" table:formula="of:=ABS(LEFT([.D260] ;LEN([.D260])-6))" office:value-type="float" office:value="25">
            <text:p>25</text:p>
          </table:table-cell>
          <table:table-cell table:formula="of:=PROPER(RIGHT([.C260];LEN([.C260])-SEARCH(&quot; &quot;;[.C260])))" office:value-type="string" office:string-value="Frank Ocean">
            <text:p>Frank Ocea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fzp61bRQ-xurtvhOYDbtlXpDAZFDTLuc</text:p>
          </table:table-cell>
          <table:table-cell table:style-name="Default" office:value-type="string">
            <text:p>https://lh3.googleusercontent.com/6oifU-3D2yZt4Iw1HtdDXe-VvmhO4RZBA_WLsONh63CGqWK3RsAOr_mFfMokj1on_geDf5CmDV-FYpo8=w60-h60-l90-rj</text:p>
          </table:table-cell>
          <table:table-cell table:style-name="Default" office:value-type="string">
            <text:p>Presenting Frank Sinatra</text:p>
          </table:table-cell>
          <table:table-cell table:style-name="Default" office:value-type="string">
            <text:p>25 songs</text:p>
          </table:table-cell>
          <table:table-cell table:formula="of:=RIGHT([.A261];LEN([.A261])-SEARCH(&quot;=&quot;;[.A261]))" office:value-type="string" office:string-value="RDCLAK5uy_nfzp61bRQ-xurtvhOYDbtlXpDAZFDTLuc">
            <text:p>RDCLAK5uy_nfzp61bRQ-xurtvhOYDbtlXpDAZFDTLuc</text:p>
          </table:table-cell>
          <table:table-cell table:style-name="ce8" table:formula="of:=ABS(LEFT([.D261] ;LEN([.D261])-6))" office:value-type="float" office:value="25">
            <text:p>25</text:p>
          </table:table-cell>
          <table:table-cell table:formula="of:=PROPER(RIGHT([.C261];LEN([.C261])-SEARCH(&quot; &quot;;[.C261])))" office:value-type="string" office:string-value="Frank Sinatra">
            <text:p>Frank Sinatra</text:p>
          </table:table-cell>
          <table:table-cell table:number-columns-repeated="1017"/>
        </table:table-row>
        <table:table-row table:style-name="ro6">
          <table:table-cell office:value-type="string">
            <text:p><text:a xlink:href="https://music.youtube.com/playlist?list=PLt4yoh9S_Ar6kr4zuaeef-Z6lKpTfVZNA">https://music.youtube.com/playlist?list=PLt4yoh9S_Ar6kr4zuaeef-Z6lKpTfVZNA</text:a></text:p>
          </table:table-cell>
          <table:table-cell office:value-type="string">
            <text:p>https://yt3.googleusercontent.com/GdxlyNzJkeaJKIzagaPuxMWFGUPLBK0dCxEsR3nBmrsjK6j7oVjTfZuH9FpaeCUf3aH0leVZoiBr=s1200</text:p>
          </table:table-cell>
          <table:table-cell office:value-type="string">
            <text:p>Presenting Frank Turner</text:p>
          </table:table-cell>
          <table:table-cell office:value-type="string">
            <text:p>9 songs</text:p>
          </table:table-cell>
          <table:table-cell table:formula="of:=RIGHT([.A262];LEN([.A262])-SEARCH(&quot;=&quot;;[.A262]))" office:value-type="string" office:string-value="PLt4yoh9S_Ar6kr4zuaeef-Z6lKpTfVZNA">
            <text:p>PLt4yoh9S_Ar6kr4zuaeef-Z6lKpTfVZNA</text:p>
          </table:table-cell>
          <table:table-cell table:style-name="ce8" table:formula="of:=ABS(LEFT([.D262] ;LEN([.D262])-6))" office:value-type="float" office:value="9">
            <text:p>9</text:p>
          </table:table-cell>
          <table:table-cell table:formula="of:=PROPER(RIGHT([.C262];LEN([.C262])-SEARCH(&quot; &quot;;[.C262])))" office:value-type="string" office:string-value="Frank Turner">
            <text:p>Frank Turn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Yr7M9C7_Beq6B-cvtL-S2gGWCvvFqu5Y</text:p>
          </table:table-cell>
          <table:table-cell table:style-name="Default" office:value-type="string">
            <text:p>https://lh3.googleusercontent.com/A918JgaHs5Kh351K-Uk34Y9zMrT05b3n-xPgn-95GKQjJ3hCEMc2cK6nTS4zl1-i9Qany3SR3kecXQ=w60-h60-l90-rj</text:p>
          </table:table-cell>
          <table:table-cell table:style-name="Default" office:value-type="string">
            <text:p>Presenting Fred Hammond</text:p>
          </table:table-cell>
          <table:table-cell table:style-name="Default" office:value-type="string">
            <text:p>31 songs</text:p>
          </table:table-cell>
          <table:table-cell table:formula="of:=RIGHT([.A263];LEN([.A263])-SEARCH(&quot;=&quot;;[.A263]))" office:value-type="string" office:string-value="RDCLAK5uy_nYr7M9C7_Beq6B-cvtL-S2gGWCvvFqu5Y">
            <text:p>RDCLAK5uy_nYr7M9C7_Beq6B-cvtL-S2gGWCvvFqu5Y</text:p>
          </table:table-cell>
          <table:table-cell table:style-name="ce8" table:formula="of:=ABS(LEFT([.D263] ;LEN([.D263])-6))" office:value-type="float" office:value="31">
            <text:p>31</text:p>
          </table:table-cell>
          <table:table-cell table:formula="of:=PROPER(RIGHT([.C263];LEN([.C263])-SEARCH(&quot; &quot;;[.C263])))" office:value-type="string" office:string-value="Fred Hammond">
            <text:p>Fred Hammon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vRSo9lzOSJen1srAFOmV58QxCv4LHAHo</text:p>
          </table:table-cell>
          <table:table-cell table:style-name="Default" office:value-type="string">
            <text:p>https://lh3.googleusercontent.com/85wJSc1XJrtejYYoQmcErGw8xN4QJJCqtrTwc7GD4xf0up5WqfSovP-03gs9VN7dEWmzKn1kwd45EZU=w60-h60-l90-rj</text:p>
          </table:table-cell>
          <table:table-cell table:style-name="Default" office:value-type="string">
            <text:p>Presenting Fredo</text:p>
          </table:table-cell>
          <table:table-cell table:style-name="Default" office:value-type="string">
            <text:p>22 songs</text:p>
          </table:table-cell>
          <table:table-cell table:formula="of:=RIGHT([.A264];LEN([.A264])-SEARCH(&quot;=&quot;;[.A264]))" office:value-type="string" office:string-value="RDCLAK5uy_nvRSo9lzOSJen1srAFOmV58QxCv4LHAHo">
            <text:p>RDCLAK5uy_nvRSo9lzOSJen1srAFOmV58QxCv4LHAHo</text:p>
          </table:table-cell>
          <table:table-cell table:style-name="ce8" table:formula="of:=ABS(LEFT([.D264] ;LEN([.D264])-6))" office:value-type="float" office:value="22">
            <text:p>22</text:p>
          </table:table-cell>
          <table:table-cell table:formula="of:=PROPER(RIGHT([.C264];LEN([.C264])-SEARCH(&quot; &quot;;[.C264])))" office:value-type="string" office:string-value="Fredo">
            <text:p>Fred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1Oa6ygcRceIVVXNrx5V8uDNNlTPzU2-4</text:p>
          </table:table-cell>
          <table:table-cell office:value-type="string">
            <text:p>https://lh3.googleusercontent.com/RBOmoiylovMJfBZaTCS0HfSA4wCCm9VJ1njhctLaMjbtT11J0stzB2GaGCqHflW38V-gAt2pytSJf57B=w60-h60-l90-rj</text:p>
          </table:table-cell>
          <table:table-cell office:value-type="string">
            <text:p>Presenting Future</text:p>
          </table:table-cell>
          <table:table-cell office:value-type="string">
            <text:p>65 songs</text:p>
          </table:table-cell>
          <table:table-cell table:formula="of:=RIGHT([.A265];LEN([.A265])-SEARCH(&quot;=&quot;;[.A265]))" office:value-type="string" office:string-value="RDCLAK5uy_n1Oa6ygcRceIVVXNrx5V8uDNNlTPzU2-4">
            <text:p>RDCLAK5uy_n1Oa6ygcRceIVVXNrx5V8uDNNlTPzU2-4</text:p>
          </table:table-cell>
          <table:table-cell table:style-name="ce8" table:formula="of:=ABS(LEFT([.D265] ;LEN([.D265])-6))" office:value-type="float" office:value="65">
            <text:p>65</text:p>
          </table:table-cell>
          <table:table-cell table:formula="of:=PROPER(RIGHT([.C265];LEN([.C265])-SEARCH(&quot; &quot;;[.C265])))" office:value-type="string" office:string-value="Future">
            <text:p>Futur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H0qTZHJc9XnHY9YR9Xjnstn8JW1oWlWM</text:p>
          </table:table-cell>
          <table:table-cell table:style-name="Default" office:value-type="string">
            <text:p>https://lh3.googleusercontent.com/DQdVty9wh8DOknPKZ3wBpgztsoKZd5IMbQ4giD73eYjg9lPsiy0lSkNW78eoimEXgVmmV-lYxTzvag=w60-h60-l90-rj</text:p>
          </table:table-cell>
          <table:table-cell table:style-name="Default" office:value-type="string">
            <text:p>Presenting G-DRAGON</text:p>
          </table:table-cell>
          <table:table-cell table:style-name="Default" office:value-type="string">
            <text:p>41 songs</text:p>
          </table:table-cell>
          <table:table-cell table:formula="of:=RIGHT([.A266];LEN([.A266])-SEARCH(&quot;=&quot;;[.A266]))" office:value-type="string" office:string-value="RDCLAK5uy_lH0qTZHJc9XnHY9YR9Xjnstn8JW1oWlWM">
            <text:p>RDCLAK5uy_lH0qTZHJc9XnHY9YR9Xjnstn8JW1oWlWM</text:p>
          </table:table-cell>
          <table:table-cell table:style-name="ce8" table:formula="of:=ABS(LEFT([.D266] ;LEN([.D266])-6))" office:value-type="float" office:value="41">
            <text:p>41</text:p>
          </table:table-cell>
          <table:table-cell table:formula="of:=PROPER(RIGHT([.C266];LEN([.C266])-SEARCH(&quot; &quot;;[.C266])))" office:value-type="string" office:string-value="G-Dragon">
            <text:p>G-Drag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pQEq6BGvLoqCIxkZNH7uiKMxWbO1xVNM</text:p>
          </table:table-cell>
          <table:table-cell table:style-name="Default" office:value-type="string">
            <text:p>https://lh3.googleusercontent.com/oopbgZz2aGmXYN-pvCyUcQd6X2Xh0Nq4HBwmaDEP2JQrpxI1DXl-BR7aMGbLM58voPbaKTqmGCI6B8E=w60-h60-l90-rj</text:p>
          </table:table-cell>
          <table:table-cell table:style-name="Default" office:value-type="string">
            <text:p>Presenting Galantis</text:p>
          </table:table-cell>
          <table:table-cell table:style-name="Default" office:value-type="string">
            <text:p>20 songs</text:p>
          </table:table-cell>
          <table:table-cell table:formula="of:=RIGHT([.A267];LEN([.A267])-SEARCH(&quot;=&quot;;[.A267]))" office:value-type="string" office:string-value="RDCLAK5uy_lpQEq6BGvLoqCIxkZNH7uiKMxWbO1xVNM">
            <text:p>RDCLAK5uy_lpQEq6BGvLoqCIxkZNH7uiKMxWbO1xVNM</text:p>
          </table:table-cell>
          <table:table-cell table:style-name="ce8" table:formula="of:=ABS(LEFT([.D267] ;LEN([.D267])-6))" office:value-type="float" office:value="20">
            <text:p>20</text:p>
          </table:table-cell>
          <table:table-cell table:formula="of:=PROPER(RIGHT([.C267];LEN([.C267])-SEARCH(&quot; &quot;;[.C267])))" office:value-type="string" office:string-value="Galantis">
            <text:p>Galanti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LVHhQKW2uOaqAG3ugBIcjsCB9lHAp-RU</text:p>
          </table:table-cell>
          <table:table-cell office:value-type="string">
            <text:p>https://lh3.googleusercontent.com/Bl4qiQ3BaTIIrflne16gfkxeJ0z880QFxAYqwWfR3843CzMA31F9qU6aAqP8m92F8S6a44W-vUtp_sfY=w60-h60-l90-rj</text:p>
          </table:table-cell>
          <table:table-cell office:value-type="string">
            <text:p>Presenting Genesis</text:p>
          </table:table-cell>
          <table:table-cell office:value-type="string">
            <text:p>20 songs</text:p>
          </table:table-cell>
          <table:table-cell table:formula="of:=RIGHT([.A268];LEN([.A268])-SEARCH(&quot;=&quot;;[.A268]))" office:value-type="string" office:string-value="RDCLAK5uy_kLVHhQKW2uOaqAG3ugBIcjsCB9lHAp-RU">
            <text:p>RDCLAK5uy_kLVHhQKW2uOaqAG3ugBIcjsCB9lHAp-RU</text:p>
          </table:table-cell>
          <table:table-cell table:style-name="ce8" table:formula="of:=ABS(LEFT([.D268] ;LEN([.D268])-6))" office:value-type="float" office:value="20">
            <text:p>20</text:p>
          </table:table-cell>
          <table:table-cell table:formula="of:=PROPER(RIGHT([.C268];LEN([.C268])-SEARCH(&quot; &quot;;[.C268])))" office:value-type="string" office:string-value="Genesis">
            <text:p>Genesi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VHhQKW2uOaqAG3ugBIcjsCB9lHAp-RU</text:p>
          </table:table-cell>
          <table:table-cell table:style-name="Default" office:value-type="string">
            <text:p>https://lh3.googleusercontent.com/Bl4qiQ3BaTIIrflne16gfkxeJ0z880QFxAYqwWfR3843CzMA31F9qU6aAqP8m92F8S6a44W-vUtp_sfY=w60-h60-l90-rj</text:p>
          </table:table-cell>
          <table:table-cell table:style-name="Default" office:value-type="string">
            <text:p>Presenting Genesis</text:p>
          </table:table-cell>
          <table:table-cell table:style-name="Default" office:value-type="string">
            <text:p>20 songs</text:p>
          </table:table-cell>
          <table:table-cell table:formula="of:=RIGHT([.A269];LEN([.A269])-SEARCH(&quot;=&quot;;[.A269]))" office:value-type="string" office:string-value="RDCLAK5uy_kLVHhQKW2uOaqAG3ugBIcjsCB9lHAp-RU">
            <text:p>RDCLAK5uy_kLVHhQKW2uOaqAG3ugBIcjsCB9lHAp-RU</text:p>
          </table:table-cell>
          <table:table-cell table:style-name="ce8" table:formula="of:=ABS(LEFT([.D269] ;LEN([.D269])-6))" office:value-type="float" office:value="20">
            <text:p>20</text:p>
          </table:table-cell>
          <table:table-cell table:formula="of:=PROPER(RIGHT([.C269];LEN([.C269])-SEARCH(&quot; &quot;;[.C269])))" office:value-type="string" office:string-value="Genesis">
            <text:p>Genesi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wMW900iYmmnxG88rwVTyVAOmpPEGTDyU</text:p>
          </table:table-cell>
          <table:table-cell office:value-type="string">
            <text:p>https://lh3.googleusercontent.com/3kd1h5mxHEHDZljCVR5UroSJCoKgWiqL95-EZeJ35-SN3Wptr1h8aHADkFGL7n3pgyloyDJAd6FcUbDI=w60-h60-l90-rj</text:p>
          </table:table-cell>
          <table:table-cell office:value-type="string">
            <text:p>Presenting George Ezra</text:p>
          </table:table-cell>
          <table:table-cell office:value-type="string">
            <text:p>14 songs</text:p>
          </table:table-cell>
          <table:table-cell table:formula="of:=RIGHT([.A270];LEN([.A270])-SEARCH(&quot;=&quot;;[.A270]))" office:value-type="string" office:string-value="RDCLAK5uy_nwMW900iYmmnxG88rwVTyVAOmpPEGTDyU">
            <text:p>RDCLAK5uy_nwMW900iYmmnxG88rwVTyVAOmpPEGTDyU</text:p>
          </table:table-cell>
          <table:table-cell table:style-name="ce8" table:formula="of:=ABS(LEFT([.D270] ;LEN([.D270])-6))" office:value-type="float" office:value="14">
            <text:p>14</text:p>
          </table:table-cell>
          <table:table-cell table:formula="of:=PROPER(RIGHT([.C270];LEN([.C270])-SEARCH(&quot; &quot;;[.C270])))" office:value-type="string" office:string-value="George Ezra">
            <text:p>George Ez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n1mL4VpV4gwTxOtxsgZFM5c4dF0etcY</text:p>
          </table:table-cell>
          <table:table-cell table:style-name="Default" office:value-type="string">
            <text:p>https://lh3.googleusercontent.com/iyljcX41WIi01TR_MtcgG15H32CZDnWFBbD5FY0oR0A7hoz-M7or4jX7X-Ir5-i38KQp2RwJFI_wzsE=w60-h60-l90-rj</text:p>
          </table:table-cell>
          <table:table-cell table:style-name="Default" office:value-type="string">
            <text:p>Presenting Ghantasala</text:p>
          </table:table-cell>
          <table:table-cell table:style-name="Default" office:value-type="string">
            <text:p>50 songs</text:p>
          </table:table-cell>
          <table:table-cell table:formula="of:=RIGHT([.A271];LEN([.A271])-SEARCH(&quot;=&quot;;[.A271]))" office:value-type="string" office:string-value="RDCLAK5uy_lsn1mL4VpV4gwTxOtxsgZFM5c4dF0etcY">
            <text:p>RDCLAK5uy_lsn1mL4VpV4gwTxOtxsgZFM5c4dF0etcY</text:p>
          </table:table-cell>
          <table:table-cell table:style-name="ce8" table:formula="of:=ABS(LEFT([.D271] ;LEN([.D271])-6))" office:value-type="float" office:value="50">
            <text:p>50</text:p>
          </table:table-cell>
          <table:table-cell table:formula="of:=PROPER(RIGHT([.C271];LEN([.C271])-SEARCH(&quot; &quot;;[.C271])))" office:value-type="string" office:string-value="Ghantasala">
            <text:p>Ghantasa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1p7Xi6UqQK855aBb5LRK4gjoAulM03Nw</text:p>
          </table:table-cell>
          <table:table-cell table:style-name="Default" office:value-type="string">
            <text:p>https://lh3.googleusercontent.com/WuaKIo0jB0zx0x0bqKiMHyL_xTsq0_B3OcMen7N6CFc1_ED9sm13Ey9PMn8GWy-Ea3GVKVis0jd0orE=w60-h60-l90-rj</text:p>
          </table:table-cell>
          <table:table-cell table:style-name="Default" office:value-type="string">
            <text:p>Presenting Ghetts</text:p>
          </table:table-cell>
          <table:table-cell table:style-name="Default" office:value-type="string">
            <text:p>23 songs</text:p>
          </table:table-cell>
          <table:table-cell table:formula="of:=RIGHT([.A272];LEN([.A272])-SEARCH(&quot;=&quot;;[.A272]))" office:value-type="string" office:string-value="RDCLAK5uy_l1p7Xi6UqQK855aBb5LRK4gjoAulM03Nw">
            <text:p>RDCLAK5uy_l1p7Xi6UqQK855aBb5LRK4gjoAulM03Nw</text:p>
          </table:table-cell>
          <table:table-cell table:style-name="ce8" table:formula="of:=ABS(LEFT([.D272] ;LEN([.D272])-6))" office:value-type="float" office:value="23">
            <text:p>23</text:p>
          </table:table-cell>
          <table:table-cell table:formula="of:=PROPER(RIGHT([.C272];LEN([.C272])-SEARCH(&quot; &quot;;[.C272])))" office:value-type="string" office:string-value="Ghetts">
            <text:p>Ghett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8M5SCBGU991wIahnVuDCUUKwOcroAR10</text:p>
          </table:table-cell>
          <table:table-cell office:value-type="string">
            <text:p>https://lh3.googleusercontent.com/m6pZfrvtoIOYUJq7hK9MgQ20QgqPNhonT1-vW3qmuwFgYpPf97zDcdWNKPQ6n9UWfZxTNsiUh0TuI2ne=w60-h60-l90-rj</text:p>
          </table:table-cell>
          <table:table-cell office:value-type="string">
            <text:p>Presenting Glass Animals</text:p>
          </table:table-cell>
          <table:table-cell office:value-type="string">
            <text:p>25 songs</text:p>
          </table:table-cell>
          <table:table-cell table:formula="of:=RIGHT([.A273];LEN([.A273])-SEARCH(&quot;=&quot;;[.A273]))" office:value-type="string" office:string-value="RDCLAK5uy_m8M5SCBGU991wIahnVuDCUUKwOcroAR10">
            <text:p>RDCLAK5uy_m8M5SCBGU991wIahnVuDCUUKwOcroAR10</text:p>
          </table:table-cell>
          <table:table-cell table:style-name="ce8" table:formula="of:=ABS(LEFT([.D273] ;LEN([.D273])-6))" office:value-type="float" office:value="25">
            <text:p>25</text:p>
          </table:table-cell>
          <table:table-cell table:formula="of:=PROPER(RIGHT([.C273];LEN([.C273])-SEARCH(&quot; &quot;;[.C273])))" office:value-type="string" office:string-value="Glass Animals">
            <text:p>Glass Animal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GQh1Mkt6uSAlR5K0_X1TUBBCeCclB0lw</text:p>
          </table:table-cell>
          <table:table-cell office:value-type="string">
            <text:p>https://lh3.googleusercontent.com/EjtuUW5cNP2WuAcRHP_h-2KXLOvNY88daKQodutMWXtm_AGzVOZyfogGCUbYI4aieEZrI2zdg4Z1jkdS=w60-h60-l90-rj</text:p>
          </table:table-cell>
          <table:table-cell office:value-type="string">
            <text:p>Presenting Gloria Trevi</text:p>
          </table:table-cell>
          <table:table-cell office:value-type="string">
            <text:p>50 songs</text:p>
          </table:table-cell>
          <table:table-cell table:formula="of:=RIGHT([.A274];LEN([.A274])-SEARCH(&quot;=&quot;;[.A274]))" office:value-type="string" office:string-value="RDCLAK5uy_lGQh1Mkt6uSAlR5K0_X1TUBBCeCclB0lw">
            <text:p>RDCLAK5uy_lGQh1Mkt6uSAlR5K0_X1TUBBCeCclB0lw</text:p>
          </table:table-cell>
          <table:table-cell table:style-name="ce8" table:formula="of:=ABS(LEFT([.D274] ;LEN([.D274])-6))" office:value-type="float" office:value="50">
            <text:p>50</text:p>
          </table:table-cell>
          <table:table-cell table:formula="of:=PROPER(RIGHT([.C274];LEN([.C274])-SEARCH(&quot; &quot;;[.C274])))" office:value-type="string" office:string-value="Gloria Trevi">
            <text:p>Gloria Trev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Qh1Mkt6uSAlR5K0_X1TUBBCeCclB0lw</text:p>
          </table:table-cell>
          <table:table-cell table:style-name="Default" office:value-type="string">
            <text:p>https://lh3.googleusercontent.com/EjtuUW5cNP2WuAcRHP_h-2KXLOvNY88daKQodutMWXtm_AGzVOZyfogGCUbYI4aieEZrI2zdg4Z1jkdS=w60-h60-l90-rj</text:p>
          </table:table-cell>
          <table:table-cell table:style-name="Default" office:value-type="string">
            <text:p>Presenting Gloria Trevi</text:p>
          </table:table-cell>
          <table:table-cell table:style-name="Default" office:value-type="string">
            <text:p>50 songs</text:p>
          </table:table-cell>
          <table:table-cell table:formula="of:=RIGHT([.A275];LEN([.A275])-SEARCH(&quot;=&quot;;[.A275]))" office:value-type="string" office:string-value="RDCLAK5uy_lGQh1Mkt6uSAlR5K0_X1TUBBCeCclB0lw">
            <text:p>RDCLAK5uy_lGQh1Mkt6uSAlR5K0_X1TUBBCeCclB0lw</text:p>
          </table:table-cell>
          <table:table-cell table:style-name="ce8" table:formula="of:=ABS(LEFT([.D275] ;LEN([.D275])-6))" office:value-type="float" office:value="50">
            <text:p>50</text:p>
          </table:table-cell>
          <table:table-cell table:formula="of:=PROPER(RIGHT([.C275];LEN([.C275])-SEARCH(&quot; &quot;;[.C275])))" office:value-type="string" office:string-value="Gloria Trevi">
            <text:p>Gloria Trevi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DyBWyP-ln3Z4L0YaSTBG_fVZE1pZK7mE</text:p>
          </table:table-cell>
          <table:table-cell office:value-type="string">
            <text:p>https://lh3.googleusercontent.com/c5tWcB_xJIsqCNQ-eqZmtPdjM4MXAYj-anx-b2GzhNVUAA5xV41JJ2cIBF9jg4wPnUbFTO3bV0UOAw=w60-h60-l90-rj</text:p>
          </table:table-cell>
          <table:table-cell office:value-type="string">
            <text:p>Presenting Gorgon City</text:p>
          </table:table-cell>
          <table:table-cell office:value-type="string">
            <text:p>18 songs</text:p>
          </table:table-cell>
          <table:table-cell table:formula="of:=RIGHT([.A276];LEN([.A276])-SEARCH(&quot;=&quot;;[.A276]))" office:value-type="string" office:string-value="RDCLAK5uy_mDyBWyP-ln3Z4L0YaSTBG_fVZE1pZK7mE">
            <text:p>RDCLAK5uy_mDyBWyP-ln3Z4L0YaSTBG_fVZE1pZK7mE</text:p>
          </table:table-cell>
          <table:table-cell table:style-name="ce8" table:formula="of:=ABS(LEFT([.D276] ;LEN([.D276])-6))" office:value-type="float" office:value="18">
            <text:p>18</text:p>
          </table:table-cell>
          <table:table-cell table:formula="of:=PROPER(RIGHT([.C276];LEN([.C276])-SEARCH(&quot; &quot;;[.C276])))" office:value-type="string" office:string-value="Gorgon City">
            <text:p>Gorgon Cit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AdpSnFdDgj-jn4kX7g710RSt58ekKTSY</text:p>
          </table:table-cell>
          <table:table-cell office:value-type="string">
            <text:p>https://lh3.googleusercontent.com/6SUaz8J_7LDiQU65Az_kNQcCPPABkGmJzwciRjYwqFCEfKK4HvWob-iML8afyfkOpPbtq8MHl7ApAs8=w60-h60-l90-rj</text:p>
          </table:table-cell>
          <table:table-cell office:value-type="string">
            <text:p>Presenting Gorillaz</text:p>
          </table:table-cell>
          <table:table-cell office:value-type="string">
            <text:p>35 songs</text:p>
          </table:table-cell>
          <table:table-cell table:formula="of:=RIGHT([.A277];LEN([.A277])-SEARCH(&quot;=&quot;;[.A277]))" office:value-type="string" office:string-value="RDCLAK5uy_kAdpSnFdDgj-jn4kX7g710RSt58ekKTSY">
            <text:p>RDCLAK5uy_kAdpSnFdDgj-jn4kX7g710RSt58ekKTSY</text:p>
          </table:table-cell>
          <table:table-cell table:style-name="ce8" table:formula="of:=ABS(LEFT([.D277] ;LEN([.D277])-6))" office:value-type="float" office:value="35">
            <text:p>35</text:p>
          </table:table-cell>
          <table:table-cell table:formula="of:=PROPER(RIGHT([.C277];LEN([.C277])-SEARCH(&quot; &quot;;[.C277])))" office:value-type="string" office:string-value="Gorillaz">
            <text:p>Gorillaz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iGU2op14_OZry8sIvZIz12q6T1VumBjA</text:p>
          </table:table-cell>
          <table:table-cell office:value-type="string">
            <text:p>https://lh3.googleusercontent.com/VJUmuSJroo2HuegIolHVW7bwVUtjsPYUZOOmmChaq6nBPLSkOnpOW7LydDFk70PUTEQJwi88IxE9Nk8=w60-h60-l90-rj</text:p>
          </table:table-cell>
          <table:table-cell office:value-type="string">
            <text:p>Presenting Green Day</text:p>
          </table:table-cell>
          <table:table-cell office:value-type="string">
            <text:p>37 songs</text:p>
          </table:table-cell>
          <table:table-cell table:formula="of:=RIGHT([.A278];LEN([.A278])-SEARCH(&quot;=&quot;;[.A278]))" office:value-type="string" office:string-value="RDCLAK5uy_miGU2op14_OZry8sIvZIz12q6T1VumBjA">
            <text:p>RDCLAK5uy_miGU2op14_OZry8sIvZIz12q6T1VumBjA</text:p>
          </table:table-cell>
          <table:table-cell table:style-name="ce8" table:formula="of:=ABS(LEFT([.D278] ;LEN([.D278])-6))" office:value-type="float" office:value="37">
            <text:p>37</text:p>
          </table:table-cell>
          <table:table-cell table:formula="of:=PROPER(RIGHT([.C278];LEN([.C278])-SEARCH(&quot; &quot;;[.C278])))" office:value-type="string" office:string-value="Green Day">
            <text:p>Green Da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iGU2op14_OZry8sIvZIz12q6T1VumBjA</text:p>
          </table:table-cell>
          <table:table-cell table:style-name="Default" office:value-type="string">
            <text:p>https://lh3.googleusercontent.com/VJUmuSJroo2HuegIolHVW7bwVUtjsPYUZOOmmChaq6nBPLSkOnpOW7LydDFk70PUTEQJwi88IxE9Nk8=w60-h60-l90-rj</text:p>
          </table:table-cell>
          <table:table-cell table:style-name="Default" office:value-type="string">
            <text:p>Presenting Green Day</text:p>
          </table:table-cell>
          <table:table-cell table:style-name="Default" office:value-type="string">
            <text:p>37 songs</text:p>
          </table:table-cell>
          <table:table-cell table:formula="of:=RIGHT([.A279];LEN([.A279])-SEARCH(&quot;=&quot;;[.A279]))" office:value-type="string" office:string-value="RDCLAK5uy_miGU2op14_OZry8sIvZIz12q6T1VumBjA">
            <text:p>RDCLAK5uy_miGU2op14_OZry8sIvZIz12q6T1VumBjA</text:p>
          </table:table-cell>
          <table:table-cell table:style-name="ce8" table:formula="of:=ABS(LEFT([.D279] ;LEN([.D279])-6))" office:value-type="float" office:value="37">
            <text:p>37</text:p>
          </table:table-cell>
          <table:table-cell table:formula="of:=PROPER(RIGHT([.C279];LEN([.C279])-SEARCH(&quot; &quot;;[.C279])))" office:value-type="string" office:string-value="Green Day">
            <text:p>Green Da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LluMHlH-rVXOzbIPBnUUs02_PheD4IIs</text:p>
          </table:table-cell>
          <table:table-cell office:value-type="string">
            <text:p>https://lh3.googleusercontent.com/UsB39RMpTyvY1_f_PGYkbEl2EousZ9384xanvVESsWKY6UOhaGG5gJkiBm_TWr521DSWpA4j8PaUXS8=w60-h60-l90-rj</text:p>
          </table:table-cell>
          <table:table-cell office:value-type="string">
            <text:p>Presenting Grupo Bryndis</text:p>
          </table:table-cell>
          <table:table-cell office:value-type="string">
            <text:p>35 songs</text:p>
          </table:table-cell>
          <table:table-cell table:formula="of:=RIGHT([.A280];LEN([.A280])-SEARCH(&quot;=&quot;;[.A280]))" office:value-type="string" office:string-value="RDCLAK5uy_lLluMHlH-rVXOzbIPBnUUs02_PheD4IIs">
            <text:p>RDCLAK5uy_lLluMHlH-rVXOzbIPBnUUs02_PheD4IIs</text:p>
          </table:table-cell>
          <table:table-cell table:style-name="ce8" table:formula="of:=ABS(LEFT([.D280] ;LEN([.D280])-6))" office:value-type="float" office:value="35">
            <text:p>35</text:p>
          </table:table-cell>
          <table:table-cell table:formula="of:=PROPER(RIGHT([.C280];LEN([.C280])-SEARCH(&quot; &quot;;[.C280])))" office:value-type="string" office:string-value="Grupo Bryndis">
            <text:p>Grupo Bryndi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d3t3icETwLPtcwZMSe8gVyn-nnAexVOw</text:p>
          </table:table-cell>
          <table:table-cell office:value-type="string">
            <text:p>https://lh3.googleusercontent.com/ZOLdOJie3j4DxlA_LfPF-tPAYb-hSbHMe1GNT6si3h6TE0iQcEz94X2X1px9Ivoe9fNVWmP_klOfkEk_=w60-h60-l90-rj</text:p>
          </table:table-cell>
          <table:table-cell office:value-type="string">
            <text:p>Presenting Grupo Firme</text:p>
          </table:table-cell>
          <table:table-cell office:value-type="string">
            <text:p>23 songs</text:p>
          </table:table-cell>
          <table:table-cell table:formula="of:=RIGHT([.A281];LEN([.A281])-SEARCH(&quot;=&quot;;[.A281]))" office:value-type="string" office:string-value="RDCLAK5uy_kd3t3icETwLPtcwZMSe8gVyn-nnAexVOw">
            <text:p>RDCLAK5uy_kd3t3icETwLPtcwZMSe8gVyn-nnAexVOw</text:p>
          </table:table-cell>
          <table:table-cell table:style-name="ce8" table:formula="of:=ABS(LEFT([.D281] ;LEN([.D281])-6))" office:value-type="float" office:value="23">
            <text:p>23</text:p>
          </table:table-cell>
          <table:table-cell table:formula="of:=PROPER(RIGHT([.C281];LEN([.C281])-SEARCH(&quot; &quot;;[.C281])))" office:value-type="string" office:string-value="Grupo Firme">
            <text:p>Grupo Firm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d3t3icETwLPtcwZMSe8gVyn-nnAexVOw</text:p>
          </table:table-cell>
          <table:table-cell table:style-name="Default" office:value-type="string">
            <text:p>https://lh3.googleusercontent.com/ZOLdOJie3j4DxlA_LfPF-tPAYb-hSbHMe1GNT6si3h6TE0iQcEz94X2X1px9Ivoe9fNVWmP_klOfkEk_=w60-h60-l90-rj</text:p>
          </table:table-cell>
          <table:table-cell table:style-name="Default" office:value-type="string">
            <text:p>Presenting Grupo Firme</text:p>
          </table:table-cell>
          <table:table-cell table:style-name="Default" office:value-type="string">
            <text:p>23 songs</text:p>
          </table:table-cell>
          <table:table-cell table:formula="of:=RIGHT([.A282];LEN([.A282])-SEARCH(&quot;=&quot;;[.A282]))" office:value-type="string" office:string-value="RDCLAK5uy_kd3t3icETwLPtcwZMSe8gVyn-nnAexVOw">
            <text:p>RDCLAK5uy_kd3t3icETwLPtcwZMSe8gVyn-nnAexVOw</text:p>
          </table:table-cell>
          <table:table-cell table:style-name="ce8" table:formula="of:=ABS(LEFT([.D282] ;LEN([.D282])-6))" office:value-type="float" office:value="23">
            <text:p>23</text:p>
          </table:table-cell>
          <table:table-cell table:formula="of:=PROPER(RIGHT([.C282];LEN([.C282])-SEARCH(&quot; &quot;;[.C282])))" office:value-type="string" office:string-value="Grupo Firme">
            <text:p>Grupo Firm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HCNj1eiqB1mI4euuvblMsKEVKm72X-_4</text:p>
          </table:table-cell>
          <table:table-cell table:style-name="Default" office:value-type="string">
            <text:p>https://lh3.googleusercontent.com/3V0BCjUionxzmar-UTn3sIowdfTgo2iYmv_3eBQHAcyHju9p7a9ijpD5g8NErhXlBUvusQ1TCqa2IBk=w60-h60-l90-rj</text:p>
          </table:table-cell>
          <table:table-cell table:style-name="Default" office:value-type="string">
            <text:p>Presenting Grupo Frontera</text:p>
          </table:table-cell>
          <table:table-cell table:style-name="Default" office:value-type="string">
            <text:p>15 songs</text:p>
          </table:table-cell>
          <table:table-cell table:formula="of:=RIGHT([.A283];LEN([.A283])-SEARCH(&quot;=&quot;;[.A283]))" office:value-type="string" office:string-value="RDCLAK5uy_lHCNj1eiqB1mI4euuvblMsKEVKm72X-_4">
            <text:p>RDCLAK5uy_lHCNj1eiqB1mI4euuvblMsKEVKm72X-_4</text:p>
          </table:table-cell>
          <table:table-cell table:style-name="ce8" table:formula="of:=ABS(LEFT([.D283] ;LEN([.D283])-6))" office:value-type="float" office:value="15">
            <text:p>15</text:p>
          </table:table-cell>
          <table:table-cell table:formula="of:=PROPER(RIGHT([.C283];LEN([.C283])-SEARCH(&quot; &quot;;[.C283])))" office:value-type="string" office:string-value="Grupo Frontera">
            <text:p>Grupo Fronte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-2z78Jhfw4YKZYb2fzoJgfnu17gX4ycw</text:p>
          </table:table-cell>
          <table:table-cell office:value-type="string">
            <text:p>https://lh3.googleusercontent.com/So_INudMxUcBMO_c27MLgkGDlFcOUhdX4BWEAhZ5VajzMjkI9nNrpb_Tf4Aq2uwC7wZOFlkWO32gPXT-=w60-h60-l90-rj</text:p>
          </table:table-cell>
          <table:table-cell office:value-type="string">
            <text:p>Presenting Gucci Mane</text:p>
          </table:table-cell>
          <table:table-cell office:value-type="string">
            <text:p>56 songs</text:p>
          </table:table-cell>
          <table:table-cell table:formula="of:=RIGHT([.A284];LEN([.A284])-SEARCH(&quot;=&quot;;[.A284]))" office:value-type="string" office:string-value="RDCLAK5uy_l-2z78Jhfw4YKZYb2fzoJgfnu17gX4ycw">
            <text:p>RDCLAK5uy_l-2z78Jhfw4YKZYb2fzoJgfnu17gX4ycw</text:p>
          </table:table-cell>
          <table:table-cell table:style-name="ce8" table:formula="of:=ABS(LEFT([.D284] ;LEN([.D284])-6))" office:value-type="float" office:value="56">
            <text:p>56</text:p>
          </table:table-cell>
          <table:table-cell table:formula="of:=PROPER(RIGHT([.C284];LEN([.C284])-SEARCH(&quot; &quot;;[.C284])))" office:value-type="string" office:string-value="Gucci Mane">
            <text:p>Gucci Ma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-2z78Jhfw4YKZYb2fzoJgfnu17gX4ycw</text:p>
          </table:table-cell>
          <table:table-cell table:style-name="Default" office:value-type="string">
            <text:p>https://lh3.googleusercontent.com/So_INudMxUcBMO_c27MLgkGDlFcOUhdX4BWEAhZ5VajzMjkI9nNrpb_Tf4Aq2uwC7wZOFlkWO32gPXT-=w60-h60-l90-rj</text:p>
          </table:table-cell>
          <table:table-cell table:style-name="Default" office:value-type="string">
            <text:p>Presenting Gucci Mane</text:p>
          </table:table-cell>
          <table:table-cell table:style-name="Default" office:value-type="string">
            <text:p>56 songs</text:p>
          </table:table-cell>
          <table:table-cell table:formula="of:=RIGHT([.A285];LEN([.A285])-SEARCH(&quot;=&quot;;[.A285]))" office:value-type="string" office:string-value="RDCLAK5uy_l-2z78Jhfw4YKZYb2fzoJgfnu17gX4ycw">
            <text:p>RDCLAK5uy_l-2z78Jhfw4YKZYb2fzoJgfnu17gX4ycw</text:p>
          </table:table-cell>
          <table:table-cell table:style-name="ce8" table:formula="of:=ABS(LEFT([.D285] ;LEN([.D285])-6))" office:value-type="float" office:value="56">
            <text:p>56</text:p>
          </table:table-cell>
          <table:table-cell table:formula="of:=PROPER(RIGHT([.C285];LEN([.C285])-SEARCH(&quot; &quot;;[.C285])))" office:value-type="string" office:string-value="Gucci Mane">
            <text:p>Gucci Ma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dpbgoicEKZXgC4Mr-v87ZySWM8rnJumA</text:p>
          </table:table-cell>
          <table:table-cell table:style-name="Default" office:value-type="string">
            <text:p>https://lh3.googleusercontent.com/rOl2wdTAXdjNl0pvVkC4JJGEaCJW_bP2r-MOUb53ryLqkhD26hMYdegst_kxWNXvYsnQaEMvmQGfOQ=w60-h60-l90-rj</text:p>
          </table:table-cell>
          <table:table-cell table:style-name="Default" office:value-type="string">
            <text:p>Presenting Gunna</text:p>
          </table:table-cell>
          <table:table-cell table:style-name="Default" office:value-type="string">
            <text:p>44 songs</text:p>
          </table:table-cell>
          <table:table-cell table:formula="of:=RIGHT([.A286];LEN([.A286])-SEARCH(&quot;=&quot;;[.A286]))" office:value-type="string" office:string-value="RDCLAK5uy_ldpbgoicEKZXgC4Mr-v87ZySWM8rnJumA">
            <text:p>RDCLAK5uy_ldpbgoicEKZXgC4Mr-v87ZySWM8rnJumA</text:p>
          </table:table-cell>
          <table:table-cell table:style-name="ce8" table:formula="of:=ABS(LEFT([.D286] ;LEN([.D286])-6))" office:value-type="float" office:value="44">
            <text:p>44</text:p>
          </table:table-cell>
          <table:table-cell table:formula="of:=PROPER(RIGHT([.C286];LEN([.C286])-SEARCH(&quot; &quot;;[.C286])))" office:value-type="string" office:string-value="Gunna">
            <text:p>Gun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NVKi5kJMuFpaDgNEu_MpZGLKK17GXgOY</text:p>
          </table:table-cell>
          <table:table-cell office:value-type="string">
            <text:p>https://lh3.googleusercontent.com/Mpf97F7OAw7b_doT7ixL_lGHWI6AmdNvaXghc4VSKjxpZjzBuR9wjZdN-WCfthYBYUz6cpHmIMMAJoYx=w60-h60-l90-rj</text:p>
          </table:table-cell>
          <table:table-cell office:value-type="string">
            <text:p>Presenting Guns N' Roses</text:p>
          </table:table-cell>
          <table:table-cell office:value-type="string">
            <text:p>30 songs</text:p>
          </table:table-cell>
          <table:table-cell table:formula="of:=RIGHT([.A287];LEN([.A287])-SEARCH(&quot;=&quot;;[.A287]))" office:value-type="string" office:string-value="RDCLAK5uy_mNVKi5kJMuFpaDgNEu_MpZGLKK17GXgOY">
            <text:p>RDCLAK5uy_mNVKi5kJMuFpaDgNEu_MpZGLKK17GXgOY</text:p>
          </table:table-cell>
          <table:table-cell table:style-name="ce8" table:formula="of:=ABS(LEFT([.D287] ;LEN([.D287])-6))" office:value-type="float" office:value="30">
            <text:p>30</text:p>
          </table:table-cell>
          <table:table-cell table:formula="of:=PROPER(RIGHT([.C287];LEN([.C287])-SEARCH(&quot; &quot;;[.C287])))" office:value-type="string" office:string-value="Guns N' Roses">
            <text:p>Guns N' Ros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KeqyzQC8qe7uVZiXZU7YO9Jpog_I6IDY</text:p>
          </table:table-cell>
          <table:table-cell office:value-type="string">
            <text:p>https://lh3.googleusercontent.com/EqS31DrmLnEcpenjISfuDaTJXyVOHoWyCiPL9ZFQw154svyPcXwErbErH-iVaLTLPlGIotm-mox3WvU=w60-h60-l90-rj</text:p>
          </table:table-cell>
          <table:table-cell office:value-type="string">
            <text:p>Presenting Gustavo Mioto</text:p>
          </table:table-cell>
          <table:table-cell office:value-type="string">
            <text:p>50 songs</text:p>
          </table:table-cell>
          <table:table-cell table:formula="of:=RIGHT([.A288];LEN([.A288])-SEARCH(&quot;=&quot;;[.A288]))" office:value-type="string" office:string-value="RDCLAK5uy_kKeqyzQC8qe7uVZiXZU7YO9Jpog_I6IDY">
            <text:p>RDCLAK5uy_kKeqyzQC8qe7uVZiXZU7YO9Jpog_I6IDY</text:p>
          </table:table-cell>
          <table:table-cell table:style-name="ce8" table:formula="of:=ABS(LEFT([.D288] ;LEN([.D288])-6))" office:value-type="float" office:value="50">
            <text:p>50</text:p>
          </table:table-cell>
          <table:table-cell table:formula="of:=PROPER(RIGHT([.C288];LEN([.C288])-SEARCH(&quot; &quot;;[.C288])))" office:value-type="string" office:string-value="Gustavo Mioto">
            <text:p>Gustavo Miot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dQJZOrlW-T5WVUR4LrKNhgfwRVpgFxvs</text:p>
          </table:table-cell>
          <table:table-cell table:style-name="Default" office:value-type="string">
            <text:p>https://lh3.googleusercontent.com/s97uHXC7gfWwSggioZPXRH2qRlni2K5wsTLWEsv-Isdkq9N2IDA5QFOPFTP4PyDcRY6Nh2E5cduSQw=w60-h60-l90-rj</text:p>
          </table:table-cell>
          <table:table-cell table:style-name="Default" office:value-type="string">
            <text:p>Presenting GZA</text:p>
          </table:table-cell>
          <table:table-cell table:style-name="Default" office:value-type="string">
            <text:p>17 songs</text:p>
          </table:table-cell>
          <table:table-cell table:formula="of:=RIGHT([.A289];LEN([.A289])-SEARCH(&quot;=&quot;;[.A289]))" office:value-type="string" office:string-value="RDCLAK5uy_ndQJZOrlW-T5WVUR4LrKNhgfwRVpgFxvs">
            <text:p>RDCLAK5uy_ndQJZOrlW-T5WVUR4LrKNhgfwRVpgFxvs</text:p>
          </table:table-cell>
          <table:table-cell table:style-name="ce8" table:formula="of:=ABS(LEFT([.D289] ;LEN([.D289])-6))" office:value-type="float" office:value="17">
            <text:p>17</text:p>
          </table:table-cell>
          <table:table-cell table:formula="of:=PROPER(RIGHT([.C289];LEN([.C289])-SEARCH(&quot; &quot;;[.C289])))" office:value-type="string" office:string-value="Gza">
            <text:p>Gz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FrtfHb-mSXnruELmuokX_TpC1D3TOMvo</text:p>
          </table:table-cell>
          <table:table-cell office:value-type="string">
            <text:p>https://lh3.googleusercontent.com/I_a6KVEn4U46NcqzAthS3U9DqcaU9yk6ekg8rPAxR2e9d6lQGv6WFv-keIB80rAIhU2SqkuBTJ65aQUC=w60-h60-l90-rj</text:p>
          </table:table-cell>
          <table:table-cell office:value-type="string">
            <text:p>Presenting Halsey</text:p>
          </table:table-cell>
          <table:table-cell office:value-type="string">
            <text:p>49 songs</text:p>
          </table:table-cell>
          <table:table-cell table:formula="of:=RIGHT([.A290];LEN([.A290])-SEARCH(&quot;=&quot;;[.A290]))" office:value-type="string" office:string-value="RDCLAK5uy_lFrtfHb-mSXnruELmuokX_TpC1D3TOMvo">
            <text:p>RDCLAK5uy_lFrtfHb-mSXnruELmuokX_TpC1D3TOMvo</text:p>
          </table:table-cell>
          <table:table-cell table:style-name="ce8" table:formula="of:=ABS(LEFT([.D290] ;LEN([.D290])-6))" office:value-type="float" office:value="49">
            <text:p>49</text:p>
          </table:table-cell>
          <table:table-cell table:formula="of:=PROPER(RIGHT([.C290];LEN([.C290])-SEARCH(&quot; &quot;;[.C290])))" office:value-type="string" office:string-value="Halsey">
            <text:p>Halse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FrtfHb-mSXnruELmuokX_TpC1D3TOMvo</text:p>
          </table:table-cell>
          <table:table-cell table:style-name="Default" office:value-type="string">
            <text:p>https://lh3.googleusercontent.com/I_a6KVEn4U46NcqzAthS3U9DqcaU9yk6ekg8rPAxR2e9d6lQGv6WFv-keIB80rAIhU2SqkuBTJ65aQUC=w60-h60-l90-rj</text:p>
          </table:table-cell>
          <table:table-cell table:style-name="Default" office:value-type="string">
            <text:p>Presenting Halsey</text:p>
          </table:table-cell>
          <table:table-cell table:style-name="Default" office:value-type="string">
            <text:p>49 songs</text:p>
          </table:table-cell>
          <table:table-cell table:formula="of:=RIGHT([.A291];LEN([.A291])-SEARCH(&quot;=&quot;;[.A291]))" office:value-type="string" office:string-value="RDCLAK5uy_lFrtfHb-mSXnruELmuokX_TpC1D3TOMvo">
            <text:p>RDCLAK5uy_lFrtfHb-mSXnruELmuokX_TpC1D3TOMvo</text:p>
          </table:table-cell>
          <table:table-cell table:style-name="ce8" table:formula="of:=ABS(LEFT([.D291] ;LEN([.D291])-6))" office:value-type="float" office:value="49">
            <text:p>49</text:p>
          </table:table-cell>
          <table:table-cell table:formula="of:=PROPER(RIGHT([.C291];LEN([.C291])-SEARCH(&quot; &quot;;[.C291])))" office:value-type="string" office:string-value="Halsey">
            <text:p>Halse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OsYSBxoUGcH9CVrdvMrd037xXn9e9PKc</text:p>
          </table:table-cell>
          <table:table-cell table:style-name="Default" office:value-type="string">
            <text:p>https://lh3.googleusercontent.com/vNpAb-1WgJm1ZMvbkHjbZRODtF23_315Lpem161dgrd8oIgmreH0yoOFWzjKEvHg2mUDOqiicHWdiw=w60-h60-l90-rj</text:p>
          </table:table-cell>
          <table:table-cell table:style-name="Default" office:value-type="string">
            <text:p>Presenting Hans Zimmer</text:p>
          </table:table-cell>
          <table:table-cell table:style-name="Default" office:value-type="string">
            <text:p>41 songs</text:p>
          </table:table-cell>
          <table:table-cell table:formula="of:=RIGHT([.A292];LEN([.A292])-SEARCH(&quot;=&quot;;[.A292]))" office:value-type="string" office:string-value="RDCLAK5uy_kOsYSBxoUGcH9CVrdvMrd037xXn9e9PKc">
            <text:p>RDCLAK5uy_kOsYSBxoUGcH9CVrdvMrd037xXn9e9PKc</text:p>
          </table:table-cell>
          <table:table-cell table:style-name="ce8" table:formula="of:=ABS(LEFT([.D292] ;LEN([.D292])-6))" office:value-type="float" office:value="41">
            <text:p>41</text:p>
          </table:table-cell>
          <table:table-cell table:formula="of:=PROPER(RIGHT([.C292];LEN([.C292])-SEARCH(&quot; &quot;;[.C292])))" office:value-type="string" office:string-value="Hans Zimmer">
            <text:p>Hans Zimm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CIpi8dUbG9aDDKmzDkp3zhoYAIP2I0Es</text:p>
          </table:table-cell>
          <table:table-cell table:style-name="Default" office:value-type="string">
            <text:p>https://lh3.googleusercontent.com/nMOA-MQhXC-BnLv50EN36114CyvoY4b6l5mYkBOv09oyhYZlT98RnBGX90X2R74GKTKkt7MMni71KNY=w60-h60-l90-rj</text:p>
          </table:table-cell>
          <table:table-cell table:style-name="Default" office:value-type="string">
            <text:p>Presenting Happy Asmara</text:p>
          </table:table-cell>
          <table:table-cell table:style-name="Default" office:value-type="string">
            <text:p>30 songs</text:p>
          </table:table-cell>
          <table:table-cell table:formula="of:=RIGHT([.A293];LEN([.A293])-SEARCH(&quot;=&quot;;[.A293]))" office:value-type="string" office:string-value="RDCLAK5uy_mCIpi8dUbG9aDDKmzDkp3zhoYAIP2I0Es">
            <text:p>RDCLAK5uy_mCIpi8dUbG9aDDKmzDkp3zhoYAIP2I0Es</text:p>
          </table:table-cell>
          <table:table-cell table:style-name="ce8" table:formula="of:=ABS(LEFT([.D293] ;LEN([.D293])-6))" office:value-type="float" office:value="30">
            <text:p>30</text:p>
          </table:table-cell>
          <table:table-cell table:formula="of:=PROPER(RIGHT([.C293];LEN([.C293])-SEARCH(&quot; &quot;;[.C293])))" office:value-type="string" office:string-value="Happy Asmara">
            <text:p>Happy Asma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LWAGFuv6LpnKw876vo6ioWnrLcti13DI</text:p>
          </table:table-cell>
          <table:table-cell office:value-type="string">
            <text:p>https://lh3.googleusercontent.com/5Q4oZFK57Bv8jCv7iB6WVGdgRRoOJzmavrqUvSxTyuwYx5YpJI306-LHI5bdrNQ_xqfcn2lp6K6-qQ=w60-h60-l90-rj</text:p>
          </table:table-cell>
          <table:table-cell office:value-type="string">
            <text:p>Presenting Happy Raikoti</text:p>
          </table:table-cell>
          <table:table-cell office:value-type="string">
            <text:p>37 songs</text:p>
          </table:table-cell>
          <table:table-cell table:formula="of:=RIGHT([.A294];LEN([.A294])-SEARCH(&quot;=&quot;;[.A294]))" office:value-type="string" office:string-value="RDCLAK5uy_mLWAGFuv6LpnKw876vo6ioWnrLcti13DI">
            <text:p>RDCLAK5uy_mLWAGFuv6LpnKw876vo6ioWnrLcti13DI</text:p>
          </table:table-cell>
          <table:table-cell table:style-name="ce8" table:formula="of:=ABS(LEFT([.D294] ;LEN([.D294])-6))" office:value-type="float" office:value="37">
            <text:p>37</text:p>
          </table:table-cell>
          <table:table-cell table:formula="of:=PROPER(RIGHT([.C294];LEN([.C294])-SEARCH(&quot; &quot;;[.C294])))" office:value-type="string" office:string-value="Happy Raikoti">
            <text:p>Happy Raikot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mXr8TKREzs7kZTidwbHp7NqwfDJ2BPgw</text:p>
          </table:table-cell>
          <table:table-cell table:style-name="Default" office:value-type="string">
            <text:p>https://lh3.googleusercontent.com/HToxIKTuV8RA9o90OneKZjaKpkt9AFVM5gNyF6nCPHZQO9SUmCaNOS_2a4Na3uysXdrF3V4OIIOTLqjW=w60-h60-l90-rj</text:p>
          </table:table-cell>
          <table:table-cell table:style-name="Default" office:value-type="string">
            <text:p>Presenting Hardy Caprio</text:p>
          </table:table-cell>
          <table:table-cell table:style-name="Default" office:value-type="string">
            <text:p>20 songs</text:p>
          </table:table-cell>
          <table:table-cell table:formula="of:=RIGHT([.A295];LEN([.A295])-SEARCH(&quot;=&quot;;[.A295]))" office:value-type="string" office:string-value="RDCLAK5uy_nmXr8TKREzs7kZTidwbHp7NqwfDJ2BPgw">
            <text:p>RDCLAK5uy_nmXr8TKREzs7kZTidwbHp7NqwfDJ2BPgw</text:p>
          </table:table-cell>
          <table:table-cell table:style-name="ce8" table:formula="of:=ABS(LEFT([.D295] ;LEN([.D295])-6))" office:value-type="float" office:value="20">
            <text:p>20</text:p>
          </table:table-cell>
          <table:table-cell table:formula="of:=PROPER(RIGHT([.C295];LEN([.C295])-SEARCH(&quot; &quot;;[.C295])))" office:value-type="string" office:string-value="Hardy Caprio">
            <text:p>Hardy Capri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YpSt_cTBRksgFx2cm75h2Cgd55dSGSBo</text:p>
          </table:table-cell>
          <table:table-cell office:value-type="string">
            <text:p>https://lh3.googleusercontent.com/IKkaZczLXfXzWpQsr0p29xU__T5M5CIzAYFScDl-rCAoLNOoBpxIraTdNrNBaiGtoeRmHpzK9m8noZc=w60-h60-l90-rj</text:p>
          </table:table-cell>
          <table:table-cell office:value-type="string">
            <text:p>Presenting Harry Styles</text:p>
          </table:table-cell>
          <table:table-cell office:value-type="string">
            <text:p>26 songs</text:p>
          </table:table-cell>
          <table:table-cell table:formula="of:=RIGHT([.A296];LEN([.A296])-SEARCH(&quot;=&quot;;[.A296]))" office:value-type="string" office:string-value="RDCLAK5uy_nYpSt_cTBRksgFx2cm75h2Cgd55dSGSBo">
            <text:p>RDCLAK5uy_nYpSt_cTBRksgFx2cm75h2Cgd55dSGSBo</text:p>
          </table:table-cell>
          <table:table-cell table:style-name="ce8" table:formula="of:=ABS(LEFT([.D296] ;LEN([.D296])-6))" office:value-type="float" office:value="26">
            <text:p>26</text:p>
          </table:table-cell>
          <table:table-cell table:formula="of:=PROPER(RIGHT([.C296];LEN([.C296])-SEARCH(&quot; &quot;;[.C296])))" office:value-type="string" office:string-value="Harry Styles">
            <text:p>Harry Styl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kxi-6LL1YA7PgwKXR7ohIOZfOZ7Da1uE</text:p>
          </table:table-cell>
          <table:table-cell office:value-type="string">
            <text:p>https://lh3.googleusercontent.com/bShggOAoLmKfOhEbdyJtGcRKMMwlP1XYu7ZKr3oGXkcFGWBIFix0zjACaKy3F32tRKJ5Xo1OyusSGg=w60-h60-l90-rj</text:p>
          </table:table-cell>
          <table:table-cell office:value-type="string">
            <text:p>Presenting Hatsune Miku</text:p>
          </table:table-cell>
          <table:table-cell office:value-type="string">
            <text:p>38 songs</text:p>
          </table:table-cell>
          <table:table-cell table:formula="of:=RIGHT([.A297];LEN([.A297])-SEARCH(&quot;=&quot;;[.A297]))" office:value-type="string" office:string-value="RDCLAK5uy_mkxi-6LL1YA7PgwKXR7ohIOZfOZ7Da1uE">
            <text:p>RDCLAK5uy_mkxi-6LL1YA7PgwKXR7ohIOZfOZ7Da1uE</text:p>
          </table:table-cell>
          <table:table-cell table:style-name="ce8" table:formula="of:=ABS(LEFT([.D297] ;LEN([.D297])-6))" office:value-type="float" office:value="38">
            <text:p>38</text:p>
          </table:table-cell>
          <table:table-cell table:formula="of:=PROPER(RIGHT([.C297];LEN([.C297])-SEARCH(&quot; &quot;;[.C297])))" office:value-type="string" office:string-value="Hatsune Miku">
            <text:p>Hatsune Mik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kxi-6LL1YA7PgwKXR7ohIOZfOZ7Da1uE</text:p>
          </table:table-cell>
          <table:table-cell table:style-name="Default" office:value-type="string">
            <text:p>https://lh3.googleusercontent.com/bShggOAoLmKfOhEbdyJtGcRKMMwlP1XYu7ZKr3oGXkcFGWBIFix0zjACaKy3F32tRKJ5Xo1OyusSGg=w60-h60-l90-rj</text:p>
          </table:table-cell>
          <table:table-cell table:style-name="Default" office:value-type="string">
            <text:p>Presenting Hatsune Miku</text:p>
          </table:table-cell>
          <table:table-cell table:style-name="Default" office:value-type="string">
            <text:p>38 songs</text:p>
          </table:table-cell>
          <table:table-cell table:formula="of:=RIGHT([.A298];LEN([.A298])-SEARCH(&quot;=&quot;;[.A298]))" office:value-type="string" office:string-value="RDCLAK5uy_mkxi-6LL1YA7PgwKXR7ohIOZfOZ7Da1uE">
            <text:p>RDCLAK5uy_mkxi-6LL1YA7PgwKXR7ohIOZfOZ7Da1uE</text:p>
          </table:table-cell>
          <table:table-cell table:style-name="ce8" table:formula="of:=ABS(LEFT([.D298] ;LEN([.D298])-6))" office:value-type="float" office:value="38">
            <text:p>38</text:p>
          </table:table-cell>
          <table:table-cell table:formula="of:=PROPER(RIGHT([.C298];LEN([.C298])-SEARCH(&quot; &quot;;[.C298])))" office:value-type="string" office:string-value="Hatsune Miku">
            <text:p>Hatsune Miku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OYc03KEQBBTz1VaM4GIYs5LkQspObA3M</text:p>
          </table:table-cell>
          <table:table-cell office:value-type="string">
            <text:p>https://lh3.googleusercontent.com/n3HT3t0edi8_qFgdACVNu1BjUAnRlL3t3xJaYHNLN7wcMsKSRgax5HSAADDdH0p6QOvMj2SnfZc7JFDZ=w60-h60-l90-rj</text:p>
          </table:table-cell>
          <table:table-cell office:value-type="string">
            <text:p>Presenting Haydn</text:p>
          </table:table-cell>
          <table:table-cell office:value-type="string">
            <text:p>25 songs</text:p>
          </table:table-cell>
          <table:table-cell table:formula="of:=RIGHT([.A299];LEN([.A299])-SEARCH(&quot;=&quot;;[.A299]))" office:value-type="string" office:string-value="RDCLAK5uy_nOYc03KEQBBTz1VaM4GIYs5LkQspObA3M">
            <text:p>RDCLAK5uy_nOYc03KEQBBTz1VaM4GIYs5LkQspObA3M</text:p>
          </table:table-cell>
          <table:table-cell table:style-name="ce8" table:formula="of:=ABS(LEFT([.D299] ;LEN([.D299])-6))" office:value-type="float" office:value="25">
            <text:p>25</text:p>
          </table:table-cell>
          <table:table-cell table:formula="of:=PROPER(RIGHT([.C299];LEN([.C299])-SEARCH(&quot; &quot;;[.C299])))" office:value-type="string" office:string-value="Haydn">
            <text:p>Hayd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mZRghaHrcqfsRlpfcak09G1iO-aI8doc</text:p>
          </table:table-cell>
          <table:table-cell table:style-name="Default" office:value-type="string">
            <text:p>https://lh3.googleusercontent.com/XYHdegRIINQQwdIxzqush80PpQOwad7UhgleaQQF5XmoaCtpG_F9ZDn22PCGiWrQXmO1QXBrVtmKEZCG=w60-h60-l90-rj</text:p>
          </table:table-cell>
          <table:table-cell table:style-name="Default" office:value-type="string">
            <text:p>Presenting Heuss l'Enfoiré</text:p>
          </table:table-cell>
          <table:table-cell table:style-name="Default" office:value-type="string">
            <text:p>26 songs</text:p>
          </table:table-cell>
          <table:table-cell table:formula="of:=RIGHT([.A300];LEN([.A300])-SEARCH(&quot;=&quot;;[.A300]))" office:value-type="string" office:string-value="RDCLAK5uy_nmZRghaHrcqfsRlpfcak09G1iO-aI8doc">
            <text:p>RDCLAK5uy_nmZRghaHrcqfsRlpfcak09G1iO-aI8doc</text:p>
          </table:table-cell>
          <table:table-cell table:style-name="ce8" table:formula="of:=ABS(LEFT([.D300] ;LEN([.D300])-6))" office:value-type="float" office:value="26">
            <text:p>26</text:p>
          </table:table-cell>
          <table:table-cell table:formula="of:=PROPER(RIGHT([.C300];LEN([.C300])-SEARCH(&quot; &quot;;[.C300])))" office:value-type="string" office:string-value="Heuss L'Enfoiré">
            <text:p>Heuss L'Enfoiré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52twgVlm9MQozfxTzZdhb9NTvtkAWX7g</text:p>
          </table:table-cell>
          <table:table-cell office:value-type="string">
            <text:p>https://lh3.googleusercontent.com/Uoavs1o7uWhIWY-Fb7DPI0Kwre8nb60STA_nxdGaeCzn3ebXoicY3UK1h1u5XIyPhUDQqDgfIWHK5A=w60-h60-l90-rj</text:p>
          </table:table-cell>
          <table:table-cell office:value-type="string">
            <text:p>Presenting Hiphop Tamizha</text:p>
          </table:table-cell>
          <table:table-cell office:value-type="string">
            <text:p>30 songs</text:p>
          </table:table-cell>
          <table:table-cell table:formula="of:=RIGHT([.A301];LEN([.A301])-SEARCH(&quot;=&quot;;[.A301]))" office:value-type="string" office:string-value="RDCLAK5uy_l52twgVlm9MQozfxTzZdhb9NTvtkAWX7g">
            <text:p>RDCLAK5uy_l52twgVlm9MQozfxTzZdhb9NTvtkAWX7g</text:p>
          </table:table-cell>
          <table:table-cell table:style-name="ce8" table:formula="of:=ABS(LEFT([.D301] ;LEN([.D301])-6))" office:value-type="float" office:value="30">
            <text:p>30</text:p>
          </table:table-cell>
          <table:table-cell table:formula="of:=PROPER(RIGHT([.C301];LEN([.C301])-SEARCH(&quot; &quot;;[.C301])))" office:value-type="string" office:string-value="Hiphop Tamizha">
            <text:p>Hiphop Tamizh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52twgVlm9MQozfxTzZdhb9NTvtkAWX7g</text:p>
          </table:table-cell>
          <table:table-cell table:style-name="Default" office:value-type="string">
            <text:p>https://lh3.googleusercontent.com/Uoavs1o7uWhIWY-Fb7DPI0Kwre8nb60STA_nxdGaeCzn3ebXoicY3UK1h1u5XIyPhUDQqDgfIWHK5A=w60-h60-l90-rj</text:p>
          </table:table-cell>
          <table:table-cell table:style-name="Default" office:value-type="string">
            <text:p>Presenting Hiphop Tamizha</text:p>
          </table:table-cell>
          <table:table-cell table:style-name="Default" office:value-type="string">
            <text:p>30 songs</text:p>
          </table:table-cell>
          <table:table-cell table:formula="of:=RIGHT([.A302];LEN([.A302])-SEARCH(&quot;=&quot;;[.A302]))" office:value-type="string" office:string-value="RDCLAK5uy_l52twgVlm9MQozfxTzZdhb9NTvtkAWX7g">
            <text:p>RDCLAK5uy_l52twgVlm9MQozfxTzZdhb9NTvtkAWX7g</text:p>
          </table:table-cell>
          <table:table-cell table:style-name="ce8" table:formula="of:=ABS(LEFT([.D302] ;LEN([.D302])-6))" office:value-type="float" office:value="30">
            <text:p>30</text:p>
          </table:table-cell>
          <table:table-cell table:formula="of:=PROPER(RIGHT([.C302];LEN([.C302])-SEARCH(&quot; &quot;;[.C302])))" office:value-type="string" office:string-value="Hiphop Tamizha">
            <text:p>Hiphop Tamizh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Kb3RM-lnY667k1XRtkKLjn92MHPRGOgg</text:p>
          </table:table-cell>
          <table:table-cell office:value-type="string">
            <text:p>https://lh3.googleusercontent.com/ep5c5lrzD8znqA2TNJhkKN_qbPINdm1dnPFAtZu8sDS_qOnFRURPGdQQSFUXt9Q51XlQWYOSwYZk2Q=w60-h60-l90-rj</text:p>
          </table:table-cell>
          <table:table-cell office:value-type="string">
            <text:p>Presenting Hozier</text:p>
          </table:table-cell>
          <table:table-cell office:value-type="string">
            <text:p>16 songs</text:p>
          </table:table-cell>
          <table:table-cell table:formula="of:=RIGHT([.A303];LEN([.A303])-SEARCH(&quot;=&quot;;[.A303]))" office:value-type="string" office:string-value="RDCLAK5uy_mKb3RM-lnY667k1XRtkKLjn92MHPRGOgg">
            <text:p>RDCLAK5uy_mKb3RM-lnY667k1XRtkKLjn92MHPRGOgg</text:p>
          </table:table-cell>
          <table:table-cell table:style-name="ce8" table:formula="of:=ABS(LEFT([.D303] ;LEN([.D303])-6))" office:value-type="float" office:value="16">
            <text:p>16</text:p>
          </table:table-cell>
          <table:table-cell table:formula="of:=PROPER(RIGHT([.C303];LEN([.C303])-SEARCH(&quot; &quot;;[.C303])))" office:value-type="string" office:string-value="Hozier">
            <text:p>Hozi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Kb3RM-lnY667k1XRtkKLjn92MHPRGOgg</text:p>
          </table:table-cell>
          <table:table-cell table:style-name="Default" office:value-type="string">
            <text:p>https://lh3.googleusercontent.com/ep5c5lrzD8znqA2TNJhkKN_qbPINdm1dnPFAtZu8sDS_qOnFRURPGdQQSFUXt9Q51XlQWYOSwYZk2Q=w60-h60-l90-rj</text:p>
          </table:table-cell>
          <table:table-cell table:style-name="Default" office:value-type="string">
            <text:p>Presenting Hozier</text:p>
          </table:table-cell>
          <table:table-cell table:style-name="Default" office:value-type="string">
            <text:p>16 songs</text:p>
          </table:table-cell>
          <table:table-cell table:formula="of:=RIGHT([.A304];LEN([.A304])-SEARCH(&quot;=&quot;;[.A304]))" office:value-type="string" office:string-value="RDCLAK5uy_mKb3RM-lnY667k1XRtkKLjn92MHPRGOgg">
            <text:p>RDCLAK5uy_mKb3RM-lnY667k1XRtkKLjn92MHPRGOgg</text:p>
          </table:table-cell>
          <table:table-cell table:style-name="ce8" table:formula="of:=ABS(LEFT([.D304] ;LEN([.D304])-6))" office:value-type="float" office:value="16">
            <text:p>16</text:p>
          </table:table-cell>
          <table:table-cell table:formula="of:=PROPER(RIGHT([.C304];LEN([.C304])-SEARCH(&quot; &quot;;[.C304])))" office:value-type="string" office:string-value="Hozier">
            <text:p>Hozi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66ofUR2txMbZpbveXGm-BiMKitr9KnM</text:p>
          </table:table-cell>
          <table:table-cell office:value-type="string">
            <text:p>https://lh3.googleusercontent.com/XSBpbV5Y5PtQmoom8KTv0WZnoWBBknBuLEME5Wl1XoeQbEv5ByqkvcNjYb68V5nXMXIbtyo_4xPsSErI=w60-h60-l90-rj</text:p>
          </table:table-cell>
          <table:table-cell office:value-type="string">
            <text:p>Presenting Hrithik Roshan</text:p>
          </table:table-cell>
          <table:table-cell office:value-type="string">
            <text:p>33 songs</text:p>
          </table:table-cell>
          <table:table-cell table:formula="of:=RIGHT([.A305];LEN([.A305])-SEARCH(&quot;=&quot;;[.A305]))" office:value-type="string" office:string-value="RDCLAK5uy_nA66ofUR2txMbZpbveXGm-BiMKitr9KnM">
            <text:p>RDCLAK5uy_nA66ofUR2txMbZpbveXGm-BiMKitr9KnM</text:p>
          </table:table-cell>
          <table:table-cell table:style-name="ce8" table:formula="of:=ABS(LEFT([.D305] ;LEN([.D305])-6))" office:value-type="float" office:value="33">
            <text:p>33</text:p>
          </table:table-cell>
          <table:table-cell table:formula="of:=PROPER(RIGHT([.C305];LEN([.C305])-SEARCH(&quot; &quot;;[.C305])))" office:value-type="string" office:string-value="Hrithik Roshan">
            <text:p>Hrithik Ros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LpK8wdbopYOasPDUB3t_SR0QHzDDAsoc</text:p>
          </table:table-cell>
          <table:table-cell office:value-type="string">
            <text:p>https://lh3.googleusercontent.com/TdJcXrIW8UZxtmtwSk_L3-HvGeIf3hSbuYOFeu8LtCBjssOJSIiZMLMJ3kWSIIiMlCUOdA9UtMSI=w60-h60-l90-rj</text:p>
          </table:table-cell>
          <table:table-cell office:value-type="string">
            <text:p>Presenting Hump Back</text:p>
          </table:table-cell>
          <table:table-cell office:value-type="string">
            <text:p>18 songs</text:p>
          </table:table-cell>
          <table:table-cell table:formula="of:=RIGHT([.A306];LEN([.A306])-SEARCH(&quot;=&quot;;[.A306]))" office:value-type="string" office:string-value="RDCLAK5uy_mLpK8wdbopYOasPDUB3t_SR0QHzDDAsoc">
            <text:p>RDCLAK5uy_mLpK8wdbopYOasPDUB3t_SR0QHzDDAsoc</text:p>
          </table:table-cell>
          <table:table-cell table:style-name="ce8" table:formula="of:=ABS(LEFT([.D306] ;LEN([.D306])-6))" office:value-type="float" office:value="18">
            <text:p>18</text:p>
          </table:table-cell>
          <table:table-cell table:formula="of:=PROPER(RIGHT([.C306];LEN([.C306])-SEARCH(&quot; &quot;;[.C306])))" office:value-type="string" office:string-value="Hump Back">
            <text:p>Hump Bac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W5Ba7hNPuQjGabDvy4cUZgj-FeONdfsM</text:p>
          </table:table-cell>
          <table:table-cell table:style-name="Default" office:value-type="string">
            <text:p>https://lh3.googleusercontent.com/OTY_HPcDfUULPiqDewk_g4iseAkvr9hkFxZyyC0g-Fl_g96ofFUEYNEJHWKpgQJpqa6pG9zAtp_i2Rk=w60-h60-l90-rj</text:p>
          </table:table-cell>
          <table:table-cell table:style-name="Default" office:value-type="string">
            <text:p>Presenting Hungria Hip Hop</text:p>
          </table:table-cell>
          <table:table-cell table:style-name="Default" office:value-type="string">
            <text:p>38 songs</text:p>
          </table:table-cell>
          <table:table-cell table:formula="of:=RIGHT([.A307];LEN([.A307])-SEARCH(&quot;=&quot;;[.A307]))" office:value-type="string" office:string-value="RDCLAK5uy_lW5Ba7hNPuQjGabDvy4cUZgj-FeONdfsM">
            <text:p>RDCLAK5uy_lW5Ba7hNPuQjGabDvy4cUZgj-FeONdfsM</text:p>
          </table:table-cell>
          <table:table-cell table:style-name="ce8" table:formula="of:=ABS(LEFT([.D307] ;LEN([.D307])-6))" office:value-type="float" office:value="38">
            <text:p>38</text:p>
          </table:table-cell>
          <table:table-cell table:formula="of:=PROPER(RIGHT([.C307];LEN([.C307])-SEARCH(&quot; &quot;;[.C307])))" office:value-type="string" office:string-value="Hungria Hip Hop">
            <text:p>Hungria Hip Ho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ILMgK-Cxnpr25cctQp2kM1RqLrPrBjnA</text:p>
          </table:table-cell>
          <table:table-cell office:value-type="string">
            <text:p>https://lh3.googleusercontent.com/TMwMzjm-qfQbGkPlRDPVuwIHqm86gMjdIhiR-OeYjV4hNX9VEHvkgieRXd-6wp6PZJh-hSl1uGNA_wB3=w60-h60-l90-rj</text:p>
          </table:table-cell>
          <table:table-cell office:value-type="string">
            <text:p>Presenting İbrahim Tatlıses</text:p>
          </table:table-cell>
          <table:table-cell office:value-type="string">
            <text:p>51 songs</text:p>
          </table:table-cell>
          <table:table-cell table:formula="of:=RIGHT([.A308];LEN([.A308])-SEARCH(&quot;=&quot;;[.A308]))" office:value-type="string" office:string-value="RDCLAK5uy_kILMgK-Cxnpr25cctQp2kM1RqLrPrBjnA">
            <text:p>RDCLAK5uy_kILMgK-Cxnpr25cctQp2kM1RqLrPrBjnA</text:p>
          </table:table-cell>
          <table:table-cell table:style-name="ce8" table:formula="of:=ABS(LEFT([.D308] ;LEN([.D308])-6))" office:value-type="float" office:value="51">
            <text:p>51</text:p>
          </table:table-cell>
          <table:table-cell table:formula="of:=PROPER(RIGHT([.C308];LEN([.C308])-SEARCH(&quot; &quot;;[.C308])))" office:value-type="string" office:string-value="İbrahim Tatlıses">
            <text:p>İbrahim Tatlıs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0Rzkqg2gdFV5ohfkgAkD5XcFx8n1azoE</text:p>
          </table:table-cell>
          <table:table-cell table:style-name="Default" office:value-type="string">
            <text:p>https://lh3.googleusercontent.com/ZxcELlAYfclbxYIuJNHmTopsbqBrAaKzd8dTqSs44267JgKa9iGvnnQGnOyQxGYq00a2mypOQTZeOLc=w60-h60-l90-rj</text:p>
          </table:table-cell>
          <table:table-cell table:style-name="Default" office:value-type="string">
            <text:p>Presenting Iggy Azalea</text:p>
          </table:table-cell>
          <table:table-cell table:style-name="Default" office:value-type="string">
            <text:p>20 songs</text:p>
          </table:table-cell>
          <table:table-cell table:formula="of:=RIGHT([.A309];LEN([.A309])-SEARCH(&quot;=&quot;;[.A309]))" office:value-type="string" office:string-value="RDCLAK5uy_n0Rzkqg2gdFV5ohfkgAkD5XcFx8n1azoE">
            <text:p>RDCLAK5uy_n0Rzkqg2gdFV5ohfkgAkD5XcFx8n1azoE</text:p>
          </table:table-cell>
          <table:table-cell table:style-name="ce8" table:formula="of:=ABS(LEFT([.D309] ;LEN([.D309])-6))" office:value-type="float" office:value="20">
            <text:p>20</text:p>
          </table:table-cell>
          <table:table-cell table:formula="of:=PROPER(RIGHT([.C309];LEN([.C309])-SEARCH(&quot; &quot;;[.C309])))" office:value-type="string" office:string-value="Iggy Azalea">
            <text:p>Iggy Azalea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https://music.youtube.com/playlist?list=RDCLAK5uy_m4COG7Phs_pPt845J1ZXx8eYtXVHB11kw</text:p>
          </table:table-cell>
          <table:table-cell office:value-type="string">
            <text:p>https://lh3.googleusercontent.com/iHdkVq7YlExh9VZP_P1c5aL3ZE60reBNu1cZ2DIwzB2QJqgzuyQKfOthZ77NBey6qs8YQuoe1TLt7b4=w60-h60-l90-rj</text:p>
          </table:table-cell>
          <table:table-cell office:value-type="string">
            <text:p>Presenting iKON (아이콘)</text:p>
          </table:table-cell>
          <table:table-cell office:value-type="string">
            <text:p>54 songs</text:p>
          </table:table-cell>
          <table:table-cell table:formula="of:=RIGHT([.A310];LEN([.A310])-SEARCH(&quot;=&quot;;[.A310]))" office:value-type="string" office:string-value="RDCLAK5uy_m4COG7Phs_pPt845J1ZXx8eYtXVHB11kw">
            <text:p>RDCLAK5uy_m4COG7Phs_pPt845J1ZXx8eYtXVHB11kw</text:p>
          </table:table-cell>
          <table:table-cell table:style-name="ce8" table:formula="of:=ABS(LEFT([.D310] ;LEN([.D310])-6))" office:value-type="float" office:value="54">
            <text:p>54</text:p>
          </table:table-cell>
          <table:table-cell table:formula="of:=PROPER(RIGHT([.C310];LEN([.C310])-SEARCH(&quot; &quot;;[.C310])))" office:value-type="string" office:string-value="Ikon (아이콘)">
            <text:p>Ikon (아이콘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OZNV6ZRIRFAYIjWgzk5liNbfdOpM2XkM</text:p>
          </table:table-cell>
          <table:table-cell office:value-type="string">
            <text:p>https://lh3.googleusercontent.com/ZrH8lLkwouUDnVssCHwzSAhvlfYT1Uvc0H7v6H2di1H-_17SWEsaScIEeGxVbb-g3esiDf3vFCZpmbU=w60-h60-l90-rj</text:p>
          </table:table-cell>
          <table:table-cell office:value-type="string">
            <text:p>Presenting Ilaiyaraaja (Tamil)</text:p>
          </table:table-cell>
          <table:table-cell office:value-type="string">
            <text:p>50 songs</text:p>
          </table:table-cell>
          <table:table-cell table:formula="of:=RIGHT([.A311];LEN([.A311])-SEARCH(&quot;=&quot;;[.A311]))" office:value-type="string" office:string-value="RDCLAK5uy_kOZNV6ZRIRFAYIjWgzk5liNbfdOpM2XkM">
            <text:p>RDCLAK5uy_kOZNV6ZRIRFAYIjWgzk5liNbfdOpM2XkM</text:p>
          </table:table-cell>
          <table:table-cell table:style-name="ce8" table:formula="of:=ABS(LEFT([.D311] ;LEN([.D311])-6))" office:value-type="float" office:value="50">
            <text:p>50</text:p>
          </table:table-cell>
          <table:table-cell table:formula="of:=PROPER(RIGHT([.C311];LEN([.C311])-SEARCH(&quot; &quot;;[.C311])))" office:value-type="string" office:string-value="Ilaiyaraaja (Tamil)">
            <text:p>Ilaiyaraaja (Tamil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zHBpepNVBonVKx_0pqB-ifQyLLqIfssk</text:p>
          </table:table-cell>
          <table:table-cell office:value-type="string">
            <text:p>https://lh3.googleusercontent.com/GMZG0havZ3JoQqIkxW_I_pLEw8LabbebOkm68RY0mg4-mMak1BGnz1kXsyr6w6zATpla1x_P8Unzn-g=w60-h60-l90-rj</text:p>
          </table:table-cell>
          <table:table-cell office:value-type="string">
            <text:p>Presenting Ilaiyaraaja (Telugu)</text:p>
          </table:table-cell>
          <table:table-cell office:value-type="string">
            <text:p>50 songs</text:p>
          </table:table-cell>
          <table:table-cell table:formula="of:=RIGHT([.A312];LEN([.A312])-SEARCH(&quot;=&quot;;[.A312]))" office:value-type="string" office:string-value="RDCLAK5uy_mzHBpepNVBonVKx_0pqB-ifQyLLqIfssk">
            <text:p>RDCLAK5uy_mzHBpepNVBonVKx_0pqB-ifQyLLqIfssk</text:p>
          </table:table-cell>
          <table:table-cell table:style-name="ce8" table:formula="of:=ABS(LEFT([.D312] ;LEN([.D312])-6))" office:value-type="float" office:value="50">
            <text:p>50</text:p>
          </table:table-cell>
          <table:table-cell table:formula="of:=PROPER(RIGHT([.C312];LEN([.C312])-SEARCH(&quot; &quot;;[.C312])))" office:value-type="string" office:string-value="Ilaiyaraaja (Telugu)">
            <text:p>Ilaiyaraaja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zHBpepNVBonVKx_0pqB-ifQyLLqIfssk</text:p>
          </table:table-cell>
          <table:table-cell table:style-name="Default" office:value-type="string">
            <text:p>https://lh3.googleusercontent.com/GMZG0havZ3JoQqIkxW_I_pLEw8LabbebOkm68RY0mg4-mMak1BGnz1kXsyr6w6zATpla1x_P8Unzn-g=w60-h60-l90-rj</text:p>
          </table:table-cell>
          <table:table-cell table:style-name="Default" office:value-type="string">
            <text:p>Presenting Ilaiyaraaja (Telugu)</text:p>
          </table:table-cell>
          <table:table-cell table:style-name="Default" office:value-type="string">
            <text:p>50 songs</text:p>
          </table:table-cell>
          <table:table-cell table:formula="of:=RIGHT([.A313];LEN([.A313])-SEARCH(&quot;=&quot;;[.A313]))" office:value-type="string" office:string-value="RDCLAK5uy_mzHBpepNVBonVKx_0pqB-ifQyLLqIfssk">
            <text:p>RDCLAK5uy_mzHBpepNVBonVKx_0pqB-ifQyLLqIfssk</text:p>
          </table:table-cell>
          <table:table-cell table:style-name="ce8" table:formula="of:=ABS(LEFT([.D313] ;LEN([.D313])-6))" office:value-type="float" office:value="50">
            <text:p>50</text:p>
          </table:table-cell>
          <table:table-cell table:formula="of:=PROPER(RIGHT([.C313];LEN([.C313])-SEARCH(&quot; &quot;;[.C313])))" office:value-type="string" office:string-value="Ilaiyaraaja (Telugu)">
            <text:p>Ilaiyaraaja (Telugu)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zpBFnAPcGS-4FYm4BzAY-Q3VmvNCQwxY</text:p>
          </table:table-cell>
          <table:table-cell office:value-type="string">
            <text:p>https://lh3.googleusercontent.com/ulb4aCGc90MDR6bpEHJDcQdou7TTQn34s76jiDoLlCkruN1416e-2YtcdM648qD4Odl1s0yaDzBeDA0=w60-h60-l90-rj</text:p>
          </table:table-cell>
          <table:table-cell office:value-type="string">
            <text:p>Presenting Imagine Dragons</text:p>
          </table:table-cell>
          <table:table-cell office:value-type="string">
            <text:p>42 songs</text:p>
          </table:table-cell>
          <table:table-cell table:formula="of:=RIGHT([.A314];LEN([.A314])-SEARCH(&quot;=&quot;;[.A314]))" office:value-type="string" office:string-value="RDCLAK5uy_mzpBFnAPcGS-4FYm4BzAY-Q3VmvNCQwxY">
            <text:p>RDCLAK5uy_mzpBFnAPcGS-4FYm4BzAY-Q3VmvNCQwxY</text:p>
          </table:table-cell>
          <table:table-cell table:style-name="ce8" table:formula="of:=ABS(LEFT([.D314] ;LEN([.D314])-6))" office:value-type="float" office:value="42">
            <text:p>42</text:p>
          </table:table-cell>
          <table:table-cell table:formula="of:=PROPER(RIGHT([.C314];LEN([.C314])-SEARCH(&quot; &quot;;[.C314])))" office:value-type="string" office:string-value="Imagine Dragons">
            <text:p>Imagine Dragon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zpBFnAPcGS-4FYm4BzAY-Q3VmvNCQwxY</text:p>
          </table:table-cell>
          <table:table-cell table:style-name="Default" office:value-type="string">
            <text:p>https://lh3.googleusercontent.com/ulb4aCGc90MDR6bpEHJDcQdou7TTQn34s76jiDoLlCkruN1416e-2YtcdM648qD4Odl1s0yaDzBeDA0=w60-h60-l90-rj</text:p>
          </table:table-cell>
          <table:table-cell table:style-name="Default" office:value-type="string">
            <text:p>Presenting Imagine Dragons</text:p>
          </table:table-cell>
          <table:table-cell table:style-name="Default" office:value-type="string">
            <text:p>42 songs</text:p>
          </table:table-cell>
          <table:table-cell table:formula="of:=RIGHT([.A315];LEN([.A315])-SEARCH(&quot;=&quot;;[.A315]))" office:value-type="string" office:string-value="RDCLAK5uy_mzpBFnAPcGS-4FYm4BzAY-Q3VmvNCQwxY">
            <text:p>RDCLAK5uy_mzpBFnAPcGS-4FYm4BzAY-Q3VmvNCQwxY</text:p>
          </table:table-cell>
          <table:table-cell table:style-name="ce8" table:formula="of:=ABS(LEFT([.D315] ;LEN([.D315])-6))" office:value-type="float" office:value="42">
            <text:p>42</text:p>
          </table:table-cell>
          <table:table-cell table:formula="of:=PROPER(RIGHT([.C315];LEN([.C315])-SEARCH(&quot; &quot;;[.C315])))" office:value-type="string" office:string-value="Imagine Dragons">
            <text:p>Imagine Dragon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trMAtKiNKfCQguPNxrMH7w12ZA2dFj8</text:p>
          </table:table-cell>
          <table:table-cell table:style-name="Default" office:value-type="string">
            <text:p>https://lh3.googleusercontent.com/fBQV2txC-2Edm-Hg10wiFFjNm2F20GCjaybFmQ5YQu7YZZgrLvlZ0WEjWTWQz_--mQid5LrJ3QceCg=w60-h60-l90-rj</text:p>
          </table:table-cell>
          <table:table-cell table:style-name="Default" office:value-type="string">
            <text:p>Presenting Indochine</text:p>
          </table:table-cell>
          <table:table-cell table:style-name="Default" office:value-type="string">
            <text:p>38 songs</text:p>
          </table:table-cell>
          <table:table-cell table:formula="of:=RIGHT([.A316];LEN([.A316])-SEARCH(&quot;=&quot;;[.A316]))" office:value-type="string" office:string-value="RDCLAK5uy_kLtrMAtKiNKfCQguPNxrMH7w12ZA2dFj8">
            <text:p>RDCLAK5uy_kLtrMAtKiNKfCQguPNxrMH7w12ZA2dFj8</text:p>
          </table:table-cell>
          <table:table-cell table:style-name="ce8" table:formula="of:=ABS(LEFT([.D316] ;LEN([.D316])-6))" office:value-type="float" office:value="38">
            <text:p>38</text:p>
          </table:table-cell>
          <table:table-cell table:formula="of:=PROPER(RIGHT([.C316];LEN([.C316])-SEARCH(&quot; &quot;;[.C316])))" office:value-type="string" office:string-value="Indochine">
            <text:p>Indochi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hAYunZhPYVoWHdl4waqB8efToLSwcY9Q</text:p>
          </table:table-cell>
          <table:table-cell office:value-type="string">
            <text:p>https://lh3.googleusercontent.com/R_n4zXBlxq3M5FESfVJXxZv4qioaWF9Cf9BQoMrEonla38BQEuZSCoId5IVti85UpWIG5gbYiFusCr8=w60-h60-l90-rj</text:p>
          </table:table-cell>
          <table:table-cell office:value-type="string">
            <text:p>Presenting INI</text:p>
          </table:table-cell>
          <table:table-cell office:value-type="string">
            <text:p>31 songs</text:p>
          </table:table-cell>
          <table:table-cell table:formula="of:=RIGHT([.A317];LEN([.A317])-SEARCH(&quot;=&quot;;[.A317]))" office:value-type="string" office:string-value="RDCLAK5uy_nhAYunZhPYVoWHdl4waqB8efToLSwcY9Q">
            <text:p>RDCLAK5uy_nhAYunZhPYVoWHdl4waqB8efToLSwcY9Q</text:p>
          </table:table-cell>
          <table:table-cell table:style-name="ce8" table:formula="of:=ABS(LEFT([.D317] ;LEN([.D317])-6))" office:value-type="float" office:value="31">
            <text:p>31</text:p>
          </table:table-cell>
          <table:table-cell table:formula="of:=PROPER(RIGHT([.C317];LEN([.C317])-SEARCH(&quot; &quot;;[.C317])))" office:value-type="string" office:string-value="Ini">
            <text:p>I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yXhUR6TYgBxJv6AkFRa7hUJJQfx6DJRQ</text:p>
          </table:table-cell>
          <table:table-cell office:value-type="string">
            <text:p>https://lh3.googleusercontent.com/8i_eBFiwtI1P4LU2F0opFXM_vOZplO4dgh3JNEEuBvyec2rOyXfu2N2bbC-I7qQowavTjR5UH2vEOp8=w60-h60-l90-rj</text:p>
          </table:table-cell>
          <table:table-cell office:value-type="string">
            <text:p>Presenting Inna</text:p>
          </table:table-cell>
          <table:table-cell office:value-type="string">
            <text:p>45 songs</text:p>
          </table:table-cell>
          <table:table-cell table:formula="of:=RIGHT([.A318];LEN([.A318])-SEARCH(&quot;=&quot;;[.A318]))" office:value-type="string" office:string-value="RDCLAK5uy_lyXhUR6TYgBxJv6AkFRa7hUJJQfx6DJRQ">
            <text:p>RDCLAK5uy_lyXhUR6TYgBxJv6AkFRa7hUJJQfx6DJRQ</text:p>
          </table:table-cell>
          <table:table-cell table:style-name="ce8" table:formula="of:=ABS(LEFT([.D318] ;LEN([.D318])-6))" office:value-type="float" office:value="45">
            <text:p>45</text:p>
          </table:table-cell>
          <table:table-cell table:formula="of:=PROPER(RIGHT([.C318];LEN([.C318])-SEARCH(&quot; &quot;;[.C318])))" office:value-type="string" office:string-value="Inna">
            <text:p>In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LFLIon11SLDlv_Au5hb7qEStBX3pBnk8</text:p>
          </table:table-cell>
          <table:table-cell office:value-type="string">
            <text:p>https://lh3.googleusercontent.com/uwH9OU-MQ56mbXLPH_j_Uz1kXSI87qOsU_s4HKqFDTbqpxdIAOQl_BKNSdqxcIM39ogdWK1JMdRbuQ=w60-h60-l90-rj</text:p>
          </table:table-cell>
          <table:table-cell office:value-type="string">
            <text:p>Presenting INORAN</text:p>
          </table:table-cell>
          <table:table-cell office:value-type="string">
            <text:p>20 songs</text:p>
          </table:table-cell>
          <table:table-cell table:formula="of:=RIGHT([.A319];LEN([.A319])-SEARCH(&quot;=&quot;;[.A319]))" office:value-type="string" office:string-value="RDCLAK5uy_lLFLIon11SLDlv_Au5hb7qEStBX3pBnk8">
            <text:p>RDCLAK5uy_lLFLIon11SLDlv_Au5hb7qEStBX3pBnk8</text:p>
          </table:table-cell>
          <table:table-cell table:style-name="ce8" table:formula="of:=ABS(LEFT([.D319] ;LEN([.D319])-6))" office:value-type="float" office:value="20">
            <text:p>20</text:p>
          </table:table-cell>
          <table:table-cell table:formula="of:=PROPER(RIGHT([.C319];LEN([.C319])-SEARCH(&quot; &quot;;[.C319])))" office:value-type="string" office:string-value="Inoran">
            <text:p>Inor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AvdxAQB6HF1POY6Vy2KLXwhOExXWzfzI</text:p>
          </table:table-cell>
          <table:table-cell table:style-name="Default" office:value-type="string">
            <text:p>https://lh3.googleusercontent.com/PKKLzkjTSfmLJhl0ecWna7KtgYWF-G8YKwH50GXVb_T-qc-F4BQavfira5d1Pv4d8hidwuQS8DgFLQtL=w60-h60-l90-rj</text:p>
          </table:table-cell>
          <table:table-cell table:style-name="Default" office:value-type="string">
            <text:p>Presenting Interpol</text:p>
          </table:table-cell>
          <table:table-cell table:style-name="Default" office:value-type="string">
            <text:p>35 songs</text:p>
          </table:table-cell>
          <table:table-cell table:formula="of:=RIGHT([.A320];LEN([.A320])-SEARCH(&quot;=&quot;;[.A320]))" office:value-type="string" office:string-value="RDCLAK5uy_mAvdxAQB6HF1POY6Vy2KLXwhOExXWzfzI">
            <text:p>RDCLAK5uy_mAvdxAQB6HF1POY6Vy2KLXwhOExXWzfzI</text:p>
          </table:table-cell>
          <table:table-cell table:style-name="ce8" table:formula="of:=ABS(LEFT([.D320] ;LEN([.D320])-6))" office:value-type="float" office:value="35">
            <text:p>35</text:p>
          </table:table-cell>
          <table:table-cell table:formula="of:=PROPER(RIGHT([.C320];LEN([.C320])-SEARCH(&quot; &quot;;[.C320])))" office:value-type="string" office:string-value="Interpol">
            <text:p>Interpo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2Rse4HmFw5jj0Tb8EnX8tYyfGfOj5Egw</text:p>
          </table:table-cell>
          <table:table-cell office:value-type="string">
            <text:p>https://lh3.googleusercontent.com/uZqa6y9lDW8fwAgIo74MEE5-4wS0czCMP1_LaHrGmi8rL7S6gQfqXsvFTLCQe3MEQXs3d8NOhxP4chY=w60-h60-l90-rj</text:p>
          </table:table-cell>
          <table:table-cell office:value-type="string">
            <text:p>Presenting INXS</text:p>
          </table:table-cell>
          <table:table-cell office:value-type="string">
            <text:p>23 songs</text:p>
          </table:table-cell>
          <table:table-cell table:formula="of:=RIGHT([.A321];LEN([.A321])-SEARCH(&quot;=&quot;;[.A321]))" office:value-type="string" office:string-value="RDCLAK5uy_l2Rse4HmFw5jj0Tb8EnX8tYyfGfOj5Egw">
            <text:p>RDCLAK5uy_l2Rse4HmFw5jj0Tb8EnX8tYyfGfOj5Egw</text:p>
          </table:table-cell>
          <table:table-cell table:style-name="ce8" table:formula="of:=ABS(LEFT([.D321] ;LEN([.D321])-6))" office:value-type="float" office:value="23">
            <text:p>23</text:p>
          </table:table-cell>
          <table:table-cell table:formula="of:=PROPER(RIGHT([.C321];LEN([.C321])-SEARCH(&quot; &quot;;[.C321])))" office:value-type="string" office:string-value="Inxs">
            <text:p>Inx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zEC5B_2yNIN-msxnNcZyDw6xZgT-VKv8</text:p>
          </table:table-cell>
          <table:table-cell office:value-type="string">
            <text:p>https://lh3.googleusercontent.com/vfFKqiZcNZxT2GP5axiUt5ZA52WJNTbjLrkhDgZeLfJ4tNxYuyL30HjyLmAFZyipoYu5nuwiZ-_bAKs=w60-h60-l90-rj</text:p>
          </table:table-cell>
          <table:table-cell office:value-type="string">
            <text:p>Presenting Ireisu</text:p>
          </table:table-cell>
          <table:table-cell office:value-type="string">
            <text:p>29 songs</text:p>
          </table:table-cell>
          <table:table-cell table:formula="of:=RIGHT([.A322];LEN([.A322])-SEARCH(&quot;=&quot;;[.A322]))" office:value-type="string" office:string-value="RDCLAK5uy_lzEC5B_2yNIN-msxnNcZyDw6xZgT-VKv8">
            <text:p>RDCLAK5uy_lzEC5B_2yNIN-msxnNcZyDw6xZgT-VKv8</text:p>
          </table:table-cell>
          <table:table-cell table:style-name="ce8" table:formula="of:=ABS(LEFT([.D322] ;LEN([.D322])-6))" office:value-type="float" office:value="29">
            <text:p>29</text:p>
          </table:table-cell>
          <table:table-cell table:formula="of:=PROPER(RIGHT([.C322];LEN([.C322])-SEARCH(&quot; &quot;;[.C322])))" office:value-type="string" office:string-value="Ireisu">
            <text:p>Ireis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2_I_gyG8l4Fqy-JYSN3W5ovWydDgL2Do</text:p>
          </table:table-cell>
          <table:table-cell office:value-type="string">
            <text:p>https://lh3.googleusercontent.com/h1PaYXD_G3dYjLm007FIM5ObN5-JJPMOGl3xZsvXFDts1DhkqJ2fBD-Wpuqbet6_9BrMWj7G1qDw8Q=w60-h60-l90-rj</text:p>
          </table:table-cell>
          <table:table-cell office:value-type="string">
            <text:p>Presenting ITZY</text:p>
          </table:table-cell>
          <table:table-cell office:value-type="string">
            <text:p>76 songs</text:p>
          </table:table-cell>
          <table:table-cell table:formula="of:=RIGHT([.A323];LEN([.A323])-SEARCH(&quot;=&quot;;[.A323]))" office:value-type="string" office:string-value="RDCLAK5uy_l2_I_gyG8l4Fqy-JYSN3W5ovWydDgL2Do">
            <text:p>RDCLAK5uy_l2_I_gyG8l4Fqy-JYSN3W5ovWydDgL2Do</text:p>
          </table:table-cell>
          <table:table-cell table:style-name="ce8" table:formula="of:=ABS(LEFT([.D323] ;LEN([.D323])-6))" office:value-type="float" office:value="76">
            <text:p>76</text:p>
          </table:table-cell>
          <table:table-cell table:formula="of:=PROPER(RIGHT([.C323];LEN([.C323])-SEARCH(&quot; &quot;;[.C323])))" office:value-type="string" office:string-value="Itzy">
            <text:p>Itz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wJC38kLd47DuaPs9-nqWcegoTNrV7gbg</text:p>
          </table:table-cell>
          <table:table-cell table:style-name="Default" office:value-type="string">
            <text:p>https://lh3.googleusercontent.com/q82yYTI6fBPWDbjjooXXyVwdoFTIvR7klJkoEPGm7WUaZo8w9Fgo2i3s0McQLmCAIn87_juleT6UcaY=w60-h60-l90-rj</text:p>
          </table:table-cell>
          <table:table-cell table:style-name="Default" office:value-type="string">
            <text:p>Presenting Iwan Fals</text:p>
          </table:table-cell>
          <table:table-cell table:style-name="Default" office:value-type="string">
            <text:p>36 songs</text:p>
          </table:table-cell>
          <table:table-cell table:formula="of:=RIGHT([.A324];LEN([.A324])-SEARCH(&quot;=&quot;;[.A324]))" office:value-type="string" office:string-value="RDCLAK5uy_nwJC38kLd47DuaPs9-nqWcegoTNrV7gbg">
            <text:p>RDCLAK5uy_nwJC38kLd47DuaPs9-nqWcegoTNrV7gbg</text:p>
          </table:table-cell>
          <table:table-cell table:style-name="ce8" table:formula="of:=ABS(LEFT([.D324] ;LEN([.D324])-6))" office:value-type="float" office:value="36">
            <text:p>36</text:p>
          </table:table-cell>
          <table:table-cell table:formula="of:=PROPER(RIGHT([.C324];LEN([.C324])-SEARCH(&quot; &quot;;[.C324])))" office:value-type="string" office:string-value="Iwan Fals">
            <text:p>Iwan Fal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MuY7dh_l1LY0aj1qx-3Hozd9UqqCFGCw</text:p>
          </table:table-cell>
          <table:table-cell table:style-name="Default" office:value-type="string">
            <text:p>https://lh3.googleusercontent.com/x5WxQcF6VUF7DqIHBZthdrR5JiTpJBP_ea7c0Ji-SamskGW-BxZyel8ZPCWdO5OugTSlxgSVwWLSjxg=w60-h60-l90-rj</text:p>
          </table:table-cell>
          <table:table-cell table:style-name="Default" office:value-type="string">
            <text:p>Presenting J Hus</text:p>
          </table:table-cell>
          <table:table-cell table:style-name="Default" office:value-type="string">
            <text:p>23 songs</text:p>
          </table:table-cell>
          <table:table-cell table:formula="of:=RIGHT([.A325];LEN([.A325])-SEARCH(&quot;=&quot;;[.A325]))" office:value-type="string" office:string-value="RDCLAK5uy_nMuY7dh_l1LY0aj1qx-3Hozd9UqqCFGCw">
            <text:p>RDCLAK5uy_nMuY7dh_l1LY0aj1qx-3Hozd9UqqCFGCw</text:p>
          </table:table-cell>
          <table:table-cell table:style-name="ce8" table:formula="of:=ABS(LEFT([.D325] ;LEN([.D325])-6))" office:value-type="float" office:value="23">
            <text:p>23</text:p>
          </table:table-cell>
          <table:table-cell table:formula="of:=PROPER(RIGHT([.C325];LEN([.C325])-SEARCH(&quot; &quot;;[.C325])))" office:value-type="string" office:string-value="J Hus">
            <text:p>J Hu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od9hCco8GaOnfICNWIGvD5RNfldP3SY0</text:p>
          </table:table-cell>
          <table:table-cell office:value-type="string">
            <text:p>https://lh3.googleusercontent.com/K6fMY0ZX1HfPnMtkb1RONy-0xQteryirOyuC9ncg0_Rht3YOKlIO-IuXwU_nwcLX9A5bUb3yfdvXoMqA=w60-h60-l90-rj</text:p>
          </table:table-cell>
          <table:table-cell office:value-type="string">
            <text:p>Presenting J. Cole</text:p>
          </table:table-cell>
          <table:table-cell office:value-type="string">
            <text:p>50 songs</text:p>
          </table:table-cell>
          <table:table-cell table:formula="of:=RIGHT([.A326];LEN([.A326])-SEARCH(&quot;=&quot;;[.A326]))" office:value-type="string" office:string-value="RDCLAK5uy_kod9hCco8GaOnfICNWIGvD5RNfldP3SY0">
            <text:p>RDCLAK5uy_kod9hCco8GaOnfICNWIGvD5RNfldP3SY0</text:p>
          </table:table-cell>
          <table:table-cell table:style-name="ce8" table:formula="of:=ABS(LEFT([.D326] ;LEN([.D326])-6))" office:value-type="float" office:value="50">
            <text:p>50</text:p>
          </table:table-cell>
          <table:table-cell table:formula="of:=PROPER(RIGHT([.C326];LEN([.C326])-SEARCH(&quot; &quot;;[.C326])))" office:value-type="string" office:string-value="J. Cole">
            <text:p>J. Col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mUBl1q748eVuLRihSpvpqKNNSLIHI998</text:p>
          </table:table-cell>
          <table:table-cell office:value-type="string">
            <text:p>https://lh3.googleusercontent.com/m4JNJugzlwVq341q0u9UnIoKTALvNvQKdGhO5c7R2u-yXxZ6Pl7Y6nHce_BRQNMsU8gpKVNjy7v_FaY=w60-h60-l90-rj</text:p>
          </table:table-cell>
          <table:table-cell office:value-type="string">
            <text:p>Presenting Jack Johnson</text:p>
          </table:table-cell>
          <table:table-cell office:value-type="string">
            <text:p>32 songs</text:p>
          </table:table-cell>
          <table:table-cell table:formula="of:=RIGHT([.A327];LEN([.A327])-SEARCH(&quot;=&quot;;[.A327]))" office:value-type="string" office:string-value="RDCLAK5uy_mmUBl1q748eVuLRihSpvpqKNNSLIHI998">
            <text:p>RDCLAK5uy_mmUBl1q748eVuLRihSpvpqKNNSLIHI998</text:p>
          </table:table-cell>
          <table:table-cell table:style-name="ce8" table:formula="of:=ABS(LEFT([.D327] ;LEN([.D327])-6))" office:value-type="float" office:value="32">
            <text:p>32</text:p>
          </table:table-cell>
          <table:table-cell table:formula="of:=PROPER(RIGHT([.C327];LEN([.C327])-SEARCH(&quot; &quot;;[.C327])))" office:value-type="string" office:string-value="Jack Johnson">
            <text:p>Jack Johns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ZvALCoggYJlYi9AHOZH46yqE8mF4wI1w</text:p>
          </table:table-cell>
          <table:table-cell office:value-type="string">
            <text:p>https://lh3.googleusercontent.com/H8L3gD7ckPgZaQHfex3n9JveckCj00kTht7wtzu4CQKrkrVueecpezULNdjMFdcKeiYu6neuzrsrwvNl=w60-h60-l90-rj</text:p>
          </table:table-cell>
          <table:table-cell office:value-type="string">
            <text:p>Presenting Jagged Edge</text:p>
          </table:table-cell>
          <table:table-cell office:value-type="string">
            <text:p>23 songs</text:p>
          </table:table-cell>
          <table:table-cell table:formula="of:=RIGHT([.A328];LEN([.A328])-SEARCH(&quot;=&quot;;[.A328]))" office:value-type="string" office:string-value="RDCLAK5uy_lZvALCoggYJlYi9AHOZH46yqE8mF4wI1w">
            <text:p>RDCLAK5uy_lZvALCoggYJlYi9AHOZH46yqE8mF4wI1w</text:p>
          </table:table-cell>
          <table:table-cell table:style-name="ce8" table:formula="of:=ABS(LEFT([.D328] ;LEN([.D328])-6))" office:value-type="float" office:value="23">
            <text:p>23</text:p>
          </table:table-cell>
          <table:table-cell table:formula="of:=PROPER(RIGHT([.C328];LEN([.C328])-SEARCH(&quot; &quot;;[.C328])))" office:value-type="string" office:string-value="Jagged Edge">
            <text:p>Jagged Edg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ZvALCoggYJlYi9AHOZH46yqE8mF4wI1w</text:p>
          </table:table-cell>
          <table:table-cell table:style-name="Default" office:value-type="string">
            <text:p>https://lh3.googleusercontent.com/H8L3gD7ckPgZaQHfex3n9JveckCj00kTht7wtzu4CQKrkrVueecpezULNdjMFdcKeiYu6neuzrsrwvNl=w60-h60-l90-rj</text:p>
          </table:table-cell>
          <table:table-cell table:style-name="Default" office:value-type="string">
            <text:p>Presenting Jagged Edge</text:p>
          </table:table-cell>
          <table:table-cell table:style-name="Default" office:value-type="string">
            <text:p>23 songs</text:p>
          </table:table-cell>
          <table:table-cell table:formula="of:=RIGHT([.A329];LEN([.A329])-SEARCH(&quot;=&quot;;[.A329]))" office:value-type="string" office:string-value="RDCLAK5uy_lZvALCoggYJlYi9AHOZH46yqE8mF4wI1w">
            <text:p>RDCLAK5uy_lZvALCoggYJlYi9AHOZH46yqE8mF4wI1w</text:p>
          </table:table-cell>
          <table:table-cell table:style-name="ce8" table:formula="of:=ABS(LEFT([.D329] ;LEN([.D329])-6))" office:value-type="float" office:value="23">
            <text:p>23</text:p>
          </table:table-cell>
          <table:table-cell table:formula="of:=PROPER(RIGHT([.C329];LEN([.C329])-SEARCH(&quot; &quot;;[.C329])))" office:value-type="string" office:string-value="Jagged Edge">
            <text:p>Jagged Edg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N9ClGXNBbUA6XPbclniU-2_42joj9ux4</text:p>
          </table:table-cell>
          <table:table-cell office:value-type="string">
            <text:p>https://lh3.googleusercontent.com/bHQhlz8baGiQRWp6oliByylp37MsWrVyzDdBuPbTgLUKCcFbI0E7x_ikuDrhiLvIwoTs8wGXnAzkAk0=w60-h60-l90-rj</text:p>
          </table:table-cell>
          <table:table-cell office:value-type="string">
            <text:p>Presenting James Arthur</text:p>
          </table:table-cell>
          <table:table-cell office:value-type="string">
            <text:p>25 songs</text:p>
          </table:table-cell>
          <table:table-cell table:formula="of:=RIGHT([.A330];LEN([.A330])-SEARCH(&quot;=&quot;;[.A330]))" office:value-type="string" office:string-value="RDCLAK5uy_nN9ClGXNBbUA6XPbclniU-2_42joj9ux4">
            <text:p>RDCLAK5uy_nN9ClGXNBbUA6XPbclniU-2_42joj9ux4</text:p>
          </table:table-cell>
          <table:table-cell table:style-name="ce8" table:formula="of:=ABS(LEFT([.D330] ;LEN([.D330])-6))" office:value-type="float" office:value="25">
            <text:p>25</text:p>
          </table:table-cell>
          <table:table-cell table:formula="of:=PROPER(RIGHT([.C330];LEN([.C330])-SEARCH(&quot; &quot;;[.C330])))" office:value-type="string" office:string-value="James Arthur">
            <text:p>James Arthu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qlnbvn-99E2x7mYpeSQJGPv_nB3xuSO4</text:p>
          </table:table-cell>
          <table:table-cell office:value-type="string">
            <text:p>https://lh3.googleusercontent.com/UN0bUHbPzWj7ywGwA9q85oCH9wfp44LZsrO7jRVPEWAQtnYclOiMwtYT9CI3CXZ-HGFoM6hjncEOE9o=w60-h60-l90-rj</text:p>
          </table:table-cell>
          <table:table-cell office:value-type="string">
            <text:p>Presenting James Blunt</text:p>
          </table:table-cell>
          <table:table-cell office:value-type="string">
            <text:p>38 songs</text:p>
          </table:table-cell>
          <table:table-cell table:formula="of:=RIGHT([.A331];LEN([.A331])-SEARCH(&quot;=&quot;;[.A331]))" office:value-type="string" office:string-value="RDCLAK5uy_kqlnbvn-99E2x7mYpeSQJGPv_nB3xuSO4">
            <text:p>RDCLAK5uy_kqlnbvn-99E2x7mYpeSQJGPv_nB3xuSO4</text:p>
          </table:table-cell>
          <table:table-cell table:style-name="ce8" table:formula="of:=ABS(LEFT([.D331] ;LEN([.D331])-6))" office:value-type="float" office:value="38">
            <text:p>38</text:p>
          </table:table-cell>
          <table:table-cell table:formula="of:=PROPER(RIGHT([.C331];LEN([.C331])-SEARCH(&quot; &quot;;[.C331])))" office:value-type="string" office:string-value="James Blunt">
            <text:p>James Blun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qlnbvn-99E2x7mYpeSQJGPv_nB3xuSO4</text:p>
          </table:table-cell>
          <table:table-cell table:style-name="Default" office:value-type="string">
            <text:p>https://lh3.googleusercontent.com/UN0bUHbPzWj7ywGwA9q85oCH9wfp44LZsrO7jRVPEWAQtnYclOiMwtYT9CI3CXZ-HGFoM6hjncEOE9o=w60-h60-l90-rj</text:p>
          </table:table-cell>
          <table:table-cell table:style-name="Default" office:value-type="string">
            <text:p>Presenting James Blunt</text:p>
          </table:table-cell>
          <table:table-cell table:style-name="Default" office:value-type="string">
            <text:p>38 songs</text:p>
          </table:table-cell>
          <table:table-cell table:formula="of:=RIGHT([.A332];LEN([.A332])-SEARCH(&quot;=&quot;;[.A332]))" office:value-type="string" office:string-value="RDCLAK5uy_kqlnbvn-99E2x7mYpeSQJGPv_nB3xuSO4">
            <text:p>RDCLAK5uy_kqlnbvn-99E2x7mYpeSQJGPv_nB3xuSO4</text:p>
          </table:table-cell>
          <table:table-cell table:style-name="ce8" table:formula="of:=ABS(LEFT([.D332] ;LEN([.D332])-6))" office:value-type="float" office:value="38">
            <text:p>38</text:p>
          </table:table-cell>
          <table:table-cell table:formula="of:=PROPER(RIGHT([.C332];LEN([.C332])-SEARCH(&quot; &quot;;[.C332])))" office:value-type="string" office:string-value="James Blunt">
            <text:p>James Blun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KLty2r3yrc4BlB8Y6d9G5Du_TD83_3yM</text:p>
          </table:table-cell>
          <table:table-cell table:style-name="Default" office:value-type="string">
            <text:p>https://lh3.googleusercontent.com/g06KCyYKH9h7g3uZg5GTlhXIjb1qXIWAKYy1MI27Q5ASn-GiNlPAQ1ahFP-95_xRd6iwEQy9n4J0ow=w60-h60-l90-rj</text:p>
          </table:table-cell>
          <table:table-cell table:style-name="Default" office:value-type="string">
            <text:p>Presenting Jamie xx</text:p>
          </table:table-cell>
          <table:table-cell table:style-name="Default" office:value-type="string">
            <text:p>22 songs</text:p>
          </table:table-cell>
          <table:table-cell table:formula="of:=RIGHT([.A333];LEN([.A333])-SEARCH(&quot;=&quot;;[.A333]))" office:value-type="string" office:string-value="RDCLAK5uy_nKLty2r3yrc4BlB8Y6d9G5Du_TD83_3yM">
            <text:p>RDCLAK5uy_nKLty2r3yrc4BlB8Y6d9G5Du_TD83_3yM</text:p>
          </table:table-cell>
          <table:table-cell table:style-name="ce8" table:formula="of:=ABS(LEFT([.D333] ;LEN([.D333])-6))" office:value-type="float" office:value="22">
            <text:p>22</text:p>
          </table:table-cell>
          <table:table-cell table:formula="of:=PROPER(RIGHT([.C333];LEN([.C333])-SEARCH(&quot; &quot;;[.C333])))" office:value-type="string" office:string-value="Jamie Xx">
            <text:p>Jamie X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OJGylhMegd3zFoIi8ZBKqtHr_EbMxYCs</text:p>
          </table:table-cell>
          <table:table-cell table:style-name="Default" office:value-type="string">
            <text:p>https://lh3.googleusercontent.com/IKXRG9BmoFzEtqC5qZ9k0Fv5vi6ulyvOFqgsz35rB1EPDWXVBYAomdHJxR3ZnwpfSRcp-w1q72zcnRs=w60-h60-l90-rj</text:p>
          </table:table-cell>
          <table:table-cell table:style-name="Default" office:value-type="string">
            <text:p>Presenting Jamiroquai</text:p>
          </table:table-cell>
          <table:table-cell table:style-name="Default" office:value-type="string">
            <text:p>40 songs</text:p>
          </table:table-cell>
          <table:table-cell table:formula="of:=RIGHT([.A334];LEN([.A334])-SEARCH(&quot;=&quot;;[.A334]))" office:value-type="string" office:string-value="RDCLAK5uy_kOJGylhMegd3zFoIi8ZBKqtHr_EbMxYCs">
            <text:p>RDCLAK5uy_kOJGylhMegd3zFoIi8ZBKqtHr_EbMxYCs</text:p>
          </table:table-cell>
          <table:table-cell table:style-name="ce8" table:formula="of:=ABS(LEFT([.D334] ;LEN([.D334])-6))" office:value-type="float" office:value="40">
            <text:p>40</text:p>
          </table:table-cell>
          <table:table-cell table:formula="of:=PROPER(RIGHT([.C334];LEN([.C334])-SEARCH(&quot; &quot;;[.C334])))" office:value-type="string" office:string-value="Jamiroquai">
            <text:p>Jamiroquai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jw1vgdXgpMGOqeCsvV4YnNwRmA6TYO0Y</text:p>
          </table:table-cell>
          <table:table-cell table:style-name="Default" office:value-type="string">
            <text:p>https://lh3.googleusercontent.com/9qLyJEZjPPBiFo_w4xsVdVE_CwKqDjtCkisqCPwvb0YVtYiMkj_KHITZEMHogm__f6j5g_uAP9bBegJQ=w60-h60-l90-rj</text:p>
          </table:table-cell>
          <table:table-cell table:style-name="Default" office:value-type="string">
            <text:p>Presenting Jamrud</text:p>
          </table:table-cell>
          <table:table-cell table:style-name="Default" office:value-type="string">
            <text:p>30 songs</text:p>
          </table:table-cell>
          <table:table-cell table:formula="of:=RIGHT([.A335];LEN([.A335])-SEARCH(&quot;=&quot;;[.A335]))" office:value-type="string" office:string-value="RDCLAK5uy_mjw1vgdXgpMGOqeCsvV4YnNwRmA6TYO0Y">
            <text:p>RDCLAK5uy_mjw1vgdXgpMGOqeCsvV4YnNwRmA6TYO0Y</text:p>
          </table:table-cell>
          <table:table-cell table:style-name="ce8" table:formula="of:=ABS(LEFT([.D335] ;LEN([.D335])-6))" office:value-type="float" office:value="30">
            <text:p>30</text:p>
          </table:table-cell>
          <table:table-cell table:formula="of:=PROPER(RIGHT([.C335];LEN([.C335])-SEARCH(&quot; &quot;;[.C335])))" office:value-type="string" office:string-value="Jamrud">
            <text:p>Jamru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7cNc8wnNp8AiAFMW2lnMm0kKuuRw6MPI</text:p>
          </table:table-cell>
          <table:table-cell office:value-type="string">
            <text:p>https://lh3.googleusercontent.com/mzuDv2001SV4z4-9uyykoW_RmKAZ1bYNZZVg1siVCmP7qt7o2bmOP2Z7ZWBPi3CNT_niD45V5rNLyXO4=w60-h60-l90-rj</text:p>
          </table:table-cell>
          <table:table-cell office:value-type="string">
            <text:p>Presenting Jão</text:p>
          </table:table-cell>
          <table:table-cell office:value-type="string">
            <text:p>31 songs</text:p>
          </table:table-cell>
          <table:table-cell table:formula="of:=RIGHT([.A336];LEN([.A336])-SEARCH(&quot;=&quot;;[.A336]))" office:value-type="string" office:string-value="RDCLAK5uy_m7cNc8wnNp8AiAFMW2lnMm0kKuuRw6MPI">
            <text:p>RDCLAK5uy_m7cNc8wnNp8AiAFMW2lnMm0kKuuRw6MPI</text:p>
          </table:table-cell>
          <table:table-cell table:style-name="ce8" table:formula="of:=ABS(LEFT([.D336] ;LEN([.D336])-6))" office:value-type="float" office:value="31">
            <text:p>31</text:p>
          </table:table-cell>
          <table:table-cell table:formula="of:=PROPER(RIGHT([.C336];LEN([.C336])-SEARCH(&quot; &quot;;[.C336])))" office:value-type="string" office:string-value="Jão">
            <text:p>Jã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Qqtl22K6zhMb3_y8Gb-zeqPgjujWvzSg</text:p>
          </table:table-cell>
          <table:table-cell office:value-type="string">
            <text:p>https://lh3.googleusercontent.com/hg1fOR5__sTlTNpgCgvU8p5uHjWz841iYRlnmljODK3fj7NvRc0MWHROMUvCD91AXte83Tz_qsqesg=w60-h60-l90-rj</text:p>
          </table:table-cell>
          <table:table-cell office:value-type="string">
            <text:p>Presenting Jason Derulo</text:p>
          </table:table-cell>
          <table:table-cell office:value-type="string">
            <text:p>36 songs</text:p>
          </table:table-cell>
          <table:table-cell table:formula="of:=RIGHT([.A337];LEN([.A337])-SEARCH(&quot;=&quot;;[.A337]))" office:value-type="string" office:string-value="RDCLAK5uy_lQqtl22K6zhMb3_y8Gb-zeqPgjujWvzSg">
            <text:p>RDCLAK5uy_lQqtl22K6zhMb3_y8Gb-zeqPgjujWvzSg</text:p>
          </table:table-cell>
          <table:table-cell table:style-name="ce8" table:formula="of:=ABS(LEFT([.D337] ;LEN([.D337])-6))" office:value-type="float" office:value="36">
            <text:p>36</text:p>
          </table:table-cell>
          <table:table-cell table:formula="of:=PROPER(RIGHT([.C337];LEN([.C337])-SEARCH(&quot; &quot;;[.C337])))" office:value-type="string" office:string-value="Jason Derulo">
            <text:p>Jason Derul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7l9QIKG0u6FK0SK5gbB_h6dA_Y5L-Q04</text:p>
          </table:table-cell>
          <table:table-cell office:value-type="string">
            <text:p>https://lh3.googleusercontent.com/wnJrP6YugHPUVhdDsE5v9WZFTEUPS5JhawEjhjQL7JXFp5JWE6ieyqXrFVWSigUu1TYq62eRAsXaUw=w60-h60-l90-rj</text:p>
          </table:table-cell>
          <table:table-cell office:value-type="string">
            <text:p>Presenting Jatin–Lalit</text:p>
          </table:table-cell>
          <table:table-cell office:value-type="string">
            <text:p>50 songs</text:p>
          </table:table-cell>
          <table:table-cell table:formula="of:=RIGHT([.A338];LEN([.A338])-SEARCH(&quot;=&quot;;[.A338]))" office:value-type="string" office:string-value="RDCLAK5uy_m7l9QIKG0u6FK0SK5gbB_h6dA_Y5L-Q04">
            <text:p>RDCLAK5uy_m7l9QIKG0u6FK0SK5gbB_h6dA_Y5L-Q04</text:p>
          </table:table-cell>
          <table:table-cell table:style-name="ce8" table:formula="of:=ABS(LEFT([.D338] ;LEN([.D338])-6))" office:value-type="float" office:value="50">
            <text:p>50</text:p>
          </table:table-cell>
          <table:table-cell table:formula="of:=PROPER(RIGHT([.C338];LEN([.C338])-SEARCH(&quot; &quot;;[.C338])))" office:value-type="string" office:string-value="Jatin–Lalit">
            <text:p>Jatin–Lali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uZKc5CTtCLcDK4meFL3iQ8HbbyBIU-nU</text:p>
          </table:table-cell>
          <table:table-cell table:style-name="Default" office:value-type="string">
            <text:p>https://lh3.googleusercontent.com/5dunA7m60DnVeDFY4r4CM0-7IREY33kY5q4PFSeyNiviI-LhYHioFSgoLb3eQPlN5IQtebwPVlaBvw=w60-h60-l90-rj</text:p>
          </table:table-cell>
          <table:table-cell table:style-name="Default" office:value-type="string">
            <text:p>Presenting Javed Akhtar</text:p>
          </table:table-cell>
          <table:table-cell table:style-name="Default" office:value-type="string">
            <text:p>50 songs</text:p>
          </table:table-cell>
          <table:table-cell table:formula="of:=RIGHT([.A339];LEN([.A339])-SEARCH(&quot;=&quot;;[.A339]))" office:value-type="string" office:string-value="RDCLAK5uy_muZKc5CTtCLcDK4meFL3iQ8HbbyBIU-nU">
            <text:p>RDCLAK5uy_muZKc5CTtCLcDK4meFL3iQ8HbbyBIU-nU</text:p>
          </table:table-cell>
          <table:table-cell table:style-name="ce8" table:formula="of:=ABS(LEFT([.D339] ;LEN([.D339])-6))" office:value-type="float" office:value="50">
            <text:p>50</text:p>
          </table:table-cell>
          <table:table-cell table:formula="of:=PROPER(RIGHT([.C339];LEN([.C339])-SEARCH(&quot; &quot;;[.C339])))" office:value-type="string" office:string-value="Javed Akhtar">
            <text:p>Javed Akht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9kJhu9FrYQ3WAWc80gqmYOTjjm8KPWdQ</text:p>
          </table:table-cell>
          <table:table-cell office:value-type="string">
            <text:p>https://lh3.googleusercontent.com/mePWgG8GsDITXOEH-v4DQve8G6Ucb2toWd6PR92G3NoJKhmrzQoZzVVNAkUyf7eEUd5L9ouEUYyJrH4=w60-h60-l90-rj</text:p>
          </table:table-cell>
          <table:table-cell office:value-type="string">
            <text:p>Presenting Javed Ali</text:p>
          </table:table-cell>
          <table:table-cell office:value-type="string">
            <text:p>30 songs</text:p>
          </table:table-cell>
          <table:table-cell table:formula="of:=RIGHT([.A340];LEN([.A340])-SEARCH(&quot;=&quot;;[.A340]))" office:value-type="string" office:string-value="RDCLAK5uy_k9kJhu9FrYQ3WAWc80gqmYOTjjm8KPWdQ">
            <text:p>RDCLAK5uy_k9kJhu9FrYQ3WAWc80gqmYOTjjm8KPWdQ</text:p>
          </table:table-cell>
          <table:table-cell table:style-name="ce8" table:formula="of:=ABS(LEFT([.D340] ;LEN([.D340])-6))" office:value-type="float" office:value="30">
            <text:p>30</text:p>
          </table:table-cell>
          <table:table-cell table:formula="of:=PROPER(RIGHT([.C340];LEN([.C340])-SEARCH(&quot; &quot;;[.C340])))" office:value-type="string" office:string-value="Javed Ali">
            <text:p>Javed Al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3" table:visibility="filter">
          <table:table-cell office:value-type="string">
            <text:p>https://music.youtube.com/playlist?list=RDCLAK5uy_l12ynH8dyLsBmE11ToAHLm9P04NS2i9ME</text:p>
          </table:table-cell>
          <table:table-cell office:value-type="string">
            <text:p>https://lh3.googleusercontent.com/Ys6BMSgo6SUyRA0Anwzim5SqQKc4iLrUxBJ_Xpo-2-0Bg9ex4JKPMYDMRE18POZq0h7qMhHUeTBBdaVS=w60-h60-l90-rj</text:p>
          </table:table-cell>
          <table:table-cell office:value-type="string">
            <text:p>Presenting Jay Chou (周杰倫)</text:p>
          </table:table-cell>
          <table:table-cell office:value-type="string">
            <text:p>56 songs</text:p>
          </table:table-cell>
          <table:table-cell table:formula="of:=RIGHT([.A341];LEN([.A341])-SEARCH(&quot;=&quot;;[.A341]))" office:value-type="string" office:string-value="RDCLAK5uy_l12ynH8dyLsBmE11ToAHLm9P04NS2i9ME">
            <text:p>RDCLAK5uy_l12ynH8dyLsBmE11ToAHLm9P04NS2i9ME</text:p>
          </table:table-cell>
          <table:table-cell table:style-name="ce8" table:formula="of:=ABS(LEFT([.D341] ;LEN([.D341])-6))" office:value-type="float" office:value="56">
            <text:p>56</text:p>
          </table:table-cell>
          <table:table-cell table:formula="of:=PROPER(RIGHT([.C341];LEN([.C341])-SEARCH(&quot; &quot;;[.C341])))" office:value-type="string" office:string-value="Jay Chou (周杰倫)">
            <text:p>Jay Chou (周杰倫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zun4DCJDU2KVpxT3Xd6WX6R4RBHG6_mI</text:p>
          </table:table-cell>
          <table:table-cell table:style-name="Default" office:value-type="string">
            <text:p>https://lh3.googleusercontent.com/FOIwxNk1nRai2tmZBa212n4uqJD5OhV9AFocXBhacjkwCfnANijoIW8pi-aXrKONPaFO7qsCEkukWg=w60-h60-l90-rj</text:p>
          </table:table-cell>
          <table:table-cell table:style-name="Default" office:value-type="string">
            <text:p>Presenting Jay-Z</text:p>
          </table:table-cell>
          <table:table-cell table:style-name="Default" office:value-type="string">
            <text:p>48 songs</text:p>
          </table:table-cell>
          <table:table-cell table:formula="of:=RIGHT([.A342];LEN([.A342])-SEARCH(&quot;=&quot;;[.A342]))" office:value-type="string" office:string-value="RDCLAK5uy_kzun4DCJDU2KVpxT3Xd6WX6R4RBHG6_mI">
            <text:p>RDCLAK5uy_kzun4DCJDU2KVpxT3Xd6WX6R4RBHG6_mI</text:p>
          </table:table-cell>
          <table:table-cell table:style-name="ce8" table:formula="of:=ABS(LEFT([.D342] ;LEN([.D342])-6))" office:value-type="float" office:value="48">
            <text:p>48</text:p>
          </table:table-cell>
          <table:table-cell table:formula="of:=PROPER(RIGHT([.C342];LEN([.C342])-SEARCH(&quot; &quot;;[.C342])))" office:value-type="string" office:string-value="Jay-Z">
            <text:p>Jay-Z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dML4UYXhWAv7wA9rtP7H9FECCmpApPo</text:p>
          </table:table-cell>
          <table:table-cell table:style-name="Default" office:value-type="string">
            <text:p>https://lh3.googleusercontent.com/R9cVLRxX9YVg3P2QiGGUo1i4msyS8scwgVM24Pskgx4B5RRIHs_0fafJCSfhNC4bBFNBDR-WoqsuXQ=w60-h60-l90-rj</text:p>
          </table:table-cell>
          <table:table-cell table:style-name="Default" office:value-type="string">
            <text:p>Presenting Jay1</text:p>
          </table:table-cell>
          <table:table-cell table:style-name="Default" office:value-type="string">
            <text:p>38 songs</text:p>
          </table:table-cell>
          <table:table-cell table:formula="of:=RIGHT([.A343];LEN([.A343])-SEARCH(&quot;=&quot;;[.A343]))" office:value-type="string" office:string-value="RDCLAK5uy_nAdML4UYXhWAv7wA9rtP7H9FECCmpApPo">
            <text:p>RDCLAK5uy_nAdML4UYXhWAv7wA9rtP7H9FECCmpApPo</text:p>
          </table:table-cell>
          <table:table-cell table:style-name="ce8" table:formula="of:=ABS(LEFT([.D343] ;LEN([.D343])-6))" office:value-type="float" office:value="38">
            <text:p>38</text:p>
          </table:table-cell>
          <table:table-cell table:formula="of:=PROPER(RIGHT([.C343];LEN([.C343])-SEARCH(&quot; &quot;;[.C343])))" office:value-type="string" office:string-value="Jay1">
            <text:p>Jay1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shGzw1M_vAMa6QdBrI0aw2O-tVNJvAHM</text:p>
          </table:table-cell>
          <table:table-cell office:value-type="string">
            <text:p>https://lh3.googleusercontent.com/ZAgfceS6i4zN2VlkQURhtr7tdc6p_V9czh3ItMIOuKYm5tG0ZfdT0na66hL1rGIZk6GWYzAksfUlkHDs=w60-h60-l90-rj</text:p>
          </table:table-cell>
          <table:table-cell office:value-type="string">
            <text:p>Presenting Jaya Bachchan</text:p>
          </table:table-cell>
          <table:table-cell office:value-type="string">
            <text:p>25 songs</text:p>
          </table:table-cell>
          <table:table-cell table:formula="of:=RIGHT([.A344];LEN([.A344])-SEARCH(&quot;=&quot;;[.A344]))" office:value-type="string" office:string-value="RDCLAK5uy_mshGzw1M_vAMa6QdBrI0aw2O-tVNJvAHM">
            <text:p>RDCLAK5uy_mshGzw1M_vAMa6QdBrI0aw2O-tVNJvAHM</text:p>
          </table:table-cell>
          <table:table-cell table:style-name="ce8" table:formula="of:=ABS(LEFT([.D344] ;LEN([.D344])-6))" office:value-type="float" office:value="25">
            <text:p>25</text:p>
          </table:table-cell>
          <table:table-cell table:formula="of:=PROPER(RIGHT([.C344];LEN([.C344])-SEARCH(&quot; &quot;;[.C344])))" office:value-type="string" office:string-value="Jaya Bachchan">
            <text:p>Jaya Bachc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IF4pe43bWakdN5NJMKBjj-Np7idJgwOY</text:p>
          </table:table-cell>
          <table:table-cell table:style-name="Default" office:value-type="string">
            <text:p>https://lh3.googleusercontent.com/0KA9PUdrakoCZwW1HnJYgfChFdgzPluC8bLqNUAG5eM6tUeLtEt1awvSshJj0rWLUWpz2hpxVie_fg=w60-h60-l90-rj</text:p>
          </table:table-cell>
          <table:table-cell table:style-name="Default" office:value-type="string">
            <text:p>Presenting Jaykae</text:p>
          </table:table-cell>
          <table:table-cell table:style-name="Default" office:value-type="string">
            <text:p>26 songs</text:p>
          </table:table-cell>
          <table:table-cell table:formula="of:=RIGHT([.A345];LEN([.A345])-SEARCH(&quot;=&quot;;[.A345]))" office:value-type="string" office:string-value="RDCLAK5uy_nIF4pe43bWakdN5NJMKBjj-Np7idJgwOY">
            <text:p>RDCLAK5uy_nIF4pe43bWakdN5NJMKBjj-Np7idJgwOY</text:p>
          </table:table-cell>
          <table:table-cell table:style-name="ce8" table:formula="of:=ABS(LEFT([.D345] ;LEN([.D345])-6))" office:value-type="float" office:value="26">
            <text:p>26</text:p>
          </table:table-cell>
          <table:table-cell table:formula="of:=PROPER(RIGHT([.C345];LEN([.C345])-SEARCH(&quot; &quot;;[.C345])))" office:value-type="string" office:string-value="Jaykae">
            <text:p>Jayka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njwpQgu2c2Jmn8zcYGUUhPxvbuPORYqw</text:p>
          </table:table-cell>
          <table:table-cell table:style-name="Default" office:value-type="string">
            <text:p>https://lh3.googleusercontent.com/Mi5z3oK3wvFo2-LmxavaCTvL5KhRUafHv0V8DxmiohSXHeWXMiBLivh6LamcfHIWM6yGZiHuOxhDpw=w60-h60-l90-rj</text:p>
          </table:table-cell>
          <table:table-cell table:style-name="Default" office:value-type="string">
            <text:p>Presenting Jelly Roll</text:p>
          </table:table-cell>
          <table:table-cell table:style-name="Default" office:value-type="string">
            <text:p>44 songs</text:p>
          </table:table-cell>
          <table:table-cell table:formula="of:=RIGHT([.A346];LEN([.A346])-SEARCH(&quot;=&quot;;[.A346]))" office:value-type="string" office:string-value="RDCLAK5uy_knjwpQgu2c2Jmn8zcYGUUhPxvbuPORYqw">
            <text:p>RDCLAK5uy_knjwpQgu2c2Jmn8zcYGUUhPxvbuPORYqw</text:p>
          </table:table-cell>
          <table:table-cell table:style-name="ce8" table:formula="of:=ABS(LEFT([.D346] ;LEN([.D346])-6))" office:value-type="float" office:value="44">
            <text:p>44</text:p>
          </table:table-cell>
          <table:table-cell table:formula="of:=PROPER(RIGHT([.C346];LEN([.C346])-SEARCH(&quot; &quot;;[.C346])))" office:value-type="string" office:string-value="Jelly Roll">
            <text:p>Jelly Rol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7FPVkqJNZtT7pwWVZeta8dvNvOaBbG_0</text:p>
          </table:table-cell>
          <table:table-cell office:value-type="string">
            <text:p>https://lh3.googleusercontent.com/CpxtGCJ50fWUByrgs3q3u5lJfm0ZWvcmTYGQKHHUVSIM7Hgq_3x7LuHKBKmHgjM-9rY0Ato7SfcVsHM=w60-h60-l90-rj</text:p>
          </table:table-cell>
          <table:table-cell office:value-type="string">
            <text:p>Presenting Jennifer Lopez</text:p>
          </table:table-cell>
          <table:table-cell office:value-type="string">
            <text:p>33 songs</text:p>
          </table:table-cell>
          <table:table-cell table:formula="of:=RIGHT([.A347];LEN([.A347])-SEARCH(&quot;=&quot;;[.A347]))" office:value-type="string" office:string-value="RDCLAK5uy_k7FPVkqJNZtT7pwWVZeta8dvNvOaBbG_0">
            <text:p>RDCLAK5uy_k7FPVkqJNZtT7pwWVZeta8dvNvOaBbG_0</text:p>
          </table:table-cell>
          <table:table-cell table:style-name="ce8" table:formula="of:=ABS(LEFT([.D347] ;LEN([.D347])-6))" office:value-type="float" office:value="33">
            <text:p>33</text:p>
          </table:table-cell>
          <table:table-cell table:formula="of:=PROPER(RIGHT([.C347];LEN([.C347])-SEARCH(&quot; &quot;;[.C347])))" office:value-type="string" office:string-value="Jennifer Lopez">
            <text:p>Jennifer Lopez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cLycJaECxC5-3NPognk1f_ZIQcNNJ2Oc</text:p>
          </table:table-cell>
          <table:table-cell office:value-type="string">
            <text:p>https://lh3.googleusercontent.com/BvRCxsi9wsBxxiukKIRa-UUVHVX8ihTXm9GsvC0ZbytFu5VjztYw7JuwjjD50RiAK9ofBo21wigyY7u4=w60-h60-l90-rj</text:p>
          </table:table-cell>
          <table:table-cell office:value-type="string">
            <text:p>Presenting Jeremy Camp</text:p>
          </table:table-cell>
          <table:table-cell office:value-type="string">
            <text:p>31 songs</text:p>
          </table:table-cell>
          <table:table-cell table:formula="of:=RIGHT([.A348];LEN([.A348])-SEARCH(&quot;=&quot;;[.A348]))" office:value-type="string" office:string-value="RDCLAK5uy_lcLycJaECxC5-3NPognk1f_ZIQcNNJ2Oc">
            <text:p>RDCLAK5uy_lcLycJaECxC5-3NPognk1f_ZIQcNNJ2Oc</text:p>
          </table:table-cell>
          <table:table-cell table:style-name="ce8" table:formula="of:=ABS(LEFT([.D348] ;LEN([.D348])-6))" office:value-type="float" office:value="31">
            <text:p>31</text:p>
          </table:table-cell>
          <table:table-cell table:formula="of:=PROPER(RIGHT([.C348];LEN([.C348])-SEARCH(&quot; &quot;;[.C348])))" office:value-type="string" office:string-value="Jeremy Camp">
            <text:p>Jeremy Cam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QBD3rFQ5BwWJpJGXQRPB-5AJA8Wp_XFM</text:p>
          </table:table-cell>
          <table:table-cell office:value-type="string">
            <text:p>https://lh3.googleusercontent.com/qCZ_0iBsuadHSEODovMXIa4-Vs9Mh11kPeSszfQG_lqxUr3AuXQ1usuCcKgFDceUtxjJB0apoW8tBOEJ=w60-h60-l90-rj</text:p>
          </table:table-cell>
          <table:table-cell office:value-type="string">
            <text:p>Presenting Jewel</text:p>
          </table:table-cell>
          <table:table-cell office:value-type="string">
            <text:p>25 songs</text:p>
          </table:table-cell>
          <table:table-cell table:formula="of:=RIGHT([.A349];LEN([.A349])-SEARCH(&quot;=&quot;;[.A349]))" office:value-type="string" office:string-value="RDCLAK5uy_kQBD3rFQ5BwWJpJGXQRPB-5AJA8Wp_XFM">
            <text:p>RDCLAK5uy_kQBD3rFQ5BwWJpJGXQRPB-5AJA8Wp_XFM</text:p>
          </table:table-cell>
          <table:table-cell table:style-name="ce8" table:formula="of:=ABS(LEFT([.D349] ;LEN([.D349])-6))" office:value-type="float" office:value="25">
            <text:p>25</text:p>
          </table:table-cell>
          <table:table-cell table:formula="of:=PROPER(RIGHT([.C349];LEN([.C349])-SEARCH(&quot; &quot;;[.C349])))" office:value-type="string" office:string-value="Jewel">
            <text:p>Jewe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QBD3rFQ5BwWJpJGXQRPB-5AJA8Wp_XFM</text:p>
          </table:table-cell>
          <table:table-cell table:style-name="Default" office:value-type="string">
            <text:p>https://lh3.googleusercontent.com/qCZ_0iBsuadHSEODovMXIa4-Vs9Mh11kPeSszfQG_lqxUr3AuXQ1usuCcKgFDceUtxjJB0apoW8tBOEJ=w60-h60-l90-rj</text:p>
          </table:table-cell>
          <table:table-cell table:style-name="Default" office:value-type="string">
            <text:p>Presenting Jewel</text:p>
          </table:table-cell>
          <table:table-cell table:style-name="Default" office:value-type="string">
            <text:p>25 songs</text:p>
          </table:table-cell>
          <table:table-cell table:formula="of:=RIGHT([.A350];LEN([.A350])-SEARCH(&quot;=&quot;;[.A350]))" office:value-type="string" office:string-value="RDCLAK5uy_kQBD3rFQ5BwWJpJGXQRPB-5AJA8Wp_XFM">
            <text:p>RDCLAK5uy_kQBD3rFQ5BwWJpJGXQRPB-5AJA8Wp_XFM</text:p>
          </table:table-cell>
          <table:table-cell table:style-name="ce8" table:formula="of:=ABS(LEFT([.D350] ;LEN([.D350])-6))" office:value-type="float" office:value="25">
            <text:p>25</text:p>
          </table:table-cell>
          <table:table-cell table:formula="of:=PROPER(RIGHT([.C350];LEN([.C350])-SEARCH(&quot; &quot;;[.C350])))" office:value-type="string" office:string-value="Jewel">
            <text:p>Jewe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haYZLPfsdEPWXqSR4yTA595g1xvcAWBo</text:p>
          </table:table-cell>
          <table:table-cell office:value-type="string">
            <text:p>https://lh3.googleusercontent.com/tbIzl0IFyCnvY1ihn5A8AXLKTWyUNHoFymoBhMjkx_peEJo__dFMCF6IJNhJSQqMZA5rs9dKmHs-fRE=w60-h60-l90-rj</text:p>
          </table:table-cell>
          <table:table-cell office:value-type="string">
            <text:p>Presenting JID</text:p>
          </table:table-cell>
          <table:table-cell office:value-type="string">
            <text:p>31 songs</text:p>
          </table:table-cell>
          <table:table-cell table:formula="of:=RIGHT([.A351];LEN([.A351])-SEARCH(&quot;=&quot;;[.A351]))" office:value-type="string" office:string-value="RDCLAK5uy_khaYZLPfsdEPWXqSR4yTA595g1xvcAWBo">
            <text:p>RDCLAK5uy_khaYZLPfsdEPWXqSR4yTA595g1xvcAWBo</text:p>
          </table:table-cell>
          <table:table-cell table:style-name="ce8" table:formula="of:=ABS(LEFT([.D351] ;LEN([.D351])-6))" office:value-type="float" office:value="31">
            <text:p>31</text:p>
          </table:table-cell>
          <table:table-cell table:formula="of:=PROPER(RIGHT([.C351];LEN([.C351])-SEARCH(&quot; &quot;;[.C351])))" office:value-type="string" office:string-value="Jid">
            <text:p>Ji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U-jvyFULjofaWc-hGAq5vTZAnxct8e3A</text:p>
          </table:table-cell>
          <table:table-cell office:value-type="string">
            <text:p>https://lh3.googleusercontent.com/a-75u_0KqV08G28hlmPa_-8AVqvIwM-HWYcSSbiJW35QiR8ywVnNjzhfelsuM-aFzpM1E7Tl0B4XGg=w60-h60-l90-rj</text:p>
          </table:table-cell>
          <table:table-cell office:value-type="string">
            <text:p>Presenting Jimi Hendrix</text:p>
          </table:table-cell>
          <table:table-cell office:value-type="string">
            <text:p>42 songs</text:p>
          </table:table-cell>
          <table:table-cell table:formula="of:=RIGHT([.A352];LEN([.A352])-SEARCH(&quot;=&quot;;[.A352]))" office:value-type="string" office:string-value="RDCLAK5uy_lU-jvyFULjofaWc-hGAq5vTZAnxct8e3A">
            <text:p>RDCLAK5uy_lU-jvyFULjofaWc-hGAq5vTZAnxct8e3A</text:p>
          </table:table-cell>
          <table:table-cell table:style-name="ce8" table:formula="of:=ABS(LEFT([.D352] ;LEN([.D352])-6))" office:value-type="float" office:value="42">
            <text:p>42</text:p>
          </table:table-cell>
          <table:table-cell table:formula="of:=PROPER(RIGHT([.C352];LEN([.C352])-SEARCH(&quot; &quot;;[.C352])))" office:value-type="string" office:string-value="Jimi Hendrix">
            <text:p>Jimi Hendri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U-jvyFULjofaWc-hGAq5vTZAnxct8e3A</text:p>
          </table:table-cell>
          <table:table-cell table:style-name="Default" office:value-type="string">
            <text:p>https://lh3.googleusercontent.com/a-75u_0KqV08G28hlmPa_-8AVqvIwM-HWYcSSbiJW35QiR8ywVnNjzhfelsuM-aFzpM1E7Tl0B4XGg=w60-h60-l90-rj</text:p>
          </table:table-cell>
          <table:table-cell table:style-name="Default" office:value-type="string">
            <text:p>Presenting Jimi Hendrix</text:p>
          </table:table-cell>
          <table:table-cell table:style-name="Default" office:value-type="string">
            <text:p>42 songs</text:p>
          </table:table-cell>
          <table:table-cell table:formula="of:=RIGHT([.A353];LEN([.A353])-SEARCH(&quot;=&quot;;[.A353]))" office:value-type="string" office:string-value="RDCLAK5uy_lU-jvyFULjofaWc-hGAq5vTZAnxct8e3A">
            <text:p>RDCLAK5uy_lU-jvyFULjofaWc-hGAq5vTZAnxct8e3A</text:p>
          </table:table-cell>
          <table:table-cell table:style-name="ce8" table:formula="of:=ABS(LEFT([.D353] ;LEN([.D353])-6))" office:value-type="float" office:value="42">
            <text:p>42</text:p>
          </table:table-cell>
          <table:table-cell table:formula="of:=PROPER(RIGHT([.C353];LEN([.C353])-SEARCH(&quot; &quot;;[.C353])))" office:value-type="string" office:string-value="Jimi Hendrix">
            <text:p>Jimi Hendrix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If9I0ls8z8RApOBa_EYP1ml7kQzSPhYs</text:p>
          </table:table-cell>
          <table:table-cell office:value-type="string">
            <text:p>https://lh3.googleusercontent.com/tb7J8S9HrgONjNkF2wdCbyQXM1qXFHhqpaJpAIUIUZ6QxBgmCzNDvhxJbwTBQbv6ti3L5o7j-pazsuPw=w60-h60-l90-rj</text:p>
          </table:table-cell>
          <table:table-cell office:value-type="string">
            <text:p>Presenting Jimmy Buffett</text:p>
          </table:table-cell>
          <table:table-cell office:value-type="string">
            <text:p>23 songs</text:p>
          </table:table-cell>
          <table:table-cell table:formula="of:=RIGHT([.A354];LEN([.A354])-SEARCH(&quot;=&quot;;[.A354]))" office:value-type="string" office:string-value="RDCLAK5uy_nIf9I0ls8z8RApOBa_EYP1ml7kQzSPhYs">
            <text:p>RDCLAK5uy_nIf9I0ls8z8RApOBa_EYP1ml7kQzSPhYs</text:p>
          </table:table-cell>
          <table:table-cell table:style-name="ce8" table:formula="of:=ABS(LEFT([.D354] ;LEN([.D354])-6))" office:value-type="float" office:value="23">
            <text:p>23</text:p>
          </table:table-cell>
          <table:table-cell table:formula="of:=PROPER(RIGHT([.C354];LEN([.C354])-SEARCH(&quot; &quot;;[.C354])))" office:value-type="string" office:string-value="Jimmy Buffett">
            <text:p>Jimmy Buffe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If9I0ls8z8RApOBa_EYP1ml7kQzSPhYs</text:p>
          </table:table-cell>
          <table:table-cell table:style-name="Default" office:value-type="string">
            <text:p>https://lh3.googleusercontent.com/tb7J8S9HrgONjNkF2wdCbyQXM1qXFHhqpaJpAIUIUZ6QxBgmCzNDvhxJbwTBQbv6ti3L5o7j-pazsuPw=w60-h60-l90-rj</text:p>
          </table:table-cell>
          <table:table-cell table:style-name="Default" office:value-type="string">
            <text:p>Presenting Jimmy Buffett</text:p>
          </table:table-cell>
          <table:table-cell table:style-name="Default" office:value-type="string">
            <text:p>23 songs</text:p>
          </table:table-cell>
          <table:table-cell table:formula="of:=RIGHT([.A355];LEN([.A355])-SEARCH(&quot;=&quot;;[.A355]))" office:value-type="string" office:string-value="RDCLAK5uy_nIf9I0ls8z8RApOBa_EYP1ml7kQzSPhYs">
            <text:p>RDCLAK5uy_nIf9I0ls8z8RApOBa_EYP1ml7kQzSPhYs</text:p>
          </table:table-cell>
          <table:table-cell table:style-name="ce8" table:formula="of:=ABS(LEFT([.D355] ;LEN([.D355])-6))" office:value-type="float" office:value="23">
            <text:p>23</text:p>
          </table:table-cell>
          <table:table-cell table:formula="of:=PROPER(RIGHT([.C355];LEN([.C355])-SEARCH(&quot; &quot;;[.C355])))" office:value-type="string" office:string-value="Jimmy Buffett">
            <text:p>Jimmy Buffe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DuNzL5nlX-mpZp5_0JaiDVs1AdSuWRrg</text:p>
          </table:table-cell>
          <table:table-cell office:value-type="string">
            <text:p>https://lh3.googleusercontent.com/NxJcbAWCraDIR8ZldoItMOeG4dgZ5QeGBVvFgSVDV22D7dnBEv7rQ4KAA7-4hQIfskw3fMoCJzKFfA=w60-h60-l90-rj</text:p>
          </table:table-cell>
          <table:table-cell office:value-type="string">
            <text:p>Presenting Joan Sebastian</text:p>
          </table:table-cell>
          <table:table-cell office:value-type="string">
            <text:p>45 songs</text:p>
          </table:table-cell>
          <table:table-cell table:formula="of:=RIGHT([.A356];LEN([.A356])-SEARCH(&quot;=&quot;;[.A356]))" office:value-type="string" office:string-value="RDCLAK5uy_kDuNzL5nlX-mpZp5_0JaiDVs1AdSuWRrg">
            <text:p>RDCLAK5uy_kDuNzL5nlX-mpZp5_0JaiDVs1AdSuWRrg</text:p>
          </table:table-cell>
          <table:table-cell table:style-name="ce8" table:formula="of:=ABS(LEFT([.D356] ;LEN([.D356])-6))" office:value-type="float" office:value="45">
            <text:p>45</text:p>
          </table:table-cell>
          <table:table-cell table:formula="of:=PROPER(RIGHT([.C356];LEN([.C356])-SEARCH(&quot; &quot;;[.C356])))" office:value-type="string" office:string-value="Joan Sebastian">
            <text:p>Joan Sebasti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DuNzL5nlX-mpZp5_0JaiDVs1AdSuWRrg</text:p>
          </table:table-cell>
          <table:table-cell table:style-name="Default" office:value-type="string">
            <text:p>https://lh3.googleusercontent.com/NxJcbAWCraDIR8ZldoItMOeG4dgZ5QeGBVvFgSVDV22D7dnBEv7rQ4KAA7-4hQIfskw3fMoCJzKFfA=w60-h60-l90-rj</text:p>
          </table:table-cell>
          <table:table-cell table:style-name="Default" office:value-type="string">
            <text:p>Presenting Joan Sebastian</text:p>
          </table:table-cell>
          <table:table-cell table:style-name="Default" office:value-type="string">
            <text:p>45 songs</text:p>
          </table:table-cell>
          <table:table-cell table:formula="of:=RIGHT([.A357];LEN([.A357])-SEARCH(&quot;=&quot;;[.A357]))" office:value-type="string" office:string-value="RDCLAK5uy_kDuNzL5nlX-mpZp5_0JaiDVs1AdSuWRrg">
            <text:p>RDCLAK5uy_kDuNzL5nlX-mpZp5_0JaiDVs1AdSuWRrg</text:p>
          </table:table-cell>
          <table:table-cell table:style-name="ce8" table:formula="of:=ABS(LEFT([.D357] ;LEN([.D357])-6))" office:value-type="float" office:value="45">
            <text:p>45</text:p>
          </table:table-cell>
          <table:table-cell table:formula="of:=PROPER(RIGHT([.C357];LEN([.C357])-SEARCH(&quot; &quot;;[.C357])))" office:value-type="string" office:string-value="Joan Sebastian">
            <text:p>Joan Sebasti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Uo4otgkNHU_IlW-9eR_67de0uMmA7JwA</text:p>
          </table:table-cell>
          <table:table-cell table:style-name="Default" office:value-type="string">
            <text:p>https://lh3.googleusercontent.com/JIBnWJ3HOZT0EPM2Mjgcs-VkWGTuMLT2IwHxojAr52dTtyB5SstTk50g-Qmqol9JHhx_bjDcLwlHcg=w60-h60-l90-rj</text:p>
          </table:table-cell>
          <table:table-cell table:style-name="Default" office:value-type="string">
            <text:p>Presenting Joeboy</text:p>
          </table:table-cell>
          <table:table-cell table:style-name="Default" office:value-type="string">
            <text:p>34 songs</text:p>
          </table:table-cell>
          <table:table-cell table:formula="of:=RIGHT([.A358];LEN([.A358])-SEARCH(&quot;=&quot;;[.A358]))" office:value-type="string" office:string-value="RDCLAK5uy_lUo4otgkNHU_IlW-9eR_67de0uMmA7JwA">
            <text:p>RDCLAK5uy_lUo4otgkNHU_IlW-9eR_67de0uMmA7JwA</text:p>
          </table:table-cell>
          <table:table-cell table:style-name="ce8" table:formula="of:=ABS(LEFT([.D358] ;LEN([.D358])-6))" office:value-type="float" office:value="34">
            <text:p>34</text:p>
          </table:table-cell>
          <table:table-cell table:formula="of:=PROPER(RIGHT([.C358];LEN([.C358])-SEARCH(&quot; &quot;;[.C358])))" office:value-type="string" office:string-value="Joeboy">
            <text:p>Joebo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fVUEodvNBHEoiQQ4qqdidQhP2bbDKlYs</text:p>
          </table:table-cell>
          <table:table-cell table:style-name="Default" office:value-type="string">
            <text:p>https://lh3.googleusercontent.com/TaF2xmXMqytkQF2D3rfsrnJn6axCOGW1t-SLdIj8NQ0TDP29mDnIaZ7aV0I1OtVOlXQqYUTHECCK7QQ=w60-h60-l90-rj</text:p>
          </table:table-cell>
          <table:table-cell table:style-name="Default" office:value-type="string">
            <text:p>Presenting John Mayer</text:p>
          </table:table-cell>
          <table:table-cell table:style-name="Default" office:value-type="string">
            <text:p>35 songs</text:p>
          </table:table-cell>
          <table:table-cell table:formula="of:=RIGHT([.A359];LEN([.A359])-SEARCH(&quot;=&quot;;[.A359]))" office:value-type="string" office:string-value="RDCLAK5uy_lfVUEodvNBHEoiQQ4qqdidQhP2bbDKlYs">
            <text:p>RDCLAK5uy_lfVUEodvNBHEoiQQ4qqdidQhP2bbDKlYs</text:p>
          </table:table-cell>
          <table:table-cell table:style-name="ce8" table:formula="of:=ABS(LEFT([.D359] ;LEN([.D359])-6))" office:value-type="float" office:value="35">
            <text:p>35</text:p>
          </table:table-cell>
          <table:table-cell table:formula="of:=PROPER(RIGHT([.C359];LEN([.C359])-SEARCH(&quot; &quot;;[.C359])))" office:value-type="string" office:string-value="John Mayer">
            <text:p>John May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-UdTKQGyEYcX939V0MaPcmZzoXVi3AIg</text:p>
          </table:table-cell>
          <table:table-cell table:style-name="Default" office:value-type="string">
            <text:p>https://lh3.googleusercontent.com/R-h72peDLw1J49rSRPim-W4WcrkfsWY-gQWdnr2OHp17Zu4By7qGfBfDS73xWDHpcmrFKyxO61pciA=w60-h60-l90-rj</text:p>
          </table:table-cell>
          <table:table-cell table:style-name="Default" office:value-type="string">
            <text:p>Presenting Johnny Hallyday</text:p>
          </table:table-cell>
          <table:table-cell table:style-name="Default" office:value-type="string">
            <text:p>40 songs</text:p>
          </table:table-cell>
          <table:table-cell table:formula="of:=RIGHT([.A360];LEN([.A360])-SEARCH(&quot;=&quot;;[.A360]))" office:value-type="string" office:string-value="RDCLAK5uy_l-UdTKQGyEYcX939V0MaPcmZzoXVi3AIg">
            <text:p>RDCLAK5uy_l-UdTKQGyEYcX939V0MaPcmZzoXVi3AIg</text:p>
          </table:table-cell>
          <table:table-cell table:style-name="ce8" table:formula="of:=ABS(LEFT([.D360] ;LEN([.D360])-6))" office:value-type="float" office:value="40">
            <text:p>40</text:p>
          </table:table-cell>
          <table:table-cell table:formula="of:=PROPER(RIGHT([.C360];LEN([.C360])-SEARCH(&quot; &quot;;[.C360])))" office:value-type="string" office:string-value="Johnny Hallyday">
            <text:p>Johnny Hallyda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mM4YOKwCxsdIZZaqHqHCVlaKzcKEA_qA</text:p>
          </table:table-cell>
          <table:table-cell table:style-name="Default" office:value-type="string">
            <text:p>https://lh3.googleusercontent.com/jhbyXV2N9dxjitAH3uzTfAkYhZKTImZKlGuR9sAD2YtvTDZ1wC-SmvSF2ckN9Nitc1OOIR1v0FAJnYWd=w60-h60-l90-rj</text:p>
          </table:table-cell>
          <table:table-cell table:style-name="Default" office:value-type="string">
            <text:p>Presenting Jonas Brothers</text:p>
          </table:table-cell>
          <table:table-cell table:style-name="Default" office:value-type="string">
            <text:p>29 songs</text:p>
          </table:table-cell>
          <table:table-cell table:formula="of:=RIGHT([.A361];LEN([.A361])-SEARCH(&quot;=&quot;;[.A361]))" office:value-type="string" office:string-value="RDCLAK5uy_nmM4YOKwCxsdIZZaqHqHCVlaKzcKEA_qA">
            <text:p>RDCLAK5uy_nmM4YOKwCxsdIZZaqHqHCVlaKzcKEA_qA</text:p>
          </table:table-cell>
          <table:table-cell table:style-name="ce8" table:formula="of:=ABS(LEFT([.D361] ;LEN([.D361])-6))" office:value-type="float" office:value="29">
            <text:p>29</text:p>
          </table:table-cell>
          <table:table-cell table:formula="of:=PROPER(RIGHT([.C361];LEN([.C361])-SEARCH(&quot; &quot;;[.C361])))" office:value-type="string" office:string-value="Jonas Brothers">
            <text:p>Jonas Brothe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_9FibmhFdhaHJ8Zp0zlykjPPHXVVcaw</text:p>
          </table:table-cell>
          <table:table-cell office:value-type="string">
            <text:p>https://lh3.googleusercontent.com/LvYoNUFM6GS-B0JJIhDLrDFHHZrbjDsn6Bqh5WMO49Hs6H1UiH4eO4gG-BplaX4albr5ulEijsPPawc=w60-h60-l90-rj</text:p>
          </table:table-cell>
          <table:table-cell office:value-type="string">
            <text:p>Presenting Jorja Smith</text:p>
          </table:table-cell>
          <table:table-cell office:value-type="string">
            <text:p>31 songs</text:p>
          </table:table-cell>
          <table:table-cell table:formula="of:=RIGHT([.A362];LEN([.A362])-SEARCH(&quot;=&quot;;[.A362]))" office:value-type="string" office:string-value="RDCLAK5uy_me_9FibmhFdhaHJ8Zp0zlykjPPHXVVcaw">
            <text:p>RDCLAK5uy_me_9FibmhFdhaHJ8Zp0zlykjPPHXVVcaw</text:p>
          </table:table-cell>
          <table:table-cell table:style-name="ce8" table:formula="of:=ABS(LEFT([.D362] ;LEN([.D362])-6))" office:value-type="float" office:value="31">
            <text:p>31</text:p>
          </table:table-cell>
          <table:table-cell table:formula="of:=PROPER(RIGHT([.C362];LEN([.C362])-SEARCH(&quot; &quot;;[.C362])))" office:value-type="string" office:string-value="Jorja Smith">
            <text:p>Jorja Smit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ZjuC4ACg8Ud4vhW2MG-riAX0Dcoza96Q</text:p>
          </table:table-cell>
          <table:table-cell table:style-name="Default" office:value-type="string">
            <text:p>https://lh3.googleusercontent.com/xrzPfapfIf5g7CF6Iki3ONWlUBv4r1Zzv2jmO_Y-qJpfqyzKZ6iq2xbQ9hnleTd8yDohMh0o5tYbTw=w60-h60-l90-rj</text:p>
          </table:table-cell>
          <table:table-cell table:style-name="Default" office:value-type="string">
            <text:p>Presenting JP THE WAVY</text:p>
          </table:table-cell>
          <table:table-cell table:style-name="Default" office:value-type="string">
            <text:p>23 songs</text:p>
          </table:table-cell>
          <table:table-cell table:formula="of:=RIGHT([.A363];LEN([.A363])-SEARCH(&quot;=&quot;;[.A363]))" office:value-type="string" office:string-value="RDCLAK5uy_nZjuC4ACg8Ud4vhW2MG-riAX0Dcoza96Q">
            <text:p>RDCLAK5uy_nZjuC4ACg8Ud4vhW2MG-riAX0Dcoza96Q</text:p>
          </table:table-cell>
          <table:table-cell table:style-name="ce8" table:formula="of:=ABS(LEFT([.D363] ;LEN([.D363])-6))" office:value-type="float" office:value="23">
            <text:p>23</text:p>
          </table:table-cell>
          <table:table-cell table:formula="of:=PROPER(RIGHT([.C363];LEN([.C363])-SEARCH(&quot; &quot;;[.C363])))" office:value-type="string" office:string-value="Jp The Wavy">
            <text:p>Jp The Wav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1AluiE7YUqzKw7IB4M45Nkmxr-_GI2CA</text:p>
          </table:table-cell>
          <table:table-cell office:value-type="string">
            <text:p>https://lh3.googleusercontent.com/yk7nN45qr1lZ6bveRDvoKhS5-sPGgdOr4l7wkJ3CqVruV2wN9LamX4EsaUnpyfnp8L0mnoeYBnxXUDE=w60-h60-l90-rj</text:p>
          </table:table-cell>
          <table:table-cell office:value-type="string">
            <text:p>Presenting Juan Gabriel</text:p>
          </table:table-cell>
          <table:table-cell office:value-type="string">
            <text:p>59 songs</text:p>
          </table:table-cell>
          <table:table-cell table:formula="of:=RIGHT([.A364];LEN([.A364])-SEARCH(&quot;=&quot;;[.A364]))" office:value-type="string" office:string-value="RDCLAK5uy_m1AluiE7YUqzKw7IB4M45Nkmxr-_GI2CA">
            <text:p>RDCLAK5uy_m1AluiE7YUqzKw7IB4M45Nkmxr-_GI2CA</text:p>
          </table:table-cell>
          <table:table-cell table:style-name="ce8" table:formula="of:=ABS(LEFT([.D364] ;LEN([.D364])-6))" office:value-type="float" office:value="59">
            <text:p>59</text:p>
          </table:table-cell>
          <table:table-cell table:formula="of:=PROPER(RIGHT([.C364];LEN([.C364])-SEARCH(&quot; &quot;;[.C364])))" office:value-type="string" office:string-value="Juan Gabriel">
            <text:p>Juan Gabri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P_oochBOnGUJCZtvOsCbRC3NkI8HLPek</text:p>
          </table:table-cell>
          <table:table-cell office:value-type="string">
            <text:p>https://lh3.googleusercontent.com/TfwOqmtxxiAB6O5g3vwSPEh1z6Zr4ZZk_rYGrZkc0OT7auFdH1pF8QujiRH9Umly_0fKReBLw0xbkDE=w60-h60-l90-rj</text:p>
          </table:table-cell>
          <table:table-cell office:value-type="string">
            <text:p>Presenting Juanes</text:p>
          </table:table-cell>
          <table:table-cell office:value-type="string">
            <text:p>48 songs</text:p>
          </table:table-cell>
          <table:table-cell table:formula="of:=RIGHT([.A365];LEN([.A365])-SEARCH(&quot;=&quot;;[.A365]))" office:value-type="string" office:string-value="RDCLAK5uy_kP_oochBOnGUJCZtvOsCbRC3NkI8HLPek">
            <text:p>RDCLAK5uy_kP_oochBOnGUJCZtvOsCbRC3NkI8HLPek</text:p>
          </table:table-cell>
          <table:table-cell table:style-name="ce8" table:formula="of:=ABS(LEFT([.D365] ;LEN([.D365])-6))" office:value-type="float" office:value="48">
            <text:p>48</text:p>
          </table:table-cell>
          <table:table-cell table:formula="of:=PROPER(RIGHT([.C365];LEN([.C365])-SEARCH(&quot; &quot;;[.C365])))" office:value-type="string" office:string-value="Juanes">
            <text:p>Juan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ozyJbCAr2vfb8TqhQO_KZKnyv4bbLU04</text:p>
          </table:table-cell>
          <table:table-cell table:style-name="Default" office:value-type="string">
            <text:p>https://lh3.googleusercontent.com/1n5SqIoXdSjllNZV-j-ux9KDJcVkV3hJJtNn1AqQaddQXvqRLJt7jqy7fKLSLBCdff6JMPpkgmWtVBk=w60-h60-l90-rj</text:p>
          </table:table-cell>
          <table:table-cell table:style-name="Default" office:value-type="string">
            <text:p>Presenting Judas Priest</text:p>
          </table:table-cell>
          <table:table-cell table:style-name="Default" office:value-type="string">
            <text:p>33 songs</text:p>
          </table:table-cell>
          <table:table-cell table:formula="of:=RIGHT([.A366];LEN([.A366])-SEARCH(&quot;=&quot;;[.A366]))" office:value-type="string" office:string-value="RDCLAK5uy_mozyJbCAr2vfb8TqhQO_KZKnyv4bbLU04">
            <text:p>RDCLAK5uy_mozyJbCAr2vfb8TqhQO_KZKnyv4bbLU04</text:p>
          </table:table-cell>
          <table:table-cell table:style-name="ce8" table:formula="of:=ABS(LEFT([.D366] ;LEN([.D366])-6))" office:value-type="float" office:value="33">
            <text:p>33</text:p>
          </table:table-cell>
          <table:table-cell table:formula="of:=PROPER(RIGHT([.C366];LEN([.C366])-SEARCH(&quot; &quot;;[.C366])))" office:value-type="string" office:string-value="Judas Priest">
            <text:p>Judas Pries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0CWGFbs2Yxy-nRWzGkxW56z5FimdNx60</text:p>
          </table:table-cell>
          <table:table-cell office:value-type="string">
            <text:p>https://lh3.googleusercontent.com/T_-R96j7y8ekWTMjysLqud1kRBSMl7X22yCYk1pbqw4DxFjeYr_75FEXlna7z4K2vgTaWG5th802yrc=w60-h60-l90-rj</text:p>
          </table:table-cell>
          <table:table-cell office:value-type="string">
            <text:p>Presenting Juice WRLD</text:p>
          </table:table-cell>
          <table:table-cell office:value-type="string">
            <text:p>29 songs</text:p>
          </table:table-cell>
          <table:table-cell table:formula="of:=RIGHT([.A367];LEN([.A367])-SEARCH(&quot;=&quot;;[.A367]))" office:value-type="string" office:string-value="RDCLAK5uy_k0CWGFbs2Yxy-nRWzGkxW56z5FimdNx60">
            <text:p>RDCLAK5uy_k0CWGFbs2Yxy-nRWzGkxW56z5FimdNx60</text:p>
          </table:table-cell>
          <table:table-cell table:style-name="ce8" table:formula="of:=ABS(LEFT([.D367] ;LEN([.D367])-6))" office:value-type="float" office:value="29">
            <text:p>29</text:p>
          </table:table-cell>
          <table:table-cell table:formula="of:=PROPER(RIGHT([.C367];LEN([.C367])-SEARCH(&quot; &quot;;[.C367])))" office:value-type="string" office:string-value="Juice Wrld">
            <text:p>Juice Wrl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0CWGFbs2Yxy-nRWzGkxW56z5FimdNx60</text:p>
          </table:table-cell>
          <table:table-cell table:style-name="Default" office:value-type="string">
            <text:p>https://lh3.googleusercontent.com/T_-R96j7y8ekWTMjysLqud1kRBSMl7X22yCYk1pbqw4DxFjeYr_75FEXlna7z4K2vgTaWG5th802yrc=w60-h60-l90-rj</text:p>
          </table:table-cell>
          <table:table-cell table:style-name="Default" office:value-type="string">
            <text:p>Presenting Juice WRLD</text:p>
          </table:table-cell>
          <table:table-cell table:style-name="Default" office:value-type="string">
            <text:p>29 songs</text:p>
          </table:table-cell>
          <table:table-cell table:formula="of:=RIGHT([.A368];LEN([.A368])-SEARCH(&quot;=&quot;;[.A368]))" office:value-type="string" office:string-value="RDCLAK5uy_k0CWGFbs2Yxy-nRWzGkxW56z5FimdNx60">
            <text:p>RDCLAK5uy_k0CWGFbs2Yxy-nRWzGkxW56z5FimdNx60</text:p>
          </table:table-cell>
          <table:table-cell table:style-name="ce8" table:formula="of:=ABS(LEFT([.D368] ;LEN([.D368])-6))" office:value-type="float" office:value="29">
            <text:p>29</text:p>
          </table:table-cell>
          <table:table-cell table:formula="of:=PROPER(RIGHT([.C368];LEN([.C368])-SEARCH(&quot; &quot;;[.C368])))" office:value-type="string" office:string-value="Juice Wrld">
            <text:p>Juice Wrl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ZkDZhswYzC1n6B0tcnqkE8gifSWbeybw</text:p>
          </table:table-cell>
          <table:table-cell office:value-type="string">
            <text:p>https://lh3.googleusercontent.com/73AAPMlQZ5AazioMCI3_LpZIJ21lCVqfxc_f1fzuh3RxdT4kEhw9xkC3R_XpLa67PUT1zgTXN_dceFI=w60-h60-l90-rj</text:p>
          </table:table-cell>
          <table:table-cell office:value-type="string">
            <text:p>Presenting Juicy Luicy</text:p>
          </table:table-cell>
          <table:table-cell office:value-type="string">
            <text:p>23 songs</text:p>
          </table:table-cell>
          <table:table-cell table:formula="of:=RIGHT([.A369];LEN([.A369])-SEARCH(&quot;=&quot;;[.A369]))" office:value-type="string" office:string-value="RDCLAK5uy_mZkDZhswYzC1n6B0tcnqkE8gifSWbeybw">
            <text:p>RDCLAK5uy_mZkDZhswYzC1n6B0tcnqkE8gifSWbeybw</text:p>
          </table:table-cell>
          <table:table-cell table:style-name="ce8" table:formula="of:=ABS(LEFT([.D369] ;LEN([.D369])-6))" office:value-type="float" office:value="23">
            <text:p>23</text:p>
          </table:table-cell>
          <table:table-cell table:formula="of:=PROPER(RIGHT([.C369];LEN([.C369])-SEARCH(&quot; &quot;;[.C369])))" office:value-type="string" office:string-value="Juicy Luicy">
            <text:p>Juicy Luic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7dKIfNNrq4hn7tKYV7zD91rq6t2Y_vK0</text:p>
          </table:table-cell>
          <table:table-cell office:value-type="string">
            <text:p>https://lh3.googleusercontent.com/AlT8XhE-M7ORq5DJ7__p4WLg8lge5kujFHloGh6KWhHEdk5EKIO_VKa41AVQpfDj5ro990Bk3rX4d4QY=w60-h60-l90-rj</text:p>
          </table:table-cell>
          <table:table-cell office:value-type="string">
            <text:p>Presenting Julión Alvarez</text:p>
          </table:table-cell>
          <table:table-cell office:value-type="string">
            <text:p>39 songs</text:p>
          </table:table-cell>
          <table:table-cell table:formula="of:=RIGHT([.A370];LEN([.A370])-SEARCH(&quot;=&quot;;[.A370]))" office:value-type="string" office:string-value="RDCLAK5uy_k7dKIfNNrq4hn7tKYV7zD91rq6t2Y_vK0">
            <text:p>RDCLAK5uy_k7dKIfNNrq4hn7tKYV7zD91rq6t2Y_vK0</text:p>
          </table:table-cell>
          <table:table-cell table:style-name="ce8" table:formula="of:=ABS(LEFT([.D370] ;LEN([.D370])-6))" office:value-type="float" office:value="39">
            <text:p>39</text:p>
          </table:table-cell>
          <table:table-cell table:formula="of:=PROPER(RIGHT([.C370];LEN([.C370])-SEARCH(&quot; &quot;;[.C370])))" office:value-type="string" office:string-value="Julión Alvarez">
            <text:p>Julión Alvare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7dKIfNNrq4hn7tKYV7zD91rq6t2Y_vK0</text:p>
          </table:table-cell>
          <table:table-cell table:style-name="Default" office:value-type="string">
            <text:p>https://lh3.googleusercontent.com/AlT8XhE-M7ORq5DJ7__p4WLg8lge5kujFHloGh6KWhHEdk5EKIO_VKa41AVQpfDj5ro990Bk3rX4d4QY=w60-h60-l90-rj</text:p>
          </table:table-cell>
          <table:table-cell table:style-name="Default" office:value-type="string">
            <text:p>Presenting Julión Alvarez</text:p>
          </table:table-cell>
          <table:table-cell table:style-name="Default" office:value-type="string">
            <text:p>39 songs</text:p>
          </table:table-cell>
          <table:table-cell table:formula="of:=RIGHT([.A371];LEN([.A371])-SEARCH(&quot;=&quot;;[.A371]))" office:value-type="string" office:string-value="RDCLAK5uy_k7dKIfNNrq4hn7tKYV7zD91rq6t2Y_vK0">
            <text:p>RDCLAK5uy_k7dKIfNNrq4hn7tKYV7zD91rq6t2Y_vK0</text:p>
          </table:table-cell>
          <table:table-cell table:style-name="ce8" table:formula="of:=ABS(LEFT([.D371] ;LEN([.D371])-6))" office:value-type="float" office:value="39">
            <text:p>39</text:p>
          </table:table-cell>
          <table:table-cell table:formula="of:=PROPER(RIGHT([.C371];LEN([.C371])-SEARCH(&quot; &quot;;[.C371])))" office:value-type="string" office:string-value="Julión Alvarez">
            <text:p>Julión Alvarez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KnFw2SMbJHBsmC_edkEgIkzfTyZimiZU</text:p>
          </table:table-cell>
          <table:table-cell table:style-name="Default" office:value-type="string">
            <text:p>https://lh3.googleusercontent.com/_L7Ht1M5IMMmWx65e68vtWqqNw_kBt-dgjMAXFArSruXde-7jomM5gcqf255wNB8cKfu4a62mS7XEn0=w60-h60-l90-rj</text:p>
          </table:table-cell>
          <table:table-cell table:style-name="Default" office:value-type="string">
            <text:p>Presenting Jungle</text:p>
          </table:table-cell>
          <table:table-cell table:style-name="Default" office:value-type="string">
            <text:p>22 songs</text:p>
          </table:table-cell>
          <table:table-cell table:formula="of:=RIGHT([.A372];LEN([.A372])-SEARCH(&quot;=&quot;;[.A372]))" office:value-type="string" office:string-value="RDCLAK5uy_lKnFw2SMbJHBsmC_edkEgIkzfTyZimiZU">
            <text:p>RDCLAK5uy_lKnFw2SMbJHBsmC_edkEgIkzfTyZimiZU</text:p>
          </table:table-cell>
          <table:table-cell table:style-name="ce8" table:formula="of:=ABS(LEFT([.D372] ;LEN([.D372])-6))" office:value-type="float" office:value="22">
            <text:p>22</text:p>
          </table:table-cell>
          <table:table-cell table:formula="of:=PROPER(RIGHT([.C372];LEN([.C372])-SEARCH(&quot; &quot;;[.C372])))" office:value-type="string" office:string-value="Jungle">
            <text:p>Jung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3A50qKOMT6UNoyiuAFILMf2bDD31p7T0</text:p>
          </table:table-cell>
          <table:table-cell table:style-name="Default" office:value-type="string">
            <text:p>https://lh3.googleusercontent.com/G5AJ-yyekn9z5VAHP7zXfhcwjx2SjiWT8Y3qNbJNkWZNZTaAulVdxzmaFRM2poIBUCuwPLmJiZ0wAGkM=w60-h60-l90-rj</text:p>
          </table:table-cell>
          <table:table-cell table:style-name="Default" office:value-type="string">
            <text:p>Presenting Justice</text:p>
          </table:table-cell>
          <table:table-cell table:style-name="Default" office:value-type="string">
            <text:p>40 songs</text:p>
          </table:table-cell>
          <table:table-cell table:formula="of:=RIGHT([.A373];LEN([.A373])-SEARCH(&quot;=&quot;;[.A373]))" office:value-type="string" office:string-value="RDCLAK5uy_n3A50qKOMT6UNoyiuAFILMf2bDD31p7T0">
            <text:p>RDCLAK5uy_n3A50qKOMT6UNoyiuAFILMf2bDD31p7T0</text:p>
          </table:table-cell>
          <table:table-cell table:style-name="ce8" table:formula="of:=ABS(LEFT([.D373] ;LEN([.D373])-6))" office:value-type="float" office:value="40">
            <text:p>40</text:p>
          </table:table-cell>
          <table:table-cell table:formula="of:=PROPER(RIGHT([.C373];LEN([.C373])-SEARCH(&quot; &quot;;[.C373])))" office:value-type="string" office:string-value="Justice">
            <text:p>Justic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bM5Udvwj2DarPd7LKmd8mqHbcLsAcerg</text:p>
          </table:table-cell>
          <table:table-cell office:value-type="string">
            <text:p>https://lh3.googleusercontent.com/pBPVf6TQTrHYoQHKDfFVzga7TEuOE7HzOm0dlYiu7P8uOWi6oQpNdsEy7caCchcZm2jyAVokJ0WKxkI=w60-h60-l90-rj</text:p>
          </table:table-cell>
          <table:table-cell office:value-type="string">
            <text:p>Presenting Justin Bieber</text:p>
          </table:table-cell>
          <table:table-cell office:value-type="string">
            <text:p>50 songs</text:p>
          </table:table-cell>
          <table:table-cell table:formula="of:=RIGHT([.A374];LEN([.A374])-SEARCH(&quot;=&quot;;[.A374]))" office:value-type="string" office:string-value="RDCLAK5uy_kbM5Udvwj2DarPd7LKmd8mqHbcLsAcerg">
            <text:p>RDCLAK5uy_kbM5Udvwj2DarPd7LKmd8mqHbcLsAcerg</text:p>
          </table:table-cell>
          <table:table-cell table:style-name="ce8" table:formula="of:=ABS(LEFT([.D374] ;LEN([.D374])-6))" office:value-type="float" office:value="50">
            <text:p>50</text:p>
          </table:table-cell>
          <table:table-cell table:formula="of:=PROPER(RIGHT([.C374];LEN([.C374])-SEARCH(&quot; &quot;;[.C374])))" office:value-type="string" office:string-value="Justin Bieber">
            <text:p>Justin Bieb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bM5Udvwj2DarPd7LKmd8mqHbcLsAcerg</text:p>
          </table:table-cell>
          <table:table-cell table:style-name="Default" office:value-type="string">
            <text:p>https://lh3.googleusercontent.com/pBPVf6TQTrHYoQHKDfFVzga7TEuOE7HzOm0dlYiu7P8uOWi6oQpNdsEy7caCchcZm2jyAVokJ0WKxkI=w60-h60-l90-rj</text:p>
          </table:table-cell>
          <table:table-cell table:style-name="Default" office:value-type="string">
            <text:p>Presenting Justin Bieber</text:p>
          </table:table-cell>
          <table:table-cell table:style-name="Default" office:value-type="string">
            <text:p>50 songs</text:p>
          </table:table-cell>
          <table:table-cell table:formula="of:=RIGHT([.A375];LEN([.A375])-SEARCH(&quot;=&quot;;[.A375]))" office:value-type="string" office:string-value="RDCLAK5uy_kbM5Udvwj2DarPd7LKmd8mqHbcLsAcerg">
            <text:p>RDCLAK5uy_kbM5Udvwj2DarPd7LKmd8mqHbcLsAcerg</text:p>
          </table:table-cell>
          <table:table-cell table:style-name="ce8" table:formula="of:=ABS(LEFT([.D375] ;LEN([.D375])-6))" office:value-type="float" office:value="50">
            <text:p>50</text:p>
          </table:table-cell>
          <table:table-cell table:formula="of:=PROPER(RIGHT([.C375];LEN([.C375])-SEARCH(&quot; &quot;;[.C375])))" office:value-type="string" office:string-value="Justin Bieber">
            <text:p>Justin Bieb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GRpbtm8tUK2VqKMOOojySV8yOcWl1V3k</text:p>
          </table:table-cell>
          <table:table-cell table:style-name="Default" office:value-type="string">
            <text:p>https://lh3.googleusercontent.com/hehw1Qv3QL-Q_Ef4tu28erx1uRstMjNtdRysEXpGiJSOkxjRhEyNthLQkSGvY6wI4Y0ibC90D5AYWKI=w60-h60-l90-rj</text:p>
          </table:table-cell>
          <table:table-cell table:style-name="Default" office:value-type="string">
            <text:p>Presenting K-Trap</text:p>
          </table:table-cell>
          <table:table-cell table:style-name="Default" office:value-type="string">
            <text:p>28 songs</text:p>
          </table:table-cell>
          <table:table-cell table:formula="of:=RIGHT([.A376];LEN([.A376])-SEARCH(&quot;=&quot;;[.A376]))" office:value-type="string" office:string-value="RDCLAK5uy_kGRpbtm8tUK2VqKMOOojySV8yOcWl1V3k">
            <text:p>RDCLAK5uy_kGRpbtm8tUK2VqKMOOojySV8yOcWl1V3k</text:p>
          </table:table-cell>
          <table:table-cell table:style-name="ce8" table:formula="of:=ABS(LEFT([.D376] ;LEN([.D376])-6))" office:value-type="float" office:value="28">
            <text:p>28</text:p>
          </table:table-cell>
          <table:table-cell table:formula="of:=PROPER(RIGHT([.C376];LEN([.C376])-SEARCH(&quot; &quot;;[.C376])))" office:value-type="string" office:string-value="K-Trap">
            <text:p>K-Tra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8JeLhDUHGm3LTwQ1NCv8O0UtCFzIyAoY</text:p>
          </table:table-cell>
          <table:table-cell table:style-name="Default" office:value-type="string">
            <text:p>https://lh3.googleusercontent.com/P92aNOvlLZuduFA3E60lmrrPKHTQ-BcxTNThkGwWfErhppXv_lSjLES2h4KNuEKHh-kMtTSMvk6n1g=w60-h60-l90-rj</text:p>
          </table:table-cell>
          <table:table-cell table:style-name="Default" office:value-type="string">
            <text:p>Presenting Kaaris</text:p>
          </table:table-cell>
          <table:table-cell table:style-name="Default" office:value-type="string">
            <text:p>30 songs</text:p>
          </table:table-cell>
          <table:table-cell table:formula="of:=RIGHT([.A377];LEN([.A377])-SEARCH(&quot;=&quot;;[.A377]))" office:value-type="string" office:string-value="RDCLAK5uy_m8JeLhDUHGm3LTwQ1NCv8O0UtCFzIyAoY">
            <text:p>RDCLAK5uy_m8JeLhDUHGm3LTwQ1NCv8O0UtCFzIyAoY</text:p>
          </table:table-cell>
          <table:table-cell table:style-name="ce8" table:formula="of:=ABS(LEFT([.D377] ;LEN([.D377])-6))" office:value-type="float" office:value="30">
            <text:p>30</text:p>
          </table:table-cell>
          <table:table-cell table:formula="of:=PROPER(RIGHT([.C377];LEN([.C377])-SEARCH(&quot; &quot;;[.C377])))" office:value-type="string" office:string-value="Kaaris">
            <text:p>Kaari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E3uiRORpi9xNsE8pJB9OayIOCC9l3vOM</text:p>
          </table:table-cell>
          <table:table-cell office:value-type="string">
            <text:p>https://lh3.googleusercontent.com/W0DIb7BRQjR9T4bowntsY8fZs3fQu-dg5UVvbN_T6WznJv-bcK_OlAIPtWp7iOUq2qLH0Rc3E7nIxvE=w60-h60-l90-rj</text:p>
          </table:table-cell>
          <table:table-cell office:value-type="string">
            <text:p>Presenting Kaka</text:p>
          </table:table-cell>
          <table:table-cell office:value-type="string">
            <text:p>29 songs</text:p>
          </table:table-cell>
          <table:table-cell table:formula="of:=RIGHT([.A378];LEN([.A378])-SEARCH(&quot;=&quot;;[.A378]))" office:value-type="string" office:string-value="RDCLAK5uy_nE3uiRORpi9xNsE8pJB9OayIOCC9l3vOM">
            <text:p>RDCLAK5uy_nE3uiRORpi9xNsE8pJB9OayIOCC9l3vOM</text:p>
          </table:table-cell>
          <table:table-cell table:style-name="ce8" table:formula="of:=ABS(LEFT([.D378] ;LEN([.D378])-6))" office:value-type="float" office:value="29">
            <text:p>29</text:p>
          </table:table-cell>
          <table:table-cell table:formula="of:=PROPER(RIGHT([.C378];LEN([.C378])-SEARCH(&quot; &quot;;[.C378])))" office:value-type="string" office:string-value="Kaka">
            <text:p>Kak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9qeJ-l-2WFOrNUgp7afjQl0KXXQeYmZk</text:p>
          </table:table-cell>
          <table:table-cell table:style-name="Default" office:value-type="string">
            <text:p>https://lh3.googleusercontent.com/Xxh_yJtPayOcFPy2eV42GvSNqAOK9J2bzo7vq5oLkxMzjXOQDTftpaPr_jRIcaL9NTBPqF249Ly0I1Q=w60-h60-l90-rj</text:p>
          </table:table-cell>
          <table:table-cell table:style-name="Default" office:value-type="string">
            <text:p>Presenting Kalash Criminel</text:p>
          </table:table-cell>
          <table:table-cell table:style-name="Default" office:value-type="string">
            <text:p>20 songs</text:p>
          </table:table-cell>
          <table:table-cell table:formula="of:=RIGHT([.A379];LEN([.A379])-SEARCH(&quot;=&quot;;[.A379]))" office:value-type="string" office:string-value="RDCLAK5uy_l9qeJ-l-2WFOrNUgp7afjQl0KXXQeYmZk">
            <text:p>RDCLAK5uy_l9qeJ-l-2WFOrNUgp7afjQl0KXXQeYmZk</text:p>
          </table:table-cell>
          <table:table-cell table:style-name="ce8" table:formula="of:=ABS(LEFT([.D379] ;LEN([.D379])-6))" office:value-type="float" office:value="20">
            <text:p>20</text:p>
          </table:table-cell>
          <table:table-cell table:formula="of:=PROPER(RIGHT([.C379];LEN([.C379])-SEARCH(&quot; &quot;;[.C379])))" office:value-type="string" office:string-value="Kalash Criminel">
            <text:p>Kalash Crimin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3mkHNDnj2woPAQdu1ZcyhsXTRu6gSZJU</text:p>
          </table:table-cell>
          <table:table-cell table:style-name="Default" office:value-type="string">
            <text:p>https://lh3.googleusercontent.com/onlziuh5a5nx2IH5RYEOOg2zqRABeR25Lz--L4EnJF7wJET_wmk9uu6IF1AiWb9L5m-YfjGsD2b2JQ=w60-h60-l90-rj</text:p>
          </table:table-cell>
          <table:table-cell table:style-name="Default" office:value-type="string">
            <text:p>Presenting Kaleb Di Masi</text:p>
          </table:table-cell>
          <table:table-cell table:style-name="Default" office:value-type="string">
            <text:p>25 songs</text:p>
          </table:table-cell>
          <table:table-cell table:formula="of:=RIGHT([.A380];LEN([.A380])-SEARCH(&quot;=&quot;;[.A380]))" office:value-type="string" office:string-value="RDCLAK5uy_m3mkHNDnj2woPAQdu1ZcyhsXTRu6gSZJU">
            <text:p>RDCLAK5uy_m3mkHNDnj2woPAQdu1ZcyhsXTRu6gSZJU</text:p>
          </table:table-cell>
          <table:table-cell table:style-name="ce8" table:formula="of:=ABS(LEFT([.D380] ;LEN([.D380])-6))" office:value-type="float" office:value="25">
            <text:p>25</text:p>
          </table:table-cell>
          <table:table-cell table:formula="of:=PROPER(RIGHT([.C380];LEN([.C380])-SEARCH(&quot; &quot;;[.C380])))" office:value-type="string" office:string-value="Kaleb Di Masi">
            <text:p>Kaleb Di Mas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cf4bYqmf82rBVlwnbrMewE_vcmkNo1tk</text:p>
          </table:table-cell>
          <table:table-cell office:value-type="string">
            <text:p>https://lh3.googleusercontent.com/Q3E8C8Wy7stDYxI79qtGYbmR-hnt2rZJFhUNVaLVBMlvQVizmtFoP7Q28JMbY9iJvJ1X2YyemvlpMg=w60-h60-l90-rj</text:p>
          </table:table-cell>
          <table:table-cell office:value-type="string">
            <text:p>Presenting KAMI WA SAIKORO WO FURANAI</text:p>
          </table:table-cell>
          <table:table-cell office:value-type="string">
            <text:p>30 songs</text:p>
          </table:table-cell>
          <table:table-cell table:formula="of:=RIGHT([.A381];LEN([.A381])-SEARCH(&quot;=&quot;;[.A381]))" office:value-type="string" office:string-value="RDCLAK5uy_kcf4bYqmf82rBVlwnbrMewE_vcmkNo1tk">
            <text:p>RDCLAK5uy_kcf4bYqmf82rBVlwnbrMewE_vcmkNo1tk</text:p>
          </table:table-cell>
          <table:table-cell table:style-name="ce8" table:formula="of:=ABS(LEFT([.D381] ;LEN([.D381])-6))" office:value-type="float" office:value="30">
            <text:p>30</text:p>
          </table:table-cell>
          <table:table-cell table:formula="of:=PROPER(RIGHT([.C381];LEN([.C381])-SEARCH(&quot; &quot;;[.C381])))" office:value-type="string" office:string-value="Kami Wa Saikoro Wo Furanai">
            <text:p>Kami Wa Saikoro Wo Furana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Vy-ec9B2VtmjO5Q4KWzgMXoasSqVBw7o</text:p>
          </table:table-cell>
          <table:table-cell office:value-type="string">
            <text:p>https://lh3.googleusercontent.com/0R7Bm6vADNsmUyPtYu6yyDwUnvpmRpprJ0x5mxfwol4Fh5PMqnDafvMDx9rCqdHfeXBmadcEpaLNNTk=w60-h60-l90-rj</text:p>
          </table:table-cell>
          <table:table-cell office:value-type="string">
            <text:p>Presenting Kane Brown</text:p>
          </table:table-cell>
          <table:table-cell office:value-type="string">
            <text:p>34 songs</text:p>
          </table:table-cell>
          <table:table-cell table:formula="of:=RIGHT([.A382];LEN([.A382])-SEARCH(&quot;=&quot;;[.A382]))" office:value-type="string" office:string-value="RDCLAK5uy_lVy-ec9B2VtmjO5Q4KWzgMXoasSqVBw7o">
            <text:p>RDCLAK5uy_lVy-ec9B2VtmjO5Q4KWzgMXoasSqVBw7o</text:p>
          </table:table-cell>
          <table:table-cell table:style-name="ce8" table:formula="of:=ABS(LEFT([.D382] ;LEN([.D382])-6))" office:value-type="float" office:value="34">
            <text:p>34</text:p>
          </table:table-cell>
          <table:table-cell table:formula="of:=PROPER(RIGHT([.C382];LEN([.C382])-SEARCH(&quot; &quot;;[.C382])))" office:value-type="string" office:string-value="Kane Brown">
            <text:p>Kane Brow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-ntLQ5CzaXIVKJ21FR1hAjg52T3ZT3vE</text:p>
          </table:table-cell>
          <table:table-cell table:style-name="Default" office:value-type="string">
            <text:p>https://lh3.googleusercontent.com/JPUmhcTs9Wb2VAcr2_xXIBEbJaeQ38iNswdPMlaT3MK9M5sOzmvM0DmN8Vb76M9QaEImtxyqtS_A0iw=w60-h60-l90-rj</text:p>
          </table:table-cell>
          <table:table-cell table:style-name="Default" office:value-type="string">
            <text:p>Presenting Kano</text:p>
          </table:table-cell>
          <table:table-cell table:style-name="Default" office:value-type="string">
            <text:p>23 songs</text:p>
          </table:table-cell>
          <table:table-cell table:formula="of:=RIGHT([.A383];LEN([.A383])-SEARCH(&quot;=&quot;;[.A383]))" office:value-type="string" office:string-value="RDCLAK5uy_n-ntLQ5CzaXIVKJ21FR1hAjg52T3ZT3vE">
            <text:p>RDCLAK5uy_n-ntLQ5CzaXIVKJ21FR1hAjg52T3ZT3vE</text:p>
          </table:table-cell>
          <table:table-cell table:style-name="ce8" table:formula="of:=ABS(LEFT([.D383] ;LEN([.D383])-6))" office:value-type="float" office:value="23">
            <text:p>23</text:p>
          </table:table-cell>
          <table:table-cell table:formula="of:=PROPER(RIGHT([.C383];LEN([.C383])-SEARCH(&quot; &quot;;[.C383])))" office:value-type="string" office:string-value="Kano">
            <text:p>Ka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nJEMm7nZ6wPjGFPgDGWJoiz0dpUsgFQ8</text:p>
          </table:table-cell>
          <table:table-cell office:value-type="string">
            <text:p>https://lh3.googleusercontent.com/DiD8XXZo5b2mKCTePURVtJrdErBCH6d1QEV0a4x4x-tlHv22eq81BampPQoQMGWH-XsDTQ96OLOkSQ=w60-h60-l90-rj</text:p>
          </table:table-cell>
          <table:table-cell office:value-type="string">
            <text:p>Presenting Karan Aujla</text:p>
          </table:table-cell>
          <table:table-cell office:value-type="string">
            <text:p>50 songs</text:p>
          </table:table-cell>
          <table:table-cell table:formula="of:=RIGHT([.A384];LEN([.A384])-SEARCH(&quot;=&quot;;[.A384]))" office:value-type="string" office:string-value="RDCLAK5uy_lnJEMm7nZ6wPjGFPgDGWJoiz0dpUsgFQ8">
            <text:p>RDCLAK5uy_lnJEMm7nZ6wPjGFPgDGWJoiz0dpUsgFQ8</text:p>
          </table:table-cell>
          <table:table-cell table:style-name="ce8" table:formula="of:=ABS(LEFT([.D384] ;LEN([.D384])-6))" office:value-type="float" office:value="50">
            <text:p>50</text:p>
          </table:table-cell>
          <table:table-cell table:formula="of:=PROPER(RIGHT([.C384];LEN([.C384])-SEARCH(&quot; &quot;;[.C384])))" office:value-type="string" office:string-value="Karan Aujla">
            <text:p>Karan Auj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nJEMm7nZ6wPjGFPgDGWJoiz0dpUsgFQ8</text:p>
          </table:table-cell>
          <table:table-cell table:style-name="Default" office:value-type="string">
            <text:p>https://lh3.googleusercontent.com/DiD8XXZo5b2mKCTePURVtJrdErBCH6d1QEV0a4x4x-tlHv22eq81BampPQoQMGWH-XsDTQ96OLOkSQ=w60-h60-l90-rj</text:p>
          </table:table-cell>
          <table:table-cell table:style-name="Default" office:value-type="string">
            <text:p>Presenting Karan Aujla</text:p>
          </table:table-cell>
          <table:table-cell table:style-name="Default" office:value-type="string">
            <text:p>50 songs</text:p>
          </table:table-cell>
          <table:table-cell table:formula="of:=RIGHT([.A385];LEN([.A385])-SEARCH(&quot;=&quot;;[.A385]))" office:value-type="string" office:string-value="RDCLAK5uy_lnJEMm7nZ6wPjGFPgDGWJoiz0dpUsgFQ8">
            <text:p>RDCLAK5uy_lnJEMm7nZ6wPjGFPgDGWJoiz0dpUsgFQ8</text:p>
          </table:table-cell>
          <table:table-cell table:style-name="ce8" table:formula="of:=ABS(LEFT([.D385] ;LEN([.D385])-6))" office:value-type="float" office:value="50">
            <text:p>50</text:p>
          </table:table-cell>
          <table:table-cell table:formula="of:=PROPER(RIGHT([.C385];LEN([.C385])-SEARCH(&quot; &quot;;[.C385])))" office:value-type="string" office:string-value="Karan Aujla">
            <text:p>Karan Aujl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HP-_ogYI0EcSgiPZzkazt1pxoIg71oSw</text:p>
          </table:table-cell>
          <table:table-cell office:value-type="string">
            <text:p>https://lh3.googleusercontent.com/5XChjouykO6D7RkrqRsMAZY78bk3H-5PgvZxF1GwLNYpEnrbA9nwo1IQo7h54M8EQUsi2kcbD0XP9A=w60-h60-l90-rj</text:p>
          </table:table-cell>
          <table:table-cell office:value-type="string">
            <text:p>Presenting Karisma Kapoor</text:p>
          </table:table-cell>
          <table:table-cell office:value-type="string">
            <text:p>30 songs</text:p>
          </table:table-cell>
          <table:table-cell table:formula="of:=RIGHT([.A386];LEN([.A386])-SEARCH(&quot;=&quot;;[.A386]))" office:value-type="string" office:string-value="RDCLAK5uy_mHP-_ogYI0EcSgiPZzkazt1pxoIg71oSw">
            <text:p>RDCLAK5uy_mHP-_ogYI0EcSgiPZzkazt1pxoIg71oSw</text:p>
          </table:table-cell>
          <table:table-cell table:style-name="ce8" table:formula="of:=ABS(LEFT([.D386] ;LEN([.D386])-6))" office:value-type="float" office:value="30">
            <text:p>30</text:p>
          </table:table-cell>
          <table:table-cell table:formula="of:=PROPER(RIGHT([.C386];LEN([.C386])-SEARCH(&quot; &quot;;[.C386])))" office:value-type="string" office:string-value="Karisma Kapoor">
            <text:p>Karisma Kapoo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6MFGsNPPT3ddoPEtUTLt--O6DuDvr-Y8</text:p>
          </table:table-cell>
          <table:table-cell table:style-name="Default" office:value-type="string">
            <text:p>https://lh3.googleusercontent.com/sBS1TW_0sL4A42e7byVaB5VPqD6kZGC2VCudkMOIFj4bfIqSoCykuX-LNUzdh4POHoDEU_STEsFhcbI=w60-h60-l90-rj</text:p>
          </table:table-cell>
          <table:table-cell table:style-name="Default" office:value-type="string">
            <text:p>Presenting Karthik (Telugu)</text:p>
          </table:table-cell>
          <table:table-cell table:style-name="Default" office:value-type="string">
            <text:p>40 songs</text:p>
          </table:table-cell>
          <table:table-cell table:formula="of:=RIGHT([.A387];LEN([.A387])-SEARCH(&quot;=&quot;;[.A387]))" office:value-type="string" office:string-value="RDCLAK5uy_m6MFGsNPPT3ddoPEtUTLt--O6DuDvr-Y8">
            <text:p>RDCLAK5uy_m6MFGsNPPT3ddoPEtUTLt--O6DuDvr-Y8</text:p>
          </table:table-cell>
          <table:table-cell table:style-name="ce8" table:formula="of:=ABS(LEFT([.D387] ;LEN([.D387])-6))" office:value-type="float" office:value="40">
            <text:p>40</text:p>
          </table:table-cell>
          <table:table-cell table:formula="of:=PROPER(RIGHT([.C387];LEN([.C387])-SEARCH(&quot; &quot;;[.C387])))" office:value-type="string" office:string-value="Karthik (Telugu)">
            <text:p>Karthik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IdfEwE88BydtlnBPnwM55e3OhmYDr1ok</text:p>
          </table:table-cell>
          <table:table-cell office:value-type="string">
            <text:p>https://lh3.googleusercontent.com/p7AWL7nGBMgP3aW2LRhmS54RWUUrhRDLlCWsFIv4Fsh47dvdLIAAQwQDH7Zcklu5gwjjBIG7QlcoSG8K=w60-h60-l90-rj</text:p>
          </table:table-cell>
          <table:table-cell office:value-type="string">
            <text:p>Presenting Kate Bush</text:p>
          </table:table-cell>
          <table:table-cell office:value-type="string">
            <text:p>39 songs</text:p>
          </table:table-cell>
          <table:table-cell table:formula="of:=RIGHT([.A388];LEN([.A388])-SEARCH(&quot;=&quot;;[.A388]))" office:value-type="string" office:string-value="RDCLAK5uy_kIdfEwE88BydtlnBPnwM55e3OhmYDr1ok">
            <text:p>RDCLAK5uy_kIdfEwE88BydtlnBPnwM55e3OhmYDr1ok</text:p>
          </table:table-cell>
          <table:table-cell table:style-name="ce8" table:formula="of:=ABS(LEFT([.D388] ;LEN([.D388])-6))" office:value-type="float" office:value="39">
            <text:p>39</text:p>
          </table:table-cell>
          <table:table-cell table:formula="of:=PROPER(RIGHT([.C388];LEN([.C388])-SEARCH(&quot; &quot;;[.C388])))" office:value-type="string" office:string-value="Kate Bush">
            <text:p>Kate Bus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IdfEwE88BydtlnBPnwM55e3OhmYDr1ok</text:p>
          </table:table-cell>
          <table:table-cell table:style-name="Default" office:value-type="string">
            <text:p>https://lh3.googleusercontent.com/p7AWL7nGBMgP3aW2LRhmS54RWUUrhRDLlCWsFIv4Fsh47dvdLIAAQwQDH7Zcklu5gwjjBIG7QlcoSG8K=w60-h60-l90-rj</text:p>
          </table:table-cell>
          <table:table-cell table:style-name="Default" office:value-type="string">
            <text:p>Presenting Kate Bush</text:p>
          </table:table-cell>
          <table:table-cell table:style-name="Default" office:value-type="string">
            <text:p>39 songs</text:p>
          </table:table-cell>
          <table:table-cell table:formula="of:=RIGHT([.A389];LEN([.A389])-SEARCH(&quot;=&quot;;[.A389]))" office:value-type="string" office:string-value="RDCLAK5uy_kIdfEwE88BydtlnBPnwM55e3OhmYDr1ok">
            <text:p>RDCLAK5uy_kIdfEwE88BydtlnBPnwM55e3OhmYDr1ok</text:p>
          </table:table-cell>
          <table:table-cell table:style-name="ce8" table:formula="of:=ABS(LEFT([.D389] ;LEN([.D389])-6))" office:value-type="float" office:value="39">
            <text:p>39</text:p>
          </table:table-cell>
          <table:table-cell table:formula="of:=PROPER(RIGHT([.C389];LEN([.C389])-SEARCH(&quot; &quot;;[.C389])))" office:value-type="string" office:string-value="Kate Bush">
            <text:p>Kate Bus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MNdFhCDM3KVXY7e3nnY_-hjUqwrCqxIY</text:p>
          </table:table-cell>
          <table:table-cell office:value-type="string">
            <text:p>https://lh3.googleusercontent.com/0IbhA52IS3mXPoJWdesrE28fBgQPIwv46IZ0mJigHTFFktQPp19QymAElEeFoMLLGxBKEHmNqikIgRw=w60-h60-l90-rj</text:p>
          </table:table-cell>
          <table:table-cell office:value-type="string">
            <text:p>Presenting Katrina Kaif</text:p>
          </table:table-cell>
          <table:table-cell office:value-type="string">
            <text:p>48 songs</text:p>
          </table:table-cell>
          <table:table-cell table:formula="of:=RIGHT([.A390];LEN([.A390])-SEARCH(&quot;=&quot;;[.A390]))" office:value-type="string" office:string-value="RDCLAK5uy_nMNdFhCDM3KVXY7e3nnY_-hjUqwrCqxIY">
            <text:p>RDCLAK5uy_nMNdFhCDM3KVXY7e3nnY_-hjUqwrCqxIY</text:p>
          </table:table-cell>
          <table:table-cell table:style-name="ce8" table:formula="of:=ABS(LEFT([.D390] ;LEN([.D390])-6))" office:value-type="float" office:value="48">
            <text:p>48</text:p>
          </table:table-cell>
          <table:table-cell table:formula="of:=PROPER(RIGHT([.C390];LEN([.C390])-SEARCH(&quot; &quot;;[.C390])))" office:value-type="string" office:string-value="Katrina Kaif">
            <text:p>Katrina Kaif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kmacjvfi1cXo5d72tLgRqUd55vlyzNCI</text:p>
          </table:table-cell>
          <table:table-cell office:value-type="string">
            <text:p>https://lh3.googleusercontent.com/P3Lvg8B5I1n0GgQUfJgQGOhFfQxIUNwVrgzmSQKhntM-YoeMwFhM5ZIjCQfqU5SSw6fK7bFiawEJNHAt=w60-h60-l90-rj</text:p>
          </table:table-cell>
          <table:table-cell office:value-type="string">
            <text:p>Presenting Katy Perry</text:p>
          </table:table-cell>
          <table:table-cell office:value-type="string">
            <text:p>30 songs</text:p>
          </table:table-cell>
          <table:table-cell table:formula="of:=RIGHT([.A391];LEN([.A391])-SEARCH(&quot;=&quot;;[.A391]))" office:value-type="string" office:string-value="RDCLAK5uy_kkmacjvfi1cXo5d72tLgRqUd55vlyzNCI">
            <text:p>RDCLAK5uy_kkmacjvfi1cXo5d72tLgRqUd55vlyzNCI</text:p>
          </table:table-cell>
          <table:table-cell table:style-name="ce8" table:formula="of:=ABS(LEFT([.D391] ;LEN([.D391])-6))" office:value-type="float" office:value="30">
            <text:p>30</text:p>
          </table:table-cell>
          <table:table-cell table:formula="of:=PROPER(RIGHT([.C391];LEN([.C391])-SEARCH(&quot; &quot;;[.C391])))" office:value-type="string" office:string-value="Katy Perry">
            <text:p>Katy Perr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kmacjvfi1cXo5d72tLgRqUd55vlyzNCI</text:p>
          </table:table-cell>
          <table:table-cell table:style-name="Default" office:value-type="string">
            <text:p>https://lh3.googleusercontent.com/P3Lvg8B5I1n0GgQUfJgQGOhFfQxIUNwVrgzmSQKhntM-YoeMwFhM5ZIjCQfqU5SSw6fK7bFiawEJNHAt=w60-h60-l90-rj</text:p>
          </table:table-cell>
          <table:table-cell table:style-name="Default" office:value-type="string">
            <text:p>Presenting Katy Perry</text:p>
          </table:table-cell>
          <table:table-cell table:style-name="Default" office:value-type="string">
            <text:p>30 songs</text:p>
          </table:table-cell>
          <table:table-cell table:formula="of:=RIGHT([.A392];LEN([.A392])-SEARCH(&quot;=&quot;;[.A392]))" office:value-type="string" office:string-value="RDCLAK5uy_kkmacjvfi1cXo5d72tLgRqUd55vlyzNCI">
            <text:p>RDCLAK5uy_kkmacjvfi1cXo5d72tLgRqUd55vlyzNCI</text:p>
          </table:table-cell>
          <table:table-cell table:style-name="ce8" table:formula="of:=ABS(LEFT([.D392] ;LEN([.D392])-6))" office:value-type="float" office:value="30">
            <text:p>30</text:p>
          </table:table-cell>
          <table:table-cell table:formula="of:=PROPER(RIGHT([.C392];LEN([.C392])-SEARCH(&quot; &quot;;[.C392])))" office:value-type="string" office:string-value="Katy Perry">
            <text:p>Katy Perr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J3kzhxDw0cY3Wcft-YzWjNoQLmqav2Q</text:p>
          </table:table-cell>
          <table:table-cell table:style-name="Default" office:value-type="string">
            <text:p>https://lh3.googleusercontent.com/E3ejhtslOE5cICohj8M_DkqGiY6eWDczxNaXsI8isi0atdDlI-E2gIAj5fHPb3Fmf-gdeKmTCWuh3F4z=w60-h60-l90-rj</text:p>
          </table:table-cell>
          <table:table-cell table:style-name="Default" office:value-type="string">
            <text:p>Presenting Kehlani</text:p>
          </table:table-cell>
          <table:table-cell table:style-name="Default" office:value-type="string">
            <text:p>15 songs</text:p>
          </table:table-cell>
          <table:table-cell table:formula="of:=RIGHT([.A393];LEN([.A393])-SEARCH(&quot;=&quot;;[.A393]))" office:value-type="string" office:string-value="RDCLAK5uy_mEJ3kzhxDw0cY3Wcft-YzWjNoQLmqav2Q">
            <text:p>RDCLAK5uy_mEJ3kzhxDw0cY3Wcft-YzWjNoQLmqav2Q</text:p>
          </table:table-cell>
          <table:table-cell table:style-name="ce8" table:formula="of:=ABS(LEFT([.D393] ;LEN([.D393])-6))" office:value-type="float" office:value="15">
            <text:p>15</text:p>
          </table:table-cell>
          <table:table-cell table:formula="of:=PROPER(RIGHT([.C393];LEN([.C393])-SEARCH(&quot; &quot;;[.C393])))" office:value-type="string" office:string-value="Kehlani">
            <text:p>Kehla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vp9J5-HF7WmVYgeHPJbUHJ44b0ZmuyX8</text:p>
          </table:table-cell>
          <table:table-cell office:value-type="string">
            <text:p>https://lh3.googleusercontent.com/IZP48kOWhf64lRtJbWGPikYx9YJElrcXgLb7gqIpnbsWjUt_-NE9_-joxDkxs01RKPMUC-D8i962-w=w60-h60-l90-rj</text:p>
          </table:table-cell>
          <table:table-cell office:value-type="string">
            <text:p>Presenting Kelly Clarkson</text:p>
          </table:table-cell>
          <table:table-cell office:value-type="string">
            <text:p>19 songs</text:p>
          </table:table-cell>
          <table:table-cell table:formula="of:=RIGHT([.A394];LEN([.A394])-SEARCH(&quot;=&quot;;[.A394]))" office:value-type="string" office:string-value="RDCLAK5uy_nvp9J5-HF7WmVYgeHPJbUHJ44b0ZmuyX8">
            <text:p>RDCLAK5uy_nvp9J5-HF7WmVYgeHPJbUHJ44b0ZmuyX8</text:p>
          </table:table-cell>
          <table:table-cell table:style-name="ce8" table:formula="of:=ABS(LEFT([.D394] ;LEN([.D394])-6))" office:value-type="float" office:value="19">
            <text:p>19</text:p>
          </table:table-cell>
          <table:table-cell table:formula="of:=PROPER(RIGHT([.C394];LEN([.C394])-SEARCH(&quot; &quot;;[.C394])))" office:value-type="string" office:string-value="Kelly Clarkson">
            <text:p>Kelly Clarks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vp9J5-HF7WmVYgeHPJbUHJ44b0ZmuyX8</text:p>
          </table:table-cell>
          <table:table-cell table:style-name="Default" office:value-type="string">
            <text:p>https://lh3.googleusercontent.com/IZP48kOWhf64lRtJbWGPikYx9YJElrcXgLb7gqIpnbsWjUt_-NE9_-joxDkxs01RKPMUC-D8i962-w=w60-h60-l90-rj</text:p>
          </table:table-cell>
          <table:table-cell table:style-name="Default" office:value-type="string">
            <text:p>Presenting Kelly Clarkson</text:p>
          </table:table-cell>
          <table:table-cell table:style-name="Default" office:value-type="string">
            <text:p>19 songs</text:p>
          </table:table-cell>
          <table:table-cell table:formula="of:=RIGHT([.A395];LEN([.A395])-SEARCH(&quot;=&quot;;[.A395]))" office:value-type="string" office:string-value="RDCLAK5uy_nvp9J5-HF7WmVYgeHPJbUHJ44b0ZmuyX8">
            <text:p>RDCLAK5uy_nvp9J5-HF7WmVYgeHPJbUHJ44b0ZmuyX8</text:p>
          </table:table-cell>
          <table:table-cell table:style-name="ce8" table:formula="of:=ABS(LEFT([.D395] ;LEN([.D395])-6))" office:value-type="float" office:value="19">
            <text:p>19</text:p>
          </table:table-cell>
          <table:table-cell table:formula="of:=PROPER(RIGHT([.C395];LEN([.C395])-SEARCH(&quot; &quot;;[.C395])))" office:value-type="string" office:string-value="Kelly Clarkson">
            <text:p>Kelly Clarks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lO_Q2poD5rxl31e6b5DClFPaM53sm8fI</text:p>
          </table:table-cell>
          <table:table-cell office:value-type="string">
            <text:p>https://lh3.googleusercontent.com/TsMNRNsA4YgUkf3YLydNO9OjkSOk8a2N8T4dhR-0jWFZjjTQkISto8WQoXtF3e4iWnBvd3E64lK6oQ=w60-h60-l90-rj</text:p>
          </table:table-cell>
          <table:table-cell office:value-type="string">
            <text:p>Presenting Kendrick Lamar</text:p>
          </table:table-cell>
          <table:table-cell office:value-type="string">
            <text:p>37 songs</text:p>
          </table:table-cell>
          <table:table-cell table:formula="of:=RIGHT([.A396];LEN([.A396])-SEARCH(&quot;=&quot;;[.A396]))" office:value-type="string" office:string-value="RDCLAK5uy_llO_Q2poD5rxl31e6b5DClFPaM53sm8fI">
            <text:p>RDCLAK5uy_llO_Q2poD5rxl31e6b5DClFPaM53sm8fI</text:p>
          </table:table-cell>
          <table:table-cell table:style-name="ce8" table:formula="of:=ABS(LEFT([.D396] ;LEN([.D396])-6))" office:value-type="float" office:value="37">
            <text:p>37</text:p>
          </table:table-cell>
          <table:table-cell table:formula="of:=PROPER(RIGHT([.C396];LEN([.C396])-SEARCH(&quot; &quot;;[.C396])))" office:value-type="string" office:string-value="Kendrick Lamar">
            <text:p>Kendrick Lama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OHNmYA7ZouAT7kH7tMX38rTrydAToG6M</text:p>
          </table:table-cell>
          <table:table-cell table:style-name="Default" office:value-type="string">
            <text:p>https://lh3.googleusercontent.com/rfz30tG-XrfwR4im9ylcMeIWEqiISa-y5ep4AxdWK4-F-DzaCzfv45oPsFynfMv6XRC0lniUiHb55ugJ=w60-h60-l90-rj</text:p>
          </table:table-cell>
          <table:table-cell table:style-name="Default" office:value-type="string">
            <text:p>Presenting Kenny Loggins</text:p>
          </table:table-cell>
          <table:table-cell table:style-name="Default" office:value-type="string">
            <text:p>35 songs</text:p>
          </table:table-cell>
          <table:table-cell table:formula="of:=RIGHT([.A397];LEN([.A397])-SEARCH(&quot;=&quot;;[.A397]))" office:value-type="string" office:string-value="RDCLAK5uy_lOHNmYA7ZouAT7kH7tMX38rTrydAToG6M">
            <text:p>RDCLAK5uy_lOHNmYA7ZouAT7kH7tMX38rTrydAToG6M</text:p>
          </table:table-cell>
          <table:table-cell table:style-name="ce8" table:formula="of:=ABS(LEFT([.D397] ;LEN([.D397])-6))" office:value-type="float" office:value="35">
            <text:p>35</text:p>
          </table:table-cell>
          <table:table-cell table:formula="of:=PROPER(RIGHT([.C397];LEN([.C397])-SEARCH(&quot; &quot;;[.C397])))" office:value-type="string" office:string-value="Kenny Loggins">
            <text:p>Kenny Loggin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_TtcrDC8Tw-LTH5h6Nj3cVDfvJtCw2pg</text:p>
          </table:table-cell>
          <table:table-cell table:style-name="Default" office:value-type="string">
            <text:p>https://lh3.googleusercontent.com/TOkRTllRNxWoPGUVYp8vEBtU0Ef2mAHchhGM76XdldmxcfZ1w785xx3kqnl-rAiNOCkDqHbu2LRZHWI=w60-h60-l90-rj</text:p>
          </table:table-cell>
          <table:table-cell table:style-name="Default" office:value-type="string">
            <text:p>Presenting Kesha</text:p>
          </table:table-cell>
          <table:table-cell table:style-name="Default" office:value-type="string">
            <text:p>38 songs</text:p>
          </table:table-cell>
          <table:table-cell table:formula="of:=RIGHT([.A398];LEN([.A398])-SEARCH(&quot;=&quot;;[.A398]))" office:value-type="string" office:string-value="RDCLAK5uy_k_TtcrDC8Tw-LTH5h6Nj3cVDfvJtCw2pg">
            <text:p>RDCLAK5uy_k_TtcrDC8Tw-LTH5h6Nj3cVDfvJtCw2pg</text:p>
          </table:table-cell>
          <table:table-cell table:style-name="ce8" table:formula="of:=ABS(LEFT([.D398] ;LEN([.D398])-6))" office:value-type="float" office:value="38">
            <text:p>38</text:p>
          </table:table-cell>
          <table:table-cell table:formula="of:=PROPER(RIGHT([.C398];LEN([.C398])-SEARCH(&quot; &quot;;[.C398])))" office:value-type="string" office:string-value="Kesha">
            <text:p>Kesh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xSE4QajdZpUi_9NuBWgID5osQtReGP9s</text:p>
          </table:table-cell>
          <table:table-cell office:value-type="string">
            <text:p>https://lh3.googleusercontent.com/bqY34mxhPZTK1QemxBzjTf27WaV7_6w4b11xKdM7j7ZGHv_pPq0XKZYdJo104eYNllhuKXlV87fwLxto=w60-h60-l90-rj</text:p>
          </table:table-cell>
          <table:table-cell office:value-type="string">
            <text:p>Presenting Ketsumeishi</text:p>
          </table:table-cell>
          <table:table-cell office:value-type="string">
            <text:p>35 songs</text:p>
          </table:table-cell>
          <table:table-cell table:formula="of:=RIGHT([.A399];LEN([.A399])-SEARCH(&quot;=&quot;;[.A399]))" office:value-type="string" office:string-value="RDCLAK5uy_kxSE4QajdZpUi_9NuBWgID5osQtReGP9s">
            <text:p>RDCLAK5uy_kxSE4QajdZpUi_9NuBWgID5osQtReGP9s</text:p>
          </table:table-cell>
          <table:table-cell table:style-name="ce8" table:formula="of:=ABS(LEFT([.D399] ;LEN([.D399])-6))" office:value-type="float" office:value="35">
            <text:p>35</text:p>
          </table:table-cell>
          <table:table-cell table:formula="of:=PROPER(RIGHT([.C399];LEN([.C399])-SEARCH(&quot; &quot;;[.C399])))" office:value-type="string" office:string-value="Ketsumeishi">
            <text:p>Ketsumeish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rwsmMF6UtQMOEecZrEDl4sI1Q0xavwGQ</text:p>
          </table:table-cell>
          <table:table-cell office:value-type="string">
            <text:p>https://lh3.googleusercontent.com/JM8sagLQHK1j6xJ-aYtnWVBMKScFX5eUC_SD2haT6UX7srhoQ5sgSpYwlQ5tsGPy-ycEya-FlMn9kbA5=w60-h60-l90-rj</text:p>
          </table:table-cell>
          <table:table-cell office:value-type="string">
            <text:p>Presenting Khalid</text:p>
          </table:table-cell>
          <table:table-cell office:value-type="string">
            <text:p>37 songs</text:p>
          </table:table-cell>
          <table:table-cell table:formula="of:=RIGHT([.A400];LEN([.A400])-SEARCH(&quot;=&quot;;[.A400]))" office:value-type="string" office:string-value="RDCLAK5uy_mrwsmMF6UtQMOEecZrEDl4sI1Q0xavwGQ">
            <text:p>RDCLAK5uy_mrwsmMF6UtQMOEecZrEDl4sI1Q0xavwGQ</text:p>
          </table:table-cell>
          <table:table-cell table:style-name="ce8" table:formula="of:=ABS(LEFT([.D400] ;LEN([.D400])-6))" office:value-type="float" office:value="37">
            <text:p>37</text:p>
          </table:table-cell>
          <table:table-cell table:formula="of:=PROPER(RIGHT([.C400];LEN([.C400])-SEARCH(&quot; &quot;;[.C400])))" office:value-type="string" office:string-value="Khalid">
            <text:p>Khali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AJNeRnOPE_MGQQ2bgJohSy2VoewXVfPI</text:p>
          </table:table-cell>
          <table:table-cell table:style-name="Default" office:value-type="string">
            <text:p>https://lh3.googleusercontent.com/VIGUlTmpJVMotN-7YNHeLg15E6cFTmWVy6wM2TVln2_Fg02q-gHh0LqY0jezw2afNuw6Asxv6nTDsIE=w60-h60-l90-rj</text:p>
          </table:table-cell>
          <table:table-cell table:style-name="Default" office:value-type="string">
            <text:p>Presenting Khontkar</text:p>
          </table:table-cell>
          <table:table-cell table:style-name="Default" office:value-type="string">
            <text:p>14 songs</text:p>
          </table:table-cell>
          <table:table-cell table:formula="of:=RIGHT([.A401];LEN([.A401])-SEARCH(&quot;=&quot;;[.A401]))" office:value-type="string" office:string-value="RDCLAK5uy_mAJNeRnOPE_MGQQ2bgJohSy2VoewXVfPI">
            <text:p>RDCLAK5uy_mAJNeRnOPE_MGQQ2bgJohSy2VoewXVfPI</text:p>
          </table:table-cell>
          <table:table-cell table:style-name="ce8" table:formula="of:=ABS(LEFT([.D401] ;LEN([.D401])-6))" office:value-type="float" office:value="14">
            <text:p>14</text:p>
          </table:table-cell>
          <table:table-cell table:formula="of:=PROPER(RIGHT([.C401];LEN([.C401])-SEARCH(&quot; &quot;;[.C401])))" office:value-type="string" office:string-value="Khontkar">
            <text:p>Khontk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HzOuOJVhlqxb3cj5WPFTHEjLahucJJww</text:p>
          </table:table-cell>
          <table:table-cell office:value-type="string">
            <text:p>https://lh3.googleusercontent.com/mdoDJSzyH21CEKcrpUuRyPBjZVrzW1dV9r4zXvItHM2avjERwR9fOo68fBPupuyu35L3_TzoPsl1N9A=w60-h60-l90-rj</text:p>
          </table:table-cell>
          <table:table-cell office:value-type="string">
            <text:p>Presenting Kiara Advani</text:p>
          </table:table-cell>
          <table:table-cell office:value-type="string">
            <text:p>27 songs</text:p>
          </table:table-cell>
          <table:table-cell table:formula="of:=RIGHT([.A402];LEN([.A402])-SEARCH(&quot;=&quot;;[.A402]))" office:value-type="string" office:string-value="RDCLAK5uy_kHzOuOJVhlqxb3cj5WPFTHEjLahucJJww">
            <text:p>RDCLAK5uy_kHzOuOJVhlqxb3cj5WPFTHEjLahucJJww</text:p>
          </table:table-cell>
          <table:table-cell table:style-name="ce8" table:formula="of:=ABS(LEFT([.D402] ;LEN([.D402])-6))" office:value-type="float" office:value="27">
            <text:p>27</text:p>
          </table:table-cell>
          <table:table-cell table:formula="of:=PROPER(RIGHT([.C402];LEN([.C402])-SEARCH(&quot; &quot;;[.C402])))" office:value-type="string" office:string-value="Kiara Advani">
            <text:p>Kiara Adva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6k2rqapXS4d78OyRq4XRjGNDNLLN2T8E</text:p>
          </table:table-cell>
          <table:table-cell table:style-name="Default" office:value-type="string">
            <text:p>https://lh3.googleusercontent.com/fCUrM4u3zH3krZv5O4458YaKg0oiq73jujutd_bR5NL59CfZI1dJSNAPKNDPMO1IPpuoVu_KPgxkDQ=w60-h60-l90-rj</text:p>
          </table:table-cell>
          <table:table-cell table:style-name="Default" office:value-type="string">
            <text:p>Presenting Kid Rock</text:p>
          </table:table-cell>
          <table:table-cell table:style-name="Default" office:value-type="string">
            <text:p>34 songs</text:p>
          </table:table-cell>
          <table:table-cell table:formula="of:=RIGHT([.A403];LEN([.A403])-SEARCH(&quot;=&quot;;[.A403]))" office:value-type="string" office:string-value="RDCLAK5uy_m6k2rqapXS4d78OyRq4XRjGNDNLLN2T8E">
            <text:p>RDCLAK5uy_m6k2rqapXS4d78OyRq4XRjGNDNLLN2T8E</text:p>
          </table:table-cell>
          <table:table-cell table:style-name="ce8" table:formula="of:=ABS(LEFT([.D403] ;LEN([.D403])-6))" office:value-type="float" office:value="34">
            <text:p>34</text:p>
          </table:table-cell>
          <table:table-cell table:formula="of:=PROPER(RIGHT([.C403];LEN([.C403])-SEARCH(&quot; &quot;;[.C403])))" office:value-type="string" office:string-value="Kid Rock">
            <text:p>Kid Roc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0KK58wi7wW8rR5sO_WI_DJfGGXnOzdMo</text:p>
          </table:table-cell>
          <table:table-cell office:value-type="string">
            <text:p>https://lh3.googleusercontent.com/9UnUWbJhgfabHGUaCK8mxe4jIWw6bsRKeIP4SioGkXT_zUA2AO4I80JmHp4GwAqhXP4gfkCTgE6YgCk=w60-h60-l90-rj</text:p>
          </table:table-cell>
          <table:table-cell office:value-type="string">
            <text:p>Presenting Kidz Bop</text:p>
          </table:table-cell>
          <table:table-cell office:value-type="string">
            <text:p>95 songs</text:p>
          </table:table-cell>
          <table:table-cell table:formula="of:=RIGHT([.A404];LEN([.A404])-SEARCH(&quot;=&quot;;[.A404]))" office:value-type="string" office:string-value="RDCLAK5uy_n0KK58wi7wW8rR5sO_WI_DJfGGXnOzdMo">
            <text:p>RDCLAK5uy_n0KK58wi7wW8rR5sO_WI_DJfGGXnOzdMo</text:p>
          </table:table-cell>
          <table:table-cell table:style-name="ce8" table:formula="of:=ABS(LEFT([.D404] ;LEN([.D404])-6))" office:value-type="float" office:value="95">
            <text:p>95</text:p>
          </table:table-cell>
          <table:table-cell table:formula="of:=PROPER(RIGHT([.C404];LEN([.C404])-SEARCH(&quot; &quot;;[.C404])))" office:value-type="string" office:string-value="Kidz Bop">
            <text:p>Kidz Bo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44F_ipJb9Vbk8R_rKYnVmhR8FHAR9jd8</text:p>
          </table:table-cell>
          <table:table-cell office:value-type="string">
            <text:p>https://lh3.googleusercontent.com/oQHiZgTh5QT6I9DfMlR-RIuR0NPdwgWWaDkoumo0xJk7yZMO63aBRkAIR8-xFbohWCa9VkZaqdg4Sg=w60-h60-l90-rj</text:p>
          </table:table-cell>
          <table:table-cell office:value-type="string">
            <text:p>Presenting Killswitch Engage</text:p>
          </table:table-cell>
          <table:table-cell office:value-type="string">
            <text:p>21 songs</text:p>
          </table:table-cell>
          <table:table-cell table:formula="of:=RIGHT([.A405];LEN([.A405])-SEARCH(&quot;=&quot;;[.A405]))" office:value-type="string" office:string-value="RDCLAK5uy_m44F_ipJb9Vbk8R_rKYnVmhR8FHAR9jd8">
            <text:p>RDCLAK5uy_m44F_ipJb9Vbk8R_rKYnVmhR8FHAR9jd8</text:p>
          </table:table-cell>
          <table:table-cell table:style-name="ce8" table:formula="of:=ABS(LEFT([.D405] ;LEN([.D405])-6))" office:value-type="float" office:value="21">
            <text:p>21</text:p>
          </table:table-cell>
          <table:table-cell table:formula="of:=PROPER(RIGHT([.C405];LEN([.C405])-SEARCH(&quot; &quot;;[.C405])))" office:value-type="string" office:string-value="Killswitch Engage">
            <text:p>Killswitch Engag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r2Cl0qAeZe-aK5Rg4x3A4xBcwen2eH08</text:p>
          </table:table-cell>
          <table:table-cell office:value-type="string">
            <text:p>https://lh3.googleusercontent.com/jhfvmE7zb1CJjI_7l2IHraEXawUsEYK7NXXEN8SEGfNLMzYjFnX7GjWYpSY71DfUua7e9lfjVRezPMI=w60-h60-l90-rj</text:p>
          </table:table-cell>
          <table:table-cell office:value-type="string">
            <text:p>Presenting Kings of Leon</text:p>
          </table:table-cell>
          <table:table-cell office:value-type="string">
            <text:p>42 songs</text:p>
          </table:table-cell>
          <table:table-cell table:formula="of:=RIGHT([.A406];LEN([.A406])-SEARCH(&quot;=&quot;;[.A406]))" office:value-type="string" office:string-value="RDCLAK5uy_kr2Cl0qAeZe-aK5Rg4x3A4xBcwen2eH08">
            <text:p>RDCLAK5uy_kr2Cl0qAeZe-aK5Rg4x3A4xBcwen2eH08</text:p>
          </table:table-cell>
          <table:table-cell table:style-name="ce8" table:formula="of:=ABS(LEFT([.D406] ;LEN([.D406])-6))" office:value-type="float" office:value="42">
            <text:p>42</text:p>
          </table:table-cell>
          <table:table-cell table:formula="of:=PROPER(RIGHT([.C406];LEN([.C406])-SEARCH(&quot; &quot;;[.C406])))" office:value-type="string" office:string-value="Kings Of Leon">
            <text:p>Kings Of Le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sYc2ZB9-G1PSEd3cC-Ss2EuiaZMybodo</text:p>
          </table:table-cell>
          <table:table-cell office:value-type="string">
            <text:p>https://lh3.googleusercontent.com/8pZb1NO7pn8I_MeJDpuQcQhot94palBbPBxwa5PWcYWYd1DxqsJozNA4_kNH9TNLqWKqTZ0WWarTjjo=w60-h60-l90-rj</text:p>
          </table:table-cell>
          <table:table-cell office:value-type="string">
            <text:p>Presenting Kishore Kumar</text:p>
          </table:table-cell>
          <table:table-cell office:value-type="string">
            <text:p>50 songs</text:p>
          </table:table-cell>
          <table:table-cell table:formula="of:=RIGHT([.A407];LEN([.A407])-SEARCH(&quot;=&quot;;[.A407]))" office:value-type="string" office:string-value="RDCLAK5uy_lsYc2ZB9-G1PSEd3cC-Ss2EuiaZMybodo">
            <text:p>RDCLAK5uy_lsYc2ZB9-G1PSEd3cC-Ss2EuiaZMybodo</text:p>
          </table:table-cell>
          <table:table-cell table:style-name="ce8" table:formula="of:=ABS(LEFT([.D407] ;LEN([.D407])-6))" office:value-type="float" office:value="50">
            <text:p>50</text:p>
          </table:table-cell>
          <table:table-cell table:formula="of:=PROPER(RIGHT([.C407];LEN([.C407])-SEARCH(&quot; &quot;;[.C407])))" office:value-type="string" office:string-value="Kishore Kumar">
            <text:p>Kishore Kum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sYc2ZB9-G1PSEd3cC-Ss2EuiaZMybodo</text:p>
          </table:table-cell>
          <table:table-cell table:style-name="Default" office:value-type="string">
            <text:p>https://lh3.googleusercontent.com/8pZb1NO7pn8I_MeJDpuQcQhot94palBbPBxwa5PWcYWYd1DxqsJozNA4_kNH9TNLqWKqTZ0WWarTjjo=w60-h60-l90-rj</text:p>
          </table:table-cell>
          <table:table-cell table:style-name="Default" office:value-type="string">
            <text:p>Presenting Kishore Kumar</text:p>
          </table:table-cell>
          <table:table-cell table:style-name="Default" office:value-type="string">
            <text:p>50 songs</text:p>
          </table:table-cell>
          <table:table-cell table:formula="of:=RIGHT([.A408];LEN([.A408])-SEARCH(&quot;=&quot;;[.A408]))" office:value-type="string" office:string-value="RDCLAK5uy_lsYc2ZB9-G1PSEd3cC-Ss2EuiaZMybodo">
            <text:p>RDCLAK5uy_lsYc2ZB9-G1PSEd3cC-Ss2EuiaZMybodo</text:p>
          </table:table-cell>
          <table:table-cell table:style-name="ce8" table:formula="of:=ABS(LEFT([.D408] ;LEN([.D408])-6))" office:value-type="float" office:value="50">
            <text:p>50</text:p>
          </table:table-cell>
          <table:table-cell table:formula="of:=PROPER(RIGHT([.C408];LEN([.C408])-SEARCH(&quot; &quot;;[.C408])))" office:value-type="string" office:string-value="Kishore Kumar">
            <text:p>Kishore Kuma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QttgiO1J9d4Idt8vh5OrUBvP1EKkLtgM</text:p>
          </table:table-cell>
          <table:table-cell office:value-type="string">
            <text:p>https://lh3.googleusercontent.com/HCpcCyKZMoOiORTWiRAaqZItiuhWKXMfuI_yX-oq_93rDJu1llXuuTjSgDS0MD6xxlwIIdNkIBFBkxw=w60-h60-l90-rj</text:p>
          </table:table-cell>
          <table:table-cell office:value-type="string">
            <text:p>Presenting Kiss</text:p>
          </table:table-cell>
          <table:table-cell office:value-type="string">
            <text:p>26 songs</text:p>
          </table:table-cell>
          <table:table-cell table:formula="of:=RIGHT([.A409];LEN([.A409])-SEARCH(&quot;=&quot;;[.A409]))" office:value-type="string" office:string-value="RDCLAK5uy_lQttgiO1J9d4Idt8vh5OrUBvP1EKkLtgM">
            <text:p>RDCLAK5uy_lQttgiO1J9d4Idt8vh5OrUBvP1EKkLtgM</text:p>
          </table:table-cell>
          <table:table-cell table:style-name="ce8" table:formula="of:=ABS(LEFT([.D409] ;LEN([.D409])-6))" office:value-type="float" office:value="26">
            <text:p>26</text:p>
          </table:table-cell>
          <table:table-cell table:formula="of:=PROPER(RIGHT([.C409];LEN([.C409])-SEARCH(&quot; &quot;;[.C409])))" office:value-type="string" office:string-value="Kiss">
            <text:p>Kis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lrJBmPIUTJZew2CJk0vg0FJ-7BIQBIg</text:p>
          </table:table-cell>
          <table:table-cell table:style-name="Default" office:value-type="string">
            <text:p>https://lh3.googleusercontent.com/JCdU83CEvi0NL3oONreH4lu3ctDFLSQhOObCFA__ys1MKd5tO2n_7rbcKNufS455LcbXwmFc6k4tlDzS=w60-h60-l90-rj</text:p>
          </table:table-cell>
          <table:table-cell table:style-name="Default" office:value-type="string">
            <text:p>Presenting Kizz Daniel</text:p>
          </table:table-cell>
          <table:table-cell table:style-name="Default" office:value-type="string">
            <text:p>46 songs</text:p>
          </table:table-cell>
          <table:table-cell table:formula="of:=RIGHT([.A410];LEN([.A410])-SEARCH(&quot;=&quot;;[.A410]))" office:value-type="string" office:string-value="RDCLAK5uy_nalrJBmPIUTJZew2CJk0vg0FJ-7BIQBIg">
            <text:p>RDCLAK5uy_nalrJBmPIUTJZew2CJk0vg0FJ-7BIQBIg</text:p>
          </table:table-cell>
          <table:table-cell table:style-name="ce8" table:formula="of:=ABS(LEFT([.D410] ;LEN([.D410])-6))" office:value-type="float" office:value="46">
            <text:p>46</text:p>
          </table:table-cell>
          <table:table-cell table:formula="of:=PROPER(RIGHT([.C410];LEN([.C410])-SEARCH(&quot; &quot;;[.C410])))" office:value-type="string" office:string-value="Kizz Daniel">
            <text:p>Kizz Dani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9aBYEzcz8Tfa8rsUHpqObGsVAnESQZYg</text:p>
          </table:table-cell>
          <table:table-cell office:value-type="string">
            <text:p>https://lh3.googleusercontent.com/-RyT79Yx96ZD-R-vRDeYkPJSwK_Knakw9D9Xb4QKe5gpnGzhbu0a8_Oa6Sz_sqkmbf8HwmOiXsUdgyY=w60-h60-l90-rj</text:p>
          </table:table-cell>
          <table:table-cell office:value-type="string">
            <text:p>Presenting KK</text:p>
          </table:table-cell>
          <table:table-cell office:value-type="string">
            <text:p>50 songs</text:p>
          </table:table-cell>
          <table:table-cell table:formula="of:=RIGHT([.A411];LEN([.A411])-SEARCH(&quot;=&quot;;[.A411]))" office:value-type="string" office:string-value="RDCLAK5uy_l9aBYEzcz8Tfa8rsUHpqObGsVAnESQZYg">
            <text:p>RDCLAK5uy_l9aBYEzcz8Tfa8rsUHpqObGsVAnESQZYg</text:p>
          </table:table-cell>
          <table:table-cell table:style-name="ce8" table:formula="of:=ABS(LEFT([.D411] ;LEN([.D411])-6))" office:value-type="float" office:value="50">
            <text:p>50</text:p>
          </table:table-cell>
          <table:table-cell table:formula="of:=PROPER(RIGHT([.C411];LEN([.C411])-SEARCH(&quot; &quot;;[.C411])))" office:value-type="string" office:string-value="Kk">
            <text:p>K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bJL9zvm8u8pd6LsS0DLUWu5m_KjU_TcU</text:p>
          </table:table-cell>
          <table:table-cell office:value-type="string">
            <text:p>https://lh3.googleusercontent.com/RXUhPzI_tyIhMVu6EHju4z3HkV7_r4vcwXtaW6wt_LupdjxD2gEtvvG4KUgeig0VPEbrNQI8jR7MbJs=w60-h60-l90-rj</text:p>
          </table:table-cell>
          <table:table-cell office:value-type="string">
            <text:p>Presenting KK (Telugu)</text:p>
          </table:table-cell>
          <table:table-cell office:value-type="string">
            <text:p>30 songs</text:p>
          </table:table-cell>
          <table:table-cell table:formula="of:=RIGHT([.A412];LEN([.A412])-SEARCH(&quot;=&quot;;[.A412]))" office:value-type="string" office:string-value="RDCLAK5uy_kbJL9zvm8u8pd6LsS0DLUWu5m_KjU_TcU">
            <text:p>RDCLAK5uy_kbJL9zvm8u8pd6LsS0DLUWu5m_KjU_TcU</text:p>
          </table:table-cell>
          <table:table-cell table:style-name="ce8" table:formula="of:=ABS(LEFT([.D412] ;LEN([.D412])-6))" office:value-type="float" office:value="30">
            <text:p>30</text:p>
          </table:table-cell>
          <table:table-cell table:formula="of:=PROPER(RIGHT([.C412];LEN([.C412])-SEARCH(&quot; &quot;;[.C412])))" office:value-type="string" office:string-value="Kk (Telugu)">
            <text:p>Kk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6Eq9S4j5LOK9AvSvcuKWHlbc5psLKgaQ</text:p>
          </table:table-cell>
          <table:table-cell office:value-type="string">
            <text:p>https://lh3.googleusercontent.com/nr5AefNpn4VG9dtv9pdjbmrKkoLXvD5SAAWQwQ5FjuNrn9ST442tOXYxjiNVJc_6G5HrrRkJwhV2SCw=w60-h60-l90-rj</text:p>
          </table:table-cell>
          <table:table-cell office:value-type="string">
            <text:p>Presenting Koffee</text:p>
          </table:table-cell>
          <table:table-cell office:value-type="string">
            <text:p>18 songs</text:p>
          </table:table-cell>
          <table:table-cell table:formula="of:=RIGHT([.A413];LEN([.A413])-SEARCH(&quot;=&quot;;[.A413]))" office:value-type="string" office:string-value="RDCLAK5uy_k6Eq9S4j5LOK9AvSvcuKWHlbc5psLKgaQ">
            <text:p>RDCLAK5uy_k6Eq9S4j5LOK9AvSvcuKWHlbc5psLKgaQ</text:p>
          </table:table-cell>
          <table:table-cell table:style-name="ce8" table:formula="of:=ABS(LEFT([.D413] ;LEN([.D413])-6))" office:value-type="float" office:value="18">
            <text:p>18</text:p>
          </table:table-cell>
          <table:table-cell table:formula="of:=PROPER(RIGHT([.C413];LEN([.C413])-SEARCH(&quot; &quot;;[.C413])))" office:value-type="string" office:string-value="Koffee">
            <text:p>Koff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6Eq9S4j5LOK9AvSvcuKWHlbc5psLKgaQ</text:p>
          </table:table-cell>
          <table:table-cell table:style-name="Default" office:value-type="string">
            <text:p>https://lh3.googleusercontent.com/nr5AefNpn4VG9dtv9pdjbmrKkoLXvD5SAAWQwQ5FjuNrn9ST442tOXYxjiNVJc_6G5HrrRkJwhV2SCw=w60-h60-l90-rj</text:p>
          </table:table-cell>
          <table:table-cell table:style-name="Default" office:value-type="string">
            <text:p>Presenting Koffee</text:p>
          </table:table-cell>
          <table:table-cell table:style-name="Default" office:value-type="string">
            <text:p>18 songs</text:p>
          </table:table-cell>
          <table:table-cell table:formula="of:=RIGHT([.A414];LEN([.A414])-SEARCH(&quot;=&quot;;[.A414]))" office:value-type="string" office:string-value="RDCLAK5uy_k6Eq9S4j5LOK9AvSvcuKWHlbc5psLKgaQ">
            <text:p>RDCLAK5uy_k6Eq9S4j5LOK9AvSvcuKWHlbc5psLKgaQ</text:p>
          </table:table-cell>
          <table:table-cell table:style-name="ce8" table:formula="of:=ABS(LEFT([.D414] ;LEN([.D414])-6))" office:value-type="float" office:value="18">
            <text:p>18</text:p>
          </table:table-cell>
          <table:table-cell table:formula="of:=PROPER(RIGHT([.C414];LEN([.C414])-SEARCH(&quot; &quot;;[.C414])))" office:value-type="string" office:string-value="Koffee">
            <text:p>Koffe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Q6ORu7YXmhFtjzsORlNWOByE28zzjnLw</text:p>
          </table:table-cell>
          <table:table-cell table:style-name="Default" office:value-type="string">
            <text:p>https://lh3.googleusercontent.com/PoZTHq2IDpwRPwCqsmZqdzQMsRgz_SP0wl85AZqKGtFHWPvTkiZtRKamgDVDtJL9itoB5sF41c1GCHFZ=w60-h60-l90-rj</text:p>
          </table:table-cell>
          <table:table-cell table:style-name="Default" office:value-type="string">
            <text:p>Presenting Kojo Funds</text:p>
          </table:table-cell>
          <table:table-cell table:style-name="Default" office:value-type="string">
            <text:p>23 songs</text:p>
          </table:table-cell>
          <table:table-cell table:formula="of:=RIGHT([.A415];LEN([.A415])-SEARCH(&quot;=&quot;;[.A415]))" office:value-type="string" office:string-value="RDCLAK5uy_kQ6ORu7YXmhFtjzsORlNWOByE28zzjnLw">
            <text:p>RDCLAK5uy_kQ6ORu7YXmhFtjzsORlNWOByE28zzjnLw</text:p>
          </table:table-cell>
          <table:table-cell table:style-name="ce8" table:formula="of:=ABS(LEFT([.D415] ;LEN([.D415])-6))" office:value-type="float" office:value="23">
            <text:p>23</text:p>
          </table:table-cell>
          <table:table-cell table:formula="of:=PROPER(RIGHT([.C415];LEN([.C415])-SEARCH(&quot; &quot;;[.C415])))" office:value-type="string" office:string-value="Kojo Funds">
            <text:p>Kojo Fund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O_jWcQINVwL_dr7w631lobxRSbYC9Kus</text:p>
          </table:table-cell>
          <table:table-cell table:style-name="Default" office:value-type="string">
            <text:p>https://lh3.googleusercontent.com/v5vAWL3-GHMvVDkeHMk3celBsZFDH36Xawr-F36UnnzMZpLR5ygV0Dt7KLSAOpPe9CW5UNXz7jI2xRE=w60-h60-l90-rj</text:p>
          </table:table-cell>
          <table:table-cell table:style-name="Default" office:value-type="string">
            <text:p>Presenting Kontra K</text:p>
          </table:table-cell>
          <table:table-cell table:style-name="Default" office:value-type="string">
            <text:p>57 songs</text:p>
          </table:table-cell>
          <table:table-cell table:formula="of:=RIGHT([.A416];LEN([.A416])-SEARCH(&quot;=&quot;;[.A416]))" office:value-type="string" office:string-value="RDCLAK5uy_kO_jWcQINVwL_dr7w631lobxRSbYC9Kus">
            <text:p>RDCLAK5uy_kO_jWcQINVwL_dr7w631lobxRSbYC9Kus</text:p>
          </table:table-cell>
          <table:table-cell table:style-name="ce8" table:formula="of:=ABS(LEFT([.D416] ;LEN([.D416])-6))" office:value-type="float" office:value="57">
            <text:p>57</text:p>
          </table:table-cell>
          <table:table-cell table:formula="of:=PROPER(RIGHT([.C416];LEN([.C416])-SEARCH(&quot; &quot;;[.C416])))" office:value-type="string" office:string-value="Kontra K">
            <text:p>Kontra 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OCiZabEpPreALvHbyeRrK-tpHDGqwfsc</text:p>
          </table:table-cell>
          <table:table-cell table:style-name="Default" office:value-type="string">
            <text:p>https://lh3.googleusercontent.com/fKO5DxFNd-hgGzhw4UbiEkRFbensytQtFCrhq0dnfifesyPlr4VIC8axTfYyhU73UsAlt8s-VR2ihvY=w60-h60-l90-rj</text:p>
          </table:table-cell>
          <table:table-cell table:style-name="Default" office:value-type="string">
            <text:p>Presenting Kool &amp; The Gang</text:p>
          </table:table-cell>
          <table:table-cell table:style-name="Default" office:value-type="string">
            <text:p>35 songs</text:p>
          </table:table-cell>
          <table:table-cell table:formula="of:=RIGHT([.A417];LEN([.A417])-SEARCH(&quot;=&quot;;[.A417]))" office:value-type="string" office:string-value="RDCLAK5uy_mOCiZabEpPreALvHbyeRrK-tpHDGqwfsc">
            <text:p>RDCLAK5uy_mOCiZabEpPreALvHbyeRrK-tpHDGqwfsc</text:p>
          </table:table-cell>
          <table:table-cell table:style-name="ce8" table:formula="of:=ABS(LEFT([.D417] ;LEN([.D417])-6))" office:value-type="float" office:value="35">
            <text:p>35</text:p>
          </table:table-cell>
          <table:table-cell table:formula="of:=PROPER(RIGHT([.C417];LEN([.C417])-SEARCH(&quot; &quot;;[.C417])))" office:value-type="string" office:string-value="Kool &amp; The Gang">
            <text:p>Kool &amp; The Gang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jDyFFLm_47Rn7-3TMzTO4sGdANoFDooY</text:p>
          </table:table-cell>
          <table:table-cell office:value-type="string">
            <text:p>https://lh3.googleusercontent.com/EYVLqAqvbcdeXguE0bD8k9ktSkXgs6OeubRECX0ou6IVtbMmI7Ai-2gJZ1U2m3FSH8CJ8pWVs5uT0Wg=w60-h60-l90-rj</text:p>
          </table:table-cell>
          <table:table-cell office:value-type="string">
            <text:p>Presenting Korn</text:p>
          </table:table-cell>
          <table:table-cell office:value-type="string">
            <text:p>28 songs</text:p>
          </table:table-cell>
          <table:table-cell table:formula="of:=RIGHT([.A418];LEN([.A418])-SEARCH(&quot;=&quot;;[.A418]))" office:value-type="string" office:string-value="RDCLAK5uy_njDyFFLm_47Rn7-3TMzTO4sGdANoFDooY">
            <text:p>RDCLAK5uy_njDyFFLm_47Rn7-3TMzTO4sGdANoFDooY</text:p>
          </table:table-cell>
          <table:table-cell table:style-name="ce8" table:formula="of:=ABS(LEFT([.D418] ;LEN([.D418])-6))" office:value-type="float" office:value="28">
            <text:p>28</text:p>
          </table:table-cell>
          <table:table-cell table:formula="of:=PROPER(RIGHT([.C418];LEN([.C418])-SEARCH(&quot; &quot;;[.C418])))" office:value-type="string" office:string-value="Korn">
            <text:p>Kor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lbUfg1b-MLxj3vjSmZ_jNV1YXa3R-t8</text:p>
          </table:table-cell>
          <table:table-cell office:value-type="string">
            <text:p>https://lh3.googleusercontent.com/RxurACdO-YvQ9bUt8LVv-JdtLMFyJx5_jxZFUsYFMDIZkJ7BGMcOFN6zc-4tR4dF9opk1Ynor7ENWZzN=w60-h60-l90-rj</text:p>
          </table:table-cell>
          <table:table-cell office:value-type="string">
            <text:p>Presenting KR$NA</text:p>
          </table:table-cell>
          <table:table-cell office:value-type="string">
            <text:p>50 songs</text:p>
          </table:table-cell>
          <table:table-cell table:formula="of:=RIGHT([.A419];LEN([.A419])-SEARCH(&quot;=&quot;;[.A419]))" office:value-type="string" office:string-value="RDCLAK5uy_mclbUfg1b-MLxj3vjSmZ_jNV1YXa3R-t8">
            <text:p>RDCLAK5uy_mclbUfg1b-MLxj3vjSmZ_jNV1YXa3R-t8</text:p>
          </table:table-cell>
          <table:table-cell table:style-name="ce8" table:formula="of:=ABS(LEFT([.D419] ;LEN([.D419])-6))" office:value-type="float" office:value="50">
            <text:p>50</text:p>
          </table:table-cell>
          <table:table-cell table:formula="of:=PROPER(RIGHT([.C419];LEN([.C419])-SEARCH(&quot; &quot;;[.C419])))" office:value-type="string" office:string-value="Kr$Na">
            <text:p>Kr$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9Z1jc6m0LBHQL7sW1I-zytm3-i7rwUF0</text:p>
          </table:table-cell>
          <table:table-cell table:style-name="Default" office:value-type="string">
            <text:p>https://lh3.googleusercontent.com/dnniNyjTpgJreAGPTollWTWsvk43O_0227so0OCT8wtAZGAHFGZth9bW9d64xtYEJE5IaZISw0ja-2Xf=w60-h60-l90-rj</text:p>
          </table:table-cell>
          <table:table-cell table:style-name="Default" office:value-type="string">
            <text:p>Presenting Krept &amp; Konan</text:p>
          </table:table-cell>
          <table:table-cell table:style-name="Default" office:value-type="string">
            <text:p>30 songs</text:p>
          </table:table-cell>
          <table:table-cell table:formula="of:=RIGHT([.A420];LEN([.A420])-SEARCH(&quot;=&quot;;[.A420]))" office:value-type="string" office:string-value="RDCLAK5uy_m9Z1jc6m0LBHQL7sW1I-zytm3-i7rwUF0">
            <text:p>RDCLAK5uy_m9Z1jc6m0LBHQL7sW1I-zytm3-i7rwUF0</text:p>
          </table:table-cell>
          <table:table-cell table:style-name="ce8" table:formula="of:=ABS(LEFT([.D420] ;LEN([.D420])-6))" office:value-type="float" office:value="30">
            <text:p>30</text:p>
          </table:table-cell>
          <table:table-cell table:formula="of:=PROPER(RIGHT([.C420];LEN([.C420])-SEARCH(&quot; &quot;;[.C420])))" office:value-type="string" office:string-value="Krept &amp; Konan">
            <text:p>Krept &amp; Kon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zYnBXOBP6mLpRfOQpY7TT46YvQ7YHbSs</text:p>
          </table:table-cell>
          <table:table-cell office:value-type="string">
            <text:p>https://lh3.googleusercontent.com/oSA_gWUu3RHZJflGOYyUq_RRWbkrhkwS18NKAn-FQIwl6j35MJv5p_Vy_e-t1CQKiA0FjEl5l8-oSC4=w60-h60-l90-rj</text:p>
          </table:table-cell>
          <table:table-cell office:value-type="string">
            <text:p>Presenting Kriti Sanon</text:p>
          </table:table-cell>
          <table:table-cell office:value-type="string">
            <text:p>40 songs</text:p>
          </table:table-cell>
          <table:table-cell table:formula="of:=RIGHT([.A421];LEN([.A421])-SEARCH(&quot;=&quot;;[.A421]))" office:value-type="string" office:string-value="RDCLAK5uy_lzYnBXOBP6mLpRfOQpY7TT46YvQ7YHbSs">
            <text:p>RDCLAK5uy_lzYnBXOBP6mLpRfOQpY7TT46YvQ7YHbSs</text:p>
          </table:table-cell>
          <table:table-cell table:style-name="ce8" table:formula="of:=ABS(LEFT([.D421] ;LEN([.D421])-6))" office:value-type="float" office:value="40">
            <text:p>40</text:p>
          </table:table-cell>
          <table:table-cell table:formula="of:=PROPER(RIGHT([.C421];LEN([.C421])-SEARCH(&quot; &quot;;[.C421])))" office:value-type="string" office:string-value="Kriti Sanon">
            <text:p>Kriti San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O00bdnxtlIbekoiWnioeFCijaey9AxPg</text:p>
          </table:table-cell>
          <table:table-cell office:value-type="string">
            <text:p>https://lh3.googleusercontent.com/-EZSNxq71fjghKS3dtX2NfoxeZmHfT5xElVR7PO5Y0vfWZWNY9KfPodOA5QfuPryz56sEmavbYx-VnTj=w60-h60-l90-rj</text:p>
          </table:table-cell>
          <table:table-cell office:value-type="string">
            <text:p>Presenting Kwesta</text:p>
          </table:table-cell>
          <table:table-cell office:value-type="string">
            <text:p>35 songs</text:p>
          </table:table-cell>
          <table:table-cell table:formula="of:=RIGHT([.A422];LEN([.A422])-SEARCH(&quot;=&quot;;[.A422]))" office:value-type="string" office:string-value="RDCLAK5uy_nO00bdnxtlIbekoiWnioeFCijaey9AxPg">
            <text:p>RDCLAK5uy_nO00bdnxtlIbekoiWnioeFCijaey9AxPg</text:p>
          </table:table-cell>
          <table:table-cell table:style-name="ce8" table:formula="of:=ABS(LEFT([.D422] ;LEN([.D422])-6))" office:value-type="float" office:value="35">
            <text:p>35</text:p>
          </table:table-cell>
          <table:table-cell table:formula="of:=PROPER(RIGHT([.C422];LEN([.C422])-SEARCH(&quot; &quot;;[.C422])))" office:value-type="string" office:string-value="Kwesta">
            <text:p>Kwest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vPPQvaOseAAmmU5B7b-OFRWy_9ag49r8</text:p>
          </table:table-cell>
          <table:table-cell office:value-type="string">
            <text:p>https://lh3.googleusercontent.com/tnk3oBBhrOjgM6ICsthfhu98fsb3h0wOUmj7gjev3QL5Q0ZDZgGvkSsJChAnP_XfNUiSIORrNfezWjE=w60-h60-l90-rj</text:p>
          </table:table-cell>
          <table:table-cell office:value-type="string">
            <text:p>Presenting Kyary Pamyu Pamyu</text:p>
          </table:table-cell>
          <table:table-cell office:value-type="string">
            <text:p>23 songs</text:p>
          </table:table-cell>
          <table:table-cell table:formula="of:=RIGHT([.A423];LEN([.A423])-SEARCH(&quot;=&quot;;[.A423]))" office:value-type="string" office:string-value="RDCLAK5uy_nvPPQvaOseAAmmU5B7b-OFRWy_9ag49r8">
            <text:p>RDCLAK5uy_nvPPQvaOseAAmmU5B7b-OFRWy_9ag49r8</text:p>
          </table:table-cell>
          <table:table-cell table:style-name="ce8" table:formula="of:=ABS(LEFT([.D423] ;LEN([.D423])-6))" office:value-type="float" office:value="23">
            <text:p>23</text:p>
          </table:table-cell>
          <table:table-cell table:formula="of:=PROPER(RIGHT([.C423];LEN([.C423])-SEARCH(&quot; &quot;;[.C423])))" office:value-type="string" office:string-value="Kyary Pamyu Pamyu">
            <text:p>Kyary Pamyu Pamy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289WMNh0xGvzBVE4ha0TjJQKqJhE_8cQ</text:p>
          </table:table-cell>
          <table:table-cell table:style-name="Default" office:value-type="string">
            <text:p>https://lh3.googleusercontent.com/VQYu3Q6rRfOEsuET8_FNjjiMKEoE7lYJvCKttbX7cX7cUA_rcbPg8koWLYUR5cuDHWC5vnDrUWC74OY=w60-h60-l90-rj</text:p>
          </table:table-cell>
          <table:table-cell table:style-name="Default" office:value-type="string">
            <text:p>Presenting Kylie Minogue</text:p>
          </table:table-cell>
          <table:table-cell table:style-name="Default" office:value-type="string">
            <text:p>44 songs</text:p>
          </table:table-cell>
          <table:table-cell table:formula="of:=RIGHT([.A424];LEN([.A424])-SEARCH(&quot;=&quot;;[.A424]))" office:value-type="string" office:string-value="RDCLAK5uy_k289WMNh0xGvzBVE4ha0TjJQKqJhE_8cQ">
            <text:p>RDCLAK5uy_k289WMNh0xGvzBVE4ha0TjJQKqJhE_8cQ</text:p>
          </table:table-cell>
          <table:table-cell table:style-name="ce8" table:formula="of:=ABS(LEFT([.D424] ;LEN([.D424])-6))" office:value-type="float" office:value="44">
            <text:p>44</text:p>
          </table:table-cell>
          <table:table-cell table:formula="of:=PROPER(RIGHT([.C424];LEN([.C424])-SEARCH(&quot; &quot;;[.C424])))" office:value-type="string" office:string-value="Kylie Minogue">
            <text:p>Kylie Minogu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C3CVlccVxKUKd5Hi2suI7myREC6rc_Y0</text:p>
          </table:table-cell>
          <table:table-cell office:value-type="string">
            <text:p>https://lh3.googleusercontent.com/zKUXyg0fKUxJzx6MaEOBmCouT-8QcmdwmSQUepZr_qtnXVqkGwD-jDglMHqXspdiM8-6nfRFoB-I8pQ=w60-h60-l90-rj</text:p>
          </table:table-cell>
          <table:table-cell office:value-type="string">
            <text:p>Presenting Lady Gaga</text:p>
          </table:table-cell>
          <table:table-cell office:value-type="string">
            <text:p>43 songs</text:p>
          </table:table-cell>
          <table:table-cell table:formula="of:=RIGHT([.A425];LEN([.A425])-SEARCH(&quot;=&quot;;[.A425]))" office:value-type="string" office:string-value="RDCLAK5uy_lC3CVlccVxKUKd5Hi2suI7myREC6rc_Y0">
            <text:p>RDCLAK5uy_lC3CVlccVxKUKd5Hi2suI7myREC6rc_Y0</text:p>
          </table:table-cell>
          <table:table-cell table:style-name="ce8" table:formula="of:=ABS(LEFT([.D425] ;LEN([.D425])-6))" office:value-type="float" office:value="43">
            <text:p>43</text:p>
          </table:table-cell>
          <table:table-cell table:formula="of:=PROPER(RIGHT([.C425];LEN([.C425])-SEARCH(&quot; &quot;;[.C425])))" office:value-type="string" office:string-value="Lady Gaga">
            <text:p>Lady Gag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C3CVlccVxKUKd5Hi2suI7myREC6rc_Y0</text:p>
          </table:table-cell>
          <table:table-cell table:style-name="Default" office:value-type="string">
            <text:p>https://lh3.googleusercontent.com/zKUXyg0fKUxJzx6MaEOBmCouT-8QcmdwmSQUepZr_qtnXVqkGwD-jDglMHqXspdiM8-6nfRFoB-I8pQ=w60-h60-l90-rj</text:p>
          </table:table-cell>
          <table:table-cell table:style-name="Default" office:value-type="string">
            <text:p>Presenting Lady Gaga</text:p>
          </table:table-cell>
          <table:table-cell table:style-name="Default" office:value-type="string">
            <text:p>43 songs</text:p>
          </table:table-cell>
          <table:table-cell table:formula="of:=RIGHT([.A426];LEN([.A426])-SEARCH(&quot;=&quot;;[.A426]))" office:value-type="string" office:string-value="RDCLAK5uy_lC3CVlccVxKUKd5Hi2suI7myREC6rc_Y0">
            <text:p>RDCLAK5uy_lC3CVlccVxKUKd5Hi2suI7myREC6rc_Y0</text:p>
          </table:table-cell>
          <table:table-cell table:style-name="ce8" table:formula="of:=ABS(LEFT([.D426] ;LEN([.D426])-6))" office:value-type="float" office:value="43">
            <text:p>43</text:p>
          </table:table-cell>
          <table:table-cell table:formula="of:=PROPER(RIGHT([.C426];LEN([.C426])-SEARCH(&quot; &quot;;[.C426])))" office:value-type="string" office:string-value="Lady Gaga">
            <text:p>Lady Gag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0xXkvMawsC7IKIBg34GK8nhEEutjg6MA</text:p>
          </table:table-cell>
          <table:table-cell table:style-name="Default" office:value-type="string">
            <text:p>https://lh3.googleusercontent.com/Jg6_dKwXgZsPgTAZwoa19-qCY8zHq45Hkeu8XDxfUIT15GhykLB0hBpK734amxYC85H0hRc-E4ChsHQ=w60-h60-l90-rj</text:p>
          </table:table-cell>
          <table:table-cell table:style-name="Default" office:value-type="string">
            <text:p>Presenting Lady Leshurr</text:p>
          </table:table-cell>
          <table:table-cell table:style-name="Default" office:value-type="string">
            <text:p>20 songs</text:p>
          </table:table-cell>
          <table:table-cell table:formula="of:=RIGHT([.A427];LEN([.A427])-SEARCH(&quot;=&quot;;[.A427]))" office:value-type="string" office:string-value="RDCLAK5uy_l0xXkvMawsC7IKIBg34GK8nhEEutjg6MA">
            <text:p>RDCLAK5uy_l0xXkvMawsC7IKIBg34GK8nhEEutjg6MA</text:p>
          </table:table-cell>
          <table:table-cell table:style-name="ce8" table:formula="of:=ABS(LEFT([.D427] ;LEN([.D427])-6))" office:value-type="float" office:value="20">
            <text:p>20</text:p>
          </table:table-cell>
          <table:table-cell table:formula="of:=PROPER(RIGHT([.C427];LEN([.C427])-SEARCH(&quot; &quot;;[.C427])))" office:value-type="string" office:string-value="Lady Leshurr">
            <text:p>Lady Leshur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7j3R6tmUCMeLxPD27PxCQXhmTq4q_AZ4</text:p>
          </table:table-cell>
          <table:table-cell table:style-name="Default" office:value-type="string">
            <text:p>https://lh3.googleusercontent.com/rMrzJOKYxvbfR-oHoz5pRA5krh30RLp1BQVHWw6X9I9HvMJDJ5RMkUkkoWE4S2Dl_sN2q7AwlvcmAIU=w60-h60-l90-rj</text:p>
          </table:table-cell>
          <table:table-cell table:style-name="Default" office:value-type="string">
            <text:p>Presenting Lainey Wilson</text:p>
          </table:table-cell>
          <table:table-cell table:style-name="Default" office:value-type="string">
            <text:p>45 songs</text:p>
          </table:table-cell>
          <table:table-cell table:formula="of:=RIGHT([.A428];LEN([.A428])-SEARCH(&quot;=&quot;;[.A428]))" office:value-type="string" office:string-value="RDCLAK5uy_k7j3R6tmUCMeLxPD27PxCQXhmTq4q_AZ4">
            <text:p>RDCLAK5uy_k7j3R6tmUCMeLxPD27PxCQXhmTq4q_AZ4</text:p>
          </table:table-cell>
          <table:table-cell table:style-name="ce8" table:formula="of:=ABS(LEFT([.D428] ;LEN([.D428])-6))" office:value-type="float" office:value="45">
            <text:p>45</text:p>
          </table:table-cell>
          <table:table-cell table:formula="of:=PROPER(RIGHT([.C428];LEN([.C428])-SEARCH(&quot; &quot;;[.C428])))" office:value-type="string" office:string-value="Lainey Wilson">
            <text:p>Lainey Wils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Spb1B63NpJi7DwATVKcYoEFNHu1FEqWg</text:p>
          </table:table-cell>
          <table:table-cell office:value-type="string">
            <text:p>https://lh3.googleusercontent.com/-As7lAQ-pSbOcmH2HQhXv8LqQhwBgT_xRJcRwcOhG9H7TmJ3Llni3H90hIqnoBWJBljhLK3WB-8xFA=w60-h60-l90-rj</text:p>
          </table:table-cell>
          <table:table-cell office:value-type="string">
            <text:p>Presenting Lali</text:p>
          </table:table-cell>
          <table:table-cell office:value-type="string">
            <text:p>31 songs</text:p>
          </table:table-cell>
          <table:table-cell table:formula="of:=RIGHT([.A429];LEN([.A429])-SEARCH(&quot;=&quot;;[.A429]))" office:value-type="string" office:string-value="RDCLAK5uy_nSpb1B63NpJi7DwATVKcYoEFNHu1FEqWg">
            <text:p>RDCLAK5uy_nSpb1B63NpJi7DwATVKcYoEFNHu1FEqWg</text:p>
          </table:table-cell>
          <table:table-cell table:style-name="ce8" table:formula="of:=ABS(LEFT([.D429] ;LEN([.D429])-6))" office:value-type="float" office:value="31">
            <text:p>31</text:p>
          </table:table-cell>
          <table:table-cell table:formula="of:=PROPER(RIGHT([.C429];LEN([.C429])-SEARCH(&quot; &quot;;[.C429])))" office:value-type="string" office:string-value="Lali">
            <text:p>Lal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t5b4idikBx3zQ0bS5701r3cl4d1uCHDE</text:p>
          </table:table-cell>
          <table:table-cell office:value-type="string">
            <text:p>https://lh3.googleusercontent.com/3m55-3ZPW2orQ3pk_Oy54-T2y8N7I0s7eOyg01zyTRAHAG25RPwH3uDB5jg9ULulhmmzcwTNH8ZUJQQ=w60-h60-l90-rj</text:p>
          </table:table-cell>
          <table:table-cell office:value-type="string">
            <text:p>Presenting LANY</text:p>
          </table:table-cell>
          <table:table-cell office:value-type="string">
            <text:p>33 songs</text:p>
          </table:table-cell>
          <table:table-cell table:formula="of:=RIGHT([.A430];LEN([.A430])-SEARCH(&quot;=&quot;;[.A430]))" office:value-type="string" office:string-value="RDCLAK5uy_nt5b4idikBx3zQ0bS5701r3cl4d1uCHDE">
            <text:p>RDCLAK5uy_nt5b4idikBx3zQ0bS5701r3cl4d1uCHDE</text:p>
          </table:table-cell>
          <table:table-cell table:style-name="ce8" table:formula="of:=ABS(LEFT([.D430] ;LEN([.D430])-6))" office:value-type="float" office:value="33">
            <text:p>33</text:p>
          </table:table-cell>
          <table:table-cell table:formula="of:=PROPER(RIGHT([.C430];LEN([.C430])-SEARCH(&quot; &quot;;[.C430])))" office:value-type="string" office:string-value="Lany">
            <text:p>Lan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uL-Rd-_s-sYwUeL-0YX9hTCOP3kzKD6Y</text:p>
          </table:table-cell>
          <table:table-cell table:style-name="Default" office:value-type="string">
            <text:p>https://lh3.googleusercontent.com/8XTIubysARf6WURWfKsC_ZPNv6iQ-ZnYYedybWumWrrcPcokPNTa_4HEL4f-E2fKpSZeC8VSz6sQz6gN=w60-h60-l90-rj</text:p>
          </table:table-cell>
          <table:table-cell table:style-name="Default" office:value-type="string">
            <text:p>Presenting Last Child</text:p>
          </table:table-cell>
          <table:table-cell table:style-name="Default" office:value-type="string">
            <text:p>20 songs</text:p>
          </table:table-cell>
          <table:table-cell table:formula="of:=RIGHT([.A431];LEN([.A431])-SEARCH(&quot;=&quot;;[.A431]))" office:value-type="string" office:string-value="RDCLAK5uy_muL-Rd-_s-sYwUeL-0YX9hTCOP3kzKD6Y">
            <text:p>RDCLAK5uy_muL-Rd-_s-sYwUeL-0YX9hTCOP3kzKD6Y</text:p>
          </table:table-cell>
          <table:table-cell table:style-name="ce8" table:formula="of:=ABS(LEFT([.D431] ;LEN([.D431])-6))" office:value-type="float" office:value="20">
            <text:p>20</text:p>
          </table:table-cell>
          <table:table-cell table:formula="of:=PROPER(RIGHT([.C431];LEN([.C431])-SEARCH(&quot; &quot;;[.C431])))" office:value-type="string" office:string-value="Last Child">
            <text:p>Last Chil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qSwUElDSkVHKCj-g4BmdADlG7rXvXRdI</text:p>
          </table:table-cell>
          <table:table-cell office:value-type="string">
            <text:p>https://lh3.googleusercontent.com/4YbITuJT1rw5oS07UcU3owtnY2kA0kYNh1AlLJL28KkZaaClhoY_IpU_adzRKYFBd_ARDVUjDvWGol4=w60-h60-l90-rj</text:p>
          </table:table-cell>
          <table:table-cell office:value-type="string">
            <text:p>Presenting Lata Mangeshkar</text:p>
          </table:table-cell>
          <table:table-cell office:value-type="string">
            <text:p>50 songs</text:p>
          </table:table-cell>
          <table:table-cell table:formula="of:=RIGHT([.A432];LEN([.A432])-SEARCH(&quot;=&quot;;[.A432]))" office:value-type="string" office:string-value="RDCLAK5uy_mqSwUElDSkVHKCj-g4BmdADlG7rXvXRdI">
            <text:p>RDCLAK5uy_mqSwUElDSkVHKCj-g4BmdADlG7rXvXRdI</text:p>
          </table:table-cell>
          <table:table-cell table:style-name="ce8" table:formula="of:=ABS(LEFT([.D432] ;LEN([.D432])-6))" office:value-type="float" office:value="50">
            <text:p>50</text:p>
          </table:table-cell>
          <table:table-cell table:formula="of:=PROPER(RIGHT([.C432];LEN([.C432])-SEARCH(&quot; &quot;;[.C432])))" office:value-type="string" office:string-value="Lata Mangeshkar">
            <text:p>Lata Mangeshk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lj5reyolAp5U4_0XBUd3p_kp7ewv4a-c</text:p>
          </table:table-cell>
          <table:table-cell office:value-type="string">
            <text:p>https://lh3.googleusercontent.com/7GN3RpFEbCmhptVXhHowj0PmewrrUca3SihrFFnXWr_R-W3c0dziKZhaiaZREA5VO1FwXuFlI58wCuA=w60-h60-l90-rj</text:p>
          </table:table-cell>
          <table:table-cell office:value-type="string">
            <text:p>Presenting Lauren Daigle</text:p>
          </table:table-cell>
          <table:table-cell office:value-type="string">
            <text:p>39 songs</text:p>
          </table:table-cell>
          <table:table-cell table:formula="of:=RIGHT([.A433];LEN([.A433])-SEARCH(&quot;=&quot;;[.A433]))" office:value-type="string" office:string-value="RDCLAK5uy_mlj5reyolAp5U4_0XBUd3p_kp7ewv4a-c">
            <text:p>RDCLAK5uy_mlj5reyolAp5U4_0XBUd3p_kp7ewv4a-c</text:p>
          </table:table-cell>
          <table:table-cell table:style-name="ce8" table:formula="of:=ABS(LEFT([.D433] ;LEN([.D433])-6))" office:value-type="float" office:value="39">
            <text:p>39</text:p>
          </table:table-cell>
          <table:table-cell table:formula="of:=PROPER(RIGHT([.C433];LEN([.C433])-SEARCH(&quot; &quot;;[.C433])))" office:value-type="string" office:string-value="Lauren Daigle">
            <text:p>Lauren Daig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7aTWwvK-ba0RY3RLBLnsWaAwcI4FxUoY</text:p>
          </table:table-cell>
          <table:table-cell office:value-type="string">
            <text:p>https://lh3.googleusercontent.com/1tTZl4bNtQedJPt1rw27b_G_ZbhRb3o_sCkfr4jkrTMME_xP9OsIUwAdzHs-yGk6SICv4Vg_OCrV9BCF=w60-h60-l90-rj</text:p>
          </table:table-cell>
          <table:table-cell office:value-type="string">
            <text:p>Presenting LE SSERAFIM</text:p>
          </table:table-cell>
          <table:table-cell office:value-type="string">
            <text:p>53 songs</text:p>
          </table:table-cell>
          <table:table-cell table:formula="of:=RIGHT([.A434];LEN([.A434])-SEARCH(&quot;=&quot;;[.A434]))" office:value-type="string" office:string-value="RDCLAK5uy_n7aTWwvK-ba0RY3RLBLnsWaAwcI4FxUoY">
            <text:p>RDCLAK5uy_n7aTWwvK-ba0RY3RLBLnsWaAwcI4FxUoY</text:p>
          </table:table-cell>
          <table:table-cell table:style-name="ce8" table:formula="of:=ABS(LEFT([.D434] ;LEN([.D434])-6))" office:value-type="float" office:value="53">
            <text:p>53</text:p>
          </table:table-cell>
          <table:table-cell table:formula="of:=PROPER(RIGHT([.C434];LEN([.C434])-SEARCH(&quot; &quot;;[.C434])))" office:value-type="string" office:string-value="Le Sserafim">
            <text:p>Le Sserafi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iAYu2JeX1ktZa9QixAGLh5CFbzIkCs_8</text:p>
          </table:table-cell>
          <table:table-cell table:style-name="Default" office:value-type="string">
            <text:p>https://lh3.googleusercontent.com/BuwS0PIvBkwDhtgFtBnwo-yOTZ4-m3aiPSlbFKyiSPnCWFlnvt5Vj0p9YTup9dkNM1sgayw6iDjAHZ0=w60-h60-l90-rj</text:p>
          </table:table-cell>
          <table:table-cell table:style-name="Default" office:value-type="string">
            <text:p>Presenting LEA</text:p>
          </table:table-cell>
          <table:table-cell table:style-name="Default" office:value-type="string">
            <text:p>55 songs</text:p>
          </table:table-cell>
          <table:table-cell table:formula="of:=RIGHT([.A435];LEN([.A435])-SEARCH(&quot;=&quot;;[.A435]))" office:value-type="string" office:string-value="RDCLAK5uy_kiAYu2JeX1ktZa9QixAGLh5CFbzIkCs_8">
            <text:p>RDCLAK5uy_kiAYu2JeX1ktZa9QixAGLh5CFbzIkCs_8</text:p>
          </table:table-cell>
          <table:table-cell table:style-name="ce8" table:formula="of:=ABS(LEFT([.D435] ;LEN([.D435])-6))" office:value-type="float" office:value="55">
            <text:p>55</text:p>
          </table:table-cell>
          <table:table-cell table:formula="of:=PROPER(RIGHT([.C435];LEN([.C435])-SEARCH(&quot; &quot;;[.C435])))" office:value-type="string" office:string-value="Lea">
            <text:p>Le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SfrQroaN3Gjz5G4XnEXX4Mo78orKsfzA</text:p>
          </table:table-cell>
          <table:table-cell table:style-name="Default" office:value-type="string">
            <text:p>https://lh3.googleusercontent.com/eoIu-KtrBrPvkp6GirMY-t0Sl6Wc91uTATsx1aAIDHZr_kYDy-8_4N7O_67ON_mt4tkSGlO4QPs-ig=w60-h60-l90-rj</text:p>
          </table:table-cell>
          <table:table-cell table:style-name="Default" office:value-type="string">
            <text:p>Presenting Lecrae</text:p>
          </table:table-cell>
          <table:table-cell table:style-name="Default" office:value-type="string">
            <text:p>31 songs</text:p>
          </table:table-cell>
          <table:table-cell table:formula="of:=RIGHT([.A436];LEN([.A436])-SEARCH(&quot;=&quot;;[.A436]))" office:value-type="string" office:string-value="RDCLAK5uy_nSfrQroaN3Gjz5G4XnEXX4Mo78orKsfzA">
            <text:p>RDCLAK5uy_nSfrQroaN3Gjz5G4XnEXX4Mo78orKsfzA</text:p>
          </table:table-cell>
          <table:table-cell table:style-name="ce8" table:formula="of:=ABS(LEFT([.D436] ;LEN([.D436])-6))" office:value-type="float" office:value="31">
            <text:p>31</text:p>
          </table:table-cell>
          <table:table-cell table:formula="of:=PROPER(RIGHT([.C436];LEN([.C436])-SEARCH(&quot; &quot;;[.C436])))" office:value-type="string" office:string-value="Lecrae">
            <text:p>Lecra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ZB2HI3NDOJocc0FkiEdH8DYeXvhIxv5Y</text:p>
          </table:table-cell>
          <table:table-cell office:value-type="string">
            <text:p>https://lh3.googleusercontent.com/ip71rxOEG2quO3kHg63I255qw3OovD789Z0SW6hx9sgjiE_N9mazXA4V13_CdIDypeQUyjEAh6nDChL2=w60-h60-l90-rj</text:p>
          </table:table-cell>
          <table:table-cell office:value-type="string">
            <text:p>Presenting Led Zeppelin</text:p>
          </table:table-cell>
          <table:table-cell office:value-type="string">
            <text:p>43 songs</text:p>
          </table:table-cell>
          <table:table-cell table:formula="of:=RIGHT([.A437];LEN([.A437])-SEARCH(&quot;=&quot;;[.A437]))" office:value-type="string" office:string-value="RDCLAK5uy_kZB2HI3NDOJocc0FkiEdH8DYeXvhIxv5Y">
            <text:p>RDCLAK5uy_kZB2HI3NDOJocc0FkiEdH8DYeXvhIxv5Y</text:p>
          </table:table-cell>
          <table:table-cell table:style-name="ce8" table:formula="of:=ABS(LEFT([.D437] ;LEN([.D437])-6))" office:value-type="float" office:value="43">
            <text:p>43</text:p>
          </table:table-cell>
          <table:table-cell table:formula="of:=PROPER(RIGHT([.C437];LEN([.C437])-SEARCH(&quot; &quot;;[.C437])))" office:value-type="string" office:string-value="Led Zeppelin">
            <text:p>Led Zeppeli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IN4aj-7i52TL9DxC7Xwi2X7mdPggZp0U</text:p>
          </table:table-cell>
          <table:table-cell office:value-type="string">
            <text:p>https://lh3.googleusercontent.com/KhB0Rnjo58a745_mWS4hn5PkpESdI0lKjgO8VzC_yTXbSFknz6N9HLiEXkBajwJpnIg78vTU5PHQZ4w=w60-h60-l90-rj</text:p>
          </table:table-cell>
          <table:table-cell office:value-type="string">
            <text:p>Presenting Lee Brice</text:p>
          </table:table-cell>
          <table:table-cell office:value-type="string">
            <text:p>24 songs</text:p>
          </table:table-cell>
          <table:table-cell table:formula="of:=RIGHT([.A438];LEN([.A438])-SEARCH(&quot;=&quot;;[.A438]))" office:value-type="string" office:string-value="RDCLAK5uy_kIN4aj-7i52TL9DxC7Xwi2X7mdPggZp0U">
            <text:p>RDCLAK5uy_kIN4aj-7i52TL9DxC7Xwi2X7mdPggZp0U</text:p>
          </table:table-cell>
          <table:table-cell table:style-name="ce8" table:formula="of:=ABS(LEFT([.D438] ;LEN([.D438])-6))" office:value-type="float" office:value="24">
            <text:p>24</text:p>
          </table:table-cell>
          <table:table-cell table:formula="of:=PROPER(RIGHT([.C438];LEN([.C438])-SEARCH(&quot; &quot;;[.C438])))" office:value-type="string" office:string-value="Lee Brice">
            <text:p>Lee Bric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2rKt2mADCkcJCJUdJbjFDsq6bsIMeP3k</text:p>
          </table:table-cell>
          <table:table-cell office:value-type="string">
            <text:p>https://lh3.googleusercontent.com/B-sgw1imq1XnE4TSItUHjfdSSo4QLjMh-1mFYYHnSPhIEalge9wuyXtnxLnA0lni6wvWda_u9r09u7s=w60-h60-l90-rj</text:p>
          </table:table-cell>
          <table:table-cell office:value-type="string">
            <text:p>Presenting Leo Mattioli</text:p>
          </table:table-cell>
          <table:table-cell office:value-type="string">
            <text:p>42 songs</text:p>
          </table:table-cell>
          <table:table-cell table:formula="of:=RIGHT([.A439];LEN([.A439])-SEARCH(&quot;=&quot;;[.A439]))" office:value-type="string" office:string-value="RDCLAK5uy_n2rKt2mADCkcJCJUdJbjFDsq6bsIMeP3k">
            <text:p>RDCLAK5uy_n2rKt2mADCkcJCJUdJbjFDsq6bsIMeP3k</text:p>
          </table:table-cell>
          <table:table-cell table:style-name="ce8" table:formula="of:=ABS(LEFT([.D439] ;LEN([.D439])-6))" office:value-type="float" office:value="42">
            <text:p>42</text:p>
          </table:table-cell>
          <table:table-cell table:formula="of:=PROPER(RIGHT([.C439];LEN([.C439])-SEARCH(&quot; &quot;;[.C439])))" office:value-type="string" office:string-value="Leo Mattioli">
            <text:p>Leo Mattiol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7GkJDIK4WiQ_6Vx8naPrJMg9HdzxJEao</text:p>
          </table:table-cell>
          <table:table-cell table:style-name="Default" office:value-type="string">
            <text:p>https://lh3.googleusercontent.com/TNSFQjpfo4yCHSR7r5Apzn_cNKm9lZk0ssaSZ2wHclY_Xq1D9ulkRP5MqqMXKe5o4S-h_XJNaDZRigKE=w60-h60-l90-rj</text:p>
          </table:table-cell>
          <table:table-cell table:style-name="Default" office:value-type="string">
            <text:p>Presenting Lethal Bizzle</text:p>
          </table:table-cell>
          <table:table-cell table:style-name="Default" office:value-type="string">
            <text:p>22 songs</text:p>
          </table:table-cell>
          <table:table-cell table:formula="of:=RIGHT([.A440];LEN([.A440])-SEARCH(&quot;=&quot;;[.A440]))" office:value-type="string" office:string-value="RDCLAK5uy_n7GkJDIK4WiQ_6Vx8naPrJMg9HdzxJEao">
            <text:p>RDCLAK5uy_n7GkJDIK4WiQ_6Vx8naPrJMg9HdzxJEao</text:p>
          </table:table-cell>
          <table:table-cell table:style-name="ce8" table:formula="of:=ABS(LEFT([.D440] ;LEN([.D440])-6))" office:value-type="float" office:value="22">
            <text:p>22</text:p>
          </table:table-cell>
          <table:table-cell table:formula="of:=PROPER(RIGHT([.C440];LEN([.C440])-SEARCH(&quot; &quot;;[.C440])))" office:value-type="string" office:string-value="Lethal Bizzle">
            <text:p>Lethal Bizz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3Gs9hcVaXbRUpCXLLrpf7w0I6ZqVOYQ0</text:p>
          </table:table-cell>
          <table:table-cell table:style-name="Default" office:value-type="string">
            <text:p>https://lh3.googleusercontent.com/PPso7oWEVcr_OLRdQ8Ru5hL5UasjrUvKeo5wGbxi0_ReODEZL_WchnBteJbWtYK4qegla8SNv81l1Q=w60-h60-l90-rj</text:p>
          </table:table-cell>
          <table:table-cell table:style-name="Default" office:value-type="string">
            <text:p>Presenting Leto</text:p>
          </table:table-cell>
          <table:table-cell table:style-name="Default" office:value-type="string">
            <text:p>20 songs</text:p>
          </table:table-cell>
          <table:table-cell table:formula="of:=RIGHT([.A441];LEN([.A441])-SEARCH(&quot;=&quot;;[.A441]))" office:value-type="string" office:string-value="RDCLAK5uy_n3Gs9hcVaXbRUpCXLLrpf7w0I6ZqVOYQ0">
            <text:p>RDCLAK5uy_n3Gs9hcVaXbRUpCXLLrpf7w0I6ZqVOYQ0</text:p>
          </table:table-cell>
          <table:table-cell table:style-name="ce8" table:formula="of:=ABS(LEFT([.D441] ;LEN([.D441])-6))" office:value-type="float" office:value="20">
            <text:p>20</text:p>
          </table:table-cell>
          <table:table-cell table:formula="of:=PROPER(RIGHT([.C441];LEN([.C441])-SEARCH(&quot; &quot;;[.C441])))" office:value-type="string" office:string-value="Leto">
            <text:p>Let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0lR-O0wbJGVe64GuAIqgVzWpOlBvKSo</text:p>
          </table:table-cell>
          <table:table-cell office:value-type="string">
            <text:p>https://lh3.googleusercontent.com/u3AiacKei0KRBdGX3Eb-3aRU_ZJcgfOgaoF9Ds9XEZpBNrW3bNiKblaTFU9j4ZILMZH4Ad65b4ncbPE=w60-h60-l90-rj</text:p>
          </table:table-cell>
          <table:table-cell office:value-type="string">
            <text:p>Presenting Liam Payne</text:p>
          </table:table-cell>
          <table:table-cell office:value-type="string">
            <text:p>10 songs</text:p>
          </table:table-cell>
          <table:table-cell table:formula="of:=RIGHT([.A442];LEN([.A442])-SEARCH(&quot;=&quot;;[.A442]))" office:value-type="string" office:string-value="RDCLAK5uy_ls0lR-O0wbJGVe64GuAIqgVzWpOlBvKSo">
            <text:p>RDCLAK5uy_ls0lR-O0wbJGVe64GuAIqgVzWpOlBvKSo</text:p>
          </table:table-cell>
          <table:table-cell table:style-name="ce8" table:formula="of:=ABS(LEFT([.D442] ;LEN([.D442])-6))" office:value-type="float" office:value="10">
            <text:p>10</text:p>
          </table:table-cell>
          <table:table-cell table:formula="of:=PROPER(RIGHT([.C442];LEN([.C442])-SEARCH(&quot; &quot;;[.C442])))" office:value-type="string" office:string-value="Liam Payne">
            <text:p>Liam Pay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zTUGzLvTt-Av85wBra4epLXZ67L9FXEk</text:p>
          </table:table-cell>
          <table:table-cell office:value-type="string">
            <text:p>https://lh3.googleusercontent.com/Pdt4etWU-jyYrU7XmYGtINnrxzNoQ9v9nxRKp94eNFbbZXXs6CIz9TY5XnZ_zewydjjr76jZmxr1dFM=w60-h60-l90-rj</text:p>
          </table:table-cell>
          <table:table-cell office:value-type="string">
            <text:p>Presenting Lil Durk</text:p>
          </table:table-cell>
          <table:table-cell office:value-type="string">
            <text:p>36 songs</text:p>
          </table:table-cell>
          <table:table-cell table:formula="of:=RIGHT([.A443];LEN([.A443])-SEARCH(&quot;=&quot;;[.A443]))" office:value-type="string" office:string-value="RDCLAK5uy_lzTUGzLvTt-Av85wBra4epLXZ67L9FXEk">
            <text:p>RDCLAK5uy_lzTUGzLvTt-Av85wBra4epLXZ67L9FXEk</text:p>
          </table:table-cell>
          <table:table-cell table:style-name="ce8" table:formula="of:=ABS(LEFT([.D443] ;LEN([.D443])-6))" office:value-type="float" office:value="36">
            <text:p>36</text:p>
          </table:table-cell>
          <table:table-cell table:formula="of:=PROPER(RIGHT([.C443];LEN([.C443])-SEARCH(&quot; &quot;;[.C443])))" office:value-type="string" office:string-value="Lil Durk">
            <text:p>Lil Dur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vvuTO3P9qMD9xshqOj29fc5rkN31YHw0</text:p>
          </table:table-cell>
          <table:table-cell table:style-name="Default" office:value-type="string">
            <text:p>https://lh3.googleusercontent.com/Lg7w7C3zSTMQhLF8qSxmtDPOgMzoEC1gdpVzta___gKDjTULMOKkZinMnLhczN2AYKzPaIAKfwXONiU=w60-h60-l90-rj</text:p>
          </table:table-cell>
          <table:table-cell table:style-name="Default" office:value-type="string">
            <text:p>Presenting Lil Uzi Vert</text:p>
          </table:table-cell>
          <table:table-cell table:style-name="Default" office:value-type="string">
            <text:p>32 songs</text:p>
          </table:table-cell>
          <table:table-cell table:formula="of:=RIGHT([.A444];LEN([.A444])-SEARCH(&quot;=&quot;;[.A444]))" office:value-type="string" office:string-value="RDCLAK5uy_lvvuTO3P9qMD9xshqOj29fc5rkN31YHw0">
            <text:p>RDCLAK5uy_lvvuTO3P9qMD9xshqOj29fc5rkN31YHw0</text:p>
          </table:table-cell>
          <table:table-cell table:style-name="ce8" table:formula="of:=ABS(LEFT([.D444] ;LEN([.D444])-6))" office:value-type="float" office:value="32">
            <text:p>32</text:p>
          </table:table-cell>
          <table:table-cell table:formula="of:=PROPER(RIGHT([.C444];LEN([.C444])-SEARCH(&quot; &quot;;[.C444])))" office:value-type="string" office:string-value="Lil Uzi Vert">
            <text:p>Lil Uzi Ver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TrT_pzStMEGUrKLuVNWT13rMuoxroYZM</text:p>
          </table:table-cell>
          <table:table-cell table:style-name="Default" office:value-type="string">
            <text:p>https://lh3.googleusercontent.com/Ox35Y48bVJinijWMMd5BDeu994I4b2ugY1cxaQjlxVZdppUWCIF8c74IFKqURE3lZ3_eI14WOimhj50=w60-h60-l90-rj</text:p>
          </table:table-cell>
          <table:table-cell table:style-name="Default" office:value-type="string">
            <text:p>Presenting Lil Wayne</text:p>
          </table:table-cell>
          <table:table-cell table:style-name="Default" office:value-type="string">
            <text:p>45 songs</text:p>
          </table:table-cell>
          <table:table-cell table:formula="of:=RIGHT([.A445];LEN([.A445])-SEARCH(&quot;=&quot;;[.A445]))" office:value-type="string" office:string-value="RDCLAK5uy_kTrT_pzStMEGUrKLuVNWT13rMuoxroYZM">
            <text:p>RDCLAK5uy_kTrT_pzStMEGUrKLuVNWT13rMuoxroYZM</text:p>
          </table:table-cell>
          <table:table-cell table:style-name="ce8" table:formula="of:=ABS(LEFT([.D445] ;LEN([.D445])-6))" office:value-type="float" office:value="45">
            <text:p>45</text:p>
          </table:table-cell>
          <table:table-cell table:formula="of:=PROPER(RIGHT([.C445];LEN([.C445])-SEARCH(&quot; &quot;;[.C445])))" office:value-type="string" office:string-value="Lil Wayne">
            <text:p>Lil Wayn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6rN4ie3Bs9R3Si8B4QJR1h6EumslCBn0</text:p>
          </table:table-cell>
          <table:table-cell office:value-type="string">
            <text:p>https://lh3.googleusercontent.com/yEH6_hMq3lgpTARoCDYrd2i55DnECyMlEc3kaAoCxVZnR8R9cgAdO8SRcYFyM0lnUl5sW3cP19-5wg=w60-h60-l90-rj</text:p>
          </table:table-cell>
          <table:table-cell office:value-type="string">
            <text:p>Presenting Limp Bizkit</text:p>
          </table:table-cell>
          <table:table-cell office:value-type="string">
            <text:p>23 songs</text:p>
          </table:table-cell>
          <table:table-cell table:formula="of:=RIGHT([.A446];LEN([.A446])-SEARCH(&quot;=&quot;;[.A446]))" office:value-type="string" office:string-value="RDCLAK5uy_l6rN4ie3Bs9R3Si8B4QJR1h6EumslCBn0">
            <text:p>RDCLAK5uy_l6rN4ie3Bs9R3Si8B4QJR1h6EumslCBn0</text:p>
          </table:table-cell>
          <table:table-cell table:style-name="ce8" table:formula="of:=ABS(LEFT([.D446] ;LEN([.D446])-6))" office:value-type="float" office:value="23">
            <text:p>23</text:p>
          </table:table-cell>
          <table:table-cell table:formula="of:=PROPER(RIGHT([.C446];LEN([.C446])-SEARCH(&quot; &quot;;[.C446])))" office:value-type="string" office:string-value="Limp Bizkit">
            <text:p>Limp Bizki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6rN4ie3Bs9R3Si8B4QJR1h6EumslCBn0</text:p>
          </table:table-cell>
          <table:table-cell table:style-name="Default" office:value-type="string">
            <text:p>https://lh3.googleusercontent.com/yEH6_hMq3lgpTARoCDYrd2i55DnECyMlEc3kaAoCxVZnR8R9cgAdO8SRcYFyM0lnUl5sW3cP19-5wg=w60-h60-l90-rj</text:p>
          </table:table-cell>
          <table:table-cell table:style-name="Default" office:value-type="string">
            <text:p>Presenting Limp Bizkit</text:p>
          </table:table-cell>
          <table:table-cell table:style-name="Default" office:value-type="string">
            <text:p>23 songs</text:p>
          </table:table-cell>
          <table:table-cell table:formula="of:=RIGHT([.A447];LEN([.A447])-SEARCH(&quot;=&quot;;[.A447]))" office:value-type="string" office:string-value="RDCLAK5uy_l6rN4ie3Bs9R3Si8B4QJR1h6EumslCBn0">
            <text:p>RDCLAK5uy_l6rN4ie3Bs9R3Si8B4QJR1h6EumslCBn0</text:p>
          </table:table-cell>
          <table:table-cell table:style-name="ce8" table:formula="of:=ABS(LEFT([.D447] ;LEN([.D447])-6))" office:value-type="float" office:value="23">
            <text:p>23</text:p>
          </table:table-cell>
          <table:table-cell table:formula="of:=PROPER(RIGHT([.C447];LEN([.C447])-SEARCH(&quot; &quot;;[.C447])))" office:value-type="string" office:string-value="Limp Bizkit">
            <text:p>Limp Bizki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t26l1RQwfkgNF-_KdUF0s6-79uUQag68</text:p>
          </table:table-cell>
          <table:table-cell office:value-type="string">
            <text:p>https://lh3.googleusercontent.com/bESiOgii3XZT2vtGsMhIIwfNu9v0qPvpOAKrDmKipGstsa7Q8HFY4m6TYtf-mZII6ZQIe6Uspze_fw=w60-h60-l90-rj</text:p>
          </table:table-cell>
          <table:table-cell office:value-type="string">
            <text:p>Presenting Liniker</text:p>
          </table:table-cell>
          <table:table-cell office:value-type="string">
            <text:p>21 songs</text:p>
          </table:table-cell>
          <table:table-cell table:formula="of:=RIGHT([.A448];LEN([.A448])-SEARCH(&quot;=&quot;;[.A448]))" office:value-type="string" office:string-value="RDCLAK5uy_kt26l1RQwfkgNF-_KdUF0s6-79uUQag68">
            <text:p>RDCLAK5uy_kt26l1RQwfkgNF-_KdUF0s6-79uUQag68</text:p>
          </table:table-cell>
          <table:table-cell table:style-name="ce8" table:formula="of:=ABS(LEFT([.D448] ;LEN([.D448])-6))" office:value-type="float" office:value="21">
            <text:p>21</text:p>
          </table:table-cell>
          <table:table-cell table:formula="of:=PROPER(RIGHT([.C448];LEN([.C448])-SEARCH(&quot; &quot;;[.C448])))" office:value-type="string" office:string-value="Liniker">
            <text:p>Linik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t26l1RQwfkgNF-_KdUF0s6-79uUQag68</text:p>
          </table:table-cell>
          <table:table-cell table:style-name="Default" office:value-type="string">
            <text:p>https://lh3.googleusercontent.com/bESiOgii3XZT2vtGsMhIIwfNu9v0qPvpOAKrDmKipGstsa7Q8HFY4m6TYtf-mZII6ZQIe6Uspze_fw=w60-h60-l90-rj</text:p>
          </table:table-cell>
          <table:table-cell table:style-name="Default" office:value-type="string">
            <text:p>Presenting Liniker</text:p>
          </table:table-cell>
          <table:table-cell table:style-name="Default" office:value-type="string">
            <text:p>21 songs</text:p>
          </table:table-cell>
          <table:table-cell table:formula="of:=RIGHT([.A449];LEN([.A449])-SEARCH(&quot;=&quot;;[.A449]))" office:value-type="string" office:string-value="RDCLAK5uy_kt26l1RQwfkgNF-_KdUF0s6-79uUQag68">
            <text:p>RDCLAK5uy_kt26l1RQwfkgNF-_KdUF0s6-79uUQag68</text:p>
          </table:table-cell>
          <table:table-cell table:style-name="ce8" table:formula="of:=ABS(LEFT([.D449] ;LEN([.D449])-6))" office:value-type="float" office:value="21">
            <text:p>21</text:p>
          </table:table-cell>
          <table:table-cell table:formula="of:=PROPER(RIGHT([.C449];LEN([.C449])-SEARCH(&quot; &quot;;[.C449])))" office:value-type="string" office:string-value="Liniker">
            <text:p>Linik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oGaNxpVmNaawt9htfXXYRYfm-D8xmHLY</text:p>
          </table:table-cell>
          <table:table-cell office:value-type="string">
            <text:p>https://lh3.googleusercontent.com/9C3d21qcU09zs_hXxwSaiJThLYOhKWanV_-ZsKj6kFjVxHslevM8wtZKLiLI9fPQbYPoSAabhlVwFdw=w60-h60-l90-rj</text:p>
          </table:table-cell>
          <table:table-cell office:value-type="string">
            <text:p>Presenting Linkin Park</text:p>
          </table:table-cell>
          <table:table-cell office:value-type="string">
            <text:p>44 songs</text:p>
          </table:table-cell>
          <table:table-cell table:formula="of:=RIGHT([.A450];LEN([.A450])-SEARCH(&quot;=&quot;;[.A450]))" office:value-type="string" office:string-value="RDCLAK5uy_loGaNxpVmNaawt9htfXXYRYfm-D8xmHLY">
            <text:p>RDCLAK5uy_loGaNxpVmNaawt9htfXXYRYfm-D8xmHLY</text:p>
          </table:table-cell>
          <table:table-cell table:style-name="ce8" table:formula="of:=ABS(LEFT([.D450] ;LEN([.D450])-6))" office:value-type="float" office:value="44">
            <text:p>44</text:p>
          </table:table-cell>
          <table:table-cell table:formula="of:=PROPER(RIGHT([.C450];LEN([.C450])-SEARCH(&quot; &quot;;[.C450])))" office:value-type="string" office:string-value="Linkin Park">
            <text:p>Linkin Par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oGaNxpVmNaawt9htfXXYRYfm-D8xmHLY</text:p>
          </table:table-cell>
          <table:table-cell table:style-name="Default" office:value-type="string">
            <text:p>https://lh3.googleusercontent.com/9C3d21qcU09zs_hXxwSaiJThLYOhKWanV_-ZsKj6kFjVxHslevM8wtZKLiLI9fPQbYPoSAabhlVwFdw=w60-h60-l90-rj</text:p>
          </table:table-cell>
          <table:table-cell table:style-name="Default" office:value-type="string">
            <text:p>Presenting Linkin Park</text:p>
          </table:table-cell>
          <table:table-cell table:style-name="Default" office:value-type="string">
            <text:p>44 songs</text:p>
          </table:table-cell>
          <table:table-cell table:formula="of:=RIGHT([.A451];LEN([.A451])-SEARCH(&quot;=&quot;;[.A451]))" office:value-type="string" office:string-value="RDCLAK5uy_loGaNxpVmNaawt9htfXXYRYfm-D8xmHLY">
            <text:p>RDCLAK5uy_loGaNxpVmNaawt9htfXXYRYfm-D8xmHLY</text:p>
          </table:table-cell>
          <table:table-cell table:style-name="ce8" table:formula="of:=ABS(LEFT([.D451] ;LEN([.D451])-6))" office:value-type="float" office:value="44">
            <text:p>44</text:p>
          </table:table-cell>
          <table:table-cell table:formula="of:=PROPER(RIGHT([.C451];LEN([.C451])-SEARCH(&quot; &quot;;[.C451])))" office:value-type="string" office:string-value="Linkin Park">
            <text:p>Linkin Par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52iqWphhtTqpJvToR5GjazbLLymZVvrM</text:p>
          </table:table-cell>
          <table:table-cell office:value-type="string">
            <text:p>https://lh3.googleusercontent.com/f8MXW4fFZfPx2wSqvHVMruX6kyalUfQfyj3kL1339SJ1nCMPmYWduxGbU0fxyk6Tnmcj_PjyL3U0EAfm=w60-h60-l90-rj</text:p>
          </table:table-cell>
          <table:table-cell office:value-type="string">
            <text:p>Presenting Lisa Mishra</text:p>
          </table:table-cell>
          <table:table-cell office:value-type="string">
            <text:p>25 songs</text:p>
          </table:table-cell>
          <table:table-cell table:formula="of:=RIGHT([.A452];LEN([.A452])-SEARCH(&quot;=&quot;;[.A452]))" office:value-type="string" office:string-value="RDCLAK5uy_l52iqWphhtTqpJvToR5GjazbLLymZVvrM">
            <text:p>RDCLAK5uy_l52iqWphhtTqpJvToR5GjazbLLymZVvrM</text:p>
          </table:table-cell>
          <table:table-cell table:style-name="ce8" table:formula="of:=ABS(LEFT([.D452] ;LEN([.D452])-6))" office:value-type="float" office:value="25">
            <text:p>25</text:p>
          </table:table-cell>
          <table:table-cell table:formula="of:=PROPER(RIGHT([.C452];LEN([.C452])-SEARCH(&quot; &quot;;[.C452])))" office:value-type="string" office:string-value="Lisa Mishra">
            <text:p>Lisa Mish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J7dgHxjL2mmdSusbeFhg8Q8jG1ZpSdiY</text:p>
          </table:table-cell>
          <table:table-cell office:value-type="string">
            <text:p>https://lh3.googleusercontent.com/wQZbyqxWxM7RGYgH3-XpuZM_zGw-hArdtTUu_jtlpLJdQ5XIhgBVUZ2sULKddPaxbJ0OvhTVXpRAYA=w60-h60-l90-rj</text:p>
          </table:table-cell>
          <table:table-cell office:value-type="string">
            <text:p>Presenting LITE</text:p>
          </table:table-cell>
          <table:table-cell office:value-type="string">
            <text:p>29 songs</text:p>
          </table:table-cell>
          <table:table-cell table:formula="of:=RIGHT([.A453];LEN([.A453])-SEARCH(&quot;=&quot;;[.A453]))" office:value-type="string" office:string-value="RDCLAK5uy_nJ7dgHxjL2mmdSusbeFhg8Q8jG1ZpSdiY">
            <text:p>RDCLAK5uy_nJ7dgHxjL2mmdSusbeFhg8Q8jG1ZpSdiY</text:p>
          </table:table-cell>
          <table:table-cell table:style-name="ce8" table:formula="of:=ABS(LEFT([.D453] ;LEN([.D453])-6))" office:value-type="float" office:value="29">
            <text:p>29</text:p>
          </table:table-cell>
          <table:table-cell table:formula="of:=PROPER(RIGHT([.C453];LEN([.C453])-SEARCH(&quot; &quot;;[.C453])))" office:value-type="string" office:string-value="Lite">
            <text:p>Lit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2OCXz3RhHbFEE2Q0lRtohWJlLzj7Bj3c</text:p>
          </table:table-cell>
          <table:table-cell office:value-type="string">
            <text:p>https://lh3.googleusercontent.com/fDSinupoq3-DQQRem08t_HFHXcN2hTZKzSEVsoMO9tXzXQ5GS4B3dbpoZlXbdJB80Pxg7-Ngs0hw9g=w60-h60-l90-rj</text:p>
          </table:table-cell>
          <table:table-cell office:value-type="string">
            <text:p>Presenting Little Simz</text:p>
          </table:table-cell>
          <table:table-cell office:value-type="string">
            <text:p>19 songs</text:p>
          </table:table-cell>
          <table:table-cell table:formula="of:=RIGHT([.A454];LEN([.A454])-SEARCH(&quot;=&quot;;[.A454]))" office:value-type="string" office:string-value="RDCLAK5uy_m2OCXz3RhHbFEE2Q0lRtohWJlLzj7Bj3c">
            <text:p>RDCLAK5uy_m2OCXz3RhHbFEE2Q0lRtohWJlLzj7Bj3c</text:p>
          </table:table-cell>
          <table:table-cell table:style-name="ce8" table:formula="of:=ABS(LEFT([.D454] ;LEN([.D454])-6))" office:value-type="float" office:value="19">
            <text:p>19</text:p>
          </table:table-cell>
          <table:table-cell table:formula="of:=PROPER(RIGHT([.C454];LEN([.C454])-SEARCH(&quot; &quot;;[.C454])))" office:value-type="string" office:string-value="Little Simz">
            <text:p>Little Sim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HhYNSs1ltdAAYm760I6q5WSYS7Vq-D8w</text:p>
          </table:table-cell>
          <table:table-cell table:style-name="Default" office:value-type="string">
            <text:p>https://lh3.googleusercontent.com/dbtrWLtBM4Em_m7n92sjPfHh4FB3chiY9guQgRYu1n4Mrqv4M1OfWGPIO7Bp3Jv3xvvYJ6vfZYn4AA=w60-h60-l90-rj</text:p>
          </table:table-cell>
          <table:table-cell table:style-name="Default" office:value-type="string">
            <text:p>Presenting Lizzo</text:p>
          </table:table-cell>
          <table:table-cell table:style-name="Default" office:value-type="string">
            <text:p>41 songs</text:p>
          </table:table-cell>
          <table:table-cell table:formula="of:=RIGHT([.A455];LEN([.A455])-SEARCH(&quot;=&quot;;[.A455]))" office:value-type="string" office:string-value="RDCLAK5uy_kHhYNSs1ltdAAYm760I6q5WSYS7Vq-D8w">
            <text:p>RDCLAK5uy_kHhYNSs1ltdAAYm760I6q5WSYS7Vq-D8w</text:p>
          </table:table-cell>
          <table:table-cell table:style-name="ce8" table:formula="of:=ABS(LEFT([.D455] ;LEN([.D455])-6))" office:value-type="float" office:value="41">
            <text:p>41</text:p>
          </table:table-cell>
          <table:table-cell table:formula="of:=PROPER(RIGHT([.C455];LEN([.C455])-SEARCH(&quot; &quot;;[.C455])))" office:value-type="string" office:string-value="Lizzo">
            <text:p>Lizzo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9-Idj-buSSWaC0_Gw1qfpIxlaNvyFI7Q</text:p>
          </table:table-cell>
          <table:table-cell office:value-type="string">
            <text:p>https://lh3.googleusercontent.com/93xc3h--8Pa518wMKMG2RHeQng02AD3s5VHgQRpvMFVH8kJIK0dUly48gHDrHNFI-o-ShwmKB6tfo1kw=w60-h60-l90-rj</text:p>
          </table:table-cell>
          <table:table-cell office:value-type="string">
            <text:p>Presenting Logic</text:p>
          </table:table-cell>
          <table:table-cell office:value-type="string">
            <text:p>48 songs</text:p>
          </table:table-cell>
          <table:table-cell table:formula="of:=RIGHT([.A456];LEN([.A456])-SEARCH(&quot;=&quot;;[.A456]))" office:value-type="string" office:string-value="RDCLAK5uy_l9-Idj-buSSWaC0_Gw1qfpIxlaNvyFI7Q">
            <text:p>RDCLAK5uy_l9-Idj-buSSWaC0_Gw1qfpIxlaNvyFI7Q</text:p>
          </table:table-cell>
          <table:table-cell table:style-name="ce8" table:formula="of:=ABS(LEFT([.D456] ;LEN([.D456])-6))" office:value-type="float" office:value="48">
            <text:p>48</text:p>
          </table:table-cell>
          <table:table-cell table:formula="of:=PROPER(RIGHT([.C456];LEN([.C456])-SEARCH(&quot; &quot;;[.C456])))" office:value-type="string" office:string-value="Logic">
            <text:p>Logic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9-Idj-buSSWaC0_Gw1qfpIxlaNvyFI7Q</text:p>
          </table:table-cell>
          <table:table-cell table:style-name="Default" office:value-type="string">
            <text:p>https://lh3.googleusercontent.com/93xc3h--8Pa518wMKMG2RHeQng02AD3s5VHgQRpvMFVH8kJIK0dUly48gHDrHNFI-o-ShwmKB6tfo1kw=w60-h60-l90-rj</text:p>
          </table:table-cell>
          <table:table-cell table:style-name="Default" office:value-type="string">
            <text:p>Presenting Logic</text:p>
          </table:table-cell>
          <table:table-cell table:style-name="Default" office:value-type="string">
            <text:p>48 songs</text:p>
          </table:table-cell>
          <table:table-cell table:formula="of:=RIGHT([.A457];LEN([.A457])-SEARCH(&quot;=&quot;;[.A457]))" office:value-type="string" office:string-value="RDCLAK5uy_l9-Idj-buSSWaC0_Gw1qfpIxlaNvyFI7Q">
            <text:p>RDCLAK5uy_l9-Idj-buSSWaC0_Gw1qfpIxlaNvyFI7Q</text:p>
          </table:table-cell>
          <table:table-cell table:style-name="ce8" table:formula="of:=ABS(LEFT([.D457] ;LEN([.D457])-6))" office:value-type="float" office:value="48">
            <text:p>48</text:p>
          </table:table-cell>
          <table:table-cell table:formula="of:=PROPER(RIGHT([.C457];LEN([.C457])-SEARCH(&quot; &quot;;[.C457])))" office:value-type="string" office:string-value="Logic">
            <text:p>Logic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hY0DLo2IWPu9rrNHQgMrNLktD0QnGHcA</text:p>
          </table:table-cell>
          <table:table-cell office:value-type="string">
            <text:p>https://lh3.googleusercontent.com/9JredfdvvrVzhvGfQsXmtOqsmw5HwuWzfuRuCcxmsy-oWQjdxulmfDjYleyJ9OjnxYzIlkHvBM2bA0Qm=w60-h60-l90-rj</text:p>
          </table:table-cell>
          <table:table-cell office:value-type="string">
            <text:p>Presenting Lorde</text:p>
          </table:table-cell>
          <table:table-cell office:value-type="string">
            <text:p>23 songs</text:p>
          </table:table-cell>
          <table:table-cell table:formula="of:=RIGHT([.A458];LEN([.A458])-SEARCH(&quot;=&quot;;[.A458]))" office:value-type="string" office:string-value="RDCLAK5uy_mhY0DLo2IWPu9rrNHQgMrNLktD0QnGHcA">
            <text:p>RDCLAK5uy_mhY0DLo2IWPu9rrNHQgMrNLktD0QnGHcA</text:p>
          </table:table-cell>
          <table:table-cell table:style-name="ce8" table:formula="of:=ABS(LEFT([.D458] ;LEN([.D458])-6))" office:value-type="float" office:value="23">
            <text:p>23</text:p>
          </table:table-cell>
          <table:table-cell table:formula="of:=PROPER(RIGHT([.C458];LEN([.C458])-SEARCH(&quot; &quot;;[.C458])))" office:value-type="string" office:string-value="Lorde">
            <text:p>Lord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hY0DLo2IWPu9rrNHQgMrNLktD0QnGHcA</text:p>
          </table:table-cell>
          <table:table-cell table:style-name="Default" office:value-type="string">
            <text:p>https://lh3.googleusercontent.com/9JredfdvvrVzhvGfQsXmtOqsmw5HwuWzfuRuCcxmsy-oWQjdxulmfDjYleyJ9OjnxYzIlkHvBM2bA0Qm=w60-h60-l90-rj</text:p>
          </table:table-cell>
          <table:table-cell table:style-name="Default" office:value-type="string">
            <text:p>Presenting Lorde</text:p>
          </table:table-cell>
          <table:table-cell table:style-name="Default" office:value-type="string">
            <text:p>23 songs</text:p>
          </table:table-cell>
          <table:table-cell table:formula="of:=RIGHT([.A459];LEN([.A459])-SEARCH(&quot;=&quot;;[.A459]))" office:value-type="string" office:string-value="RDCLAK5uy_mhY0DLo2IWPu9rrNHQgMrNLktD0QnGHcA">
            <text:p>RDCLAK5uy_mhY0DLo2IWPu9rrNHQgMrNLktD0QnGHcA</text:p>
          </table:table-cell>
          <table:table-cell table:style-name="ce8" table:formula="of:=ABS(LEFT([.D459] ;LEN([.D459])-6))" office:value-type="float" office:value="23">
            <text:p>23</text:p>
          </table:table-cell>
          <table:table-cell table:formula="of:=PROPER(RIGHT([.C459];LEN([.C459])-SEARCH(&quot; &quot;;[.C459])))" office:value-type="string" office:string-value="Lorde">
            <text:p>Lord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K3djxcpKWqP8WsTdPXvR4TcSR-CP1IVg</text:p>
          </table:table-cell>
          <table:table-cell table:style-name="Default" office:value-type="string">
            <text:p>https://lh3.googleusercontent.com/foruTn3rRfbn8HYoAsZLOcBs4lWJIOiRihY-tu5uKTe4GumOS3M_xxKTI89xAruOYO8M4gDMgBH3C6Y=w60-h60-l90-rj</text:p>
          </table:table-cell>
          <table:table-cell table:style-name="Default" office:value-type="string">
            <text:p>Presenting Loredana</text:p>
          </table:table-cell>
          <table:table-cell table:style-name="Default" office:value-type="string">
            <text:p>35 songs</text:p>
          </table:table-cell>
          <table:table-cell table:formula="of:=RIGHT([.A460];LEN([.A460])-SEARCH(&quot;=&quot;;[.A460]))" office:value-type="string" office:string-value="RDCLAK5uy_kK3djxcpKWqP8WsTdPXvR4TcSR-CP1IVg">
            <text:p>RDCLAK5uy_kK3djxcpKWqP8WsTdPXvR4TcSR-CP1IVg</text:p>
          </table:table-cell>
          <table:table-cell table:style-name="ce8" table:formula="of:=ABS(LEFT([.D460] ;LEN([.D460])-6))" office:value-type="float" office:value="35">
            <text:p>35</text:p>
          </table:table-cell>
          <table:table-cell table:formula="of:=PROPER(RIGHT([.C460];LEN([.C460])-SEARCH(&quot; &quot;;[.C460])))" office:value-type="string" office:string-value="Loredana">
            <text:p>Loreda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8DrPHwFHIYi2PzqqBUeHG5pU1DLKnKBU</text:p>
          </table:table-cell>
          <table:table-cell office:value-type="string">
            <text:p>https://lh3.googleusercontent.com/FBsPgUl4XaZf5BHsB4dlcdmxh7SzQHi_k47_C3eXIFMihT6Turp92ivMTbisKoKd6H3zNkeq-SLn0Kk=w60-h60-l90-rj</text:p>
          </table:table-cell>
          <table:table-cell office:value-type="string">
            <text:p>Presenting Los Bukis</text:p>
          </table:table-cell>
          <table:table-cell office:value-type="string">
            <text:p>35 songs</text:p>
          </table:table-cell>
          <table:table-cell table:formula="of:=RIGHT([.A461];LEN([.A461])-SEARCH(&quot;=&quot;;[.A461]))" office:value-type="string" office:string-value="RDCLAK5uy_n8DrPHwFHIYi2PzqqBUeHG5pU1DLKnKBU">
            <text:p>RDCLAK5uy_n8DrPHwFHIYi2PzqqBUeHG5pU1DLKnKBU</text:p>
          </table:table-cell>
          <table:table-cell table:style-name="ce8" table:formula="of:=ABS(LEFT([.D461] ;LEN([.D461])-6))" office:value-type="float" office:value="35">
            <text:p>35</text:p>
          </table:table-cell>
          <table:table-cell table:formula="of:=PROPER(RIGHT([.C461];LEN([.C461])-SEARCH(&quot; &quot;;[.C461])))" office:value-type="string" office:string-value="Los Bukis">
            <text:p>Los Buki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LPrWkzmKJ_Q4VucSzNbkcZbTQxnAHVIg</text:p>
          </table:table-cell>
          <table:table-cell office:value-type="string">
            <text:p>https://lh3.googleusercontent.com/7qZe9Oeealjlx2VAWk5aduG8R9JMAjZea7oCXk-UzrlURwwHZOjWRChWw_7xFD14CcaXhlIcJU8n4HA=w60-h60-l90-rj</text:p>
          </table:table-cell>
          <table:table-cell office:value-type="string">
            <text:p>Presenting Los Hermanos</text:p>
          </table:table-cell>
          <table:table-cell office:value-type="string">
            <text:p>31 songs</text:p>
          </table:table-cell>
          <table:table-cell table:formula="of:=RIGHT([.A462];LEN([.A462])-SEARCH(&quot;=&quot;;[.A462]))" office:value-type="string" office:string-value="RDCLAK5uy_lLPrWkzmKJ_Q4VucSzNbkcZbTQxnAHVIg">
            <text:p>RDCLAK5uy_lLPrWkzmKJ_Q4VucSzNbkcZbTQxnAHVIg</text:p>
          </table:table-cell>
          <table:table-cell table:style-name="ce8" table:formula="of:=ABS(LEFT([.D462] ;LEN([.D462])-6))" office:value-type="float" office:value="31">
            <text:p>31</text:p>
          </table:table-cell>
          <table:table-cell table:formula="of:=PROPER(RIGHT([.C462];LEN([.C462])-SEARCH(&quot; &quot;;[.C462])))" office:value-type="string" office:string-value="Los Hermanos">
            <text:p>Los Hermano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1wQCNsNshtkAvjk_r6ZTJ_vjCo_zHVBE</text:p>
          </table:table-cell>
          <table:table-cell office:value-type="string">
            <text:p>https://lh3.googleusercontent.com/BASLQPMp2_QwrLfeqGPOsBZVw1B9WDnQIf_iTcK_FNgG7StZPTVvmxWDWjEOZlMPridQcAh-WFk_KXhm=w60-h60-l90-rj</text:p>
          </table:table-cell>
          <table:table-cell office:value-type="string">
            <text:p>Presenting Los Temerarios</text:p>
          </table:table-cell>
          <table:table-cell office:value-type="string">
            <text:p>34 songs</text:p>
          </table:table-cell>
          <table:table-cell table:formula="of:=RIGHT([.A463];LEN([.A463])-SEARCH(&quot;=&quot;;[.A463]))" office:value-type="string" office:string-value="RDCLAK5uy_n1wQCNsNshtkAvjk_r6ZTJ_vjCo_zHVBE">
            <text:p>RDCLAK5uy_n1wQCNsNshtkAvjk_r6ZTJ_vjCo_zHVBE</text:p>
          </table:table-cell>
          <table:table-cell table:style-name="ce8" table:formula="of:=ABS(LEFT([.D463] ;LEN([.D463])-6))" office:value-type="float" office:value="34">
            <text:p>34</text:p>
          </table:table-cell>
          <table:table-cell table:formula="of:=PROPER(RIGHT([.C463];LEN([.C463])-SEARCH(&quot; &quot;;[.C463])))" office:value-type="string" office:string-value="Los Temerarios">
            <text:p>Los Temerario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1wQCNsNshtkAvjk_r6ZTJ_vjCo_zHVBE</text:p>
          </table:table-cell>
          <table:table-cell table:style-name="Default" office:value-type="string">
            <text:p>https://lh3.googleusercontent.com/BASLQPMp2_QwrLfeqGPOsBZVw1B9WDnQIf_iTcK_FNgG7StZPTVvmxWDWjEOZlMPridQcAh-WFk_KXhm=w60-h60-l90-rj</text:p>
          </table:table-cell>
          <table:table-cell table:style-name="Default" office:value-type="string">
            <text:p>Presenting Los Temerarios</text:p>
          </table:table-cell>
          <table:table-cell table:style-name="Default" office:value-type="string">
            <text:p>34 songs</text:p>
          </table:table-cell>
          <table:table-cell table:formula="of:=RIGHT([.A464];LEN([.A464])-SEARCH(&quot;=&quot;;[.A464]))" office:value-type="string" office:string-value="RDCLAK5uy_n1wQCNsNshtkAvjk_r6ZTJ_vjCo_zHVBE">
            <text:p>RDCLAK5uy_n1wQCNsNshtkAvjk_r6ZTJ_vjCo_zHVBE</text:p>
          </table:table-cell>
          <table:table-cell table:style-name="ce8" table:formula="of:=ABS(LEFT([.D464] ;LEN([.D464])-6))" office:value-type="float" office:value="34">
            <text:p>34</text:p>
          </table:table-cell>
          <table:table-cell table:formula="of:=PROPER(RIGHT([.C464];LEN([.C464])-SEARCH(&quot; &quot;;[.C464])))" office:value-type="string" office:string-value="Los Temerarios">
            <text:p>Los Temerario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yuaXRJAvfsMADVL4xTv0SvJmpjuKpxcY</text:p>
          </table:table-cell>
          <table:table-cell office:value-type="string">
            <text:p>https://lh3.googleusercontent.com/yEhNIyUoNiixcHj4GFP48VZ7zDi3CNpbEv_7kohRFD8tJYDf3HbFioExt-5aaQAhMZ92uDDCukeWBw=w60-h60-l90-rj</text:p>
          </table:table-cell>
          <table:table-cell office:value-type="string">
            <text:p>Presenting Los Tigres del Norte</text:p>
          </table:table-cell>
          <table:table-cell office:value-type="string">
            <text:p>50 songs</text:p>
          </table:table-cell>
          <table:table-cell table:formula="of:=RIGHT([.A465];LEN([.A465])-SEARCH(&quot;=&quot;;[.A465]))" office:value-type="string" office:string-value="RDCLAK5uy_nyuaXRJAvfsMADVL4xTv0SvJmpjuKpxcY">
            <text:p>RDCLAK5uy_nyuaXRJAvfsMADVL4xTv0SvJmpjuKpxcY</text:p>
          </table:table-cell>
          <table:table-cell table:style-name="ce8" table:formula="of:=ABS(LEFT([.D465] ;LEN([.D465])-6))" office:value-type="float" office:value="50">
            <text:p>50</text:p>
          </table:table-cell>
          <table:table-cell table:formula="of:=PROPER(RIGHT([.C465];LEN([.C465])-SEARCH(&quot; &quot;;[.C465])))" office:value-type="string" office:string-value="Los Tigres Del Norte">
            <text:p>Los Tigres Del Nort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yuaXRJAvfsMADVL4xTv0SvJmpjuKpxcY</text:p>
          </table:table-cell>
          <table:table-cell table:style-name="Default" office:value-type="string">
            <text:p>https://lh3.googleusercontent.com/yEhNIyUoNiixcHj4GFP48VZ7zDi3CNpbEv_7kohRFD8tJYDf3HbFioExt-5aaQAhMZ92uDDCukeWBw=w60-h60-l90-rj</text:p>
          </table:table-cell>
          <table:table-cell table:style-name="Default" office:value-type="string">
            <text:p>Presenting Los Tigres del Norte</text:p>
          </table:table-cell>
          <table:table-cell table:style-name="Default" office:value-type="string">
            <text:p>50 songs</text:p>
          </table:table-cell>
          <table:table-cell table:formula="of:=RIGHT([.A466];LEN([.A466])-SEARCH(&quot;=&quot;;[.A466]))" office:value-type="string" office:string-value="RDCLAK5uy_nyuaXRJAvfsMADVL4xTv0SvJmpjuKpxcY">
            <text:p>RDCLAK5uy_nyuaXRJAvfsMADVL4xTv0SvJmpjuKpxcY</text:p>
          </table:table-cell>
          <table:table-cell table:style-name="ce8" table:formula="of:=ABS(LEFT([.D466] ;LEN([.D466])-6))" office:value-type="float" office:value="50">
            <text:p>50</text:p>
          </table:table-cell>
          <table:table-cell table:formula="of:=PROPER(RIGHT([.C466];LEN([.C466])-SEARCH(&quot; &quot;;[.C466])))" office:value-type="string" office:string-value="Los Tigres Del Norte">
            <text:p>Los Tigres Del Nort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Cr7hIxCGBWiadtd883uWG92LROqCC3-o</text:p>
          </table:table-cell>
          <table:table-cell office:value-type="string">
            <text:p>https://lh3.googleusercontent.com/q9x-QZ1JBD4mtvKQcS5iEUQPV1Mw_PtBjWhOWA53lZPBU9RrlSH29-0CU8z05PZJxR2FrUTbpWtlenBz=w60-h60-l90-rj</text:p>
          </table:table-cell>
          <table:table-cell office:value-type="string">
            <text:p>Presenting Lovelyz</text:p>
          </table:table-cell>
          <table:table-cell office:value-type="string">
            <text:p>32 songs</text:p>
          </table:table-cell>
          <table:table-cell table:formula="of:=RIGHT([.A467];LEN([.A467])-SEARCH(&quot;=&quot;;[.A467]))" office:value-type="string" office:string-value="RDCLAK5uy_nCr7hIxCGBWiadtd883uWG92LROqCC3-o">
            <text:p>RDCLAK5uy_nCr7hIxCGBWiadtd883uWG92LROqCC3-o</text:p>
          </table:table-cell>
          <table:table-cell table:style-name="ce8" table:formula="of:=ABS(LEFT([.D467] ;LEN([.D467])-6))" office:value-type="float" office:value="32">
            <text:p>32</text:p>
          </table:table-cell>
          <table:table-cell table:formula="of:=PROPER(RIGHT([.C467];LEN([.C467])-SEARCH(&quot; &quot;;[.C467])))" office:value-type="string" office:string-value="Lovelyz">
            <text:p>Lovely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rwFm-i_GDKwnlv1vi9D0Oq2nVKGWXA4k</text:p>
          </table:table-cell>
          <table:table-cell office:value-type="string">
            <text:p>https://lh3.googleusercontent.com/2r8703J-pDaf0R4hw83wTiykfn9F27_XOUebHMv3j70bScXJffzUT8indJ9eGNsxaCDFidWnXqgpVnk=w60-h60-l90-rj</text:p>
          </table:table-cell>
          <table:table-cell office:value-type="string">
            <text:p>Presenting Luan Santana</text:p>
          </table:table-cell>
          <table:table-cell office:value-type="string">
            <text:p>50 songs</text:p>
          </table:table-cell>
          <table:table-cell table:formula="of:=RIGHT([.A468];LEN([.A468])-SEARCH(&quot;=&quot;;[.A468]))" office:value-type="string" office:string-value="RDCLAK5uy_mrwFm-i_GDKwnlv1vi9D0Oq2nVKGWXA4k">
            <text:p>RDCLAK5uy_mrwFm-i_GDKwnlv1vi9D0Oq2nVKGWXA4k</text:p>
          </table:table-cell>
          <table:table-cell table:style-name="ce8" table:formula="of:=ABS(LEFT([.D468] ;LEN([.D468])-6))" office:value-type="float" office:value="50">
            <text:p>50</text:p>
          </table:table-cell>
          <table:table-cell table:formula="of:=PROPER(RIGHT([.C468];LEN([.C468])-SEARCH(&quot; &quot;;[.C468])))" office:value-type="string" office:string-value="Luan Santana">
            <text:p>Luan Santa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5_Kqtkeskw-D5mq9Geu6QwqwUmAEHKbY</text:p>
          </table:table-cell>
          <table:table-cell table:style-name="Default" office:value-type="string">
            <text:p>https://lh3.googleusercontent.com/m3UqDjfETQSvmmuYZl_G_mv2vRYAcjCghbtHyA9jgf4h47C6iggphadkpY_P9BEiguGN2DfPAswVmRg=w60-h60-l90-rj</text:p>
          </table:table-cell>
          <table:table-cell table:style-name="Default" office:value-type="string">
            <text:p>Presenting Luis R. Conriquez</text:p>
          </table:table-cell>
          <table:table-cell table:style-name="Default" office:value-type="string">
            <text:p>19 songs</text:p>
          </table:table-cell>
          <table:table-cell table:formula="of:=RIGHT([.A469];LEN([.A469])-SEARCH(&quot;=&quot;;[.A469]))" office:value-type="string" office:string-value="RDCLAK5uy_m5_Kqtkeskw-D5mq9Geu6QwqwUmAEHKbY">
            <text:p>RDCLAK5uy_m5_Kqtkeskw-D5mq9Geu6QwqwUmAEHKbY</text:p>
          </table:table-cell>
          <table:table-cell table:style-name="ce8" table:formula="of:=ABS(LEFT([.D469] ;LEN([.D469])-6))" office:value-type="float" office:value="19">
            <text:p>19</text:p>
          </table:table-cell>
          <table:table-cell table:formula="of:=PROPER(RIGHT([.C469];LEN([.C469])-SEARCH(&quot; &quot;;[.C469])))" office:value-type="string" office:string-value="Luis R. Conriquez">
            <text:p>Luis R. Conrique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KdejSBW6BvYPpidEin_uAqhwfW6cbckE</text:p>
          </table:table-cell>
          <table:table-cell office:value-type="string">
            <text:p>https://lh3.googleusercontent.com/K1TzTfRi0fvI2iCIsf3wD4t1ERhbul5gwm-quKaqP7D0lbePHYEnGv39ZRF22QzRDqWjcLDHuO-pu40=w60-h60-l90-rj</text:p>
          </table:table-cell>
          <table:table-cell office:value-type="string">
            <text:p>Presenting Luísa Sonza</text:p>
          </table:table-cell>
          <table:table-cell office:value-type="string">
            <text:p>50 songs</text:p>
          </table:table-cell>
          <table:table-cell table:formula="of:=RIGHT([.A470];LEN([.A470])-SEARCH(&quot;=&quot;;[.A470]))" office:value-type="string" office:string-value="RDCLAK5uy_lKdejSBW6BvYPpidEin_uAqhwfW6cbckE">
            <text:p>RDCLAK5uy_lKdejSBW6BvYPpidEin_uAqhwfW6cbckE</text:p>
          </table:table-cell>
          <table:table-cell table:style-name="ce8" table:formula="of:=ABS(LEFT([.D470] ;LEN([.D470])-6))" office:value-type="float" office:value="50">
            <text:p>50</text:p>
          </table:table-cell>
          <table:table-cell table:formula="of:=PROPER(RIGHT([.C470];LEN([.C470])-SEARCH(&quot; &quot;;[.C470])))" office:value-type="string" office:string-value="Luísa Sonza">
            <text:p>Luísa Sonz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alBhZZo5Ct63suCa40GpHMmixQmJOLaU</text:p>
          </table:table-cell>
          <table:table-cell office:value-type="string">
            <text:p>https://lh3.googleusercontent.com/vWvWIXBlGVFOTPtFNEPRsumB7GP4iMksBiZILoBWtWlFOdwTNJ6LQLrl4XcfkzGwXYH1ydb4ozwj6aI=w60-h60-l90-rj</text:p>
          </table:table-cell>
          <table:table-cell office:value-type="string">
            <text:p>Presenting Luke Combs</text:p>
          </table:table-cell>
          <table:table-cell office:value-type="string">
            <text:p>39 songs</text:p>
          </table:table-cell>
          <table:table-cell table:formula="of:=RIGHT([.A471];LEN([.A471])-SEARCH(&quot;=&quot;;[.A471]))" office:value-type="string" office:string-value="RDCLAK5uy_malBhZZo5Ct63suCa40GpHMmixQmJOLaU">
            <text:p>RDCLAK5uy_malBhZZo5Ct63suCa40GpHMmixQmJOLaU</text:p>
          </table:table-cell>
          <table:table-cell table:style-name="ce8" table:formula="of:=ABS(LEFT([.D471] ;LEN([.D471])-6))" office:value-type="float" office:value="39">
            <text:p>39</text:p>
          </table:table-cell>
          <table:table-cell table:formula="of:=PROPER(RIGHT([.C471];LEN([.C471])-SEARCH(&quot; &quot;;[.C471])))" office:value-type="string" office:string-value="Luke Combs">
            <text:p>Luke Comb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No2NUxQVc6ThNmSLNyRVPU2AYnLPs8K4</text:p>
          </table:table-cell>
          <table:table-cell table:style-name="Default" office:value-type="string">
            <text:p>https://lh3.googleusercontent.com/cGbszkMtnqlGIJZvXgx6GmWL9rGlxQRP4etxHf4OdbEA8BAdgx6dBUa7c7nAhaDpuG2SDMlv6hKgrQ=w60-h60-l90-rj</text:p>
          </table:table-cell>
          <table:table-cell table:style-name="Default" office:value-type="string">
            <text:p>Presenting M.I Abaga</text:p>
          </table:table-cell>
          <table:table-cell table:style-name="Default" office:value-type="string">
            <text:p>27 songs</text:p>
          </table:table-cell>
          <table:table-cell table:formula="of:=RIGHT([.A472];LEN([.A472])-SEARCH(&quot;=&quot;;[.A472]))" office:value-type="string" office:string-value="RDCLAK5uy_nNo2NUxQVc6ThNmSLNyRVPU2AYnLPs8K4">
            <text:p>RDCLAK5uy_nNo2NUxQVc6ThNmSLNyRVPU2AYnLPs8K4</text:p>
          </table:table-cell>
          <table:table-cell table:style-name="ce8" table:formula="of:=ABS(LEFT([.D472] ;LEN([.D472])-6))" office:value-type="float" office:value="27">
            <text:p>27</text:p>
          </table:table-cell>
          <table:table-cell table:formula="of:=PROPER(RIGHT([.C472];LEN([.C472])-SEARCH(&quot; &quot;;[.C472])))" office:value-type="string" office:string-value="M.I Abaga">
            <text:p>M.I Abag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1UqApCvEh1Vu_yqcSeWb9b4S_ncO1pH0</text:p>
          </table:table-cell>
          <table:table-cell table:style-name="Default" office:value-type="string">
            <text:p>https://lh3.googleusercontent.com/NThcPM13H1cJ9VEJwvJTke2WApjUBGRyn10bvNFtuVL8dJBv3iKXWd67zpcUn7sk__wMwOYiuIUVQg=w60-h60-l90-rj</text:p>
          </table:table-cell>
          <table:table-cell table:style-name="Default" office:value-type="string">
            <text:p>Presenting Mabel</text:p>
          </table:table-cell>
          <table:table-cell table:style-name="Default" office:value-type="string">
            <text:p>19 songs</text:p>
          </table:table-cell>
          <table:table-cell table:formula="of:=RIGHT([.A473];LEN([.A473])-SEARCH(&quot;=&quot;;[.A473]))" office:value-type="string" office:string-value="RDCLAK5uy_m1UqApCvEh1Vu_yqcSeWb9b4S_ncO1pH0">
            <text:p>RDCLAK5uy_m1UqApCvEh1Vu_yqcSeWb9b4S_ncO1pH0</text:p>
          </table:table-cell>
          <table:table-cell table:style-name="ce8" table:formula="of:=ABS(LEFT([.D473] ;LEN([.D473])-6))" office:value-type="float" office:value="19">
            <text:p>19</text:p>
          </table:table-cell>
          <table:table-cell table:formula="of:=PROPER(RIGHT([.C473];LEN([.C473])-SEARCH(&quot; &quot;;[.C473])))" office:value-type="string" office:string-value="Mabel">
            <text:p>Mab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gOjC7iTwXkkssyTnz6WM8cHJiIv17dw</text:p>
          </table:table-cell>
          <table:table-cell office:value-type="string">
            <text:p>https://lh3.googleusercontent.com/abk8uRYPBWfZUzhjpjh3l4ogGE6ShCJYn95Y-ntxrPjgNFDxjaeHXRz2ff0IQj4xmEjRrvx2WhCBeFg=w60-h60-l90-rj</text:p>
          </table:table-cell>
          <table:table-cell office:value-type="string">
            <text:p>Presenting Mac Miller</text:p>
          </table:table-cell>
          <table:table-cell office:value-type="string">
            <text:p>58 songs</text:p>
          </table:table-cell>
          <table:table-cell table:formula="of:=RIGHT([.A474];LEN([.A474])-SEARCH(&quot;=&quot;;[.A474]))" office:value-type="string" office:string-value="RDCLAK5uy_lSgOjC7iTwXkkssyTnz6WM8cHJiIv17dw">
            <text:p>RDCLAK5uy_lSgOjC7iTwXkkssyTnz6WM8cHJiIv17dw</text:p>
          </table:table-cell>
          <table:table-cell table:style-name="ce8" table:formula="of:=ABS(LEFT([.D474] ;LEN([.D474])-6))" office:value-type="float" office:value="58">
            <text:p>58</text:p>
          </table:table-cell>
          <table:table-cell table:formula="of:=PROPER(RIGHT([.C474];LEN([.C474])-SEARCH(&quot; &quot;;[.C474])))" office:value-type="string" office:string-value="Mac Miller">
            <text:p>Mac Mill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SgOjC7iTwXkkssyTnz6WM8cHJiIv17dw</text:p>
          </table:table-cell>
          <table:table-cell table:style-name="Default" office:value-type="string">
            <text:p>https://lh3.googleusercontent.com/abk8uRYPBWfZUzhjpjh3l4ogGE6ShCJYn95Y-ntxrPjgNFDxjaeHXRz2ff0IQj4xmEjRrvx2WhCBeFg=w60-h60-l90-rj</text:p>
          </table:table-cell>
          <table:table-cell table:style-name="Default" office:value-type="string">
            <text:p>Presenting Mac Miller</text:p>
          </table:table-cell>
          <table:table-cell table:style-name="Default" office:value-type="string">
            <text:p>58 songs</text:p>
          </table:table-cell>
          <table:table-cell table:formula="of:=RIGHT([.A475];LEN([.A475])-SEARCH(&quot;=&quot;;[.A475]))" office:value-type="string" office:string-value="RDCLAK5uy_lSgOjC7iTwXkkssyTnz6WM8cHJiIv17dw">
            <text:p>RDCLAK5uy_lSgOjC7iTwXkkssyTnz6WM8cHJiIv17dw</text:p>
          </table:table-cell>
          <table:table-cell table:style-name="ce8" table:formula="of:=ABS(LEFT([.D475] ;LEN([.D475])-6))" office:value-type="float" office:value="58">
            <text:p>58</text:p>
          </table:table-cell>
          <table:table-cell table:formula="of:=PROPER(RIGHT([.C475];LEN([.C475])-SEARCH(&quot; &quot;;[.C475])))" office:value-type="string" office:string-value="Mac Miller">
            <text:p>Mac Mill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sVKP8CL9X0zc1G9-VIFtzDTmDkyz9bUI</text:p>
          </table:table-cell>
          <table:table-cell office:value-type="string">
            <text:p>https://lh3.googleusercontent.com/hXBlTciP5Q_TBoyYN5Fs2sEkdIN-oxnDeX3Fv9J98ZaU6EpOGP_7wHWLDwLkAPwBKWcjEGnMWwBVlg=w60-h60-l90-rj</text:p>
          </table:table-cell>
          <table:table-cell office:value-type="string">
            <text:p>Presenting Madonna</text:p>
          </table:table-cell>
          <table:table-cell office:value-type="string">
            <text:p>45 songs</text:p>
          </table:table-cell>
          <table:table-cell table:formula="of:=RIGHT([.A476];LEN([.A476])-SEARCH(&quot;=&quot;;[.A476]))" office:value-type="string" office:string-value="RDCLAK5uy_msVKP8CL9X0zc1G9-VIFtzDTmDkyz9bUI">
            <text:p>RDCLAK5uy_msVKP8CL9X0zc1G9-VIFtzDTmDkyz9bUI</text:p>
          </table:table-cell>
          <table:table-cell table:style-name="ce8" table:formula="of:=ABS(LEFT([.D476] ;LEN([.D476])-6))" office:value-type="float" office:value="45">
            <text:p>45</text:p>
          </table:table-cell>
          <table:table-cell table:formula="of:=PROPER(RIGHT([.C476];LEN([.C476])-SEARCH(&quot; &quot;;[.C476])))" office:value-type="string" office:string-value="Madonna">
            <text:p>Madonn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6jtR-TqLoRY_xjbAVbwUjq-B7qzwEz3k</text:p>
          </table:table-cell>
          <table:table-cell office:value-type="string">
            <text:p>https://lh3.googleusercontent.com/VVpCL0yxp6XyruT3XOoYmvn1SgiD78ZY0znrndFLZJgOvO1OxC8ffazTwnbfkQqkhXrVYCn77V0s5NE=w60-h60-l90-rj</text:p>
          </table:table-cell>
          <table:table-cell office:value-type="string">
            <text:p>Presenting Mahesh Babu</text:p>
          </table:table-cell>
          <table:table-cell office:value-type="string">
            <text:p>36 songs</text:p>
          </table:table-cell>
          <table:table-cell table:formula="of:=RIGHT([.A477];LEN([.A477])-SEARCH(&quot;=&quot;;[.A477]))" office:value-type="string" office:string-value="RDCLAK5uy_n6jtR-TqLoRY_xjbAVbwUjq-B7qzwEz3k">
            <text:p>RDCLAK5uy_n6jtR-TqLoRY_xjbAVbwUjq-B7qzwEz3k</text:p>
          </table:table-cell>
          <table:table-cell table:style-name="ce8" table:formula="of:=ABS(LEFT([.D477] ;LEN([.D477])-6))" office:value-type="float" office:value="36">
            <text:p>36</text:p>
          </table:table-cell>
          <table:table-cell table:formula="of:=PROPER(RIGHT([.C477];LEN([.C477])-SEARCH(&quot; &quot;;[.C477])))" office:value-type="string" office:string-value="Mahesh Babu">
            <text:p>Mahesh Bab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ARWc-51BhXwfEe5l8QWtMnbZUbL6N8LE</text:p>
          </table:table-cell>
          <table:table-cell office:value-type="string">
            <text:p>https://lh3.googleusercontent.com/4wVrTpwtb-rlEBmfbveJ3Amn25y6Em1pQpHFakTeVa9YIIDnFs55HkB-dpbml5RLhXDVm2WZGehDW5c=w60-h60-l90-rj</text:p>
          </table:table-cell>
          <table:table-cell office:value-type="string">
            <text:p>Presenting Maiara &amp; Maraisa</text:p>
          </table:table-cell>
          <table:table-cell office:value-type="string">
            <text:p>50 songs</text:p>
          </table:table-cell>
          <table:table-cell table:formula="of:=RIGHT([.A478];LEN([.A478])-SEARCH(&quot;=&quot;;[.A478]))" office:value-type="string" office:string-value="RDCLAK5uy_kARWc-51BhXwfEe5l8QWtMnbZUbL6N8LE">
            <text:p>RDCLAK5uy_kARWc-51BhXwfEe5l8QWtMnbZUbL6N8LE</text:p>
          </table:table-cell>
          <table:table-cell table:style-name="ce8" table:formula="of:=ABS(LEFT([.D478] ;LEN([.D478])-6))" office:value-type="float" office:value="50">
            <text:p>50</text:p>
          </table:table-cell>
          <table:table-cell table:formula="of:=PROPER(RIGHT([.C478];LEN([.C478])-SEARCH(&quot; &quot;;[.C478])))" office:value-type="string" office:string-value="Maiara &amp; Maraisa">
            <text:p>Maiara &amp; Marais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BEBlgva-bzCBgRcGcdu_U6XTyddS9FLE</text:p>
          </table:table-cell>
          <table:table-cell office:value-type="string">
            <text:p>https://lh3.googleusercontent.com/IQ4HJJ0iVZFgj_55UvaZLpgJECLkhMtZwqI4lqiEWrceGb5Utgth9rMn_alFJDZDQxOCeNMyYZujgqBx=w60-h60-l90-rj</text:p>
          </table:table-cell>
          <table:table-cell office:value-type="string">
            <text:p>Presenting Måneskin</text:p>
          </table:table-cell>
          <table:table-cell office:value-type="string">
            <text:p>31 songs</text:p>
          </table:table-cell>
          <table:table-cell table:formula="of:=RIGHT([.A479];LEN([.A479])-SEARCH(&quot;=&quot;;[.A479]))" office:value-type="string" office:string-value="RDCLAK5uy_nBEBlgva-bzCBgRcGcdu_U6XTyddS9FLE">
            <text:p>RDCLAK5uy_nBEBlgva-bzCBgRcGcdu_U6XTyddS9FLE</text:p>
          </table:table-cell>
          <table:table-cell table:style-name="ce8" table:formula="of:=ABS(LEFT([.D479] ;LEN([.D479])-6))" office:value-type="float" office:value="31">
            <text:p>31</text:p>
          </table:table-cell>
          <table:table-cell table:formula="of:=PROPER(RIGHT([.C479];LEN([.C479])-SEARCH(&quot; &quot;;[.C479])))" office:value-type="string" office:string-value="Måneskin">
            <text:p>Måneski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BEBlgva-bzCBgRcGcdu_U6XTyddS9FLE</text:p>
          </table:table-cell>
          <table:table-cell table:style-name="Default" office:value-type="string">
            <text:p>https://lh3.googleusercontent.com/IQ4HJJ0iVZFgj_55UvaZLpgJECLkhMtZwqI4lqiEWrceGb5Utgth9rMn_alFJDZDQxOCeNMyYZujgqBx=w60-h60-l90-rj</text:p>
          </table:table-cell>
          <table:table-cell table:style-name="Default" office:value-type="string">
            <text:p>Presenting Måneskin</text:p>
          </table:table-cell>
          <table:table-cell table:style-name="Default" office:value-type="string">
            <text:p>31 songs</text:p>
          </table:table-cell>
          <table:table-cell table:formula="of:=RIGHT([.A480];LEN([.A480])-SEARCH(&quot;=&quot;;[.A480]))" office:value-type="string" office:string-value="RDCLAK5uy_nBEBlgva-bzCBgRcGcdu_U6XTyddS9FLE">
            <text:p>RDCLAK5uy_nBEBlgva-bzCBgRcGcdu_U6XTyddS9FLE</text:p>
          </table:table-cell>
          <table:table-cell table:style-name="ce8" table:formula="of:=ABS(LEFT([.D480] ;LEN([.D480])-6))" office:value-type="float" office:value="31">
            <text:p>31</text:p>
          </table:table-cell>
          <table:table-cell table:formula="of:=PROPER(RIGHT([.C480];LEN([.C480])-SEARCH(&quot; &quot;;[.C480])))" office:value-type="string" office:string-value="Måneskin">
            <text:p>Måneski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Z74pCDEx6vsO4cMm5LY8_r-sW_eTGAKI</text:p>
          </table:table-cell>
          <table:table-cell office:value-type="string">
            <text:p>https://lh3.googleusercontent.com/qVrToFwm1VMMqNv_NbaVLruughVneDAcpPwJcmTz3uWDNrIRfQYZLHhZ1u4M0xGtXnJ0Cz_M27nNZg=w60-h60-l90-rj</text:p>
          </table:table-cell>
          <table:table-cell office:value-type="string">
            <text:p>Presenting Marcy</text:p>
          </table:table-cell>
          <table:table-cell office:value-type="string">
            <text:p>25 songs</text:p>
          </table:table-cell>
          <table:table-cell table:formula="of:=RIGHT([.A481];LEN([.A481])-SEARCH(&quot;=&quot;;[.A481]))" office:value-type="string" office:string-value="RDCLAK5uy_lZ74pCDEx6vsO4cMm5LY8_r-sW_eTGAKI">
            <text:p>RDCLAK5uy_lZ74pCDEx6vsO4cMm5LY8_r-sW_eTGAKI</text:p>
          </table:table-cell>
          <table:table-cell table:style-name="ce8" table:formula="of:=ABS(LEFT([.D481] ;LEN([.D481])-6))" office:value-type="float" office:value="25">
            <text:p>25</text:p>
          </table:table-cell>
          <table:table-cell table:formula="of:=PROPER(RIGHT([.C481];LEN([.C481])-SEARCH(&quot; &quot;;[.C481])))" office:value-type="string" office:string-value="Marcy">
            <text:p>Marc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sOHxJkT5rb8kh557m2fzrsz10wWF8Kpc</text:p>
          </table:table-cell>
          <table:table-cell office:value-type="string">
            <text:p>https://lh3.googleusercontent.com/nDYflbz6dO9C2JsoDyY8IpDam7PpzKqvfozEUvh5HrLcYYHVe2AKNoy709WbWfbfgmtOIYwqs35iDw=w60-h60-l90-rj</text:p>
          </table:table-cell>
          <table:table-cell office:value-type="string">
            <text:p>Presenting Maria Becerra</text:p>
          </table:table-cell>
          <table:table-cell office:value-type="string">
            <text:p>32 songs</text:p>
          </table:table-cell>
          <table:table-cell table:formula="of:=RIGHT([.A482];LEN([.A482])-SEARCH(&quot;=&quot;;[.A482]))" office:value-type="string" office:string-value="RDCLAK5uy_msOHxJkT5rb8kh557m2fzrsz10wWF8Kpc">
            <text:p>RDCLAK5uy_msOHxJkT5rb8kh557m2fzrsz10wWF8Kpc</text:p>
          </table:table-cell>
          <table:table-cell table:style-name="ce8" table:formula="of:=ABS(LEFT([.D482] ;LEN([.D482])-6))" office:value-type="float" office:value="32">
            <text:p>32</text:p>
          </table:table-cell>
          <table:table-cell table:formula="of:=PROPER(RIGHT([.C482];LEN([.C482])-SEARCH(&quot; &quot;;[.C482])))" office:value-type="string" office:string-value="Maria Becerra">
            <text:p>Maria Becer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DVc5F4SokPDZ8nlOYJYkl2YVOyy-VPdE</text:p>
          </table:table-cell>
          <table:table-cell office:value-type="string">
            <text:p>https://lh3.googleusercontent.com/_4HhhI77ououGzPwSe7no4vaRuQpf7lS0_I9420s-IbRYupvB0Fn8AnLIT-JJsr_eskttAYdQbBU5KMG=w60-h60-l90-rj</text:p>
          </table:table-cell>
          <table:table-cell office:value-type="string">
            <text:p>Presenting Maria Rita</text:p>
          </table:table-cell>
          <table:table-cell office:value-type="string">
            <text:p>45 songs</text:p>
          </table:table-cell>
          <table:table-cell table:formula="of:=RIGHT([.A483];LEN([.A483])-SEARCH(&quot;=&quot;;[.A483]))" office:value-type="string" office:string-value="RDCLAK5uy_mDVc5F4SokPDZ8nlOYJYkl2YVOyy-VPdE">
            <text:p>RDCLAK5uy_mDVc5F4SokPDZ8nlOYJYkl2YVOyy-VPdE</text:p>
          </table:table-cell>
          <table:table-cell table:style-name="ce8" table:formula="of:=ABS(LEFT([.D483] ;LEN([.D483])-6))" office:value-type="float" office:value="45">
            <text:p>45</text:p>
          </table:table-cell>
          <table:table-cell table:formula="of:=PROPER(RIGHT([.C483];LEN([.C483])-SEARCH(&quot; &quot;;[.C483])))" office:value-type="string" office:string-value="Maria Rita">
            <text:p>Maria Rit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HSXG3aM7-pgO0IVLnk8wWTVXA8OzbvLU</text:p>
          </table:table-cell>
          <table:table-cell office:value-type="string">
            <text:p>https://lh3.googleusercontent.com/y3Y1eVgx6x3YQZf7Ik9gh6GBoMa2HO3K5Ab_t6aZgi9iZQYOizQLIMyJ9l6gvf10pHb7afFN-V41jdw=w60-h60-l90-rj</text:p>
          </table:table-cell>
          <table:table-cell office:value-type="string">
            <text:p>Presenting Marilyn Manson</text:p>
          </table:table-cell>
          <table:table-cell office:value-type="string">
            <text:p>41 songs</text:p>
          </table:table-cell>
          <table:table-cell table:formula="of:=RIGHT([.A484];LEN([.A484])-SEARCH(&quot;=&quot;;[.A484]))" office:value-type="string" office:string-value="RDCLAK5uy_mHSXG3aM7-pgO0IVLnk8wWTVXA8OzbvLU">
            <text:p>RDCLAK5uy_mHSXG3aM7-pgO0IVLnk8wWTVXA8OzbvLU</text:p>
          </table:table-cell>
          <table:table-cell table:style-name="ce8" table:formula="of:=ABS(LEFT([.D484] ;LEN([.D484])-6))" office:value-type="float" office:value="41">
            <text:p>41</text:p>
          </table:table-cell>
          <table:table-cell table:formula="of:=PROPER(RIGHT([.C484];LEN([.C484])-SEARCH(&quot; &quot;;[.C484])))" office:value-type="string" office:string-value="Marilyn Manson">
            <text:p>Marilyn Mans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ggl4Wodf24ActUmfIh1bCx453hzva0cM</text:p>
          </table:table-cell>
          <table:table-cell table:style-name="Default" office:value-type="string">
            <text:p>https://lh3.googleusercontent.com/0_zFmHxu5eP2198GzwR--CMKHVEXRQ4K26K3JDq-Lhci12r3cbvY8NGSMRT1BiKchA52uC3RVppU-tAn=w60-h60-l90-rj</text:p>
          </table:table-cell>
          <table:table-cell table:style-name="Default" office:value-type="string">
            <text:p>Presenting Marteria</text:p>
          </table:table-cell>
          <table:table-cell table:style-name="Default" office:value-type="string">
            <text:p>42 songs</text:p>
          </table:table-cell>
          <table:table-cell table:formula="of:=RIGHT([.A485];LEN([.A485])-SEARCH(&quot;=&quot;;[.A485]))" office:value-type="string" office:string-value="RDCLAK5uy_mggl4Wodf24ActUmfIh1bCx453hzva0cM">
            <text:p>RDCLAK5uy_mggl4Wodf24ActUmfIh1bCx453hzva0cM</text:p>
          </table:table-cell>
          <table:table-cell table:style-name="ce8" table:formula="of:=ABS(LEFT([.D485] ;LEN([.D485])-6))" office:value-type="float" office:value="42">
            <text:p>42</text:p>
          </table:table-cell>
          <table:table-cell table:formula="of:=PROPER(RIGHT([.C485];LEN([.C485])-SEARCH(&quot; &quot;;[.C485])))" office:value-type="string" office:string-value="Marteria">
            <text:p>Marteri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MUww6nghugk6BEzF7BiExmXq7nOI3xuc</text:p>
          </table:table-cell>
          <table:table-cell office:value-type="string">
            <text:p>https://lh3.googleusercontent.com/rX971vYCO9IqWQwbDslAk5dTg2lWYPuzihdjcQPvNscqCT5wty05krTSg7seTHo2VWfoap7DfriRwJnB=w60-h60-l90-rj</text:p>
          </table:table-cell>
          <table:table-cell office:value-type="string">
            <text:p>Presenting Martin Garrix</text:p>
          </table:table-cell>
          <table:table-cell office:value-type="string">
            <text:p>40 songs</text:p>
          </table:table-cell>
          <table:table-cell table:formula="of:=RIGHT([.A486];LEN([.A486])-SEARCH(&quot;=&quot;;[.A486]))" office:value-type="string" office:string-value="RDCLAK5uy_kMUww6nghugk6BEzF7BiExmXq7nOI3xuc">
            <text:p>RDCLAK5uy_kMUww6nghugk6BEzF7BiExmXq7nOI3xuc</text:p>
          </table:table-cell>
          <table:table-cell table:style-name="ce8" table:formula="of:=ABS(LEFT([.D486] ;LEN([.D486])-6))" office:value-type="float" office:value="40">
            <text:p>40</text:p>
          </table:table-cell>
          <table:table-cell table:formula="of:=PROPER(RIGHT([.C486];LEN([.C486])-SEARCH(&quot; &quot;;[.C486])))" office:value-type="string" office:string-value="Martin Garrix">
            <text:p>Martin Garri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O3eJco78AQHufOH66I4uZBf2dkaaRm28</text:p>
          </table:table-cell>
          <table:table-cell office:value-type="string">
            <text:p>https://lh3.googleusercontent.com/F2BiGQOlJpmklV83ebGRApitHAgDOTnMb7ccE4Ebk4omURIqBwdsjzCUNrkx1u7dLWAPpW-aMn9gjWY=w60-h60-l90-rj</text:p>
          </table:table-cell>
          <table:table-cell office:value-type="string">
            <text:p>Presenting Mary J. Blige</text:p>
          </table:table-cell>
          <table:table-cell office:value-type="string">
            <text:p>50 songs</text:p>
          </table:table-cell>
          <table:table-cell table:formula="of:=RIGHT([.A487];LEN([.A487])-SEARCH(&quot;=&quot;;[.A487]))" office:value-type="string" office:string-value="RDCLAK5uy_lO3eJco78AQHufOH66I4uZBf2dkaaRm28">
            <text:p>RDCLAK5uy_lO3eJco78AQHufOH66I4uZBf2dkaaRm28</text:p>
          </table:table-cell>
          <table:table-cell table:style-name="ce8" table:formula="of:=ABS(LEFT([.D487] ;LEN([.D487])-6))" office:value-type="float" office:value="50">
            <text:p>50</text:p>
          </table:table-cell>
          <table:table-cell table:formula="of:=PROPER(RIGHT([.C487];LEN([.C487])-SEARCH(&quot; &quot;;[.C487])))" office:value-type="string" office:string-value="Mary J. Blige">
            <text:p>Mary J. Blig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QuFRD73xLsJ3iQ0qPV4AWpcY-arEB6-I</text:p>
          </table:table-cell>
          <table:table-cell office:value-type="string">
            <text:p>https://lh3.googleusercontent.com/L3Net544_NiHFY0p0pC-Vd9dJNkyjvWNhZ3gErAJx6hWETJiXO4kQbYcUe-2lzGumcH9md1xcpgVYQ=w60-h60-l90-rj</text:p>
          </table:table-cell>
          <table:table-cell office:value-type="string">
            <text:p>Presenting Massive Attack</text:p>
          </table:table-cell>
          <table:table-cell office:value-type="string">
            <text:p>22 songs</text:p>
          </table:table-cell>
          <table:table-cell table:formula="of:=RIGHT([.A488];LEN([.A488])-SEARCH(&quot;=&quot;;[.A488]))" office:value-type="string" office:string-value="RDCLAK5uy_kQuFRD73xLsJ3iQ0qPV4AWpcY-arEB6-I">
            <text:p>RDCLAK5uy_kQuFRD73xLsJ3iQ0qPV4AWpcY-arEB6-I</text:p>
          </table:table-cell>
          <table:table-cell table:style-name="ce8" table:formula="of:=ABS(LEFT([.D488] ;LEN([.D488])-6))" office:value-type="float" office:value="22">
            <text:p>22</text:p>
          </table:table-cell>
          <table:table-cell table:formula="of:=PROPER(RIGHT([.C488];LEN([.C488])-SEARCH(&quot; &quot;;[.C488])))" office:value-type="string" office:string-value="Massive Attack">
            <text:p>Massive Attac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7WHTA9KbJFC_urpLMeDZMPYHhfYCZ3M8</text:p>
          </table:table-cell>
          <table:table-cell table:style-name="Default" office:value-type="string">
            <text:p>https://lh3.googleusercontent.com/z_MbJ_68ujVOonE6pZg9shFk8ywgYMybtW7knXJa6oArmbIWAY83VTDMj5TUF3jukHJ7ALiQZGEfUMQ=w60-h60-l90-rj</text:p>
          </table:table-cell>
          <table:table-cell table:style-name="Default" office:value-type="string">
            <text:p>Presenting Master KG</text:p>
          </table:table-cell>
          <table:table-cell table:style-name="Default" office:value-type="string">
            <text:p>22 songs</text:p>
          </table:table-cell>
          <table:table-cell table:formula="of:=RIGHT([.A489];LEN([.A489])-SEARCH(&quot;=&quot;;[.A489]))" office:value-type="string" office:string-value="RDCLAK5uy_l7WHTA9KbJFC_urpLMeDZMPYHhfYCZ3M8">
            <text:p>RDCLAK5uy_l7WHTA9KbJFC_urpLMeDZMPYHhfYCZ3M8</text:p>
          </table:table-cell>
          <table:table-cell table:style-name="ce8" table:formula="of:=ABS(LEFT([.D489] ;LEN([.D489])-6))" office:value-type="float" office:value="22">
            <text:p>22</text:p>
          </table:table-cell>
          <table:table-cell table:formula="of:=PROPER(RIGHT([.C489];LEN([.C489])-SEARCH(&quot; &quot;;[.C489])))" office:value-type="string" office:string-value="Master Kg">
            <text:p>Master Kg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sIQpgecZJKkXVVvdxy58uOX3okUARg0M</text:p>
          </table:table-cell>
          <table:table-cell table:style-name="Default" office:value-type="string">
            <text:p>https://lh3.googleusercontent.com/pGjhGciLikp7pmmrspaeZt2IoS5q94u0JKH_QxeyrlcVYLh8dOXq9BFFxXGMBTB9LLUcCbHlfOBtaCw=w60-h60-l90-rj</text:p>
          </table:table-cell>
          <table:table-cell table:style-name="Default" office:value-type="string">
            <text:p>Presenting Matchbox Twenty</text:p>
          </table:table-cell>
          <table:table-cell table:style-name="Default" office:value-type="string">
            <text:p>20 songs</text:p>
          </table:table-cell>
          <table:table-cell table:formula="of:=RIGHT([.A490];LEN([.A490])-SEARCH(&quot;=&quot;;[.A490]))" office:value-type="string" office:string-value="RDCLAK5uy_msIQpgecZJKkXVVvdxy58uOX3okUARg0M">
            <text:p>RDCLAK5uy_msIQpgecZJKkXVVvdxy58uOX3okUARg0M</text:p>
          </table:table-cell>
          <table:table-cell table:style-name="ce8" table:formula="of:=ABS(LEFT([.D490] ;LEN([.D490])-6))" office:value-type="float" office:value="20">
            <text:p>20</text:p>
          </table:table-cell>
          <table:table-cell table:formula="of:=PROPER(RIGHT([.C490];LEN([.C490])-SEARCH(&quot; &quot;;[.C490])))" office:value-type="string" office:string-value="Matchbox Twenty">
            <text:p>Matchbox Twent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vj6DoHYjyfzcGrYxh_FqbP356yGe7yrQ</text:p>
          </table:table-cell>
          <table:table-cell table:style-name="Default" office:value-type="string">
            <text:p>https://lh3.googleusercontent.com/Wz56kCvXJDuWuFHRJ3qsvl2ovf8DgfQoe0W3Xhb5-oZL7OqaFpbtafTUrLIxv6Uv3L09XHDOt_mQI5Q=w60-h60-l90-rj</text:p>
          </table:table-cell>
          <table:table-cell table:style-name="Default" office:value-type="string">
            <text:p>Presenting MC Paulin da Capital</text:p>
          </table:table-cell>
          <table:table-cell table:style-name="Default" office:value-type="string">
            <text:p>27 songs</text:p>
          </table:table-cell>
          <table:table-cell table:formula="of:=RIGHT([.A491];LEN([.A491])-SEARCH(&quot;=&quot;;[.A491]))" office:value-type="string" office:string-value="RDCLAK5uy_nvj6DoHYjyfzcGrYxh_FqbP356yGe7yrQ">
            <text:p>RDCLAK5uy_nvj6DoHYjyfzcGrYxh_FqbP356yGe7yrQ</text:p>
          </table:table-cell>
          <table:table-cell table:style-name="ce8" table:formula="of:=ABS(LEFT([.D491] ;LEN([.D491])-6))" office:value-type="float" office:value="27">
            <text:p>27</text:p>
          </table:table-cell>
          <table:table-cell table:formula="of:=PROPER(RIGHT([.C491];LEN([.C491])-SEARCH(&quot; &quot;;[.C491])))" office:value-type="string" office:string-value="Mc Paulin Da Capital">
            <text:p>Mc Paulin Da Capita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SABHhksfvckQKGxfM6OgbYuetGbK-X1U</text:p>
          </table:table-cell>
          <table:table-cell office:value-type="string">
            <text:p>https://lh3.googleusercontent.com/LSms7t74NtBJNInJKjwiDt8Nvx-TXiCC8O5lNx_dFmRIxbGLL3GBxtkcej7hzNApxh7hLucuTOLS77kY=w60-h60-l90-rj</text:p>
          </table:table-cell>
          <table:table-cell office:value-type="string">
            <text:p>Presenting Megadeth</text:p>
          </table:table-cell>
          <table:table-cell office:value-type="string">
            <text:p>37 songs</text:p>
          </table:table-cell>
          <table:table-cell table:formula="of:=RIGHT([.A492];LEN([.A492])-SEARCH(&quot;=&quot;;[.A492]))" office:value-type="string" office:string-value="RDCLAK5uy_mSABHhksfvckQKGxfM6OgbYuetGbK-X1U">
            <text:p>RDCLAK5uy_mSABHhksfvckQKGxfM6OgbYuetGbK-X1U</text:p>
          </table:table-cell>
          <table:table-cell table:style-name="ce8" table:formula="of:=ABS(LEFT([.D492] ;LEN([.D492])-6))" office:value-type="float" office:value="37">
            <text:p>37</text:p>
          </table:table-cell>
          <table:table-cell table:formula="of:=PROPER(RIGHT([.C492];LEN([.C492])-SEARCH(&quot; &quot;;[.C492])))" office:value-type="string" office:string-value="Megadeth">
            <text:p>Megadet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tzRRR-jEacEiPCwosf96W-6WfVmnKmZI</text:p>
          </table:table-cell>
          <table:table-cell office:value-type="string">
            <text:p>https://lh3.googleusercontent.com/tE9pTFoN7V0R8_Bd5bx2vAZeCkgkfpGhaMwAqEw_yq6UPdZMDTW9UtZ_3dXFNe9QsoWR9oQr9EArmTQ=w60-h60-l90-rj</text:p>
          </table:table-cell>
          <table:table-cell office:value-type="string">
            <text:p>Presenting Megan Thee Stallion</text:p>
          </table:table-cell>
          <table:table-cell office:value-type="string">
            <text:p>41 songs</text:p>
          </table:table-cell>
          <table:table-cell table:formula="of:=RIGHT([.A493];LEN([.A493])-SEARCH(&quot;=&quot;;[.A493]))" office:value-type="string" office:string-value="RDCLAK5uy_ktzRRR-jEacEiPCwosf96W-6WfVmnKmZI">
            <text:p>RDCLAK5uy_ktzRRR-jEacEiPCwosf96W-6WfVmnKmZI</text:p>
          </table:table-cell>
          <table:table-cell table:style-name="ce8" table:formula="of:=ABS(LEFT([.D493] ;LEN([.D493])-6))" office:value-type="float" office:value="41">
            <text:p>41</text:p>
          </table:table-cell>
          <table:table-cell table:formula="of:=PROPER(RIGHT([.C493];LEN([.C493])-SEARCH(&quot; &quot;;[.C493])))" office:value-type="string" office:string-value="Megan Thee Stallion">
            <text:p>Megan Thee Stalli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hIGxvKdsAc4mrRmTJm7zJJNJFLVH6Fk8</text:p>
          </table:table-cell>
          <table:table-cell table:style-name="Default" office:value-type="string">
            <text:p>https://lh3.googleusercontent.com/U6jOKKsCl6mrl65kPlJfDrhYswFsSNUoew6SHTk_5707sGnhN6u0myJSgNy8lSUAP9tnJwuqQJFhM9qF=w60-h60-l90-rj</text:p>
          </table:table-cell>
          <table:table-cell table:style-name="Default" office:value-type="string">
            <text:p>Presenting Melly Goeslaw</text:p>
          </table:table-cell>
          <table:table-cell table:style-name="Default" office:value-type="string">
            <text:p>25 songs</text:p>
          </table:table-cell>
          <table:table-cell table:formula="of:=RIGHT([.A494];LEN([.A494])-SEARCH(&quot;=&quot;;[.A494]))" office:value-type="string" office:string-value="RDCLAK5uy_nhIGxvKdsAc4mrRmTJm7zJJNJFLVH6Fk8">
            <text:p>RDCLAK5uy_nhIGxvKdsAc4mrRmTJm7zJJNJFLVH6Fk8</text:p>
          </table:table-cell>
          <table:table-cell table:style-name="ce8" table:formula="of:=ABS(LEFT([.D494] ;LEN([.D494])-6))" office:value-type="float" office:value="25">
            <text:p>25</text:p>
          </table:table-cell>
          <table:table-cell table:formula="of:=PROPER(RIGHT([.C494];LEN([.C494])-SEARCH(&quot; &quot;;[.C494])))" office:value-type="string" office:string-value="Melly Goeslaw">
            <text:p>Melly Goeslaw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bpe1vQYPX3F7LQmeLJHT9FA7tB0I3xz8</text:p>
          </table:table-cell>
          <table:table-cell table:style-name="Default" office:value-type="string">
            <text:p>https://lh3.googleusercontent.com/-kVX774CUnB_3hzt4eKraxPSqKj2NVDhfAfDWyQWlj9dqQDtsfm8dPsC5dg6KwM6QySNJj1W7NQO4-U=w60-h60-l90-rj</text:p>
          </table:table-cell>
          <table:table-cell table:style-name="Default" office:value-type="string">
            <text:p>Presenting Mercy Chinwo</text:p>
          </table:table-cell>
          <table:table-cell table:style-name="Default" office:value-type="string">
            <text:p>25 songs</text:p>
          </table:table-cell>
          <table:table-cell table:formula="of:=RIGHT([.A495];LEN([.A495])-SEARCH(&quot;=&quot;;[.A495]))" office:value-type="string" office:string-value="RDCLAK5uy_kbpe1vQYPX3F7LQmeLJHT9FA7tB0I3xz8">
            <text:p>RDCLAK5uy_kbpe1vQYPX3F7LQmeLJHT9FA7tB0I3xz8</text:p>
          </table:table-cell>
          <table:table-cell table:style-name="ce8" table:formula="of:=ABS(LEFT([.D495] ;LEN([.D495])-6))" office:value-type="float" office:value="25">
            <text:p>25</text:p>
          </table:table-cell>
          <table:table-cell table:formula="of:=PROPER(RIGHT([.C495];LEN([.C495])-SEARCH(&quot; &quot;;[.C495])))" office:value-type="string" office:string-value="Mercy Chinwo">
            <text:p>Mercy Chinw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Ux_HchTY26TcozNcRAi-xmp2mISNEvTU</text:p>
          </table:table-cell>
          <table:table-cell office:value-type="string">
            <text:p>https://lh3.googleusercontent.com/YoQ-YE_Ipl6mYG1XI5QaydMSvFm07JVLx225idwKk-x0j6aOJlBViGLp62fscR2KWSBkeS3SOgVAn98=w60-h60-l90-rj</text:p>
          </table:table-cell>
          <table:table-cell office:value-type="string">
            <text:p>Presenting Metallica</text:p>
          </table:table-cell>
          <table:table-cell office:value-type="string">
            <text:p>49 songs</text:p>
          </table:table-cell>
          <table:table-cell table:formula="of:=RIGHT([.A496];LEN([.A496])-SEARCH(&quot;=&quot;;[.A496]))" office:value-type="string" office:string-value="RDCLAK5uy_kUx_HchTY26TcozNcRAi-xmp2mISNEvTU">
            <text:p>RDCLAK5uy_kUx_HchTY26TcozNcRAi-xmp2mISNEvTU</text:p>
          </table:table-cell>
          <table:table-cell table:style-name="ce8" table:formula="of:=ABS(LEFT([.D496] ;LEN([.D496])-6))" office:value-type="float" office:value="49">
            <text:p>49</text:p>
          </table:table-cell>
          <table:table-cell table:formula="of:=PROPER(RIGHT([.C496];LEN([.C496])-SEARCH(&quot; &quot;;[.C496])))" office:value-type="string" office:string-value="Metallica">
            <text:p>Metallic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Ux_HchTY26TcozNcRAi-xmp2mISNEvTU</text:p>
          </table:table-cell>
          <table:table-cell table:style-name="Default" office:value-type="string">
            <text:p>https://lh3.googleusercontent.com/YoQ-YE_Ipl6mYG1XI5QaydMSvFm07JVLx225idwKk-x0j6aOJlBViGLp62fscR2KWSBkeS3SOgVAn98=w60-h60-l90-rj</text:p>
          </table:table-cell>
          <table:table-cell table:style-name="Default" office:value-type="string">
            <text:p>Presenting Metallica</text:p>
          </table:table-cell>
          <table:table-cell table:style-name="Default" office:value-type="string">
            <text:p>49 songs</text:p>
          </table:table-cell>
          <table:table-cell table:formula="of:=RIGHT([.A497];LEN([.A497])-SEARCH(&quot;=&quot;;[.A497]))" office:value-type="string" office:string-value="RDCLAK5uy_kUx_HchTY26TcozNcRAi-xmp2mISNEvTU">
            <text:p>RDCLAK5uy_kUx_HchTY26TcozNcRAi-xmp2mISNEvTU</text:p>
          </table:table-cell>
          <table:table-cell table:style-name="ce8" table:formula="of:=ABS(LEFT([.D497] ;LEN([.D497])-6))" office:value-type="float" office:value="49">
            <text:p>49</text:p>
          </table:table-cell>
          <table:table-cell table:formula="of:=PROPER(RIGHT([.C497];LEN([.C497])-SEARCH(&quot; &quot;;[.C497])))" office:value-type="string" office:string-value="Metallica">
            <text:p>Metallic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ZA-eC3VKe5Fax6ugVqPcdF1yVnD8CZU4</text:p>
          </table:table-cell>
          <table:table-cell office:value-type="string">
            <text:p>https://lh3.googleusercontent.com/h3NRp-pRWEXYodju1D7p_BJU37xy6k0K2IV8WOgDaMX_6sxR8R3VyWdQIjcOEdvfAHzyXFpZtbSIJSA=w60-h60-l90-rj</text:p>
          </table:table-cell>
          <table:table-cell office:value-type="string">
            <text:p>Presenting MF DOOM</text:p>
          </table:table-cell>
          <table:table-cell office:value-type="string">
            <text:p>34 songs</text:p>
          </table:table-cell>
          <table:table-cell table:formula="of:=RIGHT([.A498];LEN([.A498])-SEARCH(&quot;=&quot;;[.A498]))" office:value-type="string" office:string-value="RDCLAK5uy_nZA-eC3VKe5Fax6ugVqPcdF1yVnD8CZU4">
            <text:p>RDCLAK5uy_nZA-eC3VKe5Fax6ugVqPcdF1yVnD8CZU4</text:p>
          </table:table-cell>
          <table:table-cell table:style-name="ce8" table:formula="of:=ABS(LEFT([.D498] ;LEN([.D498])-6))" office:value-type="float" office:value="34">
            <text:p>34</text:p>
          </table:table-cell>
          <table:table-cell table:formula="of:=PROPER(RIGHT([.C498];LEN([.C498])-SEARCH(&quot; &quot;;[.C498])))" office:value-type="string" office:string-value="Mf Doom">
            <text:p>Mf Doo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ZA-eC3VKe5Fax6ugVqPcdF1yVnD8CZU4</text:p>
          </table:table-cell>
          <table:table-cell table:style-name="Default" office:value-type="string">
            <text:p>https://lh3.googleusercontent.com/h3NRp-pRWEXYodju1D7p_BJU37xy6k0K2IV8WOgDaMX_6sxR8R3VyWdQIjcOEdvfAHzyXFpZtbSIJSA=w60-h60-l90-rj</text:p>
          </table:table-cell>
          <table:table-cell table:style-name="Default" office:value-type="string">
            <text:p>Presenting MF DOOM</text:p>
          </table:table-cell>
          <table:table-cell table:style-name="Default" office:value-type="string">
            <text:p>34 songs</text:p>
          </table:table-cell>
          <table:table-cell table:formula="of:=RIGHT([.A499];LEN([.A499])-SEARCH(&quot;=&quot;;[.A499]))" office:value-type="string" office:string-value="RDCLAK5uy_nZA-eC3VKe5Fax6ugVqPcdF1yVnD8CZU4">
            <text:p>RDCLAK5uy_nZA-eC3VKe5Fax6ugVqPcdF1yVnD8CZU4</text:p>
          </table:table-cell>
          <table:table-cell table:style-name="ce8" table:formula="of:=ABS(LEFT([.D499] ;LEN([.D499])-6))" office:value-type="float" office:value="34">
            <text:p>34</text:p>
          </table:table-cell>
          <table:table-cell table:formula="of:=PROPER(RIGHT([.C499];LEN([.C499])-SEARCH(&quot; &quot;;[.C499])))" office:value-type="string" office:string-value="Mf Doom">
            <text:p>Mf Doom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iD17xJM-5x1_5HaIJj44QMdIa0jJAp0E</text:p>
          </table:table-cell>
          <table:table-cell office:value-type="string">
            <text:p>https://lh3.googleusercontent.com/Ip79Lj22vqKx1zetGM_Es9VyY7P7-cXAoeC9xgiE6x4Mzk-gujYcXwsK7iDvB9Yxbo-JJiueGFB_Ze8=w60-h60-l90-rj</text:p>
          </table:table-cell>
          <table:table-cell office:value-type="string">
            <text:p>Presenting Michael Jackson</text:p>
          </table:table-cell>
          <table:table-cell office:value-type="string">
            <text:p>45 songs</text:p>
          </table:table-cell>
          <table:table-cell table:formula="of:=RIGHT([.A500];LEN([.A500])-SEARCH(&quot;=&quot;;[.A500]))" office:value-type="string" office:string-value="RDCLAK5uy_miD17xJM-5x1_5HaIJj44QMdIa0jJAp0E">
            <text:p>RDCLAK5uy_miD17xJM-5x1_5HaIJj44QMdIa0jJAp0E</text:p>
          </table:table-cell>
          <table:table-cell table:style-name="ce8" table:formula="of:=ABS(LEFT([.D500] ;LEN([.D500])-6))" office:value-type="float" office:value="45">
            <text:p>45</text:p>
          </table:table-cell>
          <table:table-cell table:formula="of:=PROPER(RIGHT([.C500];LEN([.C500])-SEARCH(&quot; &quot;;[.C500])))" office:value-type="string" office:string-value="Michael Jackson">
            <text:p>Michael Jacks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PzY_p9FuDdxAc3PiUzVuqslY27xQM3-w</text:p>
          </table:table-cell>
          <table:table-cell office:value-type="string">
            <text:p>https://lh3.googleusercontent.com/zsR7uZltWkw9vpHSBbz1TfhBI7gw5sc0unnvDtik5javhMzI9GjOI0UiXkkXxpcySxaqtHpnz6_kxwQ=w60-h60-l90-rj</text:p>
          </table:table-cell>
          <table:table-cell office:value-type="string">
            <text:p>Presenting Michiya Mihashi</text:p>
          </table:table-cell>
          <table:table-cell office:value-type="string">
            <text:p>25 songs</text:p>
          </table:table-cell>
          <table:table-cell table:formula="of:=RIGHT([.A501];LEN([.A501])-SEARCH(&quot;=&quot;;[.A501]))" office:value-type="string" office:string-value="RDCLAK5uy_lPzY_p9FuDdxAc3PiUzVuqslY27xQM3-w">
            <text:p>RDCLAK5uy_lPzY_p9FuDdxAc3PiUzVuqslY27xQM3-w</text:p>
          </table:table-cell>
          <table:table-cell table:style-name="ce8" table:formula="of:=ABS(LEFT([.D501] ;LEN([.D501])-6))" office:value-type="float" office:value="25">
            <text:p>25</text:p>
          </table:table-cell>
          <table:table-cell table:formula="of:=PROPER(RIGHT([.C501];LEN([.C501])-SEARCH(&quot; &quot;;[.C501])))" office:value-type="string" office:string-value="Michiya Mihashi">
            <text:p>Michiya Mihash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tGIDJHQihSMh6Yu494d2Md6hyrrkKyAk</text:p>
          </table:table-cell>
          <table:table-cell office:value-type="string">
            <text:p>https://lh3.googleusercontent.com/fB2wJAucAW7v4PqP7lX6NVDL97QPQs5a1R2OmYoq7bIRqVed7Eo-_i6PmzXDyYvny4mzrWahE7A4uQ=w60-h60-l90-rj</text:p>
          </table:table-cell>
          <table:table-cell office:value-type="string">
            <text:p>Presenting Migos</text:p>
          </table:table-cell>
          <table:table-cell office:value-type="string">
            <text:p>21 songs</text:p>
          </table:table-cell>
          <table:table-cell table:formula="of:=RIGHT([.A502];LEN([.A502])-SEARCH(&quot;=&quot;;[.A502]))" office:value-type="string" office:string-value="RDCLAK5uy_ltGIDJHQihSMh6Yu494d2Md6hyrrkKyAk">
            <text:p>RDCLAK5uy_ltGIDJHQihSMh6Yu494d2Md6hyrrkKyAk</text:p>
          </table:table-cell>
          <table:table-cell table:style-name="ce8" table:formula="of:=ABS(LEFT([.D502] ;LEN([.D502])-6))" office:value-type="float" office:value="21">
            <text:p>21</text:p>
          </table:table-cell>
          <table:table-cell table:formula="of:=PROPER(RIGHT([.C502];LEN([.C502])-SEARCH(&quot; &quot;;[.C502])))" office:value-type="string" office:string-value="Migos">
            <text:p>Migo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tAX4KVFurz4K61eRdhmCzi9MyRYahCY8</text:p>
          </table:table-cell>
          <table:table-cell office:value-type="string">
            <text:p>https://lh3.googleusercontent.com/m-vyQY69iqIzseuwfBIr4nPRxv1Wqn5HTFgiQF1uQqB2Di8fvXz_alWSh2NKM9GMyVTOFKFJ7is4ZA=w60-h60-l90-rj</text:p>
          </table:table-cell>
          <table:table-cell office:value-type="string">
            <text:p>Presenting Miguel</text:p>
          </table:table-cell>
          <table:table-cell office:value-type="string">
            <text:p>33 songs</text:p>
          </table:table-cell>
          <table:table-cell table:formula="of:=RIGHT([.A503];LEN([.A503])-SEARCH(&quot;=&quot;;[.A503]))" office:value-type="string" office:string-value="RDCLAK5uy_ntAX4KVFurz4K61eRdhmCzi9MyRYahCY8">
            <text:p>RDCLAK5uy_ntAX4KVFurz4K61eRdhmCzi9MyRYahCY8</text:p>
          </table:table-cell>
          <table:table-cell table:style-name="ce8" table:formula="of:=ABS(LEFT([.D503] ;LEN([.D503])-6))" office:value-type="float" office:value="33">
            <text:p>33</text:p>
          </table:table-cell>
          <table:table-cell table:formula="of:=PROPER(RIGHT([.C503];LEN([.C503])-SEARCH(&quot; &quot;;[.C503])))" office:value-type="string" office:string-value="Miguel">
            <text:p>Migu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Eq24udfEfeNF7GM4mSdOfNLPqWE-SzzE</text:p>
          </table:table-cell>
          <table:table-cell office:value-type="string">
            <text:p>https://lh3.googleusercontent.com/E0KHHH5p2uECfiIuRukR_s4YBgVY8Wr-C7hqSrIcSJ_aw7C28mVK_vCLLnVgw6fAuXdegQxJXUPmw64=w60-h60-l90-rj</text:p>
          </table:table-cell>
          <table:table-cell office:value-type="string">
            <text:p>Presenting Miki Matsubara</text:p>
          </table:table-cell>
          <table:table-cell office:value-type="string">
            <text:p>20 songs</text:p>
          </table:table-cell>
          <table:table-cell table:formula="of:=RIGHT([.A504];LEN([.A504])-SEARCH(&quot;=&quot;;[.A504]))" office:value-type="string" office:string-value="RDCLAK5uy_nEq24udfEfeNF7GM4mSdOfNLPqWE-SzzE">
            <text:p>RDCLAK5uy_nEq24udfEfeNF7GM4mSdOfNLPqWE-SzzE</text:p>
          </table:table-cell>
          <table:table-cell table:style-name="ce8" table:formula="of:=ABS(LEFT([.D504] ;LEN([.D504])-6))" office:value-type="float" office:value="20">
            <text:p>20</text:p>
          </table:table-cell>
          <table:table-cell table:formula="of:=PROPER(RIGHT([.C504];LEN([.C504])-SEARCH(&quot; &quot;;[.C504])))" office:value-type="string" office:string-value="Miki Matsubara">
            <text:p>Miki Matsuba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S3Q3rmrz-UCY5TYSZrpwtxWtIF1M2Vb8</text:p>
          </table:table-cell>
          <table:table-cell table:style-name="Default" office:value-type="string">
            <text:p>https://lh3.googleusercontent.com/gmO-TImfGotYbZSGTr5WSl8DhZvOsGWAusrQKh1EooRH1kgpfIR0zPtRqf_0KRS-BDtx6_hZgLBfm3M=w60-h60-l90-rj</text:p>
          </table:table-cell>
          <table:table-cell table:style-name="Default" office:value-type="string">
            <text:p>Presenting Miky Woodz</text:p>
          </table:table-cell>
          <table:table-cell table:style-name="Default" office:value-type="string">
            <text:p>31 songs</text:p>
          </table:table-cell>
          <table:table-cell table:formula="of:=RIGHT([.A505];LEN([.A505])-SEARCH(&quot;=&quot;;[.A505]))" office:value-type="string" office:string-value="RDCLAK5uy_kS3Q3rmrz-UCY5TYSZrpwtxWtIF1M2Vb8">
            <text:p>RDCLAK5uy_kS3Q3rmrz-UCY5TYSZrpwtxWtIF1M2Vb8</text:p>
          </table:table-cell>
          <table:table-cell table:style-name="ce8" table:formula="of:=ABS(LEFT([.D505] ;LEN([.D505])-6))" office:value-type="float" office:value="31">
            <text:p>31</text:p>
          </table:table-cell>
          <table:table-cell table:formula="of:=PROPER(RIGHT([.C505];LEN([.C505])-SEARCH(&quot; &quot;;[.C505])))" office:value-type="string" office:string-value="Miky Woodz">
            <text:p>Miky Wood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H4-XCPltdsB93kwS0cenyhcIm6C7XNtc</text:p>
          </table:table-cell>
          <table:table-cell office:value-type="string">
            <text:p>https://lh3.googleusercontent.com/g-ykQTKO0NcC5l2oXpSAz5WZ2yF8CheL4fykVmMlL_WLORw4R3C-xjBkGZxhHk0stT-6bCfTCK9K2WI=w60-h60-l90-rj</text:p>
          </table:table-cell>
          <table:table-cell office:value-type="string">
            <text:p>Presenting Miles Davis</text:p>
          </table:table-cell>
          <table:table-cell office:value-type="string">
            <text:p>23 songs</text:p>
          </table:table-cell>
          <table:table-cell table:formula="of:=RIGHT([.A506];LEN([.A506])-SEARCH(&quot;=&quot;;[.A506]))" office:value-type="string" office:string-value="RDCLAK5uy_mH4-XCPltdsB93kwS0cenyhcIm6C7XNtc">
            <text:p>RDCLAK5uy_mH4-XCPltdsB93kwS0cenyhcIm6C7XNtc</text:p>
          </table:table-cell>
          <table:table-cell table:style-name="ce8" table:formula="of:=ABS(LEFT([.D506] ;LEN([.D506])-6))" office:value-type="float" office:value="23">
            <text:p>23</text:p>
          </table:table-cell>
          <table:table-cell table:formula="of:=PROPER(RIGHT([.C506];LEN([.C506])-SEARCH(&quot; &quot;;[.C506])))" office:value-type="string" office:string-value="Miles Davis">
            <text:p>Miles Davi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weR7tK8OFHifVEeSQF4dlseR9xLlcS7I</text:p>
          </table:table-cell>
          <table:table-cell office:value-type="string">
            <text:p>https://lh3.googleusercontent.com/rslnkCiMJVpVe0S-z941u5K-g8ONNlc0rip2qjF0HUm9qDo4iovXCNJkBTMt65sZzbUiYPqDWSx-XrU=w60-h60-l90-rj</text:p>
          </table:table-cell>
          <table:table-cell office:value-type="string">
            <text:p>Presenting Miley Cyrus</text:p>
          </table:table-cell>
          <table:table-cell office:value-type="string">
            <text:p>37 songs</text:p>
          </table:table-cell>
          <table:table-cell table:formula="of:=RIGHT([.A507];LEN([.A507])-SEARCH(&quot;=&quot;;[.A507]))" office:value-type="string" office:string-value="RDCLAK5uy_lweR7tK8OFHifVEeSQF4dlseR9xLlcS7I">
            <text:p>RDCLAK5uy_lweR7tK8OFHifVEeSQF4dlseR9xLlcS7I</text:p>
          </table:table-cell>
          <table:table-cell table:style-name="ce8" table:formula="of:=ABS(LEFT([.D507] ;LEN([.D507])-6))" office:value-type="float" office:value="37">
            <text:p>37</text:p>
          </table:table-cell>
          <table:table-cell table:formula="of:=PROPER(RIGHT([.C507];LEN([.C507])-SEARCH(&quot; &quot;;[.C507])))" office:value-type="string" office:string-value="Miley Cyrus">
            <text:p>Miley Cyru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yYV6EtEh1dR_sQg9p2ni045SuwvQwcEY</text:p>
          </table:table-cell>
          <table:table-cell office:value-type="string">
            <text:p>https://lh3.googleusercontent.com/bQFpxIRSy5ZUYv5oW9nV281w-H9Tc46MJ7ZUi_bW51iW7TAPbKhlp_pEIvvR2XgSrVI2i5ty4uzQ_aI=w60-h60-l90-rj</text:p>
          </table:table-cell>
          <table:table-cell office:value-type="string">
            <text:p>Presenting Miranda!</text:p>
          </table:table-cell>
          <table:table-cell office:value-type="string">
            <text:p>43 songs</text:p>
          </table:table-cell>
          <table:table-cell table:formula="of:=RIGHT([.A508];LEN([.A508])-SEARCH(&quot;=&quot;;[.A508]))" office:value-type="string" office:string-value="RDCLAK5uy_lyYV6EtEh1dR_sQg9p2ni045SuwvQwcEY">
            <text:p>RDCLAK5uy_lyYV6EtEh1dR_sQg9p2ni045SuwvQwcEY</text:p>
          </table:table-cell>
          <table:table-cell table:style-name="ce8" table:formula="of:=ABS(LEFT([.D508] ;LEN([.D508])-6))" office:value-type="float" office:value="43">
            <text:p>43</text:p>
          </table:table-cell>
          <table:table-cell table:formula="of:=PROPER(RIGHT([.C508];LEN([.C508])-SEARCH(&quot; &quot;;[.C508])))" office:value-type="string" office:string-value="Miranda!">
            <text:p>Miranda!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nLE5JE0QB9LKakKsD6p8ovFguuKDY1uw</text:p>
          </table:table-cell>
          <table:table-cell office:value-type="string">
            <text:p>https://lh3.googleusercontent.com/htUDgL29M7EMNsfy4Sil1_qscpT52SdrxWWzB4FcvPYMW3yRYejTm8eg-0v1ZhT7s3kINLAiGIKewZsm=w60-h60-l90-rj</text:p>
          </table:table-cell>
          <table:table-cell office:value-type="string">
            <text:p>Presenting MIRANI</text:p>
          </table:table-cell>
          <table:table-cell office:value-type="string">
            <text:p>23 songs</text:p>
          </table:table-cell>
          <table:table-cell table:formula="of:=RIGHT([.A509];LEN([.A509])-SEARCH(&quot;=&quot;;[.A509]))" office:value-type="string" office:string-value="RDCLAK5uy_lnLE5JE0QB9LKakKsD6p8ovFguuKDY1uw">
            <text:p>RDCLAK5uy_lnLE5JE0QB9LKakKsD6p8ovFguuKDY1uw</text:p>
          </table:table-cell>
          <table:table-cell table:style-name="ce8" table:formula="of:=ABS(LEFT([.D509] ;LEN([.D509])-6))" office:value-type="float" office:value="23">
            <text:p>23</text:p>
          </table:table-cell>
          <table:table-cell table:formula="of:=PROPER(RIGHT([.C509];LEN([.C509])-SEARCH(&quot; &quot;;[.C509])))" office:value-type="string" office:string-value="Mirani">
            <text:p>Mira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ALnSkXElkcMAJlRlR1cYCZt9NM2ljVHE</text:p>
          </table:table-cell>
          <table:table-cell office:value-type="string">
            <text:p>https://lh3.googleusercontent.com/M_7HMBr_3qjgGxBUPI6jz-BXMd2Lu3Z24ahQSAT32g4Z6wWqVz_a4HY1DYgb6BoKqJphgcO5AFJPulA=w60-h60-l90-rj</text:p>
          </table:table-cell>
          <table:table-cell office:value-type="string">
            <text:p>Presenting Missy Elliott</text:p>
          </table:table-cell>
          <table:table-cell office:value-type="string">
            <text:p>28 songs</text:p>
          </table:table-cell>
          <table:table-cell table:formula="of:=RIGHT([.A510];LEN([.A510])-SEARCH(&quot;=&quot;;[.A510]))" office:value-type="string" office:string-value="RDCLAK5uy_lALnSkXElkcMAJlRlR1cYCZt9NM2ljVHE">
            <text:p>RDCLAK5uy_lALnSkXElkcMAJlRlR1cYCZt9NM2ljVHE</text:p>
          </table:table-cell>
          <table:table-cell table:style-name="ce8" table:formula="of:=ABS(LEFT([.D510] ;LEN([.D510])-6))" office:value-type="float" office:value="28">
            <text:p>28</text:p>
          </table:table-cell>
          <table:table-cell table:formula="of:=PROPER(RIGHT([.C510];LEN([.C510])-SEARCH(&quot; &quot;;[.C510])))" office:value-type="string" office:string-value="Missy Elliott">
            <text:p>Missy Ellio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ALnSkXElkcMAJlRlR1cYCZt9NM2ljVHE</text:p>
          </table:table-cell>
          <table:table-cell table:style-name="Default" office:value-type="string">
            <text:p>https://lh3.googleusercontent.com/M_7HMBr_3qjgGxBUPI6jz-BXMd2Lu3Z24ahQSAT32g4Z6wWqVz_a4HY1DYgb6BoKqJphgcO5AFJPulA=w60-h60-l90-rj</text:p>
          </table:table-cell>
          <table:table-cell table:style-name="Default" office:value-type="string">
            <text:p>Presenting Missy Elliott</text:p>
          </table:table-cell>
          <table:table-cell table:style-name="Default" office:value-type="string">
            <text:p>28 songs</text:p>
          </table:table-cell>
          <table:table-cell table:formula="of:=RIGHT([.A511];LEN([.A511])-SEARCH(&quot;=&quot;;[.A511]))" office:value-type="string" office:string-value="RDCLAK5uy_lALnSkXElkcMAJlRlR1cYCZt9NM2ljVHE">
            <text:p>RDCLAK5uy_lALnSkXElkcMAJlRlR1cYCZt9NM2ljVHE</text:p>
          </table:table-cell>
          <table:table-cell table:style-name="ce8" table:formula="of:=ABS(LEFT([.D511] ;LEN([.D511])-6))" office:value-type="float" office:value="28">
            <text:p>28</text:p>
          </table:table-cell>
          <table:table-cell table:formula="of:=PROPER(RIGHT([.C511];LEN([.C511])-SEARCH(&quot; &quot;;[.C511])))" office:value-type="string" office:string-value="Missy Elliott">
            <text:p>Missy Ellio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VKonYc0-5wMgG6gK1EpYK2d_tuHiE2JI</text:p>
          </table:table-cell>
          <table:table-cell office:value-type="string">
            <text:p>https://lh3.googleusercontent.com/OW5ESyCM3zLYLSXZlZgLzUG5HnEnZd6XfTML81dq3MS2sysqFZmXfYlNllOde-YhvWennEYC0CdJnOw=w60-h60-l90-rj</text:p>
          </table:table-cell>
          <table:table-cell office:value-type="string">
            <text:p>Presenting Mitraz</text:p>
          </table:table-cell>
          <table:table-cell office:value-type="string">
            <text:p>44 songs</text:p>
          </table:table-cell>
          <table:table-cell table:formula="of:=RIGHT([.A512];LEN([.A512])-SEARCH(&quot;=&quot;;[.A512]))" office:value-type="string" office:string-value="RDCLAK5uy_mVKonYc0-5wMgG6gK1EpYK2d_tuHiE2JI">
            <text:p>RDCLAK5uy_mVKonYc0-5wMgG6gK1EpYK2d_tuHiE2JI</text:p>
          </table:table-cell>
          <table:table-cell table:style-name="ce8" table:formula="of:=ABS(LEFT([.D512] ;LEN([.D512])-6))" office:value-type="float" office:value="44">
            <text:p>44</text:p>
          </table:table-cell>
          <table:table-cell table:formula="of:=PROPER(RIGHT([.C512];LEN([.C512])-SEARCH(&quot; &quot;;[.C512])))" office:value-type="string" office:string-value="Mitraz">
            <text:p>Mitra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0c_Cd8WVmkdWzZvHPX4TfiCR9aVSRcqM</text:p>
          </table:table-cell>
          <table:table-cell office:value-type="string">
            <text:p>https://lh3.googleusercontent.com/nTBU7eeOY_xIY4XQVGxlE3TN5jS6eQvKRb_YI4O9ZscI0xgfFor6WkuJk2K7ByThXlsGMr2-Y373-Ko=w60-h60-l90-rj</text:p>
          </table:table-cell>
          <table:table-cell office:value-type="string">
            <text:p>Presenting Mitski</text:p>
          </table:table-cell>
          <table:table-cell office:value-type="string">
            <text:p>27 songs</text:p>
          </table:table-cell>
          <table:table-cell table:formula="of:=RIGHT([.A513];LEN([.A513])-SEARCH(&quot;=&quot;;[.A513]))" office:value-type="string" office:string-value="RDCLAK5uy_k0c_Cd8WVmkdWzZvHPX4TfiCR9aVSRcqM">
            <text:p>RDCLAK5uy_k0c_Cd8WVmkdWzZvHPX4TfiCR9aVSRcqM</text:p>
          </table:table-cell>
          <table:table-cell table:style-name="ce8" table:formula="of:=ABS(LEFT([.D513] ;LEN([.D513])-6))" office:value-type="float" office:value="27">
            <text:p>27</text:p>
          </table:table-cell>
          <table:table-cell table:formula="of:=PROPER(RIGHT([.C513];LEN([.C513])-SEARCH(&quot; &quot;;[.C513])))" office:value-type="string" office:string-value="Mitski">
            <text:p>Mitsk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1MVVGgoXMBETddSHwcAWmJd7ie0NWE4M</text:p>
          </table:table-cell>
          <table:table-cell table:style-name="Default" office:value-type="string">
            <text:p>https://lh3.googleusercontent.com/UmEyjSzaqhSPmOE_ozKyd57nwnze9usZDpqggfjnKMQyKbobnk9nYEJisMdyEdrnEe76msidCOerUSg=w60-h60-l90-rj</text:p>
          </table:table-cell>
          <table:table-cell table:style-name="Default" office:value-type="string">
            <text:p>Presenting Mohammed Rafi</text:p>
          </table:table-cell>
          <table:table-cell table:style-name="Default" office:value-type="string">
            <text:p>50 songs</text:p>
          </table:table-cell>
          <table:table-cell table:formula="of:=RIGHT([.A514];LEN([.A514])-SEARCH(&quot;=&quot;;[.A514]))" office:value-type="string" office:string-value="RDCLAK5uy_m1MVVGgoXMBETddSHwcAWmJd7ie0NWE4M">
            <text:p>RDCLAK5uy_m1MVVGgoXMBETddSHwcAWmJd7ie0NWE4M</text:p>
          </table:table-cell>
          <table:table-cell table:style-name="ce8" table:formula="of:=ABS(LEFT([.D514] ;LEN([.D514])-6))" office:value-type="float" office:value="50">
            <text:p>50</text:p>
          </table:table-cell>
          <table:table-cell table:formula="of:=PROPER(RIGHT([.C514];LEN([.C514])-SEARCH(&quot; &quot;;[.C514])))" office:value-type="string" office:string-value="Mohammed Rafi">
            <text:p>Mohammed Raf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69fbmBn-q4EFzbcNkpLf7TIAP4kM-GaM</text:p>
          </table:table-cell>
          <table:table-cell office:value-type="string">
            <text:p>https://lh3.googleusercontent.com/Rw8K9bRTSKJZ6S0bxwZSJVfTIoVADLAOMAV7Q9g91FiD54ZZNVs5IY5JU9jUOdRCm75kiupNs9TF2z8=w60-h60-l90-rj</text:p>
          </table:table-cell>
          <table:table-cell office:value-type="string">
            <text:p>Presenting Mohbad</text:p>
          </table:table-cell>
          <table:table-cell office:value-type="string">
            <text:p>27 songs</text:p>
          </table:table-cell>
          <table:table-cell table:formula="of:=RIGHT([.A515];LEN([.A515])-SEARCH(&quot;=&quot;;[.A515]))" office:value-type="string" office:string-value="RDCLAK5uy_k69fbmBn-q4EFzbcNkpLf7TIAP4kM-GaM">
            <text:p>RDCLAK5uy_k69fbmBn-q4EFzbcNkpLf7TIAP4kM-GaM</text:p>
          </table:table-cell>
          <table:table-cell table:style-name="ce8" table:formula="of:=ABS(LEFT([.D515] ;LEN([.D515])-6))" office:value-type="float" office:value="27">
            <text:p>27</text:p>
          </table:table-cell>
          <table:table-cell table:formula="of:=PROPER(RIGHT([.C515];LEN([.C515])-SEARCH(&quot; &quot;;[.C515])))" office:value-type="string" office:string-value="Mohbad">
            <text:p>Mohba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69fbmBn-q4EFzbcNkpLf7TIAP4kM-GaM</text:p>
          </table:table-cell>
          <table:table-cell table:style-name="Default" office:value-type="string">
            <text:p>https://lh3.googleusercontent.com/Rw8K9bRTSKJZ6S0bxwZSJVfTIoVADLAOMAV7Q9g91FiD54ZZNVs5IY5JU9jUOdRCm75kiupNs9TF2z8=w60-h60-l90-rj</text:p>
          </table:table-cell>
          <table:table-cell table:style-name="Default" office:value-type="string">
            <text:p>Presenting Mohbad</text:p>
          </table:table-cell>
          <table:table-cell table:style-name="Default" office:value-type="string">
            <text:p>27 songs</text:p>
          </table:table-cell>
          <table:table-cell table:formula="of:=RIGHT([.A516];LEN([.A516])-SEARCH(&quot;=&quot;;[.A516]))" office:value-type="string" office:string-value="RDCLAK5uy_k69fbmBn-q4EFzbcNkpLf7TIAP4kM-GaM">
            <text:p>RDCLAK5uy_k69fbmBn-q4EFzbcNkpLf7TIAP4kM-GaM</text:p>
          </table:table-cell>
          <table:table-cell table:style-name="ce8" table:formula="of:=ABS(LEFT([.D516] ;LEN([.D516])-6))" office:value-type="float" office:value="27">
            <text:p>27</text:p>
          </table:table-cell>
          <table:table-cell table:formula="of:=PROPER(RIGHT([.C516];LEN([.C516])-SEARCH(&quot; &quot;;[.C516])))" office:value-type="string" office:string-value="Mohbad">
            <text:p>Mohba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Cym91f1Wlp2_bG3B8TkZaBvTWfJsCWxo</text:p>
          </table:table-cell>
          <table:table-cell table:style-name="Default" office:value-type="string">
            <text:p>https://lh3.googleusercontent.com/hICtopJ7wVXWt45ZQ91N1Yq4RD2YorcXT5e_mbthYmSiSrJeGAARVTZ446hHvtze5hs7L5VvhD0xYR0=w60-h60-l90-rj</text:p>
          </table:table-cell>
          <table:table-cell table:style-name="Default" office:value-type="string">
            <text:p>Presenting Montez</text:p>
          </table:table-cell>
          <table:table-cell table:style-name="Default" office:value-type="string">
            <text:p>57 songs</text:p>
          </table:table-cell>
          <table:table-cell table:formula="of:=RIGHT([.A517];LEN([.A517])-SEARCH(&quot;=&quot;;[.A517]))" office:value-type="string" office:string-value="RDCLAK5uy_nCym91f1Wlp2_bG3B8TkZaBvTWfJsCWxo">
            <text:p>RDCLAK5uy_nCym91f1Wlp2_bG3B8TkZaBvTWfJsCWxo</text:p>
          </table:table-cell>
          <table:table-cell table:style-name="ce8" table:formula="of:=ABS(LEFT([.D517] ;LEN([.D517])-6))" office:value-type="float" office:value="57">
            <text:p>57</text:p>
          </table:table-cell>
          <table:table-cell table:formula="of:=PROPER(RIGHT([.C517];LEN([.C517])-SEARCH(&quot; &quot;;[.C517])))" office:value-type="string" office:string-value="Montez">
            <text:p>Monte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yvAJItdTNAD4oknSLXEpn5FlNx92o--E</text:p>
          </table:table-cell>
          <table:table-cell office:value-type="string">
            <text:p>https://lh3.googleusercontent.com/iMUCnMXWWyqnfLkdc4Nho-LE5HKVnsBxCgW40GGEAsVyctmHrk2Tn8lYLBbJ8YMixfFPhEP7tFqSew=w60-h60-l90-rj</text:p>
          </table:table-cell>
          <table:table-cell office:value-type="string">
            <text:p>Presenting Mor ve Ötesi</text:p>
          </table:table-cell>
          <table:table-cell office:value-type="string">
            <text:p>38 songs</text:p>
          </table:table-cell>
          <table:table-cell table:formula="of:=RIGHT([.A518];LEN([.A518])-SEARCH(&quot;=&quot;;[.A518]))" office:value-type="string" office:string-value="RDCLAK5uy_kyvAJItdTNAD4oknSLXEpn5FlNx92o--E">
            <text:p>RDCLAK5uy_kyvAJItdTNAD4oknSLXEpn5FlNx92o--E</text:p>
          </table:table-cell>
          <table:table-cell table:style-name="ce8" table:formula="of:=ABS(LEFT([.D518] ;LEN([.D518])-6))" office:value-type="float" office:value="38">
            <text:p>38</text:p>
          </table:table-cell>
          <table:table-cell table:formula="of:=PROPER(RIGHT([.C518];LEN([.C518])-SEARCH(&quot; &quot;;[.C518])))" office:value-type="string" office:string-value="Mor Ve Ötesi">
            <text:p>Mor Ve Ötes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RDIJUOK6NF-B-HDERHw4az7UAn1ejCek</text:p>
          </table:table-cell>
          <table:table-cell office:value-type="string">
            <text:p>https://lh3.googleusercontent.com/twi9m5HZ5tpH9oP6gEBLupTcy0B7g8ayrgtjXHCblKcdDZbeR5VcudXopWxxTyRa4Ozu0xVhMdwoBqrw=w60-h60-l90-rj</text:p>
          </table:table-cell>
          <table:table-cell office:value-type="string">
            <text:p>Presenting Morgan Wallen</text:p>
          </table:table-cell>
          <table:table-cell office:value-type="string">
            <text:p>52 songs</text:p>
          </table:table-cell>
          <table:table-cell table:formula="of:=RIGHT([.A519];LEN([.A519])-SEARCH(&quot;=&quot;;[.A519]))" office:value-type="string" office:string-value="RDCLAK5uy_lRDIJUOK6NF-B-HDERHw4az7UAn1ejCek">
            <text:p>RDCLAK5uy_lRDIJUOK6NF-B-HDERHw4az7UAn1ejCek</text:p>
          </table:table-cell>
          <table:table-cell table:style-name="ce8" table:formula="of:=ABS(LEFT([.D519] ;LEN([.D519])-6))" office:value-type="float" office:value="52">
            <text:p>52</text:p>
          </table:table-cell>
          <table:table-cell table:formula="of:=PROPER(RIGHT([.C519];LEN([.C519])-SEARCH(&quot; &quot;;[.C519])))" office:value-type="string" office:string-value="Morgan Wallen">
            <text:p>Morgan Wall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BpTFoC_NMGDs8MUU0gItwDhxcsFumyck</text:p>
          </table:table-cell>
          <table:table-cell table:style-name="Default" office:value-type="string">
            <text:p>https://lh3.googleusercontent.com/5t9F1PHIeaiC888lv1QTLUBqIaTXamr4QK9b1c6DyKdOvWfOz1PvdoLAltQOVxmNOeN90B4zeOQu_5Ux=w60-h60-l90-rj</text:p>
          </table:table-cell>
          <table:table-cell table:style-name="Default" office:value-type="string">
            <text:p>Presenting Morgenshtern</text:p>
          </table:table-cell>
          <table:table-cell table:style-name="Default" office:value-type="string">
            <text:p>30 songs</text:p>
          </table:table-cell>
          <table:table-cell table:formula="of:=RIGHT([.A520];LEN([.A520])-SEARCH(&quot;=&quot;;[.A520]))" office:value-type="string" office:string-value="RDCLAK5uy_kBpTFoC_NMGDs8MUU0gItwDhxcsFumyck">
            <text:p>RDCLAK5uy_kBpTFoC_NMGDs8MUU0gItwDhxcsFumyck</text:p>
          </table:table-cell>
          <table:table-cell table:style-name="ce8" table:formula="of:=ABS(LEFT([.D520] ;LEN([.D520])-6))" office:value-type="float" office:value="30">
            <text:p>30</text:p>
          </table:table-cell>
          <table:table-cell table:formula="of:=PROPER(RIGHT([.C520];LEN([.C520])-SEARCH(&quot; &quot;;[.C520])))" office:value-type="string" office:string-value="Morgenshtern">
            <text:p>Morgenshter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yIWY_49JOdw5-IuypB3o7vthweVfSqY8</text:p>
          </table:table-cell>
          <table:table-cell table:style-name="Default" office:value-type="string">
            <text:p>https://lh3.googleusercontent.com/tSO6gEZPm-t338fdYSIg0GLoSaD_7JsLzI44LQNYoSAz8ZR-2lILRD0Miikx_1KKd-4GtbkFpC4BRg=w60-h60-l90-rj</text:p>
          </table:table-cell>
          <table:table-cell table:style-name="Default" office:value-type="string">
            <text:p>Presenting MoStack</text:p>
          </table:table-cell>
          <table:table-cell table:style-name="Default" office:value-type="string">
            <text:p>19 songs</text:p>
          </table:table-cell>
          <table:table-cell table:formula="of:=RIGHT([.A521];LEN([.A521])-SEARCH(&quot;=&quot;;[.A521]))" office:value-type="string" office:string-value="RDCLAK5uy_kyIWY_49JOdw5-IuypB3o7vthweVfSqY8">
            <text:p>RDCLAK5uy_kyIWY_49JOdw5-IuypB3o7vthweVfSqY8</text:p>
          </table:table-cell>
          <table:table-cell table:style-name="ce8" table:formula="of:=ABS(LEFT([.D521] ;LEN([.D521])-6))" office:value-type="float" office:value="19">
            <text:p>19</text:p>
          </table:table-cell>
          <table:table-cell table:formula="of:=PROPER(RIGHT([.C521];LEN([.C521])-SEARCH(&quot; &quot;;[.C521])))" office:value-type="string" office:string-value="Mostack">
            <text:p>Mostac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4HpzAFmh_EyHQXr0Tqhaf-PdFNVbXTX8</text:p>
          </table:table-cell>
          <table:table-cell office:value-type="string">
            <text:p>https://lh3.googleusercontent.com/wt8A4BEGT28weUvMiksdwqPSloE-4hmquvntCX52ulH3c0kvukbACDki9oFNG1n2jh9HQnidjzdgMj4=w60-h60-l90-rj</text:p>
          </table:table-cell>
          <table:table-cell office:value-type="string">
            <text:p>Presenting Mötley Crüe</text:p>
          </table:table-cell>
          <table:table-cell office:value-type="string">
            <text:p>23 songs</text:p>
          </table:table-cell>
          <table:table-cell table:formula="of:=RIGHT([.A522];LEN([.A522])-SEARCH(&quot;=&quot;;[.A522]))" office:value-type="string" office:string-value="RDCLAK5uy_k4HpzAFmh_EyHQXr0Tqhaf-PdFNVbXTX8">
            <text:p>RDCLAK5uy_k4HpzAFmh_EyHQXr0Tqhaf-PdFNVbXTX8</text:p>
          </table:table-cell>
          <table:table-cell table:style-name="ce8" table:formula="of:=ABS(LEFT([.D522] ;LEN([.D522])-6))" office:value-type="float" office:value="23">
            <text:p>23</text:p>
          </table:table-cell>
          <table:table-cell table:formula="of:=PROPER(RIGHT([.C522];LEN([.C522])-SEARCH(&quot; &quot;;[.C522])))" office:value-type="string" office:string-value="Mötley Crüe">
            <text:p>Mötley Crü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JMNYc5voYZyM-LViXOhinRnWIyt7ZNAU</text:p>
          </table:table-cell>
          <table:table-cell office:value-type="string">
            <text:p>https://lh3.googleusercontent.com/ttp4UllZSGCk2S71UIEvAcyBz3B6f3povTs4drPS-XTEVRiVWwP8fv9DVtuUpOrvtXeTimuWTFx25eA=w60-h60-l90-rj</text:p>
          </table:table-cell>
          <table:table-cell office:value-type="string">
            <text:p>Presenting Motörhead</text:p>
          </table:table-cell>
          <table:table-cell office:value-type="string">
            <text:p>30 songs</text:p>
          </table:table-cell>
          <table:table-cell table:formula="of:=RIGHT([.A523];LEN([.A523])-SEARCH(&quot;=&quot;;[.A523]))" office:value-type="string" office:string-value="RDCLAK5uy_mJMNYc5voYZyM-LViXOhinRnWIyt7ZNAU">
            <text:p>RDCLAK5uy_mJMNYc5voYZyM-LViXOhinRnWIyt7ZNAU</text:p>
          </table:table-cell>
          <table:table-cell table:style-name="ce8" table:formula="of:=ABS(LEFT([.D523] ;LEN([.D523])-6))" office:value-type="float" office:value="30">
            <text:p>30</text:p>
          </table:table-cell>
          <table:table-cell table:formula="of:=PROPER(RIGHT([.C523];LEN([.C523])-SEARCH(&quot; &quot;;[.C523])))" office:value-type="string" office:string-value="Motörhead">
            <text:p>Motörhea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JMNYc5voYZyM-LViXOhinRnWIyt7ZNAU</text:p>
          </table:table-cell>
          <table:table-cell table:style-name="Default" office:value-type="string">
            <text:p>https://lh3.googleusercontent.com/ttp4UllZSGCk2S71UIEvAcyBz3B6f3povTs4drPS-XTEVRiVWwP8fv9DVtuUpOrvtXeTimuWTFx25eA=w60-h60-l90-rj</text:p>
          </table:table-cell>
          <table:table-cell table:style-name="Default" office:value-type="string">
            <text:p>Presenting Motörhead</text:p>
          </table:table-cell>
          <table:table-cell table:style-name="Default" office:value-type="string">
            <text:p>30 songs</text:p>
          </table:table-cell>
          <table:table-cell table:formula="of:=RIGHT([.A524];LEN([.A524])-SEARCH(&quot;=&quot;;[.A524]))" office:value-type="string" office:string-value="RDCLAK5uy_mJMNYc5voYZyM-LViXOhinRnWIyt7ZNAU">
            <text:p>RDCLAK5uy_mJMNYc5voYZyM-LViXOhinRnWIyt7ZNAU</text:p>
          </table:table-cell>
          <table:table-cell table:style-name="ce8" table:formula="of:=ABS(LEFT([.D524] ;LEN([.D524])-6))" office:value-type="float" office:value="30">
            <text:p>30</text:p>
          </table:table-cell>
          <table:table-cell table:formula="of:=PROPER(RIGHT([.C524];LEN([.C524])-SEARCH(&quot; &quot;;[.C524])))" office:value-type="string" office:string-value="Motörhead">
            <text:p>Motörhea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EcgNqgJaGcYHtoujn4vaopNDqb7s1a0</text:p>
          </table:table-cell>
          <table:table-cell office:value-type="string">
            <text:p>https://lh3.googleusercontent.com/1lBUUdmrx8lQxFdZooaaQlDnRXGDcv5n0t-jqNY1pPEkLTqChBVYJmMB1gzdkU7fYfbe4Ke81eyMmXXm=w60-h60-l90-rj</text:p>
          </table:table-cell>
          <table:table-cell office:value-type="string">
            <text:p>Presenting Mozart</text:p>
          </table:table-cell>
          <table:table-cell office:value-type="string">
            <text:p>30 songs</text:p>
          </table:table-cell>
          <table:table-cell table:formula="of:=RIGHT([.A525];LEN([.A525])-SEARCH(&quot;=&quot;;[.A525]))" office:value-type="string" office:string-value="RDCLAK5uy_mcEcgNqgJaGcYHtoujn4vaopNDqb7s1a0">
            <text:p>RDCLAK5uy_mcEcgNqgJaGcYHtoujn4vaopNDqb7s1a0</text:p>
          </table:table-cell>
          <table:table-cell table:style-name="ce8" table:formula="of:=ABS(LEFT([.D525] ;LEN([.D525])-6))" office:value-type="float" office:value="30">
            <text:p>30</text:p>
          </table:table-cell>
          <table:table-cell table:formula="of:=PROPER(RIGHT([.C525];LEN([.C525])-SEARCH(&quot; &quot;;[.C525])))" office:value-type="string" office:string-value="Mozart">
            <text:p>Mozar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GsmqZY69zwGl1Z26nrwSY8bfKeilhSmY</text:p>
          </table:table-cell>
          <table:table-cell office:value-type="string">
            <text:p>https://lh3.googleusercontent.com/QhvYbbQTsWil2JNHao5nkGpmjOcBCMMB-vZyklPIYP8iNt0mdSq1Y8BK_bG6VC0vSIeBjb3A22McBw=w60-h60-l90-rj</text:p>
          </table:table-cell>
          <table:table-cell office:value-type="string">
            <text:p>Presenting Mrs. GREEN APPLE</text:p>
          </table:table-cell>
          <table:table-cell office:value-type="string">
            <text:p>40 songs</text:p>
          </table:table-cell>
          <table:table-cell table:formula="of:=RIGHT([.A526];LEN([.A526])-SEARCH(&quot;=&quot;;[.A526]))" office:value-type="string" office:string-value="RDCLAK5uy_nGsmqZY69zwGl1Z26nrwSY8bfKeilhSmY">
            <text:p>RDCLAK5uy_nGsmqZY69zwGl1Z26nrwSY8bfKeilhSmY</text:p>
          </table:table-cell>
          <table:table-cell table:style-name="ce8" table:formula="of:=ABS(LEFT([.D526] ;LEN([.D526])-6))" office:value-type="float" office:value="40">
            <text:p>40</text:p>
          </table:table-cell>
          <table:table-cell table:formula="of:=PROPER(RIGHT([.C526];LEN([.C526])-SEARCH(&quot; &quot;;[.C526])))" office:value-type="string" office:string-value="Mrs. Green Apple">
            <text:p>Mrs. Green App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XiwcB70Q2dGF363bV41UoKdcfv1HgBpo</text:p>
          </table:table-cell>
          <table:table-cell table:style-name="Default" office:value-type="string">
            <text:p>https://lh3.googleusercontent.com/EFhBYzJof8uDQ_BleN08Hhkkv10iwojwwem_MLKK2eLWrkHpaCue-AnJpSBvYlFlWG828QT56jPEsIE=w60-h60-l90-rj</text:p>
          </table:table-cell>
          <table:table-cell table:style-name="Default" office:value-type="string">
            <text:p>Presenting Ms Banks</text:p>
          </table:table-cell>
          <table:table-cell table:style-name="Default" office:value-type="string">
            <text:p>26 songs</text:p>
          </table:table-cell>
          <table:table-cell table:formula="of:=RIGHT([.A527];LEN([.A527])-SEARCH(&quot;=&quot;;[.A527]))" office:value-type="string" office:string-value="RDCLAK5uy_kXiwcB70Q2dGF363bV41UoKdcfv1HgBpo">
            <text:p>RDCLAK5uy_kXiwcB70Q2dGF363bV41UoKdcfv1HgBpo</text:p>
          </table:table-cell>
          <table:table-cell table:style-name="ce8" table:formula="of:=ABS(LEFT([.D527] ;LEN([.D527])-6))" office:value-type="float" office:value="26">
            <text:p>26</text:p>
          </table:table-cell>
          <table:table-cell table:formula="of:=PROPER(RIGHT([.C527];LEN([.C527])-SEARCH(&quot; &quot;;[.C527])))" office:value-type="string" office:string-value="Ms Banks">
            <text:p>Ms Bank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0ZpXg8fLu88erTKPiFuK7TqDnIA_hmEc</text:p>
          </table:table-cell>
          <table:table-cell table:style-name="Default" office:value-type="string">
            <text:p>https://lh3.googleusercontent.com/aZVxg-50DM3ScihxdaAeieyiCIvnCuHa8wSx_QB92wE1IFoRcN2t_H7lsTa9EefFOFZZgqzeDSDFiqE=w60-h60-l90-rj</text:p>
          </table:table-cell>
          <table:table-cell table:style-name="Default" office:value-type="string">
            <text:p>Presenting Murda</text:p>
          </table:table-cell>
          <table:table-cell table:style-name="Default" office:value-type="string">
            <text:p>15 songs</text:p>
          </table:table-cell>
          <table:table-cell table:formula="of:=RIGHT([.A528];LEN([.A528])-SEARCH(&quot;=&quot;;[.A528]))" office:value-type="string" office:string-value="RDCLAK5uy_k0ZpXg8fLu88erTKPiFuK7TqDnIA_hmEc">
            <text:p>RDCLAK5uy_k0ZpXg8fLu88erTKPiFuK7TqDnIA_hmEc</text:p>
          </table:table-cell>
          <table:table-cell table:style-name="ce8" table:formula="of:=ABS(LEFT([.D528] ;LEN([.D528])-6))" office:value-type="float" office:value="15">
            <text:p>15</text:p>
          </table:table-cell>
          <table:table-cell table:formula="of:=PROPER(RIGHT([.C528];LEN([.C528])-SEARCH(&quot; &quot;;[.C528])))" office:value-type="string" office:string-value="Murda">
            <text:p>Murd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aybxK2mfNjMBwE3HilwFDPsgDbQkhPsU</text:p>
          </table:table-cell>
          <table:table-cell office:value-type="string">
            <text:p>https://lh3.googleusercontent.com/35Gy1FIlT9Jeko3kHfv87xnAxVEI7I6oM9Tdj5I-mYgz9ElmOwTv5CZAeliSUqJzE0OuW67ud4L5O-w=w60-h60-l90-rj</text:p>
          </table:table-cell>
          <table:table-cell office:value-type="string">
            <text:p>Presenting Muse</text:p>
          </table:table-cell>
          <table:table-cell office:value-type="string">
            <text:p>30 songs</text:p>
          </table:table-cell>
          <table:table-cell table:formula="of:=RIGHT([.A529];LEN([.A529])-SEARCH(&quot;=&quot;;[.A529]))" office:value-type="string" office:string-value="RDCLAK5uy_naybxK2mfNjMBwE3HilwFDPsgDbQkhPsU">
            <text:p>RDCLAK5uy_naybxK2mfNjMBwE3HilwFDPsgDbQkhPsU</text:p>
          </table:table-cell>
          <table:table-cell table:style-name="ce8" table:formula="of:=ABS(LEFT([.D529] ;LEN([.D529])-6))" office:value-type="float" office:value="30">
            <text:p>30</text:p>
          </table:table-cell>
          <table:table-cell table:formula="of:=PROPER(RIGHT([.C529];LEN([.C529])-SEARCH(&quot; &quot;;[.C529])))" office:value-type="string" office:string-value="Muse">
            <text:p>Mus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ybxK2mfNjMBwE3HilwFDPsgDbQkhPsU</text:p>
          </table:table-cell>
          <table:table-cell table:style-name="Default" office:value-type="string">
            <text:p>https://lh3.googleusercontent.com/35Gy1FIlT9Jeko3kHfv87xnAxVEI7I6oM9Tdj5I-mYgz9ElmOwTv5CZAeliSUqJzE0OuW67ud4L5O-w=w60-h60-l90-rj</text:p>
          </table:table-cell>
          <table:table-cell table:style-name="Default" office:value-type="string">
            <text:p>Presenting Muse</text:p>
          </table:table-cell>
          <table:table-cell table:style-name="Default" office:value-type="string">
            <text:p>30 songs</text:p>
          </table:table-cell>
          <table:table-cell table:formula="of:=RIGHT([.A530];LEN([.A530])-SEARCH(&quot;=&quot;;[.A530]))" office:value-type="string" office:string-value="RDCLAK5uy_naybxK2mfNjMBwE3HilwFDPsgDbQkhPsU">
            <text:p>RDCLAK5uy_naybxK2mfNjMBwE3HilwFDPsgDbQkhPsU</text:p>
          </table:table-cell>
          <table:table-cell table:style-name="ce8" table:formula="of:=ABS(LEFT([.D530] ;LEN([.D530])-6))" office:value-type="float" office:value="30">
            <text:p>30</text:p>
          </table:table-cell>
          <table:table-cell table:formula="of:=PROPER(RIGHT([.C530];LEN([.C530])-SEARCH(&quot; &quot;;[.C530])))" office:value-type="string" office:string-value="Muse">
            <text:p>Mus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5KmPD4jIhYP-hV8QfFBiiVb6sHKBO4UY</text:p>
          </table:table-cell>
          <table:table-cell table:style-name="Default" office:value-type="string">
            <text:p>https://lh3.googleusercontent.com/_wGyIEcxjdVeeMTvuFi1PkvGnfwoc-59kt-3iNmHU3tkJ0atyD-jjv4Q14jbOJ5V9DS4C7h4OY6gDKQ=w60-h60-l90-rj</text:p>
          </table:table-cell>
          <table:table-cell table:style-name="Default" office:value-type="string">
            <text:p>Presenting Musiq Soulchild</text:p>
          </table:table-cell>
          <table:table-cell table:style-name="Default" office:value-type="string">
            <text:p>21 songs</text:p>
          </table:table-cell>
          <table:table-cell table:formula="of:=RIGHT([.A531];LEN([.A531])-SEARCH(&quot;=&quot;;[.A531]))" office:value-type="string" office:string-value="RDCLAK5uy_m5KmPD4jIhYP-hV8QfFBiiVb6sHKBO4UY">
            <text:p>RDCLAK5uy_m5KmPD4jIhYP-hV8QfFBiiVb6sHKBO4UY</text:p>
          </table:table-cell>
          <table:table-cell table:style-name="ce8" table:formula="of:=ABS(LEFT([.D531] ;LEN([.D531])-6))" office:value-type="float" office:value="21">
            <text:p>21</text:p>
          </table:table-cell>
          <table:table-cell table:formula="of:=PROPER(RIGHT([.C531];LEN([.C531])-SEARCH(&quot; &quot;;[.C531])))" office:value-type="string" office:string-value="Musiq Soulchild">
            <text:p>Musiq Soulchil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DsF8j0iLn8PZjIVGZhda42eTSfco2Svs</text:p>
          </table:table-cell>
          <table:table-cell office:value-type="string">
            <text:p>https://lh3.googleusercontent.com/Q3cuDiB9QFqPCQlxS2eCipElSlX00F6CzAkQ1AzodUkFUgtr6gBFHLIoqqlw4ViaP0djvGGcOqaBfA=w60-h60-l90-rj</text:p>
          </table:table-cell>
          <table:table-cell office:value-type="string">
            <text:p>Presenting My Chemical Romance</text:p>
          </table:table-cell>
          <table:table-cell office:value-type="string">
            <text:p>38 songs</text:p>
          </table:table-cell>
          <table:table-cell table:formula="of:=RIGHT([.A532];LEN([.A532])-SEARCH(&quot;=&quot;;[.A532]))" office:value-type="string" office:string-value="RDCLAK5uy_nDsF8j0iLn8PZjIVGZhda42eTSfco2Svs">
            <text:p>RDCLAK5uy_nDsF8j0iLn8PZjIVGZhda42eTSfco2Svs</text:p>
          </table:table-cell>
          <table:table-cell table:style-name="ce8" table:formula="of:=ABS(LEFT([.D532] ;LEN([.D532])-6))" office:value-type="float" office:value="38">
            <text:p>38</text:p>
          </table:table-cell>
          <table:table-cell table:formula="of:=PROPER(RIGHT([.C532];LEN([.C532])-SEARCH(&quot; &quot;;[.C532])))" office:value-type="string" office:string-value="My Chemical Romance">
            <text:p>My Chemical Romanc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DsF8j0iLn8PZjIVGZhda42eTSfco2Svs</text:p>
          </table:table-cell>
          <table:table-cell table:style-name="Default" office:value-type="string">
            <text:p>https://lh3.googleusercontent.com/Q3cuDiB9QFqPCQlxS2eCipElSlX00F6CzAkQ1AzodUkFUgtr6gBFHLIoqqlw4ViaP0djvGGcOqaBfA=w60-h60-l90-rj</text:p>
          </table:table-cell>
          <table:table-cell table:style-name="Default" office:value-type="string">
            <text:p>Presenting My Chemical Romance</text:p>
          </table:table-cell>
          <table:table-cell table:style-name="Default" office:value-type="string">
            <text:p>38 songs</text:p>
          </table:table-cell>
          <table:table-cell table:formula="of:=RIGHT([.A533];LEN([.A533])-SEARCH(&quot;=&quot;;[.A533]))" office:value-type="string" office:string-value="RDCLAK5uy_nDsF8j0iLn8PZjIVGZhda42eTSfco2Svs">
            <text:p>RDCLAK5uy_nDsF8j0iLn8PZjIVGZhda42eTSfco2Svs</text:p>
          </table:table-cell>
          <table:table-cell table:style-name="ce8" table:formula="of:=ABS(LEFT([.D533] ;LEN([.D533])-6))" office:value-type="float" office:value="38">
            <text:p>38</text:p>
          </table:table-cell>
          <table:table-cell table:formula="of:=PROPER(RIGHT([.C533];LEN([.C533])-SEARCH(&quot; &quot;;[.C533])))" office:value-type="string" office:string-value="My Chemical Romance">
            <text:p>My Chemical Romanc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venrIPHaSDKSar844pJryT9g8xzchvi0</text:p>
          </table:table-cell>
          <table:table-cell table:style-name="Default" office:value-type="string">
            <text:p>https://lh3.googleusercontent.com/e1Tcm3OJOyoq-uKJCKzNppCDehdjSVJqiBjowOfiF8yFU3jRLlPIPU_XGW3sy1RYPYkrgmn3MaTvfA=w60-h60-l90-rj</text:p>
          </table:table-cell>
          <table:table-cell table:style-name="Default" office:value-type="string">
            <text:p>Presenting Nadeem-Shravan</text:p>
          </table:table-cell>
          <table:table-cell table:style-name="Default" office:value-type="string">
            <text:p>50 songs</text:p>
          </table:table-cell>
          <table:table-cell table:formula="of:=RIGHT([.A534];LEN([.A534])-SEARCH(&quot;=&quot;;[.A534]))" office:value-type="string" office:string-value="RDCLAK5uy_mvenrIPHaSDKSar844pJryT9g8xzchvi0">
            <text:p>RDCLAK5uy_mvenrIPHaSDKSar844pJryT9g8xzchvi0</text:p>
          </table:table-cell>
          <table:table-cell table:style-name="ce8" table:formula="of:=ABS(LEFT([.D534] ;LEN([.D534])-6))" office:value-type="float" office:value="50">
            <text:p>50</text:p>
          </table:table-cell>
          <table:table-cell table:formula="of:=PROPER(RIGHT([.C534];LEN([.C534])-SEARCH(&quot; &quot;;[.C534])))" office:value-type="string" office:string-value="Nadeem-Shravan">
            <text:p>Nadeem-Shrav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BZr9px_KKR06l-UYR9k_EpDfYDVTlmE4</text:p>
          </table:table-cell>
          <table:table-cell table:style-name="Default" office:value-type="string">
            <text:p>https://lh3.googleusercontent.com/So88HoEVK4ixVTFoYnJTbMge8vAGx_UNFPsh2n-sg229BG4o2E27E_kPGwrwitnCIzAwlKkkTBPO4l4=w60-h60-l90-rj</text:p>
          </table:table-cell>
          <table:table-cell table:style-name="Default" office:value-type="string">
            <text:p>Presenting Nadin Amizah</text:p>
          </table:table-cell>
          <table:table-cell table:style-name="Default" office:value-type="string">
            <text:p>26 songs</text:p>
          </table:table-cell>
          <table:table-cell table:formula="of:=RIGHT([.A535];LEN([.A535])-SEARCH(&quot;=&quot;;[.A535]))" office:value-type="string" office:string-value="RDCLAK5uy_mBZr9px_KKR06l-UYR9k_EpDfYDVTlmE4">
            <text:p>RDCLAK5uy_mBZr9px_KKR06l-UYR9k_EpDfYDVTlmE4</text:p>
          </table:table-cell>
          <table:table-cell table:style-name="ce8" table:formula="of:=ABS(LEFT([.D535] ;LEN([.D535])-6))" office:value-type="float" office:value="26">
            <text:p>26</text:p>
          </table:table-cell>
          <table:table-cell table:formula="of:=PROPER(RIGHT([.C535];LEN([.C535])-SEARCH(&quot; &quot;;[.C535])))" office:value-type="string" office:string-value="Nadin Amizah">
            <text:p>Nadin Amiza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4_dUgEnc28lzzr4Ek81d9ltqxLskit54</text:p>
          </table:table-cell>
          <table:table-cell table:style-name="Default" office:value-type="string">
            <text:p>https://lh3.googleusercontent.com/DqJT28S0AWpdxLHK8YAImZcAvOKJBOiaxG2Xqk4oeAVjbVYg3oXtpSNZrSb-dFcx-g4JxKTc01jI2A=w60-h60-l90-rj</text:p>
          </table:table-cell>
          <table:table-cell table:style-name="Default" office:value-type="string">
            <text:p>Presenting Naezy</text:p>
          </table:table-cell>
          <table:table-cell table:style-name="Default" office:value-type="string">
            <text:p>46 songs</text:p>
          </table:table-cell>
          <table:table-cell table:formula="of:=RIGHT([.A536];LEN([.A536])-SEARCH(&quot;=&quot;;[.A536]))" office:value-type="string" office:string-value="RDCLAK5uy_n4_dUgEnc28lzzr4Ek81d9ltqxLskit54">
            <text:p>RDCLAK5uy_n4_dUgEnc28lzzr4Ek81d9ltqxLskit54</text:p>
          </table:table-cell>
          <table:table-cell table:style-name="ce8" table:formula="of:=ABS(LEFT([.D536] ;LEN([.D536])-6))" office:value-type="float" office:value="46">
            <text:p>46</text:p>
          </table:table-cell>
          <table:table-cell table:formula="of:=PROPER(RIGHT([.C536];LEN([.C536])-SEARCH(&quot; &quot;;[.C536])))" office:value-type="string" office:string-value="Naezy">
            <text:p>Naez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EotcfiXs-dDbrlks5y-tuUA_yZ6OpAJY</text:p>
          </table:table-cell>
          <table:table-cell office:value-type="string">
            <text:p>https://lh3.googleusercontent.com/WWr5PtmmZI73EQLXZPDo3sRiACb8iUFqpo3q_rMzd4FwEOIfoVyDZhv-gd3WUNok_AedlQUPkSTFVg=w60-h60-l90-rj</text:p>
          </table:table-cell>
          <table:table-cell office:value-type="string">
            <text:p>Presenting Nani</text:p>
          </table:table-cell>
          <table:table-cell office:value-type="string">
            <text:p>32 songs</text:p>
          </table:table-cell>
          <table:table-cell table:formula="of:=RIGHT([.A537];LEN([.A537])-SEARCH(&quot;=&quot;;[.A537]))" office:value-type="string" office:string-value="RDCLAK5uy_lEotcfiXs-dDbrlks5y-tuUA_yZ6OpAJY">
            <text:p>RDCLAK5uy_lEotcfiXs-dDbrlks5y-tuUA_yZ6OpAJY</text:p>
          </table:table-cell>
          <table:table-cell table:style-name="ce8" table:formula="of:=ABS(LEFT([.D537] ;LEN([.D537])-6))" office:value-type="float" office:value="32">
            <text:p>32</text:p>
          </table:table-cell>
          <table:table-cell table:formula="of:=PROPER(RIGHT([.C537];LEN([.C537])-SEARCH(&quot; &quot;;[.C537])))" office:value-type="string" office:string-value="Nani">
            <text:p>Na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JZpaXLLqdeHTbDGkNLPsw6xr1jt326PQ</text:p>
          </table:table-cell>
          <table:table-cell office:value-type="string">
            <text:p>https://lh3.googleusercontent.com/BPnN7F2fqpkQxS0rZoHe8VCDcZ1aJuFPLGlwjDnRdMmP3q4ha6aNMowo3HBVjmmO-KdFibtzBrBEaW4G=w60-h60-l90-rj</text:p>
          </table:table-cell>
          <table:table-cell office:value-type="string">
            <text:p>Presenting Naoki Sanada</text:p>
          </table:table-cell>
          <table:table-cell office:value-type="string">
            <text:p>17 songs</text:p>
          </table:table-cell>
          <table:table-cell table:formula="of:=RIGHT([.A538];LEN([.A538])-SEARCH(&quot;=&quot;;[.A538]))" office:value-type="string" office:string-value="RDCLAK5uy_mJZpaXLLqdeHTbDGkNLPsw6xr1jt326PQ">
            <text:p>RDCLAK5uy_mJZpaXLLqdeHTbDGkNLPsw6xr1jt326PQ</text:p>
          </table:table-cell>
          <table:table-cell table:style-name="ce8" table:formula="of:=ABS(LEFT([.D538] ;LEN([.D538])-6))" office:value-type="float" office:value="17">
            <text:p>17</text:p>
          </table:table-cell>
          <table:table-cell table:formula="of:=PROPER(RIGHT([.C538];LEN([.C538])-SEARCH(&quot; &quot;;[.C538])))" office:value-type="string" office:string-value="Naoki Sanada">
            <text:p>Naoki Sanad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wruCdbY6wUiO26tT0H-EExPoPR5rRlxA</text:p>
          </table:table-cell>
          <table:table-cell table:style-name="Default" office:value-type="string">
            <text:p>https://lh3.googleusercontent.com/XvmTZZAm3yDjUru-uJF0FhZi4VM9cGw5GZa7JzsTNYyvCOU1fW2PYOVto1uYuRpRKOemQ3HC2g_jssU=w60-h60-l90-rj</text:p>
          </table:table-cell>
          <table:table-cell table:style-name="Default" office:value-type="string">
            <text:p>Presenting Naps</text:p>
          </table:table-cell>
          <table:table-cell table:style-name="Default" office:value-type="string">
            <text:p>30 songs</text:p>
          </table:table-cell>
          <table:table-cell table:formula="of:=RIGHT([.A539];LEN([.A539])-SEARCH(&quot;=&quot;;[.A539]))" office:value-type="string" office:string-value="RDCLAK5uy_lwruCdbY6wUiO26tT0H-EExPoPR5rRlxA">
            <text:p>RDCLAK5uy_lwruCdbY6wUiO26tT0H-EExPoPR5rRlxA</text:p>
          </table:table-cell>
          <table:table-cell table:style-name="ce8" table:formula="of:=ABS(LEFT([.D539] ;LEN([.D539])-6))" office:value-type="float" office:value="30">
            <text:p>30</text:p>
          </table:table-cell>
          <table:table-cell table:formula="of:=PROPER(RIGHT([.C539];LEN([.C539])-SEARCH(&quot; &quot;;[.C539])))" office:value-type="string" office:string-value="Naps">
            <text:p>Nap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00hD15gcxhEBEd9akbqGhEhU9hsxENpw</text:p>
          </table:table-cell>
          <table:table-cell office:value-type="string">
            <text:p>https://lh3.googleusercontent.com/n_cOqzW0OqCSU5RPx_GCm2Wg165dpXN48zeLdg9_JoMbnvL7az_tnKlfD-QuUPBXve07KadlkBJnmQ=w60-h60-l90-rj</text:p>
          </table:table-cell>
          <table:table-cell office:value-type="string">
            <text:p>Presenting Nas</text:p>
          </table:table-cell>
          <table:table-cell office:value-type="string">
            <text:p>32 songs</text:p>
          </table:table-cell>
          <table:table-cell table:formula="of:=RIGHT([.A540];LEN([.A540])-SEARCH(&quot;=&quot;;[.A540]))" office:value-type="string" office:string-value="RDCLAK5uy_m00hD15gcxhEBEd9akbqGhEhU9hsxENpw">
            <text:p>RDCLAK5uy_m00hD15gcxhEBEd9akbqGhEhU9hsxENpw</text:p>
          </table:table-cell>
          <table:table-cell table:style-name="ce8" table:formula="of:=ABS(LEFT([.D540] ;LEN([.D540])-6))" office:value-type="float" office:value="32">
            <text:p>32</text:p>
          </table:table-cell>
          <table:table-cell table:formula="of:=PROPER(RIGHT([.C540];LEN([.C540])-SEARCH(&quot; &quot;;[.C540])))" office:value-type="string" office:string-value="Nas">
            <text:p>Na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nZsrWkm73xhbJ0qQ50je73gfFzTLyPnU</text:p>
          </table:table-cell>
          <table:table-cell office:value-type="string">
            <text:p>https://lh3.googleusercontent.com/18sme-Nzt2nVUsF-B-nwDNn2wv7X-hrF-A0KyHrdtlVGTzhC0V7lcvj6sdUM7iaAel4qKuOoLFfq=w60-h60-l90-rj</text:p>
          </table:table-cell>
          <table:table-cell office:value-type="string">
            <text:p>Presenting Natiruts</text:p>
          </table:table-cell>
          <table:table-cell office:value-type="string">
            <text:p>50 songs</text:p>
          </table:table-cell>
          <table:table-cell table:formula="of:=RIGHT([.A541];LEN([.A541])-SEARCH(&quot;=&quot;;[.A541]))" office:value-type="string" office:string-value="RDCLAK5uy_mnZsrWkm73xhbJ0qQ50je73gfFzTLyPnU">
            <text:p>RDCLAK5uy_mnZsrWkm73xhbJ0qQ50je73gfFzTLyPnU</text:p>
          </table:table-cell>
          <table:table-cell table:style-name="ce8" table:formula="of:=ABS(LEFT([.D541] ;LEN([.D541])-6))" office:value-type="float" office:value="50">
            <text:p>50</text:p>
          </table:table-cell>
          <table:table-cell table:formula="of:=PROPER(RIGHT([.C541];LEN([.C541])-SEARCH(&quot; &quot;;[.C541])))" office:value-type="string" office:string-value="Natiruts">
            <text:p>Natirut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YlU0kyeWsRxpu2pjWiOMl_XWFRdjKyEw</text:p>
          </table:table-cell>
          <table:table-cell table:style-name="Default" office:value-type="string">
            <text:p>https://lh3.googleusercontent.com/0WSgwKuku6wSa1ROr4RPDl2IEdW7SSr-zlFD1Z0CWvmr2QucoD1X5phrtA_j0jnjFvpmtKYhtBxMk3o=w60-h60-l90-rj</text:p>
          </table:table-cell>
          <table:table-cell table:style-name="Default" office:value-type="string">
            <text:p>Presenting NAV</text:p>
          </table:table-cell>
          <table:table-cell table:style-name="Default" office:value-type="string">
            <text:p>30 songs</text:p>
          </table:table-cell>
          <table:table-cell table:formula="of:=RIGHT([.A542];LEN([.A542])-SEARCH(&quot;=&quot;;[.A542]))" office:value-type="string" office:string-value="RDCLAK5uy_kYlU0kyeWsRxpu2pjWiOMl_XWFRdjKyEw">
            <text:p>RDCLAK5uy_kYlU0kyeWsRxpu2pjWiOMl_XWFRdjKyEw</text:p>
          </table:table-cell>
          <table:table-cell table:style-name="ce8" table:formula="of:=ABS(LEFT([.D542] ;LEN([.D542])-6))" office:value-type="float" office:value="30">
            <text:p>30</text:p>
          </table:table-cell>
          <table:table-cell table:formula="of:=PROPER(RIGHT([.C542];LEN([.C542])-SEARCH(&quot; &quot;;[.C542])))" office:value-type="string" office:string-value="Nav">
            <text:p>Nav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PxBwlw25FC4uwumcQr-m7gUI6se6bYOQ</text:p>
          </table:table-cell>
          <table:table-cell office:value-type="string">
            <text:p>https://lh3.googleusercontent.com/5yG8MvNYbQ0GuQMhGKapYXLL738Kgp-puD9fjzFGDGJt5ePg7p3ecZpeUXfbSgXI3IMl9_b8HFiqCQ=w60-h60-l90-rj</text:p>
          </table:table-cell>
          <table:table-cell office:value-type="string">
            <text:p>Presenting NCT DREAM</text:p>
          </table:table-cell>
          <table:table-cell office:value-type="string">
            <text:p>81 songs</text:p>
          </table:table-cell>
          <table:table-cell table:formula="of:=RIGHT([.A543];LEN([.A543])-SEARCH(&quot;=&quot;;[.A543]))" office:value-type="string" office:string-value="RDCLAK5uy_kPxBwlw25FC4uwumcQr-m7gUI6se6bYOQ">
            <text:p>RDCLAK5uy_kPxBwlw25FC4uwumcQr-m7gUI6se6bYOQ</text:p>
          </table:table-cell>
          <table:table-cell table:style-name="ce8" table:formula="of:=ABS(LEFT([.D543] ;LEN([.D543])-6))" office:value-type="float" office:value="81">
            <text:p>81</text:p>
          </table:table-cell>
          <table:table-cell table:formula="of:=PROPER(RIGHT([.C543];LEN([.C543])-SEARCH(&quot; &quot;;[.C543])))" office:value-type="string" office:string-value="Nct Dream">
            <text:p>Nct Dre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r-AWo_6Ex1TjaS7SczwT8jvy2Yl7tGKE</text:p>
          </table:table-cell>
          <table:table-cell office:value-type="string">
            <text:p>https://lh3.googleusercontent.com/1Bzn-L_vAajRrNg3HsxMz_RhzjYJXQsUBsQgNXMWMfO5ga4HxieT5X4n11CLmQX49OyHU0aP85GcXMw=w60-h60-l90-rj</text:p>
          </table:table-cell>
          <table:table-cell office:value-type="string">
            <text:p>Presenting Neil Young</text:p>
          </table:table-cell>
          <table:table-cell office:value-type="string">
            <text:p>44 songs</text:p>
          </table:table-cell>
          <table:table-cell table:formula="of:=RIGHT([.A544];LEN([.A544])-SEARCH(&quot;=&quot;;[.A544]))" office:value-type="string" office:string-value="RDCLAK5uy_nr-AWo_6Ex1TjaS7SczwT8jvy2Yl7tGKE">
            <text:p>RDCLAK5uy_nr-AWo_6Ex1TjaS7SczwT8jvy2Yl7tGKE</text:p>
          </table:table-cell>
          <table:table-cell table:style-name="ce8" table:formula="of:=ABS(LEFT([.D544] ;LEN([.D544])-6))" office:value-type="float" office:value="44">
            <text:p>44</text:p>
          </table:table-cell>
          <table:table-cell table:formula="of:=PROPER(RIGHT([.C544];LEN([.C544])-SEARCH(&quot; &quot;;[.C544])))" office:value-type="string" office:string-value="Neil Young">
            <text:p>Neil Young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nYwp-KY0mpczaULGCpV6LQTD0w5fVv7Y</text:p>
          </table:table-cell>
          <table:table-cell office:value-type="string">
            <text:p>https://lh3.googleusercontent.com/u-Y5_prY1LJFvwm1TqyyEOgm3COhj3kWaRMtGCs7gDL5NBiFr2v-1UUqQ4MTeAqVt1tc__3Hkl6lPMM=w60-h60-l90-rj</text:p>
          </table:table-cell>
          <table:table-cell office:value-type="string">
            <text:p>Presenting Nelly</text:p>
          </table:table-cell>
          <table:table-cell office:value-type="string">
            <text:p>33 songs</text:p>
          </table:table-cell>
          <table:table-cell table:formula="of:=RIGHT([.A545];LEN([.A545])-SEARCH(&quot;=&quot;;[.A545]))" office:value-type="string" office:string-value="RDCLAK5uy_nnYwp-KY0mpczaULGCpV6LQTD0w5fVv7Y">
            <text:p>RDCLAK5uy_nnYwp-KY0mpczaULGCpV6LQTD0w5fVv7Y</text:p>
          </table:table-cell>
          <table:table-cell table:style-name="ce8" table:formula="of:=ABS(LEFT([.D545] ;LEN([.D545])-6))" office:value-type="float" office:value="33">
            <text:p>33</text:p>
          </table:table-cell>
          <table:table-cell table:formula="of:=PROPER(RIGHT([.C545];LEN([.C545])-SEARCH(&quot; &quot;;[.C545])))" office:value-type="string" office:string-value="Nelly">
            <text:p>Nell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WBeziQVuUMly1swT96vfGMzDmF6M1XM</text:p>
          </table:table-cell>
          <table:table-cell office:value-type="string">
            <text:p>https://lh3.googleusercontent.com/Jj6At8frVPA90wJILysRTYcQ3Iuu_EqiDoOXwDzcEMcVQiq5CCB9xgWpTuZB98XsuuKTwJjou_S3mcGB=w60-h60-l90-rj</text:p>
          </table:table-cell>
          <table:table-cell office:value-type="string">
            <text:p>Presenting NewJeans</text:p>
          </table:table-cell>
          <table:table-cell office:value-type="string">
            <text:p>29 songs</text:p>
          </table:table-cell>
          <table:table-cell table:formula="of:=RIGHT([.A546];LEN([.A546])-SEARCH(&quot;=&quot;;[.A546]))" office:value-type="string" office:string-value="RDCLAK5uy_mEWBeziQVuUMly1swT96vfGMzDmF6M1XM">
            <text:p>RDCLAK5uy_mEWBeziQVuUMly1swT96vfGMzDmF6M1XM</text:p>
          </table:table-cell>
          <table:table-cell table:style-name="ce8" table:formula="of:=ABS(LEFT([.D546] ;LEN([.D546])-6))" office:value-type="float" office:value="29">
            <text:p>29</text:p>
          </table:table-cell>
          <table:table-cell table:formula="of:=PROPER(RIGHT([.C546];LEN([.C546])-SEARCH(&quot; &quot;;[.C546])))" office:value-type="string" office:string-value="Newjeans">
            <text:p>Newjean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wM3ShZWwmJitZKUIf5skfn8hw5AXfzxQ</text:p>
          </table:table-cell>
          <table:table-cell office:value-type="string">
            <text:p>https://lh3.googleusercontent.com/24h633UYiderahUXp2W_duLdBboCOHgxbH9MneyEd0i4ythu48WH9uMPQaDiGN5JaNrm-M5HS40w1A=w60-h60-l90-rj</text:p>
          </table:table-cell>
          <table:table-cell office:value-type="string">
            <text:p>Presenting NF</text:p>
          </table:table-cell>
          <table:table-cell office:value-type="string">
            <text:p>31 songs</text:p>
          </table:table-cell>
          <table:table-cell table:formula="of:=RIGHT([.A547];LEN([.A547])-SEARCH(&quot;=&quot;;[.A547]))" office:value-type="string" office:string-value="RDCLAK5uy_lwM3ShZWwmJitZKUIf5skfn8hw5AXfzxQ">
            <text:p>RDCLAK5uy_lwM3ShZWwmJitZKUIf5skfn8hw5AXfzxQ</text:p>
          </table:table-cell>
          <table:table-cell table:style-name="ce8" table:formula="of:=ABS(LEFT([.D547] ;LEN([.D547])-6))" office:value-type="float" office:value="31">
            <text:p>31</text:p>
          </table:table-cell>
          <table:table-cell table:formula="of:=PROPER(RIGHT([.C547];LEN([.C547])-SEARCH(&quot; &quot;;[.C547])))" office:value-type="string" office:string-value="Nf">
            <text:p>Nf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wM3ShZWwmJitZKUIf5skfn8hw5AXfzxQ</text:p>
          </table:table-cell>
          <table:table-cell table:style-name="Default" office:value-type="string">
            <text:p>https://lh3.googleusercontent.com/24h633UYiderahUXp2W_duLdBboCOHgxbH9MneyEd0i4ythu48WH9uMPQaDiGN5JaNrm-M5HS40w1A=w60-h60-l90-rj</text:p>
          </table:table-cell>
          <table:table-cell table:style-name="Default" office:value-type="string">
            <text:p>Presenting NF</text:p>
          </table:table-cell>
          <table:table-cell table:style-name="Default" office:value-type="string">
            <text:p>31 songs</text:p>
          </table:table-cell>
          <table:table-cell table:formula="of:=RIGHT([.A548];LEN([.A548])-SEARCH(&quot;=&quot;;[.A548]))" office:value-type="string" office:string-value="RDCLAK5uy_lwM3ShZWwmJitZKUIf5skfn8hw5AXfzxQ">
            <text:p>RDCLAK5uy_lwM3ShZWwmJitZKUIf5skfn8hw5AXfzxQ</text:p>
          </table:table-cell>
          <table:table-cell table:style-name="ce8" table:formula="of:=ABS(LEFT([.D548] ;LEN([.D548])-6))" office:value-type="float" office:value="31">
            <text:p>31</text:p>
          </table:table-cell>
          <table:table-cell table:formula="of:=PROPER(RIGHT([.C548];LEN([.C548])-SEARCH(&quot; &quot;;[.C548])))" office:value-type="string" office:string-value="Nf">
            <text:p>Nf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f3sqg6qzNjzXAWsvkQPpJj40-54FG-M0</text:p>
          </table:table-cell>
          <table:table-cell office:value-type="string">
            <text:p>https://lh3.googleusercontent.com/vn3VK3Jzj4KBKfUMO-dyoM0tJOqgPd-rZF1cKg2bFO1DAm91aVNYFtDKoJkV-b-55hORpM5mbmUUxW0=w60-h60-l90-rj</text:p>
          </table:table-cell>
          <table:table-cell office:value-type="string">
            <text:p>Presenting Nickelback</text:p>
          </table:table-cell>
          <table:table-cell office:value-type="string">
            <text:p>37 songs</text:p>
          </table:table-cell>
          <table:table-cell table:formula="of:=RIGHT([.A549];LEN([.A549])-SEARCH(&quot;=&quot;;[.A549]))" office:value-type="string" office:string-value="RDCLAK5uy_nf3sqg6qzNjzXAWsvkQPpJj40-54FG-M0">
            <text:p>RDCLAK5uy_nf3sqg6qzNjzXAWsvkQPpJj40-54FG-M0</text:p>
          </table:table-cell>
          <table:table-cell table:style-name="ce8" table:formula="of:=ABS(LEFT([.D549] ;LEN([.D549])-6))" office:value-type="float" office:value="37">
            <text:p>37</text:p>
          </table:table-cell>
          <table:table-cell table:formula="of:=PROPER(RIGHT([.C549];LEN([.C549])-SEARCH(&quot; &quot;;[.C549])))" office:value-type="string" office:string-value="Nickelback">
            <text:p>Nickelbac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f3sqg6qzNjzXAWsvkQPpJj40-54FG-M0</text:p>
          </table:table-cell>
          <table:table-cell table:style-name="Default" office:value-type="string">
            <text:p>https://lh3.googleusercontent.com/vn3VK3Jzj4KBKfUMO-dyoM0tJOqgPd-rZF1cKg2bFO1DAm91aVNYFtDKoJkV-b-55hORpM5mbmUUxW0=w60-h60-l90-rj</text:p>
          </table:table-cell>
          <table:table-cell table:style-name="Default" office:value-type="string">
            <text:p>Presenting Nickelback</text:p>
          </table:table-cell>
          <table:table-cell table:style-name="Default" office:value-type="string">
            <text:p>37 songs</text:p>
          </table:table-cell>
          <table:table-cell table:formula="of:=RIGHT([.A550];LEN([.A550])-SEARCH(&quot;=&quot;;[.A550]))" office:value-type="string" office:string-value="RDCLAK5uy_nf3sqg6qzNjzXAWsvkQPpJj40-54FG-M0">
            <text:p>RDCLAK5uy_nf3sqg6qzNjzXAWsvkQPpJj40-54FG-M0</text:p>
          </table:table-cell>
          <table:table-cell table:style-name="ce8" table:formula="of:=ABS(LEFT([.D550] ;LEN([.D550])-6))" office:value-type="float" office:value="37">
            <text:p>37</text:p>
          </table:table-cell>
          <table:table-cell table:formula="of:=PROPER(RIGHT([.C550];LEN([.C550])-SEARCH(&quot; &quot;;[.C550])))" office:value-type="string" office:string-value="Nickelback">
            <text:p>Nickelback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1tbUKLMKNlVUmvBnJzcdxbmTV5SJ32Fo</text:p>
          </table:table-cell>
          <table:table-cell table:style-name="Default" office:value-type="string">
            <text:p>https://lh3.googleusercontent.com/dYI1KJmHhOgjmUVLGtR66TnGIq6fV-pm7sB59OMGB0Kkb-XY2xGZH5sZBqnt-IAjcKXVfLhr_BTRiQ=w60-h60-l90-rj</text:p>
          </table:table-cell>
          <table:table-cell table:style-name="Default" office:value-type="string">
            <text:p>Presenting Nicki Minaj</text:p>
          </table:table-cell>
          <table:table-cell table:style-name="Default" office:value-type="string">
            <text:p>62 songs</text:p>
          </table:table-cell>
          <table:table-cell table:formula="of:=RIGHT([.A551];LEN([.A551])-SEARCH(&quot;=&quot;;[.A551]))" office:value-type="string" office:string-value="RDCLAK5uy_k1tbUKLMKNlVUmvBnJzcdxbmTV5SJ32Fo">
            <text:p>RDCLAK5uy_k1tbUKLMKNlVUmvBnJzcdxbmTV5SJ32Fo</text:p>
          </table:table-cell>
          <table:table-cell table:style-name="ce8" table:formula="of:=ABS(LEFT([.D551] ;LEN([.D551])-6))" office:value-type="float" office:value="62">
            <text:p>62</text:p>
          </table:table-cell>
          <table:table-cell table:formula="of:=PROPER(RIGHT([.C551];LEN([.C551])-SEARCH(&quot; &quot;;[.C551])))" office:value-type="string" office:string-value="Nicki Minaj">
            <text:p>Nicki Minaj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IZfctnj7Tbg8f2705nd56UgJ8_zC73A</text:p>
          </table:table-cell>
          <table:table-cell table:style-name="Default" office:value-type="string">
            <text:p>https://lh3.googleusercontent.com/QMUxB_cOTsZrAozSIpEIORWU36q5fkuVnAVSI6xK3-uYjDSsY8fn-56C4CCx66Bknp3Asrgz4i2iabU=w60-h60-l90-rj</text:p>
          </table:table-cell>
          <table:table-cell table:style-name="Default" office:value-type="string">
            <text:p>Presenting Nike Ardilla</text:p>
          </table:table-cell>
          <table:table-cell table:style-name="Default" office:value-type="string">
            <text:p>26 songs</text:p>
          </table:table-cell>
          <table:table-cell table:formula="of:=RIGHT([.A552];LEN([.A552])-SEARCH(&quot;=&quot;;[.A552]))" office:value-type="string" office:string-value="RDCLAK5uy_klIZfctnj7Tbg8f2705nd56UgJ8_zC73A">
            <text:p>RDCLAK5uy_klIZfctnj7Tbg8f2705nd56UgJ8_zC73A</text:p>
          </table:table-cell>
          <table:table-cell table:style-name="ce8" table:formula="of:=ABS(LEFT([.D552] ;LEN([.D552])-6))" office:value-type="float" office:value="26">
            <text:p>26</text:p>
          </table:table-cell>
          <table:table-cell table:formula="of:=PROPER(RIGHT([.C552];LEN([.C552])-SEARCH(&quot; &quot;;[.C552])))" office:value-type="string" office:string-value="Nike Ardilla">
            <text:p>Nike Ardil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If9tI8rDfsEjZk-wJ6Sr49nmDMYRPurI</text:p>
          </table:table-cell>
          <table:table-cell table:style-name="Default" office:value-type="string">
            <text:p>https://lh3.googleusercontent.com/iQqsKkj-NHcmuol-kvTOyHP6-DyBu_nr0SHiZlA9Z2wZNyFs7JZ7L6ruoVxp7DZpbrfMWQ-5MgiSKWjT=w60-h60-l90-rj</text:p>
          </table:table-cell>
          <table:table-cell table:style-name="Default" office:value-type="string">
            <text:p>Presenting Nikhil D'Souza</text:p>
          </table:table-cell>
          <table:table-cell table:style-name="Default" office:value-type="string">
            <text:p>34 songs</text:p>
          </table:table-cell>
          <table:table-cell table:formula="of:=RIGHT([.A553];LEN([.A553])-SEARCH(&quot;=&quot;;[.A553]))" office:value-type="string" office:string-value="RDCLAK5uy_nIf9tI8rDfsEjZk-wJ6Sr49nmDMYRPurI">
            <text:p>RDCLAK5uy_nIf9tI8rDfsEjZk-wJ6Sr49nmDMYRPurI</text:p>
          </table:table-cell>
          <table:table-cell table:style-name="ce8" table:formula="of:=ABS(LEFT([.D553] ;LEN([.D553])-6))" office:value-type="float" office:value="34">
            <text:p>34</text:p>
          </table:table-cell>
          <table:table-cell table:formula="of:=PROPER(RIGHT([.C553];LEN([.C553])-SEARCH(&quot; &quot;;[.C553])))" office:value-type="string" office:string-value="Nikhil D'Souza">
            <text:p>Nikhil D'Souz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4QVxpvvu0W5-qREsC4khLifAnkFD1YEE</text:p>
          </table:table-cell>
          <table:table-cell office:value-type="string">
            <text:p>https://lh3.googleusercontent.com/fdwyN0C3Zq4iv4qJjGBeX81HsLddbl3npLngj4kGecN5IAEcTWwqm_GlTKsPQLnP03SBOvJ6X4t-lA=w60-h60-l90-rj</text:p>
          </table:table-cell>
          <table:table-cell office:value-type="string">
            <text:p>Presenting NIKI</text:p>
          </table:table-cell>
          <table:table-cell office:value-type="string">
            <text:p>26 songs</text:p>
          </table:table-cell>
          <table:table-cell table:formula="of:=RIGHT([.A554];LEN([.A554])-SEARCH(&quot;=&quot;;[.A554]))" office:value-type="string" office:string-value="RDCLAK5uy_m4QVxpvvu0W5-qREsC4khLifAnkFD1YEE">
            <text:p>RDCLAK5uy_m4QVxpvvu0W5-qREsC4khLifAnkFD1YEE</text:p>
          </table:table-cell>
          <table:table-cell table:style-name="ce8" table:formula="of:=ABS(LEFT([.D554] ;LEN([.D554])-6))" office:value-type="float" office:value="26">
            <text:p>26</text:p>
          </table:table-cell>
          <table:table-cell table:formula="of:=PROPER(RIGHT([.C554];LEN([.C554])-SEARCH(&quot; &quot;;[.C554])))" office:value-type="string" office:string-value="Niki">
            <text:p>Nik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4QVxpvvu0W5-qREsC4khLifAnkFD1YEE</text:p>
          </table:table-cell>
          <table:table-cell table:style-name="Default" office:value-type="string">
            <text:p>https://lh3.googleusercontent.com/fdwyN0C3Zq4iv4qJjGBeX81HsLddbl3npLngj4kGecN5IAEcTWwqm_GlTKsPQLnP03SBOvJ6X4t-lA=w60-h60-l90-rj</text:p>
          </table:table-cell>
          <table:table-cell table:style-name="Default" office:value-type="string">
            <text:p>Presenting NIKI</text:p>
          </table:table-cell>
          <table:table-cell table:style-name="Default" office:value-type="string">
            <text:p>26 songs</text:p>
          </table:table-cell>
          <table:table-cell table:formula="of:=RIGHT([.A555];LEN([.A555])-SEARCH(&quot;=&quot;;[.A555]))" office:value-type="string" office:string-value="RDCLAK5uy_m4QVxpvvu0W5-qREsC4khLifAnkFD1YEE">
            <text:p>RDCLAK5uy_m4QVxpvvu0W5-qREsC4khLifAnkFD1YEE</text:p>
          </table:table-cell>
          <table:table-cell table:style-name="ce8" table:formula="of:=ABS(LEFT([.D555] ;LEN([.D555])-6))" office:value-type="float" office:value="26">
            <text:p>26</text:p>
          </table:table-cell>
          <table:table-cell table:formula="of:=PROPER(RIGHT([.C555];LEN([.C555])-SEARCH(&quot; &quot;;[.C555])))" office:value-type="string" office:string-value="Niki">
            <text:p>Niki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ZP1ABX6gFMq-lbxvyJyLeXYlaFqORSWY</text:p>
          </table:table-cell>
          <table:table-cell office:value-type="string">
            <text:p>https://lh3.googleusercontent.com/wErZc2LkpGBCwetgvwUfVjgmydf8DMnDHN2mgPt2PZfS75VHn_S2HT6VjlXBUv00RrzK9ZeV5Cql_o-B=w60-h60-l90-rj</text:p>
          </table:table-cell>
          <table:table-cell office:value-type="string">
            <text:p>Presenting Nine Inch Nails</text:p>
          </table:table-cell>
          <table:table-cell office:value-type="string">
            <text:p>49 songs</text:p>
          </table:table-cell>
          <table:table-cell table:formula="of:=RIGHT([.A556];LEN([.A556])-SEARCH(&quot;=&quot;;[.A556]))" office:value-type="string" office:string-value="RDCLAK5uy_nZP1ABX6gFMq-lbxvyJyLeXYlaFqORSWY">
            <text:p>RDCLAK5uy_nZP1ABX6gFMq-lbxvyJyLeXYlaFqORSWY</text:p>
          </table:table-cell>
          <table:table-cell table:style-name="ce8" table:formula="of:=ABS(LEFT([.D556] ;LEN([.D556])-6))" office:value-type="float" office:value="49">
            <text:p>49</text:p>
          </table:table-cell>
          <table:table-cell table:formula="of:=PROPER(RIGHT([.C556];LEN([.C556])-SEARCH(&quot; &quot;;[.C556])))" office:value-type="string" office:string-value="Nine Inch Nails">
            <text:p>Nine Inch Nail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bt217EPf6nq4ZkNrgFACBwiR55LKHpwc</text:p>
          </table:table-cell>
          <table:table-cell table:style-name="Default" office:value-type="string">
            <text:p>https://lh3.googleusercontent.com/Ux4cK4j4Gf6e4_uUnGwvIaU00TpaxVJKcLKxejqbKdKJb5V8GppA8rges7a2i32nb4PIcbnz9WhIMCw=w60-h60-l90-rj</text:p>
          </table:table-cell>
          <table:table-cell table:style-name="Default" office:value-type="string">
            <text:p>Presenting Nines</text:p>
          </table:table-cell>
          <table:table-cell table:style-name="Default" office:value-type="string">
            <text:p>20 songs</text:p>
          </table:table-cell>
          <table:table-cell table:formula="of:=RIGHT([.A557];LEN([.A557])-SEARCH(&quot;=&quot;;[.A557]))" office:value-type="string" office:string-value="RDCLAK5uy_nbt217EPf6nq4ZkNrgFACBwiR55LKHpwc">
            <text:p>RDCLAK5uy_nbt217EPf6nq4ZkNrgFACBwiR55LKHpwc</text:p>
          </table:table-cell>
          <table:table-cell table:style-name="ce8" table:formula="of:=ABS(LEFT([.D557] ;LEN([.D557])-6))" office:value-type="float" office:value="20">
            <text:p>20</text:p>
          </table:table-cell>
          <table:table-cell table:formula="of:=PROPER(RIGHT([.C557];LEN([.C557])-SEARCH(&quot; &quot;;[.C557])))" office:value-type="string" office:string-value="Nines">
            <text:p>Nin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O1WeojY0u5_Ew7Hs6EeHewQIokYwVag8</text:p>
          </table:table-cell>
          <table:table-cell table:style-name="Default" office:value-type="string">
            <text:p>https://lh3.googleusercontent.com/rpeGsCK3mTBNwsJSKlq6KsbBZS1EwrG7uV0j1dbidtDOUEp06zjvADayKrN8EtSE9jlM_1xJvAZUPrM=w60-h60-l90-rj</text:p>
          </table:table-cell>
          <table:table-cell table:style-name="Default" office:value-type="string">
            <text:p>Presenting Nipsey Hussle</text:p>
          </table:table-cell>
          <table:table-cell table:style-name="Default" office:value-type="string">
            <text:p>48 songs</text:p>
          </table:table-cell>
          <table:table-cell table:formula="of:=RIGHT([.A558];LEN([.A558])-SEARCH(&quot;=&quot;;[.A558]))" office:value-type="string" office:string-value="RDCLAK5uy_kO1WeojY0u5_Ew7Hs6EeHewQIokYwVag8">
            <text:p>RDCLAK5uy_kO1WeojY0u5_Ew7Hs6EeHewQIokYwVag8</text:p>
          </table:table-cell>
          <table:table-cell table:style-name="ce8" table:formula="of:=ABS(LEFT([.D558] ;LEN([.D558])-6))" office:value-type="float" office:value="48">
            <text:p>48</text:p>
          </table:table-cell>
          <table:table-cell table:formula="of:=PROPER(RIGHT([.C558];LEN([.C558])-SEARCH(&quot; &quot;;[.C558])))" office:value-type="string" office:string-value="Nipsey Hussle">
            <text:p>Nipsey Hussl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eYBudfsrycZHT57c2xOBJ4ApaG02IaWU</text:p>
          </table:table-cell>
          <table:table-cell office:value-type="string">
            <text:p>https://lh3.googleusercontent.com/wQsHMeAfl38AnYzlsNmA0khN-vEjpCvyWC2UKWBE9sf4DyxlfaFWIAXjHbzgK_2KlJjLjsmZpK9H_6oT=w60-h60-l90-rj</text:p>
          </table:table-cell>
          <table:table-cell office:value-type="string">
            <text:p>Presenting Nirvana</text:p>
          </table:table-cell>
          <table:table-cell office:value-type="string">
            <text:p>30 songs</text:p>
          </table:table-cell>
          <table:table-cell table:formula="of:=RIGHT([.A559];LEN([.A559])-SEARCH(&quot;=&quot;;[.A559]))" office:value-type="string" office:string-value="RDCLAK5uy_meYBudfsrycZHT57c2xOBJ4ApaG02IaWU">
            <text:p>RDCLAK5uy_meYBudfsrycZHT57c2xOBJ4ApaG02IaWU</text:p>
          </table:table-cell>
          <table:table-cell table:style-name="ce8" table:formula="of:=ABS(LEFT([.D559] ;LEN([.D559])-6))" office:value-type="float" office:value="30">
            <text:p>30</text:p>
          </table:table-cell>
          <table:table-cell table:formula="of:=PROPER(RIGHT([.C559];LEN([.C559])-SEARCH(&quot; &quot;;[.C559])))" office:value-type="string" office:string-value="Nirvana">
            <text:p>Nirvan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eYBudfsrycZHT57c2xOBJ4ApaG02IaWU</text:p>
          </table:table-cell>
          <table:table-cell table:style-name="Default" office:value-type="string">
            <text:p>https://lh3.googleusercontent.com/wQsHMeAfl38AnYzlsNmA0khN-vEjpCvyWC2UKWBE9sf4DyxlfaFWIAXjHbzgK_2KlJjLjsmZpK9H_6oT=w60-h60-l90-rj</text:p>
          </table:table-cell>
          <table:table-cell table:style-name="Default" office:value-type="string">
            <text:p>Presenting Nirvana</text:p>
          </table:table-cell>
          <table:table-cell table:style-name="Default" office:value-type="string">
            <text:p>30 songs</text:p>
          </table:table-cell>
          <table:table-cell table:formula="of:=RIGHT([.A560];LEN([.A560])-SEARCH(&quot;=&quot;;[.A560]))" office:value-type="string" office:string-value="RDCLAK5uy_meYBudfsrycZHT57c2xOBJ4ApaG02IaWU">
            <text:p>RDCLAK5uy_meYBudfsrycZHT57c2xOBJ4ApaG02IaWU</text:p>
          </table:table-cell>
          <table:table-cell table:style-name="ce8" table:formula="of:=ABS(LEFT([.D560] ;LEN([.D560])-6))" office:value-type="float" office:value="30">
            <text:p>30</text:p>
          </table:table-cell>
          <table:table-cell table:formula="of:=PROPER(RIGHT([.C560];LEN([.C560])-SEARCH(&quot; &quot;;[.C560])))" office:value-type="string" office:string-value="Nirvana">
            <text:p>Nirvan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Wx5DSUaBIsbaAAH0SnTUhWttj8LiK7ZM</text:p>
          </table:table-cell>
          <table:table-cell office:value-type="string">
            <text:p>https://lh3.googleusercontent.com/xDZR5Xl7GespNATKXxlt4AUNsslJgjhaDrZDUyNr5RDI9dCTbYL2V5oRwrAW_3k4TcOCPK8iLS0Rfvo=w60-h60-l90-rj</text:p>
          </table:table-cell>
          <table:table-cell office:value-type="string">
            <text:p>Presenting NLE Choppa</text:p>
          </table:table-cell>
          <table:table-cell office:value-type="string">
            <text:p>23 songs</text:p>
          </table:table-cell>
          <table:table-cell table:formula="of:=RIGHT([.A561];LEN([.A561])-SEARCH(&quot;=&quot;;[.A561]))" office:value-type="string" office:string-value="RDCLAK5uy_nWx5DSUaBIsbaAAH0SnTUhWttj8LiK7ZM">
            <text:p>RDCLAK5uy_nWx5DSUaBIsbaAAH0SnTUhWttj8LiK7ZM</text:p>
          </table:table-cell>
          <table:table-cell table:style-name="ce8" table:formula="of:=ABS(LEFT([.D561] ;LEN([.D561])-6))" office:value-type="float" office:value="23">
            <text:p>23</text:p>
          </table:table-cell>
          <table:table-cell table:formula="of:=PROPER(RIGHT([.C561];LEN([.C561])-SEARCH(&quot; &quot;;[.C561])))" office:value-type="string" office:string-value="Nle Choppa">
            <text:p>Nle Chopp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AqNzZRq7g33ui_ErPwDpx5XQU8JSi7AM</text:p>
          </table:table-cell>
          <table:table-cell office:value-type="string">
            <text:p>https://lh3.googleusercontent.com/5i-YFWQYSd4O-CsAeGPdK6M4JdzzE5V7KynjMZXAqHRjcs3CcFojYHKZIE1BrGFnpUHsKKkO7oXarrvS=w60-h60-l90-rj</text:p>
          </table:table-cell>
          <table:table-cell office:value-type="string">
            <text:p>Presenting No Doubt</text:p>
          </table:table-cell>
          <table:table-cell office:value-type="string">
            <text:p>18 songs</text:p>
          </table:table-cell>
          <table:table-cell table:formula="of:=RIGHT([.A562];LEN([.A562])-SEARCH(&quot;=&quot;;[.A562]))" office:value-type="string" office:string-value="RDCLAK5uy_nAqNzZRq7g33ui_ErPwDpx5XQU8JSi7AM">
            <text:p>RDCLAK5uy_nAqNzZRq7g33ui_ErPwDpx5XQU8JSi7AM</text:p>
          </table:table-cell>
          <table:table-cell table:style-name="ce8" table:formula="of:=ABS(LEFT([.D562] ;LEN([.D562])-6))" office:value-type="float" office:value="18">
            <text:p>18</text:p>
          </table:table-cell>
          <table:table-cell table:formula="of:=PROPER(RIGHT([.C562];LEN([.C562])-SEARCH(&quot; &quot;;[.C562])))" office:value-type="string" office:string-value="No Doubt">
            <text:p>No Doub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ujnJ4tqgOcoapPFGddcZIGdhq8FKGQDY</text:p>
          </table:table-cell>
          <table:table-cell office:value-type="string">
            <text:p>https://lh3.googleusercontent.com/88FWefUn-RInXyKBzq7YLPRRbd51S1_CJWhf0Ba3vAjF6v4V0aN58ZaxqBd7k8VCbqsGl-vtPoleBC0=w60-h60-l90-rj</text:p>
          </table:table-cell>
          <table:table-cell office:value-type="string">
            <text:p>Presenting NOAH</text:p>
          </table:table-cell>
          <table:table-cell office:value-type="string">
            <text:p>33 songs</text:p>
          </table:table-cell>
          <table:table-cell table:formula="of:=RIGHT([.A563];LEN([.A563])-SEARCH(&quot;=&quot;;[.A563]))" office:value-type="string" office:string-value="RDCLAK5uy_mujnJ4tqgOcoapPFGddcZIGdhq8FKGQDY">
            <text:p>RDCLAK5uy_mujnJ4tqgOcoapPFGddcZIGdhq8FKGQDY</text:p>
          </table:table-cell>
          <table:table-cell table:style-name="ce8" table:formula="of:=ABS(LEFT([.D563] ;LEN([.D563])-6))" office:value-type="float" office:value="33">
            <text:p>33</text:p>
          </table:table-cell>
          <table:table-cell table:formula="of:=PROPER(RIGHT([.C563];LEN([.C563])-SEARCH(&quot; &quot;;[.C563])))" office:value-type="string" office:string-value="Noah">
            <text:p>Noa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a4Pm4XLrQqHeg09PtZOay3lnt5ufKDC8</text:p>
          </table:table-cell>
          <table:table-cell table:style-name="Default" office:value-type="string">
            <text:p>https://lh3.googleusercontent.com/AxyBOS8xrjDcM7Z9mtpgOvqohCmsJm2awefrQwDzhZjm0Fa76lDmn7lTtoWl9_0r91vdQ0I4_yQNs9w=w60-h60-l90-rj</text:p>
          </table:table-cell>
          <table:table-cell table:style-name="Default" office:value-type="string">
            <text:p>Presenting Norm Ender</text:p>
          </table:table-cell>
          <table:table-cell table:style-name="Default" office:value-type="string">
            <text:p>14 songs</text:p>
          </table:table-cell>
          <table:table-cell table:formula="of:=RIGHT([.A564];LEN([.A564])-SEARCH(&quot;=&quot;;[.A564]))" office:value-type="string" office:string-value="RDCLAK5uy_ka4Pm4XLrQqHeg09PtZOay3lnt5ufKDC8">
            <text:p>RDCLAK5uy_ka4Pm4XLrQqHeg09PtZOay3lnt5ufKDC8</text:p>
          </table:table-cell>
          <table:table-cell table:style-name="ce8" table:formula="of:=ABS(LEFT([.D564] ;LEN([.D564])-6))" office:value-type="float" office:value="14">
            <text:p>14</text:p>
          </table:table-cell>
          <table:table-cell table:formula="of:=PROPER(RIGHT([.C564];LEN([.C564])-SEARCH(&quot; &quot;;[.C564])))" office:value-type="string" office:string-value="Norm Ender">
            <text:p>Norm End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IB9JwKKXJnqeKrl3CE_4Q2r8ConnyZcA</text:p>
          </table:table-cell>
          <table:table-cell office:value-type="string">
            <text:p>https://lh3.googleusercontent.com/_-ae9UAFrGt2UfiIBTPlboMpWcM2f8qvo-kD9Kk1YvYoOXwY2OHKb3Tjw37LErpTkLJ8AuTn3CiBlaU=w60-h60-l90-rj</text:p>
          </table:table-cell>
          <table:table-cell office:value-type="string">
            <text:p>Presenting Nothing But Thieves</text:p>
          </table:table-cell>
          <table:table-cell office:value-type="string">
            <text:p>29 songs</text:p>
          </table:table-cell>
          <table:table-cell table:formula="of:=RIGHT([.A565];LEN([.A565])-SEARCH(&quot;=&quot;;[.A565]))" office:value-type="string" office:string-value="RDCLAK5uy_lIB9JwKKXJnqeKrl3CE_4Q2r8ConnyZcA">
            <text:p>RDCLAK5uy_lIB9JwKKXJnqeKrl3CE_4Q2r8ConnyZcA</text:p>
          </table:table-cell>
          <table:table-cell table:style-name="ce8" table:formula="of:=ABS(LEFT([.D565] ;LEN([.D565])-6))" office:value-type="float" office:value="29">
            <text:p>29</text:p>
          </table:table-cell>
          <table:table-cell table:formula="of:=PROPER(RIGHT([.C565];LEN([.C565])-SEARCH(&quot; &quot;;[.C565])))" office:value-type="string" office:string-value="Nothing But Thieves">
            <text:p>Nothing But Thiev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gKfwcFw2qtdfxZZbV_Dmt20-4iYtdPNM</text:p>
          </table:table-cell>
          <table:table-cell table:style-name="Default" office:value-type="string">
            <text:p>https://lh3.googleusercontent.com/ih_M-TXt2idbXYOvRP1bi1G03ZvShrcpxDZRzZaluxQ7GuDhMu4rnGpVTCGrN0X3iaMRIefD9Kg28vw=w60-h60-l90-rj</text:p>
          </table:table-cell>
          <table:table-cell table:style-name="Default" office:value-type="string">
            <text:p>Presenting Novelist</text:p>
          </table:table-cell>
          <table:table-cell table:style-name="Default" office:value-type="string">
            <text:p>22 songs</text:p>
          </table:table-cell>
          <table:table-cell table:formula="of:=RIGHT([.A566];LEN([.A566])-SEARCH(&quot;=&quot;;[.A566]))" office:value-type="string" office:string-value="RDCLAK5uy_lgKfwcFw2qtdfxZZbV_Dmt20-4iYtdPNM">
            <text:p>RDCLAK5uy_lgKfwcFw2qtdfxZZbV_Dmt20-4iYtdPNM</text:p>
          </table:table-cell>
          <table:table-cell table:style-name="ce8" table:formula="of:=ABS(LEFT([.D566] ;LEN([.D566])-6))" office:value-type="float" office:value="22">
            <text:p>22</text:p>
          </table:table-cell>
          <table:table-cell table:formula="of:=PROPER(RIGHT([.C566];LEN([.C566])-SEARCH(&quot; &quot;;[.C566])))" office:value-type="string" office:string-value="Novelist">
            <text:p>Novelis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Z83k_DyacOtrN4nQnYqShdtjesF-Kbfk</text:p>
          </table:table-cell>
          <table:table-cell office:value-type="string">
            <text:p>https://lh3.googleusercontent.com/p5P45OHMQuRWmKiBDSky-kbGfVBWJmpwIBaQgN6gSRUszOOgsZwNUu3yitWV-jPKCB1PdumF3N-4WOvR=w60-h60-l90-rj</text:p>
          </table:table-cell>
          <table:table-cell office:value-type="string">
            <text:p>Presenting Now United</text:p>
          </table:table-cell>
          <table:table-cell office:value-type="string">
            <text:p>38 songs</text:p>
          </table:table-cell>
          <table:table-cell table:formula="of:=RIGHT([.A567];LEN([.A567])-SEARCH(&quot;=&quot;;[.A567]))" office:value-type="string" office:string-value="RDCLAK5uy_mZ83k_DyacOtrN4nQnYqShdtjesF-Kbfk">
            <text:p>RDCLAK5uy_mZ83k_DyacOtrN4nQnYqShdtjesF-Kbfk</text:p>
          </table:table-cell>
          <table:table-cell table:style-name="ce8" table:formula="of:=ABS(LEFT([.D567] ;LEN([.D567])-6))" office:value-type="float" office:value="38">
            <text:p>38</text:p>
          </table:table-cell>
          <table:table-cell table:formula="of:=PROPER(RIGHT([.C567];LEN([.C567])-SEARCH(&quot; &quot;;[.C567])))" office:value-type="string" office:string-value="Now United">
            <text:p>Now Unite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sDdYwjmyvLi61NNe_TXscyka1-rfg0J4</text:p>
          </table:table-cell>
          <table:table-cell table:style-name="Default" office:value-type="string">
            <text:p>https://lh3.googleusercontent.com/Lw8RKUCjBIRJuWy0xz5mYEY_5QxmPe8WhCMd2DEyQq1EMehRNKSUuyzYrA0v_utgrXi4Mj2J4x5J_Q=w60-h60-l90-rj</text:p>
          </table:table-cell>
          <table:table-cell table:style-name="Default" office:value-type="string">
            <text:p>Presenting NSG</text:p>
          </table:table-cell>
          <table:table-cell table:style-name="Default" office:value-type="string">
            <text:p>25 songs</text:p>
          </table:table-cell>
          <table:table-cell table:formula="of:=RIGHT([.A568];LEN([.A568])-SEARCH(&quot;=&quot;;[.A568]))" office:value-type="string" office:string-value="RDCLAK5uy_msDdYwjmyvLi61NNe_TXscyka1-rfg0J4">
            <text:p>RDCLAK5uy_msDdYwjmyvLi61NNe_TXscyka1-rfg0J4</text:p>
          </table:table-cell>
          <table:table-cell table:style-name="ce8" table:formula="of:=ABS(LEFT([.D568] ;LEN([.D568])-6))" office:value-type="float" office:value="25">
            <text:p>25</text:p>
          </table:table-cell>
          <table:table-cell table:formula="of:=PROPER(RIGHT([.C568];LEN([.C568])-SEARCH(&quot; &quot;;[.C568])))" office:value-type="string" office:string-value="Nsg">
            <text:p>Nsg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tKy5bXXg47pGlmAMUGgiJ6_NZYPJu6ss</text:p>
          </table:table-cell>
          <table:table-cell office:value-type="string">
            <text:p>https://lh3.googleusercontent.com/aw8LoivN86C_9C5FC-YdUFEajJhzgnGEzO1J56RM_VguOKdV96HvsGjh6KMPW4K648k5kQWHvN8l_pA=w60-h60-l90-rj</text:p>
          </table:table-cell>
          <table:table-cell office:value-type="string">
            <text:p>Presenting Number_i</text:p>
          </table:table-cell>
          <table:table-cell office:value-type="string">
            <text:p>16 songs</text:p>
          </table:table-cell>
          <table:table-cell table:formula="of:=RIGHT([.A569];LEN([.A569])-SEARCH(&quot;=&quot;;[.A569]))" office:value-type="string" office:string-value="RDCLAK5uy_ktKy5bXXg47pGlmAMUGgiJ6_NZYPJu6ss">
            <text:p>RDCLAK5uy_ktKy5bXXg47pGlmAMUGgiJ6_NZYPJu6ss</text:p>
          </table:table-cell>
          <table:table-cell table:style-name="ce8" table:formula="of:=ABS(LEFT([.D569] ;LEN([.D569])-6))" office:value-type="float" office:value="16">
            <text:p>16</text:p>
          </table:table-cell>
          <table:table-cell table:formula="of:=PROPER(RIGHT([.C569];LEN([.C569])-SEARCH(&quot; &quot;;[.C569])))" office:value-type="string" office:string-value="Number_I">
            <text:p>Number_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IHyENe_MJL0ztoFsyFrKTZFQMsVmXzWo</text:p>
          </table:table-cell>
          <table:table-cell office:value-type="string">
            <text:p>https://lh3.googleusercontent.com/xnegdTdNBwl13rbpXBmsjqh4L9ovVh6ITSfVU8cAYT3gICnBEUAn3AL9nd-cNn9iyptsYOr9Plr_9Vw=w60-h60-l90-rj</text:p>
          </table:table-cell>
          <table:table-cell office:value-type="string">
            <text:p>Presenting Oasis</text:p>
          </table:table-cell>
          <table:table-cell office:value-type="string">
            <text:p>50 songs</text:p>
          </table:table-cell>
          <table:table-cell table:formula="of:=RIGHT([.A570];LEN([.A570])-SEARCH(&quot;=&quot;;[.A570]))" office:value-type="string" office:string-value="RDCLAK5uy_kIHyENe_MJL0ztoFsyFrKTZFQMsVmXzWo">
            <text:p>RDCLAK5uy_kIHyENe_MJL0ztoFsyFrKTZFQMsVmXzWo</text:p>
          </table:table-cell>
          <table:table-cell table:style-name="ce8" table:formula="of:=ABS(LEFT([.D570] ;LEN([.D570])-6))" office:value-type="float" office:value="50">
            <text:p>50</text:p>
          </table:table-cell>
          <table:table-cell table:formula="of:=PROPER(RIGHT([.C570];LEN([.C570])-SEARCH(&quot; &quot;;[.C570])))" office:value-type="string" office:string-value="Oasis">
            <text:p>Oasi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IHyENe_MJL0ztoFsyFrKTZFQMsVmXzWo</text:p>
          </table:table-cell>
          <table:table-cell table:style-name="Default" office:value-type="string">
            <text:p>https://lh3.googleusercontent.com/xnegdTdNBwl13rbpXBmsjqh4L9ovVh6ITSfVU8cAYT3gICnBEUAn3AL9nd-cNn9iyptsYOr9Plr_9Vw=w60-h60-l90-rj</text:p>
          </table:table-cell>
          <table:table-cell table:style-name="Default" office:value-type="string">
            <text:p>Presenting Oasis</text:p>
          </table:table-cell>
          <table:table-cell table:style-name="Default" office:value-type="string">
            <text:p>50 songs</text:p>
          </table:table-cell>
          <table:table-cell table:formula="of:=RIGHT([.A571];LEN([.A571])-SEARCH(&quot;=&quot;;[.A571]))" office:value-type="string" office:string-value="RDCLAK5uy_kIHyENe_MJL0ztoFsyFrKTZFQMsVmXzWo">
            <text:p>RDCLAK5uy_kIHyENe_MJL0ztoFsyFrKTZFQMsVmXzWo</text:p>
          </table:table-cell>
          <table:table-cell table:style-name="ce8" table:formula="of:=ABS(LEFT([.D571] ;LEN([.D571])-6))" office:value-type="float" office:value="50">
            <text:p>50</text:p>
          </table:table-cell>
          <table:table-cell table:formula="of:=PROPER(RIGHT([.C571];LEN([.C571])-SEARCH(&quot; &quot;;[.C571])))" office:value-type="string" office:string-value="Oasis">
            <text:p>Oasi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wCKExn45Ls51E1hVtOaYnZNLq9XD1VHA</text:p>
          </table:table-cell>
          <table:table-cell table:style-name="Default" office:value-type="string">
            <text:p>https://lh3.googleusercontent.com/Pz1fecO4UrdoJWlZd6de-wOVvc7lnpatLOxY6RXw2dnxdC6-ciBxXOYxm-jBTYhjxMF-GymRTNEjdg=w60-h60-l90-rj</text:p>
          </table:table-cell>
          <table:table-cell table:style-name="Default" office:value-type="string">
            <text:p>Presenting Ocean Wisdom</text:p>
          </table:table-cell>
          <table:table-cell table:style-name="Default" office:value-type="string">
            <text:p>23 songs</text:p>
          </table:table-cell>
          <table:table-cell table:formula="of:=RIGHT([.A572];LEN([.A572])-SEARCH(&quot;=&quot;;[.A572]))" office:value-type="string" office:string-value="RDCLAK5uy_nwCKExn45Ls51E1hVtOaYnZNLq9XD1VHA">
            <text:p>RDCLAK5uy_nwCKExn45Ls51E1hVtOaYnZNLq9XD1VHA</text:p>
          </table:table-cell>
          <table:table-cell table:style-name="ce8" table:formula="of:=ABS(LEFT([.D572] ;LEN([.D572])-6))" office:value-type="float" office:value="23">
            <text:p>23</text:p>
          </table:table-cell>
          <table:table-cell table:formula="of:=PROPER(RIGHT([.C572];LEN([.C572])-SEARCH(&quot; &quot;;[.C572])))" office:value-type="string" office:string-value="Ocean Wisdom">
            <text:p>Ocean Wisdo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zg5Tjg2qVX_hZ3er15gF4H3TX25F7GAA</text:p>
          </table:table-cell>
          <table:table-cell office:value-type="string">
            <text:p>https://lh3.googleusercontent.com/MWBNWesULADwNBkTvGx7QLOVVYYAuL35NEh2undZJd4PejpTdAzjNPEy3YpicL_WLenjaGmWsdVYdvM=w60-h60-l90-rj</text:p>
          </table:table-cell>
          <table:table-cell office:value-type="string">
            <text:p>Presenting ODUMODUBLVCK</text:p>
          </table:table-cell>
          <table:table-cell office:value-type="string">
            <text:p>35 songs</text:p>
          </table:table-cell>
          <table:table-cell table:formula="of:=RIGHT([.A573];LEN([.A573])-SEARCH(&quot;=&quot;;[.A573]))" office:value-type="string" office:string-value="RDCLAK5uy_nzg5Tjg2qVX_hZ3er15gF4H3TX25F7GAA">
            <text:p>RDCLAK5uy_nzg5Tjg2qVX_hZ3er15gF4H3TX25F7GAA</text:p>
          </table:table-cell>
          <table:table-cell table:style-name="ce8" table:formula="of:=ABS(LEFT([.D573] ;LEN([.D573])-6))" office:value-type="float" office:value="35">
            <text:p>35</text:p>
          </table:table-cell>
          <table:table-cell table:formula="of:=PROPER(RIGHT([.C573];LEN([.C573])-SEARCH(&quot; &quot;;[.C573])))" office:value-type="string" office:string-value="Odumodublvck">
            <text:p>Odumodublvc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o1VrDuzspLrv7ZwvWF9kuRDmEIyf07j8</text:p>
          </table:table-cell>
          <table:table-cell office:value-type="string">
            <text:p>https://lh3.googleusercontent.com/JgK9iUPVYcqk_PSvzIEZ7pjbTtu5vuPLEXnhjJx7YTrxU9_kKXFtreqRAoFsd0QmFvCa0TYZXl0XXvI=w60-h60-l90-rj</text:p>
          </table:table-cell>
          <table:table-cell office:value-type="string">
            <text:p>Presenting Olamide</text:p>
          </table:table-cell>
          <table:table-cell office:value-type="string">
            <text:p>46 songs</text:p>
          </table:table-cell>
          <table:table-cell table:formula="of:=RIGHT([.A574];LEN([.A574])-SEARCH(&quot;=&quot;;[.A574]))" office:value-type="string" office:string-value="RDCLAK5uy_no1VrDuzspLrv7ZwvWF9kuRDmEIyf07j8">
            <text:p>RDCLAK5uy_no1VrDuzspLrv7ZwvWF9kuRDmEIyf07j8</text:p>
          </table:table-cell>
          <table:table-cell table:style-name="ce8" table:formula="of:=ABS(LEFT([.D574] ;LEN([.D574])-6))" office:value-type="float" office:value="46">
            <text:p>46</text:p>
          </table:table-cell>
          <table:table-cell table:formula="of:=PROPER(RIGHT([.C574];LEN([.C574])-SEARCH(&quot; &quot;;[.C574])))" office:value-type="string" office:string-value="Olamide">
            <text:p>Olamid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-3H3QtckQK3imr8ZpEiErouiqnTWnzG8</text:p>
          </table:table-cell>
          <table:table-cell office:value-type="string">
            <text:p>https://lh3.googleusercontent.com/-m3ge_daDbmeK0biNOdCQN_SJSL3jTgmKJ-Aqai3vIQUxs-pzOPZU2XnLJ74RnZPKfvuhtiskDSS_r4=w60-h60-l90-rj</text:p>
          </table:table-cell>
          <table:table-cell office:value-type="string">
            <text:p>Presenting Omah Lay</text:p>
          </table:table-cell>
          <table:table-cell office:value-type="string">
            <text:p>34 songs</text:p>
          </table:table-cell>
          <table:table-cell table:formula="of:=RIGHT([.A575];LEN([.A575])-SEARCH(&quot;=&quot;;[.A575]))" office:value-type="string" office:string-value="RDCLAK5uy_l-3H3QtckQK3imr8ZpEiErouiqnTWnzG8">
            <text:p>RDCLAK5uy_l-3H3QtckQK3imr8ZpEiErouiqnTWnzG8</text:p>
          </table:table-cell>
          <table:table-cell table:style-name="ce8" table:formula="of:=ABS(LEFT([.D575] ;LEN([.D575])-6))" office:value-type="float" office:value="34">
            <text:p>34</text:p>
          </table:table-cell>
          <table:table-cell table:formula="of:=PROPER(RIGHT([.C575];LEN([.C575])-SEARCH(&quot; &quot;;[.C575])))" office:value-type="string" office:string-value="Omah Lay">
            <text:p>Omah La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-3H3QtckQK3imr8ZpEiErouiqnTWnzG8</text:p>
          </table:table-cell>
          <table:table-cell table:style-name="Default" office:value-type="string">
            <text:p>https://lh3.googleusercontent.com/-m3ge_daDbmeK0biNOdCQN_SJSL3jTgmKJ-Aqai3vIQUxs-pzOPZU2XnLJ74RnZPKfvuhtiskDSS_r4=w60-h60-l90-rj</text:p>
          </table:table-cell>
          <table:table-cell table:style-name="Default" office:value-type="string">
            <text:p>Presenting Omah Lay</text:p>
          </table:table-cell>
          <table:table-cell table:style-name="Default" office:value-type="string">
            <text:p>34 songs</text:p>
          </table:table-cell>
          <table:table-cell table:formula="of:=RIGHT([.A576];LEN([.A576])-SEARCH(&quot;=&quot;;[.A576]))" office:value-type="string" office:string-value="RDCLAK5uy_l-3H3QtckQK3imr8ZpEiErouiqnTWnzG8">
            <text:p>RDCLAK5uy_l-3H3QtckQK3imr8ZpEiErouiqnTWnzG8</text:p>
          </table:table-cell>
          <table:table-cell table:style-name="ce8" table:formula="of:=ABS(LEFT([.D576] ;LEN([.D576])-6))" office:value-type="float" office:value="34">
            <text:p>34</text:p>
          </table:table-cell>
          <table:table-cell table:formula="of:=PROPER(RIGHT([.C576];LEN([.C576])-SEARCH(&quot; &quot;;[.C576])))" office:value-type="string" office:string-value="Omah Lay">
            <text:p>Omah Lay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trtxfjTfzf08JKSuJ_fJcir5nwbelBCk</text:p>
          </table:table-cell>
          <table:table-cell office:value-type="string">
            <text:p>https://lh3.googleusercontent.com/Ph1Z8AEJn3uyJf4ANx2HK4zmEbLLhw54EZ_QkFEcplNIdDLtsWJ7O6E8Fj9S0UIXXDIyKpDxTq4CKfk=w60-h60-l90-rj</text:p>
          </table:table-cell>
          <table:table-cell office:value-type="string">
            <text:p>Presenting One Direction</text:p>
          </table:table-cell>
          <table:table-cell office:value-type="string">
            <text:p>17 songs</text:p>
          </table:table-cell>
          <table:table-cell table:formula="of:=RIGHT([.A577];LEN([.A577])-SEARCH(&quot;=&quot;;[.A577]))" office:value-type="string" office:string-value="RDCLAK5uy_ntrtxfjTfzf08JKSuJ_fJcir5nwbelBCk">
            <text:p>RDCLAK5uy_ntrtxfjTfzf08JKSuJ_fJcir5nwbelBCk</text:p>
          </table:table-cell>
          <table:table-cell table:style-name="ce8" table:formula="of:=ABS(LEFT([.D577] ;LEN([.D577])-6))" office:value-type="float" office:value="17">
            <text:p>17</text:p>
          </table:table-cell>
          <table:table-cell table:formula="of:=PROPER(RIGHT([.C577];LEN([.C577])-SEARCH(&quot; &quot;;[.C577])))" office:value-type="string" office:string-value="One Direction">
            <text:p>One Directi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uHINkQV8u-ZdjyVfwq-uQsvZxb6V-CKE</text:p>
          </table:table-cell>
          <table:table-cell office:value-type="string">
            <text:p>https://lh3.googleusercontent.com/ak8uDuHVJtSjQ-n8OS9aYAskTRis9eoS2LUCY_qCSgjT6QfvS5PKaGKyHVBMQv9VH2-VWRxy0i-8Gjs=w60-h60-l90-rj</text:p>
          </table:table-cell>
          <table:table-cell office:value-type="string">
            <text:p>Presenting OneRepublic</text:p>
          </table:table-cell>
          <table:table-cell office:value-type="string">
            <text:p>24 songs</text:p>
          </table:table-cell>
          <table:table-cell table:formula="of:=RIGHT([.A578];LEN([.A578])-SEARCH(&quot;=&quot;;[.A578]))" office:value-type="string" office:string-value="RDCLAK5uy_muHINkQV8u-ZdjyVfwq-uQsvZxb6V-CKE">
            <text:p>RDCLAK5uy_muHINkQV8u-ZdjyVfwq-uQsvZxb6V-CKE</text:p>
          </table:table-cell>
          <table:table-cell table:style-name="ce8" table:formula="of:=ABS(LEFT([.D578] ;LEN([.D578])-6))" office:value-type="float" office:value="24">
            <text:p>24</text:p>
          </table:table-cell>
          <table:table-cell table:formula="of:=PROPER(RIGHT([.C578];LEN([.C578])-SEARCH(&quot; &quot;;[.C578])))" office:value-type="string" office:string-value="Onerepublic">
            <text:p>Onerepublic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uHINkQV8u-ZdjyVfwq-uQsvZxb6V-CKE</text:p>
          </table:table-cell>
          <table:table-cell table:style-name="Default" office:value-type="string">
            <text:p>https://lh3.googleusercontent.com/ak8uDuHVJtSjQ-n8OS9aYAskTRis9eoS2LUCY_qCSgjT6QfvS5PKaGKyHVBMQv9VH2-VWRxy0i-8Gjs=w60-h60-l90-rj</text:p>
          </table:table-cell>
          <table:table-cell table:style-name="Default" office:value-type="string">
            <text:p>Presenting OneRepublic</text:p>
          </table:table-cell>
          <table:table-cell table:style-name="Default" office:value-type="string">
            <text:p>24 songs</text:p>
          </table:table-cell>
          <table:table-cell table:formula="of:=RIGHT([.A579];LEN([.A579])-SEARCH(&quot;=&quot;;[.A579]))" office:value-type="string" office:string-value="RDCLAK5uy_muHINkQV8u-ZdjyVfwq-uQsvZxb6V-CKE">
            <text:p>RDCLAK5uy_muHINkQV8u-ZdjyVfwq-uQsvZxb6V-CKE</text:p>
          </table:table-cell>
          <table:table-cell table:style-name="ce8" table:formula="of:=ABS(LEFT([.D579] ;LEN([.D579])-6))" office:value-type="float" office:value="24">
            <text:p>24</text:p>
          </table:table-cell>
          <table:table-cell table:formula="of:=PROPER(RIGHT([.C579];LEN([.C579])-SEARCH(&quot; &quot;;[.C579])))" office:value-type="string" office:string-value="Onerepublic">
            <text:p>Onerepublic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MIa2RXpS0QQmHggPpe-4fRcBrzb3xUIc</text:p>
          </table:table-cell>
          <table:table-cell table:style-name="Default" office:value-type="string">
            <text:p>https://lh3.googleusercontent.com/F6e5jUFA2CzbndhpWaWlo96NBEfrEwf-hIosBmeGZWPrsHNv72za6TQRZr1SodFpBJs57n_ZYpImonM=w60-h60-l90-rj</text:p>
          </table:table-cell>
          <table:table-cell table:style-name="Default" office:value-type="string">
            <text:p>Presenting Orelsan</text:p>
          </table:table-cell>
          <table:table-cell table:style-name="Default" office:value-type="string">
            <text:p>23 songs</text:p>
          </table:table-cell>
          <table:table-cell table:formula="of:=RIGHT([.A580];LEN([.A580])-SEARCH(&quot;=&quot;;[.A580]))" office:value-type="string" office:string-value="RDCLAK5uy_lMIa2RXpS0QQmHggPpe-4fRcBrzb3xUIc">
            <text:p>RDCLAK5uy_lMIa2RXpS0QQmHggPpe-4fRcBrzb3xUIc</text:p>
          </table:table-cell>
          <table:table-cell table:style-name="ce8" table:formula="of:=ABS(LEFT([.D580] ;LEN([.D580])-6))" office:value-type="float" office:value="23">
            <text:p>23</text:p>
          </table:table-cell>
          <table:table-cell table:formula="of:=PROPER(RIGHT([.C580];LEN([.C580])-SEARCH(&quot; &quot;;[.C580])))" office:value-type="string" office:string-value="Orelsan">
            <text:p>Orels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Mh-QqTYHPQAlELVRkMHxpLTZXPT6c7pk</text:p>
          </table:table-cell>
          <table:table-cell table:style-name="Default" office:value-type="string">
            <text:p>https://lh3.googleusercontent.com/OrUeQAPSo41l45Yi8zvw1rBTipnJ6jQoS6YkLWeL6SZAqAmTO5V-gvOYlK5xDXaLVfKx1_H_FOGN1rA=w60-h60-l90-rj</text:p>
          </table:table-cell>
          <table:table-cell table:style-name="Default" office:value-type="string">
            <text:p>Presenting OutKast</text:p>
          </table:table-cell>
          <table:table-cell table:style-name="Default" office:value-type="string">
            <text:p>25 songs</text:p>
          </table:table-cell>
          <table:table-cell table:formula="of:=RIGHT([.A581];LEN([.A581])-SEARCH(&quot;=&quot;;[.A581]))" office:value-type="string" office:string-value="RDCLAK5uy_kMh-QqTYHPQAlELVRkMHxpLTZXPT6c7pk">
            <text:p>RDCLAK5uy_kMh-QqTYHPQAlELVRkMHxpLTZXPT6c7pk</text:p>
          </table:table-cell>
          <table:table-cell table:style-name="ce8" table:formula="of:=ABS(LEFT([.D581] ;LEN([.D581])-6))" office:value-type="float" office:value="25">
            <text:p>25</text:p>
          </table:table-cell>
          <table:table-cell table:formula="of:=PROPER(RIGHT([.C581];LEN([.C581])-SEARCH(&quot; &quot;;[.C581])))" office:value-type="string" office:string-value="Outkast">
            <text:p>Outkas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Ua8AKOFDc3plJKwTlNwwKsBEL58FLGM</text:p>
          </table:table-cell>
          <table:table-cell table:style-name="Default" office:value-type="string">
            <text:p>https://lh3.googleusercontent.com/Fmr47gR-WL7vRGv5HWyxd9xX2yFKPYvlXRSMCYxJZPOFL9m-Db0DSxufpTeY7tnytFvK7ESRP4sr8A=w60-h60-l90-rj</text:p>
          </table:table-cell>
          <table:table-cell table:style-name="Default" office:value-type="string">
            <text:p>Presenting ØZI</text:p>
          </table:table-cell>
          <table:table-cell table:style-name="Default" office:value-type="string">
            <text:p>32 songs</text:p>
          </table:table-cell>
          <table:table-cell table:formula="of:=RIGHT([.A582];LEN([.A582])-SEARCH(&quot;=&quot;;[.A582]))" office:value-type="string" office:string-value="RDCLAK5uy_lSUa8AKOFDc3plJKwTlNwwKsBEL58FLGM">
            <text:p>RDCLAK5uy_lSUa8AKOFDc3plJKwTlNwwKsBEL58FLGM</text:p>
          </table:table-cell>
          <table:table-cell table:style-name="ce8" table:formula="of:=ABS(LEFT([.D582] ;LEN([.D582])-6))" office:value-type="float" office:value="32">
            <text:p>32</text:p>
          </table:table-cell>
          <table:table-cell table:formula="of:=PROPER(RIGHT([.C582];LEN([.C582])-SEARCH(&quot; &quot;;[.C582])))" office:value-type="string" office:string-value="Øzi">
            <text:p>Øz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L4_LKGLEUe8Xo5u9P7n4Xot0OwrWZofQ</text:p>
          </table:table-cell>
          <table:table-cell office:value-type="string">
            <text:p>https://lh3.googleusercontent.com/nkP6lP2QdkQcLlx6AsDkEQ8FlZDphNd6cYEtw11idoK1U9csxMxxUE2A8r-TGsdQMcbNZ1J2QY_sEeE=w60-h60-l90-rj</text:p>
          </table:table-cell>
          <table:table-cell office:value-type="string">
            <text:p>Presenting Ozzy Osbourne</text:p>
          </table:table-cell>
          <table:table-cell office:value-type="string">
            <text:p>40 songs</text:p>
          </table:table-cell>
          <table:table-cell table:formula="of:=RIGHT([.A583];LEN([.A583])-SEARCH(&quot;=&quot;;[.A583]))" office:value-type="string" office:string-value="RDCLAK5uy_kL4_LKGLEUe8Xo5u9P7n4Xot0OwrWZofQ">
            <text:p>RDCLAK5uy_kL4_LKGLEUe8Xo5u9P7n4Xot0OwrWZofQ</text:p>
          </table:table-cell>
          <table:table-cell table:style-name="ce8" table:formula="of:=ABS(LEFT([.D583] ;LEN([.D583])-6))" office:value-type="float" office:value="40">
            <text:p>40</text:p>
          </table:table-cell>
          <table:table-cell table:formula="of:=PROPER(RIGHT([.C583];LEN([.C583])-SEARCH(&quot; &quot;;[.C583])))" office:value-type="string" office:string-value="Ozzy Osbourne">
            <text:p>Ozzy Osbour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4_LKGLEUe8Xo5u9P7n4Xot0OwrWZofQ</text:p>
          </table:table-cell>
          <table:table-cell table:style-name="Default" office:value-type="string">
            <text:p>https://lh3.googleusercontent.com/nkP6lP2QdkQcLlx6AsDkEQ8FlZDphNd6cYEtw11idoK1U9csxMxxUE2A8r-TGsdQMcbNZ1J2QY_sEeE=w60-h60-l90-rj</text:p>
          </table:table-cell>
          <table:table-cell table:style-name="Default" office:value-type="string">
            <text:p>Presenting Ozzy Osbourne</text:p>
          </table:table-cell>
          <table:table-cell table:style-name="Default" office:value-type="string">
            <text:p>40 songs</text:p>
          </table:table-cell>
          <table:table-cell table:formula="of:=RIGHT([.A584];LEN([.A584])-SEARCH(&quot;=&quot;;[.A584]))" office:value-type="string" office:string-value="RDCLAK5uy_kL4_LKGLEUe8Xo5u9P7n4Xot0OwrWZofQ">
            <text:p>RDCLAK5uy_kL4_LKGLEUe8Xo5u9P7n4Xot0OwrWZofQ</text:p>
          </table:table-cell>
          <table:table-cell table:style-name="ce8" table:formula="of:=ABS(LEFT([.D584] ;LEN([.D584])-6))" office:value-type="float" office:value="40">
            <text:p>40</text:p>
          </table:table-cell>
          <table:table-cell table:formula="of:=PROPER(RIGHT([.C584];LEN([.C584])-SEARCH(&quot; &quot;;[.C584])))" office:value-type="string" office:string-value="Ozzy Osbourne">
            <text:p>Ozzy Osbour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1SZFaQw1OEzCNLIFrJA50ktTjHrqE9gU</text:p>
          </table:table-cell>
          <table:table-cell office:value-type="string">
            <text:p>https://lh3.googleusercontent.com/LJdQIsla4K6EDY7jf43E4kfw_8KN7qujMxOSGUVGiZZSMT-Po8uMEk_w8idrGPcpX0flx6UhZpmo5WL4=w60-h60-l90-rj</text:p>
          </table:table-cell>
          <table:table-cell office:value-type="string">
            <text:p>Presenting P-Square</text:p>
          </table:table-cell>
          <table:table-cell office:value-type="string">
            <text:p>33 songs</text:p>
          </table:table-cell>
          <table:table-cell table:formula="of:=RIGHT([.A585];LEN([.A585])-SEARCH(&quot;=&quot;;[.A585]))" office:value-type="string" office:string-value="RDCLAK5uy_l1SZFaQw1OEzCNLIFrJA50ktTjHrqE9gU">
            <text:p>RDCLAK5uy_l1SZFaQw1OEzCNLIFrJA50ktTjHrqE9gU</text:p>
          </table:table-cell>
          <table:table-cell table:style-name="ce8" table:formula="of:=ABS(LEFT([.D585] ;LEN([.D585])-6))" office:value-type="float" office:value="33">
            <text:p>33</text:p>
          </table:table-cell>
          <table:table-cell table:formula="of:=PROPER(RIGHT([.C585];LEN([.C585])-SEARCH(&quot; &quot;;[.C585])))" office:value-type="string" office:string-value="P-Square">
            <text:p>P-Squar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MEv3kZThF07dQf2rS_PV2QSNTN6XRQQ</text:p>
          </table:table-cell>
          <table:table-cell table:style-name="Default" office:value-type="string">
            <text:p>https://lh3.googleusercontent.com/lptDeTzR4aDu07GtyWK9KI0FZ3XSOWFtb0ShKjqPzOI-gPxBxHGW_NHAZ-4n6r5mpHURZk24oyrxrlfC=w60-h60-l90-rj</text:p>
          </table:table-cell>
          <table:table-cell table:style-name="Default" office:value-type="string">
            <text:p>Presenting P. Jayachandran (Malayalam)</text:p>
          </table:table-cell>
          <table:table-cell table:style-name="Default" office:value-type="string">
            <text:p>40 songs</text:p>
          </table:table-cell>
          <table:table-cell table:formula="of:=RIGHT([.A586];LEN([.A586])-SEARCH(&quot;=&quot;;[.A586]))" office:value-type="string" office:string-value="RDCLAK5uy_lsMEv3kZThF07dQf2rS_PV2QSNTN6XRQQ">
            <text:p>RDCLAK5uy_lsMEv3kZThF07dQf2rS_PV2QSNTN6XRQQ</text:p>
          </table:table-cell>
          <table:table-cell table:style-name="ce8" table:formula="of:=ABS(LEFT([.D586] ;LEN([.D586])-6))" office:value-type="float" office:value="40">
            <text:p>40</text:p>
          </table:table-cell>
          <table:table-cell table:formula="of:=PROPER(RIGHT([.C586];LEN([.C586])-SEARCH(&quot; &quot;;[.C586])))" office:value-type="string" office:string-value="P. Jayachandran (Malayalam)">
            <text:p>P. Jayachandran (Malayalam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5KSvGF4VGU5efBp4D6sW9s5-eFUSBP1g</text:p>
          </table:table-cell>
          <table:table-cell office:value-type="string">
            <text:p>https://lh3.googleusercontent.com/czv_YUEbm4eJxLmGznj508QXbhZJhkm9KvJVCyAkDdRn8qyszALqYjB-WAxeY7ZIXYT0-jcQBDfH0A=w60-h60-l90-rj</text:p>
          </table:table-cell>
          <table:table-cell office:value-type="string">
            <text:p>Presenting Pabllo Vittar</text:p>
          </table:table-cell>
          <table:table-cell office:value-type="string">
            <text:p>51 songs</text:p>
          </table:table-cell>
          <table:table-cell table:formula="of:=RIGHT([.A587];LEN([.A587])-SEARCH(&quot;=&quot;;[.A587]))" office:value-type="string" office:string-value="RDCLAK5uy_n5KSvGF4VGU5efBp4D6sW9s5-eFUSBP1g">
            <text:p>RDCLAK5uy_n5KSvGF4VGU5efBp4D6sW9s5-eFUSBP1g</text:p>
          </table:table-cell>
          <table:table-cell table:style-name="ce8" table:formula="of:=ABS(LEFT([.D587] ;LEN([.D587])-6))" office:value-type="float" office:value="51">
            <text:p>51</text:p>
          </table:table-cell>
          <table:table-cell table:formula="of:=PROPER(RIGHT([.C587];LEN([.C587])-SEARCH(&quot; &quot;;[.C587])))" office:value-type="string" office:string-value="Pabllo Vittar">
            <text:p>Pabllo Vitt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3wrJrgV82UE1mFDKvjgpcRHESakgAq3Q</text:p>
          </table:table-cell>
          <table:table-cell office:value-type="string">
            <text:p>https://lh3.googleusercontent.com/rNY0cctxJGtWFQ-yxzEzkySsfSisW7SNJhFAEiQAcIwip2TaNruNjlSY7a_kMvKK8UXoU2D4ZzF6LWGO=w60-h60-l90-rj</text:p>
          </table:table-cell>
          <table:table-cell office:value-type="string">
            <text:p>Presenting Pablo Alborán</text:p>
          </table:table-cell>
          <table:table-cell office:value-type="string">
            <text:p>56 songs</text:p>
          </table:table-cell>
          <table:table-cell table:formula="of:=RIGHT([.A588];LEN([.A588])-SEARCH(&quot;=&quot;;[.A588]))" office:value-type="string" office:string-value="RDCLAK5uy_m3wrJrgV82UE1mFDKvjgpcRHESakgAq3Q">
            <text:p>RDCLAK5uy_m3wrJrgV82UE1mFDKvjgpcRHESakgAq3Q</text:p>
          </table:table-cell>
          <table:table-cell table:style-name="ce8" table:formula="of:=ABS(LEFT([.D588] ;LEN([.D588])-6))" office:value-type="float" office:value="56">
            <text:p>56</text:p>
          </table:table-cell>
          <table:table-cell table:formula="of:=PROPER(RIGHT([.C588];LEN([.C588])-SEARCH(&quot; &quot;;[.C588])))" office:value-type="string" office:string-value="Pablo Alborán">
            <text:p>Pablo Alborá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U4Xa3L9oZhW0gtgiU79PsGfHFX43grXk</text:p>
          </table:table-cell>
          <table:table-cell office:value-type="string">
            <text:p>https://lh3.googleusercontent.com/MvgEUeoMU_DoQqyLvMZ3-K_szuV0mNXaVCqRv1NmhiZDht5u42HZkMlA7rUGyBQDMZssGem_YqBuBfM=w60-h60-l90-rj</text:p>
          </table:table-cell>
          <table:table-cell office:value-type="string">
            <text:p>Presenting Pankaj Udhas</text:p>
          </table:table-cell>
          <table:table-cell office:value-type="string">
            <text:p>45 songs</text:p>
          </table:table-cell>
          <table:table-cell table:formula="of:=RIGHT([.A589];LEN([.A589])-SEARCH(&quot;=&quot;;[.A589]))" office:value-type="string" office:string-value="RDCLAK5uy_nU4Xa3L9oZhW0gtgiU79PsGfHFX43grXk">
            <text:p>RDCLAK5uy_nU4Xa3L9oZhW0gtgiU79PsGfHFX43grXk</text:p>
          </table:table-cell>
          <table:table-cell table:style-name="ce8" table:formula="of:=ABS(LEFT([.D589] ;LEN([.D589])-6))" office:value-type="float" office:value="45">
            <text:p>45</text:p>
          </table:table-cell>
          <table:table-cell table:formula="of:=PROPER(RIGHT([.C589];LEN([.C589])-SEARCH(&quot; &quot;;[.C589])))" office:value-type="string" office:string-value="Pankaj Udhas">
            <text:p>Pankaj Udha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Fk9sDOpeMsf_GLMwKibi20T68HPq_AJo</text:p>
          </table:table-cell>
          <table:table-cell office:value-type="string">
            <text:p>https://lh3.googleusercontent.com/57RNbTpvoQWSkzcIAzBfIrFgRO0qcMISiGejT4i6N8hE8Imj5kbWkEG5mcO_oxLuy6VTmrzXRXJDtT0=w60-h60-l90-rj</text:p>
          </table:table-cell>
          <table:table-cell office:value-type="string">
            <text:p>Presenting Pantera</text:p>
          </table:table-cell>
          <table:table-cell office:value-type="string">
            <text:p>27 songs</text:p>
          </table:table-cell>
          <table:table-cell table:formula="of:=RIGHT([.A590];LEN([.A590])-SEARCH(&quot;=&quot;;[.A590]))" office:value-type="string" office:string-value="RDCLAK5uy_lFk9sDOpeMsf_GLMwKibi20T68HPq_AJo">
            <text:p>RDCLAK5uy_lFk9sDOpeMsf_GLMwKibi20T68HPq_AJo</text:p>
          </table:table-cell>
          <table:table-cell table:style-name="ce8" table:formula="of:=ABS(LEFT([.D590] ;LEN([.D590])-6))" office:value-type="float" office:value="27">
            <text:p>27</text:p>
          </table:table-cell>
          <table:table-cell table:formula="of:=PROPER(RIGHT([.C590];LEN([.C590])-SEARCH(&quot; &quot;;[.C590])))" office:value-type="string" office:string-value="Pantera">
            <text:p>Panter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CUz0ak45qx-7Riftnfsds_cBFxH_Kny0</text:p>
          </table:table-cell>
          <table:table-cell office:value-type="string">
            <text:p>https://lh3.googleusercontent.com/ORcUAjFGgOMDU-y1PMmMfQT93ab4YwsoMAEUXcO0kVhPzZ31N9wyNWWUr6IifUVxQFtEQUqxitOIGQ=w60-h60-l90-rj</text:p>
          </table:table-cell>
          <table:table-cell office:value-type="string">
            <text:p>Presenting Papa Roach</text:p>
          </table:table-cell>
          <table:table-cell office:value-type="string">
            <text:p>44 songs</text:p>
          </table:table-cell>
          <table:table-cell table:formula="of:=RIGHT([.A591];LEN([.A591])-SEARCH(&quot;=&quot;;[.A591]))" office:value-type="string" office:string-value="RDCLAK5uy_mCUz0ak45qx-7Riftnfsds_cBFxH_Kny0">
            <text:p>RDCLAK5uy_mCUz0ak45qx-7Riftnfsds_cBFxH_Kny0</text:p>
          </table:table-cell>
          <table:table-cell table:style-name="ce8" table:formula="of:=ABS(LEFT([.D591] ;LEN([.D591])-6))" office:value-type="float" office:value="44">
            <text:p>44</text:p>
          </table:table-cell>
          <table:table-cell table:formula="of:=PROPER(RIGHT([.C591];LEN([.C591])-SEARCH(&quot; &quot;;[.C591])))" office:value-type="string" office:string-value="Papa Roach">
            <text:p>Papa Roach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f8jIdhjB4D4eYtbFBwDT5HcBo6B-WZEk</text:p>
          </table:table-cell>
          <table:table-cell office:value-type="string">
            <text:p>https://lh3.googleusercontent.com/mmeJw0WHsZc2Il9UtNh1lgSfKUsNAnYyX3a4nTykNCbDyLMG962dC3ur4tD-DMczp_XiPfQyIGQiV6Q=w60-h60-l90-rj</text:p>
          </table:table-cell>
          <table:table-cell office:value-type="string">
            <text:p>Presenting Paramore</text:p>
          </table:table-cell>
          <table:table-cell office:value-type="string">
            <text:p>48 songs</text:p>
          </table:table-cell>
          <table:table-cell table:formula="of:=RIGHT([.A592];LEN([.A592])-SEARCH(&quot;=&quot;;[.A592]))" office:value-type="string" office:string-value="RDCLAK5uy_kf8jIdhjB4D4eYtbFBwDT5HcBo6B-WZEk">
            <text:p>RDCLAK5uy_kf8jIdhjB4D4eYtbFBwDT5HcBo6B-WZEk</text:p>
          </table:table-cell>
          <table:table-cell table:style-name="ce8" table:formula="of:=ABS(LEFT([.D592] ;LEN([.D592])-6))" office:value-type="float" office:value="48">
            <text:p>48</text:p>
          </table:table-cell>
          <table:table-cell table:formula="of:=PROPER(RIGHT([.C592];LEN([.C592])-SEARCH(&quot; &quot;;[.C592])))" office:value-type="string" office:string-value="Paramore">
            <text:p>Paramor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t593gGdJWuINX9B7hqGAnCEfcDICAiWE</text:p>
          </table:table-cell>
          <table:table-cell office:value-type="string">
            <text:p>https://lh3.googleusercontent.com/Sjv2Z7BE0cX-lMWUyRCUA5ksNrWRyBlOjtbGgkQJk9NUNuzZ_D-RoR_BqYEXXhELt4K3s7WuSLob9F8=w60-h60-l90-rj</text:p>
          </table:table-cell>
          <table:table-cell office:value-type="string">
            <text:p>Presenting Parokya ni Edgar</text:p>
          </table:table-cell>
          <table:table-cell office:value-type="string">
            <text:p>32 songs</text:p>
          </table:table-cell>
          <table:table-cell table:formula="of:=RIGHT([.A593];LEN([.A593])-SEARCH(&quot;=&quot;;[.A593]))" office:value-type="string" office:string-value="RDCLAK5uy_kt593gGdJWuINX9B7hqGAnCEfcDICAiWE">
            <text:p>RDCLAK5uy_kt593gGdJWuINX9B7hqGAnCEfcDICAiWE</text:p>
          </table:table-cell>
          <table:table-cell table:style-name="ce8" table:formula="of:=ABS(LEFT([.D593] ;LEN([.D593])-6))" office:value-type="float" office:value="32">
            <text:p>32</text:p>
          </table:table-cell>
          <table:table-cell table:formula="of:=PROPER(RIGHT([.C593];LEN([.C593])-SEARCH(&quot; &quot;;[.C593])))" office:value-type="string" office:string-value="Parokya Ni Edgar">
            <text:p>Parokya Ni Edg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a6UOkVhfEh3f3eoMQMqgu9-_4pceuSnI</text:p>
          </table:table-cell>
          <table:table-cell office:value-type="string">
            <text:p>https://lh3.googleusercontent.com/u7Lso_0aUFHGop9SH7AcRvdmNWvllWLQ0-JnyP4e0LHLCK3BKPcZgGboyxtD5BFaQvEvaCGW1iBNS_Gp=w60-h60-l90-rj</text:p>
          </table:table-cell>
          <table:table-cell office:value-type="string">
            <text:p>Presenting Paul Simon</text:p>
          </table:table-cell>
          <table:table-cell office:value-type="string">
            <text:p>33 songs</text:p>
          </table:table-cell>
          <table:table-cell table:formula="of:=RIGHT([.A594];LEN([.A594])-SEARCH(&quot;=&quot;;[.A594]))" office:value-type="string" office:string-value="RDCLAK5uy_ma6UOkVhfEh3f3eoMQMqgu9-_4pceuSnI">
            <text:p>RDCLAK5uy_ma6UOkVhfEh3f3eoMQMqgu9-_4pceuSnI</text:p>
          </table:table-cell>
          <table:table-cell table:style-name="ce8" table:formula="of:=ABS(LEFT([.D594] ;LEN([.D594])-6))" office:value-type="float" office:value="33">
            <text:p>33</text:p>
          </table:table-cell>
          <table:table-cell table:formula="of:=PROPER(RIGHT([.C594];LEN([.C594])-SEARCH(&quot; &quot;;[.C594])))" office:value-type="string" office:string-value="Paul Simon">
            <text:p>Paul Sim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Bc4S-ho7QU-YivEJYukShjrEFArli1II</text:p>
          </table:table-cell>
          <table:table-cell office:value-type="string">
            <text:p>https://lh3.googleusercontent.com/G-iO7p62-IlQeESLXIOCeUUMkKeNGhc1ivzyqeA8f_K9HkY1-UKlgRnGpYzQlUG3t01GYY9-qKDS_w=w60-h60-l90-rj</text:p>
          </table:table-cell>
          <table:table-cell office:value-type="string">
            <text:p>Presenting Paulo Londra</text:p>
          </table:table-cell>
          <table:table-cell office:value-type="string">
            <text:p>37 songs</text:p>
          </table:table-cell>
          <table:table-cell table:formula="of:=RIGHT([.A595];LEN([.A595])-SEARCH(&quot;=&quot;;[.A595]))" office:value-type="string" office:string-value="RDCLAK5uy_mBc4S-ho7QU-YivEJYukShjrEFArli1II">
            <text:p>RDCLAK5uy_mBc4S-ho7QU-YivEJYukShjrEFArli1II</text:p>
          </table:table-cell>
          <table:table-cell table:style-name="ce8" table:formula="of:=ABS(LEFT([.D595] ;LEN([.D595])-6))" office:value-type="float" office:value="37">
            <text:p>37</text:p>
          </table:table-cell>
          <table:table-cell table:formula="of:=PROPER(RIGHT([.C595];LEN([.C595])-SEARCH(&quot; &quot;;[.C595])))" office:value-type="string" office:string-value="Paulo Londra">
            <text:p>Paulo Lond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Bc4S-ho7QU-YivEJYukShjrEFArli1II</text:p>
          </table:table-cell>
          <table:table-cell table:style-name="Default" office:value-type="string">
            <text:p>https://lh3.googleusercontent.com/G-iO7p62-IlQeESLXIOCeUUMkKeNGhc1ivzyqeA8f_K9HkY1-UKlgRnGpYzQlUG3t01GYY9-qKDS_w=w60-h60-l90-rj</text:p>
          </table:table-cell>
          <table:table-cell table:style-name="Default" office:value-type="string">
            <text:p>Presenting Paulo Londra</text:p>
          </table:table-cell>
          <table:table-cell table:style-name="Default" office:value-type="string">
            <text:p>37 songs</text:p>
          </table:table-cell>
          <table:table-cell table:formula="of:=RIGHT([.A596];LEN([.A596])-SEARCH(&quot;=&quot;;[.A596]))" office:value-type="string" office:string-value="RDCLAK5uy_mBc4S-ho7QU-YivEJYukShjrEFArli1II">
            <text:p>RDCLAK5uy_mBc4S-ho7QU-YivEJYukShjrEFArli1II</text:p>
          </table:table-cell>
          <table:table-cell table:style-name="ce8" table:formula="of:=ABS(LEFT([.D596] ;LEN([.D596])-6))" office:value-type="float" office:value="37">
            <text:p>37</text:p>
          </table:table-cell>
          <table:table-cell table:formula="of:=PROPER(RIGHT([.C596];LEN([.C596])-SEARCH(&quot; &quot;;[.C596])))" office:value-type="string" office:string-value="Paulo Londra">
            <text:p>Paulo Londr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6EonYFgFVkmtyADyBRO9_qsbXUUE34jg</text:p>
          </table:table-cell>
          <table:table-cell office:value-type="string">
            <text:p>https://lh3.googleusercontent.com/hawSP1kEJJ4IXfJ92kktVqZNsKW5I7ZiOcet6xJWbLi9INdU5wPuqlccxkc39ceRbD3q1alRCJrucQ=w60-h60-l90-rj</text:p>
          </table:table-cell>
          <table:table-cell office:value-type="string">
            <text:p>Presenting Pawan Singh</text:p>
          </table:table-cell>
          <table:table-cell office:value-type="string">
            <text:p>50 songs</text:p>
          </table:table-cell>
          <table:table-cell table:formula="of:=RIGHT([.A597];LEN([.A597])-SEARCH(&quot;=&quot;;[.A597]))" office:value-type="string" office:string-value="RDCLAK5uy_n6EonYFgFVkmtyADyBRO9_qsbXUUE34jg">
            <text:p>RDCLAK5uy_n6EonYFgFVkmtyADyBRO9_qsbXUUE34jg</text:p>
          </table:table-cell>
          <table:table-cell table:style-name="ce8" table:formula="of:=ABS(LEFT([.D597] ;LEN([.D597])-6))" office:value-type="float" office:value="50">
            <text:p>50</text:p>
          </table:table-cell>
          <table:table-cell table:formula="of:=PROPER(RIGHT([.C597];LEN([.C597])-SEARCH(&quot; &quot;;[.C597])))" office:value-type="string" office:string-value="Pawan Singh">
            <text:p>Pawan Sing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d6w8VlKmNpFUH9ITRSOV8t3vIRhksriE</text:p>
          </table:table-cell>
          <table:table-cell table:style-name="Default" office:value-type="string">
            <text:p>https://lh3.googleusercontent.com/Mu6eo0BsszExERUxMdZQtar5x_6cR0A7RnN-fWnNQmaqv-I8aW7j3rw_U2_2-DmJt0vTyCvSewLRIRs=w60-h60-l90-rj</text:p>
          </table:table-cell>
          <table:table-cell table:style-name="Default" office:value-type="string">
            <text:p>Presenting Payung Teduh</text:p>
          </table:table-cell>
          <table:table-cell table:style-name="Default" office:value-type="string">
            <text:p>20 songs</text:p>
          </table:table-cell>
          <table:table-cell table:formula="of:=RIGHT([.A598];LEN([.A598])-SEARCH(&quot;=&quot;;[.A598]))" office:value-type="string" office:string-value="RDCLAK5uy_md6w8VlKmNpFUH9ITRSOV8t3vIRhksriE">
            <text:p>RDCLAK5uy_md6w8VlKmNpFUH9ITRSOV8t3vIRhksriE</text:p>
          </table:table-cell>
          <table:table-cell table:style-name="ce8" table:formula="of:=ABS(LEFT([.D598] ;LEN([.D598])-6))" office:value-type="float" office:value="20">
            <text:p>20</text:p>
          </table:table-cell>
          <table:table-cell table:formula="of:=PROPER(RIGHT([.C598];LEN([.C598])-SEARCH(&quot; &quot;;[.C598])))" office:value-type="string" office:string-value="Payung Teduh">
            <text:p>Payung Tedu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MMLVPMMEjzugIAQd4Nxv1BT6rIz1T4pw</text:p>
          </table:table-cell>
          <table:table-cell office:value-type="string">
            <text:p>https://lh3.googleusercontent.com/xQdgZASkHrn2ozGbba_UiF-ykSYXB_i7EJvJxdwnVL8LBvG_1gEvNAK6u6dOxx4A65owDHjXWGJT5g=w60-h60-l90-rj</text:p>
          </table:table-cell>
          <table:table-cell office:value-type="string">
            <text:p>Presenting Pearl Jam</text:p>
          </table:table-cell>
          <table:table-cell office:value-type="string">
            <text:p>42 songs</text:p>
          </table:table-cell>
          <table:table-cell table:formula="of:=RIGHT([.A599];LEN([.A599])-SEARCH(&quot;=&quot;;[.A599]))" office:value-type="string" office:string-value="RDCLAK5uy_lMMLVPMMEjzugIAQd4Nxv1BT6rIz1T4pw">
            <text:p>RDCLAK5uy_lMMLVPMMEjzugIAQd4Nxv1BT6rIz1T4pw</text:p>
          </table:table-cell>
          <table:table-cell table:style-name="ce8" table:formula="of:=ABS(LEFT([.D599] ;LEN([.D599])-6))" office:value-type="float" office:value="42">
            <text:p>42</text:p>
          </table:table-cell>
          <table:table-cell table:formula="of:=PROPER(RIGHT([.C599];LEN([.C599])-SEARCH(&quot; &quot;;[.C599])))" office:value-type="string" office:string-value="Pearl Jam">
            <text:p>Pearl Jam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MMLVPMMEjzugIAQd4Nxv1BT6rIz1T4pw</text:p>
          </table:table-cell>
          <table:table-cell table:style-name="Default" office:value-type="string">
            <text:p>https://lh3.googleusercontent.com/xQdgZASkHrn2ozGbba_UiF-ykSYXB_i7EJvJxdwnVL8LBvG_1gEvNAK6u6dOxx4A65owDHjXWGJT5g=w60-h60-l90-rj</text:p>
          </table:table-cell>
          <table:table-cell table:style-name="Default" office:value-type="string">
            <text:p>Presenting Pearl Jam</text:p>
          </table:table-cell>
          <table:table-cell table:style-name="Default" office:value-type="string">
            <text:p>42 songs</text:p>
          </table:table-cell>
          <table:table-cell table:formula="of:=RIGHT([.A600];LEN([.A600])-SEARCH(&quot;=&quot;;[.A600]))" office:value-type="string" office:string-value="RDCLAK5uy_lMMLVPMMEjzugIAQd4Nxv1BT6rIz1T4pw">
            <text:p>RDCLAK5uy_lMMLVPMMEjzugIAQd4Nxv1BT6rIz1T4pw</text:p>
          </table:table-cell>
          <table:table-cell table:style-name="ce8" table:formula="of:=ABS(LEFT([.D600] ;LEN([.D600])-6))" office:value-type="float" office:value="42">
            <text:p>42</text:p>
          </table:table-cell>
          <table:table-cell table:formula="of:=PROPER(RIGHT([.C600];LEN([.C600])-SEARCH(&quot; &quot;;[.C600])))" office:value-type="string" office:string-value="Pearl Jam">
            <text:p>Pearl Jam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SaeHONKQbJ0sTK2bMS81IMYCSp4TMH0</text:p>
          </table:table-cell>
          <table:table-cell table:style-name="Default" office:value-type="string">
            <text:p>https://lh3.googleusercontent.com/bnKJcRbgGQK0uqkl-W_GhL8Vut0vxXdutx-XrYsoLf8QNRvgF9wg6EzHX2YZJP1-P76W03l-blesNFk=w60-h60-l90-rj</text:p>
          </table:table-cell>
          <table:table-cell table:style-name="Default" office:value-type="string">
            <text:p>Presenting Peruzzi</text:p>
          </table:table-cell>
          <table:table-cell table:style-name="Default" office:value-type="string">
            <text:p>20 songs</text:p>
          </table:table-cell>
          <table:table-cell table:formula="of:=RIGHT([.A601];LEN([.A601])-SEARCH(&quot;=&quot;;[.A601]))" office:value-type="string" office:string-value="RDCLAK5uy_nLSaeHONKQbJ0sTK2bMS81IMYCSp4TMH0">
            <text:p>RDCLAK5uy_nLSaeHONKQbJ0sTK2bMS81IMYCSp4TMH0</text:p>
          </table:table-cell>
          <table:table-cell table:style-name="ce8" table:formula="of:=ABS(LEFT([.D601] ;LEN([.D601])-6))" office:value-type="float" office:value="20">
            <text:p>20</text:p>
          </table:table-cell>
          <table:table-cell table:formula="of:=PROPER(RIGHT([.C601];LEN([.C601])-SEARCH(&quot; &quot;;[.C601])))" office:value-type="string" office:string-value="Peruzzi">
            <text:p>Peruzz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CVwlKsipzrWOF91q7wEBnV2rytCqIwsY</text:p>
          </table:table-cell>
          <table:table-cell table:style-name="Default" office:value-type="string">
            <text:p>https://lh3.googleusercontent.com/JD8n7neaaHfhe8_q11M6HNi4CISYcuTGnaCyfIN3OwtgBvTVkVgmC7miDyCQeutN5GiZYmkU0Aa2JWgB=w60-h60-l90-rj</text:p>
          </table:table-cell>
          <table:table-cell table:style-name="Default" office:value-type="string">
            <text:p>Presenting Peso Pluma</text:p>
          </table:table-cell>
          <table:table-cell table:style-name="Default" office:value-type="string">
            <text:p>36 songs</text:p>
          </table:table-cell>
          <table:table-cell table:formula="of:=RIGHT([.A602];LEN([.A602])-SEARCH(&quot;=&quot;;[.A602]))" office:value-type="string" office:string-value="RDCLAK5uy_lCVwlKsipzrWOF91q7wEBnV2rytCqIwsY">
            <text:p>RDCLAK5uy_lCVwlKsipzrWOF91q7wEBnV2rytCqIwsY</text:p>
          </table:table-cell>
          <table:table-cell table:style-name="ce8" table:formula="of:=ABS(LEFT([.D602] ;LEN([.D602])-6))" office:value-type="float" office:value="36">
            <text:p>36</text:p>
          </table:table-cell>
          <table:table-cell table:formula="of:=PROPER(RIGHT([.C602];LEN([.C602])-SEARCH(&quot; &quot;;[.C602])))" office:value-type="string" office:string-value="Peso Pluma">
            <text:p>Peso Plum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EpbypUw0SzGaVLxipn4iWb0B7zyUoohM</text:p>
          </table:table-cell>
          <table:table-cell office:value-type="string">
            <text:p>https://lh3.googleusercontent.com/mPFi4jdeDWp1BWSg5pzheES91chLwvHMtxShbMpQQLATUi8TNE9F9BcFznMlRz3bRatRL4yIx2boSoU=w60-h60-l90-rj</text:p>
          </table:table-cell>
          <table:table-cell office:value-type="string">
            <text:p>Presenting Pet Shop Boys</text:p>
          </table:table-cell>
          <table:table-cell office:value-type="string">
            <text:p>30 songs</text:p>
          </table:table-cell>
          <table:table-cell table:formula="of:=RIGHT([.A603];LEN([.A603])-SEARCH(&quot;=&quot;;[.A603]))" office:value-type="string" office:string-value="RDCLAK5uy_kEpbypUw0SzGaVLxipn4iWb0B7zyUoohM">
            <text:p>RDCLAK5uy_kEpbypUw0SzGaVLxipn4iWb0B7zyUoohM</text:p>
          </table:table-cell>
          <table:table-cell table:style-name="ce8" table:formula="of:=ABS(LEFT([.D603] ;LEN([.D603])-6))" office:value-type="float" office:value="30">
            <text:p>30</text:p>
          </table:table-cell>
          <table:table-cell table:formula="of:=PROPER(RIGHT([.C603];LEN([.C603])-SEARCH(&quot; &quot;;[.C603])))" office:value-type="string" office:string-value="Pet Shop Boys">
            <text:p>Pet Shop Bo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EpbypUw0SzGaVLxipn4iWb0B7zyUoohM</text:p>
          </table:table-cell>
          <table:table-cell table:style-name="Default" office:value-type="string">
            <text:p>https://lh3.googleusercontent.com/mPFi4jdeDWp1BWSg5pzheES91chLwvHMtxShbMpQQLATUi8TNE9F9BcFznMlRz3bRatRL4yIx2boSoU=w60-h60-l90-rj</text:p>
          </table:table-cell>
          <table:table-cell table:style-name="Default" office:value-type="string">
            <text:p>Presenting Pet Shop Boys</text:p>
          </table:table-cell>
          <table:table-cell table:style-name="Default" office:value-type="string">
            <text:p>30 songs</text:p>
          </table:table-cell>
          <table:table-cell table:formula="of:=RIGHT([.A604];LEN([.A604])-SEARCH(&quot;=&quot;;[.A604]))" office:value-type="string" office:string-value="RDCLAK5uy_kEpbypUw0SzGaVLxipn4iWb0B7zyUoohM">
            <text:p>RDCLAK5uy_kEpbypUw0SzGaVLxipn4iWb0B7zyUoohM</text:p>
          </table:table-cell>
          <table:table-cell table:style-name="ce8" table:formula="of:=ABS(LEFT([.D604] ;LEN([.D604])-6))" office:value-type="float" office:value="30">
            <text:p>30</text:p>
          </table:table-cell>
          <table:table-cell table:formula="of:=PROPER(RIGHT([.C604];LEN([.C604])-SEARCH(&quot; &quot;;[.C604])))" office:value-type="string" office:string-value="Pet Shop Boys">
            <text:p>Pet Shop Boy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RqlqBuiZf-EpF7JwwQ5II1-r7ssbuCB4</text:p>
          </table:table-cell>
          <table:table-cell table:style-name="Default" office:value-type="string">
            <text:p>https://lh3.googleusercontent.com/HRi6B7mMSKnJxqv7e-f1pNqtGIr05ujECN__prNeSs5_kW0m3BlWOAfxMSQUSCn0Ia5T1WjZ2X4heQ=w60-h60-l90-rj</text:p>
          </table:table-cell>
          <table:table-cell table:style-name="Default" office:value-type="string">
            <text:p>Presenting Phyno</text:p>
          </table:table-cell>
          <table:table-cell table:style-name="Default" office:value-type="string">
            <text:p>36 songs</text:p>
          </table:table-cell>
          <table:table-cell table:formula="of:=RIGHT([.A605];LEN([.A605])-SEARCH(&quot;=&quot;;[.A605]))" office:value-type="string" office:string-value="RDCLAK5uy_nRqlqBuiZf-EpF7JwwQ5II1-r7ssbuCB4">
            <text:p>RDCLAK5uy_nRqlqBuiZf-EpF7JwwQ5II1-r7ssbuCB4</text:p>
          </table:table-cell>
          <table:table-cell table:style-name="ce8" table:formula="of:=ABS(LEFT([.D605] ;LEN([.D605])-6))" office:value-type="float" office:value="36">
            <text:p>36</text:p>
          </table:table-cell>
          <table:table-cell table:formula="of:=PROPER(RIGHT([.C605];LEN([.C605])-SEARCH(&quot; &quot;;[.C605])))" office:value-type="string" office:string-value="Phyno">
            <text:p>Phy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Jy5SwGXcpUreBNKJBS-VqwfPmMWFxnJo</text:p>
          </table:table-cell>
          <table:table-cell office:value-type="string">
            <text:p>https://lh3.googleusercontent.com/5AJ5p-fyVt8Fd4dLnCUmlPoonZQhyPYSyEqgWWEeIFjegN2GFsnioUDLrjpAIVmWdWfXsGa9uKvY9og=w60-h60-l90-rj</text:p>
          </table:table-cell>
          <table:table-cell office:value-type="string">
            <text:p>Presenting Pitty</text:p>
          </table:table-cell>
          <table:table-cell office:value-type="string">
            <text:p>38 songs</text:p>
          </table:table-cell>
          <table:table-cell table:formula="of:=RIGHT([.A606];LEN([.A606])-SEARCH(&quot;=&quot;;[.A606]))" office:value-type="string" office:string-value="RDCLAK5uy_nJy5SwGXcpUreBNKJBS-VqwfPmMWFxnJo">
            <text:p>RDCLAK5uy_nJy5SwGXcpUreBNKJBS-VqwfPmMWFxnJo</text:p>
          </table:table-cell>
          <table:table-cell table:style-name="ce8" table:formula="of:=ABS(LEFT([.D606] ;LEN([.D606])-6))" office:value-type="float" office:value="38">
            <text:p>38</text:p>
          </table:table-cell>
          <table:table-cell table:formula="of:=PROPER(RIGHT([.C606];LEN([.C606])-SEARCH(&quot; &quot;;[.C606])))" office:value-type="string" office:string-value="Pitty">
            <text:p>Pitt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CowtLeV7PKY2GqWWwEgxDbfXKOPL7TDk</text:p>
          </table:table-cell>
          <table:table-cell office:value-type="string">
            <text:p>https://lh3.googleusercontent.com/zRFK2uWRLuxlfwPawIBJHgFmlbSa_rlrlmJqngZHHLZNFymOcQHQWYL7ML2GtzVRF1QcIvfYT4VR28A=w60-h60-l90-rj</text:p>
          </table:table-cell>
          <table:table-cell office:value-type="string">
            <text:p>Presenting Placebo</text:p>
          </table:table-cell>
          <table:table-cell office:value-type="string">
            <text:p>32 songs</text:p>
          </table:table-cell>
          <table:table-cell table:formula="of:=RIGHT([.A607];LEN([.A607])-SEARCH(&quot;=&quot;;[.A607]))" office:value-type="string" office:string-value="RDCLAK5uy_lCowtLeV7PKY2GqWWwEgxDbfXKOPL7TDk">
            <text:p>RDCLAK5uy_lCowtLeV7PKY2GqWWwEgxDbfXKOPL7TDk</text:p>
          </table:table-cell>
          <table:table-cell table:style-name="ce8" table:formula="of:=ABS(LEFT([.D607] ;LEN([.D607])-6))" office:value-type="float" office:value="32">
            <text:p>32</text:p>
          </table:table-cell>
          <table:table-cell table:formula="of:=PROPER(RIGHT([.C607];LEN([.C607])-SEARCH(&quot; &quot;;[.C607])))" office:value-type="string" office:string-value="Placebo">
            <text:p>Placeb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X9R8koujT6GdiVx0rYy-f9_PsizErKdg</text:p>
          </table:table-cell>
          <table:table-cell office:value-type="string">
            <text:p>https://lh3.googleusercontent.com/sblVKeu5mWGQP6tGkPA55nlPdSgPNCH8j-sartZOAkkKkt0LngFL_pnBu4I8QTIt12wVAof3qTghjQ=w60-h60-l90-rj</text:p>
          </table:table-cell>
          <table:table-cell office:value-type="string">
            <text:p>Presenting Planet Hemp</text:p>
          </table:table-cell>
          <table:table-cell office:value-type="string">
            <text:p>32 songs</text:p>
          </table:table-cell>
          <table:table-cell table:formula="of:=RIGHT([.A608];LEN([.A608])-SEARCH(&quot;=&quot;;[.A608]))" office:value-type="string" office:string-value="RDCLAK5uy_nX9R8koujT6GdiVx0rYy-f9_PsizErKdg">
            <text:p>RDCLAK5uy_nX9R8koujT6GdiVx0rYy-f9_PsizErKdg</text:p>
          </table:table-cell>
          <table:table-cell table:style-name="ce8" table:formula="of:=ABS(LEFT([.D608] ;LEN([.D608])-6))" office:value-type="float" office:value="32">
            <text:p>32</text:p>
          </table:table-cell>
          <table:table-cell table:formula="of:=PROPER(RIGHT([.C608];LEN([.C608])-SEARCH(&quot; &quot;;[.C608])))" office:value-type="string" office:string-value="Planet Hemp">
            <text:p>Planet Hem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c4SFiHoVPivNDs9oP8NiLunNH7H7rS9I</text:p>
          </table:table-cell>
          <table:table-cell office:value-type="string">
            <text:p>https://lh3.googleusercontent.com/rYxPeRt6eCo2fstA5lC9r1nBBHA-R6e5waCP-ggLp9n0-C1HgGPkSkfDWIbI4CkaaK-iWhuBv0XNZGM=w60-h60-l90-rj</text:p>
          </table:table-cell>
          <table:table-cell office:value-type="string">
            <text:p>Presenting Playboi Carti</text:p>
          </table:table-cell>
          <table:table-cell office:value-type="string">
            <text:p>36 songs</text:p>
          </table:table-cell>
          <table:table-cell table:formula="of:=RIGHT([.A609];LEN([.A609])-SEARCH(&quot;=&quot;;[.A609]))" office:value-type="string" office:string-value="RDCLAK5uy_lc4SFiHoVPivNDs9oP8NiLunNH7H7rS9I">
            <text:p>RDCLAK5uy_lc4SFiHoVPivNDs9oP8NiLunNH7H7rS9I</text:p>
          </table:table-cell>
          <table:table-cell table:style-name="ce8" table:formula="of:=ABS(LEFT([.D609] ;LEN([.D609])-6))" office:value-type="float" office:value="36">
            <text:p>36</text:p>
          </table:table-cell>
          <table:table-cell table:formula="of:=PROPER(RIGHT([.C609];LEN([.C609])-SEARCH(&quot; &quot;;[.C609])))" office:value-type="string" office:string-value="Playboi Carti">
            <text:p>Playboi Cart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c4SFiHoVPivNDs9oP8NiLunNH7H7rS9I</text:p>
          </table:table-cell>
          <table:table-cell table:style-name="Default" office:value-type="string">
            <text:p>https://lh3.googleusercontent.com/rYxPeRt6eCo2fstA5lC9r1nBBHA-R6e5waCP-ggLp9n0-C1HgGPkSkfDWIbI4CkaaK-iWhuBv0XNZGM=w60-h60-l90-rj</text:p>
          </table:table-cell>
          <table:table-cell table:style-name="Default" office:value-type="string">
            <text:p>Presenting Playboi Carti</text:p>
          </table:table-cell>
          <table:table-cell table:style-name="Default" office:value-type="string">
            <text:p>36 songs</text:p>
          </table:table-cell>
          <table:table-cell table:formula="of:=RIGHT([.A610];LEN([.A610])-SEARCH(&quot;=&quot;;[.A610]))" office:value-type="string" office:string-value="RDCLAK5uy_lc4SFiHoVPivNDs9oP8NiLunNH7H7rS9I">
            <text:p>RDCLAK5uy_lc4SFiHoVPivNDs9oP8NiLunNH7H7rS9I</text:p>
          </table:table-cell>
          <table:table-cell table:style-name="ce8" table:formula="of:=ABS(LEFT([.D610] ;LEN([.D610])-6))" office:value-type="float" office:value="36">
            <text:p>36</text:p>
          </table:table-cell>
          <table:table-cell table:formula="of:=PROPER(RIGHT([.C610];LEN([.C610])-SEARCH(&quot; &quot;;[.C610])))" office:value-type="string" office:string-value="Playboi Carti">
            <text:p>Playboi Carti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MQQ1I0xqofgRcK2Yfy4tQLe2P9ZWYFxA</text:p>
          </table:table-cell>
          <table:table-cell office:value-type="string">
            <text:p>https://lh3.googleusercontent.com/IWJcF5FC55Mre53tYplqj8Wq3IenQiY6ffZeARanao9Kt3BkDv7ioixZIpBw0ffnHO7k8LvEU0Dkx0Pb=w60-h60-l90-rj</text:p>
          </table:table-cell>
          <table:table-cell office:value-type="string">
            <text:p>Presenting PLK</text:p>
          </table:table-cell>
          <table:table-cell office:value-type="string">
            <text:p>27 songs</text:p>
          </table:table-cell>
          <table:table-cell table:formula="of:=RIGHT([.A611];LEN([.A611])-SEARCH(&quot;=&quot;;[.A611]))" office:value-type="string" office:string-value="RDCLAK5uy_mMQQ1I0xqofgRcK2Yfy4tQLe2P9ZWYFxA">
            <text:p>RDCLAK5uy_mMQQ1I0xqofgRcK2Yfy4tQLe2P9ZWYFxA</text:p>
          </table:table-cell>
          <table:table-cell table:style-name="ce8" table:formula="of:=ABS(LEFT([.D611] ;LEN([.D611])-6))" office:value-type="float" office:value="27">
            <text:p>27</text:p>
          </table:table-cell>
          <table:table-cell table:formula="of:=PROPER(RIGHT([.C611];LEN([.C611])-SEARCH(&quot; &quot;;[.C611])))" office:value-type="string" office:string-value="Plk">
            <text:p>Pl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MQQ1I0xqofgRcK2Yfy4tQLe2P9ZWYFxA</text:p>
          </table:table-cell>
          <table:table-cell table:style-name="Default" office:value-type="string">
            <text:p>https://lh3.googleusercontent.com/IWJcF5FC55Mre53tYplqj8Wq3IenQiY6ffZeARanao9Kt3BkDv7ioixZIpBw0ffnHO7k8LvEU0Dkx0Pb=w60-h60-l90-rj</text:p>
          </table:table-cell>
          <table:table-cell table:style-name="Default" office:value-type="string">
            <text:p>Presenting PLK</text:p>
          </table:table-cell>
          <table:table-cell table:style-name="Default" office:value-type="string">
            <text:p>27 songs</text:p>
          </table:table-cell>
          <table:table-cell table:formula="of:=RIGHT([.A612];LEN([.A612])-SEARCH(&quot;=&quot;;[.A612]))" office:value-type="string" office:string-value="RDCLAK5uy_mMQQ1I0xqofgRcK2Yfy4tQLe2P9ZWYFxA">
            <text:p>RDCLAK5uy_mMQQ1I0xqofgRcK2Yfy4tQLe2P9ZWYFxA</text:p>
          </table:table-cell>
          <table:table-cell table:style-name="ce8" table:formula="of:=ABS(LEFT([.D612] ;LEN([.D612])-6))" office:value-type="float" office:value="27">
            <text:p>27</text:p>
          </table:table-cell>
          <table:table-cell table:formula="of:=PROPER(RIGHT([.C612];LEN([.C612])-SEARCH(&quot; &quot;;[.C612])))" office:value-type="string" office:string-value="Plk">
            <text:p>Plk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EbpiprZ3zP6gSlC4KgMSt-jDmZXdwcuc</text:p>
          </table:table-cell>
          <table:table-cell office:value-type="string">
            <text:p>https://lh3.googleusercontent.com/cULkLDTPO4JpFiIjwFuJ21eB9wXi7JtGyeRLJXI3GbPKmkUeTB7sUnvdlflFyznVWOsSmMN2CSW_888=w60-h60-l90-rj</text:p>
          </table:table-cell>
          <table:table-cell office:value-type="string">
            <text:p>Presenting Poison</text:p>
          </table:table-cell>
          <table:table-cell office:value-type="string">
            <text:p>15 songs</text:p>
          </table:table-cell>
          <table:table-cell table:formula="of:=RIGHT([.A613];LEN([.A613])-SEARCH(&quot;=&quot;;[.A613]))" office:value-type="string" office:string-value="RDCLAK5uy_kEbpiprZ3zP6gSlC4KgMSt-jDmZXdwcuc">
            <text:p>RDCLAK5uy_kEbpiprZ3zP6gSlC4KgMSt-jDmZXdwcuc</text:p>
          </table:table-cell>
          <table:table-cell table:style-name="ce8" table:formula="of:=ABS(LEFT([.D613] ;LEN([.D613])-6))" office:value-type="float" office:value="15">
            <text:p>15</text:p>
          </table:table-cell>
          <table:table-cell table:formula="of:=PROPER(RIGHT([.C613];LEN([.C613])-SEARCH(&quot; &quot;;[.C613])))" office:value-type="string" office:string-value="Poison">
            <text:p>Pois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Hu_HYAQ0A-OfCwhuky240HOdM1UduuyA</text:p>
          </table:table-cell>
          <table:table-cell table:style-name="Default" office:value-type="string">
            <text:p>https://lh3.googleusercontent.com/uEZTcfN-VPGwLuR6aBA-8kYaxK9rRWyOw87If4AThJHzH2vj_9maLZGdQMQnISwb7uLQGh0RR2vu3bE=w60-h60-l90-rj</text:p>
          </table:table-cell>
          <table:table-cell table:style-name="Default" office:value-type="string">
            <text:p>Presenting Pop Smoke</text:p>
          </table:table-cell>
          <table:table-cell table:style-name="Default" office:value-type="string">
            <text:p>44 songs</text:p>
          </table:table-cell>
          <table:table-cell table:formula="of:=RIGHT([.A614];LEN([.A614])-SEARCH(&quot;=&quot;;[.A614]))" office:value-type="string" office:string-value="RDCLAK5uy_lHu_HYAQ0A-OfCwhuky240HOdM1UduuyA">
            <text:p>RDCLAK5uy_lHu_HYAQ0A-OfCwhuky240HOdM1UduuyA</text:p>
          </table:table-cell>
          <table:table-cell table:style-name="ce8" table:formula="of:=ABS(LEFT([.D614] ;LEN([.D614])-6))" office:value-type="float" office:value="44">
            <text:p>44</text:p>
          </table:table-cell>
          <table:table-cell table:formula="of:=PROPER(RIGHT([.C614];LEN([.C614])-SEARCH(&quot; &quot;;[.C614])))" office:value-type="string" office:string-value="Pop Smoke">
            <text:p>Pop Smok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gCEZpDE3kSJEoi5aEExINCoMVzqbayDs</text:p>
          </table:table-cell>
          <table:table-cell office:value-type="string">
            <text:p>https://lh3.googleusercontent.com/UgZ7jP1N0JTntYXgm3bsaG-lnbsUMNGZaiu2q2GY73Rfi7HzcFFroRNiR65X0U-AC9roD8G-fDRgkcg=w60-h60-l90-rj</text:p>
          </table:table-cell>
          <table:table-cell office:value-type="string">
            <text:p>Presenting Post Malone</text:p>
          </table:table-cell>
          <table:table-cell office:value-type="string">
            <text:p>72 songs</text:p>
          </table:table-cell>
          <table:table-cell table:formula="of:=RIGHT([.A615];LEN([.A615])-SEARCH(&quot;=&quot;;[.A615]))" office:value-type="string" office:string-value="RDCLAK5uy_lgCEZpDE3kSJEoi5aEExINCoMVzqbayDs">
            <text:p>RDCLAK5uy_lgCEZpDE3kSJEoi5aEExINCoMVzqbayDs</text:p>
          </table:table-cell>
          <table:table-cell table:style-name="ce8" table:formula="of:=ABS(LEFT([.D615] ;LEN([.D615])-6))" office:value-type="float" office:value="72">
            <text:p>72</text:p>
          </table:table-cell>
          <table:table-cell table:formula="of:=PROPER(RIGHT([.C615];LEN([.C615])-SEARCH(&quot; &quot;;[.C615])))" office:value-type="string" office:string-value="Post Malone">
            <text:p>Post Malo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CEZpDE3kSJEoi5aEExINCoMVzqbayDs</text:p>
          </table:table-cell>
          <table:table-cell table:style-name="Default" office:value-type="string">
            <text:p>https://lh3.googleusercontent.com/UgZ7jP1N0JTntYXgm3bsaG-lnbsUMNGZaiu2q2GY73Rfi7HzcFFroRNiR65X0U-AC9roD8G-fDRgkcg=w60-h60-l90-rj</text:p>
          </table:table-cell>
          <table:table-cell table:style-name="Default" office:value-type="string">
            <text:p>Presenting Post Malone</text:p>
          </table:table-cell>
          <table:table-cell table:style-name="Default" office:value-type="string">
            <text:p>72 songs</text:p>
          </table:table-cell>
          <table:table-cell table:formula="of:=RIGHT([.A616];LEN([.A616])-SEARCH(&quot;=&quot;;[.A616]))" office:value-type="string" office:string-value="RDCLAK5uy_lgCEZpDE3kSJEoi5aEExINCoMVzqbayDs">
            <text:p>RDCLAK5uy_lgCEZpDE3kSJEoi5aEExINCoMVzqbayDs</text:p>
          </table:table-cell>
          <table:table-cell table:style-name="ce8" table:formula="of:=ABS(LEFT([.D616] ;LEN([.D616])-6))" office:value-type="float" office:value="72">
            <text:p>72</text:p>
          </table:table-cell>
          <table:table-cell table:formula="of:=PROPER(RIGHT([.C616];LEN([.C616])-SEARCH(&quot; &quot;;[.C616])))" office:value-type="string" office:string-value="Post Malone">
            <text:p>Post Malon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40nj5qOKuDoYxx_9fkLjwKwxOzPAA__8</text:p>
          </table:table-cell>
          <table:table-cell table:style-name="Default" office:value-type="string">
            <text:p>https://lh3.googleusercontent.com/ThdT_IteqKaDTbEFMb4uVIMHiOyitcRNXXxp6XlaVvSJ6AJoDW3OdPJfYHEJ_noAt3FKlSHR7yY0BeVG=w60-h60-l90-rj</text:p>
          </table:table-cell>
          <table:table-cell table:style-name="Default" office:value-type="string">
            <text:p>Presenting Potter Payper</text:p>
          </table:table-cell>
          <table:table-cell table:style-name="Default" office:value-type="string">
            <text:p>21 songs</text:p>
          </table:table-cell>
          <table:table-cell table:formula="of:=RIGHT([.A617];LEN([.A617])-SEARCH(&quot;=&quot;;[.A617]))" office:value-type="string" office:string-value="RDCLAK5uy_m40nj5qOKuDoYxx_9fkLjwKwxOzPAA__8">
            <text:p>RDCLAK5uy_m40nj5qOKuDoYxx_9fkLjwKwxOzPAA__8</text:p>
          </table:table-cell>
          <table:table-cell table:style-name="ce8" table:formula="of:=ABS(LEFT([.D617] ;LEN([.D617])-6))" office:value-type="float" office:value="21">
            <text:p>21</text:p>
          </table:table-cell>
          <table:table-cell table:formula="of:=PROPER(RIGHT([.C617];LEN([.C617])-SEARCH(&quot; &quot;;[.C617])))" office:value-type="string" office:string-value="Potter Payper">
            <text:p>Potter Payp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fZ9D6hc1cvgPc3q37sjcX5aF5jhA6TH4</text:p>
          </table:table-cell>
          <table:table-cell table:style-name="Default" office:value-type="string">
            <text:p>https://lh3.googleusercontent.com/rc8VxJy-5KICpntvaVsNZVigeiDLsCyTRaj55b_BhGTnMpcETgnLQ3swFel-cr1Pw6DXCBMYMUfgcyA=w60-h60-l90-rj</text:p>
          </table:table-cell>
          <table:table-cell table:style-name="Default" office:value-type="string">
            <text:p>Presenting Prabh Deep</text:p>
          </table:table-cell>
          <table:table-cell table:style-name="Default" office:value-type="string">
            <text:p>40 songs</text:p>
          </table:table-cell>
          <table:table-cell table:formula="of:=RIGHT([.A618];LEN([.A618])-SEARCH(&quot;=&quot;;[.A618]))" office:value-type="string" office:string-value="RDCLAK5uy_kfZ9D6hc1cvgPc3q37sjcX5aF5jhA6TH4">
            <text:p>RDCLAK5uy_kfZ9D6hc1cvgPc3q37sjcX5aF5jhA6TH4</text:p>
          </table:table-cell>
          <table:table-cell table:style-name="ce8" table:formula="of:=ABS(LEFT([.D618] ;LEN([.D618])-6))" office:value-type="float" office:value="40">
            <text:p>40</text:p>
          </table:table-cell>
          <table:table-cell table:formula="of:=PROPER(RIGHT([.C618];LEN([.C618])-SEARCH(&quot; &quot;;[.C618])))" office:value-type="string" office:string-value="Prabh Deep">
            <text:p>Prabh Dee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FPnlb2RPekdhb7UHX_bO_Px_TfvMbUIY</text:p>
          </table:table-cell>
          <table:table-cell office:value-type="string">
            <text:p>https://lh3.googleusercontent.com/KhalU3etRUDTgXh3X_yjA8Yh1tj94gIItAaJ8WdV7aZ38iBG95dkGhVFa-SomjAtD9lXulcQQo20k8k=w60-h60-l90-rj</text:p>
          </table:table-cell>
          <table:table-cell office:value-type="string">
            <text:p>Presenting Primus</text:p>
          </table:table-cell>
          <table:table-cell office:value-type="string">
            <text:p>26 songs</text:p>
          </table:table-cell>
          <table:table-cell table:formula="of:=RIGHT([.A619];LEN([.A619])-SEARCH(&quot;=&quot;;[.A619]))" office:value-type="string" office:string-value="RDCLAK5uy_lFPnlb2RPekdhb7UHX_bO_Px_TfvMbUIY">
            <text:p>RDCLAK5uy_lFPnlb2RPekdhb7UHX_bO_Px_TfvMbUIY</text:p>
          </table:table-cell>
          <table:table-cell table:style-name="ce8" table:formula="of:=ABS(LEFT([.D619] ;LEN([.D619])-6))" office:value-type="float" office:value="26">
            <text:p>26</text:p>
          </table:table-cell>
          <table:table-cell table:formula="of:=PROPER(RIGHT([.C619];LEN([.C619])-SEARCH(&quot; &quot;;[.C619])))" office:value-type="string" office:string-value="Primus">
            <text:p>Primu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Ck83L9z97PmOObjle2NCsFK7ZrtbeEp4</text:p>
          </table:table-cell>
          <table:table-cell office:value-type="string">
            <text:p>https://lh3.googleusercontent.com/cX0lYmakL5yYWcADWACkm1YrLJs9koUYge-sBZWlbldo6ABmsHE8SynrL-U9l9fmOVDh2mlhiiWh9g=w60-h60-l90-rj</text:p>
          </table:table-cell>
          <table:table-cell office:value-type="string">
            <text:p>Presenting Pritam</text:p>
          </table:table-cell>
          <table:table-cell office:value-type="string">
            <text:p>50 songs</text:p>
          </table:table-cell>
          <table:table-cell table:formula="of:=RIGHT([.A620];LEN([.A620])-SEARCH(&quot;=&quot;;[.A620]))" office:value-type="string" office:string-value="RDCLAK5uy_lCk83L9z97PmOObjle2NCsFK7ZrtbeEp4">
            <text:p>RDCLAK5uy_lCk83L9z97PmOObjle2NCsFK7ZrtbeEp4</text:p>
          </table:table-cell>
          <table:table-cell table:style-name="ce8" table:formula="of:=ABS(LEFT([.D620] ;LEN([.D620])-6))" office:value-type="float" office:value="50">
            <text:p>50</text:p>
          </table:table-cell>
          <table:table-cell table:formula="of:=PROPER(RIGHT([.C620];LEN([.C620])-SEARCH(&quot; &quot;;[.C620])))" office:value-type="string" office:string-value="Pritam">
            <text:p>Prit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LM2xqoGxPyf2E1lp2XP3K6zyAVw0VNl4</text:p>
          </table:table-cell>
          <table:table-cell table:style-name="Default" office:value-type="string">
            <text:p>https://lh3.googleusercontent.com/zJuQ_E8gQurG09t5Klk3wSuA1kdSX_q0qtIjxVauf7_FII0TnXmB0H5B9h1ZviKo73rd6cLrVkelcCCc=w60-h60-l90-rj</text:p>
          </table:table-cell>
          <table:table-cell table:style-name="Default" office:value-type="string">
            <text:p>Presenting Projota</text:p>
          </table:table-cell>
          <table:table-cell table:style-name="Default" office:value-type="string">
            <text:p>51 songs</text:p>
          </table:table-cell>
          <table:table-cell table:formula="of:=RIGHT([.A621];LEN([.A621])-SEARCH(&quot;=&quot;;[.A621]))" office:value-type="string" office:string-value="RDCLAK5uy_kLM2xqoGxPyf2E1lp2XP3K6zyAVw0VNl4">
            <text:p>RDCLAK5uy_kLM2xqoGxPyf2E1lp2XP3K6zyAVw0VNl4</text:p>
          </table:table-cell>
          <table:table-cell table:style-name="ce8" table:formula="of:=ABS(LEFT([.D621] ;LEN([.D621])-6))" office:value-type="float" office:value="51">
            <text:p>51</text:p>
          </table:table-cell>
          <table:table-cell table:formula="of:=PROPER(RIGHT([.C621];LEN([.C621])-SEARCH(&quot; &quot;;[.C621])))" office:value-type="string" office:string-value="Projota">
            <text:p>Projot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x6-ZxukGVPzQqDC4CHhksZO8HCg_6gag</text:p>
          </table:table-cell>
          <table:table-cell office:value-type="string">
            <text:p>https://lh3.googleusercontent.com/H4ddTMxDkFd2qWpnY0tcYfWMR3m2wDIwwGWJqx04DIDYFuBrJUM2EIfAMSPnve0CwqGEfxTnA37c3A=w60-h60-l90-rj</text:p>
          </table:table-cell>
          <table:table-cell office:value-type="string">
            <text:p>Presenting PSY</text:p>
          </table:table-cell>
          <table:table-cell office:value-type="string">
            <text:p>44 songs</text:p>
          </table:table-cell>
          <table:table-cell table:formula="of:=RIGHT([.A622];LEN([.A622])-SEARCH(&quot;=&quot;;[.A622]))" office:value-type="string" office:string-value="RDCLAK5uy_kx6-ZxukGVPzQqDC4CHhksZO8HCg_6gag">
            <text:p>RDCLAK5uy_kx6-ZxukGVPzQqDC4CHhksZO8HCg_6gag</text:p>
          </table:table-cell>
          <table:table-cell table:style-name="ce8" table:formula="of:=ABS(LEFT([.D622] ;LEN([.D622])-6))" office:value-type="float" office:value="44">
            <text:p>44</text:p>
          </table:table-cell>
          <table:table-cell table:formula="of:=PROPER(RIGHT([.C622];LEN([.C622])-SEARCH(&quot; &quot;;[.C622])))" office:value-type="string" office:string-value="Psy">
            <text:p>Ps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i2106n8BJcegO8Yi6SHpNimm-Co9LFJM</text:p>
          </table:table-cell>
          <table:table-cell table:style-name="Default" office:value-type="string">
            <text:p>https://lh3.googleusercontent.com/Y0L-yVqFptKcRYrFj-BL-xcB1t8PI3Lb9pBghMDpg8hGMiHYFpfZAqgBHLTopjqiY94zOxAndEYRelE=w60-h60-l90-rj</text:p>
          </table:table-cell>
          <table:table-cell table:style-name="Default" office:value-type="string">
            <text:p>Presenting PUNPEE</text:p>
          </table:table-cell>
          <table:table-cell table:style-name="Default" office:value-type="string">
            <text:p>21 songs</text:p>
          </table:table-cell>
          <table:table-cell table:formula="of:=RIGHT([.A623];LEN([.A623])-SEARCH(&quot;=&quot;;[.A623]))" office:value-type="string" office:string-value="RDCLAK5uy_ni2106n8BJcegO8Yi6SHpNimm-Co9LFJM">
            <text:p>RDCLAK5uy_ni2106n8BJcegO8Yi6SHpNimm-Co9LFJM</text:p>
          </table:table-cell>
          <table:table-cell table:style-name="ce8" table:formula="of:=ABS(LEFT([.D623] ;LEN([.D623])-6))" office:value-type="float" office:value="21">
            <text:p>21</text:p>
          </table:table-cell>
          <table:table-cell table:formula="of:=PROPER(RIGHT([.C623];LEN([.C623])-SEARCH(&quot; &quot;;[.C623])))" office:value-type="string" office:string-value="Punpee">
            <text:p>Punpe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WzsDfd9vhS2vGVMChstFqYX_QY8MdRXw</text:p>
          </table:table-cell>
          <table:table-cell table:style-name="Default" office:value-type="string">
            <text:p>https://lh3.googleusercontent.com/1q8cWGNjhwGjp5e7pCYUQ9VCPelLHtyjC9PXS-ANb2pIz5WXO_y95pwDHPx6ATfBFPNqyDnojg6bZw=w60-h60-l90-rj</text:p>
          </table:table-cell>
          <table:table-cell table:style-name="Default" office:value-type="string">
            <text:p>Presenting Pusha T</text:p>
          </table:table-cell>
          <table:table-cell table:style-name="Default" office:value-type="string">
            <text:p>47 songs</text:p>
          </table:table-cell>
          <table:table-cell table:formula="of:=RIGHT([.A624];LEN([.A624])-SEARCH(&quot;=&quot;;[.A624]))" office:value-type="string" office:string-value="RDCLAK5uy_nWzsDfd9vhS2vGVMChstFqYX_QY8MdRXw">
            <text:p>RDCLAK5uy_nWzsDfd9vhS2vGVMChstFqYX_QY8MdRXw</text:p>
          </table:table-cell>
          <table:table-cell table:style-name="ce8" table:formula="of:=ABS(LEFT([.D624] ;LEN([.D624])-6))" office:value-type="float" office:value="47">
            <text:p>47</text:p>
          </table:table-cell>
          <table:table-cell table:formula="of:=PROPER(RIGHT([.C624];LEN([.C624])-SEARCH(&quot; &quot;;[.C624])))" office:value-type="string" office:string-value="Pusha T">
            <text:p>Pusha 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ePvUIRtka0fZSLEEjKByNMYbxfyr7rGM</text:p>
          </table:table-cell>
          <table:table-cell office:value-type="string">
            <text:p>https://lh3.googleusercontent.com/Yv_EfzeSbSiGsniwtU3vZMO-JbH68ElmO4SqpW71sDHp2mWC2jNP1SSupj506Irpd9_RudYTJ02r9DyK=w60-h60-l90-rj</text:p>
          </table:table-cell>
          <table:table-cell office:value-type="string">
            <text:p>Presenting Queen</text:p>
          </table:table-cell>
          <table:table-cell office:value-type="string">
            <text:p>34 songs</text:p>
          </table:table-cell>
          <table:table-cell table:formula="of:=RIGHT([.A625];LEN([.A625])-SEARCH(&quot;=&quot;;[.A625]))" office:value-type="string" office:string-value="RDCLAK5uy_lePvUIRtka0fZSLEEjKByNMYbxfyr7rGM">
            <text:p>RDCLAK5uy_lePvUIRtka0fZSLEEjKByNMYbxfyr7rGM</text:p>
          </table:table-cell>
          <table:table-cell table:style-name="ce8" table:formula="of:=ABS(LEFT([.D625] ;LEN([.D625])-6))" office:value-type="float" office:value="34">
            <text:p>34</text:p>
          </table:table-cell>
          <table:table-cell table:formula="of:=PROPER(RIGHT([.C625];LEN([.C625])-SEARCH(&quot; &quot;;[.C625])))" office:value-type="string" office:string-value="Queen">
            <text:p>Quee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PurTpCLgVfHtJLcOqEuV1XqDRzltpq8U</text:p>
          </table:table-cell>
          <table:table-cell office:value-type="string">
            <text:p>https://lh3.googleusercontent.com/NMzSG6H1vKdJ3F3lpFbL7MTHlJ8FsfLH5mY7H3XXNAyEjvPxWWpccaSzW56V46EZj36EwR1MyIWXcbkW=w60-h60-l90-rj</text:p>
          </table:table-cell>
          <table:table-cell office:value-type="string">
            <text:p>Presenting Queens of the Stone Age</text:p>
          </table:table-cell>
          <table:table-cell office:value-type="string">
            <text:p>39 songs</text:p>
          </table:table-cell>
          <table:table-cell table:formula="of:=RIGHT([.A626];LEN([.A626])-SEARCH(&quot;=&quot;;[.A626]))" office:value-type="string" office:string-value="RDCLAK5uy_kPurTpCLgVfHtJLcOqEuV1XqDRzltpq8U">
            <text:p>RDCLAK5uy_kPurTpCLgVfHtJLcOqEuV1XqDRzltpq8U</text:p>
          </table:table-cell>
          <table:table-cell table:style-name="ce8" table:formula="of:=ABS(LEFT([.D626] ;LEN([.D626])-6))" office:value-type="float" office:value="39">
            <text:p>39</text:p>
          </table:table-cell>
          <table:table-cell table:formula="of:=PROPER(RIGHT([.C626];LEN([.C626])-SEARCH(&quot; &quot;;[.C626])))" office:value-type="string" office:string-value="Queens Of The Stone Age">
            <text:p>Queens Of The Stone Ag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5sQnhRlNeFJSwmwD11qwJUFJR-cYXMc4</text:p>
          </table:table-cell>
          <table:table-cell office:value-type="string">
            <text:p>https://lh3.googleusercontent.com/DiNuSA1YsqwhQe5ZMgesNXLKM8kEgrgcXrzSnPN4bCgWezpspLKcp7vEzo07syheOGuacaU9jP6CsJw=w60-h60-l90-rj</text:p>
          </table:table-cell>
          <table:table-cell office:value-type="string">
            <text:p>Presenting R.D. Burman</text:p>
          </table:table-cell>
          <table:table-cell office:value-type="string">
            <text:p>50 songs</text:p>
          </table:table-cell>
          <table:table-cell table:formula="of:=RIGHT([.A627];LEN([.A627])-SEARCH(&quot;=&quot;;[.A627]))" office:value-type="string" office:string-value="RDCLAK5uy_l5sQnhRlNeFJSwmwD11qwJUFJR-cYXMc4">
            <text:p>RDCLAK5uy_l5sQnhRlNeFJSwmwD11qwJUFJR-cYXMc4</text:p>
          </table:table-cell>
          <table:table-cell table:style-name="ce8" table:formula="of:=ABS(LEFT([.D627] ;LEN([.D627])-6))" office:value-type="float" office:value="50">
            <text:p>50</text:p>
          </table:table-cell>
          <table:table-cell table:formula="of:=PROPER(RIGHT([.C627];LEN([.C627])-SEARCH(&quot; &quot;;[.C627])))" office:value-type="string" office:string-value="R.D. Burman">
            <text:p>R.D. Burm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Bom36lMCD4C9PDPl2fgI04Iw5OPmaHSw</text:p>
          </table:table-cell>
          <table:table-cell office:value-type="string">
            <text:p>https://lh3.googleusercontent.com/uVz9GnFGgy7ScAcHNBwcJgNs5oJjFlmIMHXo8uqdjeoqeXgbYfr5hCO9QUGS0lXZipsNBB7ArmOnrBdt=w60-h60-l90-rj</text:p>
          </table:table-cell>
          <table:table-cell office:value-type="string">
            <text:p>Presenting R.E.M.</text:p>
          </table:table-cell>
          <table:table-cell office:value-type="string">
            <text:p>43 songs</text:p>
          </table:table-cell>
          <table:table-cell table:formula="of:=RIGHT([.A628];LEN([.A628])-SEARCH(&quot;=&quot;;[.A628]))" office:value-type="string" office:string-value="RDCLAK5uy_nBom36lMCD4C9PDPl2fgI04Iw5OPmaHSw">
            <text:p>RDCLAK5uy_nBom36lMCD4C9PDPl2fgI04Iw5OPmaHSw</text:p>
          </table:table-cell>
          <table:table-cell table:style-name="ce8" table:formula="of:=ABS(LEFT([.D628] ;LEN([.D628])-6))" office:value-type="float" office:value="43">
            <text:p>43</text:p>
          </table:table-cell>
          <table:table-cell table:formula="of:=PROPER(RIGHT([.C628];LEN([.C628])-SEARCH(&quot; &quot;;[.C628])))" office:value-type="string" office:string-value="R.E.M.">
            <text:p>R.E.M.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dll4VQA1E4TR6VBzFaosv7YC4bKjuqSk</text:p>
          </table:table-cell>
          <table:table-cell office:value-type="string">
            <text:p>https://lh3.googleusercontent.com/nmK0aWgXRCFxcOT3_LvKBiLRsZBEuD5A2MA_RZQnFI0Mr_iOvPbLEOWNx3Wvxfg_4OXDSRX7n3eT744=w60-h60-l90-rj</text:p>
          </table:table-cell>
          <table:table-cell office:value-type="string">
            <text:p>Presenting Radiohead</text:p>
          </table:table-cell>
          <table:table-cell office:value-type="string">
            <text:p>30 songs</text:p>
          </table:table-cell>
          <table:table-cell table:formula="of:=RIGHT([.A629];LEN([.A629])-SEARCH(&quot;=&quot;;[.A629]))" office:value-type="string" office:string-value="RDCLAK5uy_kdll4VQA1E4TR6VBzFaosv7YC4bKjuqSk">
            <text:p>RDCLAK5uy_kdll4VQA1E4TR6VBzFaosv7YC4bKjuqSk</text:p>
          </table:table-cell>
          <table:table-cell table:style-name="ce8" table:formula="of:=ABS(LEFT([.D629] ;LEN([.D629])-6))" office:value-type="float" office:value="30">
            <text:p>30</text:p>
          </table:table-cell>
          <table:table-cell table:formula="of:=PROPER(RIGHT([.C629];LEN([.C629])-SEARCH(&quot; &quot;;[.C629])))" office:value-type="string" office:string-value="Radiohead">
            <text:p>Radiohea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dll4VQA1E4TR6VBzFaosv7YC4bKjuqSk</text:p>
          </table:table-cell>
          <table:table-cell table:style-name="Default" office:value-type="string">
            <text:p>https://lh3.googleusercontent.com/nmK0aWgXRCFxcOT3_LvKBiLRsZBEuD5A2MA_RZQnFI0Mr_iOvPbLEOWNx3Wvxfg_4OXDSRX7n3eT744=w60-h60-l90-rj</text:p>
          </table:table-cell>
          <table:table-cell table:style-name="Default" office:value-type="string">
            <text:p>Presenting Radiohead</text:p>
          </table:table-cell>
          <table:table-cell table:style-name="Default" office:value-type="string">
            <text:p>30 songs</text:p>
          </table:table-cell>
          <table:table-cell table:formula="of:=RIGHT([.A630];LEN([.A630])-SEARCH(&quot;=&quot;;[.A630]))" office:value-type="string" office:string-value="RDCLAK5uy_kdll4VQA1E4TR6VBzFaosv7YC4bKjuqSk">
            <text:p>RDCLAK5uy_kdll4VQA1E4TR6VBzFaosv7YC4bKjuqSk</text:p>
          </table:table-cell>
          <table:table-cell table:style-name="ce8" table:formula="of:=ABS(LEFT([.D630] ;LEN([.D630])-6))" office:value-type="float" office:value="30">
            <text:p>30</text:p>
          </table:table-cell>
          <table:table-cell table:formula="of:=PROPER(RIGHT([.C630];LEN([.C630])-SEARCH(&quot; &quot;;[.C630])))" office:value-type="string" office:string-value="Radiohead">
            <text:p>Radiohea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5k8S_wlh5dAIXUwNn3x3MeIpswBejZeU</text:p>
          </table:table-cell>
          <table:table-cell office:value-type="string">
            <text:p>https://lh3.googleusercontent.com/lroqAohqkABaXaQIVNw35WL4S0kphK8hxXtBjlX87-7kXXZB1ufklLFm77c7TD-Taagq3K2VpqIscbI5=w60-h60-l90-rj</text:p>
          </table:table-cell>
          <table:table-cell office:value-type="string">
            <text:p>Presenting RADWIMPS</text:p>
          </table:table-cell>
          <table:table-cell office:value-type="string">
            <text:p>40 songs</text:p>
          </table:table-cell>
          <table:table-cell table:formula="of:=RIGHT([.A631];LEN([.A631])-SEARCH(&quot;=&quot;;[.A631]))" office:value-type="string" office:string-value="RDCLAK5uy_k5k8S_wlh5dAIXUwNn3x3MeIpswBejZeU">
            <text:p>RDCLAK5uy_k5k8S_wlh5dAIXUwNn3x3MeIpswBejZeU</text:p>
          </table:table-cell>
          <table:table-cell table:style-name="ce8" table:formula="of:=ABS(LEFT([.D631] ;LEN([.D631])-6))" office:value-type="float" office:value="40">
            <text:p>40</text:p>
          </table:table-cell>
          <table:table-cell table:formula="of:=PROPER(RIGHT([.C631];LEN([.C631])-SEARCH(&quot; &quot;;[.C631])))" office:value-type="string" office:string-value="Radwimps">
            <text:p>Radwimp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L--fhfgdSrIsQ1NSjLsyE0Nx0bfZktlc</text:p>
          </table:table-cell>
          <table:table-cell office:value-type="string">
            <text:p>https://lh3.googleusercontent.com/Le4L3TT23nuQ-XjGAm18-R-QyLE9X5DCbw2NM32zMDBKAcIhuWkUYcqK1KYzi8Jy0XlB0e-WpqGVBay7=w60-h60-l90-rj</text:p>
          </table:table-cell>
          <table:table-cell office:value-type="string">
            <text:p>Presenting Rael</text:p>
          </table:table-cell>
          <table:table-cell office:value-type="string">
            <text:p>25 songs</text:p>
          </table:table-cell>
          <table:table-cell table:formula="of:=RIGHT([.A632];LEN([.A632])-SEARCH(&quot;=&quot;;[.A632]))" office:value-type="string" office:string-value="RDCLAK5uy_lL--fhfgdSrIsQ1NSjLsyE0Nx0bfZktlc">
            <text:p>RDCLAK5uy_lL--fhfgdSrIsQ1NSjLsyE0Nx0bfZktlc</text:p>
          </table:table-cell>
          <table:table-cell table:style-name="ce8" table:formula="of:=ABS(LEFT([.D632] ;LEN([.D632])-6))" office:value-type="float" office:value="25">
            <text:p>25</text:p>
          </table:table-cell>
          <table:table-cell table:formula="of:=PROPER(RIGHT([.C632];LEN([.C632])-SEARCH(&quot; &quot;;[.C632])))" office:value-type="string" office:string-value="Rael">
            <text:p>Ra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y9C3l0i6VYdrLut633z5fnETXIn_5Gqw</text:p>
          </table:table-cell>
          <table:table-cell table:style-name="Default" office:value-type="string">
            <text:p>https://lh3.googleusercontent.com/BGGTHZRgAWKdej5Vr8ihxqAkHG27TJPMIC6y4tbFv9lo_h5SBj1f08WqFulmgPRw5R4chUsoY2SwI8g=w60-h60-l90-rj</text:p>
          </table:table-cell>
          <table:table-cell table:style-name="Default" office:value-type="string">
            <text:p>Presenting RAF Camora</text:p>
          </table:table-cell>
          <table:table-cell table:style-name="Default" office:value-type="string">
            <text:p>49 songs</text:p>
          </table:table-cell>
          <table:table-cell table:formula="of:=RIGHT([.A633];LEN([.A633])-SEARCH(&quot;=&quot;;[.A633]))" office:value-type="string" office:string-value="RDCLAK5uy_my9C3l0i6VYdrLut633z5fnETXIn_5Gqw">
            <text:p>RDCLAK5uy_my9C3l0i6VYdrLut633z5fnETXIn_5Gqw</text:p>
          </table:table-cell>
          <table:table-cell table:style-name="ce8" table:formula="of:=ABS(LEFT([.D633] ;LEN([.D633])-6))" office:value-type="float" office:value="49">
            <text:p>49</text:p>
          </table:table-cell>
          <table:table-cell table:formula="of:=PROPER(RIGHT([.C633];LEN([.C633])-SEARCH(&quot; &quot;;[.C633])))" office:value-type="string" office:string-value="Raf Camora">
            <text:p>Raf Camo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6_7ddjdEWYGB6XjCwKfTb8Xwxf6qlrp8</text:p>
          </table:table-cell>
          <table:table-cell office:value-type="string">
            <text:p>https://lh3.googleusercontent.com/mTWmwq4bgUD8SqlV8iyQy_vX1YJEkfv3H_k2h8wB8LRjeQf9yIwoGFXmF7ltBlMtLaitff38tqv-ZrY=w60-h60-l90-rj</text:p>
          </table:table-cell>
          <table:table-cell office:value-type="string">
            <text:p>Presenting Raftaar</text:p>
          </table:table-cell>
          <table:table-cell office:value-type="string">
            <text:p>50 songs</text:p>
          </table:table-cell>
          <table:table-cell table:formula="of:=RIGHT([.A634];LEN([.A634])-SEARCH(&quot;=&quot;;[.A634]))" office:value-type="string" office:string-value="RDCLAK5uy_k6_7ddjdEWYGB6XjCwKfTb8Xwxf6qlrp8">
            <text:p>RDCLAK5uy_k6_7ddjdEWYGB6XjCwKfTb8Xwxf6qlrp8</text:p>
          </table:table-cell>
          <table:table-cell table:style-name="ce8" table:formula="of:=ABS(LEFT([.D634] ;LEN([.D634])-6))" office:value-type="float" office:value="50">
            <text:p>50</text:p>
          </table:table-cell>
          <table:table-cell table:formula="of:=PROPER(RIGHT([.C634];LEN([.C634])-SEARCH(&quot; &quot;;[.C634])))" office:value-type="string" office:string-value="Raftaar">
            <text:p>Raftaa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lA2Vpl5bs9lIzIfawNxKxtG9VKNqzI2A</text:p>
          </table:table-cell>
          <table:table-cell office:value-type="string">
            <text:p>https://lh3.googleusercontent.com/fFh7rw9L5sOz1xBYAvfv9f1b_aXOdOtnYcGoedofxFnifeVAUHdP3MNxoHu5z6ah0O8BZ7Y0qijxWsw=w60-h60-l90-rj</text:p>
          </table:table-cell>
          <table:table-cell office:value-type="string">
            <text:p>Presenting Rajesh Khanna</text:p>
          </table:table-cell>
          <table:table-cell office:value-type="string">
            <text:p>50 songs</text:p>
          </table:table-cell>
          <table:table-cell table:formula="of:=RIGHT([.A635];LEN([.A635])-SEARCH(&quot;=&quot;;[.A635]))" office:value-type="string" office:string-value="RDCLAK5uy_nlA2Vpl5bs9lIzIfawNxKxtG9VKNqzI2A">
            <text:p>RDCLAK5uy_nlA2Vpl5bs9lIzIfawNxKxtG9VKNqzI2A</text:p>
          </table:table-cell>
          <table:table-cell table:style-name="ce8" table:formula="of:=ABS(LEFT([.D635] ;LEN([.D635])-6))" office:value-type="float" office:value="50">
            <text:p>50</text:p>
          </table:table-cell>
          <table:table-cell table:formula="of:=PROPER(RIGHT([.C635];LEN([.C635])-SEARCH(&quot; &quot;;[.C635])))" office:value-type="string" office:string-value="Rajesh Khanna">
            <text:p>Rajesh Khann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P1U38z5TIWBgTTiXDBgO_3DaHSaotjbc</text:p>
          </table:table-cell>
          <table:table-cell table:style-name="Default" office:value-type="string">
            <text:p>https://lh3.googleusercontent.com/hr36w76fFwl6Jhc1xN34S7FDa_t0UIEprzFwRrsEwC0x5sgmqx8ohLGhfGwKozU5URq8CUTISTnRcEo=w60-h60-l90-rj</text:p>
          </table:table-cell>
          <table:table-cell table:style-name="Default" office:value-type="string">
            <text:p>Presenting Rammstein</text:p>
          </table:table-cell>
          <table:table-cell table:style-name="Default" office:value-type="string">
            <text:p>47 songs</text:p>
          </table:table-cell>
          <table:table-cell table:formula="of:=RIGHT([.A636];LEN([.A636])-SEARCH(&quot;=&quot;;[.A636]))" office:value-type="string" office:string-value="RDCLAK5uy_nP1U38z5TIWBgTTiXDBgO_3DaHSaotjbc">
            <text:p>RDCLAK5uy_nP1U38z5TIWBgTTiXDBgO_3DaHSaotjbc</text:p>
          </table:table-cell>
          <table:table-cell table:style-name="ce8" table:formula="of:=ABS(LEFT([.D636] ;LEN([.D636])-6))" office:value-type="float" office:value="47">
            <text:p>47</text:p>
          </table:table-cell>
          <table:table-cell table:formula="of:=PROPER(RIGHT([.C636];LEN([.C636])-SEARCH(&quot; &quot;;[.C636])))" office:value-type="string" office:string-value="Rammstein">
            <text:p>Rammstei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68xznEYF2Xy_9Oed3zoO7PSogF1Da_54</text:p>
          </table:table-cell>
          <table:table-cell office:value-type="string">
            <text:p>https://lh3.googleusercontent.com/-Ny8pJUllWR7hfbP5tD6XHl99Mvpp2kUdKV3yE5fxlkW49YcG6BO8rjDJKNmOMIQiwUrg-lf1lNQYQk=w60-h60-l90-rj</text:p>
          </table:table-cell>
          <table:table-cell office:value-type="string">
            <text:p>Presenting Ramones</text:p>
          </table:table-cell>
          <table:table-cell office:value-type="string">
            <text:p>40 songs</text:p>
          </table:table-cell>
          <table:table-cell table:formula="of:=RIGHT([.A637];LEN([.A637])-SEARCH(&quot;=&quot;;[.A637]))" office:value-type="string" office:string-value="RDCLAK5uy_k68xznEYF2Xy_9Oed3zoO7PSogF1Da_54">
            <text:p>RDCLAK5uy_k68xznEYF2Xy_9Oed3zoO7PSogF1Da_54</text:p>
          </table:table-cell>
          <table:table-cell table:style-name="ce8" table:formula="of:=ABS(LEFT([.D637] ;LEN([.D637])-6))" office:value-type="float" office:value="40">
            <text:p>40</text:p>
          </table:table-cell>
          <table:table-cell table:formula="of:=PROPER(RIGHT([.C637];LEN([.C637])-SEARCH(&quot; &quot;;[.C637])))" office:value-type="string" office:string-value="Ramones">
            <text:p>Ramon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fjXFVEagYfjaicu_f8bcHW5NNzdnpvvs</text:p>
          </table:table-cell>
          <table:table-cell office:value-type="string">
            <text:p>https://lh3.googleusercontent.com/WxUih0Ztpv7FBbtJ9SI_rhN6P0LZPOX05ePP0p4BjwfPH4b0JHOsdO06B_5NU-wH2SaVEO3Ji0ELPyd9=w60-h60-l90-rj</text:p>
          </table:table-cell>
          <table:table-cell office:value-type="string">
            <text:p>Presenting Rani Mukerji</text:p>
          </table:table-cell>
          <table:table-cell office:value-type="string">
            <text:p>50 songs</text:p>
          </table:table-cell>
          <table:table-cell table:formula="of:=RIGHT([.A638];LEN([.A638])-SEARCH(&quot;=&quot;;[.A638]))" office:value-type="string" office:string-value="RDCLAK5uy_mfjXFVEagYfjaicu_f8bcHW5NNzdnpvvs">
            <text:p>RDCLAK5uy_mfjXFVEagYfjaicu_f8bcHW5NNzdnpvvs</text:p>
          </table:table-cell>
          <table:table-cell table:style-name="ce8" table:formula="of:=ABS(LEFT([.D638] ;LEN([.D638])-6))" office:value-type="float" office:value="50">
            <text:p>50</text:p>
          </table:table-cell>
          <table:table-cell table:formula="of:=PROPER(RIGHT([.C638];LEN([.C638])-SEARCH(&quot; &quot;;[.C638])))" office:value-type="string" office:string-value="Rani Mukerji">
            <text:p>Rani Mukerj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O9DzxILYjZaTO38XUz3ZktHQy4PaNbvI</text:p>
          </table:table-cell>
          <table:table-cell office:value-type="string">
            <text:p>https://lh3.googleusercontent.com/9HfQrdCSvCzhY2jaq3i637XCdBRSno3xrXbUjtO6058rzbWfOUa21cunHrU4K-6ExHPUJGnaI8mK3oQ=w60-h60-l90-rj</text:p>
          </table:table-cell>
          <table:table-cell office:value-type="string">
            <text:p>Presenting Raul Seixas</text:p>
          </table:table-cell>
          <table:table-cell office:value-type="string">
            <text:p>34 songs</text:p>
          </table:table-cell>
          <table:table-cell table:formula="of:=RIGHT([.A639];LEN([.A639])-SEARCH(&quot;=&quot;;[.A639]))" office:value-type="string" office:string-value="RDCLAK5uy_nO9DzxILYjZaTO38XUz3ZktHQy4PaNbvI">
            <text:p>RDCLAK5uy_nO9DzxILYjZaTO38XUz3ZktHQy4PaNbvI</text:p>
          </table:table-cell>
          <table:table-cell table:style-name="ce8" table:formula="of:=ABS(LEFT([.D639] ;LEN([.D639])-6))" office:value-type="float" office:value="34">
            <text:p>34</text:p>
          </table:table-cell>
          <table:table-cell table:formula="of:=PROPER(RIGHT([.C639];LEN([.C639])-SEARCH(&quot; &quot;;[.C639])))" office:value-type="string" office:string-value="Raul Seixas">
            <text:p>Raul Seixa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fsrs3nCiyi_Gwb6PzV3RBZZrH7EJxhV0</text:p>
          </table:table-cell>
          <table:table-cell office:value-type="string">
            <text:p>https://lh3.googleusercontent.com/ki6W9jvk70jGfxU0RGW-RkB4AQjLc7pAjl07giNXNVa8STFFxQ20DVGl0-je3xwSU6bIlQPZRMTooouU=w60-h60-l90-rj</text:p>
          </table:table-cell>
          <table:table-cell office:value-type="string">
            <text:p>Presenting Rauw Alejandro</text:p>
          </table:table-cell>
          <table:table-cell office:value-type="string">
            <text:p>42 songs</text:p>
          </table:table-cell>
          <table:table-cell table:formula="of:=RIGHT([.A640];LEN([.A640])-SEARCH(&quot;=&quot;;[.A640]))" office:value-type="string" office:string-value="RDCLAK5uy_mfsrs3nCiyi_Gwb6PzV3RBZZrH7EJxhV0">
            <text:p>RDCLAK5uy_mfsrs3nCiyi_Gwb6PzV3RBZZrH7EJxhV0</text:p>
          </table:table-cell>
          <table:table-cell table:style-name="ce8" table:formula="of:=ABS(LEFT([.D640] ;LEN([.D640])-6))" office:value-type="float" office:value="42">
            <text:p>42</text:p>
          </table:table-cell>
          <table:table-cell table:formula="of:=PROPER(RIGHT([.C640];LEN([.C640])-SEARCH(&quot; &quot;;[.C640])))" office:value-type="string" office:string-value="Rauw Alejandro">
            <text:p>Rauw Alejandr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3VvSdfgMzWndzLxAspm1p3-Wg0t8DYf0</text:p>
          </table:table-cell>
          <table:table-cell office:value-type="string">
            <text:p>https://lh3.googleusercontent.com/csCeIhoTlNyckKjbH6R-u6LPgWgXwJwoeecNkYf72G-8jJL7aUCa9JYPAVPVeUmQhOdZx56T1fP6kIM=w60-h60-l90-rj</text:p>
          </table:table-cell>
          <table:table-cell office:value-type="string">
            <text:p>Presenting RBD</text:p>
          </table:table-cell>
          <table:table-cell office:value-type="string">
            <text:p>44 songs</text:p>
          </table:table-cell>
          <table:table-cell table:formula="of:=RIGHT([.A641];LEN([.A641])-SEARCH(&quot;=&quot;;[.A641]))" office:value-type="string" office:string-value="RDCLAK5uy_k3VvSdfgMzWndzLxAspm1p3-Wg0t8DYf0">
            <text:p>RDCLAK5uy_k3VvSdfgMzWndzLxAspm1p3-Wg0t8DYf0</text:p>
          </table:table-cell>
          <table:table-cell table:style-name="ce8" table:formula="of:=ABS(LEFT([.D641] ;LEN([.D641])-6))" office:value-type="float" office:value="44">
            <text:p>44</text:p>
          </table:table-cell>
          <table:table-cell table:formula="of:=PROPER(RIGHT([.C641];LEN([.C641])-SEARCH(&quot; &quot;;[.C641])))" office:value-type="string" office:string-value="Rbd">
            <text:p>Rb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dxUXhT6nZNMQn-iBjHaXrSoQFIQi6_Rk</text:p>
          </table:table-cell>
          <table:table-cell office:value-type="string">
            <text:p>https://lh3.googleusercontent.com/ojl4duW5wV7u36rVakDFZL6oav4-7k5sy6L572kAo9D4Z-d0NxmBK8U3HuC7hJeRAx5jqhuRVIou5Zw=w60-h60-l90-rj</text:p>
          </table:table-cell>
          <table:table-cell office:value-type="string">
            <text:p>Presenting Red Hot Chili Peppers</text:p>
          </table:table-cell>
          <table:table-cell office:value-type="string">
            <text:p>38 songs</text:p>
          </table:table-cell>
          <table:table-cell table:formula="of:=RIGHT([.A642];LEN([.A642])-SEARCH(&quot;=&quot;;[.A642]))" office:value-type="string" office:string-value="RDCLAK5uy_ldxUXhT6nZNMQn-iBjHaXrSoQFIQi6_Rk">
            <text:p>RDCLAK5uy_ldxUXhT6nZNMQn-iBjHaXrSoQFIQi6_Rk</text:p>
          </table:table-cell>
          <table:table-cell table:style-name="ce8" table:formula="of:=ABS(LEFT([.D642] ;LEN([.D642])-6))" office:value-type="float" office:value="38">
            <text:p>38</text:p>
          </table:table-cell>
          <table:table-cell table:formula="of:=PROPER(RIGHT([.C642];LEN([.C642])-SEARCH(&quot; &quot;;[.C642])))" office:value-type="string" office:string-value="Red Hot Chili Peppers">
            <text:p>Red Hot Chili Peppe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SwzO2D9ucAzX9vvG2i8Lzm9dab_XPvfc</text:p>
          </table:table-cell>
          <table:table-cell table:style-name="Default" office:value-type="string">
            <text:p>https://lh3.googleusercontent.com/ojwwmbBvmWVYdyrdBAfjX8DhuwWMlqq2POInq_z2B7t-h0Wgzj3Ni83wlLVXvHkyEU1gvMgEvIYV32FH=w60-h60-l90-rj</text:p>
          </table:table-cell>
          <table:table-cell table:style-name="Default" office:value-type="string">
            <text:p>Presenting Redimi2</text:p>
          </table:table-cell>
          <table:table-cell table:style-name="Default" office:value-type="string">
            <text:p>41 songs</text:p>
          </table:table-cell>
          <table:table-cell table:formula="of:=RIGHT([.A643];LEN([.A643])-SEARCH(&quot;=&quot;;[.A643]))" office:value-type="string" office:string-value="RDCLAK5uy_mSwzO2D9ucAzX9vvG2i8Lzm9dab_XPvfc">
            <text:p>RDCLAK5uy_mSwzO2D9ucAzX9vvG2i8Lzm9dab_XPvfc</text:p>
          </table:table-cell>
          <table:table-cell table:style-name="ce8" table:formula="of:=ABS(LEFT([.D643] ;LEN([.D643])-6))" office:value-type="float" office:value="41">
            <text:p>41</text:p>
          </table:table-cell>
          <table:table-cell table:formula="of:=PROPER(RIGHT([.C643];LEN([.C643])-SEARCH(&quot; &quot;;[.C643])))" office:value-type="string" office:string-value="Redimi2">
            <text:p>Redimi2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PBL4aXmQ5TZXPTpwCb_-O5l6J6cTGDoA</text:p>
          </table:table-cell>
          <table:table-cell office:value-type="string">
            <text:p>https://lh3.googleusercontent.com/bBkfcUmJs_WK1MidtqvklAJJle3S7wWtbpybw3Ag9ZUnUblx5S4CK0BQugHg_3kfmDSkAQ25ZHG_pEM=w60-h60-l90-rj</text:p>
          </table:table-cell>
          <table:table-cell office:value-type="string">
            <text:p>Presenting Reik</text:p>
          </table:table-cell>
          <table:table-cell office:value-type="string">
            <text:p>53 songs</text:p>
          </table:table-cell>
          <table:table-cell table:formula="of:=RIGHT([.A644];LEN([.A644])-SEARCH(&quot;=&quot;;[.A644]))" office:value-type="string" office:string-value="RDCLAK5uy_kPBL4aXmQ5TZXPTpwCb_-O5l6J6cTGDoA">
            <text:p>RDCLAK5uy_kPBL4aXmQ5TZXPTpwCb_-O5l6J6cTGDoA</text:p>
          </table:table-cell>
          <table:table-cell table:style-name="ce8" table:formula="of:=ABS(LEFT([.D644] ;LEN([.D644])-6))" office:value-type="float" office:value="53">
            <text:p>53</text:p>
          </table:table-cell>
          <table:table-cell table:formula="of:=PROPER(RIGHT([.C644];LEN([.C644])-SEARCH(&quot; &quot;;[.C644])))" office:value-type="string" office:string-value="Reik">
            <text:p>Rei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x8HSvEw9fL867LF92oqVKR9C-yi0scZ4</text:p>
          </table:table-cell>
          <table:table-cell table:style-name="Default" office:value-type="string">
            <text:p>https://lh3.googleusercontent.com/inTC8IoQwYkPn_tYQloxQhiQAydpOhWBtO_Ql843xWlXv1keh3nfojLS_X0I1NekmE6Poj2Gsd1aU38=w60-h60-l90-rj</text:p>
          </table:table-cell>
          <table:table-cell table:style-name="Default" office:value-type="string">
            <text:p>Presenting Rels B</text:p>
          </table:table-cell>
          <table:table-cell table:style-name="Default" office:value-type="string">
            <text:p>36 songs</text:p>
          </table:table-cell>
          <table:table-cell table:formula="of:=RIGHT([.A645];LEN([.A645])-SEARCH(&quot;=&quot;;[.A645]))" office:value-type="string" office:string-value="RDCLAK5uy_lx8HSvEw9fL867LF92oqVKR9C-yi0scZ4">
            <text:p>RDCLAK5uy_lx8HSvEw9fL867LF92oqVKR9C-yi0scZ4</text:p>
          </table:table-cell>
          <table:table-cell table:style-name="ce8" table:formula="of:=ABS(LEFT([.D645] ;LEN([.D645])-6))" office:value-type="float" office:value="36">
            <text:p>36</text:p>
          </table:table-cell>
          <table:table-cell table:formula="of:=PROPER(RIGHT([.C645];LEN([.C645])-SEARCH(&quot; &quot;;[.C645])))" office:value-type="string" office:string-value="Rels B">
            <text:p>Rels B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5lIbKShFcvykATzjOJ2be1sigpBQaPks</text:p>
          </table:table-cell>
          <table:table-cell office:value-type="string">
            <text:p>https://lh3.googleusercontent.com/LebTcmLOHGZR1BC2I332O6lxcUMkGk8_XWbrMgxj5b6_N-OwracCGvwcf8YP2JVxVZFruFHlNg9dW_sQ=w60-h60-l90-rj</text:p>
          </table:table-cell>
          <table:table-cell office:value-type="string">
            <text:p>Presenting Rema</text:p>
          </table:table-cell>
          <table:table-cell office:value-type="string">
            <text:p>39 songs</text:p>
          </table:table-cell>
          <table:table-cell table:formula="of:=RIGHT([.A646];LEN([.A646])-SEARCH(&quot;=&quot;;[.A646]))" office:value-type="string" office:string-value="RDCLAK5uy_k5lIbKShFcvykATzjOJ2be1sigpBQaPks">
            <text:p>RDCLAK5uy_k5lIbKShFcvykATzjOJ2be1sigpBQaPks</text:p>
          </table:table-cell>
          <table:table-cell table:style-name="ce8" table:formula="of:=ABS(LEFT([.D646] ;LEN([.D646])-6))" office:value-type="float" office:value="39">
            <text:p>39</text:p>
          </table:table-cell>
          <table:table-cell table:formula="of:=PROPER(RIGHT([.C646];LEN([.C646])-SEARCH(&quot; &quot;;[.C646])))" office:value-type="string" office:string-value="Rema">
            <text:p>Rem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jE4iqi-P57Pq_j8SYcso8lDZCIYcPGBw</text:p>
          </table:table-cell>
          <table:table-cell office:value-type="string">
            <text:p>https://lh3.googleusercontent.com/qDc7_shlv67NqYJIRpHs708Z6J8TBuwZES8V9n29kWdDZOm6R73XyA1RNskHg9uxTc3Rb7OP7s3qKxI=w60-h60-l90-rj</text:p>
          </table:table-cell>
          <table:table-cell office:value-type="string">
            <text:p>Presenting Rhoma Irama</text:p>
          </table:table-cell>
          <table:table-cell office:value-type="string">
            <text:p>35 songs</text:p>
          </table:table-cell>
          <table:table-cell table:formula="of:=RIGHT([.A647];LEN([.A647])-SEARCH(&quot;=&quot;;[.A647]))" office:value-type="string" office:string-value="RDCLAK5uy_kjE4iqi-P57Pq_j8SYcso8lDZCIYcPGBw">
            <text:p>RDCLAK5uy_kjE4iqi-P57Pq_j8SYcso8lDZCIYcPGBw</text:p>
          </table:table-cell>
          <table:table-cell table:style-name="ce8" table:formula="of:=ABS(LEFT([.D647] ;LEN([.D647])-6))" office:value-type="float" office:value="35">
            <text:p>35</text:p>
          </table:table-cell>
          <table:table-cell table:formula="of:=PROPER(RIGHT([.C647];LEN([.C647])-SEARCH(&quot; &quot;;[.C647])))" office:value-type="string" office:string-value="Rhoma Irama">
            <text:p>Rhoma Iram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UZcHQt2t4Uj804NjtmMaw5X8pNf6_FxA</text:p>
          </table:table-cell>
          <table:table-cell office:value-type="string">
            <text:p>https://lh3.googleusercontent.com/tLsGNosh0lxpdBK62jCAQS-bErzFNjj4E00tbHQr9zhJ9Y9JXGKlBEt6NJAqIqBQ-Ar5nUSq5X9x1bE=w60-h60-l90-rj</text:p>
          </table:table-cell>
          <table:table-cell office:value-type="string">
            <text:p>Presenting Ricardo Montaner</text:p>
          </table:table-cell>
          <table:table-cell office:value-type="string">
            <text:p>50 songs</text:p>
          </table:table-cell>
          <table:table-cell table:formula="of:=RIGHT([.A648];LEN([.A648])-SEARCH(&quot;=&quot;;[.A648]))" office:value-type="string" office:string-value="RDCLAK5uy_lUZcHQt2t4Uj804NjtmMaw5X8pNf6_FxA">
            <text:p>RDCLAK5uy_lUZcHQt2t4Uj804NjtmMaw5X8pNf6_FxA</text:p>
          </table:table-cell>
          <table:table-cell table:style-name="ce8" table:formula="of:=ABS(LEFT([.D648] ;LEN([.D648])-6))" office:value-type="float" office:value="50">
            <text:p>50</text:p>
          </table:table-cell>
          <table:table-cell table:formula="of:=PROPER(RIGHT([.C648];LEN([.C648])-SEARCH(&quot; &quot;;[.C648])))" office:value-type="string" office:string-value="Ricardo Montaner">
            <text:p>Ricardo Montan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o76MLtV5lTG0J36Tn9KitDgjtZ-Cn2a8</text:p>
          </table:table-cell>
          <table:table-cell office:value-type="string">
            <text:p>https://lh3.googleusercontent.com/x6f687lL9Vt3K53njvtFeDUFkOOdv-D9XGJsfo0ZCI2_hK2d_Xn1N2c3N7rvLIARZxfym2xddAkmKA=w60-h60-l90-rj</text:p>
          </table:table-cell>
          <table:table-cell office:value-type="string">
            <text:p>Presenting Rihanna</text:p>
          </table:table-cell>
          <table:table-cell office:value-type="string">
            <text:p>45 songs</text:p>
          </table:table-cell>
          <table:table-cell table:formula="of:=RIGHT([.A649];LEN([.A649])-SEARCH(&quot;=&quot;;[.A649]))" office:value-type="string" office:string-value="RDCLAK5uy_lo76MLtV5lTG0J36Tn9KitDgjtZ-Cn2a8">
            <text:p>RDCLAK5uy_lo76MLtV5lTG0J36Tn9KitDgjtZ-Cn2a8</text:p>
          </table:table-cell>
          <table:table-cell table:style-name="ce8" table:formula="of:=ABS(LEFT([.D649] ;LEN([.D649])-6))" office:value-type="float" office:value="45">
            <text:p>45</text:p>
          </table:table-cell>
          <table:table-cell table:formula="of:=PROPER(RIGHT([.C649];LEN([.C649])-SEARCH(&quot; &quot;;[.C649])))" office:value-type="string" office:string-value="Rihanna">
            <text:p>Rihann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JHxyQUJhaGKTCQHKSj4cvzNcGtklkmIc</text:p>
          </table:table-cell>
          <table:table-cell table:style-name="Default" office:value-type="string">
            <text:p>https://lh3.googleusercontent.com/MINO4114KkHyh0sVcgKF50bLrX8T65ThMP4wN_0TARV5oqVBrTd3wk0Xs3DLZ_39nFZvuO86_dd2GQ=w60-h60-l90-rj</text:p>
          </table:table-cell>
          <table:table-cell table:style-name="Default" office:value-type="string">
            <text:p>Presenting Rim'k</text:p>
          </table:table-cell>
          <table:table-cell table:style-name="Default" office:value-type="string">
            <text:p>13 songs</text:p>
          </table:table-cell>
          <table:table-cell table:formula="of:=RIGHT([.A650];LEN([.A650])-SEARCH(&quot;=&quot;;[.A650]))" office:value-type="string" office:string-value="RDCLAK5uy_lJHxyQUJhaGKTCQHKSj4cvzNcGtklkmIc">
            <text:p>RDCLAK5uy_lJHxyQUJhaGKTCQHKSj4cvzNcGtklkmIc</text:p>
          </table:table-cell>
          <table:table-cell table:style-name="ce8" table:formula="of:=ABS(LEFT([.D650] ;LEN([.D650])-6))" office:value-type="float" office:value="13">
            <text:p>13</text:p>
          </table:table-cell>
          <table:table-cell table:formula="of:=PROPER(RIGHT([.C650];LEN([.C650])-SEARCH(&quot; &quot;;[.C650])))" office:value-type="string" office:string-value="Rim'K">
            <text:p>Rim'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d88nIMDhBvRp3W4cob8rQSWvZgRBSkSs</text:p>
          </table:table-cell>
          <table:table-cell office:value-type="string">
            <text:p>https://lh3.googleusercontent.com/RRPUhs4vvrXrRnxcsVgBm-kAQ9NZ2ZUAHp-zohI8vkkIsUMTxUqF-7ajvJJLTNvCJeuPHangLSPJ=w60-h60-l90-rj</text:p>
          </table:table-cell>
          <table:table-cell office:value-type="string">
            <text:p>Presenting RIN</text:p>
          </table:table-cell>
          <table:table-cell office:value-type="string">
            <text:p>29 songs</text:p>
          </table:table-cell>
          <table:table-cell table:formula="of:=RIGHT([.A651];LEN([.A651])-SEARCH(&quot;=&quot;;[.A651]))" office:value-type="string" office:string-value="RDCLAK5uy_kd88nIMDhBvRp3W4cob8rQSWvZgRBSkSs">
            <text:p>RDCLAK5uy_kd88nIMDhBvRp3W4cob8rQSWvZgRBSkSs</text:p>
          </table:table-cell>
          <table:table-cell table:style-name="ce8" table:formula="of:=ABS(LEFT([.D651] ;LEN([.D651])-6))" office:value-type="float" office:value="29">
            <text:p>29</text:p>
          </table:table-cell>
          <table:table-cell table:formula="of:=PROPER(RIGHT([.C651];LEN([.C651])-SEARCH(&quot; &quot;;[.C651])))" office:value-type="string" office:string-value="Rin">
            <text:p>Ri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2PlLR3PAhV00vtsgZjSAhC1C7Nc53jUI</text:p>
          </table:table-cell>
          <table:table-cell table:style-name="Default" office:value-type="string">
            <text:p>https://lh3.googleusercontent.com/km6by-k_-FgM7lrNQXdBo4UHZDCe3LHIJMjNAeqk-nVolF_ZwvnZ1gerY48RJf2KPWefOugd5HUDfQ=w60-h60-l90-rj</text:p>
          </table:table-cell>
          <table:table-cell table:style-name="Default" office:value-type="string">
            <text:p>Presenting Rinne</text:p>
          </table:table-cell>
          <table:table-cell table:style-name="Default" office:value-type="string">
            <text:p>34 songs</text:p>
          </table:table-cell>
          <table:table-cell table:formula="of:=RIGHT([.A652];LEN([.A652])-SEARCH(&quot;=&quot;;[.A652]))" office:value-type="string" office:string-value="RDCLAK5uy_n2PlLR3PAhV00vtsgZjSAhC1C7Nc53jUI">
            <text:p>RDCLAK5uy_n2PlLR3PAhV00vtsgZjSAhC1C7Nc53jUI</text:p>
          </table:table-cell>
          <table:table-cell table:style-name="ce8" table:formula="of:=ABS(LEFT([.D652] ;LEN([.D652])-6))" office:value-type="float" office:value="34">
            <text:p>34</text:p>
          </table:table-cell>
          <table:table-cell table:formula="of:=PROPER(RIGHT([.C652];LEN([.C652])-SEARCH(&quot; &quot;;[.C652])))" office:value-type="string" office:string-value="Rinne">
            <text:p>Rinn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ZUFA8B-ccUUZnNq5m3jsZTWmt75l99uA</text:p>
          </table:table-cell>
          <table:table-cell office:value-type="string">
            <text:p>https://lh3.googleusercontent.com/YNrf6Rta8zQ4qZHhvKv4GXoEvznXDv8WyBY87X0D_X4mdqDyO8DcjM1Tk_AnKapmjKOAFWMQVY6FHg=w60-h60-l90-rj</text:p>
          </table:table-cell>
          <table:table-cell office:value-type="string">
            <text:p>Presenting Ritesh Pandey</text:p>
          </table:table-cell>
          <table:table-cell office:value-type="string">
            <text:p>40 songs</text:p>
          </table:table-cell>
          <table:table-cell table:formula="of:=RIGHT([.A653];LEN([.A653])-SEARCH(&quot;=&quot;;[.A653]))" office:value-type="string" office:string-value="RDCLAK5uy_mZUFA8B-ccUUZnNq5m3jsZTWmt75l99uA">
            <text:p>RDCLAK5uy_mZUFA8B-ccUUZnNq5m3jsZTWmt75l99uA</text:p>
          </table:table-cell>
          <table:table-cell table:style-name="ce8" table:formula="of:=ABS(LEFT([.D653] ;LEN([.D653])-6))" office:value-type="float" office:value="40">
            <text:p>40</text:p>
          </table:table-cell>
          <table:table-cell table:formula="of:=PROPER(RIGHT([.C653];LEN([.C653])-SEARCH(&quot; &quot;;[.C653])))" office:value-type="string" office:string-value="Ritesh Pandey">
            <text:p>Ritesh Pande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0LxMkOOIVB-71yySa7dP2zFTytvBVaXQ</text:p>
          </table:table-cell>
          <table:table-cell office:value-type="string">
            <text:p>https://lh3.googleusercontent.com/5RvKminV2ohwLXtQfgG230hXrIeF7uHBlwurLKmnV7deauNkY1fDV8B3xItYfHfOG-ZTo8cyeHo6ChqT=w60-h60-l90-rj</text:p>
          </table:table-cell>
          <table:table-cell office:value-type="string">
            <text:p>Presenting Robbie Williams</text:p>
          </table:table-cell>
          <table:table-cell office:value-type="string">
            <text:p>36 songs</text:p>
          </table:table-cell>
          <table:table-cell table:formula="of:=RIGHT([.A654];LEN([.A654])-SEARCH(&quot;=&quot;;[.A654]))" office:value-type="string" office:string-value="RDCLAK5uy_l0LxMkOOIVB-71yySa7dP2zFTytvBVaXQ">
            <text:p>RDCLAK5uy_l0LxMkOOIVB-71yySa7dP2zFTytvBVaXQ</text:p>
          </table:table-cell>
          <table:table-cell table:style-name="ce8" table:formula="of:=ABS(LEFT([.D654] ;LEN([.D654])-6))" office:value-type="float" office:value="36">
            <text:p>36</text:p>
          </table:table-cell>
          <table:table-cell table:formula="of:=PROPER(RIGHT([.C654];LEN([.C654])-SEARCH(&quot; &quot;;[.C654])))" office:value-type="string" office:string-value="Robbie Williams">
            <text:p>Robbie William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HpfXNlZQDHXLl22PA3m3meo6OvjEth0g</text:p>
          </table:table-cell>
          <table:table-cell office:value-type="string">
            <text:p>https://lh3.googleusercontent.com/A5ncJFNEoXo0PpOaIgYgi7O89XdRjX8PORDW6SvH3a0xAkxsrlCQXUnZ89Sk8NkTfp0ecvWH98VatJ9E=w60-h60-l90-rj</text:p>
          </table:table-cell>
          <table:table-cell office:value-type="string">
            <text:p>Presenting Rossa</text:p>
          </table:table-cell>
          <table:table-cell office:value-type="string">
            <text:p>21 songs</text:p>
          </table:table-cell>
          <table:table-cell table:formula="of:=RIGHT([.A655];LEN([.A655])-SEARCH(&quot;=&quot;;[.A655]))" office:value-type="string" office:string-value="RDCLAK5uy_mHpfXNlZQDHXLl22PA3m3meo6OvjEth0g">
            <text:p>RDCLAK5uy_mHpfXNlZQDHXLl22PA3m3meo6OvjEth0g</text:p>
          </table:table-cell>
          <table:table-cell table:style-name="ce8" table:formula="of:=ABS(LEFT([.D655] ;LEN([.D655])-6))" office:value-type="float" office:value="21">
            <text:p>21</text:p>
          </table:table-cell>
          <table:table-cell table:formula="of:=PROPER(RIGHT([.C655];LEN([.C655])-SEARCH(&quot; &quot;;[.C655])))" office:value-type="string" office:string-value="Rossa">
            <text:p>Ross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rWPij5UtVWuz63K4T_ZfcYdGf7G3EApE</text:p>
          </table:table-cell>
          <table:table-cell office:value-type="string">
            <text:p>https://lh3.googleusercontent.com/pWMJV2T4SR2nsaFzu9EoY8kTJKP0rf4VElPOWKZEMCgaE2mR2MNuA1SoPZzDnEqVPwLxRerFcTPFdvo=w60-h60-l90-rj</text:p>
          </table:table-cell>
          <table:table-cell office:value-type="string">
            <text:p>Presenting Royal Blood</text:p>
          </table:table-cell>
          <table:table-cell office:value-type="string">
            <text:p>26 songs</text:p>
          </table:table-cell>
          <table:table-cell table:formula="of:=RIGHT([.A656];LEN([.A656])-SEARCH(&quot;=&quot;;[.A656]))" office:value-type="string" office:string-value="RDCLAK5uy_lrWPij5UtVWuz63K4T_ZfcYdGf7G3EApE">
            <text:p>RDCLAK5uy_lrWPij5UtVWuz63K4T_ZfcYdGf7G3EApE</text:p>
          </table:table-cell>
          <table:table-cell table:style-name="ce8" table:formula="of:=ABS(LEFT([.D656] ;LEN([.D656])-6))" office:value-type="float" office:value="26">
            <text:p>26</text:p>
          </table:table-cell>
          <table:table-cell table:formula="of:=PROPER(RIGHT([.C656];LEN([.C656])-SEARCH(&quot; &quot;;[.C656])))" office:value-type="string" office:string-value="Royal Blood">
            <text:p>Royal Blood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lotpxBr8_4yJw29ormb6EfL8cTU946TI</text:p>
          </table:table-cell>
          <table:table-cell office:value-type="string">
            <text:p>https://lh3.googleusercontent.com/Er8Ozppui2dU613pAKvC227K2lNXUGFrsQBhyrWarHzrdyk9SwonYf4EJVuCx_o0TTkeGmYfKtu8I1MW=w60-h60-l90-rj</text:p>
          </table:table-cell>
          <table:table-cell office:value-type="string">
            <text:p>Presenting RÜFÜS DU SOL</text:p>
          </table:table-cell>
          <table:table-cell office:value-type="string">
            <text:p>18 songs</text:p>
          </table:table-cell>
          <table:table-cell table:formula="of:=RIGHT([.A657];LEN([.A657])-SEARCH(&quot;=&quot;;[.A657]))" office:value-type="string" office:string-value="RDCLAK5uy_nlotpxBr8_4yJw29ormb6EfL8cTU946TI">
            <text:p>RDCLAK5uy_nlotpxBr8_4yJw29ormb6EfL8cTU946TI</text:p>
          </table:table-cell>
          <table:table-cell table:style-name="ce8" table:formula="of:=ABS(LEFT([.D657] ;LEN([.D657])-6))" office:value-type="float" office:value="18">
            <text:p>18</text:p>
          </table:table-cell>
          <table:table-cell table:formula="of:=PROPER(RIGHT([.C657];LEN([.C657])-SEARCH(&quot; &quot;;[.C657])))" office:value-type="string" office:string-value="Rüfüs Du Sol">
            <text:p>Rüfüs Du So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JnMasbo7TseRc0LkAkpCLz31l73jEAmQ</text:p>
          </table:table-cell>
          <table:table-cell table:style-name="Default" office:value-type="string">
            <text:p>https://lh3.googleusercontent.com/rKaTzcodSQkeK9L44fZVOwlDICTG_2PG4wr9WfTadjCZaqBy9oWho_GzhGP3rKBzuFoAn5yHH9fyQzjP=w60-h60-l90-rj</text:p>
          </table:table-cell>
          <table:table-cell table:style-name="Default" office:value-type="string">
            <text:p>Presenting Run-DMC</text:p>
          </table:table-cell>
          <table:table-cell table:style-name="Default" office:value-type="string">
            <text:p>23 songs</text:p>
          </table:table-cell>
          <table:table-cell table:formula="of:=RIGHT([.A658];LEN([.A658])-SEARCH(&quot;=&quot;;[.A658]))" office:value-type="string" office:string-value="RDCLAK5uy_lJnMasbo7TseRc0LkAkpCLz31l73jEAmQ">
            <text:p>RDCLAK5uy_lJnMasbo7TseRc0LkAkpCLz31l73jEAmQ</text:p>
          </table:table-cell>
          <table:table-cell table:style-name="ce8" table:formula="of:=ABS(LEFT([.D658] ;LEN([.D658])-6))" office:value-type="float" office:value="23">
            <text:p>23</text:p>
          </table:table-cell>
          <table:table-cell table:formula="of:=PROPER(RIGHT([.C658];LEN([.C658])-SEARCH(&quot; &quot;;[.C658])))" office:value-type="string" office:string-value="Run-Dmc">
            <text:p>Run-Dmc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dNznhWSROhe2jxjEwgg6nuid1xOAnsHI</text:p>
          </table:table-cell>
          <table:table-cell table:style-name="Default" office:value-type="string">
            <text:p>https://lh3.googleusercontent.com/y2ET1ikkw7fHzC8AvquCFxBIh6qARYoD_GFx4l80NIgFAVuUZuD5X3Ks0HQggsaz1ucZLHqXjF1eQAY=w60-h60-l90-rj</text:p>
          </table:table-cell>
          <table:table-cell table:style-name="Default" office:value-type="string">
            <text:p>Presenting Runtown</text:p>
          </table:table-cell>
          <table:table-cell table:style-name="Default" office:value-type="string">
            <text:p>24 songs</text:p>
          </table:table-cell>
          <table:table-cell table:formula="of:=RIGHT([.A659];LEN([.A659])-SEARCH(&quot;=&quot;;[.A659]))" office:value-type="string" office:string-value="RDCLAK5uy_ldNznhWSROhe2jxjEwgg6nuid1xOAnsHI">
            <text:p>RDCLAK5uy_ldNznhWSROhe2jxjEwgg6nuid1xOAnsHI</text:p>
          </table:table-cell>
          <table:table-cell table:style-name="ce8" table:formula="of:=ABS(LEFT([.D659] ;LEN([.D659])-6))" office:value-type="float" office:value="24">
            <text:p>24</text:p>
          </table:table-cell>
          <table:table-cell table:formula="of:=PROPER(RIGHT([.C659];LEN([.C659])-SEARCH(&quot; &quot;;[.C659])))" office:value-type="string" office:string-value="Runtown">
            <text:p>Runtow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ZTPpYCoP8kgZLjTa-9apjgKSzTx_mmd8</text:p>
          </table:table-cell>
          <table:table-cell office:value-type="string">
            <text:p>https://lh3.googleusercontent.com/ux9z24nBcZYxHfw1fX6PApkRob1L0QGKph4EDG0VrdPvqzYZ8czaA-fYQp6BCQBotGAkDkKUJzfmvsc=w60-h60-l90-rj</text:p>
          </table:table-cell>
          <table:table-cell office:value-type="string">
            <text:p>Presenting Rush</text:p>
          </table:table-cell>
          <table:table-cell office:value-type="string">
            <text:p>60 songs</text:p>
          </table:table-cell>
          <table:table-cell table:formula="of:=RIGHT([.A660];LEN([.A660])-SEARCH(&quot;=&quot;;[.A660]))" office:value-type="string" office:string-value="RDCLAK5uy_nZTPpYCoP8kgZLjTa-9apjgKSzTx_mmd8">
            <text:p>RDCLAK5uy_nZTPpYCoP8kgZLjTa-9apjgKSzTx_mmd8</text:p>
          </table:table-cell>
          <table:table-cell table:style-name="ce8" table:formula="of:=ABS(LEFT([.D660] ;LEN([.D660])-6))" office:value-type="float" office:value="60">
            <text:p>60</text:p>
          </table:table-cell>
          <table:table-cell table:formula="of:=PROPER(RIGHT([.C660];LEN([.C660])-SEARCH(&quot; &quot;;[.C660])))" office:value-type="string" office:string-value="Rush">
            <text:p>Rush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KmThvIdEKqrmYN1DZc5JlHMXTNNkh86E</text:p>
          </table:table-cell>
          <table:table-cell table:style-name="Default" office:value-type="string">
            <text:p>https://lh3.googleusercontent.com/CsIt0RrckEPfWEpR4NAimPmn62z-OJnjKezaBUJlzK_BzgsOlGL-rCCm-XCgVhtK2cxPAkXqvajIf0BY=w60-h60-l90-rj</text:p>
          </table:table-cell>
          <table:table-cell table:style-name="Default" office:value-type="string">
            <text:p>Presenting S. P. Balasubrahmanyam (Kannada)</text:p>
          </table:table-cell>
          <table:table-cell table:style-name="Default" office:value-type="string">
            <text:p>40 songs</text:p>
          </table:table-cell>
          <table:table-cell table:formula="of:=RIGHT([.A661];LEN([.A661])-SEARCH(&quot;=&quot;;[.A661]))" office:value-type="string" office:string-value="RDCLAK5uy_lKmThvIdEKqrmYN1DZc5JlHMXTNNkh86E">
            <text:p>RDCLAK5uy_lKmThvIdEKqrmYN1DZc5JlHMXTNNkh86E</text:p>
          </table:table-cell>
          <table:table-cell table:style-name="ce8" table:formula="of:=ABS(LEFT([.D661] ;LEN([.D661])-6))" office:value-type="float" office:value="40">
            <text:p>40</text:p>
          </table:table-cell>
          <table:table-cell table:formula="of:=PROPER(RIGHT([.C661];LEN([.C661])-SEARCH(&quot; &quot;;[.C661])))" office:value-type="string" office:string-value="S. P. Balasubrahmanyam (Kannada)">
            <text:p>S. P. Balasubrahmanyam (Kannada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VybQKoNOO4cg5U3fNG2v7RLRbE4rltJM</text:p>
          </table:table-cell>
          <table:table-cell office:value-type="string">
            <text:p>https://lh3.googleusercontent.com/4iylmo184_kYsRzCFQzmEUG2fGXSGgRT13pTyNQxQNzArGcYz6vTCVqNspS1veQiOzq7OYNi03zrwkf3=w60-h60-l90-rj</text:p>
          </table:table-cell>
          <table:table-cell office:value-type="string">
            <text:p>Presenting S. P. Balasubrahmanyam (Tamil)</text:p>
          </table:table-cell>
          <table:table-cell office:value-type="string">
            <text:p>51 songs</text:p>
          </table:table-cell>
          <table:table-cell table:formula="of:=RIGHT([.A662];LEN([.A662])-SEARCH(&quot;=&quot;;[.A662]))" office:value-type="string" office:string-value="RDCLAK5uy_lVybQKoNOO4cg5U3fNG2v7RLRbE4rltJM">
            <text:p>RDCLAK5uy_lVybQKoNOO4cg5U3fNG2v7RLRbE4rltJM</text:p>
          </table:table-cell>
          <table:table-cell table:style-name="ce8" table:formula="of:=ABS(LEFT([.D662] ;LEN([.D662])-6))" office:value-type="float" office:value="51">
            <text:p>51</text:p>
          </table:table-cell>
          <table:table-cell table:formula="of:=PROPER(RIGHT([.C662];LEN([.C662])-SEARCH(&quot; &quot;;[.C662])))" office:value-type="string" office:string-value="S. P. Balasubrahmanyam (Tamil)">
            <text:p>S. P. Balasubrahmanyam (Tamil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PK3d_PlINBV53x96IF4zsw6IQ1qHbMq8</text:p>
          </table:table-cell>
          <table:table-cell office:value-type="string">
            <text:p>https://lh3.googleusercontent.com/zZHhQFczAL3vLmgdPP8t4FSoCgk7Rz6YYmD5VIUu9lPP59FDsDKXKRpSsb3JNka82WNRXSaUEskcCzk=w60-h60-l90-rj</text:p>
          </table:table-cell>
          <table:table-cell office:value-type="string">
            <text:p>Presenting S. P. Balasubrahmanyam (Telugu)</text:p>
          </table:table-cell>
          <table:table-cell office:value-type="string">
            <text:p>60 songs</text:p>
          </table:table-cell>
          <table:table-cell table:formula="of:=RIGHT([.A663];LEN([.A663])-SEARCH(&quot;=&quot;;[.A663]))" office:value-type="string" office:string-value="RDCLAK5uy_nPK3d_PlINBV53x96IF4zsw6IQ1qHbMq8">
            <text:p>RDCLAK5uy_nPK3d_PlINBV53x96IF4zsw6IQ1qHbMq8</text:p>
          </table:table-cell>
          <table:table-cell table:style-name="ce8" table:formula="of:=ABS(LEFT([.D663] ;LEN([.D663])-6))" office:value-type="float" office:value="60">
            <text:p>60</text:p>
          </table:table-cell>
          <table:table-cell table:formula="of:=PROPER(RIGHT([.C663];LEN([.C663])-SEARCH(&quot; &quot;;[.C663])))" office:value-type="string" office:string-value="S. P. Balasubrahmanyam (Telugu)">
            <text:p>S. P. Balasubrahmanyam (Telugu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PK3d_PlINBV53x96IF4zsw6IQ1qHbMq8</text:p>
          </table:table-cell>
          <table:table-cell table:style-name="Default" office:value-type="string">
            <text:p>https://lh3.googleusercontent.com/zZHhQFczAL3vLmgdPP8t4FSoCgk7Rz6YYmD5VIUu9lPP59FDsDKXKRpSsb3JNka82WNRXSaUEskcCzk=w60-h60-l90-rj</text:p>
          </table:table-cell>
          <table:table-cell table:style-name="Default" office:value-type="string">
            <text:p>Presenting S. P. Balasubrahmanyam (Telugu)</text:p>
          </table:table-cell>
          <table:table-cell table:style-name="Default" office:value-type="string">
            <text:p>60 songs</text:p>
          </table:table-cell>
          <table:table-cell table:formula="of:=RIGHT([.A664];LEN([.A664])-SEARCH(&quot;=&quot;;[.A664]))" office:value-type="string" office:string-value="RDCLAK5uy_nPK3d_PlINBV53x96IF4zsw6IQ1qHbMq8">
            <text:p>RDCLAK5uy_nPK3d_PlINBV53x96IF4zsw6IQ1qHbMq8</text:p>
          </table:table-cell>
          <table:table-cell table:style-name="ce8" table:formula="of:=ABS(LEFT([.D664] ;LEN([.D664])-6))" office:value-type="float" office:value="60">
            <text:p>60</text:p>
          </table:table-cell>
          <table:table-cell table:formula="of:=PROPER(RIGHT([.C664];LEN([.C664])-SEARCH(&quot; &quot;;[.C664])))" office:value-type="string" office:string-value="S. P. Balasubrahmanyam (Telugu)">
            <text:p>S. P. Balasubrahmanyam (Telugu)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4extVU9WEOhX4Wz2i2jhKr0R1fL00bO0</text:p>
          </table:table-cell>
          <table:table-cell office:value-type="string">
            <text:p>https://lh3.googleusercontent.com/f_s9ab3bXrCeJpV5TDMS9E4U0d7sceGcmY36EYkcewXILlbdotcApKSzboeCRc3EJx7kMUbSaLOF4g=w60-h60-l90-rj</text:p>
          </table:table-cell>
          <table:table-cell office:value-type="string">
            <text:p>Presenting Sabah</text:p>
          </table:table-cell>
          <table:table-cell office:value-type="string">
            <text:p>35 songs</text:p>
          </table:table-cell>
          <table:table-cell table:formula="of:=RIGHT([.A665];LEN([.A665])-SEARCH(&quot;=&quot;;[.A665]))" office:value-type="string" office:string-value="RDCLAK5uy_k4extVU9WEOhX4Wz2i2jhKr0R1fL00bO0">
            <text:p>RDCLAK5uy_k4extVU9WEOhX4Wz2i2jhKr0R1fL00bO0</text:p>
          </table:table-cell>
          <table:table-cell table:style-name="ce8" table:formula="of:=ABS(LEFT([.D665] ;LEN([.D665])-6))" office:value-type="float" office:value="35">
            <text:p>35</text:p>
          </table:table-cell>
          <table:table-cell table:formula="of:=PROPER(RIGHT([.C665];LEN([.C665])-SEARCH(&quot; &quot;;[.C665])))" office:value-type="string" office:string-value="Sabah">
            <text:p>Saba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GtE0mCTeszUs-oiTaJVYqO1Tag2IiUpQ</text:p>
          </table:table-cell>
          <table:table-cell office:value-type="string">
            <text:p>https://lh3.googleusercontent.com/6FwI5jqkGjN1ez_hguzeeC6A0PXMc06RqpkzHxcm_AB8wXxTDxecYkYlyvTphATvb8dd8gG7HHWkLAQ=w60-h60-l90-rj</text:p>
          </table:table-cell>
          <table:table-cell office:value-type="string">
            <text:p>Presenting Sabaton</text:p>
          </table:table-cell>
          <table:table-cell office:value-type="string">
            <text:p>36 songs</text:p>
          </table:table-cell>
          <table:table-cell table:formula="of:=RIGHT([.A666];LEN([.A666])-SEARCH(&quot;=&quot;;[.A666]))" office:value-type="string" office:string-value="RDCLAK5uy_mGtE0mCTeszUs-oiTaJVYqO1Tag2IiUpQ">
            <text:p>RDCLAK5uy_mGtE0mCTeszUs-oiTaJVYqO1Tag2IiUpQ</text:p>
          </table:table-cell>
          <table:table-cell table:style-name="ce8" table:formula="of:=ABS(LEFT([.D666] ;LEN([.D666])-6))" office:value-type="float" office:value="36">
            <text:p>36</text:p>
          </table:table-cell>
          <table:table-cell table:formula="of:=PROPER(RIGHT([.C666];LEN([.C666])-SEARCH(&quot; &quot;;[.C666])))" office:value-type="string" office:string-value="Sabaton">
            <text:p>Sabat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GtE0mCTeszUs-oiTaJVYqO1Tag2IiUpQ</text:p>
          </table:table-cell>
          <table:table-cell table:style-name="Default" office:value-type="string">
            <text:p>https://lh3.googleusercontent.com/6FwI5jqkGjN1ez_hguzeeC6A0PXMc06RqpkzHxcm_AB8wXxTDxecYkYlyvTphATvb8dd8gG7HHWkLAQ=w60-h60-l90-rj</text:p>
          </table:table-cell>
          <table:table-cell table:style-name="Default" office:value-type="string">
            <text:p>Presenting Sabaton</text:p>
          </table:table-cell>
          <table:table-cell table:style-name="Default" office:value-type="string">
            <text:p>36 songs</text:p>
          </table:table-cell>
          <table:table-cell table:formula="of:=RIGHT([.A667];LEN([.A667])-SEARCH(&quot;=&quot;;[.A667]))" office:value-type="string" office:string-value="RDCLAK5uy_mGtE0mCTeszUs-oiTaJVYqO1Tag2IiUpQ">
            <text:p>RDCLAK5uy_mGtE0mCTeszUs-oiTaJVYqO1Tag2IiUpQ</text:p>
          </table:table-cell>
          <table:table-cell table:style-name="ce8" table:formula="of:=ABS(LEFT([.D667] ;LEN([.D667])-6))" office:value-type="float" office:value="36">
            <text:p>36</text:p>
          </table:table-cell>
          <table:table-cell table:formula="of:=PROPER(RIGHT([.C667];LEN([.C667])-SEARCH(&quot; &quot;;[.C667])))" office:value-type="string" office:string-value="Sabaton">
            <text:p>Sabat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Rhl2Cdo_JefA-i2_-LGG6OLx1vlNcxZ8</text:p>
          </table:table-cell>
          <table:table-cell table:style-name="Default" office:value-type="string">
            <text:p>https://lh3.googleusercontent.com/pI8HWG-yUvFpTKUIWvE2BLC4mVhoZvlAo2i0lr3F5nlnPUmiWzxmz-uel-X1RKoSObBXbCjLIuoV6g=w60-h60-l90-rj</text:p>
          </table:table-cell>
          <table:table-cell table:style-name="Default" office:value-type="string">
            <text:p>Presenting Sabrina Carpenter</text:p>
          </table:table-cell>
          <table:table-cell table:style-name="Default" office:value-type="string">
            <text:p>25 songs</text:p>
          </table:table-cell>
          <table:table-cell table:formula="of:=RIGHT([.A668];LEN([.A668])-SEARCH(&quot;=&quot;;[.A668]))" office:value-type="string" office:string-value="RDCLAK5uy_lRhl2Cdo_JefA-i2_-LGG6OLx1vlNcxZ8">
            <text:p>RDCLAK5uy_lRhl2Cdo_JefA-i2_-LGG6OLx1vlNcxZ8</text:p>
          </table:table-cell>
          <table:table-cell table:style-name="ce8" table:formula="of:=ABS(LEFT([.D668] ;LEN([.D668])-6))" office:value-type="float" office:value="25">
            <text:p>25</text:p>
          </table:table-cell>
          <table:table-cell table:formula="of:=PROPER(RIGHT([.C668];LEN([.C668])-SEARCH(&quot; &quot;;[.C668])))" office:value-type="string" office:string-value="Sabrina Carpenter">
            <text:p>Sabrina Carpent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_7ghB5Xg9KY2aF_97RYm4sfKknK01hiA</text:p>
          </table:table-cell>
          <table:table-cell office:value-type="string">
            <text:p>https://lh3.googleusercontent.com/VZeA0TZpxeTM44o9RAbCbdixfbrk324w9FleANgPjxGHOunNTLHdxmNEKGOGiKdjzqLN0XnyJJYa=w60-h60-l90-rj</text:p>
          </table:table-cell>
          <table:table-cell office:value-type="string">
            <text:p>Presenting Sade</text:p>
          </table:table-cell>
          <table:table-cell office:value-type="string">
            <text:p>29 songs</text:p>
          </table:table-cell>
          <table:table-cell table:formula="of:=RIGHT([.A669];LEN([.A669])-SEARCH(&quot;=&quot;;[.A669]))" office:value-type="string" office:string-value="RDCLAK5uy_n_7ghB5Xg9KY2aF_97RYm4sfKknK01hiA">
            <text:p>RDCLAK5uy_n_7ghB5Xg9KY2aF_97RYm4sfKknK01hiA</text:p>
          </table:table-cell>
          <table:table-cell table:style-name="ce8" table:formula="of:=ABS(LEFT([.D669] ;LEN([.D669])-6))" office:value-type="float" office:value="29">
            <text:p>29</text:p>
          </table:table-cell>
          <table:table-cell table:formula="of:=PROPER(RIGHT([.C669];LEN([.C669])-SEARCH(&quot; &quot;;[.C669])))" office:value-type="string" office:string-value="Sade">
            <text:p>Sad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_7ghB5Xg9KY2aF_97RYm4sfKknK01hiA</text:p>
          </table:table-cell>
          <table:table-cell table:style-name="Default" office:value-type="string">
            <text:p>https://lh3.googleusercontent.com/VZeA0TZpxeTM44o9RAbCbdixfbrk324w9FleANgPjxGHOunNTLHdxmNEKGOGiKdjzqLN0XnyJJYa=w60-h60-l90-rj</text:p>
          </table:table-cell>
          <table:table-cell table:style-name="Default" office:value-type="string">
            <text:p>Presenting Sade</text:p>
          </table:table-cell>
          <table:table-cell table:style-name="Default" office:value-type="string">
            <text:p>29 songs</text:p>
          </table:table-cell>
          <table:table-cell table:formula="of:=RIGHT([.A670];LEN([.A670])-SEARCH(&quot;=&quot;;[.A670]))" office:value-type="string" office:string-value="RDCLAK5uy_n_7ghB5Xg9KY2aF_97RYm4sfKknK01hiA">
            <text:p>RDCLAK5uy_n_7ghB5Xg9KY2aF_97RYm4sfKknK01hiA</text:p>
          </table:table-cell>
          <table:table-cell table:style-name="ce8" table:formula="of:=ABS(LEFT([.D670] ;LEN([.D670])-6))" office:value-type="float" office:value="29">
            <text:p>29</text:p>
          </table:table-cell>
          <table:table-cell table:formula="of:=PROPER(RIGHT([.C670];LEN([.C670])-SEARCH(&quot; &quot;;[.C670])))" office:value-type="string" office:string-value="Sade">
            <text:p>Sad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wXq6RSNPXtvoWaajJzOIcbV5r4RRDmOw</text:p>
          </table:table-cell>
          <table:table-cell office:value-type="string">
            <text:p>https://lh3.googleusercontent.com/5elUUgVjF1aNjZxVwz1ejKIqaj07F_k3II1BTLr7Ca6PnKp-FANHwo2mXUyVCuXT2-VctNFwJLVlRLQ=w60-h60-l90-rj</text:p>
          </table:table-cell>
          <table:table-cell office:value-type="string">
            <text:p>Presenting Salim–Sulaiman</text:p>
          </table:table-cell>
          <table:table-cell office:value-type="string">
            <text:p>35 songs</text:p>
          </table:table-cell>
          <table:table-cell table:formula="of:=RIGHT([.A671];LEN([.A671])-SEARCH(&quot;=&quot;;[.A671]))" office:value-type="string" office:string-value="RDCLAK5uy_kwXq6RSNPXtvoWaajJzOIcbV5r4RRDmOw">
            <text:p>RDCLAK5uy_kwXq6RSNPXtvoWaajJzOIcbV5r4RRDmOw</text:p>
          </table:table-cell>
          <table:table-cell table:style-name="ce8" table:formula="of:=ABS(LEFT([.D671] ;LEN([.D671])-6))" office:value-type="float" office:value="35">
            <text:p>35</text:p>
          </table:table-cell>
          <table:table-cell table:formula="of:=PROPER(RIGHT([.C671];LEN([.C671])-SEARCH(&quot; &quot;;[.C671])))" office:value-type="string" office:string-value="Salim–Sulaiman">
            <text:p>Salim–Sulaim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dGhYJbRnqUvyjGGEf-uHTxI7eMj1DUt8</text:p>
          </table:table-cell>
          <table:table-cell office:value-type="string">
            <text:p>https://lh3.googleusercontent.com/-PPpxZLvTStyQAp7MQIdtOFPkLw1kM8Bd1Ag0aKOiiAzd1BRwatVQIXekDwIvYs7ARy8uhilEBt4XA=w60-h60-l90-rj</text:p>
          </table:table-cell>
          <table:table-cell office:value-type="string">
            <text:p>Presenting Salman Khan</text:p>
          </table:table-cell>
          <table:table-cell office:value-type="string">
            <text:p>50 songs</text:p>
          </table:table-cell>
          <table:table-cell table:formula="of:=RIGHT([.A672];LEN([.A672])-SEARCH(&quot;=&quot;;[.A672]))" office:value-type="string" office:string-value="RDCLAK5uy_mdGhYJbRnqUvyjGGEf-uHTxI7eMj1DUt8">
            <text:p>RDCLAK5uy_mdGhYJbRnqUvyjGGEf-uHTxI7eMj1DUt8</text:p>
          </table:table-cell>
          <table:table-cell table:style-name="ce8" table:formula="of:=ABS(LEFT([.D672] ;LEN([.D672])-6))" office:value-type="float" office:value="50">
            <text:p>50</text:p>
          </table:table-cell>
          <table:table-cell table:formula="of:=PROPER(RIGHT([.C672];LEN([.C672])-SEARCH(&quot; &quot;;[.C672])))" office:value-type="string" office:string-value="Salman Khan">
            <text:p>Salman K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tLwSefvumvyBwSmiEtNxf7LovOZ8o7nU</text:p>
          </table:table-cell>
          <table:table-cell office:value-type="string">
            <text:p>https://lh3.googleusercontent.com/UmNN7NUx-lD5Dj4f4oGZLA6ykZhbdNEVsBB_UNjbaGsGFI5VdTKGb91K-dYglT-R4vJ62KrUmoYVEpHK=w60-h60-l90-rj</text:p>
          </table:table-cell>
          <table:table-cell office:value-type="string">
            <text:p>Presenting Samthing Soweto</text:p>
          </table:table-cell>
          <table:table-cell office:value-type="string">
            <text:p>33 songs</text:p>
          </table:table-cell>
          <table:table-cell table:formula="of:=RIGHT([.A673];LEN([.A673])-SEARCH(&quot;=&quot;;[.A673]))" office:value-type="string" office:string-value="RDCLAK5uy_ntLwSefvumvyBwSmiEtNxf7LovOZ8o7nU">
            <text:p>RDCLAK5uy_ntLwSefvumvyBwSmiEtNxf7LovOZ8o7nU</text:p>
          </table:table-cell>
          <table:table-cell table:style-name="ce8" table:formula="of:=ABS(LEFT([.D673] ;LEN([.D673])-6))" office:value-type="float" office:value="33">
            <text:p>33</text:p>
          </table:table-cell>
          <table:table-cell table:formula="of:=PROPER(RIGHT([.C673];LEN([.C673])-SEARCH(&quot; &quot;;[.C673])))" office:value-type="string" office:string-value="Samthing Soweto">
            <text:p>Samthing Sowet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xN1_I9bHTyrwtcsLw2FbuVijyL6BveHM</text:p>
          </table:table-cell>
          <table:table-cell office:value-type="string">
            <text:p>https://lh3.googleusercontent.com/m6YFW0Hv0u0qi4cwqQXotlrZUdDJIAtI5iFUj2RdADt6M8cuRY6eNAeW00aZOqPd3F_Y0ZWrOOjLa4g=w60-h60-l90-rj</text:p>
          </table:table-cell>
          <table:table-cell office:value-type="string">
            <text:p>Presenting Sanam</text:p>
          </table:table-cell>
          <table:table-cell office:value-type="string">
            <text:p>30 songs</text:p>
          </table:table-cell>
          <table:table-cell table:formula="of:=RIGHT([.A674];LEN([.A674])-SEARCH(&quot;=&quot;;[.A674]))" office:value-type="string" office:string-value="RDCLAK5uy_kxN1_I9bHTyrwtcsLw2FbuVijyL6BveHM">
            <text:p>RDCLAK5uy_kxN1_I9bHTyrwtcsLw2FbuVijyL6BveHM</text:p>
          </table:table-cell>
          <table:table-cell table:style-name="ce8" table:formula="of:=ABS(LEFT([.D674] ;LEN([.D674])-6))" office:value-type="float" office:value="30">
            <text:p>30</text:p>
          </table:table-cell>
          <table:table-cell table:formula="of:=PROPER(RIGHT([.C674];LEN([.C674])-SEARCH(&quot; &quot;;[.C674])))" office:value-type="string" office:string-value="Sanam">
            <text:p>San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C8pR82R8AT-ZqXdyZjbiH5G1na9x1Cs8</text:p>
          </table:table-cell>
          <table:table-cell table:style-name="Default" office:value-type="string">
            <text:p>https://lh3.googleusercontent.com/k6jLfe_JHYfRi5cY1DNMjojJ4T-bgXCQsGYTbQRSpGcCBgpkw3hWUxnjUtAxqiv5QJoQDSKaoYc--L8=w60-h60-l90-rj</text:p>
          </table:table-cell>
          <table:table-cell table:style-name="Default" office:value-type="string">
            <text:p>Presenting Şanışer</text:p>
          </table:table-cell>
          <table:table-cell table:style-name="Default" office:value-type="string">
            <text:p>20 songs</text:p>
          </table:table-cell>
          <table:table-cell table:formula="of:=RIGHT([.A675];LEN([.A675])-SEARCH(&quot;=&quot;;[.A675]))" office:value-type="string" office:string-value="RDCLAK5uy_nC8pR82R8AT-ZqXdyZjbiH5G1na9x1Cs8">
            <text:p>RDCLAK5uy_nC8pR82R8AT-ZqXdyZjbiH5G1na9x1Cs8</text:p>
          </table:table-cell>
          <table:table-cell table:style-name="ce8" table:formula="of:=ABS(LEFT([.D675] ;LEN([.D675])-6))" office:value-type="float" office:value="20">
            <text:p>20</text:p>
          </table:table-cell>
          <table:table-cell table:formula="of:=PROPER(RIGHT([.C675];LEN([.C675])-SEARCH(&quot; &quot;;[.C675])))" office:value-type="string" office:string-value="Şanışer">
            <text:p>Şanış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gGdLnpRfejY8VY_1yhCPi-7_5Mki0t6E</text:p>
          </table:table-cell>
          <table:table-cell table:style-name="Default" office:value-type="string">
            <text:p>https://lh3.googleusercontent.com/SPgVIuiR7skcuVhHcETykFMrLX6hj-Dri0x__SGDL3Vi96GSR4vHe--x3z2LfeUF85pUtU8zfEO8_Utd=w60-h60-l90-rj</text:p>
          </table:table-cell>
          <table:table-cell table:style-name="Default" office:value-type="string">
            <text:p>Presenting Santana</text:p>
          </table:table-cell>
          <table:table-cell table:style-name="Default" office:value-type="string">
            <text:p>30 songs</text:p>
          </table:table-cell>
          <table:table-cell table:formula="of:=RIGHT([.A676];LEN([.A676])-SEARCH(&quot;=&quot;;[.A676]))" office:value-type="string" office:string-value="RDCLAK5uy_mgGdLnpRfejY8VY_1yhCPi-7_5Mki0t6E">
            <text:p>RDCLAK5uy_mgGdLnpRfejY8VY_1yhCPi-7_5Mki0t6E</text:p>
          </table:table-cell>
          <table:table-cell table:style-name="ce8" table:formula="of:=ABS(LEFT([.D676] ;LEN([.D676])-6))" office:value-type="float" office:value="30">
            <text:p>30</text:p>
          </table:table-cell>
          <table:table-cell table:formula="of:=PROPER(RIGHT([.C676];LEN([.C676])-SEARCH(&quot; &quot;;[.C676])))" office:value-type="string" office:string-value="Santana">
            <text:p>Santan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5ZzykwqGhjZ_sGR3RqmE-0f2c-GIVxTk</text:p>
          </table:table-cell>
          <table:table-cell office:value-type="string">
            <text:p>https://lh3.googleusercontent.com/qxrAfJ3z2Cll3rw0XTK-wyJVi-DKya1NOiQKqQRffIYC3eWMNlSOXuveAcp-d6DwPUQ9ms301pL0mJU=w60-h60-l90-rj</text:p>
          </table:table-cell>
          <table:table-cell office:value-type="string">
            <text:p>Presenting Savage Garden</text:p>
          </table:table-cell>
          <table:table-cell office:value-type="string">
            <text:p>13 songs</text:p>
          </table:table-cell>
          <table:table-cell table:formula="of:=RIGHT([.A677];LEN([.A677])-SEARCH(&quot;=&quot;;[.A677]))" office:value-type="string" office:string-value="RDCLAK5uy_k5ZzykwqGhjZ_sGR3RqmE-0f2c-GIVxTk">
            <text:p>RDCLAK5uy_k5ZzykwqGhjZ_sGR3RqmE-0f2c-GIVxTk</text:p>
          </table:table-cell>
          <table:table-cell table:style-name="ce8" table:formula="of:=ABS(LEFT([.D677] ;LEN([.D677])-6))" office:value-type="float" office:value="13">
            <text:p>13</text:p>
          </table:table-cell>
          <table:table-cell table:formula="of:=PROPER(RIGHT([.C677];LEN([.C677])-SEARCH(&quot; &quot;;[.C677])))" office:value-type="string" office:string-value="Savage Garden">
            <text:p>Savage Garde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im6h6NOXWcQZlifew0VA9mK5IoorzOlw</text:p>
          </table:table-cell>
          <table:table-cell table:style-name="Default" office:value-type="string">
            <text:p>https://lh3.googleusercontent.com/KtszfTNScg-Uj-tJG_B7vtooyHn4NVXjnBcUqSPDYMvGfikBLDp_IdPH1mC5_mpUxpxBSyJniNvUWA=w60-h60-l90-rj</text:p>
          </table:table-cell>
          <table:table-cell table:style-name="Default" office:value-type="string">
            <text:p>Presenting Saweetie</text:p>
          </table:table-cell>
          <table:table-cell table:style-name="Default" office:value-type="string">
            <text:p>27 songs</text:p>
          </table:table-cell>
          <table:table-cell table:formula="of:=RIGHT([.A678];LEN([.A678])-SEARCH(&quot;=&quot;;[.A678]))" office:value-type="string" office:string-value="RDCLAK5uy_nim6h6NOXWcQZlifew0VA9mK5IoorzOlw">
            <text:p>RDCLAK5uy_nim6h6NOXWcQZlifew0VA9mK5IoorzOlw</text:p>
          </table:table-cell>
          <table:table-cell table:style-name="ce8" table:formula="of:=ABS(LEFT([.D678] ;LEN([.D678])-6))" office:value-type="float" office:value="27">
            <text:p>27</text:p>
          </table:table-cell>
          <table:table-cell table:formula="of:=PROPER(RIGHT([.C678];LEN([.C678])-SEARCH(&quot; &quot;;[.C678])))" office:value-type="string" office:string-value="Saweetie">
            <text:p>Saweeti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Uu0fKYIbCndIVL0_9Sxf2kklUy2ngLRs</text:p>
          </table:table-cell>
          <table:table-cell table:style-name="Default" office:value-type="string">
            <text:p>https://lh3.googleusercontent.com/g4IBjzbznMSQk-j2rhdVV7W-2aPtqZhLljArQBnyEi8pI-iWn6vnsICU62EP7iLFAIrQDJvNvmxxYl8=w60-h60-l90-rj</text:p>
          </table:table-cell>
          <table:table-cell table:style-name="Default" office:value-type="string">
            <text:p>Presenting Scooter</text:p>
          </table:table-cell>
          <table:table-cell table:style-name="Default" office:value-type="string">
            <text:p>48 songs</text:p>
          </table:table-cell>
          <table:table-cell table:formula="of:=RIGHT([.A679];LEN([.A679])-SEARCH(&quot;=&quot;;[.A679]))" office:value-type="string" office:string-value="RDCLAK5uy_mUu0fKYIbCndIVL0_9Sxf2kklUy2ngLRs">
            <text:p>RDCLAK5uy_mUu0fKYIbCndIVL0_9Sxf2kklUy2ngLRs</text:p>
          </table:table-cell>
          <table:table-cell table:style-name="ce8" table:formula="of:=ABS(LEFT([.D679] ;LEN([.D679])-6))" office:value-type="float" office:value="48">
            <text:p>48</text:p>
          </table:table-cell>
          <table:table-cell table:formula="of:=PROPER(RIGHT([.C679];LEN([.C679])-SEARCH(&quot; &quot;;[.C679])))" office:value-type="string" office:string-value="Scooter">
            <text:p>Scoot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eT4TcChUxJ-EsUVFcutOjgCHMiklzgL8</text:p>
          </table:table-cell>
          <table:table-cell office:value-type="string">
            <text:p>https://lh3.googleusercontent.com/2uvDPhmoz7l29vMUnv3t3qzFdxQ415AmUiRm27gRhGbmzrgRc36t3MsMEuTHZc-DiSJI-lDjX_3XvJ8=w60-h60-l90-rj</text:p>
          </table:table-cell>
          <table:table-cell office:value-type="string">
            <text:p>Presenting Scorpions</text:p>
          </table:table-cell>
          <table:table-cell office:value-type="string">
            <text:p>49 songs</text:p>
          </table:table-cell>
          <table:table-cell table:formula="of:=RIGHT([.A680];LEN([.A680])-SEARCH(&quot;=&quot;;[.A680]))" office:value-type="string" office:string-value="RDCLAK5uy_neT4TcChUxJ-EsUVFcutOjgCHMiklzgL8">
            <text:p>RDCLAK5uy_neT4TcChUxJ-EsUVFcutOjgCHMiklzgL8</text:p>
          </table:table-cell>
          <table:table-cell table:style-name="ce8" table:formula="of:=ABS(LEFT([.D680] ;LEN([.D680])-6))" office:value-type="float" office:value="49">
            <text:p>49</text:p>
          </table:table-cell>
          <table:table-cell table:formula="of:=PROPER(RIGHT([.C680];LEN([.C680])-SEARCH(&quot; &quot;;[.C680])))" office:value-type="string" office:string-value="Scorpions">
            <text:p>Scorpion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eT4TcChUxJ-EsUVFcutOjgCHMiklzgL8</text:p>
          </table:table-cell>
          <table:table-cell table:style-name="Default" office:value-type="string">
            <text:p>https://lh3.googleusercontent.com/2uvDPhmoz7l29vMUnv3t3qzFdxQ415AmUiRm27gRhGbmzrgRc36t3MsMEuTHZc-DiSJI-lDjX_3XvJ8=w60-h60-l90-rj</text:p>
          </table:table-cell>
          <table:table-cell table:style-name="Default" office:value-type="string">
            <text:p>Presenting Scorpions</text:p>
          </table:table-cell>
          <table:table-cell table:style-name="Default" office:value-type="string">
            <text:p>49 songs</text:p>
          </table:table-cell>
          <table:table-cell table:formula="of:=RIGHT([.A681];LEN([.A681])-SEARCH(&quot;=&quot;;[.A681]))" office:value-type="string" office:string-value="RDCLAK5uy_neT4TcChUxJ-EsUVFcutOjgCHMiklzgL8">
            <text:p>RDCLAK5uy_neT4TcChUxJ-EsUVFcutOjgCHMiklzgL8</text:p>
          </table:table-cell>
          <table:table-cell table:style-name="ce8" table:formula="of:=ABS(LEFT([.D681] ;LEN([.D681])-6))" office:value-type="float" office:value="49">
            <text:p>49</text:p>
          </table:table-cell>
          <table:table-cell table:formula="of:=PROPER(RIGHT([.C681];LEN([.C681])-SEARCH(&quot; &quot;;[.C681])))" office:value-type="string" office:string-value="Scorpions">
            <text:p>Scorpion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TmuZ_oxFi1oC3UuCmMwDvXGdnS1_xW9w</text:p>
          </table:table-cell>
          <table:table-cell table:style-name="Default" office:value-type="string">
            <text:p>https://lh3.googleusercontent.com/cobMqrDXIchvWQQvm-CksePoENGQs_TfKE18fjl2qaZEl78gItsZg04R70sxWhx88hB2wXGxnVAHCA=w60-h60-l90-rj</text:p>
          </table:table-cell>
          <table:table-cell table:style-name="Default" office:value-type="string">
            <text:p>Presenting Sean Paul</text:p>
          </table:table-cell>
          <table:table-cell table:style-name="Default" office:value-type="string">
            <text:p>22 songs</text:p>
          </table:table-cell>
          <table:table-cell table:formula="of:=RIGHT([.A682];LEN([.A682])-SEARCH(&quot;=&quot;;[.A682]))" office:value-type="string" office:string-value="RDCLAK5uy_nTmuZ_oxFi1oC3UuCmMwDvXGdnS1_xW9w">
            <text:p>RDCLAK5uy_nTmuZ_oxFi1oC3UuCmMwDvXGdnS1_xW9w</text:p>
          </table:table-cell>
          <table:table-cell table:style-name="ce8" table:formula="of:=ABS(LEFT([.D682] ;LEN([.D682])-6))" office:value-type="float" office:value="22">
            <text:p>22</text:p>
          </table:table-cell>
          <table:table-cell table:formula="of:=PROPER(RIGHT([.C682];LEN([.C682])-SEARCH(&quot; &quot;;[.C682])))" office:value-type="string" office:string-value="Sean Paul">
            <text:p>Sean Pau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25gewwID6gt74EwOs6ed__k243cGd-jY</text:p>
          </table:table-cell>
          <table:table-cell office:value-type="string">
            <text:p>https://lh3.googleusercontent.com/Z9x0FRR6bv6yUg0CvGI15GpdD8aQ84FWTy5rZ-JLDx-gVj---g-iNTWdQJj81naXAbi51xhyUkDDp9L5=w60-h60-l90-rj</text:p>
          </table:table-cell>
          <table:table-cell office:value-type="string">
            <text:p>Presenting Sebastián Yatra</text:p>
          </table:table-cell>
          <table:table-cell office:value-type="string">
            <text:p>51 songs</text:p>
          </table:table-cell>
          <table:table-cell table:formula="of:=RIGHT([.A683];LEN([.A683])-SEARCH(&quot;=&quot;;[.A683]))" office:value-type="string" office:string-value="RDCLAK5uy_n25gewwID6gt74EwOs6ed__k243cGd-jY">
            <text:p>RDCLAK5uy_n25gewwID6gt74EwOs6ed__k243cGd-jY</text:p>
          </table:table-cell>
          <table:table-cell table:style-name="ce8" table:formula="of:=ABS(LEFT([.D683] ;LEN([.D683])-6))" office:value-type="float" office:value="51">
            <text:p>51</text:p>
          </table:table-cell>
          <table:table-cell table:formula="of:=PROPER(RIGHT([.C683];LEN([.C683])-SEARCH(&quot; &quot;;[.C683])))" office:value-type="string" office:string-value="Sebastián Yatra">
            <text:p>Sebastián Yat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CtTRjC_RNrFKgXK3Xms_en3hSGXaiJwU</text:p>
          </table:table-cell>
          <table:table-cell table:style-name="Default" office:value-type="string">
            <text:p>https://lh3.googleusercontent.com/1yJ-thi1VCwzZ6NoIzGKsfsTN7ocm1-CN0sTlXbms_ykIFDylQ7ZSKd0ETVFem9s1FdGP0S25RrE8dc=w60-h60-l90-rj</text:p>
          </table:table-cell>
          <table:table-cell table:style-name="Default" office:value-type="string">
            <text:p>Presenting Sech</text:p>
          </table:table-cell>
          <table:table-cell table:style-name="Default" office:value-type="string">
            <text:p>50 songs</text:p>
          </table:table-cell>
          <table:table-cell table:formula="of:=RIGHT([.A684];LEN([.A684])-SEARCH(&quot;=&quot;;[.A684]))" office:value-type="string" office:string-value="RDCLAK5uy_kCtTRjC_RNrFKgXK3Xms_en3hSGXaiJwU">
            <text:p>RDCLAK5uy_kCtTRjC_RNrFKgXK3Xms_en3hSGXaiJwU</text:p>
          </table:table-cell>
          <table:table-cell table:style-name="ce8" table:formula="of:=ABS(LEFT([.D684] ;LEN([.D684])-6))" office:value-type="float" office:value="50">
            <text:p>50</text:p>
          </table:table-cell>
          <table:table-cell table:formula="of:=PROPER(RIGHT([.C684];LEN([.C684])-SEARCH(&quot; &quot;;[.C684])))" office:value-type="string" office:string-value="Sech">
            <text:p>Sec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C7Y33SdToGjdBNKEIihHN03NzkV6FlG8</text:p>
          </table:table-cell>
          <table:table-cell office:value-type="string">
            <text:p>https://lh3.googleusercontent.com/YEtDxt9YaAkeWhfWuYYCntx1H_yEEvQ2n9KIH8woel72MbEXF6Ys5cZglSyuUTKvscxro0jN0vmuKhXN=w60-h60-l90-rj</text:p>
          </table:table-cell>
          <table:table-cell office:value-type="string">
            <text:p>Presenting Sepultura</text:p>
          </table:table-cell>
          <table:table-cell office:value-type="string">
            <text:p>40 songs</text:p>
          </table:table-cell>
          <table:table-cell table:formula="of:=RIGHT([.A685];LEN([.A685])-SEARCH(&quot;=&quot;;[.A685]))" office:value-type="string" office:string-value="RDCLAK5uy_kC7Y33SdToGjdBNKEIihHN03NzkV6FlG8">
            <text:p>RDCLAK5uy_kC7Y33SdToGjdBNKEIihHN03NzkV6FlG8</text:p>
          </table:table-cell>
          <table:table-cell table:style-name="ce8" table:formula="of:=ABS(LEFT([.D685] ;LEN([.D685])-6))" office:value-type="float" office:value="40">
            <text:p>40</text:p>
          </table:table-cell>
          <table:table-cell table:formula="of:=PROPER(RIGHT([.C685];LEN([.C685])-SEARCH(&quot; &quot;;[.C685])))" office:value-type="string" office:string-value="Sepultura">
            <text:p>Sepultu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7TcAR0_MjdY_eZ6BWt2pMd6XxVworM6M</text:p>
          </table:table-cell>
          <table:table-cell office:value-type="string">
            <text:p>https://lh3.googleusercontent.com/WUHi_DFJxPj7gDBN0kI7ylgEKOOnxoQLY3OktS4uv8S_ke-2xCeQI11jWGGwo3F5ragTxsN24BH5LWk=w60-h60-l90-rj</text:p>
          </table:table-cell>
          <table:table-cell office:value-type="string">
            <text:p>Presenting Sertab Erener</text:p>
          </table:table-cell>
          <table:table-cell office:value-type="string">
            <text:p>39 songs</text:p>
          </table:table-cell>
          <table:table-cell table:formula="of:=RIGHT([.A686];LEN([.A686])-SEARCH(&quot;=&quot;;[.A686]))" office:value-type="string" office:string-value="RDCLAK5uy_l7TcAR0_MjdY_eZ6BWt2pMd6XxVworM6M">
            <text:p>RDCLAK5uy_l7TcAR0_MjdY_eZ6BWt2pMd6XxVworM6M</text:p>
          </table:table-cell>
          <table:table-cell table:style-name="ce8" table:formula="of:=ABS(LEFT([.D686] ;LEN([.D686])-6))" office:value-type="float" office:value="39">
            <text:p>39</text:p>
          </table:table-cell>
          <table:table-cell table:formula="of:=PROPER(RIGHT([.C686];LEN([.C686])-SEARCH(&quot; &quot;;[.C686])))" office:value-type="string" office:string-value="Sertab Erener">
            <text:p>Sertab Eren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B7CNnskI8kK3yCllXdRT0PhST_ASD6w4</text:p>
          </table:table-cell>
          <table:table-cell office:value-type="string">
            <text:p>https://lh3.googleusercontent.com/KgtbPys9oYKiN0Vtri2xlvqmXtDYk7J-ONNwyyvJwvGmWNgNA4AL4mnEIhjAq-jMXno2OECOcA3omyi9=w60-h60-l90-rj</text:p>
          </table:table-cell>
          <table:table-cell office:value-type="string">
            <text:p>Presenting Seu Jorge</text:p>
          </table:table-cell>
          <table:table-cell office:value-type="string">
            <text:p>30 songs</text:p>
          </table:table-cell>
          <table:table-cell table:formula="of:=RIGHT([.A687];LEN([.A687])-SEARCH(&quot;=&quot;;[.A687]))" office:value-type="string" office:string-value="RDCLAK5uy_kB7CNnskI8kK3yCllXdRT0PhST_ASD6w4">
            <text:p>RDCLAK5uy_kB7CNnskI8kK3yCllXdRT0PhST_ASD6w4</text:p>
          </table:table-cell>
          <table:table-cell table:style-name="ce8" table:formula="of:=ABS(LEFT([.D687] ;LEN([.D687])-6))" office:value-type="float" office:value="30">
            <text:p>30</text:p>
          </table:table-cell>
          <table:table-cell table:formula="of:=PROPER(RIGHT([.C687];LEN([.C687])-SEARCH(&quot; &quot;;[.C687])))" office:value-type="string" office:string-value="Seu Jorge">
            <text:p>Seu Jorg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eSJZ0SYHb0NewlecqtiuBXGGmzXrU2S0</text:p>
          </table:table-cell>
          <table:table-cell office:value-type="string">
            <text:p>https://lh3.googleusercontent.com/tz_Oci8HV51T_trXGZ8-ix64xf8VGmXw_maHiVxpr1vE6hVHlWdqzfA8VE-luvHXvq5VoYJDHiMa8tE=w60-h60-l90-rj</text:p>
          </table:table-cell>
          <table:table-cell office:value-type="string">
            <text:p>Presenting Seventeen</text:p>
          </table:table-cell>
          <table:table-cell office:value-type="string">
            <text:p>20 songs</text:p>
          </table:table-cell>
          <table:table-cell table:formula="of:=RIGHT([.A688];LEN([.A688])-SEARCH(&quot;=&quot;;[.A688]))" office:value-type="string" office:string-value="RDCLAK5uy_neSJZ0SYHb0NewlecqtiuBXGGmzXrU2S0">
            <text:p>RDCLAK5uy_neSJZ0SYHb0NewlecqtiuBXGGmzXrU2S0</text:p>
          </table:table-cell>
          <table:table-cell table:style-name="ce8" table:formula="of:=ABS(LEFT([.D688] ;LEN([.D688])-6))" office:value-type="float" office:value="20">
            <text:p>20</text:p>
          </table:table-cell>
          <table:table-cell table:formula="of:=PROPER(RIGHT([.C688];LEN([.C688])-SEARCH(&quot; &quot;;[.C688])))" office:value-type="string" office:string-value="Seventeen">
            <text:p>Sevente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3Wx1Ooh7duJJbBZeYr3AtrhZ1gg49qqE</text:p>
          </table:table-cell>
          <table:table-cell table:style-name="Default" office:value-type="string">
            <text:p>https://lh3.googleusercontent.com/GxNQlr84wNgPDk2BPcsxy_ERPxzhpVZPhQ_s5vAtARJ6EVezR4O0tQGJejA8VILmqaUQu94xHJVz0hg=w60-h60-l90-rj</text:p>
          </table:table-cell>
          <table:table-cell table:style-name="Default" office:value-type="string">
            <text:p>Presenting Sez on the Beat</text:p>
          </table:table-cell>
          <table:table-cell table:style-name="Default" office:value-type="string">
            <text:p>50 songs</text:p>
          </table:table-cell>
          <table:table-cell table:formula="of:=RIGHT([.A689];LEN([.A689])-SEARCH(&quot;=&quot;;[.A689]))" office:value-type="string" office:string-value="RDCLAK5uy_m3Wx1Ooh7duJJbBZeYr3AtrhZ1gg49qqE">
            <text:p>RDCLAK5uy_m3Wx1Ooh7duJJbBZeYr3AtrhZ1gg49qqE</text:p>
          </table:table-cell>
          <table:table-cell table:style-name="ce8" table:formula="of:=ABS(LEFT([.D689] ;LEN([.D689])-6))" office:value-type="float" office:value="50">
            <text:p>50</text:p>
          </table:table-cell>
          <table:table-cell table:formula="of:=PROPER(RIGHT([.C689];LEN([.C689])-SEARCH(&quot; &quot;;[.C689])))" office:value-type="string" office:string-value="Sez On The Beat">
            <text:p>Sez On The Bea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afss419omxRzfYg8E0_pk7ji7daesk2k</text:p>
          </table:table-cell>
          <table:table-cell office:value-type="string">
            <text:p>https://lh3.googleusercontent.com/JaDH-ev5mrFg-JFRlylmvcX5fSKUDECUAoffhopn8PBfnJ6KC2p9eu0oe2dF8zGSz_d1TEXpkZOczfA=w60-h60-l90-rj</text:p>
          </table:table-cell>
          <table:table-cell office:value-type="string">
            <text:p>Presenting Shah Rukh Khan</text:p>
          </table:table-cell>
          <table:table-cell office:value-type="string">
            <text:p>50 songs</text:p>
          </table:table-cell>
          <table:table-cell table:formula="of:=RIGHT([.A690];LEN([.A690])-SEARCH(&quot;=&quot;;[.A690]))" office:value-type="string" office:string-value="RDCLAK5uy_nafss419omxRzfYg8E0_pk7ji7daesk2k">
            <text:p>RDCLAK5uy_nafss419omxRzfYg8E0_pk7ji7daesk2k</text:p>
          </table:table-cell>
          <table:table-cell table:style-name="ce8" table:formula="of:=ABS(LEFT([.D690] ;LEN([.D690])-6))" office:value-type="float" office:value="50">
            <text:p>50</text:p>
          </table:table-cell>
          <table:table-cell table:formula="of:=PROPER(RIGHT([.C690];LEN([.C690])-SEARCH(&quot; &quot;;[.C690])))" office:value-type="string" office:string-value="Shah Rukh Khan">
            <text:p>Shah Rukh K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IKqFZzttbzw73DpXlbzH0CTvg7uNGWBo</text:p>
          </table:table-cell>
          <table:table-cell office:value-type="string">
            <text:p>https://lh3.googleusercontent.com/ZPOENwmsg7Mzq1h74mflkM6Kr2Bz-e__yyA0v4vbTgHMz0nEU2LZay86THUmBUohvKrkmAepU_K5Bg=w60-h60-l90-rj</text:p>
          </table:table-cell>
          <table:table-cell office:value-type="string">
            <text:p>Presenting Shahid Kapoor</text:p>
          </table:table-cell>
          <table:table-cell office:value-type="string">
            <text:p>45 songs</text:p>
          </table:table-cell>
          <table:table-cell table:formula="of:=RIGHT([.A691];LEN([.A691])-SEARCH(&quot;=&quot;;[.A691]))" office:value-type="string" office:string-value="RDCLAK5uy_nIKqFZzttbzw73DpXlbzH0CTvg7uNGWBo">
            <text:p>RDCLAK5uy_nIKqFZzttbzw73DpXlbzH0CTvg7uNGWBo</text:p>
          </table:table-cell>
          <table:table-cell table:style-name="ce8" table:formula="of:=ABS(LEFT([.D691] ;LEN([.D691])-6))" office:value-type="float" office:value="45">
            <text:p>45</text:p>
          </table:table-cell>
          <table:table-cell table:formula="of:=PROPER(RIGHT([.C691];LEN([.C691])-SEARCH(&quot; &quot;;[.C691])))" office:value-type="string" office:string-value="Shahid Kapoor">
            <text:p>Shahid Kapoo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3kI6_Fyz7Fx0lA8BdcaR1vunAVm_h4uw</text:p>
          </table:table-cell>
          <table:table-cell office:value-type="string">
            <text:p>https://lh3.googleusercontent.com/M7lbIb0UtHinn4bBmB6Gtne0BPsftgPf7_krtj6yY4PBLwYPL5YN4KGi0y66ble0hf_T86MCP0pWzw=w60-h60-l90-rj</text:p>
          </table:table-cell>
          <table:table-cell office:value-type="string">
            <text:p>Presenting Shakira</text:p>
          </table:table-cell>
          <table:table-cell office:value-type="string">
            <text:p>41 songs</text:p>
          </table:table-cell>
          <table:table-cell table:formula="of:=RIGHT([.A692];LEN([.A692])-SEARCH(&quot;=&quot;;[.A692]))" office:value-type="string" office:string-value="RDCLAK5uy_l3kI6_Fyz7Fx0lA8BdcaR1vunAVm_h4uw">
            <text:p>RDCLAK5uy_l3kI6_Fyz7Fx0lA8BdcaR1vunAVm_h4uw</text:p>
          </table:table-cell>
          <table:table-cell table:style-name="ce8" table:formula="of:=ABS(LEFT([.D692] ;LEN([.D692])-6))" office:value-type="float" office:value="41">
            <text:p>41</text:p>
          </table:table-cell>
          <table:table-cell table:formula="of:=PROPER(RIGHT([.C692];LEN([.C692])-SEARCH(&quot; &quot;;[.C692])))" office:value-type="string" office:string-value="Shakira">
            <text:p>Shaki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3kI6_Fyz7Fx0lA8BdcaR1vunAVm_h4uw</text:p>
          </table:table-cell>
          <table:table-cell table:style-name="Default" office:value-type="string">
            <text:p>https://lh3.googleusercontent.com/M7lbIb0UtHinn4bBmB6Gtne0BPsftgPf7_krtj6yY4PBLwYPL5YN4KGi0y66ble0hf_T86MCP0pWzw=w60-h60-l90-rj</text:p>
          </table:table-cell>
          <table:table-cell table:style-name="Default" office:value-type="string">
            <text:p>Presenting Shakira</text:p>
          </table:table-cell>
          <table:table-cell table:style-name="Default" office:value-type="string">
            <text:p>41 songs</text:p>
          </table:table-cell>
          <table:table-cell table:formula="of:=RIGHT([.A693];LEN([.A693])-SEARCH(&quot;=&quot;;[.A693]))" office:value-type="string" office:string-value="RDCLAK5uy_l3kI6_Fyz7Fx0lA8BdcaR1vunAVm_h4uw">
            <text:p>RDCLAK5uy_l3kI6_Fyz7Fx0lA8BdcaR1vunAVm_h4uw</text:p>
          </table:table-cell>
          <table:table-cell table:style-name="ce8" table:formula="of:=ABS(LEFT([.D693] ;LEN([.D693])-6))" office:value-type="float" office:value="41">
            <text:p>41</text:p>
          </table:table-cell>
          <table:table-cell table:formula="of:=PROPER(RIGHT([.C693];LEN([.C693])-SEARCH(&quot; &quot;;[.C693])))" office:value-type="string" office:string-value="Shakira">
            <text:p>Shakir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lB9YMe0gO3nOE_f5A23uC2q0kXCoGJ2U</text:p>
          </table:table-cell>
          <table:table-cell office:value-type="string">
            <text:p>https://lh3.googleusercontent.com/mt2ujXHOzphiQE44UpcM7zV4wrPf2PGmqfYyReoHmirdVVtTel2Nkfs08jKfITJIH7enAEZ9zWG1ng=w60-h60-l90-rj</text:p>
          </table:table-cell>
          <table:table-cell office:value-type="string">
            <text:p>Presenting Shammi Kapoor</text:p>
          </table:table-cell>
          <table:table-cell office:value-type="string">
            <text:p>35 songs</text:p>
          </table:table-cell>
          <table:table-cell table:formula="of:=RIGHT([.A694];LEN([.A694])-SEARCH(&quot;=&quot;;[.A694]))" office:value-type="string" office:string-value="RDCLAK5uy_klB9YMe0gO3nOE_f5A23uC2q0kXCoGJ2U">
            <text:p>RDCLAK5uy_klB9YMe0gO3nOE_f5A23uC2q0kXCoGJ2U</text:p>
          </table:table-cell>
          <table:table-cell table:style-name="ce8" table:formula="of:=ABS(LEFT([.D694] ;LEN([.D694])-6))" office:value-type="float" office:value="35">
            <text:p>35</text:p>
          </table:table-cell>
          <table:table-cell table:formula="of:=PROPER(RIGHT([.C694];LEN([.C694])-SEARCH(&quot; &quot;;[.C694])))" office:value-type="string" office:string-value="Shammi Kapoor">
            <text:p>Shammi Kapoo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p4K3Wd4ctsLD-J82kZMdBNTJY8GmzDAg</text:p>
          </table:table-cell>
          <table:table-cell office:value-type="string">
            <text:p>https://lh3.googleusercontent.com/y88Oj3bJnp917GsCIctlQo1V8_T9UHC2LZBn7A8NrT2TSmsRLJ8z50RCC89gVNGpOEIET0nKfWa7l8k=w60-h60-l90-rj</text:p>
          </table:table-cell>
          <table:table-cell office:value-type="string">
            <text:p>Presenting Shankar-Jaikishan</text:p>
          </table:table-cell>
          <table:table-cell office:value-type="string">
            <text:p>50 songs</text:p>
          </table:table-cell>
          <table:table-cell table:formula="of:=RIGHT([.A695];LEN([.A695])-SEARCH(&quot;=&quot;;[.A695]))" office:value-type="string" office:string-value="RDCLAK5uy_np4K3Wd4ctsLD-J82kZMdBNTJY8GmzDAg">
            <text:p>RDCLAK5uy_np4K3Wd4ctsLD-J82kZMdBNTJY8GmzDAg</text:p>
          </table:table-cell>
          <table:table-cell table:style-name="ce8" table:formula="of:=ABS(LEFT([.D695] ;LEN([.D695])-6))" office:value-type="float" office:value="50">
            <text:p>50</text:p>
          </table:table-cell>
          <table:table-cell table:formula="of:=PROPER(RIGHT([.C695];LEN([.C695])-SEARCH(&quot; &quot;;[.C695])))" office:value-type="string" office:string-value="Shankar-Jaikishan">
            <text:p>Shankar-Jaikis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itG6qIzcL_ccLAUTT6mBAbqPpGevCWq8</text:p>
          </table:table-cell>
          <table:table-cell office:value-type="string">
            <text:p>https://lh3.googleusercontent.com/aWuPg0VUsIpTbmjOK7iXWsViVhiWfMu9R61f1AQJk_NsFUWfGiAAOfVbTzmCAnpl3z6-TrG4woifPA1F=w60-h60-l90-rj</text:p>
          </table:table-cell>
          <table:table-cell office:value-type="string">
            <text:p>Presenting Shawn Mendes</text:p>
          </table:table-cell>
          <table:table-cell office:value-type="string">
            <text:p>47 songs</text:p>
          </table:table-cell>
          <table:table-cell table:formula="of:=RIGHT([.A696];LEN([.A696])-SEARCH(&quot;=&quot;;[.A696]))" office:value-type="string" office:string-value="RDCLAK5uy_litG6qIzcL_ccLAUTT6mBAbqPpGevCWq8">
            <text:p>RDCLAK5uy_litG6qIzcL_ccLAUTT6mBAbqPpGevCWq8</text:p>
          </table:table-cell>
          <table:table-cell table:style-name="ce8" table:formula="of:=ABS(LEFT([.D696] ;LEN([.D696])-6))" office:value-type="float" office:value="47">
            <text:p>47</text:p>
          </table:table-cell>
          <table:table-cell table:formula="of:=PROPER(RIGHT([.C696];LEN([.C696])-SEARCH(&quot; &quot;;[.C696])))" office:value-type="string" office:string-value="Shawn Mendes">
            <text:p>Shawn Mend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Ljy4RK-wRGsCVGWWnNlFYjll21pDpdT4</text:p>
          </table:table-cell>
          <table:table-cell table:style-name="Default" office:value-type="string">
            <text:p>https://lh3.googleusercontent.com/mKZUBF95qwH8dGJrcbIe7MPY2qyKTs9thEzaOMqDbxZDlmKPVN636TanxAzd2Ku5kARpIM9XQqDGrpk=w60-h60-l90-rj</text:p>
          </table:table-cell>
          <table:table-cell table:style-name="Default" office:value-type="string">
            <text:p>Presenting Shenseea</text:p>
          </table:table-cell>
          <table:table-cell table:style-name="Default" office:value-type="string">
            <text:p>44 songs</text:p>
          </table:table-cell>
          <table:table-cell table:formula="of:=RIGHT([.A697];LEN([.A697])-SEARCH(&quot;=&quot;;[.A697]))" office:value-type="string" office:string-value="RDCLAK5uy_lLjy4RK-wRGsCVGWWnNlFYjll21pDpdT4">
            <text:p>RDCLAK5uy_lLjy4RK-wRGsCVGWWnNlFYjll21pDpdT4</text:p>
          </table:table-cell>
          <table:table-cell table:style-name="ce8" table:formula="of:=ABS(LEFT([.D697] ;LEN([.D697])-6))" office:value-type="float" office:value="44">
            <text:p>44</text:p>
          </table:table-cell>
          <table:table-cell table:formula="of:=PROPER(RIGHT([.C697];LEN([.C697])-SEARCH(&quot; &quot;;[.C697])))" office:value-type="string" office:string-value="Shenseea">
            <text:p>Shensee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Ey7Tdoc2nau571_BtWpit3kPvmv_Ovo8</text:p>
          </table:table-cell>
          <table:table-cell table:style-name="Default" office:value-type="string">
            <text:p>https://lh3.googleusercontent.com/UaDBsLszk9bC69ABhD9RhMW_vU6icTFv4IOm7h_UD5xe7nYL81kVvuJ6UMpCM2QPVbf1iQdJpdP55RY=w60-h60-l90-rj</text:p>
          </table:table-cell>
          <table:table-cell table:style-name="Default" office:value-type="string">
            <text:p>Presenting Show Dem Camp</text:p>
          </table:table-cell>
          <table:table-cell table:style-name="Default" office:value-type="string">
            <text:p>25 songs</text:p>
          </table:table-cell>
          <table:table-cell table:formula="of:=RIGHT([.A698];LEN([.A698])-SEARCH(&quot;=&quot;;[.A698]))" office:value-type="string" office:string-value="RDCLAK5uy_lEy7Tdoc2nau571_BtWpit3kPvmv_Ovo8">
            <text:p>RDCLAK5uy_lEy7Tdoc2nau571_BtWpit3kPvmv_Ovo8</text:p>
          </table:table-cell>
          <table:table-cell table:style-name="ce8" table:formula="of:=ABS(LEFT([.D698] ;LEN([.D698])-6))" office:value-type="float" office:value="25">
            <text:p>25</text:p>
          </table:table-cell>
          <table:table-cell table:formula="of:=PROPER(RIGHT([.C698];LEN([.C698])-SEARCH(&quot; &quot;;[.C698])))" office:value-type="string" office:string-value="Show Dem Camp">
            <text:p>Show Dem Cam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4C_ld7EhYJYV-_OUjT0auMRWOZHzsArE</text:p>
          </table:table-cell>
          <table:table-cell table:style-name="Default" office:value-type="string">
            <text:p>https://lh3.googleusercontent.com/AFhhOiQAil1edrjF6dgtfxVJkEau96dHl1ibCfv5IPRGAZ2aw0Bq_WEoqUEEFgb1N7FieRGvG-XhxQ=w60-h60-l90-rj</text:p>
          </table:table-cell>
          <table:table-cell table:style-name="Default" office:value-type="string">
            <text:p>Presenting Shreya Ghoshal (Kannada)</text:p>
          </table:table-cell>
          <table:table-cell table:style-name="Default" office:value-type="string">
            <text:p>35 songs</text:p>
          </table:table-cell>
          <table:table-cell table:formula="of:=RIGHT([.A699];LEN([.A699])-SEARCH(&quot;=&quot;;[.A699]))" office:value-type="string" office:string-value="RDCLAK5uy_l4C_ld7EhYJYV-_OUjT0auMRWOZHzsArE">
            <text:p>RDCLAK5uy_l4C_ld7EhYJYV-_OUjT0auMRWOZHzsArE</text:p>
          </table:table-cell>
          <table:table-cell table:style-name="ce8" table:formula="of:=ABS(LEFT([.D699] ;LEN([.D699])-6))" office:value-type="float" office:value="35">
            <text:p>35</text:p>
          </table:table-cell>
          <table:table-cell table:formula="of:=PROPER(RIGHT([.C699];LEN([.C699])-SEARCH(&quot; &quot;;[.C699])))" office:value-type="string" office:string-value="Shreya Ghoshal (Kannada)">
            <text:p>Shreya Ghoshal (Kannada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__0Nn8GlsGhTcX7BuJStPwkfjeiGwW54</text:p>
          </table:table-cell>
          <table:table-cell office:value-type="string">
            <text:p>https://lh3.googleusercontent.com/Ajl3o0fu6JahNzKSv2DrX-8gDyxLDqv_tjuziP_5WHtMReN0N-z_j1fn69RLFrKuARS7Yt1B_4G6_48=w60-h60-l90-rj</text:p>
          </table:table-cell>
          <table:table-cell office:value-type="string">
            <text:p>Presenting Sidharth Malhotra</text:p>
          </table:table-cell>
          <table:table-cell office:value-type="string">
            <text:p>28 songs</text:p>
          </table:table-cell>
          <table:table-cell table:formula="of:=RIGHT([.A700];LEN([.A700])-SEARCH(&quot;=&quot;;[.A700]))" office:value-type="string" office:string-value="RDCLAK5uy_l__0Nn8GlsGhTcX7BuJStPwkfjeiGwW54">
            <text:p>RDCLAK5uy_l__0Nn8GlsGhTcX7BuJStPwkfjeiGwW54</text:p>
          </table:table-cell>
          <table:table-cell table:style-name="ce8" table:formula="of:=ABS(LEFT([.D700] ;LEN([.D700])-6))" office:value-type="float" office:value="28">
            <text:p>28</text:p>
          </table:table-cell>
          <table:table-cell table:formula="of:=PROPER(RIGHT([.C700];LEN([.C700])-SEARCH(&quot; &quot;;[.C700])))" office:value-type="string" office:string-value="Sidharth Malhotra">
            <text:p>Sidharth Malhotr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vyuxV8oINta7LIlJhGIPRNdtsGVFX-tE</text:p>
          </table:table-cell>
          <table:table-cell office:value-type="string">
            <text:p>https://lh3.googleusercontent.com/9hTbfTURHdYijBiGG_s7tjtucAdXCVoOtTyU9wyVHT5S5qBJK3OA942TGE2PGgdADVmk-4kVnZsszU4=w60-h60-l90-rj</text:p>
          </table:table-cell>
          <table:table-cell office:value-type="string">
            <text:p>Presenting Sidhu Moose Wala</text:p>
          </table:table-cell>
          <table:table-cell office:value-type="string">
            <text:p>50 songs</text:p>
          </table:table-cell>
          <table:table-cell table:formula="of:=RIGHT([.A701];LEN([.A701])-SEARCH(&quot;=&quot;;[.A701]))" office:value-type="string" office:string-value="RDCLAK5uy_mvyuxV8oINta7LIlJhGIPRNdtsGVFX-tE">
            <text:p>RDCLAK5uy_mvyuxV8oINta7LIlJhGIPRNdtsGVFX-tE</text:p>
          </table:table-cell>
          <table:table-cell table:style-name="ce8" table:formula="of:=ABS(LEFT([.D701] ;LEN([.D701])-6))" office:value-type="float" office:value="50">
            <text:p>50</text:p>
          </table:table-cell>
          <table:table-cell table:formula="of:=PROPER(RIGHT([.C701];LEN([.C701])-SEARCH(&quot; &quot;;[.C701])))" office:value-type="string" office:string-value="Sidhu Moose Wala">
            <text:p>Sidhu Moose Wa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34XBFflSIml_Gu0h8WqQQCKL_eqPUzLA</text:p>
          </table:table-cell>
          <table:table-cell office:value-type="string">
            <text:p>https://lh3.googleusercontent.com/7TQu9nx_KjnAe-lxHp5ue9R0RkLeF0g3bEowo-ZcPyuGaGcmcBPdl8kbumPhC33507KTjRX24bjox0YI=w60-h60-l90-rj</text:p>
          </table:table-cell>
          <table:table-cell office:value-type="string">
            <text:p>Presenting Sidoka</text:p>
          </table:table-cell>
          <table:table-cell office:value-type="string">
            <text:p>30 songs</text:p>
          </table:table-cell>
          <table:table-cell table:formula="of:=RIGHT([.A702];LEN([.A702])-SEARCH(&quot;=&quot;;[.A702]))" office:value-type="string" office:string-value="RDCLAK5uy_m34XBFflSIml_Gu0h8WqQQCKL_eqPUzLA">
            <text:p>RDCLAK5uy_m34XBFflSIml_Gu0h8WqQQCKL_eqPUzLA</text:p>
          </table:table-cell>
          <table:table-cell table:style-name="ce8" table:formula="of:=ABS(LEFT([.D702] ;LEN([.D702])-6))" office:value-type="float" office:value="30">
            <text:p>30</text:p>
          </table:table-cell>
          <table:table-cell table:formula="of:=PROPER(RIGHT([.C702];LEN([.C702])-SEARCH(&quot; &quot;;[.C702])))" office:value-type="string" office:string-value="Sidoka">
            <text:p>Sidok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9Z6ohuCvjIfqXki6VJVU6XmDO76aJg5g</text:p>
          </table:table-cell>
          <table:table-cell office:value-type="string">
            <text:p>https://lh3.googleusercontent.com/L9A9qi2jMWHbBYqUjQrI9bYvoL49V6X30qe8UUERkYS9R65JWYGTXsV54G99e9-caRj8I1o05mZkoXg=w60-h60-l90-rj</text:p>
          </table:table-cell>
          <table:table-cell office:value-type="string">
            <text:p>Presenting Simon &amp; Garfunkel</text:p>
          </table:table-cell>
          <table:table-cell office:value-type="string">
            <text:p>27 songs</text:p>
          </table:table-cell>
          <table:table-cell table:formula="of:=RIGHT([.A703];LEN([.A703])-SEARCH(&quot;=&quot;;[.A703]))" office:value-type="string" office:string-value="RDCLAK5uy_l9Z6ohuCvjIfqXki6VJVU6XmDO76aJg5g">
            <text:p>RDCLAK5uy_l9Z6ohuCvjIfqXki6VJVU6XmDO76aJg5g</text:p>
          </table:table-cell>
          <table:table-cell table:style-name="ce8" table:formula="of:=ABS(LEFT([.D703] ;LEN([.D703])-6))" office:value-type="float" office:value="27">
            <text:p>27</text:p>
          </table:table-cell>
          <table:table-cell table:formula="of:=PROPER(RIGHT([.C703];LEN([.C703])-SEARCH(&quot; &quot;;[.C703])))" office:value-type="string" office:string-value="Simon &amp; Garfunkel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2CGtMHrdcy7y-teEGCRCvhqzm6vlH_uA</text:p>
          </table:table-cell>
          <table:table-cell office:value-type="string">
            <text:p>https://lh3.googleusercontent.com/Ywth2gMs71GmkFAGD0ccdnQgKdSKwXi79NKGFPzQuWUzlimE7matzAMau-y99RI97p_pEXp2mFY7T2M=w60-h60-l90-rj</text:p>
          </table:table-cell>
          <table:table-cell office:value-type="string">
            <text:p>Presenting Simply Red</text:p>
          </table:table-cell>
          <table:table-cell office:value-type="string">
            <text:p>21 songs</text:p>
          </table:table-cell>
          <table:table-cell table:formula="of:=RIGHT([.A704];LEN([.A704])-SEARCH(&quot;=&quot;;[.A704]))" office:value-type="string" office:string-value="RDCLAK5uy_n2CGtMHrdcy7y-teEGCRCvhqzm6vlH_uA">
            <text:p>RDCLAK5uy_n2CGtMHrdcy7y-teEGCRCvhqzm6vlH_uA</text:p>
          </table:table-cell>
          <table:table-cell table:style-name="ce8" table:formula="of:=ABS(LEFT([.D704] ;LEN([.D704])-6))" office:value-type="float" office:value="21">
            <text:p>21</text:p>
          </table:table-cell>
          <table:table-cell table:formula="of:=PROPER(RIGHT([.C704];LEN([.C704])-SEARCH(&quot; &quot;;[.C704])))" office:value-type="string" office:string-value="Simply Red">
            <text:p>Simply Re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2CGtMHrdcy7y-teEGCRCvhqzm6vlH_uA</text:p>
          </table:table-cell>
          <table:table-cell table:style-name="Default" office:value-type="string">
            <text:p>https://lh3.googleusercontent.com/Ywth2gMs71GmkFAGD0ccdnQgKdSKwXi79NKGFPzQuWUzlimE7matzAMau-y99RI97p_pEXp2mFY7T2M=w60-h60-l90-rj</text:p>
          </table:table-cell>
          <table:table-cell table:style-name="Default" office:value-type="string">
            <text:p>Presenting Simply Red</text:p>
          </table:table-cell>
          <table:table-cell table:style-name="Default" office:value-type="string">
            <text:p>21 songs</text:p>
          </table:table-cell>
          <table:table-cell table:formula="of:=RIGHT([.A705];LEN([.A705])-SEARCH(&quot;=&quot;;[.A705]))" office:value-type="string" office:string-value="RDCLAK5uy_n2CGtMHrdcy7y-teEGCRCvhqzm6vlH_uA">
            <text:p>RDCLAK5uy_n2CGtMHrdcy7y-teEGCRCvhqzm6vlH_uA</text:p>
          </table:table-cell>
          <table:table-cell table:style-name="ce8" table:formula="of:=ABS(LEFT([.D705] ;LEN([.D705])-6))" office:value-type="float" office:value="21">
            <text:p>21</text:p>
          </table:table-cell>
          <table:table-cell table:formula="of:=PROPER(RIGHT([.C705];LEN([.C705])-SEARCH(&quot; &quot;;[.C705])))" office:value-type="string" office:string-value="Simply Red">
            <text:p>Simply Re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3uhN1FFVDIEwAoFjO20Gv3dffy7GNbTg</text:p>
          </table:table-cell>
          <table:table-cell office:value-type="string">
            <text:p>https://lh3.googleusercontent.com/D9J_cWelhBqbXO9nrbuJrXQKKURNZSFoC-AQgwFAq2DGepRYbg3gn7OwNgCPzDkklRYLBJPdVixNvw=w60-h60-l90-rj</text:p>
          </table:table-cell>
          <table:table-cell office:value-type="string">
            <text:p>Presenting SixTONES</text:p>
          </table:table-cell>
          <table:table-cell office:value-type="string">
            <text:p>24 songs</text:p>
          </table:table-cell>
          <table:table-cell table:formula="of:=RIGHT([.A706];LEN([.A706])-SEARCH(&quot;=&quot;;[.A706]))" office:value-type="string" office:string-value="RDCLAK5uy_k3uhN1FFVDIEwAoFjO20Gv3dffy7GNbTg">
            <text:p>RDCLAK5uy_k3uhN1FFVDIEwAoFjO20Gv3dffy7GNbTg</text:p>
          </table:table-cell>
          <table:table-cell table:style-name="ce8" table:formula="of:=ABS(LEFT([.D706] ;LEN([.D706])-6))" office:value-type="float" office:value="24">
            <text:p>24</text:p>
          </table:table-cell>
          <table:table-cell table:formula="of:=PROPER(RIGHT([.C706];LEN([.C706])-SEARCH(&quot; &quot;;[.C706])))" office:value-type="string" office:string-value="Sixtones">
            <text:p>Sixtone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jhJYIOhKc3zT_xpt_Pp4iUzi3J-n6ldA</text:p>
          </table:table-cell>
          <table:table-cell office:value-type="string">
            <text:p>https://lh3.googleusercontent.com/kwhIEvIk-hcZ7FRpP0VAM04lQixwOskgxZ3yZasmrZ4WG14mLek5T0Dc0OjhRbzqcBKVEICgwt0GCg=w60-h60-l90-rj</text:p>
          </table:table-cell>
          <table:table-cell office:value-type="string">
            <text:p>Presenting Skrillex</text:p>
          </table:table-cell>
          <table:table-cell office:value-type="string">
            <text:p>83 songs</text:p>
          </table:table-cell>
          <table:table-cell table:formula="of:=RIGHT([.A707];LEN([.A707])-SEARCH(&quot;=&quot;;[.A707]))" office:value-type="string" office:string-value="RDCLAK5uy_kjhJYIOhKc3zT_xpt_Pp4iUzi3J-n6ldA">
            <text:p>RDCLAK5uy_kjhJYIOhKc3zT_xpt_Pp4iUzi3J-n6ldA</text:p>
          </table:table-cell>
          <table:table-cell table:style-name="ce8" table:formula="of:=ABS(LEFT([.D707] ;LEN([.D707])-6))" office:value-type="float" office:value="83">
            <text:p>83</text:p>
          </table:table-cell>
          <table:table-cell table:formula="of:=PROPER(RIGHT([.C707];LEN([.C707])-SEARCH(&quot; &quot;;[.C707])))" office:value-type="string" office:string-value="Skrillex">
            <text:p>Skrille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hRtmy_m2qKwhh7ExnaVR6erS03494hWk</text:p>
          </table:table-cell>
          <table:table-cell table:style-name="Default" office:value-type="string">
            <text:p>https://lh3.googleusercontent.com/-V4RpRF6YD7eGcheltGWAhv86zdO0PQHNfQDB5KRA4vzMv0nI83PCF2ZmDga-h9D8ELY2tkHQHXhXpFE=w60-h60-l90-rj</text:p>
          </table:table-cell>
          <table:table-cell table:style-name="Default" office:value-type="string">
            <text:p>Presenting SKY-HI</text:p>
          </table:table-cell>
          <table:table-cell table:style-name="Default" office:value-type="string">
            <text:p>39 songs</text:p>
          </table:table-cell>
          <table:table-cell table:formula="of:=RIGHT([.A708];LEN([.A708])-SEARCH(&quot;=&quot;;[.A708]))" office:value-type="string" office:string-value="RDCLAK5uy_lhRtmy_m2qKwhh7ExnaVR6erS03494hWk">
            <text:p>RDCLAK5uy_lhRtmy_m2qKwhh7ExnaVR6erS03494hWk</text:p>
          </table:table-cell>
          <table:table-cell table:style-name="ce8" table:formula="of:=ABS(LEFT([.D708] ;LEN([.D708])-6))" office:value-type="float" office:value="39">
            <text:p>39</text:p>
          </table:table-cell>
          <table:table-cell table:formula="of:=PROPER(RIGHT([.C708];LEN([.C708])-SEARCH(&quot; &quot;;[.C708])))" office:value-type="string" office:string-value="Sky-Hi">
            <text:p>Sky-H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oGslcP0RrOTFOmqB16PBt0uGFrLwIX5E</text:p>
          </table:table-cell>
          <table:table-cell office:value-type="string">
            <text:p>https://lh3.googleusercontent.com/F8JOqP5zR-sI-ROFB67U49SJNq0v-3TTB7BILocL-7jTQUXqrmuGhx_oTwFBAjAVpon4ttJqHPGqeS8=w60-h60-l90-rj</text:p>
          </table:table-cell>
          <table:table-cell office:value-type="string">
            <text:p>Presenting Slayer</text:p>
          </table:table-cell>
          <table:table-cell office:value-type="string">
            <text:p>35 songs</text:p>
          </table:table-cell>
          <table:table-cell table:formula="of:=RIGHT([.A709];LEN([.A709])-SEARCH(&quot;=&quot;;[.A709]))" office:value-type="string" office:string-value="RDCLAK5uy_moGslcP0RrOTFOmqB16PBt0uGFrLwIX5E">
            <text:p>RDCLAK5uy_moGslcP0RrOTFOmqB16PBt0uGFrLwIX5E</text:p>
          </table:table-cell>
          <table:table-cell table:style-name="ce8" table:formula="of:=ABS(LEFT([.D709] ;LEN([.D709])-6))" office:value-type="float" office:value="35">
            <text:p>35</text:p>
          </table:table-cell>
          <table:table-cell table:formula="of:=PROPER(RIGHT([.C709];LEN([.C709])-SEARCH(&quot; &quot;;[.C709])))" office:value-type="string" office:string-value="Slayer">
            <text:p>Slay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tNvIv9bI3NisdMjr-mGJBNQ1gf58Y52k</text:p>
          </table:table-cell>
          <table:table-cell office:value-type="string">
            <text:p>https://lh3.googleusercontent.com/QNbYn4S7kEXXSZN_NsTObWbkOaxsqCNAxpaSlWDupHDeOhFv1RUsiYQR9FnRTjE1_pW9aTHVu-TY9he0=w60-h60-l90-rj</text:p>
          </table:table-cell>
          <table:table-cell office:value-type="string">
            <text:p>Presenting Slipknot</text:p>
          </table:table-cell>
          <table:table-cell office:value-type="string">
            <text:p>27 songs</text:p>
          </table:table-cell>
          <table:table-cell table:formula="of:=RIGHT([.A710];LEN([.A710])-SEARCH(&quot;=&quot;;[.A710]))" office:value-type="string" office:string-value="RDCLAK5uy_ltNvIv9bI3NisdMjr-mGJBNQ1gf58Y52k">
            <text:p>RDCLAK5uy_ltNvIv9bI3NisdMjr-mGJBNQ1gf58Y52k</text:p>
          </table:table-cell>
          <table:table-cell table:style-name="ce8" table:formula="of:=ABS(LEFT([.D710] ;LEN([.D710])-6))" office:value-type="float" office:value="27">
            <text:p>27</text:p>
          </table:table-cell>
          <table:table-cell table:formula="of:=PROPER(RIGHT([.C710];LEN([.C710])-SEARCH(&quot; &quot;;[.C710])))" office:value-type="string" office:string-value="Slipknot">
            <text:p>Slipkno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XzPfwUH8ZiYFJj9hCzceuR_fsheqyFNE</text:p>
          </table:table-cell>
          <table:table-cell office:value-type="string">
            <text:p>https://lh3.googleusercontent.com/BMP1Q-kdLXdHnmKy7PdoxbIk2Dj9ViSIHsx1WSdVqSnpbRqpo42yCB2XphbeUbeg0mfFyJeMbOVKMiMx=w60-h60-l90-rj</text:p>
          </table:table-cell>
          <table:table-cell office:value-type="string">
            <text:p>Presenting Smashing Pumpkins</text:p>
          </table:table-cell>
          <table:table-cell office:value-type="string">
            <text:p>40 songs</text:p>
          </table:table-cell>
          <table:table-cell table:formula="of:=RIGHT([.A711];LEN([.A711])-SEARCH(&quot;=&quot;;[.A711]))" office:value-type="string" office:string-value="RDCLAK5uy_lXzPfwUH8ZiYFJj9hCzceuR_fsheqyFNE">
            <text:p>RDCLAK5uy_lXzPfwUH8ZiYFJj9hCzceuR_fsheqyFNE</text:p>
          </table:table-cell>
          <table:table-cell table:style-name="ce8" table:formula="of:=ABS(LEFT([.D711] ;LEN([.D711])-6))" office:value-type="float" office:value="40">
            <text:p>40</text:p>
          </table:table-cell>
          <table:table-cell table:formula="of:=PROPER(RIGHT([.C711];LEN([.C711])-SEARCH(&quot; &quot;;[.C711])))" office:value-type="string" office:string-value="Smashing Pumpkins">
            <text:p>Smashing Pumpkin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XzPfwUH8ZiYFJj9hCzceuR_fsheqyFNE</text:p>
          </table:table-cell>
          <table:table-cell table:style-name="Default" office:value-type="string">
            <text:p>https://lh3.googleusercontent.com/BMP1Q-kdLXdHnmKy7PdoxbIk2Dj9ViSIHsx1WSdVqSnpbRqpo42yCB2XphbeUbeg0mfFyJeMbOVKMiMx=w60-h60-l90-rj</text:p>
          </table:table-cell>
          <table:table-cell table:style-name="Default" office:value-type="string">
            <text:p>Presenting Smashing Pumpkins</text:p>
          </table:table-cell>
          <table:table-cell table:style-name="Default" office:value-type="string">
            <text:p>40 songs</text:p>
          </table:table-cell>
          <table:table-cell table:formula="of:=RIGHT([.A712];LEN([.A712])-SEARCH(&quot;=&quot;;[.A712]))" office:value-type="string" office:string-value="RDCLAK5uy_lXzPfwUH8ZiYFJj9hCzceuR_fsheqyFNE">
            <text:p>RDCLAK5uy_lXzPfwUH8ZiYFJj9hCzceuR_fsheqyFNE</text:p>
          </table:table-cell>
          <table:table-cell table:style-name="ce8" table:formula="of:=ABS(LEFT([.D712] ;LEN([.D712])-6))" office:value-type="float" office:value="40">
            <text:p>40</text:p>
          </table:table-cell>
          <table:table-cell table:formula="of:=PROPER(RIGHT([.C712];LEN([.C712])-SEARCH(&quot; &quot;;[.C712])))" office:value-type="string" office:string-value="Smashing Pumpkins">
            <text:p>Smashing Pumpkin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mb2OZQd2KykX5iWK5bIUqJ2emu04VV1c</text:p>
          </table:table-cell>
          <table:table-cell table:style-name="Default" office:value-type="string">
            <text:p>https://lh3.googleusercontent.com/WbqefTpWVgBNDyKDGUXVLqvO0YuuBQJ42rPNxvfPiVZ0rZnY5nQGaf-6xu5TTCmF5Wou0-Ik7PIMDA=w60-h60-l90-rj</text:p>
          </table:table-cell>
          <table:table-cell table:style-name="Default" office:value-type="string">
            <text:p>Presenting Snow Patrol</text:p>
          </table:table-cell>
          <table:table-cell table:style-name="Default" office:value-type="string">
            <text:p>20 songs</text:p>
          </table:table-cell>
          <table:table-cell table:formula="of:=RIGHT([.A713];LEN([.A713])-SEARCH(&quot;=&quot;;[.A713]))" office:value-type="string" office:string-value="RDCLAK5uy_kmb2OZQd2KykX5iWK5bIUqJ2emu04VV1c">
            <text:p>RDCLAK5uy_kmb2OZQd2KykX5iWK5bIUqJ2emu04VV1c</text:p>
          </table:table-cell>
          <table:table-cell table:style-name="ce8" table:formula="of:=ABS(LEFT([.D713] ;LEN([.D713])-6))" office:value-type="float" office:value="20">
            <text:p>20</text:p>
          </table:table-cell>
          <table:table-cell table:formula="of:=PROPER(RIGHT([.C713];LEN([.C713])-SEARCH(&quot; &quot;;[.C713])))" office:value-type="string" office:string-value="Snow Patrol">
            <text:p>Snow Patro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yD9oEfxn-d5aJD7sgL89sZoTJ5q3jZ4w</text:p>
          </table:table-cell>
          <table:table-cell table:style-name="Default" office:value-type="string">
            <text:p>https://lh3.googleusercontent.com/lWGJzJoYZr_gyeTZDaNA3Puv2m2j6S5Rt1G7GFug21lbD7964a6YIf9oYOndf80Rh0NGMIm2FoSaJns5=w60-h60-l90-rj</text:p>
          </table:table-cell>
          <table:table-cell table:style-name="Default" office:value-type="string">
            <text:p>Presenting Soda Stereo</text:p>
          </table:table-cell>
          <table:table-cell table:style-name="Default" office:value-type="string">
            <text:p>39 songs</text:p>
          </table:table-cell>
          <table:table-cell table:formula="of:=RIGHT([.A714];LEN([.A714])-SEARCH(&quot;=&quot;;[.A714]))" office:value-type="string" office:string-value="RDCLAK5uy_nyD9oEfxn-d5aJD7sgL89sZoTJ5q3jZ4w">
            <text:p>RDCLAK5uy_nyD9oEfxn-d5aJD7sgL89sZoTJ5q3jZ4w</text:p>
          </table:table-cell>
          <table:table-cell table:style-name="ce8" table:formula="of:=ABS(LEFT([.D714] ;LEN([.D714])-6))" office:value-type="float" office:value="39">
            <text:p>39</text:p>
          </table:table-cell>
          <table:table-cell table:formula="of:=PROPER(RIGHT([.C714];LEN([.C714])-SEARCH(&quot; &quot;;[.C714])))" office:value-type="string" office:string-value="Soda Stereo">
            <text:p>Soda Stere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01ZyR3lMPbPKE7vcZUK6HwUHKbRsgoL4</text:p>
          </table:table-cell>
          <table:table-cell table:style-name="Default" office:value-type="string">
            <text:p>https://lh3.googleusercontent.com/KF_TuZKQ4R1aIJXuJp5b3XUfaiNSsOZ2H7ncgpa_SB9cjOzWfPnK5yFWusIn507iP2lXbE-SXnvoMA=w60-h60-l90-rj</text:p>
          </table:table-cell>
          <table:table-cell table:style-name="Default" office:value-type="string">
            <text:p>Presenting Sonu Nigam</text:p>
          </table:table-cell>
          <table:table-cell table:style-name="Default" office:value-type="string">
            <text:p>50 songs</text:p>
          </table:table-cell>
          <table:table-cell table:formula="of:=RIGHT([.A715];LEN([.A715])-SEARCH(&quot;=&quot;;[.A715]))" office:value-type="string" office:string-value="RDCLAK5uy_m01ZyR3lMPbPKE7vcZUK6HwUHKbRsgoL4">
            <text:p>RDCLAK5uy_m01ZyR3lMPbPKE7vcZUK6HwUHKbRsgoL4</text:p>
          </table:table-cell>
          <table:table-cell table:style-name="ce8" table:formula="of:=ABS(LEFT([.D715] ;LEN([.D715])-6))" office:value-type="float" office:value="50">
            <text:p>50</text:p>
          </table:table-cell>
          <table:table-cell table:formula="of:=PROPER(RIGHT([.C715];LEN([.C715])-SEARCH(&quot; &quot;;[.C715])))" office:value-type="string" office:string-value="Sonu Nigam">
            <text:p>Sonu Nig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j0L93DYYJuwIxZ4TvBByI8V4-lIjuWaA</text:p>
          </table:table-cell>
          <table:table-cell table:style-name="Default" office:value-type="string">
            <text:p>https://lh3.googleusercontent.com/SCrJASqty1_xpTBzjWeRQi-FW6jXRxnbe_cH3tXN4iAgSDW1SlNlR6pBwfxLvP6FU-8W8--0LgGWGg=w60-h60-l90-rj</text:p>
          </table:table-cell>
          <table:table-cell table:style-name="Default" office:value-type="string">
            <text:p>Presenting Sonu Nigam (Kannada)</text:p>
          </table:table-cell>
          <table:table-cell table:style-name="Default" office:value-type="string">
            <text:p>35 songs</text:p>
          </table:table-cell>
          <table:table-cell table:formula="of:=RIGHT([.A716];LEN([.A716])-SEARCH(&quot;=&quot;;[.A716]))" office:value-type="string" office:string-value="RDCLAK5uy_nj0L93DYYJuwIxZ4TvBByI8V4-lIjuWaA">
            <text:p>RDCLAK5uy_nj0L93DYYJuwIxZ4TvBByI8V4-lIjuWaA</text:p>
          </table:table-cell>
          <table:table-cell table:style-name="ce8" table:formula="of:=ABS(LEFT([.D716] ;LEN([.D716])-6))" office:value-type="float" office:value="35">
            <text:p>35</text:p>
          </table:table-cell>
          <table:table-cell table:formula="of:=PROPER(RIGHT([.C716];LEN([.C716])-SEARCH(&quot; &quot;;[.C716])))" office:value-type="string" office:string-value="Sonu Nigam (Kannada)">
            <text:p>Sonu Nigam (Kannada)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nn2hQ9qFxPZwn57lL_bNaiPhzXoh_WYQ</text:p>
          </table:table-cell>
          <table:table-cell office:value-type="string">
            <text:p>https://lh3.googleusercontent.com/AR8dvnHdAc1eaSBtaus990RJJxAZwct2sHz3vcGTWpKwgeMiVkQZWGQciC0q4PmvgXNq-74UbMgHCqE=w60-h60-l90-rj</text:p>
          </table:table-cell>
          <table:table-cell office:value-type="string">
            <text:p>Presenting Soprano</text:p>
          </table:table-cell>
          <table:table-cell office:value-type="string">
            <text:p>44 songs</text:p>
          </table:table-cell>
          <table:table-cell table:formula="of:=RIGHT([.A717];LEN([.A717])-SEARCH(&quot;=&quot;;[.A717]))" office:value-type="string" office:string-value="RDCLAK5uy_knn2hQ9qFxPZwn57lL_bNaiPhzXoh_WYQ">
            <text:p>RDCLAK5uy_knn2hQ9qFxPZwn57lL_bNaiPhzXoh_WYQ</text:p>
          </table:table-cell>
          <table:table-cell table:style-name="ce8" table:formula="of:=ABS(LEFT([.D717] ;LEN([.D717])-6))" office:value-type="float" office:value="44">
            <text:p>44</text:p>
          </table:table-cell>
          <table:table-cell table:formula="of:=PROPER(RIGHT([.C717];LEN([.C717])-SEARCH(&quot; &quot;;[.C717])))" office:value-type="string" office:string-value="Soprano">
            <text:p>Sopra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nn2hQ9qFxPZwn57lL_bNaiPhzXoh_WYQ</text:p>
          </table:table-cell>
          <table:table-cell table:style-name="Default" office:value-type="string">
            <text:p>https://lh3.googleusercontent.com/AR8dvnHdAc1eaSBtaus990RJJxAZwct2sHz3vcGTWpKwgeMiVkQZWGQciC0q4PmvgXNq-74UbMgHCqE=w60-h60-l90-rj</text:p>
          </table:table-cell>
          <table:table-cell table:style-name="Default" office:value-type="string">
            <text:p>Presenting Soprano</text:p>
          </table:table-cell>
          <table:table-cell table:style-name="Default" office:value-type="string">
            <text:p>44 songs</text:p>
          </table:table-cell>
          <table:table-cell table:formula="of:=RIGHT([.A718];LEN([.A718])-SEARCH(&quot;=&quot;;[.A718]))" office:value-type="string" office:string-value="RDCLAK5uy_knn2hQ9qFxPZwn57lL_bNaiPhzXoh_WYQ">
            <text:p>RDCLAK5uy_knn2hQ9qFxPZwn57lL_bNaiPhzXoh_WYQ</text:p>
          </table:table-cell>
          <table:table-cell table:style-name="ce8" table:formula="of:=ABS(LEFT([.D718] ;LEN([.D718])-6))" office:value-type="float" office:value="44">
            <text:p>44</text:p>
          </table:table-cell>
          <table:table-cell table:formula="of:=PROPER(RIGHT([.C718];LEN([.C718])-SEARCH(&quot; &quot;;[.C718])))" office:value-type="string" office:string-value="Soprano">
            <text:p>Soprano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Y9fmYLHWr4jId_XFsCSWn5NZPHkBPFL4</text:p>
          </table:table-cell>
          <table:table-cell table:style-name="Default" office:value-type="string">
            <text:p>https://lh3.googleusercontent.com/yXIFaumWO6kyMJh_UaQuDIdXeiWTDfzJVtPhNNapJubmKdYwVCEGxLgamoZmGrZghjCVPURa7r8AUA=w60-h60-l90-rj</text:p>
          </table:table-cell>
          <table:table-cell table:style-name="Default" office:value-type="string">
            <text:p>Presenting Sound Sultan</text:p>
          </table:table-cell>
          <table:table-cell table:style-name="Default" office:value-type="string">
            <text:p>18 songs</text:p>
          </table:table-cell>
          <table:table-cell table:formula="of:=RIGHT([.A719];LEN([.A719])-SEARCH(&quot;=&quot;;[.A719]))" office:value-type="string" office:string-value="RDCLAK5uy_mY9fmYLHWr4jId_XFsCSWn5NZPHkBPFL4">
            <text:p>RDCLAK5uy_mY9fmYLHWr4jId_XFsCSWn5NZPHkBPFL4</text:p>
          </table:table-cell>
          <table:table-cell table:style-name="ce8" table:formula="of:=ABS(LEFT([.D719] ;LEN([.D719])-6))" office:value-type="float" office:value="18">
            <text:p>18</text:p>
          </table:table-cell>
          <table:table-cell table:formula="of:=PROPER(RIGHT([.C719];LEN([.C719])-SEARCH(&quot; &quot;;[.C719])))" office:value-type="string" office:string-value="Sound Sultan">
            <text:p>Sound Sult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ptpt5DmgxK-RCQRPwKobcY2BPmibv4i8</text:p>
          </table:table-cell>
          <table:table-cell office:value-type="string">
            <text:p>https://lh3.googleusercontent.com/hch81hTrZTAYDYwrpC8rpHY_cOEXRUQiwoh6Z74giGIOSzObDCE2IOpUE7CpR9I9V1o8hBVMHFNtJtE=w60-h60-l90-rj</text:p>
          </table:table-cell>
          <table:table-cell office:value-type="string">
            <text:p>Presenting Spinetta</text:p>
          </table:table-cell>
          <table:table-cell office:value-type="string">
            <text:p>70 songs</text:p>
          </table:table-cell>
          <table:table-cell table:formula="of:=RIGHT([.A720];LEN([.A720])-SEARCH(&quot;=&quot;;[.A720]))" office:value-type="string" office:string-value="RDCLAK5uy_kptpt5DmgxK-RCQRPwKobcY2BPmibv4i8">
            <text:p>RDCLAK5uy_kptpt5DmgxK-RCQRPwKobcY2BPmibv4i8</text:p>
          </table:table-cell>
          <table:table-cell table:style-name="ce8" table:formula="of:=ABS(LEFT([.D720] ;LEN([.D720])-6))" office:value-type="float" office:value="70">
            <text:p>70</text:p>
          </table:table-cell>
          <table:table-cell table:formula="of:=PROPER(RIGHT([.C720];LEN([.C720])-SEARCH(&quot; &quot;;[.C720])))" office:value-type="string" office:string-value="Spinetta">
            <text:p>Spinett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U1CHanUOspFdWMwTZnwgA3Hh4U0RySQE</text:p>
          </table:table-cell>
          <table:table-cell table:style-name="Default" office:value-type="string">
            <text:p>https://lh3.googleusercontent.com/C0Q4y753no7GBmHOBJfZqsuIBYcjSyx0mdSfC17EOVwHLSGq3a-TlZq0NY1x4AfzvQRSw2Acylqp6GjL=w60-h60-l90-rj</text:p>
          </table:table-cell>
          <table:table-cell table:style-name="Default" office:value-type="string">
            <text:p>Presenting Steely Dan</text:p>
          </table:table-cell>
          <table:table-cell table:style-name="Default" office:value-type="string">
            <text:p>25 songs</text:p>
          </table:table-cell>
          <table:table-cell table:formula="of:=RIGHT([.A721];LEN([.A721])-SEARCH(&quot;=&quot;;[.A721]))" office:value-type="string" office:string-value="RDCLAK5uy_mU1CHanUOspFdWMwTZnwgA3Hh4U0RySQE">
            <text:p>RDCLAK5uy_mU1CHanUOspFdWMwTZnwgA3Hh4U0RySQE</text:p>
          </table:table-cell>
          <table:table-cell table:style-name="ce8" table:formula="of:=ABS(LEFT([.D721] ;LEN([.D721])-6))" office:value-type="float" office:value="25">
            <text:p>25</text:p>
          </table:table-cell>
          <table:table-cell table:formula="of:=PROPER(RIGHT([.C721];LEN([.C721])-SEARCH(&quot; &quot;;[.C721])))" office:value-type="string" office:string-value="Steely Dan">
            <text:p>Steely Da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pK7ZCbiziag1jjhCbmtZv4YDfqVbTbfQ</text:p>
          </table:table-cell>
          <table:table-cell office:value-type="string">
            <text:p>https://lh3.googleusercontent.com/aVNvMCQYo0UAOHREQeB1oQjHBmoaebTTj1N7EvvtCpQlpEtRUS_gFqYmtDD01S0OcrO-LvBM7mpEWOU=w60-h60-l90-rj</text:p>
          </table:table-cell>
          <table:table-cell office:value-type="string">
            <text:p>Presenting Stereophonics</text:p>
          </table:table-cell>
          <table:table-cell office:value-type="string">
            <text:p>28 songs</text:p>
          </table:table-cell>
          <table:table-cell table:formula="of:=RIGHT([.A722];LEN([.A722])-SEARCH(&quot;=&quot;;[.A722]))" office:value-type="string" office:string-value="RDCLAK5uy_mpK7ZCbiziag1jjhCbmtZv4YDfqVbTbfQ">
            <text:p>RDCLAK5uy_mpK7ZCbiziag1jjhCbmtZv4YDfqVbTbfQ</text:p>
          </table:table-cell>
          <table:table-cell table:style-name="ce8" table:formula="of:=ABS(LEFT([.D722] ;LEN([.D722])-6))" office:value-type="float" office:value="28">
            <text:p>28</text:p>
          </table:table-cell>
          <table:table-cell table:formula="of:=PROPER(RIGHT([.C722];LEN([.C722])-SEARCH(&quot; &quot;;[.C722])))" office:value-type="string" office:string-value="Stereophonics">
            <text:p>Stereophonic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J8LUKnNyf2b7KRawJcCxOKgKY_NOcrrc</text:p>
          </table:table-cell>
          <table:table-cell office:value-type="string">
            <text:p>https://lh3.googleusercontent.com/70iKEFjxuai5OjHY8Mmc-MwDajaHRZ1FLOChgZKQN-layie-LFnVmqFPXi1D3C0fjZn_Qz0fqwFWNsQ=w60-h60-l90-rj</text:p>
          </table:table-cell>
          <table:table-cell office:value-type="string">
            <text:p>Presenting Sticky Fingers</text:p>
          </table:table-cell>
          <table:table-cell office:value-type="string">
            <text:p>22 songs</text:p>
          </table:table-cell>
          <table:table-cell table:formula="of:=RIGHT([.A723];LEN([.A723])-SEARCH(&quot;=&quot;;[.A723]))" office:value-type="string" office:string-value="RDCLAK5uy_lJ8LUKnNyf2b7KRawJcCxOKgKY_NOcrrc">
            <text:p>RDCLAK5uy_lJ8LUKnNyf2b7KRawJcCxOKgKY_NOcrrc</text:p>
          </table:table-cell>
          <table:table-cell table:style-name="ce8" table:formula="of:=ABS(LEFT([.D723] ;LEN([.D723])-6))" office:value-type="float" office:value="22">
            <text:p>22</text:p>
          </table:table-cell>
          <table:table-cell table:formula="of:=PROPER(RIGHT([.C723];LEN([.C723])-SEARCH(&quot; &quot;;[.C723])))" office:value-type="string" office:string-value="Sticky Fingers">
            <text:p>Sticky Finger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J8LUKnNyf2b7KRawJcCxOKgKY_NOcrrc</text:p>
          </table:table-cell>
          <table:table-cell table:style-name="Default" office:value-type="string">
            <text:p>https://lh3.googleusercontent.com/70iKEFjxuai5OjHY8Mmc-MwDajaHRZ1FLOChgZKQN-layie-LFnVmqFPXi1D3C0fjZn_Qz0fqwFWNsQ=w60-h60-l90-rj</text:p>
          </table:table-cell>
          <table:table-cell table:style-name="Default" office:value-type="string">
            <text:p>Presenting Sticky Fingers</text:p>
          </table:table-cell>
          <table:table-cell table:style-name="Default" office:value-type="string">
            <text:p>22 songs</text:p>
          </table:table-cell>
          <table:table-cell table:formula="of:=RIGHT([.A724];LEN([.A724])-SEARCH(&quot;=&quot;;[.A724]))" office:value-type="string" office:string-value="RDCLAK5uy_lJ8LUKnNyf2b7KRawJcCxOKgKY_NOcrrc">
            <text:p>RDCLAK5uy_lJ8LUKnNyf2b7KRawJcCxOKgKY_NOcrrc</text:p>
          </table:table-cell>
          <table:table-cell table:style-name="ce8" table:formula="of:=ABS(LEFT([.D724] ;LEN([.D724])-6))" office:value-type="float" office:value="22">
            <text:p>22</text:p>
          </table:table-cell>
          <table:table-cell table:formula="of:=PROPER(RIGHT([.C724];LEN([.C724])-SEARCH(&quot; &quot;;[.C724])))" office:value-type="string" office:string-value="Sticky Fingers">
            <text:p>Sticky Finger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sBLkqf5w2mIvg3DuG02v2ir_swnR3hTE</text:p>
          </table:table-cell>
          <table:table-cell office:value-type="string">
            <text:p>https://lh3.googleusercontent.com/F5zo0S7kNCRCXTsvgdQR8TfgFp0F7NWCF1zOf1vr9F6VG-VgghuKiTZNvDD8JRVojIyvJ4uJYR0Gu38=w60-h60-l90-rj</text:p>
          </table:table-cell>
          <table:table-cell office:value-type="string">
            <text:p>Presenting Sting</text:p>
          </table:table-cell>
          <table:table-cell office:value-type="string">
            <text:p>34 songs</text:p>
          </table:table-cell>
          <table:table-cell table:formula="of:=RIGHT([.A725];LEN([.A725])-SEARCH(&quot;=&quot;;[.A725]))" office:value-type="string" office:string-value="RDCLAK5uy_lsBLkqf5w2mIvg3DuG02v2ir_swnR3hTE">
            <text:p>RDCLAK5uy_lsBLkqf5w2mIvg3DuG02v2ir_swnR3hTE</text:p>
          </table:table-cell>
          <table:table-cell table:style-name="ce8" table:formula="of:=ABS(LEFT([.D725] ;LEN([.D725])-6))" office:value-type="float" office:value="34">
            <text:p>34</text:p>
          </table:table-cell>
          <table:table-cell table:formula="of:=PROPER(RIGHT([.C725];LEN([.C725])-SEARCH(&quot; &quot;;[.C725])))" office:value-type="string" office:string-value="Sting">
            <text:p>Sting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sBLkqf5w2mIvg3DuG02v2ir_swnR3hTE</text:p>
          </table:table-cell>
          <table:table-cell table:style-name="Default" office:value-type="string">
            <text:p>https://lh3.googleusercontent.com/F5zo0S7kNCRCXTsvgdQR8TfgFp0F7NWCF1zOf1vr9F6VG-VgghuKiTZNvDD8JRVojIyvJ4uJYR0Gu38=w60-h60-l90-rj</text:p>
          </table:table-cell>
          <table:table-cell table:style-name="Default" office:value-type="string">
            <text:p>Presenting Sting</text:p>
          </table:table-cell>
          <table:table-cell table:style-name="Default" office:value-type="string">
            <text:p>34 songs</text:p>
          </table:table-cell>
          <table:table-cell table:formula="of:=RIGHT([.A726];LEN([.A726])-SEARCH(&quot;=&quot;;[.A726]))" office:value-type="string" office:string-value="RDCLAK5uy_lsBLkqf5w2mIvg3DuG02v2ir_swnR3hTE">
            <text:p>RDCLAK5uy_lsBLkqf5w2mIvg3DuG02v2ir_swnR3hTE</text:p>
          </table:table-cell>
          <table:table-cell table:style-name="ce8" table:formula="of:=ABS(LEFT([.D726] ;LEN([.D726])-6))" office:value-type="float" office:value="34">
            <text:p>34</text:p>
          </table:table-cell>
          <table:table-cell table:formula="of:=PROPER(RIGHT([.C726];LEN([.C726])-SEARCH(&quot; &quot;;[.C726])))" office:value-type="string" office:string-value="Sting">
            <text:p>Sting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lTAqop7zhpeW6jRCVpy8S20T6XuejTsQ</text:p>
          </table:table-cell>
          <table:table-cell table:style-name="Default" office:value-type="string">
            <text:p>https://lh3.googleusercontent.com/M7M9DhrKcLxyqRFMHXwcMp4B_iWmIE2fQJt8VA5mD2o-md7H3jvFwFMALeHgIY2l4O6Ess3lwe9UgD0=w60-h60-l90-rj</text:p>
          </table:table-cell>
          <table:table-cell table:style-name="Default" office:value-type="string">
            <text:p>Presenting Stormzy</text:p>
          </table:table-cell>
          <table:table-cell table:style-name="Default" office:value-type="string">
            <text:p>32 songs</text:p>
          </table:table-cell>
          <table:table-cell table:formula="of:=RIGHT([.A727];LEN([.A727])-SEARCH(&quot;=&quot;;[.A727]))" office:value-type="string" office:string-value="RDCLAK5uy_llTAqop7zhpeW6jRCVpy8S20T6XuejTsQ">
            <text:p>RDCLAK5uy_llTAqop7zhpeW6jRCVpy8S20T6XuejTsQ</text:p>
          </table:table-cell>
          <table:table-cell table:style-name="ce8" table:formula="of:=ABS(LEFT([.D727] ;LEN([.D727])-6))" office:value-type="float" office:value="32">
            <text:p>32</text:p>
          </table:table-cell>
          <table:table-cell table:formula="of:=PROPER(RIGHT([.C727];LEN([.C727])-SEARCH(&quot; &quot;;[.C727])))" office:value-type="string" office:string-value="Stormzy">
            <text:p>Stormz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9HObNRkMsNo1xUjr54FwFI4PAPU1VfI4</text:p>
          </table:table-cell>
          <table:table-cell office:value-type="string">
            <text:p>https://lh3.googleusercontent.com/6fz9ZX-swtVeFShsFphytDVjh4_nThat15jSMm5IpfJNfmkPyepdCXBZajnmzjMz1T8SQJwkdcJMlI0=w60-h60-l90-rj</text:p>
          </table:table-cell>
          <table:table-cell office:value-type="string">
            <text:p>Presenting Stromae</text:p>
          </table:table-cell>
          <table:table-cell office:value-type="string">
            <text:p>20 songs</text:p>
          </table:table-cell>
          <table:table-cell table:formula="of:=RIGHT([.A728];LEN([.A728])-SEARCH(&quot;=&quot;;[.A728]))" office:value-type="string" office:string-value="RDCLAK5uy_m9HObNRkMsNo1xUjr54FwFI4PAPU1VfI4">
            <text:p>RDCLAK5uy_m9HObNRkMsNo1xUjr54FwFI4PAPU1VfI4</text:p>
          </table:table-cell>
          <table:table-cell table:style-name="ce8" table:formula="of:=ABS(LEFT([.D728] ;LEN([.D728])-6))" office:value-type="float" office:value="20">
            <text:p>20</text:p>
          </table:table-cell>
          <table:table-cell table:formula="of:=PROPER(RIGHT([.C728];LEN([.C728])-SEARCH(&quot; &quot;;[.C728])))" office:value-type="string" office:string-value="Stromae">
            <text:p>Stroma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SE1PgM2gjt4fGLaQ-uA8oVJy-ay_L0II</text:p>
          </table:table-cell>
          <table:table-cell office:value-type="string">
            <text:p>https://lh3.googleusercontent.com/pxJmV070sj2HyKxS8omzyi3LyBqEG-FeAyJMEeVRr1QJWAd3RUCsMOf7-MIY02JRqnXAMgmeCOjgHA=w60-h60-l90-rj</text:p>
          </table:table-cell>
          <table:table-cell office:value-type="string">
            <text:p>Presenting Sudeep</text:p>
          </table:table-cell>
          <table:table-cell office:value-type="string">
            <text:p>30 songs</text:p>
          </table:table-cell>
          <table:table-cell table:formula="of:=RIGHT([.A729];LEN([.A729])-SEARCH(&quot;=&quot;;[.A729]))" office:value-type="string" office:string-value="RDCLAK5uy_nSE1PgM2gjt4fGLaQ-uA8oVJy-ay_L0II">
            <text:p>RDCLAK5uy_nSE1PgM2gjt4fGLaQ-uA8oVJy-ay_L0II</text:p>
          </table:table-cell>
          <table:table-cell table:style-name="ce8" table:formula="of:=ABS(LEFT([.D729] ;LEN([.D729])-6))" office:value-type="float" office:value="30">
            <text:p>30</text:p>
          </table:table-cell>
          <table:table-cell table:formula="of:=PROPER(RIGHT([.C729];LEN([.C729])-SEARCH(&quot; &quot;;[.C729])))" office:value-type="string" office:string-value="Sudeep">
            <text:p>Sudee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yxgloDDOrOvXsCfzcwsxmp1DgTlErS3I</text:p>
          </table:table-cell>
          <table:table-cell office:value-type="string">
            <text:p>https://lh3.googleusercontent.com/ysmIvwuUiZ9UMu6Pqwwnp1C1SrwriknkoRjpJZJZfhWEspdvlOas3cGxu-kC4jxhvpPNw8mzAYk0wA=w60-h60-l90-rj</text:p>
          </table:table-cell>
          <table:table-cell office:value-type="string">
            <text:p>Presenting Sum 41</text:p>
          </table:table-cell>
          <table:table-cell office:value-type="string">
            <text:p>32 songs</text:p>
          </table:table-cell>
          <table:table-cell table:formula="of:=RIGHT([.A730];LEN([.A730])-SEARCH(&quot;=&quot;;[.A730]))" office:value-type="string" office:string-value="RDCLAK5uy_myxgloDDOrOvXsCfzcwsxmp1DgTlErS3I">
            <text:p>RDCLAK5uy_myxgloDDOrOvXsCfzcwsxmp1DgTlErS3I</text:p>
          </table:table-cell>
          <table:table-cell table:style-name="ce8" table:formula="of:=ABS(LEFT([.D730] ;LEN([.D730])-6))" office:value-type="float" office:value="32">
            <text:p>32</text:p>
          </table:table-cell>
          <table:table-cell table:formula="of:=PROPER(RIGHT([.C730];LEN([.C730])-SEARCH(&quot; &quot;;[.C730])))" office:value-type="string" office:string-value="Sum 41">
            <text:p>Sum 41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2LqpfT4YBgfAiQKy_10nmQXp40B_bXtg</text:p>
          </table:table-cell>
          <table:table-cell office:value-type="string">
            <text:p>https://lh3.googleusercontent.com/xstWhqp97NSZ0EYsUYGlPt9st_HC5ezEu9kYu_zUXhwle-mhFQ85BnM9c2FXx_8GYTHdZJRCn4rD-tw=w60-h60-l90-rj</text:p>
          </table:table-cell>
          <table:table-cell office:value-type="string">
            <text:p>Presenting Summer Walker</text:p>
          </table:table-cell>
          <table:table-cell office:value-type="string">
            <text:p>25 songs</text:p>
          </table:table-cell>
          <table:table-cell table:formula="of:=RIGHT([.A731];LEN([.A731])-SEARCH(&quot;=&quot;;[.A731]))" office:value-type="string" office:string-value="RDCLAK5uy_m2LqpfT4YBgfAiQKy_10nmQXp40B_bXtg">
            <text:p>RDCLAK5uy_m2LqpfT4YBgfAiQKy_10nmQXp40B_bXtg</text:p>
          </table:table-cell>
          <table:table-cell table:style-name="ce8" table:formula="of:=ABS(LEFT([.D731] ;LEN([.D731])-6))" office:value-type="float" office:value="25">
            <text:p>25</text:p>
          </table:table-cell>
          <table:table-cell table:formula="of:=PROPER(RIGHT([.C731];LEN([.C731])-SEARCH(&quot; &quot;;[.C731])))" office:value-type="string" office:string-value="Summer Walker">
            <text:p>Summer Walk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JSscUL-NC2SQP2fXfq23IKrz6cMiO0M8</text:p>
          </table:table-cell>
          <table:table-cell table:style-name="Default" office:value-type="string">
            <text:p>https://lh3.googleusercontent.com/gRVLADSbSMxCwyJZp2ea29cHJw2ejLJQ2k9pvOkySn4awyWd8Q2QfwQmILuRXklzplh_4w-vbc3cohY=w60-h60-l90-rj</text:p>
          </table:table-cell>
          <table:table-cell table:style-name="Default" office:value-type="string">
            <text:p>Presenting Sunidhi Chauhan</text:p>
          </table:table-cell>
          <table:table-cell table:style-name="Default" office:value-type="string">
            <text:p>50 songs</text:p>
          </table:table-cell>
          <table:table-cell table:formula="of:=RIGHT([.A732];LEN([.A732])-SEARCH(&quot;=&quot;;[.A732]))" office:value-type="string" office:string-value="RDCLAK5uy_lJSscUL-NC2SQP2fXfq23IKrz6cMiO0M8">
            <text:p>RDCLAK5uy_lJSscUL-NC2SQP2fXfq23IKrz6cMiO0M8</text:p>
          </table:table-cell>
          <table:table-cell table:style-name="ce8" table:formula="of:=ABS(LEFT([.D732] ;LEN([.D732])-6))" office:value-type="float" office:value="50">
            <text:p>50</text:p>
          </table:table-cell>
          <table:table-cell table:formula="of:=PROPER(RIGHT([.C732];LEN([.C732])-SEARCH(&quot; &quot;;[.C732])))" office:value-type="string" office:string-value="Sunidhi Chauhan">
            <text:p>Sunidhi Chauh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geLVqVzYg76Fb7ntLgv0Qevj-nQjb7-U</text:p>
          </table:table-cell>
          <table:table-cell office:value-type="string">
            <text:p>https://lh3.googleusercontent.com/HA9p-AesXSnseBahPDjG1A1xmpPonzyKm-2ZWx_c6oAQjltG4vnA0HEHKUkAEuHrTsqY6JoCOl9ey1c=w60-h60-l90-rj</text:p>
          </table:table-cell>
          <table:table-cell office:value-type="string">
            <text:p>Presenting Sunitha Upadrasta</text:p>
          </table:table-cell>
          <table:table-cell office:value-type="string">
            <text:p>30 songs</text:p>
          </table:table-cell>
          <table:table-cell table:formula="of:=RIGHT([.A733];LEN([.A733])-SEARCH(&quot;=&quot;;[.A733]))" office:value-type="string" office:string-value="RDCLAK5uy_kgeLVqVzYg76Fb7ntLgv0Qevj-nQjb7-U">
            <text:p>RDCLAK5uy_kgeLVqVzYg76Fb7ntLgv0Qevj-nQjb7-U</text:p>
          </table:table-cell>
          <table:table-cell table:style-name="ce8" table:formula="of:=ABS(LEFT([.D733] ;LEN([.D733])-6))" office:value-type="float" office:value="30">
            <text:p>30</text:p>
          </table:table-cell>
          <table:table-cell table:formula="of:=PROPER(RIGHT([.C733];LEN([.C733])-SEARCH(&quot; &quot;;[.C733])))" office:value-type="string" office:string-value="Sunitha Upadrasta">
            <text:p>Sunitha Upadrast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geLVqVzYg76Fb7ntLgv0Qevj-nQjb7-U</text:p>
          </table:table-cell>
          <table:table-cell table:style-name="Default" office:value-type="string">
            <text:p>https://lh3.googleusercontent.com/HA9p-AesXSnseBahPDjG1A1xmpPonzyKm-2ZWx_c6oAQjltG4vnA0HEHKUkAEuHrTsqY6JoCOl9ey1c=w60-h60-l90-rj</text:p>
          </table:table-cell>
          <table:table-cell table:style-name="Default" office:value-type="string">
            <text:p>Presenting Sunitha Upadrasta</text:p>
          </table:table-cell>
          <table:table-cell table:style-name="Default" office:value-type="string">
            <text:p>30 songs</text:p>
          </table:table-cell>
          <table:table-cell table:formula="of:=RIGHT([.A734];LEN([.A734])-SEARCH(&quot;=&quot;;[.A734]))" office:value-type="string" office:string-value="RDCLAK5uy_kgeLVqVzYg76Fb7ntLgv0Qevj-nQjb7-U">
            <text:p>RDCLAK5uy_kgeLVqVzYg76Fb7ntLgv0Qevj-nQjb7-U</text:p>
          </table:table-cell>
          <table:table-cell table:style-name="ce8" table:formula="of:=ABS(LEFT([.D734] ;LEN([.D734])-6))" office:value-type="float" office:value="30">
            <text:p>30</text:p>
          </table:table-cell>
          <table:table-cell table:formula="of:=PROPER(RIGHT([.C734];LEN([.C734])-SEARCH(&quot; &quot;;[.C734])))" office:value-type="string" office:string-value="Sunitha Upadrasta">
            <text:p>Sunitha Upadrast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n2Pbgj_nAiS2tXWSXDmGXJinxPSGg_HU</text:p>
          </table:table-cell>
          <table:table-cell office:value-type="string">
            <text:p>https://lh3.googleusercontent.com/4joyfN-ObSk5uNr48cLFMmkLE1cUME90jGYU5duA2QcONpsRkNuKUyal8WH-IFZCGfFlSeOQc3qg6Yrq=w60-h60-l90-rj</text:p>
          </table:table-cell>
          <table:table-cell office:value-type="string">
            <text:p>Presenting SUPER JUNIOR</text:p>
          </table:table-cell>
          <table:table-cell office:value-type="string">
            <text:p>144 songs</text:p>
          </table:table-cell>
          <table:table-cell table:formula="of:=RIGHT([.A735];LEN([.A735])-SEARCH(&quot;=&quot;;[.A735]))" office:value-type="string" office:string-value="RDCLAK5uy_kn2Pbgj_nAiS2tXWSXDmGXJinxPSGg_HU">
            <text:p>RDCLAK5uy_kn2Pbgj_nAiS2tXWSXDmGXJinxPSGg_HU</text:p>
          </table:table-cell>
          <table:table-cell table:style-name="ce8" table:formula="of:=ABS(LEFT([.D735] ;LEN([.D735])-6))" office:value-type="float" office:value="144">
            <text:p>144</text:p>
          </table:table-cell>
          <table:table-cell table:formula="of:=PROPER(RIGHT([.C735];LEN([.C735])-SEARCH(&quot; &quot;;[.C735])))" office:value-type="string" office:string-value="Super Junior">
            <text:p>Super Junio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mSvPulLJxgsOrlwDziDkUqYRaBl37qb8</text:p>
          </table:table-cell>
          <table:table-cell table:style-name="Default" office:value-type="string">
            <text:p>https://lh3.googleusercontent.com/cM0yHnM-yhKBpXQlgdteI3qh-VUJv9b-sDuX0VITTDEK3qqamPq6hWmVM3bSRwgROCZTDgUHBHupVKxi=w60-h60-l90-rj</text:p>
          </table:table-cell>
          <table:table-cell table:style-name="Default" office:value-type="string">
            <text:p>Presenting Suprême NTM</text:p>
          </table:table-cell>
          <table:table-cell table:style-name="Default" office:value-type="string">
            <text:p>22 songs</text:p>
          </table:table-cell>
          <table:table-cell table:formula="of:=RIGHT([.A736];LEN([.A736])-SEARCH(&quot;=&quot;;[.A736]))" office:value-type="string" office:string-value="RDCLAK5uy_kmSvPulLJxgsOrlwDziDkUqYRaBl37qb8">
            <text:p>RDCLAK5uy_kmSvPulLJxgsOrlwDziDkUqYRaBl37qb8</text:p>
          </table:table-cell>
          <table:table-cell table:style-name="ce8" table:formula="of:=ABS(LEFT([.D736] ;LEN([.D736])-6))" office:value-type="float" office:value="22">
            <text:p>22</text:p>
          </table:table-cell>
          <table:table-cell table:formula="of:=PROPER(RIGHT([.C736];LEN([.C736])-SEARCH(&quot; &quot;;[.C736])))" office:value-type="string" office:string-value="Suprême Ntm">
            <text:p>Suprême Nt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p0BoOscearON4vNT4GTb_TEP-VdSt_Ew</text:p>
          </table:table-cell>
          <table:table-cell office:value-type="string">
            <text:p>https://lh3.googleusercontent.com/tqO7Rbp4K5v8JDmCo_GR_JdppCvznsgv8y4GcbJRzee0nVMGzEvGe5ssZUqJkx274K07ZKmhjf6qbUyh=w60-h60-l90-rj</text:p>
          </table:table-cell>
          <table:table-cell office:value-type="string">
            <text:p>Presenting System of a Down</text:p>
          </table:table-cell>
          <table:table-cell office:value-type="string">
            <text:p>34 songs</text:p>
          </table:table-cell>
          <table:table-cell table:formula="of:=RIGHT([.A737];LEN([.A737])-SEARCH(&quot;=&quot;;[.A737]))" office:value-type="string" office:string-value="RDCLAK5uy_kp0BoOscearON4vNT4GTb_TEP-VdSt_Ew">
            <text:p>RDCLAK5uy_kp0BoOscearON4vNT4GTb_TEP-VdSt_Ew</text:p>
          </table:table-cell>
          <table:table-cell table:style-name="ce8" table:formula="of:=ABS(LEFT([.D737] ;LEN([.D737])-6))" office:value-type="float" office:value="34">
            <text:p>34</text:p>
          </table:table-cell>
          <table:table-cell table:formula="of:=PROPER(RIGHT([.C737];LEN([.C737])-SEARCH(&quot; &quot;;[.C737])))" office:value-type="string" office:string-value="System Of A Down">
            <text:p>System Of A Dow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YuUPig2xGuoqGDcj57d8IremZhymp-kM</text:p>
          </table:table-cell>
          <table:table-cell table:style-name="Default" office:value-type="string">
            <text:p>https://lh3.googleusercontent.com/7DilhyZZq3nIOYG2tNBZV20AhdhaHVRUp-8TnRovp9DyigX0mE89ocZzZmiVRWAJkkglEpgoY3f1OQ=w60-h60-l90-rj</text:p>
          </table:table-cell>
          <table:table-cell table:style-name="Default" office:value-type="string">
            <text:p>Presenting t-Ace</text:p>
          </table:table-cell>
          <table:table-cell table:style-name="Default" office:value-type="string">
            <text:p>27 songs</text:p>
          </table:table-cell>
          <table:table-cell table:formula="of:=RIGHT([.A738];LEN([.A738])-SEARCH(&quot;=&quot;;[.A738]))" office:value-type="string" office:string-value="RDCLAK5uy_kYuUPig2xGuoqGDcj57d8IremZhymp-kM">
            <text:p>RDCLAK5uy_kYuUPig2xGuoqGDcj57d8IremZhymp-kM</text:p>
          </table:table-cell>
          <table:table-cell table:style-name="ce8" table:formula="of:=ABS(LEFT([.D738] ;LEN([.D738])-6))" office:value-type="float" office:value="27">
            <text:p>27</text:p>
          </table:table-cell>
          <table:table-cell table:formula="of:=PROPER(RIGHT([.C738];LEN([.C738])-SEARCH(&quot; &quot;;[.C738])))" office:value-type="string" office:string-value="T-Ace">
            <text:p>T-Ac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AmPlJjhJnyGbsmctoy1DJglsbUoxRcVg</text:p>
          </table:table-cell>
          <table:table-cell table:style-name="Default" office:value-type="string">
            <text:p>https://lh3.googleusercontent.com/SYxSbSOvcLWIjAtyCwsrmKYkyIPo7ggIMcP4ZSJa9Is30s3IMWr3ZY2hr_CDdiaglgeBwv9e_VClt_k=w60-h60-l90-rj</text:p>
          </table:table-cell>
          <table:table-cell table:style-name="Default" office:value-type="string">
            <text:p>Presenting T-Pain</text:p>
          </table:table-cell>
          <table:table-cell table:style-name="Default" office:value-type="string">
            <text:p>37 songs</text:p>
          </table:table-cell>
          <table:table-cell table:formula="of:=RIGHT([.A739];LEN([.A739])-SEARCH(&quot;=&quot;;[.A739]))" office:value-type="string" office:string-value="RDCLAK5uy_lAmPlJjhJnyGbsmctoy1DJglsbUoxRcVg">
            <text:p>RDCLAK5uy_lAmPlJjhJnyGbsmctoy1DJglsbUoxRcVg</text:p>
          </table:table-cell>
          <table:table-cell table:style-name="ce8" table:formula="of:=ABS(LEFT([.D739] ;LEN([.D739])-6))" office:value-type="float" office:value="37">
            <text:p>37</text:p>
          </table:table-cell>
          <table:table-cell table:formula="of:=PROPER(RIGHT([.C739];LEN([.C739])-SEARCH(&quot; &quot;;[.C739])))" office:value-type="string" office:string-value="T-Pain">
            <text:p>T-Pai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kHqPeq9q3wadViJNrfXJW93z-ZNRPoQs</text:p>
          </table:table-cell>
          <table:table-cell office:value-type="string">
            <text:p>https://lh3.googleusercontent.com/3Fj18yu8PEF4yw_uuTVVbREb8RIoFThEs2BntZpQN8hwrZ5JkL3NbdRpf1-QJqrAzaUW4tgUj8ZnaPw=w60-h60-l90-rj</text:p>
          </table:table-cell>
          <table:table-cell office:value-type="string">
            <text:p>Presenting T.I.</text:p>
          </table:table-cell>
          <table:table-cell office:value-type="string">
            <text:p>45 songs</text:p>
          </table:table-cell>
          <table:table-cell table:formula="of:=RIGHT([.A740];LEN([.A740])-SEARCH(&quot;=&quot;;[.A740]))" office:value-type="string" office:string-value="RDCLAK5uy_lkHqPeq9q3wadViJNrfXJW93z-ZNRPoQs">
            <text:p>RDCLAK5uy_lkHqPeq9q3wadViJNrfXJW93z-ZNRPoQs</text:p>
          </table:table-cell>
          <table:table-cell table:style-name="ce8" table:formula="of:=ABS(LEFT([.D740] ;LEN([.D740])-6))" office:value-type="float" office:value="45">
            <text:p>45</text:p>
          </table:table-cell>
          <table:table-cell table:formula="of:=PROPER(RIGHT([.C740];LEN([.C740])-SEARCH(&quot; &quot;;[.C740])))" office:value-type="string" office:string-value="T.I.">
            <text:p>T.I.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kHqPeq9q3wadViJNrfXJW93z-ZNRPoQs</text:p>
          </table:table-cell>
          <table:table-cell table:style-name="Default" office:value-type="string">
            <text:p>https://lh3.googleusercontent.com/3Fj18yu8PEF4yw_uuTVVbREb8RIoFThEs2BntZpQN8hwrZ5JkL3NbdRpf1-QJqrAzaUW4tgUj8ZnaPw=w60-h60-l90-rj</text:p>
          </table:table-cell>
          <table:table-cell table:style-name="Default" office:value-type="string">
            <text:p>Presenting T.I.</text:p>
          </table:table-cell>
          <table:table-cell table:style-name="Default" office:value-type="string">
            <text:p>45 songs</text:p>
          </table:table-cell>
          <table:table-cell table:formula="of:=RIGHT([.A741];LEN([.A741])-SEARCH(&quot;=&quot;;[.A741]))" office:value-type="string" office:string-value="RDCLAK5uy_lkHqPeq9q3wadViJNrfXJW93z-ZNRPoQs">
            <text:p>RDCLAK5uy_lkHqPeq9q3wadViJNrfXJW93z-ZNRPoQs</text:p>
          </table:table-cell>
          <table:table-cell table:style-name="ce8" table:formula="of:=ABS(LEFT([.D741] ;LEN([.D741])-6))" office:value-type="float" office:value="45">
            <text:p>45</text:p>
          </table:table-cell>
          <table:table-cell table:formula="of:=PROPER(RIGHT([.C741];LEN([.C741])-SEARCH(&quot; &quot;;[.C741])))" office:value-type="string" office:string-value="T.I.">
            <text:p>T.I.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1cQPzLthbc0n_MWCroHag2RZIOr8SahM</text:p>
          </table:table-cell>
          <table:table-cell office:value-type="string">
            <text:p>https://lh3.googleusercontent.com/rdAN0waNwtl7nriJMB-koQ2-kFQAc2GvDH54Y5ZhX62ievAbqYDC_bOutwTQ4Z-165nrVZqnDpfU0A=w60-h60-l90-rj</text:p>
          </table:table-cell>
          <table:table-cell office:value-type="string">
            <text:p>Presenting T3R Elemento</text:p>
          </table:table-cell>
          <table:table-cell office:value-type="string">
            <text:p>25 songs</text:p>
          </table:table-cell>
          <table:table-cell table:formula="of:=RIGHT([.A742];LEN([.A742])-SEARCH(&quot;=&quot;;[.A742]))" office:value-type="string" office:string-value="RDCLAK5uy_l1cQPzLthbc0n_MWCroHag2RZIOr8SahM">
            <text:p>RDCLAK5uy_l1cQPzLthbc0n_MWCroHag2RZIOr8SahM</text:p>
          </table:table-cell>
          <table:table-cell table:style-name="ce8" table:formula="of:=ABS(LEFT([.D742] ;LEN([.D742])-6))" office:value-type="float" office:value="25">
            <text:p>25</text:p>
          </table:table-cell>
          <table:table-cell table:formula="of:=PROPER(RIGHT([.C742];LEN([.C742])-SEARCH(&quot; &quot;;[.C742])))" office:value-type="string" office:string-value="T3R Elemento">
            <text:p>T3R Element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TdL6MWc7Jb3MDfj3_e60i-5EiuCrkMw0</text:p>
          </table:table-cell>
          <table:table-cell office:value-type="string">
            <text:p>https://lh3.googleusercontent.com/lJXuDR4RRuTzIhd86NRACwtQwFJFkQdCa66hLFMUwu8F5g1n3VvChDXLElQ6UoDCQ4rMqwqAIDABWsuy=w60-h60-l90-rj</text:p>
          </table:table-cell>
          <table:table-cell office:value-type="string">
            <text:p>Presenting TAEYEON</text:p>
          </table:table-cell>
          <table:table-cell office:value-type="string">
            <text:p>88 songs</text:p>
          </table:table-cell>
          <table:table-cell table:formula="of:=RIGHT([.A743];LEN([.A743])-SEARCH(&quot;=&quot;;[.A743]))" office:value-type="string" office:string-value="RDCLAK5uy_kTdL6MWc7Jb3MDfj3_e60i-5EiuCrkMw0">
            <text:p>RDCLAK5uy_kTdL6MWc7Jb3MDfj3_e60i-5EiuCrkMw0</text:p>
          </table:table-cell>
          <table:table-cell table:style-name="ce8" table:formula="of:=ABS(LEFT([.D743] ;LEN([.D743])-6))" office:value-type="float" office:value="88">
            <text:p>88</text:p>
          </table:table-cell>
          <table:table-cell table:formula="of:=PROPER(RIGHT([.C743];LEN([.C743])-SEARCH(&quot; &quot;;[.C743])))" office:value-type="string" office:string-value="Taeyeon">
            <text:p>Taeye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MkhHc9jr3k4kssX8xtYRFbdEhgMMOeVc</text:p>
          </table:table-cell>
          <table:table-cell office:value-type="string">
            <text:p>https://lh3.googleusercontent.com/U-BU_3L1VAFQbYiP47B9_YK_bXJ3QQHzy4W8BYDursPJ4Vrn8QSWOiTVGmdqSD_bt2O4k63LpwsglTpL=w60-h60-l90-rj</text:p>
          </table:table-cell>
          <table:table-cell office:value-type="string">
            <text:p>Presenting Take That</text:p>
          </table:table-cell>
          <table:table-cell office:value-type="string">
            <text:p>32 songs</text:p>
          </table:table-cell>
          <table:table-cell table:formula="of:=RIGHT([.A744];LEN([.A744])-SEARCH(&quot;=&quot;;[.A744]))" office:value-type="string" office:string-value="RDCLAK5uy_nMkhHc9jr3k4kssX8xtYRFbdEhgMMOeVc">
            <text:p>RDCLAK5uy_nMkhHc9jr3k4kssX8xtYRFbdEhgMMOeVc</text:p>
          </table:table-cell>
          <table:table-cell table:style-name="ce8" table:formula="of:=ABS(LEFT([.D744] ;LEN([.D744])-6))" office:value-type="float" office:value="32">
            <text:p>32</text:p>
          </table:table-cell>
          <table:table-cell table:formula="of:=PROPER(RIGHT([.C744];LEN([.C744])-SEARCH(&quot; &quot;;[.C744])))" office:value-type="string" office:string-value="Take That">
            <text:p>Take That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liu6K-Pf3GVjcZGa-MXMKRwCZpEazfSg</text:p>
          </table:table-cell>
          <table:table-cell office:value-type="string">
            <text:p>https://lh3.googleusercontent.com/jewqeeVitWA_-nB8KxuwTa_DDkVTlAIp3bQ_opH0n_YoFa_LEHsz1eAdLzjKESmXTiRsSdCkM1AGkqA=w60-h60-l90-rj</text:p>
          </table:table-cell>
          <table:table-cell office:value-type="string">
            <text:p>Presenting Talking Heads</text:p>
          </table:table-cell>
          <table:table-cell office:value-type="string">
            <text:p>25 songs</text:p>
          </table:table-cell>
          <table:table-cell table:formula="of:=RIGHT([.A745];LEN([.A745])-SEARCH(&quot;=&quot;;[.A745]))" office:value-type="string" office:string-value="RDCLAK5uy_lliu6K-Pf3GVjcZGa-MXMKRwCZpEazfSg">
            <text:p>RDCLAK5uy_lliu6K-Pf3GVjcZGa-MXMKRwCZpEazfSg</text:p>
          </table:table-cell>
          <table:table-cell table:style-name="ce8" table:formula="of:=ABS(LEFT([.D745] ;LEN([.D745])-6))" office:value-type="float" office:value="25">
            <text:p>25</text:p>
          </table:table-cell>
          <table:table-cell table:formula="of:=PROPER(RIGHT([.C745];LEN([.C745])-SEARCH(&quot; &quot;;[.C745])))" office:value-type="string" office:string-value="Talking Heads">
            <text:p>Talking Head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ncN931oN6KUNOw36oAtvAGDRdrlj4LGY</text:p>
          </table:table-cell>
          <table:table-cell office:value-type="string">
            <text:p>https://lh3.googleusercontent.com/stpR84IbJyxlyZh5CjIT4yKvr5c_h-f18NRJyu1elpuqUhPtV3nAMGwoIhzwFE5TllPV0lvR3ewtmw=w60-h60-l90-rj</text:p>
          </table:table-cell>
          <table:table-cell office:value-type="string">
            <text:p>Presenting Tame Impala</text:p>
          </table:table-cell>
          <table:table-cell office:value-type="string">
            <text:p>31 songs</text:p>
          </table:table-cell>
          <table:table-cell table:formula="of:=RIGHT([.A746];LEN([.A746])-SEARCH(&quot;=&quot;;[.A746]))" office:value-type="string" office:string-value="RDCLAK5uy_lncN931oN6KUNOw36oAtvAGDRdrlj4LGY">
            <text:p>RDCLAK5uy_lncN931oN6KUNOw36oAtvAGDRdrlj4LGY</text:p>
          </table:table-cell>
          <table:table-cell table:style-name="ce8" table:formula="of:=ABS(LEFT([.D746] ;LEN([.D746])-6))" office:value-type="float" office:value="31">
            <text:p>31</text:p>
          </table:table-cell>
          <table:table-cell table:formula="of:=PROPER(RIGHT([.C746];LEN([.C746])-SEARCH(&quot; &quot;;[.C746])))" office:value-type="string" office:string-value="Tame Impala">
            <text:p>Tame Impal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ncN931oN6KUNOw36oAtvAGDRdrlj4LGY</text:p>
          </table:table-cell>
          <table:table-cell table:style-name="Default" office:value-type="string">
            <text:p>https://lh3.googleusercontent.com/stpR84IbJyxlyZh5CjIT4yKvr5c_h-f18NRJyu1elpuqUhPtV3nAMGwoIhzwFE5TllPV0lvR3ewtmw=w60-h60-l90-rj</text:p>
          </table:table-cell>
          <table:table-cell table:style-name="Default" office:value-type="string">
            <text:p>Presenting Tame Impala</text:p>
          </table:table-cell>
          <table:table-cell table:style-name="Default" office:value-type="string">
            <text:p>31 songs</text:p>
          </table:table-cell>
          <table:table-cell table:formula="of:=RIGHT([.A747];LEN([.A747])-SEARCH(&quot;=&quot;;[.A747]))" office:value-type="string" office:string-value="RDCLAK5uy_lncN931oN6KUNOw36oAtvAGDRdrlj4LGY">
            <text:p>RDCLAK5uy_lncN931oN6KUNOw36oAtvAGDRdrlj4LGY</text:p>
          </table:table-cell>
          <table:table-cell table:style-name="ce8" table:formula="of:=ABS(LEFT([.D747] ;LEN([.D747])-6))" office:value-type="float" office:value="31">
            <text:p>31</text:p>
          </table:table-cell>
          <table:table-cell table:formula="of:=PROPER(RIGHT([.C747];LEN([.C747])-SEARCH(&quot; &quot;;[.C747])))" office:value-type="string" office:string-value="Tame Impala">
            <text:p>Tame Impal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yEl3k1W9waV2QgpWqjut6irBrULz5sHs</text:p>
          </table:table-cell>
          <table:table-cell office:value-type="string">
            <text:p>https://lh3.googleusercontent.com/YnPO4N7m7V7wk_yEjPAfszKNk9JKkLY_83YBMETTDSffRuDeqo2WtAGfV9wxxPS4xw23dXmRju9NKiI=w60-h60-l90-rj</text:p>
          </table:table-cell>
          <table:table-cell office:value-type="string">
            <text:p>Presenting Tan Biónica</text:p>
          </table:table-cell>
          <table:table-cell office:value-type="string">
            <text:p>33 songs</text:p>
          </table:table-cell>
          <table:table-cell table:formula="of:=RIGHT([.A748];LEN([.A748])-SEARCH(&quot;=&quot;;[.A748]))" office:value-type="string" office:string-value="RDCLAK5uy_myEl3k1W9waV2QgpWqjut6irBrULz5sHs">
            <text:p>RDCLAK5uy_myEl3k1W9waV2QgpWqjut6irBrULz5sHs</text:p>
          </table:table-cell>
          <table:table-cell table:style-name="ce8" table:formula="of:=ABS(LEFT([.D748] ;LEN([.D748])-6))" office:value-type="float" office:value="33">
            <text:p>33</text:p>
          </table:table-cell>
          <table:table-cell table:formula="of:=PROPER(RIGHT([.C748];LEN([.C748])-SEARCH(&quot; &quot;;[.C748])))" office:value-type="string" office:string-value="Tan Biónica">
            <text:p>Tan Biónic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d-EeKkaNaajGKQSdacTFGy2M9tnjlMK0</text:p>
          </table:table-cell>
          <table:table-cell office:value-type="string">
            <text:p>https://lh3.googleusercontent.com/YHWkV9bsy3i_QHLR1gJCnpVw8UGVWyMrn4U7oA9QG02luYYVHlcg0r937Bbt2goLihnw0oIEdz6GuFw=w60-h60-l90-rj</text:p>
          </table:table-cell>
          <table:table-cell office:value-type="string">
            <text:p>Presenting Tarkan</text:p>
          </table:table-cell>
          <table:table-cell office:value-type="string">
            <text:p>50 songs</text:p>
          </table:table-cell>
          <table:table-cell table:formula="of:=RIGHT([.A749];LEN([.A749])-SEARCH(&quot;=&quot;;[.A749]))" office:value-type="string" office:string-value="RDCLAK5uy_nd-EeKkaNaajGKQSdacTFGy2M9tnjlMK0">
            <text:p>RDCLAK5uy_nd-EeKkaNaajGKQSdacTFGy2M9tnjlMK0</text:p>
          </table:table-cell>
          <table:table-cell table:style-name="ce8" table:formula="of:=ABS(LEFT([.D749] ;LEN([.D749])-6))" office:value-type="float" office:value="50">
            <text:p>50</text:p>
          </table:table-cell>
          <table:table-cell table:formula="of:=PROPER(RIGHT([.C749];LEN([.C749])-SEARCH(&quot; &quot;;[.C749])))" office:value-type="string" office:string-value="Tarkan">
            <text:p>Tark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1272v-yXtLJm7gmMiAxjOl-vh5aEC11A</text:p>
          </table:table-cell>
          <table:table-cell office:value-type="string">
            <text:p>https://lh3.googleusercontent.com/LXFEbO8grO23AGx9NK527CwC60-zR0IOuRmvGsC8dezCqqWTPbms69b9WG1I-fYvZHSge0hOEyOnaA=w60-h60-l90-rj</text:p>
          </table:table-cell>
          <table:table-cell office:value-type="string">
            <text:p>Presenting Taylor Swift</text:p>
          </table:table-cell>
          <table:table-cell office:value-type="string">
            <text:p>86 songs</text:p>
          </table:table-cell>
          <table:table-cell table:formula="of:=RIGHT([.A750];LEN([.A750])-SEARCH(&quot;=&quot;;[.A750]))" office:value-type="string" office:string-value="RDCLAK5uy_k1272v-yXtLJm7gmMiAxjOl-vh5aEC11A">
            <text:p>RDCLAK5uy_k1272v-yXtLJm7gmMiAxjOl-vh5aEC11A</text:p>
          </table:table-cell>
          <table:table-cell table:style-name="ce8" table:formula="of:=ABS(LEFT([.D750] ;LEN([.D750])-6))" office:value-type="float" office:value="86">
            <text:p>86</text:p>
          </table:table-cell>
          <table:table-cell table:formula="of:=PROPER(RIGHT([.C750];LEN([.C750])-SEARCH(&quot; &quot;;[.C750])))" office:value-type="string" office:string-value="Taylor Swift">
            <text:p>Taylor Swif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1272v-yXtLJm7gmMiAxjOl-vh5aEC11A</text:p>
          </table:table-cell>
          <table:table-cell table:style-name="Default" office:value-type="string">
            <text:p>https://lh3.googleusercontent.com/LXFEbO8grO23AGx9NK527CwC60-zR0IOuRmvGsC8dezCqqWTPbms69b9WG1I-fYvZHSge0hOEyOnaA=w60-h60-l90-rj</text:p>
          </table:table-cell>
          <table:table-cell table:style-name="Default" office:value-type="string">
            <text:p>Presenting Taylor Swift</text:p>
          </table:table-cell>
          <table:table-cell table:style-name="Default" office:value-type="string">
            <text:p>86 songs</text:p>
          </table:table-cell>
          <table:table-cell table:formula="of:=RIGHT([.A751];LEN([.A751])-SEARCH(&quot;=&quot;;[.A751]))" office:value-type="string" office:string-value="RDCLAK5uy_k1272v-yXtLJm7gmMiAxjOl-vh5aEC11A">
            <text:p>RDCLAK5uy_k1272v-yXtLJm7gmMiAxjOl-vh5aEC11A</text:p>
          </table:table-cell>
          <table:table-cell table:style-name="ce8" table:formula="of:=ABS(LEFT([.D751] ;LEN([.D751])-6))" office:value-type="float" office:value="86">
            <text:p>86</text:p>
          </table:table-cell>
          <table:table-cell table:formula="of:=PROPER(RIGHT([.C751];LEN([.C751])-SEARCH(&quot; &quot;;[.C751])))" office:value-type="string" office:string-value="Taylor Swift">
            <text:p>Taylor Swif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SV9QsH309SpStCTvWUP6IWQilmRFgcl8</text:p>
          </table:table-cell>
          <table:table-cell office:value-type="string">
            <text:p>https://lh3.googleusercontent.com/AGsUGpKZ23uuSlR0X1ltbGG_1SCVTzyYNGI9_6NxU-JsACpJIcoXFq4cSbQu3FI2xrJ2wsnzo3ZUHw=w60-h60-l90-rj</text:p>
          </table:table-cell>
          <table:table-cell office:value-type="string">
            <text:p>Presenting Tems</text:p>
          </table:table-cell>
          <table:table-cell office:value-type="string">
            <text:p>21 songs</text:p>
          </table:table-cell>
          <table:table-cell table:formula="of:=RIGHT([.A752];LEN([.A752])-SEARCH(&quot;=&quot;;[.A752]))" office:value-type="string" office:string-value="RDCLAK5uy_kSV9QsH309SpStCTvWUP6IWQilmRFgcl8">
            <text:p>RDCLAK5uy_kSV9QsH309SpStCTvWUP6IWQilmRFgcl8</text:p>
          </table:table-cell>
          <table:table-cell table:style-name="ce8" table:formula="of:=ABS(LEFT([.D752] ;LEN([.D752])-6))" office:value-type="float" office:value="21">
            <text:p>21</text:p>
          </table:table-cell>
          <table:table-cell table:formula="of:=PROPER(RIGHT([.C752];LEN([.C752])-SEARCH(&quot; &quot;;[.C752])))" office:value-type="string" office:string-value="Tems">
            <text:p>Tems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SV9QsH309SpStCTvWUP6IWQilmRFgcl8</text:p>
          </table:table-cell>
          <table:table-cell table:style-name="Default" office:value-type="string">
            <text:p>https://lh3.googleusercontent.com/AGsUGpKZ23uuSlR0X1ltbGG_1SCVTzyYNGI9_6NxU-JsACpJIcoXFq4cSbQu3FI2xrJ2wsnzo3ZUHw=w60-h60-l90-rj</text:p>
          </table:table-cell>
          <table:table-cell table:style-name="Default" office:value-type="string">
            <text:p>Presenting Tems</text:p>
          </table:table-cell>
          <table:table-cell table:style-name="Default" office:value-type="string">
            <text:p>21 songs</text:p>
          </table:table-cell>
          <table:table-cell table:formula="of:=RIGHT([.A753];LEN([.A753])-SEARCH(&quot;=&quot;;[.A753]))" office:value-type="string" office:string-value="RDCLAK5uy_kSV9QsH309SpStCTvWUP6IWQilmRFgcl8">
            <text:p>RDCLAK5uy_kSV9QsH309SpStCTvWUP6IWQilmRFgcl8</text:p>
          </table:table-cell>
          <table:table-cell table:style-name="ce8" table:formula="of:=ABS(LEFT([.D753] ;LEN([.D753])-6))" office:value-type="float" office:value="21">
            <text:p>21</text:p>
          </table:table-cell>
          <table:table-cell table:formula="of:=PROPER(RIGHT([.C753];LEN([.C753])-SEARCH(&quot; &quot;;[.C753])))" office:value-type="string" office:string-value="Tems">
            <text:p>Tem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VufEx2B5-pTe0iO7kUHEKOHifXNkcaSU</text:p>
          </table:table-cell>
          <table:table-cell office:value-type="string">
            <text:p>https://lh3.googleusercontent.com/eikODNBtZnINrMOAUlFFzyWDl8NYrRLM7s6x8NTTzsTSzOAHWELLVv23Mogdwstgmm-xQS7KzcWV-t8l=w60-h60-l90-rj</text:p>
          </table:table-cell>
          <table:table-cell office:value-type="string">
            <text:p>Presenting Teoman</text:p>
          </table:table-cell>
          <table:table-cell office:value-type="string">
            <text:p>50 songs</text:p>
          </table:table-cell>
          <table:table-cell table:formula="of:=RIGHT([.A754];LEN([.A754])-SEARCH(&quot;=&quot;;[.A754]))" office:value-type="string" office:string-value="RDCLAK5uy_lVufEx2B5-pTe0iO7kUHEKOHifXNkcaSU">
            <text:p>RDCLAK5uy_lVufEx2B5-pTe0iO7kUHEKOHifXNkcaSU</text:p>
          </table:table-cell>
          <table:table-cell table:style-name="ce8" table:formula="of:=ABS(LEFT([.D754] ;LEN([.D754])-6))" office:value-type="float" office:value="50">
            <text:p>50</text:p>
          </table:table-cell>
          <table:table-cell table:formula="of:=PROPER(RIGHT([.C754];LEN([.C754])-SEARCH(&quot; &quot;;[.C754])))" office:value-type="string" office:string-value="Teoman">
            <text:p>Teom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TulgvUfMCQw4z15yy9XuspufRi4OOawg</text:p>
          </table:table-cell>
          <table:table-cell office:value-type="string">
            <text:p>https://lh3.googleusercontent.com/hIngOYEL5TnpSllxjrqNk_r9j5km407z3VPqDHISckcADliEf41Ycqx5Khmttvhk-i_wMk5mPpKnSn0=w60-h60-l90-rj</text:p>
          </table:table-cell>
          <table:table-cell office:value-type="string">
            <text:p>Presenting The Allman Brothers Band</text:p>
          </table:table-cell>
          <table:table-cell office:value-type="string">
            <text:p>27 songs</text:p>
          </table:table-cell>
          <table:table-cell table:formula="of:=RIGHT([.A755];LEN([.A755])-SEARCH(&quot;=&quot;;[.A755]))" office:value-type="string" office:string-value="RDCLAK5uy_nTulgvUfMCQw4z15yy9XuspufRi4OOawg">
            <text:p>RDCLAK5uy_nTulgvUfMCQw4z15yy9XuspufRi4OOawg</text:p>
          </table:table-cell>
          <table:table-cell table:style-name="ce8" table:formula="of:=ABS(LEFT([.D755] ;LEN([.D755])-6))" office:value-type="float" office:value="27">
            <text:p>27</text:p>
          </table:table-cell>
          <table:table-cell table:formula="of:=PROPER(RIGHT([.C755];LEN([.C755])-SEARCH(&quot; &quot;;[.C755])))" office:value-type="string" office:string-value="The Allman Brothers Band">
            <text:p>The Allman Brothers Ban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uxUzICOEGJwzNDagF0ZYCwIzEYWr-CdI</text:p>
          </table:table-cell>
          <table:table-cell office:value-type="string">
            <text:p>https://lh3.googleusercontent.com/UIcNMc3ZP5lz8L1Ifi8OHzaSctNIjI1lXMmtxID6drFBIYJbt8pfgAz65T9U6PPydO_aevQvNbVgqA=w60-h60-l90-rj</text:p>
          </table:table-cell>
          <table:table-cell office:value-type="string">
            <text:p>Presenting The Amity Affliction</text:p>
          </table:table-cell>
          <table:table-cell office:value-type="string">
            <text:p>25 songs</text:p>
          </table:table-cell>
          <table:table-cell table:formula="of:=RIGHT([.A756];LEN([.A756])-SEARCH(&quot;=&quot;;[.A756]))" office:value-type="string" office:string-value="RDCLAK5uy_nuxUzICOEGJwzNDagF0ZYCwIzEYWr-CdI">
            <text:p>RDCLAK5uy_nuxUzICOEGJwzNDagF0ZYCwIzEYWr-CdI</text:p>
          </table:table-cell>
          <table:table-cell table:style-name="ce8" table:formula="of:=ABS(LEFT([.D756] ;LEN([.D756])-6))" office:value-type="float" office:value="25">
            <text:p>25</text:p>
          </table:table-cell>
          <table:table-cell table:formula="of:=PROPER(RIGHT([.C756];LEN([.C756])-SEARCH(&quot; &quot;;[.C756])))" office:value-type="string" office:string-value="The Amity Affliction">
            <text:p>The Amity Afflictio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hetVOKK6_8JKmkKrLcfiXZAVWhNEAPC4</text:p>
          </table:table-cell>
          <table:table-cell office:value-type="string">
            <text:p>https://lh3.googleusercontent.com/jGf8Fhs5mcuymBGeSNt1XgIEo0yC9sBN7hwEBQ5x590ZO_dHu0XVtzTVBD_OkY5tYcwTywu9A9IZ4bI=w60-h60-l90-rj</text:p>
          </table:table-cell>
          <table:table-cell office:value-type="string">
            <text:p>Presenting The Beatles</text:p>
          </table:table-cell>
          <table:table-cell office:value-type="string">
            <text:p>52 songs</text:p>
          </table:table-cell>
          <table:table-cell table:formula="of:=RIGHT([.A757];LEN([.A757])-SEARCH(&quot;=&quot;;[.A757]))" office:value-type="string" office:string-value="RDCLAK5uy_nhetVOKK6_8JKmkKrLcfiXZAVWhNEAPC4">
            <text:p>RDCLAK5uy_nhetVOKK6_8JKmkKrLcfiXZAVWhNEAPC4</text:p>
          </table:table-cell>
          <table:table-cell table:style-name="ce8" table:formula="of:=ABS(LEFT([.D757] ;LEN([.D757])-6))" office:value-type="float" office:value="52">
            <text:p>52</text:p>
          </table:table-cell>
          <table:table-cell table:formula="of:=PROPER(RIGHT([.C757];LEN([.C757])-SEARCH(&quot; &quot;;[.C757])))" office:value-type="string" office:string-value="The Beatles">
            <text:p>The Beatl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hetVOKK6_8JKmkKrLcfiXZAVWhNEAPC4</text:p>
          </table:table-cell>
          <table:table-cell table:style-name="Default" office:value-type="string">
            <text:p>https://lh3.googleusercontent.com/jGf8Fhs5mcuymBGeSNt1XgIEo0yC9sBN7hwEBQ5x590ZO_dHu0XVtzTVBD_OkY5tYcwTywu9A9IZ4bI=w60-h60-l90-rj</text:p>
          </table:table-cell>
          <table:table-cell table:style-name="Default" office:value-type="string">
            <text:p>Presenting The Beatles</text:p>
          </table:table-cell>
          <table:table-cell table:style-name="Default" office:value-type="string">
            <text:p>52 songs</text:p>
          </table:table-cell>
          <table:table-cell table:formula="of:=RIGHT([.A758];LEN([.A758])-SEARCH(&quot;=&quot;;[.A758]))" office:value-type="string" office:string-value="RDCLAK5uy_nhetVOKK6_8JKmkKrLcfiXZAVWhNEAPC4">
            <text:p>RDCLAK5uy_nhetVOKK6_8JKmkKrLcfiXZAVWhNEAPC4</text:p>
          </table:table-cell>
          <table:table-cell table:style-name="ce8" table:formula="of:=ABS(LEFT([.D758] ;LEN([.D758])-6))" office:value-type="float" office:value="52">
            <text:p>52</text:p>
          </table:table-cell>
          <table:table-cell table:formula="of:=PROPER(RIGHT([.C758];LEN([.C758])-SEARCH(&quot; &quot;;[.C758])))" office:value-type="string" office:string-value="The Beatles">
            <text:p>The Beatle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xBwsNhRBcrlpsqcDGwO3b4Oqm97w5lCI</text:p>
          </table:table-cell>
          <table:table-cell office:value-type="string">
            <text:p>https://lh3.googleusercontent.com/3pBUtuQSNye8cwnaHwiS06ZhZ0g14FVIuSFkMTqEFXnSjpqc3Rzzi-6vE7AN87KYQjEQhBxY20Dt4B4=w60-h60-l90-rj</text:p>
          </table:table-cell>
          <table:table-cell office:value-type="string">
            <text:p>Presenting The Chemical Brothers</text:p>
          </table:table-cell>
          <table:table-cell office:value-type="string">
            <text:p>43 songs</text:p>
          </table:table-cell>
          <table:table-cell table:formula="of:=RIGHT([.A759];LEN([.A759])-SEARCH(&quot;=&quot;;[.A759]))" office:value-type="string" office:string-value="RDCLAK5uy_mxBwsNhRBcrlpsqcDGwO3b4Oqm97w5lCI">
            <text:p>RDCLAK5uy_mxBwsNhRBcrlpsqcDGwO3b4Oqm97w5lCI</text:p>
          </table:table-cell>
          <table:table-cell table:style-name="ce8" table:formula="of:=ABS(LEFT([.D759] ;LEN([.D759])-6))" office:value-type="float" office:value="43">
            <text:p>43</text:p>
          </table:table-cell>
          <table:table-cell table:formula="of:=PROPER(RIGHT([.C759];LEN([.C759])-SEARCH(&quot; &quot;;[.C759])))" office:value-type="string" office:string-value="The Chemical Brothers">
            <text:p>The Chemical Brothers</text:p>
          </table:table-cell>
          <table:table-cell table:number-columns-repeated="1017"/>
        </table:table-row>
        <table:table-row table:style-name="ro2">
          <table:table-cell office:value-type="string">
            <text:p>https://www.youtube.com/playlist?list=PLEpEmEcrrKJV1wiHI-tycX7htLDixaap1</text:p>
          </table:table-cell>
          <table:table-cell office:value-type="string">
            <text:p>https://i.ytimg.com/vi/8WtSo1W3664/hqdefault.jpg?sqp=-oaymwEXCOADEI4CSFryq4qpAwkIARUAAIhCGAE=&amp;rs=AOn4CLD5eij8Lren0rnvKfyh7iwJuOp3RQ</text:p>
          </table:table-cell>
          <table:table-cell office:value-type="string">
            <text:p>Presenting The Cure</text:p>
          </table:table-cell>
          <table:table-cell office:value-type="string">
            <text:p>34 songs</text:p>
          </table:table-cell>
          <table:table-cell table:formula="of:=RIGHT([.A760];LEN([.A760])-SEARCH(&quot;=&quot;;[.A760]))" office:value-type="string" office:string-value="PLEpEmEcrrKJV1wiHI-tycX7htLDixaap1">
            <text:p>PLEpEmEcrrKJV1wiHI-tycX7htLDixaap1</text:p>
          </table:table-cell>
          <table:table-cell table:style-name="ce8" table:formula="of:=ABS(LEFT([.D760] ;LEN([.D760])-6))" office:value-type="float" office:value="34">
            <text:p>34</text:p>
          </table:table-cell>
          <table:table-cell table:formula="of:=PROPER(RIGHT([.C760];LEN([.C760])-SEARCH(&quot; &quot;;[.C760])))" office:value-type="string" office:string-value="The Cure">
            <text:p>The Cur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acZ7W-F21FDZKL6ZKpNlzFmp-dz6S1jA</text:p>
          </table:table-cell>
          <table:table-cell office:value-type="string">
            <text:p>https://lh3.googleusercontent.com/Fr5enCPHCRnqihzPv1B9-EO-JB8KAstvtQSfStiTTD4Ek_utGdFs4DLr35tXmXgsj-inNVyYFkNqig=w60-h60-l90-rj</text:p>
          </table:table-cell>
          <table:table-cell office:value-type="string">
            <text:p>Presenting The Doors</text:p>
          </table:table-cell>
          <table:table-cell office:value-type="string">
            <text:p>32 songs</text:p>
          </table:table-cell>
          <table:table-cell table:formula="of:=RIGHT([.A761];LEN([.A761])-SEARCH(&quot;=&quot;;[.A761]))" office:value-type="string" office:string-value="RDCLAK5uy_lacZ7W-F21FDZKL6ZKpNlzFmp-dz6S1jA">
            <text:p>RDCLAK5uy_lacZ7W-F21FDZKL6ZKpNlzFmp-dz6S1jA</text:p>
          </table:table-cell>
          <table:table-cell table:style-name="ce8" table:formula="of:=ABS(LEFT([.D761] ;LEN([.D761])-6))" office:value-type="float" office:value="32">
            <text:p>32</text:p>
          </table:table-cell>
          <table:table-cell table:formula="of:=PROPER(RIGHT([.C761];LEN([.C761])-SEARCH(&quot; &quot;;[.C761])))" office:value-type="string" office:string-value="The Doors">
            <text:p>The Doo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acZ7W-F21FDZKL6ZKpNlzFmp-dz6S1jA</text:p>
          </table:table-cell>
          <table:table-cell table:style-name="Default" office:value-type="string">
            <text:p>https://lh3.googleusercontent.com/Fr5enCPHCRnqihzPv1B9-EO-JB8KAstvtQSfStiTTD4Ek_utGdFs4DLr35tXmXgsj-inNVyYFkNqig=w60-h60-l90-rj</text:p>
          </table:table-cell>
          <table:table-cell table:style-name="Default" office:value-type="string">
            <text:p>Presenting The Doors</text:p>
          </table:table-cell>
          <table:table-cell table:style-name="Default" office:value-type="string">
            <text:p>32 songs</text:p>
          </table:table-cell>
          <table:table-cell table:formula="of:=RIGHT([.A762];LEN([.A762])-SEARCH(&quot;=&quot;;[.A762]))" office:value-type="string" office:string-value="RDCLAK5uy_lacZ7W-F21FDZKL6ZKpNlzFmp-dz6S1jA">
            <text:p>RDCLAK5uy_lacZ7W-F21FDZKL6ZKpNlzFmp-dz6S1jA</text:p>
          </table:table-cell>
          <table:table-cell table:style-name="ce8" table:formula="of:=ABS(LEFT([.D762] ;LEN([.D762])-6))" office:value-type="float" office:value="32">
            <text:p>32</text:p>
          </table:table-cell>
          <table:table-cell table:formula="of:=PROPER(RIGHT([.C762];LEN([.C762])-SEARCH(&quot; &quot;;[.C762])))" office:value-type="string" office:string-value="The Doors">
            <text:p>The Doo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LQup-qJTc9RELBUyPO-01MBkRCLx4rDA</text:p>
          </table:table-cell>
          <table:table-cell office:value-type="string">
            <text:p>https://lh3.googleusercontent.com/uMhvmCvLTX-rSKpsycr9k4JRh91CGgK7fwJSp9WvJkWsCMrB3BNvl4gmITs4XGc_TsmvE6TK8tZP1g=w60-h60-l90-rj</text:p>
          </table:table-cell>
          <table:table-cell office:value-type="string">
            <text:p>Presenting The Kid LAROI</text:p>
          </table:table-cell>
          <table:table-cell office:value-type="string">
            <text:p>42 songs</text:p>
          </table:table-cell>
          <table:table-cell table:formula="of:=RIGHT([.A763];LEN([.A763])-SEARCH(&quot;=&quot;;[.A763]))" office:value-type="string" office:string-value="RDCLAK5uy_nLQup-qJTc9RELBUyPO-01MBkRCLx4rDA">
            <text:p>RDCLAK5uy_nLQup-qJTc9RELBUyPO-01MBkRCLx4rDA</text:p>
          </table:table-cell>
          <table:table-cell table:style-name="ce8" table:formula="of:=ABS(LEFT([.D763] ;LEN([.D763])-6))" office:value-type="float" office:value="42">
            <text:p>42</text:p>
          </table:table-cell>
          <table:table-cell table:formula="of:=PROPER(RIGHT([.C763];LEN([.C763])-SEARCH(&quot; &quot;;[.C763])))" office:value-type="string" office:string-value="The Kid Laroi">
            <text:p>The Kid Laro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CT2gzOpKuDMZpKZprgwwBjlpLocRp3oM</text:p>
          </table:table-cell>
          <table:table-cell office:value-type="string">
            <text:p>https://lh3.googleusercontent.com/OeHgL5dyOMseNvyry4w2cvn_IEjr5uw08TDkekyjpSprYu3WDJp9mDApCL1Oisfgsq1ELJx7P1FSIqw=w60-h60-l90-rj</text:p>
          </table:table-cell>
          <table:table-cell office:value-type="string">
            <text:p>Presenting The Killers</text:p>
          </table:table-cell>
          <table:table-cell office:value-type="string">
            <text:p>31 songs</text:p>
          </table:table-cell>
          <table:table-cell table:formula="of:=RIGHT([.A764];LEN([.A764])-SEARCH(&quot;=&quot;;[.A764]))" office:value-type="string" office:string-value="RDCLAK5uy_lCT2gzOpKuDMZpKZprgwwBjlpLocRp3oM">
            <text:p>RDCLAK5uy_lCT2gzOpKuDMZpKZprgwwBjlpLocRp3oM</text:p>
          </table:table-cell>
          <table:table-cell table:style-name="ce8" table:formula="of:=ABS(LEFT([.D764] ;LEN([.D764])-6))" office:value-type="float" office:value="31">
            <text:p>31</text:p>
          </table:table-cell>
          <table:table-cell table:formula="of:=PROPER(RIGHT([.C764];LEN([.C764])-SEARCH(&quot; &quot;;[.C764])))" office:value-type="string" office:string-value="The Killers">
            <text:p>The Killer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_DONSEuEjaaD-u8UrJNCjzMlNqB80JRE</text:p>
          </table:table-cell>
          <table:table-cell office:value-type="string">
            <text:p>https://lh3.googleusercontent.com/XO94BdyG5f-T45awZ-_Cro8ZLSZYjt_Cf1n3cl8fvpzrYk_GKysghfu_R6iUrdnDupiyBUxyKFUUOM5h=w60-h60-l90-rj</text:p>
          </table:table-cell>
          <table:table-cell office:value-type="string">
            <text:p>Presenting The Lumineers</text:p>
          </table:table-cell>
          <table:table-cell office:value-type="string">
            <text:p>26 songs</text:p>
          </table:table-cell>
          <table:table-cell table:formula="of:=RIGHT([.A765];LEN([.A765])-SEARCH(&quot;=&quot;;[.A765]))" office:value-type="string" office:string-value="RDCLAK5uy_k_DONSEuEjaaD-u8UrJNCjzMlNqB80JRE">
            <text:p>RDCLAK5uy_k_DONSEuEjaaD-u8UrJNCjzMlNqB80JRE</text:p>
          </table:table-cell>
          <table:table-cell table:style-name="ce8" table:formula="of:=ABS(LEFT([.D765] ;LEN([.D765])-6))" office:value-type="float" office:value="26">
            <text:p>26</text:p>
          </table:table-cell>
          <table:table-cell table:formula="of:=PROPER(RIGHT([.C765];LEN([.C765])-SEARCH(&quot; &quot;;[.C765])))" office:value-type="string" office:string-value="The Lumineers">
            <text:p>The Luminee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_DONSEuEjaaD-u8UrJNCjzMlNqB80JRE</text:p>
          </table:table-cell>
          <table:table-cell table:style-name="Default" office:value-type="string">
            <text:p>https://lh3.googleusercontent.com/XO94BdyG5f-T45awZ-_Cro8ZLSZYjt_Cf1n3cl8fvpzrYk_GKysghfu_R6iUrdnDupiyBUxyKFUUOM5h=w60-h60-l90-rj</text:p>
          </table:table-cell>
          <table:table-cell table:style-name="Default" office:value-type="string">
            <text:p>Presenting The Lumineers</text:p>
          </table:table-cell>
          <table:table-cell table:style-name="Default" office:value-type="string">
            <text:p>26 songs</text:p>
          </table:table-cell>
          <table:table-cell table:formula="of:=RIGHT([.A766];LEN([.A766])-SEARCH(&quot;=&quot;;[.A766]))" office:value-type="string" office:string-value="RDCLAK5uy_k_DONSEuEjaaD-u8UrJNCjzMlNqB80JRE">
            <text:p>RDCLAK5uy_k_DONSEuEjaaD-u8UrJNCjzMlNqB80JRE</text:p>
          </table:table-cell>
          <table:table-cell table:style-name="ce8" table:formula="of:=ABS(LEFT([.D766] ;LEN([.D766])-6))" office:value-type="float" office:value="26">
            <text:p>26</text:p>
          </table:table-cell>
          <table:table-cell table:formula="of:=PROPER(RIGHT([.C766];LEN([.C766])-SEARCH(&quot; &quot;;[.C766])))" office:value-type="string" office:string-value="The Lumineers">
            <text:p>The Lumineer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3qiuZd7m83EA1CgstAaFgbFH8NFCODcU</text:p>
          </table:table-cell>
          <table:table-cell table:style-name="Default" office:value-type="string">
            <text:p>https://lh3.googleusercontent.com/6vPTL-EB9FO98d00wa0MTPXFWB5EAiAANA4sUjB5lPim8ueQiY-PiBTmwyUBHrLR4g35mQOnL25OyuL6=w60-h60-l90-rj</text:p>
          </table:table-cell>
          <table:table-cell table:style-name="Default" office:value-type="string">
            <text:p>Presenting The National</text:p>
          </table:table-cell>
          <table:table-cell table:style-name="Default" office:value-type="string">
            <text:p>31 songs</text:p>
          </table:table-cell>
          <table:table-cell table:formula="of:=RIGHT([.A767];LEN([.A767])-SEARCH(&quot;=&quot;;[.A767]))" office:value-type="string" office:string-value="RDCLAK5uy_k3qiuZd7m83EA1CgstAaFgbFH8NFCODcU">
            <text:p>RDCLAK5uy_k3qiuZd7m83EA1CgstAaFgbFH8NFCODcU</text:p>
          </table:table-cell>
          <table:table-cell table:style-name="ce8" table:formula="of:=ABS(LEFT([.D767] ;LEN([.D767])-6))" office:value-type="float" office:value="31">
            <text:p>31</text:p>
          </table:table-cell>
          <table:table-cell table:formula="of:=PROPER(RIGHT([.C767];LEN([.C767])-SEARCH(&quot; &quot;;[.C767])))" office:value-type="string" office:string-value="The National">
            <text:p>The National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KpUfiPTULjyDQWjtztFfddD0-l0JTkAU</text:p>
          </table:table-cell>
          <table:table-cell office:value-type="string">
            <text:p>https://lh3.googleusercontent.com/F44BetxMwc1jxeuP27FBHJoBaDT1h-ny5Hpg5tPP7tolDyEej8JCNqA4OVB5tI0yh7WYsyCdi5YhNB4V=w60-h60-l90-rj</text:p>
          </table:table-cell>
          <table:table-cell office:value-type="string">
            <text:p>Presenting The Notorious B.I.G.</text:p>
          </table:table-cell>
          <table:table-cell office:value-type="string">
            <text:p>26 songs</text:p>
          </table:table-cell>
          <table:table-cell table:formula="of:=RIGHT([.A768];LEN([.A768])-SEARCH(&quot;=&quot;;[.A768]))" office:value-type="string" office:string-value="RDCLAK5uy_nKpUfiPTULjyDQWjtztFfddD0-l0JTkAU">
            <text:p>RDCLAK5uy_nKpUfiPTULjyDQWjtztFfddD0-l0JTkAU</text:p>
          </table:table-cell>
          <table:table-cell table:style-name="ce8" table:formula="of:=ABS(LEFT([.D768] ;LEN([.D768])-6))" office:value-type="float" office:value="26">
            <text:p>26</text:p>
          </table:table-cell>
          <table:table-cell table:formula="of:=PROPER(RIGHT([.C768];LEN([.C768])-SEARCH(&quot; &quot;;[.C768])))" office:value-type="string" office:string-value="The Notorious B.I.G.">
            <text:p>The Notorious B.I.G.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UxMK3wYp3NedGos79KFzFg8jdbc7wOY8</text:p>
          </table:table-cell>
          <table:table-cell office:value-type="string">
            <text:p>https://lh3.googleusercontent.com/oLR1pPlvXS-e0OWnNa8YVmJ6hdxJt5vK3cudH7GEz5jccIahmQOB868qz42jpCC40G4DwkaH3nRiSE5n=w60-h60-l90-rj</text:p>
          </table:table-cell>
          <table:table-cell office:value-type="string">
            <text:p>Presenting The Police</text:p>
          </table:table-cell>
          <table:table-cell office:value-type="string">
            <text:p>30 songs</text:p>
          </table:table-cell>
          <table:table-cell table:formula="of:=RIGHT([.A769];LEN([.A769])-SEARCH(&quot;=&quot;;[.A769]))" office:value-type="string" office:string-value="RDCLAK5uy_nUxMK3wYp3NedGos79KFzFg8jdbc7wOY8">
            <text:p>RDCLAK5uy_nUxMK3wYp3NedGos79KFzFg8jdbc7wOY8</text:p>
          </table:table-cell>
          <table:table-cell table:style-name="ce8" table:formula="of:=ABS(LEFT([.D769] ;LEN([.D769])-6))" office:value-type="float" office:value="30">
            <text:p>30</text:p>
          </table:table-cell>
          <table:table-cell table:formula="of:=PROPER(RIGHT([.C769];LEN([.C769])-SEARCH(&quot; &quot;;[.C769])))" office:value-type="string" office:string-value="The Police">
            <text:p>The Polic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UxMK3wYp3NedGos79KFzFg8jdbc7wOY8</text:p>
          </table:table-cell>
          <table:table-cell table:style-name="Default" office:value-type="string">
            <text:p>https://lh3.googleusercontent.com/oLR1pPlvXS-e0OWnNa8YVmJ6hdxJt5vK3cudH7GEz5jccIahmQOB868qz42jpCC40G4DwkaH3nRiSE5n=w60-h60-l90-rj</text:p>
          </table:table-cell>
          <table:table-cell table:style-name="Default" office:value-type="string">
            <text:p>Presenting The Police</text:p>
          </table:table-cell>
          <table:table-cell table:style-name="Default" office:value-type="string">
            <text:p>30 songs</text:p>
          </table:table-cell>
          <table:table-cell table:formula="of:=RIGHT([.A770];LEN([.A770])-SEARCH(&quot;=&quot;;[.A770]))" office:value-type="string" office:string-value="RDCLAK5uy_nUxMK3wYp3NedGos79KFzFg8jdbc7wOY8">
            <text:p>RDCLAK5uy_nUxMK3wYp3NedGos79KFzFg8jdbc7wOY8</text:p>
          </table:table-cell>
          <table:table-cell table:style-name="ce8" table:formula="of:=ABS(LEFT([.D770] ;LEN([.D770])-6))" office:value-type="float" office:value="30">
            <text:p>30</text:p>
          </table:table-cell>
          <table:table-cell table:formula="of:=PROPER(RIGHT([.C770];LEN([.C770])-SEARCH(&quot; &quot;;[.C770])))" office:value-type="string" office:string-value="The Police">
            <text:p>The Police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-YfFGpoxNW6A0UvV8lLaYr_NRI8jL86g</text:p>
          </table:table-cell>
          <table:table-cell office:value-type="string">
            <text:p>https://lh3.googleusercontent.com/Qw21nhGQIeqrOOZajF5m_djZElEjJBdlXo2y1npCDnnSudk6s19fuC12iWRjVDgCxIWHX8W3OIDaPq8=w60-h60-l90-rj</text:p>
          </table:table-cell>
          <table:table-cell office:value-type="string">
            <text:p>Presenting The Rolling Stones</text:p>
          </table:table-cell>
          <table:table-cell office:value-type="string">
            <text:p>53 songs</text:p>
          </table:table-cell>
          <table:table-cell table:formula="of:=RIGHT([.A771];LEN([.A771])-SEARCH(&quot;=&quot;;[.A771]))" office:value-type="string" office:string-value="RDCLAK5uy_m-YfFGpoxNW6A0UvV8lLaYr_NRI8jL86g">
            <text:p>RDCLAK5uy_m-YfFGpoxNW6A0UvV8lLaYr_NRI8jL86g</text:p>
          </table:table-cell>
          <table:table-cell table:style-name="ce8" table:formula="of:=ABS(LEFT([.D771] ;LEN([.D771])-6))" office:value-type="float" office:value="53">
            <text:p>53</text:p>
          </table:table-cell>
          <table:table-cell table:formula="of:=PROPER(RIGHT([.C771];LEN([.C771])-SEARCH(&quot; &quot;;[.C771])))" office:value-type="string" office:string-value="The Rolling Stones">
            <text:p>The Rolling Stone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-YfFGpoxNW6A0UvV8lLaYr_NRI8jL86g</text:p>
          </table:table-cell>
          <table:table-cell table:style-name="Default" office:value-type="string">
            <text:p>https://lh3.googleusercontent.com/Qw21nhGQIeqrOOZajF5m_djZElEjJBdlXo2y1npCDnnSudk6s19fuC12iWRjVDgCxIWHX8W3OIDaPq8=w60-h60-l90-rj</text:p>
          </table:table-cell>
          <table:table-cell table:style-name="Default" office:value-type="string">
            <text:p>Presenting The Rolling Stones</text:p>
          </table:table-cell>
          <table:table-cell table:style-name="Default" office:value-type="string">
            <text:p>53 songs</text:p>
          </table:table-cell>
          <table:table-cell table:formula="of:=RIGHT([.A772];LEN([.A772])-SEARCH(&quot;=&quot;;[.A772]))" office:value-type="string" office:string-value="RDCLAK5uy_m-YfFGpoxNW6A0UvV8lLaYr_NRI8jL86g">
            <text:p>RDCLAK5uy_m-YfFGpoxNW6A0UvV8lLaYr_NRI8jL86g</text:p>
          </table:table-cell>
          <table:table-cell table:style-name="ce8" table:formula="of:=ABS(LEFT([.D772] ;LEN([.D772])-6))" office:value-type="float" office:value="53">
            <text:p>53</text:p>
          </table:table-cell>
          <table:table-cell table:formula="of:=PROPER(RIGHT([.C772];LEN([.C772])-SEARCH(&quot; &quot;;[.C772])))" office:value-type="string" office:string-value="The Rolling Stones">
            <text:p>The Rolling Stone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siNi3iDXibnWNRP7ef7tAvEqKFdLBnu0</text:p>
          </table:table-cell>
          <table:table-cell office:value-type="string">
            <text:p>https://lh3.googleusercontent.com/5wqB8XjyFiX0lNCzhvH2-rer-arzBQHcgwdk_vGu_7M8wCHu7sJG-Jn4qR0RCMKdVajtRR7Kx-kIsQ=w60-h60-l90-rj</text:p>
          </table:table-cell>
          <table:table-cell office:value-type="string">
            <text:p>Presenting The Script</text:p>
          </table:table-cell>
          <table:table-cell office:value-type="string">
            <text:p>20 songs</text:p>
          </table:table-cell>
          <table:table-cell table:formula="of:=RIGHT([.A773];LEN([.A773])-SEARCH(&quot;=&quot;;[.A773]))" office:value-type="string" office:string-value="RDCLAK5uy_lsiNi3iDXibnWNRP7ef7tAvEqKFdLBnu0">
            <text:p>RDCLAK5uy_lsiNi3iDXibnWNRP7ef7tAvEqKFdLBnu0</text:p>
          </table:table-cell>
          <table:table-cell table:style-name="ce8" table:formula="of:=ABS(LEFT([.D773] ;LEN([.D773])-6))" office:value-type="float" office:value="20">
            <text:p>20</text:p>
          </table:table-cell>
          <table:table-cell table:formula="of:=PROPER(RIGHT([.C773];LEN([.C773])-SEARCH(&quot; &quot;;[.C773])))" office:value-type="string" office:string-value="The Script">
            <text:p>The Script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bqSL_9-F_7wTEkscxMeyJ5xudEqb-WSk</text:p>
          </table:table-cell>
          <table:table-cell office:value-type="string">
            <text:p>https://lh3.googleusercontent.com/qc4UwoXRP2YWMoiBTt0vK7348d_Kfdgp9XLX9fBcoG-s0Tw7QI7Jkz3PjRYBJYkk1fSWmuT6bJCLMzw=w60-h60-l90-rj</text:p>
          </table:table-cell>
          <table:table-cell office:value-type="string">
            <text:p>Presenting The Smiths</text:p>
          </table:table-cell>
          <table:table-cell office:value-type="string">
            <text:p>34 songs</text:p>
          </table:table-cell>
          <table:table-cell table:formula="of:=RIGHT([.A774];LEN([.A774])-SEARCH(&quot;=&quot;;[.A774]))" office:value-type="string" office:string-value="RDCLAK5uy_kbqSL_9-F_7wTEkscxMeyJ5xudEqb-WSk">
            <text:p>RDCLAK5uy_kbqSL_9-F_7wTEkscxMeyJ5xudEqb-WSk</text:p>
          </table:table-cell>
          <table:table-cell table:style-name="ce8" table:formula="of:=ABS(LEFT([.D774] ;LEN([.D774])-6))" office:value-type="float" office:value="34">
            <text:p>34</text:p>
          </table:table-cell>
          <table:table-cell table:formula="of:=PROPER(RIGHT([.C774];LEN([.C774])-SEARCH(&quot; &quot;;[.C774])))" office:value-type="string" office:string-value="The Smiths">
            <text:p>The Smith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DPfTUy6ynl5HfkduStLSEsyaHBBPfWqo</text:p>
          </table:table-cell>
          <table:table-cell office:value-type="string">
            <text:p>https://lh3.googleusercontent.com/jymmQGqVKkFowZ5jtwmAS3ZBWr2aS8ua4u2c65pt1eMDQt7vAbqPR9sa0N1qA-h9a0Wzs-skJS7AFLuu=w60-h60-l90-rj</text:p>
          </table:table-cell>
          <table:table-cell office:value-type="string">
            <text:p>Presenting The Vamps</text:p>
          </table:table-cell>
          <table:table-cell office:value-type="string">
            <text:p>16 songs</text:p>
          </table:table-cell>
          <table:table-cell table:formula="of:=RIGHT([.A775];LEN([.A775])-SEARCH(&quot;=&quot;;[.A775]))" office:value-type="string" office:string-value="RDCLAK5uy_kDPfTUy6ynl5HfkduStLSEsyaHBBPfWqo">
            <text:p>RDCLAK5uy_kDPfTUy6ynl5HfkduStLSEsyaHBBPfWqo</text:p>
          </table:table-cell>
          <table:table-cell table:style-name="ce8" table:formula="of:=ABS(LEFT([.D775] ;LEN([.D775])-6))" office:value-type="float" office:value="16">
            <text:p>16</text:p>
          </table:table-cell>
          <table:table-cell table:formula="of:=PROPER(RIGHT([.C775];LEN([.C775])-SEARCH(&quot; &quot;;[.C775])))" office:value-type="string" office:string-value="The Vamps">
            <text:p>The Vamp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Cz51lvimQoR1Iedu0zDkh5HVJRVr2sYA</text:p>
          </table:table-cell>
          <table:table-cell office:value-type="string">
            <text:p>https://lh3.googleusercontent.com/wJbYMP4sn0cF1QTp6tnid2Ng9BGP9XJkpjfsUt14Omg9RuexkDtKLAskvME3ZPqQnAsedQ_BpixLfOQ=w60-h60-l90-rj</text:p>
          </table:table-cell>
          <table:table-cell office:value-type="string">
            <text:p>Presenting The Weeknd</text:p>
          </table:table-cell>
          <table:table-cell office:value-type="string">
            <text:p>53 songs</text:p>
          </table:table-cell>
          <table:table-cell table:formula="of:=RIGHT([.A776];LEN([.A776])-SEARCH(&quot;=&quot;;[.A776]))" office:value-type="string" office:string-value="RDCLAK5uy_nCz51lvimQoR1Iedu0zDkh5HVJRVr2sYA">
            <text:p>RDCLAK5uy_nCz51lvimQoR1Iedu0zDkh5HVJRVr2sYA</text:p>
          </table:table-cell>
          <table:table-cell table:style-name="ce8" table:formula="of:=ABS(LEFT([.D776] ;LEN([.D776])-6))" office:value-type="float" office:value="53">
            <text:p>53</text:p>
          </table:table-cell>
          <table:table-cell table:formula="of:=PROPER(RIGHT([.C776];LEN([.C776])-SEARCH(&quot; &quot;;[.C776])))" office:value-type="string" office:string-value="The Weeknd">
            <text:p>The Weeknd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1MwiiIUMfID0UGc3_NzrjvLy66DpfykY</text:p>
          </table:table-cell>
          <table:table-cell table:style-name="Default" office:value-type="string">
            <text:p>https://lh3.googleusercontent.com/NcPwMPJWnzAzETdZQuVJPlVBkhmrnoMVu9XwW6Dw3aQ_Rp9f-dAvij_lUkWu3yB0d7DJnVIzi0Iuhdc=w60-h60-l90-rj</text:p>
          </table:table-cell>
          <table:table-cell table:style-name="Default" office:value-type="string">
            <text:p>Presenting The White Stripes</text:p>
          </table:table-cell>
          <table:table-cell table:style-name="Default" office:value-type="string">
            <text:p>33 songs</text:p>
          </table:table-cell>
          <table:table-cell table:formula="of:=RIGHT([.A777];LEN([.A777])-SEARCH(&quot;=&quot;;[.A777]))" office:value-type="string" office:string-value="RDCLAK5uy_k1MwiiIUMfID0UGc3_NzrjvLy66DpfykY">
            <text:p>RDCLAK5uy_k1MwiiIUMfID0UGc3_NzrjvLy66DpfykY</text:p>
          </table:table-cell>
          <table:table-cell table:style-name="ce8" table:formula="of:=ABS(LEFT([.D777] ;LEN([.D777])-6))" office:value-type="float" office:value="33">
            <text:p>33</text:p>
          </table:table-cell>
          <table:table-cell table:formula="of:=PROPER(RIGHT([.C777];LEN([.C777])-SEARCH(&quot; &quot;;[.C777])))" office:value-type="string" office:string-value="The White Stripes">
            <text:p>The White Stripe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bGeBWSzG0YTYwaK7fM4f2_XZ2YSsEqjI</text:p>
          </table:table-cell>
          <table:table-cell office:value-type="string">
            <text:p>https://lh3.googleusercontent.com/41yFNR_lBKSPskRk5o_ZNI4iG7SLCoPMnO5OO3_LSk6MhbYn6pNrtOfF_AAhai8WdpwFXh4QT0cmlA=w60-h60-l90-rj</text:p>
          </table:table-cell>
          <table:table-cell office:value-type="string">
            <text:p>Presenting The Who</text:p>
          </table:table-cell>
          <table:table-cell office:value-type="string">
            <text:p>36 songs</text:p>
          </table:table-cell>
          <table:table-cell table:formula="of:=RIGHT([.A778];LEN([.A778])-SEARCH(&quot;=&quot;;[.A778]))" office:value-type="string" office:string-value="RDCLAK5uy_lbGeBWSzG0YTYwaK7fM4f2_XZ2YSsEqjI">
            <text:p>RDCLAK5uy_lbGeBWSzG0YTYwaK7fM4f2_XZ2YSsEqjI</text:p>
          </table:table-cell>
          <table:table-cell table:style-name="ce8" table:formula="of:=ABS(LEFT([.D778] ;LEN([.D778])-6))" office:value-type="float" office:value="36">
            <text:p>36</text:p>
          </table:table-cell>
          <table:table-cell table:formula="of:=PROPER(RIGHT([.C778];LEN([.C778])-SEARCH(&quot; &quot;;[.C778])))" office:value-type="string" office:string-value="The Who">
            <text:p>The Who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AIyIMJezx-jmwKrznhwH0g4EoJtqGun0</text:p>
          </table:table-cell>
          <table:table-cell office:value-type="string">
            <text:p>https://lh3.googleusercontent.com/cqfAU2nGNjwtiOP_YzxnqcR4XEAry_QzWZl-4Tijy6jzYpLK4oYkLnLOhhSmIwhwc-DisRqrOq312PU=w60-h60-l90-rj</text:p>
          </table:table-cell>
          <table:table-cell office:value-type="string">
            <text:p>Presenting The xx</text:p>
          </table:table-cell>
          <table:table-cell office:value-type="string">
            <text:p>24 songs</text:p>
          </table:table-cell>
          <table:table-cell table:formula="of:=RIGHT([.A779];LEN([.A779])-SEARCH(&quot;=&quot;;[.A779]))" office:value-type="string" office:string-value="RDCLAK5uy_nAIyIMJezx-jmwKrznhwH0g4EoJtqGun0">
            <text:p>RDCLAK5uy_nAIyIMJezx-jmwKrznhwH0g4EoJtqGun0</text:p>
          </table:table-cell>
          <table:table-cell table:style-name="ce8" table:formula="of:=ABS(LEFT([.D779] ;LEN([.D779])-6))" office:value-type="float" office:value="24">
            <text:p>24</text:p>
          </table:table-cell>
          <table:table-cell table:formula="of:=PROPER(RIGHT([.C779];LEN([.C779])-SEARCH(&quot; &quot;;[.C779])))" office:value-type="string" office:string-value="The Xx">
            <text:p>The X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4AV_tI6CXzv7VolHf5-gvOgkiiqIfFBs</text:p>
          </table:table-cell>
          <table:table-cell office:value-type="string">
            <text:p>https://lh3.googleusercontent.com/wVVmOledj1CAzaJ4yT6lSRXgE_SG2KDr_CVs_evRolVvLd7-e8EgzJt5Oud7-3SjAlHW1P7dIyag_OGe=w60-h60-l90-rj</text:p>
          </table:table-cell>
          <table:table-cell office:value-type="string">
            <text:p>Presenting Theory Of A Deadman</text:p>
          </table:table-cell>
          <table:table-cell office:value-type="string">
            <text:p>22 songs</text:p>
          </table:table-cell>
          <table:table-cell table:formula="of:=RIGHT([.A780];LEN([.A780])-SEARCH(&quot;=&quot;;[.A780]))" office:value-type="string" office:string-value="RDCLAK5uy_m4AV_tI6CXzv7VolHf5-gvOgkiiqIfFBs">
            <text:p>RDCLAK5uy_m4AV_tI6CXzv7VolHf5-gvOgkiiqIfFBs</text:p>
          </table:table-cell>
          <table:table-cell table:style-name="ce8" table:formula="of:=ABS(LEFT([.D780] ;LEN([.D780])-6))" office:value-type="float" office:value="22">
            <text:p>22</text:p>
          </table:table-cell>
          <table:table-cell table:formula="of:=PROPER(RIGHT([.C780];LEN([.C780])-SEARCH(&quot; &quot;;[.C780])))" office:value-type="string" office:string-value="Theory Of A Deadman">
            <text:p>Theory Of A Deadm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A-XkNAWvSIbaQp2jyvA6CoMSTaOwkL0Y</text:p>
          </table:table-cell>
          <table:table-cell office:value-type="string">
            <text:p>https://lh3.googleusercontent.com/ztxOLnoB3Yz5SQbqz8QWxGtffRN709eFQT4WxEjeWMuts4H_N3QIMbVimGDAqLwbhagb-jAUgQr6FxE=w60-h60-l90-rj</text:p>
          </table:table-cell>
          <table:table-cell office:value-type="string">
            <text:p>Presenting Thirty Seconds To Mars</text:p>
          </table:table-cell>
          <table:table-cell office:value-type="string">
            <text:p>25 songs</text:p>
          </table:table-cell>
          <table:table-cell table:formula="of:=RIGHT([.A781];LEN([.A781])-SEARCH(&quot;=&quot;;[.A781]))" office:value-type="string" office:string-value="RDCLAK5uy_mA-XkNAWvSIbaQp2jyvA6CoMSTaOwkL0Y">
            <text:p>RDCLAK5uy_mA-XkNAWvSIbaQp2jyvA6CoMSTaOwkL0Y</text:p>
          </table:table-cell>
          <table:table-cell table:style-name="ce8" table:formula="of:=ABS(LEFT([.D781] ;LEN([.D781])-6))" office:value-type="float" office:value="25">
            <text:p>25</text:p>
          </table:table-cell>
          <table:table-cell table:formula="of:=PROPER(RIGHT([.C781];LEN([.C781])-SEARCH(&quot; &quot;;[.C781])))" office:value-type="string" office:string-value="Thirty Seconds To Mars">
            <text:p>Thirty Seconds To Mar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GT800y6FXCE_cMNvul6PdDLSoaQmDY40</text:p>
          </table:table-cell>
          <table:table-cell table:style-name="Default" office:value-type="string">
            <text:p>https://lh3.googleusercontent.com/rN8cFYJzCA1xCZgII1xjFEnZ5dYZ6JsDRtKoUylCM3EdGIW7it3GMEcLGb5u5x1Px8MlIc_XWezFIgdw=w60-h60-l90-rj</text:p>
          </table:table-cell>
          <table:table-cell table:style-name="Default" office:value-type="string">
            <text:p>Presenting Tiago PZK</text:p>
          </table:table-cell>
          <table:table-cell table:style-name="Default" office:value-type="string">
            <text:p>27 songs</text:p>
          </table:table-cell>
          <table:table-cell table:formula="of:=RIGHT([.A782];LEN([.A782])-SEARCH(&quot;=&quot;;[.A782]))" office:value-type="string" office:string-value="RDCLAK5uy_mGT800y6FXCE_cMNvul6PdDLSoaQmDY40">
            <text:p>RDCLAK5uy_mGT800y6FXCE_cMNvul6PdDLSoaQmDY40</text:p>
          </table:table-cell>
          <table:table-cell table:style-name="ce8" table:formula="of:=ABS(LEFT([.D782] ;LEN([.D782])-6))" office:value-type="float" office:value="27">
            <text:p>27</text:p>
          </table:table-cell>
          <table:table-cell table:formula="of:=PROPER(RIGHT([.C782];LEN([.C782])-SEARCH(&quot; &quot;;[.C782])))" office:value-type="string" office:string-value="Tiago Pzk">
            <text:p>Tiago Pzk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zAbqqQuXLsEnGrl5RFIkI8OYOSlcllA4</text:p>
          </table:table-cell>
          <table:table-cell office:value-type="string">
            <text:p>https://lh3.googleusercontent.com/YewPZ3HAZbcY1CxexeoE9ryLk4ergH7GuVzKQ1A9CJEvphrfRJLSOyJBPTSx6AZRk-YK3XUnBjmyU9Kj=w60-h60-l90-rj</text:p>
          </table:table-cell>
          <table:table-cell office:value-type="string">
            <text:p>Presenting Tiakola</text:p>
          </table:table-cell>
          <table:table-cell office:value-type="string">
            <text:p>20 songs</text:p>
          </table:table-cell>
          <table:table-cell table:formula="of:=RIGHT([.A783];LEN([.A783])-SEARCH(&quot;=&quot;;[.A783]))" office:value-type="string" office:string-value="RDCLAK5uy_kzAbqqQuXLsEnGrl5RFIkI8OYOSlcllA4">
            <text:p>RDCLAK5uy_kzAbqqQuXLsEnGrl5RFIkI8OYOSlcllA4</text:p>
          </table:table-cell>
          <table:table-cell table:style-name="ce8" table:formula="of:=ABS(LEFT([.D783] ;LEN([.D783])-6))" office:value-type="float" office:value="20">
            <text:p>20</text:p>
          </table:table-cell>
          <table:table-cell table:formula="of:=PROPER(RIGHT([.C783];LEN([.C783])-SEARCH(&quot; &quot;;[.C783])))" office:value-type="string" office:string-value="Tiakola">
            <text:p>Tiakol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lJK0qVGBKBgNYmYz-MO7zD78rQ65mCdk</text:p>
          </table:table-cell>
          <table:table-cell office:value-type="string">
            <text:p>https://lh3.googleusercontent.com/rdO5DxjIrbw5MwTql1ElTPtr0Hq3UgmKywt72RJyFzR7EsCG8rdM68wfFj8o-dx__aXWZ36G3gRqoJlN=w60-h60-l90-rj</text:p>
          </table:table-cell>
          <table:table-cell office:value-type="string">
            <text:p>Presenting Tiger Shroff</text:p>
          </table:table-cell>
          <table:table-cell office:value-type="string">
            <text:p>33 songs</text:p>
          </table:table-cell>
          <table:table-cell table:formula="of:=RIGHT([.A784];LEN([.A784])-SEARCH(&quot;=&quot;;[.A784]))" office:value-type="string" office:string-value="RDCLAK5uy_llJK0qVGBKBgNYmYz-MO7zD78rQ65mCdk">
            <text:p>RDCLAK5uy_llJK0qVGBKBgNYmYz-MO7zD78rQ65mCdk</text:p>
          </table:table-cell>
          <table:table-cell table:style-name="ce8" table:formula="of:=ABS(LEFT([.D784] ;LEN([.D784])-6))" office:value-type="float" office:value="33">
            <text:p>33</text:p>
          </table:table-cell>
          <table:table-cell table:formula="of:=PROPER(RIGHT([.C784];LEN([.C784])-SEARCH(&quot; &quot;;[.C784])))" office:value-type="string" office:string-value="Tiger Shroff">
            <text:p>Tiger Shroff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UlEDx9u7QJeWrbzqQfwHLg6jxGGjCz5U</text:p>
          </table:table-cell>
          <table:table-cell office:value-type="string">
            <text:p>https://lh3.googleusercontent.com/ooWLb0CEFJ3kFP0VxgBjTa1UdgUJ8a9aTgci5PxbHox0ZrTD7fdzelUTuWSzeI8UHucc8HQtl_7HjA=w60-h60-l90-rj</text:p>
          </table:table-cell>
          <table:table-cell office:value-type="string">
            <text:p>Presenting Tina Turner</text:p>
          </table:table-cell>
          <table:table-cell office:value-type="string">
            <text:p>32 songs</text:p>
          </table:table-cell>
          <table:table-cell table:formula="of:=RIGHT([.A785];LEN([.A785])-SEARCH(&quot;=&quot;;[.A785]))" office:value-type="string" office:string-value="RDCLAK5uy_mUlEDx9u7QJeWrbzqQfwHLg6jxGGjCz5U">
            <text:p>RDCLAK5uy_mUlEDx9u7QJeWrbzqQfwHLg6jxGGjCz5U</text:p>
          </table:table-cell>
          <table:table-cell table:style-name="ce8" table:formula="of:=ABS(LEFT([.D785] ;LEN([.D785])-6))" office:value-type="float" office:value="32">
            <text:p>32</text:p>
          </table:table-cell>
          <table:table-cell table:formula="of:=PROPER(RIGHT([.C785];LEN([.C785])-SEARCH(&quot; &quot;;[.C785])))" office:value-type="string" office:string-value="Tina Turner">
            <text:p>Tina Turn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UlEDx9u7QJeWrbzqQfwHLg6jxGGjCz5U</text:p>
          </table:table-cell>
          <table:table-cell table:style-name="Default" office:value-type="string">
            <text:p>https://lh3.googleusercontent.com/ooWLb0CEFJ3kFP0VxgBjTa1UdgUJ8a9aTgci5PxbHox0ZrTD7fdzelUTuWSzeI8UHucc8HQtl_7HjA=w60-h60-l90-rj</text:p>
          </table:table-cell>
          <table:table-cell table:style-name="Default" office:value-type="string">
            <text:p>Presenting Tina Turner</text:p>
          </table:table-cell>
          <table:table-cell table:style-name="Default" office:value-type="string">
            <text:p>32 songs</text:p>
          </table:table-cell>
          <table:table-cell table:formula="of:=RIGHT([.A786];LEN([.A786])-SEARCH(&quot;=&quot;;[.A786]))" office:value-type="string" office:string-value="RDCLAK5uy_mUlEDx9u7QJeWrbzqQfwHLg6jxGGjCz5U">
            <text:p>RDCLAK5uy_mUlEDx9u7QJeWrbzqQfwHLg6jxGGjCz5U</text:p>
          </table:table-cell>
          <table:table-cell table:style-name="ce8" table:formula="of:=ABS(LEFT([.D786] ;LEN([.D786])-6))" office:value-type="float" office:value="32">
            <text:p>32</text:p>
          </table:table-cell>
          <table:table-cell table:formula="of:=PROPER(RIGHT([.C786];LEN([.C786])-SEARCH(&quot; &quot;;[.C786])))" office:value-type="string" office:string-value="Tina Turner">
            <text:p>Tina Turn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4iVNakEB9fu3zcjQFaXRJk_vK-GwrPRA</text:p>
          </table:table-cell>
          <table:table-cell table:style-name="Default" office:value-type="string">
            <text:p>https://lh3.googleusercontent.com/tgZwiRPT_zDLXK67MHqQnviEfggrlGjK5tn9iur-joI_AmtBkQGd-DE_GtXrxk3SuiEPADiBo15Z0Q=w60-h60-l90-rj</text:p>
          </table:table-cell>
          <table:table-cell table:style-name="Default" office:value-type="string">
            <text:p>Presenting Tinie</text:p>
          </table:table-cell>
          <table:table-cell table:style-name="Default" office:value-type="string">
            <text:p>32 songs</text:p>
          </table:table-cell>
          <table:table-cell table:formula="of:=RIGHT([.A787];LEN([.A787])-SEARCH(&quot;=&quot;;[.A787]))" office:value-type="string" office:string-value="RDCLAK5uy_l4iVNakEB9fu3zcjQFaXRJk_vK-GwrPRA">
            <text:p>RDCLAK5uy_l4iVNakEB9fu3zcjQFaXRJk_vK-GwrPRA</text:p>
          </table:table-cell>
          <table:table-cell table:style-name="ce8" table:formula="of:=ABS(LEFT([.D787] ;LEN([.D787])-6))" office:value-type="float" office:value="32">
            <text:p>32</text:p>
          </table:table-cell>
          <table:table-cell table:formula="of:=PROPER(RIGHT([.C787];LEN([.C787])-SEARCH(&quot; &quot;;[.C787])))" office:value-type="string" office:string-value="Tinie">
            <text:p>Tini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9TVcnYoYLwrryOKwk54W105_i76JKyUU</text:p>
          </table:table-cell>
          <table:table-cell office:value-type="string">
            <text:p>https://lh3.googleusercontent.com/lOSr_Y8y8U8AIIcqHbu9EBqZn9fEJCcgRa0mQ6bUMr4Jqsx1qmkWfbTZOyOeIpetwFHFFGugR5sPCkM=w60-h60-l90-rj</text:p>
          </table:table-cell>
          <table:table-cell office:value-type="string">
            <text:p>Presenting Tom Jones</text:p>
          </table:table-cell>
          <table:table-cell office:value-type="string">
            <text:p>20 songs</text:p>
          </table:table-cell>
          <table:table-cell table:formula="of:=RIGHT([.A788];LEN([.A788])-SEARCH(&quot;=&quot;;[.A788]))" office:value-type="string" office:string-value="RDCLAK5uy_k9TVcnYoYLwrryOKwk54W105_i76JKyUU">
            <text:p>RDCLAK5uy_k9TVcnYoYLwrryOKwk54W105_i76JKyUU</text:p>
          </table:table-cell>
          <table:table-cell table:style-name="ce8" table:formula="of:=ABS(LEFT([.D788] ;LEN([.D788])-6))" office:value-type="float" office:value="20">
            <text:p>20</text:p>
          </table:table-cell>
          <table:table-cell table:formula="of:=PROPER(RIGHT([.C788];LEN([.C788])-SEARCH(&quot; &quot;;[.C788])))" office:value-type="string" office:string-value="Tom Jones">
            <text:p>Tom Jone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7f8nKmv_6mw_Prd2JqXE2CdGRKeohufI</text:p>
          </table:table-cell>
          <table:table-cell office:value-type="string">
            <text:p>https://lh3.googleusercontent.com/7TYe7EIhMI2_WM_9n5vlw14NSycn8qQp4_l6JnwbKdIakVE7JcH9Qtg4ChVq48kl_6W8tWyj5dWyiXFT=w60-h60-l90-rj</text:p>
          </table:table-cell>
          <table:table-cell office:value-type="string">
            <text:p>Presenting TOOL</text:p>
          </table:table-cell>
          <table:table-cell office:value-type="string">
            <text:p>18 songs</text:p>
          </table:table-cell>
          <table:table-cell table:formula="of:=RIGHT([.A789];LEN([.A789])-SEARCH(&quot;=&quot;;[.A789]))" office:value-type="string" office:string-value="RDCLAK5uy_m7f8nKmv_6mw_Prd2JqXE2CdGRKeohufI">
            <text:p>RDCLAK5uy_m7f8nKmv_6mw_Prd2JqXE2CdGRKeohufI</text:p>
          </table:table-cell>
          <table:table-cell table:style-name="ce8" table:formula="of:=ABS(LEFT([.D789] ;LEN([.D789])-6))" office:value-type="float" office:value="18">
            <text:p>18</text:p>
          </table:table-cell>
          <table:table-cell table:formula="of:=PROPER(RIGHT([.C789];LEN([.C789])-SEARCH(&quot; &quot;;[.C789])))" office:value-type="string" office:string-value="Tool">
            <text:p>Tool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OtA5Gh2rFpOHd5495dmRcCvrK_Nv87jk</text:p>
          </table:table-cell>
          <table:table-cell office:value-type="string">
            <text:p>https://lh3.googleusercontent.com/aD2-9h3E446Z9Q6w-lHEBprgTSy6Xp9StKwDkZI6UEo3BD3DNzQjwN7-qP7lHmRi8DtJjeZ-jbufgJoL=w60-h60-l90-rj</text:p>
          </table:table-cell>
          <table:table-cell office:value-type="string">
            <text:p>Presenting Tory Lanez</text:p>
          </table:table-cell>
          <table:table-cell office:value-type="string">
            <text:p>51 songs</text:p>
          </table:table-cell>
          <table:table-cell table:formula="of:=RIGHT([.A790];LEN([.A790])-SEARCH(&quot;=&quot;;[.A790]))" office:value-type="string" office:string-value="RDCLAK5uy_lOtA5Gh2rFpOHd5495dmRcCvrK_Nv87jk">
            <text:p>RDCLAK5uy_lOtA5Gh2rFpOHd5495dmRcCvrK_Nv87jk</text:p>
          </table:table-cell>
          <table:table-cell table:style-name="ce8" table:formula="of:=ABS(LEFT([.D790] ;LEN([.D790])-6))" office:value-type="float" office:value="51">
            <text:p>51</text:p>
          </table:table-cell>
          <table:table-cell table:formula="of:=PROPER(RIGHT([.C790];LEN([.C790])-SEARCH(&quot; &quot;;[.C790])))" office:value-type="string" office:string-value="Tory Lanez">
            <text:p>Tory Lane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DOuBN9g8hVpRmoDWRGonRUn7lKYgNvPA</text:p>
          </table:table-cell>
          <table:table-cell office:value-type="string">
            <text:p>https://lh3.googleusercontent.com/inUHJLp1oc22nChhwrV5HFkAWW4Q5lx2NpSfjPw7LrWFnEaCZaBZFUuB-iKKiOFUTsakyC_EJhClxA=w60-h60-l90-rj</text:p>
          </table:table-cell>
          <table:table-cell office:value-type="string">
            <text:p>Presenting Travis Scott</text:p>
          </table:table-cell>
          <table:table-cell office:value-type="string">
            <text:p>43 songs</text:p>
          </table:table-cell>
          <table:table-cell table:formula="of:=RIGHT([.A791];LEN([.A791])-SEARCH(&quot;=&quot;;[.A791]))" office:value-type="string" office:string-value="RDCLAK5uy_mDOuBN9g8hVpRmoDWRGonRUn7lKYgNvPA">
            <text:p>RDCLAK5uy_mDOuBN9g8hVpRmoDWRGonRUn7lKYgNvPA</text:p>
          </table:table-cell>
          <table:table-cell table:style-name="ce8" table:formula="of:=ABS(LEFT([.D791] ;LEN([.D791])-6))" office:value-type="float" office:value="43">
            <text:p>43</text:p>
          </table:table-cell>
          <table:table-cell table:formula="of:=PROPER(RIGHT([.C791];LEN([.C791])-SEARCH(&quot; &quot;;[.C791])))" office:value-type="string" office:string-value="Travis Scott">
            <text:p>Travis Sco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DOuBN9g8hVpRmoDWRGonRUn7lKYgNvPA</text:p>
          </table:table-cell>
          <table:table-cell table:style-name="Default" office:value-type="string">
            <text:p>https://lh3.googleusercontent.com/inUHJLp1oc22nChhwrV5HFkAWW4Q5lx2NpSfjPw7LrWFnEaCZaBZFUuB-iKKiOFUTsakyC_EJhClxA=w60-h60-l90-rj</text:p>
          </table:table-cell>
          <table:table-cell table:style-name="Default" office:value-type="string">
            <text:p>Presenting Travis Scott</text:p>
          </table:table-cell>
          <table:table-cell table:style-name="Default" office:value-type="string">
            <text:p>43 songs</text:p>
          </table:table-cell>
          <table:table-cell table:formula="of:=RIGHT([.A792];LEN([.A792])-SEARCH(&quot;=&quot;;[.A792]))" office:value-type="string" office:string-value="RDCLAK5uy_mDOuBN9g8hVpRmoDWRGonRUn7lKYgNvPA">
            <text:p>RDCLAK5uy_mDOuBN9g8hVpRmoDWRGonRUn7lKYgNvPA</text:p>
          </table:table-cell>
          <table:table-cell table:style-name="ce8" table:formula="of:=ABS(LEFT([.D792] ;LEN([.D792])-6))" office:value-type="float" office:value="43">
            <text:p>43</text:p>
          </table:table-cell>
          <table:table-cell table:formula="of:=PROPER(RIGHT([.C792];LEN([.C792])-SEARCH(&quot; &quot;;[.C792])))" office:value-type="string" office:string-value="Travis Scott">
            <text:p>Travis Scott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lFz-5Mh9vPhk4Z-mfaWYXMM_R-K9_vs</text:p>
          </table:table-cell>
          <table:table-cell office:value-type="string">
            <text:p>https://lh3.googleusercontent.com/eNQ8gR3XIFFPZ9MXNNPcMZrY1wjdJOX_kjemCEKIW4zdVm-9zAXjaaCVL_AMByvK8Q3sI4KUDR9lizw=w60-h60-l90-rj</text:p>
          </table:table-cell>
          <table:table-cell office:value-type="string">
            <text:p>Presenting Trey Songz</text:p>
          </table:table-cell>
          <table:table-cell office:value-type="string">
            <text:p>35 songs</text:p>
          </table:table-cell>
          <table:table-cell table:formula="of:=RIGHT([.A793];LEN([.A793])-SEARCH(&quot;=&quot;;[.A793]))" office:value-type="string" office:string-value="RDCLAK5uy_mClFz-5Mh9vPhk4Z-mfaWYXMM_R-K9_vs">
            <text:p>RDCLAK5uy_mClFz-5Mh9vPhk4Z-mfaWYXMM_R-K9_vs</text:p>
          </table:table-cell>
          <table:table-cell table:style-name="ce8" table:formula="of:=ABS(LEFT([.D793] ;LEN([.D793])-6))" office:value-type="float" office:value="35">
            <text:p>35</text:p>
          </table:table-cell>
          <table:table-cell table:formula="of:=PROPER(RIGHT([.C793];LEN([.C793])-SEARCH(&quot; &quot;;[.C793])))" office:value-type="string" office:string-value="Trey Songz">
            <text:p>Trey Songz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ZZvoXLDCXUnLejCC2JhgF9qXrgWv8RxY</text:p>
          </table:table-cell>
          <table:table-cell table:style-name="Default" office:value-type="string">
            <text:p>https://lh3.googleusercontent.com/nVaTwO5BTSVqEdXsU0sDvC3PZRCUJ_1zvLtBayhiPo1y3aa0CGyrAJj7wGGETN9WlzspaqX3JKkn0yY=w60-h60-l90-rj</text:p>
          </table:table-cell>
          <table:table-cell table:style-name="Default" office:value-type="string">
            <text:p>Presenting Tribo da Periferia</text:p>
          </table:table-cell>
          <table:table-cell table:style-name="Default" office:value-type="string">
            <text:p>52 songs</text:p>
          </table:table-cell>
          <table:table-cell table:formula="of:=RIGHT([.A794];LEN([.A794])-SEARCH(&quot;=&quot;;[.A794]))" office:value-type="string" office:string-value="RDCLAK5uy_mZZvoXLDCXUnLejCC2JhgF9qXrgWv8RxY">
            <text:p>RDCLAK5uy_mZZvoXLDCXUnLejCC2JhgF9qXrgWv8RxY</text:p>
          </table:table-cell>
          <table:table-cell table:style-name="ce8" table:formula="of:=ABS(LEFT([.D794] ;LEN([.D794])-6))" office:value-type="float" office:value="52">
            <text:p>52</text:p>
          </table:table-cell>
          <table:table-cell table:formula="of:=PROPER(RIGHT([.C794];LEN([.C794])-SEARCH(&quot; &quot;;[.C794])))" office:value-type="string" office:string-value="Tribo Da Periferia">
            <text:p>Tribo Da Periferi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myDhVkebMrrl7uNBi2MG6KZpkPhwjq0ss</text:p>
          </table:table-cell>
          <table:table-cell office:value-type="string">
            <text:p>https://lh3.googleusercontent.com/EOA0e95omTLyClHBmIbbFx2MYLYILTrtLiOKVy96q7oCScd61rOcGpMo8jsxSnV1scYYb6PoRq9W3pSB=w60-h60-l90-rj</text:p>
          </table:table-cell>
          <table:table-cell office:value-type="string">
            <text:p>Presenting Trueno</text:p>
          </table:table-cell>
          <table:table-cell office:value-type="string">
            <text:p>25 songs</text:p>
          </table:table-cell>
          <table:table-cell table:formula="of:=RIGHT([.A795];LEN([.A795])-SEARCH(&quot;=&quot;;[.A795]))" office:value-type="string" office:string-value="RDCLAK5uy_myDhVkebMrrl7uNBi2MG6KZpkPhwjq0ss">
            <text:p>RDCLAK5uy_myDhVkebMrrl7uNBi2MG6KZpkPhwjq0ss</text:p>
          </table:table-cell>
          <table:table-cell table:style-name="ce8" table:formula="of:=ABS(LEFT([.D795] ;LEN([.D795])-6))" office:value-type="float" office:value="25">
            <text:p>25</text:p>
          </table:table-cell>
          <table:table-cell table:formula="of:=PROPER(RIGHT([.C795];LEN([.C795])-SEARCH(&quot; &quot;;[.C795])))" office:value-type="string" office:string-value="Trueno">
            <text:p>True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MWbZvsHxq_5PxT8XJ7ktJw7BxXyGy7J8</text:p>
          </table:table-cell>
          <table:table-cell office:value-type="string">
            <text:p>https://lh3.googleusercontent.com/qWGcMNA2Ch4I7mhfqdAop1U90m7xC5pQPzLGUu235N3t0hqE4QOXYA3JVoHHZA6hC0ZbsIbd_e7hjVp9=w60-h60-l90-rj</text:p>
          </table:table-cell>
          <table:table-cell office:value-type="string">
            <text:p>Presenting TUYU</text:p>
          </table:table-cell>
          <table:table-cell office:value-type="string">
            <text:p>27 songs</text:p>
          </table:table-cell>
          <table:table-cell table:formula="of:=RIGHT([.A796];LEN([.A796])-SEARCH(&quot;=&quot;;[.A796]))" office:value-type="string" office:string-value="RDCLAK5uy_nMWbZvsHxq_5PxT8XJ7ktJw7BxXyGy7J8">
            <text:p>RDCLAK5uy_nMWbZvsHxq_5PxT8XJ7ktJw7BxXyGy7J8</text:p>
          </table:table-cell>
          <table:table-cell table:style-name="ce8" table:formula="of:=ABS(LEFT([.D796] ;LEN([.D796])-6))" office:value-type="float" office:value="27">
            <text:p>27</text:p>
          </table:table-cell>
          <table:table-cell table:formula="of:=PROPER(RIGHT([.C796];LEN([.C796])-SEARCH(&quot; &quot;;[.C796])))" office:value-type="string" office:string-value="Tuyu">
            <text:p>Tuy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C3f0AS47R08coLKHJ-l-ZvcLbDGSOeXI</text:p>
          </table:table-cell>
          <table:table-cell office:value-type="string">
            <text:p>https://lh3.googleusercontent.com/Vsfhc0YnTuntLjHNz7ng32-ZVofKAKZdvV1JH-QbwqKUlFotBH8qOjFMoJl3--dhtT7fn1oUrZIXS3U=w60-h60-l90-rj</text:p>
          </table:table-cell>
          <table:table-cell office:value-type="string">
            <text:p>Presenting Twenty One Pilots</text:p>
          </table:table-cell>
          <table:table-cell office:value-type="string">
            <text:p>42 songs</text:p>
          </table:table-cell>
          <table:table-cell table:formula="of:=RIGHT([.A797];LEN([.A797])-SEARCH(&quot;=&quot;;[.A797]))" office:value-type="string" office:string-value="RDCLAK5uy_mC3f0AS47R08coLKHJ-l-ZvcLbDGSOeXI">
            <text:p>RDCLAK5uy_mC3f0AS47R08coLKHJ-l-ZvcLbDGSOeXI</text:p>
          </table:table-cell>
          <table:table-cell table:style-name="ce8" table:formula="of:=ABS(LEFT([.D797] ;LEN([.D797])-6))" office:value-type="float" office:value="42">
            <text:p>42</text:p>
          </table:table-cell>
          <table:table-cell table:formula="of:=PROPER(RIGHT([.C797];LEN([.C797])-SEARCH(&quot; &quot;;[.C797])))" office:value-type="string" office:string-value="Twenty One Pilots">
            <text:p>Twenty One Pilot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C3f0AS47R08coLKHJ-l-ZvcLbDGSOeXI</text:p>
          </table:table-cell>
          <table:table-cell table:style-name="Default" office:value-type="string">
            <text:p>https://lh3.googleusercontent.com/Vsfhc0YnTuntLjHNz7ng32-ZVofKAKZdvV1JH-QbwqKUlFotBH8qOjFMoJl3--dhtT7fn1oUrZIXS3U=w60-h60-l90-rj</text:p>
          </table:table-cell>
          <table:table-cell table:style-name="Default" office:value-type="string">
            <text:p>Presenting Twenty One Pilots</text:p>
          </table:table-cell>
          <table:table-cell table:style-name="Default" office:value-type="string">
            <text:p>42 songs</text:p>
          </table:table-cell>
          <table:table-cell table:formula="of:=RIGHT([.A798];LEN([.A798])-SEARCH(&quot;=&quot;;[.A798]))" office:value-type="string" office:string-value="RDCLAK5uy_mC3f0AS47R08coLKHJ-l-ZvcLbDGSOeXI">
            <text:p>RDCLAK5uy_mC3f0AS47R08coLKHJ-l-ZvcLbDGSOeXI</text:p>
          </table:table-cell>
          <table:table-cell table:style-name="ce8" table:formula="of:=ABS(LEFT([.D798] ;LEN([.D798])-6))" office:value-type="float" office:value="42">
            <text:p>42</text:p>
          </table:table-cell>
          <table:table-cell table:formula="of:=PROPER(RIGHT([.C798];LEN([.C798])-SEARCH(&quot; &quot;;[.C798])))" office:value-type="string" office:string-value="Twenty One Pilots">
            <text:p>Twenty One Pilots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M5rkcq8SetArEJv1Q7wH0gqJpwf5bmIY</text:p>
          </table:table-cell>
          <table:table-cell office:value-type="string">
            <text:p>https://lh3.googleusercontent.com/zYfhu13X9jBvwWNK1EFkRzrLot0f5dyFKkXIxXY8NWyXZe6FrFCxeIS1Iqs-yKvigR75PSRad51fCpE=w60-h60-l90-rj</text:p>
          </table:table-cell>
          <table:table-cell office:value-type="string">
            <text:p>Presenting TWICE</text:p>
          </table:table-cell>
          <table:table-cell office:value-type="string">
            <text:p>161 songs</text:p>
          </table:table-cell>
          <table:table-cell table:formula="of:=RIGHT([.A799];LEN([.A799])-SEARCH(&quot;=&quot;;[.A799]))" office:value-type="string" office:string-value="RDCLAK5uy_lM5rkcq8SetArEJv1Q7wH0gqJpwf5bmIY">
            <text:p>RDCLAK5uy_lM5rkcq8SetArEJv1Q7wH0gqJpwf5bmIY</text:p>
          </table:table-cell>
          <table:table-cell table:style-name="ce8" table:formula="of:=ABS(LEFT([.D799] ;LEN([.D799])-6))" office:value-type="float" office:value="161">
            <text:p>161</text:p>
          </table:table-cell>
          <table:table-cell table:formula="of:=PROPER(RIGHT([.C799];LEN([.C799])-SEARCH(&quot; &quot;;[.C799])))" office:value-type="string" office:string-value="Twice">
            <text:p>Twice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BDYLdPspUphKMYrMGtWsO7Zymp20NlSQ</text:p>
          </table:table-cell>
          <table:table-cell table:style-name="Default" office:value-type="string">
            <text:p>https://lh3.googleusercontent.com/0Bixk2zN2y9OZh5xKVtKMPphvSq3wJ1wpyZvOJrqpim2rLeKRTLy5U8NWr8A5jIqN9inWUdVjJACYdI=w60-h60-l90-rj</text:p>
          </table:table-cell>
          <table:table-cell table:style-name="Default" office:value-type="string">
            <text:p>Presenting Ty Dolla $ign</text:p>
          </table:table-cell>
          <table:table-cell table:style-name="Default" office:value-type="string">
            <text:p>33 songs</text:p>
          </table:table-cell>
          <table:table-cell table:formula="of:=RIGHT([.A800];LEN([.A800])-SEARCH(&quot;=&quot;;[.A800]))" office:value-type="string" office:string-value="RDCLAK5uy_lBDYLdPspUphKMYrMGtWsO7Zymp20NlSQ">
            <text:p>RDCLAK5uy_lBDYLdPspUphKMYrMGtWsO7Zymp20NlSQ</text:p>
          </table:table-cell>
          <table:table-cell table:style-name="ce8" table:formula="of:=ABS(LEFT([.D800] ;LEN([.D800])-6))" office:value-type="float" office:value="33">
            <text:p>33</text:p>
          </table:table-cell>
          <table:table-cell table:formula="of:=PROPER(RIGHT([.C800];LEN([.C800])-SEARCH(&quot; &quot;;[.C800])))" office:value-type="string" office:string-value="Ty Dolla $Ign">
            <text:p>Ty Dolla $Ig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hf24l5pQ-ORwjtRYbAG7NW9jm7lqE7TM</text:p>
          </table:table-cell>
          <table:table-cell office:value-type="string">
            <text:p>https://lh3.googleusercontent.com/HOSHaMHYl-5u9XkEbnlsRVCV11hxO0A6SqT5X69FsLVcAeN45MHbfjPg_oUhfEApKpgMs5CvbAJfNkY=w60-h60-l90-rj</text:p>
          </table:table-cell>
          <table:table-cell office:value-type="string">
            <text:p>Presenting Tyla</text:p>
          </table:table-cell>
          <table:table-cell office:value-type="string">
            <text:p>15 songs</text:p>
          </table:table-cell>
          <table:table-cell table:formula="of:=RIGHT([.A801];LEN([.A801])-SEARCH(&quot;=&quot;;[.A801]))" office:value-type="string" office:string-value="RDCLAK5uy_khf24l5pQ-ORwjtRYbAG7NW9jm7lqE7TM">
            <text:p>RDCLAK5uy_khf24l5pQ-ORwjtRYbAG7NW9jm7lqE7TM</text:p>
          </table:table-cell>
          <table:table-cell table:style-name="ce8" table:formula="of:=ABS(LEFT([.D801] ;LEN([.D801])-6))" office:value-type="float" office:value="15">
            <text:p>15</text:p>
          </table:table-cell>
          <table:table-cell table:formula="of:=PROPER(RIGHT([.C801];LEN([.C801])-SEARCH(&quot; &quot;;[.C801])))" office:value-type="string" office:string-value="Tyla">
            <text:p>Tyl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hf24l5pQ-ORwjtRYbAG7NW9jm7lqE7TM</text:p>
          </table:table-cell>
          <table:table-cell table:style-name="Default" office:value-type="string">
            <text:p>https://lh3.googleusercontent.com/HOSHaMHYl-5u9XkEbnlsRVCV11hxO0A6SqT5X69FsLVcAeN45MHbfjPg_oUhfEApKpgMs5CvbAJfNkY=w60-h60-l90-rj</text:p>
          </table:table-cell>
          <table:table-cell table:style-name="Default" office:value-type="string">
            <text:p>Presenting Tyla</text:p>
          </table:table-cell>
          <table:table-cell table:style-name="Default" office:value-type="string">
            <text:p>15 songs</text:p>
          </table:table-cell>
          <table:table-cell table:formula="of:=RIGHT([.A802];LEN([.A802])-SEARCH(&quot;=&quot;;[.A802]))" office:value-type="string" office:string-value="RDCLAK5uy_khf24l5pQ-ORwjtRYbAG7NW9jm7lqE7TM">
            <text:p>RDCLAK5uy_khf24l5pQ-ORwjtRYbAG7NW9jm7lqE7TM</text:p>
          </table:table-cell>
          <table:table-cell table:style-name="ce8" table:formula="of:=ABS(LEFT([.D802] ;LEN([.D802])-6))" office:value-type="float" office:value="15">
            <text:p>15</text:p>
          </table:table-cell>
          <table:table-cell table:formula="of:=PROPER(RIGHT([.C802];LEN([.C802])-SEARCH(&quot; &quot;;[.C802])))" office:value-type="string" office:string-value="Tyla">
            <text:p>Tyl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36ouUdk8ojXa_d3MYijinAfDPDdF0pOg</text:p>
          </table:table-cell>
          <table:table-cell office:value-type="string">
            <text:p>https://lh3.googleusercontent.com/2uA05S37b_uw3sxiS337Xsb2Oek9pBvuHxtABsSNWuXxYzfDURrBpUfMyo6sQ1IsuS5i7BEc780OcQ=w60-h60-l90-rj</text:p>
          </table:table-cell>
          <table:table-cell office:value-type="string">
            <text:p>Presenting Tyler, The Creator</text:p>
          </table:table-cell>
          <table:table-cell office:value-type="string">
            <text:p>47 songs</text:p>
          </table:table-cell>
          <table:table-cell table:formula="of:=RIGHT([.A803];LEN([.A803])-SEARCH(&quot;=&quot;;[.A803]))" office:value-type="string" office:string-value="RDCLAK5uy_l36ouUdk8ojXa_d3MYijinAfDPDdF0pOg">
            <text:p>RDCLAK5uy_l36ouUdk8ojXa_d3MYijinAfDPDdF0pOg</text:p>
          </table:table-cell>
          <table:table-cell table:style-name="ce8" table:formula="of:=ABS(LEFT([.D803] ;LEN([.D803])-6))" office:value-type="float" office:value="47">
            <text:p>47</text:p>
          </table:table-cell>
          <table:table-cell table:formula="of:=PROPER(RIGHT([.C803];LEN([.C803])-SEARCH(&quot; &quot;;[.C803])))" office:value-type="string" office:string-value="Tyler, The Creator">
            <text:p>Tyler, The Creato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36ouUdk8ojXa_d3MYijinAfDPDdF0pOg</text:p>
          </table:table-cell>
          <table:table-cell table:style-name="Default" office:value-type="string">
            <text:p>https://lh3.googleusercontent.com/2uA05S37b_uw3sxiS337Xsb2Oek9pBvuHxtABsSNWuXxYzfDURrBpUfMyo6sQ1IsuS5i7BEc780OcQ=w60-h60-l90-rj</text:p>
          </table:table-cell>
          <table:table-cell table:style-name="Default" office:value-type="string">
            <text:p>Presenting Tyler, The Creator</text:p>
          </table:table-cell>
          <table:table-cell table:style-name="Default" office:value-type="string">
            <text:p>47 songs</text:p>
          </table:table-cell>
          <table:table-cell table:formula="of:=RIGHT([.A804];LEN([.A804])-SEARCH(&quot;=&quot;;[.A804]))" office:value-type="string" office:string-value="RDCLAK5uy_l36ouUdk8ojXa_d3MYijinAfDPDdF0pOg">
            <text:p>RDCLAK5uy_l36ouUdk8ojXa_d3MYijinAfDPDdF0pOg</text:p>
          </table:table-cell>
          <table:table-cell table:style-name="ce8" table:formula="of:=ABS(LEFT([.D804] ;LEN([.D804])-6))" office:value-type="float" office:value="47">
            <text:p>47</text:p>
          </table:table-cell>
          <table:table-cell table:formula="of:=PROPER(RIGHT([.C804];LEN([.C804])-SEARCH(&quot; &quot;;[.C804])))" office:value-type="string" office:string-value="Tyler, The Creator">
            <text:p>Tyler, The Creato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ufedVmX1VvRs4tTbLzOdh3a5pkZYA4L8</text:p>
          </table:table-cell>
          <table:table-cell office:value-type="string">
            <text:p>https://lh3.googleusercontent.com/3gzmuIWN0uqka7tjUye06fAUNoYZiepPi4m91V2zVxTGltuHi9RosRbcaQ0bVotD81YRUGO5_yH761Sv=w60-h60-l90-rj</text:p>
          </table:table-cell>
          <table:table-cell office:value-type="string">
            <text:p>Presenting U2</text:p>
          </table:table-cell>
          <table:table-cell office:value-type="string">
            <text:p>50 songs</text:p>
          </table:table-cell>
          <table:table-cell table:formula="of:=RIGHT([.A805];LEN([.A805])-SEARCH(&quot;=&quot;;[.A805]))" office:value-type="string" office:string-value="RDCLAK5uy_mufedVmX1VvRs4tTbLzOdh3a5pkZYA4L8">
            <text:p>RDCLAK5uy_mufedVmX1VvRs4tTbLzOdh3a5pkZYA4L8</text:p>
          </table:table-cell>
          <table:table-cell table:style-name="ce8" table:formula="of:=ABS(LEFT([.D805] ;LEN([.D805])-6))" office:value-type="float" office:value="50">
            <text:p>50</text:p>
          </table:table-cell>
          <table:table-cell table:formula="of:=PROPER(RIGHT([.C805];LEN([.C805])-SEARCH(&quot; &quot;;[.C805])))" office:value-type="string" office:string-value="U2">
            <text:p>U2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aUbmqGLPUia7FMvHbHpyhpf-Xos8xtLQ</text:p>
          </table:table-cell>
          <table:table-cell office:value-type="string">
            <text:p>https://lh3.googleusercontent.com/4ZT3ZAe18r_dNf1aiHk1mG6_qUZU67viR60GGkR9c6JXT26UHJXMpq6okldGN_rUcFLa5z07SYRfmUk=w60-h60-l90-rj</text:p>
          </table:table-cell>
          <table:table-cell office:value-type="string">
            <text:p>Presenting Udit Narayan</text:p>
          </table:table-cell>
          <table:table-cell office:value-type="string">
            <text:p>50 songs</text:p>
          </table:table-cell>
          <table:table-cell table:formula="of:=RIGHT([.A806];LEN([.A806])-SEARCH(&quot;=&quot;;[.A806]))" office:value-type="string" office:string-value="RDCLAK5uy_naUbmqGLPUia7FMvHbHpyhpf-Xos8xtLQ">
            <text:p>RDCLAK5uy_naUbmqGLPUia7FMvHbHpyhpf-Xos8xtLQ</text:p>
          </table:table-cell>
          <table:table-cell table:style-name="ce8" table:formula="of:=ABS(LEFT([.D806] ;LEN([.D806])-6))" office:value-type="float" office:value="50">
            <text:p>50</text:p>
          </table:table-cell>
          <table:table-cell table:formula="of:=PROPER(RIGHT([.C806];LEN([.C806])-SEARCH(&quot; &quot;;[.C806])))" office:value-type="string" office:string-value="Udit Narayan">
            <text:p>Udit Naray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7hnC_sJkWoaI4fochAqgE70bqcOvphW8</text:p>
          </table:table-cell>
          <table:table-cell office:value-type="string">
            <text:p>https://lh3.googleusercontent.com/PEfgpAaBV_R28hYXfE_5ANCdQEhnOX5q0xMbHzEjCPFnHmPfpfqfyuu6dfuH0SSWfmyvpWhHCgJqsg=w60-h60-l90-rj</text:p>
          </table:table-cell>
          <table:table-cell office:value-type="string">
            <text:p>Presenting Ungu</text:p>
          </table:table-cell>
          <table:table-cell office:value-type="string">
            <text:p>32 songs</text:p>
          </table:table-cell>
          <table:table-cell table:formula="of:=RIGHT([.A807];LEN([.A807])-SEARCH(&quot;=&quot;;[.A807]))" office:value-type="string" office:string-value="RDCLAK5uy_n7hnC_sJkWoaI4fochAqgE70bqcOvphW8">
            <text:p>RDCLAK5uy_n7hnC_sJkWoaI4fochAqgE70bqcOvphW8</text:p>
          </table:table-cell>
          <table:table-cell table:style-name="ce8" table:formula="of:=ABS(LEFT([.D807] ;LEN([.D807])-6))" office:value-type="float" office:value="32">
            <text:p>32</text:p>
          </table:table-cell>
          <table:table-cell table:formula="of:=PROPER(RIGHT([.C807];LEN([.C807])-SEARCH(&quot; &quot;;[.C807])))" office:value-type="string" office:string-value="Ungu">
            <text:p>Ungu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ctiBHZXzGFIY9VptbTp-YTw1NfGoaDl0</text:p>
          </table:table-cell>
          <table:table-cell office:value-type="string">
            <text:p>https://lh3.googleusercontent.com/a_XJiAtAVcMo3lukymZwg3eWrD6_3BkR0p4IsgaOoWEzYeLMTY2ziqCbSKfT_sFNWKhly2EIexwpqA=w60-h60-l90-rj</text:p>
          </table:table-cell>
          <table:table-cell office:value-type="string">
            <text:p>Presenting UNISON SQUARE GARDEN</text:p>
          </table:table-cell>
          <table:table-cell office:value-type="string">
            <text:p>27 songs</text:p>
          </table:table-cell>
          <table:table-cell table:formula="of:=RIGHT([.A808];LEN([.A808])-SEARCH(&quot;=&quot;;[.A808]))" office:value-type="string" office:string-value="RDCLAK5uy_lctiBHZXzGFIY9VptbTp-YTw1NfGoaDl0">
            <text:p>RDCLAK5uy_lctiBHZXzGFIY9VptbTp-YTw1NfGoaDl0</text:p>
          </table:table-cell>
          <table:table-cell table:style-name="ce8" table:formula="of:=ABS(LEFT([.D808] ;LEN([.D808])-6))" office:value-type="float" office:value="27">
            <text:p>27</text:p>
          </table:table-cell>
          <table:table-cell table:formula="of:=PROPER(RIGHT([.C808];LEN([.C808])-SEARCH(&quot; &quot;;[.C808])))" office:value-type="string" office:string-value="Unison Square Garden">
            <text:p>Unison Square Gard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fMQ_HXNenbUOo0XrPCIUgJUh89uExBAk</text:p>
          </table:table-cell>
          <table:table-cell table:style-name="Default" office:value-type="string">
            <text:p>https://lh3.googleusercontent.com/Gw7U4Xoqdkw2Q3Ge_nIhd0mAnzkIPzkk8NonrRuuj9nKyiwgouTfJOQMnxRt_tNVIADk5-15MYz8jvM=w60-h60-l90-rj</text:p>
          </table:table-cell>
          <table:table-cell table:style-name="Default" office:value-type="string">
            <text:p>Presenting Unknown T</text:p>
          </table:table-cell>
          <table:table-cell table:style-name="Default" office:value-type="string">
            <text:p>29 songs</text:p>
          </table:table-cell>
          <table:table-cell table:formula="of:=RIGHT([.A809];LEN([.A809])-SEARCH(&quot;=&quot;;[.A809]))" office:value-type="string" office:string-value="RDCLAK5uy_kfMQ_HXNenbUOo0XrPCIUgJUh89uExBAk">
            <text:p>RDCLAK5uy_kfMQ_HXNenbUOo0XrPCIUgJUh89uExBAk</text:p>
          </table:table-cell>
          <table:table-cell table:style-name="ce8" table:formula="of:=ABS(LEFT([.D809] ;LEN([.D809])-6))" office:value-type="float" office:value="29">
            <text:p>29</text:p>
          </table:table-cell>
          <table:table-cell table:formula="of:=PROPER(RIGHT([.C809];LEN([.C809])-SEARCH(&quot; &quot;;[.C809])))" office:value-type="string" office:string-value="Unknown T">
            <text:p>Unknown T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NkN-Q54IjuJv_1r3vwTA4-eIOZf7PFFw</text:p>
          </table:table-cell>
          <table:table-cell office:value-type="string">
            <text:p>https://lh3.googleusercontent.com/5MpcZmBaip-zP2T2jA-eCmtBP7FGag4y5JyNc2YXrg4U_el_0VNreHSsmlNAnNfe9gLFSrP73hZALQU=w60-h60-l90-rj</text:p>
          </table:table-cell>
          <table:table-cell office:value-type="string">
            <text:p>Presenting Usher</text:p>
          </table:table-cell>
          <table:table-cell office:value-type="string">
            <text:p>51 songs</text:p>
          </table:table-cell>
          <table:table-cell table:formula="of:=RIGHT([.A810];LEN([.A810])-SEARCH(&quot;=&quot;;[.A810]))" office:value-type="string" office:string-value="RDCLAK5uy_lNkN-Q54IjuJv_1r3vwTA4-eIOZf7PFFw">
            <text:p>RDCLAK5uy_lNkN-Q54IjuJv_1r3vwTA4-eIOZf7PFFw</text:p>
          </table:table-cell>
          <table:table-cell table:style-name="ce8" table:formula="of:=ABS(LEFT([.D810] ;LEN([.D810])-6))" office:value-type="float" office:value="51">
            <text:p>51</text:p>
          </table:table-cell>
          <table:table-cell table:formula="of:=PROPER(RIGHT([.C810];LEN([.C810])-SEARCH(&quot; &quot;;[.C810])))" office:value-type="string" office:string-value="Usher">
            <text:p>Ush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NkN-Q54IjuJv_1r3vwTA4-eIOZf7PFFw</text:p>
          </table:table-cell>
          <table:table-cell table:style-name="Default" office:value-type="string">
            <text:p>https://lh3.googleusercontent.com/5MpcZmBaip-zP2T2jA-eCmtBP7FGag4y5JyNc2YXrg4U_el_0VNreHSsmlNAnNfe9gLFSrP73hZALQU=w60-h60-l90-rj</text:p>
          </table:table-cell>
          <table:table-cell table:style-name="Default" office:value-type="string">
            <text:p>Presenting Usher</text:p>
          </table:table-cell>
          <table:table-cell table:style-name="Default" office:value-type="string">
            <text:p>51 songs</text:p>
          </table:table-cell>
          <table:table-cell table:formula="of:=RIGHT([.A811];LEN([.A811])-SEARCH(&quot;=&quot;;[.A811]))" office:value-type="string" office:string-value="RDCLAK5uy_lNkN-Q54IjuJv_1r3vwTA4-eIOZf7PFFw">
            <text:p>RDCLAK5uy_lNkN-Q54IjuJv_1r3vwTA4-eIOZf7PFFw</text:p>
          </table:table-cell>
          <table:table-cell table:style-name="ce8" table:formula="of:=ABS(LEFT([.D811] ;LEN([.D811])-6))" office:value-type="float" office:value="51">
            <text:p>51</text:p>
          </table:table-cell>
          <table:table-cell table:formula="of:=PROPER(RIGHT([.C811];LEN([.C811])-SEARCH(&quot; &quot;;[.C811])))" office:value-type="string" office:string-value="Usher">
            <text:p>Usher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i3zfRzyXQZZnu9V8LCrc3GEV8iJqcjyk</text:p>
          </table:table-cell>
          <table:table-cell office:value-type="string">
            <text:p>https://lh3.googleusercontent.com/-1fs6mEGLvfhbzRrmOLPUdcRK5U8c3j2v-ouBypFLG4kYOeGkNhHC7JUTJ7wJG2-KlYht4CdadCRkaLb=w60-h60-l90-rj</text:p>
          </table:table-cell>
          <table:table-cell office:value-type="string">
            <text:p>Presenting V. Ravichandran</text:p>
          </table:table-cell>
          <table:table-cell office:value-type="string">
            <text:p>30 songs</text:p>
          </table:table-cell>
          <table:table-cell table:formula="of:=RIGHT([.A812];LEN([.A812])-SEARCH(&quot;=&quot;;[.A812]))" office:value-type="string" office:string-value="RDCLAK5uy_li3zfRzyXQZZnu9V8LCrc3GEV8iJqcjyk">
            <text:p>RDCLAK5uy_li3zfRzyXQZZnu9V8LCrc3GEV8iJqcjyk</text:p>
          </table:table-cell>
          <table:table-cell table:style-name="ce8" table:formula="of:=ABS(LEFT([.D812] ;LEN([.D812])-6))" office:value-type="float" office:value="30">
            <text:p>30</text:p>
          </table:table-cell>
          <table:table-cell table:formula="of:=PROPER(RIGHT([.C812];LEN([.C812])-SEARCH(&quot; &quot;;[.C812])))" office:value-type="string" office:string-value="V. Ravichandran">
            <text:p>V. Ravichandra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i3zfRzyXQZZnu9V8LCrc3GEV8iJqcjyk</text:p>
          </table:table-cell>
          <table:table-cell table:style-name="Default" office:value-type="string">
            <text:p>https://lh3.googleusercontent.com/-1fs6mEGLvfhbzRrmOLPUdcRK5U8c3j2v-ouBypFLG4kYOeGkNhHC7JUTJ7wJG2-KlYht4CdadCRkaLb=w60-h60-l90-rj</text:p>
          </table:table-cell>
          <table:table-cell table:style-name="Default" office:value-type="string">
            <text:p>Presenting V. Ravichandran</text:p>
          </table:table-cell>
          <table:table-cell table:style-name="Default" office:value-type="string">
            <text:p>30 songs</text:p>
          </table:table-cell>
          <table:table-cell table:formula="of:=RIGHT([.A813];LEN([.A813])-SEARCH(&quot;=&quot;;[.A813]))" office:value-type="string" office:string-value="RDCLAK5uy_li3zfRzyXQZZnu9V8LCrc3GEV8iJqcjyk">
            <text:p>RDCLAK5uy_li3zfRzyXQZZnu9V8LCrc3GEV8iJqcjyk</text:p>
          </table:table-cell>
          <table:table-cell table:style-name="ce8" table:formula="of:=ABS(LEFT([.D813] ;LEN([.D813])-6))" office:value-type="float" office:value="30">
            <text:p>30</text:p>
          </table:table-cell>
          <table:table-cell table:formula="of:=PROPER(RIGHT([.C813];LEN([.C813])-SEARCH(&quot; &quot;;[.C813])))" office:value-type="string" office:string-value="V. Ravichandran">
            <text:p>V. Ravichandr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0zU88p0XbZhfcD3d5AKe8zp7FSi2ksuM</text:p>
          </table:table-cell>
          <table:table-cell table:style-name="Default" office:value-type="string">
            <text:p>https://lh3.googleusercontent.com/wiznC480UeQoW9O4J1Z9PqG_caP5FQTeVIbsOwD5l88GQb-6IGnY-EgvzMugARBRAPc6DJqS6clKUGU=w60-h60-l90-rj</text:p>
          </table:table-cell>
          <table:table-cell table:style-name="Default" office:value-type="string">
            <text:p>Presenting Vald</text:p>
          </table:table-cell>
          <table:table-cell table:style-name="Default" office:value-type="string">
            <text:p>25 songs</text:p>
          </table:table-cell>
          <table:table-cell table:formula="of:=RIGHT([.A814];LEN([.A814])-SEARCH(&quot;=&quot;;[.A814]))" office:value-type="string" office:string-value="RDCLAK5uy_m0zU88p0XbZhfcD3d5AKe8zp7FSi2ksuM">
            <text:p>RDCLAK5uy_m0zU88p0XbZhfcD3d5AKe8zp7FSi2ksuM</text:p>
          </table:table-cell>
          <table:table-cell table:style-name="ce8" table:formula="of:=ABS(LEFT([.D814] ;LEN([.D814])-6))" office:value-type="float" office:value="25">
            <text:p>25</text:p>
          </table:table-cell>
          <table:table-cell table:formula="of:=PROPER(RIGHT([.C814];LEN([.C814])-SEARCH(&quot; &quot;;[.C814])))" office:value-type="string" office:string-value="Vald">
            <text:p>Vald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jnNDN874pLdt5hggJtX8atOhh46HEmTs</text:p>
          </table:table-cell>
          <table:table-cell office:value-type="string">
            <text:p>https://lh3.googleusercontent.com/4QXn8Z-AcCjSpVRw_StOzpidtVsAPhnBMCRJgdaFRAhFtll_FgDxmXCAFbRbkIIAzzoILKSGj1E92d4=w60-h60-l90-rj</text:p>
          </table:table-cell>
          <table:table-cell office:value-type="string">
            <text:p>Presenting Van Halen</text:p>
          </table:table-cell>
          <table:table-cell office:value-type="string">
            <text:p>38 songs</text:p>
          </table:table-cell>
          <table:table-cell table:formula="of:=RIGHT([.A815];LEN([.A815])-SEARCH(&quot;=&quot;;[.A815]))" office:value-type="string" office:string-value="RDCLAK5uy_kjnNDN874pLdt5hggJtX8atOhh46HEmTs">
            <text:p>RDCLAK5uy_kjnNDN874pLdt5hggJtX8atOhh46HEmTs</text:p>
          </table:table-cell>
          <table:table-cell table:style-name="ce8" table:formula="of:=ABS(LEFT([.D815] ;LEN([.D815])-6))" office:value-type="float" office:value="38">
            <text:p>38</text:p>
          </table:table-cell>
          <table:table-cell table:formula="of:=PROPER(RIGHT([.C815];LEN([.C815])-SEARCH(&quot; &quot;;[.C815])))" office:value-type="string" office:string-value="Van Halen">
            <text:p>Van Hale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kthraF0yUb_drzv571YWSqYLLKahg_ZF8</text:p>
          </table:table-cell>
          <table:table-cell office:value-type="string">
            <text:p>https://lh3.googleusercontent.com/UKaVfZlyE0tQI3cbPKpC9O8t6gwjZPVSA8AAd5g2q6dzYBbYMqk3misarlLvVFcIbTL5-mx2yRNAtQY=w60-h60-l90-rj</text:p>
          </table:table-cell>
          <table:table-cell office:value-type="string">
            <text:p>Presenting Vanessa Paradis</text:p>
          </table:table-cell>
          <table:table-cell office:value-type="string">
            <text:p>20 songs</text:p>
          </table:table-cell>
          <table:table-cell table:formula="of:=RIGHT([.A816];LEN([.A816])-SEARCH(&quot;=&quot;;[.A816]))" office:value-type="string" office:string-value="RDCLAK5uy_kthraF0yUb_drzv571YWSqYLLKahg_ZF8">
            <text:p>RDCLAK5uy_kthraF0yUb_drzv571YWSqYLLKahg_ZF8</text:p>
          </table:table-cell>
          <table:table-cell table:style-name="ce8" table:formula="of:=ABS(LEFT([.D816] ;LEN([.D816])-6))" office:value-type="float" office:value="20">
            <text:p>20</text:p>
          </table:table-cell>
          <table:table-cell table:formula="of:=PROPER(RIGHT([.C816];LEN([.C816])-SEARCH(&quot; &quot;;[.C816])))" office:value-type="string" office:string-value="Vanessa Paradis">
            <text:p>Vanessa Paradis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mDfjylZoG7OI1E76BUTvvVFLvP_tgJhsE</text:p>
          </table:table-cell>
          <table:table-cell office:value-type="string">
            <text:p>https://lh3.googleusercontent.com/5nXjVLTpJ5VviMhekQJ9b8M7BKGpv-NDs4-41ljdv8QYx74Yz5Q4KHCyX8OpGiIivBP3ZCJ-Bot1nA=w60-h60-l90-rj</text:p>
          </table:table-cell>
          <table:table-cell office:value-type="string">
            <text:p>Presenting Varun Dhawan</text:p>
          </table:table-cell>
          <table:table-cell office:value-type="string">
            <text:p>40 songs</text:p>
          </table:table-cell>
          <table:table-cell table:formula="of:=RIGHT([.A817];LEN([.A817])-SEARCH(&quot;=&quot;;[.A817]))" office:value-type="string" office:string-value="RDCLAK5uy_mDfjylZoG7OI1E76BUTvvVFLvP_tgJhsE">
            <text:p>RDCLAK5uy_mDfjylZoG7OI1E76BUTvvVFLvP_tgJhsE</text:p>
          </table:table-cell>
          <table:table-cell table:style-name="ce8" table:formula="of:=ABS(LEFT([.D817] ;LEN([.D817])-6))" office:value-type="float" office:value="40">
            <text:p>40</text:p>
          </table:table-cell>
          <table:table-cell table:formula="of:=PROPER(RIGHT([.C817];LEN([.C817])-SEARCH(&quot; &quot;;[.C817])))" office:value-type="string" office:string-value="Varun Dhawan">
            <text:p>Varun Dhaw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4EE8ETmWDyy4UWGxnHSNTmrFcX7msKns</text:p>
          </table:table-cell>
          <table:table-cell table:style-name="Default" office:value-type="string">
            <text:p>https://lh3.googleusercontent.com/y0qothMfzLRgFzJyUNa-qXsjHtJhFE1QaJ4D8XES2bztlbFAmNq2duIMBEtRc2RLEEZMb3zsLpUkxnc=w60-h60-l90-rj</text:p>
          </table:table-cell>
          <table:table-cell table:style-name="Default" office:value-type="string">
            <text:p>Presenting Vegedream</text:p>
          </table:table-cell>
          <table:table-cell table:style-name="Default" office:value-type="string">
            <text:p>20 songs</text:p>
          </table:table-cell>
          <table:table-cell table:formula="of:=RIGHT([.A818];LEN([.A818])-SEARCH(&quot;=&quot;;[.A818]))" office:value-type="string" office:string-value="RDCLAK5uy_l4EE8ETmWDyy4UWGxnHSNTmrFcX7msKns">
            <text:p>RDCLAK5uy_l4EE8ETmWDyy4UWGxnHSNTmrFcX7msKns</text:p>
          </table:table-cell>
          <table:table-cell table:style-name="ce8" table:formula="of:=ABS(LEFT([.D818] ;LEN([.D818])-6))" office:value-type="float" office:value="20">
            <text:p>20</text:p>
          </table:table-cell>
          <table:table-cell table:formula="of:=PROPER(RIGHT([.C818];LEN([.C818])-SEARCH(&quot; &quot;;[.C818])))" office:value-type="string" office:string-value="Vegedream">
            <text:p>Vegedre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zWuhYnqxC03NYloMGTmorHFgZkA-hXYE</text:p>
          </table:table-cell>
          <table:table-cell office:value-type="string">
            <text:p>https://lh3.googleusercontent.com/qjeK7f1uKUOiFS82-vcugvIAcG3eJhvE443BtBT1yMvkfvOTo43OQP7Fq8YxB--5RXKxsRfls92Zv5U=w60-h60-l90-rj</text:p>
          </table:table-cell>
          <table:table-cell office:value-type="string">
            <text:p>Presenting Venkatesh</text:p>
          </table:table-cell>
          <table:table-cell office:value-type="string">
            <text:p>50 songs</text:p>
          </table:table-cell>
          <table:table-cell table:formula="of:=RIGHT([.A819];LEN([.A819])-SEARCH(&quot;=&quot;;[.A819]))" office:value-type="string" office:string-value="RDCLAK5uy_kzWuhYnqxC03NYloMGTmorHFgZkA-hXYE">
            <text:p>RDCLAK5uy_kzWuhYnqxC03NYloMGTmorHFgZkA-hXYE</text:p>
          </table:table-cell>
          <table:table-cell table:style-name="ce8" table:formula="of:=ABS(LEFT([.D819] ;LEN([.D819])-6))" office:value-type="float" office:value="50">
            <text:p>50</text:p>
          </table:table-cell>
          <table:table-cell table:formula="of:=PROPER(RIGHT([.C819];LEN([.C819])-SEARCH(&quot; &quot;;[.C819])))" office:value-type="string" office:string-value="Venkatesh">
            <text:p>Venkatesh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ezG1lzsWPPNBbduhkelC5gFKMh_8fCMc</text:p>
          </table:table-cell>
          <table:table-cell office:value-type="string">
            <text:p>https://lh3.googleusercontent.com/cIbjLGKT62qEegOH2rkl821TLqO2a8m44ttNMy77FMoSCw5CiwRTxDauqveKN-VsbUitaoqVwQ3VqTY=w60-h60-l90-rj</text:p>
          </table:table-cell>
          <table:table-cell office:value-type="string">
            <text:p>Presenting Vijay</text:p>
          </table:table-cell>
          <table:table-cell office:value-type="string">
            <text:p>45 songs</text:p>
          </table:table-cell>
          <table:table-cell table:formula="of:=RIGHT([.A820];LEN([.A820])-SEARCH(&quot;=&quot;;[.A820]))" office:value-type="string" office:string-value="RDCLAK5uy_nezG1lzsWPPNBbduhkelC5gFKMh_8fCMc">
            <text:p>RDCLAK5uy_nezG1lzsWPPNBbduhkelC5gFKMh_8fCMc</text:p>
          </table:table-cell>
          <table:table-cell table:style-name="ce8" table:formula="of:=ABS(LEFT([.D820] ;LEN([.D820])-6))" office:value-type="float" office:value="45">
            <text:p>45</text:p>
          </table:table-cell>
          <table:table-cell table:formula="of:=PROPER(RIGHT([.C820];LEN([.C820])-SEARCH(&quot; &quot;;[.C820])))" office:value-type="string" office:string-value="Vijay">
            <text:p>Vija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nezG1lzsWPPNBbduhkelC5gFKMh_8fCMc</text:p>
          </table:table-cell>
          <table:table-cell table:style-name="Default" office:value-type="string">
            <text:p>https://lh3.googleusercontent.com/cIbjLGKT62qEegOH2rkl821TLqO2a8m44ttNMy77FMoSCw5CiwRTxDauqveKN-VsbUitaoqVwQ3VqTY=w60-h60-l90-rj</text:p>
          </table:table-cell>
          <table:table-cell table:style-name="Default" office:value-type="string">
            <text:p>Presenting Vijay</text:p>
          </table:table-cell>
          <table:table-cell table:style-name="Default" office:value-type="string">
            <text:p>45 songs</text:p>
          </table:table-cell>
          <table:table-cell table:formula="of:=RIGHT([.A821];LEN([.A821])-SEARCH(&quot;=&quot;;[.A821]))" office:value-type="string" office:string-value="RDCLAK5uy_nezG1lzsWPPNBbduhkelC5gFKMh_8fCMc">
            <text:p>RDCLAK5uy_nezG1lzsWPPNBbduhkelC5gFKMh_8fCMc</text:p>
          </table:table-cell>
          <table:table-cell table:style-name="ce8" table:formula="of:=ABS(LEFT([.D821] ;LEN([.D821])-6))" office:value-type="float" office:value="45">
            <text:p>45</text:p>
          </table:table-cell>
          <table:table-cell table:formula="of:=PROPER(RIGHT([.C821];LEN([.C821])-SEARCH(&quot; &quot;;[.C821])))" office:value-type="string" office:string-value="Vijay">
            <text:p>Vijay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M-h73ZhR3XnAqFzXf2_QxfM46vog4Q1Q</text:p>
          </table:table-cell>
          <table:table-cell office:value-type="string">
            <text:p>https://lh3.googleusercontent.com/U9ENE4RlAFz0yKSaEa66qBoHelolzWnvD-wNUzr6F7IYPn0xDGedOy4C_5FTGbM8MTDNP9CI9oM-Cw=w60-h60-l90-rj</text:p>
          </table:table-cell>
          <table:table-cell office:value-type="string">
            <text:p>Presenting Vikram</text:p>
          </table:table-cell>
          <table:table-cell office:value-type="string">
            <text:p>30 songs</text:p>
          </table:table-cell>
          <table:table-cell table:formula="of:=RIGHT([.A822];LEN([.A822])-SEARCH(&quot;=&quot;;[.A822]))" office:value-type="string" office:string-value="RDCLAK5uy_nM-h73ZhR3XnAqFzXf2_QxfM46vog4Q1Q">
            <text:p>RDCLAK5uy_nM-h73ZhR3XnAqFzXf2_QxfM46vog4Q1Q</text:p>
          </table:table-cell>
          <table:table-cell table:style-name="ce8" table:formula="of:=ABS(LEFT([.D822] ;LEN([.D822])-6))" office:value-type="float" office:value="30">
            <text:p>30</text:p>
          </table:table-cell>
          <table:table-cell table:formula="of:=PROPER(RIGHT([.C822];LEN([.C822])-SEARCH(&quot; &quot;;[.C822])))" office:value-type="string" office:string-value="Vikram">
            <text:p>Vikram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OL8Kp5m2y0yHXiZM_KwtwTBq_CmYI_yA</text:p>
          </table:table-cell>
          <table:table-cell office:value-type="string">
            <text:p>https://lh3.googleusercontent.com/Q3DrdwhxOL6tmiMo9eC2U-micqHstFvX-yF2HkfSiO4_TkIWf_K3vxGrYe_S4TLebo9JG-dy5PEk1zQ=w60-h60-l90-rj</text:p>
          </table:table-cell>
          <table:table-cell office:value-type="string">
            <text:p>Presenting Vishal Dadlani</text:p>
          </table:table-cell>
          <table:table-cell office:value-type="string">
            <text:p>50 songs</text:p>
          </table:table-cell>
          <table:table-cell table:formula="of:=RIGHT([.A823];LEN([.A823])-SEARCH(&quot;=&quot;;[.A823]))" office:value-type="string" office:string-value="RDCLAK5uy_nOL8Kp5m2y0yHXiZM_KwtwTBq_CmYI_yA">
            <text:p>RDCLAK5uy_nOL8Kp5m2y0yHXiZM_KwtwTBq_CmYI_yA</text:p>
          </table:table-cell>
          <table:table-cell table:style-name="ce8" table:formula="of:=ABS(LEFT([.D823] ;LEN([.D823])-6))" office:value-type="float" office:value="50">
            <text:p>50</text:p>
          </table:table-cell>
          <table:table-cell table:formula="of:=PROPER(RIGHT([.C823];LEN([.C823])-SEARCH(&quot; &quot;;[.C823])))" office:value-type="string" office:string-value="Vishal Dadlani">
            <text:p>Vishal Dadlan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mbz9EnRDWgQifre0VALzCGBapJ4egAAM</text:p>
          </table:table-cell>
          <table:table-cell table:style-name="Default" office:value-type="string">
            <text:p>https://lh3.googleusercontent.com/YUPWjk-zeownZ0Ku6-OpBZ2TEbpEor-xrzaG3bXQfC2xLqY4oUObolC2TrJr988Imp5ww0pq7pGrFJo=w60-h60-l90-rj</text:p>
          </table:table-cell>
          <table:table-cell table:style-name="Default" office:value-type="string">
            <text:p>Presenting Vitaa</text:p>
          </table:table-cell>
          <table:table-cell table:style-name="Default" office:value-type="string">
            <text:p>30 songs</text:p>
          </table:table-cell>
          <table:table-cell table:formula="of:=RIGHT([.A824];LEN([.A824])-SEARCH(&quot;=&quot;;[.A824]))" office:value-type="string" office:string-value="RDCLAK5uy_lmbz9EnRDWgQifre0VALzCGBapJ4egAAM">
            <text:p>RDCLAK5uy_lmbz9EnRDWgQifre0VALzCGBapJ4egAAM</text:p>
          </table:table-cell>
          <table:table-cell table:style-name="ce8" table:formula="of:=ABS(LEFT([.D824] ;LEN([.D824])-6))" office:value-type="float" office:value="30">
            <text:p>30</text:p>
          </table:table-cell>
          <table:table-cell table:formula="of:=PROPER(RIGHT([.C824];LEN([.C824])-SEARCH(&quot; &quot;;[.C824])))" office:value-type="string" office:string-value="Vitaa">
            <text:p>Vita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lS1GUEFgoPOSKVXjFb8Us277e2tI958D8</text:p>
          </table:table-cell>
          <table:table-cell office:value-type="string">
            <text:p>https://lh3.googleusercontent.com/QXCDrUKuBTrMNpdGSqoF0oH0RSAmw_uu_ysYGhqheZ0pNlkGfisS1zlIM9KiBIjU4d6DgJI9ZO5-uGw=w60-h60-l90-rj</text:p>
          </table:table-cell>
          <table:table-cell office:value-type="string">
            <text:p>Presenting Vivaldi</text:p>
          </table:table-cell>
          <table:table-cell office:value-type="string">
            <text:p>30 songs</text:p>
          </table:table-cell>
          <table:table-cell table:formula="of:=RIGHT([.A825];LEN([.A825])-SEARCH(&quot;=&quot;;[.A825]))" office:value-type="string" office:string-value="RDCLAK5uy_lS1GUEFgoPOSKVXjFb8Us277e2tI958D8">
            <text:p>RDCLAK5uy_lS1GUEFgoPOSKVXjFb8Us277e2tI958D8</text:p>
          </table:table-cell>
          <table:table-cell table:style-name="ce8" table:formula="of:=ABS(LEFT([.D825] ;LEN([.D825])-6))" office:value-type="float" office:value="30">
            <text:p>30</text:p>
          </table:table-cell>
          <table:table-cell table:formula="of:=PROPER(RIGHT([.C825];LEN([.C825])-SEARCH(&quot; &quot;;[.C825])))" office:value-type="string" office:string-value="Vivaldi">
            <text:p>Vivaldi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KctulIkIUQJnU8I2EkTsL64tqzUXvdXY</text:p>
          </table:table-cell>
          <table:table-cell table:style-name="Default" office:value-type="string">
            <text:p>https://lh3.googleusercontent.com/FjIPq4uuns7KEuJZE1yCSFLSR1BW_-uHVIdI-IN45SUNcvtG4OUVZuMXBVb1F3ji0UysG3N6xZ88cqk=w60-h60-l90-rj</text:p>
          </table:table-cell>
          <table:table-cell table:style-name="Default" office:value-type="string">
            <text:p>Presenting Weezer</text:p>
          </table:table-cell>
          <table:table-cell table:style-name="Default" office:value-type="string">
            <text:p>42 songs</text:p>
          </table:table-cell>
          <table:table-cell table:formula="of:=RIGHT([.A826];LEN([.A826])-SEARCH(&quot;=&quot;;[.A826]))" office:value-type="string" office:string-value="RDCLAK5uy_mKctulIkIUQJnU8I2EkTsL64tqzUXvdXY">
            <text:p>RDCLAK5uy_mKctulIkIUQJnU8I2EkTsL64tqzUXvdXY</text:p>
          </table:table-cell>
          <table:table-cell table:style-name="ce8" table:formula="of:=ABS(LEFT([.D826] ;LEN([.D826])-6))" office:value-type="float" office:value="42">
            <text:p>42</text:p>
          </table:table-cell>
          <table:table-cell table:formula="of:=PROPER(RIGHT([.C826];LEN([.C826])-SEARCH(&quot; &quot;;[.C826])))" office:value-type="string" office:string-value="Weezer">
            <text:p>Weezer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U0SKQ6abiGIUnCNM2cm0yKDPULpjmcoE</text:p>
          </table:table-cell>
          <table:table-cell office:value-type="string">
            <text:p>https://lh3.googleusercontent.com/qsS9N1HTDuyA-MnNv4tVwejBwXDM7v6qaUMukZsWcwvqoj5X2OBmJ6Rt3w4a8c-DiGDnxKjiB3Oh5_Wy=w60-h60-l90-rj</text:p>
          </table:table-cell>
          <table:table-cell office:value-type="string">
            <text:p>Presenting Westlife</text:p>
          </table:table-cell>
          <table:table-cell office:value-type="string">
            <text:p>21 songs</text:p>
          </table:table-cell>
          <table:table-cell table:formula="of:=RIGHT([.A827];LEN([.A827])-SEARCH(&quot;=&quot;;[.A827]))" office:value-type="string" office:string-value="RDCLAK5uy_lU0SKQ6abiGIUnCNM2cm0yKDPULpjmcoE">
            <text:p>RDCLAK5uy_lU0SKQ6abiGIUnCNM2cm0yKDPULpjmcoE</text:p>
          </table:table-cell>
          <table:table-cell table:style-name="ce8" table:formula="of:=ABS(LEFT([.D827] ;LEN([.D827])-6))" office:value-type="float" office:value="21">
            <text:p>21</text:p>
          </table:table-cell>
          <table:table-cell table:formula="of:=PROPER(RIGHT([.C827];LEN([.C827])-SEARCH(&quot; &quot;;[.C827])))" office:value-type="string" office:string-value="Westlife">
            <text:p>Westlif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U0SKQ6abiGIUnCNM2cm0yKDPULpjmcoE</text:p>
          </table:table-cell>
          <table:table-cell table:style-name="Default" office:value-type="string">
            <text:p>https://lh3.googleusercontent.com/qsS9N1HTDuyA-MnNv4tVwejBwXDM7v6qaUMukZsWcwvqoj5X2OBmJ6Rt3w4a8c-DiGDnxKjiB3Oh5_Wy=w60-h60-l90-rj</text:p>
          </table:table-cell>
          <table:table-cell table:style-name="Default" office:value-type="string">
            <text:p>Presenting Westlife</text:p>
          </table:table-cell>
          <table:table-cell table:style-name="Default" office:value-type="string">
            <text:p>21 songs</text:p>
          </table:table-cell>
          <table:table-cell table:formula="of:=RIGHT([.A828];LEN([.A828])-SEARCH(&quot;=&quot;;[.A828]))" office:value-type="string" office:string-value="RDCLAK5uy_lU0SKQ6abiGIUnCNM2cm0yKDPULpjmcoE">
            <text:p>RDCLAK5uy_lU0SKQ6abiGIUnCNM2cm0yKDPULpjmcoE</text:p>
          </table:table-cell>
          <table:table-cell table:style-name="ce8" table:formula="of:=ABS(LEFT([.D828] ;LEN([.D828])-6))" office:value-type="float" office:value="21">
            <text:p>21</text:p>
          </table:table-cell>
          <table:table-cell table:formula="of:=PROPER(RIGHT([.C828];LEN([.C828])-SEARCH(&quot; &quot;;[.C828])))" office:value-type="string" office:string-value="Westlife">
            <text:p>Westlife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n8t-El8W793FlPo-RljkjMX6Yofa-PxhU</text:p>
          </table:table-cell>
          <table:table-cell office:value-type="string">
            <text:p>https://lh3.googleusercontent.com/1t2-1sql9iT62fndusT_sK9Z4iGr0OEiytDrSTgk68e_lvowsINXblo4lTHtNUxp3hgUWx-b4XuL0E4=w60-h60-l90-rj</text:p>
          </table:table-cell>
          <table:table-cell office:value-type="string">
            <text:p>Presenting WhaleDontSleep</text:p>
          </table:table-cell>
          <table:table-cell office:value-type="string">
            <text:p>35 songs</text:p>
          </table:table-cell>
          <table:table-cell table:formula="of:=RIGHT([.A829];LEN([.A829])-SEARCH(&quot;=&quot;;[.A829]))" office:value-type="string" office:string-value="RDCLAK5uy_n8t-El8W793FlPo-RljkjMX6Yofa-PxhU">
            <text:p>RDCLAK5uy_n8t-El8W793FlPo-RljkjMX6Yofa-PxhU</text:p>
          </table:table-cell>
          <table:table-cell table:style-name="ce8" table:formula="of:=ABS(LEFT([.D829] ;LEN([.D829])-6))" office:value-type="float" office:value="35">
            <text:p>35</text:p>
          </table:table-cell>
          <table:table-cell table:formula="of:=PROPER(RIGHT([.C829];LEN([.C829])-SEARCH(&quot; &quot;;[.C829])))" office:value-type="string" office:string-value="Whaledontsleep">
            <text:p>Whaledontsleep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lGB6N98QSBatG1828RY7-V-oOroRfx5To</text:p>
          </table:table-cell>
          <table:table-cell office:value-type="string">
            <text:p>https://lh3.googleusercontent.com/SoDTCKr4uKw1WElXqfq0yTjWp_S63zLI7ZxAYyD4JAILY48OAiv8uPvgtnANNvLvKaQ5LsBiHmCzVkE=w60-h60-l90-rj</text:p>
          </table:table-cell>
          <table:table-cell office:value-type="string">
            <text:p>Presenting Whitney Houston</text:p>
          </table:table-cell>
          <table:table-cell office:value-type="string">
            <text:p>33 songs</text:p>
          </table:table-cell>
          <table:table-cell table:formula="of:=RIGHT([.A830];LEN([.A830])-SEARCH(&quot;=&quot;;[.A830]))" office:value-type="string" office:string-value="RDCLAK5uy_lGB6N98QSBatG1828RY7-V-oOroRfx5To">
            <text:p>RDCLAK5uy_lGB6N98QSBatG1828RY7-V-oOroRfx5To</text:p>
          </table:table-cell>
          <table:table-cell table:style-name="ce8" table:formula="of:=ABS(LEFT([.D830] ;LEN([.D830])-6))" office:value-type="float" office:value="33">
            <text:p>33</text:p>
          </table:table-cell>
          <table:table-cell table:formula="of:=PROPER(RIGHT([.C830];LEN([.C830])-SEARCH(&quot; &quot;;[.C830])))" office:value-type="string" office:string-value="Whitney Houston">
            <text:p>Whitney Housto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lGB6N98QSBatG1828RY7-V-oOroRfx5To</text:p>
          </table:table-cell>
          <table:table-cell table:style-name="Default" office:value-type="string">
            <text:p>https://lh3.googleusercontent.com/SoDTCKr4uKw1WElXqfq0yTjWp_S63zLI7ZxAYyD4JAILY48OAiv8uPvgtnANNvLvKaQ5LsBiHmCzVkE=w60-h60-l90-rj</text:p>
          </table:table-cell>
          <table:table-cell table:style-name="Default" office:value-type="string">
            <text:p>Presenting Whitney Houston</text:p>
          </table:table-cell>
          <table:table-cell table:style-name="Default" office:value-type="string">
            <text:p>33 songs</text:p>
          </table:table-cell>
          <table:table-cell table:formula="of:=RIGHT([.A831];LEN([.A831])-SEARCH(&quot;=&quot;;[.A831]))" office:value-type="string" office:string-value="RDCLAK5uy_lGB6N98QSBatG1828RY7-V-oOroRfx5To">
            <text:p>RDCLAK5uy_lGB6N98QSBatG1828RY7-V-oOroRfx5To</text:p>
          </table:table-cell>
          <table:table-cell table:style-name="ce8" table:formula="of:=ABS(LEFT([.D831] ;LEN([.D831])-6))" office:value-type="float" office:value="33">
            <text:p>33</text:p>
          </table:table-cell>
          <table:table-cell table:formula="of:=PROPER(RIGHT([.C831];LEN([.C831])-SEARCH(&quot; &quot;;[.C831])))" office:value-type="string" office:string-value="Whitney Houston">
            <text:p>Whitney Housto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GXEmbtrmoUF9NG7m0WkxpF_qLKYR3YOU</text:p>
          </table:table-cell>
          <table:table-cell office:value-type="string">
            <text:p>https://lh3.googleusercontent.com/0GRi2j2Z3gqZ6_gpu3vuQ-_gl1kEaFycGB4ThmB213AbZJTaYY5g0WJZQ2pQolGeiUcXbLtSdpUQRLk=w60-h60-l90-rj</text:p>
          </table:table-cell>
          <table:table-cell office:value-type="string">
            <text:p>Presenting Wiz Khalifa</text:p>
          </table:table-cell>
          <table:table-cell office:value-type="string">
            <text:p>24 songs</text:p>
          </table:table-cell>
          <table:table-cell table:formula="of:=RIGHT([.A832];LEN([.A832])-SEARCH(&quot;=&quot;;[.A832]))" office:value-type="string" office:string-value="RDCLAK5uy_nGXEmbtrmoUF9NG7m0WkxpF_qLKYR3YOU">
            <text:p>RDCLAK5uy_nGXEmbtrmoUF9NG7m0WkxpF_qLKYR3YOU</text:p>
          </table:table-cell>
          <table:table-cell table:style-name="ce8" table:formula="of:=ABS(LEFT([.D832] ;LEN([.D832])-6))" office:value-type="float" office:value="24">
            <text:p>24</text:p>
          </table:table-cell>
          <table:table-cell table:formula="of:=PROPER(RIGHT([.C832];LEN([.C832])-SEARCH(&quot; &quot;;[.C832])))" office:value-type="string" office:string-value="Wiz Khalifa">
            <text:p>Wiz Khalifa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n3cTHRu6QSPIkQ8SyEjM0gjeHKxAgdf-k</text:p>
          </table:table-cell>
          <table:table-cell table:style-name="Default" office:value-type="string">
            <text:p>https://lh3.googleusercontent.com/579iPPEnQdZ-sN4KfPHQ4H_tUZnSSN_UkabzNU-mJ00xPtCJ9X2Agncv1NifuOxNV9Rtjn03JaMGMFA=w60-h60-l90-rj</text:p>
          </table:table-cell>
          <table:table-cell table:style-name="Default" office:value-type="string">
            <text:p>Presenting WizKid</text:p>
          </table:table-cell>
          <table:table-cell table:style-name="Default" office:value-type="string">
            <text:p>59 songs</text:p>
          </table:table-cell>
          <table:table-cell table:formula="of:=RIGHT([.A833];LEN([.A833])-SEARCH(&quot;=&quot;;[.A833]))" office:value-type="string" office:string-value="RDCLAK5uy_n3cTHRu6QSPIkQ8SyEjM0gjeHKxAgdf-k">
            <text:p>RDCLAK5uy_n3cTHRu6QSPIkQ8SyEjM0gjeHKxAgdf-k</text:p>
          </table:table-cell>
          <table:table-cell table:style-name="ce8" table:formula="of:=ABS(LEFT([.D833] ;LEN([.D833])-6))" office:value-type="float" office:value="59">
            <text:p>59</text:p>
          </table:table-cell>
          <table:table-cell table:formula="of:=PROPER(RIGHT([.C833];LEN([.C833])-SEARCH(&quot; &quot;;[.C833])))" office:value-type="string" office:string-value="Wizkid">
            <text:p>Wizkid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iLpPycloN38_kSYm1zGKQNRGiljojDjg</text:p>
          </table:table-cell>
          <table:table-cell table:style-name="Default" office:value-type="string">
            <text:p>https://lh3.googleusercontent.com/r4dfSGU8HNp_H5Ptl-uzu4cyKayxJT02GhPXPJoFZ6qA-yMFlmYmupHNtbPiVcS261S9PxoIJBThR-s=w60-h60-l90-rj</text:p>
          </table:table-cell>
          <table:table-cell table:style-name="Default" office:value-type="string">
            <text:p>Presenting Wretch 32</text:p>
          </table:table-cell>
          <table:table-cell table:style-name="Default" office:value-type="string">
            <text:p>34 songs</text:p>
          </table:table-cell>
          <table:table-cell table:formula="of:=RIGHT([.A834];LEN([.A834])-SEARCH(&quot;=&quot;;[.A834]))" office:value-type="string" office:string-value="RDCLAK5uy_miLpPycloN38_kSYm1zGKQNRGiljojDjg">
            <text:p>RDCLAK5uy_miLpPycloN38_kSYm1zGKQNRGiljojDjg</text:p>
          </table:table-cell>
          <table:table-cell table:style-name="ce8" table:formula="of:=ABS(LEFT([.D834] ;LEN([.D834])-6))" office:value-type="float" office:value="34">
            <text:p>34</text:p>
          </table:table-cell>
          <table:table-cell table:formula="of:=PROPER(RIGHT([.C834];LEN([.C834])-SEARCH(&quot; &quot;;[.C834])))" office:value-type="string" office:string-value="Wretch 32">
            <text:p>Wretch 32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cQbRBXwJbY9096grp3zIiOIkby2dJXII</text:p>
          </table:table-cell>
          <table:table-cell office:value-type="string">
            <text:p>https://lh3.googleusercontent.com/BcjSiT_ZiEGjJnNCQyYFIcpPG3odDD37Trxd9ktuYJ_oDHob706_jHfMlxgdHuoMuMHITiIFf9kY69A=w60-h60-l90-rj</text:p>
          </table:table-cell>
          <table:table-cell office:value-type="string">
            <text:p>Presenting Wu-Tang Clan</text:p>
          </table:table-cell>
          <table:table-cell office:value-type="string">
            <text:p>23 songs</text:p>
          </table:table-cell>
          <table:table-cell table:formula="of:=RIGHT([.A835];LEN([.A835])-SEARCH(&quot;=&quot;;[.A835]))" office:value-type="string" office:string-value="RDCLAK5uy_kcQbRBXwJbY9096grp3zIiOIkby2dJXII">
            <text:p>RDCLAK5uy_kcQbRBXwJbY9096grp3zIiOIkby2dJXII</text:p>
          </table:table-cell>
          <table:table-cell table:style-name="ce8" table:formula="of:=ABS(LEFT([.D835] ;LEN([.D835])-6))" office:value-type="float" office:value="23">
            <text:p>23</text:p>
          </table:table-cell>
          <table:table-cell table:formula="of:=PROPER(RIGHT([.C835];LEN([.C835])-SEARCH(&quot; &quot;;[.C835])))" office:value-type="string" office:string-value="Wu-Tang Clan">
            <text:p>Wu-Tang Clan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cQbRBXwJbY9096grp3zIiOIkby2dJXII</text:p>
          </table:table-cell>
          <table:table-cell table:style-name="Default" office:value-type="string">
            <text:p>https://lh3.googleusercontent.com/BcjSiT_ZiEGjJnNCQyYFIcpPG3odDD37Trxd9ktuYJ_oDHob706_jHfMlxgdHuoMuMHITiIFf9kY69A=w60-h60-l90-rj</text:p>
          </table:table-cell>
          <table:table-cell table:style-name="Default" office:value-type="string">
            <text:p>Presenting Wu-Tang Clan</text:p>
          </table:table-cell>
          <table:table-cell table:style-name="Default" office:value-type="string">
            <text:p>23 songs</text:p>
          </table:table-cell>
          <table:table-cell table:formula="of:=RIGHT([.A836];LEN([.A836])-SEARCH(&quot;=&quot;;[.A836]))" office:value-type="string" office:string-value="RDCLAK5uy_kcQbRBXwJbY9096grp3zIiOIkby2dJXII">
            <text:p>RDCLAK5uy_kcQbRBXwJbY9096grp3zIiOIkby2dJXII</text:p>
          </table:table-cell>
          <table:table-cell table:style-name="ce8" table:formula="of:=ABS(LEFT([.D836] ;LEN([.D836])-6))" office:value-type="float" office:value="23">
            <text:p>23</text:p>
          </table:table-cell>
          <table:table-cell table:formula="of:=PROPER(RIGHT([.C836];LEN([.C836])-SEARCH(&quot; &quot;;[.C836])))" office:value-type="string" office:string-value="Wu-Tang Clan">
            <text:p>Wu-Tang Clan</text:p>
          </table:table-cell>
          <table:table-cell table:number-columns-repeated="1017"/>
        </table:table-row>
        <table:table-row table:style-name="ro2">
          <table:table-cell office:value-type="string">
            <text:p>https://music.youtube.com/playlist?list=RDCLAK5uy_lOxR6qHIJtKDTce2u1BERkYEVuQyqGK1I</text:p>
          </table:table-cell>
          <table:table-cell office:value-type="string">
            <text:p>https://lh3.googleusercontent.com/if0-dUeXvWdeYwy7Xfs8BzyGmMnHlJb3Hl9kKigaZZUGng8DmhGxzC-1PHe4Lz7XYviu_MSUBK2m7w=w60-h60-l90-rj</text:p>
          </table:table-cell>
          <table:table-cell office:value-type="string">
            <text:p>Presenting XG</text:p>
          </table:table-cell>
          <table:table-cell office:value-type="string">
            <text:p>22 songs</text:p>
          </table:table-cell>
          <table:table-cell table:formula="of:=RIGHT([.A837];LEN([.A837])-SEARCH(&quot;=&quot;;[.A837]))" office:value-type="string" office:string-value="RDCLAK5uy_lOxR6qHIJtKDTce2u1BERkYEVuQyqGK1I">
            <text:p>RDCLAK5uy_lOxR6qHIJtKDTce2u1BERkYEVuQyqGK1I</text:p>
          </table:table-cell>
          <table:table-cell table:style-name="ce8" table:formula="of:=ABS(LEFT([.D837] ;LEN([.D837])-6))" office:value-type="float" office:value="22">
            <text:p>22</text:p>
          </table:table-cell>
          <table:table-cell table:formula="of:=PROPER(RIGHT([.C837];LEN([.C837])-SEARCH(&quot; &quot;;[.C837])))" office:value-type="string" office:string-value="Xg">
            <text:p>Xg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S_v2Pw8buWihbrDIcex8ntpKjg3QLFbQ</text:p>
          </table:table-cell>
          <table:table-cell office:value-type="string">
            <text:p>https://lh3.googleusercontent.com/euq3oUtyKgsIIVhVi8Obgxg6kpbeaVAVSqSpZJZ1uQ8JIeiimHwk9Gfvs5rbq1qb61Nfms-0OGiWsW4=w60-h60-l90-rj</text:p>
          </table:table-cell>
          <table:table-cell office:value-type="string">
            <text:p>Presenting Yandel</text:p>
          </table:table-cell>
          <table:table-cell office:value-type="string">
            <text:p>41 songs</text:p>
          </table:table-cell>
          <table:table-cell table:formula="of:=RIGHT([.A838];LEN([.A838])-SEARCH(&quot;=&quot;;[.A838]))" office:value-type="string" office:string-value="RDCLAK5uy_mS_v2Pw8buWihbrDIcex8ntpKjg3QLFbQ">
            <text:p>RDCLAK5uy_mS_v2Pw8buWihbrDIcex8ntpKjg3QLFbQ</text:p>
          </table:table-cell>
          <table:table-cell table:style-name="ce8" table:formula="of:=ABS(LEFT([.D838] ;LEN([.D838])-6))" office:value-type="float" office:value="41">
            <text:p>41</text:p>
          </table:table-cell>
          <table:table-cell table:formula="of:=PROPER(RIGHT([.C838];LEN([.C838])-SEARCH(&quot; &quot;;[.C838])))" office:value-type="string" office:string-value="Yandel">
            <text:p>Yandel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k5kLREaEn29fvAQJy8oJogKhpEsEpUeCw</text:p>
          </table:table-cell>
          <table:table-cell table:style-name="Default" office:value-type="string">
            <text:p>https://lh3.googleusercontent.com/OK36VzfKl6MannhNsgBg9Aku8qJXZqgHIfiSWDa0mfs-ATmFVDeq82IDq1KEdk1VApGw-4eF6w73ZNx6=w60-h60-l90-rj</text:p>
          </table:table-cell>
          <table:table-cell table:style-name="Default" office:value-type="string">
            <text:p>Presenting Young Lex</text:p>
          </table:table-cell>
          <table:table-cell table:style-name="Default" office:value-type="string">
            <text:p>20 songs</text:p>
          </table:table-cell>
          <table:table-cell table:formula="of:=RIGHT([.A839];LEN([.A839])-SEARCH(&quot;=&quot;;[.A839]))" office:value-type="string" office:string-value="RDCLAK5uy_k5kLREaEn29fvAQJy8oJogKhpEsEpUeCw">
            <text:p>RDCLAK5uy_k5kLREaEn29fvAQJy8oJogKhpEsEpUeCw</text:p>
          </table:table-cell>
          <table:table-cell table:style-name="ce8" table:formula="of:=ABS(LEFT([.D839] ;LEN([.D839])-6))" office:value-type="float" office:value="20">
            <text:p>20</text:p>
          </table:table-cell>
          <table:table-cell table:formula="of:=PROPER(RIGHT([.C839];LEN([.C839])-SEARCH(&quot; &quot;;[.C839])))" office:value-type="string" office:string-value="Young Lex">
            <text:p>Young Le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fwIK1XHgAuIhXDzX-YcEbu_b_0P7fZ4Q</text:p>
          </table:table-cell>
          <table:table-cell table:style-name="Default" office:value-type="string">
            <text:p>https://lh3.googleusercontent.com/7KbD3ibXtJBzucO1JYECWjTeNd71QOM7ibJHpSFs7eDH1pCqqlVM9FYt9MjCU7rBGaA9BRtHia4uNQ=w60-h60-l90-rj</text:p>
          </table:table-cell>
          <table:table-cell table:style-name="Default" office:value-type="string">
            <text:p>Presenting Young T &amp; Bugsey</text:p>
          </table:table-cell>
          <table:table-cell table:style-name="Default" office:value-type="string">
            <text:p>24 songs</text:p>
          </table:table-cell>
          <table:table-cell table:formula="of:=RIGHT([.A840];LEN([.A840])-SEARCH(&quot;=&quot;;[.A840]))" office:value-type="string" office:string-value="RDCLAK5uy_nfwIK1XHgAuIhXDzX-YcEbu_b_0P7fZ4Q">
            <text:p>RDCLAK5uy_nfwIK1XHgAuIhXDzX-YcEbu_b_0P7fZ4Q</text:p>
          </table:table-cell>
          <table:table-cell table:style-name="ce8" table:formula="of:=ABS(LEFT([.D840] ;LEN([.D840])-6))" office:value-type="float" office:value="24">
            <text:p>24</text:p>
          </table:table-cell>
          <table:table-cell table:formula="of:=PROPER(RIGHT([.C840];LEN([.C840])-SEARCH(&quot; &quot;;[.C840])))" office:value-type="string" office:string-value="Young T &amp; Bugsey">
            <text:p>Young T &amp; Bugsey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890C-DqbRDCiDlweM6cgUu04laY9YGjk</text:p>
          </table:table-cell>
          <table:table-cell office:value-type="string">
            <text:p>https://lh3.googleusercontent.com/Jqys35YI5tJi_1dHy9tML9VpLP9Jo-qx-k8DbXtbMmXB-aFwGoJ2GGTa5wc2dDFlV2SIyMXEUxuD-9I=w60-h60-l90-rj</text:p>
          </table:table-cell>
          <table:table-cell office:value-type="string">
            <text:p>Presenting Young Thug</text:p>
          </table:table-cell>
          <table:table-cell office:value-type="string">
            <text:p>55 songs</text:p>
          </table:table-cell>
          <table:table-cell table:formula="of:=RIGHT([.A841];LEN([.A841])-SEARCH(&quot;=&quot;;[.A841]))" office:value-type="string" office:string-value="RDCLAK5uy_m890C-DqbRDCiDlweM6cgUu04laY9YGjk">
            <text:p>RDCLAK5uy_m890C-DqbRDCiDlweM6cgUu04laY9YGjk</text:p>
          </table:table-cell>
          <table:table-cell table:style-name="ce8" table:formula="of:=ABS(LEFT([.D841] ;LEN([.D841])-6))" office:value-type="float" office:value="55">
            <text:p>55</text:p>
          </table:table-cell>
          <table:table-cell table:formula="of:=PROPER(RIGHT([.C841];LEN([.C841])-SEARCH(&quot; &quot;;[.C841])))" office:value-type="string" office:string-value="Young Thug">
            <text:p>Young Thug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m890C-DqbRDCiDlweM6cgUu04laY9YGjk</text:p>
          </table:table-cell>
          <table:table-cell table:style-name="Default" office:value-type="string">
            <text:p>https://lh3.googleusercontent.com/Jqys35YI5tJi_1dHy9tML9VpLP9Jo-qx-k8DbXtbMmXB-aFwGoJ2GGTa5wc2dDFlV2SIyMXEUxuD-9I=w60-h60-l90-rj</text:p>
          </table:table-cell>
          <table:table-cell table:style-name="Default" office:value-type="string">
            <text:p>Presenting Young Thug</text:p>
          </table:table-cell>
          <table:table-cell table:style-name="Default" office:value-type="string">
            <text:p>55 songs</text:p>
          </table:table-cell>
          <table:table-cell table:formula="of:=RIGHT([.A842];LEN([.A842])-SEARCH(&quot;=&quot;;[.A842]))" office:value-type="string" office:string-value="RDCLAK5uy_m890C-DqbRDCiDlweM6cgUu04laY9YGjk">
            <text:p>RDCLAK5uy_m890C-DqbRDCiDlweM6cgUu04laY9YGjk</text:p>
          </table:table-cell>
          <table:table-cell table:style-name="ce8" table:formula="of:=ABS(LEFT([.D842] ;LEN([.D842])-6))" office:value-type="float" office:value="55">
            <text:p>55</text:p>
          </table:table-cell>
          <table:table-cell table:formula="of:=PROPER(RIGHT([.C842];LEN([.C842])-SEARCH(&quot; &quot;;[.C842])))" office:value-type="string" office:string-value="Young Thug">
            <text:p>Young Thug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fZUyLC5_r7GMYc1C8DFh695h63E8WKCA</text:p>
          </table:table-cell>
          <table:table-cell office:value-type="string">
            <text:p>https://lh3.googleusercontent.com/kin-1elru_q5e9NBT0CP2xgXie-nmld1S6beJN-YMPjC0srdA4slxlg_lWnxTAeBn8XWxqLxPv18JZw=w60-h60-l90-rj</text:p>
          </table:table-cell>
          <table:table-cell office:value-type="string">
            <text:p>Presenting Yuika</text:p>
          </table:table-cell>
          <table:table-cell office:value-type="string">
            <text:p>18 songs</text:p>
          </table:table-cell>
          <table:table-cell table:formula="of:=RIGHT([.A843];LEN([.A843])-SEARCH(&quot;=&quot;;[.A843]))" office:value-type="string" office:string-value="RDCLAK5uy_kfZUyLC5_r7GMYc1C8DFh695h63E8WKCA">
            <text:p>RDCLAK5uy_kfZUyLC5_r7GMYc1C8DFh695h63E8WKCA</text:p>
          </table:table-cell>
          <table:table-cell table:style-name="ce8" table:formula="of:=ABS(LEFT([.D843] ;LEN([.D843])-6))" office:value-type="float" office:value="18">
            <text:p>18</text:p>
          </table:table-cell>
          <table:table-cell table:formula="of:=PROPER(RIGHT([.C843];LEN([.C843])-SEARCH(&quot; &quot;;[.C843])))" office:value-type="string" office:string-value="Yuika">
            <text:p>Yuika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kfZUyLC5_r7GMYc1C8DFh695h63E8WKCA</text:p>
          </table:table-cell>
          <table:table-cell table:style-name="Default" office:value-type="string">
            <text:p>https://lh3.googleusercontent.com/kin-1elru_q5e9NBT0CP2xgXie-nmld1S6beJN-YMPjC0srdA4slxlg_lWnxTAeBn8XWxqLxPv18JZw=w60-h60-l90-rj</text:p>
          </table:table-cell>
          <table:table-cell table:style-name="Default" office:value-type="string">
            <text:p>Presenting Yuika</text:p>
          </table:table-cell>
          <table:table-cell table:style-name="Default" office:value-type="string">
            <text:p>18 songs</text:p>
          </table:table-cell>
          <table:table-cell table:formula="of:=RIGHT([.A844];LEN([.A844])-SEARCH(&quot;=&quot;;[.A844]))" office:value-type="string" office:string-value="RDCLAK5uy_kfZUyLC5_r7GMYc1C8DFh695h63E8WKCA">
            <text:p>RDCLAK5uy_kfZUyLC5_r7GMYc1C8DFh695h63E8WKCA</text:p>
          </table:table-cell>
          <table:table-cell table:style-name="ce8" table:formula="of:=ABS(LEFT([.D844] ;LEN([.D844])-6))" office:value-type="float" office:value="18">
            <text:p>18</text:p>
          </table:table-cell>
          <table:table-cell table:formula="of:=PROPER(RIGHT([.C844];LEN([.C844])-SEARCH(&quot; &quot;;[.C844])))" office:value-type="string" office:string-value="Yuika">
            <text:p>Yuika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https://music.youtube.com/playlist?list=RDCLAK5uy_kye3OIpSUOcFPMNeUiy7aH-LdcRwr9oYE</text:p>
          </table:table-cell>
          <table:table-cell table:style-name="Default" office:value-type="string">
            <text:p>https://lh3.googleusercontent.com/b5ygbcJpuvcFpvvB0WM6bHTYeR2L6vxOiWlJUCCUOIZpY2-YERvT9m-I6Pg0Hs9FOOuC8FTCzWtks1U=w60-h60-l90-rj</text:p>
          </table:table-cell>
          <table:table-cell table:style-name="Default" office:value-type="string">
            <text:p>Presenting Yungen</text:p>
          </table:table-cell>
          <table:table-cell table:style-name="Default" office:value-type="string">
            <text:p>23 songs</text:p>
          </table:table-cell>
          <table:table-cell table:formula="of:=RIGHT([.A845];LEN([.A845])-SEARCH(&quot;=&quot;;[.A845]))" office:value-type="string" office:string-value="RDCLAK5uy_kye3OIpSUOcFPMNeUiy7aH-LdcRwr9oYE">
            <text:p>RDCLAK5uy_kye3OIpSUOcFPMNeUiy7aH-LdcRwr9oYE</text:p>
          </table:table-cell>
          <table:table-cell table:style-name="ce8" table:formula="of:=ABS(LEFT([.D845] ;LEN([.D845])-6))" office:value-type="float" office:value="23">
            <text:p>23</text:p>
          </table:table-cell>
          <table:table-cell table:formula="of:=PROPER(RIGHT([.C845];LEN([.C845])-SEARCH(&quot; &quot;;[.C845])))" office:value-type="string" office:string-value="Yungen">
            <text:p>Yunge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LoOD_qmw3tbm6mv_CFqOFjFeataSikxk</text:p>
          </table:table-cell>
          <table:table-cell office:value-type="string">
            <text:p>https://lh3.googleusercontent.com/qy2fW7qcZYypbux2y7yvCOZlna-Of258G9NcKMiBM-4TX2u4w8GDRjnVEF9gly42ZHMuS7pjMTNmMUw=w60-h60-l90-rj</text:p>
          </table:table-cell>
          <table:table-cell office:value-type="string">
            <text:p>Presenting ZAYN</text:p>
          </table:table-cell>
          <table:table-cell office:value-type="string">
            <text:p>14 songs</text:p>
          </table:table-cell>
          <table:table-cell table:formula="of:=RIGHT([.A846];LEN([.A846])-SEARCH(&quot;=&quot;;[.A846]))" office:value-type="string" office:string-value="RDCLAK5uy_nLoOD_qmw3tbm6mv_CFqOFjFeataSikxk">
            <text:p>RDCLAK5uy_nLoOD_qmw3tbm6mv_CFqOFjFeataSikxk</text:p>
          </table:table-cell>
          <table:table-cell table:style-name="ce8" table:formula="of:=ABS(LEFT([.D846] ;LEN([.D846])-6))" office:value-type="float" office:value="14">
            <text:p>14</text:p>
          </table:table-cell>
          <table:table-cell table:formula="of:=PROPER(RIGHT([.C846];LEN([.C846])-SEARCH(&quot; &quot;;[.C846])))" office:value-type="string" office:string-value="Zayn">
            <text:p>Zayn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https://music.youtube.com/playlist?list=RDCLAK5uy_nxYGDw1L3XvlvxejdD-TCkn9Xd98igLQE</text:p>
          </table:table-cell>
          <table:table-cell office:value-type="string">
            <text:p>https://lh3.googleusercontent.com/PDXNcMKroLgugfQkfVDLpyT9G7CuaL9NDi6en_VEMC3b2Sh36p_RrU7wxk5etXt9r8bVQ8FtUB0g49A=w60-h60-l90-rj</text:p>
          </table:table-cell>
          <table:table-cell office:value-type="string">
            <text:p>Presenting Zé Neto &amp; Cristiano</text:p>
          </table:table-cell>
          <table:table-cell office:value-type="string">
            <text:p>50 songs</text:p>
          </table:table-cell>
          <table:table-cell table:formula="of:=RIGHT([.A847];LEN([.A847])-SEARCH(&quot;=&quot;;[.A847]))" office:value-type="string" office:string-value="RDCLAK5uy_nxYGDw1L3XvlvxejdD-TCkn9Xd98igLQE">
            <text:p>RDCLAK5uy_nxYGDw1L3XvlvxejdD-TCkn9Xd98igLQE</text:p>
          </table:table-cell>
          <table:table-cell table:style-name="ce8" table:formula="of:=ABS(LEFT([.D847] ;LEN([.D847])-6))" office:value-type="float" office:value="50">
            <text:p>50</text:p>
          </table:table-cell>
          <table:table-cell table:formula="of:=PROPER(RIGHT([.C847];LEN([.C847])-SEARCH(&quot; &quot;;[.C847])))" office:value-type="string" office:string-value="Zé Neto &amp; Cristiano">
            <text:p>Zé Neto &amp; Cristiano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https://music.youtube.com/playlist?list=RDCLAK5uy_mRJGO-o7U_4I-Bx4gIRlTikhU4rjnPSik</text:p>
          </table:table-cell>
          <table:table-cell table:style-name="Default" office:value-type="string">
            <text:p>https://lh3.googleusercontent.com/m5CrNZ91F2DVr2vCs3l4hTMj80xofY6e3NQNQ57-xhhUSF6bQLpjJHYhysuJLTphk6v1RZLwKAy9Ww=w60-h60-l90-rj</text:p>
          </table:table-cell>
          <table:table-cell table:style-name="Default" office:value-type="string">
            <text:p>Presenting ZZ Top</text:p>
          </table:table-cell>
          <table:table-cell table:style-name="Default" office:value-type="string">
            <text:p>28 songs</text:p>
          </table:table-cell>
          <table:table-cell table:formula="of:=RIGHT([.A848];LEN([.A848])-SEARCH(&quot;=&quot;;[.A848]))" office:value-type="string" office:string-value="RDCLAK5uy_mRJGO-o7U_4I-Bx4gIRlTikhU4rjnPSik">
            <text:p>RDCLAK5uy_mRJGO-o7U_4I-Bx4gIRlTikhU4rjnPSik</text:p>
          </table:table-cell>
          <table:table-cell table:style-name="ce8" table:formula="of:=ABS(LEFT([.D848] ;LEN([.D848])-6))" office:value-type="float" office:value="28">
            <text:p>28</text:p>
          </table:table-cell>
          <table:table-cell table:formula="of:=PROPER(RIGHT([.C848];LEN([.C848])-SEARCH(&quot; &quot;;[.C848])))" office:value-type="string" office:string-value="Zz Top">
            <text:p>Zz Top</text:p>
          </table:table-cell>
          <table:table-cell table:number-columns-repeated="1017"/>
        </table:table-row>
        <table:table-row table:style-name="ro2" table:visibility="filter" table:number-rows-repeated="12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2" table:visibility="filter" table:number-rows-repeated="1047704">
          <table:table-cell table:number-columns-repeated="1024"/>
        </table:table-row>
        <table:table-row table:style-name="ro2" table:number-rows-repeated="1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name="ALL_DATA_ABCDEFGH" table:target-range-address="'Youtube Music &quot;Presenting&quot; ARTISTS'.A1:'Youtube Music &quot;Presenting&quot; ARTISTS'.H490" table:on-update-keep-styles="true" table:on-update-keep-size="false">
          <table:sort>
            <table:sort-by table:field-number="6" table:data-type="automatic"/>
          </table:sort>
        </table:database-range>
        <table:database-range table:name="ALL_DATA_ABCDEFGH_ii" table:target-range-address="'Youtube Music &quot;Presenting&quot; ARTISTS'.A1:'Youtube Music &quot;Presenting&quot; ARTISTS'.H856" table:on-update-keep-styles="true" table:on-update-keep-size="false">
          <table:filter table:display-duplicates="false">
            <table:filter-and>
              <table:filter-condition table:field-number="6" table:data-type="number" table:value="0" table:operator="!empty"/>
              <table:filter-condition table:field-number="0" table:data-type="number" table:value="0" table:operator="!empty"/>
            </table:filter-and>
          </table:filter>
          <table:sort>
            <table:sort-by table:field-number="6" table:data-type="automatic"/>
          </table:sort>
        </table:database-range>
        <table:database-range table:name="ALL_DATA_ABCDEFGHI" table:target-range-address="'Youtube Music &quot;Presenting&quot; ARTISTS'.B1:'Youtube Music &quot;Presenting&quot; ARTISTS'.I848" table:on-update-keep-styles="true" table:on-update-keep-size="false">
          <table:filter table:display-duplicates="false">
            <table:filter-and>
              <table:filter-condition table:field-number="1" table:data-type="number" table:value="0" table:operator="!empty"/>
              <table:filter-condition table:field-number="7" table:value="x" table:operator="does-not-contain"/>
            </table:filter-and>
          </table:filter>
        </table:database-range>
        <table:database-range table:name="RAW_DATA_ABCD" table:target-range-address="'Youtube Music Featured Playlists'.A1:'Youtube Music Featured Playlists'.D3196" table:on-update-keep-styles="true" table:on-update-keep-size="false">
          <table:filter table:display-duplicates="false">
            <table:filter-and>
              <table:filter-condition table:field-number="0" table:data-type="number" table:value="0" table:operator="!empty"/>
              <table:filter-condition table:field-number="1" table:value="data:image/gif;base64,R0lGODlhAQABAIAAAAAAAP///yH5BAEAAAAALAAAAAABAAEAAAIBRAA7" table:operator="does-not-contain"/>
              <table:filter-condition table:field-number="2" table:data-type="number" table:value="0" table:operator="!empty"/>
              <table:filter-condition table:field-number="3" table:data-type="number" table:value="0" table:operator="!empty"/>
            </table:filter-and>
          </table:filter>
          <table:sort>
            <table:sort-by table:field-number="2" table:data-type="automatic"/>
          </table:sort>
        </table:database-range>
        <table:database-range table:target-range-address="'Youtube Music &quot;Presenting&quot; ARTISTS'.A1:'Youtube Music &quot;Presenting&quot; ARTISTS'.I1048564">
          <table:filter table:display-duplicates="false">
            <table:filter-and>
              <table:filter-condition table:field-number="0" table:data-type="number" table:value="0" table:operator="!empty"/>
              <table:filter-condition table:field-number="8" table:value="x" table:operator="does-not-contain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/04/2025</text:date>, <text:time>11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9T07:30:38</meta:creation-date>
    <dc:date>2025-04-29T11:03:37</dc:date>
    <meta:editing-duration>PT2H1M29S</meta:editing-duration>
    <meta:editing-cycles>4</meta:editing-cycles>
    <meta:generator>OpenOffice/4.1.15$Unix OpenOffice.org_project/4115m2$Build-9813</meta:generator>
    <meta:document-statistic meta:table-count="3" meta:cell-count="17552" meta:object-count="0"/>
  </office:meta>
</office:document-meta>
</file>